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#ff9966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00ff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7.75pt" svg:height="377.23pt" svg:x="568.71pt" svg:y="1202.46pt">
            <loext:p draw:notify-on-update-of-ranges="Sheet1.A66:Sheet1.A1087 Sheet1.D66:Sheet1.D10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6.67pt" svg:height="548.9pt" svg:x="1233.07pt" svg:y="23.3pt">
            <loext:p draw:notify-on-update-of-ranges="Sheet1.A331:Sheet1.A840 Sheet1.E331:Sheet1.E840 Sheet1.D331:Sheet1.D8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16.67pt" svg:height="548.9pt" svg:x="1226.81pt" svg:y="589.27pt">
            <loext:p draw:notify-on-update-of-ranges="Sheet1.A331:Sheet1.A840 Sheet1.G331:Sheet1.G840 Sheet1.F331:Sheet1.F8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mp 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ADC</text:p>
          </table:table-cell>
          <table:table-cell table:style-name="ce4" office:value-type="string" calcext:value-type="string">
            <text:p>Limit (n) - (n+1)</text:p>
          </table:table-cell>
          <table:table-cell table:style-name="ce4" office:value-type="string" calcext:value-type="string">
            <text:p>Used Limit</text:p>
          </table:table-cell>
          <table:table-cell table:style-name="ce11" office:value-type="string" calcext:value-type="string">
            <text:p>Delta (&lt;5)</text:p>
          </table:table-cell>
          <table:table-cell/>
          <table:table-cell table:style-name="ce1" office:value-type="string" calcext:value-type="string">
            <text:p>Temp F (from C)</text:p>
          </table:table-cell>
          <table:table-cell table:style-name="ce11"/>
          <table:table-cell/>
          <table:table-cell table:style-name="ce1" office:value-type="string" calcext:value-type="string">
            <text:p>Temp F</text:p>
          </table:table-cell>
          <table:table-cell table:style-name="ce4" office:value-type="string" calcext:value-type="string">
            <text:p>Linear Approx</text:p>
          </table:table-cell>
          <table:table-cell table:style-name="ce4"/>
          <table:table-cell table:style-name="ce4" office:value-type="string" calcext:value-type="string">
            <text:p>9*ADC</text:p>
          </table:table-cell>
          <table:table-cell table:style-name="ce4" office:value-type="string" calcext:value-type="string">
            <text:p>Limit (n) – (n+1)</text:p>
          </table:table-cell>
          <table:table-cell table:style-name="ce4" office:value-type="string" calcext:value-type="string">
            <text:p>Used limit</text:p>
          </table:table-cell>
          <table:table-cell table:style-name="ce11" office:value-type="string" calcext:value-type="string">
            <text:p>Delta (&lt;25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28150" calcext:value-type="float">
            <text:p>28150</text:p>
          </table:table-cell>
          <table:table-cell table:style-name="ce5" table:formula="of:=5*[.B2]/(10000+[.B2])" office:value-type="float" office:value="3.68938401048493" calcext:value-type="float">
            <text:p>3.6893840105</text:p>
          </table:table-cell>
          <table:table-cell table:style-name="ce5" table:formula="of:=ROUND(1024*[.B2]/(10000+[.B2]))" office:value-type="float" office:value="756" calcext:value-type="float">
            <text:p>756</text:p>
          </table:table-cell>
          <table:table-cell table:style-name="ce8" table:formula="of:=ROUND(([.D2]+[.D3])/2)" office:value-type="float" office:value="752" calcext:value-type="float">
            <text:p>752</text:p>
          </table:table-cell>
          <table:table-cell table:style-name="ce5" office:value-type="float" office:value="757" calcext:value-type="float">
            <text:p>757</text:p>
          </table:table-cell>
          <table:table-cell table:style-name="ce12" table:formula="of:=[.F2]-[.E2]" office:value-type="float" office:value="5" calcext:value-type="float">
            <text:p>5</text:p>
          </table:table-cell>
          <table:table-cell table:style-name="ce5"/>
          <table:table-cell table:style-name="ce2" table:formula="of:=1.8*[.A2]+32" office:value-type="float" office:value="32" calcext:value-type="float">
            <text:p>32</text:p>
          </table:table-cell>
          <table:table-cell table:style-name="ce14" table:formula="of:=[.B2]" office:value-type="float" office:value="28150" calcext:value-type="float">
            <text:p>28150</text:p>
          </table:table-cell>
          <table:table-cell/>
          <table:table-cell table:style-name="ce16" office:value-type="float" office:value="32" calcext:value-type="float">
            <text:p>32</text:p>
          </table:table-cell>
          <table:table-cell table:formula="of:=[.J2]" office:value-type="float" office:value="28150" calcext:value-type="float">
            <text:p>28150</text:p>
          </table:table-cell>
          <table:table-cell/>
          <table:table-cell table:style-name="ce5" table:formula="of:=9*ROUND(1024*[.M2]/(10000+[.M2]))" office:value-type="float" office:value="6804" calcext:value-type="float">
            <text:p>6804</text:p>
          </table:table-cell>
          <table:table-cell table:formula="of:=ROUND(([.O2]+[.O3])/2)" office:value-type="float" office:value="6782" calcext:value-type="float">
            <text:p>6782</text:p>
          </table:table-cell>
          <table:table-cell office:value-type="float" office:value="6835" calcext:value-type="float">
            <text:p>6835</text:p>
          </table:table-cell>
          <table:table-cell table:style-name="ce14" table:formula="of:=[.P2]-[.Q2]" office:value-type="float" office:value="-53" calcext:value-type="float">
            <text:p>-5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926" calcext:value-type="float">
            <text:p>26926</text:p>
          </table:table-cell>
          <table:table-cell table:style-name="ce5" table:formula="of:=5*[.B3]/(10000+[.B3])" office:value-type="float" office:value="3.64594052970806" calcext:value-type="float">
            <text:p>3.6459405297</text:p>
          </table:table-cell>
          <table:table-cell table:style-name="ce5" table:formula="of:=ROUND(1024*[.B3]/(10000+[.B3]))" office:value-type="float" office:value="747" calcext:value-type="float">
            <text:p>747</text:p>
          </table:table-cell>
          <table:table-cell table:style-name="ce9" table:formula="of:=ROUND(([.D3]+[.D4])/2)" office:value-type="float" office:value="743" calcext:value-type="float">
            <text:p>743</text:p>
          </table:table-cell>
          <table:table-cell table:style-name="ce5" table:formula="of:=[.F2]-10" office:value-type="float" office:value="747" calcext:value-type="float">
            <text:p>747</text:p>
          </table:table-cell>
          <table:table-cell table:style-name="ce12" table:formula="of:=[.F3]-[.E3]" office:value-type="float" office:value="4" calcext:value-type="float">
            <text:p>4</text:p>
          </table:table-cell>
          <table:table-cell table:style-name="ce5"/>
          <table:table-cell table:style-name="ce2" table:formula="of:=1.8*[.A3]+32" office:value-type="float" office:value="33.8" calcext:value-type="float">
            <text:p>33.8</text:p>
          </table:table-cell>
          <table:table-cell table:style-name="ce14"/>
          <table:table-cell/>
          <table:table-cell table:style-name="ce16" table:formula="of:=[.L2]+1" office:value-type="float" office:value="33" calcext:value-type="float">
            <text:p>33</text:p>
          </table:table-cell>
          <table:table-cell table:style-name="ce19" table:formula="of:=[.M$2]-([.L3]-[.L$2])*([.M$2]-[.M$11])/9" office:value-type="float" office:value="27533.2222222222" calcext:value-type="float">
            <text:p>27533.2222222222</text:p>
          </table:table-cell>
          <table:table-cell/>
          <table:table-cell table:style-name="ce5" table:formula="of:=9*ROUND(1024*[.M3]/(10000+[.M3]))" office:value-type="float" office:value="6759" calcext:value-type="float">
            <text:p>6759</text:p>
          </table:table-cell>
          <table:table-cell table:formula="of:=ROUND(([.O3]+[.O4])/2)" office:value-type="float" office:value="6741" calcext:value-type="float">
            <text:p>6741</text:p>
          </table:table-cell>
          <table:table-cell table:formula="of:=[.Q2]-50" office:value-type="float" office:value="6785" calcext:value-type="float">
            <text:p>6785</text:p>
          </table:table-cell>
          <table:table-cell table:style-name="ce14" table:formula="of:=[.P3]-[.Q3]" office:value-type="float" office:value="-44" calcext:value-type="float">
            <text:p>-4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25762" calcext:value-type="float">
            <text:p>25762</text:p>
          </table:table-cell>
          <table:table-cell table:style-name="ce5" table:formula="of:=5*[.B4]/(10000+[.B4])" office:value-type="float" office:value="3.60186790447962" calcext:value-type="float">
            <text:p>3.6018679045</text:p>
          </table:table-cell>
          <table:table-cell table:style-name="ce5" table:formula="of:=ROUND(1024*[.B4]/(10000+[.B4]))" office:value-type="float" office:value="738" calcext:value-type="float">
            <text:p>738</text:p>
          </table:table-cell>
          <table:table-cell table:style-name="ce9" table:formula="of:=ROUND(([.D4]+[.D5])/2)" office:value-type="float" office:value="734" calcext:value-type="float">
            <text:p>734</text:p>
          </table:table-cell>
          <table:table-cell table:style-name="ce5" table:formula="of:=[.F3]-10" office:value-type="float" office:value="737" calcext:value-type="float">
            <text:p>737</text:p>
          </table:table-cell>
          <table:table-cell table:style-name="ce12" table:formula="of:=[.F4]-[.E4]" office:value-type="float" office:value="3" calcext:value-type="float">
            <text:p>3</text:p>
          </table:table-cell>
          <table:table-cell table:style-name="ce5"/>
          <table:table-cell table:style-name="ce2" table:formula="of:=1.8*[.A4]+32" office:value-type="float" office:value="35.6" calcext:value-type="float">
            <text:p>35.6</text:p>
          </table:table-cell>
          <table:table-cell table:style-name="ce14"/>
          <table:table-cell/>
          <table:table-cell table:style-name="ce16" table:formula="of:=[.L3]+1" office:value-type="float" office:value="34" calcext:value-type="float">
            <text:p>34</text:p>
          </table:table-cell>
          <table:table-cell table:style-name="ce19" table:formula="of:=[.M$2]-([.L4]-[.L$2])*([.M$2]-[.M$11])/9" office:value-type="float" office:value="26916.4444444444" calcext:value-type="float">
            <text:p>26916.4444444444</text:p>
          </table:table-cell>
          <table:table-cell/>
          <table:table-cell table:style-name="ce5" table:formula="of:=9*ROUND(1024*[.M4]/(10000+[.M4]))" office:value-type="float" office:value="6723" calcext:value-type="float">
            <text:p>6723</text:p>
          </table:table-cell>
          <table:table-cell table:formula="of:=ROUND(([.O4]+[.O5])/2)" office:value-type="float" office:value="6701" calcext:value-type="float">
            <text:p>6701</text:p>
          </table:table-cell>
          <table:table-cell table:formula="of:=[.Q3]-50" office:value-type="float" office:value="6735" calcext:value-type="float">
            <text:p>6735</text:p>
          </table:table-cell>
          <table:table-cell table:style-name="ce14" table:formula="of:=[.P4]-[.Q4]" office:value-type="float" office:value="-34" calcext:value-type="float">
            <text:p>-3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24654" calcext:value-type="float">
            <text:p>24654</text:p>
          </table:table-cell>
          <table:table-cell table:style-name="ce5" table:formula="of:=5*[.B5]/(10000+[.B5])" office:value-type="float" office:value="3.55716511802389" calcext:value-type="float">
            <text:p>3.557165118</text:p>
          </table:table-cell>
          <table:table-cell table:style-name="ce5" table:formula="of:=ROUND(1024*[.B5]/(10000+[.B5]))" office:value-type="float" office:value="729" calcext:value-type="float">
            <text:p>729</text:p>
          </table:table-cell>
          <table:table-cell table:style-name="ce9" table:formula="of:=ROUND(([.D5]+[.D6])/2)" office:value-type="float" office:value="724" calcext:value-type="float">
            <text:p>724</text:p>
          </table:table-cell>
          <table:table-cell table:style-name="ce5" table:formula="of:=[.F4]-10" office:value-type="float" office:value="727" calcext:value-type="float">
            <text:p>727</text:p>
          </table:table-cell>
          <table:table-cell table:style-name="ce12" table:formula="of:=[.F5]-[.E5]" office:value-type="float" office:value="3" calcext:value-type="float">
            <text:p>3</text:p>
          </table:table-cell>
          <table:table-cell table:style-name="ce5"/>
          <table:table-cell table:style-name="ce2" table:formula="of:=1.8*[.A5]+32" office:value-type="float" office:value="37.4" calcext:value-type="float">
            <text:p>37.4</text:p>
          </table:table-cell>
          <table:table-cell table:style-name="ce14"/>
          <table:table-cell/>
          <table:table-cell table:style-name="ce16" table:formula="of:=[.L4]+1" office:value-type="float" office:value="35" calcext:value-type="float">
            <text:p>35</text:p>
          </table:table-cell>
          <table:table-cell table:style-name="ce19" table:formula="of:=[.M$2]-([.L5]-[.L$2])*([.M$2]-[.M$11])/9" office:value-type="float" office:value="26299.6666666667" calcext:value-type="float">
            <text:p>26299.6666666667</text:p>
          </table:table-cell>
          <table:table-cell/>
          <table:table-cell table:style-name="ce5" table:formula="of:=9*ROUND(1024*[.M5]/(10000+[.M5]))" office:value-type="float" office:value="6678" calcext:value-type="float">
            <text:p>6678</text:p>
          </table:table-cell>
          <table:table-cell table:formula="of:=ROUND(([.O5]+[.O6])/2)" office:value-type="float" office:value="6656" calcext:value-type="float">
            <text:p>6656</text:p>
          </table:table-cell>
          <table:table-cell table:formula="of:=[.Q4]-50" office:value-type="float" office:value="6685" calcext:value-type="float">
            <text:p>6685</text:p>
          </table:table-cell>
          <table:table-cell table:style-name="ce14" table:formula="of:=[.P5]-[.Q5]" office:value-type="float" office:value="-29" calcext:value-type="float">
            <text:p>-2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3601" calcext:value-type="float">
            <text:p>23601</text:p>
          </table:table-cell>
          <table:table-cell table:style-name="ce5" table:formula="of:=5*[.B6]/(10000+[.B6])" office:value-type="float" office:value="3.51194904913544" calcext:value-type="float">
            <text:p>3.5119490491</text:p>
          </table:table-cell>
          <table:table-cell table:style-name="ce5" table:formula="of:=ROUND(1024*[.B6]/(10000+[.B6]))" office:value-type="float" office:value="719" calcext:value-type="float">
            <text:p>719</text:p>
          </table:table-cell>
          <table:table-cell table:style-name="ce10" table:formula="of:=ROUND(([.D6]+[.D7])/2)" office:value-type="float" office:value="715" calcext:value-type="float">
            <text:p>715</text:p>
          </table:table-cell>
          <table:table-cell table:style-name="ce5" table:formula="of:=[.F5]-10" office:value-type="float" office:value="717" calcext:value-type="float">
            <text:p>717</text:p>
          </table:table-cell>
          <table:table-cell table:style-name="ce12" table:formula="of:=[.F6]-[.E6]" office:value-type="float" office:value="2" calcext:value-type="float">
            <text:p>2</text:p>
          </table:table-cell>
          <table:table-cell table:style-name="ce5"/>
          <table:table-cell table:style-name="ce2" table:formula="of:=1.8*[.A6]+32" office:value-type="float" office:value="39.2" calcext:value-type="float">
            <text:p>39.2</text:p>
          </table:table-cell>
          <table:table-cell table:style-name="ce14"/>
          <table:table-cell/>
          <table:table-cell table:style-name="ce16" table:formula="of:=[.L5]+1" office:value-type="float" office:value="36" calcext:value-type="float">
            <text:p>36</text:p>
          </table:table-cell>
          <table:table-cell table:style-name="ce19" table:formula="of:=[.M$2]-([.L6]-[.L$2])*([.M$2]-[.M$11])/9" office:value-type="float" office:value="25682.8888888889" calcext:value-type="float">
            <text:p>25682.8888888889</text:p>
          </table:table-cell>
          <table:table-cell/>
          <table:table-cell table:style-name="ce5" table:formula="of:=9*ROUND(1024*[.M6]/(10000+[.M6]))" office:value-type="float" office:value="6633" calcext:value-type="float">
            <text:p>6633</text:p>
          </table:table-cell>
          <table:table-cell table:formula="of:=ROUND(([.O6]+[.O7])/2)" office:value-type="float" office:value="6611" calcext:value-type="float">
            <text:p>6611</text:p>
          </table:table-cell>
          <table:table-cell table:formula="of:=[.Q5]-50" office:value-type="float" office:value="6635" calcext:value-type="float">
            <text:p>6635</text:p>
          </table:table-cell>
          <table:table-cell table:style-name="ce21" table:formula="of:=[.P6]-[.Q6]" office:value-type="float" office:value="-24" calcext:value-type="float">
            <text:p>-2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22599" calcext:value-type="float">
            <text:p>22599</text:p>
          </table:table-cell>
          <table:table-cell table:style-name="ce5" table:formula="of:=5*[.B7]/(10000+[.B7])" office:value-type="float" office:value="3.46621061995767" calcext:value-type="float">
            <text:p>3.46621062</text:p>
          </table:table-cell>
          <table:table-cell table:style-name="ce5" table:formula="of:=ROUND(1024*[.B7]/(10000+[.B7]))" office:value-type="float" office:value="710" calcext:value-type="float">
            <text:p>710</text:p>
          </table:table-cell>
          <table:table-cell table:style-name="ce10" table:formula="of:=ROUND(([.D7]+[.D8])/2)" office:value-type="float" office:value="705" calcext:value-type="float">
            <text:p>705</text:p>
          </table:table-cell>
          <table:table-cell table:style-name="ce5" table:formula="of:=[.F6]-10" office:value-type="float" office:value="707" calcext:value-type="float">
            <text:p>707</text:p>
          </table:table-cell>
          <table:table-cell table:style-name="ce12" table:formula="of:=[.F7]-[.E7]" office:value-type="float" office:value="2" calcext:value-type="float">
            <text:p>2</text:p>
          </table:table-cell>
          <table:table-cell table:style-name="ce5"/>
          <table:table-cell table:style-name="ce2" table:formula="of:=1.8*[.A7]+32" office:value-type="float" office:value="41" calcext:value-type="float">
            <text:p>41</text:p>
          </table:table-cell>
          <table:table-cell table:style-name="ce14" table:formula="of:=[.B7]" office:value-type="float" office:value="22599" calcext:value-type="float">
            <text:p>22599</text:p>
          </table:table-cell>
          <table:table-cell/>
          <table:table-cell table:style-name="ce16" table:formula="of:=[.L6]+1" office:value-type="float" office:value="37" calcext:value-type="float">
            <text:p>37</text:p>
          </table:table-cell>
          <table:table-cell table:style-name="ce19" table:formula="of:=[.M$2]-([.L7]-[.L$2])*([.M$2]-[.M$11])/9" office:value-type="float" office:value="25066.1111111111" calcext:value-type="float">
            <text:p>25066.1111111111</text:p>
          </table:table-cell>
          <table:table-cell/>
          <table:table-cell table:style-name="ce5" table:formula="of:=9*ROUND(1024*[.M7]/(10000+[.M7]))" office:value-type="float" office:value="6588" calcext:value-type="float">
            <text:p>6588</text:p>
          </table:table-cell>
          <table:table-cell table:formula="of:=ROUND(([.O7]+[.O8])/2)" office:value-type="float" office:value="6566" calcext:value-type="float">
            <text:p>6566</text:p>
          </table:table-cell>
          <table:table-cell table:formula="of:=[.Q6]-50" office:value-type="float" office:value="6585" calcext:value-type="float">
            <text:p>6585</text:p>
          </table:table-cell>
          <table:table-cell table:style-name="ce22" table:formula="of:=[.P7]-[.Q7]" office:value-type="float" office:value="-19" calcext:value-type="float">
            <text:p>-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1645" calcext:value-type="float">
            <text:p>21645</text:p>
          </table:table-cell>
          <table:table-cell table:style-name="ce5" table:formula="of:=5*[.B8]/(10000+[.B8])" office:value-type="float" office:value="3.41997155948807" calcext:value-type="float">
            <text:p>3.4199715595</text:p>
          </table:table-cell>
          <table:table-cell table:style-name="ce5" table:formula="of:=ROUND(1024*[.B8]/(10000+[.B8]))" office:value-type="float" office:value="700" calcext:value-type="float">
            <text:p>700</text:p>
          </table:table-cell>
          <table:table-cell table:style-name="ce10" table:formula="of:=ROUND(([.D8]+[.D9])/2)" office:value-type="float" office:value="696" calcext:value-type="float">
            <text:p>696</text:p>
          </table:table-cell>
          <table:table-cell table:style-name="ce5" table:formula="of:=[.F7]-10" office:value-type="float" office:value="697" calcext:value-type="float">
            <text:p>697</text:p>
          </table:table-cell>
          <table:table-cell table:style-name="ce12" table:formula="of:=[.F8]-[.E8]" office:value-type="float" office:value="1" calcext:value-type="float">
            <text:p>1</text:p>
          </table:table-cell>
          <table:table-cell table:style-name="ce5"/>
          <table:table-cell table:style-name="ce2" table:formula="of:=1.8*[.A8]+32" office:value-type="float" office:value="42.8" calcext:value-type="float">
            <text:p>42.8</text:p>
          </table:table-cell>
          <table:table-cell table:style-name="ce14"/>
          <table:table-cell/>
          <table:table-cell table:style-name="ce16" table:formula="of:=[.L7]+1" office:value-type="float" office:value="38" calcext:value-type="float">
            <text:p>38</text:p>
          </table:table-cell>
          <table:table-cell table:style-name="ce19" table:formula="of:=[.M$2]-([.L8]-[.L$2])*([.M$2]-[.M$11])/9" office:value-type="float" office:value="24449.3333333333" calcext:value-type="float">
            <text:p>24449.3333333333</text:p>
          </table:table-cell>
          <table:table-cell/>
          <table:table-cell table:style-name="ce5" table:formula="of:=9*ROUND(1024*[.M8]/(10000+[.M8]))" office:value-type="float" office:value="6543" calcext:value-type="float">
            <text:p>6543</text:p>
          </table:table-cell>
          <table:table-cell table:formula="of:=ROUND(([.O8]+[.O9])/2)" office:value-type="float" office:value="6516" calcext:value-type="float">
            <text:p>6516</text:p>
          </table:table-cell>
          <table:table-cell table:formula="of:=[.Q7]-50" office:value-type="float" office:value="6535" calcext:value-type="float">
            <text:p>6535</text:p>
          </table:table-cell>
          <table:table-cell table:style-name="ce22" table:formula="of:=[.P8]-[.Q8]" office:value-type="float" office:value="-19" calcext:value-type="float">
            <text:p>-1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0737" calcext:value-type="float">
            <text:p>20737</text:p>
          </table:table-cell>
          <table:table-cell table:style-name="ce5" table:formula="of:=5*[.B9]/(10000+[.B9])" office:value-type="float" office:value="3.3732960275889" calcext:value-type="float">
            <text:p>3.3732960276</text:p>
          </table:table-cell>
          <table:table-cell table:style-name="ce5" table:formula="of:=ROUND(1024*[.B9]/(10000+[.B9]))" office:value-type="float" office:value="691" calcext:value-type="float">
            <text:p>691</text:p>
          </table:table-cell>
          <table:table-cell table:style-name="ce10" table:formula="of:=ROUND(([.D9]+[.D10])/2)" office:value-type="float" office:value="686" calcext:value-type="float">
            <text:p>686</text:p>
          </table:table-cell>
          <table:table-cell table:style-name="ce5" table:formula="of:=[.F8]-10" office:value-type="float" office:value="687" calcext:value-type="float">
            <text:p>687</text:p>
          </table:table-cell>
          <table:table-cell table:style-name="ce12" table:formula="of:=[.F9]-[.E9]" office:value-type="float" office:value="1" calcext:value-type="float">
            <text:p>1</text:p>
          </table:table-cell>
          <table:table-cell table:style-name="ce5"/>
          <table:table-cell table:style-name="ce2" table:formula="of:=1.8*[.A9]+32" office:value-type="float" office:value="44.6" calcext:value-type="float">
            <text:p>44.6</text:p>
          </table:table-cell>
          <table:table-cell table:style-name="ce14"/>
          <table:table-cell/>
          <table:table-cell table:style-name="ce16" table:formula="of:=[.L8]+1" office:value-type="float" office:value="39" calcext:value-type="float">
            <text:p>39</text:p>
          </table:table-cell>
          <table:table-cell table:style-name="ce19" table:formula="of:=[.M$2]-([.L9]-[.L$2])*([.M$2]-[.M$11])/9" office:value-type="float" office:value="23832.5555555556" calcext:value-type="float">
            <text:p>23832.5555555556</text:p>
          </table:table-cell>
          <table:table-cell/>
          <table:table-cell table:style-name="ce5" table:formula="of:=9*ROUND(1024*[.M9]/(10000+[.M9]))" office:value-type="float" office:value="6489" calcext:value-type="float">
            <text:p>6489</text:p>
          </table:table-cell>
          <table:table-cell table:formula="of:=ROUND(([.O9]+[.O10])/2)" office:value-type="float" office:value="6467" calcext:value-type="float">
            <text:p>6467</text:p>
          </table:table-cell>
          <table:table-cell table:formula="of:=[.Q8]-50" office:value-type="float" office:value="6485" calcext:value-type="float">
            <text:p>6485</text:p>
          </table:table-cell>
          <table:table-cell table:style-name="ce22" table:formula="of:=[.P9]-[.Q9]" office:value-type="float" office:value="-18" calcext:value-type="float">
            <text:p>-1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9872" calcext:value-type="float">
            <text:p>19872</text:p>
          </table:table-cell>
          <table:table-cell table:style-name="ce5" table:formula="of:=5*[.B10]/(10000+[.B10])" office:value-type="float" office:value="3.32619175147295" calcext:value-type="float">
            <text:p>3.3261917515</text:p>
          </table:table-cell>
          <table:table-cell table:style-name="ce5" table:formula="of:=ROUND(1024*[.B10]/(10000+[.B10]))" office:value-type="float" office:value="681" calcext:value-type="float">
            <text:p>681</text:p>
          </table:table-cell>
          <table:table-cell table:style-name="ce10" table:formula="of:=ROUND(([.D10]+[.D11])/2)" office:value-type="float" office:value="676" calcext:value-type="float">
            <text:p>676</text:p>
          </table:table-cell>
          <table:table-cell table:style-name="ce5" table:formula="of:=[.F9]-10" office:value-type="float" office:value="677" calcext:value-type="float">
            <text:p>677</text:p>
          </table:table-cell>
          <table:table-cell table:style-name="ce12" table:formula="of:=[.F10]-[.E10]" office:value-type="float" office:value="1" calcext:value-type="float">
            <text:p>1</text:p>
          </table:table-cell>
          <table:table-cell table:style-name="ce5"/>
          <table:table-cell table:style-name="ce2" table:formula="of:=1.8*[.A10]+32" office:value-type="float" office:value="46.4" calcext:value-type="float">
            <text:p>46.4</text:p>
          </table:table-cell>
          <table:table-cell table:style-name="ce14"/>
          <table:table-cell/>
          <table:table-cell table:style-name="ce16" table:formula="of:=[.L9]+1" office:value-type="float" office:value="40" calcext:value-type="float">
            <text:p>40</text:p>
          </table:table-cell>
          <table:table-cell table:style-name="ce19" table:formula="of:=[.M$2]-([.L10]-[.L$2])*([.M$2]-[.M$11])/9" office:value-type="float" office:value="23215.7777777778" calcext:value-type="float">
            <text:p>23215.7777777778</text:p>
          </table:table-cell>
          <table:table-cell/>
          <table:table-cell table:style-name="ce5" table:formula="of:=9*ROUND(1024*[.M10]/(10000+[.M10]))" office:value-type="float" office:value="6444" calcext:value-type="float">
            <text:p>6444</text:p>
          </table:table-cell>
          <table:table-cell table:formula="of:=ROUND(([.O10]+[.O11])/2)" office:value-type="float" office:value="6417" calcext:value-type="float">
            <text:p>6417</text:p>
          </table:table-cell>
          <table:table-cell table:formula="of:=[.Q9]-50" office:value-type="float" office:value="6435" calcext:value-type="float">
            <text:p>6435</text:p>
          </table:table-cell>
          <table:table-cell table:style-name="ce22" table:formula="of:=[.P10]-[.Q10]" office:value-type="float" office:value="-18" calcext:value-type="float">
            <text:p>-1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19048" calcext:value-type="float">
            <text:p>19048</text:p>
          </table:table-cell>
          <table:table-cell table:style-name="ce5" table:formula="of:=5*[.B11]/(10000+[.B11])" office:value-type="float" office:value="3.27871109887083" calcext:value-type="float">
            <text:p>3.2787110989</text:p>
          </table:table-cell>
          <table:table-cell table:style-name="ce5" table:formula="of:=ROUND(1024*[.B11]/(10000+[.B11]))" office:value-type="float" office:value="671" calcext:value-type="float">
            <text:p>671</text:p>
          </table:table-cell>
          <table:table-cell table:style-name="ce10" table:formula="of:=ROUND(([.D11]+[.D12])/2)" office:value-type="float" office:value="667" calcext:value-type="float">
            <text:p>667</text:p>
          </table:table-cell>
          <table:table-cell table:style-name="ce5" table:formula="of:=[.F10]-10" office:value-type="float" office:value="667" calcext:value-type="float">
            <text:p>667</text:p>
          </table:table-cell>
          <table:table-cell table:style-name="ce12" table:formula="of:=[.F11]-[.E11]" office:value-type="float" office:value="0" calcext:value-type="float">
            <text:p>0</text:p>
          </table:table-cell>
          <table:table-cell table:style-name="ce5"/>
          <table:table-cell table:style-name="ce2" table:formula="of:=1.8*[.A11]+32" office:value-type="float" office:value="48.2" calcext:value-type="float">
            <text:p>48.2</text:p>
          </table:table-cell>
          <table:table-cell table:style-name="ce14"/>
          <table:table-cell/>
          <table:table-cell table:style-name="ce16" table:formula="of:=[.L10]+1" office:value-type="float" office:value="41" calcext:value-type="float">
            <text:p>41</text:p>
          </table:table-cell>
          <table:table-cell table:formula="of:=[.J7]" office:value-type="float" office:value="22599" calcext:value-type="float">
            <text:p>22599</text:p>
          </table:table-cell>
          <table:table-cell/>
          <table:table-cell table:style-name="ce5" table:formula="of:=9*ROUND(1024*[.M11]/(10000+[.M11]))" office:value-type="float" office:value="6390" calcext:value-type="float">
            <text:p>6390</text:p>
          </table:table-cell>
          <table:table-cell table:formula="of:=ROUND(([.O11]+[.O12])/2)" office:value-type="float" office:value="6368" calcext:value-type="float">
            <text:p>6368</text:p>
          </table:table-cell>
          <table:table-cell table:formula="of:=[.Q10]-50" office:value-type="float" office:value="6385" calcext:value-type="float">
            <text:p>6385</text:p>
          </table:table-cell>
          <table:table-cell table:style-name="ce22" table:formula="of:=[.P11]-[.Q11]" office:value-type="float" office:value="-17" calcext:value-type="float">
            <text:p>-1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8263" calcext:value-type="float">
            <text:p>18263</text:p>
          </table:table-cell>
          <table:table-cell table:style-name="ce5" table:formula="of:=5*[.B12]/(10000+[.B12])" office:value-type="float" office:value="3.2309025934968" calcext:value-type="float">
            <text:p>3.2309025935</text:p>
          </table:table-cell>
          <table:table-cell table:style-name="ce5" table:formula="of:=ROUND(1024*[.B12]/(10000+[.B12]))" office:value-type="float" office:value="662" calcext:value-type="float">
            <text:p>662</text:p>
          </table:table-cell>
          <table:table-cell table:style-name="ce10" table:formula="of:=ROUND(([.D12]+[.D13])/2)" office:value-type="float" office:value="657" calcext:value-type="float">
            <text:p>657</text:p>
          </table:table-cell>
          <table:table-cell table:style-name="ce5" table:formula="of:=[.F11]-10" office:value-type="float" office:value="657" calcext:value-type="float">
            <text:p>657</text:p>
          </table:table-cell>
          <table:table-cell table:style-name="ce12" table:formula="of:=[.F12]-[.E12]" office:value-type="float" office:value="0" calcext:value-type="float">
            <text:p>0</text:p>
          </table:table-cell>
          <table:table-cell table:style-name="ce5"/>
          <table:table-cell table:style-name="ce2" table:formula="of:=1.8*[.A12]+32" office:value-type="float" office:value="50" calcext:value-type="float">
            <text:p>50</text:p>
          </table:table-cell>
          <table:table-cell table:style-name="ce14" table:formula="of:=[.B12]" office:value-type="float" office:value="18263" calcext:value-type="float">
            <text:p>18263</text:p>
          </table:table-cell>
          <table:table-cell/>
          <table:table-cell table:style-name="ce16" table:formula="of:=[.L11]+1" office:value-type="float" office:value="42" calcext:value-type="float">
            <text:p>42</text:p>
          </table:table-cell>
          <table:table-cell table:formula="of:=[.M$11]-([.L12]-[.L$11])*([.M$11]-[.M$20])/9" office:value-type="float" office:value="22117.2222222222" calcext:value-type="float">
            <text:p>22117.2222222222</text:p>
          </table:table-cell>
          <table:table-cell/>
          <table:table-cell table:style-name="ce5" table:formula="of:=9*ROUND(1024*[.M12]/(10000+[.M12]))" office:value-type="float" office:value="6345" calcext:value-type="float">
            <text:p>6345</text:p>
          </table:table-cell>
          <table:table-cell table:formula="of:=ROUND(([.O12]+[.O13])/2)" office:value-type="float" office:value="6323" calcext:value-type="float">
            <text:p>6323</text:p>
          </table:table-cell>
          <table:table-cell table:formula="of:=[.Q11]-50" office:value-type="float" office:value="6335" calcext:value-type="float">
            <text:p>6335</text:p>
          </table:table-cell>
          <table:table-cell table:style-name="ce23" table:formula="of:=[.P12]-[.Q12]" office:value-type="float" office:value="-12" calcext:value-type="float">
            <text:p>-1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17514" calcext:value-type="float">
            <text:p>17514</text:p>
          </table:table-cell>
          <table:table-cell table:style-name="ce5" table:formula="of:=5*[.B13]/(10000+[.B13])" office:value-type="float" office:value="3.18274333066802" calcext:value-type="float">
            <text:p>3.1827433307</text:p>
          </table:table-cell>
          <table:table-cell table:style-name="ce5" table:formula="of:=ROUND(1024*[.B13]/(10000+[.B13]))" office:value-type="float" office:value="652" calcext:value-type="float">
            <text:p>652</text:p>
          </table:table-cell>
          <table:table-cell table:style-name="ce10" table:formula="of:=ROUND(([.D13]+[.D14])/2)" office:value-type="float" office:value="647" calcext:value-type="float">
            <text:p>647</text:p>
          </table:table-cell>
          <table:table-cell table:style-name="ce5" table:formula="of:=[.F12]-10" office:value-type="float" office:value="647" calcext:value-type="float">
            <text:p>647</text:p>
          </table:table-cell>
          <table:table-cell table:style-name="ce12" table:formula="of:=[.F13]-[.E13]" office:value-type="float" office:value="0" calcext:value-type="float">
            <text:p>0</text:p>
          </table:table-cell>
          <table:table-cell table:style-name="ce5"/>
          <table:table-cell table:style-name="ce2" table:formula="of:=1.8*[.A13]+32" office:value-type="float" office:value="51.8" calcext:value-type="float">
            <text:p>51.8</text:p>
          </table:table-cell>
          <table:table-cell table:style-name="ce14"/>
          <table:table-cell/>
          <table:table-cell table:style-name="ce17" table:formula="of:=[.L12]+1" office:value-type="float" office:value="43" calcext:value-type="float">
            <text:p>43</text:p>
          </table:table-cell>
          <table:table-cell table:formula="of:=[.M$11]-([.L13]-[.L$11])*([.M$11]-[.M$20])/9" office:value-type="float" office:value="21635.4444444444" calcext:value-type="float">
            <text:p>21635.4444444444</text:p>
          </table:table-cell>
          <table:table-cell/>
          <table:table-cell table:style-name="ce5" table:formula="of:=9*ROUND(1024*[.M13]/(10000+[.M13]))" office:value-type="float" office:value="6300" calcext:value-type="float">
            <text:p>6300</text:p>
          </table:table-cell>
          <table:table-cell table:formula="of:=ROUND(([.O13]+[.O14])/2)" office:value-type="float" office:value="6278" calcext:value-type="float">
            <text:p>6278</text:p>
          </table:table-cell>
          <table:table-cell table:formula="of:=[.Q12]-50" office:value-type="float" office:value="6285" calcext:value-type="float">
            <text:p>6285</text:p>
          </table:table-cell>
          <table:table-cell table:style-name="ce23" table:formula="of:=[.P13]-[.Q13]" office:value-type="float" office:value="-7" calcext:value-type="float">
            <text:p>-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16801" calcext:value-type="float">
            <text:p>16801</text:p>
          </table:table-cell>
          <table:table-cell table:style-name="ce5" table:formula="of:=5*[.B14]/(10000+[.B14])" office:value-type="float" office:value="3.13439797022499" calcext:value-type="float">
            <text:p>3.1343979702</text:p>
          </table:table-cell>
          <table:table-cell table:style-name="ce5" table:formula="of:=ROUND(1024*[.B14]/(10000+[.B14]))" office:value-type="float" office:value="642" calcext:value-type="float">
            <text:p>642</text:p>
          </table:table-cell>
          <table:table-cell table:style-name="ce10" table:formula="of:=ROUND(([.D14]+[.D15])/2)" office:value-type="float" office:value="637" calcext:value-type="float">
            <text:p>637</text:p>
          </table:table-cell>
          <table:table-cell table:style-name="ce5" table:formula="of:=[.F13]-10" office:value-type="float" office:value="637" calcext:value-type="float">
            <text:p>637</text:p>
          </table:table-cell>
          <table:table-cell table:style-name="ce12" table:formula="of:=[.F14]-[.E14]" office:value-type="float" office:value="0" calcext:value-type="float">
            <text:p>0</text:p>
          </table:table-cell>
          <table:table-cell table:style-name="ce5"/>
          <table:table-cell table:style-name="ce2" table:formula="of:=1.8*[.A14]+32" office:value-type="float" office:value="53.6" calcext:value-type="float">
            <text:p>53.6</text:p>
          </table:table-cell>
          <table:table-cell table:style-name="ce14"/>
          <table:table-cell/>
          <table:table-cell table:style-name="ce17" table:formula="of:=[.L13]+1" office:value-type="float" office:value="44" calcext:value-type="float">
            <text:p>44</text:p>
          </table:table-cell>
          <table:table-cell table:formula="of:=[.M$11]-([.L14]-[.L$11])*([.M$11]-[.M$20])/9" office:value-type="float" office:value="21153.6666666667" calcext:value-type="float">
            <text:p>21153.6666666667</text:p>
          </table:table-cell>
          <table:table-cell/>
          <table:table-cell table:style-name="ce5" table:formula="of:=9*ROUND(1024*[.M14]/(10000+[.M14]))" office:value-type="float" office:value="6255" calcext:value-type="float">
            <text:p>6255</text:p>
          </table:table-cell>
          <table:table-cell table:formula="of:=ROUND(([.O14]+[.O15])/2)" office:value-type="float" office:value="6233" calcext:value-type="float">
            <text:p>6233</text:p>
          </table:table-cell>
          <table:table-cell table:formula="of:=[.Q13]-50" office:value-type="float" office:value="6235" calcext:value-type="float">
            <text:p>6235</text:p>
          </table:table-cell>
          <table:table-cell table:style-name="ce23" table:formula="of:=[.P14]-[.Q14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16120" calcext:value-type="float">
            <text:p>16120</text:p>
          </table:table-cell>
          <table:table-cell table:style-name="ce5" table:formula="of:=5*[.B15]/(10000+[.B15])" office:value-type="float" office:value="3.08575803981623" calcext:value-type="float">
            <text:p>3.0857580398</text:p>
          </table:table-cell>
          <table:table-cell table:style-name="ce5" table:formula="of:=ROUND(1024*[.B15]/(10000+[.B15]))" office:value-type="float" office:value="632" calcext:value-type="float">
            <text:p>632</text:p>
          </table:table-cell>
          <table:table-cell table:style-name="ce10" table:formula="of:=ROUND(([.D15]+[.D16])/2)" office:value-type="float" office:value="627" calcext:value-type="float">
            <text:p>627</text:p>
          </table:table-cell>
          <table:table-cell table:style-name="ce5" table:formula="of:=[.F14]-10" office:value-type="float" office:value="627" calcext:value-type="float">
            <text:p>627</text:p>
          </table:table-cell>
          <table:table-cell table:style-name="ce12" table:formula="of:=[.F15]-[.E15]" office:value-type="float" office:value="0" calcext:value-type="float">
            <text:p>0</text:p>
          </table:table-cell>
          <table:table-cell table:style-name="ce5"/>
          <table:table-cell table:style-name="ce2" table:formula="of:=1.8*[.A15]+32" office:value-type="float" office:value="55.4" calcext:value-type="float">
            <text:p>55.4</text:p>
          </table:table-cell>
          <table:table-cell table:style-name="ce14"/>
          <table:table-cell/>
          <table:table-cell table:style-name="ce17" table:formula="of:=[.L14]+1" office:value-type="float" office:value="45" calcext:value-type="float">
            <text:p>45</text:p>
          </table:table-cell>
          <table:table-cell table:formula="of:=[.M$11]-([.L15]-[.L$11])*([.M$11]-[.M$20])/9" office:value-type="float" office:value="20671.8888888889" calcext:value-type="float">
            <text:p>20671.8888888889</text:p>
          </table:table-cell>
          <table:table-cell/>
          <table:table-cell table:style-name="ce5" table:formula="of:=9*ROUND(1024*[.M15]/(10000+[.M15]))" office:value-type="float" office:value="6210" calcext:value-type="float">
            <text:p>6210</text:p>
          </table:table-cell>
          <table:table-cell table:formula="of:=ROUND(([.O15]+[.O16])/2)" office:value-type="float" office:value="6188" calcext:value-type="float">
            <text:p>6188</text:p>
          </table:table-cell>
          <table:table-cell table:formula="of:=[.Q14]-50" office:value-type="float" office:value="6185" calcext:value-type="float">
            <text:p>6185</text:p>
          </table:table-cell>
          <table:table-cell table:style-name="ce23" table:formula="of:=[.P15]-[.Q15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15471" calcext:value-type="float">
            <text:p>15471</text:p>
          </table:table-cell>
          <table:table-cell table:style-name="ce5" table:formula="of:=5*[.B16]/(10000+[.B16])" office:value-type="float" office:value="3.03698323583683" calcext:value-type="float">
            <text:p>3.0369832358</text:p>
          </table:table-cell>
          <table:table-cell table:style-name="ce5" table:formula="of:=ROUND(1024*[.B16]/(10000+[.B16]))" office:value-type="float" office:value="622" calcext:value-type="float">
            <text:p>622</text:p>
          </table:table-cell>
          <table:table-cell table:style-name="ce10" table:formula="of:=ROUND(([.D16]+[.D17])/2)" office:value-type="float" office:value="617" calcext:value-type="float">
            <text:p>617</text:p>
          </table:table-cell>
          <table:table-cell table:style-name="ce5" table:formula="of:=[.F15]-10" office:value-type="float" office:value="617" calcext:value-type="float">
            <text:p>617</text:p>
          </table:table-cell>
          <table:table-cell table:style-name="ce12" table:formula="of:=[.F16]-[.E16]" office:value-type="float" office:value="0" calcext:value-type="float">
            <text:p>0</text:p>
          </table:table-cell>
          <table:table-cell table:style-name="ce5"/>
          <table:table-cell table:style-name="ce2" table:formula="of:=1.8*[.A16]+32" office:value-type="float" office:value="57.2" calcext:value-type="float">
            <text:p>57.2</text:p>
          </table:table-cell>
          <table:table-cell table:style-name="ce14"/>
          <table:table-cell/>
          <table:table-cell table:style-name="ce17" table:formula="of:=[.L15]+1" office:value-type="float" office:value="46" calcext:value-type="float">
            <text:p>46</text:p>
          </table:table-cell>
          <table:table-cell table:formula="of:=[.M$11]-([.L16]-[.L$11])*([.M$11]-[.M$20])/9" office:value-type="float" office:value="20190.1111111111" calcext:value-type="float">
            <text:p>20190.1111111111</text:p>
          </table:table-cell>
          <table:table-cell/>
          <table:table-cell table:style-name="ce5" table:formula="of:=9*ROUND(1024*[.M16]/(10000+[.M16]))" office:value-type="float" office:value="6165" calcext:value-type="float">
            <text:p>6165</text:p>
          </table:table-cell>
          <table:table-cell table:formula="of:=ROUND(([.O16]+[.O17])/2)" office:value-type="float" office:value="6138" calcext:value-type="float">
            <text:p>6138</text:p>
          </table:table-cell>
          <table:table-cell table:formula="of:=[.Q15]-50" office:value-type="float" office:value="6135" calcext:value-type="float">
            <text:p>6135</text:p>
          </table:table-cell>
          <table:table-cell table:style-name="ce23" table:formula="of:=[.P16]-[.Q16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14852" calcext:value-type="float">
            <text:p>14852</text:p>
          </table:table-cell>
          <table:table-cell table:style-name="ce5" table:formula="of:=5*[.B17]/(10000+[.B17])" office:value-type="float" office:value="2.98808948977949" calcext:value-type="float">
            <text:p>2.9880894898</text:p>
          </table:table-cell>
          <table:table-cell table:style-name="ce5" table:formula="of:=ROUND(1024*[.B17]/(10000+[.B17]))" office:value-type="float" office:value="612" calcext:value-type="float">
            <text:p>612</text:p>
          </table:table-cell>
          <table:table-cell table:style-name="ce10" table:formula="of:=ROUND(([.D17]+[.D18])/2)" office:value-type="float" office:value="607" calcext:value-type="float">
            <text:p>607</text:p>
          </table:table-cell>
          <table:table-cell table:style-name="ce5" table:formula="of:=[.F16]-10" office:value-type="float" office:value="607" calcext:value-type="float">
            <text:p>607</text:p>
          </table:table-cell>
          <table:table-cell table:style-name="ce12" table:formula="of:=[.F17]-[.E17]" office:value-type="float" office:value="0" calcext:value-type="float">
            <text:p>0</text:p>
          </table:table-cell>
          <table:table-cell table:style-name="ce5"/>
          <table:table-cell table:style-name="ce2" table:formula="of:=1.8*[.A17]+32" office:value-type="float" office:value="59" calcext:value-type="float">
            <text:p>59</text:p>
          </table:table-cell>
          <table:table-cell table:style-name="ce14" table:formula="of:=[.B17]" office:value-type="float" office:value="14852" calcext:value-type="float">
            <text:p>14852</text:p>
          </table:table-cell>
          <table:table-cell/>
          <table:table-cell table:style-name="ce17" table:formula="of:=[.L16]+1" office:value-type="float" office:value="47" calcext:value-type="float">
            <text:p>47</text:p>
          </table:table-cell>
          <table:table-cell table:formula="of:=[.M$11]-([.L17]-[.L$11])*([.M$11]-[.M$20])/9" office:value-type="float" office:value="19708.3333333333" calcext:value-type="float">
            <text:p>19708.3333333333</text:p>
          </table:table-cell>
          <table:table-cell/>
          <table:table-cell table:style-name="ce5" table:formula="of:=9*ROUND(1024*[.M17]/(10000+[.M17]))" office:value-type="float" office:value="6111" calcext:value-type="float">
            <text:p>6111</text:p>
          </table:table-cell>
          <table:table-cell table:formula="of:=ROUND(([.O17]+[.O18])/2)" office:value-type="float" office:value="6089" calcext:value-type="float">
            <text:p>6089</text:p>
          </table:table-cell>
          <table:table-cell table:formula="of:=[.Q16]-50" office:value-type="float" office:value="6085" calcext:value-type="float">
            <text:p>6085</text:p>
          </table:table-cell>
          <table:table-cell table:style-name="ce23" table:formula="of:=[.P17]-[.Q17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14261" calcext:value-type="float">
            <text:p>14261</text:p>
          </table:table-cell>
          <table:table-cell table:style-name="ce5" table:formula="of:=5*[.B18]/(10000+[.B18])" office:value-type="float" office:value="2.93907918057788" calcext:value-type="float">
            <text:p>2.9390791806</text:p>
          </table:table-cell>
          <table:table-cell table:style-name="ce5" table:formula="of:=ROUND(1024*[.B18]/(10000+[.B18]))" office:value-type="float" office:value="602" calcext:value-type="float">
            <text:p>602</text:p>
          </table:table-cell>
          <table:table-cell table:style-name="ce10" table:formula="of:=ROUND(([.D18]+[.D19])/2)" office:value-type="float" office:value="597" calcext:value-type="float">
            <text:p>597</text:p>
          </table:table-cell>
          <table:table-cell table:style-name="ce5" table:formula="of:=[.F17]-10" office:value-type="float" office:value="597" calcext:value-type="float">
            <text:p>597</text:p>
          </table:table-cell>
          <table:table-cell table:style-name="ce12" table:formula="of:=[.F18]-[.E18]" office:value-type="float" office:value="0" calcext:value-type="float">
            <text:p>0</text:p>
          </table:table-cell>
          <table:table-cell table:style-name="ce5"/>
          <table:table-cell table:style-name="ce2" table:formula="of:=1.8*[.A18]+32" office:value-type="float" office:value="60.8" calcext:value-type="float">
            <text:p>60.8</text:p>
          </table:table-cell>
          <table:table-cell table:style-name="ce14"/>
          <table:table-cell/>
          <table:table-cell table:style-name="ce17" table:formula="of:=[.L17]+1" office:value-type="float" office:value="48" calcext:value-type="float">
            <text:p>48</text:p>
          </table:table-cell>
          <table:table-cell table:formula="of:=[.M$11]-([.L18]-[.L$11])*([.M$11]-[.M$20])/9" office:value-type="float" office:value="19226.5555555556" calcext:value-type="float">
            <text:p>19226.5555555556</text:p>
          </table:table-cell>
          <table:table-cell/>
          <table:table-cell table:style-name="ce5" table:formula="of:=9*ROUND(1024*[.M18]/(10000+[.M18]))" office:value-type="float" office:value="6066" calcext:value-type="float">
            <text:p>6066</text:p>
          </table:table-cell>
          <table:table-cell table:formula="of:=ROUND(([.O18]+[.O19])/2)" office:value-type="float" office:value="6039" calcext:value-type="float">
            <text:p>6039</text:p>
          </table:table-cell>
          <table:table-cell table:formula="of:=[.Q17]-50" office:value-type="float" office:value="6035" calcext:value-type="float">
            <text:p>6035</text:p>
          </table:table-cell>
          <table:table-cell table:style-name="ce23" table:formula="of:=[.P18]-[.Q18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float" office:value="13696" calcext:value-type="float">
            <text:p>13696</text:p>
          </table:table-cell>
          <table:table-cell table:style-name="ce5" table:formula="of:=5*[.B19]/(10000+[.B19])" office:value-type="float" office:value="2.88993923024983" calcext:value-type="float">
            <text:p>2.8899392302</text:p>
          </table:table-cell>
          <table:table-cell table:style-name="ce5" table:formula="of:=ROUND(1024*[.B19]/(10000+[.B19]))" office:value-type="float" office:value="592" calcext:value-type="float">
            <text:p>592</text:p>
          </table:table-cell>
          <table:table-cell table:style-name="ce10" table:formula="of:=ROUND(([.D19]+[.D20])/2)" office:value-type="float" office:value="587" calcext:value-type="float">
            <text:p>587</text:p>
          </table:table-cell>
          <table:table-cell table:style-name="ce5" table:formula="of:=[.F18]-10" office:value-type="float" office:value="587" calcext:value-type="float">
            <text:p>587</text:p>
          </table:table-cell>
          <table:table-cell table:style-name="ce12" table:formula="of:=[.F19]-[.E19]" office:value-type="float" office:value="0" calcext:value-type="float">
            <text:p>0</text:p>
          </table:table-cell>
          <table:table-cell table:style-name="ce5"/>
          <table:table-cell table:style-name="ce2" table:formula="of:=1.8*[.A19]+32" office:value-type="float" office:value="62.6" calcext:value-type="float">
            <text:p>62.6</text:p>
          </table:table-cell>
          <table:table-cell table:style-name="ce14"/>
          <table:table-cell/>
          <table:table-cell table:style-name="ce17" table:formula="of:=[.L18]+1" office:value-type="float" office:value="49" calcext:value-type="float">
            <text:p>49</text:p>
          </table:table-cell>
          <table:table-cell table:formula="of:=[.M$11]-([.L19]-[.L$11])*([.M$11]-[.M$20])/9" office:value-type="float" office:value="18744.7777777778" calcext:value-type="float">
            <text:p>18744.7777777778</text:p>
          </table:table-cell>
          <table:table-cell/>
          <table:table-cell table:style-name="ce5" table:formula="of:=9*ROUND(1024*[.M19]/(10000+[.M19]))" office:value-type="float" office:value="6012" calcext:value-type="float">
            <text:p>6012</text:p>
          </table:table-cell>
          <table:table-cell table:formula="of:=ROUND(([.O19]+[.O20])/2)" office:value-type="float" office:value="5985" calcext:value-type="float">
            <text:p>5985</text:p>
          </table:table-cell>
          <table:table-cell table:formula="of:=[.Q18]-50" office:value-type="float" office:value="5985" calcext:value-type="float">
            <text:p>5985</text:p>
          </table:table-cell>
          <table:table-cell table:style-name="ce23" table:formula="of:=[.P19]-[.Q1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13158" calcext:value-type="float">
            <text:p>13158</text:p>
          </table:table-cell>
          <table:table-cell table:style-name="ce5" table:formula="of:=5*[.B20]/(10000+[.B20])" office:value-type="float" office:value="2.84091890491407" calcext:value-type="float">
            <text:p>2.8409189049</text:p>
          </table:table-cell>
          <table:table-cell table:style-name="ce5" table:formula="of:=ROUND(1024*[.B20]/(10000+[.B20]))" office:value-type="float" office:value="582" calcext:value-type="float">
            <text:p>582</text:p>
          </table:table-cell>
          <table:table-cell table:style-name="ce10" table:formula="of:=ROUND(([.D20]+[.D21])/2)" office:value-type="float" office:value="577" calcext:value-type="float">
            <text:p>577</text:p>
          </table:table-cell>
          <table:table-cell table:style-name="ce5" table:formula="of:=[.F19]-10" office:value-type="float" office:value="577" calcext:value-type="float">
            <text:p>577</text:p>
          </table:table-cell>
          <table:table-cell table:style-name="ce12" table:formula="of:=[.F20]-[.E20]" office:value-type="float" office:value="0" calcext:value-type="float">
            <text:p>0</text:p>
          </table:table-cell>
          <table:table-cell table:style-name="ce5"/>
          <table:table-cell table:style-name="ce2" table:formula="of:=1.8*[.A20]+32" office:value-type="float" office:value="64.4" calcext:value-type="float">
            <text:p>64.4</text:p>
          </table:table-cell>
          <table:table-cell table:style-name="ce14"/>
          <table:table-cell/>
          <table:table-cell table:style-name="ce17" table:formula="of:=[.L19]+1" office:value-type="float" office:value="50" calcext:value-type="float">
            <text:p>50</text:p>
          </table:table-cell>
          <table:table-cell table:formula="of:=[.J12]" office:value-type="float" office:value="18263" calcext:value-type="float">
            <text:p>18263</text:p>
          </table:table-cell>
          <table:table-cell/>
          <table:table-cell table:style-name="ce5" table:formula="of:=9*ROUND(1024*[.M20]/(10000+[.M20]))" office:value-type="float" office:value="5958" calcext:value-type="float">
            <text:p>5958</text:p>
          </table:table-cell>
          <table:table-cell table:formula="of:=ROUND(([.O20]+[.O21])/2)" office:value-type="float" office:value="5936" calcext:value-type="float">
            <text:p>5936</text:p>
          </table:table-cell>
          <table:table-cell table:formula="of:=[.Q19]-50" office:value-type="float" office:value="5935" calcext:value-type="float">
            <text:p>5935</text:p>
          </table:table-cell>
          <table:table-cell table:style-name="ce23" table:formula="of:=[.P20]-[.Q20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12643" calcext:value-type="float">
            <text:p>12643</text:p>
          </table:table-cell>
          <table:table-cell table:style-name="ce5" table:formula="of:=5*[.B21]/(10000+[.B21])" office:value-type="float" office:value="2.79181203904076" calcext:value-type="float">
            <text:p>2.791812039</text:p>
          </table:table-cell>
          <table:table-cell table:style-name="ce5" table:formula="of:=ROUND(1024*[.B21]/(10000+[.B21]))" office:value-type="float" office:value="572" calcext:value-type="float">
            <text:p>572</text:p>
          </table:table-cell>
          <table:table-cell table:style-name="ce10" table:formula="of:=ROUND(([.D21]+[.D22])/2)" office:value-type="float" office:value="567" calcext:value-type="float">
            <text:p>567</text:p>
          </table:table-cell>
          <table:table-cell table:style-name="ce5" table:formula="of:=[.F20]-10" office:value-type="float" office:value="567" calcext:value-type="float">
            <text:p>567</text:p>
          </table:table-cell>
          <table:table-cell table:style-name="ce12" table:formula="of:=[.F21]-[.E21]" office:value-type="float" office:value="0" calcext:value-type="float">
            <text:p>0</text:p>
          </table:table-cell>
          <table:table-cell table:style-name="ce5"/>
          <table:table-cell table:style-name="ce2" table:formula="of:=1.8*[.A21]+32" office:value-type="float" office:value="66.2" calcext:value-type="float">
            <text:p>66.2</text:p>
          </table:table-cell>
          <table:table-cell table:style-name="ce14"/>
          <table:table-cell/>
          <table:table-cell table:style-name="ce17" table:formula="of:=[.L20]+1" office:value-type="float" office:value="51" calcext:value-type="float">
            <text:p>51</text:p>
          </table:table-cell>
          <table:table-cell table:formula="of:=[.M$20]-([.L21]-[.L$20])*([.M$20]-[.M$29])/9" office:value-type="float" office:value="17884" calcext:value-type="float">
            <text:p>17884</text:p>
          </table:table-cell>
          <table:table-cell/>
          <table:table-cell table:style-name="ce5" table:formula="of:=9*ROUND(1024*[.M21]/(10000+[.M21]))" office:value-type="float" office:value="5913" calcext:value-type="float">
            <text:p>5913</text:p>
          </table:table-cell>
          <table:table-cell table:formula="of:=ROUND(([.O21]+[.O22])/2)" office:value-type="float" office:value="5891" calcext:value-type="float">
            <text:p>5891</text:p>
          </table:table-cell>
          <table:table-cell table:formula="of:=[.Q20]-50" office:value-type="float" office:value="5885" calcext:value-type="float">
            <text:p>5885</text:p>
          </table:table-cell>
          <table:table-cell table:style-name="ce23" table:formula="of:=[.P21]-[.Q21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12151" calcext:value-type="float">
            <text:p>12151</text:p>
          </table:table-cell>
          <table:table-cell table:style-name="ce5" table:formula="of:=5*[.B22]/(10000+[.B22])" office:value-type="float" office:value="2.74276556363144" calcext:value-type="float">
            <text:p>2.7427655636</text:p>
          </table:table-cell>
          <table:table-cell table:style-name="ce5" table:formula="of:=ROUND(1024*[.B22]/(10000+[.B22]))" office:value-type="float" office:value="562" calcext:value-type="float">
            <text:p>562</text:p>
          </table:table-cell>
          <table:table-cell table:style-name="ce10" table:formula="of:=ROUND(([.D22]+[.D23])/2)" office:value-type="float" office:value="557" calcext:value-type="float">
            <text:p>557</text:p>
          </table:table-cell>
          <table:table-cell table:style-name="ce5" table:formula="of:=[.F21]-10" office:value-type="float" office:value="557" calcext:value-type="float">
            <text:p>557</text:p>
          </table:table-cell>
          <table:table-cell table:style-name="ce12" table:formula="of:=[.F22]-[.E22]" office:value-type="float" office:value="0" calcext:value-type="float">
            <text:p>0</text:p>
          </table:table-cell>
          <table:table-cell table:style-name="ce5"/>
          <table:table-cell table:style-name="ce2" table:formula="of:=1.8*[.A22]+32" office:value-type="float" office:value="68" calcext:value-type="float">
            <text:p>68</text:p>
          </table:table-cell>
          <table:table-cell table:style-name="ce14" table:formula="of:=[.B22]" office:value-type="float" office:value="12151" calcext:value-type="float">
            <text:p>12151</text:p>
          </table:table-cell>
          <table:table-cell/>
          <table:table-cell table:style-name="ce17" table:formula="of:=[.L21]+1" office:value-type="float" office:value="52" calcext:value-type="float">
            <text:p>52</text:p>
          </table:table-cell>
          <table:table-cell table:formula="of:=[.M$20]-([.L22]-[.L$20])*([.M$20]-[.M$29])/9" office:value-type="float" office:value="17505" calcext:value-type="float">
            <text:p>17505</text:p>
          </table:table-cell>
          <table:table-cell/>
          <table:table-cell table:style-name="ce5" table:formula="of:=9*ROUND(1024*[.M22]/(10000+[.M22]))" office:value-type="float" office:value="5868" calcext:value-type="float">
            <text:p>5868</text:p>
          </table:table-cell>
          <table:table-cell table:formula="of:=ROUND(([.O22]+[.O23])/2)" office:value-type="float" office:value="5846" calcext:value-type="float">
            <text:p>5846</text:p>
          </table:table-cell>
          <table:table-cell table:formula="of:=[.Q21]-50" office:value-type="float" office:value="5835" calcext:value-type="float">
            <text:p>5835</text:p>
          </table:table-cell>
          <table:table-cell table:style-name="ce23" table:formula="of:=[.P22]-[.Q22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float" office:value="11682" calcext:value-type="float">
            <text:p>11682</text:p>
          </table:table-cell>
          <table:table-cell table:style-name="ce5" table:formula="of:=5*[.B23]/(10000+[.B23])" office:value-type="float" office:value="2.69393967346186" calcext:value-type="float">
            <text:p>2.6939396735</text:p>
          </table:table-cell>
          <table:table-cell table:style-name="ce5" table:formula="of:=ROUND(1024*[.B23]/(10000+[.B23]))" office:value-type="float" office:value="552" calcext:value-type="float">
            <text:p>552</text:p>
          </table:table-cell>
          <table:table-cell table:style-name="ce10" table:formula="of:=ROUND(([.D23]+[.D24])/2)" office:value-type="float" office:value="547" calcext:value-type="float">
            <text:p>547</text:p>
          </table:table-cell>
          <table:table-cell table:style-name="ce5" table:formula="of:=[.F22]-10" office:value-type="float" office:value="547" calcext:value-type="float">
            <text:p>547</text:p>
          </table:table-cell>
          <table:table-cell table:style-name="ce12" table:formula="of:=[.F23]-[.E23]" office:value-type="float" office:value="0" calcext:value-type="float">
            <text:p>0</text:p>
          </table:table-cell>
          <table:table-cell table:style-name="ce5"/>
          <table:table-cell table:style-name="ce2" table:formula="of:=1.8*[.A23]+32" office:value-type="float" office:value="69.8" calcext:value-type="float">
            <text:p>69.8</text:p>
          </table:table-cell>
          <table:table-cell table:style-name="ce14"/>
          <table:table-cell/>
          <table:table-cell table:style-name="ce17" table:formula="of:=[.L22]+1" office:value-type="float" office:value="53" calcext:value-type="float">
            <text:p>53</text:p>
          </table:table-cell>
          <table:table-cell table:formula="of:=[.M$20]-([.L23]-[.L$20])*([.M$20]-[.M$29])/9" office:value-type="float" office:value="17126" calcext:value-type="float">
            <text:p>17126</text:p>
          </table:table-cell>
          <table:table-cell/>
          <table:table-cell table:style-name="ce5" table:formula="of:=9*ROUND(1024*[.M23]/(10000+[.M23]))" office:value-type="float" office:value="5823" calcext:value-type="float">
            <text:p>5823</text:p>
          </table:table-cell>
          <table:table-cell table:formula="of:=ROUND(([.O23]+[.O24])/2)" office:value-type="float" office:value="5796" calcext:value-type="float">
            <text:p>5796</text:p>
          </table:table-cell>
          <table:table-cell table:formula="of:=[.Q22]-50" office:value-type="float" office:value="5785" calcext:value-type="float">
            <text:p>5785</text:p>
          </table:table-cell>
          <table:table-cell table:style-name="ce23" table:formula="of:=[.P23]-[.Q23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float" office:value="11233" calcext:value-type="float">
            <text:p>11233</text:p>
          </table:table-cell>
          <table:table-cell table:style-name="ce5" table:formula="of:=5*[.B24]/(10000+[.B24])" office:value-type="float" office:value="2.64517496350021" calcext:value-type="float">
            <text:p>2.6451749635</text:p>
          </table:table-cell>
          <table:table-cell table:style-name="ce5" table:formula="of:=ROUND(1024*[.B24]/(10000+[.B24]))" office:value-type="float" office:value="542" calcext:value-type="float">
            <text:p>542</text:p>
          </table:table-cell>
          <table:table-cell table:style-name="ce10" table:formula="of:=ROUND(([.D24]+[.D25])/2)" office:value-type="float" office:value="537" calcext:value-type="float">
            <text:p>537</text:p>
          </table:table-cell>
          <table:table-cell table:style-name="ce5" table:formula="of:=[.F23]-10" office:value-type="float" office:value="537" calcext:value-type="float">
            <text:p>537</text:p>
          </table:table-cell>
          <table:table-cell table:style-name="ce12" table:formula="of:=[.F24]-[.E24]" office:value-type="float" office:value="0" calcext:value-type="float">
            <text:p>0</text:p>
          </table:table-cell>
          <table:table-cell table:style-name="ce5"/>
          <table:table-cell table:style-name="ce2" table:formula="of:=1.8*[.A24]+32" office:value-type="float" office:value="71.6" calcext:value-type="float">
            <text:p>71.6</text:p>
          </table:table-cell>
          <table:table-cell table:style-name="ce14"/>
          <table:table-cell/>
          <table:table-cell table:style-name="ce17" table:formula="of:=[.L23]+1" office:value-type="float" office:value="54" calcext:value-type="float">
            <text:p>54</text:p>
          </table:table-cell>
          <table:table-cell table:formula="of:=[.M$20]-([.L24]-[.L$20])*([.M$20]-[.M$29])/9" office:value-type="float" office:value="16747" calcext:value-type="float">
            <text:p>16747</text:p>
          </table:table-cell>
          <table:table-cell/>
          <table:table-cell table:style-name="ce5" table:formula="of:=9*ROUND(1024*[.M24]/(10000+[.M24]))" office:value-type="float" office:value="5769" calcext:value-type="float">
            <text:p>5769</text:p>
          </table:table-cell>
          <table:table-cell table:formula="of:=ROUND(([.O24]+[.O25])/2)" office:value-type="float" office:value="5747" calcext:value-type="float">
            <text:p>5747</text:p>
          </table:table-cell>
          <table:table-cell table:formula="of:=[.Q23]-50" office:value-type="float" office:value="5735" calcext:value-type="float">
            <text:p>5735</text:p>
          </table:table-cell>
          <table:table-cell table:style-name="ce23" table:formula="of:=[.P24]-[.Q24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float" office:value="10803" calcext:value-type="float">
            <text:p>10803</text:p>
          </table:table-cell>
          <table:table-cell table:style-name="ce5" table:formula="of:=5*[.B25]/(10000+[.B25])" office:value-type="float" office:value="2.59650050473489" calcext:value-type="float">
            <text:p>2.5965005047</text:p>
          </table:table-cell>
          <table:table-cell table:style-name="ce5" table:formula="of:=ROUND(1024*[.B25]/(10000+[.B25]))" office:value-type="float" office:value="532" calcext:value-type="float">
            <text:p>532</text:p>
          </table:table-cell>
          <table:table-cell table:style-name="ce10" table:formula="of:=ROUND(([.D25]+[.D26])/2)" office:value-type="float" office:value="527" calcext:value-type="float">
            <text:p>527</text:p>
          </table:table-cell>
          <table:table-cell table:style-name="ce5" table:formula="of:=[.F24]-10" office:value-type="float" office:value="527" calcext:value-type="float">
            <text:p>527</text:p>
          </table:table-cell>
          <table:table-cell table:style-name="ce12" table:formula="of:=[.F25]-[.E25]" office:value-type="float" office:value="0" calcext:value-type="float">
            <text:p>0</text:p>
          </table:table-cell>
          <table:table-cell table:style-name="ce5"/>
          <table:table-cell table:style-name="ce2" table:formula="of:=1.8*[.A25]+32" office:value-type="float" office:value="73.4" calcext:value-type="float">
            <text:p>73.4</text:p>
          </table:table-cell>
          <table:table-cell table:style-name="ce14"/>
          <table:table-cell/>
          <table:table-cell table:style-name="ce17" table:formula="of:=[.L24]+1" office:value-type="float" office:value="55" calcext:value-type="float">
            <text:p>55</text:p>
          </table:table-cell>
          <table:table-cell table:formula="of:=[.M$20]-([.L25]-[.L$20])*([.M$20]-[.M$29])/9" office:value-type="float" office:value="16368" calcext:value-type="float">
            <text:p>16368</text:p>
          </table:table-cell>
          <table:table-cell/>
          <table:table-cell table:style-name="ce5" table:formula="of:=9*ROUND(1024*[.M25]/(10000+[.M25]))" office:value-type="float" office:value="5724" calcext:value-type="float">
            <text:p>5724</text:p>
          </table:table-cell>
          <table:table-cell table:formula="of:=ROUND(([.O25]+[.O26])/2)" office:value-type="float" office:value="5697" calcext:value-type="float">
            <text:p>5697</text:p>
          </table:table-cell>
          <table:table-cell table:formula="of:=[.Q24]-50" office:value-type="float" office:value="5685" calcext:value-type="float">
            <text:p>5685</text:p>
          </table:table-cell>
          <table:table-cell table:style-name="ce23" table:formula="of:=[.P25]-[.Q25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10393" calcext:value-type="float">
            <text:p>10393</text:p>
          </table:table-cell>
          <table:table-cell table:style-name="ce5" table:formula="of:=5*[.B26]/(10000+[.B26])" office:value-type="float" office:value="2.54817829647428" calcext:value-type="float">
            <text:p>2.5481782965</text:p>
          </table:table-cell>
          <table:table-cell table:style-name="ce5" table:formula="of:=ROUND(1024*[.B26]/(10000+[.B26]))" office:value-type="float" office:value="522" calcext:value-type="float">
            <text:p>522</text:p>
          </table:table-cell>
          <table:table-cell table:style-name="ce10" table:formula="of:=ROUND(([.D26]+[.D27])/2)" office:value-type="float" office:value="517" calcext:value-type="float">
            <text:p>517</text:p>
          </table:table-cell>
          <table:table-cell table:style-name="ce5" table:formula="of:=[.F25]-10" office:value-type="float" office:value="517" calcext:value-type="float">
            <text:p>517</text:p>
          </table:table-cell>
          <table:table-cell table:style-name="ce12" table:formula="of:=[.F26]-[.E26]" office:value-type="float" office:value="0" calcext:value-type="float">
            <text:p>0</text:p>
          </table:table-cell>
          <table:table-cell table:style-name="ce5"/>
          <table:table-cell table:style-name="ce2" table:formula="of:=1.8*[.A26]+32" office:value-type="float" office:value="75.2" calcext:value-type="float">
            <text:p>75.2</text:p>
          </table:table-cell>
          <table:table-cell table:style-name="ce14"/>
          <table:table-cell/>
          <table:table-cell table:style-name="ce17" table:formula="of:=[.L25]+1" office:value-type="float" office:value="56" calcext:value-type="float">
            <text:p>56</text:p>
          </table:table-cell>
          <table:table-cell table:formula="of:=[.M$20]-([.L26]-[.L$20])*([.M$20]-[.M$29])/9" office:value-type="float" office:value="15989" calcext:value-type="float">
            <text:p>15989</text:p>
          </table:table-cell>
          <table:table-cell/>
          <table:table-cell table:style-name="ce5" table:formula="of:=9*ROUND(1024*[.M26]/(10000+[.M26]))" office:value-type="float" office:value="5670" calcext:value-type="float">
            <text:p>5670</text:p>
          </table:table-cell>
          <table:table-cell table:formula="of:=ROUND(([.O26]+[.O27])/2)" office:value-type="float" office:value="5643" calcext:value-type="float">
            <text:p>5643</text:p>
          </table:table-cell>
          <table:table-cell table:formula="of:=[.Q25]-50" office:value-type="float" office:value="5635" calcext:value-type="float">
            <text:p>5635</text:p>
          </table:table-cell>
          <table:table-cell table:style-name="ce23" table:formula="of:=[.P26]-[.Q26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table:formula="of:=5*[.B27]/(10000+[.B27])" office:value-type="float" office:value="2.5" calcext:value-type="float">
            <text:p>2.5</text:p>
          </table:table-cell>
          <table:table-cell table:style-name="ce5" table:formula="of:=ROUND(1024*[.B27]/(10000+[.B27]))" office:value-type="float" office:value="512" calcext:value-type="float">
            <text:p>512</text:p>
          </table:table-cell>
          <table:table-cell table:style-name="ce10" table:formula="of:=ROUND(([.D27]+[.D28])/2)" office:value-type="float" office:value="507" calcext:value-type="float">
            <text:p>507</text:p>
          </table:table-cell>
          <table:table-cell table:style-name="ce5" table:formula="of:=[.F26]-10" office:value-type="float" office:value="507" calcext:value-type="float">
            <text:p>507</text:p>
          </table:table-cell>
          <table:table-cell table:style-name="ce12" table:formula="of:=[.F27]-[.E27]" office:value-type="float" office:value="0" calcext:value-type="float">
            <text:p>0</text:p>
          </table:table-cell>
          <table:table-cell table:style-name="ce5"/>
          <table:table-cell table:style-name="ce2" table:formula="of:=1.8*[.A27]+32" office:value-type="float" office:value="77" calcext:value-type="float">
            <text:p>77</text:p>
          </table:table-cell>
          <table:table-cell table:style-name="ce14" table:formula="of:=[.B27]" office:value-type="float" office:value="10000" calcext:value-type="float">
            <text:p>10000</text:p>
          </table:table-cell>
          <table:table-cell/>
          <table:table-cell table:style-name="ce17" table:formula="of:=[.L26]+1" office:value-type="float" office:value="57" calcext:value-type="float">
            <text:p>57</text:p>
          </table:table-cell>
          <table:table-cell table:formula="of:=[.M$20]-([.L27]-[.L$20])*([.M$20]-[.M$29])/9" office:value-type="float" office:value="15610" calcext:value-type="float">
            <text:p>15610</text:p>
          </table:table-cell>
          <table:table-cell/>
          <table:table-cell table:style-name="ce5" table:formula="of:=9*ROUND(1024*[.M27]/(10000+[.M27]))" office:value-type="float" office:value="5616" calcext:value-type="float">
            <text:p>5616</text:p>
          </table:table-cell>
          <table:table-cell table:formula="of:=ROUND(([.O27]+[.O28])/2)" office:value-type="float" office:value="5589" calcext:value-type="float">
            <text:p>5589</text:p>
          </table:table-cell>
          <table:table-cell table:formula="of:=[.Q26]-50" office:value-type="float" office:value="5585" calcext:value-type="float">
            <text:p>5585</text:p>
          </table:table-cell>
          <table:table-cell table:style-name="ce23" table:formula="of:=[.P27]-[.Q27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9624.3" calcext:value-type="float">
            <text:p>9624.3</text:p>
          </table:table-cell>
          <table:table-cell table:style-name="ce5" table:formula="of:=5*[.B28]/(10000+[.B28])" office:value-type="float" office:value="2.45213842022391" calcext:value-type="float">
            <text:p>2.4521384202</text:p>
          </table:table-cell>
          <table:table-cell table:style-name="ce5" table:formula="of:=ROUND(1024*[.B28]/(10000+[.B28]))" office:value-type="float" office:value="502" calcext:value-type="float">
            <text:p>502</text:p>
          </table:table-cell>
          <table:table-cell table:style-name="ce10" table:formula="of:=ROUND(([.D28]+[.D29])/2)" office:value-type="float" office:value="497" calcext:value-type="float">
            <text:p>497</text:p>
          </table:table-cell>
          <table:table-cell table:style-name="ce5" table:formula="of:=[.F27]-10" office:value-type="float" office:value="497" calcext:value-type="float">
            <text:p>497</text:p>
          </table:table-cell>
          <table:table-cell table:style-name="ce12" table:formula="of:=[.F28]-[.E28]" office:value-type="float" office:value="0" calcext:value-type="float">
            <text:p>0</text:p>
          </table:table-cell>
          <table:table-cell table:style-name="ce5"/>
          <table:table-cell table:style-name="ce2" table:formula="of:=1.8*[.A28]+32" office:value-type="float" office:value="78.8" calcext:value-type="float">
            <text:p>78.8</text:p>
          </table:table-cell>
          <table:table-cell table:style-name="ce14"/>
          <table:table-cell/>
          <table:table-cell table:style-name="ce17" table:formula="of:=[.L27]+1" office:value-type="float" office:value="58" calcext:value-type="float">
            <text:p>58</text:p>
          </table:table-cell>
          <table:table-cell table:formula="of:=[.M$20]-([.L28]-[.L$20])*([.M$20]-[.M$29])/9" office:value-type="float" office:value="15231" calcext:value-type="float">
            <text:p>15231</text:p>
          </table:table-cell>
          <table:table-cell/>
          <table:table-cell table:style-name="ce5" table:formula="of:=9*ROUND(1024*[.M28]/(10000+[.M28]))" office:value-type="float" office:value="5562" calcext:value-type="float">
            <text:p>5562</text:p>
          </table:table-cell>
          <table:table-cell table:formula="of:=ROUND(([.O28]+[.O29])/2)" office:value-type="float" office:value="5535" calcext:value-type="float">
            <text:p>5535</text:p>
          </table:table-cell>
          <table:table-cell table:formula="of:=[.Q27]-50" office:value-type="float" office:value="5535" calcext:value-type="float">
            <text:p>5535</text:p>
          </table:table-cell>
          <table:table-cell table:style-name="ce23" table:formula="of:=[.P28]-[.Q2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float" office:value="9264.8" calcext:value-type="float">
            <text:p>9264.8</text:p>
          </table:table-cell>
          <table:table-cell table:style-name="ce5" table:formula="of:=5*[.B29]/(10000+[.B29])" office:value-type="float" office:value="2.40459283252357" calcext:value-type="float">
            <text:p>2.4045928325</text:p>
          </table:table-cell>
          <table:table-cell table:style-name="ce5" table:formula="of:=ROUND(1024*[.B29]/(10000+[.B29]))" office:value-type="float" office:value="492" calcext:value-type="float">
            <text:p>492</text:p>
          </table:table-cell>
          <table:table-cell table:style-name="ce10" table:formula="of:=ROUND(([.D29]+[.D30])/2)" office:value-type="float" office:value="488" calcext:value-type="float">
            <text:p>488</text:p>
          </table:table-cell>
          <table:table-cell table:style-name="ce5" table:formula="of:=[.F28]-10" office:value-type="float" office:value="487" calcext:value-type="float">
            <text:p>487</text:p>
          </table:table-cell>
          <table:table-cell table:style-name="ce12" table:formula="of:=[.F29]-[.E29]" office:value-type="float" office:value="-1" calcext:value-type="float">
            <text:p>-1</text:p>
          </table:table-cell>
          <table:table-cell table:style-name="ce5"/>
          <table:table-cell table:style-name="ce2" table:formula="of:=1.8*[.A29]+32" office:value-type="float" office:value="80.6" calcext:value-type="float">
            <text:p>80.6</text:p>
          </table:table-cell>
          <table:table-cell table:style-name="ce14"/>
          <table:table-cell/>
          <table:table-cell table:style-name="ce17" table:formula="of:=[.L28]+1" office:value-type="float" office:value="59" calcext:value-type="float">
            <text:p>59</text:p>
          </table:table-cell>
          <table:table-cell table:formula="of:=[.J17]" office:value-type="float" office:value="14852" calcext:value-type="float">
            <text:p>14852</text:p>
          </table:table-cell>
          <table:table-cell/>
          <table:table-cell table:style-name="ce5" table:formula="of:=9*ROUND(1024*[.M29]/(10000+[.M29]))" office:value-type="float" office:value="5508" calcext:value-type="float">
            <text:p>5508</text:p>
          </table:table-cell>
          <table:table-cell table:formula="of:=ROUND(([.O29]+[.O30])/2)" office:value-type="float" office:value="5486" calcext:value-type="float">
            <text:p>5486</text:p>
          </table:table-cell>
          <table:table-cell table:formula="of:=[.Q28]-50" office:value-type="float" office:value="5485" calcext:value-type="float">
            <text:p>5485</text:p>
          </table:table-cell>
          <table:table-cell table:style-name="ce23" table:formula="of:=[.P29]-[.Q29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float" office:value="8920.6" calcext:value-type="float">
            <text:p>8920.6</text:p>
          </table:table-cell>
          <table:table-cell table:style-name="ce5" table:formula="of:=5*[.B30]/(10000+[.B30])" office:value-type="float" office:value="2.35737767301248" calcext:value-type="float">
            <text:p>2.357377673</text:p>
          </table:table-cell>
          <table:table-cell table:style-name="ce5" table:formula="of:=ROUND(1024*[.B30]/(10000+[.B30]))" office:value-type="float" office:value="483" calcext:value-type="float">
            <text:p>483</text:p>
          </table:table-cell>
          <table:table-cell table:style-name="ce10" table:formula="of:=ROUND(([.D30]+[.D31])/2)" office:value-type="float" office:value="478" calcext:value-type="float">
            <text:p>478</text:p>
          </table:table-cell>
          <table:table-cell table:style-name="ce5" table:formula="of:=[.F29]-10" office:value-type="float" office:value="477" calcext:value-type="float">
            <text:p>477</text:p>
          </table:table-cell>
          <table:table-cell table:style-name="ce12" table:formula="of:=[.F30]-[.E30]" office:value-type="float" office:value="-1" calcext:value-type="float">
            <text:p>-1</text:p>
          </table:table-cell>
          <table:table-cell table:style-name="ce5"/>
          <table:table-cell table:style-name="ce2" table:formula="of:=1.8*[.A30]+32" office:value-type="float" office:value="82.4" calcext:value-type="float">
            <text:p>82.4</text:p>
          </table:table-cell>
          <table:table-cell table:style-name="ce14"/>
          <table:table-cell/>
          <table:table-cell table:style-name="ce17" table:formula="of:=[.L29]+1" office:value-type="float" office:value="60" calcext:value-type="float">
            <text:p>60</text:p>
          </table:table-cell>
          <table:table-cell table:formula="of:=[.M$29]-([.L30]-[.L$29])*([.M$29]-[.M$38])/9" office:value-type="float" office:value="14551.8888888889" calcext:value-type="float">
            <text:p>14551.8888888889</text:p>
          </table:table-cell>
          <table:table-cell/>
          <table:table-cell table:style-name="ce5" table:formula="of:=9*ROUND(1024*[.M30]/(10000+[.M30]))" office:value-type="float" office:value="5463" calcext:value-type="float">
            <text:p>5463</text:p>
          </table:table-cell>
          <table:table-cell table:formula="of:=ROUND(([.O30]+[.O31])/2)" office:value-type="float" office:value="5441" calcext:value-type="float">
            <text:p>5441</text:p>
          </table:table-cell>
          <table:table-cell table:formula="of:=[.Q29]-50" office:value-type="float" office:value="5435" calcext:value-type="float">
            <text:p>5435</text:p>
          </table:table-cell>
          <table:table-cell table:style-name="ce23" table:formula="of:=[.P30]-[.Q30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8591.1" calcext:value-type="float">
            <text:p>8591.1</text:p>
          </table:table-cell>
          <table:table-cell table:style-name="ce5" table:formula="of:=5*[.B31]/(10000+[.B31])" office:value-type="float" office:value="2.31054106534847" calcext:value-type="float">
            <text:p>2.3105410653</text:p>
          </table:table-cell>
          <table:table-cell table:style-name="ce5" table:formula="of:=ROUND(1024*[.B31]/(10000+[.B31]))" office:value-type="float" office:value="473" calcext:value-type="float">
            <text:p>473</text:p>
          </table:table-cell>
          <table:table-cell table:style-name="ce10" table:formula="of:=ROUND(([.D31]+[.D32])/2)" office:value-type="float" office:value="469" calcext:value-type="float">
            <text:p>469</text:p>
          </table:table-cell>
          <table:table-cell table:style-name="ce5" table:formula="of:=[.F30]-10" office:value-type="float" office:value="467" calcext:value-type="float">
            <text:p>467</text:p>
          </table:table-cell>
          <table:table-cell table:style-name="ce12" table:formula="of:=[.F31]-[.E31]" office:value-type="float" office:value="-2" calcext:value-type="float">
            <text:p>-2</text:p>
          </table:table-cell>
          <table:table-cell table:style-name="ce5"/>
          <table:table-cell table:style-name="ce2" table:formula="of:=1.8*[.A31]+32" office:value-type="float" office:value="84.2" calcext:value-type="float">
            <text:p>84.2</text:p>
          </table:table-cell>
          <table:table-cell table:style-name="ce14"/>
          <table:table-cell/>
          <table:table-cell table:style-name="ce17" table:formula="of:=[.L30]+1" office:value-type="float" office:value="61" calcext:value-type="float">
            <text:p>61</text:p>
          </table:table-cell>
          <table:table-cell table:formula="of:=[.M$29]-([.L31]-[.L$29])*([.M$29]-[.M$38])/9" office:value-type="float" office:value="14251.7777777778" calcext:value-type="float">
            <text:p>14251.7777777778</text:p>
          </table:table-cell>
          <table:table-cell/>
          <table:table-cell table:style-name="ce5" table:formula="of:=9*ROUND(1024*[.M31]/(10000+[.M31]))" office:value-type="float" office:value="5418" calcext:value-type="float">
            <text:p>5418</text:p>
          </table:table-cell>
          <table:table-cell table:formula="of:=ROUND(([.O31]+[.O32])/2)" office:value-type="float" office:value="5391" calcext:value-type="float">
            <text:p>5391</text:p>
          </table:table-cell>
          <table:table-cell table:formula="of:=[.Q30]-50" office:value-type="float" office:value="5385" calcext:value-type="float">
            <text:p>5385</text:p>
          </table:table-cell>
          <table:table-cell table:style-name="ce23" table:formula="of:=[.P31]-[.Q31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8275.6" calcext:value-type="float">
            <text:p>8275.6</text:p>
          </table:table-cell>
          <table:table-cell table:style-name="ce5" table:formula="of:=5*[.B32]/(10000+[.B32])" office:value-type="float" office:value="2.26411171179058" calcext:value-type="float">
            <text:p>2.2641117118</text:p>
          </table:table-cell>
          <table:table-cell table:style-name="ce5" table:formula="of:=ROUND(1024*[.B32]/(10000+[.B32]))" office:value-type="float" office:value="464" calcext:value-type="float">
            <text:p>464</text:p>
          </table:table-cell>
          <table:table-cell table:style-name="ce10" table:formula="of:=ROUND(([.D32]+[.D33])/2)" office:value-type="float" office:value="459" calcext:value-type="float">
            <text:p>459</text:p>
          </table:table-cell>
          <table:table-cell table:style-name="ce5" table:formula="of:=[.F31]-10" office:value-type="float" office:value="457" calcext:value-type="float">
            <text:p>457</text:p>
          </table:table-cell>
          <table:table-cell table:style-name="ce12" table:formula="of:=[.F32]-[.E32]" office:value-type="float" office:value="-2" calcext:value-type="float">
            <text:p>-2</text:p>
          </table:table-cell>
          <table:table-cell table:style-name="ce5"/>
          <table:table-cell table:style-name="ce2" table:formula="of:=1.8*[.A32]+32" office:value-type="float" office:value="86" calcext:value-type="float">
            <text:p>86</text:p>
          </table:table-cell>
          <table:table-cell table:style-name="ce14" table:formula="of:=[.B32]" office:value-type="float" office:value="8275.6" calcext:value-type="float">
            <text:p>8275.6</text:p>
          </table:table-cell>
          <table:table-cell/>
          <table:table-cell table:style-name="ce17" table:formula="of:=[.L31]+1" office:value-type="float" office:value="62" calcext:value-type="float">
            <text:p>62</text:p>
          </table:table-cell>
          <table:table-cell table:formula="of:=[.M$29]-([.L32]-[.L$29])*([.M$29]-[.M$38])/9" office:value-type="float" office:value="13951.6666666667" calcext:value-type="float">
            <text:p>13951.6666666667</text:p>
          </table:table-cell>
          <table:table-cell/>
          <table:table-cell table:style-name="ce5" table:formula="of:=9*ROUND(1024*[.M32]/(10000+[.M32]))" office:value-type="float" office:value="5364" calcext:value-type="float">
            <text:p>5364</text:p>
          </table:table-cell>
          <table:table-cell table:formula="of:=ROUND(([.O32]+[.O33])/2)" office:value-type="float" office:value="5342" calcext:value-type="float">
            <text:p>5342</text:p>
          </table:table-cell>
          <table:table-cell table:formula="of:=[.Q31]-50" office:value-type="float" office:value="5335" calcext:value-type="float">
            <text:p>5335</text:p>
          </table:table-cell>
          <table:table-cell table:style-name="ce23" table:formula="of:=[.P32]-[.Q32]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float" office:value="7973.3" calcext:value-type="float">
            <text:p>7973.3</text:p>
          </table:table-cell>
          <table:table-cell table:style-name="ce5" table:formula="of:=5*[.B33]/(10000+[.B33])" office:value-type="float" office:value="2.21809573088971" calcext:value-type="float">
            <text:p>2.2180957309</text:p>
          </table:table-cell>
          <table:table-cell table:style-name="ce5" table:formula="of:=ROUND(1024*[.B33]/(10000+[.B33]))" office:value-type="float" office:value="454" calcext:value-type="float">
            <text:p>454</text:p>
          </table:table-cell>
          <table:table-cell table:style-name="ce9" table:formula="of:=ROUND(([.D33]+[.D34])/2)" office:value-type="float" office:value="450" calcext:value-type="float">
            <text:p>450</text:p>
          </table:table-cell>
          <table:table-cell table:style-name="ce5" table:formula="of:=[.F32]-10" office:value-type="float" office:value="447" calcext:value-type="float">
            <text:p>447</text:p>
          </table:table-cell>
          <table:table-cell table:style-name="ce12" table:formula="of:=[.F33]-[.E33]" office:value-type="float" office:value="-3" calcext:value-type="float">
            <text:p>-3</text:p>
          </table:table-cell>
          <table:table-cell table:style-name="ce5"/>
          <table:table-cell table:style-name="ce2" table:formula="of:=1.8*[.A33]+32" office:value-type="float" office:value="87.8" calcext:value-type="float">
            <text:p>87.8</text:p>
          </table:table-cell>
          <table:table-cell table:style-name="ce14"/>
          <table:table-cell/>
          <table:table-cell table:style-name="ce17" table:formula="of:=[.L32]+1" office:value-type="float" office:value="63" calcext:value-type="float">
            <text:p>63</text:p>
          </table:table-cell>
          <table:table-cell table:formula="of:=[.M$29]-([.L33]-[.L$29])*([.M$29]-[.M$38])/9" office:value-type="float" office:value="13651.5555555556" calcext:value-type="float">
            <text:p>13651.5555555556</text:p>
          </table:table-cell>
          <table:table-cell/>
          <table:table-cell table:style-name="ce5" table:formula="of:=9*ROUND(1024*[.M33]/(10000+[.M33]))" office:value-type="float" office:value="5319" calcext:value-type="float">
            <text:p>5319</text:p>
          </table:table-cell>
          <table:table-cell table:formula="of:=ROUND(([.O33]+[.O34])/2)" office:value-type="float" office:value="5292" calcext:value-type="float">
            <text:p>5292</text:p>
          </table:table-cell>
          <table:table-cell table:formula="of:=[.Q32]-50" office:value-type="float" office:value="5285" calcext:value-type="float">
            <text:p>5285</text:p>
          </table:table-cell>
          <table:table-cell table:style-name="ce23" table:formula="of:=[.P33]-[.Q33]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7683.8" calcext:value-type="float">
            <text:p>7683.8</text:p>
          </table:table-cell>
          <table:table-cell table:style-name="ce5" table:formula="of:=5*[.B34]/(10000+[.B34])" office:value-type="float" office:value="2.17255341046608" calcext:value-type="float">
            <text:p>2.1725534105</text:p>
          </table:table-cell>
          <table:table-cell table:style-name="ce5" table:formula="of:=ROUND(1024*[.B34]/(10000+[.B34]))" office:value-type="float" office:value="445" calcext:value-type="float">
            <text:p>445</text:p>
          </table:table-cell>
          <table:table-cell table:style-name="ce9" table:formula="of:=ROUND(([.D34]+[.D35])/2)" office:value-type="float" office:value="441" calcext:value-type="float">
            <text:p>441</text:p>
          </table:table-cell>
          <table:table-cell table:style-name="ce5" table:formula="of:=[.F33]-10" office:value-type="float" office:value="437" calcext:value-type="float">
            <text:p>437</text:p>
          </table:table-cell>
          <table:table-cell table:style-name="ce12" table:formula="of:=[.F34]-[.E34]" office:value-type="float" office:value="-4" calcext:value-type="float">
            <text:p>-4</text:p>
          </table:table-cell>
          <table:table-cell table:style-name="ce5"/>
          <table:table-cell table:style-name="ce2" table:formula="of:=1.8*[.A34]+32" office:value-type="float" office:value="89.6" calcext:value-type="float">
            <text:p>89.6</text:p>
          </table:table-cell>
          <table:table-cell table:style-name="ce14"/>
          <table:table-cell/>
          <table:table-cell table:style-name="ce17" table:formula="of:=[.L33]+1" office:value-type="float" office:value="64" calcext:value-type="float">
            <text:p>64</text:p>
          </table:table-cell>
          <table:table-cell table:formula="of:=[.M$29]-([.L34]-[.L$29])*([.M$29]-[.M$38])/9" office:value-type="float" office:value="13351.4444444444" calcext:value-type="float">
            <text:p>13351.4444444444</text:p>
          </table:table-cell>
          <table:table-cell/>
          <table:table-cell table:style-name="ce5" table:formula="of:=9*ROUND(1024*[.M34]/(10000+[.M34]))" office:value-type="float" office:value="5265" calcext:value-type="float">
            <text:p>5265</text:p>
          </table:table-cell>
          <table:table-cell table:formula="of:=ROUND(([.O34]+[.O35])/2)" office:value-type="float" office:value="5243" calcext:value-type="float">
            <text:p>5243</text:p>
          </table:table-cell>
          <table:table-cell table:formula="of:=[.Q33]-50" office:value-type="float" office:value="5235" calcext:value-type="float">
            <text:p>5235</text:p>
          </table:table-cell>
          <table:table-cell table:style-name="ce23" table:formula="of:=[.P34]-[.Q34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float" office:value="7406.3" calcext:value-type="float">
            <text:p>7406.3</text:p>
          </table:table-cell>
          <table:table-cell table:style-name="ce5" table:formula="of:=5*[.B35]/(10000+[.B35])" office:value-type="float" office:value="2.12747683310066" calcext:value-type="float">
            <text:p>2.1274768331</text:p>
          </table:table-cell>
          <table:table-cell table:style-name="ce5" table:formula="of:=ROUND(1024*[.B35]/(10000+[.B35]))" office:value-type="float" office:value="436" calcext:value-type="float">
            <text:p>436</text:p>
          </table:table-cell>
          <table:table-cell table:style-name="ce8" table:formula="of:=ROUND(([.D35]+[.D36])/2)" office:value-type="float" office:value="432" calcext:value-type="float">
            <text:p>432</text:p>
          </table:table-cell>
          <table:table-cell table:style-name="ce5" table:formula="of:=[.F34]-10" office:value-type="float" office:value="427" calcext:value-type="float">
            <text:p>427</text:p>
          </table:table-cell>
          <table:table-cell table:style-name="ce12" table:formula="of:=[.F35]-[.E35]" office:value-type="float" office:value="-5" calcext:value-type="float">
            <text:p>-5</text:p>
          </table:table-cell>
          <table:table-cell table:style-name="ce5"/>
          <table:table-cell table:style-name="ce2" table:formula="of:=1.8*[.A35]+32" office:value-type="float" office:value="91.4" calcext:value-type="float">
            <text:p>91.4</text:p>
          </table:table-cell>
          <table:table-cell table:style-name="ce14"/>
          <table:table-cell/>
          <table:table-cell table:style-name="ce17" table:formula="of:=[.L34]+1" office:value-type="float" office:value="65" calcext:value-type="float">
            <text:p>65</text:p>
          </table:table-cell>
          <table:table-cell table:formula="of:=[.M$29]-([.L35]-[.L$29])*([.M$29]-[.M$38])/9" office:value-type="float" office:value="13051.3333333333" calcext:value-type="float">
            <text:p>13051.3333333333</text:p>
          </table:table-cell>
          <table:table-cell/>
          <table:table-cell table:style-name="ce5" table:formula="of:=9*ROUND(1024*[.M35]/(10000+[.M35]))" office:value-type="float" office:value="5220" calcext:value-type="float">
            <text:p>5220</text:p>
          </table:table-cell>
          <table:table-cell table:formula="of:=ROUND(([.O35]+[.O36])/2)" office:value-type="float" office:value="5193" calcext:value-type="float">
            <text:p>5193</text:p>
          </table:table-cell>
          <table:table-cell table:formula="of:=[.Q34]-50" office:value-type="float" office:value="5185" calcext:value-type="float">
            <text:p>5185</text:p>
          </table:table-cell>
          <table:table-cell table:style-name="ce23" table:formula="of:=[.P35]-[.Q35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7140.3" calcext:value-type="float">
            <text:p>7140.3</text:p>
          </table:table-cell>
          <table:table-cell table:style-name="ce5" table:formula="of:=5*[.B36]/(10000+[.B36])" office:value-type="float" office:value="2.08289819898135" calcext:value-type="float">
            <text:p>2.082898199</text:p>
          </table:table-cell>
          <table:table-cell table:style-name="ce5" table:formula="of:=ROUND(1024*[.B36]/(10000+[.B36]))" office:value-type="float" office:value="427" calcext:value-type="float">
            <text:p>427</text:p>
          </table:table-cell>
          <table:table-cell table:style-name="ce5" table:formula="of:=ROUND(([.D36]+[.D37])/2)" office:value-type="float" office:value="423" calcext:value-type="float">
            <text:p>423</text:p>
          </table:table-cell>
          <table:table-cell table:style-name="ce5" table:formula="of:=[.F35]-10" office:value-type="float" office:value="417" calcext:value-type="float">
            <text:p>417</text:p>
          </table:table-cell>
          <table:table-cell table:style-name="ce12" table:formula="of:=[.F36]-[.E36]" office:value-type="float" office:value="-6" calcext:value-type="float">
            <text:p>-6</text:p>
          </table:table-cell>
          <table:table-cell table:style-name="ce5"/>
          <table:table-cell table:style-name="ce2" table:formula="of:=1.8*[.A36]+32" office:value-type="float" office:value="93.2" calcext:value-type="float">
            <text:p>93.2</text:p>
          </table:table-cell>
          <table:table-cell table:style-name="ce14"/>
          <table:table-cell/>
          <table:table-cell table:style-name="ce17" table:formula="of:=[.L35]+1" office:value-type="float" office:value="66" calcext:value-type="float">
            <text:p>66</text:p>
          </table:table-cell>
          <table:table-cell table:formula="of:=[.M$29]-([.L36]-[.L$29])*([.M$29]-[.M$38])/9" office:value-type="float" office:value="12751.2222222222" calcext:value-type="float">
            <text:p>12751.2222222222</text:p>
          </table:table-cell>
          <table:table-cell/>
          <table:table-cell table:style-name="ce5" table:formula="of:=9*ROUND(1024*[.M36]/(10000+[.M36]))" office:value-type="float" office:value="5166" calcext:value-type="float">
            <text:p>5166</text:p>
          </table:table-cell>
          <table:table-cell table:formula="of:=ROUND(([.O36]+[.O37])/2)" office:value-type="float" office:value="5139" calcext:value-type="float">
            <text:p>5139</text:p>
          </table:table-cell>
          <table:table-cell table:formula="of:=[.Q35]-50" office:value-type="float" office:value="5135" calcext:value-type="float">
            <text:p>5135</text:p>
          </table:table-cell>
          <table:table-cell table:style-name="ce23" table:formula="of:=[.P36]-[.Q36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float" office:value="6885.4" calcext:value-type="float">
            <text:p>6885.4</text:p>
          </table:table-cell>
          <table:table-cell table:style-name="ce5" table:formula="of:=5*[.B37]/(10000+[.B37])" office:value-type="float" office:value="2.0388619754344" calcext:value-type="float">
            <text:p>2.0388619754</text:p>
          </table:table-cell>
          <table:table-cell table:style-name="ce5" table:formula="of:=ROUND(1024*[.B37]/(10000+[.B37]))" office:value-type="float" office:value="418" calcext:value-type="float">
            <text:p>418</text:p>
          </table:table-cell>
          <table:table-cell table:style-name="ce5" table:formula="of:=ROUND(([.D37]+[.D38])/2)" office:value-type="float" office:value="414" calcext:value-type="float">
            <text:p>414</text:p>
          </table:table-cell>
          <table:table-cell table:style-name="ce5" table:formula="of:=[.F36]-10" office:value-type="float" office:value="407" calcext:value-type="float">
            <text:p>407</text:p>
          </table:table-cell>
          <table:table-cell table:style-name="ce12" table:formula="of:=[.F37]-[.E37]" office:value-type="float" office:value="-7" calcext:value-type="float">
            <text:p>-7</text:p>
          </table:table-cell>
          <table:table-cell table:style-name="ce5"/>
          <table:table-cell table:style-name="ce2" table:formula="of:=1.8*[.A37]+32" office:value-type="float" office:value="95" calcext:value-type="float">
            <text:p>95</text:p>
          </table:table-cell>
          <table:table-cell table:style-name="ce14" table:formula="of:=[.B37]" office:value-type="float" office:value="6885.4" calcext:value-type="float">
            <text:p>6885.4</text:p>
          </table:table-cell>
          <table:table-cell/>
          <table:table-cell table:style-name="ce17" table:formula="of:=[.L36]+1" office:value-type="float" office:value="67" calcext:value-type="float">
            <text:p>67</text:p>
          </table:table-cell>
          <table:table-cell table:formula="of:=[.M$29]-([.L37]-[.L$29])*([.M$29]-[.M$38])/9" office:value-type="float" office:value="12451.1111111111" calcext:value-type="float">
            <text:p>12451.1111111111</text:p>
          </table:table-cell>
          <table:table-cell/>
          <table:table-cell table:style-name="ce5" table:formula="of:=9*ROUND(1024*[.M37]/(10000+[.M37]))" office:value-type="float" office:value="5112" calcext:value-type="float">
            <text:p>5112</text:p>
          </table:table-cell>
          <table:table-cell table:formula="of:=ROUND(([.O37]+[.O38])/2)" office:value-type="float" office:value="5085" calcext:value-type="float">
            <text:p>5085</text:p>
          </table:table-cell>
          <table:table-cell table:formula="of:=[.Q36]-50" office:value-type="float" office:value="5085" calcext:value-type="float">
            <text:p>5085</text:p>
          </table:table-cell>
          <table:table-cell table:style-name="ce23" table:formula="of:=[.P37]-[.Q3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float" office:value="6640.9" calcext:value-type="float">
            <text:p>6640.9</text:p>
          </table:table-cell>
          <table:table-cell table:style-name="ce5" table:formula="of:=5*[.B38]/(10000+[.B38])" office:value-type="float" office:value="1.99535481854948" calcext:value-type="float">
            <text:p>1.9953548185</text:p>
          </table:table-cell>
          <table:table-cell table:style-name="ce5" table:formula="of:=ROUND(1024*[.B38]/(10000+[.B38]))" office:value-type="float" office:value="409" calcext:value-type="float">
            <text:p>409</text:p>
          </table:table-cell>
          <table:table-cell table:style-name="ce5" table:formula="of:=ROUND(([.D38]+[.D39])/2)" office:value-type="float" office:value="405" calcext:value-type="float">
            <text:p>405</text:p>
          </table:table-cell>
          <table:table-cell table:style-name="ce5" table:formula="of:=[.F37]-10" office:value-type="float" office:value="397" calcext:value-type="float">
            <text:p>397</text:p>
          </table:table-cell>
          <table:table-cell table:style-name="ce12" table:formula="of:=[.F38]-[.E38]" office:value-type="float" office:value="-8" calcext:value-type="float">
            <text:p>-8</text:p>
          </table:table-cell>
          <table:table-cell table:style-name="ce5"/>
          <table:table-cell table:style-name="ce2" table:formula="of:=1.8*[.A38]+32" office:value-type="float" office:value="96.8" calcext:value-type="float">
            <text:p>96.8</text:p>
          </table:table-cell>
          <table:table-cell table:style-name="ce14"/>
          <table:table-cell/>
          <table:table-cell table:style-name="ce17" table:formula="of:=[.L37]+1" office:value-type="float" office:value="68" calcext:value-type="float">
            <text:p>68</text:p>
          </table:table-cell>
          <table:table-cell table:formula="of:=[.J22]" office:value-type="float" office:value="12151" calcext:value-type="float">
            <text:p>12151</text:p>
          </table:table-cell>
          <table:table-cell/>
          <table:table-cell table:style-name="ce5" table:formula="of:=9*ROUND(1024*[.M38]/(10000+[.M38]))" office:value-type="float" office:value="5058" calcext:value-type="float">
            <text:p>5058</text:p>
          </table:table-cell>
          <table:table-cell table:formula="of:=ROUND(([.O38]+[.O39])/2)" office:value-type="float" office:value="5036" calcext:value-type="float">
            <text:p>5036</text:p>
          </table:table-cell>
          <table:table-cell table:formula="of:=[.Q37]-50" office:value-type="float" office:value="5035" calcext:value-type="float">
            <text:p>5035</text:p>
          </table:table-cell>
          <table:table-cell table:style-name="ce23" table:formula="of:=[.P38]-[.Q38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float" office:value="6406.3" calcext:value-type="float">
            <text:p>6406.3</text:p>
          </table:table-cell>
          <table:table-cell table:style-name="ce5" table:formula="of:=5*[.B39]/(10000+[.B39])" office:value-type="float" office:value="1.95239024033451" calcext:value-type="float">
            <text:p>1.9523902403</text:p>
          </table:table-cell>
          <table:table-cell table:style-name="ce5" table:formula="of:=ROUND(1024*[.B39]/(10000+[.B39]))" office:value-type="float" office:value="400" calcext:value-type="float">
            <text:p>400</text:p>
          </table:table-cell>
          <table:table-cell table:style-name="ce5" table:formula="of:=ROUND(([.D39]+[.D40])/2)" office:value-type="float" office:value="396" calcext:value-type="float">
            <text:p>396</text:p>
          </table:table-cell>
          <table:table-cell table:style-name="ce5" table:formula="of:=[.F38]-10" office:value-type="float" office:value="387" calcext:value-type="float">
            <text:p>387</text:p>
          </table:table-cell>
          <table:table-cell table:style-name="ce12" table:formula="of:=[.F39]-[.E39]" office:value-type="float" office:value="-9" calcext:value-type="float">
            <text:p>-9</text:p>
          </table:table-cell>
          <table:table-cell table:style-name="ce5"/>
          <table:table-cell table:style-name="ce2" table:formula="of:=1.8*[.A39]+32" office:value-type="float" office:value="98.6" calcext:value-type="float">
            <text:p>98.6</text:p>
          </table:table-cell>
          <table:table-cell table:style-name="ce14"/>
          <table:table-cell/>
          <table:table-cell table:style-name="ce17" table:formula="of:=[.L38]+1" office:value-type="float" office:value="69" calcext:value-type="float">
            <text:p>69</text:p>
          </table:table-cell>
          <table:table-cell table:style-name="ce19" table:formula="of:=[.M$38]-([.L39]-[.L$38])*([.M$38]-[.M$47])/9" office:value-type="float" office:value="11912" calcext:value-type="float">
            <text:p>11912</text:p>
          </table:table-cell>
          <table:table-cell/>
          <table:table-cell table:style-name="ce5" table:formula="of:=9*ROUND(1024*[.M39]/(10000+[.M39]))" office:value-type="float" office:value="5013" calcext:value-type="float">
            <text:p>5013</text:p>
          </table:table-cell>
          <table:table-cell table:formula="of:=ROUND(([.O39]+[.O40])/2)" office:value-type="float" office:value="4991" calcext:value-type="float">
            <text:p>4991</text:p>
          </table:table-cell>
          <table:table-cell table:formula="of:=[.Q38]-50" office:value-type="float" office:value="4985" calcext:value-type="float">
            <text:p>4985</text:p>
          </table:table-cell>
          <table:table-cell table:style-name="ce23" table:formula="of:=[.P39]-[.Q39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float" office:value="6181.4" calcext:value-type="float">
            <text:p>6181.4</text:p>
          </table:table-cell>
          <table:table-cell table:style-name="ce5" table:formula="of:=5*[.B40]/(10000+[.B40])" office:value-type="float" office:value="1.91003250645803" calcext:value-type="float">
            <text:p>1.9100325065</text:p>
          </table:table-cell>
          <table:table-cell table:style-name="ce5" table:formula="of:=ROUND(1024*[.B40]/(10000+[.B40]))" office:value-type="float" office:value="391" calcext:value-type="float">
            <text:p>391</text:p>
          </table:table-cell>
          <table:table-cell table:style-name="ce5" table:formula="of:=ROUND(([.D40]+[.D41])/2)" office:value-type="float" office:value="387" calcext:value-type="float">
            <text:p>387</text:p>
          </table:table-cell>
          <table:table-cell table:style-name="ce5" table:formula="of:=[.F39]-10" office:value-type="float" office:value="377" calcext:value-type="float">
            <text:p>377</text:p>
          </table:table-cell>
          <table:table-cell table:style-name="ce12" table:formula="of:=[.F40]-[.E40]" office:value-type="float" office:value="-10" calcext:value-type="float">
            <text:p>-10</text:p>
          </table:table-cell>
          <table:table-cell table:style-name="ce5"/>
          <table:table-cell table:style-name="ce2" table:formula="of:=1.8*[.A40]+32" office:value-type="float" office:value="100.4" calcext:value-type="float">
            <text:p>100.4</text:p>
          </table:table-cell>
          <table:table-cell table:style-name="ce14"/>
          <table:table-cell/>
          <table:table-cell table:style-name="ce17" table:formula="of:=[.L39]+1" office:value-type="float" office:value="70" calcext:value-type="float">
            <text:p>70</text:p>
          </table:table-cell>
          <table:table-cell table:style-name="ce19" table:formula="of:=[.M$38]-([.L40]-[.L$38])*([.M$38]-[.M$47])/9" office:value-type="float" office:value="11673" calcext:value-type="float">
            <text:p>11673</text:p>
          </table:table-cell>
          <table:table-cell/>
          <table:table-cell table:style-name="ce5" table:formula="of:=9*ROUND(1024*[.M40]/(10000+[.M40]))" office:value-type="float" office:value="4968" calcext:value-type="float">
            <text:p>4968</text:p>
          </table:table-cell>
          <table:table-cell table:formula="of:=ROUND(([.O40]+[.O41])/2)" office:value-type="float" office:value="4941" calcext:value-type="float">
            <text:p>4941</text:p>
          </table:table-cell>
          <table:table-cell table:formula="of:=[.Q39]-50" office:value-type="float" office:value="4935" calcext:value-type="float">
            <text:p>4935</text:p>
          </table:table-cell>
          <table:table-cell table:style-name="ce23" table:formula="of:=[.P40]-[.Q40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float" office:value="5965.5" calcext:value-type="float">
            <text:p>5965.5</text:p>
          </table:table-cell>
          <table:table-cell table:style-name="ce5" table:formula="of:=5*[.B41]/(10000+[.B41])" office:value-type="float" office:value="1.8682471579343" calcext:value-type="float">
            <text:p>1.8682471579</text:p>
          </table:table-cell>
          <table:table-cell table:style-name="ce5" table:formula="of:=ROUND(1024*[.B41]/(10000+[.B41]))" office:value-type="float" office:value="383" calcext:value-type="float">
            <text:p>383</text:p>
          </table:table-cell>
          <table:table-cell table:style-name="ce5" table:formula="of:=ROUND(([.D41]+[.D42])/2)" office:value-type="float" office:value="379" calcext:value-type="float">
            <text:p>379</text:p>
          </table:table-cell>
          <table:table-cell table:style-name="ce5" table:formula="of:=[.F40]-10" office:value-type="float" office:value="367" calcext:value-type="float">
            <text:p>367</text:p>
          </table:table-cell>
          <table:table-cell table:style-name="ce12" table:formula="of:=[.F41]-[.E41]" office:value-type="float" office:value="-12" calcext:value-type="float">
            <text:p>-12</text:p>
          </table:table-cell>
          <table:table-cell table:style-name="ce5"/>
          <table:table-cell table:style-name="ce2" table:formula="of:=1.8*[.A41]+32" office:value-type="float" office:value="102.2" calcext:value-type="float">
            <text:p>102.2</text:p>
          </table:table-cell>
          <table:table-cell table:style-name="ce14"/>
          <table:table-cell/>
          <table:table-cell table:style-name="ce17" table:formula="of:=[.L40]+1" office:value-type="float" office:value="71" calcext:value-type="float">
            <text:p>71</text:p>
          </table:table-cell>
          <table:table-cell table:style-name="ce19" table:formula="of:=[.M$38]-([.L41]-[.L$38])*([.M$38]-[.M$47])/9" office:value-type="float" office:value="11434" calcext:value-type="float">
            <text:p>11434</text:p>
          </table:table-cell>
          <table:table-cell/>
          <table:table-cell table:style-name="ce5" table:formula="of:=9*ROUND(1024*[.M41]/(10000+[.M41]))" office:value-type="float" office:value="4914" calcext:value-type="float">
            <text:p>4914</text:p>
          </table:table-cell>
          <table:table-cell table:formula="of:=ROUND(([.O41]+[.O42])/2)" office:value-type="float" office:value="4892" calcext:value-type="float">
            <text:p>4892</text:p>
          </table:table-cell>
          <table:table-cell table:formula="of:=[.Q40]-50" office:value-type="float" office:value="4885" calcext:value-type="float">
            <text:p>4885</text:p>
          </table:table-cell>
          <table:table-cell table:style-name="ce23" table:formula="of:=[.P41]-[.Q41]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5758.3" calcext:value-type="float">
            <text:p>5758.3</text:p>
          </table:table-cell>
          <table:table-cell table:style-name="ce5" table:formula="of:=5*[.B42]/(10000+[.B42])" office:value-type="float" office:value="1.82706890971742" calcext:value-type="float">
            <text:p>1.8270689097</text:p>
          </table:table-cell>
          <table:table-cell table:style-name="ce5" table:formula="of:=ROUND(1024*[.B42]/(10000+[.B42]))" office:value-type="float" office:value="374" calcext:value-type="float">
            <text:p>374</text:p>
          </table:table-cell>
          <table:table-cell table:style-name="ce5" table:formula="of:=ROUND(([.D42]+[.D43])/2)" office:value-type="float" office:value="370" calcext:value-type="float">
            <text:p>370</text:p>
          </table:table-cell>
          <table:table-cell table:style-name="ce5" table:formula="of:=[.F41]-10" office:value-type="float" office:value="357" calcext:value-type="float">
            <text:p>357</text:p>
          </table:table-cell>
          <table:table-cell table:style-name="ce12" table:formula="of:=[.F42]-[.E42]" office:value-type="float" office:value="-13" calcext:value-type="float">
            <text:p>-13</text:p>
          </table:table-cell>
          <table:table-cell table:style-name="ce5"/>
          <table:table-cell table:style-name="ce2" table:formula="of:=1.8*[.A42]+32" office:value-type="float" office:value="104" calcext:value-type="float">
            <text:p>104</text:p>
          </table:table-cell>
          <table:table-cell table:style-name="ce14" table:formula="of:=[.B42]" office:value-type="float" office:value="5758.3" calcext:value-type="float">
            <text:p>5758.3</text:p>
          </table:table-cell>
          <table:table-cell/>
          <table:table-cell table:style-name="ce17" table:formula="of:=[.L41]+1" office:value-type="float" office:value="72" calcext:value-type="float">
            <text:p>72</text:p>
          </table:table-cell>
          <table:table-cell table:style-name="ce19" table:formula="of:=[.M$38]-([.L42]-[.L$38])*([.M$38]-[.M$47])/9" office:value-type="float" office:value="11195" calcext:value-type="float">
            <text:p>11195</text:p>
          </table:table-cell>
          <table:table-cell/>
          <table:table-cell table:style-name="ce5" table:formula="of:=9*ROUND(1024*[.M42]/(10000+[.M42]))" office:value-type="float" office:value="4869" calcext:value-type="float">
            <text:p>4869</text:p>
          </table:table-cell>
          <table:table-cell table:formula="of:=ROUND(([.O42]+[.O43])/2)" office:value-type="float" office:value="4842" calcext:value-type="float">
            <text:p>4842</text:p>
          </table:table-cell>
          <table:table-cell table:formula="of:=[.Q41]-50" office:value-type="float" office:value="4835" calcext:value-type="float">
            <text:p>4835</text:p>
          </table:table-cell>
          <table:table-cell table:style-name="ce23" table:formula="of:=[.P42]-[.Q42]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float" office:value="5559.4" calcext:value-type="float">
            <text:p>5559.4</text:p>
          </table:table-cell>
          <table:table-cell table:style-name="ce5" table:formula="of:=5*[.B43]/(10000+[.B43])" office:value-type="float" office:value="1.78650847719064" calcext:value-type="float">
            <text:p>1.7865084772</text:p>
          </table:table-cell>
          <table:table-cell table:style-name="ce5" table:formula="of:=ROUND(1024*[.B43]/(10000+[.B43]))" office:value-type="float" office:value="366" calcext:value-type="float">
            <text:p>366</text:p>
          </table:table-cell>
          <table:table-cell table:style-name="ce5" table:formula="of:=ROUND(([.D43]+[.D44])/2)" office:value-type="float" office:value="362" calcext:value-type="float">
            <text:p>362</text:p>
          </table:table-cell>
          <table:table-cell table:style-name="ce5" table:formula="of:=[.F42]-10" office:value-type="float" office:value="347" calcext:value-type="float">
            <text:p>347</text:p>
          </table:table-cell>
          <table:table-cell table:style-name="ce12" table:formula="of:=[.F43]-[.E43]" office:value-type="float" office:value="-15" calcext:value-type="float">
            <text:p>-15</text:p>
          </table:table-cell>
          <table:table-cell table:style-name="ce5"/>
          <table:table-cell table:style-name="ce2" table:formula="of:=1.8*[.A43]+32" office:value-type="float" office:value="105.8" calcext:value-type="float">
            <text:p>105.8</text:p>
          </table:table-cell>
          <table:table-cell table:style-name="ce14"/>
          <table:table-cell/>
          <table:table-cell table:style-name="ce17" table:formula="of:=[.L42]+1" office:value-type="float" office:value="73" calcext:value-type="float">
            <text:p>73</text:p>
          </table:table-cell>
          <table:table-cell table:style-name="ce19" table:formula="of:=[.M$38]-([.L43]-[.L$38])*([.M$38]-[.M$47])/9" office:value-type="float" office:value="10956" calcext:value-type="float">
            <text:p>10956</text:p>
          </table:table-cell>
          <table:table-cell/>
          <table:table-cell table:style-name="ce5" table:formula="of:=9*ROUND(1024*[.M43]/(10000+[.M43]))" office:value-type="float" office:value="4815" calcext:value-type="float">
            <text:p>4815</text:p>
          </table:table-cell>
          <table:table-cell table:formula="of:=ROUND(([.O43]+[.O44])/2)" office:value-type="float" office:value="4793" calcext:value-type="float">
            <text:p>4793</text:p>
          </table:table-cell>
          <table:table-cell table:formula="of:=[.Q42]-50" office:value-type="float" office:value="4785" calcext:value-type="float">
            <text:p>4785</text:p>
          </table:table-cell>
          <table:table-cell table:style-name="ce23" table:formula="of:=[.P43]-[.Q43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float" office:value="5368.4" calcext:value-type="float">
            <text:p>5368.4</text:p>
          </table:table-cell>
          <table:table-cell table:style-name="ce5" table:formula="of:=5*[.B44]/(10000+[.B44])" office:value-type="float" office:value="1.74657088571354" calcext:value-type="float">
            <text:p>1.7465708857</text:p>
          </table:table-cell>
          <table:table-cell table:style-name="ce5" table:formula="of:=ROUND(1024*[.B44]/(10000+[.B44]))" office:value-type="float" office:value="358" calcext:value-type="float">
            <text:p>358</text:p>
          </table:table-cell>
          <table:table-cell table:style-name="ce5" table:formula="of:=ROUND(([.D44]+[.D45])/2)" office:value-type="float" office:value="354" calcext:value-type="float">
            <text:p>354</text:p>
          </table:table-cell>
          <table:table-cell table:style-name="ce5" table:formula="of:=[.F43]-10" office:value-type="float" office:value="337" calcext:value-type="float">
            <text:p>337</text:p>
          </table:table-cell>
          <table:table-cell table:style-name="ce12" table:formula="of:=[.F44]-[.E44]" office:value-type="float" office:value="-17" calcext:value-type="float">
            <text:p>-17</text:p>
          </table:table-cell>
          <table:table-cell table:style-name="ce5"/>
          <table:table-cell table:style-name="ce2" table:formula="of:=1.8*[.A44]+32" office:value-type="float" office:value="107.6" calcext:value-type="float">
            <text:p>107.6</text:p>
          </table:table-cell>
          <table:table-cell table:style-name="ce14"/>
          <table:table-cell/>
          <table:table-cell table:style-name="ce17" table:formula="of:=[.L43]+1" office:value-type="float" office:value="74" calcext:value-type="float">
            <text:p>74</text:p>
          </table:table-cell>
          <table:table-cell table:style-name="ce19" table:formula="of:=[.M$38]-([.L44]-[.L$38])*([.M$38]-[.M$47])/9" office:value-type="float" office:value="10717" calcext:value-type="float">
            <text:p>10717</text:p>
          </table:table-cell>
          <table:table-cell/>
          <table:table-cell table:style-name="ce5" table:formula="of:=9*ROUND(1024*[.M44]/(10000+[.M44]))" office:value-type="float" office:value="4770" calcext:value-type="float">
            <text:p>4770</text:p>
          </table:table-cell>
          <table:table-cell table:formula="of:=ROUND(([.O44]+[.O45])/2)" office:value-type="float" office:value="4743" calcext:value-type="float">
            <text:p>4743</text:p>
          </table:table-cell>
          <table:table-cell table:formula="of:=[.Q43]-50" office:value-type="float" office:value="4735" calcext:value-type="float">
            <text:p>4735</text:p>
          </table:table-cell>
          <table:table-cell table:style-name="ce23" table:formula="of:=[.P44]-[.Q44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float" office:value="5185.1" calcext:value-type="float">
            <text:p>5185.1</text:p>
          </table:table-cell>
          <table:table-cell table:style-name="ce5" table:formula="of:=5*[.B45]/(10000+[.B45])" office:value-type="float" office:value="1.70729860191899" calcext:value-type="float">
            <text:p>1.7072986019</text:p>
          </table:table-cell>
          <table:table-cell table:style-name="ce5" table:formula="of:=ROUND(1024*[.B45]/(10000+[.B45]))" office:value-type="float" office:value="350" calcext:value-type="float">
            <text:p>350</text:p>
          </table:table-cell>
          <table:table-cell table:style-name="ce5" table:formula="of:=ROUND(([.D45]+[.D46])/2)" office:value-type="float" office:value="346" calcext:value-type="float">
            <text:p>346</text:p>
          </table:table-cell>
          <table:table-cell table:style-name="ce5" table:formula="of:=[.F44]-10" office:value-type="float" office:value="327" calcext:value-type="float">
            <text:p>327</text:p>
          </table:table-cell>
          <table:table-cell table:style-name="ce12" table:formula="of:=[.F45]-[.E45]" office:value-type="float" office:value="-19" calcext:value-type="float">
            <text:p>-19</text:p>
          </table:table-cell>
          <table:table-cell table:style-name="ce5"/>
          <table:table-cell table:style-name="ce2" table:formula="of:=1.8*[.A45]+32" office:value-type="float" office:value="109.4" calcext:value-type="float">
            <text:p>109.4</text:p>
          </table:table-cell>
          <table:table-cell table:style-name="ce14"/>
          <table:table-cell/>
          <table:table-cell table:style-name="ce17" table:formula="of:=[.L44]+1" office:value-type="float" office:value="75" calcext:value-type="float">
            <text:p>75</text:p>
          </table:table-cell>
          <table:table-cell table:style-name="ce19" table:formula="of:=[.M$38]-([.L45]-[.L$38])*([.M$38]-[.M$47])/9" office:value-type="float" office:value="10478" calcext:value-type="float">
            <text:p>10478</text:p>
          </table:table-cell>
          <table:table-cell/>
          <table:table-cell table:style-name="ce5" table:formula="of:=9*ROUND(1024*[.M45]/(10000+[.M45]))" office:value-type="float" office:value="4716" calcext:value-type="float">
            <text:p>4716</text:p>
          </table:table-cell>
          <table:table-cell table:formula="of:=ROUND(([.O45]+[.O46])/2)" office:value-type="float" office:value="4689" calcext:value-type="float">
            <text:p>4689</text:p>
          </table:table-cell>
          <table:table-cell table:formula="of:=[.Q44]-50" office:value-type="float" office:value="4685" calcext:value-type="float">
            <text:p>4685</text:p>
          </table:table-cell>
          <table:table-cell table:style-name="ce23" table:formula="of:=[.P45]-[.Q45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5008.9" calcext:value-type="float">
            <text:p>5008.9</text:p>
          </table:table-cell>
          <table:table-cell table:style-name="ce5" table:formula="of:=5*[.B46]/(10000+[.B46])" office:value-type="float" office:value="1.66864327165882" calcext:value-type="float">
            <text:p>1.6686432717</text:p>
          </table:table-cell>
          <table:table-cell table:style-name="ce5" table:formula="of:=ROUND(1024*[.B46]/(10000+[.B46]))" office:value-type="float" office:value="342" calcext:value-type="float">
            <text:p>342</text:p>
          </table:table-cell>
          <table:table-cell table:style-name="ce5" table:formula="of:=ROUND(([.D46]+[.D47])/2)" office:value-type="float" office:value="338" calcext:value-type="float">
            <text:p>338</text:p>
          </table:table-cell>
          <table:table-cell table:style-name="ce5" table:formula="of:=[.F45]-10" office:value-type="float" office:value="317" calcext:value-type="float">
            <text:p>317</text:p>
          </table:table-cell>
          <table:table-cell table:style-name="ce12" table:formula="of:=[.F46]-[.E46]" office:value-type="float" office:value="-21" calcext:value-type="float">
            <text:p>-21</text:p>
          </table:table-cell>
          <table:table-cell table:style-name="ce5"/>
          <table:table-cell table:style-name="ce2" table:formula="of:=1.8*[.A46]+32" office:value-type="float" office:value="111.2" calcext:value-type="float">
            <text:p>111.2</text:p>
          </table:table-cell>
          <table:table-cell table:style-name="ce14"/>
          <table:table-cell/>
          <table:table-cell table:style-name="ce17" table:formula="of:=[.L45]+1" office:value-type="float" office:value="76" calcext:value-type="float">
            <text:p>76</text:p>
          </table:table-cell>
          <table:table-cell table:style-name="ce19" table:formula="of:=[.M$38]-([.L46]-[.L$38])*([.M$38]-[.M$47])/9" office:value-type="float" office:value="10239" calcext:value-type="float">
            <text:p>10239</text:p>
          </table:table-cell>
          <table:table-cell/>
          <table:table-cell table:style-name="ce5" table:formula="of:=9*ROUND(1024*[.M46]/(10000+[.M46]))" office:value-type="float" office:value="4662" calcext:value-type="float">
            <text:p>4662</text:p>
          </table:table-cell>
          <table:table-cell table:formula="of:=ROUND(([.O46]+[.O47])/2)" office:value-type="float" office:value="4635" calcext:value-type="float">
            <text:p>4635</text:p>
          </table:table-cell>
          <table:table-cell table:formula="of:=[.Q45]-50" office:value-type="float" office:value="4635" calcext:value-type="float">
            <text:p>4635</text:p>
          </table:table-cell>
          <table:table-cell table:style-name="ce23" table:formula="of:=[.P46]-[.Q4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float" office:value="4839.7" calcext:value-type="float">
            <text:p>4839.7</text:p>
          </table:table-cell>
          <table:table-cell table:style-name="ce5" table:formula="of:=5*[.B47]/(10000+[.B47])" office:value-type="float" office:value="1.63065964945383" calcext:value-type="float">
            <text:p>1.6306596495</text:p>
          </table:table-cell>
          <table:table-cell table:style-name="ce5" table:formula="of:=ROUND(1024*[.B47]/(10000+[.B47]))" office:value-type="float" office:value="334" calcext:value-type="float">
            <text:p>334</text:p>
          </table:table-cell>
          <table:table-cell table:style-name="ce5" table:formula="of:=ROUND(([.D47]+[.D48])/2)" office:value-type="float" office:value="330" calcext:value-type="float">
            <text:p>330</text:p>
          </table:table-cell>
          <table:table-cell table:style-name="ce5" table:formula="of:=[.F46]-10" office:value-type="float" office:value="307" calcext:value-type="float">
            <text:p>307</text:p>
          </table:table-cell>
          <table:table-cell table:style-name="ce12" table:formula="of:=[.F47]-[.E47]" office:value-type="float" office:value="-23" calcext:value-type="float">
            <text:p>-23</text:p>
          </table:table-cell>
          <table:table-cell table:style-name="ce5"/>
          <table:table-cell table:style-name="ce2" table:formula="of:=1.8*[.A47]+32" office:value-type="float" office:value="113" calcext:value-type="float">
            <text:p>113</text:p>
          </table:table-cell>
          <table:table-cell table:style-name="ce14" table:formula="of:=[.B47]" office:value-type="float" office:value="4839.7" calcext:value-type="float">
            <text:p>4839.7</text:p>
          </table:table-cell>
          <table:table-cell/>
          <table:table-cell table:style-name="ce17" table:formula="of:=[.L46]+1" office:value-type="float" office:value="77" calcext:value-type="float">
            <text:p>77</text:p>
          </table:table-cell>
          <table:table-cell table:formula="of:=[.J27]" office:value-type="float" office:value="10000" calcext:value-type="float">
            <text:p>10000</text:p>
          </table:table-cell>
          <table:table-cell/>
          <table:table-cell table:style-name="ce5" table:formula="of:=9*ROUND(1024*[.M47]/(10000+[.M47]))" office:value-type="float" office:value="4608" calcext:value-type="float">
            <text:p>4608</text:p>
          </table:table-cell>
          <table:table-cell table:formula="of:=ROUND(([.O47]+[.O48])/2)" office:value-type="float" office:value="4586" calcext:value-type="float">
            <text:p>4586</text:p>
          </table:table-cell>
          <table:table-cell table:formula="of:=[.Q46]-50" office:value-type="float" office:value="4585" calcext:value-type="float">
            <text:p>4585</text:p>
          </table:table-cell>
          <table:table-cell table:style-name="ce23" table:formula="of:=[.P47]-[.Q4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4677" calcext:value-type="float">
            <text:p>4677</text:p>
          </table:table-cell>
          <table:table-cell table:style-name="ce5" table:formula="of:=5*[.B48]/(10000+[.B48])" office:value-type="float" office:value="1.59330925938543" calcext:value-type="float">
            <text:p>1.5933092594</text:p>
          </table:table-cell>
          <table:table-cell table:style-name="ce5" table:formula="of:=ROUND(1024*[.B48]/(10000+[.B48]))" office:value-type="float" office:value="326" calcext:value-type="float">
            <text:p>326</text:p>
          </table:table-cell>
          <table:table-cell table:style-name="ce5" table:formula="of:=ROUND(([.D48]+[.D49])/2)" office:value-type="float" office:value="323" calcext:value-type="float">
            <text:p>323</text:p>
          </table:table-cell>
          <table:table-cell table:style-name="ce5" table:formula="of:=[.F47]-10" office:value-type="float" office:value="297" calcext:value-type="float">
            <text:p>297</text:p>
          </table:table-cell>
          <table:table-cell table:style-name="ce12" table:formula="of:=[.F48]-[.E48]" office:value-type="float" office:value="-26" calcext:value-type="float">
            <text:p>-26</text:p>
          </table:table-cell>
          <table:table-cell table:style-name="ce5"/>
          <table:table-cell table:style-name="ce2" table:formula="of:=1.8*[.A48]+32" office:value-type="float" office:value="114.8" calcext:value-type="float">
            <text:p>114.8</text:p>
          </table:table-cell>
          <table:table-cell table:style-name="ce14"/>
          <table:table-cell/>
          <table:table-cell table:style-name="ce17" table:formula="of:=[.L47]+1" office:value-type="float" office:value="78" calcext:value-type="float">
            <text:p>78</text:p>
          </table:table-cell>
          <table:table-cell table:formula="of:=[.M$47]-([.L48]-[.L$47])*([.M$47]-[.M$56])/9" office:value-type="float" office:value="9808.4" calcext:value-type="float">
            <text:p>9808.4</text:p>
          </table:table-cell>
          <table:table-cell/>
          <table:table-cell table:style-name="ce5" table:formula="of:=9*ROUND(1024*[.M48]/(10000+[.M48]))" office:value-type="float" office:value="4563" calcext:value-type="float">
            <text:p>4563</text:p>
          </table:table-cell>
          <table:table-cell table:formula="of:=ROUND(([.O48]+[.O49])/2)" office:value-type="float" office:value="4541" calcext:value-type="float">
            <text:p>4541</text:p>
          </table:table-cell>
          <table:table-cell table:formula="of:=[.Q47]-50" office:value-type="float" office:value="4535" calcext:value-type="float">
            <text:p>4535</text:p>
          </table:table-cell>
          <table:table-cell table:style-name="ce23" table:formula="of:=[.P48]-[.Q48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float" office:value="4520.7" calcext:value-type="float">
            <text:p>4520.7</text:p>
          </table:table-cell>
          <table:table-cell table:style-name="ce5" table:formula="of:=5*[.B49]/(10000+[.B49])" office:value-type="float" office:value="1.55663983141309" calcext:value-type="float">
            <text:p>1.5566398314</text:p>
          </table:table-cell>
          <table:table-cell table:style-name="ce5" table:formula="of:=ROUND(1024*[.B49]/(10000+[.B49]))" office:value-type="float" office:value="319" calcext:value-type="float">
            <text:p>319</text:p>
          </table:table-cell>
          <table:table-cell table:style-name="ce5" table:formula="of:=ROUND(([.D49]+[.D50])/2)" office:value-type="float" office:value="315" calcext:value-type="float">
            <text:p>315</text:p>
          </table:table-cell>
          <table:table-cell table:style-name="ce5" table:formula="of:=[.F48]-10" office:value-type="float" office:value="287" calcext:value-type="float">
            <text:p>287</text:p>
          </table:table-cell>
          <table:table-cell table:style-name="ce12" table:formula="of:=[.F49]-[.E49]" office:value-type="float" office:value="-28" calcext:value-type="float">
            <text:p>-28</text:p>
          </table:table-cell>
          <table:table-cell table:style-name="ce5"/>
          <table:table-cell table:style-name="ce2" table:formula="of:=1.8*[.A49]+32" office:value-type="float" office:value="116.6" calcext:value-type="float">
            <text:p>116.6</text:p>
          </table:table-cell>
          <table:table-cell table:style-name="ce14"/>
          <table:table-cell/>
          <table:table-cell table:style-name="ce17" table:formula="of:=[.L48]+1" office:value-type="float" office:value="79" calcext:value-type="float">
            <text:p>79</text:p>
          </table:table-cell>
          <table:table-cell table:formula="of:=[.M$47]-([.L49]-[.L$47])*([.M$47]-[.M$56])/9" office:value-type="float" office:value="9616.8" calcext:value-type="float">
            <text:p>9616.8</text:p>
          </table:table-cell>
          <table:table-cell/>
          <table:table-cell table:style-name="ce5" table:formula="of:=9*ROUND(1024*[.M49]/(10000+[.M49]))" office:value-type="float" office:value="4518" calcext:value-type="float">
            <text:p>4518</text:p>
          </table:table-cell>
          <table:table-cell table:formula="of:=ROUND(([.O49]+[.O50])/2)" office:value-type="float" office:value="4496" calcext:value-type="float">
            <text:p>4496</text:p>
          </table:table-cell>
          <table:table-cell table:formula="of:=[.Q48]-50" office:value-type="float" office:value="4485" calcext:value-type="float">
            <text:p>4485</text:p>
          </table:table-cell>
          <table:table-cell table:style-name="ce23" table:formula="of:=[.P49]-[.Q49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float" office:value="4370.4" calcext:value-type="float">
            <text:p>4370.4</text:p>
          </table:table-cell>
          <table:table-cell table:style-name="ce5" table:formula="of:=5*[.B50]/(10000+[.B50])" office:value-type="float" office:value="1.5206257306686" calcext:value-type="float">
            <text:p>1.5206257307</text:p>
          </table:table-cell>
          <table:table-cell table:style-name="ce5" table:formula="of:=ROUND(1024*[.B50]/(10000+[.B50]))" office:value-type="float" office:value="311" calcext:value-type="float">
            <text:p>311</text:p>
          </table:table-cell>
          <table:table-cell table:style-name="ce5" table:formula="of:=ROUND(([.D50]+[.D51])/2)" office:value-type="float" office:value="308" calcext:value-type="float">
            <text:p>308</text:p>
          </table:table-cell>
          <table:table-cell table:style-name="ce5" table:formula="of:=[.F49]-10" office:value-type="float" office:value="277" calcext:value-type="float">
            <text:p>277</text:p>
          </table:table-cell>
          <table:table-cell table:style-name="ce12" table:formula="of:=[.F50]-[.E50]" office:value-type="float" office:value="-31" calcext:value-type="float">
            <text:p>-31</text:p>
          </table:table-cell>
          <table:table-cell table:style-name="ce5"/>
          <table:table-cell table:style-name="ce2" table:formula="of:=1.8*[.A50]+32" office:value-type="float" office:value="118.4" calcext:value-type="float">
            <text:p>118.4</text:p>
          </table:table-cell>
          <table:table-cell table:style-name="ce14"/>
          <table:table-cell/>
          <table:table-cell table:style-name="ce17" table:formula="of:=[.L49]+1" office:value-type="float" office:value="80" calcext:value-type="float">
            <text:p>80</text:p>
          </table:table-cell>
          <table:table-cell table:formula="of:=[.M$47]-([.L50]-[.L$47])*([.M$47]-[.M$56])/9" office:value-type="float" office:value="9425.2" calcext:value-type="float">
            <text:p>9425.2</text:p>
          </table:table-cell>
          <table:table-cell/>
          <table:table-cell table:style-name="ce5" table:formula="of:=9*ROUND(1024*[.M50]/(10000+[.M50]))" office:value-type="float" office:value="4473" calcext:value-type="float">
            <text:p>4473</text:p>
          </table:table-cell>
          <table:table-cell table:formula="of:=ROUND(([.O50]+[.O51])/2)" office:value-type="float" office:value="4451" calcext:value-type="float">
            <text:p>4451</text:p>
          </table:table-cell>
          <table:table-cell table:formula="of:=[.Q49]-50" office:value-type="float" office:value="4435" calcext:value-type="float">
            <text:p>4435</text:p>
          </table:table-cell>
          <table:table-cell table:style-name="ce23" table:formula="of:=[.P50]-[.Q50]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float" office:value="4226" calcext:value-type="float">
            <text:p>4226</text:p>
          </table:table-cell>
          <table:table-cell table:style-name="ce5" table:formula="of:=5*[.B51]/(10000+[.B51])" office:value-type="float" office:value="1.48530858990581" calcext:value-type="float">
            <text:p>1.4853085899</text:p>
          </table:table-cell>
          <table:table-cell table:style-name="ce5" table:formula="of:=ROUND(1024*[.B51]/(10000+[.B51]))" office:value-type="float" office:value="304" calcext:value-type="float">
            <text:p>304</text:p>
          </table:table-cell>
          <table:table-cell table:style-name="ce5" table:formula="of:=ROUND(([.D51]+[.D52])/2)" office:value-type="float" office:value="301" calcext:value-type="float">
            <text:p>301</text:p>
          </table:table-cell>
          <table:table-cell table:style-name="ce5" table:formula="of:=[.F50]-10" office:value-type="float" office:value="267" calcext:value-type="float">
            <text:p>267</text:p>
          </table:table-cell>
          <table:table-cell table:style-name="ce12" table:formula="of:=[.F51]-[.E51]" office:value-type="float" office:value="-34" calcext:value-type="float">
            <text:p>-34</text:p>
          </table:table-cell>
          <table:table-cell table:style-name="ce5"/>
          <table:table-cell table:style-name="ce2" table:formula="of:=1.8*[.A51]+32" office:value-type="float" office:value="120.2" calcext:value-type="float">
            <text:p>120.2</text:p>
          </table:table-cell>
          <table:table-cell table:style-name="ce14"/>
          <table:table-cell/>
          <table:table-cell table:style-name="ce17" table:formula="of:=[.L50]+1" office:value-type="float" office:value="81" calcext:value-type="float">
            <text:p>81</text:p>
          </table:table-cell>
          <table:table-cell table:formula="of:=[.M$47]-([.L51]-[.L$47])*([.M$47]-[.M$56])/9" office:value-type="float" office:value="9233.6" calcext:value-type="float">
            <text:p>9233.6</text:p>
          </table:table-cell>
          <table:table-cell/>
          <table:table-cell table:style-name="ce5" table:formula="of:=9*ROUND(1024*[.M51]/(10000+[.M51]))" office:value-type="float" office:value="4428" calcext:value-type="float">
            <text:p>4428</text:p>
          </table:table-cell>
          <table:table-cell table:formula="of:=ROUND(([.O51]+[.O52])/2)" office:value-type="float" office:value="4401" calcext:value-type="float">
            <text:p>4401</text:p>
          </table:table-cell>
          <table:table-cell table:formula="of:=[.Q50]-50" office:value-type="float" office:value="4385" calcext:value-type="float">
            <text:p>4385</text:p>
          </table:table-cell>
          <table:table-cell table:style-name="ce23" table:formula="of:=[.P51]-[.Q51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float" office:value="4087" calcext:value-type="float">
            <text:p>4087</text:p>
          </table:table-cell>
          <table:table-cell table:style-name="ce6" table:formula="of:=5*[.B52]/(10000+[.B52])" office:value-type="float" office:value="1.45062823880173" calcext:value-type="float">
            <text:p>1.4506282388</text:p>
          </table:table-cell>
          <table:table-cell table:style-name="ce6" table:formula="of:=ROUND(1024*[.B52]/(10000+[.B52]))" office:value-type="float" office:value="297" calcext:value-type="float">
            <text:p>297</text:p>
          </table:table-cell>
          <table:table-cell table:style-name="ce6"/>
          <table:table-cell table:style-name="ce6" table:formula="of:=[.F51]-10" office:value-type="float" office:value="257" calcext:value-type="float">
            <text:p>257</text:p>
          </table:table-cell>
          <table:table-cell table:style-name="ce13"/>
          <table:table-cell table:style-name="ce5"/>
          <table:table-cell table:style-name="ce3" table:formula="of:=1.8*[.A52]+32" office:value-type="float" office:value="122" calcext:value-type="float">
            <text:p>122</text:p>
          </table:table-cell>
          <table:table-cell table:style-name="ce15" table:formula="of:=[.B52]" office:value-type="float" office:value="4087" calcext:value-type="float">
            <text:p>4087</text:p>
          </table:table-cell>
          <table:table-cell/>
          <table:table-cell table:style-name="ce17" table:formula="of:=[.L51]+1" office:value-type="float" office:value="82" calcext:value-type="float">
            <text:p>82</text:p>
          </table:table-cell>
          <table:table-cell table:formula="of:=[.M$47]-([.L52]-[.L$47])*([.M$47]-[.M$56])/9" office:value-type="float" office:value="9042" calcext:value-type="float">
            <text:p>9042</text:p>
          </table:table-cell>
          <table:table-cell/>
          <table:table-cell table:style-name="ce5" table:formula="of:=9*ROUND(1024*[.M52]/(10000+[.M52]))" office:value-type="float" office:value="4374" calcext:value-type="float">
            <text:p>4374</text:p>
          </table:table-cell>
          <table:table-cell table:formula="of:=ROUND(([.O52]+[.O53])/2)" office:value-type="float" office:value="4352" calcext:value-type="float">
            <text:p>4352</text:p>
          </table:table-cell>
          <table:table-cell table:formula="of:=[.Q51]-50" office:value-type="float" office:value="4335" calcext:value-type="float">
            <text:p>4335</text:p>
          </table:table-cell>
          <table:table-cell table:style-name="ce22" table:formula="of:=[.P52]-[.Q52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  <table:table-cell table:style-name="ce16" table:formula="of:=[.L52]+1" office:value-type="float" office:value="83" calcext:value-type="float">
            <text:p>83</text:p>
          </table:table-cell>
          <table:table-cell table:formula="of:=[.M$47]-([.L53]-[.L$47])*([.M$47]-[.M$56])/9" office:value-type="float" office:value="8850.4" calcext:value-type="float">
            <text:p>8850.4</text:p>
          </table:table-cell>
          <table:table-cell/>
          <table:table-cell table:style-name="ce5" table:formula="of:=9*ROUND(1024*[.M53]/(10000+[.M53]))" office:value-type="float" office:value="4329" calcext:value-type="float">
            <text:p>4329</text:p>
          </table:table-cell>
          <table:table-cell table:formula="of:=ROUND(([.O53]+[.O54])/2)" office:value-type="float" office:value="4302" calcext:value-type="float">
            <text:p>4302</text:p>
          </table:table-cell>
          <table:table-cell table:formula="of:=[.Q52]-50" office:value-type="float" office:value="4285" calcext:value-type="float">
            <text:p>4285</text:p>
          </table:table-cell>
          <table:table-cell table:style-name="ce22" table:formula="of:=[.P53]-[.Q5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able Celcius → R found on the Internet</text:p>
          </table:table-cell>
          <table:table-cell table:number-columns-repeated="10"/>
          <table:table-cell table:style-name="ce16" table:formula="of:=[.L53]+1" office:value-type="float" office:value="84" calcext:value-type="float">
            <text:p>84</text:p>
          </table:table-cell>
          <table:table-cell table:formula="of:=[.M$47]-([.L54]-[.L$47])*([.M$47]-[.M$56])/9" office:value-type="float" office:value="8658.8" calcext:value-type="float">
            <text:p>8658.8</text:p>
          </table:table-cell>
          <table:table-cell/>
          <table:table-cell table:style-name="ce5" table:formula="of:=9*ROUND(1024*[.M54]/(10000+[.M54]))" office:value-type="float" office:value="4275" calcext:value-type="float">
            <text:p>4275</text:p>
          </table:table-cell>
          <table:table-cell table:formula="of:=ROUND(([.O54]+[.O55])/2)" office:value-type="float" office:value="4253" calcext:value-type="float">
            <text:p>4253</text:p>
          </table:table-cell>
          <table:table-cell table:formula="of:=[.Q53]-50" office:value-type="float" office:value="4235" calcext:value-type="float">
            <text:p>4235</text:p>
          </table:table-cell>
          <table:table-cell table:style-name="ce22" table:formula="of:=[.P54]-[.Q54]"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  <table:table-cell table:style-name="ce16" table:formula="of:=[.L54]+1" office:value-type="float" office:value="85" calcext:value-type="float">
            <text:p>85</text:p>
          </table:table-cell>
          <table:table-cell table:formula="of:=[.M$47]-([.L55]-[.L$47])*([.M$47]-[.M$56])/9" office:value-type="float" office:value="8467.2" calcext:value-type="float">
            <text:p>8467.2</text:p>
          </table:table-cell>
          <table:table-cell/>
          <table:table-cell table:style-name="ce5" table:formula="of:=9*ROUND(1024*[.M55]/(10000+[.M55]))" office:value-type="float" office:value="4230" calcext:value-type="float">
            <text:p>4230</text:p>
          </table:table-cell>
          <table:table-cell table:formula="of:=ROUND(([.O55]+[.O56])/2)" office:value-type="float" office:value="4203" calcext:value-type="float">
            <text:p>4203</text:p>
          </table:table-cell>
          <table:table-cell table:formula="of:=[.Q54]-50" office:value-type="float" office:value="4185" calcext:value-type="float">
            <text:p>4185</text:p>
          </table:table-cell>
          <table:table-cell table:style-name="ce22" table:formula="of:=[.P55]-[.Q5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einhart-Hart coefficients</text:p>
          </table:table-cell>
          <table:table-cell table:number-columns-repeated="10"/>
          <table:table-cell table:style-name="ce16" table:formula="of:=[.L55]+1" office:value-type="float" office:value="86" calcext:value-type="float">
            <text:p>86</text:p>
          </table:table-cell>
          <table:table-cell table:formula="of:=[.J32]" office:value-type="float" office:value="8275.6" calcext:value-type="float">
            <text:p>8275.6</text:p>
          </table:table-cell>
          <table:table-cell/>
          <table:table-cell table:style-name="ce5" table:formula="of:=9*ROUND(1024*[.M56]/(10000+[.M56]))" office:value-type="float" office:value="4176" calcext:value-type="float">
            <text:p>4176</text:p>
          </table:table-cell>
          <table:table-cell table:formula="of:=ROUND(([.O56]+[.O57])/2)" office:value-type="float" office:value="4154" calcext:value-type="float">
            <text:p>4154</text:p>
          </table:table-cell>
          <table:table-cell table:formula="of:=[.Q55]-50" office:value-type="float" office:value="4135" calcext:value-type="float">
            <text:p>4135</text:p>
          </table:table-cell>
          <table:table-cell table:style-name="ce22" table:formula="of:=[.P56]-[.Q56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[0]</text:p>
          </table:table-cell>
          <table:table-cell table:style-name="ce7" office:value-type="float" office:value="0.00081640516954198" calcext:value-type="float">
            <text:p>8.16E-04</text:p>
          </table:table-cell>
          <table:table-cell table:number-columns-repeated="9"/>
          <table:table-cell table:style-name="ce16" table:formula="of:=[.L56]+1" office:value-type="float" office:value="87" calcext:value-type="float">
            <text:p>87</text:p>
          </table:table-cell>
          <table:table-cell table:style-name="ce19" table:formula="of:=[.M$56]-([.L57]-[.L$56])*([.M$56]-[.M$65])/9" office:value-type="float" office:value="8121.13333333333" calcext:value-type="float">
            <text:p>8121.1333333333</text:p>
          </table:table-cell>
          <table:table-cell/>
          <table:table-cell table:style-name="ce5" table:formula="of:=9*ROUND(1024*[.M57]/(10000+[.M57]))" office:value-type="float" office:value="4131" calcext:value-type="float">
            <text:p>4131</text:p>
          </table:table-cell>
          <table:table-cell table:formula="of:=ROUND(([.O57]+[.O58])/2)" office:value-type="float" office:value="4109" calcext:value-type="float">
            <text:p>4109</text:p>
          </table:table-cell>
          <table:table-cell table:formula="of:=[.Q56]-50" office:value-type="float" office:value="4085" calcext:value-type="float">
            <text:p>4085</text:p>
          </table:table-cell>
          <table:table-cell table:style-name="ce21" table:formula="of:=[.P57]-[.Q57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[1]</text:p>
          </table:table-cell>
          <table:table-cell table:style-name="ce7" office:value-type="float" office:value="0.000272095473858946" calcext:value-type="float">
            <text:p>2.72E-04</text:p>
          </table:table-cell>
          <table:table-cell table:number-columns-repeated="9"/>
          <table:table-cell table:style-name="ce16" table:formula="of:=[.L57]+1" office:value-type="float" office:value="88" calcext:value-type="float">
            <text:p>88</text:p>
          </table:table-cell>
          <table:table-cell table:style-name="ce19" table:formula="of:=[.M$56]-([.L58]-[.L$56])*([.M$56]-[.M$65])/9" office:value-type="float" office:value="7966.66666666667" calcext:value-type="float">
            <text:p>7966.6666666667</text:p>
          </table:table-cell>
          <table:table-cell/>
          <table:table-cell table:style-name="ce5" table:formula="of:=9*ROUND(1024*[.M58]/(10000+[.M58]))" office:value-type="float" office:value="4086" calcext:value-type="float">
            <text:p>4086</text:p>
          </table:table-cell>
          <table:table-cell table:formula="of:=ROUND(([.O58]+[.O59])/2)" office:value-type="float" office:value="4064" calcext:value-type="float">
            <text:p>4064</text:p>
          </table:table-cell>
          <table:table-cell table:formula="of:=[.Q57]-50" office:value-type="float" office:value="4035" calcext:value-type="float">
            <text:p>4035</text:p>
          </table:table-cell>
          <table:table-cell table:style-name="ce14" table:formula="of:=[.P58]-[.Q58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[2]</text:p>
          </table:table-cell>
          <table:table-cell table:style-name="ce7" office:value-type="float" office:value="-0.00000114489580753966" calcext:value-type="float">
            <text:p>-1.14E-06</text:p>
          </table:table-cell>
          <table:table-cell table:number-columns-repeated="9"/>
          <table:table-cell table:style-name="ce16" table:formula="of:=[.L58]+1" office:value-type="float" office:value="89" calcext:value-type="float">
            <text:p>89</text:p>
          </table:table-cell>
          <table:table-cell table:style-name="ce19" table:formula="of:=[.M$56]-([.L59]-[.L$56])*([.M$56]-[.M$65])/9" office:value-type="float" office:value="7812.2" calcext:value-type="float">
            <text:p>7812.2</text:p>
          </table:table-cell>
          <table:table-cell/>
          <table:table-cell table:style-name="ce5" table:formula="of:=9*ROUND(1024*[.M59]/(10000+[.M59]))" office:value-type="float" office:value="4041" calcext:value-type="float">
            <text:p>4041</text:p>
          </table:table-cell>
          <table:table-cell table:formula="of:=ROUND(([.O59]+[.O60])/2)" office:value-type="float" office:value="4019" calcext:value-type="float">
            <text:p>4019</text:p>
          </table:table-cell>
          <table:table-cell table:formula="of:=[.Q58]-50" office:value-type="float" office:value="3985" calcext:value-type="float">
            <text:p>3985</text:p>
          </table:table-cell>
          <table:table-cell table:style-name="ce14" table:formula="of:=[.P59]-[.Q59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[3]</text:p>
          </table:table-cell>
          <table:table-cell table:style-name="ce7" office:value-type="float" office:value="0.000000164645924697626" calcext:value-type="float">
            <text:p>1.65E-07</text:p>
          </table:table-cell>
          <table:table-cell table:number-columns-repeated="9"/>
          <table:table-cell table:style-name="ce16" table:formula="of:=[.L59]+1" office:value-type="float" office:value="90" calcext:value-type="float">
            <text:p>90</text:p>
          </table:table-cell>
          <table:table-cell table:style-name="ce19" table:formula="of:=[.M$56]-([.L60]-[.L$56])*([.M$56]-[.M$65])/9" office:value-type="float" office:value="7657.73333333333" calcext:value-type="float">
            <text:p>7657.7333333333</text:p>
          </table:table-cell>
          <table:table-cell/>
          <table:table-cell table:style-name="ce5" table:formula="of:=9*ROUND(1024*[.M60]/(10000+[.M60]))" office:value-type="float" office:value="3996" calcext:value-type="float">
            <text:p>3996</text:p>
          </table:table-cell>
          <table:table-cell table:formula="of:=ROUND(([.O60]+[.O61])/2)" office:value-type="float" office:value="3974" calcext:value-type="float">
            <text:p>3974</text:p>
          </table:table-cell>
          <table:table-cell table:formula="of:=[.Q59]-50" office:value-type="float" office:value="3935" calcext:value-type="float">
            <text:p>3935</text:p>
          </table:table-cell>
          <table:table-cell table:style-name="ce14" table:formula="of:=[.P60]-[.Q60]" office:value-type="float" office:value="39" calcext:value-type="float">
            <text:p>39</text:p>
          </table:table-cell>
        </table:table-row>
        <table:table-row table:style-name="ro1">
          <table:table-cell table:number-columns-repeated="11"/>
          <table:table-cell table:style-name="ce16" table:formula="of:=[.L60]+1" office:value-type="float" office:value="91" calcext:value-type="float">
            <text:p>91</text:p>
          </table:table-cell>
          <table:table-cell table:style-name="ce19" table:formula="of:=[.M$56]-([.L61]-[.L$56])*([.M$56]-[.M$65])/9" office:value-type="float" office:value="7503.26666666667" calcext:value-type="float">
            <text:p>7503.2666666667</text:p>
          </table:table-cell>
          <table:table-cell/>
          <table:table-cell table:style-name="ce5" table:formula="of:=9*ROUND(1024*[.M61]/(10000+[.M61]))" office:value-type="float" office:value="3951" calcext:value-type="float">
            <text:p>3951</text:p>
          </table:table-cell>
          <table:table-cell table:formula="of:=ROUND(([.O61]+[.O62])/2)" office:value-type="float" office:value="3929" calcext:value-type="float">
            <text:p>3929</text:p>
          </table:table-cell>
          <table:table-cell table:formula="of:=[.Q60]-50" office:value-type="float" office:value="3885" calcext:value-type="float">
            <text:p>3885</text:p>
          </table:table-cell>
          <table:table-cell table:style-name="ce14" table:formula="of:=[.P61]-[.Q61]" office:value-type="float" office:value="44" calcext:value-type="float">
            <text:p>44</text:p>
          </table:table-cell>
        </table:table-row>
        <table:table-row table:style-name="ro1">
          <table:table-cell table:number-columns-repeated="11"/>
          <table:table-cell table:style-name="ce16" table:formula="of:=[.L61]+1" office:value-type="float" office:value="92" calcext:value-type="float">
            <text:p>92</text:p>
          </table:table-cell>
          <table:table-cell table:style-name="ce19" table:formula="of:=[.M$56]-([.L62]-[.L$56])*([.M$56]-[.M$65])/9" office:value-type="float" office:value="7348.8" calcext:value-type="float">
            <text:p>7348.8</text:p>
          </table:table-cell>
          <table:table-cell/>
          <table:table-cell table:style-name="ce5" table:formula="of:=9*ROUND(1024*[.M62]/(10000+[.M62]))" office:value-type="float" office:value="3906" calcext:value-type="float">
            <text:p>3906</text:p>
          </table:table-cell>
          <table:table-cell table:formula="of:=ROUND(([.O62]+[.O63])/2)" office:value-type="float" office:value="3879" calcext:value-type="float">
            <text:p>3879</text:p>
          </table:table-cell>
          <table:table-cell table:formula="of:=[.Q61]-50" office:value-type="float" office:value="3835" calcext:value-type="float">
            <text:p>3835</text:p>
          </table:table-cell>
          <table:table-cell table:style-name="ce14" table:formula="of:=[.P62]-[.Q6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g R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ApproxC</text:p>
          </table:table-cell>
          <table:table-cell office:value-type="string" calcext:value-type="string">
            <text:p>TempF</text:p>
          </table:table-cell>
          <table:table-cell office:value-type="string" calcext:value-type="string">
            <text:p>ApproxF</text:p>
          </table:table-cell>
          <table:table-cell table:number-columns-repeated="4"/>
          <table:table-cell table:style-name="ce16" table:formula="of:=[.L62]+1" office:value-type="float" office:value="93" calcext:value-type="float">
            <text:p>93</text:p>
          </table:table-cell>
          <table:table-cell table:style-name="ce19" table:formula="of:=[.M$56]-([.L63]-[.L$56])*([.M$56]-[.M$65])/9" office:value-type="float" office:value="7194.33333333333" calcext:value-type="float">
            <text:p>7194.3333333333</text:p>
          </table:table-cell>
          <table:table-cell/>
          <table:table-cell table:style-name="ce5" table:formula="of:=9*ROUND(1024*[.M63]/(10000+[.M63]))" office:value-type="float" office:value="3852" calcext:value-type="float">
            <text:p>3852</text:p>
          </table:table-cell>
          <table:table-cell table:formula="of:=ROUND(([.O63]+[.O64])/2)" office:value-type="float" office:value="3830" calcext:value-type="float">
            <text:p>3830</text:p>
          </table:table-cell>
          <table:table-cell table:formula="of:=[.Q62]-50" office:value-type="float" office:value="3785" calcext:value-type="float">
            <text:p>3785</text:p>
          </table:table-cell>
          <table:table-cell table:style-name="ce14" table:formula="of:=[.P63]-[.Q63]" office:value-type="float" office:value="45" calcext:value-type="float">
            <text:p>45</text:p>
          </table:table-cell>
        </table:table-row>
        <table:table-row table:style-name="ro1">
          <table:table-cell table:number-columns-repeated="11"/>
          <table:table-cell table:style-name="ce16" table:formula="of:=[.L63]+1" office:value-type="float" office:value="94" calcext:value-type="float">
            <text:p>94</text:p>
          </table:table-cell>
          <table:table-cell table:style-name="ce19" table:formula="of:=[.M$56]-([.L64]-[.L$56])*([.M$56]-[.M$65])/9" office:value-type="float" office:value="7039.86666666667" calcext:value-type="float">
            <text:p>7039.8666666667</text:p>
          </table:table-cell>
          <table:table-cell/>
          <table:table-cell table:style-name="ce5" table:formula="of:=9*ROUND(1024*[.M64]/(10000+[.M64]))" office:value-type="float" office:value="3807" calcext:value-type="float">
            <text:p>3807</text:p>
          </table:table-cell>
          <table:table-cell table:formula="of:=ROUND(([.O64]+[.O65])/2)" office:value-type="float" office:value="3785" calcext:value-type="float">
            <text:p>3785</text:p>
          </table:table-cell>
          <table:table-cell table:formula="of:=[.Q63]-50" office:value-type="float" office:value="3735" calcext:value-type="float">
            <text:p>3735</text:p>
          </table:table-cell>
          <table:table-cell table:style-name="ce14" table:formula="of:=[.P64]-[.Q6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10000*[.A65])/(1023-[.A65])" office:value-type="string" office:string-value="" calcext:value-type="error">
            <text:p>#DIV/0!</text:p>
          </table:table-cell>
          <table:table-cell table:number-columns-repeated="9"/>
          <table:table-cell table:style-name="ce16" table:formula="of:=[.L64]+1" office:value-type="float" office:value="95" calcext:value-type="float">
            <text:p>95</text:p>
          </table:table-cell>
          <table:table-cell table:formula="of:=[.J37]" office:value-type="float" office:value="6885.4" calcext:value-type="float">
            <text:p>6885.4</text:p>
          </table:table-cell>
          <table:table-cell/>
          <table:table-cell table:style-name="ce5" table:formula="of:=9*ROUND(1024*[.M65]/(10000+[.M65]))" office:value-type="float" office:value="3762" calcext:value-type="float">
            <text:p>3762</text:p>
          </table:table-cell>
          <table:table-cell table:formula="of:=ROUND(([.O65]+[.O66])/2)" office:value-type="float" office:value="3740" calcext:value-type="float">
            <text:p>3740</text:p>
          </table:table-cell>
          <table:table-cell table:formula="of:=[.Q64]-50" office:value-type="float" office:value="3685" calcext:value-type="float">
            <text:p>3685</text:p>
          </table:table-cell>
          <table:table-cell table:style-name="ce14" table:formula="of:=[.P65]-[.Q65]" office:value-type="float" office:value="55" calcext:value-type="float">
            <text:p>55</text:p>
          </table:table-cell>
        </table:table-row>
        <table:table-row table:style-name="ro1">
          <table:table-cell table:formula="of:=[.A65]-1" office:value-type="float" office:value="1022" calcext:value-type="float">
            <text:p>1022</text:p>
          </table:table-cell>
          <table:table-cell table:formula="of:=(10000*[.A66])/(1023-[.A66])" office:value-type="float" office:value="10220000" calcext:value-type="float">
            <text:p>10220000</text:p>
          </table:table-cell>
          <table:table-cell table:formula="of:=LN([.B66])" office:value-type="float" office:value="16.1398571427398" calcext:value-type="float">
            <text:p>16.1398571427</text:p>
          </table:table-cell>
          <table:table-cell table:formula="of:=1/([.$B$57]+[.$B$58]*[.C66]+[.$B$59]*[.C66]*[.C66]+[.$B$60]*[.C66]*[.C66]*[.C66])-273.5" office:value-type="float" office:value="-94.9915923296215" calcext:value-type="float">
            <text:p>-94.9915923296</text:p>
          </table:table-cell>
          <table:table-cell table:formula="of:=MATCH([.A66];[.$F$2:.$F$52];-1)" office:value-type="string" office:string-value="" calcext:value-type="error">
            <text:p>#N/A</text:p>
          </table:table-cell>
          <table:table-cell table:formula="of:=1.8*[.D66]+32" office:value-type="float" office:value="-138.984866193319" calcext:value-type="float">
            <text:p>-138.9848661933</text:p>
          </table:table-cell>
          <table:table-cell table:formula="of:=32+MATCH(9*[.A66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65]+1" office:value-type="float" office:value="96" calcext:value-type="float">
            <text:p>96</text:p>
          </table:table-cell>
          <table:table-cell table:style-name="ce19" table:formula="of:=[.M$65]-([.L66]-[.L$65])*([.M$65]-[.M$74])/9" office:value-type="float" office:value="6760.16666666667" calcext:value-type="float">
            <text:p>6760.1666666667</text:p>
          </table:table-cell>
          <table:table-cell/>
          <table:table-cell table:style-name="ce5" table:formula="of:=9*ROUND(1024*[.M66]/(10000+[.M66]))" office:value-type="float" office:value="3717" calcext:value-type="float">
            <text:p>3717</text:p>
          </table:table-cell>
          <table:table-cell table:formula="of:=ROUND(([.O66]+[.O67])/2)" office:value-type="float" office:value="3695" calcext:value-type="float">
            <text:p>3695</text:p>
          </table:table-cell>
          <table:table-cell table:formula="of:=[.Q65]-50" office:value-type="float" office:value="3635" calcext:value-type="float">
            <text:p>3635</text:p>
          </table:table-cell>
          <table:table-cell table:style-name="ce14" table:formula="of:=[.P66]-[.Q66]" office:value-type="float" office:value="60" calcext:value-type="float">
            <text:p>60</text:p>
          </table:table-cell>
        </table:table-row>
        <table:table-row table:style-name="ro1">
          <table:table-cell table:formula="of:=[.A66]-1" office:value-type="float" office:value="1021" calcext:value-type="float">
            <text:p>1021</text:p>
          </table:table-cell>
          <table:table-cell table:formula="of:=(10000*[.A67])/(1023-[.A67])" office:value-type="float" office:value="5105000" calcext:value-type="float">
            <text:p>5105000</text:p>
          </table:table-cell>
          <table:table-cell table:formula="of:=LN([.B67])" office:value-type="float" office:value="15.4457310095809" calcext:value-type="float">
            <text:p>15.4457310096</text:p>
          </table:table-cell>
          <table:table-cell table:formula="of:=1/([.$B$57]+[.$B$58]*[.C67]+[.$B$59]*[.C67]*[.C67]+[.$B$60]*[.C67]*[.C67]*[.C67])-273.5" office:value-type="float" office:value="-86.6778208510476" calcext:value-type="float">
            <text:p>-86.677820851</text:p>
          </table:table-cell>
          <table:table-cell table:formula="of:=MATCH([.A67];[.$F$2:.$F$52];-1)" office:value-type="string" office:string-value="" calcext:value-type="error">
            <text:p>#N/A</text:p>
          </table:table-cell>
          <table:table-cell table:formula="of:=1.8*[.D67]+32" office:value-type="float" office:value="-124.020077531886" calcext:value-type="float">
            <text:p>-124.0200775319</text:p>
          </table:table-cell>
          <table:table-cell table:formula="of:=32+MATCH(9*[.A67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66]+1" office:value-type="float" office:value="97" calcext:value-type="float">
            <text:p>97</text:p>
          </table:table-cell>
          <table:table-cell table:style-name="ce19" table:formula="of:=[.M$65]-([.L67]-[.L$65])*([.M$65]-[.M$74])/9" office:value-type="float" office:value="6634.93333333333" calcext:value-type="float">
            <text:p>6634.9333333333</text:p>
          </table:table-cell>
          <table:table-cell/>
          <table:table-cell table:style-name="ce5" table:formula="of:=9*ROUND(1024*[.M67]/(10000+[.M67]))" office:value-type="float" office:value="3672" calcext:value-type="float">
            <text:p>3672</text:p>
          </table:table-cell>
          <table:table-cell table:formula="of:=ROUND(([.O67]+[.O68])/2)" office:value-type="float" office:value="3654" calcext:value-type="float">
            <text:p>3654</text:p>
          </table:table-cell>
          <table:table-cell table:formula="of:=[.Q66]-50" office:value-type="float" office:value="3585" calcext:value-type="float">
            <text:p>3585</text:p>
          </table:table-cell>
          <table:table-cell table:style-name="ce14" table:formula="of:=[.P67]-[.Q67]" office:value-type="float" office:value="69" calcext:value-type="float">
            <text:p>69</text:p>
          </table:table-cell>
        </table:table-row>
        <table:table-row table:style-name="ro1">
          <table:table-cell table:formula="of:=[.A67]-1" office:value-type="float" office:value="1020" calcext:value-type="float">
            <text:p>1020</text:p>
          </table:table-cell>
          <table:table-cell table:formula="of:=(10000*[.A68])/(1023-[.A68])" office:value-type="float" office:value="3400000" calcext:value-type="float">
            <text:p>3400000</text:p>
          </table:table-cell>
          <table:table-cell table:formula="of:=LN([.B68])" office:value-type="float" office:value="15.0392859895864" calcext:value-type="float">
            <text:p>15.0392859896</text:p>
          </table:table-cell>
          <table:table-cell table:formula="of:=1/([.$B$57]+[.$B$58]*[.C68]+[.$B$59]*[.C68]*[.C68]+[.$B$60]*[.C68]*[.C68]*[.C68])-273.5" office:value-type="float" office:value="-81.5478500039992" calcext:value-type="float">
            <text:p>-81.547850004</text:p>
          </table:table-cell>
          <table:table-cell table:formula="of:=MATCH([.A68];[.$F$2:.$F$52];-1)" office:value-type="string" office:string-value="" calcext:value-type="error">
            <text:p>#N/A</text:p>
          </table:table-cell>
          <table:table-cell table:formula="of:=1.8*[.D68]+32" office:value-type="float" office:value="-114.786130007199" calcext:value-type="float">
            <text:p>-114.7861300072</text:p>
          </table:table-cell>
          <table:table-cell table:formula="of:=32+MATCH(9*[.A68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67]+1" office:value-type="float" office:value="98" calcext:value-type="float">
            <text:p>98</text:p>
          </table:table-cell>
          <table:table-cell table:style-name="ce19" table:formula="of:=[.M$65]-([.L68]-[.L$65])*([.M$65]-[.M$74])/9" office:value-type="float" office:value="6509.7" calcext:value-type="float">
            <text:p>6509.7</text:p>
          </table:table-cell>
          <table:table-cell/>
          <table:table-cell table:style-name="ce5" table:formula="of:=9*ROUND(1024*[.M68]/(10000+[.M68]))" office:value-type="float" office:value="3636" calcext:value-type="float">
            <text:p>3636</text:p>
          </table:table-cell>
          <table:table-cell table:formula="of:=ROUND(([.O68]+[.O69])/2)" office:value-type="float" office:value="3614" calcext:value-type="float">
            <text:p>3614</text:p>
          </table:table-cell>
          <table:table-cell table:formula="of:=[.Q67]-50" office:value-type="float" office:value="3535" calcext:value-type="float">
            <text:p>3535</text:p>
          </table:table-cell>
          <table:table-cell table:style-name="ce14" table:formula="of:=[.P68]-[.Q68]" office:value-type="float" office:value="79" calcext:value-type="float">
            <text:p>79</text:p>
          </table:table-cell>
        </table:table-row>
        <table:table-row table:style-name="ro1">
          <table:table-cell table:formula="of:=[.A68]-1" office:value-type="float" office:value="1019" calcext:value-type="float">
            <text:p>1019</text:p>
          </table:table-cell>
          <table:table-cell table:formula="of:=(10000*[.A69])/(1023-[.A69])" office:value-type="float" office:value="2547500" calcext:value-type="float">
            <text:p>2547500</text:p>
          </table:table-cell>
          <table:table-cell table:formula="of:=LN([.B69])" office:value-type="float" office:value="14.750623044079" calcext:value-type="float">
            <text:p>14.7506230441</text:p>
          </table:table-cell>
          <table:table-cell table:formula="of:=1/([.$B$57]+[.$B$58]*[.C69]+[.$B$59]*[.C69]*[.C69]+[.$B$60]*[.C69]*[.C69]*[.C69])-273.5" office:value-type="float" office:value="-77.7784321999151" calcext:value-type="float">
            <text:p>-77.7784321999</text:p>
          </table:table-cell>
          <table:table-cell table:formula="of:=MATCH([.A69];[.$F$2:.$F$52];-1)" office:value-type="string" office:string-value="" calcext:value-type="error">
            <text:p>#N/A</text:p>
          </table:table-cell>
          <table:table-cell table:formula="of:=1.8*[.D69]+32" office:value-type="float" office:value="-108.001177959847" calcext:value-type="float">
            <text:p>-108.0011779598</text:p>
          </table:table-cell>
          <table:table-cell table:formula="of:=32+MATCH(9*[.A69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68]+1" office:value-type="float" office:value="99" calcext:value-type="float">
            <text:p>99</text:p>
          </table:table-cell>
          <table:table-cell table:style-name="ce19" table:formula="of:=[.M$65]-([.L69]-[.L$65])*([.M$65]-[.M$74])/9" office:value-type="float" office:value="6384.46666666667" calcext:value-type="float">
            <text:p>6384.4666666667</text:p>
          </table:table-cell>
          <table:table-cell/>
          <table:table-cell table:style-name="ce5" table:formula="of:=9*ROUND(1024*[.M69]/(10000+[.M69]))" office:value-type="float" office:value="3591" calcext:value-type="float">
            <text:p>3591</text:p>
          </table:table-cell>
          <table:table-cell table:formula="of:=ROUND(([.O69]+[.O70])/2)" office:value-type="float" office:value="3569" calcext:value-type="float">
            <text:p>3569</text:p>
          </table:table-cell>
          <table:table-cell table:formula="of:=[.Q68]-50" office:value-type="float" office:value="3485" calcext:value-type="float">
            <text:p>3485</text:p>
          </table:table-cell>
          <table:table-cell table:style-name="ce14" table:formula="of:=[.P69]-[.Q69]" office:value-type="float" office:value="84" calcext:value-type="float">
            <text:p>84</text:p>
          </table:table-cell>
        </table:table-row>
        <table:table-row table:style-name="ro1">
          <table:table-cell table:formula="of:=[.A69]-1" office:value-type="float" office:value="1018" calcext:value-type="float">
            <text:p>1018</text:p>
          </table:table-cell>
          <table:table-cell table:formula="of:=(10000*[.A70])/(1023-[.A70])" office:value-type="float" office:value="2036000" calcext:value-type="float">
            <text:p>2036000</text:p>
          </table:table-cell>
          <table:table-cell table:formula="of:=LN([.B70])" office:value-type="float" office:value="14.5264976566526" calcext:value-type="float">
            <text:p>14.5264976567</text:p>
          </table:table-cell>
          <table:table-cell table:formula="of:=1/([.$B$57]+[.$B$58]*[.C70]+[.$B$59]*[.C70]*[.C70]+[.$B$60]*[.C70]*[.C70]*[.C70])-273.5" office:value-type="float" office:value="-74.7760074536775" calcext:value-type="float">
            <text:p>-74.7760074537</text:p>
          </table:table-cell>
          <table:table-cell table:formula="of:=MATCH([.A70];[.$F$2:.$F$52];-1)" office:value-type="string" office:string-value="" calcext:value-type="error">
            <text:p>#N/A</text:p>
          </table:table-cell>
          <table:table-cell table:formula="of:=1.8*[.D70]+32" office:value-type="float" office:value="-102.596813416619" calcext:value-type="float">
            <text:p>-102.5968134166</text:p>
          </table:table-cell>
          <table:table-cell table:formula="of:=32+MATCH(9*[.A70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69]+1" office:value-type="float" office:value="100" calcext:value-type="float">
            <text:p>100</text:p>
          </table:table-cell>
          <table:table-cell table:style-name="ce19" table:formula="of:=[.M$65]-([.L70]-[.L$65])*([.M$65]-[.M$74])/9" office:value-type="float" office:value="6259.23333333333" calcext:value-type="float">
            <text:p>6259.2333333333</text:p>
          </table:table-cell>
          <table:table-cell/>
          <table:table-cell table:style-name="ce5" table:formula="of:=9*ROUND(1024*[.M70]/(10000+[.M70]))" office:value-type="float" office:value="3546" calcext:value-type="float">
            <text:p>3546</text:p>
          </table:table-cell>
          <table:table-cell table:formula="of:=ROUND(([.O70]+[.O71])/2)" office:value-type="float" office:value="3524" calcext:value-type="float">
            <text:p>3524</text:p>
          </table:table-cell>
          <table:table-cell table:formula="of:=[.Q69]-50" office:value-type="float" office:value="3435" calcext:value-type="float">
            <text:p>3435</text:p>
          </table:table-cell>
          <table:table-cell table:style-name="ce14" table:formula="of:=[.P70]-[.Q70]" office:value-type="float" office:value="89" calcext:value-type="float">
            <text:p>89</text:p>
          </table:table-cell>
        </table:table-row>
        <table:table-row table:style-name="ro1">
          <table:table-cell table:formula="of:=[.A70]-1" office:value-type="float" office:value="1017" calcext:value-type="float">
            <text:p>1017</text:p>
          </table:table-cell>
          <table:table-cell table:formula="of:=(10000*[.A71])/(1023-[.A71])" office:value-type="float" office:value="1695000" calcext:value-type="float">
            <text:p>1695000</text:p>
          </table:table-cell>
          <table:table-cell table:formula="of:=LN([.B71])" office:value-type="float" office:value="14.3431932987967" calcext:value-type="float">
            <text:p>14.3431932988</text:p>
          </table:table-cell>
          <table:table-cell table:formula="of:=1/([.$B$57]+[.$B$58]*[.C71]+[.$B$59]*[.C71]*[.C71]+[.$B$60]*[.C71]*[.C71]*[.C71])-273.5" office:value-type="float" office:value="-72.2693398933282" calcext:value-type="float">
            <text:p>-72.2693398933</text:p>
          </table:table-cell>
          <table:table-cell table:formula="of:=MATCH([.A71];[.$F$2:.$F$52];-1)" office:value-type="string" office:string-value="" calcext:value-type="error">
            <text:p>#N/A</text:p>
          </table:table-cell>
          <table:table-cell table:formula="of:=1.8*[.D71]+32" office:value-type="float" office:value="-98.0848118079907" calcext:value-type="float">
            <text:p>-98.084811808</text:p>
          </table:table-cell>
          <table:table-cell table:formula="of:=32+MATCH(9*[.A71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0]+1" office:value-type="float" office:value="101" calcext:value-type="float">
            <text:p>101</text:p>
          </table:table-cell>
          <table:table-cell table:style-name="ce19" table:formula="of:=[.M$65]-([.L71]-[.L$65])*([.M$65]-[.M$74])/9" office:value-type="float" office:value="6134" calcext:value-type="float">
            <text:p>6134</text:p>
          </table:table-cell>
          <table:table-cell/>
          <table:table-cell table:style-name="ce5" table:formula="of:=9*ROUND(1024*[.M71]/(10000+[.M71]))" office:value-type="float" office:value="3501" calcext:value-type="float">
            <text:p>3501</text:p>
          </table:table-cell>
          <table:table-cell table:formula="of:=ROUND(([.O71]+[.O72])/2)" office:value-type="float" office:value="3479" calcext:value-type="float">
            <text:p>3479</text:p>
          </table:table-cell>
          <table:table-cell table:formula="of:=[.Q70]-50" office:value-type="float" office:value="3385" calcext:value-type="float">
            <text:p>3385</text:p>
          </table:table-cell>
          <table:table-cell table:style-name="ce14" table:formula="of:=[.P71]-[.Q71]" office:value-type="float" office:value="94" calcext:value-type="float">
            <text:p>94</text:p>
          </table:table-cell>
        </table:table-row>
        <table:table-row table:style-name="ro1">
          <table:table-cell table:formula="of:=[.A71]-1" office:value-type="float" office:value="1016" calcext:value-type="float">
            <text:p>1016</text:p>
          </table:table-cell>
          <table:table-cell table:formula="of:=(10000*[.A72])/(1023-[.A72])" office:value-type="float" office:value="1451428.57142857" calcext:value-type="float">
            <text:p>1451428.57142857</text:p>
          </table:table-cell>
          <table:table-cell table:formula="of:=LN([.B72])" office:value-type="float" office:value="14.1880588510593" calcext:value-type="float">
            <text:p>14.1880588511</text:p>
          </table:table-cell>
          <table:table-cell table:formula="of:=1/([.$B$57]+[.$B$58]*[.C72]+[.$B$59]*[.C72]*[.C72]+[.$B$60]*[.C72]*[.C72]*[.C72])-273.5" office:value-type="float" office:value="-70.1108645654443" calcext:value-type="float">
            <text:p>-70.1108645654</text:p>
          </table:table-cell>
          <table:table-cell table:formula="of:=MATCH([.A72];[.$F$2:.$F$52];-1)" office:value-type="string" office:string-value="" calcext:value-type="error">
            <text:p>#N/A</text:p>
          </table:table-cell>
          <table:table-cell table:formula="of:=1.8*[.D72]+32" office:value-type="float" office:value="-94.1995562177998" calcext:value-type="float">
            <text:p>-94.1995562178</text:p>
          </table:table-cell>
          <table:table-cell table:formula="of:=32+MATCH(9*[.A72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1]+1" office:value-type="float" office:value="102" calcext:value-type="float">
            <text:p>102</text:p>
          </table:table-cell>
          <table:table-cell table:style-name="ce19" table:formula="of:=[.M$65]-([.L72]-[.L$65])*([.M$65]-[.M$74])/9" office:value-type="float" office:value="6008.76666666667" calcext:value-type="float">
            <text:p>6008.7666666667</text:p>
          </table:table-cell>
          <table:table-cell/>
          <table:table-cell table:style-name="ce5" table:formula="of:=9*ROUND(1024*[.M72]/(10000+[.M72]))" office:value-type="float" office:value="3456" calcext:value-type="float">
            <text:p>3456</text:p>
          </table:table-cell>
          <table:table-cell table:formula="of:=ROUND(([.O72]+[.O73])/2)" office:value-type="float" office:value="3434" calcext:value-type="float">
            <text:p>3434</text:p>
          </table:table-cell>
          <table:table-cell table:formula="of:=[.Q71]-50" office:value-type="float" office:value="3335" calcext:value-type="float">
            <text:p>3335</text:p>
          </table:table-cell>
          <table:table-cell table:style-name="ce14" table:formula="of:=[.P72]-[.Q72]" office:value-type="float" office:value="99" calcext:value-type="float">
            <text:p>99</text:p>
          </table:table-cell>
        </table:table-row>
        <table:table-row table:style-name="ro1">
          <table:table-cell table:formula="of:=[.A72]-1" office:value-type="float" office:value="1015" calcext:value-type="float">
            <text:p>1015</text:p>
          </table:table-cell>
          <table:table-cell table:formula="of:=(10000*[.A73])/(1023-[.A73])" office:value-type="float" office:value="1268750" calcext:value-type="float">
            <text:p>1268750</text:p>
          </table:table-cell>
          <table:table-cell table:formula="of:=LN([.B73])" office:value-type="float" office:value="14.0535427217722" calcext:value-type="float">
            <text:p>14.0535427218</text:p>
          </table:table-cell>
          <table:table-cell table:formula="of:=1/([.$B$57]+[.$B$58]*[.C73]+[.$B$59]*[.C73]*[.C73]+[.$B$60]*[.C73]*[.C73]*[.C73])-273.5" office:value-type="float" office:value="-68.2110625375227" calcext:value-type="float">
            <text:p>-68.2110625375</text:p>
          </table:table-cell>
          <table:table-cell table:formula="of:=MATCH([.A73];[.$F$2:.$F$52];-1)" office:value-type="string" office:string-value="" calcext:value-type="error">
            <text:p>#N/A</text:p>
          </table:table-cell>
          <table:table-cell table:formula="of:=1.8*[.D73]+32" office:value-type="float" office:value="-90.7799125675409" calcext:value-type="float">
            <text:p>-90.7799125675</text:p>
          </table:table-cell>
          <table:table-cell table:formula="of:=32+MATCH(9*[.A73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2]+1" office:value-type="float" office:value="103" calcext:value-type="float">
            <text:p>103</text:p>
          </table:table-cell>
          <table:table-cell table:style-name="ce19" table:formula="of:=[.M$65]-([.L73]-[.L$65])*([.M$65]-[.M$74])/9" office:value-type="float" office:value="5883.53333333333" calcext:value-type="float">
            <text:p>5883.5333333333</text:p>
          </table:table-cell>
          <table:table-cell/>
          <table:table-cell table:style-name="ce5" table:formula="of:=9*ROUND(1024*[.M73]/(10000+[.M73]))" office:value-type="float" office:value="3411" calcext:value-type="float">
            <text:p>3411</text:p>
          </table:table-cell>
          <table:table-cell table:formula="of:=ROUND(([.O73]+[.O74])/2)" office:value-type="float" office:value="3389" calcext:value-type="float">
            <text:p>3389</text:p>
          </table:table-cell>
          <table:table-cell table:formula="of:=[.Q72]-50" office:value-type="float" office:value="3285" calcext:value-type="float">
            <text:p>3285</text:p>
          </table:table-cell>
          <table:table-cell table:style-name="ce14" table:formula="of:=[.P73]-[.Q73]" office:value-type="float" office:value="104" calcext:value-type="float">
            <text:p>104</text:p>
          </table:table-cell>
        </table:table-row>
        <table:table-row table:style-name="ro1">
          <table:table-cell table:formula="of:=[.A73]-1" office:value-type="float" office:value="1014" calcext:value-type="float">
            <text:p>1014</text:p>
          </table:table-cell>
          <table:table-cell table:formula="of:=(10000*[.A74])/(1023-[.A74])" office:value-type="float" office:value="1126666.66666667" calcext:value-type="float">
            <text:p>1126666.66666667</text:p>
          </table:table-cell>
          <table:table-cell table:formula="of:=LN([.B74])" office:value-type="float" office:value="13.9347739787911" calcext:value-type="float">
            <text:p>13.9347739788</text:p>
          </table:table-cell>
          <table:table-cell table:formula="of:=1/([.$B$57]+[.$B$58]*[.C74]+[.$B$59]*[.C74]*[.C74]+[.$B$60]*[.C74]*[.C74]*[.C74])-273.5" office:value-type="float" office:value="-66.5113917946889" calcext:value-type="float">
            <text:p>-66.5113917947</text:p>
          </table:table-cell>
          <table:table-cell table:formula="of:=MATCH([.A74];[.$F$2:.$F$52];-1)" office:value-type="string" office:string-value="" calcext:value-type="error">
            <text:p>#N/A</text:p>
          </table:table-cell>
          <table:table-cell table:formula="of:=1.8*[.D74]+32" office:value-type="float" office:value="-87.7205052304399" calcext:value-type="float">
            <text:p>-87.7205052304</text:p>
          </table:table-cell>
          <table:table-cell table:formula="of:=32+MATCH(9*[.A74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3]+1" office:value-type="float" office:value="104" calcext:value-type="float">
            <text:p>104</text:p>
          </table:table-cell>
          <table:table-cell table:formula="of:=[.J42]" office:value-type="float" office:value="5758.3" calcext:value-type="float">
            <text:p>5758.3</text:p>
          </table:table-cell>
          <table:table-cell/>
          <table:table-cell table:style-name="ce5" table:formula="of:=9*ROUND(1024*[.M74]/(10000+[.M74]))" office:value-type="float" office:value="3366" calcext:value-type="float">
            <text:p>3366</text:p>
          </table:table-cell>
          <table:table-cell table:formula="of:=ROUND(([.O74]+[.O75])/2)" office:value-type="float" office:value="3348" calcext:value-type="float">
            <text:p>3348</text:p>
          </table:table-cell>
          <table:table-cell table:formula="of:=[.Q73]-50" office:value-type="float" office:value="3235" calcext:value-type="float">
            <text:p>3235</text:p>
          </table:table-cell>
          <table:table-cell table:style-name="ce14" table:formula="of:=[.P74]-[.Q74]" office:value-type="float" office:value="113" calcext:value-type="float">
            <text:p>113</text:p>
          </table:table-cell>
        </table:table-row>
        <table:table-row table:style-name="ro1">
          <table:table-cell table:formula="of:=[.A74]-1" office:value-type="float" office:value="1013" calcext:value-type="float">
            <text:p>1013</text:p>
          </table:table-cell>
          <table:table-cell table:formula="of:=(10000*[.A75])/(1023-[.A75])" office:value-type="float" office:value="1013000" calcext:value-type="float">
            <text:p>1013000</text:p>
          </table:table-cell>
          <table:table-cell table:formula="of:=LN([.B75])" office:value-type="float" office:value="13.8284267832308" calcext:value-type="float">
            <text:p>13.8284267832</text:p>
          </table:table-cell>
          <table:table-cell table:formula="of:=1/([.$B$57]+[.$B$58]*[.C75]+[.$B$59]*[.C75]*[.C75]+[.$B$60]*[.C75]*[.C75]*[.C75])-273.5" office:value-type="float" office:value="-64.9713970093223" calcext:value-type="float">
            <text:p>-64.9713970093</text:p>
          </table:table-cell>
          <table:table-cell table:formula="of:=MATCH([.A75];[.$F$2:.$F$52];-1)" office:value-type="string" office:string-value="" calcext:value-type="error">
            <text:p>#N/A</text:p>
          </table:table-cell>
          <table:table-cell table:formula="of:=1.8*[.D75]+32" office:value-type="float" office:value="-84.9485146167801" calcext:value-type="float">
            <text:p>-84.9485146168</text:p>
          </table:table-cell>
          <table:table-cell table:formula="of:=32+MATCH(9*[.A75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4]+1" office:value-type="float" office:value="105" calcext:value-type="float">
            <text:p>105</text:p>
          </table:table-cell>
          <table:table-cell table:style-name="ce19" table:formula="of:=[.M$74]-([.L75]-[.L$74])*([.M$74]-[.M$83])/9" office:value-type="float" office:value="5656.23333333333" calcext:value-type="float">
            <text:p>5656.2333333333</text:p>
          </table:table-cell>
          <table:table-cell/>
          <table:table-cell table:style-name="ce5" table:formula="of:=9*ROUND(1024*[.M75]/(10000+[.M75]))" office:value-type="float" office:value="3330" calcext:value-type="float">
            <text:p>3330</text:p>
          </table:table-cell>
          <table:table-cell table:formula="of:=ROUND(([.O75]+[.O76])/2)" office:value-type="float" office:value="3312" calcext:value-type="float">
            <text:p>3312</text:p>
          </table:table-cell>
          <table:table-cell table:formula="of:=[.Q74]-50" office:value-type="float" office:value="3185" calcext:value-type="float">
            <text:p>3185</text:p>
          </table:table-cell>
          <table:table-cell table:style-name="ce14" table:formula="of:=[.P75]-[.Q75]" office:value-type="float" office:value="127" calcext:value-type="float">
            <text:p>127</text:p>
          </table:table-cell>
        </table:table-row>
        <table:table-row table:style-name="ro1">
          <table:table-cell table:formula="of:=[.A75]-1" office:value-type="float" office:value="1012" calcext:value-type="float">
            <text:p>1012</text:p>
          </table:table-cell>
          <table:table-cell table:formula="of:=(10000*[.A76])/(1023-[.A76])" office:value-type="float" office:value="920000" calcext:value-type="float">
            <text:p>920000</text:p>
          </table:table-cell>
          <table:table-cell table:formula="of:=LN([.B76])" office:value-type="float" office:value="13.7321289490252" calcext:value-type="float">
            <text:p>13.732128949</text:p>
          </table:table-cell>
          <table:table-cell table:formula="of:=1/([.$B$57]+[.$B$58]*[.C76]+[.$B$59]*[.C76]*[.C76]+[.$B$60]*[.C76]*[.C76]*[.C76])-273.5" office:value-type="float" office:value="-63.5619132599179" calcext:value-type="float">
            <text:p>-63.5619132599</text:p>
          </table:table-cell>
          <table:table-cell table:formula="of:=MATCH([.A76];[.$F$2:.$F$52];-1)" office:value-type="string" office:string-value="" calcext:value-type="error">
            <text:p>#N/A</text:p>
          </table:table-cell>
          <table:table-cell table:formula="of:=1.8*[.D76]+32" office:value-type="float" office:value="-82.4114438678522" calcext:value-type="float">
            <text:p>-82.4114438679</text:p>
          </table:table-cell>
          <table:table-cell table:formula="of:=32+MATCH(9*[.A76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5]+1" office:value-type="float" office:value="106" calcext:value-type="float">
            <text:p>106</text:p>
          </table:table-cell>
          <table:table-cell table:style-name="ce19" table:formula="of:=[.M$74]-([.L76]-[.L$74])*([.M$74]-[.M$83])/9" office:value-type="float" office:value="5554.16666666667" calcext:value-type="float">
            <text:p>5554.1666666667</text:p>
          </table:table-cell>
          <table:table-cell/>
          <table:table-cell table:style-name="ce5" table:formula="of:=9*ROUND(1024*[.M76]/(10000+[.M76]))" office:value-type="float" office:value="3294" calcext:value-type="float">
            <text:p>3294</text:p>
          </table:table-cell>
          <table:table-cell table:formula="of:=ROUND(([.O76]+[.O77])/2)" office:value-type="float" office:value="3272" calcext:value-type="float">
            <text:p>3272</text:p>
          </table:table-cell>
          <table:table-cell table:formula="of:=[.Q75]-50" office:value-type="float" office:value="3135" calcext:value-type="float">
            <text:p>3135</text:p>
          </table:table-cell>
          <table:table-cell table:style-name="ce14" table:formula="of:=[.P76]-[.Q76]" office:value-type="float" office:value="137" calcext:value-type="float">
            <text:p>137</text:p>
          </table:table-cell>
        </table:table-row>
        <table:table-row table:style-name="ro1">
          <table:table-cell table:formula="of:=[.A76]-1" office:value-type="float" office:value="1011" calcext:value-type="float">
            <text:p>1011</text:p>
          </table:table-cell>
          <table:table-cell table:formula="of:=(10000*[.A77])/(1023-[.A77])" office:value-type="float" office:value="842500" calcext:value-type="float">
            <text:p>842500</text:p>
          </table:table-cell>
          <table:table-cell table:formula="of:=LN([.B77])" office:value-type="float" office:value="13.6441289412087" calcext:value-type="float">
            <text:p>13.6441289412</text:p>
          </table:table-cell>
          <table:table-cell table:formula="of:=1/([.$B$57]+[.$B$58]*[.C77]+[.$B$59]*[.C77]*[.C77]+[.$B$60]*[.C77]*[.C77]*[.C77])-273.5" office:value-type="float" office:value="-62.261198114155" calcext:value-type="float">
            <text:p>-62.2611981142</text:p>
          </table:table-cell>
          <table:table-cell table:formula="of:=MATCH([.A77];[.$F$2:.$F$52];-1)" office:value-type="string" office:string-value="" calcext:value-type="error">
            <text:p>#N/A</text:p>
          </table:table-cell>
          <table:table-cell table:formula="of:=1.8*[.D77]+32" office:value-type="float" office:value="-80.0701566054791" calcext:value-type="float">
            <text:p>-80.0701566055</text:p>
          </table:table-cell>
          <table:table-cell table:formula="of:=32+MATCH(9*[.A77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6]+1" office:value-type="float" office:value="107" calcext:value-type="float">
            <text:p>107</text:p>
          </table:table-cell>
          <table:table-cell table:style-name="ce19" table:formula="of:=[.M$74]-([.L77]-[.L$74])*([.M$74]-[.M$83])/9" office:value-type="float" office:value="5452.1" calcext:value-type="float">
            <text:p>5452.1</text:p>
          </table:table-cell>
          <table:table-cell/>
          <table:table-cell table:style-name="ce5" table:formula="of:=9*ROUND(1024*[.M77]/(10000+[.M77]))" office:value-type="float" office:value="3249" calcext:value-type="float">
            <text:p>3249</text:p>
          </table:table-cell>
          <table:table-cell table:formula="of:=ROUND(([.O77]+[.O78])/2)" office:value-type="float" office:value="3231" calcext:value-type="float">
            <text:p>3231</text:p>
          </table:table-cell>
          <table:table-cell table:formula="of:=[.Q76]-50" office:value-type="float" office:value="3085" calcext:value-type="float">
            <text:p>3085</text:p>
          </table:table-cell>
          <table:table-cell table:style-name="ce14" table:formula="of:=[.P77]-[.Q77]" office:value-type="float" office:value="146" calcext:value-type="float">
            <text:p>146</text:p>
          </table:table-cell>
        </table:table-row>
        <table:table-row table:style-name="ro1">
          <table:table-cell table:formula="of:=[.A77]-1" office:value-type="float" office:value="1010" calcext:value-type="float">
            <text:p>1010</text:p>
          </table:table-cell>
          <table:table-cell table:formula="of:=(10000*[.A78])/(1023-[.A78])" office:value-type="float" office:value="776923.076923077" calcext:value-type="float">
            <text:p>776923.076923077</text:p>
          </table:table-cell>
          <table:table-cell table:formula="of:=LN([.B78])" office:value-type="float" office:value="13.56309662435" calcext:value-type="float">
            <text:p>13.5630966244</text:p>
          </table:table-cell>
          <table:table-cell table:formula="of:=1/([.$B$57]+[.$B$58]*[.C78]+[.$B$59]*[.C78]*[.C78]+[.$B$60]*[.C78]*[.C78]*[.C78])-273.5" office:value-type="float" office:value="-61.052594899184" calcext:value-type="float">
            <text:p>-61.0525948992</text:p>
          </table:table-cell>
          <table:table-cell table:formula="of:=MATCH([.A78];[.$F$2:.$F$52];-1)" office:value-type="string" office:string-value="" calcext:value-type="error">
            <text:p>#N/A</text:p>
          </table:table-cell>
          <table:table-cell table:formula="of:=1.8*[.D78]+32" office:value-type="float" office:value="-77.8946708185312" calcext:value-type="float">
            <text:p>-77.8946708185</text:p>
          </table:table-cell>
          <table:table-cell table:formula="of:=32+MATCH(9*[.A78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7]+1" office:value-type="float" office:value="108" calcext:value-type="float">
            <text:p>108</text:p>
          </table:table-cell>
          <table:table-cell table:style-name="ce19" table:formula="of:=[.M$74]-([.L78]-[.L$74])*([.M$74]-[.M$83])/9" office:value-type="float" office:value="5350.03333333333" calcext:value-type="float">
            <text:p>5350.0333333333</text:p>
          </table:table-cell>
          <table:table-cell/>
          <table:table-cell table:style-name="ce5" table:formula="of:=9*ROUND(1024*[.M78]/(10000+[.M78]))" office:value-type="float" office:value="3213" calcext:value-type="float">
            <text:p>3213</text:p>
          </table:table-cell>
          <table:table-cell table:formula="of:=ROUND(([.O78]+[.O79])/2)" office:value-type="float" office:value="3191" calcext:value-type="float">
            <text:p>3191</text:p>
          </table:table-cell>
          <table:table-cell table:formula="of:=[.Q77]-50" office:value-type="float" office:value="3035" calcext:value-type="float">
            <text:p>3035</text:p>
          </table:table-cell>
          <table:table-cell table:style-name="ce14" table:formula="of:=[.P78]-[.Q78]" office:value-type="float" office:value="156" calcext:value-type="float">
            <text:p>156</text:p>
          </table:table-cell>
        </table:table-row>
        <table:table-row table:style-name="ro1">
          <table:table-cell table:formula="of:=[.A78]-1" office:value-type="float" office:value="1009" calcext:value-type="float">
            <text:p>1009</text:p>
          </table:table-cell>
          <table:table-cell table:formula="of:=(10000*[.A79])/(1023-[.A79])" office:value-type="float" office:value="720714.285714286" calcext:value-type="float">
            <text:p>720714.285714286</text:p>
          </table:table-cell>
          <table:table-cell table:formula="of:=LN([.B79])" office:value-type="float" office:value="13.4879980627145" calcext:value-type="float">
            <text:p>13.4879980627</text:p>
          </table:table-cell>
          <table:table-cell table:formula="of:=1/([.$B$57]+[.$B$58]*[.C79]+[.$B$59]*[.C79]*[.C79]+[.$B$60]*[.C79]*[.C79]*[.C79])-273.5" office:value-type="float" office:value="-59.92305157375" calcext:value-type="float">
            <text:p>-59.9230515738</text:p>
          </table:table-cell>
          <table:table-cell table:formula="of:=MATCH([.A79];[.$F$2:.$F$52];-1)" office:value-type="string" office:string-value="" calcext:value-type="error">
            <text:p>#N/A</text:p>
          </table:table-cell>
          <table:table-cell table:formula="of:=1.8*[.D79]+32" office:value-type="float" office:value="-75.8614928327499" calcext:value-type="float">
            <text:p>-75.8614928327</text:p>
          </table:table-cell>
          <table:table-cell table:formula="of:=32+MATCH(9*[.A79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8]+1" office:value-type="float" office:value="109" calcext:value-type="float">
            <text:p>109</text:p>
          </table:table-cell>
          <table:table-cell table:style-name="ce19" table:formula="of:=[.M$74]-([.L79]-[.L$74])*([.M$74]-[.M$83])/9" office:value-type="float" office:value="5247.96666666667" calcext:value-type="float">
            <text:p>5247.9666666667</text:p>
          </table:table-cell>
          <table:table-cell/>
          <table:table-cell table:style-name="ce5" table:formula="of:=9*ROUND(1024*[.M79]/(10000+[.M79]))" office:value-type="float" office:value="3168" calcext:value-type="float">
            <text:p>3168</text:p>
          </table:table-cell>
          <table:table-cell table:formula="of:=ROUND(([.O79]+[.O80])/2)" office:value-type="float" office:value="3150" calcext:value-type="float">
            <text:p>3150</text:p>
          </table:table-cell>
          <table:table-cell table:formula="of:=[.Q78]-50" office:value-type="float" office:value="2985" calcext:value-type="float">
            <text:p>2985</text:p>
          </table:table-cell>
          <table:table-cell table:style-name="ce14" table:formula="of:=[.P79]-[.Q79]" office:value-type="float" office:value="165" calcext:value-type="float">
            <text:p>165</text:p>
          </table:table-cell>
        </table:table-row>
        <table:table-row table:style-name="ro1">
          <table:table-cell table:formula="of:=[.A79]-1" office:value-type="float" office:value="1008" calcext:value-type="float">
            <text:p>1008</text:p>
          </table:table-cell>
          <table:table-cell table:formula="of:=(10000*[.A80])/(1023-[.A80])" office:value-type="float" office:value="672000" calcext:value-type="float">
            <text:p>672000</text:p>
          </table:table-cell>
          <table:table-cell table:formula="of:=LN([.B80])" office:value-type="float" office:value="13.4180136195053" calcext:value-type="float">
            <text:p>13.4180136195</text:p>
          </table:table-cell>
          <table:table-cell table:formula="of:=1/([.$B$57]+[.$B$58]*[.C80]+[.$B$59]*[.C80]*[.C80]+[.$B$60]*[.C80]*[.C80]*[.C80])-273.5" office:value-type="float" office:value="-58.8621440839697" calcext:value-type="float">
            <text:p>-58.862144084</text:p>
          </table:table-cell>
          <table:table-cell table:formula="of:=MATCH([.A80];[.$F$2:.$F$52];-1)" office:value-type="string" office:string-value="" calcext:value-type="error">
            <text:p>#N/A</text:p>
          </table:table-cell>
          <table:table-cell table:formula="of:=1.8*[.D80]+32" office:value-type="float" office:value="-73.9518593511455" calcext:value-type="float">
            <text:p>-73.9518593511</text:p>
          </table:table-cell>
          <table:table-cell table:formula="of:=32+MATCH(9*[.A80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79]+1" office:value-type="float" office:value="110" calcext:value-type="float">
            <text:p>110</text:p>
          </table:table-cell>
          <table:table-cell table:style-name="ce19" table:formula="of:=[.M$74]-([.L80]-[.L$74])*([.M$74]-[.M$83])/9" office:value-type="float" office:value="5145.9" calcext:value-type="float">
            <text:p>5145.9</text:p>
          </table:table-cell>
          <table:table-cell/>
          <table:table-cell table:style-name="ce5" table:formula="of:=9*ROUND(1024*[.M80]/(10000+[.M80]))" office:value-type="float" office:value="3132" calcext:value-type="float">
            <text:p>3132</text:p>
          </table:table-cell>
          <table:table-cell table:formula="of:=ROUND(([.O80]+[.O81])/2)" office:value-type="float" office:value="3110" calcext:value-type="float">
            <text:p>3110</text:p>
          </table:table-cell>
          <table:table-cell table:formula="of:=[.Q79]-50" office:value-type="float" office:value="2935" calcext:value-type="float">
            <text:p>2935</text:p>
          </table:table-cell>
          <table:table-cell table:style-name="ce14" table:formula="of:=[.P80]-[.Q80]" office:value-type="float" office:value="175" calcext:value-type="float">
            <text:p>175</text:p>
          </table:table-cell>
        </table:table-row>
        <table:table-row table:style-name="ro1">
          <table:table-cell table:formula="of:=[.A80]-1" office:value-type="float" office:value="1007" calcext:value-type="float">
            <text:p>1007</text:p>
          </table:table-cell>
          <table:table-cell table:formula="of:=(10000*[.A81])/(1023-[.A81])" office:value-type="float" office:value="629375" calcext:value-type="float">
            <text:p>629375</text:p>
          </table:table-cell>
          <table:table-cell table:formula="of:=LN([.B81])" office:value-type="float" office:value="13.352482542455" calcext:value-type="float">
            <text:p>13.3524825425</text:p>
          </table:table-cell>
          <table:table-cell table:formula="of:=1/([.$B$57]+[.$B$58]*[.C81]+[.$B$59]*[.C81]*[.C81]+[.$B$60]*[.C81]*[.C81]*[.C81])-273.5" office:value-type="float" office:value="-57.861410689285" calcext:value-type="float">
            <text:p>-57.8614106893</text:p>
          </table:table-cell>
          <table:table-cell table:formula="of:=MATCH([.A81];[.$F$2:.$F$52];-1)" office:value-type="string" office:string-value="" calcext:value-type="error">
            <text:p>#N/A</text:p>
          </table:table-cell>
          <table:table-cell table:formula="of:=1.8*[.D81]+32" office:value-type="float" office:value="-72.1505392407129" calcext:value-type="float">
            <text:p>-72.1505392407</text:p>
          </table:table-cell>
          <table:table-cell table:formula="of:=32+MATCH(9*[.A81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0]+1" office:value-type="float" office:value="111" calcext:value-type="float">
            <text:p>111</text:p>
          </table:table-cell>
          <table:table-cell table:style-name="ce19" table:formula="of:=[.M$74]-([.L81]-[.L$74])*([.M$74]-[.M$83])/9" office:value-type="float" office:value="5043.83333333333" calcext:value-type="float">
            <text:p>5043.8333333333</text:p>
          </table:table-cell>
          <table:table-cell/>
          <table:table-cell table:style-name="ce5" table:formula="of:=9*ROUND(1024*[.M81]/(10000+[.M81]))" office:value-type="float" office:value="3087" calcext:value-type="float">
            <text:p>3087</text:p>
          </table:table-cell>
          <table:table-cell table:formula="of:=ROUND(([.O81]+[.O82])/2)" office:value-type="float" office:value="3069" calcext:value-type="float">
            <text:p>3069</text:p>
          </table:table-cell>
          <table:table-cell table:formula="of:=[.Q80]-50" office:value-type="float" office:value="2885" calcext:value-type="float">
            <text:p>2885</text:p>
          </table:table-cell>
          <table:table-cell table:style-name="ce14" table:formula="of:=[.P81]-[.Q81]" office:value-type="float" office:value="184" calcext:value-type="float">
            <text:p>184</text:p>
          </table:table-cell>
        </table:table-row>
        <table:table-row table:style-name="ro1">
          <table:table-cell table:formula="of:=[.A81]-1" office:value-type="float" office:value="1006" calcext:value-type="float">
            <text:p>1006</text:p>
          </table:table-cell>
          <table:table-cell table:formula="of:=(10000*[.A82])/(1023-[.A82])" office:value-type="float" office:value="591764.705882353" calcext:value-type="float">
            <text:p>591764.705882353</text:p>
          </table:table-cell>
          <table:table-cell table:formula="of:=LN([.B82])" office:value-type="float" office:value="13.2908643785797" calcext:value-type="float">
            <text:p>13.2908643786</text:p>
          </table:table-cell>
          <table:table-cell table:formula="of:=1/([.$B$57]+[.$B$58]*[.C82]+[.$B$59]*[.C82]*[.C82]+[.$B$60]*[.C82]*[.C82]*[.C82])-273.5" office:value-type="float" office:value="-56.9138852792615" calcext:value-type="float">
            <text:p>-56.9138852793</text:p>
          </table:table-cell>
          <table:table-cell table:formula="of:=MATCH([.A82];[.$F$2:.$F$52];-1)" office:value-type="string" office:string-value="" calcext:value-type="error">
            <text:p>#N/A</text:p>
          </table:table-cell>
          <table:table-cell table:formula="of:=1.8*[.D82]+32" office:value-type="float" office:value="-70.4449935026708" calcext:value-type="float">
            <text:p>-70.4449935027</text:p>
          </table:table-cell>
          <table:table-cell table:formula="of:=32+MATCH(9*[.A82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1]+1" office:value-type="float" office:value="112" calcext:value-type="float">
            <text:p>112</text:p>
          </table:table-cell>
          <table:table-cell table:style-name="ce19" table:formula="of:=[.M$74]-([.L82]-[.L$74])*([.M$74]-[.M$83])/9" office:value-type="float" office:value="4941.76666666667" calcext:value-type="float">
            <text:p>4941.7666666667</text:p>
          </table:table-cell>
          <table:table-cell/>
          <table:table-cell table:style-name="ce5" table:formula="of:=9*ROUND(1024*[.M82]/(10000+[.M82]))" office:value-type="float" office:value="3051" calcext:value-type="float">
            <text:p>3051</text:p>
          </table:table-cell>
          <table:table-cell table:formula="of:=ROUND(([.O82]+[.O83])/2)" office:value-type="float" office:value="3029" calcext:value-type="float">
            <text:p>3029</text:p>
          </table:table-cell>
          <table:table-cell table:formula="of:=[.Q81]-50" office:value-type="float" office:value="2835" calcext:value-type="float">
            <text:p>2835</text:p>
          </table:table-cell>
          <table:table-cell table:style-name="ce14" table:formula="of:=[.P82]-[.Q82]" office:value-type="float" office:value="194" calcext:value-type="float">
            <text:p>194</text:p>
          </table:table-cell>
        </table:table-row>
        <table:table-row table:style-name="ro1">
          <table:table-cell table:formula="of:=[.A82]-1" office:value-type="float" office:value="1005" calcext:value-type="float">
            <text:p>1005</text:p>
          </table:table-cell>
          <table:table-cell table:formula="of:=(10000*[.A83])/(1023-[.A83])" office:value-type="float" office:value="558333.333333333" calcext:value-type="float">
            <text:p>558333.333333333</text:p>
          </table:table-cell>
          <table:table-cell table:formula="of:=LN([.B83])" office:value-type="float" office:value="13.2327114345732" calcext:value-type="float">
            <text:p>13.2327114346</text:p>
          </table:table-cell>
          <table:table-cell table:formula="of:=1/([.$B$57]+[.$B$58]*[.C83]+[.$B$59]*[.C83]*[.C83]+[.$B$60]*[.C83]*[.C83]*[.C83])-273.5" office:value-type="float" office:value="-56.0137621582122" calcext:value-type="float">
            <text:p>-56.0137621582</text:p>
          </table:table-cell>
          <table:table-cell table:formula="of:=MATCH([.A83];[.$F$2:.$F$52];-1)" office:value-type="string" office:string-value="" calcext:value-type="error">
            <text:p>#N/A</text:p>
          </table:table-cell>
          <table:table-cell table:formula="of:=1.8*[.D83]+32" office:value-type="float" office:value="-68.8247718847819" calcext:value-type="float">
            <text:p>-68.8247718848</text:p>
          </table:table-cell>
          <table:table-cell table:formula="of:=32+MATCH(9*[.A83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2]+1" office:value-type="float" office:value="113" calcext:value-type="float">
            <text:p>113</text:p>
          </table:table-cell>
          <table:table-cell table:formula="of:=[.J47]" office:value-type="float" office:value="4839.7" calcext:value-type="float">
            <text:p>4839.7</text:p>
          </table:table-cell>
          <table:table-cell/>
          <table:table-cell table:style-name="ce5" table:formula="of:=9*ROUND(1024*[.M83]/(10000+[.M83]))" office:value-type="float" office:value="3006" calcext:value-type="float">
            <text:p>3006</text:p>
          </table:table-cell>
          <table:table-cell table:formula="of:=ROUND(([.O83]+[.O84])/2)" office:value-type="float" office:value="2988" calcext:value-type="float">
            <text:p>2988</text:p>
          </table:table-cell>
          <table:table-cell table:formula="of:=[.Q82]-50" office:value-type="float" office:value="2785" calcext:value-type="float">
            <text:p>2785</text:p>
          </table:table-cell>
          <table:table-cell table:style-name="ce14" table:formula="of:=[.P83]-[.Q83]" office:value-type="float" office:value="203" calcext:value-type="float">
            <text:p>203</text:p>
          </table:table-cell>
        </table:table-row>
        <table:table-row table:style-name="ro1">
          <table:table-cell table:formula="of:=[.A83]-1" office:value-type="float" office:value="1004" calcext:value-type="float">
            <text:p>1004</text:p>
          </table:table-cell>
          <table:table-cell table:formula="of:=(10000*[.A84])/(1023-[.A84])" office:value-type="float" office:value="528421.052631579" calcext:value-type="float">
            <text:p>528421.052631579</text:p>
          </table:table-cell>
          <table:table-cell table:formula="of:=LN([.B84])" office:value-type="float" office:value="13.1776486930614" calcext:value-type="float">
            <text:p>13.1776486931</text:p>
          </table:table-cell>
          <table:table-cell table:formula="of:=1/([.$B$57]+[.$B$58]*[.C84]+[.$B$59]*[.C84]*[.C84]+[.$B$60]*[.C84]*[.C84]*[.C84])-273.5" office:value-type="float" office:value="-55.1561501188089" calcext:value-type="float">
            <text:p>-55.1561501188</text:p>
          </table:table-cell>
          <table:table-cell table:formula="of:=MATCH([.A84];[.$F$2:.$F$52];-1)" office:value-type="string" office:string-value="" calcext:value-type="error">
            <text:p>#N/A</text:p>
          </table:table-cell>
          <table:table-cell table:formula="of:=1.8*[.D84]+32" office:value-type="float" office:value="-67.281070213856" calcext:value-type="float">
            <text:p>-67.2810702139</text:p>
          </table:table-cell>
          <table:table-cell table:formula="of:=32+MATCH(9*[.A84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3]+1" office:value-type="float" office:value="114" calcext:value-type="float">
            <text:p>114</text:p>
          </table:table-cell>
          <table:table-cell table:formula="of:=[.M$83]-([.L84]-[.L$83])*([.M$83]-[.M$92])/9" office:value-type="float" office:value="4756.06666666667" calcext:value-type="float">
            <text:p>4756.0666666667</text:p>
          </table:table-cell>
          <table:table-cell/>
          <table:table-cell table:style-name="ce5" table:formula="of:=9*ROUND(1024*[.M84]/(10000+[.M84]))" office:value-type="float" office:value="2970" calcext:value-type="float">
            <text:p>2970</text:p>
          </table:table-cell>
          <table:table-cell table:formula="of:=ROUND(([.O84]+[.O85])/2)" office:value-type="float" office:value="2952" calcext:value-type="float">
            <text:p>2952</text:p>
          </table:table-cell>
          <table:table-cell table:formula="of:=[.Q83]-50" office:value-type="float" office:value="2735" calcext:value-type="float">
            <text:p>2735</text:p>
          </table:table-cell>
          <table:table-cell table:style-name="ce14" table:formula="of:=[.P84]-[.Q84]" office:value-type="float" office:value="217" calcext:value-type="float">
            <text:p>217</text:p>
          </table:table-cell>
        </table:table-row>
        <table:table-row table:style-name="ro1">
          <table:table-cell table:formula="of:=[.A84]-1" office:value-type="float" office:value="1003" calcext:value-type="float">
            <text:p>1003</text:p>
          </table:table-cell>
          <table:table-cell table:formula="of:=(10000*[.A85])/(1023-[.A85])" office:value-type="float" office:value="501500" calcext:value-type="float">
            <text:p>501500</text:p>
          </table:table-cell>
          <table:table-cell table:formula="of:=LN([.B85])" office:value-type="float" office:value="13.1253588863841" calcext:value-type="float">
            <text:p>13.1253588864</text:p>
          </table:table-cell>
          <table:table-cell table:formula="of:=1/([.$B$57]+[.$B$58]*[.C85]+[.$B$59]*[.C85]*[.C85]+[.$B$60]*[.C85]*[.C85]*[.C85])-273.5" office:value-type="float" office:value="-54.3368886384926" calcext:value-type="float">
            <text:p>-54.3368886385</text:p>
          </table:table-cell>
          <table:table-cell table:formula="of:=MATCH([.A85];[.$F$2:.$F$52];-1)" office:value-type="string" office:string-value="" calcext:value-type="error">
            <text:p>#N/A</text:p>
          </table:table-cell>
          <table:table-cell table:formula="of:=1.8*[.D85]+32" office:value-type="float" office:value="-65.8063995492867" calcext:value-type="float">
            <text:p>-65.8063995493</text:p>
          </table:table-cell>
          <table:table-cell table:formula="of:=32+MATCH(9*[.A85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4]+1" office:value-type="float" office:value="115" calcext:value-type="float">
            <text:p>115</text:p>
          </table:table-cell>
          <table:table-cell table:formula="of:=[.M$83]-([.L85]-[.L$83])*([.M$83]-[.M$92])/9" office:value-type="float" office:value="4672.43333333333" calcext:value-type="float">
            <text:p>4672.4333333333</text:p>
          </table:table-cell>
          <table:table-cell/>
          <table:table-cell table:style-name="ce5" table:formula="of:=9*ROUND(1024*[.M85]/(10000+[.M85]))" office:value-type="float" office:value="2934" calcext:value-type="float">
            <text:p>2934</text:p>
          </table:table-cell>
          <table:table-cell table:formula="of:=ROUND(([.O85]+[.O86])/2)" office:value-type="float" office:value="2916" calcext:value-type="float">
            <text:p>2916</text:p>
          </table:table-cell>
          <table:table-cell table:formula="of:=[.Q84]-50" office:value-type="float" office:value="2685" calcext:value-type="float">
            <text:p>2685</text:p>
          </table:table-cell>
          <table:table-cell table:style-name="ce14" table:formula="of:=[.P85]-[.Q85]" office:value-type="float" office:value="231" calcext:value-type="float">
            <text:p>231</text:p>
          </table:table-cell>
        </table:table-row>
        <table:table-row table:style-name="ro1">
          <table:table-cell table:formula="of:=[.A85]-1" office:value-type="float" office:value="1002" calcext:value-type="float">
            <text:p>1002</text:p>
          </table:table-cell>
          <table:table-cell table:formula="of:=(10000*[.A86])/(1023-[.A86])" office:value-type="float" office:value="477142.857142857" calcext:value-type="float">
            <text:p>477142.857142857</text:p>
          </table:table-cell>
          <table:table-cell table:formula="of:=LN([.B86])" office:value-type="float" office:value="13.0755712158976" calcext:value-type="float">
            <text:p>13.0755712159</text:p>
          </table:table-cell>
          <table:table-cell table:formula="of:=1/([.$B$57]+[.$B$58]*[.C86]+[.$B$59]*[.C86]*[.C86]+[.$B$60]*[.C86]*[.C86]*[.C86])-273.5" office:value-type="float" office:value="-53.5524082263452" calcext:value-type="float">
            <text:p>-53.5524082263</text:p>
          </table:table-cell>
          <table:table-cell table:formula="of:=MATCH([.A86];[.$F$2:.$F$52];-1)" office:value-type="string" office:string-value="" calcext:value-type="error">
            <text:p>#N/A</text:p>
          </table:table-cell>
          <table:table-cell table:formula="of:=1.8*[.D86]+32" office:value-type="float" office:value="-64.3943348074213" calcext:value-type="float">
            <text:p>-64.3943348074</text:p>
          </table:table-cell>
          <table:table-cell table:formula="of:=32+MATCH(9*[.A86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5]+1" office:value-type="float" office:value="116" calcext:value-type="float">
            <text:p>116</text:p>
          </table:table-cell>
          <table:table-cell table:formula="of:=[.M$83]-([.L86]-[.L$83])*([.M$83]-[.M$92])/9" office:value-type="float" office:value="4588.8" calcext:value-type="float">
            <text:p>4588.8</text:p>
          </table:table-cell>
          <table:table-cell/>
          <table:table-cell table:style-name="ce5" table:formula="of:=9*ROUND(1024*[.M86]/(10000+[.M86]))" office:value-type="float" office:value="2898" calcext:value-type="float">
            <text:p>2898</text:p>
          </table:table-cell>
          <table:table-cell table:formula="of:=ROUND(([.O86]+[.O87])/2)" office:value-type="float" office:value="2880" calcext:value-type="float">
            <text:p>2880</text:p>
          </table:table-cell>
          <table:table-cell table:formula="of:=[.Q85]-50" office:value-type="float" office:value="2635" calcext:value-type="float">
            <text:p>2635</text:p>
          </table:table-cell>
          <table:table-cell table:style-name="ce14" table:formula="of:=[.P86]-[.Q86]" office:value-type="float" office:value="245" calcext:value-type="float">
            <text:p>245</text:p>
          </table:table-cell>
        </table:table-row>
        <table:table-row table:style-name="ro1">
          <table:table-cell table:formula="of:=[.A86]-1" office:value-type="float" office:value="1001" calcext:value-type="float">
            <text:p>1001</text:p>
          </table:table-cell>
          <table:table-cell table:formula="of:=(10000*[.A87])/(1023-[.A87])" office:value-type="float" office:value="455000" calcext:value-type="float">
            <text:p>455000</text:p>
          </table:table-cell>
          <table:table-cell table:formula="of:=LN([.B87])" office:value-type="float" office:value="13.0280526979331" calcext:value-type="float">
            <text:p>13.0280526979</text:p>
          </table:table-cell>
          <table:table-cell table:formula="of:=1/([.$B$57]+[.$B$58]*[.C87]+[.$B$59]*[.C87]*[.C87]+[.$B$60]*[.C87]*[.C87]*[.C87])-273.5" office:value-type="float" office:value="-52.7996227455389" calcext:value-type="float">
            <text:p>-52.7996227455</text:p>
          </table:table-cell>
          <table:table-cell table:formula="of:=MATCH([.A87];[.$F$2:.$F$52];-1)" office:value-type="string" office:string-value="" calcext:value-type="error">
            <text:p>#N/A</text:p>
          </table:table-cell>
          <table:table-cell table:formula="of:=1.8*[.D87]+32" office:value-type="float" office:value="-63.03932094197" calcext:value-type="float">
            <text:p>-63.039320942</text:p>
          </table:table-cell>
          <table:table-cell table:formula="of:=32+MATCH(9*[.A87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6]+1" office:value-type="float" office:value="117" calcext:value-type="float">
            <text:p>117</text:p>
          </table:table-cell>
          <table:table-cell table:formula="of:=[.M$83]-([.L87]-[.L$83])*([.M$83]-[.M$92])/9" office:value-type="float" office:value="4505.16666666667" calcext:value-type="float">
            <text:p>4505.1666666667</text:p>
          </table:table-cell>
          <table:table-cell/>
          <table:table-cell table:style-name="ce5" table:formula="of:=9*ROUND(1024*[.M87]/(10000+[.M87]))" office:value-type="float" office:value="2862" calcext:value-type="float">
            <text:p>2862</text:p>
          </table:table-cell>
          <table:table-cell table:formula="of:=ROUND(([.O87]+[.O88])/2)" office:value-type="float" office:value="2844" calcext:value-type="float">
            <text:p>2844</text:p>
          </table:table-cell>
          <table:table-cell table:formula="of:=[.Q86]-50" office:value-type="float" office:value="2585" calcext:value-type="float">
            <text:p>2585</text:p>
          </table:table-cell>
          <table:table-cell table:style-name="ce14" table:formula="of:=[.P87]-[.Q87]" office:value-type="float" office:value="259" calcext:value-type="float">
            <text:p>259</text:p>
          </table:table-cell>
        </table:table-row>
        <table:table-row table:style-name="ro1">
          <table:table-cell table:formula="of:=[.A87]-1" office:value-type="float" office:value="1000" calcext:value-type="float">
            <text:p>1000</text:p>
          </table:table-cell>
          <table:table-cell table:formula="of:=(10000*[.A88])/(1023-[.A88])" office:value-type="float" office:value="434782.608695652" calcext:value-type="float">
            <text:p>434782.608695652</text:p>
          </table:table-cell>
          <table:table-cell table:formula="of:=LN([.B88])" office:value-type="float" office:value="12.9826014350292" calcext:value-type="float">
            <text:p>12.982601435</text:p>
          </table:table-cell>
          <table:table-cell table:formula="of:=1/([.$B$57]+[.$B$58]*[.C88]+[.$B$59]*[.C88]*[.C88]+[.$B$60]*[.C88]*[.C88]*[.C88])-273.5" office:value-type="float" office:value="-52.0758452880987" calcext:value-type="float">
            <text:p>-52.0758452881</text:p>
          </table:table-cell>
          <table:table-cell table:formula="of:=MATCH([.A88];[.$F$2:.$F$52];-1)" office:value-type="string" office:string-value="" calcext:value-type="error">
            <text:p>#N/A</text:p>
          </table:table-cell>
          <table:table-cell table:formula="of:=1.8*[.D88]+32" office:value-type="float" office:value="-61.7365215185777" calcext:value-type="float">
            <text:p>-61.7365215186</text:p>
          </table:table-cell>
          <table:table-cell table:formula="of:=32+MATCH(9*[.A88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7]+1" office:value-type="float" office:value="118" calcext:value-type="float">
            <text:p>118</text:p>
          </table:table-cell>
          <table:table-cell table:formula="of:=[.M$83]-([.L88]-[.L$83])*([.M$83]-[.M$92])/9" office:value-type="float" office:value="4421.53333333333" calcext:value-type="float">
            <text:p>4421.5333333333</text:p>
          </table:table-cell>
          <table:table-cell/>
          <table:table-cell table:style-name="ce5" table:formula="of:=9*ROUND(1024*[.M88]/(10000+[.M88]))" office:value-type="float" office:value="2826" calcext:value-type="float">
            <text:p>2826</text:p>
          </table:table-cell>
          <table:table-cell table:formula="of:=ROUND(([.O88]+[.O89])/2)" office:value-type="float" office:value="2808" calcext:value-type="float">
            <text:p>2808</text:p>
          </table:table-cell>
          <table:table-cell table:formula="of:=[.Q87]-50" office:value-type="float" office:value="2535" calcext:value-type="float">
            <text:p>2535</text:p>
          </table:table-cell>
          <table:table-cell table:style-name="ce14" table:formula="of:=[.P88]-[.Q88]" office:value-type="float" office:value="273" calcext:value-type="float">
            <text:p>273</text:p>
          </table:table-cell>
        </table:table-row>
        <table:table-row table:style-name="ro1">
          <table:table-cell table:formula="of:=[.A88]-1" office:value-type="float" office:value="999" calcext:value-type="float">
            <text:p>999</text:p>
          </table:table-cell>
          <table:table-cell table:formula="of:=(10000*[.A89])/(1023-[.A89])" office:value-type="float" office:value="416250" calcext:value-type="float">
            <text:p>416250</text:p>
          </table:table-cell>
          <table:table-cell table:formula="of:=LN([.B89])" office:value-type="float" office:value="12.9390413202768" calcext:value-type="float">
            <text:p>12.9390413203</text:p>
          </table:table-cell>
          <table:table-cell table:formula="of:=1/([.$B$57]+[.$B$58]*[.C89]+[.$B$59]*[.C89]*[.C89]+[.$B$60]*[.C89]*[.C89]*[.C89])-273.5" office:value-type="float" office:value="-51.3787216631644" calcext:value-type="float">
            <text:p>-51.3787216632</text:p>
          </table:table-cell>
          <table:table-cell table:formula="of:=MATCH([.A89];[.$F$2:.$F$52];-1)" office:value-type="string" office:string-value="" calcext:value-type="error">
            <text:p>#N/A</text:p>
          </table:table-cell>
          <table:table-cell table:formula="of:=1.8*[.D89]+32" office:value-type="float" office:value="-60.4816989936959" calcext:value-type="float">
            <text:p>-60.4816989937</text:p>
          </table:table-cell>
          <table:table-cell table:formula="of:=32+MATCH(9*[.A89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8]+1" office:value-type="float" office:value="119" calcext:value-type="float">
            <text:p>119</text:p>
          </table:table-cell>
          <table:table-cell table:formula="of:=[.M$83]-([.L89]-[.L$83])*([.M$83]-[.M$92])/9" office:value-type="float" office:value="4337.9" calcext:value-type="float">
            <text:p>4337.9</text:p>
          </table:table-cell>
          <table:table-cell/>
          <table:table-cell table:style-name="ce5" table:formula="of:=9*ROUND(1024*[.M89]/(10000+[.M89]))" office:value-type="float" office:value="2790" calcext:value-type="float">
            <text:p>2790</text:p>
          </table:table-cell>
          <table:table-cell table:formula="of:=ROUND(([.O89]+[.O90])/2)" office:value-type="float" office:value="2772" calcext:value-type="float">
            <text:p>2772</text:p>
          </table:table-cell>
          <table:table-cell table:formula="of:=[.Q88]-50" office:value-type="float" office:value="2485" calcext:value-type="float">
            <text:p>2485</text:p>
          </table:table-cell>
          <table:table-cell table:style-name="ce14" table:formula="of:=[.P89]-[.Q89]" office:value-type="float" office:value="287" calcext:value-type="float">
            <text:p>287</text:p>
          </table:table-cell>
        </table:table-row>
        <table:table-row table:style-name="ro1">
          <table:table-cell table:formula="of:=[.A89]-1" office:value-type="float" office:value="998" calcext:value-type="float">
            <text:p>998</text:p>
          </table:table-cell>
          <table:table-cell table:formula="of:=(10000*[.A90])/(1023-[.A90])" office:value-type="float" office:value="399200" calcext:value-type="float">
            <text:p>399200</text:p>
          </table:table-cell>
          <table:table-cell table:formula="of:=LN([.B90])" office:value-type="float" office:value="12.8972178234194" calcext:value-type="float">
            <text:p>12.8972178234</text:p>
          </table:table-cell>
          <table:table-cell table:formula="of:=1/([.$B$57]+[.$B$58]*[.C90]+[.$B$59]*[.C90]*[.C90]+[.$B$60]*[.C90]*[.C90]*[.C90])-273.5" office:value-type="float" office:value="-50.7061772396864" calcext:value-type="float">
            <text:p>-50.7061772397</text:p>
          </table:table-cell>
          <table:table-cell table:formula="of:=MATCH([.A90];[.$F$2:.$F$52];-1)" office:value-type="string" office:string-value="" calcext:value-type="error">
            <text:p>#N/A</text:p>
          </table:table-cell>
          <table:table-cell table:formula="of:=1.8*[.D90]+32" office:value-type="float" office:value="-59.2711190314355" calcext:value-type="float">
            <text:p>-59.2711190314</text:p>
          </table:table-cell>
          <table:table-cell table:formula="of:=32+MATCH(9*[.A90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89]+1" office:value-type="float" office:value="120" calcext:value-type="float">
            <text:p>120</text:p>
          </table:table-cell>
          <table:table-cell table:formula="of:=[.M$83]-([.L90]-[.L$83])*([.M$83]-[.M$92])/9" office:value-type="float" office:value="4254.26666666667" calcext:value-type="float">
            <text:p>4254.2666666667</text:p>
          </table:table-cell>
          <table:table-cell/>
          <table:table-cell table:style-name="ce5" table:formula="of:=9*ROUND(1024*[.M90]/(10000+[.M90]))" office:value-type="float" office:value="2754" calcext:value-type="float">
            <text:p>2754</text:p>
          </table:table-cell>
          <table:table-cell table:formula="of:=ROUND(([.O90]+[.O91])/2)" office:value-type="float" office:value="2732" calcext:value-type="float">
            <text:p>2732</text:p>
          </table:table-cell>
          <table:table-cell table:formula="of:=[.Q89]-50" office:value-type="float" office:value="2435" calcext:value-type="float">
            <text:p>2435</text:p>
          </table:table-cell>
          <table:table-cell table:style-name="ce14" table:formula="of:=[.P90]-[.Q90]" office:value-type="float" office:value="297" calcext:value-type="float">
            <text:p>297</text:p>
          </table:table-cell>
        </table:table-row>
        <table:table-row table:style-name="ro1">
          <table:table-cell table:formula="of:=[.A90]-1" office:value-type="float" office:value="997" calcext:value-type="float">
            <text:p>997</text:p>
          </table:table-cell>
          <table:table-cell table:formula="of:=(10000*[.A91])/(1023-[.A91])" office:value-type="float" office:value="383461.538461538" calcext:value-type="float">
            <text:p>383461.538461538</text:p>
          </table:table-cell>
          <table:table-cell table:formula="of:=LN([.B91])" office:value-type="float" office:value="12.8569946039165" calcext:value-type="float">
            <text:p>12.8569946039</text:p>
          </table:table-cell>
          <table:table-cell table:formula="of:=1/([.$B$57]+[.$B$58]*[.C91]+[.$B$59]*[.C91]*[.C91]+[.$B$60]*[.C91]*[.C91]*[.C91])-273.5" office:value-type="float" office:value="-50.0563740416423" calcext:value-type="float">
            <text:p>-50.0563740416</text:p>
          </table:table-cell>
          <table:table-cell table:formula="of:=MATCH([.A91];[.$F$2:.$F$52];-1)" office:value-type="string" office:string-value="" calcext:value-type="error">
            <text:p>#N/A</text:p>
          </table:table-cell>
          <table:table-cell table:formula="of:=1.8*[.D91]+32" office:value-type="float" office:value="-58.1014732749562" calcext:value-type="float">
            <text:p>-58.101473275</text:p>
          </table:table-cell>
          <table:table-cell table:formula="of:=32+MATCH(9*[.A91];[.$Q$2:.$Q$91];-1)" office:value-type="string" office:string-value="" calcext:value-type="error">
            <text:p>#N/A</text:p>
          </table:table-cell>
          <table:table-cell table:number-columns-repeated="4"/>
          <table:table-cell table:style-name="ce16" table:formula="of:=[.L90]+1" office:value-type="float" office:value="121" calcext:value-type="float">
            <text:p>121</text:p>
          </table:table-cell>
          <table:table-cell table:formula="of:=[.M$83]-([.L91]-[.L$83])*([.M$83]-[.M$92])/9" office:value-type="float" office:value="4170.63333333333" calcext:value-type="float">
            <text:p>4170.6333333333</text:p>
          </table:table-cell>
          <table:table-cell/>
          <table:table-cell table:style-name="ce5" table:formula="of:=9*ROUND(1024*[.M91]/(10000+[.M91]))" office:value-type="float" office:value="2709" calcext:value-type="float">
            <text:p>2709</text:p>
          </table:table-cell>
          <table:table-cell table:formula="of:=ROUND(([.O91]+[.O92])/2)" office:value-type="float" office:value="2691" calcext:value-type="float">
            <text:p>2691</text:p>
          </table:table-cell>
          <table:table-cell table:formula="of:=[.Q90]-50" office:value-type="float" office:value="2385" calcext:value-type="float">
            <text:p>2385</text:p>
          </table:table-cell>
          <table:table-cell table:style-name="ce14" table:formula="of:=[.P91]-[.Q91]" office:value-type="float" office:value="306" calcext:value-type="float">
            <text:p>306</text:p>
          </table:table-cell>
        </table:table-row>
        <table:table-row table:style-name="ro1">
          <table:table-cell table:formula="of:=[.A91]-1" office:value-type="float" office:value="996" calcext:value-type="float">
            <text:p>996</text:p>
          </table:table-cell>
          <table:table-cell table:formula="of:=(10000*[.A92])/(1023-[.A92])" office:value-type="float" office:value="368888.888888889" calcext:value-type="float">
            <text:p>368888.888888889</text:p>
          </table:table-cell>
          <table:table-cell table:formula="of:=LN([.B92])" office:value-type="float" office:value="12.8182507635565" calcext:value-type="float">
            <text:p>12.8182507636</text:p>
          </table:table-cell>
          <table:table-cell table:formula="of:=1/([.$B$57]+[.$B$58]*[.C92]+[.$B$59]*[.C92]*[.C92]+[.$B$60]*[.C92]*[.C92]*[.C92])-273.5" office:value-type="float" office:value="-49.4276758046531" calcext:value-type="float">
            <text:p>-49.4276758047</text:p>
          </table:table-cell>
          <table:table-cell table:formula="of:=MATCH([.A92];[.$F$2:.$F$52];-1)" office:value-type="string" office:string-value="" calcext:value-type="error">
            <text:p>#N/A</text:p>
          </table:table-cell>
          <table:table-cell table:formula="of:=1.8*[.D92]+32" office:value-type="float" office:value="-56.9698164483755" calcext:value-type="float">
            <text:p>-56.9698164484</text:p>
          </table:table-cell>
          <table:table-cell table:formula="of:=32+MATCH(9*[.A92];[.$Q$2:.$Q$91];-1)" office:value-type="string" office:string-value="" calcext:value-type="error">
            <text:p>#N/A</text:p>
          </table:table-cell>
          <table:table-cell table:number-columns-repeated="4"/>
          <table:table-cell table:style-name="ce18" table:formula="of:=[.L91]+1" office:value-type="float" office:value="122" calcext:value-type="float">
            <text:p>122</text:p>
          </table:table-cell>
          <table:table-cell table:style-name="ce20" table:formula="of:=[.J52]" office:value-type="float" office:value="4087" calcext:value-type="float">
            <text:p>4087</text:p>
          </table:table-cell>
          <table:table-cell table:style-name="ce20"/>
          <table:table-cell table:style-name="ce6" table:formula="of:=9*ROUND(1024*[.M92]/(10000+[.M92]))" office:value-type="float" office:value="2673" calcext:value-type="float">
            <text:p>2673</text:p>
          </table:table-cell>
          <table:table-cell table:style-name="ce20" table:number-columns-repeated="2"/>
          <table:table-cell table:style-name="ce15"/>
        </table:table-row>
        <table:table-row table:style-name="ro1">
          <table:table-cell table:formula="of:=[.A92]-1" office:value-type="float" office:value="995" calcext:value-type="float">
            <text:p>995</text:p>
          </table:table-cell>
          <table:table-cell table:formula="of:=(10000*[.A93])/(1023-[.A93])" office:value-type="float" office:value="355357.142857143" calcext:value-type="float">
            <text:p>355357.142857143</text:p>
          </table:table-cell>
          <table:table-cell table:formula="of:=LN([.B93])" office:value-type="float" office:value="12.7808785989596" calcext:value-type="float">
            <text:p>12.780878599</text:p>
          </table:table-cell>
          <table:table-cell table:formula="of:=1/([.$B$57]+[.$B$58]*[.C93]+[.$B$59]*[.C93]*[.C93]+[.$B$60]*[.C93]*[.C93]*[.C93])-273.5" office:value-type="float" office:value="-48.8186192798662" calcext:value-type="float">
            <text:p>-48.8186192799</text:p>
          </table:table-cell>
          <table:table-cell table:formula="of:=MATCH([.A93];[.$F$2:.$F$52];-1)" office:value-type="string" office:string-value="" calcext:value-type="error">
            <text:p>#N/A</text:p>
          </table:table-cell>
          <table:table-cell table:formula="of:=1.8*[.D93]+32" office:value-type="float" office:value="-55.8735147037592" calcext:value-type="float">
            <text:p>-55.8735147038</text:p>
          </table:table-cell>
          <table:table-cell table:formula="of:=32+MATCH(9*[.A9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3]-1" office:value-type="float" office:value="994" calcext:value-type="float">
            <text:p>994</text:p>
          </table:table-cell>
          <table:table-cell table:formula="of:=(10000*[.A94])/(1023-[.A94])" office:value-type="float" office:value="342758.620689655" calcext:value-type="float">
            <text:p>342758.620689655</text:p>
          </table:table-cell>
          <table:table-cell table:formula="of:=LN([.B94])" office:value-type="float" office:value="12.7447817486463" calcext:value-type="float">
            <text:p>12.7447817486</text:p>
          </table:table-cell>
          <table:table-cell table:formula="of:=1/([.$B$57]+[.$B$58]*[.C94]+[.$B$59]*[.C94]*[.C94]+[.$B$60]*[.C94]*[.C94]*[.C94])-273.5" office:value-type="float" office:value="-48.2278904874365" calcext:value-type="float">
            <text:p>-48.2278904874</text:p>
          </table:table-cell>
          <table:table-cell table:formula="of:=MATCH([.A94];[.$F$2:.$F$52];-1)" office:value-type="string" office:string-value="" calcext:value-type="error">
            <text:p>#N/A</text:p>
          </table:table-cell>
          <table:table-cell table:formula="of:=1.8*[.D94]+32" office:value-type="float" office:value="-54.8102028773856" calcext:value-type="float">
            <text:p>-54.8102028774</text:p>
          </table:table-cell>
          <table:table-cell table:formula="of:=32+MATCH(9*[.A9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4]-1" office:value-type="float" office:value="993" calcext:value-type="float">
            <text:p>993</text:p>
          </table:table-cell>
          <table:table-cell table:formula="of:=(10000*[.A95])/(1023-[.A95])" office:value-type="float" office:value="331000" calcext:value-type="float">
            <text:p>331000</text:p>
          </table:table-cell>
          <table:table-cell table:formula="of:=LN([.B95])" office:value-type="float" office:value="12.7098736543592" calcext:value-type="float">
            <text:p>12.7098736544</text:p>
          </table:table-cell>
          <table:table-cell table:formula="of:=1/([.$B$57]+[.$B$58]*[.C95]+[.$B$59]*[.C95]*[.C95]+[.$B$60]*[.C95]*[.C95]*[.C95])-273.5" office:value-type="float" office:value="-47.6543049264773" calcext:value-type="float">
            <text:p>-47.6543049265</text:p>
          </table:table-cell>
          <table:table-cell table:formula="of:=MATCH([.A95];[.$F$2:.$F$52];-1)" office:value-type="string" office:string-value="" calcext:value-type="error">
            <text:p>#N/A</text:p>
          </table:table-cell>
          <table:table-cell table:formula="of:=1.8*[.D95]+32" office:value-type="float" office:value="-53.7777488676591" calcext:value-type="float">
            <text:p>-53.7777488677</text:p>
          </table:table-cell>
          <table:table-cell table:formula="of:=32+MATCH(9*[.A9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5]-1" office:value-type="float" office:value="992" calcext:value-type="float">
            <text:p>992</text:p>
          </table:table-cell>
          <table:table-cell table:formula="of:=(10000*[.A96])/(1023-[.A96])" office:value-type="float" office:value="320000" calcext:value-type="float">
            <text:p>320000</text:p>
          </table:table-cell>
          <table:table-cell table:formula="of:=LN([.B96])" office:value-type="float" office:value="12.6760762747759" calcext:value-type="float">
            <text:p>12.6760762748</text:p>
          </table:table-cell>
          <table:table-cell table:formula="of:=1/([.$B$57]+[.$B$58]*[.C96]+[.$B$59]*[.C96]*[.C96]+[.$B$60]*[.C96]*[.C96]*[.C96])-273.5" office:value-type="float" office:value="-47.0967909737605" calcext:value-type="float">
            <text:p>-47.0967909738</text:p>
          </table:table-cell>
          <table:table-cell table:formula="of:=MATCH([.A96];[.$F$2:.$F$52];-1)" office:value-type="string" office:string-value="" calcext:value-type="error">
            <text:p>#N/A</text:p>
          </table:table-cell>
          <table:table-cell table:formula="of:=1.8*[.D96]+32" office:value-type="float" office:value="-52.7742237527689" calcext:value-type="float">
            <text:p>-52.7742237528</text:p>
          </table:table-cell>
          <table:table-cell table:formula="of:=32+MATCH(9*[.A9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6]-1" office:value-type="float" office:value="991" calcext:value-type="float">
            <text:p>991</text:p>
          </table:table-cell>
          <table:table-cell table:formula="of:=(10000*[.A97])/(1023-[.A97])" office:value-type="float" office:value="309687.5" calcext:value-type="float">
            <text:p>309687.5</text:p>
          </table:table-cell>
          <table:table-cell table:formula="of:=LN([.B97])" office:value-type="float" office:value="12.6433190035064" calcext:value-type="float">
            <text:p>12.6433190035</text:p>
          </table:table-cell>
          <table:table-cell table:formula="of:=1/([.$B$57]+[.$B$58]*[.C97]+[.$B$59]*[.C97]*[.C97]+[.$B$60]*[.C97]*[.C97]*[.C97])-273.5" office:value-type="float" office:value="-46.5543758721282" calcext:value-type="float">
            <text:p>-46.5543758721</text:p>
          </table:table-cell>
          <table:table-cell table:formula="of:=MATCH([.A97];[.$F$2:.$F$52];-1)" office:value-type="string" office:string-value="" calcext:value-type="error">
            <text:p>#N/A</text:p>
          </table:table-cell>
          <table:table-cell table:formula="of:=1.8*[.D97]+32" office:value-type="float" office:value="-51.7978765698308" calcext:value-type="float">
            <text:p>-51.7978765698</text:p>
          </table:table-cell>
          <table:table-cell table:formula="of:=32+MATCH(9*[.A9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7]-1" office:value-type="float" office:value="990" calcext:value-type="float">
            <text:p>990</text:p>
          </table:table-cell>
          <table:table-cell table:formula="of:=(10000*[.A98])/(1023-[.A98])" office:value-type="float" office:value="300000" calcext:value-type="float">
            <text:p>300000</text:p>
          </table:table-cell>
          <table:table-cell table:formula="of:=LN([.B98])" office:value-type="float" office:value="12.6115377536383" calcext:value-type="float">
            <text:p>12.6115377536</text:p>
          </table:table-cell>
          <table:table-cell table:formula="of:=1/([.$B$57]+[.$B$58]*[.C98]+[.$B$59]*[.C98]*[.C98]+[.$B$60]*[.C98]*[.C98]*[.C98])-273.5" office:value-type="float" office:value="-46.0261738371398" calcext:value-type="float">
            <text:p>-46.0261738371</text:p>
          </table:table-cell>
          <table:table-cell table:formula="of:=MATCH([.A98];[.$F$2:.$F$52];-1)" office:value-type="string" office:string-value="" calcext:value-type="error">
            <text:p>#N/A</text:p>
          </table:table-cell>
          <table:table-cell table:formula="of:=1.8*[.D98]+32" office:value-type="float" office:value="-50.8471129068516" calcext:value-type="float">
            <text:p>-50.8471129069</text:p>
          </table:table-cell>
          <table:table-cell table:formula="of:=32+MATCH(9*[.A9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8]-1" office:value-type="float" office:value="989" calcext:value-type="float">
            <text:p>989</text:p>
          </table:table-cell>
          <table:table-cell table:formula="of:=(10000*[.A99])/(1023-[.A99])" office:value-type="float" office:value="290882.352941176" calcext:value-type="float">
            <text:p>290882.352941176</text:p>
          </table:table-cell>
          <table:table-cell table:formula="of:=LN([.B99])" office:value-type="float" office:value="12.5806741789827" calcext:value-type="float">
            <text:p>12.580674179</text:p>
          </table:table-cell>
          <table:table-cell table:formula="of:=1/([.$B$57]+[.$B$58]*[.C99]+[.$B$59]*[.C99]*[.C99]+[.$B$60]*[.C99]*[.C99]*[.C99])-273.5" office:value-type="float" office:value="-45.5113759078661" calcext:value-type="float">
            <text:p>-45.5113759079</text:p>
          </table:table-cell>
          <table:table-cell table:formula="of:=MATCH([.A99];[.$F$2:.$F$52];-1)" office:value-type="string" office:string-value="" calcext:value-type="error">
            <text:p>#N/A</text:p>
          </table:table-cell>
          <table:table-cell table:formula="of:=1.8*[.D99]+32" office:value-type="float" office:value="-49.9204766341589" calcext:value-type="float">
            <text:p>-49.9204766342</text:p>
          </table:table-cell>
          <table:table-cell table:formula="of:=32+MATCH(9*[.A9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99]-1" office:value-type="float" office:value="988" calcext:value-type="float">
            <text:p>988</text:p>
          </table:table-cell>
          <table:table-cell table:formula="of:=(10000*[.A100])/(1023-[.A100])" office:value-type="float" office:value="282285.714285714" calcext:value-type="float">
            <text:p>282285.714285714</text:p>
          </table:table-cell>
          <table:table-cell table:formula="of:=LN([.B100])" office:value-type="float" office:value="12.5506750082346" calcext:value-type="float">
            <text:p>12.5506750082</text:p>
          </table:table-cell>
          <table:table-cell table:formula="of:=1/([.$B$57]+[.$B$58]*[.C100]+[.$B$59]*[.C100]*[.C100]+[.$B$60]*[.C100]*[.C100]*[.C100])-273.5" office:value-type="float" office:value="-45.0092412427676" calcext:value-type="float">
            <text:p>-45.0092412428</text:p>
          </table:table-cell>
          <table:table-cell table:formula="of:=MATCH([.A100];[.$F$2:.$F$52];-1)" office:value-type="string" office:string-value="" calcext:value-type="error">
            <text:p>#N/A</text:p>
          </table:table-cell>
          <table:table-cell table:formula="of:=1.8*[.D100]+32" office:value-type="float" office:value="-49.0166342369818" calcext:value-type="float">
            <text:p>-49.016634237</text:p>
          </table:table-cell>
          <table:table-cell table:formula="of:=32+MATCH(9*[.A10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0]-1" office:value-type="float" office:value="987" calcext:value-type="float">
            <text:p>987</text:p>
          </table:table-cell>
          <table:table-cell table:formula="of:=(10000*[.A101])/(1023-[.A101])" office:value-type="float" office:value="274166.666666667" calcext:value-type="float">
            <text:p>274166.666666667</text:p>
          </table:table-cell>
          <table:table-cell table:formula="of:=LN([.B101])" office:value-type="float" office:value="12.5214914729536" calcext:value-type="float">
            <text:p>12.521491473</text:p>
          </table:table-cell>
          <table:table-cell table:formula="of:=1/([.$B$57]+[.$B$58]*[.C101]+[.$B$59]*[.C101]*[.C101]+[.$B$60]*[.C101]*[.C101]*[.C101])-273.5" office:value-type="float" office:value="-44.5190896198728" calcext:value-type="float">
            <text:p>-44.5190896199</text:p>
          </table:table-cell>
          <table:table-cell table:formula="of:=MATCH([.A101];[.$F$2:.$F$52];-1)" office:value-type="string" office:string-value="" calcext:value-type="error">
            <text:p>#N/A</text:p>
          </table:table-cell>
          <table:table-cell table:formula="of:=1.8*[.D101]+32" office:value-type="float" office:value="-48.134361315771" calcext:value-type="float">
            <text:p>-48.1343613158</text:p>
          </table:table-cell>
          <table:table-cell table:formula="of:=32+MATCH(9*[.A10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1]-1" office:value-type="float" office:value="986" calcext:value-type="float">
            <text:p>986</text:p>
          </table:table-cell>
          <table:table-cell table:formula="of:=(10000*[.A102])/(1023-[.A102])" office:value-type="float" office:value="266486.486486487" calcext:value-type="float">
            <text:p>266486.486486487</text:p>
          </table:table-cell>
          <table:table-cell table:formula="of:=LN([.B102])" office:value-type="float" office:value="12.4930788139346" calcext:value-type="float">
            <text:p>12.4930788139</text:p>
          </table:table-cell>
          <table:table-cell table:formula="of:=1/([.$B$57]+[.$B$58]*[.C102]+[.$B$59]*[.C102]*[.C102]+[.$B$60]*[.C102]*[.C102]*[.C102])-273.5" office:value-type="float" office:value="-44.0402949461118" calcext:value-type="float">
            <text:p>-44.0402949461</text:p>
          </table:table-cell>
          <table:table-cell table:formula="of:=MATCH([.A102];[.$F$2:.$F$52];-1)" office:value-type="string" office:string-value="" calcext:value-type="error">
            <text:p>#N/A</text:p>
          </table:table-cell>
          <table:table-cell table:formula="of:=1.8*[.D102]+32" office:value-type="float" office:value="-47.2725309030013" calcext:value-type="float">
            <text:p>-47.272530903</text:p>
          </table:table-cell>
          <table:table-cell table:formula="of:=32+MATCH(9*[.A10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2]-1" office:value-type="float" office:value="985" calcext:value-type="float">
            <text:p>985</text:p>
          </table:table-cell>
          <table:table-cell table:formula="of:=(10000*[.A103])/(1023-[.A103])" office:value-type="float" office:value="259210.526315789" calcext:value-type="float">
            <text:p>259210.526315789</text:p>
          </table:table-cell>
          <table:table-cell table:formula="of:=LN([.B103])" office:value-type="float" office:value="12.4653958534219" calcext:value-type="float">
            <text:p>12.4653958534</text:p>
          </table:table-cell>
          <table:table-cell table:formula="of:=1/([.$B$57]+[.$B$58]*[.C103]+[.$B$59]*[.C103]*[.C103]+[.$B$60]*[.C103]*[.C103]*[.C103])-273.5" office:value-type="float" office:value="-43.572279616654" calcext:value-type="float">
            <text:p>-43.5722796167</text:p>
          </table:table-cell>
          <table:table-cell table:formula="of:=MATCH([.A103];[.$F$2:.$F$52];-1)" office:value-type="string" office:string-value="" calcext:value-type="error">
            <text:p>#N/A</text:p>
          </table:table-cell>
          <table:table-cell table:formula="of:=1.8*[.D103]+32" office:value-type="float" office:value="-46.4301033099772" calcext:value-type="float">
            <text:p>-46.43010331</text:p>
          </table:table-cell>
          <table:table-cell table:formula="of:=32+MATCH(9*[.A10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3]-1" office:value-type="float" office:value="984" calcext:value-type="float">
            <text:p>984</text:p>
          </table:table-cell>
          <table:table-cell table:formula="of:=(10000*[.A104])/(1023-[.A104])" office:value-type="float" office:value="252307.692307692" calcext:value-type="float">
            <text:p>252307.692307692</text:p>
          </table:table-cell>
          <table:table-cell table:formula="of:=LN([.B104])" office:value-type="float" office:value="12.4384046228988" calcext:value-type="float">
            <text:p>12.4384046229</text:p>
          </table:table-cell>
          <table:table-cell table:formula="of:=1/([.$B$57]+[.$B$58]*[.C104]+[.$B$59]*[.C104]*[.C104]+[.$B$60]*[.C104]*[.C104]*[.C104])-273.5" office:value-type="float" office:value="-43.1145095936897" calcext:value-type="float">
            <text:p>-43.1145095937</text:p>
          </table:table-cell>
          <table:table-cell table:formula="of:=MATCH([.A104];[.$F$2:.$F$52];-1)" office:value-type="string" office:string-value="" calcext:value-type="error">
            <text:p>#N/A</text:p>
          </table:table-cell>
          <table:table-cell table:formula="of:=1.8*[.D104]+32" office:value-type="float" office:value="-45.6061172686414" calcext:value-type="float">
            <text:p>-45.6061172686</text:p>
          </table:table-cell>
          <table:table-cell table:formula="of:=32+MATCH(9*[.A10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4]-1" office:value-type="float" office:value="983" calcext:value-type="float">
            <text:p>983</text:p>
          </table:table-cell>
          <table:table-cell table:formula="of:=(10000*[.A105])/(1023-[.A105])" office:value-type="float" office:value="245750" calcext:value-type="float">
            <text:p>245750</text:p>
          </table:table-cell>
          <table:table-cell table:formula="of:=LN([.B105])" office:value-type="float" office:value="12.4120700380094" calcext:value-type="float">
            <text:p>12.412070038</text:p>
          </table:table-cell>
          <table:table-cell table:formula="of:=1/([.$B$57]+[.$B$58]*[.C105]+[.$B$59]*[.C105]*[.C105]+[.$B$60]*[.C105]*[.C105]*[.C105])-273.5" office:value-type="float" office:value="-42.6664900969565" calcext:value-type="float">
            <text:p>-42.666490097</text:p>
          </table:table-cell>
          <table:table-cell table:formula="of:=MATCH([.A105];[.$F$2:.$F$52];-1)" office:value-type="string" office:string-value="" calcext:value-type="error">
            <text:p>#N/A</text:p>
          </table:table-cell>
          <table:table-cell table:formula="of:=1.8*[.D105]+32" office:value-type="float" office:value="-44.7996821745217" calcext:value-type="float">
            <text:p>-44.7996821745</text:p>
          </table:table-cell>
          <table:table-cell table:formula="of:=32+MATCH(9*[.A10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5]-1" office:value-type="float" office:value="982" calcext:value-type="float">
            <text:p>982</text:p>
          </table:table-cell>
          <table:table-cell table:formula="of:=(10000*[.A106])/(1023-[.A106])" office:value-type="float" office:value="239512.195121951" calcext:value-type="float">
            <text:p>239512.195121951</text:p>
          </table:table-cell>
          <table:table-cell table:formula="of:=LN([.B106])" office:value-type="float" office:value="12.3863596136263" calcext:value-type="float">
            <text:p>12.3863596136</text:p>
          </table:table-cell>
          <table:table-cell table:formula="of:=1/([.$B$57]+[.$B$58]*[.C106]+[.$B$59]*[.C106]*[.C106]+[.$B$60]*[.C106]*[.C106]*[.C106])-273.5" office:value-type="float" office:value="-42.2277618167014" calcext:value-type="float">
            <text:p>-42.2277618167</text:p>
          </table:table-cell>
          <table:table-cell table:formula="of:=MATCH([.A106];[.$F$2:.$F$52];-1)" office:value-type="string" office:string-value="" calcext:value-type="error">
            <text:p>#N/A</text:p>
          </table:table-cell>
          <table:table-cell table:formula="of:=1.8*[.D106]+32" office:value-type="float" office:value="-44.0099712700625" calcext:value-type="float">
            <text:p>-44.0099712701</text:p>
          </table:table-cell>
          <table:table-cell table:formula="of:=32+MATCH(9*[.A10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6]-1" office:value-type="float" office:value="981" calcext:value-type="float">
            <text:p>981</text:p>
          </table:table-cell>
          <table:table-cell table:formula="of:=(10000*[.A107])/(1023-[.A107])" office:value-type="float" office:value="233571.428571429" calcext:value-type="float">
            <text:p>233571.428571429</text:p>
          </table:table-cell>
          <table:table-cell table:formula="of:=LN([.B107])" office:value-type="float" office:value="12.3612432132582" calcext:value-type="float">
            <text:p>12.3612432133</text:p>
          </table:table-cell>
          <table:table-cell table:formula="of:=1/([.$B$57]+[.$B$58]*[.C107]+[.$B$59]*[.C107]*[.C107]+[.$B$60]*[.C107]*[.C107]*[.C107])-273.5" office:value-type="float" office:value="-41.7978975746493" calcext:value-type="float">
            <text:p>-41.7978975746</text:p>
          </table:table-cell>
          <table:table-cell table:formula="of:=MATCH([.A107];[.$F$2:.$F$52];-1)" office:value-type="string" office:string-value="" calcext:value-type="error">
            <text:p>#N/A</text:p>
          </table:table-cell>
          <table:table-cell table:formula="of:=1.8*[.D107]+32" office:value-type="float" office:value="-43.2362156343688" calcext:value-type="float">
            <text:p>-43.2362156344</text:p>
          </table:table-cell>
          <table:table-cell table:formula="of:=32+MATCH(9*[.A10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7]-1" office:value-type="float" office:value="980" calcext:value-type="float">
            <text:p>980</text:p>
          </table:table-cell>
          <table:table-cell table:formula="of:=(10000*[.A108])/(1023-[.A108])" office:value-type="float" office:value="227906.976744186" calcext:value-type="float">
            <text:p>227906.976744186</text:p>
          </table:table-cell>
          <table:table-cell table:formula="of:=LN([.B108])" office:value-type="float" office:value="12.3366928279472" calcext:value-type="float">
            <text:p>12.3366928279</text:p>
          </table:table-cell>
          <table:table-cell table:formula="of:=1/([.$B$57]+[.$B$58]*[.C108]+[.$B$59]*[.C108]*[.C108]+[.$B$60]*[.C108]*[.C108]*[.C108])-273.5" office:value-type="float" office:value="-41.37649937066" calcext:value-type="float">
            <text:p>-41.3764993707</text:p>
          </table:table-cell>
          <table:table-cell table:formula="of:=MATCH([.A108];[.$F$2:.$F$52];-1)" office:value-type="string" office:string-value="" calcext:value-type="error">
            <text:p>#N/A</text:p>
          </table:table-cell>
          <table:table-cell table:formula="of:=1.8*[.D108]+32" office:value-type="float" office:value="-42.477698867188" calcext:value-type="float">
            <text:p>-42.4776988672</text:p>
          </table:table-cell>
          <table:table-cell table:formula="of:=32+MATCH(9*[.A10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8]-1" office:value-type="float" office:value="979" calcext:value-type="float">
            <text:p>979</text:p>
          </table:table-cell>
          <table:table-cell table:formula="of:=(10000*[.A109])/(1023-[.A109])" office:value-type="float" office:value="222500" calcext:value-type="float">
            <text:p>222500</text:p>
          </table:table-cell>
          <table:table-cell table:formula="of:=LN([.B109])" office:value-type="float" office:value="12.3126823805884" calcext:value-type="float">
            <text:p>12.3126823806</text:p>
          </table:table-cell>
          <table:table-cell table:formula="of:=1/([.$B$57]+[.$B$58]*[.C109]+[.$B$59]*[.C109]*[.C109]+[.$B$60]*[.C109]*[.C109]*[.C109])-273.5" office:value-type="float" office:value="-40.963195762659" calcext:value-type="float">
            <text:p>-40.9631957627</text:p>
          </table:table-cell>
          <table:table-cell table:formula="of:=MATCH([.A109];[.$F$2:.$F$52];-1)" office:value-type="string" office:string-value="" calcext:value-type="error">
            <text:p>#N/A</text:p>
          </table:table-cell>
          <table:table-cell table:formula="of:=1.8*[.D109]+32" office:value-type="float" office:value="-41.7337523727861" calcext:value-type="float">
            <text:p>-41.7337523728</text:p>
          </table:table-cell>
          <table:table-cell table:formula="of:=32+MATCH(9*[.A10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09]-1" office:value-type="float" office:value="978" calcext:value-type="float">
            <text:p>978</text:p>
          </table:table-cell>
          <table:table-cell table:formula="of:=(10000*[.A110])/(1023-[.A110])" office:value-type="float" office:value="217333.333333333" calcext:value-type="float">
            <text:p>217333.333333333</text:p>
          </table:table-cell>
          <table:table-cell table:formula="of:=LN([.B110])" office:value-type="float" office:value="12.2891875522407" calcext:value-type="float">
            <text:p>12.2891875522</text:p>
          </table:table-cell>
          <table:table-cell table:formula="of:=1/([.$B$57]+[.$B$58]*[.C110]+[.$B$59]*[.C110]*[.C110]+[.$B$60]*[.C110]*[.C110]*[.C110])-273.5" office:value-type="float" office:value="-40.5576395355722" calcext:value-type="float">
            <text:p>-40.5576395356</text:p>
          </table:table-cell>
          <table:table-cell table:formula="of:=MATCH([.A110];[.$F$2:.$F$52];-1)" office:value-type="string" office:string-value="" calcext:value-type="error">
            <text:p>#N/A</text:p>
          </table:table-cell>
          <table:table-cell table:formula="of:=1.8*[.D110]+32" office:value-type="float" office:value="-41.0037511640299" calcext:value-type="float">
            <text:p>-41.003751164</text:p>
          </table:table-cell>
          <table:table-cell table:formula="of:=32+MATCH(9*[.A11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0]-1" office:value-type="float" office:value="977" calcext:value-type="float">
            <text:p>977</text:p>
          </table:table-cell>
          <table:table-cell table:formula="of:=(10000*[.A111])/(1023-[.A111])" office:value-type="float" office:value="212391.304347826" calcext:value-type="float">
            <text:p>212391.304347826</text:p>
          </table:table-cell>
          <table:table-cell table:formula="of:=LN([.B111])" office:value-type="float" office:value="12.2661856275299" calcext:value-type="float">
            <text:p>12.2661856275</text:p>
          </table:table-cell>
          <table:table-cell table:formula="of:=1/([.$B$57]+[.$B$58]*[.C111]+[.$B$59]*[.C111]*[.C111]+[.$B$60]*[.C111]*[.C111]*[.C111])-273.5" office:value-type="float" office:value="-40.1595056217215" calcext:value-type="float">
            <text:p>-40.1595056217</text:p>
          </table:table-cell>
          <table:table-cell table:formula="of:=MATCH([.A111];[.$F$2:.$F$52];-1)" office:value-type="string" office:string-value="" calcext:value-type="error">
            <text:p>#N/A</text:p>
          </table:table-cell>
          <table:table-cell table:formula="of:=1.8*[.D111]+32" office:value-type="float" office:value="-40.2871101190987" calcext:value-type="float">
            <text:p>-40.2871101191</text:p>
          </table:table-cell>
          <table:table-cell table:formula="of:=32+MATCH(9*[.A11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1]-1" office:value-type="float" office:value="976" calcext:value-type="float">
            <text:p>976</text:p>
          </table:table-cell>
          <table:table-cell table:formula="of:=(10000*[.A112])/(1023-[.A112])" office:value-type="float" office:value="207659.574468085" calcext:value-type="float">
            <text:p>207659.574468085</text:p>
          </table:table-cell>
          <table:table-cell table:formula="of:=LN([.B112])" office:value-type="float" office:value="12.2436553566792" calcext:value-type="float">
            <text:p>12.2436553567</text:p>
          </table:table-cell>
          <table:table-cell table:formula="of:=1/([.$B$57]+[.$B$58]*[.C112]+[.$B$59]*[.C112]*[.C112]+[.$B$60]*[.C112]*[.C112]*[.C112])-273.5" office:value-type="float" office:value="-39.7684892407169" calcext:value-type="float">
            <text:p>-39.7684892407</text:p>
          </table:table-cell>
          <table:table-cell table:formula="of:=MATCH([.A112];[.$F$2:.$F$52];-1)" office:value-type="string" office:string-value="" calcext:value-type="error">
            <text:p>#N/A</text:p>
          </table:table-cell>
          <table:table-cell table:formula="of:=1.8*[.D112]+32" office:value-type="float" office:value="-39.5832806332904" calcext:value-type="float">
            <text:p>-39.5832806333</text:p>
          </table:table-cell>
          <table:table-cell table:formula="of:=32+MATCH(9*[.A11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2]-1" office:value-type="float" office:value="975" calcext:value-type="float">
            <text:p>975</text:p>
          </table:table-cell>
          <table:table-cell table:formula="of:=(10000*[.A113])/(1023-[.A113])" office:value-type="float" office:value="203125" calcext:value-type="float">
            <text:p>203125</text:p>
          </table:table-cell>
          <table:table-cell table:formula="of:=LN([.B113])" office:value-type="float" office:value="12.2215768320661" calcext:value-type="float">
            <text:p>12.2215768321</text:p>
          </table:table-cell>
          <table:table-cell table:formula="of:=1/([.$B$57]+[.$B$58]*[.C113]+[.$B$59]*[.C113]*[.C113]+[.$B$60]*[.C113]*[.C113]*[.C113])-273.5" office:value-type="float" office:value="-39.3843042315356" calcext:value-type="float">
            <text:p>-39.3843042315</text:p>
          </table:table-cell>
          <table:table-cell table:formula="of:=MATCH([.A113];[.$F$2:.$F$52];-1)" office:value-type="string" office:string-value="" calcext:value-type="error">
            <text:p>#N/A</text:p>
          </table:table-cell>
          <table:table-cell table:formula="of:=1.8*[.D113]+32" office:value-type="float" office:value="-38.891747616764" calcext:value-type="float">
            <text:p>-38.8917476168</text:p>
          </table:table-cell>
          <table:table-cell table:formula="of:=32+MATCH(9*[.A11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3]-1" office:value-type="float" office:value="974" calcext:value-type="float">
            <text:p>974</text:p>
          </table:table-cell>
          <table:table-cell table:formula="of:=(10000*[.A114])/(1023-[.A114])" office:value-type="float" office:value="198775.510204082" calcext:value-type="float">
            <text:p>198775.510204082</text:p>
          </table:table-cell>
          <table:table-cell table:formula="of:=LN([.B114])" office:value-type="float" office:value="12.1999313775081" calcext:value-type="float">
            <text:p>12.1999313775</text:p>
          </table:table-cell>
          <table:table-cell table:formula="of:=1/([.$B$57]+[.$B$58]*[.C114]+[.$B$59]*[.C114]*[.C114]+[.$B$60]*[.C114]*[.C114]*[.C114])-273.5" office:value-type="float" office:value="-39.0066815533698" calcext:value-type="float">
            <text:p>-39.0066815534</text:p>
          </table:table-cell>
          <table:table-cell table:formula="of:=MATCH([.A114];[.$F$2:.$F$52];-1)" office:value-type="string" office:string-value="" calcext:value-type="error">
            <text:p>#N/A</text:p>
          </table:table-cell>
          <table:table-cell table:formula="of:=1.8*[.D114]+32" office:value-type="float" office:value="-38.2120267960656" calcext:value-type="float">
            <text:p>-38.2120267961</text:p>
          </table:table-cell>
          <table:table-cell table:formula="of:=32+MATCH(9*[.A11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4]-1" office:value-type="float" office:value="973" calcext:value-type="float">
            <text:p>973</text:p>
          </table:table-cell>
          <table:table-cell table:formula="of:=(10000*[.A115])/(1023-[.A115])" office:value-type="float" office:value="194600" calcext:value-type="float">
            <text:p>194600</text:p>
          </table:table-cell>
          <table:table-cell table:formula="of:=LN([.B115])" office:value-type="float" office:value="12.178701448734" calcext:value-type="float">
            <text:p>12.1787014487</text:p>
          </table:table-cell>
          <table:table-cell table:formula="of:=1/([.$B$57]+[.$B$58]*[.C115]+[.$B$59]*[.C115]*[.C115]+[.$B$60]*[.C115]*[.C115]*[.C115])-273.5" office:value-type="float" office:value="-38.6353679350931" calcext:value-type="float">
            <text:p>-38.6353679351</text:p>
          </table:table-cell>
          <table:table-cell table:formula="of:=MATCH([.A115];[.$F$2:.$F$52];-1)" office:value-type="string" office:string-value="" calcext:value-type="error">
            <text:p>#N/A</text:p>
          </table:table-cell>
          <table:table-cell table:formula="of:=1.8*[.D115]+32" office:value-type="float" office:value="-37.5436622831676" calcext:value-type="float">
            <text:p>-37.5436622832</text:p>
          </table:table-cell>
          <table:table-cell table:formula="of:=32+MATCH(9*[.A11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5]-1" office:value-type="float" office:value="972" calcext:value-type="float">
            <text:p>972</text:p>
          </table:table-cell>
          <table:table-cell table:formula="of:=(10000*[.A116])/(1023-[.A116])" office:value-type="float" office:value="190588.235294118" calcext:value-type="float">
            <text:p>190588.235294118</text:p>
          </table:table-cell>
          <table:table-cell table:formula="of:=LN([.B116])" office:value-type="float" office:value="12.1578705437123" calcext:value-type="float">
            <text:p>12.1578705437</text:p>
          </table:table-cell>
          <table:table-cell table:formula="of:=1/([.$B$57]+[.$B$58]*[.C116]+[.$B$59]*[.C116]*[.C116]+[.$B$60]*[.C116]*[.C116]*[.C116])-273.5" office:value-type="float" office:value="-38.2701246559561" calcext:value-type="float">
            <text:p>-38.270124656</text:p>
          </table:table-cell>
          <table:table-cell table:formula="of:=MATCH([.A116];[.$F$2:.$F$52];-1)" office:value-type="string" office:string-value="" calcext:value-type="error">
            <text:p>#N/A</text:p>
          </table:table-cell>
          <table:table-cell table:formula="of:=1.8*[.D116]+32" office:value-type="float" office:value="-36.886224380721" calcext:value-type="float">
            <text:p>-36.8862243807</text:p>
          </table:table-cell>
          <table:table-cell table:formula="of:=32+MATCH(9*[.A11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6]-1" office:value-type="float" office:value="971" calcext:value-type="float">
            <text:p>971</text:p>
          </table:table-cell>
          <table:table-cell table:formula="of:=(10000*[.A117])/(1023-[.A117])" office:value-type="float" office:value="186730.769230769" calcext:value-type="float">
            <text:p>186730.769230769</text:p>
          </table:table-cell>
          <table:table-cell table:formula="of:=LN([.B117])" office:value-type="float" office:value="12.1374231216861" calcext:value-type="float">
            <text:p>12.1374231217</text:p>
          </table:table-cell>
          <table:table-cell table:formula="of:=1/([.$B$57]+[.$B$58]*[.C117]+[.$B$59]*[.C117]*[.C117]+[.$B$60]*[.C117]*[.C117]*[.C117])-273.5" office:value-type="float" office:value="-37.9107264424537" calcext:value-type="float">
            <text:p>-37.9107264425</text:p>
          </table:table-cell>
          <table:table-cell table:formula="of:=MATCH([.A117];[.$F$2:.$F$52];-1)" office:value-type="string" office:string-value="" calcext:value-type="error">
            <text:p>#N/A</text:p>
          </table:table-cell>
          <table:table-cell table:formula="of:=1.8*[.D117]+32" office:value-type="float" office:value="-36.2393075964166" calcext:value-type="float">
            <text:p>-36.2393075964</text:p>
          </table:table-cell>
          <table:table-cell table:formula="of:=32+MATCH(9*[.A11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7]-1" office:value-type="float" office:value="970" calcext:value-type="float">
            <text:p>970</text:p>
          </table:table-cell>
          <table:table-cell table:formula="of:=(10000*[.A118])/(1023-[.A118])" office:value-type="float" office:value="183018.867924528" calcext:value-type="float">
            <text:p>183018.867924528</text:p>
          </table:table-cell>
          <table:table-cell table:formula="of:=LN([.B118])" office:value-type="float" office:value="12.1173445299215" calcext:value-type="float">
            <text:p>12.1173445299</text:p>
          </table:table-cell>
          <table:table-cell table:formula="of:=1/([.$B$57]+[.$B$58]*[.C118]+[.$B$59]*[.C118]*[.C118]+[.$B$60]*[.C118]*[.C118]*[.C118])-273.5" office:value-type="float" office:value="-37.5569604682883" calcext:value-type="float">
            <text:p>-37.5569604683</text:p>
          </table:table-cell>
          <table:table-cell table:formula="of:=MATCH([.A118];[.$F$2:.$F$52];-1)" office:value-type="string" office:string-value="" calcext:value-type="error">
            <text:p>#N/A</text:p>
          </table:table-cell>
          <table:table-cell table:formula="of:=1.8*[.D118]+32" office:value-type="float" office:value="-35.602528842919" calcext:value-type="float">
            <text:p>-35.6025288429</text:p>
          </table:table-cell>
          <table:table-cell table:formula="of:=32+MATCH(9*[.A11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8]-1" office:value-type="float" office:value="969" calcext:value-type="float">
            <text:p>969</text:p>
          </table:table-cell>
          <table:table-cell table:formula="of:=(10000*[.A119])/(1023-[.A119])" office:value-type="float" office:value="179444.444444444" calcext:value-type="float">
            <text:p>179444.444444444</text:p>
          </table:table-cell>
          <table:table-cell table:formula="of:=LN([.B119])" office:value-type="float" office:value="12.0976209373027" calcext:value-type="float">
            <text:p>12.0976209373</text:p>
          </table:table-cell>
          <table:table-cell table:formula="of:=1/([.$B$57]+[.$B$58]*[.C119]+[.$B$59]*[.C119]*[.C119]+[.$B$60]*[.C119]*[.C119]*[.C119])-273.5" office:value-type="float" office:value="-37.2086254460447" calcext:value-type="float">
            <text:p>-37.208625446</text:p>
          </table:table-cell>
          <table:table-cell table:formula="of:=MATCH([.A119];[.$F$2:.$F$52];-1)" office:value-type="string" office:string-value="" calcext:value-type="error">
            <text:p>#N/A</text:p>
          </table:table-cell>
          <table:table-cell table:formula="of:=1.8*[.D119]+32" office:value-type="float" office:value="-34.9755258028806" calcext:value-type="float">
            <text:p>-34.9755258029</text:p>
          </table:table-cell>
          <table:table-cell table:formula="of:=32+MATCH(9*[.A11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19]-1" office:value-type="float" office:value="968" calcext:value-type="float">
            <text:p>968</text:p>
          </table:table-cell>
          <table:table-cell table:formula="of:=(10000*[.A120])/(1023-[.A120])" office:value-type="float" office:value="176000" calcext:value-type="float">
            <text:p>176000</text:p>
          </table:table-cell>
          <table:table-cell table:formula="of:=LN([.B120])" office:value-type="float" office:value="12.0782392740203" calcext:value-type="float">
            <text:p>12.078239274</text:p>
          </table:table-cell>
          <table:table-cell table:formula="of:=1/([.$B$57]+[.$B$58]*[.C120]+[.$B$59]*[.C120]*[.C120]+[.$B$60]*[.C120]*[.C120]*[.C120])-273.5" office:value-type="float" office:value="-36.8655308006323" calcext:value-type="float">
            <text:p>-36.8655308006</text:p>
          </table:table-cell>
          <table:table-cell table:formula="of:=MATCH([.A120];[.$F$2:.$F$52];-1)" office:value-type="string" office:string-value="" calcext:value-type="error">
            <text:p>#N/A</text:p>
          </table:table-cell>
          <table:table-cell table:formula="of:=1.8*[.D120]+32" office:value-type="float" office:value="-34.3579554411381" calcext:value-type="float">
            <text:p>-34.3579554411</text:p>
          </table:table-cell>
          <table:table-cell table:formula="of:=32+MATCH(9*[.A12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0]-1" office:value-type="float" office:value="967" calcext:value-type="float">
            <text:p>967</text:p>
          </table:table-cell>
          <table:table-cell table:formula="of:=(10000*[.A121])/(1023-[.A121])" office:value-type="float" office:value="172678.571428571" calcext:value-type="float">
            <text:p>172678.571428571</text:p>
          </table:table-cell>
          <table:table-cell table:formula="of:=LN([.B121])" office:value-type="float" office:value="12.0591871766943" calcext:value-type="float">
            <text:p>12.0591871767</text:p>
          </table:table-cell>
          <table:table-cell table:formula="of:=1/([.$B$57]+[.$B$58]*[.C121]+[.$B$59]*[.C121]*[.C121]+[.$B$60]*[.C121]*[.C121]*[.C121])-273.5" office:value-type="float" office:value="-36.5274959157911" calcext:value-type="float">
            <text:p>-36.5274959158</text:p>
          </table:table-cell>
          <table:table-cell table:formula="of:=MATCH([.A121];[.$F$2:.$F$52];-1)" office:value-type="string" office:string-value="" calcext:value-type="error">
            <text:p>#N/A</text:p>
          </table:table-cell>
          <table:table-cell table:formula="of:=1.8*[.D121]+32" office:value-type="float" office:value="-33.7494926484241" calcext:value-type="float">
            <text:p>-33.7494926484</text:p>
          </table:table-cell>
          <table:table-cell table:formula="of:=32+MATCH(9*[.A12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1]-1" office:value-type="float" office:value="966" calcext:value-type="float">
            <text:p>966</text:p>
          </table:table-cell>
          <table:table-cell table:formula="of:=(10000*[.A122])/(1023-[.A122])" office:value-type="float" office:value="169473.684210526" calcext:value-type="float">
            <text:p>169473.684210526</text:p>
          </table:table-cell>
          <table:table-cell table:formula="of:=LN([.B122])" office:value-type="float" office:value="12.0404529383542" calcext:value-type="float">
            <text:p>12.0404529384</text:p>
          </table:table-cell>
          <table:table-cell table:formula="of:=1/([.$B$57]+[.$B$58]*[.C122]+[.$B$59]*[.C122]*[.C122]+[.$B$60]*[.C122]*[.C122]*[.C122])-273.5" office:value-type="float" office:value="-36.1943494460229" calcext:value-type="float">
            <text:p>-36.194349446</text:p>
          </table:table-cell>
          <table:table-cell table:formula="of:=MATCH([.A122];[.$F$2:.$F$52];-1)" office:value-type="string" office:string-value="" calcext:value-type="error">
            <text:p>#N/A</text:p>
          </table:table-cell>
          <table:table-cell table:formula="of:=1.8*[.D122]+32" office:value-type="float" office:value="-33.1498290028413" calcext:value-type="float">
            <text:p>-33.1498290028</text:p>
          </table:table-cell>
          <table:table-cell table:formula="of:=32+MATCH(9*[.A12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2]-1" office:value-type="float" office:value="965" calcext:value-type="float">
            <text:p>965</text:p>
          </table:table-cell>
          <table:table-cell table:formula="of:=(10000*[.A123])/(1023-[.A123])" office:value-type="float" office:value="166379.310344828" calcext:value-type="float">
            <text:p>166379.310344828</text:p>
          </table:table-cell>
          <table:table-cell table:formula="of:=LN([.B123])" office:value-type="float" office:value="12.0220254627687" calcext:value-type="float">
            <text:p>12.0220254628</text:p>
          </table:table-cell>
          <table:table-cell table:formula="of:=1/([.$B$57]+[.$B$58]*[.C123]+[.$B$59]*[.C123]*[.C123]+[.$B$60]*[.C123]*[.C123]*[.C123])-273.5" office:value-type="float" office:value="-35.8659286872228" calcext:value-type="float">
            <text:p>-35.8659286872</text:p>
          </table:table-cell>
          <table:table-cell table:formula="of:=MATCH([.A123];[.$F$2:.$F$52];-1)" office:value-type="string" office:string-value="" calcext:value-type="error">
            <text:p>#N/A</text:p>
          </table:table-cell>
          <table:table-cell table:formula="of:=1.8*[.D123]+32" office:value-type="float" office:value="-32.5586716370011" calcext:value-type="float">
            <text:p>-32.558671637</text:p>
          </table:table-cell>
          <table:table-cell table:formula="of:=32+MATCH(9*[.A12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3]-1" office:value-type="float" office:value="964" calcext:value-type="float">
            <text:p>964</text:p>
          </table:table-cell>
          <table:table-cell table:formula="of:=(10000*[.A124])/(1023-[.A124])" office:value-type="float" office:value="163389.830508475" calcext:value-type="float">
            <text:p>163389.830508475</text:p>
          </table:table-cell>
          <table:table-cell table:formula="of:=LN([.B124])" office:value-type="float" office:value="12.003894222681" calcext:value-type="float">
            <text:p>12.0038942227</text:p>
          </table:table-cell>
          <table:table-cell table:formula="of:=1/([.$B$57]+[.$B$58]*[.C124]+[.$B$59]*[.C124]*[.C124]+[.$B$60]*[.C124]*[.C124]*[.C124])-273.5" office:value-type="float" office:value="-35.5420790000869" calcext:value-type="float">
            <text:p>-35.5420790001</text:p>
          </table:table-cell>
          <table:table-cell table:formula="of:=MATCH([.A124];[.$F$2:.$F$52];-1)" office:value-type="string" office:string-value="" calcext:value-type="error">
            <text:p>#N/A</text:p>
          </table:table-cell>
          <table:table-cell table:formula="of:=1.8*[.D124]+32" office:value-type="float" office:value="-31.9757422001565" calcext:value-type="float">
            <text:p>-31.9757422002</text:p>
          </table:table-cell>
          <table:table-cell table:formula="of:=32+MATCH(9*[.A12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4]-1" office:value-type="float" office:value="963" calcext:value-type="float">
            <text:p>963</text:p>
          </table:table-cell>
          <table:table-cell table:formula="of:=(10000*[.A125])/(1023-[.A125])" office:value-type="float" office:value="160500" calcext:value-type="float">
            <text:p>160500</text:p>
          </table:table-cell>
          <table:table-cell table:formula="of:=LN([.B125])" office:value-type="float" office:value="11.9860492215522" calcext:value-type="float">
            <text:p>11.9860492216</text:p>
          </table:table-cell>
          <table:table-cell table:formula="of:=1/([.$B$57]+[.$B$58]*[.C125]+[.$B$59]*[.C125]*[.C125]+[.$B$60]*[.C125]*[.C125]*[.C125])-273.5" office:value-type="float" office:value="-35.2226532810532" calcext:value-type="float">
            <text:p>-35.2226532811</text:p>
          </table:table-cell>
          <table:table-cell table:formula="of:=MATCH([.A125];[.$F$2:.$F$52];-1)" office:value-type="string" office:string-value="" calcext:value-type="error">
            <text:p>#N/A</text:p>
          </table:table-cell>
          <table:table-cell table:formula="of:=1.8*[.D125]+32" office:value-type="float" office:value="-31.4007759058957" calcext:value-type="float">
            <text:p>-31.4007759059</text:p>
          </table:table-cell>
          <table:table-cell table:formula="of:=32+MATCH(9*[.A12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5]-1" office:value-type="float" office:value="962" calcext:value-type="float">
            <text:p>962</text:p>
          </table:table-cell>
          <table:table-cell table:formula="of:=(10000*[.A126])/(1023-[.A126])" office:value-type="float" office:value="157704.918032787" calcext:value-type="float">
            <text:p>157704.918032787</text:p>
          </table:table-cell>
          <table:table-cell table:formula="of:=LN([.B126])" office:value-type="float" office:value="11.9684809584686" calcext:value-type="float">
            <text:p>11.9684809585</text:p>
          </table:table-cell>
          <table:table-cell table:formula="of:=1/([.$B$57]+[.$B$58]*[.C126]+[.$B$59]*[.C126]*[.C126]+[.$B$60]*[.C126]*[.C126]*[.C126])-273.5" office:value-type="float" office:value="-34.907511476137" calcext:value-type="float">
            <text:p>-34.9075114761</text:p>
          </table:table-cell>
          <table:table-cell table:formula="of:=MATCH([.A126];[.$F$2:.$F$52];-1)" office:value-type="string" office:string-value="" calcext:value-type="error">
            <text:p>#N/A</text:p>
          </table:table-cell>
          <table:table-cell table:formula="of:=1.8*[.D126]+32" office:value-type="float" office:value="-30.8335206570466" calcext:value-type="float">
            <text:p>-30.833520657</text:p>
          </table:table-cell>
          <table:table-cell table:formula="of:=32+MATCH(9*[.A12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6]-1" office:value-type="float" office:value="961" calcext:value-type="float">
            <text:p>961</text:p>
          </table:table-cell>
          <table:table-cell table:formula="of:=(10000*[.A127])/(1023-[.A127])" office:value-type="float" office:value="155000" calcext:value-type="float">
            <text:p>155000</text:p>
          </table:table-cell>
          <table:table-cell table:formula="of:=LN([.B127])" office:value-type="float" office:value="11.9511803959014" calcext:value-type="float">
            <text:p>11.9511803959</text:p>
          </table:table-cell>
          <table:table-cell table:formula="of:=1/([.$B$57]+[.$B$58]*[.C127]+[.$B$59]*[.C127]*[.C127]+[.$B$60]*[.C127]*[.C127]*[.C127])-273.5" office:value-type="float" office:value="-34.5965201335399" calcext:value-type="float">
            <text:p>-34.5965201335</text:p>
          </table:table-cell>
          <table:table-cell table:formula="of:=MATCH([.A127];[.$F$2:.$F$52];-1)" office:value-type="string" office:string-value="" calcext:value-type="error">
            <text:p>#N/A</text:p>
          </table:table-cell>
          <table:table-cell table:formula="of:=1.8*[.D127]+32" office:value-type="float" office:value="-30.2737362403718" calcext:value-type="float">
            <text:p>-30.2737362404</text:p>
          </table:table-cell>
          <table:table-cell table:formula="of:=32+MATCH(9*[.A12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7]-1" office:value-type="float" office:value="960" calcext:value-type="float">
            <text:p>960</text:p>
          </table:table-cell>
          <table:table-cell table:formula="of:=(10000*[.A128])/(1023-[.A128])" office:value-type="float" office:value="152380.952380952" calcext:value-type="float">
            <text:p>152380.952380952</text:p>
          </table:table-cell>
          <table:table-cell table:formula="of:=LN([.B128])" office:value-type="float" office:value="11.9341389300465" calcext:value-type="float">
            <text:p>11.93413893</text:p>
          </table:table-cell>
          <table:table-cell table:formula="of:=1/([.$B$57]+[.$B$58]*[.C128]+[.$B$59]*[.C128]*[.C128]+[.$B$60]*[.C128]*[.C128]*[.C128])-273.5" office:value-type="float" office:value="-34.2895519913677" calcext:value-type="float">
            <text:p>-34.2895519914</text:p>
          </table:table-cell>
          <table:table-cell table:formula="of:=MATCH([.A128];[.$F$2:.$F$52];-1)" office:value-type="string" office:string-value="" calcext:value-type="error">
            <text:p>#N/A</text:p>
          </table:table-cell>
          <table:table-cell table:formula="of:=1.8*[.D128]+32" office:value-type="float" office:value="-29.7211935844619" calcext:value-type="float">
            <text:p>-29.7211935845</text:p>
          </table:table-cell>
          <table:table-cell table:formula="of:=32+MATCH(9*[.A12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8]-1" office:value-type="float" office:value="959" calcext:value-type="float">
            <text:p>959</text:p>
          </table:table-cell>
          <table:table-cell table:formula="of:=(10000*[.A129])/(1023-[.A129])" office:value-type="float" office:value="149843.75" calcext:value-type="float">
            <text:p>149843.75</text:p>
          </table:table-cell>
          <table:table-cell table:formula="of:=LN([.B129])" office:value-type="float" office:value="11.9173483635" calcext:value-type="float">
            <text:p>11.9173483635</text:p>
          </table:table-cell>
          <table:table-cell table:formula="of:=1/([.$B$57]+[.$B$58]*[.C129]+[.$B$59]*[.C129]*[.C129]+[.$B$60]*[.C129]*[.C129]*[.C129])-273.5" office:value-type="float" office:value="-33.9864855971933" calcext:value-type="float">
            <text:p>-33.9864855972</text:p>
          </table:table-cell>
          <table:table-cell table:formula="of:=MATCH([.A129];[.$F$2:.$F$52];-1)" office:value-type="string" office:string-value="" calcext:value-type="error">
            <text:p>#N/A</text:p>
          </table:table-cell>
          <table:table-cell table:formula="of:=1.8*[.D129]+32" office:value-type="float" office:value="-29.175674074948" calcext:value-type="float">
            <text:p>-29.1756740749</text:p>
          </table:table-cell>
          <table:table-cell table:formula="of:=32+MATCH(9*[.A12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29]-1" office:value-type="float" office:value="958" calcext:value-type="float">
            <text:p>958</text:p>
          </table:table-cell>
          <table:table-cell table:formula="of:=(10000*[.A130])/(1023-[.A130])" office:value-type="float" office:value="147384.615384615" calcext:value-type="float">
            <text:p>147384.615384615</text:p>
          </table:table-cell>
          <table:table-cell table:formula="of:=LN([.B130])" office:value-type="float" office:value="11.9008008800514" calcext:value-type="float">
            <text:p>11.9008008801</text:p>
          </table:table-cell>
          <table:table-cell table:formula="of:=1/([.$B$57]+[.$B$58]*[.C130]+[.$B$59]*[.C130]*[.C130]+[.$B$60]*[.C130]*[.C130]*[.C130])-273.5" office:value-type="float" office:value="-33.687204956545" calcext:value-type="float">
            <text:p>-33.6872049565</text:p>
          </table:table-cell>
          <table:table-cell table:formula="of:=MATCH([.A130];[.$F$2:.$F$52];-1)" office:value-type="string" office:string-value="" calcext:value-type="error">
            <text:p>#N/A</text:p>
          </table:table-cell>
          <table:table-cell table:formula="of:=1.8*[.D130]+32" office:value-type="float" office:value="-28.6369689217811" calcext:value-type="float">
            <text:p>-28.6369689218</text:p>
          </table:table-cell>
          <table:table-cell table:formula="of:=32+MATCH(9*[.A13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0]-1" office:value-type="float" office:value="957" calcext:value-type="float">
            <text:p>957</text:p>
          </table:table-cell>
          <table:table-cell table:formula="of:=(10000*[.A131])/(1023-[.A131])" office:value-type="float" office:value="145000" calcext:value-type="float">
            <text:p>145000</text:p>
          </table:table-cell>
          <table:table-cell table:formula="of:=LN([.B131])" office:value-type="float" office:value="11.8844890214027" calcext:value-type="float">
            <text:p>11.8844890214</text:p>
          </table:table-cell>
          <table:table-cell table:formula="of:=1/([.$B$57]+[.$B$58]*[.C131]+[.$B$59]*[.C131]*[.C131]+[.$B$60]*[.C131]*[.C131]*[.C131])-273.5" office:value-type="float" office:value="-33.3915992077164" calcext:value-type="float">
            <text:p>-33.3915992077</text:p>
          </table:table-cell>
          <table:table-cell table:formula="of:=MATCH([.A131];[.$F$2:.$F$52];-1)" office:value-type="string" office:string-value="" calcext:value-type="error">
            <text:p>#N/A</text:p>
          </table:table-cell>
          <table:table-cell table:formula="of:=1.8*[.D131]+32" office:value-type="float" office:value="-28.1048785738896" calcext:value-type="float">
            <text:p>-28.1048785739</text:p>
          </table:table-cell>
          <table:table-cell table:formula="of:=32+MATCH(9*[.A13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1]-1" office:value-type="float" office:value="956" calcext:value-type="float">
            <text:p>956</text:p>
          </table:table-cell>
          <table:table-cell table:formula="of:=(10000*[.A132])/(1023-[.A132])" office:value-type="float" office:value="142686.567164179" calcext:value-type="float">
            <text:p>142686.567164179</text:p>
          </table:table-cell>
          <table:table-cell table:formula="of:=LN([.B132])" office:value-type="float" office:value="11.8684056656366" calcext:value-type="float">
            <text:p>11.8684056656</text:p>
          </table:table-cell>
          <table:table-cell table:formula="of:=1/([.$B$57]+[.$B$58]*[.C132]+[.$B$59]*[.C132]*[.C132]+[.$B$60]*[.C132]*[.C132]*[.C132])-273.5" office:value-type="float" office:value="-33.0995623205569" calcext:value-type="float">
            <text:p>-33.0995623206</text:p>
          </table:table-cell>
          <table:table-cell table:formula="of:=MATCH([.A132];[.$F$2:.$F$52];-1)" office:value-type="string" office:string-value="" calcext:value-type="error">
            <text:p>#N/A</text:p>
          </table:table-cell>
          <table:table-cell table:formula="of:=1.8*[.D132]+32" office:value-type="float" office:value="-27.5792121770024" calcext:value-type="float">
            <text:p>-27.579212177</text:p>
          </table:table-cell>
          <table:table-cell table:formula="of:=32+MATCH(9*[.A13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2]-1" office:value-type="float" office:value="955" calcext:value-type="float">
            <text:p>955</text:p>
          </table:table-cell>
          <table:table-cell table:formula="of:=(10000*[.A133])/(1023-[.A133])" office:value-type="float" office:value="140441.176470588" calcext:value-type="float">
            <text:p>140441.176470588</text:p>
          </table:table-cell>
          <table:table-cell table:formula="of:=LN([.B133])" office:value-type="float" office:value="11.8525440072808" calcext:value-type="float">
            <text:p>11.8525440073</text:p>
          </table:table-cell>
          <table:table-cell table:formula="of:=1/([.$B$57]+[.$B$58]*[.C133]+[.$B$59]*[.C133]*[.C133]+[.$B$60]*[.C133]*[.C133]*[.C133])-273.5" office:value-type="float" office:value="-32.8109928171453" calcext:value-type="float">
            <text:p>-32.8109928171</text:p>
          </table:table-cell>
          <table:table-cell table:formula="of:=MATCH([.A133];[.$F$2:.$F$52];-1)" office:value-type="string" office:string-value="" calcext:value-type="error">
            <text:p>#N/A</text:p>
          </table:table-cell>
          <table:table-cell table:formula="of:=1.8*[.D133]+32" office:value-type="float" office:value="-27.0597870708615" calcext:value-type="float">
            <text:p>-27.0597870709</text:p>
          </table:table-cell>
          <table:table-cell table:formula="of:=32+MATCH(9*[.A13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3]-1" office:value-type="float" office:value="954" calcext:value-type="float">
            <text:p>954</text:p>
          </table:table-cell>
          <table:table-cell table:formula="of:=(10000*[.A134])/(1023-[.A134])" office:value-type="float" office:value="138260.869565217" calcext:value-type="float">
            <text:p>138260.869565217</text:p>
          </table:table-cell>
          <table:table-cell table:formula="of:=LN([.B134])" office:value-type="float" office:value="11.8368975388272" calcext:value-type="float">
            <text:p>11.8368975388</text:p>
          </table:table-cell>
          <table:table-cell table:formula="of:=1/([.$B$57]+[.$B$58]*[.C134]+[.$B$59]*[.C134]*[.C134]+[.$B$60]*[.C134]*[.C134]*[.C134])-273.5" office:value-type="float" office:value="-32.5257935124611" calcext:value-type="float">
            <text:p>-32.5257935125</text:p>
          </table:table-cell>
          <table:table-cell table:formula="of:=MATCH([.A134];[.$F$2:.$F$52];-1)" office:value-type="string" office:string-value="" calcext:value-type="error">
            <text:p>#N/A</text:p>
          </table:table-cell>
          <table:table-cell table:formula="of:=1.8*[.D134]+32" office:value-type="float" office:value="-26.5464283224299" calcext:value-type="float">
            <text:p>-26.5464283224</text:p>
          </table:table-cell>
          <table:table-cell table:formula="of:=32+MATCH(9*[.A13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4]-1" office:value-type="float" office:value="953" calcext:value-type="float">
            <text:p>953</text:p>
          </table:table-cell>
          <table:table-cell table:formula="of:=(10000*[.A135])/(1023-[.A135])" office:value-type="float" office:value="136142.857142857" calcext:value-type="float">
            <text:p>136142.857142857</text:p>
          </table:table-cell>
          <table:table-cell table:formula="of:=LN([.B135])" office:value-type="float" office:value="11.821460033581" calcext:value-type="float">
            <text:p>11.8214600336</text:p>
          </table:table-cell>
          <table:table-cell table:formula="of:=1/([.$B$57]+[.$B$58]*[.C135]+[.$B$59]*[.C135]*[.C135]+[.$B$60]*[.C135]*[.C135]*[.C135])-273.5" office:value-type="float" office:value="-32.2438712733534" calcext:value-type="float">
            <text:p>-32.2438712734</text:p>
          </table:table-cell>
          <table:table-cell table:formula="of:=MATCH([.A135];[.$F$2:.$F$52];-1)" office:value-type="string" office:string-value="" calcext:value-type="error">
            <text:p>#N/A</text:p>
          </table:table-cell>
          <table:table-cell table:formula="of:=1.8*[.D135]+32" office:value-type="float" office:value="-26.038968292036" calcext:value-type="float">
            <text:p>-26.038968292</text:p>
          </table:table-cell>
          <table:table-cell table:formula="of:=32+MATCH(9*[.A13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5]-1" office:value-type="float" office:value="952" calcext:value-type="float">
            <text:p>952</text:p>
          </table:table-cell>
          <table:table-cell table:formula="of:=(10000*[.A136])/(1023-[.A136])" office:value-type="float" office:value="134084.507042254" calcext:value-type="float">
            <text:p>134084.507042254</text:p>
          </table:table-cell>
          <table:table-cell table:formula="of:=LN([.B136])" office:value-type="float" office:value="11.8062255297262" calcext:value-type="float">
            <text:p>11.8062255297</text:p>
          </table:table-cell>
          <table:table-cell table:formula="of:=1/([.$B$57]+[.$B$58]*[.C136]+[.$B$59]*[.C136]*[.C136]+[.$B$60]*[.C136]*[.C136]*[.C136])-273.5" office:value-type="float" office:value="-31.9651367942737" calcext:value-type="float">
            <text:p>-31.9651367943</text:p>
          </table:table-cell>
          <table:table-cell table:formula="of:=MATCH([.A136];[.$F$2:.$F$52];-1)" office:value-type="string" office:string-value="" calcext:value-type="error">
            <text:p>#N/A</text:p>
          </table:table-cell>
          <table:table-cell table:formula="of:=1.8*[.D136]+32" office:value-type="float" office:value="-25.5372462296926" calcext:value-type="float">
            <text:p>-25.5372462297</text:p>
          </table:table-cell>
          <table:table-cell table:formula="of:=32+MATCH(9*[.A13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6]-1" office:value-type="float" office:value="951" calcext:value-type="float">
            <text:p>951</text:p>
          </table:table-cell>
          <table:table-cell table:formula="of:=(10000*[.A137])/(1023-[.A137])" office:value-type="float" office:value="132083.333333333" calcext:value-type="float">
            <text:p>132083.333333333</text:p>
          </table:table-cell>
          <table:table-cell table:formula="of:=LN([.B137])" office:value-type="float" office:value="11.7911883155055" calcext:value-type="float">
            <text:p>11.7911883155</text:p>
          </table:table-cell>
          <table:table-cell table:formula="of:=1/([.$B$57]+[.$B$58]*[.C137]+[.$B$59]*[.C137]*[.C137]+[.$B$60]*[.C137]*[.C137]*[.C137])-273.5" office:value-type="float" office:value="-31.6895043883906" calcext:value-type="float">
            <text:p>-31.6895043884</text:p>
          </table:table-cell>
          <table:table-cell table:formula="of:=MATCH([.A137];[.$F$2:.$F$52];-1)" office:value-type="string" office:string-value="" calcext:value-type="error">
            <text:p>#N/A</text:p>
          </table:table-cell>
          <table:table-cell table:formula="of:=1.8*[.D137]+32" office:value-type="float" office:value="-25.0411078991031" calcext:value-type="float">
            <text:p>-25.0411078991</text:p>
          </table:table-cell>
          <table:table-cell table:formula="of:=32+MATCH(9*[.A13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7]-1" office:value-type="float" office:value="950" calcext:value-type="float">
            <text:p>950</text:p>
          </table:table-cell>
          <table:table-cell table:formula="of:=(10000*[.A138])/(1023-[.A138])" office:value-type="float" office:value="130136.98630137" calcext:value-type="float">
            <text:p>130136.98630137</text:p>
          </table:table-cell>
          <table:table-cell table:formula="of:=LN([.B138])" office:value-type="float" office:value="11.7763429154224" calcext:value-type="float">
            <text:p>11.7763429154</text:p>
          </table:table-cell>
          <table:table-cell table:formula="of:=1/([.$B$57]+[.$B$58]*[.C138]+[.$B$59]*[.C138]*[.C138]+[.$B$60]*[.C138]*[.C138]*[.C138])-273.5" office:value-type="float" office:value="-31.4168917928302" calcext:value-type="float">
            <text:p>-31.4168917928</text:p>
          </table:table-cell>
          <table:table-cell table:formula="of:=MATCH([.A138];[.$F$2:.$F$52];-1)" office:value-type="string" office:string-value="" calcext:value-type="error">
            <text:p>#N/A</text:p>
          </table:table-cell>
          <table:table-cell table:formula="of:=1.8*[.D138]+32" office:value-type="float" office:value="-24.5504052270944" calcext:value-type="float">
            <text:p>-24.5504052271</text:p>
          </table:table-cell>
          <table:table-cell table:formula="of:=32+MATCH(9*[.A13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8]-1" office:value-type="float" office:value="949" calcext:value-type="float">
            <text:p>949</text:p>
          </table:table-cell>
          <table:table-cell table:formula="of:=(10000*[.A139])/(1023-[.A139])" office:value-type="float" office:value="128243.243243243" calcext:value-type="float">
            <text:p>128243.243243243</text:p>
          </table:table-cell>
          <table:table-cell table:formula="of:=LN([.B139])" office:value-type="float" office:value="11.7616840773819" calcext:value-type="float">
            <text:p>11.7616840774</text:p>
          </table:table-cell>
          <table:table-cell table:formula="of:=1/([.$B$57]+[.$B$58]*[.C139]+[.$B$59]*[.C139]*[.C139]+[.$B$60]*[.C139]*[.C139]*[.C139])-273.5" office:value-type="float" office:value="-31.147219986911" calcext:value-type="float">
            <text:p>-31.1472199869</text:p>
          </table:table-cell>
          <table:table-cell table:formula="of:=MATCH([.A139];[.$F$2:.$F$52];-1)" office:value-type="string" office:string-value="" calcext:value-type="error">
            <text:p>#N/A</text:p>
          </table:table-cell>
          <table:table-cell table:formula="of:=1.8*[.D139]+32" office:value-type="float" office:value="-24.0649959764399" calcext:value-type="float">
            <text:p>-24.0649959764</text:p>
          </table:table-cell>
          <table:table-cell table:formula="of:=32+MATCH(9*[.A13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39]-1" office:value-type="float" office:value="948" calcext:value-type="float">
            <text:p>948</text:p>
          </table:table-cell>
          <table:table-cell table:formula="of:=(10000*[.A140])/(1023-[.A140])" office:value-type="float" office:value="126400" calcext:value-type="float">
            <text:p>126400</text:p>
          </table:table-cell>
          <table:table-cell table:formula="of:=LN([.B140])" office:value-type="float" office:value="11.7472067606949" calcext:value-type="float">
            <text:p>11.7472067607</text:p>
          </table:table-cell>
          <table:table-cell table:formula="of:=1/([.$B$57]+[.$B$58]*[.C140]+[.$B$59]*[.C140]*[.C140]+[.$B$60]*[.C140]*[.C140]*[.C140])-273.5" office:value-type="float" office:value="-30.8804130223401" calcext:value-type="float">
            <text:p>-30.8804130223</text:p>
          </table:table-cell>
          <table:table-cell table:formula="of:=MATCH([.A140];[.$F$2:.$F$52];-1)" office:value-type="string" office:string-value="" calcext:value-type="error">
            <text:p>#N/A</text:p>
          </table:table-cell>
          <table:table-cell table:formula="of:=1.8*[.D140]+32" office:value-type="float" office:value="-23.5847434402121" calcext:value-type="float">
            <text:p>-23.5847434402</text:p>
          </table:table-cell>
          <table:table-cell table:formula="of:=32+MATCH(9*[.A14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0]-1" office:value-type="float" office:value="947" calcext:value-type="float">
            <text:p>947</text:p>
          </table:table-cell>
          <table:table-cell table:formula="of:=(10000*[.A141])/(1023-[.A141])" office:value-type="float" office:value="124605.263157895" calcext:value-type="float">
            <text:p>124605.263157895</text:p>
          </table:table-cell>
          <table:table-cell table:formula="of:=LN([.B141])" office:value-type="float" office:value="11.7329061248759" calcext:value-type="float">
            <text:p>11.7329061249</text:p>
          </table:table-cell>
          <table:table-cell table:formula="of:=1/([.$B$57]+[.$B$58]*[.C141]+[.$B$59]*[.C141]*[.C141]+[.$B$60]*[.C141]*[.C141]*[.C141])-273.5" office:value-type="float" office:value="-30.6163978644371" calcext:value-type="float">
            <text:p>-30.6163978644</text:p>
          </table:table-cell>
          <table:table-cell table:formula="of:=MATCH([.A141];[.$F$2:.$F$52];-1)" office:value-type="string" office:string-value="" calcext:value-type="error">
            <text:p>#N/A</text:p>
          </table:table-cell>
          <table:table-cell table:formula="of:=1.8*[.D141]+32" office:value-type="float" office:value="-23.1095161559867" calcext:value-type="float">
            <text:p>-23.109516156</text:p>
          </table:table-cell>
          <table:table-cell table:formula="of:=32+MATCH(9*[.A14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1]-1" office:value-type="float" office:value="946" calcext:value-type="float">
            <text:p>946</text:p>
          </table:table-cell>
          <table:table-cell table:formula="of:=(10000*[.A142])/(1023-[.A142])" office:value-type="float" office:value="122857.142857143" calcext:value-type="float">
            <text:p>122857.142857143</text:p>
          </table:table-cell>
          <table:table-cell table:formula="of:=LN([.B142])" office:value-type="float" office:value="11.7187775191744" calcext:value-type="float">
            <text:p>11.7187775192</text:p>
          </table:table-cell>
          <table:table-cell table:formula="of:=1/([.$B$57]+[.$B$58]*[.C142]+[.$B$59]*[.C142]*[.C142]+[.$B$60]*[.C142]*[.C142]*[.C142])-273.5" office:value-type="float" office:value="-30.3551042435342" calcext:value-type="float">
            <text:p>-30.3551042435</text:p>
          </table:table-cell>
          <table:table-cell table:formula="of:=MATCH([.A142];[.$F$2:.$F$52];-1)" office:value-type="string" office:string-value="" calcext:value-type="error">
            <text:p>#N/A</text:p>
          </table:table-cell>
          <table:table-cell table:formula="of:=1.8*[.D142]+32" office:value-type="float" office:value="-22.6391876383616" calcext:value-type="float">
            <text:p>-22.6391876384</text:p>
          </table:table-cell>
          <table:table-cell table:formula="of:=32+MATCH(9*[.A14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2]-1" office:value-type="float" office:value="945" calcext:value-type="float">
            <text:p>945</text:p>
          </table:table-cell>
          <table:table-cell table:formula="of:=(10000*[.A143])/(1023-[.A143])" office:value-type="float" office:value="121153.846153846" calcext:value-type="float">
            <text:p>121153.846153846</text:p>
          </table:table-cell>
          <table:table-cell table:formula="of:=LN([.B143])" office:value-type="float" office:value="11.7048164727803" calcext:value-type="float">
            <text:p>11.7048164728</text:p>
          </table:table-cell>
          <table:table-cell table:formula="of:=1/([.$B$57]+[.$B$58]*[.C143]+[.$B$59]*[.C143]*[.C143]+[.$B$60]*[.C143]*[.C143]*[.C143])-273.5" office:value-type="float" office:value="-30.096464515777" calcext:value-type="float">
            <text:p>-30.0964645158</text:p>
          </table:table-cell>
          <table:table-cell table:formula="of:=MATCH([.A143];[.$F$2:.$F$52];-1)" office:value-type="string" office:string-value="" calcext:value-type="error">
            <text:p>#N/A</text:p>
          </table:table-cell>
          <table:table-cell table:formula="of:=1.8*[.D143]+32" office:value-type="float" office:value="-22.1736361283985" calcext:value-type="float">
            <text:p>-22.1736361284</text:p>
          </table:table-cell>
          <table:table-cell table:formula="of:=32+MATCH(9*[.A14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3]-1" office:value-type="float" office:value="944" calcext:value-type="float">
            <text:p>944</text:p>
          </table:table-cell>
          <table:table-cell table:formula="of:=(10000*[.A144])/(1023-[.A144])" office:value-type="float" office:value="119493.670886076" calcext:value-type="float">
            <text:p>119493.670886076</text:p>
          </table:table-cell>
          <table:table-cell table:formula="of:=LN([.B144])" office:value-type="float" office:value="11.6910186856547" calcext:value-type="float">
            <text:p>11.6910186857</text:p>
          </table:table-cell>
          <table:table-cell table:formula="of:=1/([.$B$57]+[.$B$58]*[.C144]+[.$B$59]*[.C144]*[.C144]+[.$B$60]*[.C144]*[.C144]*[.C144])-273.5" office:value-type="float" office:value="-29.8404135326184" calcext:value-type="float">
            <text:p>-29.8404135326</text:p>
          </table:table-cell>
          <table:table-cell table:formula="of:=MATCH([.A144];[.$F$2:.$F$52];-1)" office:value-type="string" office:string-value="" calcext:value-type="error">
            <text:p>#N/A</text:p>
          </table:table-cell>
          <table:table-cell table:formula="of:=1.8*[.D144]+32" office:value-type="float" office:value="-21.7127443587132" calcext:value-type="float">
            <text:p>-21.7127443587</text:p>
          </table:table-cell>
          <table:table-cell table:formula="of:=32+MATCH(9*[.A14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4]-1" office:value-type="float" office:value="943" calcext:value-type="float">
            <text:p>943</text:p>
          </table:table-cell>
          <table:table-cell table:formula="of:=(10000*[.A145])/(1023-[.A145])" office:value-type="float" office:value="117875" calcext:value-type="float">
            <text:p>117875</text:p>
          </table:table-cell>
          <table:table-cell table:formula="of:=LN([.B145])" office:value-type="float" office:value="11.6773800199358" calcext:value-type="float">
            <text:p>11.6773800199</text:p>
          </table:table-cell>
          <table:table-cell table:formula="of:=1/([.$B$57]+[.$B$58]*[.C145]+[.$B$59]*[.C145]*[.C145]+[.$B$60]*[.C145]*[.C145]*[.C145])-273.5" office:value-type="float" office:value="-29.586888518362" calcext:value-type="float">
            <text:p>-29.5868885184</text:p>
          </table:table-cell>
          <table:table-cell table:formula="of:=MATCH([.A145];[.$F$2:.$F$52];-1)" office:value-type="string" office:string-value="" calcext:value-type="error">
            <text:p>#N/A</text:p>
          </table:table-cell>
          <table:table-cell table:formula="of:=1.8*[.D145]+32" office:value-type="float" office:value="-21.2563993330516" calcext:value-type="float">
            <text:p>-21.2563993331</text:p>
          </table:table-cell>
          <table:table-cell table:formula="of:=32+MATCH(9*[.A14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5]-1" office:value-type="float" office:value="942" calcext:value-type="float">
            <text:p>942</text:p>
          </table:table-cell>
          <table:table-cell table:formula="of:=(10000*[.A146])/(1023-[.A146])" office:value-type="float" office:value="116296.296296296" calcext:value-type="float">
            <text:p>116296.296296296</text:p>
          </table:table-cell>
          <table:table-cell table:formula="of:=LN([.B146])" office:value-type="float" office:value="11.6638964918801" calcext:value-type="float">
            <text:p>11.6638964919</text:p>
          </table:table-cell>
          <table:table-cell table:formula="of:=1/([.$B$57]+[.$B$58]*[.C146]+[.$B$59]*[.C146]*[.C146]+[.$B$60]*[.C146]*[.C146]*[.C146])-273.5" office:value-type="float" office:value="-29.3358289551607" calcext:value-type="float">
            <text:p>-29.3358289552</text:p>
          </table:table-cell>
          <table:table-cell table:formula="of:=MATCH([.A146];[.$F$2:.$F$52];-1)" office:value-type="string" office:string-value="" calcext:value-type="error">
            <text:p>#N/A</text:p>
          </table:table-cell>
          <table:table-cell table:formula="of:=1.8*[.D146]+32" office:value-type="float" office:value="-20.8044921192893" calcext:value-type="float">
            <text:p>-20.8044921193</text:p>
          </table:table-cell>
          <table:table-cell table:formula="of:=32+MATCH(9*[.A14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6]-1" office:value-type="float" office:value="941" calcext:value-type="float">
            <text:p>941</text:p>
          </table:table-cell>
          <table:table-cell table:formula="of:=(10000*[.A147])/(1023-[.A147])" office:value-type="float" office:value="114756.097560976" calcext:value-type="float">
            <text:p>114756.097560976</text:p>
          </table:table-cell>
          <table:table-cell table:formula="of:=LN([.B147])" office:value-type="float" office:value="11.6505642642973" calcext:value-type="float">
            <text:p>11.6505642643</text:p>
          </table:table-cell>
          <table:table-cell table:formula="of:=1/([.$B$57]+[.$B$58]*[.C147]+[.$B$59]*[.C147]*[.C147]+[.$B$60]*[.C147]*[.C147]*[.C147])-273.5" office:value-type="float" office:value="-29.0871764749361" calcext:value-type="float">
            <text:p>-29.0871764749</text:p>
          </table:table-cell>
          <table:table-cell table:formula="of:=MATCH([.A147];[.$F$2:.$F$52];-1)" office:value-type="string" office:string-value="" calcext:value-type="error">
            <text:p>#N/A</text:p>
          </table:table-cell>
          <table:table-cell table:formula="of:=1.8*[.D147]+32" office:value-type="float" office:value="-20.3569176548851" calcext:value-type="float">
            <text:p>-20.3569176549</text:p>
          </table:table-cell>
          <table:table-cell table:formula="of:=32+MATCH(9*[.A14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7]-1" office:value-type="float" office:value="940" calcext:value-type="float">
            <text:p>940</text:p>
          </table:table-cell>
          <table:table-cell table:formula="of:=(10000*[.A148])/(1023-[.A148])" office:value-type="float" office:value="113253.012048193" calcext:value-type="float">
            <text:p>113253.012048193</text:p>
          </table:table-cell>
          <table:table-cell table:formula="of:=LN([.B148])" office:value-type="float" office:value="11.6373796394436" calcext:value-type="float">
            <text:p>11.6373796394</text:p>
          </table:table-cell>
          <table:table-cell table:formula="of:=1/([.$B$57]+[.$B$58]*[.C148]+[.$B$59]*[.C148]*[.C148]+[.$B$60]*[.C148]*[.C148]*[.C148])-273.5" office:value-type="float" office:value="-28.8408747577176" calcext:value-type="float">
            <text:p>-28.8408747577</text:p>
          </table:table-cell>
          <table:table-cell table:formula="of:=MATCH([.A148];[.$F$2:.$F$52];-1)" office:value-type="string" office:string-value="" calcext:value-type="error">
            <text:p>#N/A</text:p>
          </table:table-cell>
          <table:table-cell table:formula="of:=1.8*[.D148]+32" office:value-type="float" office:value="-19.9135745638917" calcext:value-type="float">
            <text:p>-19.9135745639</text:p>
          </table:table-cell>
          <table:table-cell table:formula="of:=32+MATCH(9*[.A14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8]-1" office:value-type="float" office:value="939" calcext:value-type="float">
            <text:p>939</text:p>
          </table:table-cell>
          <table:table-cell table:formula="of:=(10000*[.A149])/(1023-[.A149])" office:value-type="float" office:value="111785.714285714" calcext:value-type="float">
            <text:p>111785.714285714</text:p>
          </table:table-cell>
          <table:table-cell table:formula="of:=LN([.B149])" office:value-type="float" office:value="11.6243390523411" calcext:value-type="float">
            <text:p>11.6243390523</text:p>
          </table:table-cell>
          <table:table-cell table:formula="of:=1/([.$B$57]+[.$B$58]*[.C149]+[.$B$59]*[.C149]*[.C149]+[.$B$60]*[.C149]*[.C149]*[.C149])-273.5" office:value-type="float" office:value="-28.5968694359509" calcext:value-type="float">
            <text:p>-28.596869436</text:p>
          </table:table-cell>
          <table:table-cell table:formula="of:=MATCH([.A149];[.$F$2:.$F$52];-1)" office:value-type="string" office:string-value="" calcext:value-type="error">
            <text:p>#N/A</text:p>
          </table:table-cell>
          <table:table-cell table:formula="of:=1.8*[.D149]+32" office:value-type="float" office:value="-19.4743649847116" calcext:value-type="float">
            <text:p>-19.4743649847</text:p>
          </table:table-cell>
          <table:table-cell table:formula="of:=32+MATCH(9*[.A14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49]-1" office:value-type="float" office:value="938" calcext:value-type="float">
            <text:p>938</text:p>
          </table:table-cell>
          <table:table-cell table:formula="of:=(10000*[.A150])/(1023-[.A150])" office:value-type="float" office:value="110352.941176471" calcext:value-type="float">
            <text:p>110352.941176471</text:p>
          </table:table-cell>
          <table:table-cell table:formula="of:=LN([.B150])" office:value-type="float" office:value="11.6114390644921" calcext:value-type="float">
            <text:p>11.6114390645</text:p>
          </table:table-cell>
          <table:table-cell table:formula="of:=1/([.$B$57]+[.$B$58]*[.C150]+[.$B$59]*[.C150]*[.C150]+[.$B$60]*[.C150]*[.C150]*[.C150])-273.5" office:value-type="float" office:value="-28.3551080043582" calcext:value-type="float">
            <text:p>-28.3551080044</text:p>
          </table:table-cell>
          <table:table-cell table:formula="of:=MATCH([.A150];[.$F$2:.$F$52];-1)" office:value-type="string" office:string-value="" calcext:value-type="error">
            <text:p>#N/A</text:p>
          </table:table-cell>
          <table:table-cell table:formula="of:=1.8*[.D150]+32" office:value-type="float" office:value="-19.0391944078448" calcext:value-type="float">
            <text:p>-19.0391944078</text:p>
          </table:table-cell>
          <table:table-cell table:formula="of:=32+MATCH(9*[.A15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0]-1" office:value-type="float" office:value="937" calcext:value-type="float">
            <text:p>937</text:p>
          </table:table-cell>
          <table:table-cell table:formula="of:=(10000*[.A151])/(1023-[.A151])" office:value-type="float" office:value="108953.488372093" calcext:value-type="float">
            <text:p>108953.488372093</text:p>
          </table:table-cell>
          <table:table-cell table:formula="of:=LN([.B151])" office:value-type="float" office:value="11.5986763579611" calcext:value-type="float">
            <text:p>11.598676358</text:p>
          </table:table-cell>
          <table:table-cell table:formula="of:=1/([.$B$57]+[.$B$58]*[.C151]+[.$B$59]*[.C151]*[.C151]+[.$B$60]*[.C151]*[.C151]*[.C151])-273.5" office:value-type="float" office:value="-28.1155397349661" calcext:value-type="float">
            <text:p>-28.115539735</text:p>
          </table:table-cell>
          <table:table-cell table:formula="of:=MATCH([.A151];[.$F$2:.$F$52];-1)" office:value-type="string" office:string-value="" calcext:value-type="error">
            <text:p>#N/A</text:p>
          </table:table-cell>
          <table:table-cell table:formula="of:=1.8*[.D151]+32" office:value-type="float" office:value="-18.607971522939" calcext:value-type="float">
            <text:p>-18.6079715229</text:p>
          </table:table-cell>
          <table:table-cell table:formula="of:=32+MATCH(9*[.A15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1]-1" office:value-type="float" office:value="936" calcext:value-type="float">
            <text:p>936</text:p>
          </table:table-cell>
          <table:table-cell table:formula="of:=(10000*[.A152])/(1023-[.A152])" office:value-type="float" office:value="107586.206896552" calcext:value-type="float">
            <text:p>107586.206896552</text:p>
          </table:table-cell>
          <table:table-cell table:formula="of:=LN([.B152])" office:value-type="float" office:value="11.5860477297992" calcext:value-type="float">
            <text:p>11.5860477298</text:p>
          </table:table-cell>
          <table:table-cell table:formula="of:=1/([.$B$57]+[.$B$58]*[.C152]+[.$B$59]*[.C152]*[.C152]+[.$B$60]*[.C152]*[.C152]*[.C152])-273.5" office:value-type="float" office:value="-27.8781155969487" calcext:value-type="float">
            <text:p>-27.8781155969</text:p>
          </table:table-cell>
          <table:table-cell table:formula="of:=MATCH([.A152];[.$F$2:.$F$52];-1)" office:value-type="string" office:string-value="" calcext:value-type="error">
            <text:p>#N/A</text:p>
          </table:table-cell>
          <table:table-cell table:formula="of:=1.8*[.D152]+32" office:value-type="float" office:value="-18.1806080745077" calcext:value-type="float">
            <text:p>-18.1806080745</text:p>
          </table:table-cell>
          <table:table-cell table:formula="of:=32+MATCH(9*[.A15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2]-1" office:value-type="float" office:value="935" calcext:value-type="float">
            <text:p>935</text:p>
          </table:table-cell>
          <table:table-cell table:formula="of:=(10000*[.A153])/(1023-[.A153])" office:value-type="float" office:value="106250" calcext:value-type="float">
            <text:p>106250</text:p>
          </table:table-cell>
          <table:table-cell table:formula="of:=LN([.B153])" office:value-type="float" office:value="11.5735500867867" calcext:value-type="float">
            <text:p>11.5735500868</text:p>
          </table:table-cell>
          <table:table-cell table:formula="of:=1/([.$B$57]+[.$B$58]*[.C153]+[.$B$59]*[.C153]*[.C153]+[.$B$60]*[.C153]*[.C153]*[.C153])-273.5" office:value-type="float" office:value="-27.6427881809615" calcext:value-type="float">
            <text:p>-27.642788181</text:p>
          </table:table-cell>
          <table:table-cell table:formula="of:=MATCH([.A153];[.$F$2:.$F$52];-1)" office:value-type="string" office:string-value="" calcext:value-type="error">
            <text:p>#N/A</text:p>
          </table:table-cell>
          <table:table-cell table:formula="of:=1.8*[.D153]+32" office:value-type="float" office:value="-17.7570187257307" calcext:value-type="float">
            <text:p>-17.7570187257</text:p>
          </table:table-cell>
          <table:table-cell table:formula="of:=32+MATCH(9*[.A15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3]-1" office:value-type="float" office:value="934" calcext:value-type="float">
            <text:p>934</text:p>
          </table:table-cell>
          <table:table-cell table:formula="of:=(10000*[.A154])/(1023-[.A154])" office:value-type="float" office:value="104943.820224719" calcext:value-type="float">
            <text:p>104943.820224719</text:p>
          </table:table-cell>
          <table:table-cell table:formula="of:=LN([.B154])" office:value-type="float" office:value="11.5611804404729" calcext:value-type="float">
            <text:p>11.5611804405</text:p>
          </table:table-cell>
          <table:table-cell table:formula="of:=1/([.$B$57]+[.$B$58]*[.C154]+[.$B$59]*[.C154]*[.C154]+[.$B$60]*[.C154]*[.C154]*[.C154])-273.5" office:value-type="float" office:value="-27.4095116276658" calcext:value-type="float">
            <text:p>-27.4095116277</text:p>
          </table:table-cell>
          <table:table-cell table:formula="of:=MATCH([.A154];[.$F$2:.$F$52];-1)" office:value-type="string" office:string-value="" calcext:value-type="error">
            <text:p>#N/A</text:p>
          </table:table-cell>
          <table:table-cell table:formula="of:=1.8*[.D154]+32" office:value-type="float" office:value="-17.3371209297985" calcext:value-type="float">
            <text:p>-17.3371209298</text:p>
          </table:table-cell>
          <table:table-cell table:formula="of:=32+MATCH(9*[.A15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4]-1" office:value-type="float" office:value="933" calcext:value-type="float">
            <text:p>933</text:p>
          </table:table-cell>
          <table:table-cell table:formula="of:=(10000*[.A155])/(1023-[.A155])" office:value-type="float" office:value="103666.666666667" calcext:value-type="float">
            <text:p>103666.666666667</text:p>
          </table:table-cell>
          <table:table-cell table:formula="of:=LN([.B155])" office:value-type="float" office:value="11.5489359024933" calcext:value-type="float">
            <text:p>11.5489359025</text:p>
          </table:table-cell>
          <table:table-cell table:formula="of:=1/([.$B$57]+[.$B$58]*[.C155]+[.$B$59]*[.C155]*[.C155]+[.$B$60]*[.C155]*[.C155]*[.C155])-273.5" office:value-type="float" office:value="-27.1782415601685" calcext:value-type="float">
            <text:p>-27.1782415602</text:p>
          </table:table-cell>
          <table:table-cell table:formula="of:=MATCH([.A155];[.$F$2:.$F$52];-1)" office:value-type="string" office:string-value="" calcext:value-type="error">
            <text:p>#N/A</text:p>
          </table:table-cell>
          <table:table-cell table:formula="of:=1.8*[.D155]+32" office:value-type="float" office:value="-16.9208348083032" calcext:value-type="float">
            <text:p>-16.9208348083</text:p>
          </table:table-cell>
          <table:table-cell table:formula="of:=32+MATCH(9*[.A15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5]-1" office:value-type="float" office:value="932" calcext:value-type="float">
            <text:p>932</text:p>
          </table:table-cell>
          <table:table-cell table:formula="of:=(10000*[.A156])/(1023-[.A156])" office:value-type="float" office:value="102417.582417582" calcext:value-type="float">
            <text:p>102417.582417582</text:p>
          </table:table-cell>
          <table:table-cell table:formula="of:=LN([.B156])" office:value-type="float" office:value="11.5368136801449" calcext:value-type="float">
            <text:p>11.5368136801</text:p>
          </table:table-cell>
          <table:table-cell table:formula="of:=1/([.$B$57]+[.$B$58]*[.C156]+[.$B$59]*[.C156]*[.C156]+[.$B$60]*[.C156]*[.C156]*[.C156])-273.5" office:value-type="float" office:value="-26.9489350201197" calcext:value-type="float">
            <text:p>-26.9489350201</text:p>
          </table:table-cell>
          <table:table-cell table:formula="of:=MATCH([.A156];[.$F$2:.$F$52];-1)" office:value-type="string" office:string-value="" calcext:value-type="error">
            <text:p>#N/A</text:p>
          </table:table-cell>
          <table:table-cell table:formula="of:=1.8*[.D156]+32" office:value-type="float" office:value="-16.5080830362155" calcext:value-type="float">
            <text:p>-16.5080830362</text:p>
          </table:table-cell>
          <table:table-cell table:formula="of:=32+MATCH(9*[.A15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6]-1" office:value-type="float" office:value="931" calcext:value-type="float">
            <text:p>931</text:p>
          </table:table-cell>
          <table:table-cell table:formula="of:=(10000*[.A157])/(1023-[.A157])" office:value-type="float" office:value="101195.652173913" calcext:value-type="float">
            <text:p>101195.652173913</text:p>
          </table:table-cell>
          <table:table-cell table:formula="of:=LN([.B157])" office:value-type="float" office:value="11.5248110722042" calcext:value-type="float">
            <text:p>11.5248110722</text:p>
          </table:table-cell>
          <table:table-cell table:formula="of:=1/([.$B$57]+[.$B$58]*[.C157]+[.$B$59]*[.C157]*[.C157]+[.$B$60]*[.C157]*[.C157]*[.C157])-273.5" office:value-type="float" office:value="-26.7215504072348" calcext:value-type="float">
            <text:p>-26.7215504072</text:p>
          </table:table-cell>
          <table:table-cell table:formula="of:=MATCH([.A157];[.$F$2:.$F$52];-1)" office:value-type="string" office:string-value="" calcext:value-type="error">
            <text:p>#N/A</text:p>
          </table:table-cell>
          <table:table-cell table:formula="of:=1.8*[.D157]+32" office:value-type="float" office:value="-16.0987907330226" calcext:value-type="float">
            <text:p>-16.098790733</text:p>
          </table:table-cell>
          <table:table-cell table:formula="of:=32+MATCH(9*[.A15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7]-1" office:value-type="float" office:value="930" calcext:value-type="float">
            <text:p>930</text:p>
          </table:table-cell>
          <table:table-cell table:formula="of:=(10000*[.A158])/(1023-[.A158])" office:value-type="float" office:value="100000" calcext:value-type="float">
            <text:p>100000</text:p>
          </table:table-cell>
          <table:table-cell table:formula="of:=LN([.B158])" office:value-type="float" office:value="11.5129254649702" calcext:value-type="float">
            <text:p>11.512925465</text:p>
          </table:table-cell>
          <table:table-cell table:formula="of:=1/([.$B$57]+[.$B$58]*[.C158]+[.$B$59]*[.C158]*[.C158]+[.$B$60]*[.C158]*[.C158]*[.C158])-273.5" office:value-type="float" office:value="-26.4960474220202" calcext:value-type="float">
            <text:p>-26.496047422</text:p>
          </table:table-cell>
          <table:table-cell table:formula="of:=MATCH([.A158];[.$F$2:.$F$52];-1)" office:value-type="string" office:string-value="" calcext:value-type="error">
            <text:p>#N/A</text:p>
          </table:table-cell>
          <table:table-cell table:formula="of:=1.8*[.D158]+32" office:value-type="float" office:value="-15.6928853596363" calcext:value-type="float">
            <text:p>-15.6928853596</text:p>
          </table:table-cell>
          <table:table-cell table:formula="of:=32+MATCH(9*[.A15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8]-1" office:value-type="float" office:value="929" calcext:value-type="float">
            <text:p>929</text:p>
          </table:table-cell>
          <table:table-cell table:formula="of:=(10000*[.A159])/(1023-[.A159])" office:value-type="float" office:value="98829.7872340426" calcext:value-type="float">
            <text:p>98829.7872340426</text:p>
          </table:table-cell>
          <table:table-cell table:formula="of:=LN([.B159])" office:value-type="float" office:value="11.50115432852" calcext:value-type="float">
            <text:p>11.5011543285</text:p>
          </table:table-cell>
          <table:table-cell table:formula="of:=1/([.$B$57]+[.$B$58]*[.C159]+[.$B$59]*[.C159]*[.C159]+[.$B$60]*[.C159]*[.C159]*[.C159])-273.5" office:value-type="float" office:value="-26.2723870115021" calcext:value-type="float">
            <text:p>-26.2723870115</text:p>
          </table:table-cell>
          <table:table-cell table:formula="of:=MATCH([.A159];[.$F$2:.$F$52];-1)" office:value-type="string" office:string-value="" calcext:value-type="error">
            <text:p>#N/A</text:p>
          </table:table-cell>
          <table:table-cell table:formula="of:=1.8*[.D159]+32" office:value-type="float" office:value="-15.2902966207037" calcext:value-type="float">
            <text:p>-15.2902966207</text:p>
          </table:table-cell>
          <table:table-cell table:formula="of:=32+MATCH(9*[.A15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59]-1" office:value-type="float" office:value="928" calcext:value-type="float">
            <text:p>928</text:p>
          </table:table-cell>
          <table:table-cell table:formula="of:=(10000*[.A160])/(1023-[.A160])" office:value-type="float" office:value="97684.2105263158" calcext:value-type="float">
            <text:p>97684.2105263158</text:p>
          </table:table-cell>
          <table:table-cell table:formula="of:=LN([.B160])" office:value-type="float" office:value="11.4894952131618" calcext:value-type="float">
            <text:p>11.4894952132</text:p>
          </table:table-cell>
          <table:table-cell table:formula="of:=1/([.$B$57]+[.$B$58]*[.C160]+[.$B$59]*[.C160]*[.C160]+[.$B$60]*[.C160]*[.C160]*[.C160])-273.5" office:value-type="float" office:value="-26.0505313177693" calcext:value-type="float">
            <text:p>-26.0505313178</text:p>
          </table:table-cell>
          <table:table-cell table:formula="of:=MATCH([.A160];[.$F$2:.$F$52];-1)" office:value-type="string" office:string-value="" calcext:value-type="error">
            <text:p>#N/A</text:p>
          </table:table-cell>
          <table:table-cell table:formula="of:=1.8*[.D160]+32" office:value-type="float" office:value="-14.8909563719847" calcext:value-type="float">
            <text:p>-14.890956372</text:p>
          </table:table-cell>
          <table:table-cell table:formula="of:=32+MATCH(9*[.A16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0]-1" office:value-type="float" office:value="927" calcext:value-type="float">
            <text:p>927</text:p>
          </table:table-cell>
          <table:table-cell table:formula="of:=(10000*[.A161])/(1023-[.A161])" office:value-type="float" office:value="96562.5" calcext:value-type="float">
            <text:p>96562.5</text:p>
          </table:table-cell>
          <table:table-cell table:formula="of:=LN([.B161])" office:value-type="float" office:value="11.4779457460742" calcext:value-type="float">
            <text:p>11.4779457461</text:p>
          </table:table-cell>
          <table:table-cell table:formula="of:=1/([.$B$57]+[.$B$58]*[.C161]+[.$B$59]*[.C161]*[.C161]+[.$B$60]*[.C161]*[.C161]*[.C161])-273.5" office:value-type="float" office:value="-25.8304436291581" calcext:value-type="float">
            <text:p>-25.8304436292</text:p>
          </table:table-cell>
          <table:table-cell table:formula="of:=MATCH([.A161];[.$F$2:.$F$52];-1)" office:value-type="string" office:string-value="" calcext:value-type="error">
            <text:p>#N/A</text:p>
          </table:table-cell>
          <table:table-cell table:formula="of:=1.8*[.D161]+32" office:value-type="float" office:value="-14.4947985324845" calcext:value-type="float">
            <text:p>-14.4947985325</text:p>
          </table:table-cell>
          <table:table-cell table:formula="of:=32+MATCH(9*[.A16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1]-1" office:value-type="float" office:value="926" calcext:value-type="float">
            <text:p>926</text:p>
          </table:table-cell>
          <table:table-cell table:formula="of:=(10000*[.A162])/(1023-[.A162])" office:value-type="float" office:value="95463.9175257732" calcext:value-type="float">
            <text:p>95463.9175257732</text:p>
          </table:table-cell>
          <table:table-cell table:formula="of:=LN([.B162])" office:value-type="float" office:value="11.466503628119" calcext:value-type="float">
            <text:p>11.4665036281</text:p>
          </table:table-cell>
          <table:table-cell table:formula="of:=1/([.$B$57]+[.$B$58]*[.C162]+[.$B$59]*[.C162]*[.C162]+[.$B$60]*[.C162]*[.C162]*[.C162])-273.5" office:value-type="float" office:value="-25.6120883339146" calcext:value-type="float">
            <text:p>-25.6120883339</text:p>
          </table:table-cell>
          <table:table-cell table:formula="of:=MATCH([.A162];[.$F$2:.$F$52];-1)" office:value-type="string" office:string-value="" calcext:value-type="error">
            <text:p>#N/A</text:p>
          </table:table-cell>
          <table:table-cell table:formula="of:=1.8*[.D162]+32" office:value-type="float" office:value="-14.1017590010463" calcext:value-type="float">
            <text:p>-14.101759001</text:p>
          </table:table-cell>
          <table:table-cell table:formula="of:=32+MATCH(9*[.A16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2]-1" office:value-type="float" office:value="925" calcext:value-type="float">
            <text:p>925</text:p>
          </table:table-cell>
          <table:table-cell table:formula="of:=(10000*[.A163])/(1023-[.A163])" office:value-type="float" office:value="94387.7551020408" calcext:value-type="float">
            <text:p>94387.7551020408</text:p>
          </table:table-cell>
          <table:table-cell table:formula="of:=LN([.B163])" office:value-type="float" office:value="11.455166630818" calcext:value-type="float">
            <text:p>11.4551666308</text:p>
          </table:table-cell>
          <table:table-cell table:formula="of:=1/([.$B$57]+[.$B$58]*[.C163]+[.$B$59]*[.C163]*[.C163]+[.$B$60]*[.C163]*[.C163]*[.C163])-273.5" office:value-type="float" office:value="-25.3954308761882" calcext:value-type="float">
            <text:p>-25.3954308762</text:p>
          </table:table-cell>
          <table:table-cell table:formula="of:=MATCH([.A163];[.$F$2:.$F$52];-1)" office:value-type="string" office:string-value="" calcext:value-type="error">
            <text:p>#N/A</text:p>
          </table:table-cell>
          <table:table-cell table:formula="of:=1.8*[.D163]+32" office:value-type="float" office:value="-13.7117755771388" calcext:value-type="float">
            <text:p>-13.7117755771</text:p>
          </table:table-cell>
          <table:table-cell table:formula="of:=32+MATCH(9*[.A16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3]-1" office:value-type="float" office:value="924" calcext:value-type="float">
            <text:p>924</text:p>
          </table:table-cell>
          <table:table-cell table:formula="of:=(10000*[.A164])/(1023-[.A164])" office:value-type="float" office:value="93333.3333333333" calcext:value-type="float">
            <text:p>93333.3333333333</text:p>
          </table:table-cell>
          <table:table-cell table:formula="of:=LN([.B164])" office:value-type="float" office:value="11.4439325934833" calcext:value-type="float">
            <text:p>11.4439325935</text:p>
          </table:table-cell>
          <table:table-cell table:formula="of:=1/([.$B$57]+[.$B$58]*[.C164]+[.$B$59]*[.C164]*[.C164]+[.$B$60]*[.C164]*[.C164]*[.C164])-273.5" office:value-type="float" office:value="-25.1804377142135" calcext:value-type="float">
            <text:p>-25.1804377142</text:p>
          </table:table-cell>
          <table:table-cell table:formula="of:=MATCH([.A164];[.$F$2:.$F$52];-1)" office:value-type="string" office:string-value="" calcext:value-type="error">
            <text:p>#N/A</text:p>
          </table:table-cell>
          <table:table-cell table:formula="of:=1.8*[.D164]+32" office:value-type="float" office:value="-13.3247878855844" calcext:value-type="float">
            <text:p>-13.3247878856</text:p>
          </table:table-cell>
          <table:table-cell table:formula="of:=32+MATCH(9*[.A16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4]-1" office:value-type="float" office:value="923" calcext:value-type="float">
            <text:p>923</text:p>
          </table:table-cell>
          <table:table-cell table:formula="of:=(10000*[.A165])/(1023-[.A165])" office:value-type="float" office:value="92300" calcext:value-type="float">
            <text:p>92300</text:p>
          </table:table-cell>
          <table:table-cell table:formula="of:=LN([.B165])" office:value-type="float" office:value="11.4327994204909" calcext:value-type="float">
            <text:p>11.4327994205</text:p>
          </table:table-cell>
          <table:table-cell table:formula="of:=1/([.$B$57]+[.$B$58]*[.C165]+[.$B$59]*[.C165]*[.C165]+[.$B$60]*[.C165]*[.C165]*[.C165])-273.5" office:value-type="float" office:value="-24.967076280552" calcext:value-type="float">
            <text:p>-24.9670762806</text:p>
          </table:table-cell>
          <table:table-cell table:formula="of:=MATCH([.A165];[.$F$2:.$F$52];-1)" office:value-type="string" office:string-value="" calcext:value-type="error">
            <text:p>#N/A</text:p>
          </table:table-cell>
          <table:table-cell table:formula="of:=1.8*[.D165]+32" office:value-type="float" office:value="-12.9407373049935" calcext:value-type="float">
            <text:p>-12.940737305</text:p>
          </table:table-cell>
          <table:table-cell table:formula="of:=32+MATCH(9*[.A16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5]-1" office:value-type="float" office:value="922" calcext:value-type="float">
            <text:p>922</text:p>
          </table:table-cell>
          <table:table-cell table:formula="of:=(10000*[.A166])/(1023-[.A166])" office:value-type="float" office:value="91287.1287128713" calcext:value-type="float">
            <text:p>91287.1287128713</text:p>
          </table:table-cell>
          <table:table-cell table:formula="of:=LN([.B166])" office:value-type="float" office:value="11.4217650786915" calcext:value-type="float">
            <text:p>11.4217650787</text:p>
          </table:table-cell>
          <table:table-cell table:formula="of:=1/([.$B$57]+[.$B$58]*[.C166]+[.$B$59]*[.C166]*[.C166]+[.$B$60]*[.C166]*[.C166]*[.C166])-273.5" office:value-type="float" office:value="-24.755314944273" calcext:value-type="float">
            <text:p>-24.7553149443</text:p>
          </table:table-cell>
          <table:table-cell table:formula="of:=MATCH([.A166];[.$F$2:.$F$52];-1)" office:value-type="string" office:string-value="" calcext:value-type="error">
            <text:p>#N/A</text:p>
          </table:table-cell>
          <table:table-cell table:formula="of:=1.8*[.D166]+32" office:value-type="float" office:value="-12.5595668996913" calcext:value-type="float">
            <text:p>-12.5595668997</text:p>
          </table:table-cell>
          <table:table-cell table:formula="of:=32+MATCH(9*[.A16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6]-1" office:value-type="float" office:value="921" calcext:value-type="float">
            <text:p>921</text:p>
          </table:table-cell>
          <table:table-cell table:formula="of:=(10000*[.A167])/(1023-[.A167])" office:value-type="float" office:value="90294.1176470588" calcext:value-type="float">
            <text:p>90294.1176470588</text:p>
          </table:table-cell>
          <table:table-cell table:formula="of:=LN([.B167])" office:value-type="float" office:value="11.4108275949472" calcext:value-type="float">
            <text:p>11.4108275949</text:p>
          </table:table-cell>
          <table:table-cell table:formula="of:=1/([.$B$57]+[.$B$58]*[.C167]+[.$B$59]*[.C167]*[.C167]+[.$B$60]*[.C167]*[.C167]*[.C167])-273.5" office:value-type="float" office:value="-24.5451229749603" calcext:value-type="float">
            <text:p>-24.545122975</text:p>
          </table:table-cell>
          <table:table-cell table:formula="of:=MATCH([.A167];[.$F$2:.$F$52];-1)" office:value-type="string" office:string-value="" calcext:value-type="error">
            <text:p>#N/A</text:p>
          </table:table-cell>
          <table:table-cell table:formula="of:=1.8*[.D167]+32" office:value-type="float" office:value="-12.1812213549286" calcext:value-type="float">
            <text:p>-12.1812213549</text:p>
          </table:table-cell>
          <table:table-cell table:formula="of:=32+MATCH(9*[.A16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7]-1" office:value-type="float" office:value="920" calcext:value-type="float">
            <text:p>920</text:p>
          </table:table-cell>
          <table:table-cell table:formula="of:=(10000*[.A168])/(1023-[.A168])" office:value-type="float" office:value="89320.3883495146" calcext:value-type="float">
            <text:p>89320.3883495146</text:p>
          </table:table-cell>
          <table:table-cell table:formula="of:=LN([.B168])" office:value-type="float" office:value="11.3999850537896" calcext:value-type="float">
            <text:p>11.3999850538</text:p>
          </table:table-cell>
          <table:table-cell table:formula="of:=1/([.$B$57]+[.$B$58]*[.C168]+[.$B$59]*[.C168]*[.C168]+[.$B$60]*[.C168]*[.C168]*[.C168])-273.5" office:value-type="float" office:value="-24.3364705084402" calcext:value-type="float">
            <text:p>-24.3364705084</text:p>
          </table:table-cell>
          <table:table-cell table:formula="of:=MATCH([.A168];[.$F$2:.$F$52];-1)" office:value-type="string" office:string-value="" calcext:value-type="error">
            <text:p>#N/A</text:p>
          </table:table-cell>
          <table:table-cell table:formula="of:=1.8*[.D168]+32" office:value-type="float" office:value="-11.8056469151924" calcext:value-type="float">
            <text:p>-11.8056469152</text:p>
          </table:table-cell>
          <table:table-cell table:formula="of:=32+MATCH(9*[.A16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8]-1" office:value-type="float" office:value="919" calcext:value-type="float">
            <text:p>919</text:p>
          </table:table-cell>
          <table:table-cell table:formula="of:=(10000*[.A169])/(1023-[.A169])" office:value-type="float" office:value="88365.3846153846" calcext:value-type="float">
            <text:p>88365.3846153846</text:p>
          </table:table-cell>
          <table:table-cell table:formula="of:=LN([.B169])" office:value-type="float" office:value="11.3892355951905" calcext:value-type="float">
            <text:p>11.3892355952</text:p>
          </table:table-cell>
          <table:table-cell table:formula="of:=1/([.$B$57]+[.$B$58]*[.C169]+[.$B$59]*[.C169]*[.C169]+[.$B$60]*[.C169]*[.C169]*[.C169])-273.5" office:value-type="float" office:value="-24.1293285141311" calcext:value-type="float">
            <text:p>-24.1293285141</text:p>
          </table:table-cell>
          <table:table-cell table:formula="of:=MATCH([.A169];[.$F$2:.$F$52];-1)" office:value-type="string" office:string-value="" calcext:value-type="error">
            <text:p>#N/A</text:p>
          </table:table-cell>
          <table:table-cell table:formula="of:=1.8*[.D169]+32" office:value-type="float" office:value="-11.4327913254361" calcext:value-type="float">
            <text:p>-11.4327913254</text:p>
          </table:table-cell>
          <table:table-cell table:formula="of:=32+MATCH(9*[.A16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69]-1" office:value-type="float" office:value="918" calcext:value-type="float">
            <text:p>918</text:p>
          </table:table-cell>
          <table:table-cell table:formula="of:=(10000*[.A170])/(1023-[.A170])" office:value-type="float" office:value="87428.5714285714" calcext:value-type="float">
            <text:p>87428.5714285714</text:p>
          </table:table-cell>
          <table:table-cell table:formula="of:=LN([.B170])" office:value-type="float" office:value="11.3785774124392" calcext:value-type="float">
            <text:p>11.3785774124</text:p>
          </table:table-cell>
          <table:table-cell table:formula="of:=1/([.$B$57]+[.$B$58]*[.C170]+[.$B$59]*[.C170]*[.C170]+[.$B$60]*[.C170]*[.C170]*[.C170])-273.5" office:value-type="float" office:value="-23.9236687639255" calcext:value-type="float">
            <text:p>-23.9236687639</text:p>
          </table:table-cell>
          <table:table-cell table:formula="of:=MATCH([.A170];[.$F$2:.$F$52];-1)" office:value-type="string" office:string-value="" calcext:value-type="error">
            <text:p>#N/A</text:p>
          </table:table-cell>
          <table:table-cell table:formula="of:=1.8*[.D170]+32" office:value-type="float" office:value="-11.0626037750659" calcext:value-type="float">
            <text:p>-11.0626037751</text:p>
          </table:table-cell>
          <table:table-cell table:formula="of:=32+MATCH(9*[.A17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0]-1" office:value-type="float" office:value="917" calcext:value-type="float">
            <text:p>917</text:p>
          </table:table-cell>
          <table:table-cell table:formula="of:=(10000*[.A171])/(1023-[.A171])" office:value-type="float" office:value="86509.4339622642" calcext:value-type="float">
            <text:p>86509.4339622642</text:p>
          </table:table-cell>
          <table:table-cell table:formula="of:=LN([.B171])" office:value-type="float" office:value="11.3680087501206" calcext:value-type="float">
            <text:p>11.3680087501</text:p>
          </table:table-cell>
          <table:table-cell table:formula="of:=1/([.$B$57]+[.$B$58]*[.C171]+[.$B$59]*[.C171]*[.C171]+[.$B$60]*[.C171]*[.C171]*[.C171])-273.5" office:value-type="float" office:value="-23.7194638025168" calcext:value-type="float">
            <text:p>-23.7194638025</text:p>
          </table:table-cell>
          <table:table-cell table:formula="of:=MATCH([.A171];[.$F$2:.$F$52];-1)" office:value-type="string" office:string-value="" calcext:value-type="error">
            <text:p>#N/A</text:p>
          </table:table-cell>
          <table:table-cell table:formula="of:=1.8*[.D171]+32" office:value-type="float" office:value="-10.6950348445302" calcext:value-type="float">
            <text:p>-10.6950348445</text:p>
          </table:table-cell>
          <table:table-cell table:formula="of:=32+MATCH(9*[.A17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1]-1" office:value-type="float" office:value="916" calcext:value-type="float">
            <text:p>916</text:p>
          </table:table-cell>
          <table:table-cell table:formula="of:=(10000*[.A172])/(1023-[.A172])" office:value-type="float" office:value="85607.476635514" calcext:value-type="float">
            <text:p>85607.476635514</text:p>
          </table:table-cell>
          <table:table-cell table:formula="of:=LN([.B172])" office:value-type="float" office:value="11.3575279021884" calcext:value-type="float">
            <text:p>11.3575279022</text:p>
          </table:table-cell>
          <table:table-cell table:formula="of:=1/([.$B$57]+[.$B$58]*[.C172]+[.$B$59]*[.C172]*[.C172]+[.$B$60]*[.C172]*[.C172]*[.C172])-273.5" office:value-type="float" office:value="-23.5166869190913" calcext:value-type="float">
            <text:p>-23.5166869191</text:p>
          </table:table-cell>
          <table:table-cell table:formula="of:=MATCH([.A172];[.$F$2:.$F$52];-1)" office:value-type="string" office:string-value="" calcext:value-type="error">
            <text:p>#N/A</text:p>
          </table:table-cell>
          <table:table-cell table:formula="of:=1.8*[.D172]+32" office:value-type="float" office:value="-10.3300364543643" calcext:value-type="float">
            <text:p>-10.3300364544</text:p>
          </table:table-cell>
          <table:table-cell table:formula="of:=32+MATCH(9*[.A17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2]-1" office:value-type="float" office:value="915" calcext:value-type="float">
            <text:p>915</text:p>
          </table:table-cell>
          <table:table-cell table:formula="of:=(10000*[.A173])/(1023-[.A173])" office:value-type="float" office:value="84722.2222222222" calcext:value-type="float">
            <text:p>84722.2222222222</text:p>
          </table:table-cell>
          <table:table-cell table:formula="of:=LN([.B173])" office:value-type="float" office:value="11.3471332101275" calcext:value-type="float">
            <text:p>11.3471332101</text:p>
          </table:table-cell>
          <table:table-cell table:formula="of:=1/([.$B$57]+[.$B$58]*[.C173]+[.$B$59]*[.C173]*[.C173]+[.$B$60]*[.C173]*[.C173]*[.C173])-273.5" office:value-type="float" office:value="-23.3153121203112" calcext:value-type="float">
            <text:p>-23.3153121203</text:p>
          </table:table-cell>
          <table:table-cell table:formula="of:=MATCH([.A173];[.$F$2:.$F$52];-1)" office:value-type="string" office:string-value="" calcext:value-type="error">
            <text:p>#N/A</text:p>
          </table:table-cell>
          <table:table-cell table:formula="of:=1.8*[.D173]+32" office:value-type="float" office:value="-9.96756181656017" calcext:value-type="float">
            <text:p>-9.9675618166</text:p>
          </table:table-cell>
          <table:table-cell table:formula="of:=32+MATCH(9*[.A17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3]-1" office:value-type="float" office:value="914" calcext:value-type="float">
            <text:p>914</text:p>
          </table:table-cell>
          <table:table-cell table:formula="of:=(10000*[.A174])/(1023-[.A174])" office:value-type="float" office:value="83853.2110091743" calcext:value-type="float">
            <text:p>83853.2110091743</text:p>
          </table:table-cell>
          <table:table-cell table:formula="of:=LN([.B174])" office:value-type="float" office:value="11.3368230612012" calcext:value-type="float">
            <text:p>11.3368230612</text:p>
          </table:table-cell>
          <table:table-cell table:formula="of:=1/([.$B$57]+[.$B$58]*[.C174]+[.$B$59]*[.C174]*[.C174]+[.$B$60]*[.C174]*[.C174]*[.C174])-273.5" office:value-type="float" office:value="-23.1153141045172" calcext:value-type="float">
            <text:p>-23.1153141045</text:p>
          </table:table-cell>
          <table:table-cell table:formula="of:=MATCH([.A174];[.$F$2:.$F$52];-1)" office:value-type="string" office:string-value="" calcext:value-type="error">
            <text:p>#N/A</text:p>
          </table:table-cell>
          <table:table-cell table:formula="of:=1.8*[.D174]+32" office:value-type="float" office:value="-9.60756538813103" calcext:value-type="float">
            <text:p>-9.6075653881</text:p>
          </table:table-cell>
          <table:table-cell table:formula="of:=32+MATCH(9*[.A17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4]-1" office:value-type="float" office:value="913" calcext:value-type="float">
            <text:p>913</text:p>
          </table:table-cell>
          <table:table-cell table:formula="of:=(10000*[.A175])/(1023-[.A175])" office:value-type="float" office:value="83000" calcext:value-type="float">
            <text:p>83000</text:p>
          </table:table-cell>
          <table:table-cell table:formula="of:=LN([.B175])" office:value-type="float" office:value="11.3265958867787" calcext:value-type="float">
            <text:p>11.3265958868</text:p>
          </table:table-cell>
          <table:table-cell table:formula="of:=1/([.$B$57]+[.$B$58]*[.C175]+[.$B$59]*[.C175]*[.C175]+[.$B$60]*[.C175]*[.C175]*[.C175])-273.5" office:value-type="float" office:value="-22.9166682370859" calcext:value-type="float">
            <text:p>-22.9166682371</text:p>
          </table:table-cell>
          <table:table-cell table:formula="of:=MATCH([.A175];[.$F$2:.$F$52];-1)" office:value-type="string" office:string-value="" calcext:value-type="error">
            <text:p>#N/A</text:p>
          </table:table-cell>
          <table:table-cell table:formula="of:=1.8*[.D175]+32" office:value-type="float" office:value="-9.25000282675457" calcext:value-type="float">
            <text:p>-9.2500028268</text:p>
          </table:table-cell>
          <table:table-cell table:formula="of:=32+MATCH(9*[.A17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5]-1" office:value-type="float" office:value="912" calcext:value-type="float">
            <text:p>912</text:p>
          </table:table-cell>
          <table:table-cell table:formula="of:=(10000*[.A176])/(1023-[.A176])" office:value-type="float" office:value="82162.1621621622" calcext:value-type="float">
            <text:p>82162.1621621622</text:p>
          </table:table-cell>
          <table:table-cell table:formula="of:=LN([.B176])" office:value-type="float" office:value="11.3164501607382" calcext:value-type="float">
            <text:p>11.3164501607</text:p>
          </table:table-cell>
          <table:table-cell table:formula="of:=1/([.$B$57]+[.$B$58]*[.C176]+[.$B$59]*[.C176]*[.C176]+[.$B$60]*[.C176]*[.C176]*[.C176])-273.5" office:value-type="float" office:value="-22.7193505268793" calcext:value-type="float">
            <text:p>-22.7193505269</text:p>
          </table:table-cell>
          <table:table-cell table:formula="of:=MATCH([.A176];[.$F$2:.$F$52];-1)" office:value-type="string" office:string-value="" calcext:value-type="error">
            <text:p>#N/A</text:p>
          </table:table-cell>
          <table:table-cell table:formula="of:=1.8*[.D176]+32" office:value-type="float" office:value="-8.89483094838266" calcext:value-type="float">
            <text:p>-8.8948309484</text:p>
          </table:table-cell>
          <table:table-cell table:formula="of:=32+MATCH(9*[.A17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6]-1" office:value-type="float" office:value="911" calcext:value-type="float">
            <text:p>911</text:p>
          </table:table-cell>
          <table:table-cell table:formula="of:=(10000*[.A177])/(1023-[.A177])" office:value-type="float" office:value="81339.2857142857" calcext:value-type="float">
            <text:p>81339.2857142857</text:p>
          </table:table-cell>
          <table:table-cell table:formula="of:=LN([.B177])" office:value-type="float" office:value="11.306384397941" calcext:value-type="float">
            <text:p>11.3063843979</text:p>
          </table:table-cell>
          <table:table-cell table:formula="of:=1/([.$B$57]+[.$B$58]*[.C177]+[.$B$59]*[.C177]*[.C177]+[.$B$60]*[.C177]*[.C177]*[.C177])-273.5" office:value-type="float" office:value="-22.5233376037304" calcext:value-type="float">
            <text:p>-22.5233376037</text:p>
          </table:table-cell>
          <table:table-cell table:formula="of:=MATCH([.A177];[.$F$2:.$F$52];-1)" office:value-type="string" office:string-value="" calcext:value-type="error">
            <text:p>#N/A</text:p>
          </table:table-cell>
          <table:table-cell table:formula="of:=1.8*[.D177]+32" office:value-type="float" office:value="-8.54200768671472" calcext:value-type="float">
            <text:p>-8.5420076867</text:p>
          </table:table-cell>
          <table:table-cell table:formula="of:=32+MATCH(9*[.A17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7]-1" office:value-type="float" office:value="910" calcext:value-type="float">
            <text:p>910</text:p>
          </table:table-cell>
          <table:table-cell table:formula="of:=(10000*[.A178])/(1023-[.A178])" office:value-type="float" office:value="80530.9734513274" calcext:value-type="float">
            <text:p>80530.9734513274</text:p>
          </table:table-cell>
          <table:table-cell table:formula="of:=LN([.B178])" office:value-type="float" office:value="11.2963971527747" calcext:value-type="float">
            <text:p>11.2963971528</text:p>
          </table:table-cell>
          <table:table-cell table:formula="of:=1/([.$B$57]+[.$B$58]*[.C178]+[.$B$59]*[.C178]*[.C178]+[.$B$60]*[.C178]*[.C178]*[.C178])-273.5" office:value-type="float" office:value="-22.3286066969085" calcext:value-type="float">
            <text:p>-22.3286066969</text:p>
          </table:table-cell>
          <table:table-cell table:formula="of:=MATCH([.A178];[.$F$2:.$F$52];-1)" office:value-type="string" office:string-value="" calcext:value-type="error">
            <text:p>#N/A</text:p>
          </table:table-cell>
          <table:table-cell table:formula="of:=1.8*[.D178]+32" office:value-type="float" office:value="-8.19149205443537" calcext:value-type="float">
            <text:p>-8.1914920544</text:p>
          </table:table-cell>
          <table:table-cell table:formula="of:=32+MATCH(9*[.A17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8]-1" office:value-type="float" office:value="909" calcext:value-type="float">
            <text:p>909</text:p>
          </table:table-cell>
          <table:table-cell table:formula="of:=(10000*[.A179])/(1023-[.A179])" office:value-type="float" office:value="79736.8421052632" calcext:value-type="float">
            <text:p>79736.8421052632</text:p>
          </table:table-cell>
          <table:table-cell table:formula="of:=LN([.B179])" office:value-type="float" office:value="11.2864870177592" calcext:value-type="float">
            <text:p>11.2864870178</text:p>
          </table:table-cell>
          <table:table-cell table:formula="of:=1/([.$B$57]+[.$B$58]*[.C179]+[.$B$59]*[.C179]*[.C179]+[.$B$60]*[.C179]*[.C179]*[.C179])-273.5" office:value-type="float" office:value="-22.1351356145144" calcext:value-type="float">
            <text:p>-22.1351356145</text:p>
          </table:table-cell>
          <table:table-cell table:formula="of:=MATCH([.A179];[.$F$2:.$F$52];-1)" office:value-type="string" office:string-value="" calcext:value-type="error">
            <text:p>#N/A</text:p>
          </table:table-cell>
          <table:table-cell table:formula="of:=1.8*[.D179]+32" office:value-type="float" office:value="-7.84324410612599" calcext:value-type="float">
            <text:p>-7.8432441061</text:p>
          </table:table-cell>
          <table:table-cell table:formula="of:=32+MATCH(9*[.A17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79]-1" office:value-type="float" office:value="908" calcext:value-type="float">
            <text:p>908</text:p>
          </table:table-cell>
          <table:table-cell table:formula="of:=(10000*[.A180])/(1023-[.A180])" office:value-type="float" office:value="78956.5217391304" calcext:value-type="float">
            <text:p>78956.5217391304</text:p>
          </table:table-cell>
          <table:table-cell table:formula="of:=LN([.B180])" office:value-type="float" office:value="11.2766526222142" calcext:value-type="float">
            <text:p>11.2766526222</text:p>
          </table:table-cell>
          <table:table-cell table:formula="of:=1/([.$B$57]+[.$B$58]*[.C180]+[.$B$59]*[.C180]*[.C180]+[.$B$60]*[.C180]*[.C180]*[.C180])-273.5" office:value-type="float" office:value="-21.9429027237576" calcext:value-type="float">
            <text:p>-21.9429027238</text:p>
          </table:table-cell>
          <table:table-cell table:formula="of:=MATCH([.A180];[.$F$2:.$F$52];-1)" office:value-type="string" office:string-value="" calcext:value-type="error">
            <text:p>#N/A</text:p>
          </table:table-cell>
          <table:table-cell table:formula="of:=1.8*[.D180]+32" office:value-type="float" office:value="-7.49722490276366" calcext:value-type="float">
            <text:p>-7.4972249028</text:p>
          </table:table-cell>
          <table:table-cell table:formula="of:=32+MATCH(9*[.A18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0]-1" office:value-type="float" office:value="907" calcext:value-type="float">
            <text:p>907</text:p>
          </table:table-cell>
          <table:table-cell table:formula="of:=(10000*[.A181])/(1023-[.A181])" office:value-type="float" office:value="78189.6551724138" calcext:value-type="float">
            <text:p>78189.6551724138</text:p>
          </table:table-cell>
          <table:table-cell table:formula="of:=LN([.B181])" office:value-type="float" office:value="11.266892630985" calcext:value-type="float">
            <text:p>11.266892631</text:p>
          </table:table-cell>
          <table:table-cell table:formula="of:=1/([.$B$57]+[.$B$58]*[.C181]+[.$B$59]*[.C181]*[.C181]+[.$B$60]*[.C181]*[.C181]*[.C181])-273.5" office:value-type="float" office:value="-21.7518869320695" calcext:value-type="float">
            <text:p>-21.7518869321</text:p>
          </table:table-cell>
          <table:table-cell table:formula="of:=MATCH([.A181];[.$F$2:.$F$52];-1)" office:value-type="string" office:string-value="" calcext:value-type="error">
            <text:p>#N/A</text:p>
          </table:table-cell>
          <table:table-cell table:formula="of:=1.8*[.D181]+32" office:value-type="float" office:value="-7.15339647772517" calcext:value-type="float">
            <text:p>-7.1533964777</text:p>
          </table:table-cell>
          <table:table-cell table:formula="of:=32+MATCH(9*[.A18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1]-1" office:value-type="float" office:value="906" calcext:value-type="float">
            <text:p>906</text:p>
          </table:table-cell>
          <table:table-cell table:formula="of:=(10000*[.A182])/(1023-[.A182])" office:value-type="float" office:value="77435.8974358974" calcext:value-type="float">
            <text:p>77435.8974358974</text:p>
          </table:table-cell>
          <table:table-cell table:formula="of:=LN([.B182])" office:value-type="float" office:value="11.2572057432214" calcext:value-type="float">
            <text:p>11.2572057432</text:p>
          </table:table-cell>
          <table:table-cell table:formula="of:=1/([.$B$57]+[.$B$58]*[.C182]+[.$B$59]*[.C182]*[.C182]+[.$B$60]*[.C182]*[.C182]*[.C182])-273.5" office:value-type="float" office:value="-21.5620676690119" calcext:value-type="float">
            <text:p>-21.562067669</text:p>
          </table:table-cell>
          <table:table-cell table:formula="of:=MATCH([.A182];[.$F$2:.$F$52];-1)" office:value-type="string" office:string-value="" calcext:value-type="error">
            <text:p>#N/A</text:p>
          </table:table-cell>
          <table:table-cell table:formula="of:=1.8*[.D182]+32" office:value-type="float" office:value="-6.81172180422146" calcext:value-type="float">
            <text:p>-6.8117218042</text:p>
          </table:table-cell>
          <table:table-cell table:formula="of:=32+MATCH(9*[.A18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2]-1" office:value-type="float" office:value="905" calcext:value-type="float">
            <text:p>905</text:p>
          </table:table-cell>
          <table:table-cell table:formula="of:=(10000*[.A183])/(1023-[.A183])" office:value-type="float" office:value="76694.9152542373" calcext:value-type="float">
            <text:p>76694.9152542373</text:p>
          </table:table-cell>
          <table:table-cell table:formula="of:=LN([.B183])" office:value-type="float" office:value="11.2475906912104" calcext:value-type="float">
            <text:p>11.2475906912</text:p>
          </table:table-cell>
          <table:table-cell table:formula="of:=1/([.$B$57]+[.$B$58]*[.C183]+[.$B$59]*[.C183]*[.C183]+[.$B$60]*[.C183]*[.C183]*[.C183])-273.5" office:value-type="float" office:value="-21.3734248689391" calcext:value-type="float">
            <text:p>-21.3734248689</text:p>
          </table:table-cell>
          <table:table-cell table:formula="of:=MATCH([.A183];[.$F$2:.$F$52];-1)" office:value-type="string" office:string-value="" calcext:value-type="error">
            <text:p>#N/A</text:p>
          </table:table-cell>
          <table:table-cell table:formula="of:=1.8*[.D183]+32" office:value-type="float" office:value="-6.4721647640903" calcext:value-type="float">
            <text:p>-6.4721647641</text:p>
          </table:table-cell>
          <table:table-cell table:formula="of:=32+MATCH(9*[.A18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3]-1" office:value-type="float" office:value="904" calcext:value-type="float">
            <text:p>904</text:p>
          </table:table-cell>
          <table:table-cell table:formula="of:=(10000*[.A184])/(1023-[.A184])" office:value-type="float" office:value="75966.3865546218" calcext:value-type="float">
            <text:p>75966.3865546218</text:p>
          </table:table-cell>
          <table:table-cell table:formula="of:=LN([.B184])" office:value-type="float" office:value="11.2380462392568" calcext:value-type="float">
            <text:p>11.2380462393</text:p>
          </table:table-cell>
          <table:table-cell table:formula="of:=1/([.$B$57]+[.$B$58]*[.C184]+[.$B$59]*[.C184]*[.C184]+[.$B$60]*[.C184]*[.C184]*[.C184])-273.5" office:value-type="float" office:value="-21.1859389543771" calcext:value-type="float">
            <text:p>-21.1859389544</text:p>
          </table:table-cell>
          <table:table-cell table:formula="of:=MATCH([.A184];[.$F$2:.$F$52];-1)" office:value-type="string" office:string-value="" calcext:value-type="error">
            <text:p>#N/A</text:p>
          </table:table-cell>
          <table:table-cell table:formula="of:=1.8*[.D184]+32" office:value-type="float" office:value="-6.13469011787872" calcext:value-type="float">
            <text:p>-6.1346901179</text:p>
          </table:table-cell>
          <table:table-cell table:formula="of:=32+MATCH(9*[.A18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4]-1" office:value-type="float" office:value="903" calcext:value-type="float">
            <text:p>903</text:p>
          </table:table-cell>
          <table:table-cell table:formula="of:=(10000*[.A185])/(1023-[.A185])" office:value-type="float" office:value="75250" calcext:value-type="float">
            <text:p>75250</text:p>
          </table:table-cell>
          <table:table-cell table:formula="of:=LN([.B185])" office:value-type="float" office:value="11.2285711826111" calcext:value-type="float">
            <text:p>11.2285711826</text:p>
          </table:table-cell>
          <table:table-cell table:formula="of:=1/([.$B$57]+[.$B$58]*[.C185]+[.$B$59]*[.C185]*[.C185]+[.$B$60]*[.C185]*[.C185]*[.C185])-273.5" office:value-type="float" office:value="-20.9995908200844" calcext:value-type="float">
            <text:p>-20.9995908201</text:p>
          </table:table-cell>
          <table:table-cell table:formula="of:=MATCH([.A185];[.$F$2:.$F$52];-1)" office:value-type="string" office:string-value="" calcext:value-type="error">
            <text:p>#N/A</text:p>
          </table:table-cell>
          <table:table-cell table:formula="of:=1.8*[.D185]+32" office:value-type="float" office:value="-5.79926347615201" calcext:value-type="float">
            <text:p>-5.7992634762</text:p>
          </table:table-cell>
          <table:table-cell table:formula="of:=32+MATCH(9*[.A18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5]-1" office:value-type="float" office:value="902" calcext:value-type="float">
            <text:p>902</text:p>
          </table:table-cell>
          <table:table-cell table:formula="of:=(10000*[.A186])/(1023-[.A186])" office:value-type="float" office:value="74545.4545454545" calcext:value-type="float">
            <text:p>74545.4545454545</text:p>
          </table:table-cell>
          <table:table-cell table:formula="of:=LN([.B186])" office:value-type="float" office:value="11.2191643464421" calcext:value-type="float">
            <text:p>11.2191643464</text:p>
          </table:table-cell>
          <table:table-cell table:formula="of:=1/([.$B$57]+[.$B$58]*[.C186]+[.$B$59]*[.C186]*[.C186]+[.$B$60]*[.C186]*[.C186]*[.C186])-273.5" office:value-type="float" office:value="-20.8143618177609" calcext:value-type="float">
            <text:p>-20.8143618178</text:p>
          </table:table-cell>
          <table:table-cell table:formula="of:=MATCH([.A186];[.$F$2:.$F$52];-1)" office:value-type="string" office:string-value="" calcext:value-type="error">
            <text:p>#N/A</text:p>
          </table:table-cell>
          <table:table-cell table:formula="of:=1.8*[.D186]+32" office:value-type="float" office:value="-5.46585127196962" calcext:value-type="float">
            <text:p>-5.465851272</text:p>
          </table:table-cell>
          <table:table-cell table:formula="of:=32+MATCH(9*[.A18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6]-1" office:value-type="float" office:value="901" calcext:value-type="float">
            <text:p>901</text:p>
          </table:table-cell>
          <table:table-cell table:formula="of:=(10000*[.A187])/(1023-[.A187])" office:value-type="float" office:value="73852.4590163935" calcext:value-type="float">
            <text:p>73852.4590163935</text:p>
          </table:table-cell>
          <table:table-cell table:formula="of:=LN([.B187])" office:value-type="float" office:value="11.2098245848513" calcext:value-type="float">
            <text:p>11.2098245849</text:p>
          </table:table-cell>
          <table:table-cell table:formula="of:=1/([.$B$57]+[.$B$58]*[.C187]+[.$B$59]*[.C187]*[.C187]+[.$B$60]*[.C187]*[.C187]*[.C187])-273.5" office:value-type="float" office:value="-20.6302337413727" calcext:value-type="float">
            <text:p>-20.6302337414</text:p>
          </table:table-cell>
          <table:table-cell table:formula="of:=MATCH([.A187];[.$F$2:.$F$52];-1)" office:value-type="string" office:string-value="" calcext:value-type="error">
            <text:p>#N/A</text:p>
          </table:table-cell>
          <table:table-cell table:formula="of:=1.8*[.D187]+32" office:value-type="float" office:value="-5.13442073447092" calcext:value-type="float">
            <text:p>-5.1344207345</text:p>
          </table:table-cell>
          <table:table-cell table:formula="of:=32+MATCH(9*[.A18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7]-1" office:value-type="float" office:value="900" calcext:value-type="float">
            <text:p>900</text:p>
          </table:table-cell>
          <table:table-cell table:formula="of:=(10000*[.A188])/(1023-[.A188])" office:value-type="float" office:value="73170.7317073171" calcext:value-type="float">
            <text:p>73170.7317073171</text:p>
          </table:table-cell>
          <table:table-cell table:formula="of:=LN([.B188])" office:value-type="float" office:value="11.2005507799281" calcext:value-type="float">
            <text:p>11.2005507799</text:p>
          </table:table-cell>
          <table:table-cell table:formula="of:=1/([.$B$57]+[.$B$58]*[.C188]+[.$B$59]*[.C188]*[.C188]+[.$B$60]*[.C188]*[.C188]*[.C188])-273.5" office:value-type="float" office:value="-20.4471888130648" calcext:value-type="float">
            <text:p>-20.4471888131</text:p>
          </table:table-cell>
          <table:table-cell table:formula="of:=MATCH([.A188];[.$F$2:.$F$52];-1)" office:value-type="string" office:string-value="" calcext:value-type="error">
            <text:p>#N/A</text:p>
          </table:table-cell>
          <table:table-cell table:formula="of:=1.8*[.D188]+32" office:value-type="float" office:value="-4.80493986351669" calcext:value-type="float">
            <text:p>-4.8049398635</text:p>
          </table:table-cell>
          <table:table-cell table:formula="of:=32+MATCH(9*[.A18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8]-1" office:value-type="float" office:value="899" calcext:value-type="float">
            <text:p>899</text:p>
          </table:table-cell>
          <table:table-cell table:formula="of:=(10000*[.A189])/(1023-[.A189])" office:value-type="float" office:value="72500" calcext:value-type="float">
            <text:p>72500</text:p>
          </table:table-cell>
          <table:table-cell table:formula="of:=LN([.B189])" office:value-type="float" office:value="11.1913418408428" calcext:value-type="float">
            <text:p>11.1913418408</text:p>
          </table:table-cell>
          <table:table-cell table:formula="of:=1/([.$B$57]+[.$B$58]*[.C189]+[.$B$59]*[.C189]*[.C189]+[.$B$60]*[.C189]*[.C189]*[.C189])-273.5" office:value-type="float" office:value="-20.2652096696321" calcext:value-type="float">
            <text:p>-20.2652096696</text:p>
          </table:table-cell>
          <table:table-cell table:formula="of:=MATCH([.A189];[.$F$2:.$F$52];-1)" office:value-type="string" office:string-value="" calcext:value-type="error">
            <text:p>#N/A</text:p>
          </table:table-cell>
          <table:table-cell table:formula="of:=1.8*[.D189]+32" office:value-type="float" office:value="-4.47737740533783" calcext:value-type="float">
            <text:p>-4.4773774053</text:p>
          </table:table-cell>
          <table:table-cell table:formula="of:=32+MATCH(9*[.A18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89]-1" office:value-type="float" office:value="898" calcext:value-type="float">
            <text:p>898</text:p>
          </table:table-cell>
          <table:table-cell table:formula="of:=(10000*[.A190])/(1023-[.A190])" office:value-type="float" office:value="71840" calcext:value-type="float">
            <text:p>71840</text:p>
          </table:table-cell>
          <table:table-cell table:formula="of:=LN([.B190])" office:value-type="float" office:value="11.1821967029761" calcext:value-type="float">
            <text:p>11.182196703</text:p>
          </table:table-cell>
          <table:table-cell table:formula="of:=1/([.$B$57]+[.$B$58]*[.C190]+[.$B$59]*[.C190]*[.C190]+[.$B$60]*[.C190]*[.C190]*[.C190])-273.5" office:value-type="float" office:value="-20.0842793495227" calcext:value-type="float">
            <text:p>-20.0842793495</text:p>
          </table:table-cell>
          <table:table-cell table:formula="of:=MATCH([.A190];[.$F$2:.$F$52];-1)" office:value-type="string" office:string-value="" calcext:value-type="error">
            <text:p>#N/A</text:p>
          </table:table-cell>
          <table:table-cell table:formula="of:=1.8*[.D190]+32" office:value-type="float" office:value="-4.15170282914094" calcext:value-type="float">
            <text:p>-4.1517028291</text:p>
          </table:table-cell>
          <table:table-cell table:formula="of:=32+MATCH(9*[.A19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0]-1" office:value-type="float" office:value="897" calcext:value-type="float">
            <text:p>897</text:p>
          </table:table-cell>
          <table:table-cell table:formula="of:=(10000*[.A191])/(1023-[.A191])" office:value-type="float" office:value="71190.4761904762" calcext:value-type="float">
            <text:p>71190.4761904762</text:p>
          </table:table-cell>
          <table:table-cell table:formula="of:=LN([.B191])" office:value-type="float" office:value="11.1731143270835" calcext:value-type="float">
            <text:p>11.1731143271</text:p>
          </table:table-cell>
          <table:table-cell table:formula="of:=1/([.$B$57]+[.$B$58]*[.C191]+[.$B$59]*[.C191]*[.C191]+[.$B$60]*[.C191]*[.C191]*[.C191])-273.5" office:value-type="float" office:value="-19.9043812803488" calcext:value-type="float">
            <text:p>-19.9043812803</text:p>
          </table:table-cell>
          <table:table-cell table:formula="of:=MATCH([.A191];[.$F$2:.$F$52];-1)" office:value-type="string" office:string-value="" calcext:value-type="error">
            <text:p>#N/A</text:p>
          </table:table-cell>
          <table:table-cell table:formula="of:=1.8*[.D191]+32" office:value-type="float" office:value="-3.82788630462792" calcext:value-type="float">
            <text:p>-3.8278863046</text:p>
          </table:table-cell>
          <table:table-cell table:formula="of:=32+MATCH(9*[.A19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1]-1" office:value-type="float" office:value="896" calcext:value-type="float">
            <text:p>896</text:p>
          </table:table-cell>
          <table:table-cell table:formula="of:=(10000*[.A192])/(1023-[.A192])" office:value-type="float" office:value="70551.1811023622" calcext:value-type="float">
            <text:p>70551.1811023622</text:p>
          </table:table-cell>
          <table:table-cell table:formula="of:=LN([.B192])" office:value-type="float" office:value="11.1640936984925" calcext:value-type="float">
            <text:p>11.1640936985</text:p>
          </table:table-cell>
          <table:table-cell table:formula="of:=1/([.$B$57]+[.$B$58]*[.C192]+[.$B$59]*[.C192]*[.C192]+[.$B$60]*[.C192]*[.C192]*[.C192])-273.5" office:value-type="float" office:value="-19.7254992668812" calcext:value-type="float">
            <text:p>-19.7254992669</text:p>
          </table:table-cell>
          <table:table-cell table:formula="of:=MATCH([.A192];[.$F$2:.$F$52];-1)" office:value-type="string" office:string-value="" calcext:value-type="error">
            <text:p>#N/A</text:p>
          </table:table-cell>
          <table:table-cell table:formula="of:=1.8*[.D192]+32" office:value-type="float" office:value="-3.50589868038611" calcext:value-type="float">
            <text:p>-3.5058986804</text:p>
          </table:table-cell>
          <table:table-cell table:formula="of:=32+MATCH(9*[.A19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2]-1" office:value-type="float" office:value="895" calcext:value-type="float">
            <text:p>895</text:p>
          </table:table-cell>
          <table:table-cell table:formula="of:=(10000*[.A193])/(1023-[.A193])" office:value-type="float" office:value="69921.875" calcext:value-type="float">
            <text:p>69921.875</text:p>
          </table:table-cell>
          <table:table-cell table:formula="of:=LN([.B193])" office:value-type="float" office:value="11.1551338263314" calcext:value-type="float">
            <text:p>11.1551338263</text:p>
          </table:table-cell>
          <table:table-cell table:formula="of:=1/([.$B$57]+[.$B$58]*[.C193]+[.$B$59]*[.C193]*[.C193]+[.$B$60]*[.C193]*[.C193]*[.C193])-273.5" office:value-type="float" office:value="-19.5476174795047" calcext:value-type="float">
            <text:p>-19.5476174795</text:p>
          </table:table-cell>
          <table:table-cell table:formula="of:=MATCH([.A193];[.$F$2:.$F$52];-1)" office:value-type="string" office:string-value="" calcext:value-type="error">
            <text:p>#N/A</text:p>
          </table:table-cell>
          <table:table-cell table:formula="of:=1.8*[.D193]+32" office:value-type="float" office:value="-3.18571146310843" calcext:value-type="float">
            <text:p>-3.1857114631</text:p>
          </table:table-cell>
          <table:table-cell table:formula="of:=32+MATCH(9*[.A19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3]-1" office:value-type="float" office:value="894" calcext:value-type="float">
            <text:p>894</text:p>
          </table:table-cell>
          <table:table-cell table:formula="of:=(10000*[.A194])/(1023-[.A194])" office:value-type="float" office:value="69302.3255813954" calcext:value-type="float">
            <text:p>69302.3255813954</text:p>
          </table:table-cell>
          <table:table-cell table:formula="of:=LN([.B194])" office:value-type="float" office:value="11.146233742788" calcext:value-type="float">
            <text:p>11.1462337428</text:p>
          </table:table-cell>
          <table:table-cell table:formula="of:=1/([.$B$57]+[.$B$58]*[.C194]+[.$B$59]*[.C194]*[.C194]+[.$B$60]*[.C194]*[.C194]*[.C194])-273.5" office:value-type="float" office:value="-19.3707204431144" calcext:value-type="float">
            <text:p>-19.3707204431</text:p>
          </table:table-cell>
          <table:table-cell table:formula="of:=MATCH([.A194];[.$F$2:.$F$52];-1)" office:value-type="string" office:string-value="" calcext:value-type="error">
            <text:p>#N/A</text:p>
          </table:table-cell>
          <table:table-cell table:formula="of:=1.8*[.D194]+32" office:value-type="float" office:value="-2.86729679760599" calcext:value-type="float">
            <text:p>-2.8672967976</text:p>
          </table:table-cell>
          <table:table-cell table:formula="of:=32+MATCH(9*[.A19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4]-1" office:value-type="float" office:value="893" calcext:value-type="float">
            <text:p>893</text:p>
          </table:table-cell>
          <table:table-cell table:formula="of:=(10000*[.A195])/(1023-[.A195])" office:value-type="float" office:value="68692.3076923077" calcext:value-type="float">
            <text:p>68692.3076923077</text:p>
          </table:table-cell>
          <table:table-cell table:formula="of:=LN([.B195])" office:value-type="float" office:value="11.1373925023971" calcext:value-type="float">
            <text:p>11.1373925024</text:p>
          </table:table-cell>
          <table:table-cell table:formula="of:=1/([.$B$57]+[.$B$58]*[.C195]+[.$B$59]*[.C195]*[.C195]+[.$B$60]*[.C195]*[.C195]*[.C195])-273.5" office:value-type="float" office:value="-19.1947930264315" calcext:value-type="float">
            <text:p>-19.1947930264</text:p>
          </table:table-cell>
          <table:table-cell table:formula="of:=MATCH([.A195];[.$F$2:.$F$52];-1)" office:value-type="string" office:string-value="" calcext:value-type="error">
            <text:p>#N/A</text:p>
          </table:table-cell>
          <table:table-cell table:formula="of:=1.8*[.D195]+32" office:value-type="float" office:value="-2.55062744757662" calcext:value-type="float">
            <text:p>-2.5506274476</text:p>
          </table:table-cell>
          <table:table-cell table:formula="of:=32+MATCH(9*[.A19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5]-1" office:value-type="float" office:value="892" calcext:value-type="float">
            <text:p>892</text:p>
          </table:table-cell>
          <table:table-cell table:formula="of:=(10000*[.A196])/(1023-[.A196])" office:value-type="float" office:value="68091.6030534351" calcext:value-type="float">
            <text:p>68091.6030534351</text:p>
          </table:table-cell>
          <table:table-cell table:formula="of:=LN([.B196])" office:value-type="float" office:value="11.128609181355" calcext:value-type="float">
            <text:p>11.1286091814</text:p>
          </table:table-cell>
          <table:table-cell table:formula="of:=1/([.$B$57]+[.$B$58]*[.C196]+[.$B$59]*[.C196]*[.C196]+[.$B$60]*[.C196]*[.C196]*[.C196])-273.5" office:value-type="float" office:value="-19.0198204317196" calcext:value-type="float">
            <text:p>-19.0198204317</text:p>
          </table:table-cell>
          <table:table-cell table:formula="of:=MATCH([.A196];[.$F$2:.$F$52];-1)" office:value-type="string" office:string-value="" calcext:value-type="error">
            <text:p>#N/A</text:p>
          </table:table-cell>
          <table:table-cell table:formula="of:=1.8*[.D196]+32" office:value-type="float" office:value="-2.2356767770953" calcext:value-type="float">
            <text:p>-2.2356767771</text:p>
          </table:table-cell>
          <table:table-cell table:formula="of:=32+MATCH(9*[.A19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6]-1" office:value-type="float" office:value="891" calcext:value-type="float">
            <text:p>891</text:p>
          </table:table-cell>
          <table:table-cell table:formula="of:=(10000*[.A197])/(1023-[.A197])" office:value-type="float" office:value="67500" calcext:value-type="float">
            <text:p>67500</text:p>
          </table:table-cell>
          <table:table-cell table:formula="of:=LN([.B197])" office:value-type="float" office:value="11.1198828768606" calcext:value-type="float">
            <text:p>11.1198828769</text:p>
          </table:table-cell>
          <table:table-cell table:formula="of:=1/([.$B$57]+[.$B$58]*[.C197]+[.$B$59]*[.C197]*[.C197]+[.$B$60]*[.C197]*[.C197]*[.C197])-273.5" office:value-type="float" office:value="-18.8457881848858" calcext:value-type="float">
            <text:p>-18.8457881849</text:p>
          </table:table-cell>
          <table:table-cell table:formula="of:=MATCH([.A197];[.$F$2:.$F$52];-1)" office:value-type="string" office:string-value="" calcext:value-type="error">
            <text:p>#N/A</text:p>
          </table:table-cell>
          <table:table-cell table:formula="of:=1.8*[.D197]+32" office:value-type="float" office:value="-1.92241873279445" calcext:value-type="float">
            <text:p>-1.9224187328</text:p>
          </table:table-cell>
          <table:table-cell table:formula="of:=32+MATCH(9*[.A19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7]-1" office:value-type="float" office:value="890" calcext:value-type="float">
            <text:p>890</text:p>
          </table:table-cell>
          <table:table-cell table:formula="of:=(10000*[.A198])/(1023-[.A198])" office:value-type="float" office:value="66917.2932330827" calcext:value-type="float">
            <text:p>66917.2932330827</text:p>
          </table:table-cell>
          <table:table-cell table:formula="of:=LN([.B198])" office:value-type="float" office:value="11.1112127064806" calcext:value-type="float">
            <text:p>11.1112127065</text:p>
          </table:table-cell>
          <table:table-cell table:formula="of:=1/([.$B$57]+[.$B$58]*[.C198]+[.$B$59]*[.C198]*[.C198]+[.$B$60]*[.C198]*[.C198]*[.C198])-273.5" office:value-type="float" office:value="-18.6726821259456" calcext:value-type="float">
            <text:p>-18.6726821259</text:p>
          </table:table-cell>
          <table:table-cell table:formula="of:=MATCH([.A198];[.$F$2:.$F$52];-1)" office:value-type="string" office:string-value="" calcext:value-type="error">
            <text:p>#N/A</text:p>
          </table:table-cell>
          <table:table-cell table:formula="of:=1.8*[.D198]+32" office:value-type="float" office:value="-1.61082782670206" calcext:value-type="float">
            <text:p>-1.6108278267</text:p>
          </table:table-cell>
          <table:table-cell table:formula="of:=32+MATCH(9*[.A19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8]-1" office:value-type="float" office:value="889" calcext:value-type="float">
            <text:p>889</text:p>
          </table:table-cell>
          <table:table-cell table:formula="of:=(10000*[.A199])/(1023-[.A199])" office:value-type="float" office:value="66343.2835820896" calcext:value-type="float">
            <text:p>66343.2835820896</text:p>
          </table:table-cell>
          <table:table-cell table:formula="of:=LN([.B199])" office:value-type="float" office:value="11.1025978075392" calcext:value-type="float">
            <text:p>11.1025978075</text:p>
          </table:table-cell>
          <table:table-cell table:formula="of:=1/([.$B$57]+[.$B$58]*[.C199]+[.$B$59]*[.C199]*[.C199]+[.$B$60]*[.C199]*[.C199]*[.C199])-273.5" office:value-type="float" office:value="-18.5004883998393" calcext:value-type="float">
            <text:p>-18.5004883998</text:p>
          </table:table-cell>
          <table:table-cell table:formula="of:=MATCH([.A199];[.$F$2:.$F$52];-1)" office:value-type="string" office:string-value="" calcext:value-type="error">
            <text:p>#N/A</text:p>
          </table:table-cell>
          <table:table-cell table:formula="of:=1.8*[.D199]+32" office:value-type="float" office:value="-1.30087911971079" calcext:value-type="float">
            <text:p>-1.3008791197</text:p>
          </table:table-cell>
          <table:table-cell table:formula="of:=32+MATCH(9*[.A19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199]-1" office:value-type="float" office:value="888" calcext:value-type="float">
            <text:p>888</text:p>
          </table:table-cell>
          <table:table-cell table:formula="of:=(10000*[.A200])/(1023-[.A200])" office:value-type="float" office:value="65777.7777777778" calcext:value-type="float">
            <text:p>65777.7777777778</text:p>
          </table:table-cell>
          <table:table-cell table:formula="of:=LN([.B200])" office:value-type="float" office:value="11.0940373365299" calcext:value-type="float">
            <text:p>11.0940373365</text:p>
          </table:table-cell>
          <table:table-cell table:formula="of:=1/([.$B$57]+[.$B$58]*[.C200]+[.$B$59]*[.C200]*[.C200]+[.$B$60]*[.C200]*[.C200]*[.C200])-273.5" office:value-type="float" office:value="-18.3291934475825" calcext:value-type="float">
            <text:p>-18.3291934476</text:p>
          </table:table-cell>
          <table:table-cell table:formula="of:=MATCH([.A200];[.$F$2:.$F$52];-1)" office:value-type="string" office:string-value="" calcext:value-type="error">
            <text:p>#N/A</text:p>
          </table:table-cell>
          <table:table-cell table:formula="of:=1.8*[.D200]+32" office:value-type="float" office:value="-0.992548205648546" calcext:value-type="float">
            <text:p>-0.9925482056</text:p>
          </table:table-cell>
          <table:table-cell table:formula="of:=32+MATCH(9*[.A20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0]-1" office:value-type="float" office:value="887" calcext:value-type="float">
            <text:p>887</text:p>
          </table:table-cell>
          <table:table-cell table:formula="of:=(10000*[.A201])/(1023-[.A201])" office:value-type="float" office:value="65220.5882352941" calcext:value-type="float">
            <text:p>65220.5882352941</text:p>
          </table:table-cell>
          <table:table-cell table:formula="of:=LN([.B201])" office:value-type="float" office:value="11.0855304685497" calcext:value-type="float">
            <text:p>11.0855304685</text:p>
          </table:table-cell>
          <table:table-cell table:formula="of:=1/([.$B$57]+[.$B$58]*[.C201]+[.$B$59]*[.C201]*[.C201]+[.$B$60]*[.C201]*[.C201]*[.C201])-273.5" office:value-type="float" office:value="-18.1587839977356" calcext:value-type="float">
            <text:p>-18.1587839977</text:p>
          </table:table-cell>
          <table:table-cell table:formula="of:=MATCH([.A201];[.$F$2:.$F$52];-1)" office:value-type="string" office:string-value="" calcext:value-type="error">
            <text:p>#N/A</text:p>
          </table:table-cell>
          <table:table-cell table:formula="of:=1.8*[.D201]+32" office:value-type="float" office:value="-0.685811195923996" calcext:value-type="float">
            <text:p>-0.6858111959</text:p>
          </table:table-cell>
          <table:table-cell table:formula="of:=32+MATCH(9*[.A20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1]-1" office:value-type="float" office:value="886" calcext:value-type="float">
            <text:p>886</text:p>
          </table:table-cell>
          <table:table-cell table:formula="of:=(10000*[.A202])/(1023-[.A202])" office:value-type="float" office:value="64671.5328467153" calcext:value-type="float">
            <text:p>64671.5328467153</text:p>
          </table:table-cell>
          <table:table-cell table:formula="of:=LN([.B202])" office:value-type="float" office:value="11.0770763967531" calcext:value-type="float">
            <text:p>11.0770763968</text:p>
          </table:table-cell>
          <table:table-cell table:formula="of:=1/([.$B$57]+[.$B$58]*[.C202]+[.$B$59]*[.C202]*[.C202]+[.$B$60]*[.C202]*[.C202]*[.C202])-273.5" office:value-type="float" office:value="-17.9892470581806" calcext:value-type="float">
            <text:p>-17.9892470582</text:p>
          </table:table-cell>
          <table:table-cell table:formula="of:=MATCH([.A202];[.$F$2:.$F$52];-1)" office:value-type="string" office:string-value="" calcext:value-type="error">
            <text:p>#N/A</text:p>
          </table:table-cell>
          <table:table-cell table:formula="of:=1.8*[.D202]+32" office:value-type="float" office:value="-0.38064470472515" calcext:value-type="float">
            <text:p>-0.3806447047</text:p>
          </table:table-cell>
          <table:table-cell table:formula="of:=32+MATCH(9*[.A20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2]-1" office:value-type="float" office:value="885" calcext:value-type="float">
            <text:p>885</text:p>
          </table:table-cell>
          <table:table-cell table:formula="of:=(10000*[.A203])/(1023-[.A203])" office:value-type="float" office:value="64130.4347826087" calcext:value-type="float">
            <text:p>64130.4347826087</text:p>
          </table:table-cell>
          <table:table-cell table:formula="of:=LN([.B203])" office:value-type="float" office:value="11.0686743318269" calcext:value-type="float">
            <text:p>11.0686743318</text:p>
          </table:table-cell>
          <table:table-cell table:formula="of:=1/([.$B$57]+[.$B$58]*[.C203]+[.$B$59]*[.C203]*[.C203]+[.$B$60]*[.C203]*[.C203]*[.C203])-273.5" office:value-type="float" office:value="-17.8205699081904" calcext:value-type="float">
            <text:p>-17.8205699082</text:p>
          </table:table-cell>
          <table:table-cell table:formula="of:=MATCH([.A203];[.$F$2:.$F$52];-1)" office:value-type="string" office:string-value="" calcext:value-type="error">
            <text:p>#N/A</text:p>
          </table:table-cell>
          <table:table-cell table:formula="of:=1.8*[.D203]+32" office:value-type="float" office:value="-0.0770258347427841" calcext:value-type="float">
            <text:p>-0.0770258347</text:p>
          </table:table-cell>
          <table:table-cell table:formula="of:=32+MATCH(9*[.A20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3]-1" office:value-type="float" office:value="884" calcext:value-type="float">
            <text:p>884</text:p>
          </table:table-cell>
          <table:table-cell table:formula="of:=(10000*[.A204])/(1023-[.A204])" office:value-type="float" office:value="63597.1223021583" calcext:value-type="float">
            <text:p>63597.1223021583</text:p>
          </table:table-cell>
          <table:table-cell table:formula="of:=LN([.B204])" office:value-type="float" office:value="11.0603235014831" calcext:value-type="float">
            <text:p>11.0603235015</text:p>
          </table:table-cell>
          <table:table-cell table:formula="of:=1/([.$B$57]+[.$B$58]*[.C204]+[.$B$59]*[.C204]*[.C204]+[.$B$60]*[.C204]*[.C204]*[.C204])-273.5" office:value-type="float" office:value="-17.6527400907782" calcext:value-type="float">
            <text:p>-17.6527400908</text:p>
          </table:table-cell>
          <table:table-cell table:formula="of:=MATCH([.A204];[.$F$2:.$F$52];-1)" office:value-type="string" office:string-value="" calcext:value-type="error">
            <text:p>#N/A</text:p>
          </table:table-cell>
          <table:table-cell table:formula="of:=1.8*[.D204]+32" office:value-type="float" office:value="0.225067836599298" calcext:value-type="float">
            <text:p>0.2250678366</text:p>
          </table:table-cell>
          <table:table-cell table:formula="of:=32+MATCH(9*[.A20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4]-1" office:value-type="float" office:value="883" calcext:value-type="float">
            <text:p>883</text:p>
          </table:table-cell>
          <table:table-cell table:formula="of:=(10000*[.A205])/(1023-[.A205])" office:value-type="float" office:value="63071.4285714286" calcext:value-type="float">
            <text:p>63071.4285714286</text:p>
          </table:table-cell>
          <table:table-cell table:formula="of:=LN([.B205])" office:value-type="float" office:value="11.0520231499708" calcext:value-type="float">
            <text:p>11.05202315</text:p>
          </table:table-cell>
          <table:table-cell table:formula="of:=1/([.$B$57]+[.$B$58]*[.C205]+[.$B$59]*[.C205]*[.C205]+[.$B$60]*[.C205]*[.C205]*[.C205])-273.5" office:value-type="float" office:value="-17.4857454053159" calcext:value-type="float">
            <text:p>-17.4857454053</text:p>
          </table:table-cell>
          <table:table-cell table:formula="of:=MATCH([.A205];[.$F$2:.$F$52];-1)" office:value-type="string" office:string-value="" calcext:value-type="error">
            <text:p>#N/A</text:p>
          </table:table-cell>
          <table:table-cell table:formula="of:=1.8*[.D205]+32" office:value-type="float" office:value="0.525658270431439" calcext:value-type="float">
            <text:p>0.5256582704</text:p>
          </table:table-cell>
          <table:table-cell table:formula="of:=32+MATCH(9*[.A20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5]-1" office:value-type="float" office:value="882" calcext:value-type="float">
            <text:p>882</text:p>
          </table:table-cell>
          <table:table-cell table:formula="of:=(10000*[.A206])/(1023-[.A206])" office:value-type="float" office:value="62553.1914893617" calcext:value-type="float">
            <text:p>62553.1914893617</text:p>
          </table:table-cell>
          <table:table-cell table:formula="of:=LN([.B206])" office:value-type="float" office:value="11.0437725376048" calcext:value-type="float">
            <text:p>11.0437725376</text:p>
          </table:table-cell>
          <table:table-cell table:formula="of:=1/([.$B$57]+[.$B$58]*[.C206]+[.$B$59]*[.C206]*[.C206]+[.$B$60]*[.C206]*[.C206]*[.C206])-273.5" office:value-type="float" office:value="-17.3195739004098" calcext:value-type="float">
            <text:p>-17.3195739004</text:p>
          </table:table-cell>
          <table:table-cell table:formula="of:=MATCH([.A206];[.$F$2:.$F$52];-1)" office:value-type="string" office:string-value="" calcext:value-type="error">
            <text:p>#N/A</text:p>
          </table:table-cell>
          <table:table-cell table:formula="of:=1.8*[.D206]+32" office:value-type="float" office:value="0.824766979262449" calcext:value-type="float">
            <text:p>0.8247669793</text:p>
          </table:table-cell>
          <table:table-cell table:formula="of:=32+MATCH(9*[.A20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6]-1" office:value-type="float" office:value="881" calcext:value-type="float">
            <text:p>881</text:p>
          </table:table-cell>
          <table:table-cell table:formula="of:=(10000*[.A207])/(1023-[.A207])" office:value-type="float" office:value="62042.2535211268" calcext:value-type="float">
            <text:p>62042.2535211268</text:p>
          </table:table-cell>
          <table:table-cell table:formula="of:=LN([.B207])" office:value-type="float" office:value="11.0355709403111" calcext:value-type="float">
            <text:p>11.0355709403</text:p>
          </table:table-cell>
          <table:table-cell table:formula="of:=1/([.$B$57]+[.$B$58]*[.C207]+[.$B$59]*[.C207]*[.C207]+[.$B$60]*[.C207]*[.C207]*[.C207])-273.5" office:value-type="float" office:value="-17.1542138670228" calcext:value-type="float">
            <text:p>-17.154213867</text:p>
          </table:table-cell>
          <table:table-cell table:formula="of:=MATCH([.A207];[.$F$2:.$F$52];-1)" office:value-type="string" office:string-value="" calcext:value-type="error">
            <text:p>#N/A</text:p>
          </table:table-cell>
          <table:table-cell table:formula="of:=1.8*[.D207]+32" office:value-type="float" office:value="1.12241503935895" calcext:value-type="float">
            <text:p>1.1224150394</text:p>
          </table:table-cell>
          <table:table-cell table:formula="of:=32+MATCH(9*[.A20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7]-1" office:value-type="float" office:value="880" calcext:value-type="float">
            <text:p>880</text:p>
          </table:table-cell>
          <table:table-cell table:formula="of:=(10000*[.A208])/(1023-[.A208])" office:value-type="float" office:value="61538.4615384615" calcext:value-type="float">
            <text:p>61538.4615384615</text:p>
          </table:table-cell>
          <table:table-cell table:formula="of:=LN([.B208])" office:value-type="float" office:value="11.0274176491885" calcext:value-type="float">
            <text:p>11.0274176492</text:p>
          </table:table-cell>
          <table:table-cell table:formula="of:=1/([.$B$57]+[.$B$58]*[.C208]+[.$B$59]*[.C208]*[.C208]+[.$B$60]*[.C208]*[.C208]*[.C208])-273.5" office:value-type="float" office:value="-16.9896538318332" calcext:value-type="float">
            <text:p>-16.9896538318</text:p>
          </table:table-cell>
          <table:table-cell table:formula="of:=MATCH([.A208];[.$F$2:.$F$52];-1)" office:value-type="string" office:string-value="" calcext:value-type="error">
            <text:p>#N/A</text:p>
          </table:table-cell>
          <table:table-cell table:formula="of:=1.8*[.D208]+32" office:value-type="float" office:value="1.41862310270033" calcext:value-type="float">
            <text:p>1.4186231027</text:p>
          </table:table-cell>
          <table:table-cell table:formula="of:=32+MATCH(9*[.A20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8]-1" office:value-type="float" office:value="879" calcext:value-type="float">
            <text:p>879</text:p>
          </table:table-cell>
          <table:table-cell table:formula="of:=(10000*[.A209])/(1023-[.A209])" office:value-type="float" office:value="61041.6666666667" calcext:value-type="float">
            <text:p>61041.6666666667</text:p>
          </table:table-cell>
          <table:table-cell table:formula="of:=LN([.B209])" office:value-type="float" office:value="11.0193119700854" calcext:value-type="float">
            <text:p>11.0193119701</text:p>
          </table:table-cell>
          <table:table-cell table:formula="of:=1/([.$B$57]+[.$B$58]*[.C209]+[.$B$59]*[.C209]*[.C209]+[.$B$60]*[.C209]*[.C209]*[.C209])-273.5" office:value-type="float" office:value="-16.8258825508195" calcext:value-type="float">
            <text:p>-16.8258825508</text:p>
          </table:table-cell>
          <table:table-cell table:formula="of:=MATCH([.A209];[.$F$2:.$F$52];-1)" office:value-type="string" office:string-value="" calcext:value-type="error">
            <text:p>#N/A</text:p>
          </table:table-cell>
          <table:table-cell table:formula="of:=1.8*[.D209]+32" office:value-type="float" office:value="1.71341140852485" calcext:value-type="float">
            <text:p>1.7134114085</text:p>
          </table:table-cell>
          <table:table-cell table:formula="of:=32+MATCH(9*[.A20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09]-1" office:value-type="float" office:value="878" calcext:value-type="float">
            <text:p>878</text:p>
          </table:table-cell>
          <table:table-cell table:formula="of:=(10000*[.A210])/(1023-[.A210])" office:value-type="float" office:value="60551.724137931" calcext:value-type="float">
            <text:p>60551.724137931</text:p>
          </table:table-cell>
          <table:table-cell table:formula="of:=LN([.B210])" office:value-type="float" office:value="11.0112532231907" calcext:value-type="float">
            <text:p>11.0112532232</text:p>
          </table:table-cell>
          <table:table-cell table:formula="of:=1/([.$B$57]+[.$B$58]*[.C210]+[.$B$59]*[.C210]*[.C210]+[.$B$60]*[.C210]*[.C210]*[.C210])-273.5" office:value-type="float" office:value="-16.6628890030636" calcext:value-type="float">
            <text:p>-16.6628890031</text:p>
          </table:table-cell>
          <table:table-cell table:formula="of:=MATCH([.A210];[.$F$2:.$F$52];-1)" office:value-type="string" office:string-value="" calcext:value-type="error">
            <text:p>#N/A</text:p>
          </table:table-cell>
          <table:table-cell table:formula="of:=1.8*[.D210]+32" office:value-type="float" office:value="2.00679979448545" calcext:value-type="float">
            <text:p>2.0067997945</text:p>
          </table:table-cell>
          <table:table-cell table:formula="of:=32+MATCH(9*[.A21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0]-1" office:value-type="float" office:value="877" calcext:value-type="float">
            <text:p>877</text:p>
          </table:table-cell>
          <table:table-cell table:formula="of:=(10000*[.A211])/(1023-[.A211])" office:value-type="float" office:value="60068.4931506849" calcext:value-type="float">
            <text:p>60068.4931506849</text:p>
          </table:table-cell>
          <table:table-cell table:formula="of:=LN([.B211])" office:value-type="float" office:value="11.00324074264" calcext:value-type="float">
            <text:p>11.0032407426</text:p>
          </table:table-cell>
          <table:table-cell table:formula="of:=1/([.$B$57]+[.$B$58]*[.C211]+[.$B$59]*[.C211]*[.C211]+[.$B$60]*[.C211]*[.C211]*[.C211])-273.5" office:value-type="float" office:value="-16.500662384762" calcext:value-type="float">
            <text:p>-16.5006623848</text:p>
          </table:table-cell>
          <table:table-cell table:formula="of:=MATCH([.A211];[.$F$2:.$F$52];-1)" office:value-type="string" office:string-value="" calcext:value-type="error">
            <text:p>#N/A</text:p>
          </table:table-cell>
          <table:table-cell table:formula="of:=1.8*[.D211]+32" office:value-type="float" office:value="2.29880770742841" calcext:value-type="float">
            <text:p>2.2988077074</text:p>
          </table:table-cell>
          <table:table-cell table:formula="of:=32+MATCH(9*[.A21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1]-1" office:value-type="float" office:value="876" calcext:value-type="float">
            <text:p>876</text:p>
          </table:table-cell>
          <table:table-cell table:formula="of:=(10000*[.A212])/(1023-[.A212])" office:value-type="float" office:value="59591.8367346939" calcext:value-type="float">
            <text:p>59591.8367346939</text:p>
          </table:table-cell>
          <table:table-cell table:formula="of:=LN([.B212])" office:value-type="float" office:value="10.9952738761338" calcext:value-type="float">
            <text:p>10.9952738761</text:p>
          </table:table-cell>
          <table:table-cell table:formula="of:=1/([.$B$57]+[.$B$58]*[.C212]+[.$B$59]*[.C212]*[.C212]+[.$B$60]*[.C212]*[.C212]*[.C212])-273.5" office:value-type="float" office:value="-16.3391921034368" calcext:value-type="float">
            <text:p>-16.3391921034</text:p>
          </table:table-cell>
          <table:table-cell table:formula="of:=MATCH([.A212];[.$F$2:.$F$52];-1)" office:value-type="string" office:string-value="" calcext:value-type="error">
            <text:p>#N/A</text:p>
          </table:table-cell>
          <table:table-cell table:formula="of:=1.8*[.D212]+32" office:value-type="float" office:value="2.58945421381376" calcext:value-type="float">
            <text:p>2.5894542138</text:p>
          </table:table-cell>
          <table:table-cell table:formula="of:=32+MATCH(9*[.A21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2]-1" office:value-type="float" office:value="875" calcext:value-type="float">
            <text:p>875</text:p>
          </table:table-cell>
          <table:table-cell table:formula="of:=(10000*[.A213])/(1023-[.A213])" office:value-type="float" office:value="59121.6216216216" calcext:value-type="float">
            <text:p>59121.6216216216</text:p>
          </table:table-cell>
          <table:table-cell table:formula="of:=LN([.B213])" office:value-type="float" office:value="10.9873519845697" calcext:value-type="float">
            <text:p>10.9873519846</text:p>
          </table:table-cell>
          <table:table-cell table:formula="of:=1/([.$B$57]+[.$B$58]*[.C213]+[.$B$59]*[.C213]*[.C213]+[.$B$60]*[.C213]*[.C213]*[.C213])-273.5" office:value-type="float" office:value="-16.1784677723401" calcext:value-type="float">
            <text:p>-16.1784677723</text:p>
          </table:table-cell>
          <table:table-cell table:formula="of:=MATCH([.A213];[.$F$2:.$F$52];-1)" office:value-type="string" office:string-value="" calcext:value-type="error">
            <text:p>#N/A</text:p>
          </table:table-cell>
          <table:table-cell table:formula="of:=1.8*[.D213]+32" office:value-type="float" office:value="2.87875800978777" calcext:value-type="float">
            <text:p>2.8787580098</text:p>
          </table:table-cell>
          <table:table-cell table:formula="of:=32+MATCH(9*[.A21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3]-1" office:value-type="float" office:value="874" calcext:value-type="float">
            <text:p>874</text:p>
          </table:table-cell>
          <table:table-cell table:formula="of:=(10000*[.A214])/(1023-[.A214])" office:value-type="float" office:value="58657.7181208054" calcext:value-type="float">
            <text:p>58657.7181208054</text:p>
          </table:table-cell>
          <table:table-cell table:formula="of:=LN([.B214])" office:value-type="float" office:value="10.9794744416863" calcext:value-type="float">
            <text:p>10.9794744417</text:p>
          </table:table-cell>
          <table:table-cell table:formula="of:=1/([.$B$57]+[.$B$58]*[.C214]+[.$B$59]*[.C214]*[.C214]+[.$B$60]*[.C214]*[.C214]*[.C214])-273.5" office:value-type="float" office:value="-16.0184792050418" calcext:value-type="float">
            <text:p>-16.018479205</text:p>
          </table:table-cell>
          <table:table-cell table:formula="of:=MATCH([.A214];[.$F$2:.$F$52];-1)" office:value-type="string" office:string-value="" calcext:value-type="error">
            <text:p>#N/A</text:p>
          </table:table-cell>
          <table:table-cell table:formula="of:=1.8*[.D214]+32" office:value-type="float" office:value="3.16673743092479" calcext:value-type="float">
            <text:p>3.1667374309</text:p>
          </table:table-cell>
          <table:table-cell table:formula="of:=32+MATCH(9*[.A21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4]-1" office:value-type="float" office:value="873" calcext:value-type="float">
            <text:p>873</text:p>
          </table:table-cell>
          <table:table-cell table:formula="of:=(10000*[.A215])/(1023-[.A215])" office:value-type="float" office:value="58200" calcext:value-type="float">
            <text:p>58200</text:p>
          </table:table-cell>
          <table:table-cell table:formula="of:=LN([.B215])" office:value-type="float" office:value="10.9716406337195" calcext:value-type="float">
            <text:p>10.9716406337</text:p>
          </table:table-cell>
          <table:table-cell table:formula="of:=1/([.$B$57]+[.$B$58]*[.C215]+[.$B$59]*[.C215]*[.C215]+[.$B$60]*[.C215]*[.C215]*[.C215])-273.5" office:value-type="float" office:value="-15.8592164101947" calcext:value-type="float">
            <text:p>-15.8592164102</text:p>
          </table:table-cell>
          <table:table-cell table:formula="of:=MATCH([.A215];[.$F$2:.$F$52];-1)" office:value-type="string" office:string-value="" calcext:value-type="error">
            <text:p>#N/A</text:p>
          </table:table-cell>
          <table:table-cell table:formula="of:=1.8*[.D215]+32" office:value-type="float" office:value="3.45341046164948" calcext:value-type="float">
            <text:p>3.4534104616</text:p>
          </table:table-cell>
          <table:table-cell table:formula="of:=32+MATCH(9*[.A21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5]-1" office:value-type="float" office:value="872" calcext:value-type="float">
            <text:p>872</text:p>
          </table:table-cell>
          <table:table-cell table:formula="of:=(10000*[.A216])/(1023-[.A216])" office:value-type="float" office:value="57748.3443708609" calcext:value-type="float">
            <text:p>57748.3443708609</text:p>
          </table:table-cell>
          <table:table-cell table:formula="of:=LN([.B216])" office:value-type="float" office:value="10.9638499590702" calcext:value-type="float">
            <text:p>10.9638499591</text:p>
          </table:table-cell>
          <table:table-cell table:formula="of:=1/([.$B$57]+[.$B$58]*[.C216]+[.$B$59]*[.C216]*[.C216]+[.$B$60]*[.C216]*[.C216]*[.C216])-273.5" office:value-type="float" office:value="-15.7006695864715" calcext:value-type="float">
            <text:p>-15.7006695865</text:p>
          </table:table-cell>
          <table:table-cell table:formula="of:=MATCH([.A216];[.$F$2:.$F$52];-1)" office:value-type="string" office:string-value="" calcext:value-type="error">
            <text:p>#N/A</text:p>
          </table:table-cell>
          <table:table-cell table:formula="of:=1.8*[.D216]+32" office:value-type="float" office:value="3.73879474435137" calcext:value-type="float">
            <text:p>3.7387947444</text:p>
          </table:table-cell>
          <table:table-cell table:formula="of:=32+MATCH(9*[.A21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6]-1" office:value-type="float" office:value="871" calcext:value-type="float">
            <text:p>871</text:p>
          </table:table-cell>
          <table:table-cell table:formula="of:=(10000*[.A217])/(1023-[.A217])" office:value-type="float" office:value="57302.6315789474" calcext:value-type="float">
            <text:p>57302.6315789474</text:p>
          </table:table-cell>
          <table:table-cell table:formula="of:=LN([.B217])" office:value-type="float" office:value="10.9561018279824" calcext:value-type="float">
            <text:p>10.956101828</text:p>
          </table:table-cell>
          <table:table-cell table:formula="of:=1/([.$B$57]+[.$B$58]*[.C217]+[.$B$59]*[.C217]*[.C217]+[.$B$60]*[.C217]*[.C217]*[.C217])-273.5" office:value-type="float" office:value="-15.5428291176627" calcext:value-type="float">
            <text:p>-15.5428291177</text:p>
          </table:table-cell>
          <table:table-cell table:formula="of:=MATCH([.A217];[.$F$2:.$F$52];-1)" office:value-type="string" office:string-value="" calcext:value-type="error">
            <text:p>#N/A</text:p>
          </table:table-cell>
          <table:table-cell table:formula="of:=1.8*[.D217]+32" office:value-type="float" office:value="4.02290758820708" calcext:value-type="float">
            <text:p>4.0229075882</text:p>
          </table:table-cell>
          <table:table-cell table:formula="of:=32+MATCH(9*[.A21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7]-1" office:value-type="float" office:value="870" calcext:value-type="float">
            <text:p>870</text:p>
          </table:table-cell>
          <table:table-cell table:formula="of:=(10000*[.A218])/(1023-[.A218])" office:value-type="float" office:value="56862.7450980392" calcext:value-type="float">
            <text:p>56862.7450980392</text:p>
          </table:table-cell>
          <table:table-cell table:formula="of:=LN([.B218])" office:value-type="float" office:value="10.9483956622324" calcext:value-type="float">
            <text:p>10.9483956622</text:p>
          </table:table-cell>
          <table:table-cell table:formula="of:=1/([.$B$57]+[.$B$58]*[.C218]+[.$B$59]*[.C218]*[.C218]+[.$B$60]*[.C218]*[.C218]*[.C218])-273.5" office:value-type="float" office:value="-15.385685567935" calcext:value-type="float">
            <text:p>-15.3856855679</text:p>
          </table:table-cell>
          <table:table-cell table:formula="of:=MATCH([.A218];[.$F$2:.$F$52];-1)" office:value-type="string" office:string-value="" calcext:value-type="error">
            <text:p>#N/A</text:p>
          </table:table-cell>
          <table:table-cell table:formula="of:=1.8*[.D218]+32" office:value-type="float" office:value="4.30576597771708" calcext:value-type="float">
            <text:p>4.3057659777</text:p>
          </table:table-cell>
          <table:table-cell table:formula="of:=32+MATCH(9*[.A21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8]-1" office:value-type="float" office:value="869" calcext:value-type="float">
            <text:p>869</text:p>
          </table:table-cell>
          <table:table-cell table:formula="of:=(10000*[.A219])/(1023-[.A219])" office:value-type="float" office:value="56428.5714285714" calcext:value-type="float">
            <text:p>56428.5714285714</text:p>
          </table:table-cell>
          <table:table-cell table:formula="of:=LN([.B219])" office:value-type="float" office:value="10.9407308948279" calcext:value-type="float">
            <text:p>10.9407308948</text:p>
          </table:table-cell>
          <table:table-cell table:formula="of:=1/([.$B$57]+[.$B$58]*[.C219]+[.$B$59]*[.C219]*[.C219]+[.$B$60]*[.C219]*[.C219]*[.C219])-273.5" office:value-type="float" office:value="-15.229229677238" calcext:value-type="float">
            <text:p>-15.2292296772</text:p>
          </table:table-cell>
          <table:table-cell table:formula="of:=MATCH([.A219];[.$F$2:.$F$52];-1)" office:value-type="string" office:string-value="" calcext:value-type="error">
            <text:p>#N/A</text:p>
          </table:table-cell>
          <table:table-cell table:formula="of:=1.8*[.D219]+32" office:value-type="float" office:value="4.58738658097153" calcext:value-type="float">
            <text:p>4.587386581</text:p>
          </table:table-cell>
          <table:table-cell table:formula="of:=32+MATCH(9*[.A21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19]-1" office:value-type="float" office:value="868" calcext:value-type="float">
            <text:p>868</text:p>
          </table:table-cell>
          <table:table-cell table:formula="of:=(10000*[.A220])/(1023-[.A220])" office:value-type="float" office:value="56000" calcext:value-type="float">
            <text:p>56000</text:p>
          </table:table-cell>
          <table:table-cell table:formula="of:=LN([.B220])" office:value-type="float" office:value="10.9331069697173" calcext:value-type="float">
            <text:p>10.9331069697</text:p>
          </table:table-cell>
          <table:table-cell table:formula="of:=1/([.$B$57]+[.$B$58]*[.C220]+[.$B$59]*[.C220]*[.C220]+[.$B$60]*[.C220]*[.C220]*[.C220])-273.5" office:value-type="float" office:value="-15.073452356859" calcext:value-type="float">
            <text:p>-15.0734523569</text:p>
          </table:table-cell>
          <table:table-cell table:formula="of:=MATCH([.A220];[.$F$2:.$F$52];-1)" office:value-type="string" office:string-value="" calcext:value-type="error">
            <text:p>#N/A</text:p>
          </table:table-cell>
          <table:table-cell table:formula="of:=1.8*[.D220]+32" office:value-type="float" office:value="4.86778575765374" calcext:value-type="float">
            <text:p>4.8677857577</text:p>
          </table:table-cell>
          <table:table-cell table:formula="of:=32+MATCH(9*[.A22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0]-1" office:value-type="float" office:value="867" calcext:value-type="float">
            <text:p>867</text:p>
          </table:table-cell>
          <table:table-cell table:formula="of:=(10000*[.A221])/(1023-[.A221])" office:value-type="float" office:value="55576.9230769231" calcext:value-type="float">
            <text:p>55576.9230769231</text:p>
          </table:table-cell>
          <table:table-cell table:formula="of:=LN([.B221])" office:value-type="float" office:value="10.9255233415072" calcext:value-type="float">
            <text:p>10.9255233415</text:p>
          </table:table-cell>
          <table:table-cell table:formula="of:=1/([.$B$57]+[.$B$58]*[.C221]+[.$B$59]*[.C221]*[.C221]+[.$B$60]*[.C221]*[.C221]*[.C221])-273.5" office:value-type="float" office:value="-14.9183446851162" calcext:value-type="float">
            <text:p>-14.9183446851</text:p>
          </table:table-cell>
          <table:table-cell table:formula="of:=MATCH([.A221];[.$F$2:.$F$52];-1)" office:value-type="string" office:string-value="" calcext:value-type="error">
            <text:p>#N/A</text:p>
          </table:table-cell>
          <table:table-cell table:formula="of:=1.8*[.D221]+32" office:value-type="float" office:value="5.14697956679092" calcext:value-type="float">
            <text:p>5.1469795668</text:p>
          </table:table-cell>
          <table:table-cell table:formula="of:=32+MATCH(9*[.A22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1]-1" office:value-type="float" office:value="866" calcext:value-type="float">
            <text:p>866</text:p>
          </table:table-cell>
          <table:table-cell table:formula="of:=(10000*[.A222])/(1023-[.A222])" office:value-type="float" office:value="55159.2356687898" calcext:value-type="float">
            <text:p>55159.2356687898</text:p>
          </table:table-cell>
          <table:table-cell table:formula="of:=LN([.B222])" office:value-type="float" office:value="10.9179794751903" calcext:value-type="float">
            <text:p>10.9179794752</text:p>
          </table:table-cell>
          <table:table-cell table:formula="of:=1/([.$B$57]+[.$B$58]*[.C222]+[.$B$59]*[.C222]*[.C222]+[.$B$60]*[.C222]*[.C222]*[.C222])-273.5" office:value-type="float" office:value="-14.7638979031868" calcext:value-type="float">
            <text:p>-14.7638979032</text:p>
          </table:table-cell>
          <table:table-cell table:formula="of:=MATCH([.A222];[.$F$2:.$F$52];-1)" office:value-type="string" office:string-value="" calcext:value-type="error">
            <text:p>#N/A</text:p>
          </table:table-cell>
          <table:table-cell table:formula="of:=1.8*[.D222]+32" office:value-type="float" office:value="5.42498377426381" calcext:value-type="float">
            <text:p>5.4249837743</text:p>
          </table:table-cell>
          <table:table-cell table:formula="of:=32+MATCH(9*[.A22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2]-1" office:value-type="float" office:value="865" calcext:value-type="float">
            <text:p>865</text:p>
          </table:table-cell>
          <table:table-cell table:formula="of:=(10000*[.A223])/(1023-[.A223])" office:value-type="float" office:value="54746.835443038" calcext:value-type="float">
            <text:p>54746.835443038</text:p>
          </table:table-cell>
          <table:table-cell table:formula="of:=LN([.B223])" office:value-type="float" office:value="10.9104748458811" calcext:value-type="float">
            <text:p>10.9104748459</text:p>
          </table:table-cell>
          <table:table-cell table:formula="of:=1/([.$B$57]+[.$B$58]*[.C223]+[.$B$59]*[.C223]*[.C223]+[.$B$60]*[.C223]*[.C223]*[.C223])-273.5" office:value-type="float" office:value="-14.6101034110657" calcext:value-type="float">
            <text:p>-14.6101034111</text:p>
          </table:table-cell>
          <table:table-cell table:formula="of:=MATCH([.A223];[.$F$2:.$F$52];-1)" office:value-type="string" office:string-value="" calcext:value-type="error">
            <text:p>#N/A</text:p>
          </table:table-cell>
          <table:table-cell table:formula="of:=1.8*[.D223]+32" office:value-type="float" office:value="5.7018138600818" calcext:value-type="float">
            <text:p>5.7018138601</text:p>
          </table:table-cell>
          <table:table-cell table:formula="of:=32+MATCH(9*[.A22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3]-1" office:value-type="float" office:value="864" calcext:value-type="float">
            <text:p>864</text:p>
          </table:table-cell>
          <table:table-cell table:formula="of:=(10000*[.A224])/(1023-[.A224])" office:value-type="float" office:value="54339.6226415094" calcext:value-type="float">
            <text:p>54339.6226415094</text:p>
          </table:table-cell>
          <table:table-cell table:formula="of:=LN([.B224])" office:value-type="float" office:value="10.90300893856" calcext:value-type="float">
            <text:p>10.9030089386</text:p>
          </table:table-cell>
          <table:table-cell table:formula="of:=1/([.$B$57]+[.$B$58]*[.C224]+[.$B$59]*[.C224]*[.C224]+[.$B$60]*[.C224]*[.C224]*[.C224])-273.5" office:value-type="float" office:value="-14.4569527636478" calcext:value-type="float">
            <text:p>-14.4569527636</text:p>
          </table:table-cell>
          <table:table-cell table:formula="of:=MATCH([.A224];[.$F$2:.$F$52];-1)" office:value-type="string" office:string-value="" calcext:value-type="error">
            <text:p>#N/A</text:p>
          </table:table-cell>
          <table:table-cell table:formula="of:=1.8*[.D224]+32" office:value-type="float" office:value="5.97748502543397" calcext:value-type="float">
            <text:p>5.9774850254</text:p>
          </table:table-cell>
          <table:table-cell table:formula="of:=32+MATCH(9*[.A22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4]-1" office:value-type="float" office:value="863" calcext:value-type="float">
            <text:p>863</text:p>
          </table:table-cell>
          <table:table-cell table:formula="of:=(10000*[.A225])/(1023-[.A225])" office:value-type="float" office:value="53937.5" calcext:value-type="float">
            <text:p>53937.5</text:p>
          </table:table-cell>
          <table:table-cell table:formula="of:=LN([.B225])" office:value-type="float" office:value="10.8955812478258" calcext:value-type="float">
            <text:p>10.8955812478</text:p>
          </table:table-cell>
          <table:table-cell table:formula="of:=1/([.$B$57]+[.$B$58]*[.C225]+[.$B$59]*[.C225]*[.C225]+[.$B$60]*[.C225]*[.C225]*[.C225])-273.5" office:value-type="float" office:value="-14.3044376669317" calcext:value-type="float">
            <text:p>-14.3044376669</text:p>
          </table:table-cell>
          <table:table-cell table:formula="of:=MATCH([.A225];[.$F$2:.$F$52];-1)" office:value-type="string" office:string-value="" calcext:value-type="error">
            <text:p>#N/A</text:p>
          </table:table-cell>
          <table:table-cell table:formula="of:=1.8*[.D225]+32" office:value-type="float" office:value="6.25201219952288" calcext:value-type="float">
            <text:p>6.2520121995</text:p>
          </table:table-cell>
          <table:table-cell table:formula="of:=32+MATCH(9*[.A22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5]-1" office:value-type="float" office:value="862" calcext:value-type="float">
            <text:p>862</text:p>
          </table:table-cell>
          <table:table-cell table:formula="of:=(10000*[.A226])/(1023-[.A226])" office:value-type="float" office:value="53540.3726708075" calcext:value-type="float">
            <text:p>53540.3726708075</text:p>
          </table:table-cell>
          <table:table-cell table:formula="of:=LN([.B226])" office:value-type="float" office:value="10.8881912776554" calcext:value-type="float">
            <text:p>10.8881912777</text:p>
          </table:table-cell>
          <table:table-cell table:formula="of:=1/([.$B$57]+[.$B$58]*[.C226]+[.$B$59]*[.C226]*[.C226]+[.$B$60]*[.C226]*[.C226]*[.C226])-273.5" office:value-type="float" office:value="-14.1525499743385" calcext:value-type="float">
            <text:p>-14.1525499743</text:p>
          </table:table-cell>
          <table:table-cell table:formula="of:=MATCH([.A226];[.$F$2:.$F$52];-1)" office:value-type="string" office:string-value="" calcext:value-type="error">
            <text:p>#N/A</text:p>
          </table:table-cell>
          <table:table-cell table:formula="of:=1.8*[.D226]+32" office:value-type="float" office:value="6.52541004619078" calcext:value-type="float">
            <text:p>6.5254100462</text:p>
          </table:table-cell>
          <table:table-cell table:formula="of:=32+MATCH(9*[.A22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6]-1" office:value-type="float" office:value="861" calcext:value-type="float">
            <text:p>861</text:p>
          </table:table-cell>
          <table:table-cell table:formula="of:=(10000*[.A227])/(1023-[.A227])" office:value-type="float" office:value="53148.1481481482" calcext:value-type="float">
            <text:p>53148.1481481482</text:p>
          </table:table-cell>
          <table:table-cell table:formula="of:=LN([.B227])" office:value-type="float" office:value="10.8808385411715" calcext:value-type="float">
            <text:p>10.8808385412</text:p>
          </table:table-cell>
          <table:table-cell table:formula="of:=1/([.$B$57]+[.$B$58]*[.C227]+[.$B$59]*[.C227]*[.C227]+[.$B$60]*[.C227]*[.C227]*[.C227])-273.5" office:value-type="float" office:value="-14.0012816831418" calcext:value-type="float">
            <text:p>-14.0012816831</text:p>
          </table:table-cell>
          <table:table-cell table:formula="of:=MATCH([.A227];[.$F$2:.$F$52];-1)" office:value-type="string" office:string-value="" calcext:value-type="error">
            <text:p>#N/A</text:p>
          </table:table-cell>
          <table:table-cell table:formula="of:=1.8*[.D227]+32" office:value-type="float" office:value="6.79769297034471" calcext:value-type="float">
            <text:p>6.7976929703</text:p>
          </table:table-cell>
          <table:table-cell table:formula="of:=32+MATCH(9*[.A22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7]-1" office:value-type="float" office:value="860" calcext:value-type="float">
            <text:p>860</text:p>
          </table:table-cell>
          <table:table-cell table:formula="of:=(10000*[.A228])/(1023-[.A228])" office:value-type="float" office:value="52760.736196319" calcext:value-type="float">
            <text:p>52760.736196319</text:p>
          </table:table-cell>
          <table:table-cell table:formula="of:=LN([.B228])" office:value-type="float" office:value="10.873522560417" calcext:value-type="float">
            <text:p>10.8735225604</text:p>
          </table:table-cell>
          <table:table-cell table:formula="of:=1/([.$B$57]+[.$B$58]*[.C228]+[.$B$59]*[.C228]*[.C228]+[.$B$60]*[.C228]*[.C228]*[.C228])-273.5" office:value-type="float" office:value="-13.8506249310068" calcext:value-type="float">
            <text:p>-13.850624931</text:p>
          </table:table-cell>
          <table:table-cell table:formula="of:=MATCH([.A228];[.$F$2:.$F$52];-1)" office:value-type="string" office:string-value="" calcext:value-type="error">
            <text:p>#N/A</text:p>
          </table:table-cell>
          <table:table-cell table:formula="of:=1.8*[.D228]+32" office:value-type="float" office:value="7.06887512418767" calcext:value-type="float">
            <text:p>7.0688751242</text:p>
          </table:table-cell>
          <table:table-cell table:formula="of:=32+MATCH(9*[.A22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8]-1" office:value-type="float" office:value="859" calcext:value-type="float">
            <text:p>859</text:p>
          </table:table-cell>
          <table:table-cell table:formula="of:=(10000*[.A229])/(1023-[.A229])" office:value-type="float" office:value="52378.0487804878" calcext:value-type="float">
            <text:p>52378.0487804878</text:p>
          </table:table-cell>
          <table:table-cell table:formula="of:=LN([.B229])" office:value-type="float" office:value="10.8662428661362" calcext:value-type="float">
            <text:p>10.8662428661</text:p>
          </table:table-cell>
          <table:table-cell table:formula="of:=1/([.$B$57]+[.$B$58]*[.C229]+[.$B$59]*[.C229]*[.C229]+[.$B$60]*[.C229]*[.C229]*[.C229])-273.5" office:value-type="float" office:value="-13.7005719926311" calcext:value-type="float">
            <text:p>-13.7005719926</text:p>
          </table:table-cell>
          <table:table-cell table:formula="of:=MATCH([.A229];[.$F$2:.$F$52];-1)" office:value-type="string" office:string-value="" calcext:value-type="error">
            <text:p>#N/A</text:p>
          </table:table-cell>
          <table:table-cell table:formula="of:=1.8*[.D229]+32" office:value-type="float" office:value="7.33897041326397" calcext:value-type="float">
            <text:p>7.3389704133</text:p>
          </table:table-cell>
          <table:table-cell table:formula="of:=32+MATCH(9*[.A22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29]-1" office:value-type="float" office:value="858" calcext:value-type="float">
            <text:p>858</text:p>
          </table:table-cell>
          <table:table-cell table:formula="of:=(10000*[.A230])/(1023-[.A230])" office:value-type="float" office:value="52000" calcext:value-type="float">
            <text:p>52000</text:p>
          </table:table-cell>
          <table:table-cell table:formula="of:=LN([.B230])" office:value-type="float" office:value="10.8589989975636" calcext:value-type="float">
            <text:p>10.8589989976</text:p>
          </table:table-cell>
          <table:table-cell table:formula="of:=1/([.$B$57]+[.$B$58]*[.C230]+[.$B$59]*[.C230]*[.C230]+[.$B$60]*[.C230]*[.C230]*[.C230])-273.5" office:value-type="float" office:value="-13.551115276487" calcext:value-type="float">
            <text:p>-13.5511152765</text:p>
          </table:table-cell>
          <table:table-cell table:formula="of:=MATCH([.A230];[.$F$2:.$F$52];-1)" office:value-type="string" office:string-value="" calcext:value-type="error">
            <text:p>#N/A</text:p>
          </table:table-cell>
          <table:table-cell table:formula="of:=1.8*[.D230]+32" office:value-type="float" office:value="7.60799250232341" calcext:value-type="float">
            <text:p>7.6079925023</text:p>
          </table:table-cell>
          <table:table-cell table:formula="of:=32+MATCH(9*[.A23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0]-1" office:value-type="float" office:value="857" calcext:value-type="float">
            <text:p>857</text:p>
          </table:table-cell>
          <table:table-cell table:formula="of:=(10000*[.A231])/(1023-[.A231])" office:value-type="float" office:value="51626.5060240964" calcext:value-type="float">
            <text:p>51626.5060240964</text:p>
          </table:table-cell>
          <table:table-cell table:formula="of:=LN([.B231])" office:value-type="float" office:value="10.8517905022174" calcext:value-type="float">
            <text:p>10.8517905022</text:p>
          </table:table-cell>
          <table:table-cell table:formula="of:=1/([.$B$57]+[.$B$58]*[.C231]+[.$B$59]*[.C231]*[.C231]+[.$B$60]*[.C231]*[.C231]*[.C231])-273.5" office:value-type="float" office:value="-13.4022473216591" calcext:value-type="float">
            <text:p>-13.4022473217</text:p>
          </table:table-cell>
          <table:table-cell table:formula="of:=MATCH([.A231];[.$F$2:.$F$52];-1)" office:value-type="string" office:string-value="" calcext:value-type="error">
            <text:p>#N/A</text:p>
          </table:table-cell>
          <table:table-cell table:formula="of:=1.8*[.D231]+32" office:value-type="float" office:value="7.87595482101361" calcext:value-type="float">
            <text:p>7.875954821</text:p>
          </table:table-cell>
          <table:table-cell table:formula="of:=32+MATCH(9*[.A23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1]-1" office:value-type="float" office:value="856" calcext:value-type="float">
            <text:p>856</text:p>
          </table:table-cell>
          <table:table-cell table:formula="of:=(10000*[.A232])/(1023-[.A232])" office:value-type="float" office:value="51257.4850299401" calcext:value-type="float">
            <text:p>51257.4850299401</text:p>
          </table:table-cell>
          <table:table-cell table:formula="of:=LN([.B232])" office:value-type="float" office:value="10.8446169357012" calcext:value-type="float">
            <text:p>10.8446169357</text:p>
          </table:table-cell>
          <table:table-cell table:formula="of:=1/([.$B$57]+[.$B$58]*[.C232]+[.$B$59]*[.C232]*[.C232]+[.$B$60]*[.C232]*[.C232]*[.C232])-273.5" office:value-type="float" office:value="-13.2539607947756" calcext:value-type="float">
            <text:p>-13.2539607948</text:p>
          </table:table-cell>
          <table:table-cell table:formula="of:=MATCH([.A232];[.$F$2:.$F$52];-1)" office:value-type="string" office:string-value="" calcext:value-type="error">
            <text:p>#N/A</text:p>
          </table:table-cell>
          <table:table-cell table:formula="of:=1.8*[.D232]+32" office:value-type="float" office:value="8.14287056940393" calcext:value-type="float">
            <text:p>8.1428705694</text:p>
          </table:table-cell>
          <table:table-cell table:formula="of:=32+MATCH(9*[.A23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2]-1" office:value-type="float" office:value="855" calcext:value-type="float">
            <text:p>855</text:p>
          </table:table-cell>
          <table:table-cell table:formula="of:=(10000*[.A233])/(1023-[.A233])" office:value-type="float" office:value="50892.8571428571" calcext:value-type="float">
            <text:p>50892.8571428571</text:p>
          </table:table-cell>
          <table:table-cell table:formula="of:=LN([.B233])" office:value-type="float" office:value="10.8374778615097" calcext:value-type="float">
            <text:p>10.8374778615</text:p>
          </table:table-cell>
          <table:table-cell table:formula="of:=1/([.$B$57]+[.$B$58]*[.C233]+[.$B$59]*[.C233]*[.C233]+[.$B$60]*[.C233]*[.C233]*[.C233])-273.5" office:value-type="float" office:value="-13.1062484870287" calcext:value-type="float">
            <text:p>-13.106248487</text:p>
          </table:table-cell>
          <table:table-cell table:formula="of:=MATCH([.A233];[.$F$2:.$F$52];-1)" office:value-type="string" office:string-value="" calcext:value-type="error">
            <text:p>#N/A</text:p>
          </table:table-cell>
          <table:table-cell table:formula="of:=1.8*[.D233]+32" office:value-type="float" office:value="8.4087527233483" calcext:value-type="float">
            <text:p>8.4087527233</text:p>
          </table:table-cell>
          <table:table-cell table:formula="of:=32+MATCH(9*[.A23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3]-1" office:value-type="float" office:value="854" calcext:value-type="float">
            <text:p>854</text:p>
          </table:table-cell>
          <table:table-cell table:formula="of:=(10000*[.A234])/(1023-[.A234])" office:value-type="float" office:value="50532.5443786982" calcext:value-type="float">
            <text:p>50532.5443786982</text:p>
          </table:table-cell>
          <table:table-cell table:formula="of:=LN([.B234])" office:value-type="float" office:value="10.8303728508417" calcext:value-type="float">
            <text:p>10.8303728508</text:p>
          </table:table-cell>
          <table:table-cell table:formula="of:=1/([.$B$57]+[.$B$58]*[.C234]+[.$B$59]*[.C234]*[.C234]+[.$B$60]*[.C234]*[.C234]*[.C234])-273.5" office:value-type="float" office:value="-12.9591033112823" calcext:value-type="float">
            <text:p>-12.9591033113</text:p>
          </table:table-cell>
          <table:table-cell table:formula="of:=MATCH([.A234];[.$F$2:.$F$52];-1)" office:value-type="string" office:string-value="" calcext:value-type="error">
            <text:p>#N/A</text:p>
          </table:table-cell>
          <table:table-cell table:formula="of:=1.8*[.D234]+32" office:value-type="float" office:value="8.67361403969193" calcext:value-type="float">
            <text:p>8.6736140397</text:p>
          </table:table-cell>
          <table:table-cell table:formula="of:=32+MATCH(9*[.A23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4]-1" office:value-type="float" office:value="853" calcext:value-type="float">
            <text:p>853</text:p>
          </table:table-cell>
          <table:table-cell table:formula="of:=(10000*[.A235])/(1023-[.A235])" office:value-type="float" office:value="50176.4705882353" calcext:value-type="float">
            <text:p>50176.4705882353</text:p>
          </table:table-cell>
          <table:table-cell table:formula="of:=LN([.B235])" office:value-type="float" office:value="10.8233014824176" calcext:value-type="float">
            <text:p>10.8233014824</text:p>
          </table:table-cell>
          <table:table-cell table:formula="of:=1/([.$B$57]+[.$B$58]*[.C235]+[.$B$59]*[.C235]*[.C235]+[.$B$60]*[.C235]*[.C235]*[.C235])-273.5" office:value-type="float" office:value="-12.812518299262" calcext:value-type="float">
            <text:p>-12.8125182993</text:p>
          </table:table-cell>
          <table:table-cell table:formula="of:=MATCH([.A235];[.$F$2:.$F$52];-1)" office:value-type="string" office:string-value="" calcext:value-type="error">
            <text:p>#N/A</text:p>
          </table:table-cell>
          <table:table-cell table:formula="of:=1.8*[.D235]+32" office:value-type="float" office:value="8.93746706132846" calcext:value-type="float">
            <text:p>8.9374670613</text:p>
          </table:table-cell>
          <table:table-cell table:formula="of:=32+MATCH(9*[.A23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5]-1" office:value-type="float" office:value="852" calcext:value-type="float">
            <text:p>852</text:p>
          </table:table-cell>
          <table:table-cell table:formula="of:=(10000*[.A236])/(1023-[.A236])" office:value-type="float" office:value="49824.5614035088" calcext:value-type="float">
            <text:p>49824.5614035088</text:p>
          </table:table-cell>
          <table:table-cell table:formula="of:=LN([.B236])" office:value-type="float" office:value="10.8162633423028" calcext:value-type="float">
            <text:p>10.8162633423</text:p>
          </table:table-cell>
          <table:table-cell table:formula="of:=1/([.$B$57]+[.$B$58]*[.C236]+[.$B$59]*[.C236]*[.C236]+[.$B$60]*[.C236]*[.C236]*[.C236])-273.5" office:value-type="float" office:value="-12.6664865988271" calcext:value-type="float">
            <text:p>-12.6664865988</text:p>
          </table:table-cell>
          <table:table-cell table:formula="of:=MATCH([.A236];[.$F$2:.$F$52];-1)" office:value-type="string" office:string-value="" calcext:value-type="error">
            <text:p>#N/A</text:p>
          </table:table-cell>
          <table:table-cell table:formula="of:=1.8*[.D236]+32" office:value-type="float" office:value="9.20032412211116" calcext:value-type="float">
            <text:p>9.2003241221</text:p>
          </table:table-cell>
          <table:table-cell table:formula="of:=32+MATCH(9*[.A23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6]-1" office:value-type="float" office:value="851" calcext:value-type="float">
            <text:p>851</text:p>
          </table:table-cell>
          <table:table-cell table:formula="of:=(10000*[.A237])/(1023-[.A237])" office:value-type="float" office:value="49476.7441860465" calcext:value-type="float">
            <text:p>49476.7441860465</text:p>
          </table:table-cell>
          <table:table-cell table:formula="of:=LN([.B237])" office:value-type="float" office:value="10.8092580237361" calcext:value-type="float">
            <text:p>10.8092580237</text:p>
          </table:table-cell>
          <table:table-cell table:formula="of:=1/([.$B$57]+[.$B$58]*[.C237]+[.$B$59]*[.C237]*[.C237]+[.$B$60]*[.C237]*[.C237]*[.C237])-273.5" office:value-type="float" office:value="-12.5210014713198" calcext:value-type="float">
            <text:p>-12.5210014713</text:p>
          </table:table-cell>
          <table:table-cell table:formula="of:=MATCH([.A237];[.$F$2:.$F$52];-1)" office:value-type="string" office:string-value="" calcext:value-type="error">
            <text:p>#N/A</text:p>
          </table:table-cell>
          <table:table-cell table:formula="of:=1.8*[.D237]+32" office:value-type="float" office:value="9.4621973516243" calcext:value-type="float">
            <text:p>9.4621973516</text:p>
          </table:table-cell>
          <table:table-cell table:formula="of:=32+MATCH(9*[.A23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7]-1" office:value-type="float" office:value="850" calcext:value-type="float">
            <text:p>850</text:p>
          </table:table-cell>
          <table:table-cell table:formula="of:=(10000*[.A238])/(1023-[.A238])" office:value-type="float" office:value="49132.9479768786" calcext:value-type="float">
            <text:p>49132.9479768786</text:p>
          </table:table-cell>
          <table:table-cell table:formula="of:=LN([.B238])" office:value-type="float" office:value="10.8022851269628" calcext:value-type="float">
            <text:p>10.802285127</text:p>
          </table:table-cell>
          <table:table-cell table:formula="of:=1/([.$B$57]+[.$B$58]*[.C238]+[.$B$59]*[.C238]*[.C238]+[.$B$60]*[.C238]*[.C238]*[.C238])-273.5" office:value-type="float" office:value="-12.3760562889892" calcext:value-type="float">
            <text:p>-12.376056289</text:p>
          </table:table-cell>
          <table:table-cell table:formula="of:=MATCH([.A238];[.$F$2:.$F$52];-1)" office:value-type="string" office:string-value="" calcext:value-type="error">
            <text:p>#N/A</text:p>
          </table:table-cell>
          <table:table-cell table:formula="of:=1.8*[.D238]+32" office:value-type="float" office:value="9.7230986798194" calcext:value-type="float">
            <text:p>9.7230986798</text:p>
          </table:table-cell>
          <table:table-cell table:formula="of:=32+MATCH(9*[.A23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8]-1" office:value-type="float" office:value="849" calcext:value-type="float">
            <text:p>849</text:p>
          </table:table-cell>
          <table:table-cell table:formula="of:=(10000*[.A239])/(1023-[.A239])" office:value-type="float" office:value="48793.1034482759" calcext:value-type="float">
            <text:p>48793.1034482759</text:p>
          </table:table-cell>
          <table:table-cell table:formula="of:=LN([.B239])" office:value-type="float" office:value="10.795344259073" calcext:value-type="float">
            <text:p>10.7953442591</text:p>
          </table:table-cell>
          <table:table-cell table:formula="of:=1/([.$B$57]+[.$B$58]*[.C239]+[.$B$59]*[.C239]*[.C239]+[.$B$60]*[.C239]*[.C239]*[.C239])-273.5" office:value-type="float" office:value="-12.2316445324889" calcext:value-type="float">
            <text:p>-12.2316445325</text:p>
          </table:table-cell>
          <table:table-cell table:formula="of:=MATCH([.A239];[.$F$2:.$F$52];-1)" office:value-type="string" office:string-value="" calcext:value-type="error">
            <text:p>#N/A</text:p>
          </table:table-cell>
          <table:table-cell table:formula="of:=1.8*[.D239]+32" office:value-type="float" office:value="9.98303984152003" calcext:value-type="float">
            <text:p>9.9830398415</text:p>
          </table:table-cell>
          <table:table-cell table:formula="of:=32+MATCH(9*[.A23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39]-1" office:value-type="float" office:value="848" calcext:value-type="float">
            <text:p>848</text:p>
          </table:table-cell>
          <table:table-cell table:formula="of:=(10000*[.A240])/(1023-[.A240])" office:value-type="float" office:value="48457.1428571429" calcext:value-type="float">
            <text:p>48457.1428571429</text:p>
          </table:table-cell>
          <table:table-cell table:formula="of:=LN([.B240])" office:value-type="float" office:value="10.7884350338446" calcext:value-type="float">
            <text:p>10.7884350338</text:p>
          </table:table-cell>
          <table:table-cell table:formula="of:=1/([.$B$57]+[.$B$58]*[.C240]+[.$B$59]*[.C240]*[.C240]+[.$B$60]*[.C240]*[.C240]*[.C240])-273.5" office:value-type="float" office:value="-12.0877597884438" calcext:value-type="float">
            <text:p>-12.0877597884</text:p>
          </table:table-cell>
          <table:table-cell table:formula="of:=MATCH([.A240];[.$F$2:.$F$52];-1)" office:value-type="string" office:string-value="" calcext:value-type="error">
            <text:p>#N/A</text:p>
          </table:table-cell>
          <table:table-cell table:formula="of:=1.8*[.D240]+32" office:value-type="float" office:value="10.2420323808012" calcext:value-type="float">
            <text:p>10.2420323808</text:p>
          </table:table-cell>
          <table:table-cell table:formula="of:=32+MATCH(9*[.A24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0]-1" office:value-type="float" office:value="847" calcext:value-type="float">
            <text:p>847</text:p>
          </table:table-cell>
          <table:table-cell table:formula="of:=(10000*[.A241])/(1023-[.A241])" office:value-type="float" office:value="48125" calcext:value-type="float">
            <text:p>48125</text:p>
          </table:table-cell>
          <table:table-cell table:formula="of:=LN([.B241])" office:value-type="float" office:value="10.7815570715901" calcext:value-type="float">
            <text:p>10.7815570716</text:p>
          </table:table-cell>
          <table:table-cell table:formula="of:=1/([.$B$57]+[.$B$58]*[.C241]+[.$B$59]*[.C241]*[.C241]+[.$B$60]*[.C241]*[.C241]*[.C241])-273.5" office:value-type="float" office:value="-11.9443957470858" calcext:value-type="float">
            <text:p>-11.9443957471</text:p>
          </table:table-cell>
          <table:table-cell table:formula="of:=MATCH([.A241];[.$F$2:.$F$52];-1)" office:value-type="string" office:string-value="" calcext:value-type="error">
            <text:p>#N/A</text:p>
          </table:table-cell>
          <table:table-cell table:formula="of:=1.8*[.D241]+32" office:value-type="float" office:value="10.5000876552455" calcext:value-type="float">
            <text:p>10.5000876552</text:p>
          </table:table-cell>
          <table:table-cell table:formula="of:=32+MATCH(9*[.A24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1]-1" office:value-type="float" office:value="846" calcext:value-type="float">
            <text:p>846</text:p>
          </table:table-cell>
          <table:table-cell table:formula="of:=(10000*[.A242])/(1023-[.A242])" office:value-type="float" office:value="47796.6101694915" calcext:value-type="float">
            <text:p>47796.6101694915</text:p>
          </table:table-cell>
          <table:table-cell table:formula="of:=LN([.B242])" office:value-type="float" office:value="10.7747099990086" calcext:value-type="float">
            <text:p>10.774709999</text:p>
          </table:table-cell>
          <table:table-cell table:formula="of:=1/([.$B$57]+[.$B$58]*[.C242]+[.$B$59]*[.C242]*[.C242]+[.$B$60]*[.C242]*[.C242]*[.C242])-273.5" office:value-type="float" office:value="-11.8015461999539" calcext:value-type="float">
            <text:p>-11.8015462</text:p>
          </table:table-cell>
          <table:table-cell table:formula="of:=MATCH([.A242];[.$F$2:.$F$52];-1)" office:value-type="string" office:string-value="" calcext:value-type="error">
            <text:p>#N/A</text:p>
          </table:table-cell>
          <table:table-cell table:formula="of:=1.8*[.D242]+32" office:value-type="float" office:value="10.7572168400829" calcext:value-type="float">
            <text:p>10.7572168401</text:p>
          </table:table-cell>
          <table:table-cell table:formula="of:=32+MATCH(9*[.A24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2]-1" office:value-type="float" office:value="845" calcext:value-type="float">
            <text:p>845</text:p>
          </table:table-cell>
          <table:table-cell table:formula="of:=(10000*[.A243])/(1023-[.A243])" office:value-type="float" office:value="47471.9101123596" calcext:value-type="float">
            <text:p>47471.9101123596</text:p>
          </table:table-cell>
          <table:table-cell table:formula="of:=LN([.B243])" office:value-type="float" office:value="10.7678934490413" calcext:value-type="float">
            <text:p>10.767893449</text:p>
          </table:table-cell>
          <table:table-cell table:formula="of:=1/([.$B$57]+[.$B$58]*[.C243]+[.$B$59]*[.C243]*[.C243]+[.$B$60]*[.C243]*[.C243]*[.C243])-273.5" office:value-type="float" office:value="-11.6592050376585" calcext:value-type="float">
            <text:p>-11.6592050377</text:p>
          </table:table-cell>
          <table:table-cell table:formula="of:=MATCH([.A243];[.$F$2:.$F$52];-1)" office:value-type="string" office:string-value="" calcext:value-type="error">
            <text:p>#N/A</text:p>
          </table:table-cell>
          <table:table-cell table:formula="of:=1.8*[.D243]+32" office:value-type="float" office:value="11.0134309322147" calcext:value-type="float">
            <text:p>11.0134309322</text:p>
          </table:table-cell>
          <table:table-cell table:formula="of:=32+MATCH(9*[.A24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3]-1" office:value-type="float" office:value="844" calcext:value-type="float">
            <text:p>844</text:p>
          </table:table-cell>
          <table:table-cell table:formula="of:=(10000*[.A244])/(1023-[.A244])" office:value-type="float" office:value="47150.8379888268" calcext:value-type="float">
            <text:p>47150.8379888268</text:p>
          </table:table-cell>
          <table:table-cell table:formula="of:=LN([.B244])" office:value-type="float" office:value="10.7611070607314" calcext:value-type="float">
            <text:p>10.7611070607</text:p>
          </table:table-cell>
          <table:table-cell table:formula="of:=1/([.$B$57]+[.$B$58]*[.C244]+[.$B$59]*[.C244]*[.C244]+[.$B$60]*[.C244]*[.C244]*[.C244])-273.5" office:value-type="float" office:value="-11.5173662477069" calcext:value-type="float">
            <text:p>-11.5173662477</text:p>
          </table:table-cell>
          <table:table-cell table:formula="of:=MATCH([.A244];[.$F$2:.$F$52];-1)" office:value-type="string" office:string-value="" calcext:value-type="error">
            <text:p>#N/A</text:p>
          </table:table-cell>
          <table:table-cell table:formula="of:=1.8*[.D244]+32" office:value-type="float" office:value="11.2687407541276" calcext:value-type="float">
            <text:p>11.2687407541</text:p>
          </table:table-cell>
          <table:table-cell table:formula="of:=32+MATCH(9*[.A24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4]-1" office:value-type="float" office:value="843" calcext:value-type="float">
            <text:p>843</text:p>
          </table:table-cell>
          <table:table-cell table:formula="of:=(10000*[.A245])/(1023-[.A245])" office:value-type="float" office:value="46833.3333333333" calcext:value-type="float">
            <text:p>46833.3333333333</text:p>
          </table:table-cell>
          <table:table-cell table:formula="of:=LN([.B245])" office:value-type="float" office:value="10.7543504790878" calcext:value-type="float">
            <text:p>10.7543504791</text:p>
          </table:table-cell>
          <table:table-cell table:formula="of:=1/([.$B$57]+[.$B$58]*[.C245]+[.$B$59]*[.C245]*[.C245]+[.$B$60]*[.C245]*[.C245]*[.C245])-273.5" office:value-type="float" office:value="-11.3760239123874" calcext:value-type="float">
            <text:p>-11.3760239124</text:p>
          </table:table-cell>
          <table:table-cell table:formula="of:=MATCH([.A245];[.$F$2:.$F$52];-1)" office:value-type="string" office:string-value="" calcext:value-type="error">
            <text:p>#N/A</text:p>
          </table:table-cell>
          <table:table-cell table:formula="of:=1.8*[.D245]+32" office:value-type="float" office:value="11.5231569577027" calcext:value-type="float">
            <text:p>11.5231569577</text:p>
          </table:table-cell>
          <table:table-cell table:formula="of:=32+MATCH(9*[.A24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5]-1" office:value-type="float" office:value="842" calcext:value-type="float">
            <text:p>842</text:p>
          </table:table-cell>
          <table:table-cell table:formula="of:=(10000*[.A246])/(1023-[.A246])" office:value-type="float" office:value="46519.3370165746" calcext:value-type="float">
            <text:p>46519.3370165746</text:p>
          </table:table-cell>
          <table:table-cell table:formula="of:=LN([.B246])" office:value-type="float" office:value="10.7476233549527" calcext:value-type="float">
            <text:p>10.747623355</text:p>
          </table:table-cell>
          <table:table-cell table:formula="of:=1/([.$B$57]+[.$B$58]*[.C246]+[.$B$59]*[.C246]*[.C246]+[.$B$60]*[.C246]*[.C246]*[.C246])-273.5" office:value-type="float" office:value="-11.2351722067119" calcext:value-type="float">
            <text:p>-11.2351722067</text:p>
          </table:table-cell>
          <table:table-cell table:formula="of:=MATCH([.A246];[.$F$2:.$F$52];-1)" office:value-type="string" office:string-value="" calcext:value-type="error">
            <text:p>#N/A</text:p>
          </table:table-cell>
          <table:table-cell table:formula="of:=1.8*[.D246]+32" office:value-type="float" office:value="11.7766900279186" calcext:value-type="float">
            <text:p>11.7766900279</text:p>
          </table:table-cell>
          <table:table-cell table:formula="of:=32+MATCH(9*[.A24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6]-1" office:value-type="float" office:value="841" calcext:value-type="float">
            <text:p>841</text:p>
          </table:table-cell>
          <table:table-cell table:formula="of:=(10000*[.A247])/(1023-[.A247])" office:value-type="float" office:value="46208.7912087912" calcext:value-type="float">
            <text:p>46208.7912087912</text:p>
          </table:table-cell>
          <table:table-cell table:formula="of:=LN([.B247])" office:value-type="float" office:value="10.7409253448723" calcext:value-type="float">
            <text:p>10.7409253449</text:p>
          </table:table-cell>
          <table:table-cell table:formula="of:=1/([.$B$57]+[.$B$58]*[.C247]+[.$B$59]*[.C247]*[.C247]+[.$B$60]*[.C247]*[.C247]*[.C247])-273.5" office:value-type="float" office:value="-11.0948053964128" calcext:value-type="float">
            <text:p>-11.0948053964</text:p>
          </table:table-cell>
          <table:table-cell table:formula="of:=MATCH([.A247];[.$F$2:.$F$52];-1)" office:value-type="string" office:string-value="" calcext:value-type="error">
            <text:p>#N/A</text:p>
          </table:table-cell>
          <table:table-cell table:formula="of:=1.8*[.D247]+32" office:value-type="float" office:value="12.029350286457" calcext:value-type="float">
            <text:p>12.0293502865</text:p>
          </table:table-cell>
          <table:table-cell table:formula="of:=32+MATCH(9*[.A24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7]-1" office:value-type="float" office:value="840" calcext:value-type="float">
            <text:p>840</text:p>
          </table:table-cell>
          <table:table-cell table:formula="of:=(10000*[.A248])/(1023-[.A248])" office:value-type="float" office:value="45901.6393442623" calcext:value-type="float">
            <text:p>45901.6393442623</text:p>
          </table:table-cell>
          <table:table-cell table:formula="of:=LN([.B248])" office:value-type="float" office:value="10.7342561109721" calcext:value-type="float">
            <text:p>10.734256111</text:p>
          </table:table-cell>
          <table:table-cell table:formula="of:=1/([.$B$57]+[.$B$58]*[.C248]+[.$B$59]*[.C248]*[.C248]+[.$B$60]*[.C248]*[.C248]*[.C248])-273.5" office:value-type="float" office:value="-10.9549178359942" calcext:value-type="float">
            <text:p>-10.954917836</text:p>
          </table:table-cell>
          <table:table-cell table:formula="of:=MATCH([.A248];[.$F$2:.$F$52];-1)" office:value-type="string" office:string-value="" calcext:value-type="error">
            <text:p>#N/A</text:p>
          </table:table-cell>
          <table:table-cell table:formula="of:=1.8*[.D248]+32" office:value-type="float" office:value="12.2811478952105" calcext:value-type="float">
            <text:p>12.2811478952</text:p>
          </table:table-cell>
          <table:table-cell table:formula="of:=32+MATCH(9*[.A24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8]-1" office:value-type="float" office:value="839" calcext:value-type="float">
            <text:p>839</text:p>
          </table:table-cell>
          <table:table-cell table:formula="of:=(10000*[.A249])/(1023-[.A249])" office:value-type="float" office:value="45597.8260869565" calcext:value-type="float">
            <text:p>45597.8260869565</text:p>
          </table:table-cell>
          <table:table-cell table:formula="of:=LN([.B249])" office:value-type="float" office:value="10.7276153208344" calcext:value-type="float">
            <text:p>10.7276153208</text:p>
          </table:table-cell>
          <table:table-cell table:formula="of:=1/([.$B$57]+[.$B$58]*[.C249]+[.$B$59]*[.C249]*[.C249]+[.$B$60]*[.C249]*[.C249]*[.C249])-273.5" office:value-type="float" office:value="-10.8155039668351" calcext:value-type="float">
            <text:p>-10.8155039668</text:p>
          </table:table-cell>
          <table:table-cell table:formula="of:=MATCH([.A249];[.$F$2:.$F$52];-1)" office:value-type="string" office:string-value="" calcext:value-type="error">
            <text:p>#N/A</text:p>
          </table:table-cell>
          <table:table-cell table:formula="of:=1.8*[.D249]+32" office:value-type="float" office:value="12.5320928596969" calcext:value-type="float">
            <text:p>12.5320928597</text:p>
          </table:table-cell>
          <table:table-cell table:formula="of:=32+MATCH(9*[.A24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49]-1" office:value-type="float" office:value="838" calcext:value-type="float">
            <text:p>838</text:p>
          </table:table-cell>
          <table:table-cell table:formula="of:=(10000*[.A250])/(1023-[.A250])" office:value-type="float" office:value="45297.2972972973" calcext:value-type="float">
            <text:p>45297.2972972973</text:p>
          </table:table-cell>
          <table:table-cell table:formula="of:=LN([.B250])" office:value-type="float" office:value="10.7210026473799" calcext:value-type="float">
            <text:p>10.7210026474</text:p>
          </table:table-cell>
          <table:table-cell table:formula="of:=1/([.$B$57]+[.$B$58]*[.C250]+[.$B$59]*[.C250]*[.C250]+[.$B$60]*[.C250]*[.C250]*[.C250])-273.5" office:value-type="float" office:value="-10.6765583153426" calcext:value-type="float">
            <text:p>-10.6765583153</text:p>
          </table:table-cell>
          <table:table-cell table:formula="of:=MATCH([.A250];[.$F$2:.$F$52];-1)" office:value-type="string" office:string-value="" calcext:value-type="error">
            <text:p>#N/A</text:p>
          </table:table-cell>
          <table:table-cell table:formula="of:=1.8*[.D250]+32" office:value-type="float" office:value="12.7821950323833" calcext:value-type="float">
            <text:p>12.7821950324</text:p>
          </table:table-cell>
          <table:table-cell table:formula="of:=32+MATCH(9*[.A25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0]-1" office:value-type="float" office:value="837" calcext:value-type="float">
            <text:p>837</text:p>
          </table:table-cell>
          <table:table-cell table:formula="of:=(10000*[.A251])/(1023-[.A251])" office:value-type="float" office:value="45000" calcext:value-type="float">
            <text:p>45000</text:p>
          </table:table-cell>
          <table:table-cell table:formula="of:=LN([.B251])" office:value-type="float" office:value="10.7144177687525" calcext:value-type="float">
            <text:p>10.7144177688</text:p>
          </table:table-cell>
          <table:table-cell table:formula="of:=1/([.$B$57]+[.$B$58]*[.C251]+[.$B$59]*[.C251]*[.C251]+[.$B$60]*[.C251]*[.C251]*[.C251])-273.5" office:value-type="float" office:value="-10.538075491154" calcext:value-type="float">
            <text:p>-10.5380754912</text:p>
          </table:table-cell>
          <table:table-cell table:formula="of:=MATCH([.A251];[.$F$2:.$F$52];-1)" office:value-type="string" office:string-value="" calcext:value-type="error">
            <text:p>#N/A</text:p>
          </table:table-cell>
          <table:table-cell table:formula="of:=1.8*[.D251]+32" office:value-type="float" office:value="13.0314641159228" calcext:value-type="float">
            <text:p>13.0314641159</text:p>
          </table:table-cell>
          <table:table-cell table:formula="of:=32+MATCH(9*[.A25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1]-1" office:value-type="float" office:value="836" calcext:value-type="float">
            <text:p>836</text:p>
          </table:table-cell>
          <table:table-cell table:formula="of:=(10000*[.A252])/(1023-[.A252])" office:value-type="float" office:value="44705.8823529412" calcext:value-type="float">
            <text:p>44705.8823529412</text:p>
          </table:table-cell>
          <table:table-cell table:formula="of:=LN([.B252])" office:value-type="float" office:value="10.7078603682063" calcext:value-type="float">
            <text:p>10.7078603682</text:p>
          </table:table-cell>
          <table:table-cell table:formula="of:=1/([.$B$57]+[.$B$58]*[.C252]+[.$B$59]*[.C252]*[.C252]+[.$B$60]*[.C252]*[.C252]*[.C252])-273.5" office:value-type="float" office:value="-10.4000501853858" calcext:value-type="float">
            <text:p>-10.4000501854</text:p>
          </table:table-cell>
          <table:table-cell table:formula="of:=MATCH([.A252];[.$F$2:.$F$52];-1)" office:value-type="string" office:string-value="" calcext:value-type="error">
            <text:p>#N/A</text:p>
          </table:table-cell>
          <table:table-cell table:formula="of:=1.8*[.D252]+32" office:value-type="float" office:value="13.2799096663056" calcext:value-type="float">
            <text:p>13.2799096663</text:p>
          </table:table-cell>
          <table:table-cell table:formula="of:=32+MATCH(9*[.A25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2]-1" office:value-type="float" office:value="835" calcext:value-type="float">
            <text:p>835</text:p>
          </table:table-cell>
          <table:table-cell table:formula="of:=(10000*[.A253])/(1023-[.A253])" office:value-type="float" office:value="44414.8936170213" calcext:value-type="float">
            <text:p>44414.8936170213</text:p>
          </table:table-cell>
          <table:table-cell table:formula="of:=LN([.B253])" office:value-type="float" office:value="10.7013301339971" calcext:value-type="float">
            <text:p>10.701330134</text:p>
          </table:table-cell>
          <table:table-cell table:formula="of:=1/([.$B$57]+[.$B$58]*[.C253]+[.$B$59]*[.C253]*[.C253]+[.$B$60]*[.C253]*[.C253]*[.C253])-273.5" office:value-type="float" office:value="-10.2624771689287" calcext:value-type="float">
            <text:p>-10.2624771689</text:p>
          </table:table-cell>
          <table:table-cell table:formula="of:=MATCH([.A253];[.$F$2:.$F$52];-1)" office:value-type="string" office:string-value="" calcext:value-type="error">
            <text:p>#N/A</text:p>
          </table:table-cell>
          <table:table-cell table:formula="of:=1.8*[.D253]+32" office:value-type="float" office:value="13.5275410959284" calcext:value-type="float">
            <text:p>13.5275410959</text:p>
          </table:table-cell>
          <table:table-cell table:formula="of:=32+MATCH(9*[.A25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3]-1" office:value-type="float" office:value="834" calcext:value-type="float">
            <text:p>834</text:p>
          </table:table-cell>
          <table:table-cell table:formula="of:=(10000*[.A254])/(1023-[.A254])" office:value-type="float" office:value="44126.9841269841" calcext:value-type="float">
            <text:p>44126.9841269841</text:p>
          </table:table-cell>
          <table:table-cell table:formula="of:=LN([.B254])" office:value-type="float" office:value="10.6948267592753" calcext:value-type="float">
            <text:p>10.6948267593</text:p>
          </table:table-cell>
          <table:table-cell table:formula="of:=1/([.$B$57]+[.$B$58]*[.C254]+[.$B$59]*[.C254]*[.C254]+[.$B$60]*[.C254]*[.C254]*[.C254])-273.5" office:value-type="float" office:value="-10.1253512907865" calcext:value-type="float">
            <text:p>-10.1253512908</text:p>
          </table:table-cell>
          <table:table-cell table:formula="of:=MATCH([.A254];[.$F$2:.$F$52];-1)" office:value-type="string" office:string-value="" calcext:value-type="error">
            <text:p>#N/A</text:p>
          </table:table-cell>
          <table:table-cell table:formula="of:=1.8*[.D254]+32" office:value-type="float" office:value="13.7743676765843" calcext:value-type="float">
            <text:p>13.7743676766</text:p>
          </table:table-cell>
          <table:table-cell table:formula="of:=32+MATCH(9*[.A25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4]-1" office:value-type="float" office:value="833" calcext:value-type="float">
            <text:p>833</text:p>
          </table:table-cell>
          <table:table-cell table:formula="of:=(10000*[.A255])/(1023-[.A255])" office:value-type="float" office:value="43842.1052631579" calcext:value-type="float">
            <text:p>43842.1052631579</text:p>
          </table:table-cell>
          <table:table-cell table:formula="of:=LN([.B255])" office:value-type="float" office:value="10.6883499419825" calcext:value-type="float">
            <text:p>10.688349942</text:p>
          </table:table-cell>
          <table:table-cell table:formula="of:=1/([.$B$57]+[.$B$58]*[.C255]+[.$B$59]*[.C255]*[.C255]+[.$B$60]*[.C255]*[.C255]*[.C255])-273.5" office:value-type="float" office:value="-9.98866747645832" calcext:value-type="float">
            <text:p>-9.9886674765</text:p>
          </table:table-cell>
          <table:table-cell table:formula="of:=MATCH([.A255];[.$F$2:.$F$52];-1)" office:value-type="string" office:string-value="" calcext:value-type="error">
            <text:p>#N/A</text:p>
          </table:table-cell>
          <table:table-cell table:formula="of:=1.8*[.D255]+32" office:value-type="float" office:value="14.020398542375" calcext:value-type="float">
            <text:p>14.0203985424</text:p>
          </table:table-cell>
          <table:table-cell table:formula="of:=32+MATCH(9*[.A25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5]-1" office:value-type="float" office:value="832" calcext:value-type="float">
            <text:p>832</text:p>
          </table:table-cell>
          <table:table-cell table:formula="of:=(10000*[.A256])/(1023-[.A256])" office:value-type="float" office:value="43560.2094240838" calcext:value-type="float">
            <text:p>43560.2094240838</text:p>
          </table:table-cell>
          <table:table-cell table:formula="of:=LN([.B256])" office:value-type="float" office:value="10.6818993847508" calcext:value-type="float">
            <text:p>10.6818993848</text:p>
          </table:table-cell>
          <table:table-cell table:formula="of:=1/([.$B$57]+[.$B$58]*[.C256]+[.$B$59]*[.C256]*[.C256]+[.$B$60]*[.C256]*[.C256]*[.C256])-273.5" office:value-type="float" office:value="-9.85242072636163" calcext:value-type="float">
            <text:p>-9.8524207264</text:p>
          </table:table-cell>
          <table:table-cell table:formula="of:=MATCH([.A256];[.$F$2:.$F$52];-1)" office:value-type="string" office:string-value="" calcext:value-type="error">
            <text:p>#N/A</text:p>
          </table:table-cell>
          <table:table-cell table:formula="of:=1.8*[.D256]+32" office:value-type="float" office:value="14.2656426925491" calcext:value-type="float">
            <text:p>14.2656426925</text:p>
          </table:table-cell>
          <table:table-cell table:formula="of:=32+MATCH(9*[.A25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6]-1" office:value-type="float" office:value="831" calcext:value-type="float">
            <text:p>831</text:p>
          </table:table-cell>
          <table:table-cell table:formula="of:=(10000*[.A257])/(1023-[.A257])" office:value-type="float" office:value="43281.25" calcext:value-type="float">
            <text:p>43281.25</text:p>
          </table:table-cell>
          <table:table-cell table:formula="of:=LN([.B257])" office:value-type="float" office:value="10.6754747948039" calcext:value-type="float">
            <text:p>10.6754747948</text:p>
          </table:table-cell>
          <table:table-cell table:formula="of:=1/([.$B$57]+[.$B$58]*[.C257]+[.$B$59]*[.C257]*[.C257]+[.$B$60]*[.C257]*[.C257]*[.C257])-273.5" office:value-type="float" office:value="-9.71660611429644" calcext:value-type="float">
            <text:p>-9.7166061143</text:p>
          </table:table-cell>
          <table:table-cell table:formula="of:=MATCH([.A257];[.$F$2:.$F$52];-1)" office:value-type="string" office:string-value="" calcext:value-type="error">
            <text:p>#N/A</text:p>
          </table:table-cell>
          <table:table-cell table:formula="of:=1.8*[.D257]+32" office:value-type="float" office:value="14.5101089942664" calcext:value-type="float">
            <text:p>14.5101089943</text:p>
          </table:table-cell>
          <table:table-cell table:formula="of:=32+MATCH(9*[.A25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7]-1" office:value-type="float" office:value="830" calcext:value-type="float">
            <text:p>830</text:p>
          </table:table-cell>
          <table:table-cell table:formula="of:=(10000*[.A258])/(1023-[.A258])" office:value-type="float" office:value="43005.1813471503" calcext:value-type="float">
            <text:p>43005.1813471503</text:p>
          </table:table-cell>
          <table:table-cell table:formula="of:=LN([.B258])" office:value-type="float" office:value="10.6690758838619" calcext:value-type="float">
            <text:p>10.6690758839</text:p>
          </table:table-cell>
          <table:table-cell table:formula="of:=1/([.$B$57]+[.$B$58]*[.C258]+[.$B$59]*[.C258]*[.C258]+[.$B$60]*[.C258]*[.C258]*[.C258])-273.5" office:value-type="float" office:value="-9.58121878594761" calcext:value-type="float">
            <text:p>-9.5812187859</text:p>
          </table:table-cell>
          <table:table-cell table:formula="of:=MATCH([.A258];[.$F$2:.$F$52];-1)" office:value-type="string" office:string-value="" calcext:value-type="error">
            <text:p>#N/A</text:p>
          </table:table-cell>
          <table:table-cell table:formula="of:=1.8*[.D258]+32" office:value-type="float" office:value="14.7538061852943" calcext:value-type="float">
            <text:p>14.7538061853</text:p>
          </table:table-cell>
          <table:table-cell table:formula="of:=32+MATCH(9*[.A25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8]-1" office:value-type="float" office:value="829" calcext:value-type="float">
            <text:p>829</text:p>
          </table:table-cell>
          <table:table-cell table:formula="of:=(10000*[.A259])/(1023-[.A259])" office:value-type="float" office:value="42731.9587628866" calcext:value-type="float">
            <text:p>42731.9587628866</text:p>
          </table:table-cell>
          <table:table-cell table:formula="of:=LN([.B259])" office:value-type="float" office:value="10.6627023680482" calcext:value-type="float">
            <text:p>10.662702368</text:p>
          </table:table-cell>
          <table:table-cell table:formula="of:=1/([.$B$57]+[.$B$58]*[.C259]+[.$B$59]*[.C259]*[.C259]+[.$B$60]*[.C259]*[.C259]*[.C259])-273.5" office:value-type="float" office:value="-9.44625395742554" calcext:value-type="float">
            <text:p>-9.4462539574</text:p>
          </table:table-cell>
          <table:table-cell table:formula="of:=MATCH([.A259];[.$F$2:.$F$52];-1)" office:value-type="string" office:string-value="" calcext:value-type="error">
            <text:p>#N/A</text:p>
          </table:table-cell>
          <table:table-cell table:formula="of:=1.8*[.D259]+32" office:value-type="float" office:value="14.996742876634" calcext:value-type="float">
            <text:p>14.9967428766</text:p>
          </table:table-cell>
          <table:table-cell table:formula="of:=32+MATCH(9*[.A25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59]-1" office:value-type="float" office:value="828" calcext:value-type="float">
            <text:p>828</text:p>
          </table:table-cell>
          <table:table-cell table:formula="of:=(10000*[.A260])/(1023-[.A260])" office:value-type="float" office:value="42461.5384615385" calcext:value-type="float">
            <text:p>42461.5384615385</text:p>
          </table:table-cell>
          <table:table-cell table:formula="of:=LN([.B260])" office:value-type="float" office:value="10.6563539677977" calcext:value-type="float">
            <text:p>10.6563539678</text:p>
          </table:table-cell>
          <table:table-cell table:formula="of:=1/([.$B$57]+[.$B$58]*[.C260]+[.$B$59]*[.C260]*[.C260]+[.$B$60]*[.C260]*[.C260]*[.C260])-273.5" office:value-type="float" office:value="-9.31170691384358" calcext:value-type="float">
            <text:p>-9.3117069138</text:p>
          </table:table-cell>
          <table:table-cell table:formula="of:=MATCH([.A260];[.$F$2:.$F$52];-1)" office:value-type="string" office:string-value="" calcext:value-type="error">
            <text:p>#N/A</text:p>
          </table:table-cell>
          <table:table-cell table:formula="of:=1.8*[.D260]+32" office:value-type="float" office:value="15.2389275550816" calcext:value-type="float">
            <text:p>15.2389275551</text:p>
          </table:table-cell>
          <table:table-cell table:formula="of:=32+MATCH(9*[.A26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0]-1" office:value-type="float" office:value="827" calcext:value-type="float">
            <text:p>827</text:p>
          </table:table-cell>
          <table:table-cell table:formula="of:=(10000*[.A261])/(1023-[.A261])" office:value-type="float" office:value="42193.8775510204" calcext:value-type="float">
            <text:p>42193.8775510204</text:p>
          </table:table-cell>
          <table:table-cell table:formula="of:=LN([.B261])" office:value-type="float" office:value="10.6500304077694" calcext:value-type="float">
            <text:p>10.6500304078</text:p>
          </table:table-cell>
          <table:table-cell table:formula="of:=1/([.$B$57]+[.$B$58]*[.C261]+[.$B$59]*[.C261]*[.C261]+[.$B$60]*[.C261]*[.C261]*[.C261])-273.5" office:value-type="float" office:value="-9.17757300793062" calcext:value-type="float">
            <text:p>-9.1775730079</text:p>
          </table:table-cell>
          <table:table-cell table:formula="of:=MATCH([.A261];[.$F$2:.$F$52];-1)" office:value-type="string" office:string-value="" calcext:value-type="error">
            <text:p>#N/A</text:p>
          </table:table-cell>
          <table:table-cell table:formula="of:=1.8*[.D261]+32" office:value-type="float" office:value="15.4803685857249" calcext:value-type="float">
            <text:p>15.4803685857</text:p>
          </table:table-cell>
          <table:table-cell table:formula="of:=32+MATCH(9*[.A26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1]-1" office:value-type="float" office:value="826" calcext:value-type="float">
            <text:p>826</text:p>
          </table:table-cell>
          <table:table-cell table:formula="of:=(10000*[.A262])/(1023-[.A262])" office:value-type="float" office:value="41928.9340101523" calcext:value-type="float">
            <text:p>41928.9340101523</text:p>
          </table:table-cell>
          <table:table-cell table:formula="of:=LN([.B262])" office:value-type="float" office:value="10.6437314167592" calcext:value-type="float">
            <text:p>10.6437314168</text:p>
          </table:table-cell>
          <table:table-cell table:formula="of:=1/([.$B$57]+[.$B$58]*[.C262]+[.$B$59]*[.C262]*[.C262]+[.$B$60]*[.C262]*[.C262]*[.C262])-273.5" office:value-type="float" office:value="-9.04384765867832" calcext:value-type="float">
            <text:p>-9.0438476587</text:p>
          </table:table-cell>
          <table:table-cell table:formula="of:=MATCH([.A262];[.$F$2:.$F$52];-1)" office:value-type="string" office:string-value="" calcext:value-type="error">
            <text:p>#N/A</text:p>
          </table:table-cell>
          <table:table-cell table:formula="of:=1.8*[.D262]+32" office:value-type="float" office:value="15.721074214379" calcext:value-type="float">
            <text:p>15.7210742144</text:p>
          </table:table-cell>
          <table:table-cell table:formula="of:=32+MATCH(9*[.A26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2]-1" office:value-type="float" office:value="825" calcext:value-type="float">
            <text:p>825</text:p>
          </table:table-cell>
          <table:table-cell table:formula="of:=(10000*[.A263])/(1023-[.A263])" office:value-type="float" office:value="41666.6666666667" calcext:value-type="float">
            <text:p>41666.6666666667</text:p>
          </table:table-cell>
          <table:table-cell table:formula="of:=LN([.B263])" office:value-type="float" office:value="10.6374567276163" calcext:value-type="float">
            <text:p>10.6374567276</text:p>
          </table:table-cell>
          <table:table-cell table:formula="of:=1/([.$B$57]+[.$B$58]*[.C263]+[.$B$59]*[.C263]*[.C263]+[.$B$60]*[.C263]*[.C263]*[.C263])-273.5" office:value-type="float" office:value="-8.91052635002234" calcext:value-type="float">
            <text:p>-8.91052635</text:p>
          </table:table-cell>
          <table:table-cell table:formula="of:=MATCH([.A263];[.$F$2:.$F$52];-1)" office:value-type="string" office:string-value="" calcext:value-type="error">
            <text:p>#N/A</text:p>
          </table:table-cell>
          <table:table-cell table:formula="of:=1.8*[.D263]+32" office:value-type="float" office:value="15.9610525699598" calcext:value-type="float">
            <text:p>15.96105257</text:p>
          </table:table-cell>
          <table:table-cell table:formula="of:=32+MATCH(9*[.A26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3]-1" office:value-type="float" office:value="824" calcext:value-type="float">
            <text:p>824</text:p>
          </table:table-cell>
          <table:table-cell table:formula="of:=(10000*[.A264])/(1023-[.A264])" office:value-type="float" office:value="41407.0351758794" calcext:value-type="float">
            <text:p>41407.0351758794</text:p>
          </table:table-cell>
          <table:table-cell table:formula="of:=LN([.B264])" office:value-type="float" office:value="10.6312060771612" calcext:value-type="float">
            <text:p>10.6312060772</text:p>
          </table:table-cell>
          <table:table-cell table:formula="of:=1/([.$B$57]+[.$B$58]*[.C264]+[.$B$59]*[.C264]*[.C264]+[.$B$60]*[.C264]*[.C264]*[.C264])-273.5" office:value-type="float" office:value="-8.7776046295549" calcext:value-type="float">
            <text:p>-8.7776046296</text:p>
          </table:table-cell>
          <table:table-cell table:formula="of:=MATCH([.A264];[.$F$2:.$F$52];-1)" office:value-type="string" office:string-value="" calcext:value-type="error">
            <text:p>#N/A</text:p>
          </table:table-cell>
          <table:table-cell table:formula="of:=1.8*[.D264]+32" office:value-type="float" office:value="16.2003116668012" calcext:value-type="float">
            <text:p>16.2003116668</text:p>
          </table:table-cell>
          <table:table-cell table:formula="of:=32+MATCH(9*[.A26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4]-1" office:value-type="float" office:value="823" calcext:value-type="float">
            <text:p>823</text:p>
          </table:table-cell>
          <table:table-cell table:formula="of:=(10000*[.A265])/(1023-[.A265])" office:value-type="float" office:value="41150" calcext:value-type="float">
            <text:p>41150</text:p>
          </table:table-cell>
          <table:table-cell table:formula="of:=LN([.B265])" office:value-type="float" office:value="10.6249792061052" calcext:value-type="float">
            <text:p>10.6249792061</text:p>
          </table:table-cell>
          <table:table-cell table:formula="of:=1/([.$B$57]+[.$B$58]*[.C265]+[.$B$59]*[.C265]*[.C265]+[.$B$60]*[.C265]*[.C265]*[.C265])-273.5" office:value-type="float" office:value="-8.64507810727037" calcext:value-type="float">
            <text:p>-8.6450781073</text:p>
          </table:table-cell>
          <table:table-cell table:formula="of:=MATCH([.A265];[.$F$2:.$F$52];-1)" office:value-type="string" office:string-value="" calcext:value-type="error">
            <text:p>#N/A</text:p>
          </table:table-cell>
          <table:table-cell table:formula="of:=1.8*[.D265]+32" office:value-type="float" office:value="16.4388594069133" calcext:value-type="float">
            <text:p>16.4388594069</text:p>
          </table:table-cell>
          <table:table-cell table:formula="of:=32+MATCH(9*[.A26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5]-1" office:value-type="float" office:value="822" calcext:value-type="float">
            <text:p>822</text:p>
          </table:table-cell>
          <table:table-cell table:formula="of:=(10000*[.A266])/(1023-[.A266])" office:value-type="float" office:value="40895.5223880597" calcext:value-type="float">
            <text:p>40895.5223880597</text:p>
          </table:table-cell>
          <table:table-cell table:formula="of:=LN([.B266])" office:value-type="float" office:value="10.6187758589733" calcext:value-type="float">
            <text:p>10.618775859</text:p>
          </table:table-cell>
          <table:table-cell table:formula="of:=1/([.$B$57]+[.$B$58]*[.C266]+[.$B$59]*[.C266]*[.C266]+[.$B$60]*[.C266]*[.C266]*[.C266])-273.5" office:value-type="float" office:value="-8.51294245433979" calcext:value-type="float">
            <text:p>-8.5129424543</text:p>
          </table:table-cell>
          <table:table-cell table:formula="of:=MATCH([.A266];[.$F$2:.$F$52];-1)" office:value-type="string" office:string-value="" calcext:value-type="error">
            <text:p>#N/A</text:p>
          </table:table-cell>
          <table:table-cell table:formula="of:=1.8*[.D266]+32" office:value-type="float" office:value="16.6767035821884" calcext:value-type="float">
            <text:p>16.6767035822</text:p>
          </table:table-cell>
          <table:table-cell table:formula="of:=32+MATCH(9*[.A26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6]-1" office:value-type="float" office:value="821" calcext:value-type="float">
            <text:p>821</text:p>
          </table:table-cell>
          <table:table-cell table:formula="of:=(10000*[.A267])/(1023-[.A267])" office:value-type="float" office:value="40643.5643564356" calcext:value-type="float">
            <text:p>40643.5643564356</text:p>
          </table:table-cell>
          <table:table-cell table:formula="of:=LN([.B267])" office:value-type="float" office:value="10.6125957840274" calcext:value-type="float">
            <text:p>10.612595784</text:p>
          </table:table-cell>
          <table:table-cell table:formula="of:=1/([.$B$57]+[.$B$58]*[.C267]+[.$B$59]*[.C267]*[.C267]+[.$B$60]*[.C267]*[.C267]*[.C267])-273.5" office:value-type="float" office:value="-8.38119340191662" calcext:value-type="float">
            <text:p>-8.3811934019</text:p>
          </table:table-cell>
          <table:table-cell table:formula="of:=MATCH([.A267];[.$F$2:.$F$52];-1)" office:value-type="string" office:string-value="" calcext:value-type="error">
            <text:p>#N/A</text:p>
          </table:table-cell>
          <table:table-cell table:formula="of:=1.8*[.D267]+32" office:value-type="float" office:value="16.9138518765501" calcext:value-type="float">
            <text:p>16.9138518766</text:p>
          </table:table-cell>
          <table:table-cell table:formula="of:=32+MATCH(9*[.A26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7]-1" office:value-type="float" office:value="820" calcext:value-type="float">
            <text:p>820</text:p>
          </table:table-cell>
          <table:table-cell table:formula="of:=(10000*[.A268])/(1023-[.A268])" office:value-type="float" office:value="40394.0886699507" calcext:value-type="float">
            <text:p>40394.0886699507</text:p>
          </table:table-cell>
          <table:table-cell table:formula="of:=LN([.B268])" office:value-type="float" office:value="10.6064387331927" calcext:value-type="float">
            <text:p>10.6064387332</text:p>
          </table:table-cell>
          <table:table-cell table:formula="of:=1/([.$B$57]+[.$B$58]*[.C268]+[.$B$59]*[.C268]*[.C268]+[.$B$60]*[.C268]*[.C268]*[.C268])-273.5" office:value-type="float" office:value="-8.24982673997039" calcext:value-type="float">
            <text:p>-8.24982674</text:p>
          </table:table-cell>
          <table:table-cell table:formula="of:=MATCH([.A268];[.$F$2:.$F$52];-1)" office:value-type="string" office:string-value="" calcext:value-type="error">
            <text:p>#N/A</text:p>
          </table:table-cell>
          <table:table-cell table:formula="of:=1.8*[.D268]+32" office:value-type="float" office:value="17.1503118680533" calcext:value-type="float">
            <text:p>17.1503118681</text:p>
          </table:table-cell>
          <table:table-cell table:formula="of:=32+MATCH(9*[.A26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8]-1" office:value-type="float" office:value="819" calcext:value-type="float">
            <text:p>819</text:p>
          </table:table-cell>
          <table:table-cell table:formula="of:=(10000*[.A269])/(1023-[.A269])" office:value-type="float" office:value="40147.0588235294" calcext:value-type="float">
            <text:p>40147.0588235294</text:p>
          </table:table-cell>
          <table:table-cell table:formula="of:=LN([.B269])" office:value-type="float" office:value="10.600304461985" calcext:value-type="float">
            <text:p>10.600304462</text:p>
          </table:table-cell>
          <table:table-cell table:formula="of:=1/([.$B$57]+[.$B$58]*[.C269]+[.$B$59]*[.C269]*[.C269]+[.$B$60]*[.C269]*[.C269]*[.C269])-273.5" office:value-type="float" office:value="-8.11883831614836" calcext:value-type="float">
            <text:p>-8.1188383161</text:p>
          </table:table-cell>
          <table:table-cell table:formula="of:=MATCH([.A269];[.$F$2:.$F$52];-1)" office:value-type="string" office:string-value="" calcext:value-type="error">
            <text:p>#N/A</text:p>
          </table:table-cell>
          <table:table-cell table:formula="of:=1.8*[.D269]+32" office:value-type="float" office:value="17.386091030933" calcext:value-type="float">
            <text:p>17.3860910309</text:p>
          </table:table-cell>
          <table:table-cell table:formula="of:=32+MATCH(9*[.A26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69]-1" office:value-type="float" office:value="818" calcext:value-type="float">
            <text:p>818</text:p>
          </table:table-cell>
          <table:table-cell table:formula="of:=(10000*[.A270])/(1023-[.A270])" office:value-type="float" office:value="39902.4390243902" calcext:value-type="float">
            <text:p>39902.4390243902</text:p>
          </table:table-cell>
          <table:table-cell table:formula="of:=LN([.B270])" office:value-type="float" office:value="10.5941927294405" calcext:value-type="float">
            <text:p>10.5941927294</text:p>
          </table:table-cell>
          <table:table-cell table:formula="of:=1/([.$B$57]+[.$B$58]*[.C270]+[.$B$59]*[.C270]*[.C270]+[.$B$60]*[.C270]*[.C270]*[.C270])-273.5" office:value-type="float" office:value="-7.98822403466477" calcext:value-type="float">
            <text:p>-7.9882240347</text:p>
          </table:table-cell>
          <table:table-cell table:formula="of:=MATCH([.A270];[.$F$2:.$F$52];-1)" office:value-type="string" office:string-value="" calcext:value-type="error">
            <text:p>#N/A</text:p>
          </table:table-cell>
          <table:table-cell table:formula="of:=1.8*[.D270]+32" office:value-type="float" office:value="17.6211967376034" calcext:value-type="float">
            <text:p>17.6211967376</text:p>
          </table:table-cell>
          <table:table-cell table:formula="of:=32+MATCH(9*[.A27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0]-1" office:value-type="float" office:value="817" calcext:value-type="float">
            <text:p>817</text:p>
          </table:table-cell>
          <table:table-cell table:formula="of:=(10000*[.A271])/(1023-[.A271])" office:value-type="float" office:value="39660.1941747573" calcext:value-type="float">
            <text:p>39660.1941747573</text:p>
          </table:table-cell>
          <table:table-cell table:formula="of:=LN([.B271])" office:value-type="float" office:value="10.5881032980466" calcext:value-type="float">
            <text:p>10.588103298</text:p>
          </table:table-cell>
          <table:table-cell table:formula="of:=1/([.$B$57]+[.$B$58]*[.C271]+[.$B$59]*[.C271]*[.C271]+[.$B$60]*[.C271]*[.C271]*[.C271])-273.5" office:value-type="float" office:value="-7.85797985521651" calcext:value-type="float">
            <text:p>-7.8579798552</text:p>
          </table:table-cell>
          <table:table-cell table:formula="of:=MATCH([.A271];[.$F$2:.$F$52];-1)" office:value-type="string" office:string-value="" calcext:value-type="error">
            <text:p>#N/A</text:p>
          </table:table-cell>
          <table:table-cell table:formula="of:=1.8*[.D271]+32" office:value-type="float" office:value="17.8556362606103" calcext:value-type="float">
            <text:p>17.8556362606</text:p>
          </table:table-cell>
          <table:table-cell table:formula="of:=32+MATCH(9*[.A27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1]-1" office:value-type="float" office:value="816" calcext:value-type="float">
            <text:p>816</text:p>
          </table:table-cell>
          <table:table-cell table:formula="of:=(10000*[.A272])/(1023-[.A272])" office:value-type="float" office:value="39420.2898550725" calcext:value-type="float">
            <text:p>39420.2898550725</text:p>
          </table:table-cell>
          <table:table-cell table:formula="of:=LN([.B272])" office:value-type="float" office:value="10.5820359336749" calcext:value-type="float">
            <text:p>10.5820359337</text:p>
          </table:table-cell>
          <table:table-cell table:formula="of:=1/([.$B$57]+[.$B$58]*[.C272]+[.$B$59]*[.C272]*[.C272]+[.$B$60]*[.C272]*[.C272]*[.C272])-273.5" office:value-type="float" office:value="-7.72810179192379" calcext:value-type="float">
            <text:p>-7.7281017919</text:p>
          </table:table-cell>
          <table:table-cell table:formula="of:=MATCH([.A272];[.$F$2:.$F$52];-1)" office:value-type="string" office:string-value="" calcext:value-type="error">
            <text:p>#N/A</text:p>
          </table:table-cell>
          <table:table-cell table:formula="of:=1.8*[.D272]+32" office:value-type="float" office:value="18.0894167745372" calcext:value-type="float">
            <text:p>18.0894167745</text:p>
          </table:table-cell>
          <table:table-cell table:formula="of:=32+MATCH(9*[.A27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2]-1" office:value-type="float" office:value="815" calcext:value-type="float">
            <text:p>815</text:p>
          </table:table-cell>
          <table:table-cell table:formula="of:=(10000*[.A273])/(1023-[.A273])" office:value-type="float" office:value="39182.6923076923" calcext:value-type="float">
            <text:p>39182.6923076923</text:p>
          </table:table-cell>
          <table:table-cell table:formula="of:=LN([.B273])" office:value-type="float" office:value="10.5759904055157" calcext:value-type="float">
            <text:p>10.5759904055</text:p>
          </table:table-cell>
          <table:table-cell table:formula="of:=1/([.$B$57]+[.$B$58]*[.C273]+[.$B$59]*[.C273]*[.C273]+[.$B$60]*[.C273]*[.C273]*[.C273])-273.5" office:value-type="float" office:value="-7.59858591229659" calcext:value-type="float">
            <text:p>-7.5985859123</text:p>
          </table:table-cell>
          <table:table-cell table:formula="of:=MATCH([.A273];[.$F$2:.$F$52];-1)" office:value-type="string" office:string-value="" calcext:value-type="error">
            <text:p>#N/A</text:p>
          </table:table-cell>
          <table:table-cell table:formula="of:=1.8*[.D273]+32" office:value-type="float" office:value="18.3225453578661" calcext:value-type="float">
            <text:p>18.3225453579</text:p>
          </table:table-cell>
          <table:table-cell table:formula="of:=32+MATCH(9*[.A27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3]-1" office:value-type="float" office:value="814" calcext:value-type="float">
            <text:p>814</text:p>
          </table:table-cell>
          <table:table-cell table:formula="of:=(10000*[.A274])/(1023-[.A274])" office:value-type="float" office:value="38947.3684210526" calcext:value-type="float">
            <text:p>38947.3684210526</text:p>
          </table:table-cell>
          <table:table-cell table:formula="of:=LN([.B274])" office:value-type="float" office:value="10.5699664860139" calcext:value-type="float">
            <text:p>10.569966486</text:p>
          </table:table-cell>
          <table:table-cell table:formula="of:=1/([.$B$57]+[.$B$58]*[.C274]+[.$B$59]*[.C274]*[.C274]+[.$B$60]*[.C274]*[.C274]*[.C274])-273.5" office:value-type="float" office:value="-7.46942833622467" calcext:value-type="float">
            <text:p>-7.4694283362</text:p>
          </table:table-cell>
          <table:table-cell table:formula="of:=MATCH([.A274];[.$F$2:.$F$52];-1)" office:value-type="string" office:string-value="" calcext:value-type="error">
            <text:p>#N/A</text:p>
          </table:table-cell>
          <table:table-cell table:formula="of:=1.8*[.D274]+32" office:value-type="float" office:value="18.5550289947956" calcext:value-type="float">
            <text:p>18.5550289948</text:p>
          </table:table-cell>
          <table:table-cell table:formula="of:=32+MATCH(9*[.A27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4]-1" office:value-type="float" office:value="813" calcext:value-type="float">
            <text:p>813</text:p>
          </table:table-cell>
          <table:table-cell table:formula="of:=(10000*[.A275])/(1023-[.A275])" office:value-type="float" office:value="38714.2857142857" calcext:value-type="float">
            <text:p>38714.2857142857</text:p>
          </table:table-cell>
          <table:table-cell table:formula="of:=LN([.B275])" office:value-type="float" office:value="10.5639639508065" calcext:value-type="float">
            <text:p>10.5639639508</text:p>
          </table:table-cell>
          <table:table-cell table:formula="of:=1/([.$B$57]+[.$B$58]*[.C275]+[.$B$59]*[.C275]*[.C275]+[.$B$60]*[.C275]*[.C275]*[.C275])-273.5" office:value-type="float" office:value="-7.34062523499125" calcext:value-type="float">
            <text:p>-7.340625235</text:p>
          </table:table-cell>
          <table:table-cell table:formula="of:=MATCH([.A275];[.$F$2:.$F$52];-1)" office:value-type="string" office:string-value="" calcext:value-type="error">
            <text:p>#N/A</text:p>
          </table:table-cell>
          <table:table-cell table:formula="of:=1.8*[.D275]+32" office:value-type="float" office:value="18.7868745770157" calcext:value-type="float">
            <text:p>18.786874577</text:p>
          </table:table-cell>
          <table:table-cell table:formula="of:=32+MATCH(9*[.A27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5]-1" office:value-type="float" office:value="812" calcext:value-type="float">
            <text:p>812</text:p>
          </table:table-cell>
          <table:table-cell table:formula="of:=(10000*[.A276])/(1023-[.A276])" office:value-type="float" office:value="38483.4123222749" calcext:value-type="float">
            <text:p>38483.4123222749</text:p>
          </table:table-cell>
          <table:table-cell table:formula="of:=LN([.B276])" office:value-type="float" office:value="10.5579825786618" calcext:value-type="float">
            <text:p>10.5579825787</text:p>
          </table:table-cell>
          <table:table-cell table:formula="of:=1/([.$B$57]+[.$B$58]*[.C276]+[.$B$59]*[.C276]*[.C276]+[.$B$60]*[.C276]*[.C276]*[.C276])-273.5" office:value-type="float" office:value="-7.21217283031007" calcext:value-type="float">
            <text:p>-7.2121728303</text:p>
          </table:table-cell>
          <table:table-cell table:formula="of:=MATCH([.A276];[.$F$2:.$F$52];-1)" office:value-type="string" office:string-value="" calcext:value-type="error">
            <text:p>#N/A</text:p>
          </table:table-cell>
          <table:table-cell table:formula="of:=1.8*[.D276]+32" office:value-type="float" office:value="19.0180889054419" calcext:value-type="float">
            <text:p>19.0180889054</text:p>
          </table:table-cell>
          <table:table-cell table:formula="of:=32+MATCH(9*[.A27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6]-1" office:value-type="float" office:value="811" calcext:value-type="float">
            <text:p>811</text:p>
          </table:table-cell>
          <table:table-cell table:formula="of:=(10000*[.A277])/(1023-[.A277])" office:value-type="float" office:value="38254.7169811321" calcext:value-type="float">
            <text:p>38254.7169811321</text:p>
          </table:table-cell>
          <table:table-cell table:formula="of:=LN([.B277])" office:value-type="float" office:value="10.5520221514196" calcext:value-type="float">
            <text:p>10.5520221514</text:p>
          </table:table-cell>
          <table:table-cell table:formula="of:=1/([.$B$57]+[.$B$58]*[.C277]+[.$B$59]*[.C277]*[.C277]+[.$B$60]*[.C277]*[.C277]*[.C277])-273.5" office:value-type="float" office:value="-7.08406739338381" calcext:value-type="float">
            <text:p>-7.0840673934</text:p>
          </table:table-cell>
          <table:table-cell table:formula="of:=MATCH([.A277];[.$F$2:.$F$52];-1)" office:value-type="string" office:string-value="" calcext:value-type="error">
            <text:p>#N/A</text:p>
          </table:table-cell>
          <table:table-cell table:formula="of:=1.8*[.D277]+32" office:value-type="float" office:value="19.2486786919092" calcext:value-type="float">
            <text:p>19.2486786919</text:p>
          </table:table-cell>
          <table:table-cell table:formula="of:=32+MATCH(9*[.A27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7]-1" office:value-type="float" office:value="810" calcext:value-type="float">
            <text:p>810</text:p>
          </table:table-cell>
          <table:table-cell table:formula="of:=(10000*[.A278])/(1023-[.A278])" office:value-type="float" office:value="38028.1690140845" calcext:value-type="float">
            <text:p>38028.1690140845</text:p>
          </table:table-cell>
          <table:table-cell table:formula="of:=LN([.B278])" office:value-type="float" office:value="10.5460824539332" calcext:value-type="float">
            <text:p>10.5460824539</text:p>
          </table:table-cell>
          <table:table-cell table:formula="of:=1/([.$B$57]+[.$B$58]*[.C278]+[.$B$59]*[.C278]*[.C278]+[.$B$60]*[.C278]*[.C278]*[.C278])-273.5" office:value-type="float" office:value="-6.95630524398484" calcext:value-type="float">
            <text:p>-6.956305244</text:p>
          </table:table-cell>
          <table:table-cell table:formula="of:=MATCH([.A278];[.$F$2:.$F$52];-1)" office:value-type="string" office:string-value="" calcext:value-type="error">
            <text:p>#N/A</text:p>
          </table:table-cell>
          <table:table-cell table:formula="of:=1.8*[.D278]+32" office:value-type="float" office:value="19.4786505608273" calcext:value-type="float">
            <text:p>19.4786505608</text:p>
          </table:table-cell>
          <table:table-cell table:formula="of:=32+MATCH(9*[.A27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8]-1" office:value-type="float" office:value="809" calcext:value-type="float">
            <text:p>809</text:p>
          </table:table-cell>
          <table:table-cell table:formula="of:=(10000*[.A279])/(1023-[.A279])" office:value-type="float" office:value="37803.738317757" calcext:value-type="float">
            <text:p>37803.738317757</text:p>
          </table:table-cell>
          <table:table-cell table:formula="of:=LN([.B279])" office:value-type="float" office:value="10.5401632740128" calcext:value-type="float">
            <text:p>10.540163274</text:p>
          </table:table-cell>
          <table:table-cell table:formula="of:=1/([.$B$57]+[.$B$58]*[.C279]+[.$B$59]*[.C279]*[.C279]+[.$B$60]*[.C279]*[.C279]*[.C279])-273.5" office:value-type="float" office:value="-6.82888274955667" calcext:value-type="float">
            <text:p>-6.8288827496</text:p>
          </table:table-cell>
          <table:table-cell table:formula="of:=MATCH([.A279];[.$F$2:.$F$52];-1)" office:value-type="string" office:string-value="" calcext:value-type="error">
            <text:p>#N/A</text:p>
          </table:table-cell>
          <table:table-cell table:formula="of:=1.8*[.D279]+32" office:value-type="float" office:value="19.708011050798" calcext:value-type="float">
            <text:p>19.7080110508</text:p>
          </table:table-cell>
          <table:table-cell table:formula="of:=32+MATCH(9*[.A27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79]-1" office:value-type="float" office:value="808" calcext:value-type="float">
            <text:p>808</text:p>
          </table:table-cell>
          <table:table-cell table:formula="of:=(10000*[.A280])/(1023-[.A280])" office:value-type="float" office:value="37581.3953488372" calcext:value-type="float">
            <text:p>37581.3953488372</text:p>
          </table:table-cell>
          <table:table-cell table:formula="of:=LN([.B280])" office:value-type="float" office:value="10.5342644023696" calcext:value-type="float">
            <text:p>10.5342644024</text:p>
          </table:table-cell>
          <table:table-cell table:formula="of:=1/([.$B$57]+[.$B$58]*[.C280]+[.$B$59]*[.C280]*[.C280]+[.$B$60]*[.C280]*[.C280]*[.C280])-273.5" office:value-type="float" office:value="-6.70179632433604" calcext:value-type="float">
            <text:p>-6.7017963243</text:p>
          </table:table-cell>
          <table:table-cell table:formula="of:=MATCH([.A280];[.$F$2:.$F$52];-1)" office:value-type="string" office:string-value="" calcext:value-type="error">
            <text:p>#N/A</text:p>
          </table:table-cell>
          <table:table-cell table:formula="of:=1.8*[.D280]+32" office:value-type="float" office:value="19.9367666161951" calcext:value-type="float">
            <text:p>19.9367666162</text:p>
          </table:table-cell>
          <table:table-cell table:formula="of:=32+MATCH(9*[.A28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0]-1" office:value-type="float" office:value="807" calcext:value-type="float">
            <text:p>807</text:p>
          </table:table-cell>
          <table:table-cell table:formula="of:=(10000*[.A281])/(1023-[.A281])" office:value-type="float" office:value="37361.1111111111" calcext:value-type="float">
            <text:p>37361.1111111111</text:p>
          </table:table-cell>
          <table:table-cell table:formula="of:=LN([.B281])" office:value-type="float" office:value="10.528385632562" calcext:value-type="float">
            <text:p>10.5283856326</text:p>
          </table:table-cell>
          <table:table-cell table:formula="of:=1/([.$B$57]+[.$B$58]*[.C281]+[.$B$59]*[.C281]*[.C281]+[.$B$60]*[.C281]*[.C281]*[.C281])-273.5" office:value-type="float" office:value="-6.57504242849444" calcext:value-type="float">
            <text:p>-6.5750424285</text:p>
          </table:table-cell>
          <table:table-cell table:formula="of:=MATCH([.A281];[.$F$2:.$F$52];-1)" office:value-type="string" office:string-value="" calcext:value-type="error">
            <text:p>#N/A</text:p>
          </table:table-cell>
          <table:table-cell table:formula="of:=1.8*[.D281]+32" office:value-type="float" office:value="20.16492362871" calcext:value-type="float">
            <text:p>20.1649236287</text:p>
          </table:table-cell>
          <table:table-cell table:formula="of:=32+MATCH(9*[.A28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1]-1" office:value-type="float" office:value="806" calcext:value-type="float">
            <text:p>806</text:p>
          </table:table-cell>
          <table:table-cell table:formula="of:=(10000*[.A282])/(1023-[.A282])" office:value-type="float" office:value="37142.8571428571" calcext:value-type="float">
            <text:p>37142.8571428571</text:p>
          </table:table-cell>
          <table:table-cell table:formula="of:=LN([.B282])" office:value-type="float" office:value="10.5225267609424" calcext:value-type="float">
            <text:p>10.5225267609</text:p>
          </table:table-cell>
          <table:table-cell table:formula="of:=1/([.$B$57]+[.$B$58]*[.C282]+[.$B$59]*[.C282]*[.C282]+[.$B$60]*[.C282]*[.C282]*[.C282])-273.5" office:value-type="float" office:value="-6.44861756729949" calcext:value-type="float">
            <text:p>-6.4486175673</text:p>
          </table:table-cell>
          <table:table-cell table:formula="of:=MATCH([.A282];[.$F$2:.$F$52];-1)" office:value-type="string" office:string-value="" calcext:value-type="error">
            <text:p>#N/A</text:p>
          </table:table-cell>
          <table:table-cell table:formula="of:=1.8*[.D282]+32" office:value-type="float" office:value="20.3924883788609" calcext:value-type="float">
            <text:p>20.3924883789</text:p>
          </table:table-cell>
          <table:table-cell table:formula="of:=32+MATCH(9*[.A28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2]-1" office:value-type="float" office:value="805" calcext:value-type="float">
            <text:p>805</text:p>
          </table:table-cell>
          <table:table-cell table:formula="of:=(10000*[.A283])/(1023-[.A283])" office:value-type="float" office:value="36926.6055045872" calcext:value-type="float">
            <text:p>36926.6055045872</text:p>
          </table:table-cell>
          <table:table-cell table:formula="of:=LN([.B283])" office:value-type="float" office:value="10.5166875866057" calcext:value-type="float">
            <text:p>10.5166875866</text:p>
          </table:table-cell>
          <table:table-cell table:formula="of:=1/([.$B$57]+[.$B$58]*[.C283]+[.$B$59]*[.C283]*[.C283]+[.$B$60]*[.C283]*[.C283]*[.C283])-273.5" office:value-type="float" office:value="-6.32251829029491" calcext:value-type="float">
            <text:p>-6.3225182903</text:p>
          </table:table-cell>
          <table:table-cell table:formula="of:=MATCH([.A283];[.$F$2:.$F$52];-1)" office:value-type="string" office:string-value="" calcext:value-type="error">
            <text:p>#N/A</text:p>
          </table:table-cell>
          <table:table-cell table:formula="of:=1.8*[.D283]+32" office:value-type="float" office:value="20.6194670774692" calcext:value-type="float">
            <text:p>20.6194670775</text:p>
          </table:table-cell>
          <table:table-cell table:formula="of:=32+MATCH(9*[.A28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3]-1" office:value-type="float" office:value="804" calcext:value-type="float">
            <text:p>804</text:p>
          </table:table-cell>
          <table:table-cell table:formula="of:=(10000*[.A284])/(1023-[.A284])" office:value-type="float" office:value="36712.3287671233" calcext:value-type="float">
            <text:p>36712.3287671233</text:p>
          </table:table-cell>
          <table:table-cell table:formula="of:=LN([.B284])" office:value-type="float" office:value="10.5108679113386" calcext:value-type="float">
            <text:p>10.5108679113</text:p>
          </table:table-cell>
          <table:table-cell table:formula="of:=1/([.$B$57]+[.$B$58]*[.C284]+[.$B$59]*[.C284]*[.C284]+[.$B$60]*[.C284]*[.C284]*[.C284])-273.5" office:value-type="float" office:value="-6.19674119049887" calcext:value-type="float">
            <text:p>-6.1967411905</text:p>
          </table:table-cell>
          <table:table-cell table:formula="of:=MATCH([.A284];[.$F$2:.$F$52];-1)" office:value-type="string" office:string-value="" calcext:value-type="error">
            <text:p>#N/A</text:p>
          </table:table-cell>
          <table:table-cell table:formula="of:=1.8*[.D284]+32" office:value-type="float" office:value="20.845865857102" calcext:value-type="float">
            <text:p>20.8458658571</text:p>
          </table:table-cell>
          <table:table-cell table:formula="of:=32+MATCH(9*[.A28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4]-1" office:value-type="float" office:value="803" calcext:value-type="float">
            <text:p>803</text:p>
          </table:table-cell>
          <table:table-cell table:formula="of:=(10000*[.A285])/(1023-[.A285])" office:value-type="float" office:value="36500" calcext:value-type="float">
            <text:p>36500</text:p>
          </table:table-cell>
          <table:table-cell table:formula="of:=LN([.B285])" office:value-type="float" office:value="10.5050675395706" calcext:value-type="float">
            <text:p>10.5050675396</text:p>
          </table:table-cell>
          <table:table-cell table:formula="of:=1/([.$B$57]+[.$B$58]*[.C285]+[.$B$59]*[.C285]*[.C285]+[.$B$60]*[.C285]*[.C285]*[.C285])-273.5" office:value-type="float" office:value="-6.07128290361987" calcext:value-type="float">
            <text:p>-6.0712829036</text:p>
          </table:table-cell>
          <table:table-cell table:formula="of:=MATCH([.A285];[.$F$2:.$F$52];-1)" office:value-type="string" office:string-value="" calcext:value-type="error">
            <text:p>#N/A</text:p>
          </table:table-cell>
          <table:table-cell table:formula="of:=1.8*[.D285]+32" office:value-type="float" office:value="21.0716907734842" calcext:value-type="float">
            <text:p>21.0716907735</text:p>
          </table:table-cell>
          <table:table-cell table:formula="of:=32+MATCH(9*[.A28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5]-1" office:value-type="float" office:value="802" calcext:value-type="float">
            <text:p>802</text:p>
          </table:table-cell>
          <table:table-cell table:formula="of:=(10000*[.A286])/(1023-[.A286])" office:value-type="float" office:value="36289.592760181" calcext:value-type="float">
            <text:p>36289.592760181</text:p>
          </table:table-cell>
          <table:table-cell table:formula="of:=LN([.B286])" office:value-type="float" office:value="10.4992862783249" calcext:value-type="float">
            <text:p>10.4992862783</text:p>
          </table:table-cell>
          <table:table-cell table:formula="of:=1/([.$B$57]+[.$B$58]*[.C286]+[.$B$59]*[.C286]*[.C286]+[.$B$60]*[.C286]*[.C286]*[.C286])-273.5" office:value-type="float" office:value="-5.94614010729043" calcext:value-type="float">
            <text:p>-5.9461401073</text:p>
          </table:table-cell>
          <table:table-cell table:formula="of:=MATCH([.A286];[.$F$2:.$F$52];-1)" office:value-type="string" office:string-value="" calcext:value-type="error">
            <text:p>#N/A</text:p>
          </table:table-cell>
          <table:table-cell table:formula="of:=1.8*[.D286]+32" office:value-type="float" office:value="21.2969478068772" calcext:value-type="float">
            <text:p>21.2969478069</text:p>
          </table:table-cell>
          <table:table-cell table:formula="of:=32+MATCH(9*[.A28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6]-1" office:value-type="float" office:value="801" calcext:value-type="float">
            <text:p>801</text:p>
          </table:table-cell>
          <table:table-cell table:formula="of:=(10000*[.A287])/(1023-[.A287])" office:value-type="float" office:value="36081.0810810811" calcext:value-type="float">
            <text:p>36081.0810810811</text:p>
          </table:table-cell>
          <table:table-cell table:formula="of:=LN([.B287])" office:value-type="float" office:value="10.4935239371723" calcext:value-type="float">
            <text:p>10.4935239372</text:p>
          </table:table-cell>
          <table:table-cell table:formula="of:=1/([.$B$57]+[.$B$58]*[.C287]+[.$B$59]*[.C287]*[.C287]+[.$B$60]*[.C287]*[.C287]*[.C287])-273.5" office:value-type="float" office:value="-5.82130952031707" calcext:value-type="float">
            <text:p>-5.8213095203</text:p>
          </table:table-cell>
          <table:table-cell table:formula="of:=MATCH([.A287];[.$F$2:.$F$52];-1)" office:value-type="string" office:string-value="" calcext:value-type="error">
            <text:p>#N/A</text:p>
          </table:table-cell>
          <table:table-cell table:formula="of:=1.8*[.D287]+32" office:value-type="float" office:value="21.5216428634293" calcext:value-type="float">
            <text:p>21.5216428634</text:p>
          </table:table-cell>
          <table:table-cell table:formula="of:=32+MATCH(9*[.A28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7]-1" office:value-type="float" office:value="800" calcext:value-type="float">
            <text:p>800</text:p>
          </table:table-cell>
          <table:table-cell table:formula="of:=(10000*[.A288])/(1023-[.A288])" office:value-type="float" office:value="35874.4394618834" calcext:value-type="float">
            <text:p>35874.4394618834</text:p>
          </table:table-cell>
          <table:table-cell table:formula="of:=LN([.B288])" office:value-type="float" office:value="10.487780328184" calcext:value-type="float">
            <text:p>10.4877803282</text:p>
          </table:table-cell>
          <table:table-cell table:formula="of:=1/([.$B$57]+[.$B$58]*[.C288]+[.$B$59]*[.C288]*[.C288]+[.$B$60]*[.C288]*[.C288]*[.C288])-273.5" office:value-type="float" office:value="-5.6967879019474" calcext:value-type="float">
            <text:p>-5.6967879019</text:p>
          </table:table-cell>
          <table:table-cell table:formula="of:=MATCH([.A288];[.$F$2:.$F$52];-1)" office:value-type="string" office:string-value="" calcext:value-type="error">
            <text:p>#N/A</text:p>
          </table:table-cell>
          <table:table-cell table:formula="of:=1.8*[.D288]+32" office:value-type="float" office:value="21.7457817764947" calcext:value-type="float">
            <text:p>21.7457817765</text:p>
          </table:table-cell>
          <table:table-cell table:formula="of:=32+MATCH(9*[.A28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8]-1" office:value-type="float" office:value="799" calcext:value-type="float">
            <text:p>799</text:p>
          </table:table-cell>
          <table:table-cell table:formula="of:=(10000*[.A289])/(1023-[.A289])" office:value-type="float" office:value="35669.6428571429" calcext:value-type="float">
            <text:p>35669.6428571429</text:p>
          </table:table-cell>
          <table:table-cell table:formula="of:=LN([.B289])" office:value-type="float" office:value="10.4820552658874" calcext:value-type="float">
            <text:p>10.4820552659</text:p>
          </table:table-cell>
          <table:table-cell table:formula="of:=1/([.$B$57]+[.$B$58]*[.C289]+[.$B$59]*[.C289]*[.C289]+[.$B$60]*[.C289]*[.C289]*[.C289])-273.5" office:value-type="float" office:value="-5.57257205115252" calcext:value-type="float">
            <text:p>-5.5725720512</text:p>
          </table:table-cell>
          <table:table-cell table:formula="of:=MATCH([.A289];[.$F$2:.$F$52];-1)" office:value-type="string" office:string-value="" calcext:value-type="error">
            <text:p>#N/A</text:p>
          </table:table-cell>
          <table:table-cell table:formula="of:=1.8*[.D289]+32" office:value-type="float" office:value="21.9693703079255" calcext:value-type="float">
            <text:p>21.9693703079</text:p>
          </table:table-cell>
          <table:table-cell table:formula="of:=32+MATCH(9*[.A28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89]-1" office:value-type="float" office:value="798" calcext:value-type="float">
            <text:p>798</text:p>
          </table:table-cell>
          <table:table-cell table:formula="of:=(10000*[.A290])/(1023-[.A290])" office:value-type="float" office:value="35466.6666666667" calcext:value-type="float">
            <text:p>35466.6666666667</text:p>
          </table:table-cell>
          <table:table-cell table:formula="of:=LN([.B290])" office:value-type="float" office:value="10.4763485672216" calcext:value-type="float">
            <text:p>10.4763485672</text:p>
          </table:table-cell>
          <table:table-cell table:formula="of:=1/([.$B$57]+[.$B$58]*[.C290]+[.$B$59]*[.C290]*[.C290]+[.$B$60]*[.C290]*[.C290]*[.C290])-273.5" office:value-type="float" office:value="-5.4486588059255" calcext:value-type="float">
            <text:p>-5.4486588059</text:p>
          </table:table-cell>
          <table:table-cell table:formula="of:=MATCH([.A290];[.$F$2:.$F$52];-1)" office:value-type="string" office:string-value="" calcext:value-type="error">
            <text:p>#N/A</text:p>
          </table:table-cell>
          <table:table-cell table:formula="of:=1.8*[.D290]+32" office:value-type="float" office:value="22.1924141493341" calcext:value-type="float">
            <text:p>22.1924141493</text:p>
          </table:table-cell>
          <table:table-cell table:formula="of:=32+MATCH(9*[.A29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0]-1" office:value-type="float" office:value="797" calcext:value-type="float">
            <text:p>797</text:p>
          </table:table-cell>
          <table:table-cell table:formula="of:=(10000*[.A291])/(1023-[.A291])" office:value-type="float" office:value="35265.4867256637" calcext:value-type="float">
            <text:p>35265.4867256637</text:p>
          </table:table-cell>
          <table:table-cell table:formula="of:=LN([.B291])" office:value-type="float" office:value="10.4706600514941" calcext:value-type="float">
            <text:p>10.4706600515</text:p>
          </table:table-cell>
          <table:table-cell table:formula="of:=1/([.$B$57]+[.$B$58]*[.C291]+[.$B$59]*[.C291]*[.C291]+[.$B$60]*[.C291]*[.C291]*[.C291])-273.5" office:value-type="float" office:value="-5.32504504259475" calcext:value-type="float">
            <text:p>-5.3250450426</text:p>
          </table:table-cell>
          <table:table-cell table:formula="of:=MATCH([.A291];[.$F$2:.$F$52];-1)" office:value-type="string" office:string-value="" calcext:value-type="error">
            <text:p>#N/A</text:p>
          </table:table-cell>
          <table:table-cell table:formula="of:=1.8*[.D291]+32" office:value-type="float" office:value="22.4149189233294" calcext:value-type="float">
            <text:p>22.4149189233</text:p>
          </table:table-cell>
          <table:table-cell table:formula="of:=32+MATCH(9*[.A29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1]-1" office:value-type="float" office:value="796" calcext:value-type="float">
            <text:p>796</text:p>
          </table:table-cell>
          <table:table-cell table:formula="of:=(10000*[.A292])/(1023-[.A292])" office:value-type="float" office:value="35066.0792951542" calcext:value-type="float">
            <text:p>35066.0792951542</text:p>
          </table:table-cell>
          <table:table-cell table:formula="of:=LN([.B292])" office:value-type="float" office:value="10.4649895403392" calcext:value-type="float">
            <text:p>10.4649895403</text:p>
          </table:table-cell>
          <table:table-cell table:formula="of:=1/([.$B$57]+[.$B$58]*[.C292]+[.$B$59]*[.C292]*[.C292]+[.$B$60]*[.C292]*[.C292]*[.C292])-273.5" office:value-type="float" office:value="-5.20172767515214" calcext:value-type="float">
            <text:p>-5.2017276752</text:p>
          </table:table-cell>
          <table:table-cell table:formula="of:=MATCH([.A292];[.$F$2:.$F$52];-1)" office:value-type="string" office:string-value="" calcext:value-type="error">
            <text:p>#N/A</text:p>
          </table:table-cell>
          <table:table-cell table:formula="of:=1.8*[.D292]+32" office:value-type="float" office:value="22.6368901847261" calcext:value-type="float">
            <text:p>22.6368901847</text:p>
          </table:table-cell>
          <table:table-cell table:formula="of:=32+MATCH(9*[.A29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2]-1" office:value-type="float" office:value="795" calcext:value-type="float">
            <text:p>795</text:p>
          </table:table-cell>
          <table:table-cell table:formula="of:=(10000*[.A293])/(1023-[.A293])" office:value-type="float" office:value="34868.4210526316" calcext:value-type="float">
            <text:p>34868.4210526316</text:p>
          </table:table-cell>
          <table:table-cell table:formula="of:=LN([.B293])" office:value-type="float" office:value="10.4593368576761" calcext:value-type="float">
            <text:p>10.4593368577</text:p>
          </table:table-cell>
          <table:table-cell table:formula="of:=1/([.$B$57]+[.$B$58]*[.C293]+[.$B$59]*[.C293]*[.C293]+[.$B$60]*[.C293]*[.C293]*[.C293])-273.5" office:value-type="float" office:value="-5.07870365459593" calcext:value-type="float">
            <text:p>-5.0787036546</text:p>
          </table:table-cell>
          <table:table-cell table:formula="of:=MATCH([.A293];[.$F$2:.$F$52];-1)" office:value-type="string" office:string-value="" calcext:value-type="error">
            <text:p>#N/A</text:p>
          </table:table-cell>
          <table:table-cell table:formula="of:=1.8*[.D293]+32" office:value-type="float" office:value="22.8583334217273" calcext:value-type="float">
            <text:p>22.8583334217</text:p>
          </table:table-cell>
          <table:table-cell table:formula="of:=32+MATCH(9*[.A29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3]-1" office:value-type="float" office:value="794" calcext:value-type="float">
            <text:p>794</text:p>
          </table:table-cell>
          <table:table-cell table:formula="of:=(10000*[.A294])/(1023-[.A294])" office:value-type="float" office:value="34672.4890829694" calcext:value-type="float">
            <text:p>34672.4890829694</text:p>
          </table:table-cell>
          <table:table-cell table:formula="of:=LN([.B294])" office:value-type="float" office:value="10.4537018296691" calcext:value-type="float">
            <text:p>10.4537018297</text:p>
          </table:table-cell>
          <table:table-cell table:formula="of:=1/([.$B$57]+[.$B$58]*[.C294]+[.$B$59]*[.C294]*[.C294]+[.$B$60]*[.C294]*[.C294]*[.C294])-273.5" office:value-type="float" office:value="-4.95596996828687" calcext:value-type="float">
            <text:p>-4.9559699683</text:p>
          </table:table-cell>
          <table:table-cell table:formula="of:=MATCH([.A294];[.$F$2:.$F$52];-1)" office:value-type="string" office:string-value="" calcext:value-type="error">
            <text:p>#N/A</text:p>
          </table:table-cell>
          <table:table-cell table:formula="of:=1.8*[.D294]+32" office:value-type="float" office:value="23.0792540570836" calcext:value-type="float">
            <text:p>23.0792540571</text:p>
          </table:table-cell>
          <table:table-cell table:formula="of:=32+MATCH(9*[.A29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4]-1" office:value-type="float" office:value="793" calcext:value-type="float">
            <text:p>793</text:p>
          </table:table-cell>
          <table:table-cell table:formula="of:=(10000*[.A295])/(1023-[.A295])" office:value-type="float" office:value="34478.2608695652" calcext:value-type="float">
            <text:p>34478.2608695652</text:p>
          </table:table-cell>
          <table:table-cell table:formula="of:=LN([.B295])" office:value-type="float" office:value="10.4480842846878" calcext:value-type="float">
            <text:p>10.4480842847</text:p>
          </table:table-cell>
          <table:table-cell table:formula="of:=1/([.$B$57]+[.$B$58]*[.C295]+[.$B$59]*[.C295]*[.C295]+[.$B$60]*[.C295]*[.C295]*[.C295])-273.5" office:value-type="float" office:value="-4.83352363931886" calcext:value-type="float">
            <text:p>-4.8335236393</text:p>
          </table:table-cell>
          <table:table-cell table:formula="of:=MATCH([.A295];[.$F$2:.$F$52];-1)" office:value-type="string" office:string-value="" calcext:value-type="error">
            <text:p>#N/A</text:p>
          </table:table-cell>
          <table:table-cell table:formula="of:=1.8*[.D295]+32" office:value-type="float" office:value="23.2996574492261" calcext:value-type="float">
            <text:p>23.2996574492</text:p>
          </table:table-cell>
          <table:table-cell table:formula="of:=32+MATCH(9*[.A29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5]-1" office:value-type="float" office:value="792" calcext:value-type="float">
            <text:p>792</text:p>
          </table:table-cell>
          <table:table-cell table:formula="of:=(10000*[.A296])/(1023-[.A296])" office:value-type="float" office:value="34285.7142857143" calcext:value-type="float">
            <text:p>34285.7142857143</text:p>
          </table:table-cell>
          <table:table-cell table:formula="of:=LN([.B296])" office:value-type="float" office:value="10.4424840532688" calcext:value-type="float">
            <text:p>10.4424840533</text:p>
          </table:table-cell>
          <table:table-cell table:formula="of:=1/([.$B$57]+[.$B$58]*[.C296]+[.$B$59]*[.C296]*[.C296]+[.$B$60]*[.C296]*[.C296]*[.C296])-273.5" office:value-type="float" office:value="-4.71136172590246" calcext:value-type="float">
            <text:p>-4.7113617259</text:p>
          </table:table-cell>
          <table:table-cell table:formula="of:=MATCH([.A296];[.$F$2:.$F$52];-1)" office:value-type="string" office:string-value="" calcext:value-type="error">
            <text:p>#N/A</text:p>
          </table:table-cell>
          <table:table-cell table:formula="of:=1.8*[.D296]+32" office:value-type="float" office:value="23.5195488933756" calcext:value-type="float">
            <text:p>23.5195488934</text:p>
          </table:table-cell>
          <table:table-cell table:formula="of:=32+MATCH(9*[.A29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6]-1" office:value-type="float" office:value="791" calcext:value-type="float">
            <text:p>791</text:p>
          </table:table-cell>
          <table:table-cell table:formula="of:=(10000*[.A297])/(1023-[.A297])" office:value-type="float" office:value="34094.8275862069" calcext:value-type="float">
            <text:p>34094.8275862069</text:p>
          </table:table-cell>
          <table:table-cell table:formula="of:=LN([.B297])" office:value-type="float" office:value="10.4369009680775" calcext:value-type="float">
            <text:p>10.4369009681</text:p>
          </table:table-cell>
          <table:table-cell table:formula="of:=1/([.$B$57]+[.$B$58]*[.C297]+[.$B$59]*[.C297]*[.C297]+[.$B$60]*[.C297]*[.C297]*[.C297])-273.5" office:value-type="float" office:value="-4.58948132076108" calcext:value-type="float">
            <text:p>-4.5894813208</text:p>
          </table:table-cell>
          <table:table-cell table:formula="of:=MATCH([.A297];[.$F$2:.$F$52];-1)" office:value-type="string" office:string-value="" calcext:value-type="error">
            <text:p>#N/A</text:p>
          </table:table-cell>
          <table:table-cell table:formula="of:=1.8*[.D297]+32" office:value-type="float" office:value="23.7389336226301" calcext:value-type="float">
            <text:p>23.7389336226</text:p>
          </table:table-cell>
          <table:table-cell table:formula="of:=32+MATCH(9*[.A29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7]-1" office:value-type="float" office:value="790" calcext:value-type="float">
            <text:p>790</text:p>
          </table:table-cell>
          <table:table-cell table:formula="of:=(10000*[.A298])/(1023-[.A298])" office:value-type="float" office:value="33905.5793991416" calcext:value-type="float">
            <text:p>33905.5793991416</text:p>
          </table:table-cell>
          <table:table-cell table:formula="of:=LN([.B298])" office:value-type="float" office:value="10.4313348638716" calcext:value-type="float">
            <text:p>10.4313348639</text:p>
          </table:table-cell>
          <table:table-cell table:formula="of:=1/([.$B$57]+[.$B$58]*[.C298]+[.$B$59]*[.C298]*[.C298]+[.$B$60]*[.C298]*[.C298]*[.C298])-273.5" office:value-type="float" office:value="-4.46787955054054" calcext:value-type="float">
            <text:p>-4.4678795505</text:p>
          </table:table-cell>
          <table:table-cell table:formula="of:=MATCH([.A298];[.$F$2:.$F$52];-1)" office:value-type="string" office:string-value="" calcext:value-type="error">
            <text:p>#N/A</text:p>
          </table:table-cell>
          <table:table-cell table:formula="of:=1.8*[.D298]+32" office:value-type="float" office:value="23.957816809027" calcext:value-type="float">
            <text:p>23.957816809</text:p>
          </table:table-cell>
          <table:table-cell table:formula="of:=32+MATCH(9*[.A29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8]-1" office:value-type="float" office:value="789" calcext:value-type="float">
            <text:p>789</text:p>
          </table:table-cell>
          <table:table-cell table:formula="of:=(10000*[.A299])/(1023-[.A299])" office:value-type="float" office:value="33717.9487179487" calcext:value-type="float">
            <text:p>33717.9487179487</text:p>
          </table:table-cell>
          <table:table-cell table:formula="of:=LN([.B299])" office:value-type="float" office:value="10.4257855774644" calcext:value-type="float">
            <text:p>10.4257855775</text:p>
          </table:table-cell>
          <table:table-cell table:formula="of:=1/([.$B$57]+[.$B$58]*[.C299]+[.$B$59]*[.C299]*[.C299]+[.$B$60]*[.C299]*[.C299]*[.C299])-273.5" office:value-type="float" office:value="-4.34655357523025" calcext:value-type="float">
            <text:p>-4.3465535752</text:p>
          </table:table-cell>
          <table:table-cell table:formula="of:=MATCH([.A299];[.$F$2:.$F$52];-1)" office:value-type="string" office:string-value="" calcext:value-type="error">
            <text:p>#N/A</text:p>
          </table:table-cell>
          <table:table-cell table:formula="of:=1.8*[.D299]+32" office:value-type="float" office:value="24.1762035645856" calcext:value-type="float">
            <text:p>24.1762035646</text:p>
          </table:table-cell>
          <table:table-cell table:formula="of:=32+MATCH(9*[.A29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299]-1" office:value-type="float" office:value="788" calcext:value-type="float">
            <text:p>788</text:p>
          </table:table-cell>
          <table:table-cell table:formula="of:=(10000*[.A300])/(1023-[.A300])" office:value-type="float" office:value="33531.914893617" calcext:value-type="float">
            <text:p>33531.914893617</text:p>
          </table:table-cell>
          <table:table-cell table:formula="of:=LN([.B300])" office:value-type="float" office:value="10.4202529476899" calcext:value-type="float">
            <text:p>10.4202529477</text:p>
          </table:table-cell>
          <table:table-cell table:formula="of:=1/([.$B$57]+[.$B$58]*[.C300]+[.$B$59]*[.C300]*[.C300]+[.$B$60]*[.C300]*[.C300]*[.C300])-273.5" office:value-type="float" office:value="-4.22550058759686" calcext:value-type="float">
            <text:p>-4.2255005876</text:p>
          </table:table-cell>
          <table:table-cell table:formula="of:=MATCH([.A300];[.$F$2:.$F$52];-1)" office:value-type="string" office:string-value="" calcext:value-type="error">
            <text:p>#N/A</text:p>
          </table:table-cell>
          <table:table-cell table:formula="of:=1.8*[.D300]+32" office:value-type="float" office:value="24.3940989423257" calcext:value-type="float">
            <text:p>24.3940989423</text:p>
          </table:table-cell>
          <table:table-cell table:formula="of:=32+MATCH(9*[.A30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0]-1" office:value-type="float" office:value="787" calcext:value-type="float">
            <text:p>787</text:p>
          </table:table-cell>
          <table:table-cell table:formula="of:=(10000*[.A301])/(1023-[.A301])" office:value-type="float" office:value="33347.4576271186" calcext:value-type="float">
            <text:p>33347.4576271186</text:p>
          </table:table-cell>
          <table:table-cell table:formula="of:=LN([.B301])" office:value-type="float" office:value="10.414736815368" calcext:value-type="float">
            <text:p>10.4147368154</text:p>
          </table:table-cell>
          <table:table-cell table:formula="of:=1/([.$B$57]+[.$B$58]*[.C301]+[.$B$59]*[.C301]*[.C301]+[.$B$60]*[.C301]*[.C301]*[.C301])-273.5" office:value-type="float" office:value="-4.10471781262913" calcext:value-type="float">
            <text:p>-4.1047178126</text:p>
          </table:table-cell>
          <table:table-cell table:formula="of:=MATCH([.A301];[.$F$2:.$F$52];-1)" office:value-type="string" office:string-value="" calcext:value-type="error">
            <text:p>#N/A</text:p>
          </table:table-cell>
          <table:table-cell table:formula="of:=1.8*[.D301]+32" office:value-type="float" office:value="24.6115079372676" calcext:value-type="float">
            <text:p>24.6115079373</text:p>
          </table:table-cell>
          <table:table-cell table:formula="of:=32+MATCH(9*[.A30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1]-1" office:value-type="float" office:value="786" calcext:value-type="float">
            <text:p>786</text:p>
          </table:table-cell>
          <table:table-cell table:formula="of:=(10000*[.A302])/(1023-[.A302])" office:value-type="float" office:value="33164.5569620253" calcext:value-type="float">
            <text:p>33164.5569620253</text:p>
          </table:table-cell>
          <table:table-cell table:formula="of:=LN([.B302])" office:value-type="float" office:value="10.4092370232703" calcext:value-type="float">
            <text:p>10.4092370233</text:p>
          </table:table-cell>
          <table:table-cell table:formula="of:=1/([.$B$57]+[.$B$58]*[.C302]+[.$B$59]*[.C302]*[.C302]+[.$B$60]*[.C302]*[.C302]*[.C302])-273.5" office:value-type="float" office:value="-3.98420250699508" calcext:value-type="float">
            <text:p>-3.984202507</text:p>
          </table:table-cell>
          <table:table-cell table:formula="of:=MATCH([.A302];[.$F$2:.$F$52];-1)" office:value-type="string" office:string-value="" calcext:value-type="error">
            <text:p>#N/A</text:p>
          </table:table-cell>
          <table:table-cell table:formula="of:=1.8*[.D302]+32" office:value-type="float" office:value="24.8284354874089" calcext:value-type="float">
            <text:p>24.8284354874</text:p>
          </table:table-cell>
          <table:table-cell table:formula="of:=32+MATCH(9*[.A30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2]-1" office:value-type="float" office:value="785" calcext:value-type="float">
            <text:p>785</text:p>
          </table:table-cell>
          <table:table-cell table:formula="of:=(10000*[.A303])/(1023-[.A303])" office:value-type="float" office:value="32983.1932773109" calcext:value-type="float">
            <text:p>32983.1932773109</text:p>
          </table:table-cell>
          <table:table-cell table:formula="of:=LN([.B303])" office:value-type="float" office:value="10.4037534160871" calcext:value-type="float">
            <text:p>10.4037534161</text:p>
          </table:table-cell>
          <table:table-cell table:formula="of:=1/([.$B$57]+[.$B$58]*[.C303]+[.$B$59]*[.C303]*[.C303]+[.$B$60]*[.C303]*[.C303]*[.C303])-273.5" office:value-type="float" office:value="-3.86395195850878" calcext:value-type="float">
            <text:p>-3.8639519585</text:p>
          </table:table-cell>
          <table:table-cell table:formula="of:=MATCH([.A303];[.$F$2:.$F$52];-1)" office:value-type="string" office:string-value="" calcext:value-type="error">
            <text:p>#N/A</text:p>
          </table:table-cell>
          <table:table-cell table:formula="of:=1.8*[.D303]+32" office:value-type="float" office:value="25.0448864746842" calcext:value-type="float">
            <text:p>25.0448864747</text:p>
          </table:table-cell>
          <table:table-cell table:formula="of:=32+MATCH(9*[.A30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3]-1" office:value-type="float" office:value="784" calcext:value-type="float">
            <text:p>784</text:p>
          </table:table-cell>
          <table:table-cell table:formula="of:=(10000*[.A304])/(1023-[.A304])" office:value-type="float" office:value="32803.3472803347" calcext:value-type="float">
            <text:p>32803.3472803347</text:p>
          </table:table-cell>
          <table:table-cell table:formula="of:=LN([.B304])" office:value-type="float" office:value="10.3982858403951" calcext:value-type="float">
            <text:p>10.3982858404</text:p>
          </table:table-cell>
          <table:table-cell table:formula="of:=1/([.$B$57]+[.$B$58]*[.C304]+[.$B$59]*[.C304]*[.C304]+[.$B$60]*[.C304]*[.C304]*[.C304])-273.5" office:value-type="float" office:value="-3.74396348560987" calcext:value-type="float">
            <text:p>-3.7439634856</text:p>
          </table:table-cell>
          <table:table-cell table:formula="of:=MATCH([.A304];[.$F$2:.$F$52];-1)" office:value-type="string" office:string-value="" calcext:value-type="error">
            <text:p>#N/A</text:p>
          </table:table-cell>
          <table:table-cell table:formula="of:=1.8*[.D304]+32" office:value-type="float" office:value="25.2608657259022" calcext:value-type="float">
            <text:p>25.2608657259</text:p>
          </table:table-cell>
          <table:table-cell table:formula="of:=32+MATCH(9*[.A30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4]-1" office:value-type="float" office:value="783" calcext:value-type="float">
            <text:p>783</text:p>
          </table:table-cell>
          <table:table-cell table:formula="of:=(10000*[.A305])/(1023-[.A305])" office:value-type="float" office:value="32625" calcext:value-type="float">
            <text:p>32625</text:p>
          </table:table-cell>
          <table:table-cell table:formula="of:=LN([.B305])" office:value-type="float" office:value="10.392834144625" calcext:value-type="float">
            <text:p>10.3928341446</text:p>
          </table:table-cell>
          <table:table-cell table:formula="of:=1/([.$B$57]+[.$B$58]*[.C305]+[.$B$59]*[.C305]*[.C305]+[.$B$60]*[.C305]*[.C305]*[.C305])-273.5" office:value-type="float" office:value="-3.62423443685191" calcext:value-type="float">
            <text:p>-3.6242344369</text:p>
          </table:table-cell>
          <table:table-cell table:formula="of:=MATCH([.A305];[.$F$2:.$F$52];-1)" office:value-type="string" office:string-value="" calcext:value-type="error">
            <text:p>#N/A</text:p>
          </table:table-cell>
          <table:table-cell table:formula="of:=1.8*[.D305]+32" office:value-type="float" office:value="25.4763780136666" calcext:value-type="float">
            <text:p>25.4763780137</text:p>
          </table:table-cell>
          <table:table-cell table:formula="of:=32+MATCH(9*[.A30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5]-1" office:value-type="float" office:value="782" calcext:value-type="float">
            <text:p>782</text:p>
          </table:table-cell>
          <table:table-cell table:formula="of:=(10000*[.A306])/(1023-[.A306])" office:value-type="float" office:value="32448.132780083" calcext:value-type="float">
            <text:p>32448.132780083</text:p>
          </table:table-cell>
          <table:table-cell table:formula="of:=LN([.B306])" office:value-type="float" office:value="10.3873981790308" calcext:value-type="float">
            <text:p>10.387398179</text:p>
          </table:table-cell>
          <table:table-cell table:formula="of:=1/([.$B$57]+[.$B$58]*[.C306]+[.$B$59]*[.C306]*[.C306]+[.$B$60]*[.C306]*[.C306]*[.C306])-273.5" office:value-type="float" office:value="-3.50476219040223" calcext:value-type="float">
            <text:p>-3.5047621904</text:p>
          </table:table-cell>
          <table:table-cell table:formula="of:=MATCH([.A306];[.$F$2:.$F$52];-1)" office:value-type="string" office:string-value="" calcext:value-type="error">
            <text:p>#N/A</text:p>
          </table:table-cell>
          <table:table-cell table:formula="of:=1.8*[.D306]+32" office:value-type="float" office:value="25.691428057276" calcext:value-type="float">
            <text:p>25.6914280573</text:p>
          </table:table-cell>
          <table:table-cell table:formula="of:=32+MATCH(9*[.A30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6]-1" office:value-type="float" office:value="781" calcext:value-type="float">
            <text:p>781</text:p>
          </table:table-cell>
          <table:table-cell table:formula="of:=(10000*[.A307])/(1023-[.A307])" office:value-type="float" office:value="32272.7272727273" calcext:value-type="float">
            <text:p>32272.7272727273</text:p>
          </table:table-cell>
          <table:table-cell table:formula="of:=LN([.B307])" office:value-type="float" office:value="10.3819777956592" calcext:value-type="float">
            <text:p>10.3819777957</text:p>
          </table:table-cell>
          <table:table-cell table:formula="of:=1/([.$B$57]+[.$B$58]*[.C307]+[.$B$59]*[.C307]*[.C307]+[.$B$60]*[.C307]*[.C307]*[.C307])-273.5" office:value-type="float" office:value="-3.38554415355145" calcext:value-type="float">
            <text:p>-3.3855441536</text:p>
          </table:table-cell>
          <table:table-cell table:formula="of:=MATCH([.A307];[.$F$2:.$F$52];-1)" office:value-type="string" office:string-value="" calcext:value-type="error">
            <text:p>#N/A</text:p>
          </table:table-cell>
          <table:table-cell table:formula="of:=1.8*[.D307]+32" office:value-type="float" office:value="25.9060205236074" calcext:value-type="float">
            <text:p>25.9060205236</text:p>
          </table:table-cell>
          <table:table-cell table:formula="of:=32+MATCH(9*[.A30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7]-1" office:value-type="float" office:value="780" calcext:value-type="float">
            <text:p>780</text:p>
          </table:table-cell>
          <table:table-cell table:formula="of:=(10000*[.A308])/(1023-[.A308])" office:value-type="float" office:value="32098.7654320988" calcext:value-type="float">
            <text:p>32098.7654320988</text:p>
          </table:table-cell>
          <table:table-cell table:formula="of:=LN([.B308])" office:value-type="float" office:value="10.3765728483193" calcext:value-type="float">
            <text:p>10.3765728483</text:p>
          </table:table-cell>
          <table:table-cell table:formula="of:=1/([.$B$57]+[.$B$58]*[.C308]+[.$B$59]*[.C308]*[.C308]+[.$B$60]*[.C308]*[.C308]*[.C308])-273.5" office:value-type="float" office:value="-3.26657776223249" calcext:value-type="float">
            <text:p>-3.2665777622</text:p>
          </table:table-cell>
          <table:table-cell table:formula="of:=MATCH([.A308];[.$F$2:.$F$52];-1)" office:value-type="string" office:string-value="" calcext:value-type="error">
            <text:p>#N/A</text:p>
          </table:table-cell>
          <table:table-cell table:formula="of:=1.8*[.D308]+32" office:value-type="float" office:value="26.1201600279815" calcext:value-type="float">
            <text:p>26.120160028</text:p>
          </table:table-cell>
          <table:table-cell table:formula="of:=32+MATCH(9*[.A30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8]-1" office:value-type="float" office:value="779" calcext:value-type="float">
            <text:p>779</text:p>
          </table:table-cell>
          <table:table-cell table:formula="of:=(10000*[.A309])/(1023-[.A309])" office:value-type="float" office:value="31926.2295081967" calcext:value-type="float">
            <text:p>31926.2295081967</text:p>
          </table:table-cell>
          <table:table-cell table:formula="of:=LN([.B309])" office:value-type="float" office:value="10.3711831925537" calcext:value-type="float">
            <text:p>10.3711831926</text:p>
          </table:table-cell>
          <table:table-cell table:formula="of:=1/([.$B$57]+[.$B$58]*[.C309]+[.$B$59]*[.C309]*[.C309]+[.$B$60]*[.C309]*[.C309]*[.C309])-273.5" office:value-type="float" office:value="-3.14786048054975" calcext:value-type="float">
            <text:p>-3.1478604805</text:p>
          </table:table-cell>
          <table:table-cell table:formula="of:=MATCH([.A309];[.$F$2:.$F$52];-1)" office:value-type="string" office:string-value="" calcext:value-type="error">
            <text:p>#N/A</text:p>
          </table:table-cell>
          <table:table-cell table:formula="of:=1.8*[.D309]+32" office:value-type="float" office:value="26.3338511350104" calcext:value-type="float">
            <text:p>26.333851135</text:p>
          </table:table-cell>
          <table:table-cell table:formula="of:=32+MATCH(9*[.A30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09]-1" office:value-type="float" office:value="778" calcext:value-type="float">
            <text:p>778</text:p>
          </table:table-cell>
          <table:table-cell table:formula="of:=(10000*[.A310])/(1023-[.A310])" office:value-type="float" office:value="31755.1020408163" calcext:value-type="float">
            <text:p>31755.1020408163</text:p>
          </table:table-cell>
          <table:table-cell table:formula="of:=LN([.B310])" office:value-type="float" office:value="10.3658086856098" calcext:value-type="float">
            <text:p>10.3658086856</text:p>
          </table:table-cell>
          <table:table-cell table:formula="of:=1/([.$B$57]+[.$B$58]*[.C310]+[.$B$59]*[.C310]*[.C310]+[.$B$60]*[.C310]*[.C310]*[.C310])-273.5" office:value-type="float" office:value="-3.0293898003174" calcext:value-type="float">
            <text:p>-3.0293898003</text:p>
          </table:table-cell>
          <table:table-cell table:formula="of:=MATCH([.A310];[.$F$2:.$F$52];-1)" office:value-type="string" office:string-value="" calcext:value-type="error">
            <text:p>#N/A</text:p>
          </table:table-cell>
          <table:table-cell table:formula="of:=1.8*[.D310]+32" office:value-type="float" office:value="26.5470983594287" calcext:value-type="float">
            <text:p>26.5470983594</text:p>
          </table:table-cell>
          <table:table-cell table:formula="of:=32+MATCH(9*[.A31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0]-1" office:value-type="float" office:value="777" calcext:value-type="float">
            <text:p>777</text:p>
          </table:table-cell>
          <table:table-cell table:formula="of:=(10000*[.A311])/(1023-[.A311])" office:value-type="float" office:value="31585.3658536585" calcext:value-type="float">
            <text:p>31585.3658536585</text:p>
          </table:table-cell>
          <table:table-cell table:formula="of:=LN([.B311])" office:value-type="float" office:value="10.3604491864115" calcext:value-type="float">
            <text:p>10.3604491864</text:p>
          </table:table-cell>
          <table:table-cell table:formula="of:=1/([.$B$57]+[.$B$58]*[.C311]+[.$B$59]*[.C311]*[.C311]+[.$B$60]*[.C311]*[.C311]*[.C311])-273.5" office:value-type="float" office:value="-2.91116324060664" calcext:value-type="float">
            <text:p>-2.9111632406</text:p>
          </table:table-cell>
          <table:table-cell table:formula="of:=MATCH([.A311];[.$F$2:.$F$52];-1)" office:value-type="string" office:string-value="" calcext:value-type="error">
            <text:p>#N/A</text:p>
          </table:table-cell>
          <table:table-cell table:formula="of:=1.8*[.D311]+32" office:value-type="float" office:value="26.759906166908" calcext:value-type="float">
            <text:p>26.7599061669</text:p>
          </table:table-cell>
          <table:table-cell table:formula="of:=32+MATCH(9*[.A31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1]-1" office:value-type="float" office:value="776" calcext:value-type="float">
            <text:p>776</text:p>
          </table:table-cell>
          <table:table-cell table:formula="of:=(10000*[.A312])/(1023-[.A312])" office:value-type="float" office:value="31417.004048583" calcext:value-type="float">
            <text:p>31417.004048583</text:p>
          </table:table-cell>
          <table:table-cell table:formula="of:=LN([.B312])" office:value-type="float" office:value="10.3551045555314" calcext:value-type="float">
            <text:p>10.3551045555</text:p>
          </table:table-cell>
          <table:table-cell table:formula="of:=1/([.$B$57]+[.$B$58]*[.C312]+[.$B$59]*[.C312]*[.C312]+[.$B$60]*[.C312]*[.C312]*[.C312])-273.5" office:value-type="float" office:value="-2.79317834730193" calcext:value-type="float">
            <text:p>-2.7931783473</text:p>
          </table:table-cell>
          <table:table-cell table:formula="of:=MATCH([.A312];[.$F$2:.$F$52];-1)" office:value-type="string" office:string-value="" calcext:value-type="error">
            <text:p>#N/A</text:p>
          </table:table-cell>
          <table:table-cell table:formula="of:=1.8*[.D312]+32" office:value-type="float" office:value="26.9722789748565" calcext:value-type="float">
            <text:p>26.9722789749</text:p>
          </table:table-cell>
          <table:table-cell table:formula="of:=32+MATCH(9*[.A31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2]-1" office:value-type="float" office:value="775" calcext:value-type="float">
            <text:p>775</text:p>
          </table:table-cell>
          <table:table-cell table:formula="of:=(10000*[.A313])/(1023-[.A313])" office:value-type="float" office:value="31250" calcext:value-type="float">
            <text:p>31250</text:p>
          </table:table-cell>
          <table:table-cell table:formula="of:=LN([.B313])" office:value-type="float" office:value="10.3497746551645" calcext:value-type="float">
            <text:p>10.3497746552</text:p>
          </table:table-cell>
          <table:table-cell table:formula="of:=1/([.$B$57]+[.$B$58]*[.C313]+[.$B$59]*[.C313]*[.C313]+[.$B$60]*[.C313]*[.C313]*[.C313])-273.5" office:value-type="float" office:value="-2.67543269266633" calcext:value-type="float">
            <text:p>-2.6754326927</text:p>
          </table:table-cell>
          <table:table-cell table:formula="of:=MATCH([.A313];[.$F$2:.$F$52];-1)" office:value-type="string" office:string-value="" calcext:value-type="error">
            <text:p>#N/A</text:p>
          </table:table-cell>
          <table:table-cell table:formula="of:=1.8*[.D313]+32" office:value-type="float" office:value="27.1842211532006" calcext:value-type="float">
            <text:p>27.1842211532</text:p>
          </table:table-cell>
          <table:table-cell table:formula="of:=32+MATCH(9*[.A31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3]-1" office:value-type="float" office:value="774" calcext:value-type="float">
            <text:p>774</text:p>
          </table:table-cell>
          <table:table-cell table:formula="of:=(10000*[.A314])/(1023-[.A314])" office:value-type="float" office:value="31084.3373493976" calcext:value-type="float">
            <text:p>31084.3373493976</text:p>
          </table:table-cell>
          <table:table-cell table:formula="of:=LN([.B314])" office:value-type="float" office:value="10.3444593491012" calcext:value-type="float">
            <text:p>10.3444593491</text:p>
          </table:table-cell>
          <table:table-cell table:formula="of:=1/([.$B$57]+[.$B$58]*[.C314]+[.$B$59]*[.C314]*[.C314]+[.$B$60]*[.C314]*[.C314]*[.C314])-273.5" office:value-type="float" office:value="-2.55792387491448" calcext:value-type="float">
            <text:p>-2.5579238749</text:p>
          </table:table-cell>
          <table:table-cell table:formula="of:=MATCH([.A314];[.$F$2:.$F$52];-1)" office:value-type="string" office:string-value="" calcext:value-type="error">
            <text:p>#N/A</text:p>
          </table:table-cell>
          <table:table-cell table:formula="of:=1.8*[.D314]+32" office:value-type="float" office:value="27.3957370251539" calcext:value-type="float">
            <text:p>27.3957370252</text:p>
          </table:table-cell>
          <table:table-cell table:formula="of:=32+MATCH(9*[.A31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4]-1" office:value-type="float" office:value="773" calcext:value-type="float">
            <text:p>773</text:p>
          </table:table-cell>
          <table:table-cell table:formula="of:=(10000*[.A315])/(1023-[.A315])" office:value-type="float" office:value="30920" calcext:value-type="float">
            <text:p>30920</text:p>
          </table:table-cell>
          <table:table-cell table:formula="of:=LN([.B315])" office:value-type="float" office:value="10.3391585027014" calcext:value-type="float">
            <text:p>10.3391585027</text:p>
          </table:table-cell>
          <table:table-cell table:formula="of:=1/([.$B$57]+[.$B$58]*[.C315]+[.$B$59]*[.C315]*[.C315]+[.$B$60]*[.C315]*[.C315]*[.C315])-273.5" office:value-type="float" office:value="-2.44064951779484" calcext:value-type="float">
            <text:p>-2.4406495178</text:p>
          </table:table-cell>
          <table:table-cell table:formula="of:=MATCH([.A315];[.$F$2:.$F$52];-1)" office:value-type="string" office:string-value="" calcext:value-type="error">
            <text:p>#N/A</text:p>
          </table:table-cell>
          <table:table-cell table:formula="of:=1.8*[.D315]+32" office:value-type="float" office:value="27.6068308679693" calcext:value-type="float">
            <text:p>27.606830868</text:p>
          </table:table-cell>
          <table:table-cell table:formula="of:=32+MATCH(9*[.A31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5]-1" office:value-type="float" office:value="772" calcext:value-type="float">
            <text:p>772</text:p>
          </table:table-cell>
          <table:table-cell table:formula="of:=(10000*[.A316])/(1023-[.A316])" office:value-type="float" office:value="30756.9721115538" calcext:value-type="float">
            <text:p>30756.9721115538</text:p>
          </table:table-cell>
          <table:table-cell table:formula="of:=LN([.B316])" office:value-type="float" office:value="10.3338719828692" calcext:value-type="float">
            <text:p>10.3338719829</text:p>
          </table:table-cell>
          <table:table-cell table:formula="of:=1/([.$B$57]+[.$B$58]*[.C316]+[.$B$59]*[.C316]*[.C316]+[.$B$60]*[.C316]*[.C316]*[.C316])-273.5" office:value-type="float" office:value="-2.32360727017914" calcext:value-type="float">
            <text:p>-2.3236072702</text:p>
          </table:table-cell>
          <table:table-cell table:formula="of:=MATCH([.A316];[.$F$2:.$F$52];-1)" office:value-type="string" office:string-value="" calcext:value-type="error">
            <text:p>#N/A</text:p>
          </table:table-cell>
          <table:table-cell table:formula="of:=1.8*[.D316]+32" office:value-type="float" office:value="27.8175069136776" calcext:value-type="float">
            <text:p>27.8175069137</text:p>
          </table:table-cell>
          <table:table-cell table:formula="of:=32+MATCH(9*[.A31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6]-1" office:value-type="float" office:value="771" calcext:value-type="float">
            <text:p>771</text:p>
          </table:table-cell>
          <table:table-cell table:formula="of:=(10000*[.A317])/(1023-[.A317])" office:value-type="float" office:value="30595.2380952381" calcext:value-type="float">
            <text:p>30595.2380952381</text:p>
          </table:table-cell>
          <table:table-cell table:formula="of:=LN([.B317])" office:value-type="float" office:value="10.3285996580281" calcext:value-type="float">
            <text:p>10.328599658</text:p>
          </table:table-cell>
          <table:table-cell table:formula="of:=1/([.$B$57]+[.$B$58]*[.C317]+[.$B$59]*[.C317]*[.C317]+[.$B$60]*[.C317]*[.C317]*[.C317])-273.5" office:value-type="float" office:value="-2.20679480566054" calcext:value-type="float">
            <text:p>-2.2067948057</text:p>
          </table:table-cell>
          <table:table-cell table:formula="of:=MATCH([.A317];[.$F$2:.$F$52];-1)" office:value-type="string" office:string-value="" calcext:value-type="error">
            <text:p>#N/A</text:p>
          </table:table-cell>
          <table:table-cell table:formula="of:=1.8*[.D317]+32" office:value-type="float" office:value="28.027769349811" calcext:value-type="float">
            <text:p>28.0277693498</text:p>
          </table:table-cell>
          <table:table-cell table:formula="of:=32+MATCH(9*[.A31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7]-1" office:value-type="float" office:value="770" calcext:value-type="float">
            <text:p>770</text:p>
          </table:table-cell>
          <table:table-cell table:formula="of:=(10000*[.A318])/(1023-[.A318])" office:value-type="float" office:value="30434.7826086957" calcext:value-type="float">
            <text:p>30434.7826086957</text:p>
          </table:table-cell>
          <table:table-cell table:formula="of:=LN([.B318])" office:value-type="float" office:value="10.3233413980964" calcext:value-type="float">
            <text:p>10.3233413981</text:p>
          </table:table-cell>
          <table:table-cell table:formula="of:=1/([.$B$57]+[.$B$58]*[.C318]+[.$B$59]*[.C318]*[.C318]+[.$B$60]*[.C318]*[.C318]*[.C318])-273.5" office:value-type="float" office:value="-2.09020982215878" calcext:value-type="float">
            <text:p>-2.0902098222</text:p>
          </table:table-cell>
          <table:table-cell table:formula="of:=MATCH([.A318];[.$F$2:.$F$52];-1)" office:value-type="string" office:string-value="" calcext:value-type="error">
            <text:p>#N/A</text:p>
          </table:table-cell>
          <table:table-cell table:formula="of:=1.8*[.D318]+32" office:value-type="float" office:value="28.2376223201142" calcext:value-type="float">
            <text:p>28.2376223201</text:p>
          </table:table-cell>
          <table:table-cell table:formula="of:=32+MATCH(9*[.A31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8]-1" office:value-type="float" office:value="769" calcext:value-type="float">
            <text:p>769</text:p>
          </table:table-cell>
          <table:table-cell table:formula="of:=(10000*[.A319])/(1023-[.A319])" office:value-type="float" office:value="30275.5905511811" calcext:value-type="float">
            <text:p>30275.5905511811</text:p>
          </table:table-cell>
          <table:table-cell table:formula="of:=LN([.B319])" office:value-type="float" office:value="10.3180970744633" calcext:value-type="float">
            <text:p>10.3180970745</text:p>
          </table:table-cell>
          <table:table-cell table:formula="of:=1/([.$B$57]+[.$B$58]*[.C319]+[.$B$59]*[.C319]*[.C319]+[.$B$60]*[.C319]*[.C319]*[.C319])-273.5" office:value-type="float" office:value="-1.9738500415333" calcext:value-type="float">
            <text:p>-1.9738500415</text:p>
          </table:table-cell>
          <table:table-cell table:formula="of:=MATCH([.A319];[.$F$2:.$F$52];-1)" office:value-type="string" office:string-value="" calcext:value-type="error">
            <text:p>#N/A</text:p>
          </table:table-cell>
          <table:table-cell table:formula="of:=1.8*[.D319]+32" office:value-type="float" office:value="28.4470699252401" calcext:value-type="float">
            <text:p>28.4470699252</text:p>
          </table:table-cell>
          <table:table-cell table:formula="of:=32+MATCH(9*[.A319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19]-1" office:value-type="float" office:value="768" calcext:value-type="float">
            <text:p>768</text:p>
          </table:table-cell>
          <table:table-cell table:formula="of:=(10000*[.A320])/(1023-[.A320])" office:value-type="float" office:value="30117.6470588235" calcext:value-type="float">
            <text:p>30117.6470588235</text:p>
          </table:table-cell>
          <table:table-cell table:formula="of:=LN([.B320])" office:value-type="float" office:value="10.3128665599654" calcext:value-type="float">
            <text:p>10.31286656</text:p>
          </table:table-cell>
          <table:table-cell table:formula="of:=1/([.$B$57]+[.$B$58]*[.C320]+[.$B$59]*[.C320]*[.C320]+[.$B$60]*[.C320]*[.C320]*[.C320])-273.5" office:value-type="float" office:value="-1.85771320920361" calcext:value-type="float">
            <text:p>-1.8577132092</text:p>
          </table:table-cell>
          <table:table-cell table:formula="of:=MATCH([.A320];[.$F$2:.$F$52];-1)" office:value-type="string" office:string-value="" calcext:value-type="error">
            <text:p>#N/A</text:p>
          </table:table-cell>
          <table:table-cell table:formula="of:=1.8*[.D320]+32" office:value-type="float" office:value="28.6561162234335" calcext:value-type="float">
            <text:p>28.6561162234</text:p>
          </table:table-cell>
          <table:table-cell table:formula="of:=32+MATCH(9*[.A320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0]-1" office:value-type="float" office:value="767" calcext:value-type="float">
            <text:p>767</text:p>
          </table:table-cell>
          <table:table-cell table:formula="of:=(10000*[.A321])/(1023-[.A321])" office:value-type="float" office:value="29960.9375" calcext:value-type="float">
            <text:p>29960.9375</text:p>
          </table:table-cell>
          <table:table-cell table:formula="of:=LN([.B321])" office:value-type="float" office:value="10.3076497288639" calcext:value-type="float">
            <text:p>10.3076497289</text:p>
          </table:table-cell>
          <table:table-cell table:formula="of:=1/([.$B$57]+[.$B$58]*[.C321]+[.$B$59]*[.C321]*[.C321]+[.$B$60]*[.C321]*[.C321]*[.C321])-273.5" office:value-type="float" office:value="-1.74179709377694" calcext:value-type="float">
            <text:p>-1.7417970938</text:p>
          </table:table-cell>
          <table:table-cell table:formula="of:=MATCH([.A321];[.$F$2:.$F$52];-1)" office:value-type="string" office:string-value="" calcext:value-type="error">
            <text:p>#N/A</text:p>
          </table:table-cell>
          <table:table-cell table:formula="of:=1.8*[.D321]+32" office:value-type="float" office:value="28.8647652312015" calcext:value-type="float">
            <text:p>28.8647652312</text:p>
          </table:table-cell>
          <table:table-cell table:formula="of:=32+MATCH(9*[.A321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1]-1" office:value-type="float" office:value="766" calcext:value-type="float">
            <text:p>766</text:p>
          </table:table-cell>
          <table:table-cell table:formula="of:=(10000*[.A322])/(1023-[.A322])" office:value-type="float" office:value="29805.4474708171" calcext:value-type="float">
            <text:p>29805.4474708171</text:p>
          </table:table-cell>
          <table:table-cell table:formula="of:=LN([.B322])" office:value-type="float" office:value="10.3024464568216" calcext:value-type="float">
            <text:p>10.3024464568</text:p>
          </table:table-cell>
          <table:table-cell table:formula="of:=1/([.$B$57]+[.$B$58]*[.C322]+[.$B$59]*[.C322]*[.C322]+[.$B$60]*[.C322]*[.C322]*[.C322])-273.5" office:value-type="float" office:value="-1.62609948668251" calcext:value-type="float">
            <text:p>-1.6260994867</text:p>
          </table:table-cell>
          <table:table-cell table:formula="of:=MATCH([.A322];[.$F$2:.$F$52];-1)" office:value-type="string" office:string-value="" calcext:value-type="error">
            <text:p>#N/A</text:p>
          </table:table-cell>
          <table:table-cell table:formula="of:=1.8*[.D322]+32" office:value-type="float" office:value="29.0730209239715" calcext:value-type="float">
            <text:p>29.073020924</text:p>
          </table:table-cell>
          <table:table-cell table:formula="of:=32+MATCH(9*[.A322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2]-1" office:value-type="float" office:value="765" calcext:value-type="float">
            <text:p>765</text:p>
          </table:table-cell>
          <table:table-cell table:formula="of:=(10000*[.A323])/(1023-[.A323])" office:value-type="float" office:value="29651.1627906977" calcext:value-type="float">
            <text:p>29651.1627906977</text:p>
          </table:table-cell>
          <table:table-cell table:formula="of:=LN([.B323])" office:value-type="float" office:value="10.2972566208811" calcext:value-type="float">
            <text:p>10.2972566209</text:p>
          </table:table-cell>
          <table:table-cell table:formula="of:=1/([.$B$57]+[.$B$58]*[.C323]+[.$B$59]*[.C323]*[.C323]+[.$B$60]*[.C323]*[.C323]*[.C323])-273.5" office:value-type="float" office:value="-1.51061820181332" calcext:value-type="float">
            <text:p>-1.5106182018</text:p>
          </table:table-cell>
          <table:table-cell table:formula="of:=MATCH([.A323];[.$F$2:.$F$52];-1)" office:value-type="string" office:string-value="" calcext:value-type="error">
            <text:p>#N/A</text:p>
          </table:table-cell>
          <table:table-cell table:formula="of:=1.8*[.D323]+32" office:value-type="float" office:value="29.280887236736" calcext:value-type="float">
            <text:p>29.2808872367</text:p>
          </table:table-cell>
          <table:table-cell table:formula="of:=32+MATCH(9*[.A323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3]-1" office:value-type="float" office:value="764" calcext:value-type="float">
            <text:p>764</text:p>
          </table:table-cell>
          <table:table-cell table:formula="of:=(10000*[.A324])/(1023-[.A324])" office:value-type="float" office:value="29498.0694980695" calcext:value-type="float">
            <text:p>29498.0694980695</text:p>
          </table:table-cell>
          <table:table-cell table:formula="of:=LN([.B324])" office:value-type="float" office:value="10.2920800994432" calcext:value-type="float">
            <text:p>10.2920800994</text:p>
          </table:table-cell>
          <table:table-cell table:formula="of:=1/([.$B$57]+[.$B$58]*[.C324]+[.$B$59]*[.C324]*[.C324]+[.$B$60]*[.C324]*[.C324]*[.C324])-273.5" office:value-type="float" office:value="-1.39535107517412" calcext:value-type="float">
            <text:p>-1.3953510752</text:p>
          </table:table-cell>
          <table:table-cell table:formula="of:=MATCH([.A324];[.$F$2:.$F$52];-1)" office:value-type="string" office:string-value="" calcext:value-type="error">
            <text:p>#N/A</text:p>
          </table:table-cell>
          <table:table-cell table:formula="of:=1.8*[.D324]+32" office:value-type="float" office:value="29.4883680646866" calcext:value-type="float">
            <text:p>29.4883680647</text:p>
          </table:table-cell>
          <table:table-cell table:formula="of:=32+MATCH(9*[.A324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4]-1" office:value-type="float" office:value="763" calcext:value-type="float">
            <text:p>763</text:p>
          </table:table-cell>
          <table:table-cell table:formula="of:=(10000*[.A325])/(1023-[.A325])" office:value-type="float" office:value="29346.1538461538" calcext:value-type="float">
            <text:p>29346.1538461538</text:p>
          </table:table-cell>
          <table:table-cell table:formula="of:=LN([.B325])" office:value-type="float" office:value="10.2869167722451" calcext:value-type="float">
            <text:p>10.2869167722</text:p>
          </table:table-cell>
          <table:table-cell table:formula="of:=1/([.$B$57]+[.$B$58]*[.C325]+[.$B$59]*[.C325]*[.C325]+[.$B$60]*[.C325]*[.C325]*[.C325])-273.5" office:value-type="float" office:value="-1.28029596453615" calcext:value-type="float">
            <text:p>-1.2802959645</text:p>
          </table:table-cell>
          <table:table-cell table:formula="of:=MATCH([.A325];[.$F$2:.$F$52];-1)" office:value-type="string" office:string-value="" calcext:value-type="error">
            <text:p>#N/A</text:p>
          </table:table-cell>
          <table:table-cell table:formula="of:=1.8*[.D325]+32" office:value-type="float" office:value="29.6954672638349" calcext:value-type="float">
            <text:p>29.6954672638</text:p>
          </table:table-cell>
          <table:table-cell table:formula="of:=32+MATCH(9*[.A325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5]-1" office:value-type="float" office:value="762" calcext:value-type="float">
            <text:p>762</text:p>
          </table:table-cell>
          <table:table-cell table:formula="of:=(10000*[.A326])/(1023-[.A326])" office:value-type="float" office:value="29195.4022988506" calcext:value-type="float">
            <text:p>29195.4022988506</text:p>
          </table:table-cell>
          <table:table-cell table:formula="of:=LN([.B326])" office:value-type="float" office:value="10.2817665203401" calcext:value-type="float">
            <text:p>10.2817665203</text:p>
          </table:table-cell>
          <table:table-cell table:formula="of:=1/([.$B$57]+[.$B$58]*[.C326]+[.$B$59]*[.C326]*[.C326]+[.$B$60]*[.C326]*[.C326]*[.C326])-273.5" office:value-type="float" office:value="-1.165450749098" calcext:value-type="float">
            <text:p>-1.1654507491</text:p>
          </table:table-cell>
          <table:table-cell table:formula="of:=MATCH([.A326];[.$F$2:.$F$52];-1)" office:value-type="string" office:string-value="" calcext:value-type="error">
            <text:p>#N/A</text:p>
          </table:table-cell>
          <table:table-cell table:formula="of:=1.8*[.D326]+32" office:value-type="float" office:value="29.9021886516236" calcext:value-type="float">
            <text:p>29.9021886516</text:p>
          </table:table-cell>
          <table:table-cell table:formula="of:=32+MATCH(9*[.A326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6]-1" office:value-type="float" office:value="761" calcext:value-type="float">
            <text:p>761</text:p>
          </table:table-cell>
          <table:table-cell table:formula="of:=(10000*[.A327])/(1023-[.A327])" office:value-type="float" office:value="29045.8015267176" calcext:value-type="float">
            <text:p>29045.8015267176</text:p>
          </table:table-cell>
          <table:table-cell table:formula="of:=LN([.B327])" office:value-type="float" office:value="10.2766292260768" calcext:value-type="float">
            <text:p>10.2766292261</text:p>
          </table:table-cell>
          <table:table-cell table:formula="of:=1/([.$B$57]+[.$B$58]*[.C327]+[.$B$59]*[.C327]*[.C327]+[.$B$60]*[.C327]*[.C327]*[.C327])-273.5" office:value-type="float" office:value="-1.05081332915353" calcext:value-type="float">
            <text:p>-1.0508133292</text:p>
          </table:table-cell>
          <table:table-cell table:formula="of:=MATCH([.A327];[.$F$2:.$F$52];-1)" office:value-type="string" office:string-value="" calcext:value-type="error">
            <text:p>#N/A</text:p>
          </table:table-cell>
          <table:table-cell table:formula="of:=1.8*[.D327]+32" office:value-type="float" office:value="30.1085360075237" calcext:value-type="float">
            <text:p>30.1085360075</text:p>
          </table:table-cell>
          <table:table-cell table:formula="of:=32+MATCH(9*[.A327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7]-1" office:value-type="float" office:value="760" calcext:value-type="float">
            <text:p>760</text:p>
          </table:table-cell>
          <table:table-cell table:formula="of:=(10000*[.A328])/(1023-[.A328])" office:value-type="float" office:value="28897.3384030418" calcext:value-type="float">
            <text:p>28897.3384030418</text:p>
          </table:table-cell>
          <table:table-cell table:formula="of:=LN([.B328])" office:value-type="float" office:value="10.2715047730788" calcext:value-type="float">
            <text:p>10.2715047731</text:p>
          </table:table-cell>
          <table:table-cell table:formula="of:=1/([.$B$57]+[.$B$58]*[.C328]+[.$B$59]*[.C328]*[.C328]+[.$B$60]*[.C328]*[.C328]*[.C328])-273.5" office:value-type="float" office:value="-0.936381625764682" calcext:value-type="float">
            <text:p>-0.9363816258</text:p>
          </table:table-cell>
          <table:table-cell table:formula="of:=MATCH([.A328];[.$F$2:.$F$52];-1)" office:value-type="string" office:string-value="" calcext:value-type="error">
            <text:p>#N/A</text:p>
          </table:table-cell>
          <table:table-cell table:formula="of:=1.8*[.D328]+32" office:value-type="float" office:value="30.3145130736236" calcext:value-type="float">
            <text:p>30.3145130736</text:p>
          </table:table-cell>
          <table:table-cell table:formula="of:=32+MATCH(9*[.A328];[.$Q$2:.$Q$91];-1)" office:value-type="string" office:string-value="" calcext:value-type="error">
            <text:p>#N/A</text:p>
          </table:table-cell>
          <table:table-cell table:number-columns-repeated="11"/>
        </table:table-row>
        <table:table-row table:style-name="ro1">
          <table:table-cell table:formula="of:=[.A328]-1" office:value-type="float" office:value="759" calcext:value-type="float">
            <text:p>759</text:p>
          </table:table-cell>
          <table:table-cell table:formula="of:=(10000*[.A329])/(1023-[.A329])" office:value-type="float" office:value="28750" calcext:value-type="float">
            <text:p>28750</text:p>
          </table:table-cell>
          <table:table-cell table:formula="of:=LN([.B329])" office:value-type="float" office:value="10.2663930462255" calcext:value-type="float">
            <text:p>10.2663930462</text:p>
          </table:table-cell>
          <table:table-cell table:formula="of:=1/([.$B$57]+[.$B$58]*[.C329]+[.$B$59]*[.C329]*[.C329]+[.$B$60]*[.C329]*[.C329]*[.C329])-273.5" office:value-type="float" office:value="-0.822153580441352" calcext:value-type="float">
            <text:p>-0.8221535804</text:p>
          </table:table-cell>
          <table:table-cell table:formula="of:=MATCH([.A329];[.$F$2:.$F$52];-1)" office:value-type="string" office:string-value="" calcext:value-type="error">
            <text:p>#N/A</text:p>
          </table:table-cell>
          <table:table-cell table:formula="of:=1.8*[.D329]+32" office:value-type="float" office:value="30.5201235552056" calcext:value-type="float">
            <text:p>30.5201235552</text:p>
          </table:table-cell>
          <table:table-cell table:formula="of:=32+MATCH(9*[.A329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29]-1" office:value-type="float" office:value="758" calcext:value-type="float">
            <text:p>758</text:p>
          </table:table-cell>
          <table:table-cell table:formula="of:=(10000*[.A330])/(1023-[.A330])" office:value-type="float" office:value="28603.7735849057" calcext:value-type="float">
            <text:p>28603.7735849057</text:p>
          </table:table-cell>
          <table:table-cell table:formula="of:=LN([.B330])" office:value-type="float" office:value="10.2612939316323" calcext:value-type="float">
            <text:p>10.2612939316</text:p>
          </table:table-cell>
          <table:table-cell table:formula="of:=1/([.$B$57]+[.$B$58]*[.C330]+[.$B$59]*[.C330]*[.C330]+[.$B$60]*[.C330]*[.C330]*[.C330])-273.5" office:value-type="float" office:value="-0.708127154826286" calcext:value-type="float">
            <text:p>-0.7081271548</text:p>
          </table:table-cell>
          <table:table-cell table:formula="of:=MATCH([.A330];[.$F$2:.$F$52];-1)" office:value-type="string" office:string-value="" calcext:value-type="error">
            <text:p>#N/A</text:p>
          </table:table-cell>
          <table:table-cell table:formula="of:=1.8*[.D330]+32" office:value-type="float" office:value="30.7253711213127" calcext:value-type="float">
            <text:p>30.7253711213</text:p>
          </table:table-cell>
          <table:table-cell table:formula="of:=32+MATCH(9*[.A330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30]-1" office:value-type="float" office:value="757" calcext:value-type="float">
            <text:p>757</text:p>
          </table:table-cell>
          <table:table-cell table:formula="of:=(10000*[.A331])/(1023-[.A331])" office:value-type="float" office:value="28458.6466165414" calcext:value-type="float">
            <text:p>28458.6466165414</text:p>
          </table:table-cell>
          <table:table-cell table:formula="of:=LN([.B331])" office:value-type="float" office:value="10.2562073166319" calcext:value-type="float">
            <text:p>10.2562073166</text:p>
          </table:table-cell>
          <table:table-cell table:formula="of:=1/([.$B$57]+[.$B$58]*[.C331]+[.$B$59]*[.C331]*[.C331]+[.$B$60]*[.C331]*[.C331]*[.C331])-273.5" office:value-type="float" office:value="-0.594300330386716" calcext:value-type="float">
            <text:p>-0.5943003304</text:p>
          </table:table-cell>
          <table:table-cell table:formula="of:=MATCH([.A331];[.$F$2:.$F$52];-1)" office:value-type="float" office:value="1" calcext:value-type="float">
            <text:p>1</text:p>
          </table:table-cell>
          <table:table-cell table:formula="of:=1.8*[.D331]+32" office:value-type="float" office:value="30.9302594053039" calcext:value-type="float">
            <text:p>30.9302594053</text:p>
          </table:table-cell>
          <table:table-cell table:formula="of:=32+MATCH(9*[.A331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31]-1" office:value-type="float" office:value="756" calcext:value-type="float">
            <text:p>756</text:p>
          </table:table-cell>
          <table:table-cell table:formula="of:=(10000*[.A332])/(1023-[.A332])" office:value-type="float" office:value="28314.606741573" calcext:value-type="float">
            <text:p>28314.606741573</text:p>
          </table:table-cell>
          <table:table-cell table:formula="of:=LN([.B332])" office:value-type="float" office:value="10.2511330897555" calcext:value-type="float">
            <text:p>10.2511330898</text:p>
          </table:table-cell>
          <table:table-cell table:formula="of:=1/([.$B$57]+[.$B$58]*[.C332]+[.$B$59]*[.C332]*[.C332]+[.$B$60]*[.C332]*[.C332]*[.C332])-273.5" office:value-type="float" office:value="-0.480671108110244" calcext:value-type="float">
            <text:p>-0.4806711081</text:p>
          </table:table-cell>
          <table:table-cell table:formula="of:=MATCH([.A332];[.$F$2:.$F$52];-1)" office:value-type="float" office:value="1" calcext:value-type="float">
            <text:p>1</text:p>
          </table:table-cell>
          <table:table-cell table:formula="of:=1.8*[.D332]+32" office:value-type="float" office:value="31.1347920054016" calcext:value-type="float">
            <text:p>31.1347920054</text:p>
          </table:table-cell>
          <table:table-cell table:formula="of:=32+MATCH(9*[.A332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32]-1" office:value-type="float" office:value="755" calcext:value-type="float">
            <text:p>755</text:p>
          </table:table-cell>
          <table:table-cell table:formula="of:=(10000*[.A333])/(1023-[.A333])" office:value-type="float" office:value="28171.6417910448" calcext:value-type="float">
            <text:p>28171.6417910448</text:p>
          </table:table-cell>
          <table:table-cell table:formula="of:=LN([.B333])" office:value-type="float" office:value="10.2460711407144" calcext:value-type="float">
            <text:p>10.2460711407</text:p>
          </table:table-cell>
          <table:table-cell table:formula="of:=1/([.$B$57]+[.$B$58]*[.C333]+[.$B$59]*[.C333]*[.C333]+[.$B$60]*[.C333]*[.C333]*[.C333])-273.5" office:value-type="float" office:value="-0.367237508207324" calcext:value-type="float">
            <text:p>-0.3672375082</text:p>
          </table:table-cell>
          <table:table-cell table:formula="of:=MATCH([.A333];[.$F$2:.$F$52];-1)" office:value-type="float" office:value="1" calcext:value-type="float">
            <text:p>1</text:p>
          </table:table-cell>
          <table:table-cell table:formula="of:=1.8*[.D333]+32" office:value-type="float" office:value="31.3389724852268" calcext:value-type="float">
            <text:p>31.3389724852</text:p>
          </table:table-cell>
          <table:table-cell table:formula="of:=32+MATCH(9*[.A333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33]-1" office:value-type="float" office:value="754" calcext:value-type="float">
            <text:p>754</text:p>
          </table:table-cell>
          <table:table-cell table:formula="of:=(10000*[.A334])/(1023-[.A334])" office:value-type="float" office:value="28029.7397769517" calcext:value-type="float">
            <text:p>28029.7397769517</text:p>
          </table:table-cell>
          <table:table-cell table:formula="of:=LN([.B334])" office:value-type="float" office:value="10.2410213603823" calcext:value-type="float">
            <text:p>10.2410213604</text:p>
          </table:table-cell>
          <table:table-cell table:formula="of:=1/([.$B$57]+[.$B$58]*[.C334]+[.$B$59]*[.C334]*[.C334]+[.$B$60]*[.C334]*[.C334]*[.C334])-273.5" office:value-type="float" office:value="-0.25399756981858" calcext:value-type="float">
            <text:p>-0.2539975698</text:p>
          </table:table-cell>
          <table:table-cell table:formula="of:=MATCH([.A334];[.$F$2:.$F$52];-1)" office:value-type="float" office:value="1" calcext:value-type="float">
            <text:p>1</text:p>
          </table:table-cell>
          <table:table-cell table:formula="of:=1.8*[.D334]+32" office:value-type="float" office:value="31.5428043743266" calcext:value-type="float">
            <text:p>31.5428043743</text:p>
          </table:table-cell>
          <table:table-cell table:formula="of:=32+MATCH(9*[.A334];[.$Q$2:.$Q$91];-1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34]-1" office:value-type="float" office:value="753" calcext:value-type="float">
            <text:p>753</text:p>
          </table:table-cell>
          <table:table-cell table:formula="of:=(10000*[.A335])/(1023-[.A335])" office:value-type="float" office:value="27888.8888888889" calcext:value-type="float">
            <text:p>27888.8888888889</text:p>
          </table:table-cell>
          <table:table-cell table:formula="of:=LN([.B335])" office:value-type="float" office:value="10.2359836407777" calcext:value-type="float">
            <text:p>10.2359836408</text:p>
          </table:table-cell>
          <table:table-cell table:formula="of:=1/([.$B$57]+[.$B$58]*[.C335]+[.$B$59]*[.C335]*[.C335]+[.$B$60]*[.C335]*[.C335]*[.C335])-273.5" office:value-type="float" office:value="-0.140949350727169" calcext:value-type="float">
            <text:p>-0.1409493507</text:p>
          </table:table-cell>
          <table:table-cell table:formula="of:=MATCH([.A335];[.$F$2:.$F$52];-1)" office:value-type="float" office:value="1" calcext:value-type="float">
            <text:p>1</text:p>
          </table:table-cell>
          <table:table-cell table:formula="of:=1.8*[.D335]+32" office:value-type="float" office:value="31.7462911686911" calcext:value-type="float">
            <text:p>31.7462911687</text:p>
          </table:table-cell>
          <table:table-cell table:formula="of:=32+MATCH(9*[.A335];[.$Q$2:.$Q$91];-1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35]-1" office:value-type="float" office:value="752" calcext:value-type="float">
            <text:p>752</text:p>
          </table:table-cell>
          <table:table-cell table:formula="of:=(10000*[.A336])/(1023-[.A336])" office:value-type="float" office:value="27749.0774907749" calcext:value-type="float">
            <text:p>27749.0774907749</text:p>
          </table:table-cell>
          <table:table-cell table:formula="of:=LN([.B336])" office:value-type="float" office:value="10.2309578750463" calcext:value-type="float">
            <text:p>10.230957875</text:p>
          </table:table-cell>
          <table:table-cell table:formula="of:=1/([.$B$57]+[.$B$58]*[.C336]+[.$B$59]*[.C336]*[.C336]+[.$B$60]*[.C336]*[.C336]*[.C336])-273.5" office:value-type="float" office:value="-0.0280909270769598" calcext:value-type="float">
            <text:p>-0.0280909271</text:p>
          </table:table-cell>
          <table:table-cell table:formula="of:=MATCH([.A336];[.$F$2:.$F$52];-1)" office:value-type="float" office:value="1" calcext:value-type="float">
            <text:p>1</text:p>
          </table:table-cell>
          <table:table-cell table:formula="of:=1.8*[.D336]+32" office:value-type="float" office:value="31.9494363312615" calcext:value-type="float">
            <text:p>31.9494363313</text:p>
          </table:table-cell>
          <table:table-cell table:formula="of:=32+MATCH(9*[.A336];[.$Q$2:.$Q$91];-1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36]-1" office:value-type="float" office:value="751" calcext:value-type="float">
            <text:p>751</text:p>
          </table:table-cell>
          <table:table-cell table:formula="of:=(10000*[.A337])/(1023-[.A337])" office:value-type="float" office:value="27610.2941176471" calcext:value-type="float">
            <text:p>27610.2941176471</text:p>
          </table:table-cell>
          <table:table-cell table:formula="of:=LN([.B337])" office:value-type="float" office:value="10.2259439574443" calcext:value-type="float">
            <text:p>10.2259439574</text:p>
          </table:table-cell>
          <table:table-cell table:formula="of:=1/([.$B$57]+[.$B$58]*[.C337]+[.$B$59]*[.C337]*[.C337]+[.$B$60]*[.C337]*[.C337]*[.C337])-273.5" office:value-type="float" office:value="0.0845796069051517" calcext:value-type="float">
            <text:p>0.0845796069</text:p>
          </table:table-cell>
          <table:table-cell table:formula="of:=MATCH([.A337];[.$F$2:.$F$52];-1)" office:value-type="float" office:value="1" calcext:value-type="float">
            <text:p>1</text:p>
          </table:table-cell>
          <table:table-cell table:formula="of:=1.8*[.D337]+32" office:value-type="float" office:value="32.1522432924293" calcext:value-type="float">
            <text:p>32.1522432924</text:p>
          </table:table-cell>
          <table:table-cell table:formula="of:=32+MATCH(9*[.A337];[.$Q$2:.$Q$91];-1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37]-1" office:value-type="float" office:value="750" calcext:value-type="float">
            <text:p>750</text:p>
          </table:table-cell>
          <table:table-cell table:formula="of:=(10000*[.A338])/(1023-[.A338])" office:value-type="float" office:value="27472.5274725275" calcext:value-type="float">
            <text:p>27472.5274725275</text:p>
          </table:table-cell>
          <table:table-cell table:formula="of:=LN([.B338])" office:value-type="float" office:value="10.2209417833216" calcext:value-type="float">
            <text:p>10.2209417833</text:p>
          </table:table-cell>
          <table:table-cell table:formula="of:=1/([.$B$57]+[.$B$58]*[.C338]+[.$B$59]*[.C338]*[.C338]+[.$B$60]*[.C338]*[.C338]*[.C338])-273.5" office:value-type="float" office:value="0.197064139181521" calcext:value-type="float">
            <text:p>0.1970641392</text:p>
          </table:table-cell>
          <table:table-cell table:formula="of:=MATCH([.A338];[.$F$2:.$F$52];-1)" office:value-type="float" office:value="1" calcext:value-type="float">
            <text:p>1</text:p>
          </table:table-cell>
          <table:table-cell table:formula="of:=1.8*[.D338]+32" office:value-type="float" office:value="32.3547154505267" calcext:value-type="float">
            <text:p>32.3547154505</text:p>
          </table:table-cell>
          <table:table-cell table:formula="of:=32+MATCH(9*[.A338];[.$Q$2:.$Q$91];-1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38]-1" office:value-type="float" office:value="749" calcext:value-type="float">
            <text:p>749</text:p>
          </table:table-cell>
          <table:table-cell table:formula="of:=(10000*[.A339])/(1023-[.A339])" office:value-type="float" office:value="27335.7664233577" calcext:value-type="float">
            <text:p>27335.7664233577</text:p>
          </table:table-cell>
          <table:table-cell table:formula="of:=LN([.B339])" office:value-type="float" office:value="10.2159512491053" calcext:value-type="float">
            <text:p>10.2159512491</text:p>
          </table:table-cell>
          <table:table-cell table:formula="of:=1/([.$B$57]+[.$B$58]*[.C339]+[.$B$59]*[.C339]*[.C339]+[.$B$60]*[.C339]*[.C339]*[.C339])-273.5" office:value-type="float" office:value="0.309364540171373" calcext:value-type="float">
            <text:p>0.3093645402</text:p>
          </table:table-cell>
          <table:table-cell table:formula="of:=MATCH([.A339];[.$F$2:.$F$52];-1)" office:value-type="float" office:value="1" calcext:value-type="float">
            <text:p>1</text:p>
          </table:table-cell>
          <table:table-cell table:formula="of:=1.8*[.D339]+32" office:value-type="float" office:value="32.5568561723085" calcext:value-type="float">
            <text:p>32.5568561723</text:p>
          </table:table-cell>
          <table:table-cell table:formula="of:=32+MATCH(9*[.A339];[.$Q$2:.$Q$91];-1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39]-1" office:value-type="float" office:value="748" calcext:value-type="float">
            <text:p>748</text:p>
          </table:table-cell>
          <table:table-cell table:formula="of:=(10000*[.A340])/(1023-[.A340])" office:value-type="float" office:value="27200" calcext:value-type="float">
            <text:p>27200</text:p>
          </table:table-cell>
          <table:table-cell table:formula="of:=LN([.B340])" office:value-type="float" office:value="10.2109722522841" calcext:value-type="float">
            <text:p>10.2109722523</text:p>
          </table:table-cell>
          <table:table-cell table:formula="of:=1/([.$B$57]+[.$B$58]*[.C340]+[.$B$59]*[.C340]*[.C340]+[.$B$60]*[.C340]*[.C340]*[.C340])-273.5" office:value-type="float" office:value="0.421482663013592" calcext:value-type="float">
            <text:p>0.421482663</text:p>
          </table:table-cell>
          <table:table-cell table:formula="of:=MATCH([.A340];[.$F$2:.$F$52];-1)" office:value-type="float" office:value="1" calcext:value-type="float">
            <text:p>1</text:p>
          </table:table-cell>
          <table:table-cell table:formula="of:=1.8*[.D340]+32" office:value-type="float" office:value="32.7586687934245" calcext:value-type="float">
            <text:p>32.7586687934</text:p>
          </table:table-cell>
          <table:table-cell table:formula="of:=32+MATCH(9*[.A340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0]-1" office:value-type="float" office:value="747" calcext:value-type="float">
            <text:p>747</text:p>
          </table:table-cell>
          <table:table-cell table:formula="of:=(10000*[.A341])/(1023-[.A341])" office:value-type="float" office:value="27065.2173913043" calcext:value-type="float">
            <text:p>27065.2173913043</text:p>
          </table:table-cell>
          <table:table-cell table:formula="of:=LN([.B341])" office:value-type="float" office:value="10.2060046913919" calcext:value-type="float">
            <text:p>10.2060046914</text:p>
          </table:table-cell>
          <table:table-cell table:formula="of:=1/([.$B$57]+[.$B$58]*[.C341]+[.$B$59]*[.C341]*[.C341]+[.$B$60]*[.C341]*[.C341]*[.C341])-273.5" office:value-type="float" office:value="0.533420343825128" calcext:value-type="float">
            <text:p>0.5334203438</text:p>
          </table:table-cell>
          <table:table-cell table:formula="of:=MATCH([.A341];[.$F$2:.$F$52];-1)" office:value-type="float" office:value="2" calcext:value-type="float">
            <text:p>2</text:p>
          </table:table-cell>
          <table:table-cell table:formula="of:=1.8*[.D341]+32" office:value-type="float" office:value="32.9601566188852" calcext:value-type="float">
            <text:p>32.9601566189</text:p>
          </table:table-cell>
          <table:table-cell table:formula="of:=32+MATCH(9*[.A341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1]-1" office:value-type="float" office:value="746" calcext:value-type="float">
            <text:p>746</text:p>
          </table:table-cell>
          <table:table-cell table:formula="of:=(10000*[.A342])/(1023-[.A342])" office:value-type="float" office:value="26931.4079422383" calcext:value-type="float">
            <text:p>26931.4079422383</text:p>
          </table:table-cell>
          <table:table-cell table:formula="of:=LN([.B342])" office:value-type="float" office:value="10.2010484659926" calcext:value-type="float">
            <text:p>10.201048466</text:p>
          </table:table-cell>
          <table:table-cell table:formula="of:=1/([.$B$57]+[.$B$58]*[.C342]+[.$B$59]*[.C342]*[.C342]+[.$B$60]*[.C342]*[.C342]*[.C342])-273.5" office:value-type="float" office:value="0.645179401955204" calcext:value-type="float">
            <text:p>0.645179402</text:p>
          </table:table-cell>
          <table:table-cell table:formula="of:=MATCH([.A342];[.$F$2:.$F$52];-1)" office:value-type="float" office:value="2" calcext:value-type="float">
            <text:p>2</text:p>
          </table:table-cell>
          <table:table-cell table:formula="of:=1.8*[.D342]+32" office:value-type="float" office:value="33.1613229235194" calcext:value-type="float">
            <text:p>33.1613229235</text:p>
          </table:table-cell>
          <table:table-cell table:formula="of:=32+MATCH(9*[.A342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2]-1" office:value-type="float" office:value="745" calcext:value-type="float">
            <text:p>745</text:p>
          </table:table-cell>
          <table:table-cell table:formula="of:=(10000*[.A343])/(1023-[.A343])" office:value-type="float" office:value="26798.5611510791" calcext:value-type="float">
            <text:p>26798.5611510791</text:p>
          </table:table-cell>
          <table:table-cell table:formula="of:=LN([.B343])" office:value-type="float" office:value="10.1961034766651" calcext:value-type="float">
            <text:p>10.1961034767</text:p>
          </table:table-cell>
          <table:table-cell table:formula="of:=1/([.$B$57]+[.$B$58]*[.C343]+[.$B$59]*[.C343]*[.C343]+[.$B$60]*[.C343]*[.C343]*[.C343])-273.5" office:value-type="float" office:value="0.756761640234288" calcext:value-type="float">
            <text:p>0.7567616402</text:p>
          </table:table-cell>
          <table:table-cell table:formula="of:=MATCH([.A343];[.$F$2:.$F$52];-1)" office:value-type="float" office:value="2" calcext:value-type="float">
            <text:p>2</text:p>
          </table:table-cell>
          <table:table-cell table:formula="of:=1.8*[.D343]+32" office:value-type="float" office:value="33.3621709524217" calcext:value-type="float">
            <text:p>33.3621709524</text:p>
          </table:table-cell>
          <table:table-cell table:formula="of:=32+MATCH(9*[.A343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3]-1" office:value-type="float" office:value="744" calcext:value-type="float">
            <text:p>744</text:p>
          </table:table-cell>
          <table:table-cell table:formula="of:=(10000*[.A344])/(1023-[.A344])" office:value-type="float" office:value="26666.6666666667" calcext:value-type="float">
            <text:p>26666.6666666667</text:p>
          </table:table-cell>
          <table:table-cell table:formula="of:=LN([.B344])" office:value-type="float" office:value="10.1911696249879" calcext:value-type="float">
            <text:p>10.191169625</text:p>
          </table:table-cell>
          <table:table-cell table:formula="of:=1/([.$B$57]+[.$B$58]*[.C344]+[.$B$59]*[.C344]*[.C344]+[.$B$60]*[.C344]*[.C344]*[.C344])-273.5" office:value-type="float" office:value="0.868168845219543" calcext:value-type="float">
            <text:p>0.8681688452</text:p>
          </table:table-cell>
          <table:table-cell table:formula="of:=MATCH([.A344];[.$F$2:.$F$52];-1)" office:value-type="float" office:value="2" calcext:value-type="float">
            <text:p>2</text:p>
          </table:table-cell>
          <table:table-cell table:formula="of:=1.8*[.D344]+32" office:value-type="float" office:value="33.5627039213952" calcext:value-type="float">
            <text:p>33.5627039214</text:p>
          </table:table-cell>
          <table:table-cell table:formula="of:=32+MATCH(9*[.A344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4]-1" office:value-type="float" office:value="743" calcext:value-type="float">
            <text:p>743</text:p>
          </table:table-cell>
          <table:table-cell table:formula="of:=(10000*[.A345])/(1023-[.A345])" office:value-type="float" office:value="26535.7142857143" calcext:value-type="float">
            <text:p>26535.7142857143</text:p>
          </table:table-cell>
          <table:table-cell table:formula="of:=LN([.B345])" office:value-type="float" office:value="10.1862468135247" calcext:value-type="float">
            <text:p>10.1862468135</text:p>
          </table:table-cell>
          <table:table-cell table:formula="of:=1/([.$B$57]+[.$B$58]*[.C345]+[.$B$59]*[.C345]*[.C345]+[.$B$60]*[.C345]*[.C345]*[.C345])-273.5" office:value-type="float" office:value="0.979402787436072" calcext:value-type="float">
            <text:p>0.9794027874</text:p>
          </table:table-cell>
          <table:table-cell table:formula="of:=MATCH([.A345];[.$F$2:.$F$52];-1)" office:value-type="float" office:value="2" calcext:value-type="float">
            <text:p>2</text:p>
          </table:table-cell>
          <table:table-cell table:formula="of:=1.8*[.D345]+32" office:value-type="float" office:value="33.7629250173849" calcext:value-type="float">
            <text:p>33.7629250174</text:p>
          </table:table-cell>
          <table:table-cell table:formula="of:=32+MATCH(9*[.A345];[.$Q$2:.$Q$91];-1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45]-1" office:value-type="float" office:value="742" calcext:value-type="float">
            <text:p>742</text:p>
          </table:table-cell>
          <table:table-cell table:formula="of:=(10000*[.A346])/(1023-[.A346])" office:value-type="float" office:value="26405.6939501779" calcext:value-type="float">
            <text:p>26405.6939501779</text:p>
          </table:table-cell>
          <table:table-cell table:formula="of:=LN([.B346])" office:value-type="float" office:value="10.1813349458098" calcext:value-type="float">
            <text:p>10.1813349458</text:p>
          </table:table-cell>
          <table:table-cell table:formula="of:=1/([.$B$57]+[.$B$58]*[.C346]+[.$B$59]*[.C346]*[.C346]+[.$B$60]*[.C346]*[.C346]*[.C346])-273.5" office:value-type="float" office:value="1.09046522161339" calcext:value-type="float">
            <text:p>1.0904652216</text:p>
          </table:table-cell>
          <table:table-cell table:formula="of:=MATCH([.A346];[.$F$2:.$F$52];-1)" office:value-type="float" office:value="2" calcext:value-type="float">
            <text:p>2</text:p>
          </table:table-cell>
          <table:table-cell table:formula="of:=1.8*[.D346]+32" office:value-type="float" office:value="33.9628373989041" calcext:value-type="float">
            <text:p>33.9628373989</text:p>
          </table:table-cell>
          <table:table-cell table:formula="of:=32+MATCH(9*[.A346];[.$Q$2:.$Q$91];-1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46]-1" office:value-type="float" office:value="741" calcext:value-type="float">
            <text:p>741</text:p>
          </table:table-cell>
          <table:table-cell table:formula="of:=(10000*[.A347])/(1023-[.A347])" office:value-type="float" office:value="26276.5957446808" calcext:value-type="float">
            <text:p>26276.5957446808</text:p>
          </table:table-cell>
          <table:table-cell table:formula="of:=LN([.B347])" office:value-type="float" office:value="10.1764339263342" calcext:value-type="float">
            <text:p>10.1764339263</text:p>
          </table:table-cell>
          <table:table-cell table:formula="of:=1/([.$B$57]+[.$B$58]*[.C347]+[.$B$59]*[.C347]*[.C347]+[.$B$60]*[.C347]*[.C347]*[.C347])-273.5" office:value-type="float" office:value="1.20135788691846" calcext:value-type="float">
            <text:p>1.2013578869</text:p>
          </table:table-cell>
          <table:table-cell table:formula="of:=MATCH([.A347];[.$F$2:.$F$52];-1)" office:value-type="float" office:value="2" calcext:value-type="float">
            <text:p>2</text:p>
          </table:table-cell>
          <table:table-cell table:formula="of:=1.8*[.D347]+32" office:value-type="float" office:value="34.1624441964532" calcext:value-type="float">
            <text:p>34.1624441965</text:p>
          </table:table-cell>
          <table:table-cell table:formula="of:=32+MATCH(9*[.A347];[.$Q$2:.$Q$91];-1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47]-1" office:value-type="float" office:value="740" calcext:value-type="float">
            <text:p>740</text:p>
          </table:table-cell>
          <table:table-cell table:formula="of:=(10000*[.A348])/(1023-[.A348])" office:value-type="float" office:value="26148.4098939929" calcext:value-type="float">
            <text:p>26148.4098939929</text:p>
          </table:table-cell>
          <table:table-cell table:formula="of:=LN([.B348])" office:value-type="float" office:value="10.1715436605312" calcext:value-type="float">
            <text:p>10.1715436605</text:p>
          </table:table-cell>
          <table:table-cell table:formula="of:=1/([.$B$57]+[.$B$58]*[.C348]+[.$B$59]*[.C348]*[.C348]+[.$B$60]*[.C348]*[.C348]*[.C348])-273.5" office:value-type="float" office:value="1.3120825071847" calcext:value-type="float">
            <text:p>1.3120825072</text:p>
          </table:table-cell>
          <table:table-cell table:formula="of:=MATCH([.A348];[.$F$2:.$F$52];-1)" office:value-type="float" office:value="2" calcext:value-type="float">
            <text:p>2</text:p>
          </table:table-cell>
          <table:table-cell table:formula="of:=1.8*[.D348]+32" office:value-type="float" office:value="34.3617485129325" calcext:value-type="float">
            <text:p>34.3617485129</text:p>
          </table:table-cell>
          <table:table-cell table:formula="of:=32+MATCH(9*[.A348];[.$Q$2:.$Q$91];-1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48]-1" office:value-type="float" office:value="739" calcext:value-type="float">
            <text:p>739</text:p>
          </table:table-cell>
          <table:table-cell table:formula="of:=(10000*[.A349])/(1023-[.A349])" office:value-type="float" office:value="26021.1267605634" calcext:value-type="float">
            <text:p>26021.1267605634</text:p>
          </table:table-cell>
          <table:table-cell table:formula="of:=LN([.B349])" office:value-type="float" office:value="10.1666640547632" calcext:value-type="float">
            <text:p>10.1666640548</text:p>
          </table:table-cell>
          <table:table-cell table:formula="of:=1/([.$B$57]+[.$B$58]*[.C349]+[.$B$59]*[.C349]*[.C349]+[.$B$60]*[.C349]*[.C349]*[.C349])-273.5" office:value-type="float" office:value="1.4226407911371" calcext:value-type="float">
            <text:p>1.4226407911</text:p>
          </table:table-cell>
          <table:table-cell table:formula="of:=MATCH([.A349];[.$F$2:.$F$52];-1)" office:value-type="float" office:value="2" calcext:value-type="float">
            <text:p>2</text:p>
          </table:table-cell>
          <table:table-cell table:formula="of:=1.8*[.D349]+32" office:value-type="float" office:value="34.5607534240468" calcext:value-type="float">
            <text:p>34.560753424</text:p>
          </table:table-cell>
          <table:table-cell table:formula="of:=32+MATCH(9*[.A349];[.$Q$2:.$Q$91];-1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49]-1" office:value-type="float" office:value="738" calcext:value-type="float">
            <text:p>738</text:p>
          </table:table-cell>
          <table:table-cell table:formula="of:=(10000*[.A350])/(1023-[.A350])" office:value-type="float" office:value="25894.7368421053" calcext:value-type="float">
            <text:p>25894.7368421053</text:p>
          </table:table-cell>
          <table:table-cell table:formula="of:=LN([.B350])" office:value-type="float" office:value="10.161795016308" calcext:value-type="float">
            <text:p>10.1617950163</text:p>
          </table:table-cell>
          <table:table-cell table:formula="of:=1/([.$B$57]+[.$B$58]*[.C350]+[.$B$59]*[.C350]*[.C350]+[.$B$60]*[.C350]*[.C350]*[.C350])-273.5" office:value-type="float" office:value="1.53303443261336" calcext:value-type="float">
            <text:p>1.5330344326</text:p>
          </table:table-cell>
          <table:table-cell table:formula="of:=MATCH([.A350];[.$F$2:.$F$52];-1)" office:value-type="float" office:value="2" calcext:value-type="float">
            <text:p>2</text:p>
          </table:table-cell>
          <table:table-cell table:formula="of:=1.8*[.D350]+32" office:value-type="float" office:value="34.7594619787041" calcext:value-type="float">
            <text:p>34.7594619787</text:p>
          </table:table-cell>
          <table:table-cell table:formula="of:=32+MATCH(9*[.A350];[.$Q$2:.$Q$91];-1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50]-1" office:value-type="float" office:value="737" calcext:value-type="float">
            <text:p>737</text:p>
          </table:table-cell>
          <table:table-cell table:formula="of:=(10000*[.A351])/(1023-[.A351])" office:value-type="float" office:value="25769.2307692308" calcext:value-type="float">
            <text:p>25769.2307692308</text:p>
          </table:table-cell>
          <table:table-cell table:formula="of:=LN([.B351])" office:value-type="float" office:value="10.1569364533457" calcext:value-type="float">
            <text:p>10.1569364533</text:p>
          </table:table-cell>
          <table:table-cell table:formula="of:=1/([.$B$57]+[.$B$58]*[.C351]+[.$B$59]*[.C351]*[.C351]+[.$B$60]*[.C351]*[.C351]*[.C351])-273.5" office:value-type="float" office:value="1.64326511078161" calcext:value-type="float">
            <text:p>1.6432651108</text:p>
          </table:table-cell>
          <table:table-cell table:formula="of:=MATCH([.A351];[.$F$2:.$F$52];-1)" office:value-type="float" office:value="3" calcext:value-type="float">
            <text:p>3</text:p>
          </table:table-cell>
          <table:table-cell table:formula="of:=1.8*[.D351]+32" office:value-type="float" office:value="34.9578771994069" calcext:value-type="float">
            <text:p>34.9578771994</text:p>
          </table:table-cell>
          <table:table-cell table:formula="of:=32+MATCH(9*[.A351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1]-1" office:value-type="float" office:value="736" calcext:value-type="float">
            <text:p>736</text:p>
          </table:table-cell>
          <table:table-cell table:formula="of:=(10000*[.A352])/(1023-[.A352])" office:value-type="float" office:value="25644.5993031359" calcext:value-type="float">
            <text:p>25644.5993031359</text:p>
          </table:table-cell>
          <table:table-cell table:formula="of:=LN([.B352])" office:value-type="float" office:value="10.1520882749454" calcext:value-type="float">
            <text:p>10.1520882749</text:p>
          </table:table-cell>
          <table:table-cell table:formula="of:=1/([.$B$57]+[.$B$58]*[.C352]+[.$B$59]*[.C352]*[.C352]+[.$B$60]*[.C352]*[.C352]*[.C352])-273.5" office:value-type="float" office:value="1.7533344903544" calcext:value-type="float">
            <text:p>1.7533344904</text:p>
          </table:table-cell>
          <table:table-cell table:formula="of:=MATCH([.A352];[.$F$2:.$F$52];-1)" office:value-type="float" office:value="3" calcext:value-type="float">
            <text:p>3</text:p>
          </table:table-cell>
          <table:table-cell table:formula="of:=1.8*[.D352]+32" office:value-type="float" office:value="35.1560020826379" calcext:value-type="float">
            <text:p>35.1560020826</text:p>
          </table:table-cell>
          <table:table-cell table:formula="of:=32+MATCH(9*[.A352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2]-1" office:value-type="float" office:value="735" calcext:value-type="float">
            <text:p>735</text:p>
          </table:table-cell>
          <table:table-cell table:formula="of:=(10000*[.A353])/(1023-[.A353])" office:value-type="float" office:value="25520.8333333333" calcext:value-type="float">
            <text:p>25520.8333333333</text:p>
          </table:table-cell>
          <table:table-cell table:formula="of:=LN([.B353])" office:value-type="float" office:value="10.1472503910531" calcext:value-type="float">
            <text:p>10.1472503911</text:p>
          </table:table-cell>
          <table:table-cell table:formula="of:=1/([.$B$57]+[.$B$58]*[.C353]+[.$B$59]*[.C353]*[.C353]+[.$B$60]*[.C353]*[.C353]*[.C353])-273.5" office:value-type="float" office:value="1.86324422179911" calcext:value-type="float">
            <text:p>1.8632442218</text:p>
          </table:table-cell>
          <table:table-cell table:formula="of:=MATCH([.A353];[.$F$2:.$F$52];-1)" office:value-type="float" office:value="3" calcext:value-type="float">
            <text:p>3</text:p>
          </table:table-cell>
          <table:table-cell table:formula="of:=1.8*[.D353]+32" office:value-type="float" office:value="35.3538395992384" calcext:value-type="float">
            <text:p>35.3538395992</text:p>
          </table:table-cell>
          <table:table-cell table:formula="of:=32+MATCH(9*[.A353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3]-1" office:value-type="float" office:value="734" calcext:value-type="float">
            <text:p>734</text:p>
          </table:table-cell>
          <table:table-cell table:formula="of:=(10000*[.A354])/(1023-[.A354])" office:value-type="float" office:value="25397.9238754325" calcext:value-type="float">
            <text:p>25397.9238754325</text:p>
          </table:table-cell>
          <table:table-cell table:formula="of:=LN([.B354])" office:value-type="float" office:value="10.1424227124783" calcext:value-type="float">
            <text:p>10.1424227125</text:p>
          </table:table-cell>
          <table:table-cell table:formula="of:=1/([.$B$57]+[.$B$58]*[.C354]+[.$B$59]*[.C354]*[.C354]+[.$B$60]*[.C354]*[.C354]*[.C354])-273.5" office:value-type="float" office:value="1.97299594154498" calcext:value-type="float">
            <text:p>1.9729959415</text:p>
          </table:table-cell>
          <table:table-cell table:formula="of:=MATCH([.A354];[.$F$2:.$F$52];-1)" office:value-type="float" office:value="3" calcext:value-type="float">
            <text:p>3</text:p>
          </table:table-cell>
          <table:table-cell table:formula="of:=1.8*[.D354]+32" office:value-type="float" office:value="35.551392694781" calcext:value-type="float">
            <text:p>35.5513926948</text:p>
          </table:table-cell>
          <table:table-cell table:formula="of:=32+MATCH(9*[.A354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4]-1" office:value-type="float" office:value="733" calcext:value-type="float">
            <text:p>733</text:p>
          </table:table-cell>
          <table:table-cell table:formula="of:=(10000*[.A355])/(1023-[.A355])" office:value-type="float" office:value="25275.8620689655" calcext:value-type="float">
            <text:p>25275.8620689655</text:p>
          </table:table-cell>
          <table:table-cell table:formula="of:=LN([.B355])" office:value-type="float" office:value="10.1376051508823" calcext:value-type="float">
            <text:p>10.1376051509</text:p>
          </table:table-cell>
          <table:table-cell table:formula="of:=1/([.$B$57]+[.$B$58]*[.C355]+[.$B$59]*[.C355]*[.C355]+[.$B$60]*[.C355]*[.C355]*[.C355])-273.5" office:value-type="float" office:value="2.08259127218656" calcext:value-type="float">
            <text:p>2.0825912722</text:p>
          </table:table-cell>
          <table:table-cell table:formula="of:=MATCH([.A355];[.$F$2:.$F$52];-1)" office:value-type="float" office:value="3" calcext:value-type="float">
            <text:p>3</text:p>
          </table:table-cell>
          <table:table-cell table:formula="of:=1.8*[.D355]+32" office:value-type="float" office:value="35.7486642899358" calcext:value-type="float">
            <text:p>35.7486642899</text:p>
          </table:table-cell>
          <table:table-cell table:formula="of:=32+MATCH(9*[.A355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5]-1" office:value-type="float" office:value="732" calcext:value-type="float">
            <text:p>732</text:p>
          </table:table-cell>
          <table:table-cell table:formula="of:=(10000*[.A356])/(1023-[.A356])" office:value-type="float" office:value="25154.6391752577" calcext:value-type="float">
            <text:p>25154.6391752577</text:p>
          </table:table-cell>
          <table:table-cell table:formula="of:=LN([.B356])" office:value-type="float" office:value="10.132797618766" calcext:value-type="float">
            <text:p>10.1327976188</text:p>
          </table:table-cell>
          <table:table-cell table:formula="of:=1/([.$B$57]+[.$B$58]*[.C356]+[.$B$59]*[.C356]*[.C356]+[.$B$60]*[.C356]*[.C356]*[.C356])-273.5" office:value-type="float" office:value="2.19203182268427" calcext:value-type="float">
            <text:p>2.1920318227</text:p>
          </table:table-cell>
          <table:table-cell table:formula="of:=MATCH([.A356];[.$F$2:.$F$52];-1)" office:value-type="float" office:value="3" calcext:value-type="float">
            <text:p>3</text:p>
          </table:table-cell>
          <table:table-cell table:formula="of:=1.8*[.D356]+32" office:value-type="float" office:value="35.9456572808317" calcext:value-type="float">
            <text:p>35.9456572808</text:p>
          </table:table-cell>
          <table:table-cell table:formula="of:=32+MATCH(9*[.A356];[.$Q$2:.$Q$91];-1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56]-1" office:value-type="float" office:value="731" calcext:value-type="float">
            <text:p>731</text:p>
          </table:table-cell>
          <table:table-cell table:formula="of:=(10000*[.A357])/(1023-[.A357])" office:value-type="float" office:value="25034.2465753425" calcext:value-type="float">
            <text:p>25034.2465753425</text:p>
          </table:table-cell>
          <table:table-cell table:formula="of:=LN([.B357])" office:value-type="float" office:value="10.1280000294577" calcext:value-type="float">
            <text:p>10.1280000295</text:p>
          </table:table-cell>
          <table:table-cell table:formula="of:=1/([.$B$57]+[.$B$58]*[.C357]+[.$B$59]*[.C357]*[.C357]+[.$B$60]*[.C357]*[.C357]*[.C357])-273.5" office:value-type="float" office:value="2.30131918856108" calcext:value-type="float">
            <text:p>2.3013191886</text:p>
          </table:table-cell>
          <table:table-cell table:formula="of:=MATCH([.A357];[.$F$2:.$F$52];-1)" office:value-type="float" office:value="3" calcext:value-type="float">
            <text:p>3</text:p>
          </table:table-cell>
          <table:table-cell table:formula="of:=1.8*[.D357]+32" office:value-type="float" office:value="36.1423745394099" calcext:value-type="float">
            <text:p>36.1423745394</text:p>
          </table:table-cell>
          <table:table-cell table:formula="of:=32+MATCH(9*[.A357];[.$Q$2:.$Q$91];-1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57]-1" office:value-type="float" office:value="730" calcext:value-type="float">
            <text:p>730</text:p>
          </table:table-cell>
          <table:table-cell table:formula="of:=(10000*[.A358])/(1023-[.A358])" office:value-type="float" office:value="24914.6757679181" calcext:value-type="float">
            <text:p>24914.6757679181</text:p>
          </table:table-cell>
          <table:table-cell table:formula="of:=LN([.B358])" office:value-type="float" office:value="10.1232122971016" calcext:value-type="float">
            <text:p>10.1232122971</text:p>
          </table:table-cell>
          <table:table-cell table:formula="of:=1/([.$B$57]+[.$B$58]*[.C358]+[.$B$59]*[.C358]*[.C358]+[.$B$60]*[.C358]*[.C358]*[.C358])-273.5" office:value-type="float" office:value="2.41045495209642" calcext:value-type="float">
            <text:p>2.4104549521</text:p>
          </table:table-cell>
          <table:table-cell table:formula="of:=MATCH([.A358];[.$F$2:.$F$52];-1)" office:value-type="float" office:value="3" calcext:value-type="float">
            <text:p>3</text:p>
          </table:table-cell>
          <table:table-cell table:formula="of:=1.8*[.D358]+32" office:value-type="float" office:value="36.3388189137736" calcext:value-type="float">
            <text:p>36.3388189138</text:p>
          </table:table-cell>
          <table:table-cell table:formula="of:=32+MATCH(9*[.A358];[.$Q$2:.$Q$91];-1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58]-1" office:value-type="float" office:value="729" calcext:value-type="float">
            <text:p>729</text:p>
          </table:table-cell>
          <table:table-cell table:formula="of:=(10000*[.A359])/(1023-[.A359])" office:value-type="float" office:value="24795.9183673469" calcext:value-type="float">
            <text:p>24795.9183673469</text:p>
          </table:table-cell>
          <table:table-cell table:formula="of:=LN([.B359])" office:value-type="float" office:value="10.1184343366462" calcext:value-type="float">
            <text:p>10.1184343366</text:p>
          </table:table-cell>
          <table:table-cell table:formula="of:=1/([.$B$57]+[.$B$58]*[.C359]+[.$B$59]*[.C359]*[.C359]+[.$B$60]*[.C359]*[.C359]*[.C359])-273.5" office:value-type="float" office:value="2.51944068251692" calcext:value-type="float">
            <text:p>2.5194406825</text:p>
          </table:table-cell>
          <table:table-cell table:formula="of:=MATCH([.A359];[.$F$2:.$F$52];-1)" office:value-type="float" office:value="3" calcext:value-type="float">
            <text:p>3</text:p>
          </table:table-cell>
          <table:table-cell table:formula="of:=1.8*[.D359]+32" office:value-type="float" office:value="36.5349932285304" calcext:value-type="float">
            <text:p>36.5349932285</text:p>
          </table:table-cell>
          <table:table-cell table:formula="of:=32+MATCH(9*[.A359];[.$Q$2:.$Q$91];-1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59]-1" office:value-type="float" office:value="728" calcext:value-type="float">
            <text:p>728</text:p>
          </table:table-cell>
          <table:table-cell table:formula="of:=(10000*[.A360])/(1023-[.A360])" office:value-type="float" office:value="24677.9661016949" calcext:value-type="float">
            <text:p>24677.9661016949</text:p>
          </table:table-cell>
          <table:table-cell table:formula="of:=LN([.B360])" office:value-type="float" office:value="10.113666063833" calcext:value-type="float">
            <text:p>10.1136660638</text:p>
          </table:table-cell>
          <table:table-cell table:formula="of:=1/([.$B$57]+[.$B$58]*[.C360]+[.$B$59]*[.C360]*[.C360]+[.$B$60]*[.C360]*[.C360]*[.C360])-273.5" office:value-type="float" office:value="2.62827793618385" calcext:value-type="float">
            <text:p>2.6282779362</text:p>
          </table:table-cell>
          <table:table-cell table:formula="of:=MATCH([.A360];[.$F$2:.$F$52];-1)" office:value-type="float" office:value="3" calcext:value-type="float">
            <text:p>3</text:p>
          </table:table-cell>
          <table:table-cell table:formula="of:=1.8*[.D360]+32" office:value-type="float" office:value="36.7309002851309" calcext:value-type="float">
            <text:p>36.7309002851</text:p>
          </table:table-cell>
          <table:table-cell table:formula="of:=32+MATCH(9*[.A360];[.$Q$2:.$Q$91];-1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60]-1" office:value-type="float" office:value="727" calcext:value-type="float">
            <text:p>727</text:p>
          </table:table-cell>
          <table:table-cell table:formula="of:=(10000*[.A361])/(1023-[.A361])" office:value-type="float" office:value="24560.8108108108" calcext:value-type="float">
            <text:p>24560.8108108108</text:p>
          </table:table-cell>
          <table:table-cell table:formula="of:=LN([.B361])" office:value-type="float" office:value="10.1089073951856" calcext:value-type="float">
            <text:p>10.1089073952</text:p>
          </table:table-cell>
          <table:table-cell table:formula="of:=1/([.$B$57]+[.$B$58]*[.C361]+[.$B$59]*[.C361]*[.C361]+[.$B$60]*[.C361]*[.C361]*[.C361])-273.5" office:value-type="float" office:value="2.73696825677797" calcext:value-type="float">
            <text:p>2.7369682568</text:p>
          </table:table-cell>
          <table:table-cell table:formula="of:=MATCH([.A361];[.$F$2:.$F$52];-1)" office:value-type="float" office:value="4" calcext:value-type="float">
            <text:p>4</text:p>
          </table:table-cell>
          <table:table-cell table:formula="of:=1.8*[.D361]+32" office:value-type="float" office:value="36.9265428622003" calcext:value-type="float">
            <text:p>36.9265428622</text:p>
          </table:table-cell>
          <table:table-cell table:formula="of:=32+MATCH(9*[.A361];[.$Q$2:.$Q$91];-1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61]-1" office:value-type="float" office:value="726" calcext:value-type="float">
            <text:p>726</text:p>
          </table:table-cell>
          <table:table-cell table:formula="of:=(10000*[.A362])/(1023-[.A362])" office:value-type="float" office:value="24444.4444444444" calcext:value-type="float">
            <text:p>24444.4444444444</text:p>
          </table:table-cell>
          <table:table-cell table:formula="of:=LN([.B362])" office:value-type="float" office:value="10.1041582479983" calcext:value-type="float">
            <text:p>10.104158248</text:p>
          </table:table-cell>
          <table:table-cell table:formula="of:=1/([.$B$57]+[.$B$58]*[.C362]+[.$B$59]*[.C362]*[.C362]+[.$B$60]*[.C362]*[.C362]*[.C362])-273.5" office:value-type="float" office:value="2.8455131754809" calcext:value-type="float">
            <text:p>2.8455131755</text:p>
          </table:table-cell>
          <table:table-cell table:formula="of:=MATCH([.A362];[.$F$2:.$F$52];-1)" office:value-type="float" office:value="4" calcext:value-type="float">
            <text:p>4</text:p>
          </table:table-cell>
          <table:table-cell table:formula="of:=1.8*[.D362]+32" office:value-type="float" office:value="37.1219237158656" calcext:value-type="float">
            <text:p>37.1219237159</text:p>
          </table:table-cell>
          <table:table-cell table:formula="of:=32+MATCH(9*[.A362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2]-1" office:value-type="float" office:value="725" calcext:value-type="float">
            <text:p>725</text:p>
          </table:table-cell>
          <table:table-cell table:formula="of:=(10000*[.A363])/(1023-[.A363])" office:value-type="float" office:value="24328.8590604027" calcext:value-type="float">
            <text:p>24328.8590604027</text:p>
          </table:table-cell>
          <table:table-cell table:formula="of:=LN([.B363])" office:value-type="float" office:value="10.0994185403255" calcext:value-type="float">
            <text:p>10.0994185403</text:p>
          </table:table-cell>
          <table:table-cell table:formula="of:=1/([.$B$57]+[.$B$58]*[.C363]+[.$B$59]*[.C363]*[.C363]+[.$B$60]*[.C363]*[.C363]*[.C363])-273.5" office:value-type="float" office:value="2.95391421115409" calcext:value-type="float">
            <text:p>2.9539142112</text:p>
          </table:table-cell>
          <table:table-cell table:formula="of:=MATCH([.A363];[.$F$2:.$F$52];-1)" office:value-type="float" office:value="4" calcext:value-type="float">
            <text:p>4</text:p>
          </table:table-cell>
          <table:table-cell table:formula="of:=1.8*[.D363]+32" office:value-type="float" office:value="37.3170455800774" calcext:value-type="float">
            <text:p>37.3170455801</text:p>
          </table:table-cell>
          <table:table-cell table:formula="of:=32+MATCH(9*[.A363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3]-1" office:value-type="float" office:value="724" calcext:value-type="float">
            <text:p>724</text:p>
          </table:table-cell>
          <table:table-cell table:formula="of:=(10000*[.A364])/(1023-[.A364])" office:value-type="float" office:value="24214.0468227425" calcext:value-type="float">
            <text:p>24214.0468227425</text:p>
          </table:table-cell>
          <table:table-cell table:formula="of:=LN([.B364])" office:value-type="float" office:value="10.0946881909712" calcext:value-type="float">
            <text:p>10.094688191</text:p>
          </table:table-cell>
          <table:table-cell table:formula="of:=1/([.$B$57]+[.$B$58]*[.C364]+[.$B$59]*[.C364]*[.C364]+[.$B$60]*[.C364]*[.C364]*[.C364])-273.5" office:value-type="float" office:value="3.06217287051487" calcext:value-type="float">
            <text:p>3.0621728705</text:p>
          </table:table-cell>
          <table:table-cell table:formula="of:=MATCH([.A364];[.$F$2:.$F$52];-1)" office:value-type="float" office:value="4" calcext:value-type="float">
            <text:p>4</text:p>
          </table:table-cell>
          <table:table-cell table:formula="of:=1.8*[.D364]+32" office:value-type="float" office:value="37.5119111669268" calcext:value-type="float">
            <text:p>37.5119111669</text:p>
          </table:table-cell>
          <table:table-cell table:formula="of:=32+MATCH(9*[.A364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4]-1" office:value-type="float" office:value="723" calcext:value-type="float">
            <text:p>723</text:p>
          </table:table-cell>
          <table:table-cell table:formula="of:=(10000*[.A365])/(1023-[.A365])" office:value-type="float" office:value="24100" calcext:value-type="float">
            <text:p>24100</text:p>
          </table:table-cell>
          <table:table-cell table:formula="of:=LN([.B365])" office:value-type="float" office:value="10.0899671194787" calcext:value-type="float">
            <text:p>10.0899671195</text:p>
          </table:table-cell>
          <table:table-cell table:formula="of:=1/([.$B$57]+[.$B$58]*[.C365]+[.$B$59]*[.C365]*[.C365]+[.$B$60]*[.C365]*[.C365]*[.C365])-273.5" office:value-type="float" office:value="3.17029064830922" calcext:value-type="float">
            <text:p>3.1702906483</text:p>
          </table:table-cell>
          <table:table-cell table:formula="of:=MATCH([.A365];[.$F$2:.$F$52];-1)" office:value-type="float" office:value="4" calcext:value-type="float">
            <text:p>4</text:p>
          </table:table-cell>
          <table:table-cell table:formula="of:=1.8*[.D365]+32" office:value-type="float" office:value="37.7065231669566" calcext:value-type="float">
            <text:p>37.706523167</text:p>
          </table:table-cell>
          <table:table-cell table:formula="of:=32+MATCH(9*[.A365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5]-1" office:value-type="float" office:value="722" calcext:value-type="float">
            <text:p>722</text:p>
          </table:table-cell>
          <table:table-cell table:formula="of:=(10000*[.A366])/(1023-[.A366])" office:value-type="float" office:value="23986.7109634551" calcext:value-type="float">
            <text:p>23986.7109634551</text:p>
          </table:table-cell>
          <table:table-cell table:formula="of:=LN([.B366])" office:value-type="float" office:value="10.0852552461201" calcext:value-type="float">
            <text:p>10.0852552461</text:p>
          </table:table-cell>
          <table:table-cell table:formula="of:=1/([.$B$57]+[.$B$58]*[.C366]+[.$B$59]*[.C366]*[.C366]+[.$B$60]*[.C366]*[.C366]*[.C366])-273.5" office:value-type="float" office:value="3.27826902748285" calcext:value-type="float">
            <text:p>3.2782690275</text:p>
          </table:table-cell>
          <table:table-cell table:formula="of:=MATCH([.A366];[.$F$2:.$F$52];-1)" office:value-type="float" office:value="4" calcext:value-type="float">
            <text:p>4</text:p>
          </table:table-cell>
          <table:table-cell table:formula="of:=1.8*[.D366]+32" office:value-type="float" office:value="37.9008842494691" calcext:value-type="float">
            <text:p>37.9008842495</text:p>
          </table:table-cell>
          <table:table-cell table:formula="of:=32+MATCH(9*[.A366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6]-1" office:value-type="float" office:value="721" calcext:value-type="float">
            <text:p>721</text:p>
          </table:table-cell>
          <table:table-cell table:formula="of:=(10000*[.A367])/(1023-[.A367])" office:value-type="float" office:value="23874.1721854305" calcext:value-type="float">
            <text:p>23874.1721854305</text:p>
          </table:table-cell>
          <table:table-cell table:formula="of:=LN([.B367])" office:value-type="float" office:value="10.0805524918863" calcext:value-type="float">
            <text:p>10.0805524919</text:p>
          </table:table-cell>
          <table:table-cell table:formula="of:=1/([.$B$57]+[.$B$58]*[.C367]+[.$B$59]*[.C367]*[.C367]+[.$B$60]*[.C367]*[.C367]*[.C367])-273.5" office:value-type="float" office:value="3.38610947934836" calcext:value-type="float">
            <text:p>3.3861094793</text:p>
          </table:table-cell>
          <table:table-cell table:formula="of:=MATCH([.A367];[.$F$2:.$F$52];-1)" office:value-type="float" office:value="4" calcext:value-type="float">
            <text:p>4</text:p>
          </table:table-cell>
          <table:table-cell table:formula="of:=1.8*[.D367]+32" office:value-type="float" office:value="38.0949970628271" calcext:value-type="float">
            <text:p>38.0949970628</text:p>
          </table:table-cell>
          <table:table-cell table:formula="of:=32+MATCH(9*[.A367];[.$Q$2:.$Q$91];-1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367]-1" office:value-type="float" office:value="720" calcext:value-type="float">
            <text:p>720</text:p>
          </table:table-cell>
          <table:table-cell table:formula="of:=(10000*[.A368])/(1023-[.A368])" office:value-type="float" office:value="23762.3762376238" calcext:value-type="float">
            <text:p>23762.3762376238</text:p>
          </table:table-cell>
          <table:table-cell table:formula="of:=LN([.B368])" office:value-type="float" office:value="10.0758587784769" calcext:value-type="float">
            <text:p>10.0758587785</text:p>
          </table:table-cell>
          <table:table-cell table:formula="of:=1/([.$B$57]+[.$B$58]*[.C368]+[.$B$59]*[.C368]*[.C368]+[.$B$60]*[.C368]*[.C368]*[.C368])-273.5" office:value-type="float" office:value="3.49381346375094" calcext:value-type="float">
            <text:p>3.4938134638</text:p>
          </table:table-cell>
          <table:table-cell table:formula="of:=MATCH([.A368];[.$F$2:.$F$52];-1)" office:value-type="float" office:value="4" calcext:value-type="float">
            <text:p>4</text:p>
          </table:table-cell>
          <table:table-cell table:formula="of:=1.8*[.D368]+32" office:value-type="float" office:value="38.2888642347517" calcext:value-type="float">
            <text:p>38.2888642348</text:p>
          </table:table-cell>
          <table:table-cell table:formula="of:=32+MATCH(9*[.A368];[.$Q$2:.$Q$91];-1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368]-1" office:value-type="float" office:value="719" calcext:value-type="float">
            <text:p>719</text:p>
          </table:table-cell>
          <table:table-cell table:formula="of:=(10000*[.A369])/(1023-[.A369])" office:value-type="float" office:value="23651.3157894737" calcext:value-type="float">
            <text:p>23651.3157894737</text:p>
          </table:table-cell>
          <table:table-cell table:formula="of:=LN([.B369])" office:value-type="float" office:value="10.071174028291" calcext:value-type="float">
            <text:p>10.0711740283</text:p>
          </table:table-cell>
          <table:table-cell table:formula="of:=1/([.$B$57]+[.$B$58]*[.C369]+[.$B$59]*[.C369]*[.C369]+[.$B$60]*[.C369]*[.C369]*[.C369])-273.5" office:value-type="float" office:value="3.60138242923085" calcext:value-type="float">
            <text:p>3.6013824292</text:p>
          </table:table-cell>
          <table:table-cell table:formula="of:=MATCH([.A369];[.$F$2:.$F$52];-1)" office:value-type="float" office:value="4" calcext:value-type="float">
            <text:p>4</text:p>
          </table:table-cell>
          <table:table-cell table:formula="of:=1.8*[.D369]+32" office:value-type="float" office:value="38.4824883726155" calcext:value-type="float">
            <text:p>38.4824883726</text:p>
          </table:table-cell>
          <table:table-cell table:formula="of:=32+MATCH(9*[.A369];[.$Q$2:.$Q$91];-1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369]-1" office:value-type="float" office:value="718" calcext:value-type="float">
            <text:p>718</text:p>
          </table:table-cell>
          <table:table-cell table:formula="of:=(10000*[.A370])/(1023-[.A370])" office:value-type="float" office:value="23540.9836065574" calcext:value-type="float">
            <text:p>23540.9836065574</text:p>
          </table:table-cell>
          <table:table-cell table:formula="of:=LN([.B370])" office:value-type="float" office:value="10.066498164417" calcext:value-type="float">
            <text:p>10.0664981644</text:p>
          </table:table-cell>
          <table:table-cell table:formula="of:=1/([.$B$57]+[.$B$58]*[.C370]+[.$B$59]*[.C370]*[.C370]+[.$B$60]*[.C370]*[.C370]*[.C370])-273.5" office:value-type="float" office:value="3.70881781318337" calcext:value-type="float">
            <text:p>3.7088178132</text:p>
          </table:table-cell>
          <table:table-cell table:formula="of:=MATCH([.A370];[.$F$2:.$F$52];-1)" office:value-type="float" office:value="4" calcext:value-type="float">
            <text:p>4</text:p>
          </table:table-cell>
          <table:table-cell table:formula="of:=1.8*[.D370]+32" office:value-type="float" office:value="38.6758720637301" calcext:value-type="float">
            <text:p>38.6758720637</text:p>
          </table:table-cell>
          <table:table-cell table:formula="of:=32+MATCH(9*[.A370];[.$Q$2:.$Q$91];-1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370]-1" office:value-type="float" office:value="717" calcext:value-type="float">
            <text:p>717</text:p>
          </table:table-cell>
          <table:table-cell table:formula="of:=(10000*[.A371])/(1023-[.A371])" office:value-type="float" office:value="23431.3725490196" calcext:value-type="float">
            <text:p>23431.3725490196</text:p>
          </table:table-cell>
          <table:table-cell table:formula="of:=LN([.B371])" office:value-type="float" office:value="10.0618311106234" calcext:value-type="float">
            <text:p>10.0618311106</text:p>
          </table:table-cell>
          <table:table-cell table:formula="of:=1/([.$B$57]+[.$B$58]*[.C371]+[.$B$59]*[.C371]*[.C371]+[.$B$60]*[.C371]*[.C371]*[.C371])-273.5" office:value-type="float" office:value="3.81612104201685" calcext:value-type="float">
            <text:p>3.816121042</text:p>
          </table:table-cell>
          <table:table-cell table:formula="of:=MATCH([.A371];[.$F$2:.$F$52];-1)" office:value-type="float" office:value="5" calcext:value-type="float">
            <text:p>5</text:p>
          </table:table-cell>
          <table:table-cell table:formula="of:=1.8*[.D371]+32" office:value-type="float" office:value="38.8690178756303" calcext:value-type="float">
            <text:p>38.8690178756</text:p>
          </table:table-cell>
          <table:table-cell table:formula="of:=32+MATCH(9*[.A371];[.$Q$2:.$Q$91];-1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371]-1" office:value-type="float" office:value="716" calcext:value-type="float">
            <text:p>716</text:p>
          </table:table-cell>
          <table:table-cell table:formula="of:=(10000*[.A372])/(1023-[.A372])" office:value-type="float" office:value="23322.4755700326" calcext:value-type="float">
            <text:p>23322.4755700326</text:p>
          </table:table-cell>
          <table:table-cell table:formula="of:=LN([.B372])" office:value-type="float" office:value="10.0571727913496" calcext:value-type="float">
            <text:p>10.0571727913</text:p>
          </table:table-cell>
          <table:table-cell table:formula="of:=1/([.$B$57]+[.$B$58]*[.C372]+[.$B$59]*[.C372]*[.C372]+[.$B$60]*[.C372]*[.C372]*[.C372])-273.5" office:value-type="float" office:value="3.92329353130788" calcext:value-type="float">
            <text:p>3.9232935313</text:p>
          </table:table-cell>
          <table:table-cell table:formula="of:=MATCH([.A372];[.$F$2:.$F$52];-1)" office:value-type="float" office:value="5" calcext:value-type="float">
            <text:p>5</text:p>
          </table:table-cell>
          <table:table-cell table:formula="of:=1.8*[.D372]+32" office:value-type="float" office:value="39.0619283563542" calcext:value-type="float">
            <text:p>39.0619283564</text:p>
          </table:table-cell>
          <table:table-cell table:formula="of:=32+MATCH(9*[.A372];[.$Q$2:.$Q$91];-1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372]-1" office:value-type="float" office:value="715" calcext:value-type="float">
            <text:p>715</text:p>
          </table:table-cell>
          <table:table-cell table:formula="of:=(10000*[.A373])/(1023-[.A373])" office:value-type="float" office:value="23214.2857142857" calcext:value-type="float">
            <text:p>23214.2857142857</text:p>
          </table:table-cell>
          <table:table-cell table:formula="of:=LN([.B373])" office:value-type="float" office:value="10.0525231316966" calcext:value-type="float">
            <text:p>10.0525231317</text:p>
          </table:table-cell>
          <table:table-cell table:formula="of:=1/([.$B$57]+[.$B$58]*[.C373]+[.$B$59]*[.C373]*[.C373]+[.$B$60]*[.C373]*[.C373]*[.C373])-273.5" office:value-type="float" office:value="4.03033668595384" calcext:value-type="float">
            <text:p>4.030336686</text:p>
          </table:table-cell>
          <table:table-cell table:formula="of:=MATCH([.A373];[.$F$2:.$F$52];-1)" office:value-type="float" office:value="5" calcext:value-type="float">
            <text:p>5</text:p>
          </table:table-cell>
          <table:table-cell table:formula="of:=1.8*[.D373]+32" office:value-type="float" office:value="39.2546060347169" calcext:value-type="float">
            <text:p>39.2546060347</text:p>
          </table:table-cell>
          <table:table-cell table:formula="of:=32+MATCH(9*[.A373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3]-1" office:value-type="float" office:value="714" calcext:value-type="float">
            <text:p>714</text:p>
          </table:table-cell>
          <table:table-cell table:formula="of:=(10000*[.A374])/(1023-[.A374])" office:value-type="float" office:value="23106.7961165049" calcext:value-type="float">
            <text:p>23106.7961165049</text:p>
          </table:table-cell>
          <table:table-cell table:formula="of:=LN([.B374])" office:value-type="float" office:value="10.047882057418" calcext:value-type="float">
            <text:p>10.0478820574</text:p>
          </table:table-cell>
          <table:table-cell table:formula="of:=1/([.$B$57]+[.$B$58]*[.C374]+[.$B$59]*[.C374]*[.C374]+[.$B$60]*[.C374]*[.C374]*[.C374])-273.5" office:value-type="float" office:value="4.13725190032403" calcext:value-type="float">
            <text:p>4.1372519003</text:p>
          </table:table-cell>
          <table:table-cell table:formula="of:=MATCH([.A374];[.$F$2:.$F$52];-1)" office:value-type="float" office:value="5" calcext:value-type="float">
            <text:p>5</text:p>
          </table:table-cell>
          <table:table-cell table:formula="of:=1.8*[.D374]+32" office:value-type="float" office:value="39.4470534205833" calcext:value-type="float">
            <text:p>39.4470534206</text:p>
          </table:table-cell>
          <table:table-cell table:formula="of:=32+MATCH(9*[.A374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4]-1" office:value-type="float" office:value="713" calcext:value-type="float">
            <text:p>713</text:p>
          </table:table-cell>
          <table:table-cell table:formula="of:=(10000*[.A375])/(1023-[.A375])" office:value-type="float" office:value="23000" calcext:value-type="float">
            <text:p>23000</text:p>
          </table:table-cell>
          <table:table-cell table:formula="of:=LN([.B375])" office:value-type="float" office:value="10.0432494949113" calcext:value-type="float">
            <text:p>10.0432494949</text:p>
          </table:table-cell>
          <table:table-cell table:formula="of:=1/([.$B$57]+[.$B$58]*[.C375]+[.$B$59]*[.C375]*[.C375]+[.$B$60]*[.C375]*[.C375]*[.C375])-273.5" office:value-type="float" office:value="4.2440405584079" calcext:value-type="float">
            <text:p>4.2440405584</text:p>
          </table:table-cell>
          <table:table-cell table:formula="of:=MATCH([.A375];[.$F$2:.$F$52];-1)" office:value-type="float" office:value="5" calcext:value-type="float">
            <text:p>5</text:p>
          </table:table-cell>
          <table:table-cell table:formula="of:=1.8*[.D375]+32" office:value-type="float" office:value="39.6392730051342" calcext:value-type="float">
            <text:p>39.6392730051</text:p>
          </table:table-cell>
          <table:table-cell table:formula="of:=32+MATCH(9*[.A375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5]-1" office:value-type="float" office:value="712" calcext:value-type="float">
            <text:p>712</text:p>
          </table:table-cell>
          <table:table-cell table:formula="of:=(10000*[.A376])/(1023-[.A376])" office:value-type="float" office:value="22893.8906752412" calcext:value-type="float">
            <text:p>22893.8906752412</text:p>
          </table:table-cell>
          <table:table-cell table:formula="of:=LN([.B376])" office:value-type="float" office:value="10.0386253712089" calcext:value-type="float">
            <text:p>10.0386253712</text:p>
          </table:table-cell>
          <table:table-cell table:formula="of:=1/([.$B$57]+[.$B$58]*[.C376]+[.$B$59]*[.C376]*[.C376]+[.$B$60]*[.C376]*[.C376]*[.C376])-273.5" office:value-type="float" office:value="4.35070403396082" calcext:value-type="float">
            <text:p>4.350704034</text:p>
          </table:table-cell>
          <table:table-cell table:formula="of:=MATCH([.A376];[.$F$2:.$F$52];-1)" office:value-type="float" office:value="5" calcext:value-type="float">
            <text:p>5</text:p>
          </table:table-cell>
          <table:table-cell table:formula="of:=1.8*[.D376]+32" office:value-type="float" office:value="39.8312672611295" calcext:value-type="float">
            <text:p>39.8312672611</text:p>
          </table:table-cell>
          <table:table-cell table:formula="of:=32+MATCH(9*[.A376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6]-1" office:value-type="float" office:value="711" calcext:value-type="float">
            <text:p>711</text:p>
          </table:table-cell>
          <table:table-cell table:formula="of:=(10000*[.A377])/(1023-[.A377])" office:value-type="float" office:value="22788.4615384615" calcext:value-type="float">
            <text:p>22788.4615384615</text:p>
          </table:table-cell>
          <table:table-cell table:formula="of:=LN([.B377])" office:value-type="float" office:value="10.0340096139699" calcext:value-type="float">
            <text:p>10.034009614</text:p>
          </table:table-cell>
          <table:table-cell table:formula="of:=1/([.$B$57]+[.$B$58]*[.C377]+[.$B$59]*[.C377]*[.C377]+[.$B$60]*[.C377]*[.C377]*[.C377])-273.5" office:value-type="float" office:value="4.4572436906484" calcext:value-type="float">
            <text:p>4.4572436906</text:p>
          </table:table-cell>
          <table:table-cell table:formula="of:=MATCH([.A377];[.$F$2:.$F$52];-1)" office:value-type="float" office:value="5" calcext:value-type="float">
            <text:p>5</text:p>
          </table:table-cell>
          <table:table-cell table:formula="of:=1.8*[.D377]+32" office:value-type="float" office:value="40.0230386431671" calcext:value-type="float">
            <text:p>40.0230386432</text:p>
          </table:table-cell>
          <table:table-cell table:formula="of:=32+MATCH(9*[.A377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7]-1" office:value-type="float" office:value="710" calcext:value-type="float">
            <text:p>710</text:p>
          </table:table-cell>
          <table:table-cell table:formula="of:=(10000*[.A378])/(1023-[.A378])" office:value-type="float" office:value="22683.7060702875" calcext:value-type="float">
            <text:p>22683.7060702875</text:p>
          </table:table-cell>
          <table:table-cell table:formula="of:=LN([.B378])" office:value-type="float" office:value="10.0294021514714" calcext:value-type="float">
            <text:p>10.0294021515</text:p>
          </table:table-cell>
          <table:table-cell table:formula="of:=1/([.$B$57]+[.$B$58]*[.C378]+[.$B$59]*[.C378]*[.C378]+[.$B$60]*[.C378]*[.C378]*[.C378])-273.5" office:value-type="float" office:value="4.563660882188" calcext:value-type="float">
            <text:p>4.5636608822</text:p>
          </table:table-cell>
          <table:table-cell table:formula="of:=MATCH([.A378];[.$F$2:.$F$52];-1)" office:value-type="float" office:value="5" calcext:value-type="float">
            <text:p>5</text:p>
          </table:table-cell>
          <table:table-cell table:formula="of:=1.8*[.D378]+32" office:value-type="float" office:value="40.2145895879384" calcext:value-type="float">
            <text:p>40.2145895879</text:p>
          </table:table-cell>
          <table:table-cell table:formula="of:=32+MATCH(9*[.A378];[.$Q$2:.$Q$91];-1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378]-1" office:value-type="float" office:value="709" calcext:value-type="float">
            <text:p>709</text:p>
          </table:table-cell>
          <table:table-cell table:formula="of:=(10000*[.A379])/(1023-[.A379])" office:value-type="float" office:value="22579.6178343949" calcext:value-type="float">
            <text:p>22579.6178343949</text:p>
          </table:table-cell>
          <table:table-cell table:formula="of:=LN([.B379])" office:value-type="float" office:value="10.0248029126001" calcext:value-type="float">
            <text:p>10.0248029126</text:p>
          </table:table-cell>
          <table:table-cell table:formula="of:=1/([.$B$57]+[.$B$58]*[.C379]+[.$B$59]*[.C379]*[.C379]+[.$B$60]*[.C379]*[.C379]*[.C379])-273.5" office:value-type="float" office:value="4.66995695248875" calcext:value-type="float">
            <text:p>4.6699569525</text:p>
          </table:table-cell>
          <table:table-cell table:formula="of:=MATCH([.A379];[.$F$2:.$F$52];-1)" office:value-type="float" office:value="5" calcext:value-type="float">
            <text:p>5</text:p>
          </table:table-cell>
          <table:table-cell table:formula="of:=1.8*[.D379]+32" office:value-type="float" office:value="40.4059225144797" calcext:value-type="float">
            <text:p>40.4059225145</text:p>
          </table:table-cell>
          <table:table-cell table:formula="of:=32+MATCH(9*[.A379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79]-1" office:value-type="float" office:value="708" calcext:value-type="float">
            <text:p>708</text:p>
          </table:table-cell>
          <table:table-cell table:formula="of:=(10000*[.A380])/(1023-[.A380])" office:value-type="float" office:value="22476.1904761905" calcext:value-type="float">
            <text:p>22476.1904761905</text:p>
          </table:table-cell>
          <table:table-cell table:formula="of:=LN([.B380])" office:value-type="float" office:value="10.0202118268443" calcext:value-type="float">
            <text:p>10.0202118268</text:p>
          </table:table-cell>
          <table:table-cell table:formula="of:=1/([.$B$57]+[.$B$58]*[.C380]+[.$B$59]*[.C380]*[.C380]+[.$B$60]*[.C380]*[.C380]*[.C380])-273.5" office:value-type="float" office:value="4.77613323578885" calcext:value-type="float">
            <text:p>4.7761332358</text:p>
          </table:table-cell>
          <table:table-cell table:formula="of:=MATCH([.A380];[.$F$2:.$F$52];-1)" office:value-type="float" office:value="5" calcext:value-type="float">
            <text:p>5</text:p>
          </table:table-cell>
          <table:table-cell table:formula="of:=1.8*[.D380]+32" office:value-type="float" office:value="40.5970398244199" calcext:value-type="float">
            <text:p>40.5970398244</text:p>
          </table:table-cell>
          <table:table-cell table:formula="of:=32+MATCH(9*[.A380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80]-1" office:value-type="float" office:value="707" calcext:value-type="float">
            <text:p>707</text:p>
          </table:table-cell>
          <table:table-cell table:formula="of:=(10000*[.A381])/(1023-[.A381])" office:value-type="float" office:value="22373.417721519" calcext:value-type="float">
            <text:p>22373.417721519</text:p>
          </table:table-cell>
          <table:table-cell table:formula="of:=LN([.B381])" office:value-type="float" office:value="10.0156288242858" calcext:value-type="float">
            <text:p>10.0156288243</text:p>
          </table:table-cell>
          <table:table-cell table:formula="of:=1/([.$B$57]+[.$B$58]*[.C381]+[.$B$59]*[.C381]*[.C381]+[.$B$60]*[.C381]*[.C381]*[.C381])-273.5" office:value-type="float" office:value="4.8821910567915" calcext:value-type="float">
            <text:p>4.8821910568</text:p>
          </table:table-cell>
          <table:table-cell table:formula="of:=MATCH([.A381];[.$F$2:.$F$52];-1)" office:value-type="float" office:value="6" calcext:value-type="float">
            <text:p>6</text:p>
          </table:table-cell>
          <table:table-cell table:formula="of:=1.8*[.D381]+32" office:value-type="float" office:value="40.7879439022247" calcext:value-type="float">
            <text:p>40.7879439022</text:p>
          </table:table-cell>
          <table:table-cell table:formula="of:=32+MATCH(9*[.A381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81]-1" office:value-type="float" office:value="706" calcext:value-type="float">
            <text:p>706</text:p>
          </table:table-cell>
          <table:table-cell table:formula="of:=(10000*[.A382])/(1023-[.A382])" office:value-type="float" office:value="22271.2933753943" calcext:value-type="float">
            <text:p>22271.2933753943</text:p>
          </table:table-cell>
          <table:table-cell table:formula="of:=LN([.B382])" office:value-type="float" office:value="10.0110538355921" calcext:value-type="float">
            <text:p>10.0110538356</text:p>
          </table:table-cell>
          <table:table-cell table:formula="of:=1/([.$B$57]+[.$B$58]*[.C382]+[.$B$59]*[.C382]*[.C382]+[.$B$60]*[.C382]*[.C382]*[.C382])-273.5" office:value-type="float" office:value="4.9881317307981" calcext:value-type="float">
            <text:p>4.9881317308</text:p>
          </table:table-cell>
          <table:table-cell table:formula="of:=MATCH([.A382];[.$F$2:.$F$52];-1)" office:value-type="float" office:value="6" calcext:value-type="float">
            <text:p>6</text:p>
          </table:table-cell>
          <table:table-cell table:formula="of:=1.8*[.D382]+32" office:value-type="float" office:value="40.9786371154366" calcext:value-type="float">
            <text:p>40.9786371154</text:p>
          </table:table-cell>
          <table:table-cell table:formula="of:=32+MATCH(9*[.A382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82]-1" office:value-type="float" office:value="705" calcext:value-type="float">
            <text:p>705</text:p>
          </table:table-cell>
          <table:table-cell table:formula="of:=(10000*[.A383])/(1023-[.A383])" office:value-type="float" office:value="22169.8113207547" calcext:value-type="float">
            <text:p>22169.8113207547</text:p>
          </table:table-cell>
          <table:table-cell table:formula="of:=LN([.B383])" office:value-type="float" office:value="10.0064867920083" calcext:value-type="float">
            <text:p>10.006486792</text:p>
          </table:table-cell>
          <table:table-cell table:formula="of:=1/([.$B$57]+[.$B$58]*[.C383]+[.$B$59]*[.C383]*[.C383]+[.$B$60]*[.C383]*[.C383]*[.C383])-273.5" office:value-type="float" office:value="5.09395656384044" calcext:value-type="float">
            <text:p>5.0939565638</text:p>
          </table:table-cell>
          <table:table-cell table:formula="of:=MATCH([.A383];[.$F$2:.$F$52];-1)" office:value-type="float" office:value="6" calcext:value-type="float">
            <text:p>6</text:p>
          </table:table-cell>
          <table:table-cell table:formula="of:=1.8*[.D383]+32" office:value-type="float" office:value="41.1691218149128" calcext:value-type="float">
            <text:p>41.1691218149</text:p>
          </table:table-cell>
          <table:table-cell table:formula="of:=32+MATCH(9*[.A383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83]-1" office:value-type="float" office:value="704" calcext:value-type="float">
            <text:p>704</text:p>
          </table:table-cell>
          <table:table-cell table:formula="of:=(10000*[.A384])/(1023-[.A384])" office:value-type="float" office:value="22068.9655172414" calcext:value-type="float">
            <text:p>22068.9655172414</text:p>
          </table:table-cell>
          <table:table-cell table:formula="of:=LN([.B384])" office:value-type="float" office:value="10.0019276253494" calcext:value-type="float">
            <text:p>10.0019276253</text:p>
          </table:table-cell>
          <table:table-cell table:formula="of:=1/([.$B$57]+[.$B$58]*[.C384]+[.$B$59]*[.C384]*[.C384]+[.$B$60]*[.C384]*[.C384]*[.C384])-273.5" office:value-type="float" office:value="5.19966685281031" calcext:value-type="float">
            <text:p>5.1996668528</text:p>
          </table:table-cell>
          <table:table-cell table:formula="of:=MATCH([.A384];[.$F$2:.$F$52];-1)" office:value-type="float" office:value="6" calcext:value-type="float">
            <text:p>6</text:p>
          </table:table-cell>
          <table:table-cell table:formula="of:=1.8*[.D384]+32" office:value-type="float" office:value="41.3594003350586" calcext:value-type="float">
            <text:p>41.3594003351</text:p>
          </table:table-cell>
          <table:table-cell table:formula="of:=32+MATCH(9*[.A384];[.$Q$2:.$Q$91];-1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384]-1" office:value-type="float" office:value="703" calcext:value-type="float">
            <text:p>703</text:p>
          </table:table-cell>
          <table:table-cell table:formula="of:=(10000*[.A385])/(1023-[.A385])" office:value-type="float" office:value="21968.75" calcext:value-type="float">
            <text:p>21968.75</text:p>
          </table:table-cell>
          <table:table-cell table:formula="of:=LN([.B385])" office:value-type="float" office:value="9.99737626799308" calcext:value-type="float">
            <text:p>9.997376268</text:p>
          </table:table-cell>
          <table:table-cell table:formula="of:=1/([.$B$57]+[.$B$58]*[.C385]+[.$B$59]*[.C385]*[.C385]+[.$B$60]*[.C385]*[.C385]*[.C385])-273.5" office:value-type="float" office:value="5.30526388558735" calcext:value-type="float">
            <text:p>5.3052638856</text:p>
          </table:table-cell>
          <table:table-cell table:formula="of:=MATCH([.A385];[.$F$2:.$F$52];-1)" office:value-type="float" office:value="6" calcext:value-type="float">
            <text:p>6</text:p>
          </table:table-cell>
          <table:table-cell table:formula="of:=1.8*[.D385]+32" office:value-type="float" office:value="41.5494749940572" calcext:value-type="float">
            <text:p>41.5494749941</text:p>
          </table:table-cell>
          <table:table-cell table:formula="of:=32+MATCH(9*[.A385];[.$Q$2:.$Q$91];-1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385]-1" office:value-type="float" office:value="702" calcext:value-type="float">
            <text:p>702</text:p>
          </table:table-cell>
          <table:table-cell table:formula="of:=(10000*[.A386])/(1023-[.A386])" office:value-type="float" office:value="21869.1588785047" calcext:value-type="float">
            <text:p>21869.1588785047</text:p>
          </table:table-cell>
          <table:table-cell table:formula="of:=LN([.B386])" office:value-type="float" office:value="9.99283265287198" calcext:value-type="float">
            <text:p>9.9928326529</text:p>
          </table:table-cell>
          <table:table-cell table:formula="of:=1/([.$B$57]+[.$B$58]*[.C386]+[.$B$59]*[.C386]*[.C386]+[.$B$60]*[.C386]*[.C386]*[.C386])-273.5" office:value-type="float" office:value="5.41074894116503" calcext:value-type="float">
            <text:p>5.4107489412</text:p>
          </table:table-cell>
          <table:table-cell table:formula="of:=MATCH([.A386];[.$F$2:.$F$52];-1)" office:value-type="float" office:value="6" calcext:value-type="float">
            <text:p>6</text:p>
          </table:table-cell>
          <table:table-cell table:formula="of:=1.8*[.D386]+32" office:value-type="float" office:value="41.739348094097" calcext:value-type="float">
            <text:p>41.7393480941</text:p>
          </table:table-cell>
          <table:table-cell table:formula="of:=32+MATCH(9*[.A386];[.$Q$2:.$Q$91];-1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386]-1" office:value-type="float" office:value="701" calcext:value-type="float">
            <text:p>701</text:p>
          </table:table-cell>
          <table:table-cell table:formula="of:=(10000*[.A387])/(1023-[.A387])" office:value-type="float" office:value="21770.1863354037" calcext:value-type="float">
            <text:p>21770.1863354037</text:p>
          </table:table-cell>
          <table:table-cell table:formula="of:=LN([.B387])" office:value-type="float" office:value="9.98829671346637" calcext:value-type="float">
            <text:p>9.9882967135</text:p>
          </table:table-cell>
          <table:table-cell table:formula="of:=1/([.$B$57]+[.$B$58]*[.C387]+[.$B$59]*[.C387]*[.C387]+[.$B$60]*[.C387]*[.C387]*[.C387])-273.5" office:value-type="float" office:value="5.51612328977529" calcext:value-type="float">
            <text:p>5.5161232898</text:p>
          </table:table-cell>
          <table:table-cell table:formula="of:=MATCH([.A387];[.$F$2:.$F$52];-1)" office:value-type="float" office:value="6" calcext:value-type="float">
            <text:p>6</text:p>
          </table:table-cell>
          <table:table-cell table:formula="of:=1.8*[.D387]+32" office:value-type="float" office:value="41.9290219215955" calcext:value-type="float">
            <text:p>41.9290219216</text:p>
          </table:table-cell>
          <table:table-cell table:formula="of:=32+MATCH(9*[.A387];[.$Q$2:.$Q$91];-1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387]-1" office:value-type="float" office:value="700" calcext:value-type="float">
            <text:p>700</text:p>
          </table:table-cell>
          <table:table-cell table:formula="of:=(10000*[.A388])/(1023-[.A388])" office:value-type="float" office:value="21671.826625387" calcext:value-type="float">
            <text:p>21671.826625387</text:p>
          </table:table-cell>
          <table:table-cell table:formula="of:=LN([.B388])" office:value-type="float" office:value="9.98376838379693" calcext:value-type="float">
            <text:p>9.9837683838</text:p>
          </table:table-cell>
          <table:table-cell table:formula="of:=1/([.$B$57]+[.$B$58]*[.C388]+[.$B$59]*[.C388]*[.C388]+[.$B$60]*[.C388]*[.C388]*[.C388])-273.5" office:value-type="float" office:value="5.62138819301083" calcext:value-type="float">
            <text:p>5.621388193</text:p>
          </table:table-cell>
          <table:table-cell table:formula="of:=MATCH([.A388];[.$F$2:.$F$52];-1)" office:value-type="float" office:value="6" calcext:value-type="float">
            <text:p>6</text:p>
          </table:table-cell>
          <table:table-cell table:formula="of:=1.8*[.D388]+32" office:value-type="float" office:value="42.1184987474195" calcext:value-type="float">
            <text:p>42.1184987474</text:p>
          </table:table-cell>
          <table:table-cell table:formula="of:=32+MATCH(9*[.A388];[.$Q$2:.$Q$91];-1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388]-1" office:value-type="float" office:value="699" calcext:value-type="float">
            <text:p>699</text:p>
          </table:table-cell>
          <table:table-cell table:formula="of:=(10000*[.A389])/(1023-[.A389])" office:value-type="float" office:value="21574.0740740741" calcext:value-type="float">
            <text:p>21574.0740740741</text:p>
          </table:table-cell>
          <table:table-cell table:formula="of:=LN([.B389])" office:value-type="float" office:value="9.97924759841766" calcext:value-type="float">
            <text:p>9.9792475984</text:p>
          </table:table-cell>
          <table:table-cell table:formula="of:=1/([.$B$57]+[.$B$58]*[.C389]+[.$B$59]*[.C389]*[.C389]+[.$B$60]*[.C389]*[.C389]*[.C389])-273.5" office:value-type="float" office:value="5.72654490394592" calcext:value-type="float">
            <text:p>5.7265449039</text:p>
          </table:table-cell>
          <table:table-cell table:formula="of:=MATCH([.A389];[.$F$2:.$F$52];-1)" office:value-type="float" office:value="6" calcext:value-type="float">
            <text:p>6</text:p>
          </table:table-cell>
          <table:table-cell table:formula="of:=1.8*[.D389]+32" office:value-type="float" office:value="42.3077808271027" calcext:value-type="float">
            <text:p>42.3077808271</text:p>
          </table:table-cell>
          <table:table-cell table:formula="of:=32+MATCH(9*[.A389];[.$Q$2:.$Q$91];-1)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389]-1" office:value-type="float" office:value="698" calcext:value-type="float">
            <text:p>698</text:p>
          </table:table-cell>
          <table:table-cell table:formula="of:=(10000*[.A390])/(1023-[.A390])" office:value-type="float" office:value="21476.9230769231" calcext:value-type="float">
            <text:p>21476.9230769231</text:p>
          </table:table-cell>
          <table:table-cell table:formula="of:=LN([.B390])" office:value-type="float" office:value="9.97473429240882" calcext:value-type="float">
            <text:p>9.9747342924</text:p>
          </table:table-cell>
          <table:table-cell table:formula="of:=1/([.$B$57]+[.$B$58]*[.C390]+[.$B$59]*[.C390]*[.C390]+[.$B$60]*[.C390]*[.C390]*[.C390])-273.5" office:value-type="float" office:value="5.8315946672555" calcext:value-type="float">
            <text:p>5.8315946673</text:p>
          </table:table-cell>
          <table:table-cell table:formula="of:=MATCH([.A390];[.$F$2:.$F$52];-1)" office:value-type="float" office:value="6" calcext:value-type="float">
            <text:p>6</text:p>
          </table:table-cell>
          <table:table-cell table:formula="of:=1.8*[.D390]+32" office:value-type="float" office:value="42.4968704010599" calcext:value-type="float">
            <text:p>42.4968704011</text:p>
          </table:table-cell>
          <table:table-cell table:formula="of:=32+MATCH(9*[.A390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0]-1" office:value-type="float" office:value="697" calcext:value-type="float">
            <text:p>697</text:p>
          </table:table-cell>
          <table:table-cell table:formula="of:=(10000*[.A391])/(1023-[.A391])" office:value-type="float" office:value="21380.3680981595" calcext:value-type="float">
            <text:p>21380.3680981595</text:p>
          </table:table-cell>
          <table:table-cell table:formula="of:=LN([.B391])" office:value-type="float" office:value="9.97022840137" calcext:value-type="float">
            <text:p>9.9702284014</text:p>
          </table:table-cell>
          <table:table-cell table:formula="of:=1/([.$B$57]+[.$B$58]*[.C391]+[.$B$59]*[.C391]*[.C391]+[.$B$60]*[.C391]*[.C391]*[.C391])-273.5" office:value-type="float" office:value="5.93653871933276" calcext:value-type="float">
            <text:p>5.9365387193</text:p>
          </table:table-cell>
          <table:table-cell table:formula="of:=MATCH([.A391];[.$F$2:.$F$52];-1)" office:value-type="float" office:value="7" calcext:value-type="float">
            <text:p>7</text:p>
          </table:table-cell>
          <table:table-cell table:formula="of:=1.8*[.D391]+32" office:value-type="float" office:value="42.685769694799" calcext:value-type="float">
            <text:p>42.6857696948</text:p>
          </table:table-cell>
          <table:table-cell table:formula="of:=32+MATCH(9*[.A391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1]-1" office:value-type="float" office:value="696" calcext:value-type="float">
            <text:p>696</text:p>
          </table:table-cell>
          <table:table-cell table:formula="of:=(10000*[.A392])/(1023-[.A392])" office:value-type="float" office:value="21284.4036697248" calcext:value-type="float">
            <text:p>21284.4036697248</text:p>
          </table:table-cell>
          <table:table-cell table:formula="of:=LN([.B392])" office:value-type="float" office:value="9.96572986141335" calcext:value-type="float">
            <text:p>9.9657298614</text:p>
          </table:table-cell>
          <table:table-cell table:formula="of:=1/([.$B$57]+[.$B$58]*[.C392]+[.$B$59]*[.C392]*[.C392]+[.$B$60]*[.C392]*[.C392]*[.C392])-273.5" office:value-type="float" office:value="6.0413782884047" calcext:value-type="float">
            <text:p>6.0413782884</text:p>
          </table:table-cell>
          <table:table-cell table:formula="of:=MATCH([.A392];[.$F$2:.$F$52];-1)" office:value-type="float" office:value="7" calcext:value-type="float">
            <text:p>7</text:p>
          </table:table-cell>
          <table:table-cell table:formula="of:=1.8*[.D392]+32" office:value-type="float" office:value="42.8744809191285" calcext:value-type="float">
            <text:p>42.8744809191</text:p>
          </table:table-cell>
          <table:table-cell table:formula="of:=32+MATCH(9*[.A392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2]-1" office:value-type="float" office:value="695" calcext:value-type="float">
            <text:p>695</text:p>
          </table:table-cell>
          <table:table-cell table:formula="of:=(10000*[.A393])/(1023-[.A393])" office:value-type="float" office:value="21189.0243902439" calcext:value-type="float">
            <text:p>21189.0243902439</text:p>
          </table:table-cell>
          <table:table-cell table:formula="of:=LN([.B393])" office:value-type="float" office:value="9.96123860915683" calcext:value-type="float">
            <text:p>9.9612386092</text:p>
          </table:table-cell>
          <table:table-cell table:formula="of:=1/([.$B$57]+[.$B$58]*[.C393]+[.$B$59]*[.C393]*[.C393]+[.$B$60]*[.C393]*[.C393]*[.C393])-273.5" office:value-type="float" office:value="6.14611459464658" calcext:value-type="float">
            <text:p>6.1461145946</text:p>
          </table:table-cell>
          <table:table-cell table:formula="of:=MATCH([.A393];[.$F$2:.$F$52];-1)" office:value-type="float" office:value="7" calcext:value-type="float">
            <text:p>7</text:p>
          </table:table-cell>
          <table:table-cell table:formula="of:=1.8*[.D393]+32" office:value-type="float" office:value="43.0630062703638" calcext:value-type="float">
            <text:p>43.0630062704</text:p>
          </table:table-cell>
          <table:table-cell table:formula="of:=32+MATCH(9*[.A393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3]-1" office:value-type="float" office:value="694" calcext:value-type="float">
            <text:p>694</text:p>
          </table:table-cell>
          <table:table-cell table:formula="of:=(10000*[.A394])/(1023-[.A394])" office:value-type="float" office:value="21094.2249240122" calcext:value-type="float">
            <text:p>21094.2249240122</text:p>
          </table:table-cell>
          <table:table-cell table:formula="of:=LN([.B394])" office:value-type="float" office:value="9.95675458171761" calcext:value-type="float">
            <text:p>9.9567545817</text:p>
          </table:table-cell>
          <table:table-cell table:formula="of:=1/([.$B$57]+[.$B$58]*[.C394]+[.$B$59]*[.C394]*[.C394]+[.$B$60]*[.C394]*[.C394]*[.C394])-273.5" office:value-type="float" office:value="6.2507488502942" calcext:value-type="float">
            <text:p>6.2507488503</text:p>
          </table:table-cell>
          <table:table-cell table:formula="of:=MATCH([.A394];[.$F$2:.$F$52];-1)" office:value-type="float" office:value="7" calcext:value-type="float">
            <text:p>7</text:p>
          </table:table-cell>
          <table:table-cell table:formula="of:=1.8*[.D394]+32" office:value-type="float" office:value="43.2513479305296" calcext:value-type="float">
            <text:p>43.2513479305</text:p>
          </table:table-cell>
          <table:table-cell table:formula="of:=32+MATCH(9*[.A394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4]-1" office:value-type="float" office:value="693" calcext:value-type="float">
            <text:p>693</text:p>
          </table:table-cell>
          <table:table-cell table:formula="of:=(10000*[.A395])/(1023-[.A395])" office:value-type="float" office:value="21000" calcext:value-type="float">
            <text:p>21000</text:p>
          </table:table-cell>
          <table:table-cell table:formula="of:=LN([.B395])" office:value-type="float" office:value="9.95227771670556" calcext:value-type="float">
            <text:p>9.9522777167</text:p>
          </table:table-cell>
          <table:table-cell table:formula="of:=1/([.$B$57]+[.$B$58]*[.C395]+[.$B$59]*[.C395]*[.C395]+[.$B$60]*[.C395]*[.C395]*[.C395])-273.5" office:value-type="float" office:value="6.35528225975531" calcext:value-type="float">
            <text:p>6.3552822598</text:p>
          </table:table-cell>
          <table:table-cell table:formula="of:=MATCH([.A395];[.$F$2:.$F$52];-1)" office:value-type="float" office:value="7" calcext:value-type="float">
            <text:p>7</text:p>
          </table:table-cell>
          <table:table-cell table:formula="of:=1.8*[.D395]+32" office:value-type="float" office:value="43.4395080675596" calcext:value-type="float">
            <text:p>43.4395080676</text:p>
          </table:table-cell>
          <table:table-cell table:formula="of:=32+MATCH(9*[.A395];[.$Q$2:.$Q$91];-1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395]-1" office:value-type="float" office:value="692" calcext:value-type="float">
            <text:p>692</text:p>
          </table:table-cell>
          <table:table-cell table:formula="of:=(10000*[.A396])/(1023-[.A396])" office:value-type="float" office:value="20906.3444108761" calcext:value-type="float">
            <text:p>20906.3444108761</text:p>
          </table:table-cell>
          <table:table-cell table:formula="of:=LN([.B396])" office:value-type="float" office:value="9.94780795221679" calcext:value-type="float">
            <text:p>9.9478079522</text:p>
          </table:table-cell>
          <table:table-cell table:formula="of:=1/([.$B$57]+[.$B$58]*[.C396]+[.$B$59]*[.C396]*[.C396]+[.$B$60]*[.C396]*[.C396]*[.C396])-273.5" office:value-type="float" office:value="6.45971601971888" calcext:value-type="float">
            <text:p>6.4597160197</text:p>
          </table:table-cell>
          <table:table-cell table:formula="of:=MATCH([.A396];[.$F$2:.$F$52];-1)" office:value-type="float" office:value="7" calcext:value-type="float">
            <text:p>7</text:p>
          </table:table-cell>
          <table:table-cell table:formula="of:=1.8*[.D396]+32" office:value-type="float" office:value="43.627488835494" calcext:value-type="float">
            <text:p>43.6274888355</text:p>
          </table:table-cell>
          <table:table-cell table:formula="of:=32+MATCH(9*[.A396];[.$Q$2:.$Q$91];-1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396]-1" office:value-type="float" office:value="691" calcext:value-type="float">
            <text:p>691</text:p>
          </table:table-cell>
          <table:table-cell table:formula="of:=(10000*[.A397])/(1023-[.A397])" office:value-type="float" office:value="20813.2530120482" calcext:value-type="float">
            <text:p>20813.2530120482</text:p>
          </table:table-cell>
          <table:table-cell table:formula="of:=LN([.B397])" office:value-type="float" office:value="9.94334522682737" calcext:value-type="float">
            <text:p>9.9433452268</text:p>
          </table:table-cell>
          <table:table-cell table:formula="of:=1/([.$B$57]+[.$B$58]*[.C397]+[.$B$59]*[.C397]*[.C397]+[.$B$60]*[.C397]*[.C397]*[.C397])-273.5" office:value-type="float" office:value="6.56405131926357" calcext:value-type="float">
            <text:p>6.5640513193</text:p>
          </table:table-cell>
          <table:table-cell table:formula="of:=MATCH([.A397];[.$F$2:.$F$52];-1)" office:value-type="float" office:value="7" calcext:value-type="float">
            <text:p>7</text:p>
          </table:table-cell>
          <table:table-cell table:formula="of:=1.8*[.D397]+32" office:value-type="float" office:value="43.8152923746744" calcext:value-type="float">
            <text:p>43.8152923747</text:p>
          </table:table-cell>
          <table:table-cell table:formula="of:=32+MATCH(9*[.A397];[.$Q$2:.$Q$91];-1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397]-1" office:value-type="float" office:value="690" calcext:value-type="float">
            <text:p>690</text:p>
          </table:table-cell>
          <table:table-cell table:formula="of:=(10000*[.A398])/(1023-[.A398])" office:value-type="float" office:value="20720.7207207207" calcext:value-type="float">
            <text:p>20720.7207207207</text:p>
          </table:table-cell>
          <table:table-cell table:formula="of:=LN([.B398])" office:value-type="float" office:value="9.93888947958704" calcext:value-type="float">
            <text:p>9.9388894796</text:p>
          </table:table-cell>
          <table:table-cell table:formula="of:=1/([.$B$57]+[.$B$58]*[.C398]+[.$B$59]*[.C398]*[.C398]+[.$B$60]*[.C398]*[.C398]*[.C398])-273.5" office:value-type="float" office:value="6.66828933996391" calcext:value-type="float">
            <text:p>6.66828934</text:p>
          </table:table-cell>
          <table:table-cell table:formula="of:=MATCH([.A398];[.$F$2:.$F$52];-1)" office:value-type="float" office:value="7" calcext:value-type="float">
            <text:p>7</text:p>
          </table:table-cell>
          <table:table-cell table:formula="of:=1.8*[.D398]+32" office:value-type="float" office:value="44.002920811935" calcext:value-type="float">
            <text:p>44.0029208119</text:p>
          </table:table-cell>
          <table:table-cell table:formula="of:=32+MATCH(9*[.A398];[.$Q$2:.$Q$91];-1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398]-1" office:value-type="float" office:value="689" calcext:value-type="float">
            <text:p>689</text:p>
          </table:table-cell>
          <table:table-cell table:formula="of:=(10000*[.A399])/(1023-[.A399])" office:value-type="float" office:value="20628.7425149701" calcext:value-type="float">
            <text:p>20628.7425149701</text:p>
          </table:table-cell>
          <table:table-cell table:formula="of:=LN([.B399])" office:value-type="float" office:value="9.93444065001314" calcext:value-type="float">
            <text:p>9.93444065</text:p>
          </table:table-cell>
          <table:table-cell table:formula="of:=1/([.$B$57]+[.$B$58]*[.C399]+[.$B$59]*[.C399]*[.C399]+[.$B$60]*[.C399]*[.C399]*[.C399])-273.5" office:value-type="float" office:value="6.77243125599546" calcext:value-type="float">
            <text:p>6.772431256</text:p>
          </table:table-cell>
          <table:table-cell table:formula="of:=MATCH([.A399];[.$F$2:.$F$52];-1)" office:value-type="float" office:value="7" calcext:value-type="float">
            <text:p>7</text:p>
          </table:table-cell>
          <table:table-cell table:formula="of:=1.8*[.D399]+32" office:value-type="float" office:value="44.1903762607918" calcext:value-type="float">
            <text:p>44.1903762608</text:p>
          </table:table-cell>
          <table:table-cell table:formula="of:=32+MATCH(9*[.A399];[.$Q$2:.$Q$91];-1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399]-1" office:value-type="float" office:value="688" calcext:value-type="float">
            <text:p>688</text:p>
          </table:table-cell>
          <table:table-cell table:formula="of:=(10000*[.A400])/(1023-[.A400])" office:value-type="float" office:value="20537.3134328358" calcext:value-type="float">
            <text:p>20537.3134328358</text:p>
          </table:table-cell>
          <table:table-cell table:formula="of:=LN([.B400])" office:value-type="float" office:value="9.92999867808446" calcext:value-type="float">
            <text:p>9.9299986781</text:p>
          </table:table-cell>
          <table:table-cell table:formula="of:=1/([.$B$57]+[.$B$58]*[.C400]+[.$B$59]*[.C400]*[.C400]+[.$B$60]*[.C400]*[.C400]*[.C400])-273.5" office:value-type="float" office:value="6.8764782342389" calcext:value-type="float">
            <text:p>6.8764782342</text:p>
          </table:table-cell>
          <table:table-cell table:formula="of:=MATCH([.A400];[.$F$2:.$F$52];-1)" office:value-type="float" office:value="7" calcext:value-type="float">
            <text:p>7</text:p>
          </table:table-cell>
          <table:table-cell table:formula="of:=1.8*[.D400]+32" office:value-type="float" office:value="44.37766082163" calcext:value-type="float">
            <text:p>44.3776608216</text:p>
          </table:table-cell>
          <table:table-cell table:formula="of:=32+MATCH(9*[.A400];[.$Q$2:.$Q$91];-1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00]-1" office:value-type="float" office:value="687" calcext:value-type="float">
            <text:p>687</text:p>
          </table:table-cell>
          <table:table-cell table:formula="of:=(10000*[.A401])/(1023-[.A401])" office:value-type="float" office:value="20446.4285714286" calcext:value-type="float">
            <text:p>20446.4285714286</text:p>
          </table:table-cell>
          <table:table-cell table:formula="of:=LN([.B401])" office:value-type="float" office:value="9.92556350423533" calcext:value-type="float">
            <text:p>9.9255635042</text:p>
          </table:table-cell>
          <table:table-cell table:formula="of:=1/([.$B$57]+[.$B$58]*[.C401]+[.$B$59]*[.C401]*[.C401]+[.$B$60]*[.C401]*[.C401]*[.C401])-273.5" office:value-type="float" office:value="6.98043143438235" calcext:value-type="float">
            <text:p>6.9804314344</text:p>
          </table:table-cell>
          <table:table-cell table:formula="of:=MATCH([.A401];[.$F$2:.$F$52];-1)" office:value-type="float" office:value="8" calcext:value-type="float">
            <text:p>8</text:p>
          </table:table-cell>
          <table:table-cell table:formula="of:=1.8*[.D401]+32" office:value-type="float" office:value="44.5647765818882" calcext:value-type="float">
            <text:p>44.5647765819</text:p>
          </table:table-cell>
          <table:table-cell table:formula="of:=32+MATCH(9*[.A401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1]-1" office:value-type="float" office:value="686" calcext:value-type="float">
            <text:p>686</text:p>
          </table:table-cell>
          <table:table-cell table:formula="of:=(10000*[.A402])/(1023-[.A402])" office:value-type="float" office:value="20356.0830860534" calcext:value-type="float">
            <text:p>20356.0830860534</text:p>
          </table:table-cell>
          <table:table-cell table:formula="of:=LN([.B402])" office:value-type="float" office:value="9.92113506934971" calcext:value-type="float">
            <text:p>9.9211350693</text:p>
          </table:table-cell>
          <table:table-cell table:formula="of:=1/([.$B$57]+[.$B$58]*[.C402]+[.$B$59]*[.C402]*[.C402]+[.$B$60]*[.C402]*[.C402]*[.C402])-273.5" office:value-type="float" office:value="7.08429200902208" calcext:value-type="float">
            <text:p>7.084292009</text:p>
          </table:table-cell>
          <table:table-cell table:formula="of:=MATCH([.A402];[.$F$2:.$F$52];-1)" office:value-type="float" office:value="8" calcext:value-type="float">
            <text:p>8</text:p>
          </table:table-cell>
          <table:table-cell table:formula="of:=1.8*[.D402]+32" office:value-type="float" office:value="44.7517256162397" calcext:value-type="float">
            <text:p>44.7517256162</text:p>
          </table:table-cell>
          <table:table-cell table:formula="of:=32+MATCH(9*[.A402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2]-1" office:value-type="float" office:value="685" calcext:value-type="float">
            <text:p>685</text:p>
          </table:table-cell>
          <table:table-cell table:formula="of:=(10000*[.A403])/(1023-[.A403])" office:value-type="float" office:value="20266.2721893491" calcext:value-type="float">
            <text:p>20266.2721893491</text:p>
          </table:table-cell>
          <table:table-cell table:formula="of:=LN([.B403])" office:value-type="float" office:value="9.91671331475539" calcext:value-type="float">
            <text:p>9.9167133148</text:p>
          </table:table-cell>
          <table:table-cell table:formula="of:=1/([.$B$57]+[.$B$58]*[.C403]+[.$B$59]*[.C403]*[.C403]+[.$B$60]*[.C403]*[.C403]*[.C403])-273.5" office:value-type="float" office:value="7.18806110376244" calcext:value-type="float">
            <text:p>7.1880611038</text:p>
          </table:table-cell>
          <table:table-cell table:formula="of:=MATCH([.A403];[.$F$2:.$F$52];-1)" office:value-type="float" office:value="8" calcext:value-type="float">
            <text:p>8</text:p>
          </table:table-cell>
          <table:table-cell table:formula="of:=1.8*[.D403]+32" office:value-type="float" office:value="44.9385099867724" calcext:value-type="float">
            <text:p>44.9385099868</text:p>
          </table:table-cell>
          <table:table-cell table:formula="of:=32+MATCH(9*[.A403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3]-1" office:value-type="float" office:value="684" calcext:value-type="float">
            <text:p>684</text:p>
          </table:table-cell>
          <table:table-cell table:formula="of:=(10000*[.A404])/(1023-[.A404])" office:value-type="float" office:value="20176.9911504425" calcext:value-type="float">
            <text:p>20176.9911504425</text:p>
          </table:table-cell>
          <table:table-cell table:formula="of:=LN([.B404])" office:value-type="float" office:value="9.91229818221828" calcext:value-type="float">
            <text:p>9.9122981822</text:p>
          </table:table-cell>
          <table:table-cell table:formula="of:=1/([.$B$57]+[.$B$58]*[.C404]+[.$B$59]*[.C404]*[.C404]+[.$B$60]*[.C404]*[.C404]*[.C404])-273.5" office:value-type="float" office:value="7.29173985731433" calcext:value-type="float">
            <text:p>7.2917398573</text:p>
          </table:table-cell>
          <table:table-cell table:formula="of:=MATCH([.A404];[.$F$2:.$F$52];-1)" office:value-type="float" office:value="8" calcext:value-type="float">
            <text:p>8</text:p>
          </table:table-cell>
          <table:table-cell table:formula="of:=1.8*[.D404]+32" office:value-type="float" office:value="45.1251317431658" calcext:value-type="float">
            <text:p>45.1251317432</text:p>
          </table:table-cell>
          <table:table-cell table:formula="of:=32+MATCH(9*[.A404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4]-1" office:value-type="float" office:value="683" calcext:value-type="float">
            <text:p>683</text:p>
          </table:table-cell>
          <table:table-cell table:formula="of:=(10000*[.A405])/(1023-[.A405])" office:value-type="float" office:value="20088.2352941176" calcext:value-type="float">
            <text:p>20088.2352941176</text:p>
          </table:table-cell>
          <table:table-cell table:formula="of:=LN([.B405])" office:value-type="float" office:value="9.90788961393677" calcext:value-type="float">
            <text:p>9.9078896139</text:p>
          </table:table-cell>
          <table:table-cell table:formula="of:=1/([.$B$57]+[.$B$58]*[.C405]+[.$B$59]*[.C405]*[.C405]+[.$B$60]*[.C405]*[.C405]*[.C405])-273.5" office:value-type="float" office:value="7.39532940159211" calcext:value-type="float">
            <text:p>7.3953294016</text:p>
          </table:table-cell>
          <table:table-cell table:formula="of:=MATCH([.A405];[.$F$2:.$F$52];-1)" office:value-type="float" office:value="8" calcext:value-type="float">
            <text:p>8</text:p>
          </table:table-cell>
          <table:table-cell table:formula="of:=1.8*[.D405]+32" office:value-type="float" office:value="45.3115929228658" calcext:value-type="float">
            <text:p>45.3115929229</text:p>
          </table:table-cell>
          <table:table-cell table:formula="of:=32+MATCH(9*[.A405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5]-1" office:value-type="float" office:value="682" calcext:value-type="float">
            <text:p>682</text:p>
          </table:table-cell>
          <table:table-cell table:formula="of:=(10000*[.A406])/(1023-[.A406])" office:value-type="float" office:value="20000" calcext:value-type="float">
            <text:p>20000</text:p>
          </table:table-cell>
          <table:table-cell table:formula="of:=LN([.B406])" office:value-type="float" office:value="9.90348755253613" calcext:value-type="float">
            <text:p>9.9034875525</text:p>
          </table:table-cell>
          <table:table-cell table:formula="of:=1/([.$B$57]+[.$B$58]*[.C406]+[.$B$59]*[.C406]*[.C406]+[.$B$60]*[.C406]*[.C406]*[.C406])-273.5" office:value-type="float" office:value="7.4988308618095" calcext:value-type="float">
            <text:p>7.4988308618</text:p>
          </table:table-cell>
          <table:table-cell table:formula="of:=MATCH([.A406];[.$F$2:.$F$52];-1)" office:value-type="float" office:value="8" calcext:value-type="float">
            <text:p>8</text:p>
          </table:table-cell>
          <table:table-cell table:formula="of:=1.8*[.D406]+32" office:value-type="float" office:value="45.4978955512571" calcext:value-type="float">
            <text:p>45.4978955513</text:p>
          </table:table-cell>
          <table:table-cell table:formula="of:=32+MATCH(9*[.A406];[.$Q$2:.$Q$91];-1)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06]-1" office:value-type="float" office:value="681" calcext:value-type="float">
            <text:p>681</text:p>
          </table:table-cell>
          <table:table-cell table:formula="of:=(10000*[.A407])/(1023-[.A407])" office:value-type="float" office:value="19912.2807017544" calcext:value-type="float">
            <text:p>19912.2807017544</text:p>
          </table:table-cell>
          <table:table-cell table:formula="of:=LN([.B407])" office:value-type="float" office:value="9.89909194106309" calcext:value-type="float">
            <text:p>9.8990919411</text:p>
          </table:table-cell>
          <table:table-cell table:formula="of:=1/([.$B$57]+[.$B$58]*[.C407]+[.$B$59]*[.C407]*[.C407]+[.$B$60]*[.C407]*[.C407]*[.C407])-273.5" office:value-type="float" office:value="7.60224535657403" calcext:value-type="float">
            <text:p>7.6022453566</text:p>
          </table:table-cell>
          <table:table-cell table:formula="of:=MATCH([.A407];[.$F$2:.$F$52];-1)" office:value-type="float" office:value="8" calcext:value-type="float">
            <text:p>8</text:p>
          </table:table-cell>
          <table:table-cell table:formula="of:=1.8*[.D407]+32" office:value-type="float" office:value="45.6840416418333" calcext:value-type="float">
            <text:p>45.6840416418</text:p>
          </table:table-cell>
          <table:table-cell table:formula="of:=32+MATCH(9*[.A407];[.$Q$2:.$Q$91];-1)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07]-1" office:value-type="float" office:value="680" calcext:value-type="float">
            <text:p>680</text:p>
          </table:table-cell>
          <table:table-cell table:formula="of:=(10000*[.A408])/(1023-[.A408])" office:value-type="float" office:value="19825.0728862974" calcext:value-type="float">
            <text:p>19825.0728862974</text:p>
          </table:table-cell>
          <table:table-cell table:formula="of:=LN([.B408])" office:value-type="float" office:value="9.8947027229804" calcext:value-type="float">
            <text:p>9.894702723</text:p>
          </table:table-cell>
          <table:table-cell table:formula="of:=1/([.$B$57]+[.$B$58]*[.C408]+[.$B$59]*[.C408]*[.C408]+[.$B$60]*[.C408]*[.C408]*[.C408])-273.5" office:value-type="float" office:value="7.70557399798093" calcext:value-type="float">
            <text:p>7.705573998</text:p>
          </table:table-cell>
          <table:table-cell table:formula="of:=MATCH([.A408];[.$F$2:.$F$52];-1)" office:value-type="float" office:value="8" calcext:value-type="float">
            <text:p>8</text:p>
          </table:table-cell>
          <table:table-cell table:formula="of:=1.8*[.D408]+32" office:value-type="float" office:value="45.8700331963657" calcext:value-type="float">
            <text:p>45.8700331964</text:p>
          </table:table-cell>
          <table:table-cell table:formula="of:=32+MATCH(9*[.A408];[.$Q$2:.$Q$91];-1)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08]-1" office:value-type="float" office:value="679" calcext:value-type="float">
            <text:p>679</text:p>
          </table:table-cell>
          <table:table-cell table:formula="of:=(10000*[.A409])/(1023-[.A409])" office:value-type="float" office:value="19738.3720930233" calcext:value-type="float">
            <text:p>19738.3720930233</text:p>
          </table:table-cell>
          <table:table-cell table:formula="of:=LN([.B409])" office:value-type="float" office:value="9.89031984216148" calcext:value-type="float">
            <text:p>9.8903198422</text:p>
          </table:table-cell>
          <table:table-cell table:formula="of:=1/([.$B$57]+[.$B$58]*[.C409]+[.$B$59]*[.C409]*[.C409]+[.$B$60]*[.C409]*[.C409]*[.C409])-273.5" office:value-type="float" office:value="7.80881789170479" calcext:value-type="float">
            <text:p>7.8088178917</text:p>
          </table:table-cell>
          <table:table-cell table:formula="of:=MATCH([.A409];[.$F$2:.$F$52];-1)" office:value-type="float" office:value="8" calcext:value-type="float">
            <text:p>8</text:p>
          </table:table-cell>
          <table:table-cell table:formula="of:=1.8*[.D409]+32" office:value-type="float" office:value="46.0558722050686" calcext:value-type="float">
            <text:p>46.0558722051</text:p>
          </table:table-cell>
          <table:table-cell table:formula="of:=32+MATCH(9*[.A409];[.$Q$2:.$Q$91];-1)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09]-1" office:value-type="float" office:value="678" calcext:value-type="float">
            <text:p>678</text:p>
          </table:table-cell>
          <table:table-cell table:formula="of:=(10000*[.A410])/(1023-[.A410])" office:value-type="float" office:value="19652.1739130435" calcext:value-type="float">
            <text:p>19652.1739130435</text:p>
          </table:table-cell>
          <table:table-cell table:formula="of:=LN([.B410])" office:value-type="float" office:value="9.88594324288522" calcext:value-type="float">
            <text:p>9.8859432429</text:p>
          </table:table-cell>
          <table:table-cell table:formula="of:=1/([.$B$57]+[.$B$58]*[.C410]+[.$B$59]*[.C410]*[.C410]+[.$B$60]*[.C410]*[.C410]*[.C410])-273.5" office:value-type="float" office:value="7.91197813709067" calcext:value-type="float">
            <text:p>7.9119781371</text:p>
          </table:table-cell>
          <table:table-cell table:formula="of:=MATCH([.A410];[.$F$2:.$F$52];-1)" office:value-type="float" office:value="8" calcext:value-type="float">
            <text:p>8</text:p>
          </table:table-cell>
          <table:table-cell table:formula="of:=1.8*[.D410]+32" office:value-type="float" office:value="46.2415606467632" calcext:value-type="float">
            <text:p>46.2415606468</text:p>
          </table:table-cell>
          <table:table-cell table:formula="of:=32+MATCH(9*[.A410];[.$Q$2:.$Q$91];-1)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10]-1" office:value-type="float" office:value="677" calcext:value-type="float">
            <text:p>677</text:p>
          </table:table-cell>
          <table:table-cell table:formula="of:=(10000*[.A411])/(1023-[.A411])" office:value-type="float" office:value="19566.4739884393" calcext:value-type="float">
            <text:p>19566.4739884393</text:p>
          </table:table-cell>
          <table:table-cell table:formula="of:=LN([.B411])" office:value-type="float" office:value="9.88157286983073" calcext:value-type="float">
            <text:p>9.8815728698</text:p>
          </table:table-cell>
          <table:table-cell table:formula="of:=1/([.$B$57]+[.$B$58]*[.C411]+[.$B$59]*[.C411]*[.C411]+[.$B$60]*[.C411]*[.C411]*[.C411])-273.5" office:value-type="float" office:value="8.01505582724434" calcext:value-type="float">
            <text:p>8.0150558272</text:p>
          </table:table-cell>
          <table:table-cell table:formula="of:=MATCH([.A411];[.$F$2:.$F$52];-1)" office:value-type="float" office:value="9" calcext:value-type="float">
            <text:p>9</text:p>
          </table:table-cell>
          <table:table-cell table:formula="of:=1.8*[.D411]+32" office:value-type="float" office:value="46.4271004890398" calcext:value-type="float">
            <text:p>46.427100489</text:p>
          </table:table-cell>
          <table:table-cell table:formula="of:=32+MATCH(9*[.A411];[.$Q$2:.$Q$91];-1)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11]-1" office:value-type="float" office:value="676" calcext:value-type="float">
            <text:p>676</text:p>
          </table:table-cell>
          <table:table-cell table:formula="of:=(10000*[.A412])/(1023-[.A412])" office:value-type="float" office:value="19481.2680115274" calcext:value-type="float">
            <text:p>19481.2680115274</text:p>
          </table:table-cell>
          <table:table-cell table:formula="of:=LN([.B412])" office:value-type="float" office:value="9.87720866807229" calcext:value-type="float">
            <text:p>9.8772086681</text:p>
          </table:table-cell>
          <table:table-cell table:formula="of:=1/([.$B$57]+[.$B$58]*[.C412]+[.$B$59]*[.C412]*[.C412]+[.$B$60]*[.C412]*[.C412]*[.C412])-273.5" office:value-type="float" office:value="8.11805204912059" calcext:value-type="float">
            <text:p>8.1180520491</text:p>
          </table:table-cell>
          <table:table-cell table:formula="of:=MATCH([.A412];[.$F$2:.$F$52];-1)" office:value-type="float" office:value="9" calcext:value-type="float">
            <text:p>9</text:p>
          </table:table-cell>
          <table:table-cell table:formula="of:=1.8*[.D412]+32" office:value-type="float" office:value="46.6124936884171" calcext:value-type="float">
            <text:p>46.6124936884</text:p>
          </table:table-cell>
          <table:table-cell table:formula="of:=32+MATCH(9*[.A412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2]-1" office:value-type="float" office:value="675" calcext:value-type="float">
            <text:p>675</text:p>
          </table:table-cell>
          <table:table-cell table:formula="of:=(10000*[.A413])/(1023-[.A413])" office:value-type="float" office:value="19396.5517241379" calcext:value-type="float">
            <text:p>19396.5517241379</text:p>
          </table:table-cell>
          <table:table-cell table:formula="of:=LN([.B413])" office:value-type="float" office:value="9.87285058307424" calcext:value-type="float">
            <text:p>9.8728505831</text:p>
          </table:table-cell>
          <table:table-cell table:formula="of:=1/([.$B$57]+[.$B$58]*[.C413]+[.$B$59]*[.C413]*[.C413]+[.$B$60]*[.C413]*[.C413]*[.C413])-273.5" office:value-type="float" office:value="8.2209678836112" calcext:value-type="float">
            <text:p>8.2209678836</text:p>
          </table:table-cell>
          <table:table-cell table:formula="of:=MATCH([.A413];[.$F$2:.$F$52];-1)" office:value-type="float" office:value="9" calcext:value-type="float">
            <text:p>9</text:p>
          </table:table-cell>
          <table:table-cell table:formula="of:=1.8*[.D413]+32" office:value-type="float" office:value="46.7977421905002" calcext:value-type="float">
            <text:p>46.7977421905</text:p>
          </table:table-cell>
          <table:table-cell table:formula="of:=32+MATCH(9*[.A413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3]-1" office:value-type="float" office:value="674" calcext:value-type="float">
            <text:p>674</text:p>
          </table:table-cell>
          <table:table-cell table:formula="of:=(10000*[.A414])/(1023-[.A414])" office:value-type="float" office:value="19312.3209169054" calcext:value-type="float">
            <text:p>19312.3209169054</text:p>
          </table:table-cell>
          <table:table-cell table:formula="of:=LN([.B414])" office:value-type="float" office:value="9.86849856068606" calcext:value-type="float">
            <text:p>9.8684985607</text:p>
          </table:table-cell>
          <table:table-cell table:formula="of:=1/([.$B$57]+[.$B$58]*[.C414]+[.$B$59]*[.C414]*[.C414]+[.$B$60]*[.C414]*[.C414]*[.C414])-273.5" office:value-type="float" office:value="8.32380440563122" calcext:value-type="float">
            <text:p>8.3238044056</text:p>
          </table:table-cell>
          <table:table-cell table:formula="of:=MATCH([.A414];[.$F$2:.$F$52];-1)" office:value-type="float" office:value="9" calcext:value-type="float">
            <text:p>9</text:p>
          </table:table-cell>
          <table:table-cell table:formula="of:=1.8*[.D414]+32" office:value-type="float" office:value="46.9828479301362" calcext:value-type="float">
            <text:p>46.9828479301</text:p>
          </table:table-cell>
          <table:table-cell table:formula="of:=32+MATCH(9*[.A414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4]-1" office:value-type="float" office:value="673" calcext:value-type="float">
            <text:p>673</text:p>
          </table:table-cell>
          <table:table-cell table:formula="of:=(10000*[.A415])/(1023-[.A415])" office:value-type="float" office:value="19228.5714285714" calcext:value-type="float">
            <text:p>19228.5714285714</text:p>
          </table:table-cell>
          <table:table-cell table:formula="of:=LN([.B415])" office:value-type="float" office:value="9.86415254713745" calcext:value-type="float">
            <text:p>9.8641525471</text:p>
          </table:table-cell>
          <table:table-cell table:formula="of:=1/([.$B$57]+[.$B$58]*[.C415]+[.$B$59]*[.C415]*[.C415]+[.$B$60]*[.C415]*[.C415]*[.C415])-273.5" office:value-type="float" office:value="8.42656268420461" calcext:value-type="float">
            <text:p>8.4265626842</text:p>
          </table:table-cell>
          <table:table-cell table:formula="of:=MATCH([.A415];[.$F$2:.$F$52];-1)" office:value-type="float" office:value="9" calcext:value-type="float">
            <text:p>9</text:p>
          </table:table-cell>
          <table:table-cell table:formula="of:=1.8*[.D415]+32" office:value-type="float" office:value="47.1678128315683" calcext:value-type="float">
            <text:p>47.1678128316</text:p>
          </table:table-cell>
          <table:table-cell table:formula="of:=32+MATCH(9*[.A415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5]-1" office:value-type="float" office:value="672" calcext:value-type="float">
            <text:p>672</text:p>
          </table:table-cell>
          <table:table-cell table:formula="of:=(10000*[.A416])/(1023-[.A416])" office:value-type="float" office:value="19145.2991452991" calcext:value-type="float">
            <text:p>19145.2991452991</text:p>
          </table:table-cell>
          <table:table-cell table:formula="of:=LN([.B416])" office:value-type="float" office:value="9.85981248903347" calcext:value-type="float">
            <text:p>9.859812489</text:p>
          </table:table-cell>
          <table:table-cell table:formula="of:=1/([.$B$57]+[.$B$58]*[.C416]+[.$B$59]*[.C416]*[.C416]+[.$B$60]*[.C416]*[.C416]*[.C416])-273.5" office:value-type="float" office:value="8.52924378254875" calcext:value-type="float">
            <text:p>8.5292437825</text:p>
          </table:table-cell>
          <table:table-cell table:formula="of:=MATCH([.A416];[.$F$2:.$F$52];-1)" office:value-type="float" office:value="9" calcext:value-type="float">
            <text:p>9</text:p>
          </table:table-cell>
          <table:table-cell table:formula="of:=1.8*[.D416]+32" office:value-type="float" office:value="47.3526388085877" calcext:value-type="float">
            <text:p>47.3526388086</text:p>
          </table:table-cell>
          <table:table-cell table:formula="of:=32+MATCH(9*[.A416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6]-1" office:value-type="float" office:value="671" calcext:value-type="float">
            <text:p>671</text:p>
          </table:table-cell>
          <table:table-cell table:formula="of:=(10000*[.A417])/(1023-[.A417])" office:value-type="float" office:value="19062.5" calcext:value-type="float">
            <text:p>19062.5</text:p>
          </table:table-cell>
          <table:table-cell table:formula="of:=LN([.B417])" office:value-type="float" office:value="9.85547833334977" calcext:value-type="float">
            <text:p>9.8554783333</text:p>
          </table:table-cell>
          <table:table-cell table:formula="of:=1/([.$B$57]+[.$B$58]*[.C417]+[.$B$59]*[.C417]*[.C417]+[.$B$60]*[.C417]*[.C417]*[.C417])-273.5" office:value-type="float" office:value="8.63184875815767" calcext:value-type="float">
            <text:p>8.6318487582</text:p>
          </table:table-cell>
          <table:table-cell table:formula="of:=MATCH([.A417];[.$F$2:.$F$52];-1)" office:value-type="float" office:value="9" calcext:value-type="float">
            <text:p>9</text:p>
          </table:table-cell>
          <table:table-cell table:formula="of:=1.8*[.D417]+32" office:value-type="float" office:value="47.5373277646838" calcext:value-type="float">
            <text:p>47.5373277647</text:p>
          </table:table-cell>
          <table:table-cell table:formula="of:=32+MATCH(9*[.A417];[.$Q$2:.$Q$91];-1)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17]-1" office:value-type="float" office:value="670" calcext:value-type="float">
            <text:p>670</text:p>
          </table:table-cell>
          <table:table-cell table:formula="of:=(10000*[.A418])/(1023-[.A418])" office:value-type="float" office:value="18980.1699716714" calcext:value-type="float">
            <text:p>18980.1699716714</text:p>
          </table:table-cell>
          <table:table-cell table:formula="of:=LN([.B418])" office:value-type="float" office:value="9.8511500274279" calcext:value-type="float">
            <text:p>9.8511500274</text:p>
          </table:table-cell>
          <table:table-cell table:formula="of:=1/([.$B$57]+[.$B$58]*[.C418]+[.$B$59]*[.C418]*[.C418]+[.$B$60]*[.C418]*[.C418]*[.C418])-273.5" office:value-type="float" office:value="8.73437866288458" calcext:value-type="float">
            <text:p>8.7343786629</text:p>
          </table:table-cell>
          <table:table-cell table:formula="of:=MATCH([.A418];[.$F$2:.$F$52];-1)" office:value-type="float" office:value="9" calcext:value-type="float">
            <text:p>9</text:p>
          </table:table-cell>
          <table:table-cell table:formula="of:=1.8*[.D418]+32" office:value-type="float" office:value="47.7218815931922" calcext:value-type="float">
            <text:p>47.7218815932</text:p>
          </table:table-cell>
          <table:table-cell table:formula="of:=32+MATCH(9*[.A418];[.$Q$2:.$Q$91];-1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418]-1" office:value-type="float" office:value="669" calcext:value-type="float">
            <text:p>669</text:p>
          </table:table-cell>
          <table:table-cell table:formula="of:=(10000*[.A419])/(1023-[.A419])" office:value-type="float" office:value="18898.3050847458" calcext:value-type="float">
            <text:p>18898.3050847458</text:p>
          </table:table-cell>
          <table:table-cell table:formula="of:=LN([.B419])" office:value-type="float" office:value="9.84682751897064" calcext:value-type="float">
            <text:p>9.846827519</text:p>
          </table:table-cell>
          <table:table-cell table:formula="of:=1/([.$B$57]+[.$B$58]*[.C419]+[.$B$59]*[.C419]*[.C419]+[.$B$60]*[.C419]*[.C419]*[.C419])-273.5" office:value-type="float" office:value="8.83683454302314" calcext:value-type="float">
            <text:p>8.836834543</text:p>
          </table:table-cell>
          <table:table-cell table:formula="of:=MATCH([.A419];[.$F$2:.$F$52];-1)" office:value-type="float" office:value="9" calcext:value-type="float">
            <text:p>9</text:p>
          </table:table-cell>
          <table:table-cell table:formula="of:=1.8*[.D419]+32" office:value-type="float" office:value="47.9063021774417" calcext:value-type="float">
            <text:p>47.9063021774</text:p>
          </table:table-cell>
          <table:table-cell table:formula="of:=32+MATCH(9*[.A419];[.$Q$2:.$Q$91];-1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419]-1" office:value-type="float" office:value="668" calcext:value-type="float">
            <text:p>668</text:p>
          </table:table-cell>
          <table:table-cell table:formula="of:=(10000*[.A420])/(1023-[.A420])" office:value-type="float" office:value="18816.9014084507" calcext:value-type="float">
            <text:p>18816.9014084507</text:p>
          </table:table-cell>
          <table:table-cell table:formula="of:=LN([.B420])" office:value-type="float" office:value="9.84251075603741" calcext:value-type="float">
            <text:p>9.842510756</text:p>
          </table:table-cell>
          <table:table-cell table:formula="of:=1/([.$B$57]+[.$B$58]*[.C420]+[.$B$59]*[.C420]*[.C420]+[.$B$60]*[.C420]*[.C420]*[.C420])-273.5" office:value-type="float" office:value="8.93921743938802" calcext:value-type="float">
            <text:p>8.9392174394</text:p>
          </table:table-cell>
          <table:table-cell table:formula="of:=MATCH([.A420];[.$F$2:.$F$52];-1)" office:value-type="float" office:value="9" calcext:value-type="float">
            <text:p>9</text:p>
          </table:table-cell>
          <table:table-cell table:formula="of:=1.8*[.D420]+32" office:value-type="float" office:value="48.0905913908984" calcext:value-type="float">
            <text:p>48.0905913909</text:p>
          </table:table-cell>
          <table:table-cell table:formula="of:=32+MATCH(9*[.A420];[.$Q$2:.$Q$91];-1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420]-1" office:value-type="float" office:value="667" calcext:value-type="float">
            <text:p>667</text:p>
          </table:table-cell>
          <table:table-cell table:formula="of:=(10000*[.A421])/(1023-[.A421])" office:value-type="float" office:value="18735.9550561798" calcext:value-type="float">
            <text:p>18735.9550561798</text:p>
          </table:table-cell>
          <table:table-cell table:formula="of:=LN([.B421])" office:value-type="float" office:value="9.83819968703978" calcext:value-type="float">
            <text:p>9.838199687</text:p>
          </table:table-cell>
          <table:table-cell table:formula="of:=1/([.$B$57]+[.$B$58]*[.C421]+[.$B$59]*[.C421]*[.C421]+[.$B$60]*[.C421]*[.C421]*[.C421])-273.5" office:value-type="float" office:value="9.04152838739429" calcext:value-type="float">
            <text:p>9.0415283874</text:p>
          </table:table-cell>
          <table:table-cell table:formula="of:=MATCH([.A421];[.$F$2:.$F$52];-1)" office:value-type="float" office:value="10" calcext:value-type="float">
            <text:p>10</text:p>
          </table:table-cell>
          <table:table-cell table:formula="of:=1.8*[.D421]+32" office:value-type="float" office:value="48.2747510973097" calcext:value-type="float">
            <text:p>48.2747510973</text:p>
          </table:table-cell>
          <table:table-cell table:formula="of:=32+MATCH(9*[.A421];[.$Q$2:.$Q$91];-1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421]-1" office:value-type="float" office:value="666" calcext:value-type="float">
            <text:p>666</text:p>
          </table:table-cell>
          <table:table-cell table:formula="of:=(10000*[.A422])/(1023-[.A422])" office:value-type="float" office:value="18655.4621848739" calcext:value-type="float">
            <text:p>18655.4621848739</text:p>
          </table:table-cell>
          <table:table-cell table:formula="of:=LN([.B422])" office:value-type="float" office:value="9.83389426073693" calcext:value-type="float">
            <text:p>9.8338942607</text:p>
          </table:table-cell>
          <table:table-cell table:formula="of:=1/([.$B$57]+[.$B$58]*[.C422]+[.$B$59]*[.C422]*[.C422]+[.$B$60]*[.C422]*[.C422]*[.C422])-273.5" office:value-type="float" office:value="9.1437684171359" calcext:value-type="float">
            <text:p>9.1437684171</text:p>
          </table:table-cell>
          <table:table-cell table:formula="of:=MATCH([.A422];[.$F$2:.$F$52];-1)" office:value-type="float" office:value="10" calcext:value-type="float">
            <text:p>10</text:p>
          </table:table-cell>
          <table:table-cell table:formula="of:=1.8*[.D422]+32" office:value-type="float" office:value="48.4587831508446" calcext:value-type="float">
            <text:p>48.4587831508</text:p>
          </table:table-cell>
          <table:table-cell table:formula="of:=32+MATCH(9*[.A422];[.$Q$2:.$Q$91];-1)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422]-1" office:value-type="float" office:value="665" calcext:value-type="float">
            <text:p>665</text:p>
          </table:table-cell>
          <table:table-cell table:formula="of:=(10000*[.A423])/(1023-[.A423])" office:value-type="float" office:value="18575.4189944134" calcext:value-type="float">
            <text:p>18575.4189944134</text:p>
          </table:table-cell>
          <table:table-cell table:formula="of:=LN([.B423])" office:value-type="float" office:value="9.82959442623134" calcext:value-type="float">
            <text:p>9.8295944262</text:p>
          </table:table-cell>
          <table:table-cell table:formula="of:=1/([.$B$57]+[.$B$58]*[.C423]+[.$B$59]*[.C423]*[.C423]+[.$B$60]*[.C423]*[.C423]*[.C423])-273.5" office:value-type="float" office:value="9.24593855346359" calcext:value-type="float">
            <text:p>9.2459385535</text:p>
          </table:table-cell>
          <table:table-cell table:formula="of:=MATCH([.A423];[.$F$2:.$F$52];-1)" office:value-type="float" office:value="10" calcext:value-type="float">
            <text:p>10</text:p>
          </table:table-cell>
          <table:table-cell table:formula="of:=1.8*[.D423]+32" office:value-type="float" office:value="48.6426893962345" calcext:value-type="float">
            <text:p>48.6426893962</text:p>
          </table:table-cell>
          <table:table-cell table:formula="of:=32+MATCH(9*[.A423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3]-1" office:value-type="float" office:value="664" calcext:value-type="float">
            <text:p>664</text:p>
          </table:table-cell>
          <table:table-cell table:formula="of:=(10000*[.A424])/(1023-[.A424])" office:value-type="float" office:value="18495.8217270195" calcext:value-type="float">
            <text:p>18495.8217270195</text:p>
          </table:table-cell>
          <table:table-cell table:formula="of:=LN([.B424])" office:value-type="float" office:value="9.82530013296434" calcext:value-type="float">
            <text:p>9.825300133</text:p>
          </table:table-cell>
          <table:table-cell table:formula="of:=1/([.$B$57]+[.$B$58]*[.C424]+[.$B$59]*[.C424]*[.C424]+[.$B$60]*[.C424]*[.C424]*[.C424])-273.5" office:value-type="float" office:value="9.34803981606098" calcext:value-type="float">
            <text:p>9.3480398161</text:p>
          </table:table-cell>
          <table:table-cell table:formula="of:=MATCH([.A424];[.$F$2:.$F$52];-1)" office:value-type="float" office:value="10" calcext:value-type="float">
            <text:p>10</text:p>
          </table:table-cell>
          <table:table-cell table:formula="of:=1.8*[.D424]+32" office:value-type="float" office:value="48.8264716689098" calcext:value-type="float">
            <text:p>48.8264716689</text:p>
          </table:table-cell>
          <table:table-cell table:formula="of:=32+MATCH(9*[.A424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4]-1" office:value-type="float" office:value="663" calcext:value-type="float">
            <text:p>663</text:p>
          </table:table-cell>
          <table:table-cell table:formula="of:=(10000*[.A425])/(1023-[.A425])" office:value-type="float" office:value="18416.6666666667" calcext:value-type="float">
            <text:p>18416.6666666667</text:p>
          </table:table-cell>
          <table:table-cell table:formula="of:=LN([.B425])" office:value-type="float" office:value="9.82101133071189" calcext:value-type="float">
            <text:p>9.8210113307</text:p>
          </table:table-cell>
          <table:table-cell table:formula="of:=1/([.$B$57]+[.$B$58]*[.C425]+[.$B$59]*[.C425]*[.C425]+[.$B$60]*[.C425]*[.C425]*[.C425])-273.5" office:value-type="float" office:value="9.45007321952113" calcext:value-type="float">
            <text:p>9.4500732195</text:p>
          </table:table-cell>
          <table:table-cell table:formula="of:=MATCH([.A425];[.$F$2:.$F$52];-1)" office:value-type="float" office:value="10" calcext:value-type="float">
            <text:p>10</text:p>
          </table:table-cell>
          <table:table-cell table:formula="of:=1.8*[.D425]+32" office:value-type="float" office:value="49.010131795138" calcext:value-type="float">
            <text:p>49.0101317951</text:p>
          </table:table-cell>
          <table:table-cell table:formula="of:=32+MATCH(9*[.A425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5]-1" office:value-type="float" office:value="662" calcext:value-type="float">
            <text:p>662</text:p>
          </table:table-cell>
          <table:table-cell table:formula="of:=(10000*[.A426])/(1023-[.A426])" office:value-type="float" office:value="18337.9501385042" calcext:value-type="float">
            <text:p>18337.9501385042</text:p>
          </table:table-cell>
          <table:table-cell table:formula="of:=LN([.B426])" office:value-type="float" office:value="9.81672796958031" calcext:value-type="float">
            <text:p>9.8167279696</text:p>
          </table:table-cell>
          <table:table-cell table:formula="of:=1/([.$B$57]+[.$B$58]*[.C426]+[.$B$59]*[.C426]*[.C426]+[.$B$60]*[.C426]*[.C426]*[.C426])-273.5" office:value-type="float" office:value="9.55203977342086" calcext:value-type="float">
            <text:p>9.5520397734</text:p>
          </table:table-cell>
          <table:table-cell table:formula="of:=MATCH([.A426];[.$F$2:.$F$52];-1)" office:value-type="float" office:value="10" calcext:value-type="float">
            <text:p>10</text:p>
          </table:table-cell>
          <table:table-cell table:formula="of:=1.8*[.D426]+32" office:value-type="float" office:value="49.1936715921575" calcext:value-type="float">
            <text:p>49.1936715922</text:p>
          </table:table-cell>
          <table:table-cell table:formula="of:=32+MATCH(9*[.A426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6]-1" office:value-type="float" office:value="661" calcext:value-type="float">
            <text:p>661</text:p>
          </table:table-cell>
          <table:table-cell table:formula="of:=(10000*[.A427])/(1023-[.A427])" office:value-type="float" office:value="18259.6685082873" calcext:value-type="float">
            <text:p>18259.6685082873</text:p>
          </table:table-cell>
          <table:table-cell table:formula="of:=LN([.B427])" office:value-type="float" office:value="9.8124500000021" calcext:value-type="float">
            <text:p>9.81245</text:p>
          </table:table-cell>
          <table:table-cell table:formula="of:=1/([.$B$57]+[.$B$58]*[.C427]+[.$B$59]*[.C427]*[.C427]+[.$B$60]*[.C427]*[.C427]*[.C427])-273.5" office:value-type="float" office:value="9.65394048239506" calcext:value-type="float">
            <text:p>9.6539404824</text:p>
          </table:table-cell>
          <table:table-cell table:formula="of:=MATCH([.A427];[.$F$2:.$F$52];-1)" office:value-type="float" office:value="10" calcext:value-type="float">
            <text:p>10</text:p>
          </table:table-cell>
          <table:table-cell table:formula="of:=1.8*[.D427]+32" office:value-type="float" office:value="49.3770928683111" calcext:value-type="float">
            <text:p>49.3770928683</text:p>
          </table:table-cell>
          <table:table-cell table:formula="of:=32+MATCH(9*[.A427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7]-1" office:value-type="float" office:value="660" calcext:value-type="float">
            <text:p>660</text:p>
          </table:table-cell>
          <table:table-cell table:formula="of:=(10000*[.A428])/(1023-[.A428])" office:value-type="float" office:value="18181.8181818182" calcext:value-type="float">
            <text:p>18181.8181818182</text:p>
          </table:table-cell>
          <table:table-cell table:formula="of:=LN([.B428])" office:value-type="float" office:value="9.8081773727318" calcext:value-type="float">
            <text:p>9.8081773727</text:p>
          </table:table-cell>
          <table:table-cell table:formula="of:=1/([.$B$57]+[.$B$58]*[.C428]+[.$B$59]*[.C428]*[.C428]+[.$B$60]*[.C428]*[.C428]*[.C428])-273.5" office:value-type="float" office:value="9.75577634621004" calcext:value-type="float">
            <text:p>9.7557763462</text:p>
          </table:table-cell>
          <table:table-cell table:formula="of:=MATCH([.A428];[.$F$2:.$F$52];-1)" office:value-type="float" office:value="10" calcext:value-type="float">
            <text:p>10</text:p>
          </table:table-cell>
          <table:table-cell table:formula="of:=1.8*[.D428]+32" office:value-type="float" office:value="49.5603974231781" calcext:value-type="float">
            <text:p>49.5603974232</text:p>
          </table:table-cell>
          <table:table-cell table:formula="of:=32+MATCH(9*[.A428];[.$Q$2:.$Q$91];-1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428]-1" office:value-type="float" office:value="659" calcext:value-type="float">
            <text:p>659</text:p>
          </table:table-cell>
          <table:table-cell table:formula="of:=(10000*[.A429])/(1023-[.A429])" office:value-type="float" office:value="18104.3956043956" calcext:value-type="float">
            <text:p>18104.3956043956</text:p>
          </table:table-cell>
          <table:table-cell table:formula="of:=LN([.B429])" office:value-type="float" office:value="9.80391003884195" calcext:value-type="float">
            <text:p>9.8039100388</text:p>
          </table:table-cell>
          <table:table-cell table:formula="of:=1/([.$B$57]+[.$B$58]*[.C429]+[.$B$59]*[.C429]*[.C429]+[.$B$60]*[.C429]*[.C429]*[.C429])-273.5" office:value-type="float" office:value="9.85754835983556" calcext:value-type="float">
            <text:p>9.8575483598</text:p>
          </table:table-cell>
          <table:table-cell table:formula="of:=MATCH([.A429];[.$F$2:.$F$52];-1)" office:value-type="float" office:value="10" calcext:value-type="float">
            <text:p>10</text:p>
          </table:table-cell>
          <table:table-cell table:formula="of:=1.8*[.D429]+32" office:value-type="float" office:value="49.743587047704" calcext:value-type="float">
            <text:p>49.7435870477</text:p>
          </table:table-cell>
          <table:table-cell table:formula="of:=32+MATCH(9*[.A429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29]-1" office:value-type="float" office:value="658" calcext:value-type="float">
            <text:p>658</text:p>
          </table:table-cell>
          <table:table-cell table:formula="of:=(10000*[.A430])/(1023-[.A430])" office:value-type="float" office:value="18027.397260274" calcext:value-type="float">
            <text:p>18027.397260274</text:p>
          </table:table-cell>
          <table:table-cell table:formula="of:=LN([.B430])" office:value-type="float" office:value="9.79964794971901" calcext:value-type="float">
            <text:p>9.7996479497</text:p>
          </table:table-cell>
          <table:table-cell table:formula="of:=1/([.$B$57]+[.$B$58]*[.C430]+[.$B$59]*[.C430]*[.C430]+[.$B$60]*[.C430]*[.C430]*[.C430])-273.5" office:value-type="float" office:value="9.95925751351717" calcext:value-type="float">
            <text:p>9.9592575135</text:p>
          </table:table-cell>
          <table:table-cell table:formula="of:=MATCH([.A430];[.$F$2:.$F$52];-1)" office:value-type="float" office:value="10" calcext:value-type="float">
            <text:p>10</text:p>
          </table:table-cell>
          <table:table-cell table:formula="of:=1.8*[.D430]+32" office:value-type="float" office:value="49.9266635243309" calcext:value-type="float">
            <text:p>49.9266635243</text:p>
          </table:table-cell>
          <table:table-cell table:formula="of:=32+MATCH(9*[.A430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30]-1" office:value-type="float" office:value="657" calcext:value-type="float">
            <text:p>657</text:p>
          </table:table-cell>
          <table:table-cell table:formula="of:=(10000*[.A431])/(1023-[.A431])" office:value-type="float" office:value="17950.8196721311" calcext:value-type="float">
            <text:p>17950.8196721311</text:p>
          </table:table-cell>
          <table:table-cell table:formula="of:=LN([.B431])" office:value-type="float" office:value="9.79539105705943" calcext:value-type="float">
            <text:p>9.7953910571</text:p>
          </table:table-cell>
          <table:table-cell table:formula="of:=1/([.$B$57]+[.$B$58]*[.C431]+[.$B$59]*[.C431]*[.C431]+[.$B$60]*[.C431]*[.C431]*[.C431])-273.5" office:value-type="float" office:value="10.0609047928458" calcext:value-type="float">
            <text:p>10.0609047928</text:p>
          </table:table-cell>
          <table:table-cell table:formula="of:=MATCH([.A431];[.$F$2:.$F$52];-1)" office:value-type="float" office:value="11" calcext:value-type="float">
            <text:p>11</text:p>
          </table:table-cell>
          <table:table-cell table:formula="of:=1.8*[.D431]+32" office:value-type="float" office:value="50.1096286271225" calcext:value-type="float">
            <text:p>50.1096286271</text:p>
          </table:table-cell>
          <table:table-cell table:formula="of:=32+MATCH(9*[.A431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31]-1" office:value-type="float" office:value="656" calcext:value-type="float">
            <text:p>656</text:p>
          </table:table-cell>
          <table:table-cell table:formula="of:=(10000*[.A432])/(1023-[.A432])" office:value-type="float" office:value="17874.659400545" calcext:value-type="float">
            <text:p>17874.659400545</text:p>
          </table:table-cell>
          <table:table-cell table:formula="of:=LN([.B432])" office:value-type="float" office:value="9.7911393128657" calcext:value-type="float">
            <text:p>9.7911393129</text:p>
          </table:table-cell>
          <table:table-cell table:formula="of:=1/([.$B$57]+[.$B$58]*[.C432]+[.$B$59]*[.C432]*[.C432]+[.$B$60]*[.C432]*[.C432]*[.C432])-273.5" office:value-type="float" office:value="10.1624911788291" calcext:value-type="float">
            <text:p>10.1624911788</text:p>
          </table:table-cell>
          <table:table-cell table:formula="of:=MATCH([.A432];[.$F$2:.$F$52];-1)" office:value-type="float" office:value="11" calcext:value-type="float">
            <text:p>11</text:p>
          </table:table-cell>
          <table:table-cell table:formula="of:=1.8*[.D432]+32" office:value-type="float" office:value="50.2924841218924" calcext:value-type="float">
            <text:p>50.2924841219</text:p>
          </table:table-cell>
          <table:table-cell table:formula="of:=32+MATCH(9*[.A432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32]-1" office:value-type="float" office:value="655" calcext:value-type="float">
            <text:p>655</text:p>
          </table:table-cell>
          <table:table-cell table:formula="of:=(10000*[.A433])/(1023-[.A433])" office:value-type="float" office:value="17798.9130434783" calcext:value-type="float">
            <text:p>17798.9130434783</text:p>
          </table:table-cell>
          <table:table-cell table:formula="of:=LN([.B433])" office:value-type="float" office:value="9.7868926694425" calcext:value-type="float">
            <text:p>9.7868926694</text:p>
          </table:table-cell>
          <table:table-cell table:formula="of:=1/([.$B$57]+[.$B$58]*[.C433]+[.$B$59]*[.C433]*[.C433]+[.$B$60]*[.C433]*[.C433]*[.C433])-273.5" office:value-type="float" office:value="10.2640176479597" calcext:value-type="float">
            <text:p>10.264017648</text:p>
          </table:table-cell>
          <table:table-cell table:formula="of:=MATCH([.A433];[.$F$2:.$F$52];-1)" office:value-type="float" office:value="11" calcext:value-type="float">
            <text:p>11</text:p>
          </table:table-cell>
          <table:table-cell table:formula="of:=1.8*[.D433]+32" office:value-type="float" office:value="50.4752317663274" calcext:value-type="float">
            <text:p>50.4752317663</text:p>
          </table:table-cell>
          <table:table-cell table:formula="of:=32+MATCH(9*[.A433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33]-1" office:value-type="float" office:value="654" calcext:value-type="float">
            <text:p>654</text:p>
          </table:table-cell>
          <table:table-cell table:formula="of:=(10000*[.A434])/(1023-[.A434])" office:value-type="float" office:value="17723.5772357724" calcext:value-type="float">
            <text:p>17723.5772357724</text:p>
          </table:table-cell>
          <table:table-cell table:formula="of:=LN([.B434])" office:value-type="float" office:value="9.78265107939285" calcext:value-type="float">
            <text:p>9.7826510794</text:p>
          </table:table-cell>
          <table:table-cell table:formula="of:=1/([.$B$57]+[.$B$58]*[.C434]+[.$B$59]*[.C434]*[.C434]+[.$B$60]*[.C434]*[.C434]*[.C434])-273.5" office:value-type="float" office:value="10.3654851722839" calcext:value-type="float">
            <text:p>10.3654851723</text:p>
          </table:table-cell>
          <table:table-cell table:formula="of:=MATCH([.A434];[.$F$2:.$F$52];-1)" office:value-type="float" office:value="11" calcext:value-type="float">
            <text:p>11</text:p>
          </table:table-cell>
          <table:table-cell table:formula="of:=1.8*[.D434]+32" office:value-type="float" office:value="50.657873310111" calcext:value-type="float">
            <text:p>50.6578733101</text:p>
          </table:table-cell>
          <table:table-cell table:formula="of:=32+MATCH(9*[.A434];[.$Q$2:.$Q$91];-1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434]-1" office:value-type="float" office:value="653" calcext:value-type="float">
            <text:p>653</text:p>
          </table:table-cell>
          <table:table-cell table:formula="of:=(10000*[.A435])/(1023-[.A435])" office:value-type="float" office:value="17648.6486486487" calcext:value-type="float">
            <text:p>17648.6486486487</text:p>
          </table:table-cell>
          <table:table-cell table:formula="of:=LN([.B435])" office:value-type="float" office:value="9.77841449561434" calcext:value-type="float">
            <text:p>9.7784144956</text:p>
          </table:table-cell>
          <table:table-cell table:formula="of:=1/([.$B$57]+[.$B$58]*[.C435]+[.$B$59]*[.C435]*[.C435]+[.$B$60]*[.C435]*[.C435]*[.C435])-273.5" office:value-type="float" office:value="10.46689471947" calcext:value-type="float">
            <text:p>10.4668947195</text:p>
          </table:table-cell>
          <table:table-cell table:formula="of:=MATCH([.A435];[.$F$2:.$F$52];-1)" office:value-type="float" office:value="11" calcext:value-type="float">
            <text:p>11</text:p>
          </table:table-cell>
          <table:table-cell table:formula="of:=1.8*[.D435]+32" office:value-type="float" office:value="50.840410495046" calcext:value-type="float">
            <text:p>50.840410495</text:p>
          </table:table-cell>
          <table:table-cell table:formula="of:=32+MATCH(9*[.A435];[.$Q$2:.$Q$91];-1)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435]-1" office:value-type="float" office:value="652" calcext:value-type="float">
            <text:p>652</text:p>
          </table:table-cell>
          <table:table-cell table:formula="of:=(10000*[.A436])/(1023-[.A436])" office:value-type="float" office:value="17574.1239892183" calcext:value-type="float">
            <text:p>17574.1239892183</text:p>
          </table:table-cell>
          <table:table-cell table:formula="of:=LN([.B436])" office:value-type="float" office:value="9.7741828712954" calcext:value-type="float">
            <text:p>9.7741828713</text:p>
          </table:table-cell>
          <table:table-cell table:formula="of:=1/([.$B$57]+[.$B$58]*[.C436]+[.$B$59]*[.C436]*[.C436]+[.$B$60]*[.C436]*[.C436]*[.C436])-273.5" office:value-type="float" office:value="10.5682472528745" calcext:value-type="float">
            <text:p>10.5682472529</text:p>
          </table:table-cell>
          <table:table-cell table:formula="of:=MATCH([.A436];[.$F$2:.$F$52];-1)" office:value-type="float" office:value="11" calcext:value-type="float">
            <text:p>11</text:p>
          </table:table-cell>
          <table:table-cell table:formula="of:=1.8*[.D436]+32" office:value-type="float" office:value="51.0228450551741" calcext:value-type="float">
            <text:p>51.0228450552</text:p>
          </table:table-cell>
          <table:table-cell table:formula="of:=32+MATCH(9*[.A436];[.$Q$2:.$Q$91];-1)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436]-1" office:value-type="float" office:value="651" calcext:value-type="float">
            <text:p>651</text:p>
          </table:table-cell>
          <table:table-cell table:formula="of:=(10000*[.A437])/(1023-[.A437])" office:value-type="float" office:value="17500" calcext:value-type="float">
            <text:p>17500</text:p>
          </table:table-cell>
          <table:table-cell table:formula="of:=LN([.B437])" office:value-type="float" office:value="9.76995615991161" calcext:value-type="float">
            <text:p>9.7699561599</text:p>
          </table:table-cell>
          <table:table-cell table:formula="of:=1/([.$B$57]+[.$B$58]*[.C437]+[.$B$59]*[.C437]*[.C437]+[.$B$60]*[.C437]*[.C437]*[.C437])-273.5" office:value-type="float" office:value="10.6695437316086" calcext:value-type="float">
            <text:p>10.6695437316</text:p>
          </table:table-cell>
          <table:table-cell table:formula="of:=MATCH([.A437];[.$F$2:.$F$52];-1)" office:value-type="float" office:value="11" calcext:value-type="float">
            <text:p>11</text:p>
          </table:table-cell>
          <table:table-cell table:formula="of:=1.8*[.D437]+32" office:value-type="float" office:value="51.2051787168955" calcext:value-type="float">
            <text:p>51.2051787169</text:p>
          </table:table-cell>
          <table:table-cell table:formula="of:=32+MATCH(9*[.A437];[.$Q$2:.$Q$91];-1)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437]-1" office:value-type="float" office:value="650" calcext:value-type="float">
            <text:p>650</text:p>
          </table:table-cell>
          <table:table-cell table:formula="of:=(10000*[.A438])/(1023-[.A438])" office:value-type="float" office:value="17426.273458445" calcext:value-type="float">
            <text:p>17426.273458445</text:p>
          </table:table-cell>
          <table:table-cell table:formula="of:=LN([.B438])" office:value-type="float" office:value="9.76573431522205" calcext:value-type="float">
            <text:p>9.7657343152</text:p>
          </table:table-cell>
          <table:table-cell table:formula="of:=1/([.$B$57]+[.$B$58]*[.C438]+[.$B$59]*[.C438]*[.C438]+[.$B$60]*[.C438]*[.C438]*[.C438])-273.5" office:value-type="float" office:value="10.7707851106044" calcext:value-type="float">
            <text:p>10.7707851106</text:p>
          </table:table-cell>
          <table:table-cell table:formula="of:=MATCH([.A438];[.$F$2:.$F$52];-1)" office:value-type="float" office:value="11" calcext:value-type="float">
            <text:p>11</text:p>
          </table:table-cell>
          <table:table-cell table:formula="of:=1.8*[.D438]+32" office:value-type="float" office:value="51.3874131990879" calcext:value-type="float">
            <text:p>51.3874131991</text:p>
          </table:table-cell>
          <table:table-cell table:formula="of:=32+MATCH(9*[.A438];[.$Q$2:.$Q$91];-1)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438]-1" office:value-type="float" office:value="649" calcext:value-type="float">
            <text:p>649</text:p>
          </table:table-cell>
          <table:table-cell table:formula="of:=(10000*[.A439])/(1023-[.A439])" office:value-type="float" office:value="17352.9411764706" calcext:value-type="float">
            <text:p>17352.9411764706</text:p>
          </table:table-cell>
          <table:table-cell table:formula="of:=LN([.B439])" office:value-type="float" office:value="9.76151729126574" calcext:value-type="float">
            <text:p>9.7615172913</text:p>
          </table:table-cell>
          <table:table-cell table:formula="of:=1/([.$B$57]+[.$B$58]*[.C439]+[.$B$59]*[.C439]*[.C439]+[.$B$60]*[.C439]*[.C439]*[.C439])-273.5" office:value-type="float" office:value="10.8719723406788" calcext:value-type="float">
            <text:p>10.8719723407</text:p>
          </table:table-cell>
          <table:table-cell table:formula="of:=MATCH([.A439];[.$F$2:.$F$52];-1)" office:value-type="float" office:value="11" calcext:value-type="float">
            <text:p>11</text:p>
          </table:table-cell>
          <table:table-cell table:formula="of:=1.8*[.D439]+32" office:value-type="float" office:value="51.5695502132219" calcext:value-type="float">
            <text:p>51.5695502132</text:p>
          </table:table-cell>
          <table:table-cell table:formula="of:=32+MATCH(9*[.A439];[.$Q$2:.$Q$91];-1)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439]-1" office:value-type="float" office:value="648" calcext:value-type="float">
            <text:p>648</text:p>
          </table:table-cell>
          <table:table-cell table:formula="of:=(10000*[.A440])/(1023-[.A440])" office:value-type="float" office:value="17280" calcext:value-type="float">
            <text:p>17280</text:p>
          </table:table-cell>
          <table:table-cell table:formula="of:=LN([.B440])" office:value-type="float" office:value="9.75730504235805" calcext:value-type="float">
            <text:p>9.7573050424</text:p>
          </table:table-cell>
          <table:table-cell table:formula="of:=1/([.$B$57]+[.$B$58]*[.C440]+[.$B$59]*[.C440]*[.C440]+[.$B$60]*[.C440]*[.C440]*[.C440])-273.5" office:value-type="float" office:value="10.9731063685986" calcext:value-type="float">
            <text:p>10.9731063686</text:p>
          </table:table-cell>
          <table:table-cell table:formula="of:=MATCH([.A440];[.$F$2:.$F$52];-1)" office:value-type="float" office:value="11" calcext:value-type="float">
            <text:p>11</text:p>
          </table:table-cell>
          <table:table-cell table:formula="of:=1.8*[.D440]+32" office:value-type="float" office:value="51.7515914634774" calcext:value-type="float">
            <text:p>51.7515914635</text:p>
          </table:table-cell>
          <table:table-cell table:formula="of:=32+MATCH(9*[.A440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0]-1" office:value-type="float" office:value="647" calcext:value-type="float">
            <text:p>647</text:p>
          </table:table-cell>
          <table:table-cell table:formula="of:=(10000*[.A441])/(1023-[.A441])" office:value-type="float" office:value="17207.4468085106" calcext:value-type="float">
            <text:p>17207.4468085106</text:p>
          </table:table-cell>
          <table:table-cell table:formula="of:=LN([.B441])" office:value-type="float" office:value="9.75309752308719" calcext:value-type="float">
            <text:p>9.7530975231</text:p>
          </table:table-cell>
          <table:table-cell table:formula="of:=1/([.$B$57]+[.$B$58]*[.C441]+[.$B$59]*[.C441]*[.C441]+[.$B$60]*[.C441]*[.C441]*[.C441])-273.5" office:value-type="float" office:value="11.0741881371434" calcext:value-type="float">
            <text:p>11.0741881371</text:p>
          </table:table-cell>
          <table:table-cell table:formula="of:=MATCH([.A441];[.$F$2:.$F$52];-1)" office:value-type="float" office:value="12" calcext:value-type="float">
            <text:p>12</text:p>
          </table:table-cell>
          <table:table-cell table:formula="of:=1.8*[.D441]+32" office:value-type="float" office:value="51.9335386468582" calcext:value-type="float">
            <text:p>51.9335386469</text:p>
          </table:table-cell>
          <table:table-cell table:formula="of:=32+MATCH(9*[.A441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1]-1" office:value-type="float" office:value="646" calcext:value-type="float">
            <text:p>646</text:p>
          </table:table-cell>
          <table:table-cell table:formula="of:=(10000*[.A442])/(1023-[.A442])" office:value-type="float" office:value="17135.2785145889" calcext:value-type="float">
            <text:p>17135.2785145889</text:p>
          </table:table-cell>
          <table:table-cell table:formula="of:=LN([.B442])" office:value-type="float" office:value="9.74889468831077" calcext:value-type="float">
            <text:p>9.7488946883</text:p>
          </table:table-cell>
          <table:table-cell table:formula="of:=1/([.$B$57]+[.$B$58]*[.C442]+[.$B$59]*[.C442]*[.C442]+[.$B$60]*[.C442]*[.C442]*[.C442])-273.5" office:value-type="float" office:value="11.1752185851691" calcext:value-type="float">
            <text:p>11.1752185852</text:p>
          </table:table-cell>
          <table:table-cell table:formula="of:=MATCH([.A442];[.$F$2:.$F$52];-1)" office:value-type="float" office:value="12" calcext:value-type="float">
            <text:p>12</text:p>
          </table:table-cell>
          <table:table-cell table:formula="of:=1.8*[.D442]+32" office:value-type="float" office:value="52.1153934533044" calcext:value-type="float">
            <text:p>52.1153934533</text:p>
          </table:table-cell>
          <table:table-cell table:formula="of:=32+MATCH(9*[.A442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2]-1" office:value-type="float" office:value="645" calcext:value-type="float">
            <text:p>645</text:p>
          </table:table-cell>
          <table:table-cell table:formula="of:=(10000*[.A443])/(1023-[.A443])" office:value-type="float" office:value="17063.4920634921" calcext:value-type="float">
            <text:p>17063.4920634921</text:p>
          </table:table-cell>
          <table:table-cell table:formula="of:=LN([.B443])" office:value-type="float" office:value="9.74469649315237" calcext:value-type="float">
            <text:p>9.7446964932</text:p>
          </table:table-cell>
          <table:table-cell table:formula="of:=1/([.$B$57]+[.$B$58]*[.C443]+[.$B$59]*[.C443]*[.C443]+[.$B$60]*[.C443]*[.C443]*[.C443])-273.5" office:value-type="float" office:value="11.2761986476695" calcext:value-type="float">
            <text:p>11.2761986477</text:p>
          </table:table-cell>
          <table:table-cell table:formula="of:=MATCH([.A443];[.$F$2:.$F$52];-1)" office:value-type="float" office:value="12" calcext:value-type="float">
            <text:p>12</text:p>
          </table:table-cell>
          <table:table-cell table:formula="of:=1.8*[.D443]+32" office:value-type="float" office:value="52.2971575658051" calcext:value-type="float">
            <text:p>52.2971575658</text:p>
          </table:table-cell>
          <table:table-cell table:formula="of:=32+MATCH(9*[.A443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3]-1" office:value-type="float" office:value="644" calcext:value-type="float">
            <text:p>644</text:p>
          </table:table-cell>
          <table:table-cell table:formula="of:=(10000*[.A444])/(1023-[.A444])" office:value-type="float" office:value="16992.0844327177" calcext:value-type="float">
            <text:p>16992.0844327177</text:p>
          </table:table-cell>
          <table:table-cell table:formula="of:=LN([.B444])" office:value-type="float" office:value="9.74050289299811" calcext:value-type="float">
            <text:p>9.740502893</text:p>
          </table:table-cell>
          <table:table-cell table:formula="of:=1/([.$B$57]+[.$B$58]*[.C444]+[.$B$59]*[.C444]*[.C444]+[.$B$60]*[.C444]*[.C444]*[.C444])-273.5" office:value-type="float" office:value="11.3771292558386" calcext:value-type="float">
            <text:p>11.3771292558</text:p>
          </table:table-cell>
          <table:table-cell table:formula="of:=MATCH([.A444];[.$F$2:.$F$52];-1)" office:value-type="float" office:value="12" calcext:value-type="float">
            <text:p>12</text:p>
          </table:table-cell>
          <table:table-cell table:formula="of:=1.8*[.D444]+32" office:value-type="float" office:value="52.4788326605094" calcext:value-type="float">
            <text:p>52.4788326605</text:p>
          </table:table-cell>
          <table:table-cell table:formula="of:=32+MATCH(9*[.A444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4]-1" office:value-type="float" office:value="643" calcext:value-type="float">
            <text:p>643</text:p>
          </table:table-cell>
          <table:table-cell table:formula="of:=(10000*[.A445])/(1023-[.A445])" office:value-type="float" office:value="16921.0526315789" calcext:value-type="float">
            <text:p>16921.0526315789</text:p>
          </table:table-cell>
          <table:table-cell table:formula="of:=LN([.B445])" office:value-type="float" office:value="9.73631384349337" calcext:value-type="float">
            <text:p>9.7363138435</text:p>
          </table:table-cell>
          <table:table-cell table:formula="of:=1/([.$B$57]+[.$B$58]*[.C445]+[.$B$59]*[.C445]*[.C445]+[.$B$60]*[.C445]*[.C445]*[.C445])-273.5" office:value-type="float" office:value="11.478011337131" calcext:value-type="float">
            <text:p>11.4780113371</text:p>
          </table:table-cell>
          <table:table-cell table:formula="of:=MATCH([.A445];[.$F$2:.$F$52];-1)" office:value-type="float" office:value="12" calcext:value-type="float">
            <text:p>12</text:p>
          </table:table-cell>
          <table:table-cell table:formula="of:=1.8*[.D445]+32" office:value-type="float" office:value="52.6604204068357" calcext:value-type="float">
            <text:p>52.6604204068</text:p>
          </table:table-cell>
          <table:table-cell table:formula="of:=32+MATCH(9*[.A445];[.$Q$2:.$Q$91];-1)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445]-1" office:value-type="float" office:value="642" calcext:value-type="float">
            <text:p>642</text:p>
          </table:table-cell>
          <table:table-cell table:formula="of:=(10000*[.A446])/(1023-[.A446])" office:value-type="float" office:value="16850.3937007874" calcext:value-type="float">
            <text:p>16850.3937007874</text:p>
          </table:table-cell>
          <table:table-cell table:formula="of:=LN([.B446])" office:value-type="float" office:value="9.73212930053944" calcext:value-type="float">
            <text:p>9.7321293005</text:p>
          </table:table-cell>
          <table:table-cell table:formula="of:=1/([.$B$57]+[.$B$58]*[.C446]+[.$B$59]*[.C446]*[.C446]+[.$B$60]*[.C446]*[.C446]*[.C446])-273.5" office:value-type="float" office:value="11.5788458153227" calcext:value-type="float">
            <text:p>11.5788458153</text:p>
          </table:table-cell>
          <table:table-cell table:formula="of:=MATCH([.A446];[.$F$2:.$F$52];-1)" office:value-type="float" office:value="12" calcext:value-type="float">
            <text:p>12</text:p>
          </table:table-cell>
          <table:table-cell table:formula="of:=1.8*[.D446]+32" office:value-type="float" office:value="52.8419224675809" calcext:value-type="float">
            <text:p>52.8419224676</text:p>
          </table:table-cell>
          <table:table-cell table:formula="of:=32+MATCH(9*[.A446];[.$Q$2:.$Q$91];-1)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446]-1" office:value-type="float" office:value="641" calcext:value-type="float">
            <text:p>641</text:p>
          </table:table-cell>
          <table:table-cell table:formula="of:=(10000*[.A447])/(1023-[.A447])" office:value-type="float" office:value="16780.1047120419" calcext:value-type="float">
            <text:p>16780.1047120419</text:p>
          </table:table-cell>
          <table:table-cell table:formula="of:=LN([.B447])" office:value-type="float" office:value="9.72794922029028" calcext:value-type="float">
            <text:p>9.7279492203</text:p>
          </table:table-cell>
          <table:table-cell table:formula="of:=1/([.$B$57]+[.$B$58]*[.C447]+[.$B$59]*[.C447]*[.C447]+[.$B$60]*[.C447]*[.C447]*[.C447])-273.5" office:value-type="float" office:value="11.6796336105709" calcext:value-type="float">
            <text:p>11.6796336106</text:p>
          </table:table-cell>
          <table:table-cell table:formula="of:=MATCH([.A447];[.$F$2:.$F$52];-1)" office:value-type="float" office:value="12" calcext:value-type="float">
            <text:p>12</text:p>
          </table:table-cell>
          <table:table-cell table:formula="of:=1.8*[.D447]+32" office:value-type="float" office:value="53.0233404990276" calcext:value-type="float">
            <text:p>53.023340499</text:p>
          </table:table-cell>
          <table:table-cell table:formula="of:=32+MATCH(9*[.A447];[.$Q$2:.$Q$91];-1)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447]-1" office:value-type="float" office:value="640" calcext:value-type="float">
            <text:p>640</text:p>
          </table:table-cell>
          <table:table-cell table:formula="of:=(10000*[.A448])/(1023-[.A448])" office:value-type="float" office:value="16710.182767624" calcext:value-type="float">
            <text:p>16710.182767624</text:p>
          </table:table-cell>
          <table:table-cell table:formula="of:=LN([.B448])" office:value-type="float" office:value="9.72377355914925" calcext:value-type="float">
            <text:p>9.7237735591</text:p>
          </table:table-cell>
          <table:table-cell table:formula="of:=1/([.$B$57]+[.$B$58]*[.C448]+[.$B$59]*[.C448]*[.C448]+[.$B$60]*[.C448]*[.C448]*[.C448])-273.5" office:value-type="float" office:value="11.7803756394729" calcext:value-type="float">
            <text:p>11.7803756395</text:p>
          </table:table-cell>
          <table:table-cell table:formula="of:=MATCH([.A448];[.$F$2:.$F$52];-1)" office:value-type="float" office:value="12" calcext:value-type="float">
            <text:p>12</text:p>
          </table:table-cell>
          <table:table-cell table:formula="of:=1.8*[.D448]+32" office:value-type="float" office:value="53.2046761510512" calcext:value-type="float">
            <text:p>53.2046761511</text:p>
          </table:table-cell>
          <table:table-cell table:formula="of:=32+MATCH(9*[.A448];[.$Q$2:.$Q$91];-1)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448]-1" office:value-type="float" office:value="639" calcext:value-type="float">
            <text:p>639</text:p>
          </table:table-cell>
          <table:table-cell table:formula="of:=(10000*[.A449])/(1023-[.A449])" office:value-type="float" office:value="16640.625" calcext:value-type="float">
            <text:p>16640.625</text:p>
          </table:table-cell>
          <table:table-cell table:formula="of:=LN([.B449])" office:value-type="float" office:value="9.71960227376599" calcext:value-type="float">
            <text:p>9.7196022738</text:p>
          </table:table-cell>
          <table:table-cell table:formula="of:=1/([.$B$57]+[.$B$58]*[.C449]+[.$B$59]*[.C449]*[.C449]+[.$B$60]*[.C449]*[.C449]*[.C449])-273.5" office:value-type="float" office:value="11.881072815125" calcext:value-type="float">
            <text:p>11.8810728151</text:p>
          </table:table-cell>
          <table:table-cell table:formula="of:=MATCH([.A449];[.$F$2:.$F$52];-1)" office:value-type="float" office:value="12" calcext:value-type="float">
            <text:p>12</text:p>
          </table:table-cell>
          <table:table-cell table:formula="of:=1.8*[.D449]+32" office:value-type="float" office:value="53.385931067225" calcext:value-type="float">
            <text:p>53.3859310672</text:p>
          </table:table-cell>
          <table:table-cell table:formula="of:=32+MATCH(9*[.A449];[.$Q$2:.$Q$91];-1)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449]-1" office:value-type="float" office:value="638" calcext:value-type="float">
            <text:p>638</text:p>
          </table:table-cell>
          <table:table-cell table:formula="of:=(10000*[.A450])/(1023-[.A450])" office:value-type="float" office:value="16571.4285714286" calcext:value-type="float">
            <text:p>16571.4285714286</text:p>
          </table:table-cell>
          <table:table-cell table:formula="of:=LN([.B450])" office:value-type="float" office:value="9.71543532103319" calcext:value-type="float">
            <text:p>9.715435321</text:p>
          </table:table-cell>
          <table:table-cell table:formula="of:=1/([.$B$57]+[.$B$58]*[.C450]+[.$B$59]*[.C450]*[.C450]+[.$B$60]*[.C450]*[.C450]*[.C450])-273.5" office:value-type="float" office:value="11.9817260471806" calcext:value-type="float">
            <text:p>11.9817260472</text:p>
          </table:table-cell>
          <table:table-cell table:formula="of:=MATCH([.A450];[.$F$2:.$F$52];-1)" office:value-type="float" office:value="12" calcext:value-type="float">
            <text:p>12</text:p>
          </table:table-cell>
          <table:table-cell table:formula="of:=1.8*[.D450]+32" office:value-type="float" office:value="53.5671068849251" calcext:value-type="float">
            <text:p>53.5671068849</text:p>
          </table:table-cell>
          <table:table-cell table:formula="of:=32+MATCH(9*[.A450];[.$Q$2:.$Q$91];-1)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450]-1" office:value-type="float" office:value="637" calcext:value-type="float">
            <text:p>637</text:p>
          </table:table-cell>
          <table:table-cell table:formula="of:=(10000*[.A451])/(1023-[.A451])" office:value-type="float" office:value="16502.5906735751" calcext:value-type="float">
            <text:p>16502.5906735751</text:p>
          </table:table-cell>
          <table:table-cell table:formula="of:=LN([.B451])" office:value-type="float" office:value="9.71127265808352" calcext:value-type="float">
            <text:p>9.7112726581</text:p>
          </table:table-cell>
          <table:table-cell table:formula="of:=1/([.$B$57]+[.$B$58]*[.C451]+[.$B$59]*[.C451]*[.C451]+[.$B$60]*[.C451]*[.C451]*[.C451])-273.5" office:value-type="float" office:value="12.0823362419075" calcext:value-type="float">
            <text:p>12.0823362419</text:p>
          </table:table-cell>
          <table:table-cell table:formula="of:=MATCH([.A451];[.$F$2:.$F$52];-1)" office:value-type="float" office:value="13" calcext:value-type="float">
            <text:p>13</text:p>
          </table:table-cell>
          <table:table-cell table:formula="of:=1.8*[.D451]+32" office:value-type="float" office:value="53.7482052354335" calcext:value-type="float">
            <text:p>53.7482052354</text:p>
          </table:table-cell>
          <table:table-cell table:formula="of:=32+MATCH(9*[.A451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1]-1" office:value-type="float" office:value="636" calcext:value-type="float">
            <text:p>636</text:p>
          </table:table-cell>
          <table:table-cell table:formula="of:=(10000*[.A452])/(1023-[.A452])" office:value-type="float" office:value="16434.1085271318" calcext:value-type="float">
            <text:p>16434.1085271318</text:p>
          </table:table-cell>
          <table:table-cell table:formula="of:=LN([.B452])" office:value-type="float" office:value="9.70711424228652" calcext:value-type="float">
            <text:p>9.7071142423</text:p>
          </table:table-cell>
          <table:table-cell table:formula="of:=1/([.$B$57]+[.$B$58]*[.C452]+[.$B$59]*[.C452]*[.C452]+[.$B$60]*[.C452]*[.C452]*[.C452])-273.5" office:value-type="float" office:value="12.1829043022453" calcext:value-type="float">
            <text:p>12.1829043022</text:p>
          </table:table-cell>
          <table:table-cell table:formula="of:=MATCH([.A452];[.$F$2:.$F$52];-1)" office:value-type="float" office:value="13" calcext:value-type="float">
            <text:p>13</text:p>
          </table:table-cell>
          <table:table-cell table:formula="of:=1.8*[.D452]+32" office:value-type="float" office:value="53.9292277440416" calcext:value-type="float">
            <text:p>53.929227744</text:p>
          </table:table-cell>
          <table:table-cell table:formula="of:=32+MATCH(9*[.A452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2]-1" office:value-type="float" office:value="635" calcext:value-type="float">
            <text:p>635</text:p>
          </table:table-cell>
          <table:table-cell table:formula="of:=(10000*[.A453])/(1023-[.A453])" office:value-type="float" office:value="16365.9793814433" calcext:value-type="float">
            <text:p>16365.9793814433</text:p>
          </table:table-cell>
          <table:table-cell table:formula="of:=LN([.B453])" office:value-type="float" office:value="9.7029600312456" calcext:value-type="float">
            <text:p>9.7029600312</text:p>
          </table:table-cell>
          <table:table-cell table:formula="of:=1/([.$B$57]+[.$B$58]*[.C453]+[.$B$59]*[.C453]*[.C453]+[.$B$60]*[.C453]*[.C453]*[.C453])-273.5" office:value-type="float" office:value="12.2834311278614" calcext:value-type="float">
            <text:p>12.2834311279</text:p>
          </table:table-cell>
          <table:table-cell table:formula="of:=MATCH([.A453];[.$F$2:.$F$52];-1)" office:value-type="float" office:value="13" calcext:value-type="float">
            <text:p>13</text:p>
          </table:table-cell>
          <table:table-cell table:formula="of:=1.8*[.D453]+32" office:value-type="float" office:value="54.1101760301506" calcext:value-type="float">
            <text:p>54.1101760302</text:p>
          </table:table-cell>
          <table:table-cell table:formula="of:=32+MATCH(9*[.A453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3]-1" office:value-type="float" office:value="634" calcext:value-type="float">
            <text:p>634</text:p>
          </table:table-cell>
          <table:table-cell table:formula="of:=(10000*[.A454])/(1023-[.A454])" office:value-type="float" office:value="16298.2005141388" calcext:value-type="float">
            <text:p>16298.2005141388</text:p>
          </table:table-cell>
          <table:table-cell table:formula="of:=LN([.B454])" office:value-type="float" office:value="9.69880998279496" calcext:value-type="float">
            <text:p>9.6988099828</text:p>
          </table:table-cell>
          <table:table-cell table:formula="of:=1/([.$B$57]+[.$B$58]*[.C454]+[.$B$59]*[.C454]*[.C454]+[.$B$60]*[.C454]*[.C454]*[.C454])-273.5" office:value-type="float" office:value="12.3839176152071" calcext:value-type="float">
            <text:p>12.3839176152</text:p>
          </table:table-cell>
          <table:table-cell table:formula="of:=MATCH([.A454];[.$F$2:.$F$52];-1)" office:value-type="float" office:value="13" calcext:value-type="float">
            <text:p>13</text:p>
          </table:table-cell>
          <table:table-cell table:formula="of:=1.8*[.D454]+32" office:value-type="float" office:value="54.2910517073727" calcext:value-type="float">
            <text:p>54.2910517074</text:p>
          </table:table-cell>
          <table:table-cell table:formula="of:=32+MATCH(9*[.A454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4]-1" office:value-type="float" office:value="633" calcext:value-type="float">
            <text:p>633</text:p>
          </table:table-cell>
          <table:table-cell table:formula="of:=(10000*[.A455])/(1023-[.A455])" office:value-type="float" office:value="16230.7692307692" calcext:value-type="float">
            <text:p>16230.7692307692</text:p>
          </table:table-cell>
          <table:table-cell table:formula="of:=LN([.B455])" office:value-type="float" office:value="9.69466405499667" calcext:value-type="float">
            <text:p>9.694664055</text:p>
          </table:table-cell>
          <table:table-cell table:formula="of:=1/([.$B$57]+[.$B$58]*[.C455]+[.$B$59]*[.C455]*[.C455]+[.$B$60]*[.C455]*[.C455]*[.C455])-273.5" office:value-type="float" office:value="12.4843646575731" calcext:value-type="float">
            <text:p>12.4843646576</text:p>
          </table:table-cell>
          <table:table-cell table:formula="of:=MATCH([.A455];[.$F$2:.$F$52];-1)" office:value-type="float" office:value="13" calcext:value-type="float">
            <text:p>13</text:p>
          </table:table-cell>
          <table:table-cell table:formula="of:=1.8*[.D455]+32" office:value-type="float" office:value="54.4718563836315" calcext:value-type="float">
            <text:p>54.4718563836</text:p>
          </table:table-cell>
          <table:table-cell table:formula="of:=32+MATCH(9*[.A455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5]-1" office:value-type="float" office:value="632" calcext:value-type="float">
            <text:p>632</text:p>
          </table:table-cell>
          <table:table-cell table:formula="of:=(10000*[.A456])/(1023-[.A456])" office:value-type="float" office:value="16163.6828644501" calcext:value-type="float">
            <text:p>16163.6828644501</text:p>
          </table:table-cell>
          <table:table-cell table:formula="of:=LN([.B456])" office:value-type="float" office:value="9.69052220613767" calcext:value-type="float">
            <text:p>9.6905222061</text:p>
          </table:table-cell>
          <table:table-cell table:formula="of:=1/([.$B$57]+[.$B$58]*[.C456]+[.$B$59]*[.C456]*[.C456]+[.$B$60]*[.C456]*[.C456]*[.C456])-273.5" office:value-type="float" office:value="12.5847731451443" calcext:value-type="float">
            <text:p>12.5847731451</text:p>
          </table:table-cell>
          <table:table-cell table:formula="of:=MATCH([.A456];[.$F$2:.$F$52];-1)" office:value-type="float" office:value="13" calcext:value-type="float">
            <text:p>13</text:p>
          </table:table-cell>
          <table:table-cell table:formula="of:=1.8*[.D456]+32" office:value-type="float" office:value="54.6525916612597" calcext:value-type="float">
            <text:p>54.6525916613</text:p>
          </table:table-cell>
          <table:table-cell table:formula="of:=32+MATCH(9*[.A456];[.$Q$2:.$Q$91];-1)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456]-1" office:value-type="float" office:value="631" calcext:value-type="float">
            <text:p>631</text:p>
          </table:table-cell>
          <table:table-cell table:formula="of:=(10000*[.A457])/(1023-[.A457])" office:value-type="float" office:value="16096.9387755102" calcext:value-type="float">
            <text:p>16096.9387755102</text:p>
          </table:table-cell>
          <table:table-cell table:formula="of:=LN([.B457])" office:value-type="float" office:value="9.68638439472693" calcext:value-type="float">
            <text:p>9.6863843947</text:p>
          </table:table-cell>
          <table:table-cell table:formula="of:=1/([.$B$57]+[.$B$58]*[.C457]+[.$B$59]*[.C457]*[.C457]+[.$B$60]*[.C457]*[.C457]*[.C457])-273.5" office:value-type="float" office:value="12.6851439650541" calcext:value-type="float">
            <text:p>12.6851439651</text:p>
          </table:table-cell>
          <table:table-cell table:formula="of:=MATCH([.A457];[.$F$2:.$F$52];-1)" office:value-type="float" office:value="13" calcext:value-type="float">
            <text:p>13</text:p>
          </table:table-cell>
          <table:table-cell table:formula="of:=1.8*[.D457]+32" office:value-type="float" office:value="54.8332591370974" calcext:value-type="float">
            <text:p>54.8332591371</text:p>
          </table:table-cell>
          <table:table-cell table:formula="of:=32+MATCH(9*[.A457];[.$Q$2:.$Q$91];-1)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457]-1" office:value-type="float" office:value="630" calcext:value-type="float">
            <text:p>630</text:p>
          </table:table-cell>
          <table:table-cell table:formula="of:=(10000*[.A458])/(1023-[.A458])" office:value-type="float" office:value="16030.534351145" calcext:value-type="float">
            <text:p>16030.534351145</text:p>
          </table:table-cell>
          <table:table-cell table:formula="of:=LN([.B458])" office:value-type="float" office:value="9.6822505794925" calcext:value-type="float">
            <text:p>9.6822505795</text:p>
          </table:table-cell>
          <table:table-cell table:formula="of:=1/([.$B$57]+[.$B$58]*[.C458]+[.$B$59]*[.C458]*[.C458]+[.$B$60]*[.C458]*[.C458]*[.C458])-273.5" office:value-type="float" office:value="12.7854780014389" calcext:value-type="float">
            <text:p>12.7854780014</text:p>
          </table:table-cell>
          <table:table-cell table:formula="of:=MATCH([.A458];[.$F$2:.$F$52];-1)" office:value-type="float" office:value="13" calcext:value-type="float">
            <text:p>13</text:p>
          </table:table-cell>
          <table:table-cell table:formula="of:=1.8*[.D458]+32" office:value-type="float" office:value="55.0138604025901" calcext:value-type="float">
            <text:p>55.0138604026</text:p>
          </table:table-cell>
          <table:table-cell table:formula="of:=32+MATCH(9*[.A458];[.$Q$2:.$Q$91];-1)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458]-1" office:value-type="float" office:value="629" calcext:value-type="float">
            <text:p>629</text:p>
          </table:table-cell>
          <table:table-cell table:formula="of:=(10000*[.A459])/(1023-[.A459])" office:value-type="float" office:value="15964.4670050761" calcext:value-type="float">
            <text:p>15964.4670050761</text:p>
          </table:table-cell>
          <table:table-cell table:formula="of:=LN([.B459])" office:value-type="float" office:value="9.67812071937869" calcext:value-type="float">
            <text:p>9.6781207194</text:p>
          </table:table-cell>
          <table:table-cell table:formula="of:=1/([.$B$57]+[.$B$58]*[.C459]+[.$B$59]*[.C459]*[.C459]+[.$B$60]*[.C459]*[.C459]*[.C459])-273.5" office:value-type="float" office:value="12.8857761354908" calcext:value-type="float">
            <text:p>12.8857761355</text:p>
          </table:table-cell>
          <table:table-cell table:formula="of:=MATCH([.A459];[.$F$2:.$F$52];-1)" office:value-type="float" office:value="13" calcext:value-type="float">
            <text:p>13</text:p>
          </table:table-cell>
          <table:table-cell table:formula="of:=1.8*[.D459]+32" office:value-type="float" office:value="55.1943970438834" calcext:value-type="float">
            <text:p>55.1943970439</text:p>
          </table:table-cell>
          <table:table-cell table:formula="of:=32+MATCH(9*[.A459];[.$Q$2:.$Q$91];-1)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459]-1" office:value-type="float" office:value="628" calcext:value-type="float">
            <text:p>628</text:p>
          </table:table-cell>
          <table:table-cell table:formula="of:=(10000*[.A460])/(1023-[.A460])" office:value-type="float" office:value="15898.7341772152" calcext:value-type="float">
            <text:p>15898.7341772152</text:p>
          </table:table-cell>
          <table:table-cell table:formula="of:=LN([.B460])" office:value-type="float" office:value="9.67399477354326" calcext:value-type="float">
            <text:p>9.6739947735</text:p>
          </table:table-cell>
          <table:table-cell table:formula="of:=1/([.$B$57]+[.$B$58]*[.C460]+[.$B$59]*[.C460]*[.C460]+[.$B$60]*[.C460]*[.C460]*[.C460])-273.5" office:value-type="float" office:value="12.9860392455109" calcext:value-type="float">
            <text:p>12.9860392455</text:p>
          </table:table-cell>
          <table:table-cell table:formula="of:=MATCH([.A460];[.$F$2:.$F$52];-1)" office:value-type="float" office:value="13" calcext:value-type="float">
            <text:p>13</text:p>
          </table:table-cell>
          <table:table-cell table:formula="of:=1.8*[.D460]+32" office:value-type="float" office:value="55.3748706419197" calcext:value-type="float">
            <text:p>55.3748706419</text:p>
          </table:table-cell>
          <table:table-cell table:formula="of:=32+MATCH(9*[.A460];[.$Q$2:.$Q$91];-1)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460]-1" office:value-type="float" office:value="627" calcext:value-type="float">
            <text:p>627</text:p>
          </table:table-cell>
          <table:table-cell table:formula="of:=(10000*[.A461])/(1023-[.A461])" office:value-type="float" office:value="15833.3333333333" calcext:value-type="float">
            <text:p>15833.3333333333</text:p>
          </table:table-cell>
          <table:table-cell table:formula="of:=LN([.B461])" office:value-type="float" office:value="9.66987270135462" calcext:value-type="float">
            <text:p>9.6698727014</text:p>
          </table:table-cell>
          <table:table-cell table:formula="of:=1/([.$B$57]+[.$B$58]*[.C461]+[.$B$59]*[.C461]*[.C461]+[.$B$60]*[.C461]*[.C461]*[.C461])-273.5" office:value-type="float" office:value="13.0862682069621" calcext:value-type="float">
            <text:p>13.086268207</text:p>
          </table:table-cell>
          <table:table-cell table:formula="of:=MATCH([.A461];[.$F$2:.$F$52];-1)" office:value-type="float" office:value="14" calcext:value-type="float">
            <text:p>14</text:p>
          </table:table-cell>
          <table:table-cell table:formula="of:=1.8*[.D461]+32" office:value-type="float" office:value="55.5552827725318" calcext:value-type="float">
            <text:p>55.5552827725</text:p>
          </table:table-cell>
          <table:table-cell table:formula="of:=32+MATCH(9*[.A461];[.$Q$2:.$Q$91];-1)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461]-1" office:value-type="float" office:value="626" calcext:value-type="float">
            <text:p>626</text:p>
          </table:table-cell>
          <table:table-cell table:formula="of:=(10000*[.A462])/(1023-[.A462])" office:value-type="float" office:value="15768.2619647355" calcext:value-type="float">
            <text:p>15768.2619647355</text:p>
          </table:table-cell>
          <table:table-cell table:formula="of:=LN([.B462])" office:value-type="float" office:value="9.66575446238909" calcext:value-type="float">
            <text:p>9.6657544624</text:p>
          </table:table-cell>
          <table:table-cell table:formula="of:=1/([.$B$57]+[.$B$58]*[.C462]+[.$B$59]*[.C462]*[.C462]+[.$B$60]*[.C462]*[.C462]*[.C462])-273.5" office:value-type="float" office:value="13.1864638925206" calcext:value-type="float">
            <text:p>13.1864638925</text:p>
          </table:table-cell>
          <table:table-cell table:formula="of:=MATCH([.A462];[.$F$2:.$F$52];-1)" office:value-type="float" office:value="14" calcext:value-type="float">
            <text:p>14</text:p>
          </table:table-cell>
          <table:table-cell table:formula="of:=1.8*[.D462]+32" office:value-type="float" office:value="55.735635006537" calcext:value-type="float">
            <text:p>55.7356350065</text:p>
          </table:table-cell>
          <table:table-cell table:formula="of:=32+MATCH(9*[.A462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2]-1" office:value-type="float" office:value="625" calcext:value-type="float">
            <text:p>625</text:p>
          </table:table-cell>
          <table:table-cell table:formula="of:=(10000*[.A463])/(1023-[.A463])" office:value-type="float" office:value="15703.5175879397" calcext:value-type="float">
            <text:p>15703.5175879397</text:p>
          </table:table-cell>
          <table:table-cell table:formula="of:=LN([.B463])" office:value-type="float" office:value="9.66164001642815" calcext:value-type="float">
            <text:p>9.6616400164</text:p>
          </table:table-cell>
          <table:table-cell table:formula="of:=1/([.$B$57]+[.$B$58]*[.C463]+[.$B$59]*[.C463]*[.C463]+[.$B$60]*[.C463]*[.C463]*[.C463])-273.5" office:value-type="float" office:value="13.2866271721281" calcext:value-type="float">
            <text:p>13.2866271721</text:p>
          </table:table-cell>
          <table:table-cell table:formula="of:=MATCH([.A463];[.$F$2:.$F$52];-1)" office:value-type="float" office:value="14" calcext:value-type="float">
            <text:p>14</text:p>
          </table:table-cell>
          <table:table-cell table:formula="of:=1.8*[.D463]+32" office:value-type="float" office:value="55.9159289098305" calcext:value-type="float">
            <text:p>55.9159289098</text:p>
          </table:table-cell>
          <table:table-cell table:formula="of:=32+MATCH(9*[.A463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3]-1" office:value-type="float" office:value="624" calcext:value-type="float">
            <text:p>624</text:p>
          </table:table-cell>
          <table:table-cell table:formula="of:=(10000*[.A464])/(1023-[.A464])" office:value-type="float" office:value="15639.0977443609" calcext:value-type="float">
            <text:p>15639.0977443609</text:p>
          </table:table-cell>
          <table:table-cell table:formula="of:=LN([.B464])" office:value-type="float" office:value="9.65752932345575" calcext:value-type="float">
            <text:p>9.6575293235</text:p>
          </table:table-cell>
          <table:table-cell table:formula="of:=1/([.$B$57]+[.$B$58]*[.C464]+[.$B$59]*[.C464]*[.C464]+[.$B$60]*[.C464]*[.C464]*[.C464])-273.5" office:value-type="float" office:value="13.3867589130426" calcext:value-type="float">
            <text:p>13.386758913</text:p>
          </table:table-cell>
          <table:table-cell table:formula="of:=MATCH([.A464];[.$F$2:.$F$52];-1)" office:value-type="float" office:value="14" calcext:value-type="float">
            <text:p>14</text:p>
          </table:table-cell>
          <table:table-cell table:formula="of:=1.8*[.D464]+32" office:value-type="float" office:value="56.0961660434766" calcext:value-type="float">
            <text:p>56.0961660435</text:p>
          </table:table-cell>
          <table:table-cell table:formula="of:=32+MATCH(9*[.A464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4]-1" office:value-type="float" office:value="623" calcext:value-type="float">
            <text:p>623</text:p>
          </table:table-cell>
          <table:table-cell table:formula="of:=(10000*[.A465])/(1023-[.A465])" office:value-type="float" office:value="15575" calcext:value-type="float">
            <text:p>15575</text:p>
          </table:table-cell>
          <table:table-cell table:formula="of:=LN([.B465])" office:value-type="float" office:value="9.65342234365565" calcext:value-type="float">
            <text:p>9.6534223437</text:p>
          </table:table-cell>
          <table:table-cell table:formula="of:=1/([.$B$57]+[.$B$58]*[.C465]+[.$B$59]*[.C465]*[.C465]+[.$B$60]*[.C465]*[.C465]*[.C465])-273.5" office:value-type="float" office:value="13.4868599798896" calcext:value-type="float">
            <text:p>13.4868599799</text:p>
          </table:table-cell>
          <table:table-cell table:formula="of:=MATCH([.A465];[.$F$2:.$F$52];-1)" office:value-type="float" office:value="14" calcext:value-type="float">
            <text:p>14</text:p>
          </table:table-cell>
          <table:table-cell table:formula="of:=1.8*[.D465]+32" office:value-type="float" office:value="56.2763479638012" calcext:value-type="float">
            <text:p>56.2763479638</text:p>
          </table:table-cell>
          <table:table-cell table:formula="of:=32+MATCH(9*[.A465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5]-1" office:value-type="float" office:value="622" calcext:value-type="float">
            <text:p>622</text:p>
          </table:table-cell>
          <table:table-cell table:formula="of:=(10000*[.A466])/(1023-[.A466])" office:value-type="float" office:value="15511.2219451372" calcext:value-type="float">
            <text:p>15511.2219451372</text:p>
          </table:table-cell>
          <table:table-cell table:formula="of:=LN([.B466])" office:value-type="float" office:value="9.64931903740879" calcext:value-type="float">
            <text:p>9.6493190374</text:p>
          </table:table-cell>
          <table:table-cell table:formula="of:=1/([.$B$57]+[.$B$58]*[.C466]+[.$B$59]*[.C466]*[.C466]+[.$B$60]*[.C466]*[.C466]*[.C466])-273.5" office:value-type="float" office:value="13.5869312347119" calcext:value-type="float">
            <text:p>13.5869312347</text:p>
          </table:table-cell>
          <table:table-cell table:formula="of:=MATCH([.A466];[.$F$2:.$F$52];-1)" office:value-type="float" office:value="14" calcext:value-type="float">
            <text:p>14</text:p>
          </table:table-cell>
          <table:table-cell table:formula="of:=1.8*[.D466]+32" office:value-type="float" office:value="56.4564762224815" calcext:value-type="float">
            <text:p>56.4564762225</text:p>
          </table:table-cell>
          <table:table-cell table:formula="of:=32+MATCH(9*[.A466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6]-1" office:value-type="float" office:value="621" calcext:value-type="float">
            <text:p>621</text:p>
          </table:table-cell>
          <table:table-cell table:formula="of:=(10000*[.A467])/(1023-[.A467])" office:value-type="float" office:value="15447.7611940299" calcext:value-type="float">
            <text:p>15447.7611940299</text:p>
          </table:table-cell>
          <table:table-cell table:formula="of:=LN([.B467])" office:value-type="float" office:value="9.64521936529064" calcext:value-type="float">
            <text:p>9.6452193653</text:p>
          </table:table-cell>
          <table:table-cell table:formula="of:=1/([.$B$57]+[.$B$58]*[.C467]+[.$B$59]*[.C467]*[.C467]+[.$B$60]*[.C467]*[.C467]*[.C467])-273.5" office:value-type="float" office:value="13.6869735370202" calcext:value-type="float">
            <text:p>13.686973537</text:p>
          </table:table-cell>
          <table:table-cell table:formula="of:=MATCH([.A467];[.$F$2:.$F$52];-1)" office:value-type="float" office:value="14" calcext:value-type="float">
            <text:p>14</text:p>
          </table:table-cell>
          <table:table-cell table:formula="of:=1.8*[.D467]+32" office:value-type="float" office:value="56.6365523666363" calcext:value-type="float">
            <text:p>56.6365523666</text:p>
          </table:table-cell>
          <table:table-cell table:formula="of:=32+MATCH(9*[.A467];[.$Q$2:.$Q$91];-1)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467]-1" office:value-type="float" office:value="620" calcext:value-type="float">
            <text:p>620</text:p>
          </table:table-cell>
          <table:table-cell table:formula="of:=(10000*[.A468])/(1023-[.A468])" office:value-type="float" office:value="15384.6153846154" calcext:value-type="float">
            <text:p>15384.6153846154</text:p>
          </table:table-cell>
          <table:table-cell table:formula="of:=LN([.B468])" office:value-type="float" office:value="9.64112328806864" calcext:value-type="float">
            <text:p>9.6411232881</text:p>
          </table:table-cell>
          <table:table-cell table:formula="of:=1/([.$B$57]+[.$B$58]*[.C468]+[.$B$59]*[.C468]*[.C468]+[.$B$60]*[.C468]*[.C468]*[.C468])-273.5" office:value-type="float" office:value="13.786987743842" calcext:value-type="float">
            <text:p>13.7869877438</text:p>
          </table:table-cell>
          <table:table-cell table:formula="of:=MATCH([.A468];[.$F$2:.$F$52];-1)" office:value-type="float" office:value="14" calcext:value-type="float">
            <text:p>14</text:p>
          </table:table-cell>
          <table:table-cell table:formula="of:=1.8*[.D468]+32" office:value-type="float" office:value="56.8165779389156" calcext:value-type="float">
            <text:p>56.8165779389</text:p>
          </table:table-cell>
          <table:table-cell table:formula="of:=32+MATCH(9*[.A468];[.$Q$2:.$Q$91];-1)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468]-1" office:value-type="float" office:value="619" calcext:value-type="float">
            <text:p>619</text:p>
          </table:table-cell>
          <table:table-cell table:formula="of:=(10000*[.A469])/(1023-[.A469])" office:value-type="float" office:value="15321.7821782178" calcext:value-type="float">
            <text:p>15321.7821782178</text:p>
          </table:table-cell>
          <table:table-cell table:formula="of:=LN([.B469])" office:value-type="float" office:value="9.63703076669963" calcext:value-type="float">
            <text:p>9.6370307667</text:p>
          </table:table-cell>
          <table:table-cell table:formula="of:=1/([.$B$57]+[.$B$58]*[.C469]+[.$B$59]*[.C469]*[.C469]+[.$B$60]*[.C469]*[.C469]*[.C469])-273.5" office:value-type="float" office:value="13.8869747097714" calcext:value-type="float">
            <text:p>13.8869747098</text:p>
          </table:table-cell>
          <table:table-cell table:formula="of:=MATCH([.A469];[.$F$2:.$F$52];-1)" office:value-type="float" office:value="14" calcext:value-type="float">
            <text:p>14</text:p>
          </table:table-cell>
          <table:table-cell table:formula="of:=1.8*[.D469]+32" office:value-type="float" office:value="56.9965544775886" calcext:value-type="float">
            <text:p>56.9965544776</text:p>
          </table:table-cell>
          <table:table-cell table:formula="of:=32+MATCH(9*[.A469];[.$Q$2:.$Q$91];-1)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469]-1" office:value-type="float" office:value="618" calcext:value-type="float">
            <text:p>618</text:p>
          </table:table-cell>
          <table:table-cell table:formula="of:=(10000*[.A470])/(1023-[.A470])" office:value-type="float" office:value="15259.2592592593" calcext:value-type="float">
            <text:p>15259.2592592593</text:p>
          </table:table-cell>
          <table:table-cell table:formula="of:=LN([.B470])" office:value-type="float" office:value="9.63294176232733" calcext:value-type="float">
            <text:p>9.6329417623</text:p>
          </table:table-cell>
          <table:table-cell table:formula="of:=1/([.$B$57]+[.$B$58]*[.C470]+[.$B$59]*[.C470]*[.C470]+[.$B$60]*[.C470]*[.C470]*[.C470])-273.5" office:value-type="float" office:value="13.9869352870176" calcext:value-type="float">
            <text:p>13.986935287</text:p>
          </table:table-cell>
          <table:table-cell table:formula="of:=MATCH([.A470];[.$F$2:.$F$52];-1)" office:value-type="float" office:value="14" calcext:value-type="float">
            <text:p>14</text:p>
          </table:table-cell>
          <table:table-cell table:formula="of:=1.8*[.D470]+32" office:value-type="float" office:value="57.1764835166316" calcext:value-type="float">
            <text:p>57.1764835166</text:p>
          </table:table-cell>
          <table:table-cell table:formula="of:=32+MATCH(9*[.A470];[.$Q$2:.$Q$91];-1)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470]-1" office:value-type="float" office:value="617" calcext:value-type="float">
            <text:p>617</text:p>
          </table:table-cell>
          <table:table-cell table:formula="of:=(10000*[.A471])/(1023-[.A471])" office:value-type="float" office:value="15197.0443349754" calcext:value-type="float">
            <text:p>15197.0443349754</text:p>
          </table:table-cell>
          <table:table-cell table:formula="of:=LN([.B471])" office:value-type="float" office:value="9.62885623627984" calcext:value-type="float">
            <text:p>9.6288562363</text:p>
          </table:table-cell>
          <table:table-cell table:formula="of:=1/([.$B$57]+[.$B$58]*[.C471]+[.$B$59]*[.C471]*[.C471]+[.$B$60]*[.C471]*[.C471]*[.C471])-273.5" office:value-type="float" office:value="14.0868703254529" calcext:value-type="float">
            <text:p>14.0868703255</text:p>
          </table:table-cell>
          <table:table-cell table:formula="of:=MATCH([.A471];[.$F$2:.$F$52];-1)" office:value-type="float" office:value="15" calcext:value-type="float">
            <text:p>15</text:p>
          </table:table-cell>
          <table:table-cell table:formula="of:=1.8*[.D471]+32" office:value-type="float" office:value="57.3563665858152" calcext:value-type="float">
            <text:p>57.3563665858</text:p>
          </table:table-cell>
          <table:table-cell table:formula="of:=32+MATCH(9*[.A471];[.$Q$2:.$Q$91];-1)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471]-1" office:value-type="float" office:value="616" calcext:value-type="float">
            <text:p>616</text:p>
          </table:table-cell>
          <table:table-cell table:formula="of:=(10000*[.A472])/(1023-[.A472])" office:value-type="float" office:value="15135.1351351351" calcext:value-type="float">
            <text:p>15135.1351351351</text:p>
          </table:table-cell>
          <table:table-cell table:formula="of:=LN([.B472])" office:value-type="float" office:value="9.62477415006711" calcext:value-type="float">
            <text:p>9.6247741501</text:p>
          </table:table-cell>
          <table:table-cell table:formula="of:=1/([.$B$57]+[.$B$58]*[.C472]+[.$B$59]*[.C472]*[.C472]+[.$B$60]*[.C472]*[.C472]*[.C472])-273.5" office:value-type="float" office:value="14.1867806726614" calcext:value-type="float">
            <text:p>14.1867806727</text:p>
          </table:table-cell>
          <table:table-cell table:formula="of:=MATCH([.A472];[.$F$2:.$F$52];-1)" office:value-type="float" office:value="15" calcext:value-type="float">
            <text:p>15</text:p>
          </table:table-cell>
          <table:table-cell table:formula="of:=1.8*[.D472]+32" office:value-type="float" office:value="57.5362052107906" calcext:value-type="float">
            <text:p>57.5362052108</text:p>
          </table:table-cell>
          <table:table-cell table:formula="of:=32+MATCH(9*[.A472];[.$Q$2:.$Q$91];-1)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472]-1" office:value-type="float" office:value="615" calcext:value-type="float">
            <text:p>615</text:p>
          </table:table-cell>
          <table:table-cell table:formula="of:=(10000*[.A473])/(1023-[.A473])" office:value-type="float" office:value="15073.5294117647" calcext:value-type="float">
            <text:p>15073.5294117647</text:p>
          </table:table-cell>
          <table:table-cell table:formula="of:=LN([.B473])" office:value-type="float" office:value="9.62069546537854" calcext:value-type="float">
            <text:p>9.6206954654</text:p>
          </table:table-cell>
          <table:table-cell table:formula="of:=1/([.$B$57]+[.$B$58]*[.C473]+[.$B$59]*[.C473]*[.C473]+[.$B$60]*[.C473]*[.C473]*[.C473])-273.5" office:value-type="float" office:value="14.2866671739866" calcext:value-type="float">
            <text:p>14.286667174</text:p>
          </table:table-cell>
          <table:table-cell table:formula="of:=MATCH([.A473];[.$F$2:.$F$52];-1)" office:value-type="float" office:value="15" calcext:value-type="float">
            <text:p>15</text:p>
          </table:table-cell>
          <table:table-cell table:formula="of:=1.8*[.D473]+32" office:value-type="float" office:value="57.7160009131759" calcext:value-type="float">
            <text:p>57.7160009132</text:p>
          </table:table-cell>
          <table:table-cell table:formula="of:=32+MATCH(9*[.A473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3]-1" office:value-type="float" office:value="614" calcext:value-type="float">
            <text:p>614</text:p>
          </table:table-cell>
          <table:table-cell table:formula="of:=(10000*[.A474])/(1023-[.A474])" office:value-type="float" office:value="15012.2249388753" calcext:value-type="float">
            <text:p>15012.2249388753</text:p>
          </table:table-cell>
          <table:table-cell table:formula="of:=LN([.B474])" office:value-type="float" office:value="9.61662014408052" calcext:value-type="float">
            <text:p>9.6166201441</text:p>
          </table:table-cell>
          <table:table-cell table:formula="of:=1/([.$B$57]+[.$B$58]*[.C474]+[.$B$59]*[.C474]*[.C474]+[.$B$60]*[.C474]*[.C474]*[.C474])-273.5" office:value-type="float" office:value="14.3865306725783" calcext:value-type="float">
            <text:p>14.3865306726</text:p>
          </table:table-cell>
          <table:table-cell table:formula="of:=MATCH([.A474];[.$F$2:.$F$52];-1)" office:value-type="float" office:value="15" calcext:value-type="float">
            <text:p>15</text:p>
          </table:table-cell>
          <table:table-cell table:formula="of:=1.8*[.D474]+32" office:value-type="float" office:value="57.895755210641" calcext:value-type="float">
            <text:p>57.8957552106</text:p>
          </table:table-cell>
          <table:table-cell table:formula="of:=32+MATCH(9*[.A474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4]-1" office:value-type="float" office:value="613" calcext:value-type="float">
            <text:p>613</text:p>
          </table:table-cell>
          <table:table-cell table:formula="of:=(10000*[.A475])/(1023-[.A475])" office:value-type="float" office:value="14951.2195121951" calcext:value-type="float">
            <text:p>14951.2195121951</text:p>
          </table:table-cell>
          <table:table-cell table:formula="of:=LN([.B475])" office:value-type="float" office:value="9.61254814821404" calcext:value-type="float">
            <text:p>9.6125481482</text:p>
          </table:table-cell>
          <table:table-cell table:formula="of:=1/([.$B$57]+[.$B$58]*[.C475]+[.$B$59]*[.C475]*[.C475]+[.$B$60]*[.C475]*[.C475]*[.C475])-273.5" office:value-type="float" office:value="14.4863720094398" calcext:value-type="float">
            <text:p>14.4863720094</text:p>
          </table:table-cell>
          <table:table-cell table:formula="of:=MATCH([.A475];[.$F$2:.$F$52];-1)" office:value-type="float" office:value="15" calcext:value-type="float">
            <text:p>15</text:p>
          </table:table-cell>
          <table:table-cell table:formula="of:=1.8*[.D475]+32" office:value-type="float" office:value="58.0754696169917" calcext:value-type="float">
            <text:p>58.075469617</text:p>
          </table:table-cell>
          <table:table-cell table:formula="of:=32+MATCH(9*[.A475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5]-1" office:value-type="float" office:value="612" calcext:value-type="float">
            <text:p>612</text:p>
          </table:table-cell>
          <table:table-cell table:formula="of:=(10000*[.A476])/(1023-[.A476])" office:value-type="float" office:value="14890.5109489051" calcext:value-type="float">
            <text:p>14890.5109489051</text:p>
          </table:table-cell>
          <table:table-cell table:formula="of:=LN([.B476])" office:value-type="float" office:value="9.60847943999227" calcext:value-type="float">
            <text:p>9.60847944</text:p>
          </table:table-cell>
          <table:table-cell table:formula="of:=1/([.$B$57]+[.$B$58]*[.C476]+[.$B$59]*[.C476]*[.C476]+[.$B$60]*[.C476]*[.C476]*[.C476])-273.5" office:value-type="float" office:value="14.5861920234747" calcext:value-type="float">
            <text:p>14.5861920235</text:p>
          </table:table-cell>
          <table:table-cell table:formula="of:=MATCH([.A476];[.$F$2:.$F$52];-1)" office:value-type="float" office:value="15" calcext:value-type="float">
            <text:p>15</text:p>
          </table:table-cell>
          <table:table-cell table:formula="of:=1.8*[.D476]+32" office:value-type="float" office:value="58.2551456422545" calcext:value-type="float">
            <text:p>58.2551456423</text:p>
          </table:table-cell>
          <table:table-cell table:formula="of:=32+MATCH(9*[.A476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6]-1" office:value-type="float" office:value="611" calcext:value-type="float">
            <text:p>611</text:p>
          </table:table-cell>
          <table:table-cell table:formula="of:=(10000*[.A477])/(1023-[.A477])" office:value-type="float" office:value="14830.0970873786" calcext:value-type="float">
            <text:p>14830.0970873786</text:p>
          </table:table-cell>
          <table:table-cell table:formula="of:=LN([.B477])" office:value-type="float" office:value="9.60441398179825" calcext:value-type="float">
            <text:p>9.6044139818</text:p>
          </table:table-cell>
          <table:table-cell table:formula="of:=1/([.$B$57]+[.$B$58]*[.C477]+[.$B$59]*[.C477]*[.C477]+[.$B$60]*[.C477]*[.C477]*[.C477])-273.5" office:value-type="float" office:value="14.6859915515331" calcext:value-type="float">
            <text:p>14.6859915515</text:p>
          </table:table-cell>
          <table:table-cell table:formula="of:=MATCH([.A477];[.$F$2:.$F$52];-1)" office:value-type="float" office:value="15" calcext:value-type="float">
            <text:p>15</text:p>
          </table:table-cell>
          <table:table-cell table:formula="of:=1.8*[.D477]+32" office:value-type="float" office:value="58.4347847927596" calcext:value-type="float">
            <text:p>58.4347847928</text:p>
          </table:table-cell>
          <table:table-cell table:formula="of:=32+MATCH(9*[.A477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7]-1" office:value-type="float" office:value="610" calcext:value-type="float">
            <text:p>610</text:p>
          </table:table-cell>
          <table:table-cell table:formula="of:=(10000*[.A478])/(1023-[.A478])" office:value-type="float" office:value="14769.9757869249" calcext:value-type="float">
            <text:p>14769.9757869249</text:p>
          </table:table-cell>
          <table:table-cell table:formula="of:=LN([.B478])" office:value-type="float" office:value="9.60035173618251" calcext:value-type="float">
            <text:p>9.6003517362</text:p>
          </table:table-cell>
          <table:table-cell table:formula="of:=1/([.$B$57]+[.$B$58]*[.C478]+[.$B$59]*[.C478]*[.C478]+[.$B$60]*[.C478]*[.C478]*[.C478])-273.5" office:value-type="float" office:value="14.7857714284575" calcext:value-type="float">
            <text:p>14.7857714285</text:p>
          </table:table-cell>
          <table:table-cell table:formula="of:=MATCH([.A478];[.$F$2:.$F$52];-1)" office:value-type="float" office:value="15" calcext:value-type="float">
            <text:p>15</text:p>
          </table:table-cell>
          <table:table-cell table:formula="of:=1.8*[.D478]+32" office:value-type="float" office:value="58.6143885712234" calcext:value-type="float">
            <text:p>58.6143885712</text:p>
          </table:table-cell>
          <table:table-cell table:formula="of:=32+MATCH(9*[.A478];[.$Q$2:.$Q$91];-1)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478]-1" office:value-type="float" office:value="609" calcext:value-type="float">
            <text:p>609</text:p>
          </table:table-cell>
          <table:table-cell table:formula="of:=(10000*[.A479])/(1023-[.A479])" office:value-type="float" office:value="14710.1449275362" calcext:value-type="float">
            <text:p>14710.1449275362</text:p>
          </table:table-cell>
          <table:table-cell table:formula="of:=LN([.B479])" office:value-type="float" office:value="9.59629266586077" calcext:value-type="float">
            <text:p>9.5962926659</text:p>
          </table:table-cell>
          <table:table-cell table:formula="of:=1/([.$B$57]+[.$B$58]*[.C479]+[.$B$59]*[.C479]*[.C479]+[.$B$60]*[.C479]*[.C479]*[.C479])-273.5" office:value-type="float" office:value="14.8855324871282" calcext:value-type="float">
            <text:p>14.8855324871</text:p>
          </table:table-cell>
          <table:table-cell table:formula="of:=MATCH([.A479];[.$F$2:.$F$52];-1)" office:value-type="float" office:value="15" calcext:value-type="float">
            <text:p>15</text:p>
          </table:table-cell>
          <table:table-cell table:formula="of:=1.8*[.D479]+32" office:value-type="float" office:value="58.7939584768308" calcext:value-type="float">
            <text:p>58.7939584768</text:p>
          </table:table-cell>
          <table:table-cell table:formula="of:=32+MATCH(9*[.A479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79]-1" office:value-type="float" office:value="608" calcext:value-type="float">
            <text:p>608</text:p>
          </table:table-cell>
          <table:table-cell table:formula="of:=(10000*[.A480])/(1023-[.A480])" office:value-type="float" office:value="14650.6024096386" calcext:value-type="float">
            <text:p>14650.6024096386</text:p>
          </table:table-cell>
          <table:table-cell table:formula="of:=LN([.B480])" office:value-type="float" office:value="9.59223673371165" calcext:value-type="float">
            <text:p>9.5922367337</text:p>
          </table:table-cell>
          <table:table-cell table:formula="of:=1/([.$B$57]+[.$B$58]*[.C480]+[.$B$59]*[.C480]*[.C480]+[.$B$60]*[.C480]*[.C480]*[.C480])-273.5" office:value-type="float" office:value="14.9852755585096" calcext:value-type="float">
            <text:p>14.9852755585</text:p>
          </table:table-cell>
          <table:table-cell table:formula="of:=MATCH([.A480];[.$F$2:.$F$52];-1)" office:value-type="float" office:value="15" calcext:value-type="float">
            <text:p>15</text:p>
          </table:table-cell>
          <table:table-cell table:formula="of:=1.8*[.D480]+32" office:value-type="float" office:value="58.9734960053173" calcext:value-type="float">
            <text:p>58.9734960053</text:p>
          </table:table-cell>
          <table:table-cell table:formula="of:=32+MATCH(9*[.A480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80]-1" office:value-type="float" office:value="607" calcext:value-type="float">
            <text:p>607</text:p>
          </table:table-cell>
          <table:table-cell table:formula="of:=(10000*[.A481])/(1023-[.A481])" office:value-type="float" office:value="14591.3461538462" calcext:value-type="float">
            <text:p>14591.3461538462</text:p>
          </table:table-cell>
          <table:table-cell table:formula="of:=LN([.B481])" office:value-type="float" office:value="9.58818390277442" calcext:value-type="float">
            <text:p>9.5881839028</text:p>
          </table:table-cell>
          <table:table-cell table:formula="of:=1/([.$B$57]+[.$B$58]*[.C481]+[.$B$59]*[.C481]*[.C481]+[.$B$60]*[.C481]*[.C481]*[.C481])-273.5" office:value-type="float" office:value="15.0850014716942" calcext:value-type="float">
            <text:p>15.0850014717</text:p>
          </table:table-cell>
          <table:table-cell table:formula="of:=MATCH([.A481];[.$F$2:.$F$52];-1)" office:value-type="float" office:value="16" calcext:value-type="float">
            <text:p>16</text:p>
          </table:table-cell>
          <table:table-cell table:formula="of:=1.8*[.D481]+32" office:value-type="float" office:value="59.1530026490495" calcext:value-type="float">
            <text:p>59.153002649</text:p>
          </table:table-cell>
          <table:table-cell table:formula="of:=32+MATCH(9*[.A481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81]-1" office:value-type="float" office:value="606" calcext:value-type="float">
            <text:p>606</text:p>
          </table:table-cell>
          <table:table-cell table:formula="of:=(10000*[.A482])/(1023-[.A482])" office:value-type="float" office:value="14532.3741007194" calcext:value-type="float">
            <text:p>14532.3741007194</text:p>
          </table:table-cell>
          <table:table-cell table:formula="of:=LN([.B482])" office:value-type="float" office:value="9.5841341362467" calcext:value-type="float">
            <text:p>9.5841341362</text:p>
          </table:table-cell>
          <table:table-cell table:formula="of:=1/([.$B$57]+[.$B$58]*[.C482]+[.$B$59]*[.C482]*[.C482]+[.$B$60]*[.C482]*[.C482]*[.C482])-273.5" office:value-type="float" office:value="15.1847110539478" calcext:value-type="float">
            <text:p>15.1847110539</text:p>
          </table:table-cell>
          <table:table-cell table:formula="of:=MATCH([.A482];[.$F$2:.$F$52];-1)" office:value-type="float" office:value="16" calcext:value-type="float">
            <text:p>16</text:p>
          </table:table-cell>
          <table:table-cell table:formula="of:=1.8*[.D482]+32" office:value-type="float" office:value="59.3324798971061" calcext:value-type="float">
            <text:p>59.3324798971</text:p>
          </table:table-cell>
          <table:table-cell table:formula="of:=32+MATCH(9*[.A482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82]-1" office:value-type="float" office:value="605" calcext:value-type="float">
            <text:p>605</text:p>
          </table:table-cell>
          <table:table-cell table:formula="of:=(10000*[.A483])/(1023-[.A483])" office:value-type="float" office:value="14473.6842105263" calcext:value-type="float">
            <text:p>14473.6842105263</text:p>
          </table:table-cell>
          <table:table-cell table:formula="of:=LN([.B483])" office:value-type="float" office:value="9.58008739748227" calcext:value-type="float">
            <text:p>9.5800873975</text:p>
          </table:table-cell>
          <table:table-cell table:formula="of:=1/([.$B$57]+[.$B$58]*[.C483]+[.$B$59]*[.C483]*[.C483]+[.$B$60]*[.C483]*[.C483]*[.C483])-273.5" office:value-type="float" office:value="15.2844051307542" calcext:value-type="float">
            <text:p>15.2844051308</text:p>
          </table:table-cell>
          <table:table-cell table:formula="of:=MATCH([.A483];[.$F$2:.$F$52];-1)" office:value-type="float" office:value="16" calcext:value-type="float">
            <text:p>16</text:p>
          </table:table-cell>
          <table:table-cell table:formula="of:=1.8*[.D483]+32" office:value-type="float" office:value="59.5119292353576" calcext:value-type="float">
            <text:p>59.5119292354</text:p>
          </table:table-cell>
          <table:table-cell table:formula="of:=32+MATCH(9*[.A483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83]-1" office:value-type="float" office:value="604" calcext:value-type="float">
            <text:p>604</text:p>
          </table:table-cell>
          <table:table-cell table:formula="of:=(10000*[.A484])/(1023-[.A484])" office:value-type="float" office:value="14415.2744630072" calcext:value-type="float">
            <text:p>14415.2744630072</text:p>
          </table:table-cell>
          <table:table-cell table:formula="of:=LN([.B484])" office:value-type="float" office:value="9.57604364998886" calcext:value-type="float">
            <text:p>9.57604365</text:p>
          </table:table-cell>
          <table:table-cell table:formula="of:=1/([.$B$57]+[.$B$58]*[.C484]+[.$B$59]*[.C484]*[.C484]+[.$B$60]*[.C484]*[.C484]*[.C484])-273.5" office:value-type="float" office:value="15.384084525859" calcext:value-type="float">
            <text:p>15.3840845259</text:p>
          </table:table-cell>
          <table:table-cell table:formula="of:=MATCH([.A484];[.$F$2:.$F$52];-1)" office:value-type="float" office:value="16" calcext:value-type="float">
            <text:p>16</text:p>
          </table:table-cell>
          <table:table-cell table:formula="of:=1.8*[.D484]+32" office:value-type="float" office:value="59.6913521465461" calcext:value-type="float">
            <text:p>59.6913521465</text:p>
          </table:table-cell>
          <table:table-cell table:formula="of:=32+MATCH(9*[.A484];[.$Q$2:.$Q$91];-1)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484]-1" office:value-type="float" office:value="603" calcext:value-type="float">
            <text:p>603</text:p>
          </table:table-cell>
          <table:table-cell table:formula="of:=(10000*[.A485])/(1023-[.A485])" office:value-type="float" office:value="14357.1428571429" calcext:value-type="float">
            <text:p>14357.1428571429</text:p>
          </table:table-cell>
          <table:table-cell table:formula="of:=LN([.B485])" office:value-type="float" office:value="9.57200285742595" calcext:value-type="float">
            <text:p>9.5720028574</text:p>
          </table:table-cell>
          <table:table-cell table:formula="of:=1/([.$B$57]+[.$B$58]*[.C485]+[.$B$59]*[.C485]*[.C485]+[.$B$60]*[.C485]*[.C485]*[.C485])-273.5" office:value-type="float" office:value="15.4837500613134" calcext:value-type="float">
            <text:p>15.4837500613</text:p>
          </table:table-cell>
          <table:table-cell table:formula="of:=MATCH([.A485];[.$F$2:.$F$52];-1)" office:value-type="float" office:value="16" calcext:value-type="float">
            <text:p>16</text:p>
          </table:table-cell>
          <table:table-cell table:formula="of:=1.8*[.D485]+32" office:value-type="float" office:value="59.8707501103641" calcext:value-type="float">
            <text:p>59.8707501104</text:p>
          </table:table-cell>
          <table:table-cell table:formula="of:=32+MATCH(9*[.A485];[.$Q$2:.$Q$91];-1)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485]-1" office:value-type="float" office:value="602" calcext:value-type="float">
            <text:p>602</text:p>
          </table:table-cell>
          <table:table-cell table:formula="of:=(10000*[.A486])/(1023-[.A486])" office:value-type="float" office:value="14299.2874109264" calcext:value-type="float">
            <text:p>14299.2874109264</text:p>
          </table:table-cell>
          <table:table-cell table:formula="of:=LN([.B486])" office:value-type="float" office:value="9.56796498360262" calcext:value-type="float">
            <text:p>9.5679649836</text:p>
          </table:table-cell>
          <table:table-cell table:formula="of:=1/([.$B$57]+[.$B$58]*[.C486]+[.$B$59]*[.C486]*[.C486]+[.$B$60]*[.C486]*[.C486]*[.C486])-273.5" office:value-type="float" office:value="15.5834025575183" calcext:value-type="float">
            <text:p>15.5834025575</text:p>
          </table:table-cell>
          <table:table-cell table:formula="of:=MATCH([.A486];[.$F$2:.$F$52];-1)" office:value-type="float" office:value="16" calcext:value-type="float">
            <text:p>16</text:p>
          </table:table-cell>
          <table:table-cell table:formula="of:=1.8*[.D486]+32" office:value-type="float" office:value="60.0501246035329" calcext:value-type="float">
            <text:p>60.0501246035</text:p>
          </table:table-cell>
          <table:table-cell table:formula="of:=32+MATCH(9*[.A486];[.$Q$2:.$Q$91];-1)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486]-1" office:value-type="float" office:value="601" calcext:value-type="float">
            <text:p>601</text:p>
          </table:table-cell>
          <table:table-cell table:formula="of:=(10000*[.A487])/(1023-[.A487])" office:value-type="float" office:value="14241.7061611374" calcext:value-type="float">
            <text:p>14241.7061611374</text:p>
          </table:table-cell>
          <table:table-cell table:formula="of:=LN([.B487])" office:value-type="float" office:value="9.56392999247538" calcext:value-type="float">
            <text:p>9.5639299925</text:p>
          </table:table-cell>
          <table:table-cell table:formula="of:=1/([.$B$57]+[.$B$58]*[.C487]+[.$B$59]*[.C487]*[.C487]+[.$B$60]*[.C487]*[.C487]*[.C487])-273.5" office:value-type="float" office:value="15.6830428332675" calcext:value-type="float">
            <text:p>15.6830428333</text:p>
          </table:table-cell>
          <table:table-cell table:formula="of:=MATCH([.A487];[.$F$2:.$F$52];-1)" office:value-type="float" office:value="16" calcext:value-type="float">
            <text:p>16</text:p>
          </table:table-cell>
          <table:table-cell table:formula="of:=1.8*[.D487]+32" office:value-type="float" office:value="60.2294770998815" calcext:value-type="float">
            <text:p>60.2294770999</text:p>
          </table:table-cell>
          <table:table-cell table:formula="of:=32+MATCH(9*[.A487];[.$Q$2:.$Q$91];-1)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487]-1" office:value-type="float" office:value="600" calcext:value-type="float">
            <text:p>600</text:p>
          </table:table-cell>
          <table:table-cell table:formula="of:=(10000*[.A488])/(1023-[.A488])" office:value-type="float" office:value="14184.3971631206" calcext:value-type="float">
            <text:p>14184.3971631206</text:p>
          </table:table-cell>
          <table:table-cell table:formula="of:=LN([.B488])" office:value-type="float" office:value="9.55989784814605" calcext:value-type="float">
            <text:p>9.5598978481</text:p>
          </table:table-cell>
          <table:table-cell table:formula="of:=1/([.$B$57]+[.$B$58]*[.C488]+[.$B$59]*[.C488]*[.C488]+[.$B$60]*[.C488]*[.C488]*[.C488])-273.5" office:value-type="float" office:value="15.7826717057905" calcext:value-type="float">
            <text:p>15.7826717058</text:p>
          </table:table-cell>
          <table:table-cell table:formula="of:=MATCH([.A488];[.$F$2:.$F$52];-1)" office:value-type="float" office:value="16" calcext:value-type="float">
            <text:p>16</text:p>
          </table:table-cell>
          <table:table-cell table:formula="of:=1.8*[.D488]+32" office:value-type="float" office:value="60.4088090704228" calcext:value-type="float">
            <text:p>60.4088090704</text:p>
          </table:table-cell>
          <table:table-cell table:formula="of:=32+MATCH(9*[.A488];[.$Q$2:.$Q$91];-1)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488]-1" office:value-type="float" office:value="599" calcext:value-type="float">
            <text:p>599</text:p>
          </table:table-cell>
          <table:table-cell table:formula="of:=(10000*[.A489])/(1023-[.A489])" office:value-type="float" office:value="14127.358490566" calcext:value-type="float">
            <text:p>14127.358490566</text:p>
          </table:table-cell>
          <table:table-cell table:formula="of:=LN([.B489])" office:value-type="float" office:value="9.55586851485968" calcext:value-type="float">
            <text:p>9.5558685149</text:p>
          </table:table-cell>
          <table:table-cell table:formula="of:=1/([.$B$57]+[.$B$58]*[.C489]+[.$B$59]*[.C489]*[.C489]+[.$B$60]*[.C489]*[.C489]*[.C489])-273.5" office:value-type="float" office:value="15.8822899907955" calcext:value-type="float">
            <text:p>15.8822899908</text:p>
          </table:table-cell>
          <table:table-cell table:formula="of:=MATCH([.A489];[.$F$2:.$F$52];-1)" office:value-type="float" office:value="16" calcext:value-type="float">
            <text:p>16</text:p>
          </table:table-cell>
          <table:table-cell table:formula="of:=1.8*[.D489]+32" office:value-type="float" office:value="60.5881219834319" calcext:value-type="float">
            <text:p>60.5881219834</text:p>
          </table:table-cell>
          <table:table-cell table:formula="of:=32+MATCH(9*[.A489];[.$Q$2:.$Q$91];-1)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489]-1" office:value-type="float" office:value="598" calcext:value-type="float">
            <text:p>598</text:p>
          </table:table-cell>
          <table:table-cell table:formula="of:=(10000*[.A490])/(1023-[.A490])" office:value-type="float" office:value="14070.5882352941" calcext:value-type="float">
            <text:p>14070.5882352941</text:p>
          </table:table-cell>
          <table:table-cell table:formula="of:=LN([.B490])" office:value-type="float" office:value="9.5518419570024" calcext:value-type="float">
            <text:p>9.551841957</text:p>
          </table:table-cell>
          <table:table-cell table:formula="of:=1/([.$B$57]+[.$B$58]*[.C490]+[.$B$59]*[.C490]*[.C490]+[.$B$60]*[.C490]*[.C490]*[.C490])-273.5" office:value-type="float" office:value="15.9818985025124" calcext:value-type="float">
            <text:p>15.9818985025</text:p>
          </table:table-cell>
          <table:table-cell table:formula="of:=MATCH([.A490];[.$F$2:.$F$52];-1)" office:value-type="float" office:value="16" calcext:value-type="float">
            <text:p>16</text:p>
          </table:table-cell>
          <table:table-cell table:formula="of:=1.8*[.D490]+32" office:value-type="float" office:value="60.7674173045224" calcext:value-type="float">
            <text:p>60.7674173045</text:p>
          </table:table-cell>
          <table:table-cell table:formula="of:=32+MATCH(9*[.A490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0]-1" office:value-type="float" office:value="597" calcext:value-type="float">
            <text:p>597</text:p>
          </table:table-cell>
          <table:table-cell table:formula="of:=(10000*[.A491])/(1023-[.A491])" office:value-type="float" office:value="14014.0845070423" calcext:value-type="float">
            <text:p>14014.0845070423</text:p>
          </table:table-cell>
          <table:table-cell table:formula="of:=LN([.B491])" office:value-type="float" office:value="9.54781813909941" calcext:value-type="float">
            <text:p>9.5478181391</text:p>
          </table:table-cell>
          <table:table-cell table:formula="of:=1/([.$B$57]+[.$B$58]*[.C491]+[.$B$59]*[.C491]*[.C491]+[.$B$60]*[.C491]*[.C491]*[.C491])-273.5" office:value-type="float" office:value="16.0814980537346" calcext:value-type="float">
            <text:p>16.0814980537</text:p>
          </table:table-cell>
          <table:table-cell table:formula="of:=MATCH([.A491];[.$F$2:.$F$52];-1)" office:value-type="float" office:value="17" calcext:value-type="float">
            <text:p>17</text:p>
          </table:table-cell>
          <table:table-cell table:formula="of:=1.8*[.D491]+32" office:value-type="float" office:value="60.9466964967223" calcext:value-type="float">
            <text:p>60.9466964967</text:p>
          </table:table-cell>
          <table:table-cell table:formula="of:=32+MATCH(9*[.A491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1]-1" office:value-type="float" office:value="596" calcext:value-type="float">
            <text:p>596</text:p>
          </table:table-cell>
          <table:table-cell table:formula="of:=(10000*[.A492])/(1023-[.A492])" office:value-type="float" office:value="13957.8454332553" calcext:value-type="float">
            <text:p>13957.8454332553</text:p>
          </table:table-cell>
          <table:table-cell table:formula="of:=LN([.B492])" office:value-type="float" office:value="9.54379702581291" calcext:value-type="float">
            <text:p>9.5437970258</text:p>
          </table:table-cell>
          <table:table-cell table:formula="of:=1/([.$B$57]+[.$B$58]*[.C492]+[.$B$59]*[.C492]*[.C492]+[.$B$60]*[.C492]*[.C492]*[.C492])-273.5" office:value-type="float" office:value="16.1810894558613" calcext:value-type="float">
            <text:p>16.1810894559</text:p>
          </table:table-cell>
          <table:table-cell table:formula="of:=MATCH([.A492];[.$F$2:.$F$52];-1)" office:value-type="float" office:value="17" calcext:value-type="float">
            <text:p>17</text:p>
          </table:table-cell>
          <table:table-cell table:formula="of:=1.8*[.D492]+32" office:value-type="float" office:value="61.1259610205503" calcext:value-type="float">
            <text:p>61.1259610206</text:p>
          </table:table-cell>
          <table:table-cell table:formula="of:=32+MATCH(9*[.A492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2]-1" office:value-type="float" office:value="595" calcext:value-type="float">
            <text:p>595</text:p>
          </table:table-cell>
          <table:table-cell table:formula="of:=(10000*[.A493])/(1023-[.A493])" office:value-type="float" office:value="13901.8691588785" calcext:value-type="float">
            <text:p>13901.8691588785</text:p>
          </table:table-cell>
          <table:table-cell table:formula="of:=LN([.B493])" office:value-type="float" office:value="9.53977858194002" calcext:value-type="float">
            <text:p>9.5397785819</text:p>
          </table:table-cell>
          <table:table-cell table:formula="of:=1/([.$B$57]+[.$B$58]*[.C493]+[.$B$59]*[.C493]*[.C493]+[.$B$60]*[.C493]*[.C493]*[.C493])-273.5" office:value-type="float" office:value="16.2806735189396" calcext:value-type="float">
            <text:p>16.2806735189</text:p>
          </table:table-cell>
          <table:table-cell table:formula="of:=MATCH([.A493];[.$F$2:.$F$52];-1)" office:value-type="float" office:value="17" calcext:value-type="float">
            <text:p>17</text:p>
          </table:table-cell>
          <table:table-cell table:formula="of:=1.8*[.D493]+32" office:value-type="float" office:value="61.3052123340914" calcext:value-type="float">
            <text:p>61.3052123341</text:p>
          </table:table-cell>
          <table:table-cell table:formula="of:=32+MATCH(9*[.A493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3]-1" office:value-type="float" office:value="594" calcext:value-type="float">
            <text:p>594</text:p>
          </table:table-cell>
          <table:table-cell table:formula="of:=(10000*[.A494])/(1023-[.A494])" office:value-type="float" office:value="13846.1538461538" calcext:value-type="float">
            <text:p>13846.1538461538</text:p>
          </table:table-cell>
          <table:table-cell table:formula="of:=LN([.B494])" office:value-type="float" office:value="9.53576277241081" calcext:value-type="float">
            <text:p>9.5357627724</text:p>
          </table:table-cell>
          <table:table-cell table:formula="of:=1/([.$B$57]+[.$B$58]*[.C494]+[.$B$59]*[.C494]*[.C494]+[.$B$60]*[.C494]*[.C494]*[.C494])-273.5" office:value-type="float" office:value="16.3802510517061" calcext:value-type="float">
            <text:p>16.3802510517</text:p>
          </table:table-cell>
          <table:table-cell table:formula="of:=MATCH([.A494];[.$F$2:.$F$52];-1)" office:value-type="float" office:value="17" calcext:value-type="float">
            <text:p>17</text:p>
          </table:table-cell>
          <table:table-cell table:formula="of:=1.8*[.D494]+32" office:value-type="float" office:value="61.4844518930709" calcext:value-type="float">
            <text:p>61.4844518931</text:p>
          </table:table-cell>
          <table:table-cell table:formula="of:=32+MATCH(9*[.A494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4]-1" office:value-type="float" office:value="593" calcext:value-type="float">
            <text:p>593</text:p>
          </table:table-cell>
          <table:table-cell table:formula="of:=(10000*[.A495])/(1023-[.A495])" office:value-type="float" office:value="13790.6976744186" calcext:value-type="float">
            <text:p>13790.6976744186</text:p>
          </table:table-cell>
          <table:table-cell table:formula="of:=LN([.B495])" office:value-type="float" office:value="9.5317495622863" calcext:value-type="float">
            <text:p>9.5317495623</text:p>
          </table:table-cell>
          <table:table-cell table:formula="of:=1/([.$B$57]+[.$B$58]*[.C495]+[.$B$59]*[.C495]*[.C495]+[.$B$60]*[.C495]*[.C495]*[.C495])-273.5" office:value-type="float" office:value="16.479822861628" calcext:value-type="float">
            <text:p>16.4798228616</text:p>
          </table:table-cell>
          <table:table-cell table:formula="of:=MATCH([.A495];[.$F$2:.$F$52];-1)" office:value-type="float" office:value="17" calcext:value-type="float">
            <text:p>17</text:p>
          </table:table-cell>
          <table:table-cell table:formula="of:=1.8*[.D495]+32" office:value-type="float" office:value="61.6636811509304" calcext:value-type="float">
            <text:p>61.6636811509</text:p>
          </table:table-cell>
          <table:table-cell table:formula="of:=32+MATCH(9*[.A495];[.$Q$2:.$Q$91];-1)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495]-1" office:value-type="float" office:value="592" calcext:value-type="float">
            <text:p>592</text:p>
          </table:table-cell>
          <table:table-cell table:formula="of:=(10000*[.A496])/(1023-[.A496])" office:value-type="float" office:value="13735.4988399072" calcext:value-type="float">
            <text:p>13735.4988399072</text:p>
          </table:table-cell>
          <table:table-cell table:formula="of:=LN([.B496])" office:value-type="float" office:value="9.52773891675644" calcext:value-type="float">
            <text:p>9.5277389168</text:p>
          </table:table-cell>
          <table:table-cell table:formula="of:=1/([.$B$57]+[.$B$58]*[.C496]+[.$B$59]*[.C496]*[.C496]+[.$B$60]*[.C496]*[.C496]*[.C496])-273.5" office:value-type="float" office:value="16.5793897549449" calcext:value-type="float">
            <text:p>16.5793897549</text:p>
          </table:table-cell>
          <table:table-cell table:formula="of:=MATCH([.A496];[.$F$2:.$F$52];-1)" office:value-type="float" office:value="17" calcext:value-type="float">
            <text:p>17</text:p>
          </table:table-cell>
          <table:table-cell table:formula="of:=1.8*[.D496]+32" office:value-type="float" office:value="61.8429015589008" calcext:value-type="float">
            <text:p>61.8429015589</text:p>
          </table:table-cell>
          <table:table-cell table:formula="of:=32+MATCH(9*[.A496];[.$Q$2:.$Q$91];-1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[.A496]-1" office:value-type="float" office:value="591" calcext:value-type="float">
            <text:p>591</text:p>
          </table:table-cell>
          <table:table-cell table:formula="of:=(10000*[.A497])/(1023-[.A497])" office:value-type="float" office:value="13680.5555555556" calcext:value-type="float">
            <text:p>13680.5555555556</text:p>
          </table:table-cell>
          <table:table-cell table:formula="of:=LN([.B497])" office:value-type="float" office:value="9.52373080113817" calcext:value-type="float">
            <text:p>9.5237308011</text:p>
          </table:table-cell>
          <table:table-cell table:formula="of:=1/([.$B$57]+[.$B$58]*[.C497]+[.$B$59]*[.C497]*[.C497]+[.$B$60]*[.C497]*[.C497]*[.C497])-273.5" office:value-type="float" office:value="16.6789525367095" calcext:value-type="float">
            <text:p>16.6789525367</text:p>
          </table:table-cell>
          <table:table-cell table:formula="of:=MATCH([.A497];[.$F$2:.$F$52];-1)" office:value-type="float" office:value="17" calcext:value-type="float">
            <text:p>17</text:p>
          </table:table-cell>
          <table:table-cell table:formula="of:=1.8*[.D497]+32" office:value-type="float" office:value="62.022114566077" calcext:value-type="float">
            <text:p>62.0221145661</text:p>
          </table:table-cell>
          <table:table-cell table:formula="of:=32+MATCH(9*[.A497];[.$Q$2:.$Q$91];-1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[.A497]-1" office:value-type="float" office:value="590" calcext:value-type="float">
            <text:p>590</text:p>
          </table:table-cell>
          <table:table-cell table:formula="of:=(10000*[.A498])/(1023-[.A498])" office:value-type="float" office:value="13625.8660508083" calcext:value-type="float">
            <text:p>13625.8660508083</text:p>
          </table:table-cell>
          <table:table-cell table:formula="of:=LN([.B498])" office:value-type="float" office:value="9.51972518087346" calcext:value-type="float">
            <text:p>9.5197251809</text:p>
          </table:table-cell>
          <table:table-cell table:formula="of:=1/([.$B$57]+[.$B$58]*[.C498]+[.$B$59]*[.C498]*[.C498]+[.$B$60]*[.C498]*[.C498]*[.C498])-273.5" office:value-type="float" office:value="16.7785120108283" calcext:value-type="float">
            <text:p>16.7785120108</text:p>
          </table:table-cell>
          <table:table-cell table:formula="of:=MATCH([.A498];[.$F$2:.$F$52];-1)" office:value-type="float" office:value="17" calcext:value-type="float">
            <text:p>17</text:p>
          </table:table-cell>
          <table:table-cell table:formula="of:=1.8*[.D498]+32" office:value-type="float" office:value="62.2013216194909" calcext:value-type="float">
            <text:p>62.2013216195</text:p>
          </table:table-cell>
          <table:table-cell table:formula="of:=32+MATCH(9*[.A498];[.$Q$2:.$Q$91];-1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[.A498]-1" office:value-type="float" office:value="589" calcext:value-type="float">
            <text:p>589</text:p>
          </table:table-cell>
          <table:table-cell table:formula="of:=(10000*[.A499])/(1023-[.A499])" office:value-type="float" office:value="13571.4285714286" calcext:value-type="float">
            <text:p>13571.4285714286</text:p>
          </table:table-cell>
          <table:table-cell table:formula="of:=LN([.B499])" office:value-type="float" office:value="9.51572202152737" calcext:value-type="float">
            <text:p>9.5157220215</text:p>
          </table:table-cell>
          <table:table-cell table:formula="of:=1/([.$B$57]+[.$B$58]*[.C499]+[.$B$59]*[.C499]*[.C499]+[.$B$60]*[.C499]*[.C499]*[.C499])-273.5" office:value-type="float" office:value="16.8780689801025" calcext:value-type="float">
            <text:p>16.8780689801</text:p>
          </table:table-cell>
          <table:table-cell table:formula="of:=MATCH([.A499];[.$F$2:.$F$52];-1)" office:value-type="float" office:value="17" calcext:value-type="float">
            <text:p>17</text:p>
          </table:table-cell>
          <table:table-cell table:formula="of:=1.8*[.D499]+32" office:value-type="float" office:value="62.3805241641845" calcext:value-type="float">
            <text:p>62.3805241642</text:p>
          </table:table-cell>
          <table:table-cell table:formula="of:=32+MATCH(9*[.A499];[.$Q$2:.$Q$91];-1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[.A499]-1" office:value-type="float" office:value="588" calcext:value-type="float">
            <text:p>588</text:p>
          </table:table-cell>
          <table:table-cell table:formula="of:=(10000*[.A500])/(1023-[.A500])" office:value-type="float" office:value="13517.2413793103" calcext:value-type="float">
            <text:p>13517.2413793103</text:p>
          </table:table-cell>
          <table:table-cell table:formula="of:=LN([.B500])" office:value-type="float" office:value="9.51172128878613" calcext:value-type="float">
            <text:p>9.5117212888</text:p>
          </table:table-cell>
          <table:table-cell table:formula="of:=1/([.$B$57]+[.$B$58]*[.C500]+[.$B$59]*[.C500]*[.C500]+[.$B$60]*[.C500]*[.C500]*[.C500])-273.5" office:value-type="float" office:value="16.9776242462688" calcext:value-type="float">
            <text:p>16.9776242463</text:p>
          </table:table-cell>
          <table:table-cell table:formula="of:=MATCH([.A500];[.$F$2:.$F$52];-1)" office:value-type="float" office:value="17" calcext:value-type="float">
            <text:p>17</text:p>
          </table:table-cell>
          <table:table-cell table:formula="of:=1.8*[.D500]+32" office:value-type="float" office:value="62.5597236432838" calcext:value-type="float">
            <text:p>62.5597236433</text:p>
          </table:table-cell>
          <table:table-cell table:formula="of:=32+MATCH(9*[.A500];[.$Q$2:.$Q$91];-1)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[.A500]-1" office:value-type="float" office:value="587" calcext:value-type="float">
            <text:p>587</text:p>
          </table:table-cell>
          <table:table-cell table:formula="of:=(10000*[.A501])/(1023-[.A501])" office:value-type="float" office:value="13463.3027522936" calcext:value-type="float">
            <text:p>13463.3027522936</text:p>
          </table:table-cell>
          <table:table-cell table:formula="of:=LN([.B501])" office:value-type="float" office:value="9.50772294845524" calcext:value-type="float">
            <text:p>9.5077229485</text:p>
          </table:table-cell>
          <table:table-cell table:formula="of:=1/([.$B$57]+[.$B$58]*[.C501]+[.$B$59]*[.C501]*[.C501]+[.$B$60]*[.C501]*[.C501]*[.C501])-273.5" office:value-type="float" office:value="17.0771786100387" calcext:value-type="float">
            <text:p>17.07717861</text:p>
          </table:table-cell>
          <table:table-cell table:formula="of:=MATCH([.A501];[.$F$2:.$F$52];-1)" office:value-type="float" office:value="18" calcext:value-type="float">
            <text:p>18</text:p>
          </table:table-cell>
          <table:table-cell table:formula="of:=1.8*[.D501]+32" office:value-type="float" office:value="62.7389214980696" calcext:value-type="float">
            <text:p>62.7389214981</text:p>
          </table:table-cell>
          <table:table-cell table:formula="of:=32+MATCH(9*[.A501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1]-1" office:value-type="float" office:value="586" calcext:value-type="float">
            <text:p>586</text:p>
          </table:table-cell>
          <table:table-cell table:formula="of:=(10000*[.A502])/(1023-[.A502])" office:value-type="float" office:value="13409.6109839817" calcext:value-type="float">
            <text:p>13409.6109839817</text:p>
          </table:table-cell>
          <table:table-cell table:formula="of:=LN([.B502])" office:value-type="float" office:value="9.50372696645761" calcext:value-type="float">
            <text:p>9.5037269665</text:p>
          </table:table-cell>
          <table:table-cell table:formula="of:=1/([.$B$57]+[.$B$58]*[.C502]+[.$B$59]*[.C502]*[.C502]+[.$B$60]*[.C502]*[.C502]*[.C502])-273.5" office:value-type="float" office:value="17.1767328711394" calcext:value-type="float">
            <text:p>17.1767328711</text:p>
          </table:table-cell>
          <table:table-cell table:formula="of:=MATCH([.A502];[.$F$2:.$F$52];-1)" office:value-type="float" office:value="18" calcext:value-type="float">
            <text:p>18</text:p>
          </table:table-cell>
          <table:table-cell table:formula="of:=1.8*[.D502]+32" office:value-type="float" office:value="62.9181191680509" calcext:value-type="float">
            <text:p>62.9181191681</text:p>
          </table:table-cell>
          <table:table-cell table:formula="of:=32+MATCH(9*[.A502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2]-1" office:value-type="float" office:value="585" calcext:value-type="float">
            <text:p>585</text:p>
          </table:table-cell>
          <table:table-cell table:formula="of:=(10000*[.A503])/(1023-[.A503])" office:value-type="float" office:value="13356.1643835616" calcext:value-type="float">
            <text:p>13356.1643835616</text:p>
          </table:table-cell>
          <table:table-cell table:formula="of:=LN([.B503])" office:value-type="float" office:value="9.49973330883159" calcext:value-type="float">
            <text:p>9.4997333088</text:p>
          </table:table-cell>
          <table:table-cell table:formula="of:=1/([.$B$57]+[.$B$58]*[.C503]+[.$B$59]*[.C503]*[.C503]+[.$B$60]*[.C503]*[.C503]*[.C503])-273.5" office:value-type="float" office:value="17.2762878283534" calcext:value-type="float">
            <text:p>17.2762878284</text:p>
          </table:table-cell>
          <table:table-cell table:formula="of:=MATCH([.A503];[.$F$2:.$F$52];-1)" office:value-type="float" office:value="18" calcext:value-type="float">
            <text:p>18</text:p>
          </table:table-cell>
          <table:table-cell table:formula="of:=1.8*[.D503]+32" office:value-type="float" office:value="63.0973180910362" calcext:value-type="float">
            <text:p>63.097318091</text:p>
          </table:table-cell>
          <table:table-cell table:formula="of:=32+MATCH(9*[.A503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3]-1" office:value-type="float" office:value="584" calcext:value-type="float">
            <text:p>584</text:p>
          </table:table-cell>
          <table:table-cell table:formula="of:=(10000*[.A504])/(1023-[.A504])" office:value-type="float" office:value="13302.9612756264" calcext:value-type="float">
            <text:p>13302.9612756264</text:p>
          </table:table-cell>
          <table:table-cell table:formula="of:=LN([.B504])" office:value-type="float" office:value="9.49574194172924" calcext:value-type="float">
            <text:p>9.4957419417</text:p>
          </table:table-cell>
          <table:table-cell table:formula="of:=1/([.$B$57]+[.$B$58]*[.C504]+[.$B$59]*[.C504]*[.C504]+[.$B$60]*[.C504]*[.C504]*[.C504])-273.5" office:value-type="float" office:value="17.3758442795585" calcext:value-type="float">
            <text:p>17.3758442796</text:p>
          </table:table-cell>
          <table:table-cell table:formula="of:=MATCH([.A504];[.$F$2:.$F$52];-1)" office:value-type="float" office:value="18" calcext:value-type="float">
            <text:p>18</text:p>
          </table:table-cell>
          <table:table-cell table:formula="of:=1.8*[.D504]+32" office:value-type="float" office:value="63.2765197032052" calcext:value-type="float">
            <text:p>63.2765197032</text:p>
          </table:table-cell>
          <table:table-cell table:formula="of:=32+MATCH(9*[.A504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4]-1" office:value-type="float" office:value="583" calcext:value-type="float">
            <text:p>583</text:p>
          </table:table-cell>
          <table:table-cell table:formula="of:=(10000*[.A505])/(1023-[.A505])" office:value-type="float" office:value="13250" calcext:value-type="float">
            <text:p>13250</text:p>
          </table:table-cell>
          <table:table-cell table:formula="of:=LN([.B505])" office:value-type="float" office:value="9.49175283141437" calcext:value-type="float">
            <text:p>9.4917528314</text:p>
          </table:table-cell>
          <table:table-cell table:formula="of:=1/([.$B$57]+[.$B$58]*[.C505]+[.$B$59]*[.C505]*[.C505]+[.$B$60]*[.C505]*[.C505]*[.C505])-273.5" office:value-type="float" office:value="17.4754030217667" calcext:value-type="float">
            <text:p>17.4754030218</text:p>
          </table:table-cell>
          <table:table-cell table:formula="of:=MATCH([.A505];[.$F$2:.$F$52];-1)" office:value-type="float" office:value="18" calcext:value-type="float">
            <text:p>18</text:p>
          </table:table-cell>
          <table:table-cell table:formula="of:=1.8*[.D505]+32" office:value-type="float" office:value="63.4557254391801" calcext:value-type="float">
            <text:p>63.4557254392</text:p>
          </table:table-cell>
          <table:table-cell table:formula="of:=32+MATCH(9*[.A505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5]-1" office:value-type="float" office:value="582" calcext:value-type="float">
            <text:p>582</text:p>
          </table:table-cell>
          <table:table-cell table:formula="of:=(10000*[.A506])/(1023-[.A506])" office:value-type="float" office:value="13197.2789115646" calcext:value-type="float">
            <text:p>13197.2789115646</text:p>
          </table:table-cell>
          <table:table-cell table:formula="of:=LN([.B506])" office:value-type="float" office:value="9.48776594426077" calcext:value-type="float">
            <text:p>9.4877659443</text:p>
          </table:table-cell>
          <table:table-cell table:formula="of:=1/([.$B$57]+[.$B$58]*[.C506]+[.$B$59]*[.C506]*[.C506]+[.$B$60]*[.C506]*[.C506]*[.C506])-273.5" office:value-type="float" office:value="17.5749648511647" calcext:value-type="float">
            <text:p>17.5749648512</text:p>
          </table:table-cell>
          <table:table-cell table:formula="of:=MATCH([.A506];[.$F$2:.$F$52];-1)" office:value-type="float" office:value="18" calcext:value-type="float">
            <text:p>18</text:p>
          </table:table-cell>
          <table:table-cell table:formula="of:=1.8*[.D506]+32" office:value-type="float" office:value="63.6349367320965" calcext:value-type="float">
            <text:p>63.6349367321</text:p>
          </table:table-cell>
          <table:table-cell table:formula="of:=32+MATCH(9*[.A506];[.$Q$2:.$Q$91];-1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formula="of:=[.A506]-1" office:value-type="float" office:value="581" calcext:value-type="float">
            <text:p>581</text:p>
          </table:table-cell>
          <table:table-cell table:formula="of:=(10000*[.A507])/(1023-[.A507])" office:value-type="float" office:value="13144.7963800905" calcext:value-type="float">
            <text:p>13144.7963800905</text:p>
          </table:table-cell>
          <table:table-cell table:formula="of:=LN([.B507])" office:value-type="float" office:value="9.4837812467504" calcext:value-type="float">
            <text:p>9.4837812468</text:p>
          </table:table-cell>
          <table:table-cell table:formula="of:=1/([.$B$57]+[.$B$58]*[.C507]+[.$B$59]*[.C507]*[.C507]+[.$B$60]*[.C507]*[.C507]*[.C507])-273.5" office:value-type="float" office:value="17.6745305631521" calcext:value-type="float">
            <text:p>17.6745305632</text:p>
          </table:table-cell>
          <table:table-cell table:formula="of:=MATCH([.A507];[.$F$2:.$F$52];-1)" office:value-type="float" office:value="18" calcext:value-type="float">
            <text:p>18</text:p>
          </table:table-cell>
          <table:table-cell table:formula="of:=1.8*[.D507]+32" office:value-type="float" office:value="63.8141550136737" calcext:value-type="float">
            <text:p>63.8141550137</text:p>
          </table:table-cell>
          <table:table-cell table:formula="of:=32+MATCH(9*[.A507];[.$Q$2:.$Q$91];-1)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formula="of:=[.A507]-1" office:value-type="float" office:value="580" calcext:value-type="float">
            <text:p>580</text:p>
          </table:table-cell>
          <table:table-cell table:formula="of:=(10000*[.A508])/(1023-[.A508])" office:value-type="float" office:value="13092.5507900677" calcext:value-type="float">
            <text:p>13092.5507900677</text:p>
          </table:table-cell>
          <table:table-cell table:formula="of:=LN([.B508])" office:value-type="float" office:value="9.47979870547151" calcext:value-type="float">
            <text:p>9.4797987055</text:p>
          </table:table-cell>
          <table:table-cell table:formula="of:=1/([.$B$57]+[.$B$58]*[.C508]+[.$B$59]*[.C508]*[.C508]+[.$B$60]*[.C508]*[.C508]*[.C508])-273.5" office:value-type="float" office:value="17.7741009523811" calcext:value-type="float">
            <text:p>17.7741009524</text:p>
          </table:table-cell>
          <table:table-cell table:formula="of:=MATCH([.A508];[.$F$2:.$F$52];-1)" office:value-type="float" office:value="18" calcext:value-type="float">
            <text:p>18</text:p>
          </table:table-cell>
          <table:table-cell table:formula="of:=1.8*[.D508]+32" office:value-type="float" office:value="63.993381714286" calcext:value-type="float">
            <text:p>63.9933817143</text:p>
          </table:table-cell>
          <table:table-cell table:formula="of:=32+MATCH(9*[.A508];[.$Q$2:.$Q$91];-1)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formula="of:=[.A508]-1" office:value-type="float" office:value="579" calcext:value-type="float">
            <text:p>579</text:p>
          </table:table-cell>
          <table:table-cell table:formula="of:=(10000*[.A509])/(1023-[.A509])" office:value-type="float" office:value="13040.5405405405" calcext:value-type="float">
            <text:p>13040.5405405405</text:p>
          </table:table-cell>
          <table:table-cell table:formula="of:=LN([.B509])" office:value-type="float" office:value="9.47581828711695" calcext:value-type="float">
            <text:p>9.4758182871</text:p>
          </table:table-cell>
          <table:table-cell table:formula="of:=1/([.$B$57]+[.$B$58]*[.C509]+[.$B$59]*[.C509]*[.C509]+[.$B$60]*[.C509]*[.C509]*[.C509])-273.5" office:value-type="float" office:value="17.8736768127955" calcext:value-type="float">
            <text:p>17.8736768128</text:p>
          </table:table-cell>
          <table:table-cell table:formula="of:=MATCH([.A509];[.$F$2:.$F$52];-1)" office:value-type="float" office:value="18" calcext:value-type="float">
            <text:p>18</text:p>
          </table:table-cell>
          <table:table-cell table:formula="of:=1.8*[.D509]+32" office:value-type="float" office:value="64.1726182630319" calcext:value-type="float">
            <text:p>64.172618263</text:p>
          </table:table-cell>
          <table:table-cell table:formula="of:=32+MATCH(9*[.A509];[.$Q$2:.$Q$91];-1)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formula="of:=[.A509]-1" office:value-type="float" office:value="578" calcext:value-type="float">
            <text:p>578</text:p>
          </table:table-cell>
          <table:table-cell table:formula="of:=(10000*[.A510])/(1023-[.A510])" office:value-type="float" office:value="12988.7640449438" calcext:value-type="float">
            <text:p>12988.7640449438</text:p>
          </table:table-cell>
          <table:table-cell table:formula="of:=LN([.B510])" office:value-type="float" office:value="9.47183995848232" calcext:value-type="float">
            <text:p>9.4718399585</text:p>
          </table:table-cell>
          <table:table-cell table:formula="of:=1/([.$B$57]+[.$B$58]*[.C510]+[.$B$59]*[.C510]*[.C510]+[.$B$60]*[.C510]*[.C510]*[.C510])-273.5" office:value-type="float" office:value="17.9732589376693" calcext:value-type="float">
            <text:p>17.9732589377</text:p>
          </table:table-cell>
          <table:table-cell table:formula="of:=MATCH([.A510];[.$F$2:.$F$52];-1)" office:value-type="float" office:value="18" calcext:value-type="float">
            <text:p>18</text:p>
          </table:table-cell>
          <table:table-cell table:formula="of:=1.8*[.D510]+32" office:value-type="float" office:value="64.3518660878048" calcext:value-type="float">
            <text:p>64.3518660878</text:p>
          </table:table-cell>
          <table:table-cell table:formula="of:=32+MATCH(9*[.A510];[.$Q$2:.$Q$91];-1)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formula="of:=[.A510]-1" office:value-type="float" office:value="577" calcext:value-type="float">
            <text:p>577</text:p>
          </table:table-cell>
          <table:table-cell table:formula="of:=(10000*[.A511])/(1023-[.A511])" office:value-type="float" office:value="12937.2197309417" calcext:value-type="float">
            <text:p>12937.2197309417</text:p>
          </table:table-cell>
          <table:table-cell table:formula="of:=LN([.B511])" office:value-type="float" office:value="9.46786368646422" calcext:value-type="float">
            <text:p>9.4678636865</text:p>
          </table:table-cell>
          <table:table-cell table:formula="of:=1/([.$B$57]+[.$B$58]*[.C511]+[.$B$59]*[.C511]*[.C511]+[.$B$60]*[.C511]*[.C511]*[.C511])-273.5" office:value-type="float" office:value="18.0728481196454" calcext:value-type="float">
            <text:p>18.0728481196</text:p>
          </table:table-cell>
          <table:table-cell table:formula="of:=MATCH([.A511];[.$F$2:.$F$52];-1)" office:value-type="float" office:value="19" calcext:value-type="float">
            <text:p>19</text:p>
          </table:table-cell>
          <table:table-cell table:formula="of:=1.8*[.D511]+32" office:value-type="float" office:value="64.5311266153618" calcext:value-type="float">
            <text:p>64.5311266154</text:p>
          </table:table-cell>
          <table:table-cell table:formula="of:=32+MATCH(9*[.A511];[.$Q$2:.$Q$91];-1)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formula="of:=[.A511]-1" office:value-type="float" office:value="576" calcext:value-type="float">
            <text:p>576</text:p>
          </table:table-cell>
          <table:table-cell table:formula="of:=(10000*[.A512])/(1023-[.A512])" office:value-type="float" office:value="12885.9060402685" calcext:value-type="float">
            <text:p>12885.9060402685</text:p>
          </table:table-cell>
          <table:table-cell table:formula="of:=LN([.B512])" office:value-type="float" office:value="9.46388943805851" calcext:value-type="float">
            <text:p>9.4638894381</text:p>
          </table:table-cell>
          <table:table-cell table:formula="of:=1/([.$B$57]+[.$B$58]*[.C512]+[.$B$59]*[.C512]*[.C512]+[.$B$60]*[.C512]*[.C512]*[.C512])-273.5" office:value-type="float" office:value="18.1724451507746" calcext:value-type="float">
            <text:p>18.1724451508</text:p>
          </table:table-cell>
          <table:table-cell table:formula="of:=MATCH([.A512];[.$F$2:.$F$52];-1)" office:value-type="float" office:value="19" calcext:value-type="float">
            <text:p>19</text:p>
          </table:table-cell>
          <table:table-cell table:formula="of:=1.8*[.D512]+32" office:value-type="float" office:value="64.7104012713943" calcext:value-type="float">
            <text:p>64.7104012714</text:p>
          </table:table-cell>
          <table:table-cell table:formula="of:=32+MATCH(9*[.A512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2]-1" office:value-type="float" office:value="575" calcext:value-type="float">
            <text:p>575</text:p>
          </table:table-cell>
          <table:table-cell table:formula="of:=(10000*[.A513])/(1023-[.A513])" office:value-type="float" office:value="12834.8214285714" calcext:value-type="float">
            <text:p>12834.8214285714</text:p>
          </table:table-cell>
          <table:table-cell table:formula="of:=LN([.B513])" office:value-type="float" office:value="9.45991718035855" calcext:value-type="float">
            <text:p>9.4599171804</text:p>
          </table:table-cell>
          <table:table-cell table:formula="of:=1/([.$B$57]+[.$B$58]*[.C513]+[.$B$59]*[.C513]*[.C513]+[.$B$60]*[.C513]*[.C513]*[.C513])-273.5" office:value-type="float" office:value="18.2720508225534" calcext:value-type="float">
            <text:p>18.2720508226</text:p>
          </table:table-cell>
          <table:table-cell table:formula="of:=MATCH([.A513];[.$F$2:.$F$52];-1)" office:value-type="float" office:value="19" calcext:value-type="float">
            <text:p>19</text:p>
          </table:table-cell>
          <table:table-cell table:formula="of:=1.8*[.D513]+32" office:value-type="float" office:value="64.8896914805961" calcext:value-type="float">
            <text:p>64.8896914806</text:p>
          </table:table-cell>
          <table:table-cell table:formula="of:=32+MATCH(9*[.A513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3]-1" office:value-type="float" office:value="574" calcext:value-type="float">
            <text:p>574</text:p>
          </table:table-cell>
          <table:table-cell table:formula="of:=(10000*[.A514])/(1023-[.A514])" office:value-type="float" office:value="12783.9643652561" calcext:value-type="float">
            <text:p>12783.9643652561</text:p>
          </table:table-cell>
          <table:table-cell table:formula="of:=LN([.B514])" office:value-type="float" office:value="9.45594688055349" calcext:value-type="float">
            <text:p>9.4559468806</text:p>
          </table:table-cell>
          <table:table-cell table:formula="of:=1/([.$B$57]+[.$B$58]*[.C514]+[.$B$59]*[.C514]*[.C514]+[.$B$60]*[.C514]*[.C514]*[.C514])-273.5" office:value-type="float" office:value="18.3716659259629" calcext:value-type="float">
            <text:p>18.371665926</text:p>
          </table:table-cell>
          <table:table-cell table:formula="of:=MATCH([.A514];[.$F$2:.$F$52];-1)" office:value-type="float" office:value="19" calcext:value-type="float">
            <text:p>19</text:p>
          </table:table-cell>
          <table:table-cell table:formula="of:=1.8*[.D514]+32" office:value-type="float" office:value="65.0689986667332" calcext:value-type="float">
            <text:p>65.0689986667</text:p>
          </table:table-cell>
          <table:table-cell table:formula="of:=32+MATCH(9*[.A514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4]-1" office:value-type="float" office:value="573" calcext:value-type="float">
            <text:p>573</text:p>
          </table:table-cell>
          <table:table-cell table:formula="of:=(10000*[.A515])/(1023-[.A515])" office:value-type="float" office:value="12733.3333333333" calcext:value-type="float">
            <text:p>12733.3333333333</text:p>
          </table:table-cell>
          <table:table-cell table:formula="of:=LN([.B515])" office:value-type="float" office:value="9.45197850592656" calcext:value-type="float">
            <text:p>9.4519785059</text:p>
          </table:table-cell>
          <table:table-cell table:formula="of:=1/([.$B$57]+[.$B$58]*[.C515]+[.$B$59]*[.C515]*[.C515]+[.$B$60]*[.C515]*[.C515]*[.C515])-273.5" office:value-type="float" office:value="18.4712912515066" calcext:value-type="float">
            <text:p>18.4712912515</text:p>
          </table:table-cell>
          <table:table-cell table:formula="of:=MATCH([.A515];[.$F$2:.$F$52];-1)" office:value-type="float" office:value="19" calcext:value-type="float">
            <text:p>19</text:p>
          </table:table-cell>
          <table:table-cell table:formula="of:=1.8*[.D515]+32" office:value-type="float" office:value="65.2483242527119" calcext:value-type="float">
            <text:p>65.2483242527</text:p>
          </table:table-cell>
          <table:table-cell table:formula="of:=32+MATCH(9*[.A515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5]-1" office:value-type="float" office:value="572" calcext:value-type="float">
            <text:p>572</text:p>
          </table:table-cell>
          <table:table-cell table:formula="of:=(10000*[.A516])/(1023-[.A516])" office:value-type="float" office:value="12682.9268292683" calcext:value-type="float">
            <text:p>12682.9268292683</text:p>
          </table:table-cell>
          <table:table-cell table:formula="of:=LN([.B516])" office:value-type="float" office:value="9.4480120238533" calcext:value-type="float">
            <text:p>9.4480120239</text:p>
          </table:table-cell>
          <table:table-cell table:formula="of:=1/([.$B$57]+[.$B$58]*[.C516]+[.$B$59]*[.C516]*[.C516]+[.$B$60]*[.C516]*[.C516]*[.C516])-273.5" office:value-type="float" office:value="18.570927589249" calcext:value-type="float">
            <text:p>18.5709275892</text:p>
          </table:table-cell>
          <table:table-cell table:formula="of:=MATCH([.A516];[.$F$2:.$F$52];-1)" office:value-type="float" office:value="19" calcext:value-type="float">
            <text:p>19</text:p>
          </table:table-cell>
          <table:table-cell table:formula="of:=1.8*[.D516]+32" office:value-type="float" office:value="65.4276696606482" calcext:value-type="float">
            <text:p>65.4276696606</text:p>
          </table:table-cell>
          <table:table-cell table:formula="of:=32+MATCH(9*[.A516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6]-1" office:value-type="float" office:value="571" calcext:value-type="float">
            <text:p>571</text:p>
          </table:table-cell>
          <table:table-cell table:formula="of:=(10000*[.A517])/(1023-[.A517])" office:value-type="float" office:value="12632.7433628319" calcext:value-type="float">
            <text:p>12632.7433628319</text:p>
          </table:table-cell>
          <table:table-cell table:formula="of:=LN([.B517])" office:value-type="float" office:value="9.44404740179996" calcext:value-type="float">
            <text:p>9.4440474018</text:p>
          </table:table-cell>
          <table:table-cell table:formula="of:=1/([.$B$57]+[.$B$58]*[.C517]+[.$B$59]*[.C517]*[.C517]+[.$B$60]*[.C517]*[.C517]*[.C517])-273.5" office:value-type="float" office:value="18.670575728853" calcext:value-type="float">
            <text:p>18.6705757289</text:p>
          </table:table-cell>
          <table:table-cell table:formula="of:=MATCH([.A517];[.$F$2:.$F$52];-1)" office:value-type="float" office:value="19" calcext:value-type="float">
            <text:p>19</text:p>
          </table:table-cell>
          <table:table-cell table:formula="of:=1.8*[.D517]+32" office:value-type="float" office:value="65.6070363119354" calcext:value-type="float">
            <text:p>65.6070363119</text:p>
          </table:table-cell>
          <table:table-cell table:formula="of:=32+MATCH(9*[.A517];[.$Q$2:.$Q$91];-1)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table:formula="of:=[.A517]-1" office:value-type="float" office:value="570" calcext:value-type="float">
            <text:p>570</text:p>
          </table:table-cell>
          <table:table-cell table:formula="of:=(10000*[.A518])/(1023-[.A518])" office:value-type="float" office:value="12582.7814569536" calcext:value-type="float">
            <text:p>12582.7814569536</text:p>
          </table:table-cell>
          <table:table-cell table:formula="of:=LN([.B518])" office:value-type="float" office:value="9.44008460732174" calcext:value-type="float">
            <text:p>9.4400846073</text:p>
          </table:table-cell>
          <table:table-cell table:formula="of:=1/([.$B$57]+[.$B$58]*[.C518]+[.$B$59]*[.C518]*[.C518]+[.$B$60]*[.C518]*[.C518]*[.C518])-273.5" office:value-type="float" office:value="18.7702364596184" calcext:value-type="float">
            <text:p>18.7702364596</text:p>
          </table:table-cell>
          <table:table-cell table:formula="of:=MATCH([.A518];[.$F$2:.$F$52];-1)" office:value-type="float" office:value="19" calcext:value-type="float">
            <text:p>19</text:p>
          </table:table-cell>
          <table:table-cell table:formula="of:=1.8*[.D518]+32" office:value-type="float" office:value="65.7864256273131" calcext:value-type="float">
            <text:p>65.7864256273</text:p>
          </table:table-cell>
          <table:table-cell table:formula="of:=32+MATCH(9*[.A518];[.$Q$2:.$Q$91];-1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formula="of:=[.A518]-1" office:value-type="float" office:value="569" calcext:value-type="float">
            <text:p>569</text:p>
          </table:table-cell>
          <table:table-cell table:formula="of:=(10000*[.A519])/(1023-[.A519])" office:value-type="float" office:value="12533.0396475771" calcext:value-type="float">
            <text:p>12533.0396475771</text:p>
          </table:table-cell>
          <table:table-cell table:formula="of:=LN([.B519])" office:value-type="float" office:value="9.43612360806117" calcext:value-type="float">
            <text:p>9.4361236081</text:p>
          </table:table-cell>
          <table:table-cell table:formula="of:=1/([.$B$57]+[.$B$58]*[.C519]+[.$B$59]*[.C519]*[.C519]+[.$B$60]*[.C519]*[.C519]*[.C519])-273.5" office:value-type="float" office:value="18.8699105705192" calcext:value-type="float">
            <text:p>18.8699105705</text:p>
          </table:table-cell>
          <table:table-cell table:formula="of:=MATCH([.A519];[.$F$2:.$F$52];-1)" office:value-type="float" office:value="19" calcext:value-type="float">
            <text:p>19</text:p>
          </table:table-cell>
          <table:table-cell table:formula="of:=1.8*[.D519]+32" office:value-type="float" office:value="65.9658390269346" calcext:value-type="float">
            <text:p>65.9658390269</text:p>
          </table:table-cell>
          <table:table-cell table:formula="of:=32+MATCH(9*[.A519];[.$Q$2:.$Q$91];-1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formula="of:=[.A519]-1" office:value-type="float" office:value="568" calcext:value-type="float">
            <text:p>568</text:p>
          </table:table-cell>
          <table:table-cell table:formula="of:=(10000*[.A520])/(1023-[.A520])" office:value-type="float" office:value="12483.5164835165" calcext:value-type="float">
            <text:p>12483.5164835165</text:p>
          </table:table-cell>
          <table:table-cell table:formula="of:=LN([.B520])" office:value-type="float" office:value="9.43216437174638" calcext:value-type="float">
            <text:p>9.4321643717</text:p>
          </table:table-cell>
          <table:table-cell table:formula="of:=1/([.$B$57]+[.$B$58]*[.C520]+[.$B$59]*[.C520]*[.C520]+[.$B$60]*[.C520]*[.C520]*[.C520])-273.5" office:value-type="float" office:value="18.9695988502418" calcext:value-type="float">
            <text:p>18.9695988502</text:p>
          </table:table-cell>
          <table:table-cell table:formula="of:=MATCH([.A520];[.$F$2:.$F$52];-1)" office:value-type="float" office:value="19" calcext:value-type="float">
            <text:p>19</text:p>
          </table:table-cell>
          <table:table-cell table:formula="of:=1.8*[.D520]+32" office:value-type="float" office:value="66.1452779304353" calcext:value-type="float">
            <text:p>66.1452779304</text:p>
          </table:table-cell>
          <table:table-cell table:formula="of:=32+MATCH(9*[.A520];[.$Q$2:.$Q$91];-1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formula="of:=[.A520]-1" office:value-type="float" office:value="567" calcext:value-type="float">
            <text:p>567</text:p>
          </table:table-cell>
          <table:table-cell table:formula="of:=(10000*[.A521])/(1023-[.A521])" office:value-type="float" office:value="12434.2105263158" calcext:value-type="float">
            <text:p>12434.2105263158</text:p>
          </table:table-cell>
          <table:table-cell table:formula="of:=LN([.B521])" office:value-type="float" office:value="9.42820686618955" calcext:value-type="float">
            <text:p>9.4282068662</text:p>
          </table:table-cell>
          <table:table-cell table:formula="of:=1/([.$B$57]+[.$B$58]*[.C521]+[.$B$59]*[.C521]*[.C521]+[.$B$60]*[.C521]*[.C521]*[.C521])-273.5" office:value-type="float" office:value="19.0693020872224" calcext:value-type="float">
            <text:p>19.0693020872</text:p>
          </table:table-cell>
          <table:table-cell table:formula="of:=MATCH([.A521];[.$F$2:.$F$52];-1)" office:value-type="float" office:value="20" calcext:value-type="float">
            <text:p>20</text:p>
          </table:table-cell>
          <table:table-cell table:formula="of:=1.8*[.D521]+32" office:value-type="float" office:value="66.3247437570003" calcext:value-type="float">
            <text:p>66.324743757</text:p>
          </table:table-cell>
          <table:table-cell table:formula="of:=32+MATCH(9*[.A521];[.$Q$2:.$Q$91];-1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formula="of:=[.A521]-1" office:value-type="float" office:value="566" calcext:value-type="float">
            <text:p>566</text:p>
          </table:table-cell>
          <table:table-cell table:formula="of:=(10000*[.A522])/(1023-[.A522])" office:value-type="float" office:value="12385.1203501094" calcext:value-type="float">
            <text:p>12385.1203501094</text:p>
          </table:table-cell>
          <table:table-cell table:formula="of:=LN([.B522])" office:value-type="float" office:value="9.42425105928516" calcext:value-type="float">
            <text:p>9.4242510593</text:p>
          </table:table-cell>
          <table:table-cell table:formula="of:=1/([.$B$57]+[.$B$58]*[.C522]+[.$B$59]*[.C522]*[.C522]+[.$B$60]*[.C522]*[.C522]*[.C522])-273.5" office:value-type="float" office:value="19.169021069684" calcext:value-type="float">
            <text:p>19.1690210697</text:p>
          </table:table-cell>
          <table:table-cell table:formula="of:=MATCH([.A522];[.$F$2:.$F$52];-1)" office:value-type="float" office:value="20" calcext:value-type="float">
            <text:p>20</text:p>
          </table:table-cell>
          <table:table-cell table:formula="of:=1.8*[.D522]+32" office:value-type="float" office:value="66.5042379254313" calcext:value-type="float">
            <text:p>66.5042379254</text:p>
          </table:table-cell>
          <table:table-cell table:formula="of:=32+MATCH(9*[.A522];[.$Q$2:.$Q$91];-1)"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formula="of:=[.A522]-1" office:value-type="float" office:value="565" calcext:value-type="float">
            <text:p>565</text:p>
          </table:table-cell>
          <table:table-cell table:formula="of:=(10000*[.A523])/(1023-[.A523])" office:value-type="float" office:value="12336.2445414847" calcext:value-type="float">
            <text:p>12336.2445414847</text:p>
          </table:table-cell>
          <table:table-cell table:formula="of:=LN([.B523])" office:value-type="float" office:value="9.42029691900844" calcext:value-type="float">
            <text:p>9.420296919</text:p>
          </table:table-cell>
          <table:table-cell table:formula="of:=1/([.$B$57]+[.$B$58]*[.C523]+[.$B$59]*[.C523]*[.C523]+[.$B$60]*[.C523]*[.C523]*[.C523])-273.5" office:value-type="float" office:value="19.2687565856755" calcext:value-type="float">
            <text:p>19.2687565857</text:p>
          </table:table-cell>
          <table:table-cell table:formula="of:=MATCH([.A523];[.$F$2:.$F$52];-1)" office:value-type="float" office:value="20" calcext:value-type="float">
            <text:p>20</text:p>
          </table:table-cell>
          <table:table-cell table:formula="of:=1.8*[.D523]+32" office:value-type="float" office:value="66.6837618542159" calcext:value-type="float">
            <text:p>66.6837618542</text:p>
          </table:table-cell>
          <table:table-cell table:formula="of:=32+MATCH(9*[.A523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3]-1" office:value-type="float" office:value="564" calcext:value-type="float">
            <text:p>564</text:p>
          </table:table-cell>
          <table:table-cell table:formula="of:=(10000*[.A524])/(1023-[.A524])" office:value-type="float" office:value="12287.5816993464" calcext:value-type="float">
            <text:p>12287.5816993464</text:p>
          </table:table-cell>
          <table:table-cell table:formula="of:=LN([.B524])" office:value-type="float" office:value="9.4163444134137" calcext:value-type="float">
            <text:p>9.4163444134</text:p>
          </table:table-cell>
          <table:table-cell table:formula="of:=1/([.$B$57]+[.$B$58]*[.C524]+[.$B$59]*[.C524]*[.C524]+[.$B$60]*[.C524]*[.C524]*[.C524])-273.5" office:value-type="float" office:value="19.3685094231071" calcext:value-type="float">
            <text:p>19.3685094231</text:p>
          </table:table-cell>
          <table:table-cell table:formula="of:=MATCH([.A524];[.$F$2:.$F$52];-1)" office:value-type="float" office:value="20" calcext:value-type="float">
            <text:p>20</text:p>
          </table:table-cell>
          <table:table-cell table:formula="of:=1.8*[.D524]+32" office:value-type="float" office:value="66.8633169615927" calcext:value-type="float">
            <text:p>66.8633169616</text:p>
          </table:table-cell>
          <table:table-cell table:formula="of:=32+MATCH(9*[.A524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4]-1" office:value-type="float" office:value="563" calcext:value-type="float">
            <text:p>563</text:p>
          </table:table-cell>
          <table:table-cell table:formula="of:=(10000*[.A525])/(1023-[.A525])" office:value-type="float" office:value="12239.1304347826" calcext:value-type="float">
            <text:p>12239.1304347826</text:p>
          </table:table-cell>
          <table:table-cell table:formula="of:=LN([.B525])" office:value-type="float" office:value="9.41239351063273" calcext:value-type="float">
            <text:p>9.4123935106</text:p>
          </table:table-cell>
          <table:table-cell table:formula="of:=1/([.$B$57]+[.$B$58]*[.C525]+[.$B$59]*[.C525]*[.C525]+[.$B$60]*[.C525]*[.C525]*[.C525])-273.5" office:value-type="float" office:value="19.4682803697891" calcext:value-type="float">
            <text:p>19.4682803698</text:p>
          </table:table-cell>
          <table:table-cell table:formula="of:=MATCH([.A525];[.$F$2:.$F$52];-1)" office:value-type="float" office:value="20" calcext:value-type="float">
            <text:p>20</text:p>
          </table:table-cell>
          <table:table-cell table:formula="of:=1.8*[.D525]+32" office:value-type="float" office:value="67.0429046656204" calcext:value-type="float">
            <text:p>67.0429046656</text:p>
          </table:table-cell>
          <table:table-cell table:formula="of:=32+MATCH(9*[.A525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5]-1" office:value-type="float" office:value="562" calcext:value-type="float">
            <text:p>562</text:p>
          </table:table-cell>
          <table:table-cell table:formula="of:=(10000*[.A526])/(1023-[.A526])" office:value-type="float" office:value="12190.8893709328" calcext:value-type="float">
            <text:p>12190.8893709328</text:p>
          </table:table-cell>
          <table:table-cell table:formula="of:=LN([.B526])" office:value-type="float" office:value="9.40844417887323" calcext:value-type="float">
            <text:p>9.4084441789</text:p>
          </table:table-cell>
          <table:table-cell table:formula="of:=1/([.$B$57]+[.$B$58]*[.C526]+[.$B$59]*[.C526]*[.C526]+[.$B$60]*[.C526]*[.C526]*[.C526])-273.5" office:value-type="float" office:value="19.5680702134686" calcext:value-type="float">
            <text:p>19.5680702135</text:p>
          </table:table-cell>
          <table:table-cell table:formula="of:=MATCH([.A526];[.$F$2:.$F$52];-1)" office:value-type="float" office:value="20" calcext:value-type="float">
            <text:p>20</text:p>
          </table:table-cell>
          <table:table-cell table:formula="of:=1.8*[.D526]+32" office:value-type="float" office:value="67.2225263842434" calcext:value-type="float">
            <text:p>67.2225263842</text:p>
          </table:table-cell>
          <table:table-cell table:formula="of:=32+MATCH(9*[.A526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6]-1" office:value-type="float" office:value="561" calcext:value-type="float">
            <text:p>561</text:p>
          </table:table-cell>
          <table:table-cell table:formula="of:=(10000*[.A527])/(1023-[.A527])" office:value-type="float" office:value="12142.8571428571" calcext:value-type="float">
            <text:p>12142.8571428571</text:p>
          </table:table-cell>
          <table:table-cell table:formula="of:=LN([.B527])" office:value-type="float" office:value="9.40449638641714" calcext:value-type="float">
            <text:p>9.4044963864</text:p>
          </table:table-cell>
          <table:table-cell table:formula="of:=1/([.$B$57]+[.$B$58]*[.C527]+[.$B$59]*[.C527]*[.C527]+[.$B$60]*[.C527]*[.C527]*[.C527])-273.5" office:value-type="float" office:value="19.6678797418666" calcext:value-type="float">
            <text:p>19.6678797419</text:p>
          </table:table-cell>
          <table:table-cell table:formula="of:=MATCH([.A527];[.$F$2:.$F$52];-1)" office:value-type="float" office:value="20" calcext:value-type="float">
            <text:p>20</text:p>
          </table:table-cell>
          <table:table-cell table:formula="of:=1.8*[.D527]+32" office:value-type="float" office:value="67.4021835353598" calcext:value-type="float">
            <text:p>67.4021835354</text:p>
          </table:table-cell>
          <table:table-cell table:formula="of:=32+MATCH(9*[.A527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7]-1" office:value-type="float" office:value="560" calcext:value-type="float">
            <text:p>560</text:p>
          </table:table-cell>
          <table:table-cell table:formula="of:=(10000*[.A528])/(1023-[.A528])" office:value-type="float" office:value="12095.0323974082" calcext:value-type="float">
            <text:p>12095.0323974082</text:p>
          </table:table-cell>
          <table:table-cell table:formula="of:=LN([.B528])" office:value-type="float" office:value="9.40055010161914" calcext:value-type="float">
            <text:p>9.4005501016</text:p>
          </table:table-cell>
          <table:table-cell table:formula="of:=1/([.$B$57]+[.$B$58]*[.C528]+[.$B$59]*[.C528]*[.C528]+[.$B$60]*[.C528]*[.C528]*[.C528])-273.5" office:value-type="float" office:value="19.7677097427155" calcext:value-type="float">
            <text:p>19.7677097427</text:p>
          </table:table-cell>
          <table:table-cell table:formula="of:=MATCH([.A528];[.$F$2:.$F$52];-1)" office:value-type="float" office:value="20" calcext:value-type="float">
            <text:p>20</text:p>
          </table:table-cell>
          <table:table-cell table:formula="of:=1.8*[.D528]+32" office:value-type="float" office:value="67.5818775368879" calcext:value-type="float">
            <text:p>67.5818775369</text:p>
          </table:table-cell>
          <table:table-cell table:formula="of:=32+MATCH(9*[.A528];[.$Q$2:.$Q$91];-1)"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table:formula="of:=[.A528]-1" office:value-type="float" office:value="559" calcext:value-type="float">
            <text:p>559</text:p>
          </table:table-cell>
          <table:table-cell table:formula="of:=(10000*[.A529])/(1023-[.A529])" office:value-type="float" office:value="12047.4137931034" calcext:value-type="float">
            <text:p>12047.4137931034</text:p>
          </table:table-cell>
          <table:table-cell table:formula="of:=LN([.B529])" office:value-type="float" office:value="9.39660529290503" calcext:value-type="float">
            <text:p>9.3966052929</text:p>
          </table:table-cell>
          <table:table-cell table:formula="of:=1/([.$B$57]+[.$B$58]*[.C529]+[.$B$59]*[.C529]*[.C529]+[.$B$60]*[.C529]*[.C529]*[.C529])-273.5" office:value-type="float" office:value="19.8675610037964" calcext:value-type="float">
            <text:p>19.8675610038</text:p>
          </table:table-cell>
          <table:table-cell table:formula="of:=MATCH([.A529];[.$F$2:.$F$52];-1)" office:value-type="float" office:value="20" calcext:value-type="float">
            <text:p>20</text:p>
          </table:table-cell>
          <table:table-cell table:formula="of:=1.8*[.D529]+32" office:value-type="float" office:value="67.7616098068335" calcext:value-type="float">
            <text:p>67.7616098068</text:p>
          </table:table-cell>
          <table:table-cell table:formula="of:=32+MATCH(9*[.A529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29]-1" office:value-type="float" office:value="558" calcext:value-type="float">
            <text:p>558</text:p>
          </table:table-cell>
          <table:table-cell table:formula="of:=(10000*[.A530])/(1023-[.A530])" office:value-type="float" office:value="12000" calcext:value-type="float">
            <text:p>12000</text:p>
          </table:table-cell>
          <table:table-cell table:formula="of:=LN([.B530])" office:value-type="float" office:value="9.39266192877014" calcext:value-type="float">
            <text:p>9.3926619288</text:p>
          </table:table-cell>
          <table:table-cell table:formula="of:=1/([.$B$57]+[.$B$58]*[.C530]+[.$B$59]*[.C530]*[.C530]+[.$B$60]*[.C530]*[.C530]*[.C530])-273.5" office:value-type="float" office:value="19.9674343129753" calcext:value-type="float">
            <text:p>19.967434313</text:p>
          </table:table-cell>
          <table:table-cell table:formula="of:=MATCH([.A530];[.$F$2:.$F$52];-1)" office:value-type="float" office:value="20" calcext:value-type="float">
            <text:p>20</text:p>
          </table:table-cell>
          <table:table-cell table:formula="of:=1.8*[.D530]+32" office:value-type="float" office:value="67.9413817633556" calcext:value-type="float">
            <text:p>67.9413817634</text:p>
          </table:table-cell>
          <table:table-cell table:formula="of:=32+MATCH(9*[.A530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30]-1" office:value-type="float" office:value="557" calcext:value-type="float">
            <text:p>557</text:p>
          </table:table-cell>
          <table:table-cell table:formula="of:=(10000*[.A531])/(1023-[.A531])" office:value-type="float" office:value="11952.7896995708" calcext:value-type="float">
            <text:p>11952.7896995708</text:p>
          </table:table-cell>
          <table:table-cell table:formula="of:=LN([.B531])" office:value-type="float" office:value="9.38871997777782" calcext:value-type="float">
            <text:p>9.3887199778</text:p>
          </table:table-cell>
          <table:table-cell table:formula="of:=1/([.$B$57]+[.$B$58]*[.C531]+[.$B$59]*[.C531]*[.C531]+[.$B$60]*[.C531]*[.C531]*[.C531])-273.5" office:value-type="float" office:value="20.0673304582411" calcext:value-type="float">
            <text:p>20.0673304582</text:p>
          </table:table-cell>
          <table:table-cell table:formula="of:=MATCH([.A531];[.$F$2:.$F$52];-1)" office:value-type="float" office:value="21" calcext:value-type="float">
            <text:p>21</text:p>
          </table:table-cell>
          <table:table-cell table:formula="of:=1.8*[.D531]+32" office:value-type="float" office:value="68.121194824834" calcext:value-type="float">
            <text:p>68.1211948248</text:p>
          </table:table-cell>
          <table:table-cell table:formula="of:=32+MATCH(9*[.A531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31]-1" office:value-type="float" office:value="556" calcext:value-type="float">
            <text:p>556</text:p>
          </table:table-cell>
          <table:table-cell table:formula="of:=(10000*[.A532])/(1023-[.A532])" office:value-type="float" office:value="11905.7815845824" calcext:value-type="float">
            <text:p>11905.7815845824</text:p>
          </table:table-cell>
          <table:table-cell table:formula="of:=LN([.B532])" office:value-type="float" office:value="9.38477940855787" calcext:value-type="float">
            <text:p>9.3847794086</text:p>
          </table:table-cell>
          <table:table-cell table:formula="of:=1/([.$B$57]+[.$B$58]*[.C532]+[.$B$59]*[.C532]*[.C532]+[.$B$60]*[.C532]*[.C532]*[.C532])-273.5" office:value-type="float" office:value="20.1672502277421" calcext:value-type="float">
            <text:p>20.1672502277</text:p>
          </table:table-cell>
          <table:table-cell table:formula="of:=MATCH([.A532];[.$F$2:.$F$52];-1)" office:value-type="float" office:value="21" calcext:value-type="float">
            <text:p>21</text:p>
          </table:table-cell>
          <table:table-cell table:formula="of:=1.8*[.D532]+32" office:value-type="float" office:value="68.3010504099358" calcext:value-type="float">
            <text:p>68.3010504099</text:p>
          </table:table-cell>
          <table:table-cell table:formula="of:=32+MATCH(9*[.A532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32]-1" office:value-type="float" office:value="555" calcext:value-type="float">
            <text:p>555</text:p>
          </table:table-cell>
          <table:table-cell table:formula="of:=(10000*[.A533])/(1023-[.A533])" office:value-type="float" office:value="11858.9743589744" calcext:value-type="float">
            <text:p>11858.9743589744</text:p>
          </table:table-cell>
          <table:table-cell table:formula="of:=LN([.B533])" office:value-type="float" office:value="9.38084018980497" calcext:value-type="float">
            <text:p>9.3808401898</text:p>
          </table:table-cell>
          <table:table-cell table:formula="of:=1/([.$B$57]+[.$B$58]*[.C533]+[.$B$59]*[.C533]*[.C533]+[.$B$60]*[.C533]*[.C533]*[.C533])-273.5" office:value-type="float" office:value="20.267194409823" calcext:value-type="float">
            <text:p>20.2671944098</text:p>
          </table:table-cell>
          <table:table-cell table:formula="of:=MATCH([.A533];[.$F$2:.$F$52];-1)" office:value-type="float" office:value="21" calcext:value-type="float">
            <text:p>21</text:p>
          </table:table-cell>
          <table:table-cell table:formula="of:=1.8*[.D533]+32" office:value-type="float" office:value="68.4809499376814" calcext:value-type="float">
            <text:p>68.4809499377</text:p>
          </table:table-cell>
          <table:table-cell table:formula="of:=32+MATCH(9*[.A533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33]-1" office:value-type="float" office:value="554" calcext:value-type="float">
            <text:p>554</text:p>
          </table:table-cell>
          <table:table-cell table:formula="of:=(10000*[.A534])/(1023-[.A534])" office:value-type="float" office:value="11812.3667377399" calcext:value-type="float">
            <text:p>11812.3667377399</text:p>
          </table:table-cell>
          <table:table-cell table:formula="of:=LN([.B534])" office:value-type="float" office:value="9.37690229027719" calcext:value-type="float">
            <text:p>9.3769022903</text:p>
          </table:table-cell>
          <table:table-cell table:formula="of:=1/([.$B$57]+[.$B$58]*[.C534]+[.$B$59]*[.C534]*[.C534]+[.$B$60]*[.C534]*[.C534]*[.C534])-273.5" office:value-type="float" office:value="20.3671637930619" calcext:value-type="float">
            <text:p>20.3671637931</text:p>
          </table:table-cell>
          <table:table-cell table:formula="of:=MATCH([.A534];[.$F$2:.$F$52];-1)" office:value-type="float" office:value="21" calcext:value-type="float">
            <text:p>21</text:p>
          </table:table-cell>
          <table:table-cell table:formula="of:=1.8*[.D534]+32" office:value-type="float" office:value="68.6608948275115" calcext:value-type="float">
            <text:p>68.6608948275</text:p>
          </table:table-cell>
          <table:table-cell table:formula="of:=32+MATCH(9*[.A534];[.$Q$2:.$Q$91];-1)"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table:formula="of:=[.A534]-1" office:value-type="float" office:value="553" calcext:value-type="float">
            <text:p>553</text:p>
          </table:table-cell>
          <table:table-cell table:formula="of:=(10000*[.A535])/(1023-[.A535])" office:value-type="float" office:value="11765.9574468085" calcext:value-type="float">
            <text:p>11765.9574468085</text:p>
          </table:table-cell>
          <table:table-cell table:formula="of:=LN([.B535])" office:value-type="float" office:value="9.37296567879441" calcext:value-type="float">
            <text:p>9.3729656788</text:p>
          </table:table-cell>
          <table:table-cell table:formula="of:=1/([.$B$57]+[.$B$58]*[.C535]+[.$B$59]*[.C535]*[.C535]+[.$B$60]*[.C535]*[.C535]*[.C535])-273.5" office:value-type="float" office:value="20.4671591663074" calcext:value-type="float">
            <text:p>20.4671591663</text:p>
          </table:table-cell>
          <table:table-cell table:formula="of:=MATCH([.A535];[.$F$2:.$F$52];-1)" office:value-type="float" office:value="21" calcext:value-type="float">
            <text:p>21</text:p>
          </table:table-cell>
          <table:table-cell table:formula="of:=1.8*[.D535]+32" office:value-type="float" office:value="68.8408864993533" calcext:value-type="float">
            <text:p>68.8408864994</text:p>
          </table:table-cell>
          <table:table-cell table:formula="of:=32+MATCH(9*[.A535];[.$Q$2:.$Q$91];-1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formula="of:=[.A535]-1" office:value-type="float" office:value="552" calcext:value-type="float">
            <text:p>552</text:p>
          </table:table-cell>
          <table:table-cell table:formula="of:=(10000*[.A536])/(1023-[.A536])" office:value-type="float" office:value="11719.7452229299" calcext:value-type="float">
            <text:p>11719.7452229299</text:p>
          </table:table-cell>
          <table:table-cell table:formula="of:=LN([.B536])" office:value-type="float" office:value="9.36903032423686" calcext:value-type="float">
            <text:p>9.3690303242</text:p>
          </table:table-cell>
          <table:table-cell table:formula="of:=1/([.$B$57]+[.$B$58]*[.C536]+[.$B$59]*[.C536]*[.C536]+[.$B$60]*[.C536]*[.C536]*[.C536])-273.5" office:value-type="float" office:value="20.567181318715" calcext:value-type="float">
            <text:p>20.5671813187</text:p>
          </table:table-cell>
          <table:table-cell table:formula="of:=MATCH([.A536];[.$F$2:.$F$52];-1)" office:value-type="float" office:value="21" calcext:value-type="float">
            <text:p>21</text:p>
          </table:table-cell>
          <table:table-cell table:formula="of:=1.8*[.D536]+32" office:value-type="float" office:value="69.0209263736871" calcext:value-type="float">
            <text:p>69.0209263737</text:p>
          </table:table-cell>
          <table:table-cell table:formula="of:=32+MATCH(9*[.A536];[.$Q$2:.$Q$91];-1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formula="of:=[.A536]-1" office:value-type="float" office:value="551" calcext:value-type="float">
            <text:p>551</text:p>
          </table:table-cell>
          <table:table-cell table:formula="of:=(10000*[.A537])/(1023-[.A537])" office:value-type="float" office:value="11673.7288135593" calcext:value-type="float">
            <text:p>11673.7288135593</text:p>
          </table:table-cell>
          <table:table-cell table:formula="of:=LN([.B537])" office:value-type="float" office:value="9.36509619554354" calcext:value-type="float">
            <text:p>9.3650961955</text:p>
          </table:table-cell>
          <table:table-cell table:formula="of:=1/([.$B$57]+[.$B$58]*[.C537]+[.$B$59]*[.C537]*[.C537]+[.$B$60]*[.C537]*[.C537]*[.C537])-273.5" office:value-type="float" office:value="20.6672310397846" calcext:value-type="float">
            <text:p>20.6672310398</text:p>
          </table:table-cell>
          <table:table-cell table:formula="of:=MATCH([.A537];[.$F$2:.$F$52];-1)" office:value-type="float" office:value="21" calcext:value-type="float">
            <text:p>21</text:p>
          </table:table-cell>
          <table:table-cell table:formula="of:=1.8*[.D537]+32" office:value-type="float" office:value="69.2010158716123" calcext:value-type="float">
            <text:p>69.2010158716</text:p>
          </table:table-cell>
          <table:table-cell table:formula="of:=32+MATCH(9*[.A537];[.$Q$2:.$Q$91];-1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formula="of:=[.A537]-1" office:value-type="float" office:value="550" calcext:value-type="float">
            <text:p>550</text:p>
          </table:table-cell>
          <table:table-cell table:formula="of:=(10000*[.A538])/(1023-[.A538])" office:value-type="float" office:value="11627.9069767442" calcext:value-type="float">
            <text:p>11627.9069767442</text:p>
          </table:table-cell>
          <table:table-cell table:formula="of:=LN([.B538])" office:value-type="float" office:value="9.36116326171077" calcext:value-type="float">
            <text:p>9.3611632617</text:p>
          </table:table-cell>
          <table:table-cell table:formula="of:=1/([.$B$57]+[.$B$58]*[.C538]+[.$B$59]*[.C538]*[.C538]+[.$B$60]*[.C538]*[.C538]*[.C538])-273.5" office:value-type="float" office:value="20.7673091193969" calcext:value-type="float">
            <text:p>20.7673091194</text:p>
          </table:table-cell>
          <table:table-cell table:formula="of:=MATCH([.A538];[.$F$2:.$F$52];-1)" office:value-type="float" office:value="21" calcext:value-type="float">
            <text:p>21</text:p>
          </table:table-cell>
          <table:table-cell table:formula="of:=1.8*[.D538]+32" office:value-type="float" office:value="69.3811564149145" calcext:value-type="float">
            <text:p>69.3811564149</text:p>
          </table:table-cell>
          <table:table-cell table:formula="of:=32+MATCH(9*[.A538];[.$Q$2:.$Q$91];-1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formula="of:=[.A538]-1" office:value-type="float" office:value="549" calcext:value-type="float">
            <text:p>549</text:p>
          </table:table-cell>
          <table:table-cell table:formula="of:=(10000*[.A539])/(1023-[.A539])" office:value-type="float" office:value="11582.2784810127" calcext:value-type="float">
            <text:p>11582.2784810127</text:p>
          </table:table-cell>
          <table:table-cell table:formula="of:=LN([.B539])" office:value-type="float" office:value="9.35723149179064" calcext:value-type="float">
            <text:p>9.3572314918</text:p>
          </table:table-cell>
          <table:table-cell table:formula="of:=1/([.$B$57]+[.$B$58]*[.C539]+[.$B$59]*[.C539]*[.C539]+[.$B$60]*[.C539]*[.C539]*[.C539])-273.5" office:value-type="float" office:value="20.8674163478506" calcext:value-type="float">
            <text:p>20.8674163479</text:p>
          </table:table-cell>
          <table:table-cell table:formula="of:=MATCH([.A539];[.$F$2:.$F$52];-1)" office:value-type="float" office:value="21" calcext:value-type="float">
            <text:p>21</text:p>
          </table:table-cell>
          <table:table-cell table:formula="of:=1.8*[.D539]+32" office:value-type="float" office:value="69.561349426131" calcext:value-type="float">
            <text:p>69.5613494261</text:p>
          </table:table-cell>
          <table:table-cell table:formula="of:=32+MATCH(9*[.A539];[.$Q$2:.$Q$91];-1)"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formula="of:=[.A539]-1" office:value-type="float" office:value="548" calcext:value-type="float">
            <text:p>548</text:p>
          </table:table-cell>
          <table:table-cell table:formula="of:=(10000*[.A540])/(1023-[.A540])" office:value-type="float" office:value="11536.8421052632" calcext:value-type="float">
            <text:p>11536.8421052632</text:p>
          </table:table-cell>
          <table:table-cell table:formula="of:=LN([.B540])" office:value-type="float" office:value="9.35330085488956" calcext:value-type="float">
            <text:p>9.3533008549</text:p>
          </table:table-cell>
          <table:table-cell table:formula="of:=1/([.$B$57]+[.$B$58]*[.C540]+[.$B$59]*[.C540]*[.C540]+[.$B$60]*[.C540]*[.C540]*[.C540])-273.5" office:value-type="float" office:value="20.9675535158989" calcext:value-type="float">
            <text:p>20.9675535159</text:p>
          </table:table-cell>
          <table:table-cell table:formula="of:=MATCH([.A540];[.$F$2:.$F$52];-1)" office:value-type="float" office:value="21" calcext:value-type="float">
            <text:p>21</text:p>
          </table:table-cell>
          <table:table-cell table:formula="of:=1.8*[.D540]+32" office:value-type="float" office:value="69.741596328618" calcext:value-type="float">
            <text:p>69.7415963286</text:p>
          </table:table-cell>
          <table:table-cell table:formula="of:=32+MATCH(9*[.A540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0]-1" office:value-type="float" office:value="547" calcext:value-type="float">
            <text:p>547</text:p>
          </table:table-cell>
          <table:table-cell table:formula="of:=(10000*[.A541])/(1023-[.A541])" office:value-type="float" office:value="11491.5966386555" calcext:value-type="float">
            <text:p>11491.5966386555</text:p>
          </table:table-cell>
          <table:table-cell table:formula="of:=LN([.B541])" office:value-type="float" office:value="9.34937132016674" calcext:value-type="float">
            <text:p>9.3493713202</text:p>
          </table:table-cell>
          <table:table-cell table:formula="of:=1/([.$B$57]+[.$B$58]*[.C541]+[.$B$59]*[.C541]*[.C541]+[.$B$60]*[.C541]*[.C541]*[.C541])-273.5" office:value-type="float" office:value="21.0677214147867" calcext:value-type="float">
            <text:p>21.0677214148</text:p>
          </table:table-cell>
          <table:table-cell table:formula="of:=MATCH([.A541];[.$F$2:.$F$52];-1)" office:value-type="float" office:value="22" calcext:value-type="float">
            <text:p>22</text:p>
          </table:table-cell>
          <table:table-cell table:formula="of:=1.8*[.D541]+32" office:value-type="float" office:value="69.921898546616" calcext:value-type="float">
            <text:p>69.9218985466</text:p>
          </table:table-cell>
          <table:table-cell table:formula="of:=32+MATCH(9*[.A541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1]-1" office:value-type="float" office:value="546" calcext:value-type="float">
            <text:p>546</text:p>
          </table:table-cell>
          <table:table-cell table:formula="of:=(10000*[.A542])/(1023-[.A542])" office:value-type="float" office:value="11446.5408805031" calcext:value-type="float">
            <text:p>11446.5408805031</text:p>
          </table:table-cell>
          <table:table-cell table:formula="of:=LN([.B542])" office:value-type="float" office:value="9.34544285683275" calcext:value-type="float">
            <text:p>9.3454428568</text:p>
          </table:table-cell>
          <table:table-cell table:formula="of:=1/([.$B$57]+[.$B$58]*[.C542]+[.$B$59]*[.C542]*[.C542]+[.$B$60]*[.C542]*[.C542]*[.C542])-273.5" office:value-type="float" office:value="21.1679208362874" calcext:value-type="float">
            <text:p>21.1679208363</text:p>
          </table:table-cell>
          <table:table-cell table:formula="of:=MATCH([.A542];[.$F$2:.$F$52];-1)" office:value-type="float" office:value="22" calcext:value-type="float">
            <text:p>22</text:p>
          </table:table-cell>
          <table:table-cell table:formula="of:=1.8*[.D542]+32" office:value-type="float" office:value="70.1022575053172" calcext:value-type="float">
            <text:p>70.1022575053</text:p>
          </table:table-cell>
          <table:table-cell table:formula="of:=32+MATCH(9*[.A542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2]-1" office:value-type="float" office:value="545" calcext:value-type="float">
            <text:p>545</text:p>
          </table:table-cell>
          <table:table-cell table:formula="of:=(10000*[.A543])/(1023-[.A543])" office:value-type="float" office:value="11401.6736401674" calcext:value-type="float">
            <text:p>11401.6736401674</text:p>
          </table:table-cell>
          <table:table-cell table:formula="of:=LN([.B543])" office:value-type="float" office:value="9.34151543414797" calcext:value-type="float">
            <text:p>9.3415154341</text:p>
          </table:table-cell>
          <table:table-cell table:formula="of:=1/([.$B$57]+[.$B$58]*[.C543]+[.$B$59]*[.C543]*[.C543]+[.$B$60]*[.C543]*[.C543]*[.C543])-273.5" office:value-type="float" office:value="21.2681525727396" calcext:value-type="float">
            <text:p>21.2681525727</text:p>
          </table:table-cell>
          <table:table-cell table:formula="of:=MATCH([.A543];[.$F$2:.$F$52];-1)" office:value-type="float" office:value="22" calcext:value-type="float">
            <text:p>22</text:p>
          </table:table-cell>
          <table:table-cell table:formula="of:=1.8*[.D543]+32" office:value-type="float" office:value="70.2826746309312" calcext:value-type="float">
            <text:p>70.2826746309</text:p>
          </table:table-cell>
          <table:table-cell table:formula="of:=32+MATCH(9*[.A543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3]-1" office:value-type="float" office:value="544" calcext:value-type="float">
            <text:p>544</text:p>
          </table:table-cell>
          <table:table-cell table:formula="of:=(10000*[.A544])/(1023-[.A544])" office:value-type="float" office:value="11356.993736952" calcext:value-type="float">
            <text:p>11356.993736952</text:p>
          </table:table-cell>
          <table:table-cell table:formula="of:=LN([.B544])" office:value-type="float" office:value="9.33758902142121" calcext:value-type="float">
            <text:p>9.3375890214</text:p>
          </table:table-cell>
          <table:table-cell table:formula="of:=1/([.$B$57]+[.$B$58]*[.C544]+[.$B$59]*[.C544]*[.C544]+[.$B$60]*[.C544]*[.C544]*[.C544])-273.5" office:value-type="float" office:value="21.3684174170842" calcext:value-type="float">
            <text:p>21.3684174171</text:p>
          </table:table-cell>
          <table:table-cell table:formula="of:=MATCH([.A544];[.$F$2:.$F$52];-1)" office:value-type="float" office:value="22" calcext:value-type="float">
            <text:p>22</text:p>
          </table:table-cell>
          <table:table-cell table:formula="of:=1.8*[.D544]+32" office:value-type="float" office:value="70.4631513507515" calcext:value-type="float">
            <text:p>70.4631513508</text:p>
          </table:table-cell>
          <table:table-cell table:formula="of:=32+MATCH(9*[.A544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4]-1" office:value-type="float" office:value="543" calcext:value-type="float">
            <text:p>543</text:p>
          </table:table-cell>
          <table:table-cell table:formula="of:=(10000*[.A545])/(1023-[.A545])" office:value-type="float" office:value="11312.5" calcext:value-type="float">
            <text:p>11312.5</text:p>
          </table:table-cell>
          <table:table-cell table:formula="of:=LN([.B545])" office:value-type="float" office:value="9.33366358800818" calcext:value-type="float">
            <text:p>9.333663588</text:p>
          </table:table-cell>
          <table:table-cell table:formula="of:=1/([.$B$57]+[.$B$58]*[.C545]+[.$B$59]*[.C545]*[.C545]+[.$B$60]*[.C545]*[.C545]*[.C545])-273.5" office:value-type="float" office:value="21.4687161629016" calcext:value-type="float">
            <text:p>21.4687161629</text:p>
          </table:table-cell>
          <table:table-cell table:formula="of:=MATCH([.A545];[.$F$2:.$F$52];-1)" office:value-type="float" office:value="22" calcext:value-type="float">
            <text:p>22</text:p>
          </table:table-cell>
          <table:table-cell table:formula="of:=1.8*[.D545]+32" office:value-type="float" office:value="70.6436890932228" calcext:value-type="float">
            <text:p>70.6436890932</text:p>
          </table:table-cell>
          <table:table-cell table:formula="of:=32+MATCH(9*[.A545];[.$Q$2:.$Q$91];-1)"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table:formula="of:=[.A545]-1" office:value-type="float" office:value="542" calcext:value-type="float">
            <text:p>542</text:p>
          </table:table-cell>
          <table:table-cell table:formula="of:=(10000*[.A546])/(1023-[.A546])" office:value-type="float" office:value="11268.1912681913" calcext:value-type="float">
            <text:p>11268.1912681913</text:p>
          </table:table-cell>
          <table:table-cell table:formula="of:=LN([.B546])" office:value-type="float" office:value="9.32973910331007" calcext:value-type="float">
            <text:p>9.3297391033</text:p>
          </table:table-cell>
          <table:table-cell table:formula="of:=1/([.$B$57]+[.$B$58]*[.C546]+[.$B$59]*[.C546]*[.C546]+[.$B$60]*[.C546]*[.C546]*[.C546])-273.5" office:value-type="float" office:value="21.5690496044477" calcext:value-type="float">
            <text:p>21.5690496044</text:p>
          </table:table-cell>
          <table:table-cell table:formula="of:=MATCH([.A546];[.$F$2:.$F$52];-1)" office:value-type="float" office:value="22" calcext:value-type="float">
            <text:p>22</text:p>
          </table:table-cell>
          <table:table-cell table:formula="of:=1.8*[.D546]+32" office:value-type="float" office:value="70.8242892880059" calcext:value-type="float">
            <text:p>70.824289288</text:p>
          </table:table-cell>
          <table:table-cell table:formula="of:=32+MATCH(9*[.A546];[.$Q$2:.$Q$91];-1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table:formula="of:=[.A546]-1" office:value-type="float" office:value="541" calcext:value-type="float">
            <text:p>541</text:p>
          </table:table-cell>
          <table:table-cell table:formula="of:=(10000*[.A547])/(1023-[.A547])" office:value-type="float" office:value="11224.0663900415" calcext:value-type="float">
            <text:p>11224.0663900415</text:p>
          </table:table-cell>
          <table:table-cell table:formula="of:=LN([.B547])" office:value-type="float" office:value="9.32581553677206" calcext:value-type="float">
            <text:p>9.3258155368</text:p>
          </table:table-cell>
          <table:table-cell table:formula="of:=1/([.$B$57]+[.$B$58]*[.C547]+[.$B$59]*[.C547]*[.C547]+[.$B$60]*[.C547]*[.C547]*[.C547])-273.5" office:value-type="float" office:value="21.6694185366922" calcext:value-type="float">
            <text:p>21.6694185367</text:p>
          </table:table-cell>
          <table:table-cell table:formula="of:=MATCH([.A547];[.$F$2:.$F$52];-1)" office:value-type="float" office:value="22" calcext:value-type="float">
            <text:p>22</text:p>
          </table:table-cell>
          <table:table-cell table:formula="of:=1.8*[.D547]+32" office:value-type="float" office:value="71.004953366046" calcext:value-type="float">
            <text:p>71.004953366</text:p>
          </table:table-cell>
          <table:table-cell table:formula="of:=32+MATCH(9*[.A547];[.$Q$2:.$Q$91];-1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table:formula="of:=[.A547]-1" office:value-type="float" office:value="540" calcext:value-type="float">
            <text:p>540</text:p>
          </table:table-cell>
          <table:table-cell table:formula="of:=(10000*[.A548])/(1023-[.A548])" office:value-type="float" office:value="11180.1242236025" calcext:value-type="float">
            <text:p>11180.1242236025</text:p>
          </table:table-cell>
          <table:table-cell table:formula="of:=LN([.B548])" office:value-type="float" office:value="9.32189285788193" calcext:value-type="float">
            <text:p>9.3218928579</text:p>
          </table:table-cell>
          <table:table-cell table:formula="of:=1/([.$B$57]+[.$B$58]*[.C548]+[.$B$59]*[.C548]*[.C548]+[.$B$60]*[.C548]*[.C548]*[.C548])-273.5" office:value-type="float" office:value="21.7698237553544" calcext:value-type="float">
            <text:p>21.7698237554</text:p>
          </table:table-cell>
          <table:table-cell table:formula="of:=MATCH([.A548];[.$F$2:.$F$52];-1)" office:value-type="float" office:value="22" calcext:value-type="float">
            <text:p>22</text:p>
          </table:table-cell>
          <table:table-cell table:formula="of:=1.8*[.D548]+32" office:value-type="float" office:value="71.1856827596379" calcext:value-type="float">
            <text:p>71.1856827596</text:p>
          </table:table-cell>
          <table:table-cell table:formula="of:=32+MATCH(9*[.A548];[.$Q$2:.$Q$91];-1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table:formula="of:=[.A548]-1" office:value-type="float" office:value="539" calcext:value-type="float">
            <text:p>539</text:p>
          </table:table-cell>
          <table:table-cell table:formula="of:=(10000*[.A549])/(1023-[.A549])" office:value-type="float" office:value="11136.3636363636" calcext:value-type="float">
            <text:p>11136.3636363636</text:p>
          </table:table-cell>
          <table:table-cell table:formula="of:=LN([.B549])" office:value-type="float" office:value="9.31797103616855" calcext:value-type="float">
            <text:p>9.3179710362</text:p>
          </table:table-cell>
          <table:table-cell table:formula="of:=1/([.$B$57]+[.$B$58]*[.C549]+[.$B$59]*[.C549]*[.C549]+[.$B$60]*[.C549]*[.C549]*[.C549])-273.5" office:value-type="float" office:value="21.870266056941" calcext:value-type="float">
            <text:p>21.8702660569</text:p>
          </table:table-cell>
          <table:table-cell table:formula="of:=MATCH([.A549];[.$F$2:.$F$52];-1)" office:value-type="float" office:value="22" calcext:value-type="float">
            <text:p>22</text:p>
          </table:table-cell>
          <table:table-cell table:formula="of:=1.8*[.D549]+32" office:value-type="float" office:value="71.3664789024938" calcext:value-type="float">
            <text:p>71.3664789025</text:p>
          </table:table-cell>
          <table:table-cell table:formula="of:=32+MATCH(9*[.A549];[.$Q$2:.$Q$91];-1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table:formula="of:=[.A549]-1" office:value-type="float" office:value="538" calcext:value-type="float">
            <text:p>538</text:p>
          </table:table-cell>
          <table:table-cell table:formula="of:=(10000*[.A550])/(1023-[.A550])" office:value-type="float" office:value="11092.7835051546" calcext:value-type="float">
            <text:p>11092.7835051546</text:p>
          </table:table-cell>
          <table:table-cell table:formula="of:=LN([.B550])" office:value-type="float" office:value="9.31405004120049" calcext:value-type="float">
            <text:p>9.3140500412</text:p>
          </table:table-cell>
          <table:table-cell table:formula="of:=1/([.$B$57]+[.$B$58]*[.C550]+[.$B$59]*[.C550]*[.C550]+[.$B$60]*[.C550]*[.C550]*[.C550])-273.5" office:value-type="float" office:value="21.9707462387827" calcext:value-type="float">
            <text:p>21.9707462388</text:p>
          </table:table-cell>
          <table:table-cell table:formula="of:=MATCH([.A550];[.$F$2:.$F$52];-1)" office:value-type="float" office:value="22" calcext:value-type="float">
            <text:p>22</text:p>
          </table:table-cell>
          <table:table-cell table:formula="of:=1.8*[.D550]+32" office:value-type="float" office:value="71.5473432298089" calcext:value-type="float">
            <text:p>71.5473432298</text:p>
          </table:table-cell>
          <table:table-cell table:formula="of:=32+MATCH(9*[.A550];[.$Q$2:.$Q$91];-1)"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table:formula="of:=[.A550]-1" office:value-type="float" office:value="537" calcext:value-type="float">
            <text:p>537</text:p>
          </table:table-cell>
          <table:table-cell table:formula="of:=(10000*[.A551])/(1023-[.A551])" office:value-type="float" office:value="11049.3827160494" calcext:value-type="float">
            <text:p>11049.3827160494</text:p>
          </table:table-cell>
          <table:table-cell table:formula="of:=LN([.B551])" office:value-type="float" office:value="9.31012984258455" calcext:value-type="float">
            <text:p>9.3101298426</text:p>
          </table:table-cell>
          <table:table-cell table:formula="of:=1/([.$B$57]+[.$B$58]*[.C551]+[.$B$59]*[.C551]*[.C551]+[.$B$60]*[.C551]*[.C551]*[.C551])-273.5" office:value-type="float" office:value="22.0712650990724" calcext:value-type="float">
            <text:p>22.0712650991</text:p>
          </table:table-cell>
          <table:table-cell table:formula="of:=MATCH([.A551];[.$F$2:.$F$52];-1)" office:value-type="float" office:value="23" calcext:value-type="float">
            <text:p>23</text:p>
          </table:table-cell>
          <table:table-cell table:formula="of:=1.8*[.D551]+32" office:value-type="float" office:value="71.7282771783303" calcext:value-type="float">
            <text:p>71.7282771783</text:p>
          </table:table-cell>
          <table:table-cell table:formula="of:=32+MATCH(9*[.A551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1]-1" office:value-type="float" office:value="536" calcext:value-type="float">
            <text:p>536</text:p>
          </table:table-cell>
          <table:table-cell table:formula="of:=(10000*[.A552])/(1023-[.A552])" office:value-type="float" office:value="11006.160164271" calcext:value-type="float">
            <text:p>11006.160164271</text:p>
          </table:table-cell>
          <table:table-cell table:formula="of:=LN([.B552])" office:value-type="float" office:value="9.3062104099644" calcext:value-type="float">
            <text:p>9.30621041</text:p>
          </table:table-cell>
          <table:table-cell table:formula="of:=1/([.$B$57]+[.$B$58]*[.C552]+[.$B$59]*[.C552]*[.C552]+[.$B$60]*[.C552]*[.C552]*[.C552])-273.5" office:value-type="float" office:value="22.1718234369004" calcext:value-type="float">
            <text:p>22.1718234369</text:p>
          </table:table-cell>
          <table:table-cell table:formula="of:=MATCH([.A552];[.$F$2:.$F$52];-1)" office:value-type="float" office:value="23" calcext:value-type="float">
            <text:p>23</text:p>
          </table:table-cell>
          <table:table-cell table:formula="of:=1.8*[.D552]+32" office:value-type="float" office:value="71.9092821864207" calcext:value-type="float">
            <text:p>71.9092821864</text:p>
          </table:table-cell>
          <table:table-cell table:formula="of:=32+MATCH(9*[.A552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2]-1" office:value-type="float" office:value="535" calcext:value-type="float">
            <text:p>535</text:p>
          </table:table-cell>
          <table:table-cell table:formula="of:=(10000*[.A553])/(1023-[.A553])" office:value-type="float" office:value="10963.1147540984" calcext:value-type="float">
            <text:p>10963.1147540984</text:p>
          </table:table-cell>
          <table:table-cell table:formula="of:=LN([.B553])" office:value-type="float" office:value="9.30229171301904" calcext:value-type="float">
            <text:p>9.302291713</text:p>
          </table:table-cell>
          <table:table-cell table:formula="of:=1/([.$B$57]+[.$B$58]*[.C553]+[.$B$59]*[.C553]*[.C553]+[.$B$60]*[.C553]*[.C553]*[.C553])-273.5" office:value-type="float" office:value="22.2724220522938" calcext:value-type="float">
            <text:p>22.2724220523</text:p>
          </table:table-cell>
          <table:table-cell table:formula="of:=MATCH([.A553];[.$F$2:.$F$52];-1)" office:value-type="float" office:value="23" calcext:value-type="float">
            <text:p>23</text:p>
          </table:table-cell>
          <table:table-cell table:formula="of:=1.8*[.D553]+32" office:value-type="float" office:value="72.0903596941288" calcext:value-type="float">
            <text:p>72.0903596941</text:p>
          </table:table-cell>
          <table:table-cell table:formula="of:=32+MATCH(9*[.A553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3]-1" office:value-type="float" office:value="534" calcext:value-type="float">
            <text:p>534</text:p>
          </table:table-cell>
          <table:table-cell table:formula="of:=(10000*[.A554])/(1023-[.A554])" office:value-type="float" office:value="10920.245398773" calcext:value-type="float">
            <text:p>10920.245398773</text:p>
          </table:table-cell>
          <table:table-cell table:formula="of:=LN([.B554])" office:value-type="float" office:value="9.29837372146151" calcext:value-type="float">
            <text:p>9.2983737215</text:p>
          </table:table-cell>
          <table:table-cell table:formula="of:=1/([.$B$57]+[.$B$58]*[.C554]+[.$B$59]*[.C554]*[.C554]+[.$B$60]*[.C554]*[.C554]*[.C554])-273.5" office:value-type="float" office:value="22.3730617462523" calcext:value-type="float">
            <text:p>22.3730617463</text:p>
          </table:table-cell>
          <table:table-cell table:formula="of:=MATCH([.A554];[.$F$2:.$F$52];-1)" office:value-type="float" office:value="23" calcext:value-type="float">
            <text:p>23</text:p>
          </table:table-cell>
          <table:table-cell table:formula="of:=1.8*[.D554]+32" office:value-type="float" office:value="72.2715111432541" calcext:value-type="float">
            <text:p>72.2715111433</text:p>
          </table:table-cell>
          <table:table-cell table:formula="of:=32+MATCH(9*[.A554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4]-1" office:value-type="float" office:value="533" calcext:value-type="float">
            <text:p>533</text:p>
          </table:table-cell>
          <table:table-cell table:formula="of:=(10000*[.A555])/(1023-[.A555])" office:value-type="float" office:value="10877.5510204082" calcext:value-type="float">
            <text:p>10877.5510204082</text:p>
          </table:table-cell>
          <table:table-cell table:formula="of:=LN([.B555])" office:value-type="float" office:value="9.29445640503736" calcext:value-type="float">
            <text:p>9.294456405</text:p>
          </table:table-cell>
          <table:table-cell table:formula="of:=1/([.$B$57]+[.$B$58]*[.C555]+[.$B$59]*[.C555]*[.C555]+[.$B$60]*[.C555]*[.C555]*[.C555])-273.5" office:value-type="float" office:value="22.4737433207865" calcext:value-type="float">
            <text:p>22.4737433208</text:p>
          </table:table-cell>
          <table:table-cell table:formula="of:=MATCH([.A555];[.$F$2:.$F$52];-1)" office:value-type="float" office:value="23" calcext:value-type="float">
            <text:p>23</text:p>
          </table:table-cell>
          <table:table-cell table:formula="of:=1.8*[.D555]+32" office:value-type="float" office:value="72.4527379774156" calcext:value-type="float">
            <text:p>72.4527379774</text:p>
          </table:table-cell>
          <table:table-cell table:formula="of:=32+MATCH(9*[.A555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5]-1" office:value-type="float" office:value="532" calcext:value-type="float">
            <text:p>532</text:p>
          </table:table-cell>
          <table:table-cell table:formula="of:=(10000*[.A556])/(1023-[.A556])" office:value-type="float" office:value="10835.0305498982" calcext:value-type="float">
            <text:p>10835.0305498982</text:p>
          </table:table-cell>
          <table:table-cell table:formula="of:=LN([.B556])" office:value-type="float" office:value="9.29053973352331" calcext:value-type="float">
            <text:p>9.2905397335</text:p>
          </table:table-cell>
          <table:table-cell table:formula="of:=1/([.$B$57]+[.$B$58]*[.C556]+[.$B$59]*[.C556]*[.C556]+[.$B$60]*[.C556]*[.C556]*[.C556])-273.5" office:value-type="float" office:value="22.5744675789545" calcext:value-type="float">
            <text:p>22.574467579</text:p>
          </table:table-cell>
          <table:table-cell table:formula="of:=MATCH([.A556];[.$F$2:.$F$52];-1)" office:value-type="float" office:value="23" calcext:value-type="float">
            <text:p>23</text:p>
          </table:table-cell>
          <table:table-cell table:formula="of:=1.8*[.D556]+32" office:value-type="float" office:value="72.634041642118" calcext:value-type="float">
            <text:p>72.6340416421</text:p>
          </table:table-cell>
          <table:table-cell table:formula="of:=32+MATCH(9*[.A556];[.$Q$2:.$Q$91];-1)"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table:formula="of:=[.A556]-1" office:value-type="float" office:value="531" calcext:value-type="float">
            <text:p>531</text:p>
          </table:table-cell>
          <table:table-cell table:formula="of:=(10000*[.A557])/(1023-[.A557])" office:value-type="float" office:value="10792.6829268293" calcext:value-type="float">
            <text:p>10792.6829268293</text:p>
          </table:table-cell>
          <table:table-cell table:formula="of:=LN([.B557])" office:value-type="float" office:value="9.28662367672581" calcext:value-type="float">
            <text:p>9.2866236767</text:p>
          </table:table-cell>
          <table:table-cell table:formula="of:=1/([.$B$57]+[.$B$58]*[.C557]+[.$B$59]*[.C557]*[.C557]+[.$B$60]*[.C557]*[.C557]*[.C557])-273.5" office:value-type="float" office:value="22.6752353249002" calcext:value-type="float">
            <text:p>22.6752353249</text:p>
          </table:table-cell>
          <table:table-cell table:formula="of:=MATCH([.A557];[.$F$2:.$F$52];-1)" office:value-type="float" office:value="23" calcext:value-type="float">
            <text:p>23</text:p>
          </table:table-cell>
          <table:table-cell table:formula="of:=1.8*[.D557]+32" office:value-type="float" office:value="72.8154235848204" calcext:value-type="float">
            <text:p>72.8154235848</text:p>
          </table:table-cell>
          <table:table-cell table:formula="of:=32+MATCH(9*[.A557];[.$Q$2:.$Q$91];-1)"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table:formula="of:=[.A557]-1" office:value-type="float" office:value="530" calcext:value-type="float">
            <text:p>530</text:p>
          </table:table-cell>
          <table:table-cell table:formula="of:=(10000*[.A558])/(1023-[.A558])" office:value-type="float" office:value="10750.5070993915" calcext:value-type="float">
            <text:p>10750.5070993915</text:p>
          </table:table-cell>
          <table:table-cell table:formula="of:=LN([.B558])" office:value-type="float" office:value="9.28270820447966" calcext:value-type="float">
            <text:p>9.2827082045</text:p>
          </table:table-cell>
          <table:table-cell table:formula="of:=1/([.$B$57]+[.$B$58]*[.C558]+[.$B$59]*[.C558]*[.C558]+[.$B$60]*[.C558]*[.C558]*[.C558])-273.5" office:value-type="float" office:value="22.7760473638904" calcext:value-type="float">
            <text:p>22.7760473639</text:p>
          </table:table-cell>
          <table:table-cell table:formula="of:=MATCH([.A558];[.$F$2:.$F$52];-1)" office:value-type="float" office:value="23" calcext:value-type="float">
            <text:p>23</text:p>
          </table:table-cell>
          <table:table-cell table:formula="of:=1.8*[.D558]+32" office:value-type="float" office:value="72.9968852550027" calcext:value-type="float">
            <text:p>72.996885255</text:p>
          </table:table-cell>
          <table:table-cell table:formula="of:=32+MATCH(9*[.A558];[.$Q$2:.$Q$91];-1)"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table:formula="of:=[.A558]-1" office:value-type="float" office:value="529" calcext:value-type="float">
            <text:p>529</text:p>
          </table:table-cell>
          <table:table-cell table:formula="of:=(10000*[.A559])/(1023-[.A559])" office:value-type="float" office:value="10708.5020242915" calcext:value-type="float">
            <text:p>10708.5020242915</text:p>
          </table:table-cell>
          <table:table-cell table:formula="of:=LN([.B559])" office:value-type="float" office:value="9.27879328664656" calcext:value-type="float">
            <text:p>9.2787932866</text:p>
          </table:table-cell>
          <table:table-cell table:formula="of:=1/([.$B$57]+[.$B$58]*[.C559]+[.$B$59]*[.C559]*[.C559]+[.$B$60]*[.C559]*[.C559]*[.C559])-273.5" office:value-type="float" office:value="22.8769045023525" calcext:value-type="float">
            <text:p>22.8769045024</text:p>
          </table:table-cell>
          <table:table-cell table:formula="of:=MATCH([.A559];[.$F$2:.$F$52];-1)" office:value-type="float" office:value="23" calcext:value-type="float">
            <text:p>23</text:p>
          </table:table-cell>
          <table:table-cell table:formula="of:=1.8*[.D559]+32" office:value-type="float" office:value="73.1784281042345" calcext:value-type="float">
            <text:p>73.1784281042</text:p>
          </table:table-cell>
          <table:table-cell table:formula="of:=32+MATCH(9*[.A559];[.$Q$2:.$Q$91];-1)"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table:formula="of:=[.A559]-1" office:value-type="float" office:value="528" calcext:value-type="float">
            <text:p>528</text:p>
          </table:table-cell>
          <table:table-cell table:formula="of:=(10000*[.A560])/(1023-[.A560])" office:value-type="float" office:value="10666.6666666667" calcext:value-type="float">
            <text:p>10666.6666666667</text:p>
          </table:table-cell>
          <table:table-cell table:formula="of:=LN([.B560])" office:value-type="float" office:value="9.27487889311376" calcext:value-type="float">
            <text:p>9.2748788931</text:p>
          </table:table-cell>
          <table:table-cell table:formula="of:=1/([.$B$57]+[.$B$58]*[.C560]+[.$B$59]*[.C560]*[.C560]+[.$B$60]*[.C560]*[.C560]*[.C560])-273.5" office:value-type="float" office:value="22.9778075479124" calcext:value-type="float">
            <text:p>22.9778075479</text:p>
          </table:table-cell>
          <table:table-cell table:formula="of:=MATCH([.A560];[.$F$2:.$F$52];-1)" office:value-type="float" office:value="23" calcext:value-type="float">
            <text:p>23</text:p>
          </table:table-cell>
          <table:table-cell table:formula="of:=1.8*[.D560]+32" office:value-type="float" office:value="73.3600535862423" calcext:value-type="float">
            <text:p>73.3600535862</text:p>
          </table:table-cell>
          <table:table-cell table:formula="of:=32+MATCH(9*[.A560];[.$Q$2:.$Q$91];-1)"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table:formula="of:=[.A560]-1" office:value-type="float" office:value="527" calcext:value-type="float">
            <text:p>527</text:p>
          </table:table-cell>
          <table:table-cell table:formula="of:=(10000*[.A561])/(1023-[.A561])" office:value-type="float" office:value="10625" calcext:value-type="float">
            <text:p>10625</text:p>
          </table:table-cell>
          <table:table-cell table:formula="of:=LN([.B561])" office:value-type="float" office:value="9.27096499379262" calcext:value-type="float">
            <text:p>9.2709649938</text:p>
          </table:table-cell>
          <table:table-cell table:formula="of:=1/([.$B$57]+[.$B$58]*[.C561]+[.$B$59]*[.C561]*[.C561]+[.$B$60]*[.C561]*[.C561]*[.C561])-273.5" office:value-type="float" office:value="23.0787573094323" calcext:value-type="float">
            <text:p>23.0787573094</text:p>
          </table:table-cell>
          <table:table-cell table:formula="of:=MATCH([.A561];[.$F$2:.$F$52];-1)" office:value-type="float" office:value="24" calcext:value-type="float">
            <text:p>24</text:p>
          </table:table-cell>
          <table:table-cell table:formula="of:=1.8*[.D561]+32" office:value-type="float" office:value="73.5417631569782" calcext:value-type="float">
            <text:p>73.541763157</text:p>
          </table:table-cell>
          <table:table-cell table:formula="of:=32+MATCH(9*[.A561];[.$Q$2:.$Q$91];-1)"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table:formula="of:=[.A561]-1" office:value-type="float" office:value="526" calcext:value-type="float">
            <text:p>526</text:p>
          </table:table-cell>
          <table:table-cell table:formula="of:=(10000*[.A562])/(1023-[.A562])" office:value-type="float" office:value="10583.5010060362" calcext:value-type="float">
            <text:p>10583.5010060362</text:p>
          </table:table-cell>
          <table:table-cell table:formula="of:=LN([.B562])" office:value-type="float" office:value="9.26705155861726" calcext:value-type="float">
            <text:p>9.2670515586</text:p>
          </table:table-cell>
          <table:table-cell table:formula="of:=1/([.$B$57]+[.$B$58]*[.C562]+[.$B$59]*[.C562]*[.C562]+[.$B$60]*[.C562]*[.C562]*[.C562])-273.5" office:value-type="float" office:value="23.1797545970487" calcext:value-type="float">
            <text:p>23.179754597</text:p>
          </table:table-cell>
          <table:table-cell table:formula="of:=MATCH([.A562];[.$F$2:.$F$52];-1)" office:value-type="float" office:value="24" calcext:value-type="float">
            <text:p>24</text:p>
          </table:table-cell>
          <table:table-cell table:formula="of:=1.8*[.D562]+32" office:value-type="float" office:value="73.7235582746876" calcext:value-type="float">
            <text:p>73.7235582747</text:p>
          </table:table-cell>
          <table:table-cell table:formula="of:=32+MATCH(9*[.A562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2]-1" office:value-type="float" office:value="525" calcext:value-type="float">
            <text:p>525</text:p>
          </table:table-cell>
          <table:table-cell table:formula="of:=(10000*[.A563])/(1023-[.A563])" office:value-type="float" office:value="10542.1686746988" calcext:value-type="float">
            <text:p>10542.1686746988</text:p>
          </table:table-cell>
          <table:table-cell table:formula="of:=LN([.B563])" office:value-type="float" office:value="9.26313855754315" calcext:value-type="float">
            <text:p>9.2631385575</text:p>
          </table:table-cell>
          <table:table-cell table:formula="of:=1/([.$B$57]+[.$B$58]*[.C563]+[.$B$59]*[.C563]*[.C563]+[.$B$60]*[.C563]*[.C563]*[.C563])-273.5" office:value-type="float" office:value="23.2808002222099" calcext:value-type="float">
            <text:p>23.2808002222</text:p>
          </table:table-cell>
          <table:table-cell table:formula="of:=MATCH([.A563];[.$F$2:.$F$52];-1)" office:value-type="float" office:value="24" calcext:value-type="float">
            <text:p>24</text:p>
          </table:table-cell>
          <table:table-cell table:formula="of:=1.8*[.D563]+32" office:value-type="float" office:value="73.9054403999778" calcext:value-type="float">
            <text:p>73.9054404</text:p>
          </table:table-cell>
          <table:table-cell table:formula="of:=32+MATCH(9*[.A563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3]-1" office:value-type="float" office:value="524" calcext:value-type="float">
            <text:p>524</text:p>
          </table:table-cell>
          <table:table-cell table:formula="of:=(10000*[.A564])/(1023-[.A564])" office:value-type="float" office:value="10501.002004008" calcext:value-type="float">
            <text:p>10501.002004008</text:p>
          </table:table-cell>
          <table:table-cell table:formula="of:=LN([.B564])" office:value-type="float" office:value="9.25922596054571" calcext:value-type="float">
            <text:p>9.2592259605</text:p>
          </table:table-cell>
          <table:table-cell table:formula="of:=1/([.$B$57]+[.$B$58]*[.C564]+[.$B$59]*[.C564]*[.C564]+[.$B$60]*[.C564]*[.C564]*[.C564])-273.5" office:value-type="float" office:value="23.381894997715" calcext:value-type="float">
            <text:p>23.3818949977</text:p>
          </table:table-cell>
          <table:table-cell table:formula="of:=MATCH([.A564];[.$F$2:.$F$52];-1)" office:value-type="float" office:value="24" calcext:value-type="float">
            <text:p>24</text:p>
          </table:table-cell>
          <table:table-cell table:formula="of:=1.8*[.D564]+32" office:value-type="float" office:value="74.0874109958871" calcext:value-type="float">
            <text:p>74.0874109959</text:p>
          </table:table-cell>
          <table:table-cell table:formula="of:=32+MATCH(9*[.A564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4]-1" office:value-type="float" office:value="523" calcext:value-type="float">
            <text:p>523</text:p>
          </table:table-cell>
          <table:table-cell table:formula="of:=(10000*[.A565])/(1023-[.A565])" office:value-type="float" office:value="10460" calcext:value-type="float">
            <text:p>10460</text:p>
          </table:table-cell>
          <table:table-cell table:formula="of:=LN([.B565])" office:value-type="float" office:value="9.25531373761891" calcext:value-type="float">
            <text:p>9.2553137376</text:p>
          </table:table-cell>
          <table:table-cell table:formula="of:=1/([.$B$57]+[.$B$58]*[.C565]+[.$B$59]*[.C565]*[.C565]+[.$B$60]*[.C565]*[.C565]*[.C565])-273.5" office:value-type="float" office:value="23.4830397377517" calcext:value-type="float">
            <text:p>23.4830397378</text:p>
          </table:table-cell>
          <table:table-cell table:formula="of:=MATCH([.A565];[.$F$2:.$F$52];-1)" office:value-type="float" office:value="24" calcext:value-type="float">
            <text:p>24</text:p>
          </table:table-cell>
          <table:table-cell table:formula="of:=1.8*[.D565]+32" office:value-type="float" office:value="74.269471527953" calcext:value-type="float">
            <text:p>74.269471528</text:p>
          </table:table-cell>
          <table:table-cell table:formula="of:=32+MATCH(9*[.A565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5]-1" office:value-type="float" office:value="522" calcext:value-type="float">
            <text:p>522</text:p>
          </table:table-cell>
          <table:table-cell table:formula="of:=(10000*[.A566])/(1023-[.A566])" office:value-type="float" office:value="10419.1616766467" calcext:value-type="float">
            <text:p>10419.1616766467</text:p>
          </table:table-cell>
          <table:table-cell table:formula="of:=LN([.B566])" office:value-type="float" office:value="9.25140185877396" calcext:value-type="float">
            <text:p>9.2514018588</text:p>
          </table:table-cell>
          <table:table-cell table:formula="of:=1/([.$B$57]+[.$B$58]*[.C566]+[.$B$59]*[.C566]*[.C566]+[.$B$60]*[.C566]*[.C566]*[.C566])-273.5" office:value-type="float" office:value="23.5842352579343" calcext:value-type="float">
            <text:p>23.5842352579</text:p>
          </table:table-cell>
          <table:table-cell table:formula="of:=MATCH([.A566];[.$F$2:.$F$52];-1)" office:value-type="float" office:value="24" calcext:value-type="float">
            <text:p>24</text:p>
          </table:table-cell>
          <table:table-cell table:formula="of:=1.8*[.D566]+32" office:value-type="float" office:value="74.4516234642817" calcext:value-type="float">
            <text:p>74.4516234643</text:p>
          </table:table-cell>
          <table:table-cell table:formula="of:=32+MATCH(9*[.A566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6]-1" office:value-type="float" office:value="521" calcext:value-type="float">
            <text:p>521</text:p>
          </table:table-cell>
          <table:table-cell table:formula="of:=(10000*[.A567])/(1023-[.A567])" office:value-type="float" office:value="10378.4860557769" calcext:value-type="float">
            <text:p>10378.4860557769</text:p>
          </table:table-cell>
          <table:table-cell table:formula="of:=LN([.B567])" office:value-type="float" office:value="9.24749029403782" calcext:value-type="float">
            <text:p>9.247490294</text:p>
          </table:table-cell>
          <table:table-cell table:formula="of:=1/([.$B$57]+[.$B$58]*[.C567]+[.$B$59]*[.C567]*[.C567]+[.$B$60]*[.C567]*[.C567]*[.C567])-273.5" office:value-type="float" office:value="23.6854823753427" calcext:value-type="float">
            <text:p>23.6854823753</text:p>
          </table:table-cell>
          <table:table-cell table:formula="of:=MATCH([.A567];[.$F$2:.$F$52];-1)" office:value-type="float" office:value="24" calcext:value-type="float">
            <text:p>24</text:p>
          </table:table-cell>
          <table:table-cell table:formula="of:=1.8*[.D567]+32" office:value-type="float" office:value="74.6338682756169" calcext:value-type="float">
            <text:p>74.6338682756</text:p>
          </table:table-cell>
          <table:table-cell table:formula="of:=32+MATCH(9*[.A567];[.$Q$2:.$Q$91];-1)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formula="of:=[.A567]-1" office:value-type="float" office:value="520" calcext:value-type="float">
            <text:p>520</text:p>
          </table:table-cell>
          <table:table-cell table:formula="of:=(10000*[.A568])/(1023-[.A568])" office:value-type="float" office:value="10337.972166998" calcext:value-type="float">
            <text:p>10337.972166998</text:p>
          </table:table-cell>
          <table:table-cell table:formula="of:=LN([.B568])" office:value-type="float" office:value="9.24357901345192" calcext:value-type="float">
            <text:p>9.2435790135</text:p>
          </table:table-cell>
          <table:table-cell table:formula="of:=1/([.$B$57]+[.$B$58]*[.C568]+[.$B$59]*[.C568]*[.C568]+[.$B$60]*[.C568]*[.C568]*[.C568])-273.5" office:value-type="float" office:value="23.7867819085609" calcext:value-type="float">
            <text:p>23.7867819086</text:p>
          </table:table-cell>
          <table:table-cell table:formula="of:=MATCH([.A568];[.$F$2:.$F$52];-1)" office:value-type="float" office:value="24" calcext:value-type="float">
            <text:p>24</text:p>
          </table:table-cell>
          <table:table-cell table:formula="of:=1.8*[.D568]+32" office:value-type="float" office:value="74.8162074354096" calcext:value-type="float">
            <text:p>74.8162074354</text:p>
          </table:table-cell>
          <table:table-cell table:formula="of:=32+MATCH(9*[.A568];[.$Q$2:.$Q$91];-1)"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A568]-1" office:value-type="float" office:value="519" calcext:value-type="float">
            <text:p>519</text:p>
          </table:table-cell>
          <table:table-cell table:formula="of:=(10000*[.A569])/(1023-[.A569])" office:value-type="float" office:value="10297.619047619" calcext:value-type="float">
            <text:p>10297.619047619</text:p>
          </table:table-cell>
          <table:table-cell table:formula="of:=LN([.B569])" office:value-type="float" office:value="9.2396679870707" calcext:value-type="float">
            <text:p>9.2396679871</text:p>
          </table:table-cell>
          <table:table-cell table:formula="of:=1/([.$B$57]+[.$B$58]*[.C569]+[.$B$59]*[.C569]*[.C569]+[.$B$60]*[.C569]*[.C569]*[.C569])-273.5" office:value-type="float" office:value="23.8881346777155" calcext:value-type="float">
            <text:p>23.8881346777</text:p>
          </table:table-cell>
          <table:table-cell table:formula="of:=MATCH([.A569];[.$F$2:.$F$52];-1)" office:value-type="float" office:value="24" calcext:value-type="float">
            <text:p>24</text:p>
          </table:table-cell>
          <table:table-cell table:formula="of:=1.8*[.D569]+32" office:value-type="float" office:value="74.9986424198879" calcext:value-type="float">
            <text:p>74.9986424199</text:p>
          </table:table-cell>
          <table:table-cell table:formula="of:=32+MATCH(9*[.A569];[.$Q$2:.$Q$91];-1)"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A569]-1" office:value-type="float" office:value="518" calcext:value-type="float">
            <text:p>518</text:p>
          </table:table-cell>
          <table:table-cell table:formula="of:=(10000*[.A570])/(1023-[.A570])" office:value-type="float" office:value="10257.4257425743" calcext:value-type="float">
            <text:p>10257.4257425743</text:p>
          </table:table-cell>
          <table:table-cell table:formula="of:=LN([.B570])" office:value-type="float" office:value="9.23575718496031" calcext:value-type="float">
            <text:p>9.235757185</text:p>
          </table:table-cell>
          <table:table-cell table:formula="of:=1/([.$B$57]+[.$B$58]*[.C570]+[.$B$59]*[.C570]*[.C570]+[.$B$60]*[.C570]*[.C570]*[.C570])-273.5" office:value-type="float" office:value="23.9895415045146" calcext:value-type="float">
            <text:p>23.9895415045</text:p>
          </table:table-cell>
          <table:table-cell table:formula="of:=MATCH([.A570];[.$F$2:.$F$52];-1)" office:value-type="float" office:value="24" calcext:value-type="float">
            <text:p>24</text:p>
          </table:table-cell>
          <table:table-cell table:formula="of:=1.8*[.D570]+32" office:value-type="float" office:value="75.1811747081263" calcext:value-type="float">
            <text:p>75.1811747081</text:p>
          </table:table-cell>
          <table:table-cell table:formula="of:=32+MATCH(9*[.A570];[.$Q$2:.$Q$91];-1)"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A570]-1" office:value-type="float" office:value="517" calcext:value-type="float">
            <text:p>517</text:p>
          </table:table-cell>
          <table:table-cell table:formula="of:=(10000*[.A571])/(1023-[.A571])" office:value-type="float" office:value="10217.3913043478" calcext:value-type="float">
            <text:p>10217.3913043478</text:p>
          </table:table-cell>
          <table:table-cell table:formula="of:=LN([.B571])" office:value-type="float" office:value="9.23184657719715" calcext:value-type="float">
            <text:p>9.2318465772</text:p>
          </table:table-cell>
          <table:table-cell table:formula="of:=1/([.$B$57]+[.$B$58]*[.C571]+[.$B$59]*[.C571]*[.C571]+[.$B$60]*[.C571]*[.C571]*[.C571])-273.5" office:value-type="float" office:value="24.091003212287" calcext:value-type="float">
            <text:p>24.0910032123</text:p>
          </table:table-cell>
          <table:table-cell table:formula="of:=MATCH([.A571];[.$F$2:.$F$52];-1)" office:value-type="float" office:value="25" calcext:value-type="float">
            <text:p>25</text:p>
          </table:table-cell>
          <table:table-cell table:formula="of:=1.8*[.D571]+32" office:value-type="float" office:value="75.3638057821166" calcext:value-type="float">
            <text:p>75.3638057821</text:p>
          </table:table-cell>
          <table:table-cell table:formula="of:=32+MATCH(9*[.A571];[.$Q$2:.$Q$91];-1)"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A571]-1" office:value-type="float" office:value="516" calcext:value-type="float">
            <text:p>516</text:p>
          </table:table-cell>
          <table:table-cell table:formula="of:=(10000*[.A572])/(1023-[.A572])" office:value-type="float" office:value="10177.5147928994" calcext:value-type="float">
            <text:p>10177.5147928994</text:p>
          </table:table-cell>
          <table:table-cell table:formula="of:=LN([.B572])" office:value-type="float" office:value="9.22793613386656" calcext:value-type="float">
            <text:p>9.2279361339</text:p>
          </table:table-cell>
          <table:table-cell table:formula="of:=1/([.$B$57]+[.$B$58]*[.C572]+[.$B$59]*[.C572]*[.C572]+[.$B$60]*[.C572]*[.C572]*[.C572])-273.5" office:value-type="float" office:value="24.1925206260208" calcext:value-type="float">
            <text:p>24.192520626</text:p>
          </table:table-cell>
          <table:table-cell table:formula="of:=MATCH([.A572];[.$F$2:.$F$52];-1)" office:value-type="float" office:value="25" calcext:value-type="float">
            <text:p>25</text:p>
          </table:table-cell>
          <table:table-cell table:formula="of:=1.8*[.D572]+32" office:value-type="float" office:value="75.5465371268375" calcext:value-type="float">
            <text:p>75.5465371268</text:p>
          </table:table-cell>
          <table:table-cell table:formula="of:=32+MATCH(9*[.A572];[.$Q$2:.$Q$91];-1)"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A572]-1" office:value-type="float" office:value="515" calcext:value-type="float">
            <text:p>515</text:p>
          </table:table-cell>
          <table:table-cell table:formula="of:=(10000*[.A573])/(1023-[.A573])" office:value-type="float" office:value="10137.7952755906" calcext:value-type="float">
            <text:p>10137.7952755906</text:p>
          </table:table-cell>
          <table:table-cell table:formula="of:=LN([.B573])" office:value-type="float" office:value="9.22402582506144" calcext:value-type="float">
            <text:p>9.2240258251</text:p>
          </table:table-cell>
          <table:table-cell table:formula="of:=1/([.$B$57]+[.$B$58]*[.C573]+[.$B$59]*[.C573]*[.C573]+[.$B$60]*[.C573]*[.C573]*[.C573])-273.5" office:value-type="float" office:value="24.2940945724034" calcext:value-type="float">
            <text:p>24.2940945724</text:p>
          </table:table-cell>
          <table:table-cell table:formula="of:=MATCH([.A573];[.$F$2:.$F$52];-1)" office:value-type="float" office:value="25" calcext:value-type="float">
            <text:p>25</text:p>
          </table:table-cell>
          <table:table-cell table:formula="of:=1.8*[.D573]+32" office:value-type="float" office:value="75.7293702303262" calcext:value-type="float">
            <text:p>75.7293702303</text:p>
          </table:table-cell>
          <table:table-cell table:formula="of:=32+MATCH(9*[.A573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3]-1" office:value-type="float" office:value="514" calcext:value-type="float">
            <text:p>514</text:p>
          </table:table-cell>
          <table:table-cell table:formula="of:=(10000*[.A574])/(1023-[.A574])" office:value-type="float" office:value="10098.231827112" calcext:value-type="float">
            <text:p>10098.231827112</text:p>
          </table:table-cell>
          <table:table-cell table:formula="of:=LN([.B574])" office:value-type="float" office:value="9.22011562088083" calcext:value-type="float">
            <text:p>9.2201156209</text:p>
          </table:table-cell>
          <table:table-cell table:formula="of:=1/([.$B$57]+[.$B$58]*[.C574]+[.$B$59]*[.C574]*[.C574]+[.$B$60]*[.C574]*[.C574]*[.C574])-273.5" office:value-type="float" office:value="24.3957258798603" calcext:value-type="float">
            <text:p>24.3957258799</text:p>
          </table:table-cell>
          <table:table-cell table:formula="of:=MATCH([.A574];[.$F$2:.$F$52];-1)" office:value-type="float" office:value="25" calcext:value-type="float">
            <text:p>25</text:p>
          </table:table-cell>
          <table:table-cell table:formula="of:=1.8*[.D574]+32" office:value-type="float" office:value="75.9123065837485" calcext:value-type="float">
            <text:p>75.9123065837</text:p>
          </table:table-cell>
          <table:table-cell table:formula="of:=32+MATCH(9*[.A574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4]-1" office:value-type="float" office:value="513" calcext:value-type="float">
            <text:p>513</text:p>
          </table:table-cell>
          <table:table-cell table:formula="of:=(10000*[.A575])/(1023-[.A575])" office:value-type="float" office:value="10058.8235294118" calcext:value-type="float">
            <text:p>10058.8235294118</text:p>
          </table:table-cell>
          <table:table-cell table:formula="of:=LN([.B575])" office:value-type="float" office:value="9.21620549142858" calcext:value-type="float">
            <text:p>9.2162054914</text:p>
          </table:table-cell>
          <table:table-cell table:formula="of:=1/([.$B$57]+[.$B$58]*[.C575]+[.$B$59]*[.C575]*[.C575]+[.$B$60]*[.C575]*[.C575]*[.C575])-273.5" office:value-type="float" office:value="24.4974153785948" calcext:value-type="float">
            <text:p>24.4974153786</text:p>
          </table:table-cell>
          <table:table-cell table:formula="of:=MATCH([.A575];[.$F$2:.$F$52];-1)" office:value-type="float" office:value="25" calcext:value-type="float">
            <text:p>25</text:p>
          </table:table-cell>
          <table:table-cell table:formula="of:=1.8*[.D575]+32" office:value-type="float" office:value="76.0953476814707" calcext:value-type="float">
            <text:p>76.0953476815</text:p>
          </table:table-cell>
          <table:table-cell table:formula="of:=32+MATCH(9*[.A575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5]-1" office:value-type="float" office:value="512" calcext:value-type="float">
            <text:p>512</text:p>
          </table:table-cell>
          <table:table-cell table:formula="of:=(10000*[.A576])/(1023-[.A576])" office:value-type="float" office:value="10019.5694716243" calcext:value-type="float">
            <text:p>10019.5694716243</text:p>
          </table:table-cell>
          <table:table-cell table:formula="of:=LN([.B576])" office:value-type="float" office:value="9.21229540681199" calcext:value-type="float">
            <text:p>9.2122954068</text:p>
          </table:table-cell>
          <table:table-cell table:formula="of:=1/([.$B$57]+[.$B$58]*[.C576]+[.$B$59]*[.C576]*[.C576]+[.$B$60]*[.C576]*[.C576]*[.C576])-273.5" office:value-type="float" office:value="24.5991639006278" calcext:value-type="float">
            <text:p>24.5991639006</text:p>
          </table:table-cell>
          <table:table-cell table:formula="of:=MATCH([.A576];[.$F$2:.$F$52];-1)" office:value-type="float" office:value="25" calcext:value-type="float">
            <text:p>25</text:p>
          </table:table-cell>
          <table:table-cell table:formula="of:=1.8*[.D576]+32" office:value-type="float" office:value="76.2784950211301" calcext:value-type="float">
            <text:p>76.2784950211</text:p>
          </table:table-cell>
          <table:table-cell table:formula="of:=32+MATCH(9*[.A576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6]-1" office:value-type="float" office:value="511" calcext:value-type="float">
            <text:p>511</text:p>
          </table:table-cell>
          <table:table-cell table:formula="of:=(10000*[.A577])/(1023-[.A577])" office:value-type="float" office:value="9980.46875" calcext:value-type="float">
            <text:p>9980.46875</text:p>
          </table:table-cell>
          <table:table-cell table:formula="of:=LN([.B577])" office:value-type="float" office:value="9.20838533714038" calcext:value-type="float">
            <text:p>9.2083853371</text:p>
          </table:table-cell>
          <table:table-cell table:formula="of:=1/([.$B$57]+[.$B$58]*[.C577]+[.$B$59]*[.C577]*[.C577]+[.$B$60]*[.C577]*[.C577]*[.C577])-273.5" office:value-type="float" office:value="24.7009722798378" calcext:value-type="float">
            <text:p>24.7009722798</text:p>
          </table:table-cell>
          <table:table-cell table:formula="of:=MATCH([.A577];[.$F$2:.$F$52];-1)" office:value-type="float" office:value="25" calcext:value-type="float">
            <text:p>25</text:p>
          </table:table-cell>
          <table:table-cell table:formula="of:=1.8*[.D577]+32" office:value-type="float" office:value="76.461750103708" calcext:value-type="float">
            <text:p>76.4617501037</text:p>
          </table:table-cell>
          <table:table-cell table:formula="of:=32+MATCH(9*[.A577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7]-1" office:value-type="float" office:value="510" calcext:value-type="float">
            <text:p>510</text:p>
          </table:table-cell>
          <table:table-cell table:formula="of:=(10000*[.A578])/(1023-[.A578])" office:value-type="float" office:value="9941.52046783626" calcext:value-type="float">
            <text:p>9941.5204678363</text:p>
          </table:table-cell>
          <table:table-cell table:formula="of:=LN([.B578])" office:value-type="float" office:value="9.20447525252379" calcext:value-type="float">
            <text:p>9.2044752525</text:p>
          </table:table-cell>
          <table:table-cell table:formula="of:=1/([.$B$57]+[.$B$58]*[.C578]+[.$B$59]*[.C578]*[.C578]+[.$B$60]*[.C578]*[.C578]*[.C578])-273.5" office:value-type="float" office:value="24.8028413520005" calcext:value-type="float">
            <text:p>24.802841352</text:p>
          </table:table-cell>
          <table:table-cell table:formula="of:=MATCH([.A578];[.$F$2:.$F$52];-1)" office:value-type="float" office:value="25" calcext:value-type="float">
            <text:p>25</text:p>
          </table:table-cell>
          <table:table-cell table:formula="of:=1.8*[.D578]+32" office:value-type="float" office:value="76.6451144336009" calcext:value-type="float">
            <text:p>76.6451144336</text:p>
          </table:table-cell>
          <table:table-cell table:formula="of:=32+MATCH(9*[.A578];[.$Q$2:.$Q$91];-1)"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formula="of:=[.A578]-1" office:value-type="float" office:value="509" calcext:value-type="float">
            <text:p>509</text:p>
          </table:table-cell>
          <table:table-cell table:formula="of:=(10000*[.A579])/(1023-[.A579])" office:value-type="float" office:value="9902.72373540856" calcext:value-type="float">
            <text:p>9902.7237354086</text:p>
          </table:table-cell>
          <table:table-cell table:formula="of:=LN([.B579])" office:value-type="float" office:value="9.20056512307154" calcext:value-type="float">
            <text:p>9.2005651231</text:p>
          </table:table-cell>
          <table:table-cell table:formula="of:=1/([.$B$57]+[.$B$58]*[.C579]+[.$B$59]*[.C579]*[.C579]+[.$B$60]*[.C579]*[.C579]*[.C579])-273.5" office:value-type="float" office:value="24.9047719548295" calcext:value-type="float">
            <text:p>24.9047719548</text:p>
          </table:table-cell>
          <table:table-cell table:formula="of:=MATCH([.A579];[.$F$2:.$F$52];-1)" office:value-type="float" office:value="25" calcext:value-type="float">
            <text:p>25</text:p>
          </table:table-cell>
          <table:table-cell table:formula="of:=1.8*[.D579]+32" office:value-type="float" office:value="76.8285895186932" calcext:value-type="float">
            <text:p>76.8285895187</text:p>
          </table:table-cell>
          <table:table-cell table:formula="of:=32+MATCH(9*[.A579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79]-1" office:value-type="float" office:value="508" calcext:value-type="float">
            <text:p>508</text:p>
          </table:table-cell>
          <table:table-cell table:formula="of:=(10000*[.A580])/(1023-[.A580])" office:value-type="float" office:value="9864.07766990291" calcext:value-type="float">
            <text:p>9864.0776699029</text:p>
          </table:table-cell>
          <table:table-cell table:formula="of:=LN([.B580])" office:value-type="float" office:value="9.19665491889093" calcext:value-type="float">
            <text:p>9.1966549189</text:p>
          </table:table-cell>
          <table:table-cell table:formula="of:=1/([.$B$57]+[.$B$58]*[.C580]+[.$B$59]*[.C580]*[.C580]+[.$B$60]*[.C580]*[.C580]*[.C580])-273.5" office:value-type="float" office:value="25.0067649280165" calcext:value-type="float">
            <text:p>25.006764928</text:p>
          </table:table-cell>
          <table:table-cell table:formula="of:=MATCH([.A580];[.$F$2:.$F$52];-1)" office:value-type="float" office:value="25" calcext:value-type="float">
            <text:p>25</text:p>
          </table:table-cell>
          <table:table-cell table:formula="of:=1.8*[.D580]+32" office:value-type="float" office:value="77.0121768704297" calcext:value-type="float">
            <text:p>77.0121768704</text:p>
          </table:table-cell>
          <table:table-cell table:formula="of:=32+MATCH(9*[.A580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80]-1" office:value-type="float" office:value="507" calcext:value-type="float">
            <text:p>507</text:p>
          </table:table-cell>
          <table:table-cell table:formula="of:=(10000*[.A581])/(1023-[.A581])" office:value-type="float" office:value="9825.58139534884" calcext:value-type="float">
            <text:p>9825.5813953488</text:p>
          </table:table-cell>
          <table:table-cell table:formula="of:=LN([.B581])" office:value-type="float" office:value="9.1927446100858" calcext:value-type="float">
            <text:p>9.1927446101</text:p>
          </table:table-cell>
          <table:table-cell table:formula="of:=1/([.$B$57]+[.$B$58]*[.C581]+[.$B$59]*[.C581]*[.C581]+[.$B$60]*[.C581]*[.C581]*[.C581])-273.5" office:value-type="float" office:value="25.1088211132716" calcext:value-type="float">
            <text:p>25.1088211133</text:p>
          </table:table-cell>
          <table:table-cell table:formula="of:=MATCH([.A581];[.$F$2:.$F$52];-1)" office:value-type="float" office:value="26" calcext:value-type="float">
            <text:p>26</text:p>
          </table:table-cell>
          <table:table-cell table:formula="of:=1.8*[.D581]+32" office:value-type="float" office:value="77.1958780038889" calcext:value-type="float">
            <text:p>77.1958780039</text:p>
          </table:table-cell>
          <table:table-cell table:formula="of:=32+MATCH(9*[.A581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81]-1" office:value-type="float" office:value="506" calcext:value-type="float">
            <text:p>506</text:p>
          </table:table-cell>
          <table:table-cell table:formula="of:=(10000*[.A582])/(1023-[.A582])" office:value-type="float" office:value="9787.23404255319" calcext:value-type="float">
            <text:p>9787.2340425532</text:p>
          </table:table-cell>
          <table:table-cell table:formula="of:=LN([.B582])" office:value-type="float" office:value="9.18883416675522" calcext:value-type="float">
            <text:p>9.1888341668</text:p>
          </table:table-cell>
          <table:table-cell table:formula="of:=1/([.$B$57]+[.$B$58]*[.C582]+[.$B$59]*[.C582]*[.C582]+[.$B$60]*[.C582]*[.C582]*[.C582])-273.5" office:value-type="float" office:value="25.2109413543648" calcext:value-type="float">
            <text:p>25.2109413544</text:p>
          </table:table-cell>
          <table:table-cell table:formula="of:=MATCH([.A582];[.$F$2:.$F$52];-1)" office:value-type="float" office:value="26" calcext:value-type="float">
            <text:p>26</text:p>
          </table:table-cell>
          <table:table-cell table:formula="of:=1.8*[.D582]+32" office:value-type="float" office:value="77.3796944378566" calcext:value-type="float">
            <text:p>77.3796944379</text:p>
          </table:table-cell>
          <table:table-cell table:formula="of:=32+MATCH(9*[.A582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82]-1" office:value-type="float" office:value="505" calcext:value-type="float">
            <text:p>505</text:p>
          </table:table-cell>
          <table:table-cell table:formula="of:=(10000*[.A583])/(1023-[.A583])" office:value-type="float" office:value="9749.03474903475" calcext:value-type="float">
            <text:p>9749.0347490348</text:p>
          </table:table-cell>
          <table:table-cell table:formula="of:=LN([.B583])" office:value-type="float" office:value="9.18492355899206" calcext:value-type="float">
            <text:p>9.184923559</text:p>
          </table:table-cell>
          <table:table-cell table:formula="of:=1/([.$B$57]+[.$B$58]*[.C583]+[.$B$59]*[.C583]*[.C583]+[.$B$60]*[.C583]*[.C583]*[.C583])-273.5" office:value-type="float" office:value="25.3131264971659" calcext:value-type="float">
            <text:p>25.3131264972</text:p>
          </table:table-cell>
          <table:table-cell table:formula="of:=MATCH([.A583];[.$F$2:.$F$52];-1)" office:value-type="float" office:value="26" calcext:value-type="float">
            <text:p>26</text:p>
          </table:table-cell>
          <table:table-cell table:formula="of:=1.8*[.D583]+32" office:value-type="float" office:value="77.5636276948986" calcext:value-type="float">
            <text:p>77.5636276949</text:p>
          </table:table-cell>
          <table:table-cell table:formula="of:=32+MATCH(9*[.A583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83]-1" office:value-type="float" office:value="504" calcext:value-type="float">
            <text:p>504</text:p>
          </table:table-cell>
          <table:table-cell table:formula="of:=(10000*[.A584])/(1023-[.A584])" office:value-type="float" office:value="9710.98265895954" calcext:value-type="float">
            <text:p>9710.9826589595</text:p>
          </table:table-cell>
          <table:table-cell table:formula="of:=LN([.B584])" office:value-type="float" office:value="9.18101275688166" calcext:value-type="float">
            <text:p>9.1810127569</text:p>
          </table:table-cell>
          <table:table-cell table:formula="of:=1/([.$B$57]+[.$B$58]*[.C584]+[.$B$59]*[.C584]*[.C584]+[.$B$60]*[.C584]*[.C584]*[.C584])-273.5" office:value-type="float" office:value="25.4153773896866" calcext:value-type="float">
            <text:p>25.4153773897</text:p>
          </table:table-cell>
          <table:table-cell table:formula="of:=MATCH([.A584];[.$F$2:.$F$52];-1)" office:value-type="float" office:value="26" calcext:value-type="float">
            <text:p>26</text:p>
          </table:table-cell>
          <table:table-cell table:formula="of:=1.8*[.D584]+32" office:value-type="float" office:value="77.7476793014358" calcext:value-type="float">
            <text:p>77.7476793014</text:p>
          </table:table-cell>
          <table:table-cell table:formula="of:=32+MATCH(9*[.A584];[.$Q$2:.$Q$91];-1)"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table:formula="of:=[.A584]-1" office:value-type="float" office:value="503" calcext:value-type="float">
            <text:p>503</text:p>
          </table:table-cell>
          <table:table-cell table:formula="of:=(10000*[.A585])/(1023-[.A585])" office:value-type="float" office:value="9673.07692307692" calcext:value-type="float">
            <text:p>9673.0769230769</text:p>
          </table:table-cell>
          <table:table-cell table:formula="of:=LN([.B585])" office:value-type="float" office:value="9.17710173050045" calcext:value-type="float">
            <text:p>9.1771017305</text:p>
          </table:table-cell>
          <table:table-cell table:formula="of:=1/([.$B$57]+[.$B$58]*[.C585]+[.$B$59]*[.C585]*[.C585]+[.$B$60]*[.C585]*[.C585]*[.C585])-273.5" office:value-type="float" office:value="25.5176948821211" calcext:value-type="float">
            <text:p>25.5176948821</text:p>
          </table:table-cell>
          <table:table-cell table:formula="of:=MATCH([.A585];[.$F$2:.$F$52];-1)" office:value-type="float" office:value="26" calcext:value-type="float">
            <text:p>26</text:p>
          </table:table-cell>
          <table:table-cell table:formula="of:=1.8*[.D585]+32" office:value-type="float" office:value="77.931850787818" calcext:value-type="float">
            <text:p>77.9318507878</text:p>
          </table:table-cell>
          <table:table-cell table:formula="of:=32+MATCH(9*[.A585];[.$Q$2:.$Q$91];-1)"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formula="of:=[.A585]-1" office:value-type="float" office:value="502" calcext:value-type="float">
            <text:p>502</text:p>
          </table:table-cell>
          <table:table-cell table:formula="of:=(10000*[.A586])/(1023-[.A586])" office:value-type="float" office:value="9635.31669865643" calcext:value-type="float">
            <text:p>9635.3166986564</text:p>
          </table:table-cell>
          <table:table-cell table:formula="of:=LN([.B586])" office:value-type="float" office:value="9.17319044991455" calcext:value-type="float">
            <text:p>9.1731904499</text:p>
          </table:table-cell>
          <table:table-cell table:formula="of:=1/([.$B$57]+[.$B$58]*[.C586]+[.$B$59]*[.C586]*[.C586]+[.$B$60]*[.C586]*[.C586]*[.C586])-273.5" office:value-type="float" office:value="25.6200798268885" calcext:value-type="float">
            <text:p>25.6200798269</text:p>
          </table:table-cell>
          <table:table-cell table:formula="of:=MATCH([.A586];[.$F$2:.$F$52];-1)" office:value-type="float" office:value="26" calcext:value-type="float">
            <text:p>26</text:p>
          </table:table-cell>
          <table:table-cell table:formula="of:=1.8*[.D586]+32" office:value-type="float" office:value="78.1161436883992" calcext:value-type="float">
            <text:p>78.1161436884</text:p>
          </table:table-cell>
          <table:table-cell table:formula="of:=32+MATCH(9*[.A586];[.$Q$2:.$Q$91];-1)"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formula="of:=[.A586]-1" office:value-type="float" office:value="501" calcext:value-type="float">
            <text:p>501</text:p>
          </table:table-cell>
          <table:table-cell table:formula="of:=(10000*[.A587])/(1023-[.A587])" office:value-type="float" office:value="9597.70114942529" calcext:value-type="float">
            <text:p>9597.7011494253</text:p>
          </table:table-cell>
          <table:table-cell table:formula="of:=LN([.B587])" office:value-type="float" office:value="9.16927888517841" calcext:value-type="float">
            <text:p>9.1692788852</text:p>
          </table:table-cell>
          <table:table-cell table:formula="of:=1/([.$B$57]+[.$B$58]*[.C587]+[.$B$59]*[.C587]*[.C587]+[.$B$60]*[.C587]*[.C587]*[.C587])-273.5" office:value-type="float" office:value="25.7225330786734" calcext:value-type="float">
            <text:p>25.7225330787</text:p>
          </table:table-cell>
          <table:table-cell table:formula="of:=MATCH([.A587];[.$F$2:.$F$52];-1)" office:value-type="float" office:value="26" calcext:value-type="float">
            <text:p>26</text:p>
          </table:table-cell>
          <table:table-cell table:formula="of:=1.8*[.D587]+32" office:value-type="float" office:value="78.3005595416122" calcext:value-type="float">
            <text:p>78.3005595416</text:p>
          </table:table-cell>
          <table:table-cell table:formula="of:=32+MATCH(9*[.A587];[.$Q$2:.$Q$91];-1)"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formula="of:=[.A587]-1" office:value-type="float" office:value="500" calcext:value-type="float">
            <text:p>500</text:p>
          </table:table-cell>
          <table:table-cell table:formula="of:=(10000*[.A588])/(1023-[.A588])" office:value-type="float" office:value="9560.22944550669" calcext:value-type="float">
            <text:p>9560.2294455067</text:p>
          </table:table-cell>
          <table:table-cell table:formula="of:=LN([.B588])" office:value-type="float" office:value="9.16536700633345" calcext:value-type="float">
            <text:p>9.1653670063</text:p>
          </table:table-cell>
          <table:table-cell table:formula="of:=1/([.$B$57]+[.$B$58]*[.C588]+[.$B$59]*[.C588]*[.C588]+[.$B$60]*[.C588]*[.C588]*[.C588])-273.5" office:value-type="float" office:value="25.8250554944691" calcext:value-type="float">
            <text:p>25.8250554945</text:p>
          </table:table-cell>
          <table:table-cell table:formula="of:=MATCH([.A588];[.$F$2:.$F$52];-1)" office:value-type="float" office:value="26" calcext:value-type="float">
            <text:p>26</text:p>
          </table:table-cell>
          <table:table-cell table:formula="of:=1.8*[.D588]+32" office:value-type="float" office:value="78.4850998900444" calcext:value-type="float">
            <text:p>78.48509989</text:p>
          </table:table-cell>
          <table:table-cell table:formula="of:=32+MATCH(9*[.A588];[.$Q$2:.$Q$91];-1)"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formula="of:=[.A588]-1" office:value-type="float" office:value="499" calcext:value-type="float">
            <text:p>499</text:p>
          </table:table-cell>
          <table:table-cell table:formula="of:=(10000*[.A589])/(1023-[.A589])" office:value-type="float" office:value="9522.90076335878" calcext:value-type="float">
            <text:p>9522.9007633588</text:p>
          </table:table-cell>
          <table:table-cell table:formula="of:=LN([.B589])" office:value-type="float" office:value="9.16145478340666" calcext:value-type="float">
            <text:p>9.1614547834</text:p>
          </table:table-cell>
          <table:table-cell table:formula="of:=1/([.$B$57]+[.$B$58]*[.C589]+[.$B$59]*[.C589]*[.C589]+[.$B$60]*[.C589]*[.C589]*[.C589])-273.5" office:value-type="float" office:value="25.9276479336189" calcext:value-type="float">
            <text:p>25.9276479336</text:p>
          </table:table-cell>
          <table:table-cell table:formula="of:=MATCH([.A589];[.$F$2:.$F$52];-1)" office:value-type="float" office:value="26" calcext:value-type="float">
            <text:p>26</text:p>
          </table:table-cell>
          <table:table-cell table:formula="of:=1.8*[.D589]+32" office:value-type="float" office:value="78.669766280514" calcext:value-type="float">
            <text:p>78.6697662805</text:p>
          </table:table-cell>
          <table:table-cell table:formula="of:=32+MATCH(9*[.A589];[.$Q$2:.$Q$91];-1)"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table:formula="of:=[.A589]-1" office:value-type="float" office:value="498" calcext:value-type="float">
            <text:p>498</text:p>
          </table:table-cell>
          <table:table-cell table:formula="of:=(10000*[.A590])/(1023-[.A590])" office:value-type="float" office:value="9485.71428571429" calcext:value-type="float">
            <text:p>9485.7142857143</text:p>
          </table:table-cell>
          <table:table-cell table:formula="of:=LN([.B590])" office:value-type="float" office:value="9.15754218640921" calcext:value-type="float">
            <text:p>9.1575421864</text:p>
          </table:table-cell>
          <table:table-cell table:formula="of:=1/([.$B$57]+[.$B$58]*[.C590]+[.$B$59]*[.C590]*[.C590]+[.$B$60]*[.C590]*[.C590]*[.C590])-273.5" office:value-type="float" office:value="26.0303112578587" calcext:value-type="float">
            <text:p>26.0303112579</text:p>
          </table:table-cell>
          <table:table-cell table:formula="of:=MATCH([.A590];[.$F$2:.$F$52];-1)" office:value-type="float" office:value="26" calcext:value-type="float">
            <text:p>26</text:p>
          </table:table-cell>
          <table:table-cell table:formula="of:=1.8*[.D590]+32" office:value-type="float" office:value="78.8545602641457" calcext:value-type="float">
            <text:p>78.8545602641</text:p>
          </table:table-cell>
          <table:table-cell table:formula="of:=32+MATCH(9*[.A590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0]-1" office:value-type="float" office:value="497" calcext:value-type="float">
            <text:p>497</text:p>
          </table:table-cell>
          <table:table-cell table:formula="of:=(10000*[.A591])/(1023-[.A591])" office:value-type="float" office:value="9448.66920152091" calcext:value-type="float">
            <text:p>9448.6692015209</text:p>
          </table:table-cell>
          <table:table-cell table:formula="of:=LN([.B591])" office:value-type="float" office:value="9.1536291853351" calcext:value-type="float">
            <text:p>9.1536291853</text:p>
          </table:table-cell>
          <table:table-cell table:formula="of:=1/([.$B$57]+[.$B$58]*[.C591]+[.$B$59]*[.C591]*[.C591]+[.$B$60]*[.C591]*[.C591]*[.C591])-273.5" office:value-type="float" office:value="26.1330463313603" calcext:value-type="float">
            <text:p>26.1330463314</text:p>
          </table:table-cell>
          <table:table-cell table:formula="of:=MATCH([.A591];[.$F$2:.$F$52];-1)" office:value-type="float" office:value="27" calcext:value-type="float">
            <text:p>27</text:p>
          </table:table-cell>
          <table:table-cell table:formula="of:=1.8*[.D591]+32" office:value-type="float" office:value="79.0394833964486" calcext:value-type="float">
            <text:p>79.0394833964</text:p>
          </table:table-cell>
          <table:table-cell table:formula="of:=32+MATCH(9*[.A591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1]-1" office:value-type="float" office:value="496" calcext:value-type="float">
            <text:p>496</text:p>
          </table:table-cell>
          <table:table-cell table:formula="of:=(10000*[.A592])/(1023-[.A592])" office:value-type="float" office:value="9411.76470588235" calcext:value-type="float">
            <text:p>9411.7647058824</text:p>
          </table:table-cell>
          <table:table-cell table:formula="of:=LN([.B592])" office:value-type="float" office:value="9.14971575015975" calcext:value-type="float">
            <text:p>9.1497157502</text:p>
          </table:table-cell>
          <table:table-cell table:formula="of:=1/([.$B$57]+[.$B$58]*[.C592]+[.$B$59]*[.C592]*[.C592]+[.$B$60]*[.C592]*[.C592]*[.C592])-273.5" office:value-type="float" office:value="26.2358540207733" calcext:value-type="float">
            <text:p>26.2358540208</text:p>
          </table:table-cell>
          <table:table-cell table:formula="of:=MATCH([.A592];[.$F$2:.$F$52];-1)" office:value-type="float" office:value="27" calcext:value-type="float">
            <text:p>27</text:p>
          </table:table-cell>
          <table:table-cell table:formula="of:=1.8*[.D592]+32" office:value-type="float" office:value="79.224537237392" calcext:value-type="float">
            <text:p>79.2245372374</text:p>
          </table:table-cell>
          <table:table-cell table:formula="of:=32+MATCH(9*[.A592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2]-1" office:value-type="float" office:value="495" calcext:value-type="float">
            <text:p>495</text:p>
          </table:table-cell>
          <table:table-cell table:formula="of:=(10000*[.A593])/(1023-[.A593])" office:value-type="float" office:value="9375" calcext:value-type="float">
            <text:p>9375</text:p>
          </table:table-cell>
          <table:table-cell table:formula="of:=LN([.B593])" office:value-type="float" office:value="9.14580185083861" calcext:value-type="float">
            <text:p>9.1458018508</text:p>
          </table:table-cell>
          <table:table-cell table:formula="of:=1/([.$B$57]+[.$B$58]*[.C593]+[.$B$59]*[.C593]*[.C593]+[.$B$60]*[.C593]*[.C593]*[.C593])-273.5" office:value-type="float" office:value="26.338735195269" calcext:value-type="float">
            <text:p>26.3387351953</text:p>
          </table:table-cell>
          <table:table-cell table:formula="of:=MATCH([.A593];[.$F$2:.$F$52];-1)" office:value-type="float" office:value="27" calcext:value-type="float">
            <text:p>27</text:p>
          </table:table-cell>
          <table:table-cell table:formula="of:=1.8*[.D593]+32" office:value-type="float" office:value="79.4097233514841" calcext:value-type="float">
            <text:p>79.4097233515</text:p>
          </table:table-cell>
          <table:table-cell table:formula="of:=32+MATCH(9*[.A593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3]-1" office:value-type="float" office:value="494" calcext:value-type="float">
            <text:p>494</text:p>
          </table:table-cell>
          <table:table-cell table:formula="of:=(10000*[.A594])/(1023-[.A594])" office:value-type="float" office:value="9338.37429111531" calcext:value-type="float">
            <text:p>9338.3742911153</text:p>
          </table:table-cell>
          <table:table-cell table:formula="of:=LN([.B594])" office:value-type="float" office:value="9.14188745730581" calcext:value-type="float">
            <text:p>9.1418874573</text:p>
          </table:table-cell>
          <table:table-cell table:formula="of:=1/([.$B$57]+[.$B$58]*[.C594]+[.$B$59]*[.C594]*[.C594]+[.$B$60]*[.C594]*[.C594]*[.C594])-273.5" office:value-type="float" office:value="26.4416907265831" calcext:value-type="float">
            <text:p>26.4416907266</text:p>
          </table:table-cell>
          <table:table-cell table:formula="of:=MATCH([.A594];[.$F$2:.$F$52];-1)" office:value-type="float" office:value="27" calcext:value-type="float">
            <text:p>27</text:p>
          </table:table-cell>
          <table:table-cell table:formula="of:=1.8*[.D594]+32" office:value-type="float" office:value="79.5950433078496" calcext:value-type="float">
            <text:p>79.5950433078</text:p>
          </table:table-cell>
          <table:table-cell table:formula="of:=32+MATCH(9*[.A594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4]-1" office:value-type="float" office:value="493" calcext:value-type="float">
            <text:p>493</text:p>
          </table:table-cell>
          <table:table-cell table:formula="of:=(10000*[.A595])/(1023-[.A595])" office:value-type="float" office:value="9301.88679245283" calcext:value-type="float">
            <text:p>9301.8867924528</text:p>
          </table:table-cell>
          <table:table-cell table:formula="of:=LN([.B595])" office:value-type="float" office:value="9.13797253947271" calcext:value-type="float">
            <text:p>9.1379725395</text:p>
          </table:table-cell>
          <table:table-cell table:formula="of:=1/([.$B$57]+[.$B$58]*[.C595]+[.$B$59]*[.C595]*[.C595]+[.$B$60]*[.C595]*[.C595]*[.C595])-273.5" office:value-type="float" office:value="26.5447214890601" calcext:value-type="float">
            <text:p>26.5447214891</text:p>
          </table:table-cell>
          <table:table-cell table:formula="of:=MATCH([.A595];[.$F$2:.$F$52];-1)" office:value-type="float" office:value="27" calcext:value-type="float">
            <text:p>27</text:p>
          </table:table-cell>
          <table:table-cell table:formula="of:=1.8*[.D595]+32" office:value-type="float" office:value="79.7804986803081" calcext:value-type="float">
            <text:p>79.7804986803</text:p>
          </table:table-cell>
          <table:table-cell table:formula="of:=32+MATCH(9*[.A595];[.$Q$2:.$Q$91];-1)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formula="of:=[.A595]-1" office:value-type="float" office:value="492" calcext:value-type="float">
            <text:p>492</text:p>
          </table:table-cell>
          <table:table-cell table:formula="of:=(10000*[.A596])/(1023-[.A596])" office:value-type="float" office:value="9265.53672316384" calcext:value-type="float">
            <text:p>9265.5367231638</text:p>
          </table:table-cell>
          <table:table-cell table:formula="of:=LN([.B596])" office:value-type="float" office:value="9.13405706722655" calcext:value-type="float">
            <text:p>9.1340570672</text:p>
          </table:table-cell>
          <table:table-cell table:formula="of:=1/([.$B$57]+[.$B$58]*[.C596]+[.$B$59]*[.C596]*[.C596]+[.$B$60]*[.C596]*[.C596]*[.C596])-273.5" office:value-type="float" office:value="26.6478283596966" calcext:value-type="float">
            <text:p>26.6478283597</text:p>
          </table:table-cell>
          <table:table-cell table:formula="of:=MATCH([.A596];[.$F$2:.$F$52];-1)" office:value-type="float" office:value="27" calcext:value-type="float">
            <text:p>27</text:p>
          </table:table-cell>
          <table:table-cell table:formula="of:=1.8*[.D596]+32" office:value-type="float" office:value="79.9660910474539" calcext:value-type="float">
            <text:p>79.9660910475</text:p>
          </table:table-cell>
          <table:table-cell table:formula="of:=32+MATCH(9*[.A596];[.$Q$2:.$Q$91];-1)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formula="of:=[.A596]-1" office:value-type="float" office:value="491" calcext:value-type="float">
            <text:p>491</text:p>
          </table:table-cell>
          <table:table-cell table:formula="of:=(10000*[.A597])/(1023-[.A597])" office:value-type="float" office:value="9229.32330827068" calcext:value-type="float">
            <text:p>9229.3233082707</text:p>
          </table:table-cell>
          <table:table-cell table:formula="of:=LN([.B597])" office:value-type="float" office:value="9.13014101042906" calcext:value-type="float">
            <text:p>9.1301410104</text:p>
          </table:table-cell>
          <table:table-cell table:formula="of:=1/([.$B$57]+[.$B$58]*[.C597]+[.$B$59]*[.C597]*[.C597]+[.$B$60]*[.C597]*[.C597]*[.C597])-273.5" office:value-type="float" office:value="26.7510122181858" calcext:value-type="float">
            <text:p>26.7510122182</text:p>
          </table:table-cell>
          <table:table-cell table:formula="of:=MATCH([.A597];[.$F$2:.$F$52];-1)" office:value-type="float" office:value="27" calcext:value-type="float">
            <text:p>27</text:p>
          </table:table-cell>
          <table:table-cell table:formula="of:=1.8*[.D597]+32" office:value-type="float" office:value="80.1518219927345" calcext:value-type="float">
            <text:p>80.1518219927</text:p>
          </table:table-cell>
          <table:table-cell table:formula="of:=32+MATCH(9*[.A597];[.$Q$2:.$Q$91];-1)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formula="of:=[.A597]-1" office:value-type="float" office:value="490" calcext:value-type="float">
            <text:p>490</text:p>
          </table:table-cell>
          <table:table-cell table:formula="of:=(10000*[.A598])/(1023-[.A598])" office:value-type="float" office:value="9193.24577861163" calcext:value-type="float">
            <text:p>9193.2457786116</text:p>
          </table:table-cell>
          <table:table-cell table:formula="of:=LN([.B598])" office:value-type="float" office:value="9.12622433891501" calcext:value-type="float">
            <text:p>9.1262243389</text:p>
          </table:table-cell>
          <table:table-cell table:formula="of:=1/([.$B$57]+[.$B$58]*[.C598]+[.$B$59]*[.C598]*[.C598]+[.$B$60]*[.C598]*[.C598]*[.C598])-273.5" office:value-type="float" office:value="26.8542739469615" calcext:value-type="float">
            <text:p>26.854273947</text:p>
          </table:table-cell>
          <table:table-cell table:formula="of:=MATCH([.A598];[.$F$2:.$F$52];-1)" office:value-type="float" office:value="27" calcext:value-type="float">
            <text:p>27</text:p>
          </table:table-cell>
          <table:table-cell table:formula="of:=1.8*[.D598]+32" office:value-type="float" office:value="80.3376931045308" calcext:value-type="float">
            <text:p>80.3376931045</text:p>
          </table:table-cell>
          <table:table-cell table:formula="of:=32+MATCH(9*[.A598];[.$Q$2:.$Q$91];-1)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formula="of:=[.A598]-1" office:value-type="float" office:value="489" calcext:value-type="float">
            <text:p>489</text:p>
          </table:table-cell>
          <table:table-cell table:formula="of:=(10000*[.A599])/(1023-[.A599])" office:value-type="float" office:value="9157.30337078652" calcext:value-type="float">
            <text:p>9157.3033707865</text:p>
          </table:table-cell>
          <table:table-cell table:formula="of:=LN([.B599])" office:value-type="float" office:value="9.12230702249086" calcext:value-type="float">
            <text:p>9.1223070225</text:p>
          </table:table-cell>
          <table:table-cell table:formula="of:=1/([.$B$57]+[.$B$58]*[.C599]+[.$B$59]*[.C599]*[.C599]+[.$B$60]*[.C599]*[.C599]*[.C599])-273.5" office:value-type="float" office:value="26.9576144312434" calcext:value-type="float">
            <text:p>26.9576144312</text:p>
          </table:table-cell>
          <table:table-cell table:formula="of:=MATCH([.A599];[.$F$2:.$F$52];-1)" office:value-type="float" office:value="27" calcext:value-type="float">
            <text:p>27</text:p>
          </table:table-cell>
          <table:table-cell table:formula="of:=1.8*[.D599]+32" office:value-type="float" office:value="80.5237059762381" calcext:value-type="float">
            <text:p>80.5237059762</text:p>
          </table:table-cell>
          <table:table-cell table:formula="of:=32+MATCH(9*[.A599];[.$Q$2:.$Q$91];-1)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formula="of:=[.A599]-1" office:value-type="float" office:value="488" calcext:value-type="float">
            <text:p>488</text:p>
          </table:table-cell>
          <table:table-cell table:formula="of:=(10000*[.A600])/(1023-[.A600])" office:value-type="float" office:value="9121.49532710281" calcext:value-type="float">
            <text:p>9121.4953271028</text:p>
          </table:table-cell>
          <table:table-cell table:formula="of:=LN([.B600])" office:value-type="float" office:value="9.11838903093332" calcext:value-type="float">
            <text:p>9.1183890309</text:p>
          </table:table-cell>
          <table:table-cell table:formula="of:=1/([.$B$57]+[.$B$58]*[.C600]+[.$B$59]*[.C600]*[.C600]+[.$B$60]*[.C600]*[.C600]*[.C600])-273.5" office:value-type="float" office:value="27.0610345590811" calcext:value-type="float">
            <text:p>27.0610345591</text:p>
          </table:table-cell>
          <table:table-cell table:formula="of:=MATCH([.A600];[.$F$2:.$F$52];-1)" office:value-type="float" office:value="27" calcext:value-type="float">
            <text:p>27</text:p>
          </table:table-cell>
          <table:table-cell table:formula="of:=1.8*[.D600]+32" office:value-type="float" office:value="80.709862206346" calcext:value-type="float">
            <text:p>80.7098622063</text:p>
          </table:table-cell>
          <table:table-cell table:formula="of:=32+MATCH(9*[.A600];[.$Q$2:.$Q$91];-1)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formula="of:=[.A600]-1" office:value-type="float" office:value="487" calcext:value-type="float">
            <text:p>487</text:p>
          </table:table-cell>
          <table:table-cell table:formula="of:=(10000*[.A601])/(1023-[.A601])" office:value-type="float" office:value="9085.82089552239" calcext:value-type="float">
            <text:p>9085.8208955224</text:p>
          </table:table-cell>
          <table:table-cell table:formula="of:=LN([.B601])" office:value-type="float" office:value="9.11447033398797" calcext:value-type="float">
            <text:p>9.114470334</text:p>
          </table:table-cell>
          <table:table-cell table:formula="of:=1/([.$B$57]+[.$B$58]*[.C601]+[.$B$59]*[.C601]*[.C601]+[.$B$60]*[.C601]*[.C601]*[.C601])-273.5" office:value-type="float" office:value="27.1645352214009" calcext:value-type="float">
            <text:p>27.1645352214</text:p>
          </table:table-cell>
          <table:table-cell table:formula="of:=MATCH([.A601];[.$F$2:.$F$52];-1)" office:value-type="float" office:value="28" calcext:value-type="float">
            <text:p>28</text:p>
          </table:table-cell>
          <table:table-cell table:formula="of:=1.8*[.D601]+32" office:value-type="float" office:value="80.8961633985217" calcext:value-type="float">
            <text:p>80.8961633985</text:p>
          </table:table-cell>
          <table:table-cell table:formula="of:=32+MATCH(9*[.A601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1]-1" office:value-type="float" office:value="486" calcext:value-type="float">
            <text:p>486</text:p>
          </table:table-cell>
          <table:table-cell table:formula="of:=(10000*[.A602])/(1023-[.A602])" office:value-type="float" office:value="9050.27932960894" calcext:value-type="float">
            <text:p>9050.2793296089</text:p>
          </table:table-cell>
          <table:table-cell table:formula="of:=LN([.B602])" office:value-type="float" office:value="9.11055090136781" calcext:value-type="float">
            <text:p>9.1105509014</text:p>
          </table:table-cell>
          <table:table-cell table:formula="of:=1/([.$B$57]+[.$B$58]*[.C602]+[.$B$59]*[.C602]*[.C602]+[.$B$60]*[.C602]*[.C602]*[.C602])-273.5" office:value-type="float" office:value="27.2681173120496" calcext:value-type="float">
            <text:p>27.268117312</text:p>
          </table:table-cell>
          <table:table-cell table:formula="of:=MATCH([.A602];[.$F$2:.$F$52];-1)" office:value-type="float" office:value="28" calcext:value-type="float">
            <text:p>28</text:p>
          </table:table-cell>
          <table:table-cell table:formula="of:=1.8*[.D602]+32" office:value-type="float" office:value="81.0826111616892" calcext:value-type="float">
            <text:p>81.0826111617</text:p>
          </table:table-cell>
          <table:table-cell table:formula="of:=32+MATCH(9*[.A602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2]-1" office:value-type="float" office:value="485" calcext:value-type="float">
            <text:p>485</text:p>
          </table:table-cell>
          <table:table-cell table:formula="of:=(10000*[.A603])/(1023-[.A603])" office:value-type="float" office:value="9014.86988847584" calcext:value-type="float">
            <text:p>9014.8698884758</text:p>
          </table:table-cell>
          <table:table-cell table:formula="of:=LN([.B603])" office:value-type="float" office:value="9.10663070275188" calcext:value-type="float">
            <text:p>9.1066307028</text:p>
          </table:table-cell>
          <table:table-cell table:formula="of:=1/([.$B$57]+[.$B$58]*[.C603]+[.$B$59]*[.C603]*[.C603]+[.$B$60]*[.C603]*[.C603]*[.C603])-273.5" office:value-type="float" office:value="27.3717817278417" calcext:value-type="float">
            <text:p>27.3717817278</text:p>
          </table:table-cell>
          <table:table-cell table:formula="of:=MATCH([.A603];[.$F$2:.$F$52];-1)" office:value-type="float" office:value="28" calcext:value-type="float">
            <text:p>28</text:p>
          </table:table-cell>
          <table:table-cell table:formula="of:=1.8*[.D603]+32" office:value-type="float" office:value="81.2692071101151" calcext:value-type="float">
            <text:p>81.2692071101</text:p>
          </table:table-cell>
          <table:table-cell table:formula="of:=32+MATCH(9*[.A603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3]-1" office:value-type="float" office:value="484" calcext:value-type="float">
            <text:p>484</text:p>
          </table:table-cell>
          <table:table-cell table:formula="of:=(10000*[.A604])/(1023-[.A604])" office:value-type="float" office:value="8979.59183673469" calcext:value-type="float">
            <text:p>8979.5918367347</text:p>
          </table:table-cell>
          <table:table-cell table:formula="of:=LN([.B604])" office:value-type="float" office:value="9.10270970778382" calcext:value-type="float">
            <text:p>9.1027097078</text:p>
          </table:table-cell>
          <table:table-cell table:formula="of:=1/([.$B$57]+[.$B$58]*[.C604]+[.$B$59]*[.C604]*[.C604]+[.$B$60]*[.C604]*[.C604]*[.C604])-273.5" office:value-type="float" office:value="27.4755293686046" calcext:value-type="float">
            <text:p>27.4755293686</text:p>
          </table:table-cell>
          <table:table-cell table:formula="of:=MATCH([.A604];[.$F$2:.$F$52];-1)" office:value-type="float" office:value="28" calcext:value-type="float">
            <text:p>28</text:p>
          </table:table-cell>
          <table:table-cell table:formula="of:=1.8*[.D604]+32" office:value-type="float" office:value="81.4559528634883" calcext:value-type="float">
            <text:p>81.4559528635</text:p>
          </table:table-cell>
          <table:table-cell table:formula="of:=32+MATCH(9*[.A604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4]-1" office:value-type="float" office:value="483" calcext:value-type="float">
            <text:p>483</text:p>
          </table:table-cell>
          <table:table-cell table:formula="of:=(10000*[.A605])/(1023-[.A605])" office:value-type="float" office:value="8944.44444444444" calcext:value-type="float">
            <text:p>8944.4444444445</text:p>
          </table:table-cell>
          <table:table-cell table:formula="of:=LN([.B605])" office:value-type="float" office:value="9.09878788607044" calcext:value-type="float">
            <text:p>9.0987878861</text:p>
          </table:table-cell>
          <table:table-cell table:formula="of:=1/([.$B$57]+[.$B$58]*[.C605]+[.$B$59]*[.C605]*[.C605]+[.$B$60]*[.C605]*[.C605]*[.C605])-273.5" office:value-type="float" office:value="27.5793611372258" calcext:value-type="float">
            <text:p>27.5793611372</text:p>
          </table:table-cell>
          <table:table-cell table:formula="of:=MATCH([.A605];[.$F$2:.$F$52];-1)" office:value-type="float" office:value="28" calcext:value-type="float">
            <text:p>28</text:p>
          </table:table-cell>
          <table:table-cell table:formula="of:=1.8*[.D605]+32" office:value-type="float" office:value="81.6428500470065" calcext:value-type="float">
            <text:p>81.642850047</text:p>
          </table:table-cell>
          <table:table-cell table:formula="of:=32+MATCH(9*[.A605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5]-1" office:value-type="float" office:value="482" calcext:value-type="float">
            <text:p>482</text:p>
          </table:table-cell>
          <table:table-cell table:formula="of:=(10000*[.A606])/(1023-[.A606])" office:value-type="float" office:value="8909.426987061" calcext:value-type="float">
            <text:p>8909.426987061</text:p>
          </table:table-cell>
          <table:table-cell table:formula="of:=LN([.B606])" office:value-type="float" office:value="9.0948652071803" calcext:value-type="float">
            <text:p>9.0948652072</text:p>
          </table:table-cell>
          <table:table-cell table:formula="of:=1/([.$B$57]+[.$B$58]*[.C606]+[.$B$59]*[.C606]*[.C606]+[.$B$60]*[.C606]*[.C606]*[.C606])-273.5" office:value-type="float" office:value="27.6832779396994" calcext:value-type="float">
            <text:p>27.6832779397</text:p>
          </table:table-cell>
          <table:table-cell table:formula="of:=MATCH([.A606];[.$F$2:.$F$52];-1)" office:value-type="float" office:value="28" calcext:value-type="float">
            <text:p>28</text:p>
          </table:table-cell>
          <table:table-cell table:formula="of:=1.8*[.D606]+32" office:value-type="float" office:value="81.8299002914589" calcext:value-type="float">
            <text:p>81.8299002915</text:p>
          </table:table-cell>
          <table:table-cell table:formula="of:=32+MATCH(9*[.A606];[.$Q$2:.$Q$91];-1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table:formula="of:=[.A606]-1" office:value-type="float" office:value="481" calcext:value-type="float">
            <text:p>481</text:p>
          </table:table-cell>
          <table:table-cell table:formula="of:=(10000*[.A607])/(1023-[.A607])" office:value-type="float" office:value="8874.53874538745" calcext:value-type="float">
            <text:p>8874.5387453875</text:p>
          </table:table-cell>
          <table:table-cell table:formula="of:=LN([.B607])" office:value-type="float" office:value="9.0909416406423" calcext:value-type="float">
            <text:p>9.0909416406</text:p>
          </table:table-cell>
          <table:table-cell table:formula="of:=1/([.$B$57]+[.$B$58]*[.C607]+[.$B$59]*[.C607]*[.C607]+[.$B$60]*[.C607]*[.C607]*[.C607])-273.5" office:value-type="float" office:value="27.7872806851729" calcext:value-type="float">
            <text:p>27.7872806852</text:p>
          </table:table-cell>
          <table:table-cell table:formula="of:=MATCH([.A607];[.$F$2:.$F$52];-1)" office:value-type="float" office:value="28" calcext:value-type="float">
            <text:p>28</text:p>
          </table:table-cell>
          <table:table-cell table:formula="of:=1.8*[.D607]+32" office:value-type="float" office:value="82.0171052333112" calcext:value-type="float">
            <text:p>82.0171052333</text:p>
          </table:table-cell>
          <table:table-cell table:formula="of:=32+MATCH(9*[.A607];[.$Q$2:.$Q$91];-1)"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formula="of:=[.A607]-1" office:value-type="float" office:value="480" calcext:value-type="float">
            <text:p>480</text:p>
          </table:table-cell>
          <table:table-cell table:formula="of:=(10000*[.A608])/(1023-[.A608])" office:value-type="float" office:value="8839.77900552486" calcext:value-type="float">
            <text:p>8839.7790055249</text:p>
          </table:table-cell>
          <table:table-cell table:formula="of:=LN([.B608])" office:value-type="float" office:value="9.08701715594418" calcext:value-type="float">
            <text:p>9.0870171559</text:p>
          </table:table-cell>
          <table:table-cell table:formula="of:=1/([.$B$57]+[.$B$58]*[.C608]+[.$B$59]*[.C608]*[.C608]+[.$B$60]*[.C608]*[.C608]*[.C608])-273.5" office:value-type="float" office:value="27.8913702859949" calcext:value-type="float">
            <text:p>27.891370286</text:p>
          </table:table-cell>
          <table:table-cell table:formula="of:=MATCH([.A608];[.$F$2:.$F$52];-1)" office:value-type="float" office:value="28" calcext:value-type="float">
            <text:p>28</text:p>
          </table:table-cell>
          <table:table-cell table:formula="of:=1.8*[.D608]+32" office:value-type="float" office:value="82.2044665147909" calcext:value-type="float">
            <text:p>82.2044665148</text:p>
          </table:table-cell>
          <table:table-cell table:formula="of:=32+MATCH(9*[.A608];[.$Q$2:.$Q$91];-1)"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formula="of:=[.A608]-1" office:value-type="float" office:value="479" calcext:value-type="float">
            <text:p>479</text:p>
          </table:table-cell>
          <table:table-cell table:formula="of:=(10000*[.A609])/(1023-[.A609])" office:value-type="float" office:value="8805.14705882353" calcext:value-type="float">
            <text:p>8805.1470588235</text:p>
          </table:table-cell>
          <table:table-cell table:formula="of:=LN([.B609])" office:value-type="float" office:value="9.08309172253116" calcext:value-type="float">
            <text:p>9.0830917225</text:p>
          </table:table-cell>
          <table:table-cell table:formula="of:=1/([.$B$57]+[.$B$58]*[.C609]+[.$B$59]*[.C609]*[.C609]+[.$B$60]*[.C609]*[.C609]*[.C609])-273.5" office:value-type="float" office:value="27.995547657763" calcext:value-type="float">
            <text:p>27.9955476578</text:p>
          </table:table-cell>
          <table:table-cell table:formula="of:=MATCH([.A609];[.$F$2:.$F$52];-1)" office:value-type="float" office:value="28" calcext:value-type="float">
            <text:p>28</text:p>
          </table:table-cell>
          <table:table-cell table:formula="of:=1.8*[.D609]+32" office:value-type="float" office:value="82.3919857839735" calcext:value-type="float">
            <text:p>82.391985784</text:p>
          </table:table-cell>
          <table:table-cell table:formula="of:=32+MATCH(9*[.A609];[.$Q$2:.$Q$91];-1)"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formula="of:=[.A609]-1" office:value-type="float" office:value="478" calcext:value-type="float">
            <text:p>478</text:p>
          </table:table-cell>
          <table:table-cell table:formula="of:=(10000*[.A610])/(1023-[.A610])" office:value-type="float" office:value="8770.64220183486" calcext:value-type="float">
            <text:p>8770.6422018349</text:p>
          </table:table-cell>
          <table:table-cell table:formula="of:=LN([.B610])" office:value-type="float" office:value="9.0791653098044" calcext:value-type="float">
            <text:p>9.0791653098</text:p>
          </table:table-cell>
          <table:table-cell table:formula="of:=1/([.$B$57]+[.$B$58]*[.C610]+[.$B$59]*[.C610]*[.C610]+[.$B$60]*[.C610]*[.C610]*[.C610])-273.5" office:value-type="float" office:value="28.0998137193716" calcext:value-type="float">
            <text:p>28.0998137194</text:p>
          </table:table-cell>
          <table:table-cell table:formula="of:=MATCH([.A610];[.$F$2:.$F$52];-1)" office:value-type="float" office:value="28" calcext:value-type="float">
            <text:p>28</text:p>
          </table:table-cell>
          <table:table-cell table:formula="of:=1.8*[.D610]+32" office:value-type="float" office:value="82.5796646948688" calcext:value-type="float">
            <text:p>82.5796646949</text:p>
          </table:table-cell>
          <table:table-cell table:formula="of:=32+MATCH(9*[.A610];[.$Q$2:.$Q$91];-1)"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formula="of:=[.A610]-1" office:value-type="float" office:value="477" calcext:value-type="float">
            <text:p>477</text:p>
          </table:table-cell>
          <table:table-cell table:formula="of:=(10000*[.A611])/(1023-[.A611])" office:value-type="float" office:value="8736.26373626374" calcext:value-type="float">
            <text:p>8736.2637362637</text:p>
          </table:table-cell>
          <table:table-cell table:formula="of:=LN([.B611])" office:value-type="float" office:value="9.07523788711962" calcext:value-type="float">
            <text:p>9.0752378871</text:p>
          </table:table-cell>
          <table:table-cell table:formula="of:=1/([.$B$57]+[.$B$58]*[.C611]+[.$B$59]*[.C611]*[.C611]+[.$B$60]*[.C611]*[.C611]*[.C611])-273.5" office:value-type="float" office:value="28.2041693930605" calcext:value-type="float">
            <text:p>28.2041693931</text:p>
          </table:table-cell>
          <table:table-cell table:formula="of:=MATCH([.A611];[.$F$2:.$F$52];-1)" office:value-type="float" office:value="29" calcext:value-type="float">
            <text:p>29</text:p>
          </table:table-cell>
          <table:table-cell table:formula="of:=1.8*[.D611]+32" office:value-type="float" office:value="82.7675049075089" calcext:value-type="float">
            <text:p>82.7675049075</text:p>
          </table:table-cell>
          <table:table-cell table:formula="of:=32+MATCH(9*[.A611];[.$Q$2:.$Q$91];-1)"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formula="of:=[.A611]-1" office:value-type="float" office:value="476" calcext:value-type="float">
            <text:p>476</text:p>
          </table:table-cell>
          <table:table-cell table:formula="of:=(10000*[.A612])/(1023-[.A612])" office:value-type="float" office:value="8702.01096892139" calcext:value-type="float">
            <text:p>8702.0109689214</text:p>
          </table:table-cell>
          <table:table-cell table:formula="of:=LN([.B612])" office:value-type="float" office:value="9.07130942378562" calcext:value-type="float">
            <text:p>9.0713094238</text:p>
          </table:table-cell>
          <table:table-cell table:formula="of:=1/([.$B$57]+[.$B$58]*[.C612]+[.$B$59]*[.C612]*[.C612]+[.$B$60]*[.C612]*[.C612]*[.C612])-273.5" office:value-type="float" office:value="28.3086156044634" calcext:value-type="float">
            <text:p>28.3086156045</text:p>
          </table:table-cell>
          <table:table-cell table:formula="of:=MATCH([.A612];[.$F$2:.$F$52];-1)" office:value-type="float" office:value="29" calcext:value-type="float">
            <text:p>29</text:p>
          </table:table-cell>
          <table:table-cell table:formula="of:=1.8*[.D612]+32" office:value-type="float" office:value="82.9555080880341" calcext:value-type="float">
            <text:p>82.955508088</text:p>
          </table:table-cell>
          <table:table-cell table:formula="of:=32+MATCH(9*[.A612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2]-1" office:value-type="float" office:value="475" calcext:value-type="float">
            <text:p>475</text:p>
          </table:table-cell>
          <table:table-cell table:formula="of:=(10000*[.A613])/(1023-[.A613])" office:value-type="float" office:value="8667.88321167883" calcext:value-type="float">
            <text:p>8667.8832116788</text:p>
          </table:table-cell>
          <table:table-cell table:formula="of:=LN([.B613])" office:value-type="float" office:value="9.06737988906281" calcext:value-type="float">
            <text:p>9.0673798891</text:p>
          </table:table-cell>
          <table:table-cell table:formula="of:=1/([.$B$57]+[.$B$58]*[.C613]+[.$B$59]*[.C613]*[.C613]+[.$B$60]*[.C613]*[.C613]*[.C613])-273.5" office:value-type="float" office:value="28.4131532826578" calcext:value-type="float">
            <text:p>28.4131532827</text:p>
          </table:table-cell>
          <table:table-cell table:formula="of:=MATCH([.A613];[.$F$2:.$F$52];-1)" office:value-type="float" office:value="29" calcext:value-type="float">
            <text:p>29</text:p>
          </table:table-cell>
          <table:table-cell table:formula="of:=1.8*[.D613]+32" office:value-type="float" office:value="83.1436759087841" calcext:value-type="float">
            <text:p>83.1436759088</text:p>
          </table:table-cell>
          <table:table-cell table:formula="of:=32+MATCH(9*[.A613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3]-1" office:value-type="float" office:value="474" calcext:value-type="float">
            <text:p>474</text:p>
          </table:table-cell>
          <table:table-cell table:formula="of:=(10000*[.A614])/(1023-[.A614])" office:value-type="float" office:value="8633.87978142077" calcext:value-type="float">
            <text:p>8633.8797814208</text:p>
          </table:table-cell>
          <table:table-cell table:formula="of:=LN([.B614])" office:value-type="float" office:value="9.06344925216173" calcext:value-type="float">
            <text:p>9.0634492522</text:p>
          </table:table-cell>
          <table:table-cell table:formula="of:=1/([.$B$57]+[.$B$58]*[.C614]+[.$B$59]*[.C614]*[.C614]+[.$B$60]*[.C614]*[.C614]*[.C614])-273.5" office:value-type="float" office:value="28.5177833602136" calcext:value-type="float">
            <text:p>28.5177833602</text:p>
          </table:table-cell>
          <table:table-cell table:formula="of:=MATCH([.A614];[.$F$2:.$F$52];-1)" office:value-type="float" office:value="29" calcext:value-type="float">
            <text:p>29</text:p>
          </table:table-cell>
          <table:table-cell table:formula="of:=1.8*[.D614]+32" office:value-type="float" office:value="83.3320100483844" calcext:value-type="float">
            <text:p>83.3320100484</text:p>
          </table:table-cell>
          <table:table-cell table:formula="of:=32+MATCH(9*[.A614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4]-1" office:value-type="float" office:value="473" calcext:value-type="float">
            <text:p>473</text:p>
          </table:table-cell>
          <table:table-cell table:formula="of:=(10000*[.A615])/(1023-[.A615])" office:value-type="float" office:value="8600" calcext:value-type="float">
            <text:p>8600</text:p>
          </table:table-cell>
          <table:table-cell table:formula="of:=LN([.B615])" office:value-type="float" office:value="9.0595174822416" calcext:value-type="float">
            <text:p>9.0595174822</text:p>
          </table:table-cell>
          <table:table-cell table:formula="of:=1/([.$B$57]+[.$B$58]*[.C615]+[.$B$59]*[.C615]*[.C615]+[.$B$60]*[.C615]*[.C615]*[.C615])-273.5" office:value-type="float" office:value="28.6225067732434" calcext:value-type="float">
            <text:p>28.6225067732</text:p>
          </table:table-cell>
          <table:table-cell table:formula="of:=MATCH([.A615];[.$F$2:.$F$52];-1)" office:value-type="float" office:value="29" calcext:value-type="float">
            <text:p>29</text:p>
          </table:table-cell>
          <table:table-cell table:formula="of:=1.8*[.D615]+32" office:value-type="float" office:value="83.5205121918381" calcext:value-type="float">
            <text:p>83.5205121918</text:p>
          </table:table-cell>
          <table:table-cell table:formula="of:=32+MATCH(9*[.A615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5]-1" office:value-type="float" office:value="472" calcext:value-type="float">
            <text:p>472</text:p>
          </table:table-cell>
          <table:table-cell table:formula="of:=(10000*[.A616])/(1023-[.A616])" office:value-type="float" office:value="8566.24319419238" calcext:value-type="float">
            <text:p>8566.2431941924</text:p>
          </table:table-cell>
          <table:table-cell table:formula="of:=LN([.B616])" office:value-type="float" office:value="9.05558454840882" calcext:value-type="float">
            <text:p>9.0555845484</text:p>
          </table:table-cell>
          <table:table-cell table:formula="of:=1/([.$B$57]+[.$B$58]*[.C616]+[.$B$59]*[.C616]*[.C616]+[.$B$60]*[.C616]*[.C616]*[.C616])-273.5" office:value-type="float" office:value="28.7273244614531" calcext:value-type="float">
            <text:p>28.7273244615</text:p>
          </table:table-cell>
          <table:table-cell table:formula="of:=MATCH([.A616];[.$F$2:.$F$52];-1)" office:value-type="float" office:value="29" calcext:value-type="float">
            <text:p>29</text:p>
          </table:table-cell>
          <table:table-cell table:formula="of:=1.8*[.D616]+32" office:value-type="float" office:value="83.7091840306155" calcext:value-type="float">
            <text:p>83.7091840306</text:p>
          </table:table-cell>
          <table:table-cell table:formula="of:=32+MATCH(9*[.A616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6]-1" office:value-type="float" office:value="471" calcext:value-type="float">
            <text:p>471</text:p>
          </table:table-cell>
          <table:table-cell table:formula="of:=(10000*[.A617])/(1023-[.A617])" office:value-type="float" office:value="8532.60869565217" calcext:value-type="float">
            <text:p>8532.6086956522</text:p>
          </table:table-cell>
          <table:table-cell table:formula="of:=LN([.B617])" office:value-type="float" office:value="9.05165041971551" calcext:value-type="float">
            <text:p>9.0516504197</text:p>
          </table:table-cell>
          <table:table-cell table:formula="of:=1/([.$B$57]+[.$B$58]*[.C617]+[.$B$59]*[.C617]*[.C617]+[.$B$60]*[.C617]*[.C617]*[.C617])-273.5" office:value-type="float" office:value="28.8322373681918" calcext:value-type="float">
            <text:p>28.8322373682</text:p>
          </table:table-cell>
          <table:table-cell table:formula="of:=MATCH([.A617];[.$F$2:.$F$52];-1)" office:value-type="float" office:value="29" calcext:value-type="float">
            <text:p>29</text:p>
          </table:table-cell>
          <table:table-cell table:formula="of:=1.8*[.D617]+32" office:value-type="float" office:value="83.8980272627453" calcext:value-type="float">
            <text:p>83.8980272627</text:p>
          </table:table-cell>
          <table:table-cell table:formula="of:=32+MATCH(9*[.A617];[.$Q$2:.$Q$91];-1)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table:formula="of:=[.A617]-1" office:value-type="float" office:value="470" calcext:value-type="float">
            <text:p>470</text:p>
          </table:table-cell>
          <table:table-cell table:formula="of:=(10000*[.A618])/(1023-[.A618])" office:value-type="float" office:value="8499.09584086799" calcext:value-type="float">
            <text:p>8499.095840868</text:p>
          </table:table-cell>
          <table:table-cell table:formula="of:=LN([.B618])" office:value-type="float" office:value="9.04771506515795" calcext:value-type="float">
            <text:p>9.0477150652</text:p>
          </table:table-cell>
          <table:table-cell table:formula="of:=1/([.$B$57]+[.$B$58]*[.C618]+[.$B$59]*[.C618]*[.C618]+[.$B$60]*[.C618]*[.C618]*[.C618])-273.5" office:value-type="float" office:value="28.9372464405037" calcext:value-type="float">
            <text:p>28.9372464405</text:p>
          </table:table-cell>
          <table:table-cell table:formula="of:=MATCH([.A618];[.$F$2:.$F$52];-1)" office:value-type="float" office:value="29" calcext:value-type="float">
            <text:p>29</text:p>
          </table:table-cell>
          <table:table-cell table:formula="of:=1.8*[.D618]+32" office:value-type="float" office:value="84.0870435929067" calcext:value-type="float">
            <text:p>84.0870435929</text:p>
          </table:table-cell>
          <table:table-cell table:formula="of:=32+MATCH(9*[.A618];[.$Q$2:.$Q$91];-1)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table:formula="of:=[.A618]-1" office:value-type="float" office:value="469" calcext:value-type="float">
            <text:p>469</text:p>
          </table:table-cell>
          <table:table-cell table:formula="of:=(10000*[.A619])/(1023-[.A619])" office:value-type="float" office:value="8465.70397111913" calcext:value-type="float">
            <text:p>8465.7039711191</text:p>
          </table:table-cell>
          <table:table-cell table:formula="of:=LN([.B619])" office:value-type="float" office:value="9.04377845367518" calcext:value-type="float">
            <text:p>9.0437784537</text:p>
          </table:table-cell>
          <table:table-cell table:formula="of:=1/([.$B$57]+[.$B$58]*[.C619]+[.$B$59]*[.C619]*[.C619]+[.$B$60]*[.C619]*[.C619]*[.C619])-273.5" office:value-type="float" office:value="29.0423526291787" calcext:value-type="float">
            <text:p>29.0423526292</text:p>
          </table:table-cell>
          <table:table-cell table:formula="of:=MATCH([.A619];[.$F$2:.$F$52];-1)" office:value-type="float" office:value="29" calcext:value-type="float">
            <text:p>29</text:p>
          </table:table-cell>
          <table:table-cell table:formula="of:=1.8*[.D619]+32" office:value-type="float" office:value="84.2762347325216" calcext:value-type="float">
            <text:p>84.2762347325</text:p>
          </table:table-cell>
          <table:table-cell table:formula="of:=32+MATCH(9*[.A619];[.$Q$2:.$Q$91];-1)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table:formula="of:=[.A619]-1" office:value-type="float" office:value="468" calcext:value-type="float">
            <text:p>468</text:p>
          </table:table-cell>
          <table:table-cell table:formula="of:=(10000*[.A620])/(1023-[.A620])" office:value-type="float" office:value="8432.43243243243" calcext:value-type="float">
            <text:p>8432.4324324324</text:p>
          </table:table-cell>
          <table:table-cell table:formula="of:=LN([.B620])" office:value-type="float" office:value="9.03984055414739" calcext:value-type="float">
            <text:p>9.0398405541</text:p>
          </table:table-cell>
          <table:table-cell table:formula="of:=1/([.$B$57]+[.$B$58]*[.C620]+[.$B$59]*[.C620]*[.C620]+[.$B$60]*[.C620]*[.C620]*[.C620])-273.5" office:value-type="float" office:value="29.1475568888048" calcext:value-type="float">
            <text:p>29.1475568888</text:p>
          </table:table-cell>
          <table:table-cell table:formula="of:=MATCH([.A620];[.$F$2:.$F$52];-1)" office:value-type="float" office:value="29" calcext:value-type="float">
            <text:p>29</text:p>
          </table:table-cell>
          <table:table-cell table:formula="of:=1.8*[.D620]+32" office:value-type="float" office:value="84.4656023998486" calcext:value-type="float">
            <text:p>84.4656023998</text:p>
          </table:table-cell>
          <table:table-cell table:formula="of:=32+MATCH(9*[.A620];[.$Q$2:.$Q$91];-1)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table:formula="of:=[.A620]-1" office:value-type="float" office:value="467" calcext:value-type="float">
            <text:p>467</text:p>
          </table:table-cell>
          <table:table-cell table:formula="of:=(10000*[.A621])/(1023-[.A621])" office:value-type="float" office:value="8399.28057553957" calcext:value-type="float">
            <text:p>8399.2805755396</text:p>
          </table:table-cell>
          <table:table-cell table:formula="of:=LN([.B621])" office:value-type="float" office:value="9.0359013353945" calcext:value-type="float">
            <text:p>9.0359013354</text:p>
          </table:table-cell>
          <table:table-cell table:formula="of:=1/([.$B$57]+[.$B$58]*[.C621]+[.$B$59]*[.C621]*[.C621]+[.$B$60]*[.C621]*[.C621]*[.C621])-273.5" office:value-type="float" office:value="29.2528601778203" calcext:value-type="float">
            <text:p>29.2528601778</text:p>
          </table:table-cell>
          <table:table-cell table:formula="of:=MATCH([.A621];[.$F$2:.$F$52];-1)" office:value-type="float" office:value="30" calcext:value-type="float">
            <text:p>30</text:p>
          </table:table-cell>
          <table:table-cell table:formula="of:=1.8*[.D621]+32" office:value-type="float" office:value="84.6551483200766" calcext:value-type="float">
            <text:p>84.6551483201</text:p>
          </table:table-cell>
          <table:table-cell table:formula="of:=32+MATCH(9*[.A621];[.$Q$2:.$Q$91];-1)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table:formula="of:=[.A621]-1" office:value-type="float" office:value="466" calcext:value-type="float">
            <text:p>466</text:p>
          </table:table-cell>
          <table:table-cell table:formula="of:=(10000*[.A622])/(1023-[.A622])" office:value-type="float" office:value="8366.24775583483" calcext:value-type="float">
            <text:p>8366.2477558348</text:p>
          </table:table-cell>
          <table:table-cell table:formula="of:=LN([.B622])" office:value-type="float" office:value="9.03196076617454" calcext:value-type="float">
            <text:p>9.0319607662</text:p>
          </table:table-cell>
          <table:table-cell table:formula="of:=1/([.$B$57]+[.$B$58]*[.C622]+[.$B$59]*[.C622]*[.C622]+[.$B$60]*[.C622]*[.C622]*[.C622])-273.5" office:value-type="float" office:value="29.3582634585663" calcext:value-type="float">
            <text:p>29.3582634586</text:p>
          </table:table-cell>
          <table:table-cell table:formula="of:=MATCH([.A622];[.$F$2:.$F$52];-1)" office:value-type="float" office:value="30" calcext:value-type="float">
            <text:p>30</text:p>
          </table:table-cell>
          <table:table-cell table:formula="of:=1.8*[.D622]+32" office:value-type="float" office:value="84.8448742254193" calcext:value-type="float">
            <text:p>84.8448742254</text:p>
          </table:table-cell>
          <table:table-cell table:formula="of:=32+MATCH(9*[.A622];[.$Q$2:.$Q$91];-1)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table:formula="of:=[.A622]-1" office:value-type="float" office:value="465" calcext:value-type="float">
            <text:p>465</text:p>
          </table:table-cell>
          <table:table-cell table:formula="of:=(10000*[.A623])/(1023-[.A623])" office:value-type="float" office:value="8333.33333333333" calcext:value-type="float">
            <text:p>8333.3333333333</text:p>
          </table:table-cell>
          <table:table-cell table:formula="of:=LN([.B623])" office:value-type="float" office:value="9.02801881518223" calcext:value-type="float">
            <text:p>9.0280188152</text:p>
          </table:table-cell>
          <table:table-cell table:formula="of:=1/([.$B$57]+[.$B$58]*[.C623]+[.$B$59]*[.C623]*[.C623]+[.$B$60]*[.C623]*[.C623]*[.C623])-273.5" office:value-type="float" office:value="29.46376769734" calcext:value-type="float">
            <text:p>29.4637676973</text:p>
          </table:table-cell>
          <table:table-cell table:formula="of:=MATCH([.A623];[.$F$2:.$F$52];-1)" office:value-type="float" office:value="30" calcext:value-type="float">
            <text:p>30</text:p>
          </table:table-cell>
          <table:table-cell table:formula="of:=1.8*[.D623]+32" office:value-type="float" office:value="85.0347818552119" calcext:value-type="float">
            <text:p>85.0347818552</text:p>
          </table:table-cell>
          <table:table-cell table:formula="of:=32+MATCH(9*[.A623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3]-1" office:value-type="float" office:value="464" calcext:value-type="float">
            <text:p>464</text:p>
          </table:table-cell>
          <table:table-cell table:formula="of:=(10000*[.A624])/(1023-[.A624])" office:value-type="float" office:value="8300.5366726297" calcext:value-type="float">
            <text:p>8300.5366726297</text:p>
          </table:table-cell>
          <table:table-cell table:formula="of:=LN([.B624])" office:value-type="float" office:value="9.02407545104734" calcext:value-type="float">
            <text:p>9.024075451</text:p>
          </table:table-cell>
          <table:table-cell table:formula="of:=1/([.$B$57]+[.$B$58]*[.C624]+[.$B$59]*[.C624]*[.C624]+[.$B$60]*[.C624]*[.C624]*[.C624])-273.5" office:value-type="float" office:value="29.5693738644479" calcext:value-type="float">
            <text:p>29.5693738644</text:p>
          </table:table-cell>
          <table:table-cell table:formula="of:=MATCH([.A624];[.$F$2:.$F$52];-1)" office:value-type="float" office:value="30" calcext:value-type="float">
            <text:p>30</text:p>
          </table:table-cell>
          <table:table-cell table:formula="of:=1.8*[.D624]+32" office:value-type="float" office:value="85.2248729560063" calcext:value-type="float">
            <text:p>85.224872956</text:p>
          </table:table-cell>
          <table:table-cell table:formula="of:=32+MATCH(9*[.A624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4]-1" office:value-type="float" office:value="463" calcext:value-type="float">
            <text:p>463</text:p>
          </table:table-cell>
          <table:table-cell table:formula="of:=(10000*[.A625])/(1023-[.A625])" office:value-type="float" office:value="8267.85714285714" calcext:value-type="float">
            <text:p>8267.8571428572</text:p>
          </table:table-cell>
          <table:table-cell table:formula="of:=LN([.B625])" office:value-type="float" office:value="9.02013064233322" calcext:value-type="float">
            <text:p>9.0201306423</text:p>
          </table:table-cell>
          <table:table-cell table:formula="of:=1/([.$B$57]+[.$B$58]*[.C625]+[.$B$59]*[.C625]*[.C625]+[.$B$60]*[.C625]*[.C625]*[.C625])-273.5" office:value-type="float" office:value="29.6750829342604" calcext:value-type="float">
            <text:p>29.6750829343</text:p>
          </table:table-cell>
          <table:table-cell table:formula="of:=MATCH([.A625];[.$F$2:.$F$52];-1)" office:value-type="float" office:value="30" calcext:value-type="float">
            <text:p>30</text:p>
          </table:table-cell>
          <table:table-cell table:formula="of:=1.8*[.D625]+32" office:value-type="float" office:value="85.4151492816687" calcext:value-type="float">
            <text:p>85.4151492817</text:p>
          </table:table-cell>
          <table:table-cell table:formula="of:=32+MATCH(9*[.A625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5]-1" office:value-type="float" office:value="462" calcext:value-type="float">
            <text:p>462</text:p>
          </table:table-cell>
          <table:table-cell table:formula="of:=(10000*[.A626])/(1023-[.A626])" office:value-type="float" office:value="8235.29411764706" calcext:value-type="float">
            <text:p>8235.2941176471</text:p>
          </table:table-cell>
          <table:table-cell table:formula="of:=LN([.B626])" office:value-type="float" office:value="9.01618435753523" calcext:value-type="float">
            <text:p>9.0161843575</text:p>
          </table:table-cell>
          <table:table-cell table:formula="of:=1/([.$B$57]+[.$B$58]*[.C626]+[.$B$59]*[.C626]*[.C626]+[.$B$60]*[.C626]*[.C626]*[.C626])-273.5" office:value-type="float" office:value="29.7808958852655" calcext:value-type="float">
            <text:p>29.7808958853</text:p>
          </table:table-cell>
          <table:table-cell table:formula="of:=MATCH([.A626];[.$F$2:.$F$52];-1)" office:value-type="float" office:value="30" calcext:value-type="float">
            <text:p>30</text:p>
          </table:table-cell>
          <table:table-cell table:formula="of:=1.8*[.D626]+32" office:value-type="float" office:value="85.6056125934779" calcext:value-type="float">
            <text:p>85.6056125935</text:p>
          </table:table-cell>
          <table:table-cell table:formula="of:=32+MATCH(9*[.A626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6]-1" office:value-type="float" office:value="461" calcext:value-type="float">
            <text:p>461</text:p>
          </table:table-cell>
          <table:table-cell table:formula="of:=(10000*[.A627])/(1023-[.A627])" office:value-type="float" office:value="8202.84697508897" calcext:value-type="float">
            <text:p>8202.846975089</text:p>
          </table:table-cell>
          <table:table-cell table:formula="of:=LN([.B627])" office:value-type="float" office:value="9.01223656507914" calcext:value-type="float">
            <text:p>9.0122365651</text:p>
          </table:table-cell>
          <table:table-cell table:formula="of:=1/([.$B$57]+[.$B$58]*[.C627]+[.$B$59]*[.C627]*[.C627]+[.$B$60]*[.C627]*[.C627]*[.C627])-273.5" office:value-type="float" office:value="29.8868137001245" calcext:value-type="float">
            <text:p>29.8868137001</text:p>
          </table:table-cell>
          <table:table-cell table:formula="of:=MATCH([.A627];[.$F$2:.$F$52];-1)" office:value-type="float" office:value="30" calcext:value-type="float">
            <text:p>30</text:p>
          </table:table-cell>
          <table:table-cell table:formula="of:=1.8*[.D627]+32" office:value-type="float" office:value="85.7962646602242" calcext:value-type="float">
            <text:p>85.7962646602</text:p>
          </table:table-cell>
          <table:table-cell table:formula="of:=32+MATCH(9*[.A627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7]-1" office:value-type="float" office:value="460" calcext:value-type="float">
            <text:p>460</text:p>
          </table:table-cell>
          <table:table-cell table:formula="of:=(10000*[.A628])/(1023-[.A628])" office:value-type="float" office:value="8170.51509769094" calcext:value-type="float">
            <text:p>8170.515097691</text:p>
          </table:table-cell>
          <table:table-cell table:formula="of:=LN([.B628])" office:value-type="float" office:value="9.00828723331963" calcext:value-type="float">
            <text:p>9.0082872333</text:p>
          </table:table-cell>
          <table:table-cell table:formula="of:=1/([.$B$57]+[.$B$58]*[.C628]+[.$B$59]*[.C628]*[.C628]+[.$B$60]*[.C628]*[.C628]*[.C628])-273.5" office:value-type="float" office:value="29.9928373657266" calcext:value-type="float">
            <text:p>29.9928373657</text:p>
          </table:table-cell>
          <table:table-cell table:formula="of:=MATCH([.A628];[.$F$2:.$F$52];-1)" office:value-type="float" office:value="30" calcext:value-type="float">
            <text:p>30</text:p>
          </table:table-cell>
          <table:table-cell table:formula="of:=1.8*[.D628]+32" office:value-type="float" office:value="85.987107258308" calcext:value-type="float">
            <text:p>85.9871072583</text:p>
          </table:table-cell>
          <table:table-cell table:formula="of:=32+MATCH(9*[.A628];[.$Q$2:.$Q$91];-1)"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table:formula="of:=[.A628]-1" office:value-type="float" office:value="459" calcext:value-type="float">
            <text:p>459</text:p>
          </table:table-cell>
          <table:table-cell table:formula="of:=(10000*[.A629])/(1023-[.A629])" office:value-type="float" office:value="8138.29787234043" calcext:value-type="float">
            <text:p>8138.2978723404</text:p>
          </table:table-cell>
          <table:table-cell table:formula="of:=LN([.B629])" office:value-type="float" office:value="9.00433633053867" calcext:value-type="float">
            <text:p>9.0043363305</text:p>
          </table:table-cell>
          <table:table-cell table:formula="of:=1/([.$B$57]+[.$B$58]*[.C629]+[.$B$59]*[.C629]*[.C629]+[.$B$60]*[.C629]*[.C629]*[.C629])-273.5" office:value-type="float" office:value="30.0989678732452" calcext:value-type="float">
            <text:p>30.0989678732</text:p>
          </table:table-cell>
          <table:table-cell table:formula="of:=MATCH([.A629];[.$F$2:.$F$52];-1)" office:value-type="float" office:value="30" calcext:value-type="float">
            <text:p>30</text:p>
          </table:table-cell>
          <table:table-cell table:formula="of:=1.8*[.D629]+32" office:value-type="float" office:value="86.1781421718413" calcext:value-type="float">
            <text:p>86.1781421718</text:p>
          </table:table-cell>
          <table:table-cell table:formula="of:=32+MATCH(9*[.A629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29]-1" office:value-type="float" office:value="458" calcext:value-type="float">
            <text:p>458</text:p>
          </table:table-cell>
          <table:table-cell table:formula="of:=(10000*[.A630])/(1023-[.A630])" office:value-type="float" office:value="8106.19469026549" calcext:value-type="float">
            <text:p>8106.1946902655</text:p>
          </table:table-cell>
          <table:table-cell table:formula="of:=LN([.B630])" office:value-type="float" office:value="9.00038382494393" calcext:value-type="float">
            <text:p>9.0003838249</text:p>
          </table:table-cell>
          <table:table-cell table:formula="of:=1/([.$B$57]+[.$B$58]*[.C630]+[.$B$59]*[.C630]*[.C630]+[.$B$60]*[.C630]*[.C630]*[.C630])-273.5" office:value-type="float" office:value="30.205206218194" calcext:value-type="float">
            <text:p>30.2052062182</text:p>
          </table:table-cell>
          <table:table-cell table:formula="of:=MATCH([.A630];[.$F$2:.$F$52];-1)" office:value-type="float" office:value="30" calcext:value-type="float">
            <text:p>30</text:p>
          </table:table-cell>
          <table:table-cell table:formula="of:=1.8*[.D630]+32" office:value-type="float" office:value="86.3693711927492" calcext:value-type="float">
            <text:p>86.3693711927</text:p>
          </table:table-cell>
          <table:table-cell table:formula="of:=32+MATCH(9*[.A630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30]-1" office:value-type="float" office:value="457" calcext:value-type="float">
            <text:p>457</text:p>
          </table:table-cell>
          <table:table-cell table:formula="of:=(10000*[.A631])/(1023-[.A631])" office:value-type="float" office:value="8074.20494699647" calcext:value-type="float">
            <text:p>8074.2049469965</text:p>
          </table:table-cell>
          <table:table-cell table:formula="of:=LN([.B631])" office:value-type="float" office:value="8.9964296846672" calcext:value-type="float">
            <text:p>8.9964296847</text:p>
          </table:table-cell>
          <table:table-cell table:formula="of:=1/([.$B$57]+[.$B$58]*[.C631]+[.$B$59]*[.C631]*[.C631]+[.$B$60]*[.C631]*[.C631]*[.C631])-273.5" office:value-type="float" office:value="30.3115534004839" calcext:value-type="float">
            <text:p>30.3115534005</text:p>
          </table:table-cell>
          <table:table-cell table:formula="of:=MATCH([.A631];[.$F$2:.$F$52];-1)" office:value-type="float" office:value="31" calcext:value-type="float">
            <text:p>31</text:p>
          </table:table-cell>
          <table:table-cell table:formula="of:=1.8*[.D631]+32" office:value-type="float" office:value="86.560796120871" calcext:value-type="float">
            <text:p>86.5607961209</text:p>
          </table:table-cell>
          <table:table-cell table:formula="of:=32+MATCH(9*[.A631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31]-1" office:value-type="float" office:value="456" calcext:value-type="float">
            <text:p>456</text:p>
          </table:table-cell>
          <table:table-cell table:formula="of:=(10000*[.A632])/(1023-[.A632])" office:value-type="float" office:value="8042.32804232804" calcext:value-type="float">
            <text:p>8042.3280423281</text:p>
          </table:table-cell>
          <table:table-cell table:formula="of:=LN([.B632])" office:value-type="float" office:value="8.99247387776282" calcext:value-type="float">
            <text:p>8.9924738778</text:p>
          </table:table-cell>
          <table:table-cell table:formula="of:=1/([.$B$57]+[.$B$58]*[.C632]+[.$B$59]*[.C632]*[.C632]+[.$B$60]*[.C632]*[.C632]*[.C632])-273.5" office:value-type="float" office:value="30.4180104244804" calcext:value-type="float">
            <text:p>30.4180104245</text:p>
          </table:table-cell>
          <table:table-cell table:formula="of:=MATCH([.A632];[.$F$2:.$F$52];-1)" office:value-type="float" office:value="31" calcext:value-type="float">
            <text:p>31</text:p>
          </table:table-cell>
          <table:table-cell table:formula="of:=1.8*[.D632]+32" office:value-type="float" office:value="86.7524187640647" calcext:value-type="float">
            <text:p>86.7524187641</text:p>
          </table:table-cell>
          <table:table-cell table:formula="of:=32+MATCH(9*[.A632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32]-1" office:value-type="float" office:value="455" calcext:value-type="float">
            <text:p>455</text:p>
          </table:table-cell>
          <table:table-cell table:formula="of:=(10000*[.A633])/(1023-[.A633])" office:value-type="float" office:value="8010.56338028169" calcext:value-type="float">
            <text:p>8010.5633802817</text:p>
          </table:table-cell>
          <table:table-cell table:formula="of:=LN([.B633])" office:value-type="float" office:value="8.98851637220598" calcext:value-type="float">
            <text:p>8.9885163722</text:p>
          </table:table-cell>
          <table:table-cell table:formula="of:=1/([.$B$57]+[.$B$58]*[.C633]+[.$B$59]*[.C633]*[.C633]+[.$B$60]*[.C633]*[.C633]*[.C633])-273.5" office:value-type="float" office:value="30.5245782990612" calcext:value-type="float">
            <text:p>30.5245782991</text:p>
          </table:table-cell>
          <table:table-cell table:formula="of:=MATCH([.A633];[.$F$2:.$F$52];-1)" office:value-type="float" office:value="31" calcext:value-type="float">
            <text:p>31</text:p>
          </table:table-cell>
          <table:table-cell table:formula="of:=1.8*[.D633]+32" office:value-type="float" office:value="86.9442409383102" calcext:value-type="float">
            <text:p>86.9442409383</text:p>
          </table:table-cell>
          <table:table-cell table:formula="of:=32+MATCH(9*[.A633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33]-1" office:value-type="float" office:value="454" calcext:value-type="float">
            <text:p>454</text:p>
          </table:table-cell>
          <table:table-cell table:formula="of:=(10000*[.A634])/(1023-[.A634])" office:value-type="float" office:value="7978.91036906854" calcext:value-type="float">
            <text:p>7978.9103690686</text:p>
          </table:table-cell>
          <table:table-cell table:formula="of:=LN([.B634])" office:value-type="float" office:value="8.9845571358912" calcext:value-type="float">
            <text:p>8.9845571359</text:p>
          </table:table-cell>
          <table:table-cell table:formula="of:=1/([.$B$57]+[.$B$58]*[.C634]+[.$B$59]*[.C634]*[.C634]+[.$B$60]*[.C634]*[.C634]*[.C634])-273.5" office:value-type="float" office:value="30.6312580376748" calcext:value-type="float">
            <text:p>30.6312580377</text:p>
          </table:table-cell>
          <table:table-cell table:formula="of:=MATCH([.A634];[.$F$2:.$F$52];-1)" office:value-type="float" office:value="31" calcext:value-type="float">
            <text:p>31</text:p>
          </table:table-cell>
          <table:table-cell table:formula="of:=1.8*[.D634]+32" office:value-type="float" office:value="87.1362644678147" calcext:value-type="float">
            <text:p>87.1362644678</text:p>
          </table:table-cell>
          <table:table-cell table:formula="of:=32+MATCH(9*[.A634];[.$Q$2:.$Q$91];-1)"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formula="of:=[.A634]-1" office:value-type="float" office:value="453" calcext:value-type="float">
            <text:p>453</text:p>
          </table:table-cell>
          <table:table-cell table:formula="of:=(10000*[.A635])/(1023-[.A635])" office:value-type="float" office:value="7947.36842105263" calcext:value-type="float">
            <text:p>7947.3684210526</text:p>
          </table:table-cell>
          <table:table-cell table:formula="of:=LN([.B635])" office:value-type="float" office:value="8.98059613663062" calcext:value-type="float">
            <text:p>8.9805961366</text:p>
          </table:table-cell>
          <table:table-cell table:formula="of:=1/([.$B$57]+[.$B$58]*[.C635]+[.$B$59]*[.C635]*[.C635]+[.$B$60]*[.C635]*[.C635]*[.C635])-273.5" office:value-type="float" office:value="30.7380506583989" calcext:value-type="float">
            <text:p>30.7380506584</text:p>
          </table:table-cell>
          <table:table-cell table:formula="of:=MATCH([.A635];[.$F$2:.$F$52];-1)" office:value-type="float" office:value="31" calcext:value-type="float">
            <text:p>31</text:p>
          </table:table-cell>
          <table:table-cell table:formula="of:=1.8*[.D635]+32" office:value-type="float" office:value="87.328491185118" calcext:value-type="float">
            <text:p>87.3284911851</text:p>
          </table:table-cell>
          <table:table-cell table:formula="of:=32+MATCH(9*[.A635];[.$Q$2:.$Q$91];-1)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formula="of:=[.A635]-1" office:value-type="float" office:value="452" calcext:value-type="float">
            <text:p>452</text:p>
          </table:table-cell>
          <table:table-cell table:formula="of:=(10000*[.A636])/(1023-[.A636])" office:value-type="float" office:value="7915.93695271454" calcext:value-type="float">
            <text:p>7915.9369527145</text:p>
          </table:table-cell>
          <table:table-cell table:formula="of:=LN([.B636])" office:value-type="float" office:value="8.9766333421524" calcext:value-type="float">
            <text:p>8.9766333422</text:p>
          </table:table-cell>
          <table:table-cell table:formula="of:=1/([.$B$57]+[.$B$58]*[.C636]+[.$B$59]*[.C636]*[.C636]+[.$B$60]*[.C636]*[.C636]*[.C636])-273.5" office:value-type="float" office:value="30.8449571840002" calcext:value-type="float">
            <text:p>30.844957184</text:p>
          </table:table-cell>
          <table:table-cell table:formula="of:=MATCH([.A636];[.$F$2:.$F$52];-1)" office:value-type="float" office:value="31" calcext:value-type="float">
            <text:p>31</text:p>
          </table:table-cell>
          <table:table-cell table:formula="of:=1.8*[.D636]+32" office:value-type="float" office:value="87.5209229312004" calcext:value-type="float">
            <text:p>87.5209229312</text:p>
          </table:table-cell>
          <table:table-cell table:formula="of:=32+MATCH(9*[.A636];[.$Q$2:.$Q$91];-1)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formula="of:=[.A636]-1" office:value-type="float" office:value="451" calcext:value-type="float">
            <text:p>451</text:p>
          </table:table-cell>
          <table:table-cell table:formula="of:=(10000*[.A637])/(1023-[.A637])" office:value-type="float" office:value="7884.61538461539" calcext:value-type="float">
            <text:p>7884.6153846154</text:p>
          </table:table-cell>
          <table:table-cell table:formula="of:=LN([.B637])" office:value-type="float" office:value="8.97266872009906" calcext:value-type="float">
            <text:p>8.9726687201</text:p>
          </table:table-cell>
          <table:table-cell table:formula="of:=1/([.$B$57]+[.$B$58]*[.C637]+[.$B$59]*[.C637]*[.C637]+[.$B$60]*[.C637]*[.C637]*[.C637])-273.5" office:value-type="float" office:value="30.9519786419942" calcext:value-type="float">
            <text:p>30.951978642</text:p>
          </table:table-cell>
          <table:table-cell table:formula="of:=MATCH([.A637];[.$F$2:.$F$52];-1)" office:value-type="float" office:value="31" calcext:value-type="float">
            <text:p>31</text:p>
          </table:table-cell>
          <table:table-cell table:formula="of:=1.8*[.D637]+32" office:value-type="float" office:value="87.7135615555896" calcext:value-type="float">
            <text:p>87.7135615556</text:p>
          </table:table-cell>
          <table:table-cell table:formula="of:=32+MATCH(9*[.A637];[.$Q$2:.$Q$91];-1)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formula="of:=[.A637]-1" office:value-type="float" office:value="450" calcext:value-type="float">
            <text:p>450</text:p>
          </table:table-cell>
          <table:table-cell table:formula="of:=(10000*[.A638])/(1023-[.A638])" office:value-type="float" office:value="7853.40314136126" calcext:value-type="float">
            <text:p>7853.4031413613</text:p>
          </table:table-cell>
          <table:table-cell table:formula="of:=LN([.B638])" office:value-type="float" office:value="8.96870223802581" calcext:value-type="float">
            <text:p>8.968702238</text:p>
          </table:table-cell>
          <table:table-cell table:formula="of:=1/([.$B$57]+[.$B$58]*[.C638]+[.$B$59]*[.C638]*[.C638]+[.$B$60]*[.C638]*[.C638]*[.C638])-273.5" office:value-type="float" office:value="31.0591160647057" calcext:value-type="float">
            <text:p>31.0591160647</text:p>
          </table:table-cell>
          <table:table-cell table:formula="of:=MATCH([.A638];[.$F$2:.$F$52];-1)" office:value-type="float" office:value="31" calcext:value-type="float">
            <text:p>31</text:p>
          </table:table-cell>
          <table:table-cell table:formula="of:=1.8*[.D638]+32" office:value-type="float" office:value="87.9064089164702" calcext:value-type="float">
            <text:p>87.9064089165</text:p>
          </table:table-cell>
          <table:table-cell table:formula="of:=32+MATCH(9*[.A638];[.$Q$2:.$Q$91];-1)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formula="of:=[.A638]-1" office:value-type="float" office:value="449" calcext:value-type="float">
            <text:p>449</text:p>
          </table:table-cell>
          <table:table-cell table:formula="of:=(10000*[.A639])/(1023-[.A639])" office:value-type="float" office:value="7822.29965156794" calcext:value-type="float">
            <text:p>7822.299651568</text:p>
          </table:table-cell>
          <table:table-cell table:formula="of:=LN([.B639])" office:value-type="float" office:value="8.96473386339887" calcext:value-type="float">
            <text:p>8.9647338634</text:p>
          </table:table-cell>
          <table:table-cell table:formula="of:=1/([.$B$57]+[.$B$58]*[.C639]+[.$B$59]*[.C639]*[.C639]+[.$B$60]*[.C639]*[.C639]*[.C639])-273.5" office:value-type="float" office:value="31.1663704893294" calcext:value-type="float">
            <text:p>31.1663704893</text:p>
          </table:table-cell>
          <table:table-cell table:formula="of:=MATCH([.A639];[.$F$2:.$F$52];-1)" office:value-type="float" office:value="31" calcext:value-type="float">
            <text:p>31</text:p>
          </table:table-cell>
          <table:table-cell table:formula="of:=1.8*[.D639]+32" office:value-type="float" office:value="88.099466880793" calcext:value-type="float">
            <text:p>88.0994668808</text:p>
          </table:table-cell>
          <table:table-cell table:formula="of:=32+MATCH(9*[.A639];[.$Q$2:.$Q$91];-1)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formula="of:=[.A639]-1" office:value-type="float" office:value="448" calcext:value-type="float">
            <text:p>448</text:p>
          </table:table-cell>
          <table:table-cell table:formula="of:=(10000*[.A640])/(1023-[.A640])" office:value-type="float" office:value="7791.30434782609" calcext:value-type="float">
            <text:p>7791.3043478261</text:p>
          </table:table-cell>
          <table:table-cell table:formula="of:=LN([.B640])" office:value-type="float" office:value="8.96076356359382" calcext:value-type="float">
            <text:p>8.9607635636</text:p>
          </table:table-cell>
          <table:table-cell table:formula="of:=1/([.$B$57]+[.$B$58]*[.C640]+[.$B$59]*[.C640]*[.C640]+[.$B$60]*[.C640]*[.C640]*[.C640])-273.5" office:value-type="float" office:value="31.2737429579925" calcext:value-type="float">
            <text:p>31.273742958</text:p>
          </table:table-cell>
          <table:table-cell table:formula="of:=MATCH([.A640];[.$F$2:.$F$52];-1)" office:value-type="float" office:value="31" calcext:value-type="float">
            <text:p>31</text:p>
          </table:table-cell>
          <table:table-cell table:formula="of:=1.8*[.D640]+32" office:value-type="float" office:value="88.2927373243864" calcext:value-type="float">
            <text:p>88.2927373244</text:p>
          </table:table-cell>
          <table:table-cell table:formula="of:=32+MATCH(9*[.A640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0]-1" office:value-type="float" office:value="447" calcext:value-type="float">
            <text:p>447</text:p>
          </table:table-cell>
          <table:table-cell table:formula="of:=(10000*[.A641])/(1023-[.A641])" office:value-type="float" office:value="7760.41666666667" calcext:value-type="float">
            <text:p>7760.4166666667</text:p>
          </table:table-cell>
          <table:table-cell table:formula="of:=LN([.B641])" office:value-type="float" office:value="8.95679130589386" calcext:value-type="float">
            <text:p>8.9567913059</text:p>
          </table:table-cell>
          <table:table-cell table:formula="of:=1/([.$B$57]+[.$B$58]*[.C641]+[.$B$59]*[.C641]*[.C641]+[.$B$60]*[.C641]*[.C641]*[.C641])-273.5" office:value-type="float" office:value="31.3812345178155" calcext:value-type="float">
            <text:p>31.3812345178</text:p>
          </table:table-cell>
          <table:table-cell table:formula="of:=MATCH([.A641];[.$F$2:.$F$52];-1)" office:value-type="float" office:value="32" calcext:value-type="float">
            <text:p>32</text:p>
          </table:table-cell>
          <table:table-cell table:formula="of:=1.8*[.D641]+32" office:value-type="float" office:value="88.4862221320678" calcext:value-type="float">
            <text:p>88.4862221321</text:p>
          </table:table-cell>
          <table:table-cell table:formula="of:=32+MATCH(9*[.A641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1]-1" office:value-type="float" office:value="446" calcext:value-type="float">
            <text:p>446</text:p>
          </table:table-cell>
          <table:table-cell table:formula="of:=(10000*[.A642])/(1023-[.A642])" office:value-type="float" office:value="7729.63604852686" calcext:value-type="float">
            <text:p>7729.6360485269</text:p>
          </table:table-cell>
          <table:table-cell table:formula="of:=LN([.B642])" office:value-type="float" office:value="8.95281705748815" calcext:value-type="float">
            <text:p>8.9528170575</text:p>
          </table:table-cell>
          <table:table-cell table:formula="of:=1/([.$B$57]+[.$B$58]*[.C642]+[.$B$59]*[.C642]*[.C642]+[.$B$60]*[.C642]*[.C642]*[.C642])-273.5" office:value-type="float" office:value="31.4888462209762" calcext:value-type="float">
            <text:p>31.488846221</text:p>
          </table:table-cell>
          <table:table-cell table:formula="of:=MATCH([.A642];[.$F$2:.$F$52];-1)" office:value-type="float" office:value="32" calcext:value-type="float">
            <text:p>32</text:p>
          </table:table-cell>
          <table:table-cell table:formula="of:=1.8*[.D642]+32" office:value-type="float" office:value="88.6799231977572" calcext:value-type="float">
            <text:p>88.6799231978</text:p>
          </table:table-cell>
          <table:table-cell table:formula="of:=32+MATCH(9*[.A642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2]-1" office:value-type="float" office:value="445" calcext:value-type="float">
            <text:p>445</text:p>
          </table:table-cell>
          <table:table-cell table:formula="of:=(10000*[.A643])/(1023-[.A643])" office:value-type="float" office:value="7698.96193771626" calcext:value-type="float">
            <text:p>7698.9619377163</text:p>
          </table:table-cell>
          <table:table-cell table:formula="of:=LN([.B643])" office:value-type="float" office:value="8.94884078547005" calcext:value-type="float">
            <text:p>8.9488407855</text:p>
          </table:table-cell>
          <table:table-cell table:formula="of:=1/([.$B$57]+[.$B$58]*[.C643]+[.$B$59]*[.C643]*[.C643]+[.$B$60]*[.C643]*[.C643]*[.C643])-273.5" office:value-type="float" office:value="31.5965791247723" calcext:value-type="float">
            <text:p>31.5965791248</text:p>
          </table:table-cell>
          <table:table-cell table:formula="of:=MATCH([.A643];[.$F$2:.$F$52];-1)" office:value-type="float" office:value="32" calcext:value-type="float">
            <text:p>32</text:p>
          </table:table-cell>
          <table:table-cell table:formula="of:=1.8*[.D643]+32" office:value-type="float" office:value="88.8738424245901" calcext:value-type="float">
            <text:p>88.8738424246</text:p>
          </table:table-cell>
          <table:table-cell table:formula="of:=32+MATCH(9*[.A643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3]-1" office:value-type="float" office:value="444" calcext:value-type="float">
            <text:p>444</text:p>
          </table:table-cell>
          <table:table-cell table:formula="of:=(10000*[.A644])/(1023-[.A644])" office:value-type="float" office:value="7668.39378238342" calcext:value-type="float">
            <text:p>7668.3937823834</text:p>
          </table:table-cell>
          <table:table-cell table:formula="of:=LN([.B644])" office:value-type="float" office:value="8.94486245683541" calcext:value-type="float">
            <text:p>8.9448624568</text:p>
          </table:table-cell>
          <table:table-cell table:formula="of:=1/([.$B$57]+[.$B$58]*[.C644]+[.$B$59]*[.C644]*[.C644]+[.$B$60]*[.C644]*[.C644]*[.C644])-273.5" office:value-type="float" office:value="31.7044342916857" calcext:value-type="float">
            <text:p>31.7044342917</text:p>
          </table:table-cell>
          <table:table-cell table:formula="of:=MATCH([.A644];[.$F$2:.$F$52];-1)" office:value-type="float" office:value="32" calcext:value-type="float">
            <text:p>32</text:p>
          </table:table-cell>
          <table:table-cell table:formula="of:=1.8*[.D644]+32" office:value-type="float" office:value="89.0679817250343" calcext:value-type="float">
            <text:p>89.067981725</text:p>
          </table:table-cell>
          <table:table-cell table:formula="of:=32+MATCH(9*[.A644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4]-1" office:value-type="float" office:value="443" calcext:value-type="float">
            <text:p>443</text:p>
          </table:table-cell>
          <table:table-cell table:formula="of:=(10000*[.A645])/(1023-[.A645])" office:value-type="float" office:value="7637.93103448276" calcext:value-type="float">
            <text:p>7637.9310344828</text:p>
          </table:table-cell>
          <table:table-cell table:formula="of:=LN([.B645])" office:value-type="float" office:value="8.94088203848085" calcext:value-type="float">
            <text:p>8.9408820385</text:p>
          </table:table-cell>
          <table:table-cell table:formula="of:=1/([.$B$57]+[.$B$58]*[.C645]+[.$B$59]*[.C645]*[.C645]+[.$B$60]*[.C645]*[.C645]*[.C645])-273.5" office:value-type="float" office:value="31.812412789447" calcext:value-type="float">
            <text:p>31.8124127894</text:p>
          </table:table-cell>
          <table:table-cell table:formula="of:=MATCH([.A645];[.$F$2:.$F$52];-1)" office:value-type="float" office:value="32" calcext:value-type="float">
            <text:p>32</text:p>
          </table:table-cell>
          <table:table-cell table:formula="of:=1.8*[.D645]+32" office:value-type="float" office:value="89.2623430210046" calcext:value-type="float">
            <text:p>89.262343021</text:p>
          </table:table-cell>
          <table:table-cell table:formula="of:=32+MATCH(9*[.A645];[.$Q$2:.$Q$91];-1)"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table:formula="of:=[.A645]-1" office:value-type="float" office:value="442" calcext:value-type="float">
            <text:p>442</text:p>
          </table:table-cell>
          <table:table-cell table:formula="of:=(10000*[.A646])/(1023-[.A646])" office:value-type="float" office:value="7607.57314974182" calcext:value-type="float">
            <text:p>7607.5731497418</text:p>
          </table:table-cell>
          <table:table-cell table:formula="of:=LN([.B646])" office:value-type="float" office:value="8.93689949720197" calcext:value-type="float">
            <text:p>8.9368994972</text:p>
          </table:table-cell>
          <table:table-cell table:formula="of:=1/([.$B$57]+[.$B$58]*[.C646]+[.$B$59]*[.C646]*[.C646]+[.$B$60]*[.C646]*[.C646]*[.C646])-273.5" office:value-type="float" office:value="31.9205156911007" calcext:value-type="float">
            <text:p>31.9205156911</text:p>
          </table:table-cell>
          <table:table-cell table:formula="of:=MATCH([.A646];[.$F$2:.$F$52];-1)" office:value-type="float" office:value="32" calcext:value-type="float">
            <text:p>32</text:p>
          </table:table-cell>
          <table:table-cell table:formula="of:=1.8*[.D646]+32" office:value-type="float" office:value="89.4569282439812" calcext:value-type="float">
            <text:p>89.456928244</text:p>
          </table:table-cell>
          <table:table-cell table:formula="of:=32+MATCH(9*[.A646];[.$Q$2:.$Q$91];-1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formula="of:=[.A646]-1" office:value-type="float" office:value="441" calcext:value-type="float">
            <text:p>441</text:p>
          </table:table-cell>
          <table:table-cell table:formula="of:=(10000*[.A647])/(1023-[.A647])" office:value-type="float" office:value="7577.31958762887" calcext:value-type="float">
            <text:p>7577.3195876289</text:p>
          </table:table-cell>
          <table:table-cell table:formula="of:=LN([.B647])" office:value-type="float" office:value="8.93291479969159" calcext:value-type="float">
            <text:p>8.9329147997</text:p>
          </table:table-cell>
          <table:table-cell table:formula="of:=1/([.$B$57]+[.$B$58]*[.C647]+[.$B$59]*[.C647]*[.C647]+[.$B$60]*[.C647]*[.C647]*[.C647])-273.5" office:value-type="float" office:value="32.0287440750704" calcext:value-type="float">
            <text:p>32.0287440751</text:p>
          </table:table-cell>
          <table:table-cell table:formula="of:=MATCH([.A647];[.$F$2:.$F$52];-1)" office:value-type="float" office:value="32" calcext:value-type="float">
            <text:p>32</text:p>
          </table:table-cell>
          <table:table-cell table:formula="of:=1.8*[.D647]+32" office:value-type="float" office:value="89.6517393351268" calcext:value-type="float">
            <text:p>89.6517393351</text:p>
          </table:table-cell>
          <table:table-cell table:formula="of:=32+MATCH(9*[.A647];[.$Q$2:.$Q$91];-1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formula="of:=[.A647]-1" office:value-type="float" office:value="440" calcext:value-type="float">
            <text:p>440</text:p>
          </table:table-cell>
          <table:table-cell table:formula="of:=(10000*[.A648])/(1023-[.A648])" office:value-type="float" office:value="7547.16981132076" calcext:value-type="float">
            <text:p>7547.1698113208</text:p>
          </table:table-cell>
          <table:table-cell table:formula="of:=LN([.B648])" office:value-type="float" office:value="8.928927912538" calcext:value-type="float">
            <text:p>8.9289279125</text:p>
          </table:table-cell>
          <table:table-cell table:formula="of:=1/([.$B$57]+[.$B$58]*[.C648]+[.$B$59]*[.C648]*[.C648]+[.$B$60]*[.C648]*[.C648]*[.C648])-273.5" office:value-type="float" office:value="32.137099025227" calcext:value-type="float">
            <text:p>32.1370990252</text:p>
          </table:table-cell>
          <table:table-cell table:formula="of:=MATCH([.A648];[.$F$2:.$F$52];-1)" office:value-type="float" office:value="32" calcext:value-type="float">
            <text:p>32</text:p>
          </table:table-cell>
          <table:table-cell table:formula="of:=1.8*[.D648]+32" office:value-type="float" office:value="89.8467782454086" calcext:value-type="float">
            <text:p>89.8467782454</text:p>
          </table:table-cell>
          <table:table-cell table:formula="of:=32+MATCH(9*[.A648];[.$Q$2:.$Q$91];-1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formula="of:=[.A648]-1" office:value-type="float" office:value="439" calcext:value-type="float">
            <text:p>439</text:p>
          </table:table-cell>
          <table:table-cell table:formula="of:=(10000*[.A649])/(1023-[.A649])" office:value-type="float" office:value="7517.12328767123" calcext:value-type="float">
            <text:p>7517.1232876712</text:p>
          </table:table-cell>
          <table:table-cell table:formula="of:=LN([.B649])" office:value-type="float" office:value="8.92493880222313" calcext:value-type="float">
            <text:p>8.9249388022</text:p>
          </table:table-cell>
          <table:table-cell table:formula="of:=1/([.$B$57]+[.$B$58]*[.C649]+[.$B$59]*[.C649]*[.C649]+[.$B$60]*[.C649]*[.C649]*[.C649])-273.5" office:value-type="float" office:value="32.2455816309536" calcext:value-type="float">
            <text:p>32.245581631</text:p>
          </table:table-cell>
          <table:table-cell table:formula="of:=MATCH([.A649];[.$F$2:.$F$52];-1)" office:value-type="float" office:value="32" calcext:value-type="float">
            <text:p>32</text:p>
          </table:table-cell>
          <table:table-cell table:formula="of:=1.8*[.D649]+32" office:value-type="float" office:value="90.0420469357165" calcext:value-type="float">
            <text:p>90.0420469357</text:p>
          </table:table-cell>
          <table:table-cell table:formula="of:=32+MATCH(9*[.A649];[.$Q$2:.$Q$91];-1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formula="of:=[.A649]-1" office:value-type="float" office:value="438" calcext:value-type="float">
            <text:p>438</text:p>
          </table:table-cell>
          <table:table-cell table:formula="of:=(10000*[.A650])/(1023-[.A650])" office:value-type="float" office:value="7487.17948717949" calcext:value-type="float">
            <text:p>7487.1794871795</text:p>
          </table:table-cell>
          <table:table-cell table:formula="of:=LN([.B650])" office:value-type="float" office:value="8.92094743512077" calcext:value-type="float">
            <text:p>8.9209474351</text:p>
          </table:table-cell>
          <table:table-cell table:formula="of:=1/([.$B$57]+[.$B$58]*[.C650]+[.$B$59]*[.C650]*[.C650]+[.$B$60]*[.C650]*[.C650]*[.C650])-273.5" office:value-type="float" office:value="32.3541929872151" calcext:value-type="float">
            <text:p>32.3541929872</text:p>
          </table:table-cell>
          <table:table-cell table:formula="of:=MATCH([.A650];[.$F$2:.$F$52];-1)" office:value-type="float" office:value="32" calcext:value-type="float">
            <text:p>32</text:p>
          </table:table-cell>
          <table:table-cell table:formula="of:=1.8*[.D650]+32" office:value-type="float" office:value="90.2375473769871" calcext:value-type="float">
            <text:p>90.237547377</text:p>
          </table:table-cell>
          <table:table-cell table:formula="of:=32+MATCH(9*[.A650];[.$Q$2:.$Q$91];-1)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table:formula="of:=[.A650]-1" office:value-type="float" office:value="437" calcext:value-type="float">
            <text:p>437</text:p>
          </table:table-cell>
          <table:table-cell table:formula="of:=(10000*[.A651])/(1023-[.A651])" office:value-type="float" office:value="7457.33788395904" calcext:value-type="float">
            <text:p>7457.3378839591</text:p>
          </table:table-cell>
          <table:table-cell table:formula="of:=LN([.B651])" office:value-type="float" office:value="8.91695377749476" calcext:value-type="float">
            <text:p>8.9169537775</text:p>
          </table:table-cell>
          <table:table-cell table:formula="of:=1/([.$B$57]+[.$B$58]*[.C651]+[.$B$59]*[.C651]*[.C651]+[.$B$60]*[.C651]*[.C651]*[.C651])-273.5" office:value-type="float" office:value="32.4629341946256" calcext:value-type="float">
            <text:p>32.4629341946</text:p>
          </table:table-cell>
          <table:table-cell table:formula="of:=MATCH([.A651];[.$F$2:.$F$52];-1)" office:value-type="float" office:value="33" calcext:value-type="float">
            <text:p>33</text:p>
          </table:table-cell>
          <table:table-cell table:formula="of:=1.8*[.D651]+32" office:value-type="float" office:value="90.4332815503262" calcext:value-type="float">
            <text:p>90.4332815503</text:p>
          </table:table-cell>
          <table:table-cell table:formula="of:=32+MATCH(9*[.A651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1]-1" office:value-type="float" office:value="436" calcext:value-type="float">
            <text:p>436</text:p>
          </table:table-cell>
          <table:table-cell table:formula="of:=(10000*[.A652])/(1023-[.A652])" office:value-type="float" office:value="7427.59795570699" calcext:value-type="float">
            <text:p>7427.597955707</text:p>
          </table:table-cell>
          <table:table-cell table:formula="of:=LN([.B652])" office:value-type="float" office:value="8.91295779549712" calcext:value-type="float">
            <text:p>8.9129577955</text:p>
          </table:table-cell>
          <table:table-cell table:formula="of:=1/([.$B$57]+[.$B$58]*[.C652]+[.$B$59]*[.C652]*[.C652]+[.$B$60]*[.C652]*[.C652]*[.C652])-273.5" office:value-type="float" office:value="32.5718063595182" calcext:value-type="float">
            <text:p>32.5718063595</text:p>
          </table:table-cell>
          <table:table-cell table:formula="of:=MATCH([.A652];[.$F$2:.$F$52];-1)" office:value-type="float" office:value="33" calcext:value-type="float">
            <text:p>33</text:p>
          </table:table-cell>
          <table:table-cell table:formula="of:=1.8*[.D652]+32" office:value-type="float" office:value="90.6292514471327" calcext:value-type="float">
            <text:p>90.6292514471</text:p>
          </table:table-cell>
          <table:table-cell table:formula="of:=32+MATCH(9*[.A652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2]-1" office:value-type="float" office:value="435" calcext:value-type="float">
            <text:p>435</text:p>
          </table:table-cell>
          <table:table-cell table:formula="of:=(10000*[.A653])/(1023-[.A653])" office:value-type="float" office:value="7397.95918367347" calcext:value-type="float">
            <text:p>7397.9591836735</text:p>
          </table:table-cell>
          <table:table-cell table:formula="of:=LN([.B653])" office:value-type="float" office:value="8.90895945516624" calcext:value-type="float">
            <text:p>8.9089594552</text:p>
          </table:table-cell>
          <table:table-cell table:formula="of:=1/([.$B$57]+[.$B$58]*[.C653]+[.$B$59]*[.C653]*[.C653]+[.$B$60]*[.C653]*[.C653]*[.C653])-273.5" office:value-type="float" office:value="32.6808105940146" calcext:value-type="float">
            <text:p>32.680810594</text:p>
          </table:table-cell>
          <table:table-cell table:formula="of:=MATCH([.A653];[.$F$2:.$F$52];-1)" office:value-type="float" office:value="33" calcext:value-type="float">
            <text:p>33</text:p>
          </table:table-cell>
          <table:table-cell table:formula="of:=1.8*[.D653]+32" office:value-type="float" office:value="90.8254590692263" calcext:value-type="float">
            <text:p>90.8254590692</text:p>
          </table:table-cell>
          <table:table-cell table:formula="of:=32+MATCH(9*[.A653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3]-1" office:value-type="float" office:value="434" calcext:value-type="float">
            <text:p>434</text:p>
          </table:table-cell>
          <table:table-cell table:formula="of:=(10000*[.A654])/(1023-[.A654])" office:value-type="float" office:value="7368.42105263158" calcext:value-type="float">
            <text:p>7368.4210526316</text:p>
          </table:table-cell>
          <table:table-cell table:formula="of:=LN([.B654])" office:value-type="float" office:value="8.904958722425" calcext:value-type="float">
            <text:p>8.9049587224</text:p>
          </table:table-cell>
          <table:table-cell table:formula="of:=1/([.$B$57]+[.$B$58]*[.C654]+[.$B$59]*[.C654]*[.C654]+[.$B$60]*[.C654]*[.C654]*[.C654])-273.5" office:value-type="float" office:value="32.7899480160954" calcext:value-type="float">
            <text:p>32.7899480161</text:p>
          </table:table-cell>
          <table:table-cell table:formula="of:=MATCH([.A654];[.$F$2:.$F$52];-1)" office:value-type="float" office:value="33" calcext:value-type="float">
            <text:p>33</text:p>
          </table:table-cell>
          <table:table-cell table:formula="of:=1.8*[.D654]+32" office:value-type="float" office:value="91.0219064289718" calcext:value-type="float">
            <text:p>91.021906429</text:p>
          </table:table-cell>
          <table:table-cell table:formula="of:=32+MATCH(9*[.A654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4]-1" office:value-type="float" office:value="433" calcext:value-type="float">
            <text:p>433</text:p>
          </table:table-cell>
          <table:table-cell table:formula="of:=(10000*[.A655])/(1023-[.A655])" office:value-type="float" office:value="7338.98305084746" calcext:value-type="float">
            <text:p>7338.9830508475</text:p>
          </table:table-cell>
          <table:table-cell table:formula="of:=LN([.B655])" office:value-type="float" office:value="8.90095556307891" calcext:value-type="float">
            <text:p>8.9009555631</text:p>
          </table:table-cell>
          <table:table-cell table:formula="of:=1/([.$B$57]+[.$B$58]*[.C655]+[.$B$59]*[.C655]*[.C655]+[.$B$60]*[.C655]*[.C655]*[.C655])-273.5" office:value-type="float" office:value="32.899219749672" calcext:value-type="float">
            <text:p>32.8992197497</text:p>
          </table:table-cell>
          <table:table-cell table:formula="of:=MATCH([.A655];[.$F$2:.$F$52];-1)" office:value-type="float" office:value="33" calcext:value-type="float">
            <text:p>33</text:p>
          </table:table-cell>
          <table:table-cell table:formula="of:=1.8*[.D655]+32" office:value-type="float" office:value="91.2185955494096" calcext:value-type="float">
            <text:p>91.2185955494</text:p>
          </table:table-cell>
          <table:table-cell table:formula="of:=32+MATCH(9*[.A655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5]-1" office:value-type="float" office:value="432" calcext:value-type="float">
            <text:p>432</text:p>
          </table:table-cell>
          <table:table-cell table:formula="of:=(10000*[.A656])/(1023-[.A656])" office:value-type="float" office:value="7309.64467005076" calcext:value-type="float">
            <text:p>7309.6446700508</text:p>
          </table:table-cell>
          <table:table-cell table:formula="of:=LN([.B656])" office:value-type="float" office:value="8.89694994281419" calcext:value-type="float">
            <text:p>8.8969499428</text:p>
          </table:table-cell>
          <table:table-cell table:formula="of:=1/([.$B$57]+[.$B$58]*[.C656]+[.$B$59]*[.C656]*[.C656]+[.$B$60]*[.C656]*[.C656]*[.C656])-273.5" office:value-type="float" office:value="33.0086269246581" calcext:value-type="float">
            <text:p>33.0086269247</text:p>
          </table:table-cell>
          <table:table-cell table:formula="of:=MATCH([.A656];[.$F$2:.$F$52];-1)" office:value-type="float" office:value="33" calcext:value-type="float">
            <text:p>33</text:p>
          </table:table-cell>
          <table:table-cell table:formula="of:=1.8*[.D656]+32" office:value-type="float" office:value="91.4155284643846" calcext:value-type="float">
            <text:p>91.4155284644</text:p>
          </table:table-cell>
          <table:table-cell table:formula="of:=32+MATCH(9*[.A656];[.$Q$2:.$Q$91];-1)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table:formula="of:=[.A656]-1" office:value-type="float" office:value="431" calcext:value-type="float">
            <text:p>431</text:p>
          </table:table-cell>
          <table:table-cell table:formula="of:=(10000*[.A657])/(1023-[.A657])" office:value-type="float" office:value="7280.40540540541" calcext:value-type="float">
            <text:p>7280.4054054054</text:p>
          </table:table-cell>
          <table:table-cell table:formula="of:=LN([.B657])" office:value-type="float" office:value="8.89294182719592" calcext:value-type="float">
            <text:p>8.8929418272</text:p>
          </table:table-cell>
          <table:table-cell table:formula="of:=1/([.$B$57]+[.$B$58]*[.C657]+[.$B$59]*[.C657]*[.C657]+[.$B$60]*[.C657]*[.C657]*[.C657])-273.5" office:value-type="float" office:value="33.1181706770429" calcext:value-type="float">
            <text:p>33.118170677</text:p>
          </table:table-cell>
          <table:table-cell table:formula="of:=MATCH([.A657];[.$F$2:.$F$52];-1)" office:value-type="float" office:value="33" calcext:value-type="float">
            <text:p>33</text:p>
          </table:table-cell>
          <table:table-cell table:formula="of:=1.8*[.D657]+32" office:value-type="float" office:value="91.6127072186772" calcext:value-type="float">
            <text:p>91.6127072187</text:p>
          </table:table-cell>
          <table:table-cell table:formula="of:=32+MATCH(9*[.A657];[.$Q$2:.$Q$91];-1)"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formula="of:=[.A657]-1" office:value-type="float" office:value="430" calcext:value-type="float">
            <text:p>430</text:p>
          </table:table-cell>
          <table:table-cell table:formula="of:=(10000*[.A658])/(1023-[.A658])" office:value-type="float" office:value="7251.26475548061" calcext:value-type="float">
            <text:p>7251.2647554806</text:p>
          </table:table-cell>
          <table:table-cell table:formula="of:=LN([.B658])" office:value-type="float" office:value="8.88893118166607" calcext:value-type="float">
            <text:p>8.8889311817</text:p>
          </table:table-cell>
          <table:table-cell table:formula="of:=1/([.$B$57]+[.$B$58]*[.C658]+[.$B$59]*[.C658]*[.C658]+[.$B$60]*[.C658]*[.C658]*[.C658])-273.5" office:value-type="float" office:value="33.2278521489642" calcext:value-type="float">
            <text:p>33.227852149</text:p>
          </table:table-cell>
          <table:table-cell table:formula="of:=MATCH([.A658];[.$F$2:.$F$52];-1)" office:value-type="float" office:value="33" calcext:value-type="float">
            <text:p>33</text:p>
          </table:table-cell>
          <table:table-cell table:formula="of:=1.8*[.D658]+32" office:value-type="float" office:value="91.8101338681356" calcext:value-type="float">
            <text:p>91.8101338681</text:p>
          </table:table-cell>
          <table:table-cell table:formula="of:=32+MATCH(9*[.A658];[.$Q$2:.$Q$91];-1)"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formula="of:=[.A658]-1" office:value-type="float" office:value="429" calcext:value-type="float">
            <text:p>429</text:p>
          </table:table-cell>
          <table:table-cell table:formula="of:=(10000*[.A659])/(1023-[.A659])" office:value-type="float" office:value="7222.22222222222" calcext:value-type="float">
            <text:p>7222.2222222222</text:p>
          </table:table-cell>
          <table:table-cell table:formula="of:=LN([.B659])" office:value-type="float" office:value="8.88491797154155" calcext:value-type="float">
            <text:p>8.8849179715</text:p>
          </table:table-cell>
          <table:table-cell table:formula="of:=1/([.$B$57]+[.$B$58]*[.C659]+[.$B$59]*[.C659]*[.C659]+[.$B$60]*[.C659]*[.C659]*[.C659])-273.5" office:value-type="float" office:value="33.337672488783" calcext:value-type="float">
            <text:p>33.3376724888</text:p>
          </table:table-cell>
          <table:table-cell table:formula="of:=MATCH([.A659];[.$F$2:.$F$52];-1)" office:value-type="float" office:value="33" calcext:value-type="float">
            <text:p>33</text:p>
          </table:table-cell>
          <table:table-cell table:formula="of:=1.8*[.D659]+32" office:value-type="float" office:value="92.0078104798094" calcext:value-type="float">
            <text:p>92.0078104798</text:p>
          </table:table-cell>
          <table:table-cell table:formula="of:=32+MATCH(9*[.A659];[.$Q$2:.$Q$91];-1)"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formula="of:=[.A659]-1" office:value-type="float" office:value="428" calcext:value-type="float">
            <text:p>428</text:p>
          </table:table-cell>
          <table:table-cell table:formula="of:=(10000*[.A660])/(1023-[.A660])" office:value-type="float" office:value="7193.27731092437" calcext:value-type="float">
            <text:p>7193.2773109244</text:p>
          </table:table-cell>
          <table:table-cell table:formula="of:=LN([.B660])" office:value-type="float" office:value="8.88090216201235" calcext:value-type="float">
            <text:p>8.880902162</text:p>
          </table:table-cell>
          <table:table-cell table:formula="of:=1/([.$B$57]+[.$B$58]*[.C660]+[.$B$59]*[.C660]*[.C660]+[.$B$60]*[.C660]*[.C660]*[.C660])-273.5" office:value-type="float" office:value="33.4476328511585" calcext:value-type="float">
            <text:p>33.4476328512</text:p>
          </table:table-cell>
          <table:table-cell table:formula="of:=MATCH([.A660];[.$F$2:.$F$52];-1)" office:value-type="float" office:value="33" calcext:value-type="float">
            <text:p>33</text:p>
          </table:table-cell>
          <table:table-cell table:formula="of:=1.8*[.D660]+32" office:value-type="float" office:value="92.2057391320853" calcext:value-type="float">
            <text:p>92.2057391321</text:p>
          </table:table-cell>
          <table:table-cell table:formula="of:=32+MATCH(9*[.A660];[.$Q$2:.$Q$91];-1)"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formula="of:=[.A660]-1" office:value-type="float" office:value="427" calcext:value-type="float">
            <text:p>427</text:p>
          </table:table-cell>
          <table:table-cell table:formula="of:=(10000*[.A661])/(1023-[.A661])" office:value-type="float" office:value="7164.42953020134" calcext:value-type="float">
            <text:p>7164.4295302014</text:p>
          </table:table-cell>
          <table:table-cell table:formula="of:=LN([.B661])" office:value-type="float" office:value="8.87688371813946" calcext:value-type="float">
            <text:p>8.8768837181</text:p>
          </table:table-cell>
          <table:table-cell table:formula="of:=1/([.$B$57]+[.$B$58]*[.C661]+[.$B$59]*[.C661]*[.C661]+[.$B$60]*[.C661]*[.C661]*[.C661])-273.5" office:value-type="float" office:value="33.5577343971239" calcext:value-type="float">
            <text:p>33.5577343971</text:p>
          </table:table-cell>
          <table:table-cell table:formula="of:=MATCH([.A661];[.$F$2:.$F$52];-1)" office:value-type="float" office:value="34" calcext:value-type="float">
            <text:p>34</text:p>
          </table:table-cell>
          <table:table-cell table:formula="of:=1.8*[.D661]+32" office:value-type="float" office:value="92.403921914823" calcext:value-type="float">
            <text:p>92.4039219148</text:p>
          </table:table-cell>
          <table:table-cell table:formula="of:=32+MATCH(9*[.A661];[.$Q$2:.$Q$91];-1)"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formula="of:=[.A661]-1" office:value-type="float" office:value="426" calcext:value-type="float">
            <text:p>426</text:p>
          </table:table-cell>
          <table:table-cell table:formula="of:=(10000*[.A662])/(1023-[.A662])" office:value-type="float" office:value="7135.6783919598" calcext:value-type="float">
            <text:p>7135.6783919598</text:p>
          </table:table-cell>
          <table:table-cell table:formula="of:=LN([.B662])" office:value-type="float" office:value="8.87286260485295" calcext:value-type="float">
            <text:p>8.8728626049</text:p>
          </table:table-cell>
          <table:table-cell table:formula="of:=1/([.$B$57]+[.$B$58]*[.C662]+[.$B$59]*[.C662]*[.C662]+[.$B$60]*[.C662]*[.C662]*[.C662])-273.5" office:value-type="float" office:value="33.6679782941633" calcext:value-type="float">
            <text:p>33.6679782942</text:p>
          </table:table-cell>
          <table:table-cell table:formula="of:=MATCH([.A662];[.$F$2:.$F$52];-1)" office:value-type="float" office:value="34" calcext:value-type="float">
            <text:p>34</text:p>
          </table:table-cell>
          <table:table-cell table:formula="of:=1.8*[.D662]+32" office:value-type="float" office:value="92.602360929494" calcext:value-type="float">
            <text:p>92.6023609295</text:p>
          </table:table-cell>
          <table:table-cell table:formula="of:=32+MATCH(9*[.A662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2]-1" office:value-type="float" office:value="425" calcext:value-type="float">
            <text:p>425</text:p>
          </table:table-cell>
          <table:table-cell table:formula="of:=(10000*[.A663])/(1023-[.A663])" office:value-type="float" office:value="7107.02341137124" calcext:value-type="float">
            <text:p>7107.0234113712</text:p>
          </table:table-cell>
          <table:table-cell table:formula="of:=LN([.B663])" office:value-type="float" office:value="8.86883878694997" calcext:value-type="float">
            <text:p>8.8688387869</text:p>
          </table:table-cell>
          <table:table-cell table:formula="of:=1/([.$B$57]+[.$B$58]*[.C663]+[.$B$59]*[.C663]*[.C663]+[.$B$60]*[.C663]*[.C663]*[.C663])-273.5" office:value-type="float" office:value="33.7783657162889" calcext:value-type="float">
            <text:p>33.7783657163</text:p>
          </table:table-cell>
          <table:table-cell table:formula="of:=MATCH([.A663];[.$F$2:.$F$52];-1)" office:value-type="float" office:value="34" calcext:value-type="float">
            <text:p>34</text:p>
          </table:table-cell>
          <table:table-cell table:formula="of:=1.8*[.D663]+32" office:value-type="float" office:value="92.8010582893201" calcext:value-type="float">
            <text:p>92.8010582893</text:p>
          </table:table-cell>
          <table:table-cell table:formula="of:=32+MATCH(9*[.A663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3]-1" office:value-type="float" office:value="424" calcext:value-type="float">
            <text:p>424</text:p>
          </table:table-cell>
          <table:table-cell table:formula="of:=(10000*[.A664])/(1023-[.A664])" office:value-type="float" office:value="7078.46410684474" calcext:value-type="float">
            <text:p>7078.4641068447</text:p>
          </table:table-cell>
          <table:table-cell table:formula="of:=LN([.B664])" office:value-type="float" office:value="8.86481222909269" calcext:value-type="float">
            <text:p>8.8648122291</text:p>
          </table:table-cell>
          <table:table-cell table:formula="of:=1/([.$B$57]+[.$B$58]*[.C664]+[.$B$59]*[.C664]*[.C664]+[.$B$60]*[.C664]*[.C664]*[.C664])-273.5" office:value-type="float" office:value="33.8888978441196" calcext:value-type="float">
            <text:p>33.8888978441</text:p>
          </table:table-cell>
          <table:table-cell table:formula="of:=MATCH([.A664];[.$F$2:.$F$52];-1)" office:value-type="float" office:value="34" calcext:value-type="float">
            <text:p>34</text:p>
          </table:table-cell>
          <table:table-cell table:formula="of:=1.8*[.D664]+32" office:value-type="float" office:value="93.0000161194153" calcext:value-type="float">
            <text:p>93.0000161194</text:p>
          </table:table-cell>
          <table:table-cell table:formula="of:=32+MATCH(9*[.A664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4]-1" office:value-type="float" office:value="423" calcext:value-type="float">
            <text:p>423</text:p>
          </table:table-cell>
          <table:table-cell table:formula="of:=(10000*[.A665])/(1023-[.A665])" office:value-type="float" office:value="7050" calcext:value-type="float">
            <text:p>7050</text:p>
          </table:table-cell>
          <table:table-cell table:formula="of:=LN([.B665])" office:value-type="float" office:value="8.86078289580632" calcext:value-type="float">
            <text:p>8.8607828958</text:p>
          </table:table-cell>
          <table:table-cell table:formula="of:=1/([.$B$57]+[.$B$58]*[.C665]+[.$B$59]*[.C665]*[.C665]+[.$B$60]*[.C665]*[.C665]*[.C665])-273.5" office:value-type="float" office:value="33.9995758649599" calcext:value-type="float">
            <text:p>33.999575865</text:p>
          </table:table-cell>
          <table:table-cell table:formula="of:=MATCH([.A665];[.$F$2:.$F$52];-1)" office:value-type="float" office:value="34" calcext:value-type="float">
            <text:p>34</text:p>
          </table:table-cell>
          <table:table-cell table:formula="of:=1.8*[.D665]+32" office:value-type="float" office:value="93.1992365569278" calcext:value-type="float">
            <text:p>93.1992365569</text:p>
          </table:table-cell>
          <table:table-cell table:formula="of:=32+MATCH(9*[.A665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5]-1" office:value-type="float" office:value="422" calcext:value-type="float">
            <text:p>422</text:p>
          </table:table-cell>
          <table:table-cell table:formula="of:=(10000*[.A666])/(1023-[.A666])" office:value-type="float" office:value="7021.6306156406" calcext:value-type="float">
            <text:p>7021.6306156406</text:p>
          </table:table-cell>
          <table:table-cell table:formula="of:=LN([.B666])" office:value-type="float" office:value="8.85675075147699" calcext:value-type="float">
            <text:p>8.8567507515</text:p>
          </table:table-cell>
          <table:table-cell table:formula="of:=1/([.$B$57]+[.$B$58]*[.C666]+[.$B$59]*[.C666]*[.C666]+[.$B$60]*[.C666]*[.C666]*[.C666])-273.5" office:value-type="float" office:value="34.1104009728801" calcext:value-type="float">
            <text:p>34.1104009729</text:p>
          </table:table-cell>
          <table:table-cell table:formula="of:=MATCH([.A666];[.$F$2:.$F$52];-1)" office:value-type="float" office:value="34" calcext:value-type="float">
            <text:p>34</text:p>
          </table:table-cell>
          <table:table-cell table:formula="of:=1.8*[.D666]+32" office:value-type="float" office:value="93.3987217511842" calcext:value-type="float">
            <text:p>93.3987217512</text:p>
          </table:table-cell>
          <table:table-cell table:formula="of:=32+MATCH(9*[.A666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6]-1" office:value-type="float" office:value="421" calcext:value-type="float">
            <text:p>421</text:p>
          </table:table-cell>
          <table:table-cell table:formula="of:=(10000*[.A667])/(1023-[.A667])" office:value-type="float" office:value="6993.35548172757" calcext:value-type="float">
            <text:p>6993.3554817276</text:p>
          </table:table-cell>
          <table:table-cell table:formula="of:=LN([.B667])" office:value-type="float" office:value="8.85271576034974" calcext:value-type="float">
            <text:p>8.8527157603</text:p>
          </table:table-cell>
          <table:table-cell table:formula="of:=1/([.$B$57]+[.$B$58]*[.C667]+[.$B$59]*[.C667]*[.C667]+[.$B$60]*[.C667]*[.C667]*[.C667])-273.5" office:value-type="float" office:value="34.2213743687975" calcext:value-type="float">
            <text:p>34.2213743688</text:p>
          </table:table-cell>
          <table:table-cell table:formula="of:=MATCH([.A667];[.$F$2:.$F$52];-1)" office:value-type="float" office:value="34" calcext:value-type="float">
            <text:p>34</text:p>
          </table:table-cell>
          <table:table-cell table:formula="of:=1.8*[.D667]+32" office:value-type="float" office:value="93.5984738638354" calcext:value-type="float">
            <text:p>93.5984738638</text:p>
          </table:table-cell>
          <table:table-cell table:formula="of:=32+MATCH(9*[.A667];[.$Q$2:.$Q$91];-1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formula="of:=[.A667]-1" office:value-type="float" office:value="420" calcext:value-type="float">
            <text:p>420</text:p>
          </table:table-cell>
          <table:table-cell table:formula="of:=(10000*[.A668])/(1023-[.A668])" office:value-type="float" office:value="6965.17412935323" calcext:value-type="float">
            <text:p>6965.1741293532</text:p>
          </table:table-cell>
          <table:table-cell table:formula="of:=LN([.B668])" office:value-type="float" office:value="8.84867788652641" calcext:value-type="float">
            <text:p>8.8486778865</text:p>
          </table:table-cell>
          <table:table-cell table:formula="of:=1/([.$B$57]+[.$B$58]*[.C668]+[.$B$59]*[.C668]*[.C668]+[.$B$60]*[.C668]*[.C668]*[.C668])-273.5" office:value-type="float" office:value="34.3324972605575" calcext:value-type="float">
            <text:p>34.3324972606</text:p>
          </table:table-cell>
          <table:table-cell table:formula="of:=MATCH([.A668];[.$F$2:.$F$52];-1)" office:value-type="float" office:value="34" calcext:value-type="float">
            <text:p>34</text:p>
          </table:table-cell>
          <table:table-cell table:formula="of:=1.8*[.D668]+32" office:value-type="float" office:value="93.7984950690036" calcext:value-type="float">
            <text:p>93.798495069</text:p>
          </table:table-cell>
          <table:table-cell table:formula="of:=32+MATCH(9*[.A668];[.$Q$2:.$Q$91];-1)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table:formula="of:=[.A668]-1" office:value-type="float" office:value="419" calcext:value-type="float">
            <text:p>419</text:p>
          </table:table-cell>
          <table:table-cell table:formula="of:=(10000*[.A669])/(1023-[.A669])" office:value-type="float" office:value="6937.08609271523" calcext:value-type="float">
            <text:p>6937.0860927152</text:p>
          </table:table-cell>
          <table:table-cell table:formula="of:=LN([.B669])" office:value-type="float" office:value="8.84463709396351" calcext:value-type="float">
            <text:p>8.844637094</text:p>
          </table:table-cell>
          <table:table-cell table:formula="of:=1/([.$B$57]+[.$B$58]*[.C669]+[.$B$59]*[.C669]*[.C669]+[.$B$60]*[.C669]*[.C669]*[.C669])-273.5" office:value-type="float" office:value="34.4437708630172" calcext:value-type="float">
            <text:p>34.443770863</text:p>
          </table:table-cell>
          <table:table-cell table:formula="of:=MATCH([.A669];[.$F$2:.$F$52];-1)" office:value-type="float" office:value="34" calcext:value-type="float">
            <text:p>34</text:p>
          </table:table-cell>
          <table:table-cell table:formula="of:=1.8*[.D669]+32" office:value-type="float" office:value="93.9987875534309" calcext:value-type="float">
            <text:p>93.9987875534</text:p>
          </table:table-cell>
          <table:table-cell table:formula="of:=32+MATCH(9*[.A669];[.$Q$2:.$Q$91];-1)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table:formula="of:=[.A669]-1" office:value-type="float" office:value="418" calcext:value-type="float">
            <text:p>418</text:p>
          </table:table-cell>
          <table:table-cell table:formula="of:=(10000*[.A670])/(1023-[.A670])" office:value-type="float" office:value="6909.09090909091" calcext:value-type="float">
            <text:p>6909.0909090909</text:p>
          </table:table-cell>
          <table:table-cell table:formula="of:=LN([.B670])" office:value-type="float" office:value="8.8405933464701" calcext:value-type="float">
            <text:p>8.8405933465</text:p>
          </table:table-cell>
          <table:table-cell table:formula="of:=1/([.$B$57]+[.$B$58]*[.C670]+[.$B$59]*[.C670]*[.C670]+[.$B$60]*[.C670]*[.C670]*[.C670])-273.5" office:value-type="float" office:value="34.5551963981279" calcext:value-type="float">
            <text:p>34.5551963981</text:p>
          </table:table-cell>
          <table:table-cell table:formula="of:=MATCH([.A670];[.$F$2:.$F$52];-1)" office:value-type="float" office:value="34" calcext:value-type="float">
            <text:p>34</text:p>
          </table:table-cell>
          <table:table-cell table:formula="of:=1.8*[.D670]+32" office:value-type="float" office:value="94.1993535166302" calcext:value-type="float">
            <text:p>94.1993535166</text:p>
          </table:table-cell>
          <table:table-cell table:formula="of:=32+MATCH(9*[.A670];[.$Q$2:.$Q$91];-1)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table:formula="of:=[.A670]-1" office:value-type="float" office:value="417" calcext:value-type="float">
            <text:p>417</text:p>
          </table:table-cell>
          <table:table-cell table:formula="of:=(10000*[.A671])/(1023-[.A671])" office:value-type="float" office:value="6881.18811881188" calcext:value-type="float">
            <text:p>6881.1881188119</text:p>
          </table:table-cell>
          <table:table-cell table:formula="of:=LN([.B671])" office:value-type="float" office:value="8.83654660770567" calcext:value-type="float">
            <text:p>8.8365466077</text:p>
          </table:table-cell>
          <table:table-cell table:formula="of:=1/([.$B$57]+[.$B$58]*[.C671]+[.$B$59]*[.C671]*[.C671]+[.$B$60]*[.C671]*[.C671]*[.C671])-273.5" office:value-type="float" office:value="34.6667750950207" calcext:value-type="float">
            <text:p>34.666775095</text:p>
          </table:table-cell>
          <table:table-cell table:formula="of:=MATCH([.A671];[.$F$2:.$F$52];-1)" office:value-type="float" office:value="35" calcext:value-type="float">
            <text:p>35</text:p>
          </table:table-cell>
          <table:table-cell table:formula="of:=1.8*[.D671]+32" office:value-type="float" office:value="94.4001951710372" calcext:value-type="float">
            <text:p>94.400195171</text:p>
          </table:table-cell>
          <table:table-cell table:formula="of:=32+MATCH(9*[.A671];[.$Q$2:.$Q$91];-1)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table:formula="of:=[.A671]-1" office:value-type="float" office:value="416" calcext:value-type="float">
            <text:p>416</text:p>
          </table:table-cell>
          <table:table-cell table:formula="of:=(10000*[.A672])/(1023-[.A672])" office:value-type="float" office:value="6853.37726523888" calcext:value-type="float">
            <text:p>6853.3772652389</text:p>
          </table:table-cell>
          <table:table-cell table:formula="of:=LN([.B672])" office:value-type="float" office:value="8.83249684117795" calcext:value-type="float">
            <text:p>8.8324968412</text:p>
          </table:table-cell>
          <table:table-cell table:formula="of:=1/([.$B$57]+[.$B$58]*[.C672]+[.$B$59]*[.C672]*[.C672]+[.$B$60]*[.C672]*[.C672]*[.C672])-273.5" office:value-type="float" office:value="34.7785081900914" calcext:value-type="float">
            <text:p>34.7785081901</text:p>
          </table:table-cell>
          <table:table-cell table:formula="of:=MATCH([.A672];[.$F$2:.$F$52];-1)" office:value-type="float" office:value="35" calcext:value-type="float">
            <text:p>35</text:p>
          </table:table-cell>
          <table:table-cell table:formula="of:=1.8*[.D672]+32" office:value-type="float" office:value="94.6013147421646" calcext:value-type="float">
            <text:p>94.6013147422</text:p>
          </table:table-cell>
          <table:table-cell table:formula="of:=32+MATCH(9*[.A672];[.$Q$2:.$Q$91];-1)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table:formula="of:=[.A672]-1" office:value-type="float" office:value="415" calcext:value-type="float">
            <text:p>415</text:p>
          </table:table-cell>
          <table:table-cell table:formula="of:=(10000*[.A673])/(1023-[.A673])" office:value-type="float" office:value="6825.65789473684" calcext:value-type="float">
            <text:p>6825.6578947369</text:p>
          </table:table-cell>
          <table:table-cell table:formula="of:=LN([.B673])" office:value-type="float" office:value="8.82844401024071" calcext:value-type="float">
            <text:p>8.8284440102</text:p>
          </table:table-cell>
          <table:table-cell table:formula="of:=1/([.$B$57]+[.$B$58]*[.C673]+[.$B$59]*[.C673]*[.C673]+[.$B$60]*[.C673]*[.C673]*[.C673])-273.5" office:value-type="float" office:value="34.8903969270872" calcext:value-type="float">
            <text:p>34.8903969271</text:p>
          </table:table-cell>
          <table:table-cell table:formula="of:=MATCH([.A673];[.$F$2:.$F$52];-1)" office:value-type="float" office:value="35" calcext:value-type="float">
            <text:p>35</text:p>
          </table:table-cell>
          <table:table-cell table:formula="of:=1.8*[.D673]+32" office:value-type="float" office:value="94.8027144687569" calcext:value-type="float">
            <text:p>94.8027144688</text:p>
          </table:table-cell>
          <table:table-cell table:formula="of:=32+MATCH(9*[.A673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3]-1" office:value-type="float" office:value="414" calcext:value-type="float">
            <text:p>414</text:p>
          </table:table-cell>
          <table:table-cell table:formula="of:=(10000*[.A674])/(1023-[.A674])" office:value-type="float" office:value="6798.02955665025" calcext:value-type="float">
            <text:p>6798.0295566503</text:p>
          </table:table-cell>
          <table:table-cell table:formula="of:=LN([.B674])" office:value-type="float" office:value="8.8243880780916" calcext:value-type="float">
            <text:p>8.8243880781</text:p>
          </table:table-cell>
          <table:table-cell table:formula="of:=1/([.$B$57]+[.$B$58]*[.C674]+[.$B$59]*[.C674]*[.C674]+[.$B$60]*[.C674]*[.C674]*[.C674])-273.5" office:value-type="float" office:value="35.0024425571938" calcext:value-type="float">
            <text:p>35.0024425572</text:p>
          </table:table-cell>
          <table:table-cell table:formula="of:=MATCH([.A674];[.$F$2:.$F$52];-1)" office:value-type="float" office:value="35" calcext:value-type="float">
            <text:p>35</text:p>
          </table:table-cell>
          <table:table-cell table:formula="of:=1.8*[.D674]+32" office:value-type="float" office:value="95.0043966029488" calcext:value-type="float">
            <text:p>95.0043966029</text:p>
          </table:table-cell>
          <table:table-cell table:formula="of:=32+MATCH(9*[.A674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4]-1" office:value-type="float" office:value="413" calcext:value-type="float">
            <text:p>413</text:p>
          </table:table-cell>
          <table:table-cell table:formula="of:=(10000*[.A675])/(1023-[.A675])" office:value-type="float" office:value="6770.49180327869" calcext:value-type="float">
            <text:p>6770.4918032787</text:p>
          </table:table-cell>
          <table:table-cell table:formula="of:=LN([.B675])" office:value-type="float" office:value="8.82032900776986" calcext:value-type="float">
            <text:p>8.8203290078</text:p>
          </table:table-cell>
          <table:table-cell table:formula="of:=1/([.$B$57]+[.$B$58]*[.C675]+[.$B$59]*[.C675]*[.C675]+[.$B$60]*[.C675]*[.C675]*[.C675])-273.5" office:value-type="float" office:value="35.1146463391242" calcext:value-type="float">
            <text:p>35.1146463391</text:p>
          </table:table-cell>
          <table:table-cell table:formula="of:=MATCH([.A675];[.$F$2:.$F$52];-1)" office:value-type="float" office:value="35" calcext:value-type="float">
            <text:p>35</text:p>
          </table:table-cell>
          <table:table-cell table:formula="of:=1.8*[.D675]+32" office:value-type="float" office:value="95.2063634104237" calcext:value-type="float">
            <text:p>95.2063634104</text:p>
          </table:table-cell>
          <table:table-cell table:formula="of:=32+MATCH(9*[.A675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5]-1" office:value-type="float" office:value="412" calcext:value-type="float">
            <text:p>412</text:p>
          </table:table-cell>
          <table:table-cell table:formula="of:=(10000*[.A676])/(1023-[.A676])" office:value-type="float" office:value="6743.0441898527" calcext:value-type="float">
            <text:p>6743.0441898527</text:p>
          </table:table-cell>
          <table:table-cell table:formula="of:=LN([.B676])" office:value-type="float" office:value="8.81626676215411" calcext:value-type="float">
            <text:p>8.8162667622</text:p>
          </table:table-cell>
          <table:table-cell table:formula="of:=1/([.$B$57]+[.$B$58]*[.C676]+[.$B$59]*[.C676]*[.C676]+[.$B$60]*[.C676]*[.C676]*[.C676])-273.5" office:value-type="float" office:value="35.2270095392081" calcext:value-type="float">
            <text:p>35.2270095392</text:p>
          </table:table-cell>
          <table:table-cell table:formula="of:=MATCH([.A676];[.$F$2:.$F$52];-1)" office:value-type="float" office:value="35" calcext:value-type="float">
            <text:p>35</text:p>
          </table:table-cell>
          <table:table-cell table:formula="of:=1.8*[.D676]+32" office:value-type="float" office:value="95.4086171705746" calcext:value-type="float">
            <text:p>95.4086171706</text:p>
          </table:table-cell>
          <table:table-cell table:formula="of:=32+MATCH(9*[.A676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6]-1" office:value-type="float" office:value="411" calcext:value-type="float">
            <text:p>411</text:p>
          </table:table-cell>
          <table:table-cell table:formula="of:=(10000*[.A677])/(1023-[.A677])" office:value-type="float" office:value="6715.6862745098" calcext:value-type="float">
            <text:p>6715.6862745098</text:p>
          </table:table-cell>
          <table:table-cell table:formula="of:=LN([.B677])" office:value-type="float" office:value="8.81220130396009" calcext:value-type="float">
            <text:p>8.812201304</text:p>
          </table:table-cell>
          <table:table-cell table:formula="of:=1/([.$B$57]+[.$B$58]*[.C677]+[.$B$59]*[.C677]*[.C677]+[.$B$60]*[.C677]*[.C677]*[.C677])-273.5" office:value-type="float" office:value="35.339533431482" calcext:value-type="float">
            <text:p>35.3395334315</text:p>
          </table:table-cell>
          <table:table-cell table:formula="of:=MATCH([.A677];[.$F$2:.$F$52];-1)" office:value-type="float" office:value="35" calcext:value-type="float">
            <text:p>35</text:p>
          </table:table-cell>
          <table:table-cell table:formula="of:=1.8*[.D677]+32" office:value-type="float" office:value="95.6111601766676" calcext:value-type="float">
            <text:p>95.6111601767</text:p>
          </table:table-cell>
          <table:table-cell table:formula="of:=32+MATCH(9*[.A677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7]-1" office:value-type="float" office:value="410" calcext:value-type="float">
            <text:p>410</text:p>
          </table:table-cell>
          <table:table-cell table:formula="of:=(10000*[.A678])/(1023-[.A678])" office:value-type="float" office:value="6688.4176182708" calcext:value-type="float">
            <text:p>6688.4176182708</text:p>
          </table:table-cell>
          <table:table-cell table:formula="of:=LN([.B678])" office:value-type="float" office:value="8.80813259573833" calcext:value-type="float">
            <text:p>8.8081325957</text:p>
          </table:table-cell>
          <table:table-cell table:formula="of:=1/([.$B$57]+[.$B$58]*[.C678]+[.$B$59]*[.C678]*[.C678]+[.$B$60]*[.C678]*[.C678]*[.C678])-273.5" office:value-type="float" office:value="35.4522192977808" calcext:value-type="float">
            <text:p>35.4522192978</text:p>
          </table:table-cell>
          <table:table-cell table:formula="of:=MATCH([.A678];[.$F$2:.$F$52];-1)" office:value-type="float" office:value="35" calcext:value-type="float">
            <text:p>35</text:p>
          </table:table-cell>
          <table:table-cell table:formula="of:=1.8*[.D678]+32" office:value-type="float" office:value="95.8139947360055" calcext:value-type="float">
            <text:p>95.813994736</text:p>
          </table:table-cell>
          <table:table-cell table:formula="of:=32+MATCH(9*[.A678];[.$Q$2:.$Q$91];-1)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formula="of:=[.A678]-1" office:value-type="float" office:value="409" calcext:value-type="float">
            <text:p>409</text:p>
          </table:table-cell>
          <table:table-cell table:formula="of:=(10000*[.A679])/(1023-[.A679])" office:value-type="float" office:value="6661.23778501629" calcext:value-type="float">
            <text:p>6661.2377850163</text:p>
          </table:table-cell>
          <table:table-cell table:formula="of:=LN([.B679])" office:value-type="float" office:value="8.80406059987184" calcext:value-type="float">
            <text:p>8.8040605999</text:p>
          </table:table-cell>
          <table:table-cell table:formula="of:=1/([.$B$57]+[.$B$58]*[.C679]+[.$B$59]*[.C679]*[.C679]+[.$B$60]*[.C679]*[.C679]*[.C679])-273.5" office:value-type="float" office:value="35.5650684278307" calcext:value-type="float">
            <text:p>35.5650684278</text:p>
          </table:table-cell>
          <table:table-cell table:formula="of:=MATCH([.A679];[.$F$2:.$F$52];-1)" office:value-type="float" office:value="35" calcext:value-type="float">
            <text:p>35</text:p>
          </table:table-cell>
          <table:table-cell table:formula="of:=1.8*[.D679]+32" office:value-type="float" office:value="96.0171231700953" calcext:value-type="float">
            <text:p>96.0171231701</text:p>
          </table:table-cell>
          <table:table-cell table:formula="of:=32+MATCH(9*[.A679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79]-1" office:value-type="float" office:value="408" calcext:value-type="float">
            <text:p>408</text:p>
          </table:table-cell>
          <table:table-cell table:formula="of:=(10000*[.A680])/(1023-[.A680])" office:value-type="float" office:value="6634.14634146341" calcext:value-type="float">
            <text:p>6634.1463414634</text:p>
          </table:table-cell>
          <table:table-cell table:formula="of:=LN([.B680])" office:value-type="float" office:value="8.79998527857383" calcext:value-type="float">
            <text:p>8.7999852786</text:p>
          </table:table-cell>
          <table:table-cell table:formula="of:=1/([.$B$57]+[.$B$58]*[.C680]+[.$B$59]*[.C680]*[.C680]+[.$B$60]*[.C680]*[.C680]*[.C680])-273.5" office:value-type="float" office:value="35.6780821193424" calcext:value-type="float">
            <text:p>35.6780821193</text:p>
          </table:table-cell>
          <table:table-cell table:formula="of:=MATCH([.A680];[.$F$2:.$F$52];-1)" office:value-type="float" office:value="35" calcext:value-type="float">
            <text:p>35</text:p>
          </table:table-cell>
          <table:table-cell table:formula="of:=1.8*[.D680]+32" office:value-type="float" office:value="96.2205478148164" calcext:value-type="float">
            <text:p>96.2205478148</text:p>
          </table:table-cell>
          <table:table-cell table:formula="of:=32+MATCH(9*[.A680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80]-1" office:value-type="float" office:value="407" calcext:value-type="float">
            <text:p>407</text:p>
          </table:table-cell>
          <table:table-cell table:formula="of:=(10000*[.A681])/(1023-[.A681])" office:value-type="float" office:value="6607.14285714286" calcext:value-type="float">
            <text:p>6607.1428571429</text:p>
          </table:table-cell>
          <table:table-cell table:formula="of:=LN([.B681])" office:value-type="float" office:value="8.79590659388526" calcext:value-type="float">
            <text:p>8.7959065939</text:p>
          </table:table-cell>
          <table:table-cell table:formula="of:=1/([.$B$57]+[.$B$58]*[.C681]+[.$B$59]*[.C681]*[.C681]+[.$B$60]*[.C681]*[.C681]*[.C681])-273.5" office:value-type="float" office:value="35.7912616781061" calcext:value-type="float">
            <text:p>35.7912616781</text:p>
          </table:table-cell>
          <table:table-cell table:formula="of:=MATCH([.A681];[.$F$2:.$F$52];-1)" office:value-type="float" office:value="36" calcext:value-type="float">
            <text:p>36</text:p>
          </table:table-cell>
          <table:table-cell table:formula="of:=1.8*[.D681]+32" office:value-type="float" office:value="96.4242710205911" calcext:value-type="float">
            <text:p>96.4242710206</text:p>
          </table:table-cell>
          <table:table-cell table:formula="of:=32+MATCH(9*[.A681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81]-1" office:value-type="float" office:value="406" calcext:value-type="float">
            <text:p>406</text:p>
          </table:table-cell>
          <table:table-cell table:formula="of:=(10000*[.A682])/(1023-[.A682])" office:value-type="float" office:value="6580.22690437601" calcext:value-type="float">
            <text:p>6580.226904376</text:p>
          </table:table-cell>
          <table:table-cell table:formula="of:=LN([.B682])" office:value-type="float" office:value="8.79182450767253" calcext:value-type="float">
            <text:p>8.7918245077</text:p>
          </table:table-cell>
          <table:table-cell table:formula="of:=1/([.$B$57]+[.$B$58]*[.C682]+[.$B$59]*[.C682]*[.C682]+[.$B$60]*[.C682]*[.C682]*[.C682])-273.5" office:value-type="float" office:value="35.9046084180869" calcext:value-type="float">
            <text:p>35.9046084181</text:p>
          </table:table-cell>
          <table:table-cell table:formula="of:=MATCH([.A682];[.$F$2:.$F$52];-1)" office:value-type="float" office:value="36" calcext:value-type="float">
            <text:p>36</text:p>
          </table:table-cell>
          <table:table-cell table:formula="of:=1.8*[.D682]+32" office:value-type="float" office:value="96.6282951525565" calcext:value-type="float">
            <text:p>96.6282951526</text:p>
          </table:table-cell>
          <table:table-cell table:formula="of:=32+MATCH(9*[.A682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82]-1" office:value-type="float" office:value="405" calcext:value-type="float">
            <text:p>405</text:p>
          </table:table-cell>
          <table:table-cell table:formula="of:=(10000*[.A683])/(1023-[.A683])" office:value-type="float" office:value="6553.39805825243" calcext:value-type="float">
            <text:p>6553.3980582524</text:p>
          </table:table-cell>
          <table:table-cell table:formula="of:=LN([.B683])" office:value-type="float" office:value="8.78773898162503" calcext:value-type="float">
            <text:p>8.7877389816</text:p>
          </table:table-cell>
          <table:table-cell table:formula="of:=1/([.$B$57]+[.$B$58]*[.C683]+[.$B$59]*[.C683]*[.C683]+[.$B$60]*[.C683]*[.C683]*[.C683])-273.5" office:value-type="float" office:value="36.0181236615225" calcext:value-type="float">
            <text:p>36.0181236615</text:p>
          </table:table-cell>
          <table:table-cell table:formula="of:=MATCH([.A683];[.$F$2:.$F$52];-1)" office:value-type="float" office:value="36" calcext:value-type="float">
            <text:p>36</text:p>
          </table:table-cell>
          <table:table-cell table:formula="of:=1.8*[.D683]+32" office:value-type="float" office:value="96.8326225907404" calcext:value-type="float">
            <text:p>96.8326225907</text:p>
          </table:table-cell>
          <table:table-cell table:formula="of:=32+MATCH(9*[.A683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83]-1" office:value-type="float" office:value="404" calcext:value-type="float">
            <text:p>404</text:p>
          </table:table-cell>
          <table:table-cell table:formula="of:=(10000*[.A684])/(1023-[.A684])" office:value-type="float" office:value="6526.65589660743" calcext:value-type="float">
            <text:p>6526.6558966074</text:p>
          </table:table-cell>
          <table:table-cell table:formula="of:=LN([.B684])" office:value-type="float" office:value="8.78364997725274" calcext:value-type="float">
            <text:p>8.7836499773</text:p>
          </table:table-cell>
          <table:table-cell table:formula="of:=1/([.$B$57]+[.$B$58]*[.C684]+[.$B$59]*[.C684]*[.C684]+[.$B$60]*[.C684]*[.C684]*[.C684])-273.5" office:value-type="float" office:value="36.1318087390201" calcext:value-type="float">
            <text:p>36.131808739</text:p>
          </table:table-cell>
          <table:table-cell table:formula="of:=MATCH([.A684];[.$F$2:.$F$52];-1)" office:value-type="float" office:value="36" calcext:value-type="float">
            <text:p>36</text:p>
          </table:table-cell>
          <table:table-cell table:formula="of:=1.8*[.D684]+32" office:value-type="float" office:value="97.0372557302362" calcext:value-type="float">
            <text:p>97.0372557302</text:p>
          </table:table-cell>
          <table:table-cell table:formula="of:=32+MATCH(9*[.A684];[.$Q$2:.$Q$91];-1)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formula="of:=[.A684]-1" office:value-type="float" office:value="403" calcext:value-type="float">
            <text:p>403</text:p>
          </table:table-cell>
          <table:table-cell table:formula="of:=(10000*[.A685])/(1023-[.A685])" office:value-type="float" office:value="6500" calcext:value-type="float">
            <text:p>6500</text:p>
          </table:table-cell>
          <table:table-cell table:formula="of:=LN([.B685])" office:value-type="float" office:value="8.77955745588373" calcext:value-type="float">
            <text:p>8.7795574559</text:p>
          </table:table-cell>
          <table:table-cell table:formula="of:=1/([.$B$57]+[.$B$58]*[.C685]+[.$B$59]*[.C685]*[.C685]+[.$B$60]*[.C685]*[.C685]*[.C685])-273.5" office:value-type="float" office:value="36.2456649896571" calcext:value-type="float">
            <text:p>36.2456649897</text:p>
          </table:table-cell>
          <table:table-cell table:formula="of:=MATCH([.A685];[.$F$2:.$F$52];-1)" office:value-type="float" office:value="36" calcext:value-type="float">
            <text:p>36</text:p>
          </table:table-cell>
          <table:table-cell table:formula="of:=1.8*[.D685]+32" office:value-type="float" office:value="97.2421969813828" calcext:value-type="float">
            <text:p>97.2421969814</text:p>
          </table:table-cell>
          <table:table-cell table:formula="of:=32+MATCH(9*[.A685];[.$Q$2:.$Q$91];-1)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formula="of:=[.A685]-1" office:value-type="float" office:value="402" calcext:value-type="float">
            <text:p>402</text:p>
          </table:table-cell>
          <table:table-cell table:formula="of:=(10000*[.A686])/(1023-[.A686])" office:value-type="float" office:value="6473.42995169082" calcext:value-type="float">
            <text:p>6473.4299516908</text:p>
          </table:table-cell>
          <table:table-cell table:formula="of:=LN([.B686])" office:value-type="float" office:value="8.77546137866172" calcext:value-type="float">
            <text:p>8.7754613787</text:p>
          </table:table-cell>
          <table:table-cell table:formula="of:=1/([.$B$57]+[.$B$58]*[.C686]+[.$B$59]*[.C686]*[.C686]+[.$B$60]*[.C686]*[.C686]*[.C686])-273.5" office:value-type="float" office:value="36.3596937610803" calcext:value-type="float">
            <text:p>36.3596937611</text:p>
          </table:table-cell>
          <table:table-cell table:formula="of:=MATCH([.A686];[.$F$2:.$F$52];-1)" office:value-type="float" office:value="36" calcext:value-type="float">
            <text:p>36</text:p>
          </table:table-cell>
          <table:table-cell table:formula="of:=1.8*[.D686]+32" office:value-type="float" office:value="97.4474487699445" calcext:value-type="float">
            <text:p>97.4474487699</text:p>
          </table:table-cell>
          <table:table-cell table:formula="of:=32+MATCH(9*[.A686];[.$Q$2:.$Q$91];-1)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formula="of:=[.A686]-1" office:value-type="float" office:value="401" calcext:value-type="float">
            <text:p>401</text:p>
          </table:table-cell>
          <table:table-cell table:formula="of:=(10000*[.A687])/(1023-[.A687])" office:value-type="float" office:value="6446.94533762058" calcext:value-type="float">
            <text:p>6446.9453376206</text:p>
          </table:table-cell>
          <table:table-cell table:formula="of:=LN([.B687])" office:value-type="float" office:value="8.77136170654357" calcext:value-type="float">
            <text:p>8.7713617065</text:p>
          </table:table-cell>
          <table:table-cell table:formula="of:=1/([.$B$57]+[.$B$58]*[.C687]+[.$B$59]*[.C687]*[.C687]+[.$B$60]*[.C687]*[.C687]*[.C687])-273.5" office:value-type="float" office:value="36.4738964096081" calcext:value-type="float">
            <text:p>36.4738964096</text:p>
          </table:table-cell>
          <table:table-cell table:formula="of:=MATCH([.A687];[.$F$2:.$F$52];-1)" office:value-type="float" office:value="36" calcext:value-type="float">
            <text:p>36</text:p>
          </table:table-cell>
          <table:table-cell table:formula="of:=1.8*[.D687]+32" office:value-type="float" office:value="97.6530135372946" calcext:value-type="float">
            <text:p>97.6530135373</text:p>
          </table:table-cell>
          <table:table-cell table:formula="of:=32+MATCH(9*[.A687];[.$Q$2:.$Q$91];-1)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formula="of:=[.A687]-1" office:value-type="float" office:value="400" calcext:value-type="float">
            <text:p>400</text:p>
          </table:table-cell>
          <table:table-cell table:formula="of:=(10000*[.A688])/(1023-[.A688])" office:value-type="float" office:value="6420.54574638844" calcext:value-type="float">
            <text:p>6420.5457463885</text:p>
          </table:table-cell>
          <table:table-cell table:formula="of:=LN([.B688])" office:value-type="float" office:value="8.76725840029671" calcext:value-type="float">
            <text:p>8.7672584003</text:p>
          </table:table-cell>
          <table:table-cell table:formula="of:=1/([.$B$57]+[.$B$58]*[.C688]+[.$B$59]*[.C688]*[.C688]+[.$B$60]*[.C688]*[.C688]*[.C688])-273.5" office:value-type="float" office:value="36.5882743003335" calcext:value-type="float">
            <text:p>36.5882743003</text:p>
          </table:table-cell>
          <table:table-cell table:formula="of:=MATCH([.A688];[.$F$2:.$F$52];-1)" office:value-type="float" office:value="36" calcext:value-type="float">
            <text:p>36</text:p>
          </table:table-cell>
          <table:table-cell table:formula="of:=1.8*[.D688]+32" office:value-type="float" office:value="97.8588937406002" calcext:value-type="float">
            <text:p>97.8588937406</text:p>
          </table:table-cell>
          <table:table-cell table:formula="of:=32+MATCH(9*[.A688];[.$Q$2:.$Q$91];-1)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formula="of:=[.A688]-1" office:value-type="float" office:value="399" calcext:value-type="float">
            <text:p>399</text:p>
          </table:table-cell>
          <table:table-cell table:formula="of:=(10000*[.A689])/(1023-[.A689])" office:value-type="float" office:value="6394.23076923077" calcext:value-type="float">
            <text:p>6394.2307692308</text:p>
          </table:table-cell>
          <table:table-cell table:formula="of:=LN([.B689])" office:value-type="float" office:value="8.76315142049662" calcext:value-type="float">
            <text:p>8.7631514205</text:p>
          </table:table-cell>
          <table:table-cell table:formula="of:=1/([.$B$57]+[.$B$58]*[.C689]+[.$B$59]*[.C689]*[.C689]+[.$B$60]*[.C689]*[.C689]*[.C689])-273.5" office:value-type="float" office:value="36.7028288072277" calcext:value-type="float">
            <text:p>36.7028288072</text:p>
          </table:table-cell>
          <table:table-cell table:formula="of:=MATCH([.A689];[.$F$2:.$F$52];-1)" office:value-type="float" office:value="36" calcext:value-type="float">
            <text:p>36</text:p>
          </table:table-cell>
          <table:table-cell table:formula="of:=1.8*[.D689]+32" office:value-type="float" office:value="98.0650918530099" calcext:value-type="float">
            <text:p>98.065091853</text:p>
          </table:table-cell>
          <table:table-cell table:formula="of:=32+MATCH(9*[.A689];[.$Q$2:.$Q$91];-1)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formula="of:=[.A689]-1" office:value-type="float" office:value="398" calcext:value-type="float">
            <text:p>398</text:p>
          </table:table-cell>
          <table:table-cell table:formula="of:=(10000*[.A690])/(1023-[.A690])" office:value-type="float" office:value="6368" calcext:value-type="float">
            <text:p>6368</text:p>
          </table:table-cell>
          <table:table-cell table:formula="of:=LN([.B690])" office:value-type="float" office:value="8.75904072752422" calcext:value-type="float">
            <text:p>8.7590407275</text:p>
          </table:table-cell>
          <table:table-cell table:formula="of:=1/([.$B$57]+[.$B$58]*[.C690]+[.$B$59]*[.C690]*[.C690]+[.$B$60]*[.C690]*[.C690]*[.C690])-273.5" office:value-type="float" office:value="36.817561313246" calcext:value-type="float">
            <text:p>36.8175613132</text:p>
          </table:table-cell>
          <table:table-cell table:formula="of:=MATCH([.A690];[.$F$2:.$F$52];-1)" office:value-type="float" office:value="36" calcext:value-type="float">
            <text:p>36</text:p>
          </table:table-cell>
          <table:table-cell table:formula="of:=1.8*[.D690]+32" office:value-type="float" office:value="98.2716103638427" calcext:value-type="float">
            <text:p>98.2716103638</text:p>
          </table:table-cell>
          <table:table-cell table:formula="of:=32+MATCH(9*[.A690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0]-1" office:value-type="float" office:value="397" calcext:value-type="float">
            <text:p>397</text:p>
          </table:table-cell>
          <table:table-cell table:formula="of:=(10000*[.A691])/(1023-[.A691])" office:value-type="float" office:value="6341.85303514377" calcext:value-type="float">
            <text:p>6341.8530351438</text:p>
          </table:table-cell>
          <table:table-cell table:formula="of:=LN([.B691])" office:value-type="float" office:value="8.75492628156328" calcext:value-type="float">
            <text:p>8.7549262816</text:p>
          </table:table-cell>
          <table:table-cell table:formula="of:=1/([.$B$57]+[.$B$58]*[.C691]+[.$B$59]*[.C691]*[.C691]+[.$B$60]*[.C691]*[.C691]*[.C691])-273.5" office:value-type="float" office:value="36.9324732104337" calcext:value-type="float">
            <text:p>36.9324732104</text:p>
          </table:table-cell>
          <table:table-cell table:formula="of:=MATCH([.A691];[.$F$2:.$F$52];-1)" office:value-type="float" office:value="37" calcext:value-type="float">
            <text:p>37</text:p>
          </table:table-cell>
          <table:table-cell table:formula="of:=1.8*[.D691]+32" office:value-type="float" office:value="98.4784517787807" calcext:value-type="float">
            <text:p>98.4784517788</text:p>
          </table:table-cell>
          <table:table-cell table:formula="of:=32+MATCH(9*[.A691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1]-1" office:value-type="float" office:value="396" calcext:value-type="float">
            <text:p>396</text:p>
          </table:table-cell>
          <table:table-cell table:formula="of:=(10000*[.A692])/(1023-[.A692])" office:value-type="float" office:value="6315.78947368421" calcext:value-type="float">
            <text:p>6315.7894736842</text:p>
          </table:table-cell>
          <table:table-cell table:formula="of:=LN([.B692])" office:value-type="float" office:value="8.75080804259774" calcext:value-type="float">
            <text:p>8.7508080426</text:p>
          </table:table-cell>
          <table:table-cell table:formula="of:=1/([.$B$57]+[.$B$58]*[.C692]+[.$B$59]*[.C692]*[.C692]+[.$B$60]*[.C692]*[.C692]*[.C692])-273.5" office:value-type="float" office:value="37.047565900035" calcext:value-type="float">
            <text:p>37.0475659</text:p>
          </table:table-cell>
          <table:table-cell table:formula="of:=MATCH([.A692];[.$F$2:.$F$52];-1)" office:value-type="float" office:value="37" calcext:value-type="float">
            <text:p>37</text:p>
          </table:table-cell>
          <table:table-cell table:formula="of:=1.8*[.D692]+32" office:value-type="float" office:value="98.685618620063" calcext:value-type="float">
            <text:p>98.6856186201</text:p>
          </table:table-cell>
          <table:table-cell table:formula="of:=32+MATCH(9*[.A692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2]-1" office:value-type="float" office:value="395" calcext:value-type="float">
            <text:p>395</text:p>
          </table:table-cell>
          <table:table-cell table:formula="of:=(10000*[.A693])/(1023-[.A693])" office:value-type="float" office:value="6289.80891719745" calcext:value-type="float">
            <text:p>6289.8089171975</text:p>
          </table:table-cell>
          <table:table-cell table:formula="of:=LN([.B693])" office:value-type="float" office:value="8.74668597040911" calcext:value-type="float">
            <text:p>8.7466859704</text:p>
          </table:table-cell>
          <table:table-cell table:formula="of:=1/([.$B$57]+[.$B$58]*[.C693]+[.$B$59]*[.C693]*[.C693]+[.$B$60]*[.C693]*[.C693]*[.C693])-273.5" office:value-type="float" office:value="37.1628407926016" calcext:value-type="float">
            <text:p>37.1628407926</text:p>
          </table:table-cell>
          <table:table-cell table:formula="of:=MATCH([.A693];[.$F$2:.$F$52];-1)" office:value-type="float" office:value="37" calcext:value-type="float">
            <text:p>37</text:p>
          </table:table-cell>
          <table:table-cell table:formula="of:=1.8*[.D693]+32" office:value-type="float" office:value="98.8931134266828" calcext:value-type="float">
            <text:p>98.8931134267</text:p>
          </table:table-cell>
          <table:table-cell table:formula="of:=32+MATCH(9*[.A693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3]-1" office:value-type="float" office:value="394" calcext:value-type="float">
            <text:p>394</text:p>
          </table:table-cell>
          <table:table-cell table:formula="of:=(10000*[.A694])/(1023-[.A694])" office:value-type="float" office:value="6263.91096979332" calcext:value-type="float">
            <text:p>6263.9109697933</text:p>
          </table:table-cell>
          <table:table-cell table:formula="of:=LN([.B694])" office:value-type="float" office:value="8.74256002457368" calcext:value-type="float">
            <text:p>8.7425600246</text:p>
          </table:table-cell>
          <table:table-cell table:formula="of:=1/([.$B$57]+[.$B$58]*[.C694]+[.$B$59]*[.C694]*[.C694]+[.$B$60]*[.C694]*[.C694]*[.C694])-273.5" office:value-type="float" office:value="37.2782993081032" calcext:value-type="float">
            <text:p>37.2782993081</text:p>
          </table:table-cell>
          <table:table-cell table:formula="of:=MATCH([.A694];[.$F$2:.$F$52];-1)" office:value-type="float" office:value="37" calcext:value-type="float">
            <text:p>37</text:p>
          </table:table-cell>
          <table:table-cell table:formula="of:=1.8*[.D694]+32" office:value-type="float" office:value="99.1009387545858" calcext:value-type="float">
            <text:p>99.1009387546</text:p>
          </table:table-cell>
          <table:table-cell table:formula="of:=32+MATCH(9*[.A694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4]-1" office:value-type="float" office:value="393" calcext:value-type="float">
            <text:p>393</text:p>
          </table:table-cell>
          <table:table-cell table:formula="of:=(10000*[.A695])/(1023-[.A695])" office:value-type="float" office:value="6238.09523809524" calcext:value-type="float">
            <text:p>6238.0952380952</text:p>
          </table:table-cell>
          <table:table-cell table:formula="of:=LN([.B695])" office:value-type="float" office:value="8.73843016445987" calcext:value-type="float">
            <text:p>8.7384301645</text:p>
          </table:table-cell>
          <table:table-cell table:formula="of:=1/([.$B$57]+[.$B$58]*[.C695]+[.$B$59]*[.C695]*[.C695]+[.$B$60]*[.C695]*[.C695]*[.C695])-273.5" office:value-type="float" office:value="37.3939428760399" calcext:value-type="float">
            <text:p>37.393942876</text:p>
          </table:table-cell>
          <table:table-cell table:formula="of:=MATCH([.A695];[.$F$2:.$F$52];-1)" office:value-type="float" office:value="37" calcext:value-type="float">
            <text:p>37</text:p>
          </table:table-cell>
          <table:table-cell table:formula="of:=1.8*[.D695]+32" office:value-type="float" office:value="99.3090971768719" calcext:value-type="float">
            <text:p>99.3090971769</text:p>
          </table:table-cell>
          <table:table-cell table:formula="of:=32+MATCH(9*[.A695];[.$Q$2:.$Q$91];-1)"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table:formula="of:=[.A695]-1" office:value-type="float" office:value="392" calcext:value-type="float">
            <text:p>392</text:p>
          </table:table-cell>
          <table:table-cell table:formula="of:=(10000*[.A696])/(1023-[.A696])" office:value-type="float" office:value="6212.36133122029" calcext:value-type="float">
            <text:p>6212.3613312203</text:p>
          </table:table-cell>
          <table:table-cell table:formula="of:=LN([.B696])" office:value-type="float" office:value="8.73429634922543" calcext:value-type="float">
            <text:p>8.7342963492</text:p>
          </table:table-cell>
          <table:table-cell table:formula="of:=1/([.$B$57]+[.$B$58]*[.C696]+[.$B$59]*[.C696]*[.C696]+[.$B$60]*[.C696]*[.C696]*[.C696])-273.5" office:value-type="float" office:value="37.5097729355558" calcext:value-type="float">
            <text:p>37.5097729356</text:p>
          </table:table-cell>
          <table:table-cell table:formula="of:=MATCH([.A696];[.$F$2:.$F$52];-1)" office:value-type="float" office:value="37" calcext:value-type="float">
            <text:p>37</text:p>
          </table:table-cell>
          <table:table-cell table:formula="of:=1.8*[.D696]+32" office:value-type="float" office:value="99.5175912840004" calcext:value-type="float">
            <text:p>99.517591284</text:p>
          </table:table-cell>
          <table:table-cell table:formula="of:=32+MATCH(9*[.A696];[.$Q$2:.$Q$91];-1)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formula="of:=[.A696]-1" office:value-type="float" office:value="391" calcext:value-type="float">
            <text:p>391</text:p>
          </table:table-cell>
          <table:table-cell table:formula="of:=(10000*[.A697])/(1023-[.A697])" office:value-type="float" office:value="6186.70886075949" calcext:value-type="float">
            <text:p>6186.7088607595</text:p>
          </table:table-cell>
          <table:table-cell table:formula="of:=LN([.B697])" office:value-type="float" office:value="8.73015853781469" calcext:value-type="float">
            <text:p>8.7301585378</text:p>
          </table:table-cell>
          <table:table-cell table:formula="of:=1/([.$B$57]+[.$B$58]*[.C697]+[.$B$59]*[.C697]*[.C697]+[.$B$60]*[.C697]*[.C697]*[.C697])-273.5" office:value-type="float" office:value="37.6257909355525" calcext:value-type="float">
            <text:p>37.6257909356</text:p>
          </table:table-cell>
          <table:table-cell table:formula="of:=MATCH([.A697];[.$F$2:.$F$52];-1)" office:value-type="float" office:value="37" calcext:value-type="float">
            <text:p>37</text:p>
          </table:table-cell>
          <table:table-cell table:formula="of:=1.8*[.D697]+32" office:value-type="float" office:value="99.7264236839945" calcext:value-type="float">
            <text:p>99.726423684</text:p>
          </table:table-cell>
          <table:table-cell table:formula="of:=32+MATCH(9*[.A697];[.$Q$2:.$Q$91];-1)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formula="of:=[.A697]-1" office:value-type="float" office:value="390" calcext:value-type="float">
            <text:p>390</text:p>
          </table:table-cell>
          <table:table-cell table:formula="of:=(10000*[.A698])/(1023-[.A698])" office:value-type="float" office:value="6161.13744075829" calcext:value-type="float">
            <text:p>6161.1374407583</text:p>
          </table:table-cell>
          <table:table-cell table:formula="of:=LN([.B698])" office:value-type="float" office:value="8.7260166889557" calcext:value-type="float">
            <text:p>8.726016689</text:p>
          </table:table-cell>
          <table:table-cell table:formula="of:=1/([.$B$57]+[.$B$58]*[.C698]+[.$B$59]*[.C698]*[.C698]+[.$B$60]*[.C698]*[.C698]*[.C698])-273.5" office:value-type="float" office:value="37.7419983348071" calcext:value-type="float">
            <text:p>37.7419983348</text:p>
          </table:table-cell>
          <table:table-cell table:formula="of:=MATCH([.A698];[.$F$2:.$F$52];-1)" office:value-type="float" office:value="37" calcext:value-type="float">
            <text:p>37</text:p>
          </table:table-cell>
          <table:table-cell table:formula="of:=1.8*[.D698]+32" office:value-type="float" office:value="99.9355970026528" calcext:value-type="float">
            <text:p>99.9355970027</text:p>
          </table:table-cell>
          <table:table-cell table:formula="of:=32+MATCH(9*[.A698];[.$Q$2:.$Q$91];-1)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formula="of:=[.A698]-1" office:value-type="float" office:value="389" calcext:value-type="float">
            <text:p>389</text:p>
          </table:table-cell>
          <table:table-cell table:formula="of:=(10000*[.A699])/(1023-[.A699])" office:value-type="float" office:value="6135.64668769716" calcext:value-type="float">
            <text:p>6135.6466876972</text:p>
          </table:table-cell>
          <table:table-cell table:formula="of:=LN([.B699])" office:value-type="float" office:value="8.7218707611574" calcext:value-type="float">
            <text:p>8.7218707612</text:p>
          </table:table-cell>
          <table:table-cell table:formula="of:=1/([.$B$57]+[.$B$58]*[.C699]+[.$B$59]*[.C699]*[.C699]+[.$B$60]*[.C699]*[.C699]*[.C699])-273.5" office:value-type="float" office:value="37.8583966020884" calcext:value-type="float">
            <text:p>37.8583966021</text:p>
          </table:table-cell>
          <table:table-cell table:formula="of:=MATCH([.A699];[.$F$2:.$F$52];-1)" office:value-type="float" office:value="37" calcext:value-type="float">
            <text:p>37</text:p>
          </table:table-cell>
          <table:table-cell table:formula="of:=1.8*[.D699]+32" office:value-type="float" office:value="100.145113883759" calcext:value-type="float">
            <text:p>100.1451138838</text:p>
          </table:table-cell>
          <table:table-cell table:formula="of:=32+MATCH(9*[.A699];[.$Q$2:.$Q$91];-1)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formula="of:=[.A699]-1" office:value-type="float" office:value="388" calcext:value-type="float">
            <text:p>388</text:p>
          </table:table-cell>
          <table:table-cell table:formula="of:=(10000*[.A700])/(1023-[.A700])" office:value-type="float" office:value="6110.23622047244" calcext:value-type="float">
            <text:p>6110.2362204725</text:p>
          </table:table-cell>
          <table:table-cell table:formula="of:=LN([.B700])" office:value-type="float" office:value="8.71772071270676" calcext:value-type="float">
            <text:p>8.7177207127</text:p>
          </table:table-cell>
          <table:table-cell table:formula="of:=1/([.$B$57]+[.$B$58]*[.C700]+[.$B$59]*[.C700]*[.C700]+[.$B$60]*[.C700]*[.C700]*[.C700])-273.5" office:value-type="float" office:value="37.9749872162767" calcext:value-type="float">
            <text:p>37.9749872163</text:p>
          </table:table-cell>
          <table:table-cell table:formula="of:=MATCH([.A700];[.$F$2:.$F$52];-1)" office:value-type="float" office:value="37" calcext:value-type="float">
            <text:p>37</text:p>
          </table:table-cell>
          <table:table-cell table:formula="of:=1.8*[.D700]+32" office:value-type="float" office:value="100.354976989298" calcext:value-type="float">
            <text:p>100.3549769893</text:p>
          </table:table-cell>
          <table:table-cell table:formula="of:=32+MATCH(9*[.A700];[.$Q$2:.$Q$91];-1)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table:formula="of:=[.A700]-1" office:value-type="float" office:value="387" calcext:value-type="float">
            <text:p>387</text:p>
          </table:table-cell>
          <table:table-cell table:formula="of:=(10000*[.A701])/(1023-[.A701])" office:value-type="float" office:value="6084.90566037736" calcext:value-type="float">
            <text:p>6084.9056603774</text:p>
          </table:table-cell>
          <table:table-cell table:formula="of:=LN([.B701])" office:value-type="float" office:value="8.71356650166584" calcext:value-type="float">
            <text:p>8.7135665017</text:p>
          </table:table-cell>
          <table:table-cell table:formula="of:=1/([.$B$57]+[.$B$58]*[.C701]+[.$B$59]*[.C701]*[.C701]+[.$B$60]*[.C701]*[.C701]*[.C701])-273.5" office:value-type="float" office:value="38.0917716664845" calcext:value-type="float">
            <text:p>38.0917716665</text:p>
          </table:table-cell>
          <table:table-cell table:formula="of:=MATCH([.A701];[.$F$2:.$F$52];-1)" office:value-type="float" office:value="38" calcext:value-type="float">
            <text:p>38</text:p>
          </table:table-cell>
          <table:table-cell table:formula="of:=1.8*[.D701]+32" office:value-type="float" office:value="100.565188999672" calcext:value-type="float">
            <text:p>100.5651889997</text:p>
          </table:table-cell>
          <table:table-cell table:formula="of:=32+MATCH(9*[.A701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1]-1" office:value-type="float" office:value="386" calcext:value-type="float">
            <text:p>386</text:p>
          </table:table-cell>
          <table:table-cell table:formula="of:=(10000*[.A702])/(1023-[.A702])" office:value-type="float" office:value="6059.6546310832" calcext:value-type="float">
            <text:p>6059.6546310832</text:p>
          </table:table-cell>
          <table:table-cell table:formula="of:=LN([.B702])" office:value-type="float" office:value="8.70940808586885" calcext:value-type="float">
            <text:p>8.7094080859</text:p>
          </table:table-cell>
          <table:table-cell table:formula="of:=1/([.$B$57]+[.$B$58]*[.C702]+[.$B$59]*[.C702]*[.C702]+[.$B$60]*[.C702]*[.C702]*[.C702])-273.5" office:value-type="float" office:value="38.2087514521784" calcext:value-type="float">
            <text:p>38.2087514522</text:p>
          </table:table-cell>
          <table:table-cell table:formula="of:=MATCH([.A702];[.$F$2:.$F$52];-1)" office:value-type="float" office:value="38" calcext:value-type="float">
            <text:p>38</text:p>
          </table:table-cell>
          <table:table-cell table:formula="of:=1.8*[.D702]+32" office:value-type="float" office:value="100.775752613921" calcext:value-type="float">
            <text:p>100.7757526139</text:p>
          </table:table-cell>
          <table:table-cell table:formula="of:=32+MATCH(9*[.A702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2]-1" office:value-type="float" office:value="385" calcext:value-type="float">
            <text:p>385</text:p>
          </table:table-cell>
          <table:table-cell table:formula="of:=(10000*[.A703])/(1023-[.A703])" office:value-type="float" office:value="6034.48275862069" calcext:value-type="float">
            <text:p>6034.4827586207</text:p>
          </table:table-cell>
          <table:table-cell table:formula="of:=LN([.B703])" office:value-type="float" office:value="8.70524542291918" calcext:value-type="float">
            <text:p>8.7052454229</text:p>
          </table:table-cell>
          <table:table-cell table:formula="of:=1/([.$B$57]+[.$B$58]*[.C703]+[.$B$59]*[.C703]*[.C703]+[.$B$60]*[.C703]*[.C703]*[.C703])-273.5" office:value-type="float" office:value="38.325928083303" calcext:value-type="float">
            <text:p>38.3259280833</text:p>
          </table:table-cell>
          <table:table-cell table:formula="of:=MATCH([.A703];[.$F$2:.$F$52];-1)" office:value-type="float" office:value="38" calcext:value-type="float">
            <text:p>38</text:p>
          </table:table-cell>
          <table:table-cell table:formula="of:=1.8*[.D703]+32" office:value-type="float" office:value="100.986670549945" calcext:value-type="float">
            <text:p>100.9866705499</text:p>
          </table:table-cell>
          <table:table-cell table:formula="of:=32+MATCH(9*[.A703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3]-1" office:value-type="float" office:value="384" calcext:value-type="float">
            <text:p>384</text:p>
          </table:table-cell>
          <table:table-cell table:formula="of:=(10000*[.A704])/(1023-[.A704])" office:value-type="float" office:value="6009.3896713615" calcext:value-type="float">
            <text:p>6009.3896713615</text:p>
          </table:table-cell>
          <table:table-cell table:formula="of:=LN([.B704])" office:value-type="float" office:value="8.70107847018637" calcext:value-type="float">
            <text:p>8.7010784702</text:p>
          </table:table-cell>
          <table:table-cell table:formula="of:=1/([.$B$57]+[.$B$58]*[.C704]+[.$B$59]*[.C704]*[.C704]+[.$B$60]*[.C704]*[.C704]*[.C704])-273.5" office:value-type="float" office:value="38.4433030804066" calcext:value-type="float">
            <text:p>38.4433030804</text:p>
          </table:table-cell>
          <table:table-cell table:formula="of:=MATCH([.A704];[.$F$2:.$F$52];-1)" office:value-type="float" office:value="38" calcext:value-type="float">
            <text:p>38</text:p>
          </table:table-cell>
          <table:table-cell table:formula="of:=1.8*[.D704]+32" office:value-type="float" office:value="101.197945544732" calcext:value-type="float">
            <text:p>101.1979455447</text:p>
          </table:table-cell>
          <table:table-cell table:formula="of:=32+MATCH(9*[.A704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4]-1" office:value-type="float" office:value="383" calcext:value-type="float">
            <text:p>383</text:p>
          </table:table-cell>
          <table:table-cell table:formula="of:=(10000*[.A705])/(1023-[.A705])" office:value-type="float" office:value="5984.375" calcext:value-type="float">
            <text:p>5984.375</text:p>
          </table:table-cell>
          <table:table-cell table:formula="of:=LN([.B705])" office:value-type="float" office:value="8.69690718480311" calcext:value-type="float">
            <text:p>8.6969071848</text:p>
          </table:table-cell>
          <table:table-cell table:formula="of:=1/([.$B$57]+[.$B$58]*[.C705]+[.$B$59]*[.C705]*[.C705]+[.$B$60]*[.C705]*[.C705]*[.C705])-273.5" office:value-type="float" office:value="38.5608779747674" calcext:value-type="float">
            <text:p>38.5608779748</text:p>
          </table:table-cell>
          <table:table-cell table:formula="of:=MATCH([.A705];[.$F$2:.$F$52];-1)" office:value-type="float" office:value="38" calcext:value-type="float">
            <text:p>38</text:p>
          </table:table-cell>
          <table:table-cell table:formula="of:=1.8*[.D705]+32" office:value-type="float" office:value="101.409580354581" calcext:value-type="float">
            <text:p>101.4095803546</text:p>
          </table:table-cell>
          <table:table-cell table:formula="of:=32+MATCH(9*[.A705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5]-1" office:value-type="float" office:value="382" calcext:value-type="float">
            <text:p>382</text:p>
          </table:table-cell>
          <table:table-cell table:formula="of:=(10000*[.A706])/(1023-[.A706])" office:value-type="float" office:value="5959.4383775351" calcext:value-type="float">
            <text:p>5959.4383775351</text:p>
          </table:table-cell>
          <table:table-cell table:formula="of:=LN([.B706])" office:value-type="float" office:value="8.69273152366209" calcext:value-type="float">
            <text:p>8.6927315237</text:p>
          </table:table-cell>
          <table:table-cell table:formula="of:=1/([.$B$57]+[.$B$58]*[.C706]+[.$B$59]*[.C706]*[.C706]+[.$B$60]*[.C706]*[.C706]*[.C706])-273.5" office:value-type="float" office:value="38.6786543085226" calcext:value-type="float">
            <text:p>38.6786543085</text:p>
          </table:table-cell>
          <table:table-cell table:formula="of:=MATCH([.A706];[.$F$2:.$F$52];-1)" office:value-type="float" office:value="38" calcext:value-type="float">
            <text:p>38</text:p>
          </table:table-cell>
          <table:table-cell table:formula="of:=1.8*[.D706]+32" office:value-type="float" office:value="101.621577755341" calcext:value-type="float">
            <text:p>101.6215777553</text:p>
          </table:table-cell>
          <table:table-cell table:formula="of:=32+MATCH(9*[.A706];[.$Q$2:.$Q$91];-1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A706]-1" office:value-type="float" office:value="381" calcext:value-type="float">
            <text:p>381</text:p>
          </table:table-cell>
          <table:table-cell table:formula="of:=(10000*[.A707])/(1023-[.A707])" office:value-type="float" office:value="5934.57943925234" calcext:value-type="float">
            <text:p>5934.5794392523</text:p>
          </table:table-cell>
          <table:table-cell table:formula="of:=LN([.B707])" office:value-type="float" office:value="8.68855144341292" calcext:value-type="float">
            <text:p>8.6885514434</text:p>
          </table:table-cell>
          <table:table-cell table:formula="of:=1/([.$B$57]+[.$B$58]*[.C707]+[.$B$59]*[.C707]*[.C707]+[.$B$60]*[.C707]*[.C707]*[.C707])-273.5" office:value-type="float" office:value="38.7966336347987" calcext:value-type="float">
            <text:p>38.7966336348</text:p>
          </table:table-cell>
          <table:table-cell table:formula="of:=MATCH([.A707];[.$F$2:.$F$52];-1)" office:value-type="float" office:value="38" calcext:value-type="float">
            <text:p>38</text:p>
          </table:table-cell>
          <table:table-cell table:formula="of:=1.8*[.D707]+32" office:value-type="float" office:value="101.833940542638" calcext:value-type="float">
            <text:p>101.8339405426</text:p>
          </table:table-cell>
          <table:table-cell table:formula="of:=32+MATCH(9*[.A707];[.$Q$2:.$Q$91];-1)"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formula="of:=[.A707]-1" office:value-type="float" office:value="380" calcext:value-type="float">
            <text:p>380</text:p>
          </table:table-cell>
          <table:table-cell table:formula="of:=(10000*[.A708])/(1023-[.A708])" office:value-type="float" office:value="5909.79782270607" calcext:value-type="float">
            <text:p>5909.7978227061</text:p>
          </table:table-cell>
          <table:table-cell table:formula="of:=LN([.B708])" office:value-type="float" office:value="8.684366900459" calcext:value-type="float">
            <text:p>8.6843669005</text:p>
          </table:table-cell>
          <table:table-cell table:formula="of:=1/([.$B$57]+[.$B$58]*[.C708]+[.$B$59]*[.C708]*[.C708]+[.$B$60]*[.C708]*[.C708]*[.C708])-273.5" office:value-type="float" office:value="38.9148175178429" calcext:value-type="float">
            <text:p>38.9148175178</text:p>
          </table:table-cell>
          <table:table-cell table:formula="of:=MATCH([.A708];[.$F$2:.$F$52];-1)" office:value-type="float" office:value="38" calcext:value-type="float">
            <text:p>38</text:p>
          </table:table-cell>
          <table:table-cell table:formula="of:=1.8*[.D708]+32" office:value-type="float" office:value="102.046671532117" calcext:value-type="float">
            <text:p>102.0466715321</text:p>
          </table:table-cell>
          <table:table-cell table:formula="of:=32+MATCH(9*[.A708];[.$Q$2:.$Q$91];-1)"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formula="of:=[.A708]-1" office:value-type="float" office:value="379" calcext:value-type="float">
            <text:p>379</text:p>
          </table:table-cell>
          <table:table-cell table:formula="of:=(10000*[.A709])/(1023-[.A709])" office:value-type="float" office:value="5885.09316770186" calcext:value-type="float">
            <text:p>5885.0931677019</text:p>
          </table:table-cell>
          <table:table-cell table:formula="of:=LN([.B709])" office:value-type="float" office:value="8.68017785095426" calcext:value-type="float">
            <text:p>8.680177851</text:p>
          </table:table-cell>
          <table:table-cell table:formula="of:=1/([.$B$57]+[.$B$58]*[.C709]+[.$B$59]*[.C709]*[.C709]+[.$B$60]*[.C709]*[.C709]*[.C709])-273.5" office:value-type="float" office:value="39.0332075331578" calcext:value-type="float">
            <text:p>39.0332075332</text:p>
          </table:table-cell>
          <table:table-cell table:formula="of:=MATCH([.A709];[.$F$2:.$F$52];-1)" office:value-type="float" office:value="38" calcext:value-type="float">
            <text:p>38</text:p>
          </table:table-cell>
          <table:table-cell table:formula="of:=1.8*[.D709]+32" office:value-type="float" office:value="102.259773559684" calcext:value-type="float">
            <text:p>102.2597735597</text:p>
          </table:table-cell>
          <table:table-cell table:formula="of:=32+MATCH(9*[.A709];[.$Q$2:.$Q$91];-1)"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formula="of:=[.A709]-1" office:value-type="float" office:value="378" calcext:value-type="float">
            <text:p>378</text:p>
          </table:table-cell>
          <table:table-cell table:formula="of:=(10000*[.A710])/(1023-[.A710])" office:value-type="float" office:value="5860.46511627907" calcext:value-type="float">
            <text:p>5860.4651162791</text:p>
          </table:table-cell>
          <table:table-cell table:formula="of:=LN([.B710])" office:value-type="float" office:value="8.6759842508" calcext:value-type="float">
            <text:p>8.6759842508</text:p>
          </table:table-cell>
          <table:table-cell table:formula="of:=1/([.$B$57]+[.$B$58]*[.C710]+[.$B$59]*[.C710]*[.C710]+[.$B$60]*[.C710]*[.C710]*[.C710])-273.5" office:value-type="float" office:value="39.1518052676354" calcext:value-type="float">
            <text:p>39.1518052676</text:p>
          </table:table-cell>
          <table:table-cell table:formula="of:=MATCH([.A710];[.$F$2:.$F$52];-1)" office:value-type="float" office:value="38" calcext:value-type="float">
            <text:p>38</text:p>
          </table:table-cell>
          <table:table-cell table:formula="of:=1.8*[.D710]+32" office:value-type="float" office:value="102.473249481744" calcext:value-type="float">
            <text:p>102.4732494817</text:p>
          </table:table-cell>
          <table:table-cell table:formula="of:=32+MATCH(9*[.A710];[.$Q$2:.$Q$91];-1)"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formula="of:=[.A710]-1" office:value-type="float" office:value="377" calcext:value-type="float">
            <text:p>377</text:p>
          </table:table-cell>
          <table:table-cell table:formula="of:=(10000*[.A711])/(1023-[.A711])" office:value-type="float" office:value="5835.9133126935" calcext:value-type="float">
            <text:p>5835.9133126935</text:p>
          </table:table-cell>
          <table:table-cell table:formula="of:=LN([.B711])" office:value-type="float" office:value="8.67178605564159" calcext:value-type="float">
            <text:p>8.6717860556</text:p>
          </table:table-cell>
          <table:table-cell table:formula="of:=1/([.$B$57]+[.$B$58]*[.C711]+[.$B$59]*[.C711]*[.C711]+[.$B$60]*[.C711]*[.C711]*[.C711])-273.5" office:value-type="float" office:value="39.2706123196955" calcext:value-type="float">
            <text:p>39.2706123197</text:p>
          </table:table-cell>
          <table:table-cell table:formula="of:=MATCH([.A711];[.$F$2:.$F$52];-1)" office:value-type="float" office:value="39" calcext:value-type="float">
            <text:p>39</text:p>
          </table:table-cell>
          <table:table-cell table:formula="of:=1.8*[.D711]+32" office:value-type="float" office:value="102.687102175452" calcext:value-type="float">
            <text:p>102.6871021755</text:p>
          </table:table-cell>
          <table:table-cell table:formula="of:=32+MATCH(9*[.A711];[.$Q$2:.$Q$91];-1)"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table:formula="of:=[.A711]-1" office:value-type="float" office:value="376" calcext:value-type="float">
            <text:p>376</text:p>
          </table:table-cell>
          <table:table-cell table:formula="of:=(10000*[.A712])/(1023-[.A712])" office:value-type="float" office:value="5811.43740340031" calcext:value-type="float">
            <text:p>5811.4374034003</text:p>
          </table:table-cell>
          <table:table-cell table:formula="of:=LN([.B712])" office:value-type="float" office:value="8.66758322086518" calcext:value-type="float">
            <text:p>8.6675832209</text:p>
          </table:table-cell>
          <table:table-cell table:formula="of:=1/([.$B$57]+[.$B$58]*[.C712]+[.$B$59]*[.C712]*[.C712]+[.$B$60]*[.C712]*[.C712]*[.C712])-273.5" office:value-type="float" office:value="39.3896302994244" calcext:value-type="float">
            <text:p>39.3896302994</text:p>
          </table:table-cell>
          <table:table-cell table:formula="of:=MATCH([.A712];[.$F$2:.$F$52];-1)" office:value-type="float" office:value="39" calcext:value-type="float">
            <text:p>39</text:p>
          </table:table-cell>
          <table:table-cell table:formula="of:=1.8*[.D712]+32" office:value-type="float" office:value="102.901334538964" calcext:value-type="float">
            <text:p>102.901334539</text:p>
          </table:table-cell>
          <table:table-cell table:formula="of:=32+MATCH(9*[.A712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2]-1" office:value-type="float" office:value="375" calcext:value-type="float">
            <text:p>375</text:p>
          </table:table-cell>
          <table:table-cell table:formula="of:=(10000*[.A713])/(1023-[.A713])" office:value-type="float" office:value="5787.03703703704" calcext:value-type="float">
            <text:p>5787.037037037</text:p>
          </table:table-cell>
          <table:table-cell table:formula="of:=LN([.B713])" office:value-type="float" office:value="8.66337570159432" calcext:value-type="float">
            <text:p>8.6633757016</text:p>
          </table:table-cell>
          <table:table-cell table:formula="of:=1/([.$B$57]+[.$B$58]*[.C713]+[.$B$59]*[.C713]*[.C713]+[.$B$60]*[.C713]*[.C713]*[.C713])-273.5" office:value-type="float" office:value="39.5088608287151" calcext:value-type="float">
            <text:p>39.5088608287</text:p>
          </table:table-cell>
          <table:table-cell table:formula="of:=MATCH([.A713];[.$F$2:.$F$52];-1)" office:value-type="float" office:value="39" calcext:value-type="float">
            <text:p>39</text:p>
          </table:table-cell>
          <table:table-cell table:formula="of:=1.8*[.D713]+32" office:value-type="float" office:value="103.115949491687" calcext:value-type="float">
            <text:p>103.1159494917</text:p>
          </table:table-cell>
          <table:table-cell table:formula="of:=32+MATCH(9*[.A713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3]-1" office:value-type="float" office:value="374" calcext:value-type="float">
            <text:p>374</text:p>
          </table:table-cell>
          <table:table-cell table:formula="of:=(10000*[.A714])/(1023-[.A714])" office:value-type="float" office:value="5762.71186440678" calcext:value-type="float">
            <text:p>5762.7118644068</text:p>
          </table:table-cell>
          <table:table-cell table:formula="of:=LN([.B714])" office:value-type="float" office:value="8.65916345268663" calcext:value-type="float">
            <text:p>8.6591634527</text:p>
          </table:table-cell>
          <table:table-cell table:formula="of:=1/([.$B$57]+[.$B$58]*[.C714]+[.$B$59]*[.C714]*[.C714]+[.$B$60]*[.C714]*[.C714]*[.C714])-273.5" office:value-type="float" office:value="39.6283055414109" calcext:value-type="float">
            <text:p>39.6283055414</text:p>
          </table:table-cell>
          <table:table-cell table:formula="of:=MATCH([.A714];[.$F$2:.$F$52];-1)" office:value-type="float" office:value="39" calcext:value-type="float">
            <text:p>39</text:p>
          </table:table-cell>
          <table:table-cell table:formula="of:=1.8*[.D714]+32" office:value-type="float" office:value="103.33094997454" calcext:value-type="float">
            <text:p>103.3309499745</text:p>
          </table:table-cell>
          <table:table-cell table:formula="of:=32+MATCH(9*[.A714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4]-1" office:value-type="float" office:value="373" calcext:value-type="float">
            <text:p>373</text:p>
          </table:table-cell>
          <table:table-cell table:formula="of:=(10000*[.A715])/(1023-[.A715])" office:value-type="float" office:value="5738.46153846154" calcext:value-type="float">
            <text:p>5738.4615384615</text:p>
          </table:table-cell>
          <table:table-cell table:formula="of:=LN([.B715])" office:value-type="float" office:value="8.65494642873032" calcext:value-type="float">
            <text:p>8.6549464287</text:p>
          </table:table-cell>
          <table:table-cell table:formula="of:=1/([.$B$57]+[.$B$58]*[.C715]+[.$B$59]*[.C715]*[.C715]+[.$B$60]*[.C715]*[.C715]*[.C715])-273.5" office:value-type="float" office:value="39.7479660834496" calcext:value-type="float">
            <text:p>39.7479660834</text:p>
          </table:table-cell>
          <table:table-cell table:formula="of:=MATCH([.A715];[.$F$2:.$F$52];-1)" office:value-type="float" office:value="39" calcext:value-type="float">
            <text:p>39</text:p>
          </table:table-cell>
          <table:table-cell table:formula="of:=1.8*[.D715]+32" office:value-type="float" office:value="103.546338950209" calcext:value-type="float">
            <text:p>103.5463389502</text:p>
          </table:table-cell>
          <table:table-cell table:formula="of:=32+MATCH(9*[.A715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5]-1" office:value-type="float" office:value="372" calcext:value-type="float">
            <text:p>372</text:p>
          </table:table-cell>
          <table:table-cell table:formula="of:=(10000*[.A716])/(1023-[.A716])" office:value-type="float" office:value="5714.28571428571" calcext:value-type="float">
            <text:p>5714.2857142857</text:p>
          </table:table-cell>
          <table:table-cell table:formula="of:=LN([.B716])" office:value-type="float" office:value="8.65072458404076" calcext:value-type="float">
            <text:p>8.650724584</text:p>
          </table:table-cell>
          <table:table-cell table:formula="of:=1/([.$B$57]+[.$B$58]*[.C716]+[.$B$59]*[.C716]*[.C716]+[.$B$60]*[.C716]*[.C716]*[.C716])-273.5" office:value-type="float" office:value="39.8678441130102" calcext:value-type="float">
            <text:p>39.867844113</text:p>
          </table:table-cell>
          <table:table-cell table:formula="of:=MATCH([.A716];[.$F$2:.$F$52];-1)" office:value-type="float" office:value="39" calcext:value-type="float">
            <text:p>39</text:p>
          </table:table-cell>
          <table:table-cell table:formula="of:=1.8*[.D716]+32" office:value-type="float" office:value="103.762119403418" calcext:value-type="float">
            <text:p>103.7621194034</text:p>
          </table:table-cell>
          <table:table-cell table:formula="of:=32+MATCH(9*[.A716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6]-1" office:value-type="float" office:value="371" calcext:value-type="float">
            <text:p>371</text:p>
          </table:table-cell>
          <table:table-cell table:formula="of:=(10000*[.A717])/(1023-[.A717])" office:value-type="float" office:value="5690.18404907976" calcext:value-type="float">
            <text:p>5690.1840490798</text:p>
          </table:table-cell>
          <table:table-cell table:formula="of:=LN([.B717])" office:value-type="float" office:value="8.64649787265697" calcext:value-type="float">
            <text:p>8.6464978727</text:p>
          </table:table-cell>
          <table:table-cell table:formula="of:=1/([.$B$57]+[.$B$58]*[.C717]+[.$B$59]*[.C717]*[.C717]+[.$B$60]*[.C717]*[.C717]*[.C717])-273.5" office:value-type="float" office:value="39.987941300661" calcext:value-type="float">
            <text:p>39.9879413007</text:p>
          </table:table-cell>
          <table:table-cell table:formula="of:=MATCH([.A717];[.$F$2:.$F$52];-1)" office:value-type="float" office:value="39" calcext:value-type="float">
            <text:p>39</text:p>
          </table:table-cell>
          <table:table-cell table:formula="of:=1.8*[.D717]+32" office:value-type="float" office:value="103.97829434119" calcext:value-type="float">
            <text:p>103.9782943412</text:p>
          </table:table-cell>
          <table:table-cell table:formula="of:=32+MATCH(9*[.A717];[.$Q$2:.$Q$91];-1)"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table:formula="of:=[.A717]-1" office:value-type="float" office:value="370" calcext:value-type="float">
            <text:p>370</text:p>
          </table:table-cell>
          <table:table-cell table:formula="of:=(10000*[.A718])/(1023-[.A718])" office:value-type="float" office:value="5666.15620214395" calcext:value-type="float">
            <text:p>5666.156202144</text:p>
          </table:table-cell>
          <table:table-cell table:formula="of:=LN([.B718])" office:value-type="float" office:value="8.64226624833802" calcext:value-type="float">
            <text:p>8.6422662483</text:p>
          </table:table-cell>
          <table:table-cell table:formula="of:=1/([.$B$57]+[.$B$58]*[.C718]+[.$B$59]*[.C718]*[.C718]+[.$B$60]*[.C718]*[.C718]*[.C718])-273.5" office:value-type="float" office:value="40.1082593295109" calcext:value-type="float">
            <text:p>40.1082593295</text:p>
          </table:table-cell>
          <table:table-cell table:formula="of:=MATCH([.A718];[.$F$2:.$F$52];-1)" office:value-type="float" office:value="39" calcext:value-type="float">
            <text:p>39</text:p>
          </table:table-cell>
          <table:table-cell table:formula="of:=1.8*[.D718]+32" office:value-type="float" office:value="104.19486679312" calcext:value-type="float">
            <text:p>104.1948667931</text:p>
          </table:table-cell>
          <table:table-cell table:formula="of:=32+MATCH(9*[.A718];[.$Q$2:.$Q$91];-1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table:formula="of:=[.A718]-1" office:value-type="float" office:value="369" calcext:value-type="float">
            <text:p>369</text:p>
          </table:table-cell>
          <table:table-cell table:formula="of:=(10000*[.A719])/(1023-[.A719])" office:value-type="float" office:value="5642.20183486239" calcext:value-type="float">
            <text:p>5642.2018348624</text:p>
          </table:table-cell>
          <table:table-cell table:formula="of:=LN([.B719])" office:value-type="float" office:value="8.63802966455951" calcext:value-type="float">
            <text:p>8.6380296646</text:p>
          </table:table-cell>
          <table:table-cell table:formula="of:=1/([.$B$57]+[.$B$58]*[.C719]+[.$B$59]*[.C719]*[.C719]+[.$B$60]*[.C719]*[.C719]*[.C719])-273.5" office:value-type="float" office:value="40.228799895361" calcext:value-type="float">
            <text:p>40.2287998954</text:p>
          </table:table-cell>
          <table:table-cell table:formula="of:=MATCH([.A719];[.$F$2:.$F$52];-1)" office:value-type="float" office:value="39" calcext:value-type="float">
            <text:p>39</text:p>
          </table:table-cell>
          <table:table-cell table:formula="of:=1.8*[.D719]+32" office:value-type="float" office:value="104.41183981165" calcext:value-type="float">
            <text:p>104.4118398117</text:p>
          </table:table-cell>
          <table:table-cell table:formula="of:=32+MATCH(9*[.A719];[.$Q$2:.$Q$91];-1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table:formula="of:=[.A719]-1" office:value-type="float" office:value="368" calcext:value-type="float">
            <text:p>368</text:p>
          </table:table-cell>
          <table:table-cell table:formula="of:=(10000*[.A720])/(1023-[.A720])" office:value-type="float" office:value="5618.32061068702" calcext:value-type="float">
            <text:p>5618.320610687</text:p>
          </table:table-cell>
          <table:table-cell table:formula="of:=LN([.B720])" office:value-type="float" office:value="8.63378807450986" calcext:value-type="float">
            <text:p>8.6337880745</text:p>
          </table:table-cell>
          <table:table-cell table:formula="of:=1/([.$B$57]+[.$B$58]*[.C720]+[.$B$59]*[.C720]*[.C720]+[.$B$60]*[.C720]*[.C720]*[.C720])-273.5" office:value-type="float" office:value="40.3495647068602" calcext:value-type="float">
            <text:p>40.3495647069</text:p>
          </table:table-cell>
          <table:table-cell table:formula="of:=MATCH([.A720];[.$F$2:.$F$52];-1)" office:value-type="float" office:value="39" calcext:value-type="float">
            <text:p>39</text:p>
          </table:table-cell>
          <table:table-cell table:formula="of:=1.8*[.D720]+32" office:value-type="float" office:value="104.629216472348" calcext:value-type="float">
            <text:p>104.6292164723</text:p>
          </table:table-cell>
          <table:table-cell table:formula="of:=32+MATCH(9*[.A720];[.$Q$2:.$Q$91];-1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table:formula="of:=[.A720]-1" office:value-type="float" office:value="367" calcext:value-type="float">
            <text:p>367</text:p>
          </table:table-cell>
          <table:table-cell table:formula="of:=(10000*[.A721])/(1023-[.A721])" office:value-type="float" office:value="5594.51219512195" calcext:value-type="float">
            <text:p>5594.512195122</text:p>
          </table:table-cell>
          <table:table-cell table:formula="of:=LN([.B721])" office:value-type="float" office:value="8.62954143108667" calcext:value-type="float">
            <text:p>8.6295414311</text:p>
          </table:table-cell>
          <table:table-cell table:formula="of:=1/([.$B$57]+[.$B$58]*[.C721]+[.$B$59]*[.C721]*[.C721]+[.$B$60]*[.C721]*[.C721]*[.C721])-273.5" office:value-type="float" office:value="40.4705554856615" calcext:value-type="float">
            <text:p>40.4705554857</text:p>
          </table:table-cell>
          <table:table-cell table:formula="of:=MATCH([.A721];[.$F$2:.$F$52];-1)" office:value-type="float" office:value="40" calcext:value-type="float">
            <text:p>40</text:p>
          </table:table-cell>
          <table:table-cell table:formula="of:=1.8*[.D721]+32" office:value-type="float" office:value="104.846999874191" calcext:value-type="float">
            <text:p>104.8469998742</text:p>
          </table:table-cell>
          <table:table-cell table:formula="of:=32+MATCH(9*[.A721];[.$Q$2:.$Q$91];-1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table:formula="of:=[.A721]-1" office:value-type="float" office:value="366" calcext:value-type="float">
            <text:p>366</text:p>
          </table:table-cell>
          <table:table-cell table:formula="of:=(10000*[.A722])/(1023-[.A722])" office:value-type="float" office:value="5570.77625570776" calcext:value-type="float">
            <text:p>5570.7762557078</text:p>
          </table:table-cell>
          <table:table-cell table:formula="of:=LN([.B722])" office:value-type="float" office:value="8.62528968689294" calcext:value-type="float">
            <text:p>8.6252896869</text:p>
          </table:table-cell>
          <table:table-cell table:formula="of:=1/([.$B$57]+[.$B$58]*[.C722]+[.$B$59]*[.C722]*[.C722]+[.$B$60]*[.C722]*[.C722]*[.C722])-273.5" office:value-type="float" office:value="40.5917739665807" calcext:value-type="float">
            <text:p>40.5917739666</text:p>
          </table:table-cell>
          <table:table-cell table:formula="of:=MATCH([.A722];[.$F$2:.$F$52];-1)" office:value-type="float" office:value="40" calcext:value-type="float">
            <text:p>40</text:p>
          </table:table-cell>
          <table:table-cell table:formula="of:=1.8*[.D722]+32" office:value-type="float" office:value="105.065193139845" calcext:value-type="float">
            <text:p>105.0651931398</text:p>
          </table:table-cell>
          <table:table-cell table:formula="of:=32+MATCH(9*[.A722];[.$Q$2:.$Q$91];-1)"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table:formula="of:=[.A722]-1" office:value-type="float" office:value="365" calcext:value-type="float">
            <text:p>365</text:p>
          </table:table-cell>
          <table:table-cell table:formula="of:=(10000*[.A723])/(1023-[.A723])" office:value-type="float" office:value="5547.11246200608" calcext:value-type="float">
            <text:p>5547.1124620061</text:p>
          </table:table-cell>
          <table:table-cell table:formula="of:=LN([.B723])" office:value-type="float" office:value="8.62103279423336" calcext:value-type="float">
            <text:p>8.6210327942</text:p>
          </table:table-cell>
          <table:table-cell table:formula="of:=1/([.$B$57]+[.$B$58]*[.C723]+[.$B$59]*[.C723]*[.C723]+[.$B$60]*[.C723]*[.C723]*[.C723])-273.5" office:value-type="float" office:value="40.7132218977576" calcext:value-type="float">
            <text:p>40.7132218978</text:p>
          </table:table-cell>
          <table:table-cell table:formula="of:=MATCH([.A723];[.$F$2:.$F$52];-1)" office:value-type="float" office:value="40" calcext:value-type="float">
            <text:p>40</text:p>
          </table:table-cell>
          <table:table-cell table:formula="of:=1.8*[.D723]+32" office:value-type="float" office:value="105.283799415964" calcext:value-type="float">
            <text:p>105.283799416</text:p>
          </table:table-cell>
          <table:table-cell table:formula="of:=32+MATCH(9*[.A723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3]-1" office:value-type="float" office:value="364" calcext:value-type="float">
            <text:p>364</text:p>
          </table:table-cell>
          <table:table-cell table:formula="of:=(10000*[.A724])/(1023-[.A724])" office:value-type="float" office:value="5523.52048558422" calcext:value-type="float">
            <text:p>5523.5204855842</text:p>
          </table:table-cell>
          <table:table-cell table:formula="of:=LN([.B724])" office:value-type="float" office:value="8.61677070511042" calcext:value-type="float">
            <text:p>8.6167707051</text:p>
          </table:table-cell>
          <table:table-cell table:formula="of:=1/([.$B$57]+[.$B$58]*[.C724]+[.$B$59]*[.C724]*[.C724]+[.$B$60]*[.C724]*[.C724]*[.C724])-273.5" office:value-type="float" office:value="40.8349010408197" calcext:value-type="float">
            <text:p>40.8349010408</text:p>
          </table:table-cell>
          <table:table-cell table:formula="of:=MATCH([.A724];[.$F$2:.$F$52];-1)" office:value-type="float" office:value="40" calcext:value-type="float">
            <text:p>40</text:p>
          </table:table-cell>
          <table:table-cell table:formula="of:=1.8*[.D724]+32" office:value-type="float" office:value="105.502821873475" calcext:value-type="float">
            <text:p>105.5028218735</text:p>
          </table:table-cell>
          <table:table-cell table:formula="of:=32+MATCH(9*[.A724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4]-1" office:value-type="float" office:value="363" calcext:value-type="float">
            <text:p>363</text:p>
          </table:table-cell>
          <table:table-cell table:formula="of:=(10000*[.A725])/(1023-[.A725])" office:value-type="float" office:value="5500" calcext:value-type="float">
            <text:p>5500</text:p>
          </table:table-cell>
          <table:table-cell table:formula="of:=LN([.B725])" office:value-type="float" office:value="8.61250337122056" calcext:value-type="float">
            <text:p>8.6125033712</text:p>
          </table:table-cell>
          <table:table-cell table:formula="of:=1/([.$B$57]+[.$B$58]*[.C725]+[.$B$59]*[.C725]*[.C725]+[.$B$60]*[.C725]*[.C725]*[.C725])-273.5" office:value-type="float" office:value="40.9568131710472" calcext:value-type="float">
            <text:p>40.956813171</text:p>
          </table:table-cell>
          <table:table-cell table:formula="of:=MATCH([.A725];[.$F$2:.$F$52];-1)" office:value-type="float" office:value="40" calcext:value-type="float">
            <text:p>40</text:p>
          </table:table-cell>
          <table:table-cell table:formula="of:=1.8*[.D725]+32" office:value-type="float" office:value="105.722263707885" calcext:value-type="float">
            <text:p>105.7222637079</text:p>
          </table:table-cell>
          <table:table-cell table:formula="of:=32+MATCH(9*[.A725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5]-1" office:value-type="float" office:value="362" calcext:value-type="float">
            <text:p>362</text:p>
          </table:table-cell>
          <table:table-cell table:formula="of:=(10000*[.A726])/(1023-[.A726])" office:value-type="float" office:value="5476.55068078669" calcext:value-type="float">
            <text:p>5476.5506807867</text:p>
          </table:table-cell>
          <table:table-cell table:formula="of:=LN([.B726])" office:value-type="float" office:value="8.60823074395027" calcext:value-type="float">
            <text:p>8.608230744</text:p>
          </table:table-cell>
          <table:table-cell table:formula="of:=1/([.$B$57]+[.$B$58]*[.C726]+[.$B$59]*[.C726]*[.C726]+[.$B$60]*[.C726]*[.C726]*[.C726])-273.5" office:value-type="float" office:value="41.078960077541" calcext:value-type="float">
            <text:p>41.0789600775</text:p>
          </table:table-cell>
          <table:table-cell table:formula="of:=MATCH([.A726];[.$F$2:.$F$52];-1)" office:value-type="float" office:value="40" calcext:value-type="float">
            <text:p>40</text:p>
          </table:table-cell>
          <table:table-cell table:formula="of:=1.8*[.D726]+32" office:value-type="float" office:value="105.942128139574" calcext:value-type="float">
            <text:p>105.9421281396</text:p>
          </table:table-cell>
          <table:table-cell table:formula="of:=32+MATCH(9*[.A726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6]-1" office:value-type="float" office:value="361" calcext:value-type="float">
            <text:p>361</text:p>
          </table:table-cell>
          <table:table-cell table:formula="of:=(10000*[.A727])/(1023-[.A727])" office:value-type="float" office:value="5453.17220543807" calcext:value-type="float">
            <text:p>5453.1722054381</text:p>
          </table:table-cell>
          <table:table-cell table:formula="of:=LN([.B727])" office:value-type="float" office:value="8.60395277437206" calcext:value-type="float">
            <text:p>8.6039527744</text:p>
          </table:table-cell>
          <table:table-cell table:formula="of:=1/([.$B$57]+[.$B$58]*[.C727]+[.$B$59]*[.C727]*[.C727]+[.$B$60]*[.C727]*[.C727]*[.C727])-273.5" office:value-type="float" office:value="41.2013435633932" calcext:value-type="float">
            <text:p>41.2013435634</text:p>
          </table:table-cell>
          <table:table-cell table:formula="of:=MATCH([.A727];[.$F$2:.$F$52];-1)" office:value-type="float" office:value="40" calcext:value-type="float">
            <text:p>40</text:p>
          </table:table-cell>
          <table:table-cell table:formula="of:=1.8*[.D727]+32" office:value-type="float" office:value="106.162418414108" calcext:value-type="float">
            <text:p>106.1624184141</text:p>
          </table:table-cell>
          <table:table-cell table:formula="of:=32+MATCH(9*[.A727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7]-1" office:value-type="float" office:value="360" calcext:value-type="float">
            <text:p>360</text:p>
          </table:table-cell>
          <table:table-cell table:formula="of:=(10000*[.A728])/(1023-[.A728])" office:value-type="float" office:value="5429.86425339367" calcext:value-type="float">
            <text:p>5429.8642533937</text:p>
          </table:table-cell>
          <table:table-cell table:formula="of:=LN([.B728])" office:value-type="float" office:value="8.59966941324048" calcext:value-type="float">
            <text:p>8.5996694132</text:p>
          </table:table-cell>
          <table:table-cell table:formula="of:=1/([.$B$57]+[.$B$58]*[.C728]+[.$B$59]*[.C728]*[.C728]+[.$B$60]*[.C728]*[.C728]*[.C728])-273.5" office:value-type="float" office:value="41.3239654458589" calcext:value-type="float">
            <text:p>41.3239654459</text:p>
          </table:table-cell>
          <table:table-cell table:formula="of:=MATCH([.A728];[.$F$2:.$F$52];-1)" office:value-type="float" office:value="40" calcext:value-type="float">
            <text:p>40</text:p>
          </table:table-cell>
          <table:table-cell table:formula="of:=1.8*[.D728]+32" office:value-type="float" office:value="106.383137802546" calcext:value-type="float">
            <text:p>106.3831378025</text:p>
          </table:table-cell>
          <table:table-cell table:formula="of:=32+MATCH(9*[.A728];[.$Q$2:.$Q$91];-1)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formula="of:=[.A728]-1" office:value-type="float" office:value="359" calcext:value-type="float">
            <text:p>359</text:p>
          </table:table-cell>
          <table:table-cell table:formula="of:=(10000*[.A729])/(1023-[.A729])" office:value-type="float" office:value="5406.6265060241" calcext:value-type="float">
            <text:p>5406.6265060241</text:p>
          </table:table-cell>
          <table:table-cell table:formula="of:=LN([.B729])" office:value-type="float" office:value="8.59538061098803" calcext:value-type="float">
            <text:p>8.595380611</text:p>
          </table:table-cell>
          <table:table-cell table:formula="of:=1/([.$B$57]+[.$B$58]*[.C729]+[.$B$59]*[.C729]*[.C729]+[.$B$60]*[.C729]*[.C729]*[.C729])-273.5" office:value-type="float" office:value="41.4468275565322" calcext:value-type="float">
            <text:p>41.4468275565</text:p>
          </table:table-cell>
          <table:table-cell table:formula="of:=MATCH([.A729];[.$F$2:.$F$52];-1)" office:value-type="float" office:value="40" calcext:value-type="float">
            <text:p>40</text:p>
          </table:table-cell>
          <table:table-cell table:formula="of:=1.8*[.D729]+32" office:value-type="float" office:value="106.604289601758" calcext:value-type="float">
            <text:p>106.6042896018</text:p>
          </table:table-cell>
          <table:table-cell table:formula="of:=32+MATCH(9*[.A729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29]-1" office:value-type="float" office:value="358" calcext:value-type="float">
            <text:p>358</text:p>
          </table:table-cell>
          <table:table-cell table:formula="of:=(10000*[.A730])/(1023-[.A730])" office:value-type="float" office:value="5383.45864661654" calcext:value-type="float">
            <text:p>5383.4586466165</text:p>
          </table:table-cell>
          <table:table-cell table:formula="of:=LN([.B730])" office:value-type="float" office:value="8.59108631772103" calcext:value-type="float">
            <text:p>8.5910863177</text:p>
          </table:table-cell>
          <table:table-cell table:formula="of:=1/([.$B$57]+[.$B$58]*[.C730]+[.$B$59]*[.C730]*[.C730]+[.$B$60]*[.C730]*[.C730]*[.C730])-273.5" office:value-type="float" office:value="41.5699317415228" calcext:value-type="float">
            <text:p>41.5699317415</text:p>
          </table:table-cell>
          <table:table-cell table:formula="of:=MATCH([.A730];[.$F$2:.$F$52];-1)" office:value-type="float" office:value="40" calcext:value-type="float">
            <text:p>40</text:p>
          </table:table-cell>
          <table:table-cell table:formula="of:=1.8*[.D730]+32" office:value-type="float" office:value="106.825877134741" calcext:value-type="float">
            <text:p>106.8258771347</text:p>
          </table:table-cell>
          <table:table-cell table:formula="of:=32+MATCH(9*[.A730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30]-1" office:value-type="float" office:value="357" calcext:value-type="float">
            <text:p>357</text:p>
          </table:table-cell>
          <table:table-cell table:formula="of:=(10000*[.A731])/(1023-[.A731])" office:value-type="float" office:value="5360.36036036036" calcext:value-type="float">
            <text:p>5360.3603603604</text:p>
          </table:table-cell>
          <table:table-cell table:formula="of:=LN([.B731])" office:value-type="float" office:value="8.58678648321543" calcext:value-type="float">
            <text:p>8.5867864832</text:p>
          </table:table-cell>
          <table:table-cell table:formula="of:=1/([.$B$57]+[.$B$58]*[.C731]+[.$B$59]*[.C731]*[.C731]+[.$B$60]*[.C731]*[.C731]*[.C731])-273.5" office:value-type="float" office:value="41.6932798616364" calcext:value-type="float">
            <text:p>41.6932798616</text:p>
          </table:table-cell>
          <table:table-cell table:formula="of:=MATCH([.A731];[.$F$2:.$F$52];-1)" office:value-type="float" office:value="41" calcext:value-type="float">
            <text:p>41</text:p>
          </table:table-cell>
          <table:table-cell table:formula="of:=1.8*[.D731]+32" office:value-type="float" office:value="107.047903750945" calcext:value-type="float">
            <text:p>107.0479037509</text:p>
          </table:table-cell>
          <table:table-cell table:formula="of:=32+MATCH(9*[.A731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31]-1" office:value-type="float" office:value="356" calcext:value-type="float">
            <text:p>356</text:p>
          </table:table-cell>
          <table:table-cell table:formula="of:=(10000*[.A732])/(1023-[.A732])" office:value-type="float" office:value="5337.33133433283" calcext:value-type="float">
            <text:p>5337.3313343328</text:p>
          </table:table-cell>
          <table:table-cell table:formula="of:=LN([.B732])" office:value-type="float" office:value="8.58248105691259" calcext:value-type="float">
            <text:p>8.5824810569</text:p>
          </table:table-cell>
          <table:table-cell table:formula="of:=1/([.$B$57]+[.$B$58]*[.C732]+[.$B$59]*[.C732]*[.C732]+[.$B$60]*[.C732]*[.C732]*[.C732])-273.5" office:value-type="float" office:value="41.8168737925569" calcext:value-type="float">
            <text:p>41.8168737926</text:p>
          </table:table-cell>
          <table:table-cell table:formula="of:=MATCH([.A732];[.$F$2:.$F$52];-1)" office:value-type="float" office:value="41" calcext:value-type="float">
            <text:p>41</text:p>
          </table:table-cell>
          <table:table-cell table:formula="of:=1.8*[.D732]+32" office:value-type="float" office:value="107.270372826602" calcext:value-type="float">
            <text:p>107.2703728266</text:p>
          </table:table-cell>
          <table:table-cell table:formula="of:=32+MATCH(9*[.A732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32]-1" office:value-type="float" office:value="355" calcext:value-type="float">
            <text:p>355</text:p>
          </table:table-cell>
          <table:table-cell table:formula="of:=(10000*[.A733])/(1023-[.A733])" office:value-type="float" office:value="5314.37125748503" calcext:value-type="float">
            <text:p>5314.371257485</text:p>
          </table:table-cell>
          <table:table-cell table:formula="of:=LN([.B733])" office:value-type="float" office:value="8.57816998791495" calcext:value-type="float">
            <text:p>8.5781699879</text:p>
          </table:table-cell>
          <table:table-cell table:formula="of:=1/([.$B$57]+[.$B$58]*[.C733]+[.$B$59]*[.C733]*[.C733]+[.$B$60]*[.C733]*[.C733]*[.C733])-273.5" office:value-type="float" office:value="41.9407154250318" calcext:value-type="float">
            <text:p>41.940715425</text:p>
          </table:table-cell>
          <table:table-cell table:formula="of:=MATCH([.A733];[.$F$2:.$F$52];-1)" office:value-type="float" office:value="41" calcext:value-type="float">
            <text:p>41</text:p>
          </table:table-cell>
          <table:table-cell table:formula="of:=1.8*[.D733]+32" office:value-type="float" office:value="107.493287765057" calcext:value-type="float">
            <text:p>107.4932877651</text:p>
          </table:table-cell>
          <table:table-cell table:formula="of:=32+MATCH(9*[.A733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33]-1" office:value-type="float" office:value="354" calcext:value-type="float">
            <text:p>354</text:p>
          </table:table-cell>
          <table:table-cell table:formula="of:=(10000*[.A734])/(1023-[.A734])" office:value-type="float" office:value="5291.4798206278" calcext:value-type="float">
            <text:p>5291.4798206278</text:p>
          </table:table-cell>
          <table:table-cell table:formula="of:=LN([.B734])" office:value-type="float" office:value="8.57385322498173" calcext:value-type="float">
            <text:p>8.573853225</text:p>
          </table:table-cell>
          <table:table-cell table:formula="of:=1/([.$B$57]+[.$B$58]*[.C734]+[.$B$59]*[.C734]*[.C734]+[.$B$60]*[.C734]*[.C734]*[.C734])-273.5" office:value-type="float" office:value="42.0648066650596" calcext:value-type="float">
            <text:p>42.0648066651</text:p>
          </table:table-cell>
          <table:table-cell table:formula="of:=MATCH([.A734];[.$F$2:.$F$52];-1)" office:value-type="float" office:value="41" calcext:value-type="float">
            <text:p>41</text:p>
          </table:table-cell>
          <table:table-cell table:formula="of:=1.8*[.D734]+32" office:value-type="float" office:value="107.716651997107" calcext:value-type="float">
            <text:p>107.7166519971</text:p>
          </table:table-cell>
          <table:table-cell table:formula="of:=32+MATCH(9*[.A734];[.$Q$2:.$Q$91];-1)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table:formula="of:=[.A734]-1" office:value-type="float" office:value="353" calcext:value-type="float">
            <text:p>353</text:p>
          </table:table-cell>
          <table:table-cell table:formula="of:=(10000*[.A735])/(1023-[.A735])" office:value-type="float" office:value="5268.65671641791" calcext:value-type="float">
            <text:p>5268.6567164179</text:p>
          </table:table-cell>
          <table:table-cell table:formula="of:=LN([.B735])" office:value-type="float" office:value="8.56953071652447" calcext:value-type="float">
            <text:p>8.5695307165</text:p>
          </table:table-cell>
          <table:table-cell table:formula="of:=1/([.$B$57]+[.$B$58]*[.C735]+[.$B$59]*[.C735]*[.C735]+[.$B$60]*[.C735]*[.C735]*[.C735])-273.5" office:value-type="float" office:value="42.1891494340806" calcext:value-type="float">
            <text:p>42.1891494341</text:p>
          </table:table-cell>
          <table:table-cell table:formula="of:=MATCH([.A735];[.$F$2:.$F$52];-1)" office:value-type="float" office:value="41" calcext:value-type="float">
            <text:p>41</text:p>
          </table:table-cell>
          <table:table-cell table:formula="of:=1.8*[.D735]+32" office:value-type="float" office:value="107.940468981345" calcext:value-type="float">
            <text:p>107.9404689813</text:p>
          </table:table-cell>
          <table:table-cell table:formula="of:=32+MATCH(9*[.A735];[.$Q$2:.$Q$91];-1)"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table:formula="of:=[.A735]-1" office:value-type="float" office:value="352" calcext:value-type="float">
            <text:p>352</text:p>
          </table:table-cell>
          <table:table-cell table:formula="of:=(10000*[.A736])/(1023-[.A736])" office:value-type="float" office:value="5245.90163934426" calcext:value-type="float">
            <text:p>5245.9016393443</text:p>
          </table:table-cell>
          <table:table-cell table:formula="of:=LN([.B736])" office:value-type="float" office:value="8.5652024106026" calcext:value-type="float">
            <text:p>8.5652024106</text:p>
          </table:table-cell>
          <table:table-cell table:formula="of:=1/([.$B$57]+[.$B$58]*[.C736]+[.$B$59]*[.C736]*[.C736]+[.$B$60]*[.C736]*[.C736]*[.C736])-273.5" office:value-type="float" office:value="42.3137456691695" calcext:value-type="float">
            <text:p>42.3137456692</text:p>
          </table:table-cell>
          <table:table-cell table:formula="of:=MATCH([.A736];[.$F$2:.$F$52];-1)" office:value-type="float" office:value="41" calcext:value-type="float">
            <text:p>41</text:p>
          </table:table-cell>
          <table:table-cell table:formula="of:=1.8*[.D736]+32" office:value-type="float" office:value="108.164742204505" calcext:value-type="float">
            <text:p>108.1647422045</text:p>
          </table:table-cell>
          <table:table-cell table:formula="of:=32+MATCH(9*[.A736];[.$Q$2:.$Q$91];-1)"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table:formula="of:=[.A736]-1" office:value-type="float" office:value="351" calcext:value-type="float">
            <text:p>351</text:p>
          </table:table-cell>
          <table:table-cell table:formula="of:=(10000*[.A737])/(1023-[.A737])" office:value-type="float" office:value="5223.21428571429" calcext:value-type="float">
            <text:p>5223.2142857143</text:p>
          </table:table-cell>
          <table:table-cell table:formula="of:=LN([.B737])" office:value-type="float" office:value="8.5608682549189" calcext:value-type="float">
            <text:p>8.5608682549</text:p>
          </table:table-cell>
          <table:table-cell table:formula="of:=1/([.$B$57]+[.$B$58]*[.C737]+[.$B$59]*[.C737]*[.C737]+[.$B$60]*[.C737]*[.C737]*[.C737])-273.5" office:value-type="float" office:value="42.438597323232" calcext:value-type="float">
            <text:p>42.4385973232</text:p>
          </table:table-cell>
          <table:table-cell table:formula="of:=MATCH([.A737];[.$F$2:.$F$52];-1)" office:value-type="float" office:value="41" calcext:value-type="float">
            <text:p>41</text:p>
          </table:table-cell>
          <table:table-cell table:formula="of:=1.8*[.D737]+32" office:value-type="float" office:value="108.389475181818" calcext:value-type="float">
            <text:p>108.3894751818</text:p>
          </table:table-cell>
          <table:table-cell table:formula="of:=32+MATCH(9*[.A737];[.$Q$2:.$Q$91];-1)"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table:formula="of:=[.A737]-1" office:value-type="float" office:value="350" calcext:value-type="float">
            <text:p>350</text:p>
          </table:table-cell>
          <table:table-cell table:formula="of:=(10000*[.A738])/(1023-[.A738])" office:value-type="float" office:value="5200.59435364042" calcext:value-type="float">
            <text:p>5200.5943536404</text:p>
          </table:table-cell>
          <table:table-cell table:formula="of:=LN([.B738])" office:value-type="float" office:value="8.55652819681492" calcext:value-type="float">
            <text:p>8.5565281968</text:p>
          </table:table-cell>
          <table:table-cell table:formula="of:=1/([.$B$57]+[.$B$58]*[.C738]+[.$B$59]*[.C738]*[.C738]+[.$B$60]*[.C738]*[.C738]*[.C738])-273.5" office:value-type="float" office:value="42.5637063652033" calcext:value-type="float">
            <text:p>42.5637063652</text:p>
          </table:table-cell>
          <table:table-cell table:formula="of:=MATCH([.A738];[.$F$2:.$F$52];-1)" office:value-type="float" office:value="41" calcext:value-type="float">
            <text:p>41</text:p>
          </table:table-cell>
          <table:table-cell table:formula="of:=1.8*[.D738]+32" office:value-type="float" office:value="108.614671457366" calcext:value-type="float">
            <text:p>108.6146714574</text:p>
          </table:table-cell>
          <table:table-cell table:formula="of:=32+MATCH(9*[.A738];[.$Q$2:.$Q$91];-1)"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table:formula="of:=[.A738]-1" office:value-type="float" office:value="349" calcext:value-type="float">
            <text:p>349</text:p>
          </table:table-cell>
          <table:table-cell table:formula="of:=(10000*[.A739])/(1023-[.A739])" office:value-type="float" office:value="5178.04154302671" calcext:value-type="float">
            <text:p>5178.0415430267</text:p>
          </table:table-cell>
          <table:table-cell table:formula="of:=LN([.B739])" office:value-type="float" office:value="8.5521821832663" calcext:value-type="float">
            <text:p>8.5521821833</text:p>
          </table:table-cell>
          <table:table-cell table:formula="of:=1/([.$B$57]+[.$B$58]*[.C739]+[.$B$59]*[.C739]*[.C739]+[.$B$60]*[.C739]*[.C739]*[.C739])-273.5" office:value-type="float" office:value="42.689074780249" calcext:value-type="float">
            <text:p>42.6890747802</text:p>
          </table:table-cell>
          <table:table-cell table:formula="of:=MATCH([.A739];[.$F$2:.$F$52];-1)" office:value-type="float" office:value="41" calcext:value-type="float">
            <text:p>41</text:p>
          </table:table-cell>
          <table:table-cell table:formula="of:=1.8*[.D739]+32" office:value-type="float" office:value="108.840334604448" calcext:value-type="float">
            <text:p>108.8403346044</text:p>
          </table:table-cell>
          <table:table-cell table:formula="of:=32+MATCH(9*[.A739];[.$Q$2:.$Q$91];-1)"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table:formula="of:=[.A739]-1" office:value-type="float" office:value="348" calcext:value-type="float">
            <text:p>348</text:p>
          </table:table-cell>
          <table:table-cell table:formula="of:=(10000*[.A740])/(1023-[.A740])" office:value-type="float" office:value="5155.55555555556" calcext:value-type="float">
            <text:p>5155.5555555556</text:p>
          </table:table-cell>
          <table:table-cell table:formula="of:=LN([.B740])" office:value-type="float" office:value="8.54783016087813" calcext:value-type="float">
            <text:p>8.5478301609</text:p>
          </table:table-cell>
          <table:table-cell table:formula="of:=1/([.$B$57]+[.$B$58]*[.C740]+[.$B$59]*[.C740]*[.C740]+[.$B$60]*[.C740]*[.C740]*[.C740])-273.5" office:value-type="float" office:value="42.8147045699711" calcext:value-type="float">
            <text:p>42.81470457</text:p>
          </table:table-cell>
          <table:table-cell table:formula="of:=MATCH([.A740];[.$F$2:.$F$52];-1)" office:value-type="float" office:value="41" calcext:value-type="float">
            <text:p>41</text:p>
          </table:table-cell>
          <table:table-cell table:formula="of:=1.8*[.D740]+32" office:value-type="float" office:value="109.066468225948" calcext:value-type="float">
            <text:p>109.0664682259</text:p>
          </table:table-cell>
          <table:table-cell table:formula="of:=32+MATCH(9*[.A740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0]-1" office:value-type="float" office:value="347" calcext:value-type="float">
            <text:p>347</text:p>
          </table:table-cell>
          <table:table-cell table:formula="of:=(10000*[.A741])/(1023-[.A741])" office:value-type="float" office:value="5133.13609467456" calcext:value-type="float">
            <text:p>5133.1360946746</text:p>
          </table:table-cell>
          <table:table-cell table:formula="of:=LN([.B741])" office:value-type="float" office:value="8.54347207588008" calcext:value-type="float">
            <text:p>8.5434720759</text:p>
          </table:table-cell>
          <table:table-cell table:formula="of:=1/([.$B$57]+[.$B$58]*[.C741]+[.$B$59]*[.C741]*[.C741]+[.$B$60]*[.C741]*[.C741]*[.C741])-273.5" office:value-type="float" office:value="42.9405977526147" calcext:value-type="float">
            <text:p>42.9405977526</text:p>
          </table:table-cell>
          <table:table-cell table:formula="of:=MATCH([.A741];[.$F$2:.$F$52];-1)" office:value-type="float" office:value="42" calcext:value-type="float">
            <text:p>42</text:p>
          </table:table-cell>
          <table:table-cell table:formula="of:=1.8*[.D741]+32" office:value-type="float" office:value="109.293075954706" calcext:value-type="float">
            <text:p>109.2930759547</text:p>
          </table:table-cell>
          <table:table-cell table:formula="of:=32+MATCH(9*[.A741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1]-1" office:value-type="float" office:value="346" calcext:value-type="float">
            <text:p>346</text:p>
          </table:table-cell>
          <table:table-cell table:formula="of:=(10000*[.A742])/(1023-[.A742])" office:value-type="float" office:value="5110.78286558346" calcext:value-type="float">
            <text:p>5110.7828655835</text:p>
          </table:table-cell>
          <table:table-cell table:formula="of:=LN([.B742])" office:value-type="float" office:value="8.53910787412163" calcext:value-type="float">
            <text:p>8.5391078741</text:p>
          </table:table-cell>
          <table:table-cell table:formula="of:=1/([.$B$57]+[.$B$58]*[.C742]+[.$B$59]*[.C742]*[.C742]+[.$B$60]*[.C742]*[.C742]*[.C742])-273.5" office:value-type="float" office:value="43.0667563632787" calcext:value-type="float">
            <text:p>43.0667563633</text:p>
          </table:table-cell>
          <table:table-cell table:formula="of:=MATCH([.A742];[.$F$2:.$F$52];-1)" office:value-type="float" office:value="42" calcext:value-type="float">
            <text:p>42</text:p>
          </table:table-cell>
          <table:table-cell table:formula="of:=1.8*[.D742]+32" office:value-type="float" office:value="109.520161453902" calcext:value-type="float">
            <text:p>109.5201614539</text:p>
          </table:table-cell>
          <table:table-cell table:formula="of:=32+MATCH(9*[.A742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2]-1" office:value-type="float" office:value="345" calcext:value-type="float">
            <text:p>345</text:p>
          </table:table-cell>
          <table:table-cell table:formula="of:=(10000*[.A743])/(1023-[.A743])" office:value-type="float" office:value="5088.49557522124" calcext:value-type="float">
            <text:p>5088.4955752212</text:p>
          </table:table-cell>
          <table:table-cell table:formula="of:=LN([.B743])" office:value-type="float" office:value="8.53473750106715" calcext:value-type="float">
            <text:p>8.5347375011</text:p>
          </table:table-cell>
          <table:table-cell table:formula="of:=1/([.$B$57]+[.$B$58]*[.C743]+[.$B$59]*[.C743]*[.C743]+[.$B$60]*[.C743]*[.C743]*[.C743])-273.5" office:value-type="float" office:value="43.1931824541295" calcext:value-type="float">
            <text:p>43.1931824541</text:p>
          </table:table-cell>
          <table:table-cell table:formula="of:=MATCH([.A743];[.$F$2:.$F$52];-1)" office:value-type="float" office:value="42" calcext:value-type="float">
            <text:p>42</text:p>
          </table:table-cell>
          <table:table-cell table:formula="of:=1.8*[.D743]+32" office:value-type="float" office:value="109.747728417433" calcext:value-type="float">
            <text:p>109.7477284174</text:p>
          </table:table-cell>
          <table:table-cell table:formula="of:=32+MATCH(9*[.A743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3]-1" office:value-type="float" office:value="344" calcext:value-type="float">
            <text:p>344</text:p>
          </table:table-cell>
          <table:table-cell table:formula="of:=(10000*[.A744])/(1023-[.A744])" office:value-type="float" office:value="5066.27393225331" calcext:value-type="float">
            <text:p>5066.2739322533</text:p>
          </table:table-cell>
          <table:table-cell table:formula="of:=LN([.B744])" office:value-type="float" office:value="8.53036090179089" calcext:value-type="float">
            <text:p>8.5303609018</text:p>
          </table:table-cell>
          <table:table-cell table:formula="of:=1/([.$B$57]+[.$B$58]*[.C744]+[.$B$59]*[.C744]*[.C744]+[.$B$60]*[.C744]*[.C744]*[.C744])-273.5" office:value-type="float" office:value="43.3198780946182" calcext:value-type="float">
            <text:p>43.3198780946</text:p>
          </table:table-cell>
          <table:table-cell table:formula="of:=MATCH([.A744];[.$F$2:.$F$52];-1)" office:value-type="float" office:value="42" calcext:value-type="float">
            <text:p>42</text:p>
          </table:table-cell>
          <table:table-cell table:formula="of:=1.8*[.D744]+32" office:value-type="float" office:value="109.975780570313" calcext:value-type="float">
            <text:p>109.9757805703</text:p>
          </table:table-cell>
          <table:table-cell table:formula="of:=32+MATCH(9*[.A744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4]-1" office:value-type="float" office:value="343" calcext:value-type="float">
            <text:p>343</text:p>
          </table:table-cell>
          <table:table-cell table:formula="of:=(10000*[.A745])/(1023-[.A745])" office:value-type="float" office:value="5044.11764705882" calcext:value-type="float">
            <text:p>5044.1176470588</text:p>
          </table:table-cell>
          <table:table-cell table:formula="of:=LN([.B745])" office:value-type="float" office:value="8.52597802097197" calcext:value-type="float">
            <text:p>8.525978021</text:p>
          </table:table-cell>
          <table:table-cell table:formula="of:=1/([.$B$57]+[.$B$58]*[.C745]+[.$B$59]*[.C745]*[.C745]+[.$B$60]*[.C745]*[.C745]*[.C745])-273.5" office:value-type="float" office:value="43.4468453717004" calcext:value-type="float">
            <text:p>43.4468453717</text:p>
          </table:table-cell>
          <table:table-cell table:formula="of:=MATCH([.A745];[.$F$2:.$F$52];-1)" office:value-type="float" office:value="42" calcext:value-type="float">
            <text:p>42</text:p>
          </table:table-cell>
          <table:table-cell table:formula="of:=1.8*[.D745]+32" office:value-type="float" office:value="110.204321669061" calcext:value-type="float">
            <text:p>110.2043216691</text:p>
          </table:table-cell>
          <table:table-cell table:formula="of:=32+MATCH(9*[.A745];[.$Q$2:.$Q$91];-1)"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formula="of:=[.A745]-1" office:value-type="float" office:value="342" calcext:value-type="float">
            <text:p>342</text:p>
          </table:table-cell>
          <table:table-cell table:formula="of:=(10000*[.A746])/(1023-[.A746])" office:value-type="float" office:value="5022.02643171806" calcext:value-type="float">
            <text:p>5022.0264317181</text:p>
          </table:table-cell>
          <table:table-cell table:formula="of:=LN([.B746])" office:value-type="float" office:value="8.52158880288928" calcext:value-type="float">
            <text:p>8.5215888029</text:p>
          </table:table-cell>
          <table:table-cell table:formula="of:=1/([.$B$57]+[.$B$58]*[.C746]+[.$B$59]*[.C746]*[.C746]+[.$B$60]*[.C746]*[.C746]*[.C746])-273.5" office:value-type="float" office:value="43.5740863900596" calcext:value-type="float">
            <text:p>43.5740863901</text:p>
          </table:table-cell>
          <table:table-cell table:formula="of:=MATCH([.A746];[.$F$2:.$F$52];-1)" office:value-type="float" office:value="42" calcext:value-type="float">
            <text:p>42</text:p>
          </table:table-cell>
          <table:table-cell table:formula="of:=1.8*[.D746]+32" office:value-type="float" office:value="110.433355502107" calcext:value-type="float">
            <text:p>110.4333555021</text:p>
          </table:table-cell>
          <table:table-cell table:formula="of:=32+MATCH(9*[.A746];[.$Q$2:.$Q$91];-1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table:formula="of:=[.A746]-1" office:value-type="float" office:value="341" calcext:value-type="float">
            <text:p>341</text:p>
          </table:table-cell>
          <table:table-cell table:formula="of:=(10000*[.A747])/(1023-[.A747])" office:value-type="float" office:value="5000" calcext:value-type="float">
            <text:p>5000</text:p>
          </table:table-cell>
          <table:table-cell table:formula="of:=LN([.B747])" office:value-type="float" office:value="8.51719319141624" calcext:value-type="float">
            <text:p>8.5171931914</text:p>
          </table:table-cell>
          <table:table-cell table:formula="of:=1/([.$B$57]+[.$B$58]*[.C747]+[.$B$59]*[.C747]*[.C747]+[.$B$60]*[.C747]*[.C747]*[.C747])-273.5" office:value-type="float" office:value="43.7016032723341" calcext:value-type="float">
            <text:p>43.7016032723</text:p>
          </table:table-cell>
          <table:table-cell table:formula="of:=MATCH([.A747];[.$F$2:.$F$52];-1)" office:value-type="float" office:value="42" calcext:value-type="float">
            <text:p>42</text:p>
          </table:table-cell>
          <table:table-cell table:formula="of:=1.8*[.D747]+32" office:value-type="float" office:value="110.662885890201" calcext:value-type="float">
            <text:p>110.6628858902</text:p>
          </table:table-cell>
          <table:table-cell table:formula="of:=32+MATCH(9*[.A747];[.$Q$2:.$Q$91];-1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table:formula="of:=[.A747]-1" office:value-type="float" office:value="340" calcext:value-type="float">
            <text:p>340</text:p>
          </table:table-cell>
          <table:table-cell table:formula="of:=(10000*[.A748])/(1023-[.A748])" office:value-type="float" office:value="4978.03806734993" calcext:value-type="float">
            <text:p>4978.0380673499</text:p>
          </table:table-cell>
          <table:table-cell table:formula="of:=LN([.B748])" office:value-type="float" office:value="8.5127911300156" calcext:value-type="float">
            <text:p>8.51279113</text:p>
          </table:table-cell>
          <table:table-cell table:formula="of:=1/([.$B$57]+[.$B$58]*[.C748]+[.$B$59]*[.C748]*[.C748]+[.$B$60]*[.C748]*[.C748]*[.C748])-273.5" office:value-type="float" office:value="43.8293981593468" calcext:value-type="float">
            <text:p>43.8293981593</text:p>
          </table:table-cell>
          <table:table-cell table:formula="of:=MATCH([.A748];[.$F$2:.$F$52];-1)" office:value-type="float" office:value="42" calcext:value-type="float">
            <text:p>42</text:p>
          </table:table-cell>
          <table:table-cell table:formula="of:=1.8*[.D748]+32" office:value-type="float" office:value="110.892916686824" calcext:value-type="float">
            <text:p>110.8929166868</text:p>
          </table:table-cell>
          <table:table-cell table:formula="of:=32+MATCH(9*[.A748];[.$Q$2:.$Q$91];-1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table:formula="of:=[.A748]-1" office:value-type="float" office:value="339" calcext:value-type="float">
            <text:p>339</text:p>
          </table:table-cell>
          <table:table-cell table:formula="of:=(10000*[.A749])/(1023-[.A749])" office:value-type="float" office:value="4956.14035087719" calcext:value-type="float">
            <text:p>4956.1403508772</text:p>
          </table:table-cell>
          <table:table-cell table:formula="of:=LN([.B749])" office:value-type="float" office:value="8.50838256173408" calcext:value-type="float">
            <text:p>8.5083825617</text:p>
          </table:table-cell>
          <table:table-cell table:formula="of:=1/([.$B$57]+[.$B$58]*[.C749]+[.$B$59]*[.C749]*[.C749]+[.$B$60]*[.C749]*[.C749]*[.C749])-273.5" office:value-type="float" office:value="43.9574732103389" calcext:value-type="float">
            <text:p>43.9574732103</text:p>
          </table:table-cell>
          <table:table-cell table:formula="of:=MATCH([.A749];[.$F$2:.$F$52];-1)" office:value-type="float" office:value="42" calcext:value-type="float">
            <text:p>42</text:p>
          </table:table-cell>
          <table:table-cell table:formula="of:=1.8*[.D749]+32" office:value-type="float" office:value="111.12345177861" calcext:value-type="float">
            <text:p>111.1234517786</text:p>
          </table:table-cell>
          <table:table-cell table:formula="of:=32+MATCH(9*[.A749];[.$Q$2:.$Q$91];-1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table:formula="of:=[.A749]-1" office:value-type="float" office:value="338" calcext:value-type="float">
            <text:p>338</text:p>
          </table:table-cell>
          <table:table-cell table:formula="of:=(10000*[.A750])/(1023-[.A750])" office:value-type="float" office:value="4934.30656934307" calcext:value-type="float">
            <text:p>4934.3065693431</text:p>
          </table:table-cell>
          <table:table-cell table:formula="of:=LN([.B750])" office:value-type="float" office:value="8.50396742919698" calcext:value-type="float">
            <text:p>8.5039674292</text:p>
          </table:table-cell>
          <table:table-cell table:formula="of:=1/([.$B$57]+[.$B$58]*[.C750]+[.$B$59]*[.C750]*[.C750]+[.$B$60]*[.C750]*[.C750]*[.C750])-273.5" office:value-type="float" office:value="44.0858306032071" calcext:value-type="float">
            <text:p>44.0858306032</text:p>
          </table:table-cell>
          <table:table-cell table:formula="of:=MATCH([.A750];[.$F$2:.$F$52];-1)" office:value-type="float" office:value="42" calcext:value-type="float">
            <text:p>42</text:p>
          </table:table-cell>
          <table:table-cell table:formula="of:=1.8*[.D750]+32" office:value-type="float" office:value="111.354495085773" calcext:value-type="float">
            <text:p>111.3544950858</text:p>
          </table:table-cell>
          <table:table-cell table:formula="of:=32+MATCH(9*[.A750];[.$Q$2:.$Q$91];-1)"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table:formula="of:=[.A750]-1" office:value-type="float" office:value="337" calcext:value-type="float">
            <text:p>337</text:p>
          </table:table-cell>
          <table:table-cell table:formula="of:=(10000*[.A751])/(1023-[.A751])" office:value-type="float" office:value="4912.53644314869" calcext:value-type="float">
            <text:p>4912.5364431487</text:p>
          </table:table-cell>
          <table:table-cell table:formula="of:=LN([.B751])" office:value-type="float" office:value="8.49954567460266" calcext:value-type="float">
            <text:p>8.4995456746</text:p>
          </table:table-cell>
          <table:table-cell table:formula="of:=1/([.$B$57]+[.$B$58]*[.C751]+[.$B$59]*[.C751]*[.C751]+[.$B$60]*[.C751]*[.C751]*[.C751])-273.5" office:value-type="float" office:value="44.2144725347437" calcext:value-type="float">
            <text:p>44.2144725347</text:p>
          </table:table-cell>
          <table:table-cell table:formula="of:=MATCH([.A751];[.$F$2:.$F$52];-1)" office:value-type="float" office:value="43" calcext:value-type="float">
            <text:p>43</text:p>
          </table:table-cell>
          <table:table-cell table:formula="of:=1.8*[.D751]+32" office:value-type="float" office:value="111.586050562539" calcext:value-type="float">
            <text:p>111.5860505625</text:p>
          </table:table-cell>
          <table:table-cell table:formula="of:=32+MATCH(9*[.A751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1]-1" office:value-type="float" office:value="336" calcext:value-type="float">
            <text:p>336</text:p>
          </table:table-cell>
          <table:table-cell table:formula="of:=(10000*[.A752])/(1023-[.A752])" office:value-type="float" office:value="4890.82969432314" calcext:value-type="float">
            <text:p>4890.8296943232</text:p>
          </table:table-cell>
          <table:table-cell table:formula="of:=LN([.B752])" office:value-type="float" office:value="8.49511723971704" calcext:value-type="float">
            <text:p>8.4951172397</text:p>
          </table:table-cell>
          <table:table-cell table:formula="of:=1/([.$B$57]+[.$B$58]*[.C752]+[.$B$59]*[.C752]*[.C752]+[.$B$60]*[.C752]*[.C752]*[.C752])-273.5" office:value-type="float" office:value="44.343401220882" calcext:value-type="float">
            <text:p>44.3434012209</text:p>
          </table:table-cell>
          <table:table-cell table:formula="of:=MATCH([.A752];[.$F$2:.$F$52];-1)" office:value-type="float" office:value="43" calcext:value-type="float">
            <text:p>43</text:p>
          </table:table-cell>
          <table:table-cell table:formula="of:=1.8*[.D752]+32" office:value-type="float" office:value="111.818122197588" calcext:value-type="float">
            <text:p>111.8181221976</text:p>
          </table:table-cell>
          <table:table-cell table:formula="of:=32+MATCH(9*[.A752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2]-1" office:value-type="float" office:value="335" calcext:value-type="float">
            <text:p>335</text:p>
          </table:table-cell>
          <table:table-cell table:formula="of:=(10000*[.A753])/(1023-[.A753])" office:value-type="float" office:value="4869.18604651163" calcext:value-type="float">
            <text:p>4869.1860465116</text:p>
          </table:table-cell>
          <table:table-cell table:formula="of:=LN([.B753])" office:value-type="float" office:value="8.49068206586791" calcext:value-type="float">
            <text:p>8.4906820659</text:p>
          </table:table-cell>
          <table:table-cell table:formula="of:=1/([.$B$57]+[.$B$58]*[.C753]+[.$B$59]*[.C753]*[.C753]+[.$B$60]*[.C753]*[.C753]*[.C753])-273.5" office:value-type="float" office:value="44.4726188969427" calcext:value-type="float">
            <text:p>44.4726188969</text:p>
          </table:table-cell>
          <table:table-cell table:formula="of:=MATCH([.A753];[.$F$2:.$F$52];-1)" office:value-type="float" office:value="43" calcext:value-type="float">
            <text:p>43</text:p>
          </table:table-cell>
          <table:table-cell table:formula="of:=1.8*[.D753]+32" office:value-type="float" office:value="112.050714014497" calcext:value-type="float">
            <text:p>112.0507140145</text:p>
          </table:table-cell>
          <table:table-cell table:formula="of:=32+MATCH(9*[.A753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3]-1" office:value-type="float" office:value="334" calcext:value-type="float">
            <text:p>334</text:p>
          </table:table-cell>
          <table:table-cell table:formula="of:=(10000*[.A754])/(1023-[.A754])" office:value-type="float" office:value="4847.60522496372" calcext:value-type="float">
            <text:p>4847.6052249637</text:p>
          </table:table-cell>
          <table:table-cell table:formula="of:=LN([.B754])" office:value-type="float" office:value="8.48624009393923" calcext:value-type="float">
            <text:p>8.4862400939</text:p>
          </table:table-cell>
          <table:table-cell table:formula="of:=1/([.$B$57]+[.$B$58]*[.C754]+[.$B$59]*[.C754]*[.C754]+[.$B$60]*[.C754]*[.C754]*[.C754])-273.5" office:value-type="float" office:value="44.6021278178876" calcext:value-type="float">
            <text:p>44.6021278179</text:p>
          </table:table-cell>
          <table:table-cell table:formula="of:=MATCH([.A754];[.$F$2:.$F$52];-1)" office:value-type="float" office:value="43" calcext:value-type="float">
            <text:p>43</text:p>
          </table:table-cell>
          <table:table-cell table:formula="of:=1.8*[.D754]+32" office:value-type="float" office:value="112.283830072198" calcext:value-type="float">
            <text:p>112.2838300722</text:p>
          </table:table-cell>
          <table:table-cell table:formula="of:=32+MATCH(9*[.A754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4]-1" office:value-type="float" office:value="333" calcext:value-type="float">
            <text:p>333</text:p>
          </table:table-cell>
          <table:table-cell table:formula="of:=(10000*[.A755])/(1023-[.A755])" office:value-type="float" office:value="4826.08695652174" calcext:value-type="float">
            <text:p>4826.0869565217</text:p>
          </table:table-cell>
          <table:table-cell table:formula="of:=LN([.B755])" office:value-type="float" office:value="8.48179126436532" calcext:value-type="float">
            <text:p>8.4817912644</text:p>
          </table:table-cell>
          <table:table-cell table:formula="of:=1/([.$B$57]+[.$B$58]*[.C755]+[.$B$59]*[.C755]*[.C755]+[.$B$60]*[.C755]*[.C755]*[.C755])-273.5" office:value-type="float" office:value="44.7319302585738" calcext:value-type="float">
            <text:p>44.7319302586</text:p>
          </table:table-cell>
          <table:table-cell table:formula="of:=MATCH([.A755];[.$F$2:.$F$52];-1)" office:value-type="float" office:value="43" calcext:value-type="float">
            <text:p>43</text:p>
          </table:table-cell>
          <table:table-cell table:formula="of:=1.8*[.D755]+32" office:value-type="float" office:value="112.517474465433" calcext:value-type="float">
            <text:p>112.5174744654</text:p>
          </table:table-cell>
          <table:table-cell table:formula="of:=32+MATCH(9*[.A755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5]-1" office:value-type="float" office:value="332" calcext:value-type="float">
            <text:p>332</text:p>
          </table:table-cell>
          <table:table-cell table:formula="of:=(10000*[.A756])/(1023-[.A756])" office:value-type="float" office:value="4804.63096960926" calcext:value-type="float">
            <text:p>4804.6309696093</text:p>
          </table:table-cell>
          <table:table-cell table:formula="of:=LN([.B756])" office:value-type="float" office:value="8.477335517125" calcext:value-type="float">
            <text:p>8.4773355171</text:p>
          </table:table-cell>
          <table:table-cell table:formula="of:=1/([.$B$57]+[.$B$58]*[.C756]+[.$B$59]*[.C756]*[.C756]+[.$B$60]*[.C756]*[.C756]*[.C756])-273.5" office:value-type="float" office:value="44.8620285140137" calcext:value-type="float">
            <text:p>44.862028514</text:p>
          </table:table-cell>
          <table:table-cell table:formula="of:=MATCH([.A756];[.$F$2:.$F$52];-1)" office:value-type="float" office:value="43" calcext:value-type="float">
            <text:p>43</text:p>
          </table:table-cell>
          <table:table-cell table:formula="of:=1.8*[.D756]+32" office:value-type="float" office:value="112.751651325225" calcext:value-type="float">
            <text:p>112.7516513252</text:p>
          </table:table-cell>
          <table:table-cell table:formula="of:=32+MATCH(9*[.A756];[.$Q$2:.$Q$91];-1)"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table:formula="of:=[.A756]-1" office:value-type="float" office:value="331" calcext:value-type="float">
            <text:p>331</text:p>
          </table:table-cell>
          <table:table-cell table:formula="of:=(10000*[.A757])/(1023-[.A757])" office:value-type="float" office:value="4783.23699421965" calcext:value-type="float">
            <text:p>4783.2369942197</text:p>
          </table:table-cell>
          <table:table-cell table:formula="of:=LN([.B757])" office:value-type="float" office:value="8.47287279173558" calcext:value-type="float">
            <text:p>8.4728727917</text:p>
          </table:table-cell>
          <table:table-cell table:formula="of:=1/([.$B$57]+[.$B$58]*[.C757]+[.$B$59]*[.C757]*[.C757]+[.$B$60]*[.C757]*[.C757]*[.C757])-273.5" office:value-type="float" office:value="44.9924248996391" calcext:value-type="float">
            <text:p>44.9924248996</text:p>
          </table:table-cell>
          <table:table-cell table:formula="of:=MATCH([.A757];[.$F$2:.$F$52];-1)" office:value-type="float" office:value="43" calcext:value-type="float">
            <text:p>43</text:p>
          </table:table-cell>
          <table:table-cell table:formula="of:=1.8*[.D757]+32" office:value-type="float" office:value="112.98636481935" calcext:value-type="float">
            <text:p>112.9863648194</text:p>
          </table:table-cell>
          <table:table-cell table:formula="of:=32+MATCH(9*[.A757];[.$Q$2:.$Q$91];-1)"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table:formula="of:=[.A757]-1" office:value-type="float" office:value="330" calcext:value-type="float">
            <text:p>330</text:p>
          </table:table-cell>
          <table:table-cell table:formula="of:=(10000*[.A758])/(1023-[.A758])" office:value-type="float" office:value="4761.90476190476" calcext:value-type="float">
            <text:p>4761.9047619048</text:p>
          </table:table-cell>
          <table:table-cell table:formula="of:=LN([.B758])" office:value-type="float" office:value="8.46840302724681" calcext:value-type="float">
            <text:p>8.4684030272</text:p>
          </table:table-cell>
          <table:table-cell table:formula="of:=1/([.$B$57]+[.$B$58]*[.C758]+[.$B$59]*[.C758]*[.C758]+[.$B$60]*[.C758]*[.C758]*[.C758])-273.5" office:value-type="float" office:value="45.1231217515681" calcext:value-type="float">
            <text:p>45.1231217516</text:p>
          </table:table-cell>
          <table:table-cell table:formula="of:=MATCH([.A758];[.$F$2:.$F$52];-1)" office:value-type="float" office:value="43" calcext:value-type="float">
            <text:p>43</text:p>
          </table:table-cell>
          <table:table-cell table:formula="of:=1.8*[.D758]+32" office:value-type="float" office:value="113.221619152823" calcext:value-type="float">
            <text:p>113.2216191528</text:p>
          </table:table-cell>
          <table:table-cell table:formula="of:=32+MATCH(9*[.A758];[.$Q$2:.$Q$91];-1)"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table:formula="of:=[.A758]-1" office:value-type="float" office:value="329" calcext:value-type="float">
            <text:p>329</text:p>
          </table:table-cell>
          <table:table-cell table:formula="of:=(10000*[.A759])/(1023-[.A759])" office:value-type="float" office:value="4740.63400576369" calcext:value-type="float">
            <text:p>4740.6340057637</text:p>
          </table:table-cell>
          <table:table-cell table:formula="of:=LN([.B759])" office:value-type="float" office:value="8.46392616223475" calcext:value-type="float">
            <text:p>8.4639261622</text:p>
          </table:table-cell>
          <table:table-cell table:formula="of:=1/([.$B$57]+[.$B$58]*[.C759]+[.$B$59]*[.C759]*[.C759]+[.$B$60]*[.C759]*[.C759]*[.C759])-273.5" office:value-type="float" office:value="45.2541214268779" calcext:value-type="float">
            <text:p>45.2541214269</text:p>
          </table:table-cell>
          <table:table-cell table:formula="of:=MATCH([.A759];[.$F$2:.$F$52];-1)" office:value-type="float" office:value="43" calcext:value-type="float">
            <text:p>43</text:p>
          </table:table-cell>
          <table:table-cell table:formula="of:=1.8*[.D759]+32" office:value-type="float" office:value="113.45741856838" calcext:value-type="float">
            <text:p>113.4574185684</text:p>
          </table:table-cell>
          <table:table-cell table:formula="of:=32+MATCH(9*[.A759];[.$Q$2:.$Q$91];-1)"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table:formula="of:=[.A759]-1" office:value-type="float" office:value="328" calcext:value-type="float">
            <text:p>328</text:p>
          </table:table-cell>
          <table:table-cell table:formula="of:=(10000*[.A760])/(1023-[.A760])" office:value-type="float" office:value="4719.42446043165" calcext:value-type="float">
            <text:p>4719.4244604317</text:p>
          </table:table-cell>
          <table:table-cell table:formula="of:=LN([.B760])" office:value-type="float" office:value="8.45944213479553" calcext:value-type="float">
            <text:p>8.4594421348</text:p>
          </table:table-cell>
          <table:table-cell table:formula="of:=1/([.$B$57]+[.$B$58]*[.C760]+[.$B$59]*[.C760]*[.C760]+[.$B$60]*[.C760]*[.C760]*[.C760])-273.5" office:value-type="float" office:value="45.3854263038799" calcext:value-type="float">
            <text:p>45.3854263039</text:p>
          </table:table-cell>
          <table:table-cell table:formula="of:=MATCH([.A760];[.$F$2:.$F$52];-1)" office:value-type="float" office:value="43" calcext:value-type="float">
            <text:p>43</text:p>
          </table:table-cell>
          <table:table-cell table:formula="of:=1.8*[.D760]+32" office:value-type="float" office:value="113.693767346984" calcext:value-type="float">
            <text:p>113.693767347</text:p>
          </table:table-cell>
          <table:table-cell table:formula="of:=32+MATCH(9*[.A760];[.$Q$2:.$Q$91];-1)"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table:formula="of:=[.A760]-1" office:value-type="float" office:value="327" calcext:value-type="float">
            <text:p>327</text:p>
          </table:table-cell>
          <table:table-cell table:formula="of:=(10000*[.A761])/(1023-[.A761])" office:value-type="float" office:value="4698.27586206897" calcext:value-type="float">
            <text:p>4698.275862069</text:p>
          </table:table-cell>
          <table:table-cell table:formula="of:=LN([.B761])" office:value-type="float" office:value="8.45495088253902" calcext:value-type="float">
            <text:p>8.4549508825</text:p>
          </table:table-cell>
          <table:table-cell table:formula="of:=1/([.$B$57]+[.$B$58]*[.C761]+[.$B$59]*[.C761]*[.C761]+[.$B$60]*[.C761]*[.C761]*[.C761])-273.5" office:value-type="float" office:value="45.5170387824009" calcext:value-type="float">
            <text:p>45.5170387824</text:p>
          </table:table-cell>
          <table:table-cell table:formula="of:=MATCH([.A761];[.$F$2:.$F$52];-1)" office:value-type="float" office:value="44" calcext:value-type="float">
            <text:p>44</text:p>
          </table:table-cell>
          <table:table-cell table:formula="of:=1.8*[.D761]+32" office:value-type="float" office:value="113.930669808322" calcext:value-type="float">
            <text:p>113.9306698083</text:p>
          </table:table-cell>
          <table:table-cell table:formula="of:=32+MATCH(9*[.A761];[.$Q$2:.$Q$91];-1)"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table:formula="of:=[.A761]-1" office:value-type="float" office:value="326" calcext:value-type="float">
            <text:p>326</text:p>
          </table:table-cell>
          <table:table-cell table:formula="of:=(10000*[.A762])/(1023-[.A762])" office:value-type="float" office:value="4677.18794835007" calcext:value-type="float">
            <text:p>4677.1879483501</text:p>
          </table:table-cell>
          <table:table-cell table:formula="of:=LN([.B762])" office:value-type="float" office:value="8.45045234258237" calcext:value-type="float">
            <text:p>8.4504523426</text:p>
          </table:table-cell>
          <table:table-cell table:formula="of:=1/([.$B$57]+[.$B$58]*[.C762]+[.$B$59]*[.C762]*[.C762]+[.$B$60]*[.C762]*[.C762]*[.C762])-273.5" office:value-type="float" office:value="45.6489612840673" calcext:value-type="float">
            <text:p>45.6489612841</text:p>
          </table:table-cell>
          <table:table-cell table:formula="of:=MATCH([.A762];[.$F$2:.$F$52];-1)" office:value-type="float" office:value="44" calcext:value-type="float">
            <text:p>44</text:p>
          </table:table-cell>
          <table:table-cell table:formula="of:=1.8*[.D762]+32" office:value-type="float" office:value="114.168130311321" calcext:value-type="float">
            <text:p>114.1681303113</text:p>
          </table:table-cell>
          <table:table-cell table:formula="of:=32+MATCH(9*[.A762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2]-1" office:value-type="float" office:value="325" calcext:value-type="float">
            <text:p>325</text:p>
          </table:table-cell>
          <table:table-cell table:formula="of:=(10000*[.A763])/(1023-[.A763])" office:value-type="float" office:value="4656.16045845272" calcext:value-type="float">
            <text:p>4656.1604584527</text:p>
          </table:table-cell>
          <table:table-cell table:formula="of:=LN([.B763])" office:value-type="float" office:value="8.44594645154355" calcext:value-type="float">
            <text:p>8.4459464515</text:p>
          </table:table-cell>
          <table:table-cell table:formula="of:=1/([.$B$57]+[.$B$58]*[.C763]+[.$B$59]*[.C763]*[.C763]+[.$B$60]*[.C763]*[.C763]*[.C763])-273.5" office:value-type="float" office:value="45.7811962525951" calcext:value-type="float">
            <text:p>45.7811962526</text:p>
          </table:table-cell>
          <table:table-cell table:formula="of:=MATCH([.A763];[.$F$2:.$F$52];-1)" office:value-type="float" office:value="44" calcext:value-type="float">
            <text:p>44</text:p>
          </table:table-cell>
          <table:table-cell table:formula="of:=1.8*[.D763]+32" office:value-type="float" office:value="114.406153254671" calcext:value-type="float">
            <text:p>114.4061532547</text:p>
          </table:table-cell>
          <table:table-cell table:formula="of:=32+MATCH(9*[.A763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3]-1" office:value-type="float" office:value="324" calcext:value-type="float">
            <text:p>324</text:p>
          </table:table-cell>
          <table:table-cell table:formula="of:=(10000*[.A764])/(1023-[.A764])" office:value-type="float" office:value="4635.19313304721" calcext:value-type="float">
            <text:p>4635.1931330472</text:p>
          </table:table-cell>
          <table:table-cell table:formula="of:=LN([.B764])" office:value-type="float" office:value="8.4414331455347" calcext:value-type="float">
            <text:p>8.4414331455</text:p>
          </table:table-cell>
          <table:table-cell table:formula="of:=1/([.$B$57]+[.$B$58]*[.C764]+[.$B$59]*[.C764]*[.C764]+[.$B$60]*[.C764]*[.C764]*[.C764])-273.5" office:value-type="float" office:value="45.913746154083" calcext:value-type="float">
            <text:p>45.9137461541</text:p>
          </table:table-cell>
          <table:table-cell table:formula="of:=MATCH([.A764];[.$F$2:.$F$52];-1)" office:value-type="float" office:value="44" calcext:value-type="float">
            <text:p>44</text:p>
          </table:table-cell>
          <table:table-cell table:formula="of:=1.8*[.D764]+32" office:value-type="float" office:value="114.644743077349" calcext:value-type="float">
            <text:p>114.6447430774</text:p>
          </table:table-cell>
          <table:table-cell table:formula="of:=32+MATCH(9*[.A764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4]-1" office:value-type="float" office:value="323" calcext:value-type="float">
            <text:p>323</text:p>
          </table:table-cell>
          <table:table-cell table:formula="of:=(10000*[.A765])/(1023-[.A765])" office:value-type="float" office:value="4614.28571428572" calcext:value-type="float">
            <text:p>4614.2857142857</text:p>
          </table:table-cell>
          <table:table-cell table:formula="of:=LN([.B765])" office:value-type="float" office:value="8.43691236015543" calcext:value-type="float">
            <text:p>8.4369123602</text:p>
          </table:table-cell>
          <table:table-cell table:formula="of:=1/([.$B$57]+[.$B$58]*[.C765]+[.$B$59]*[.C765]*[.C765]+[.$B$60]*[.C765]*[.C765]*[.C765])-273.5" office:value-type="float" office:value="46.0466134773115" calcext:value-type="float">
            <text:p>46.0466134773</text:p>
          </table:table-cell>
          <table:table-cell table:formula="of:=MATCH([.A765];[.$F$2:.$F$52];-1)" office:value-type="float" office:value="44" calcext:value-type="float">
            <text:p>44</text:p>
          </table:table-cell>
          <table:table-cell table:formula="of:=1.8*[.D765]+32" office:value-type="float" office:value="114.883904259161" calcext:value-type="float">
            <text:p>114.8839042592</text:p>
          </table:table-cell>
          <table:table-cell table:formula="of:=32+MATCH(9*[.A765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5]-1" office:value-type="float" office:value="322" calcext:value-type="float">
            <text:p>322</text:p>
          </table:table-cell>
          <table:table-cell table:formula="of:=(10000*[.A766])/(1023-[.A766])" office:value-type="float" office:value="4593.43794579173" calcext:value-type="float">
            <text:p>4593.4379457917</text:p>
          </table:table-cell>
          <table:table-cell table:formula="of:=LN([.B766])" office:value-type="float" office:value="8.432384030486" calcext:value-type="float">
            <text:p>8.4323840305</text:p>
          </table:table-cell>
          <table:table-cell table:formula="of:=1/([.$B$57]+[.$B$58]*[.C766]+[.$B$59]*[.C766]*[.C766]+[.$B$60]*[.C766]*[.C766]*[.C766])-273.5" office:value-type="float" office:value="46.1798007340461" calcext:value-type="float">
            <text:p>46.179800734</text:p>
          </table:table-cell>
          <table:table-cell table:formula="of:=MATCH([.A766];[.$F$2:.$F$52];-1)" office:value-type="float" office:value="44" calcext:value-type="float">
            <text:p>44</text:p>
          </table:table-cell>
          <table:table-cell table:formula="of:=1.8*[.D766]+32" office:value-type="float" office:value="115.123641321283" calcext:value-type="float">
            <text:p>115.1236413213</text:p>
          </table:table-cell>
          <table:table-cell table:formula="of:=32+MATCH(9*[.A766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6]-1" office:value-type="float" office:value="321" calcext:value-type="float">
            <text:p>321</text:p>
          </table:table-cell>
          <table:table-cell table:formula="of:=(10000*[.A767])/(1023-[.A767])" office:value-type="float" office:value="4572.64957264957" calcext:value-type="float">
            <text:p>4572.6495726496</text:p>
          </table:table-cell>
          <table:table-cell table:formula="of:=LN([.B767])" office:value-type="float" office:value="8.42784809108039" calcext:value-type="float">
            <text:p>8.4278480911</text:p>
          </table:table-cell>
          <table:table-cell table:formula="of:=1/([.$B$57]+[.$B$58]*[.C767]+[.$B$59]*[.C767]*[.C767]+[.$B$60]*[.C767]*[.C767]*[.C767])-273.5" office:value-type="float" office:value="46.3133104593451" calcext:value-type="float">
            <text:p>46.3133104593</text:p>
          </table:table-cell>
          <table:table-cell table:formula="of:=MATCH([.A767];[.$F$2:.$F$52];-1)" office:value-type="float" office:value="44" calcext:value-type="float">
            <text:p>44</text:p>
          </table:table-cell>
          <table:table-cell table:formula="of:=1.8*[.D767]+32" office:value-type="float" office:value="115.363958826821" calcext:value-type="float">
            <text:p>115.3639588268</text:p>
          </table:table-cell>
          <table:table-cell table:formula="of:=32+MATCH(9*[.A767];[.$Q$2:.$Q$91];-1)"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table:formula="of:=[.A767]-1" office:value-type="float" office:value="320" calcext:value-type="float">
            <text:p>320</text:p>
          </table:table-cell>
          <table:table-cell table:formula="of:=(10000*[.A768])/(1023-[.A768])" office:value-type="float" office:value="4551.92034139403" calcext:value-type="float">
            <text:p>4551.920341394</text:p>
          </table:table-cell>
          <table:table-cell table:formula="of:=LN([.B768])" office:value-type="float" office:value="8.42330447595929" calcext:value-type="float">
            <text:p>8.423304476</text:p>
          </table:table-cell>
          <table:table-cell table:formula="of:=1/([.$B$57]+[.$B$58]*[.C768]+[.$B$59]*[.C768]*[.C768]+[.$B$60]*[.C768]*[.C768]*[.C768])-273.5" office:value-type="float" office:value="46.447145211873" calcext:value-type="float">
            <text:p>46.4471452119</text:p>
          </table:table-cell>
          <table:table-cell table:formula="of:=MATCH([.A768];[.$F$2:.$F$52];-1)" office:value-type="float" office:value="44" calcext:value-type="float">
            <text:p>44</text:p>
          </table:table-cell>
          <table:table-cell table:formula="of:=1.8*[.D768]+32" office:value-type="float" office:value="115.604861381371" calcext:value-type="float">
            <text:p>115.6048613814</text:p>
          </table:table-cell>
          <table:table-cell table:formula="of:=32+MATCH(9*[.A768];[.$Q$2:.$Q$91];-1)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formula="of:=[.A768]-1" office:value-type="float" office:value="319" calcext:value-type="float">
            <text:p>319</text:p>
          </table:table-cell>
          <table:table-cell table:formula="of:=(10000*[.A769])/(1023-[.A769])" office:value-type="float" office:value="4531.25" calcext:value-type="float">
            <text:p>4531.25</text:p>
          </table:table-cell>
          <table:table-cell table:formula="of:=LN([.B769])" office:value-type="float" office:value="8.41875311860298" calcext:value-type="float">
            <text:p>8.4187531186</text:p>
          </table:table-cell>
          <table:table-cell table:formula="of:=1/([.$B$57]+[.$B$58]*[.C769]+[.$B$59]*[.C769]*[.C769]+[.$B$60]*[.C769]*[.C769]*[.C769])-273.5" office:value-type="float" office:value="46.5813075742187" calcext:value-type="float">
            <text:p>46.5813075742</text:p>
          </table:table-cell>
          <table:table-cell table:formula="of:=MATCH([.A769];[.$F$2:.$F$52];-1)" office:value-type="float" office:value="44" calcext:value-type="float">
            <text:p>44</text:p>
          </table:table-cell>
          <table:table-cell table:formula="of:=1.8*[.D769]+32" office:value-type="float" office:value="115.846353633594" calcext:value-type="float">
            <text:p>115.8463536336</text:p>
          </table:table-cell>
          <table:table-cell table:formula="of:=32+MATCH(9*[.A769];[.$Q$2:.$Q$91];-1)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formula="of:=[.A769]-1" office:value-type="float" office:value="318" calcext:value-type="float">
            <text:p>318</text:p>
          </table:table-cell>
          <table:table-cell table:formula="of:=(10000*[.A770])/(1023-[.A770])" office:value-type="float" office:value="4510.63829787234" calcext:value-type="float">
            <text:p>4510.6382978723</text:p>
          </table:table-cell>
          <table:table-cell table:formula="of:=LN([.B770])" office:value-type="float" office:value="8.41419395194409" calcext:value-type="float">
            <text:p>8.4141939519</text:p>
          </table:table-cell>
          <table:table-cell table:formula="of:=1/([.$B$57]+[.$B$58]*[.C770]+[.$B$59]*[.C770]*[.C770]+[.$B$60]*[.C770]*[.C770]*[.C770])-273.5" office:value-type="float" office:value="46.7158001532184" calcext:value-type="float">
            <text:p>46.7158001532</text:p>
          </table:table-cell>
          <table:table-cell table:formula="of:=MATCH([.A770];[.$F$2:.$F$52];-1)" office:value-type="float" office:value="44" calcext:value-type="float">
            <text:p>44</text:p>
          </table:table-cell>
          <table:table-cell table:formula="of:=1.8*[.D770]+32" office:value-type="float" office:value="116.088440275793" calcext:value-type="float">
            <text:p>116.0884402758</text:p>
          </table:table-cell>
          <table:table-cell table:formula="of:=32+MATCH(9*[.A770];[.$Q$2:.$Q$91];-1)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formula="of:=[.A770]-1" office:value-type="float" office:value="317" calcext:value-type="float">
            <text:p>317</text:p>
          </table:table-cell>
          <table:table-cell table:formula="of:=(10000*[.A771])/(1023-[.A771])" office:value-type="float" office:value="4490.08498583569" calcext:value-type="float">
            <text:p>4490.0849858357</text:p>
          </table:table-cell>
          <table:table-cell table:formula="of:=LN([.B771])" office:value-type="float" office:value="8.40962690836022" calcext:value-type="float">
            <text:p>8.4096269084</text:p>
          </table:table-cell>
          <table:table-cell table:formula="of:=1/([.$B$57]+[.$B$58]*[.C771]+[.$B$59]*[.C771]*[.C771]+[.$B$60]*[.C771]*[.C771]*[.C771])-273.5" office:value-type="float" office:value="46.8506255802843" calcext:value-type="float">
            <text:p>46.8506255803</text:p>
          </table:table-cell>
          <table:table-cell table:formula="of:=MATCH([.A771];[.$F$2:.$F$52];-1)" office:value-type="float" office:value="45" calcext:value-type="float">
            <text:p>45</text:p>
          </table:table-cell>
          <table:table-cell table:formula="of:=1.8*[.D771]+32" office:value-type="float" office:value="116.331126044512" calcext:value-type="float">
            <text:p>116.3311260445</text:p>
          </table:table-cell>
          <table:table-cell table:formula="of:=32+MATCH(9*[.A771];[.$Q$2:.$Q$91];-1)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formula="of:=[.A771]-1" office:value-type="float" office:value="316" calcext:value-type="float">
            <text:p>316</text:p>
          </table:table-cell>
          <table:table-cell table:formula="of:=(10000*[.A772])/(1023-[.A772])" office:value-type="float" office:value="4469.58981612447" calcext:value-type="float">
            <text:p>4469.5898161245</text:p>
          </table:table-cell>
          <table:table-cell table:formula="of:=LN([.B772])" office:value-type="float" office:value="8.40505191966652" calcext:value-type="float">
            <text:p>8.4050519197</text:p>
          </table:table-cell>
          <table:table-cell table:formula="of:=1/([.$B$57]+[.$B$58]*[.C772]+[.$B$59]*[.C772]*[.C772]+[.$B$60]*[.C772]*[.C772]*[.C772])-273.5" office:value-type="float" office:value="46.9857865117381" calcext:value-type="float">
            <text:p>46.9857865117</text:p>
          </table:table-cell>
          <table:table-cell table:formula="of:=MATCH([.A772];[.$F$2:.$F$52];-1)" office:value-type="float" office:value="45" calcext:value-type="float">
            <text:p>45</text:p>
          </table:table-cell>
          <table:table-cell table:formula="of:=1.8*[.D772]+32" office:value-type="float" office:value="116.574415721129" calcext:value-type="float">
            <text:p>116.5744157211</text:p>
          </table:table-cell>
          <table:table-cell table:formula="of:=32+MATCH(9*[.A772];[.$Q$2:.$Q$91];-1)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formula="of:=[.A772]-1" office:value-type="float" office:value="315" calcext:value-type="float">
            <text:p>315</text:p>
          </table:table-cell>
          <table:table-cell table:formula="of:=(10000*[.A773])/(1023-[.A773])" office:value-type="float" office:value="4449.15254237288" calcext:value-type="float">
            <text:p>4449.1525423729</text:p>
          </table:table-cell>
          <table:table-cell table:formula="of:=LN([.B773])" office:value-type="float" office:value="8.4004689171081" calcext:value-type="float">
            <text:p>8.4004689171</text:p>
          </table:table-cell>
          <table:table-cell table:formula="of:=1/([.$B$57]+[.$B$58]*[.C773]+[.$B$59]*[.C773]*[.C773]+[.$B$60]*[.C773]*[.C773]*[.C773])-273.5" office:value-type="float" office:value="47.1212856291509" calcext:value-type="float">
            <text:p>47.1212856292</text:p>
          </table:table-cell>
          <table:table-cell table:formula="of:=MATCH([.A773];[.$F$2:.$F$52];-1)" office:value-type="float" office:value="45" calcext:value-type="float">
            <text:p>45</text:p>
          </table:table-cell>
          <table:table-cell table:formula="of:=1.8*[.D773]+32" office:value-type="float" office:value="116.818314132472" calcext:value-type="float">
            <text:p>116.8183141325</text:p>
          </table:table-cell>
          <table:table-cell table:formula="of:=32+MATCH(9*[.A773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3]-1" office:value-type="float" office:value="314" calcext:value-type="float">
            <text:p>314</text:p>
          </table:table-cell>
          <table:table-cell table:formula="of:=(10000*[.A774])/(1023-[.A774])" office:value-type="float" office:value="4428.77291960508" calcext:value-type="float">
            <text:p>4428.7729196051</text:p>
          </table:table-cell>
          <table:table-cell table:formula="of:=LN([.B774])" office:value-type="float" office:value="8.39587783135231" calcext:value-type="float">
            <text:p>8.3958778314</text:p>
          </table:table-cell>
          <table:table-cell table:formula="of:=1/([.$B$57]+[.$B$58]*[.C774]+[.$B$59]*[.C774]*[.C774]+[.$B$60]*[.C774]*[.C774]*[.C774])-273.5" office:value-type="float" office:value="47.2571256396874" calcext:value-type="float">
            <text:p>47.2571256397</text:p>
          </table:table-cell>
          <table:table-cell table:formula="of:=MATCH([.A774];[.$F$2:.$F$52];-1)" office:value-type="float" office:value="45" calcext:value-type="float">
            <text:p>45</text:p>
          </table:table-cell>
          <table:table-cell table:formula="of:=1.8*[.D774]+32" office:value-type="float" office:value="117.062826151437" calcext:value-type="float">
            <text:p>117.0628261514</text:p>
          </table:table-cell>
          <table:table-cell table:formula="of:=32+MATCH(9*[.A774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4]-1" office:value-type="float" office:value="313" calcext:value-type="float">
            <text:p>313</text:p>
          </table:table-cell>
          <table:table-cell table:formula="of:=(10000*[.A775])/(1023-[.A775])" office:value-type="float" office:value="4408.45070422535" calcext:value-type="float">
            <text:p>4408.4507042254</text:p>
          </table:table-cell>
          <table:table-cell table:formula="of:=LN([.B775])" office:value-type="float" office:value="8.39127859248097" calcext:value-type="float">
            <text:p>8.3912785925</text:p>
          </table:table-cell>
          <table:table-cell table:formula="of:=1/([.$B$57]+[.$B$58]*[.C775]+[.$B$59]*[.C775]*[.C775]+[.$B$60]*[.C775]*[.C775]*[.C775])-273.5" office:value-type="float" office:value="47.3933092764565" calcext:value-type="float">
            <text:p>47.3933092765</text:p>
          </table:table-cell>
          <table:table-cell table:formula="of:=MATCH([.A775];[.$F$2:.$F$52];-1)" office:value-type="float" office:value="45" calcext:value-type="float">
            <text:p>45</text:p>
          </table:table-cell>
          <table:table-cell table:formula="of:=1.8*[.D775]+32" office:value-type="float" office:value="117.307956697622" calcext:value-type="float">
            <text:p>117.3079566976</text:p>
          </table:table-cell>
          <table:table-cell table:formula="of:=32+MATCH(9*[.A775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5]-1" office:value-type="float" office:value="312" calcext:value-type="float">
            <text:p>312</text:p>
          </table:table-cell>
          <table:table-cell table:formula="of:=(10000*[.A776])/(1023-[.A776])" office:value-type="float" office:value="4388.18565400844" calcext:value-type="float">
            <text:p>4388.1856540084</text:p>
          </table:table-cell>
          <table:table-cell table:formula="of:=LN([.B776])" office:value-type="float" office:value="8.38667112998242" calcext:value-type="float">
            <text:p>8.38667113</text:p>
          </table:table-cell>
          <table:table-cell table:formula="of:=1/([.$B$57]+[.$B$58]*[.C776]+[.$B$59]*[.C776]*[.C776]+[.$B$60]*[.C776]*[.C776]*[.C776])-273.5" office:value-type="float" office:value="47.5298392988676" calcext:value-type="float">
            <text:p>47.5298392989</text:p>
          </table:table-cell>
          <table:table-cell table:formula="of:=MATCH([.A776];[.$F$2:.$F$52];-1)" office:value-type="float" office:value="45" calcext:value-type="float">
            <text:p>45</text:p>
          </table:table-cell>
          <table:table-cell table:formula="of:=1.8*[.D776]+32" office:value-type="float" office:value="117.553710737962" calcext:value-type="float">
            <text:p>117.553710738</text:p>
          </table:table-cell>
          <table:table-cell table:formula="of:=32+MATCH(9*[.A776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6]-1" office:value-type="float" office:value="311" calcext:value-type="float">
            <text:p>311</text:p>
          </table:table-cell>
          <table:table-cell table:formula="of:=(10000*[.A777])/(1023-[.A777])" office:value-type="float" office:value="4367.97752808989" calcext:value-type="float">
            <text:p>4367.9775280899</text:p>
          </table:table-cell>
          <table:table-cell table:formula="of:=LN([.B777])" office:value-type="float" office:value="8.38205537274344" calcext:value-type="float">
            <text:p>8.3820553727</text:p>
          </table:table-cell>
          <table:table-cell table:formula="of:=1/([.$B$57]+[.$B$58]*[.C777]+[.$B$59]*[.C777]*[.C777]+[.$B$60]*[.C777]*[.C777]*[.C777])-273.5" office:value-type="float" office:value="47.6667184929929" calcext:value-type="float">
            <text:p>47.666718493</text:p>
          </table:table-cell>
          <table:table-cell table:formula="of:=MATCH([.A777];[.$F$2:.$F$52];-1)" office:value-type="float" office:value="45" calcext:value-type="float">
            <text:p>45</text:p>
          </table:table-cell>
          <table:table-cell table:formula="of:=1.8*[.D777]+32" office:value-type="float" office:value="117.800093287387" calcext:value-type="float">
            <text:p>117.8000932874</text:p>
          </table:table-cell>
          <table:table-cell table:formula="of:=32+MATCH(9*[.A777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7]-1" office:value-type="float" office:value="310" calcext:value-type="float">
            <text:p>310</text:p>
          </table:table-cell>
          <table:table-cell table:formula="of:=(10000*[.A778])/(1023-[.A778])" office:value-type="float" office:value="4347.82608695652" calcext:value-type="float">
            <text:p>4347.8260869565</text:p>
          </table:table-cell>
          <table:table-cell table:formula="of:=LN([.B778])" office:value-type="float" office:value="8.37743124904108" calcext:value-type="float">
            <text:p>8.377431249</text:p>
          </table:table-cell>
          <table:table-cell table:formula="of:=1/([.$B$57]+[.$B$58]*[.C778]+[.$B$59]*[.C778]*[.C778]+[.$B$60]*[.C778]*[.C778]*[.C778])-273.5" office:value-type="float" office:value="47.8039496719351" calcext:value-type="float">
            <text:p>47.8039496719</text:p>
          </table:table-cell>
          <table:table-cell table:formula="of:=MATCH([.A778];[.$F$2:.$F$52];-1)" office:value-type="float" office:value="45" calcext:value-type="float">
            <text:p>45</text:p>
          </table:table-cell>
          <table:table-cell table:formula="of:=1.8*[.D778]+32" office:value-type="float" office:value="118.047109409483" calcext:value-type="float">
            <text:p>118.0471094095</text:p>
          </table:table-cell>
          <table:table-cell table:formula="of:=32+MATCH(9*[.A778];[.$Q$2:.$Q$91];-1)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A778]-1" office:value-type="float" office:value="309" calcext:value-type="float">
            <text:p>309</text:p>
          </table:table-cell>
          <table:table-cell table:formula="of:=(10000*[.A779])/(1023-[.A779])" office:value-type="float" office:value="4327.73109243697" calcext:value-type="float">
            <text:p>4327.731092437</text:p>
          </table:table-cell>
          <table:table-cell table:formula="of:=LN([.B779])" office:value-type="float" office:value="8.37279868653434" calcext:value-type="float">
            <text:p>8.3727986865</text:p>
          </table:table-cell>
          <table:table-cell table:formula="of:=1/([.$B$57]+[.$B$58]*[.C779]+[.$B$59]*[.C779]*[.C779]+[.$B$60]*[.C779]*[.C779]*[.C779])-273.5" office:value-type="float" office:value="47.9415356762023" calcext:value-type="float">
            <text:p>47.9415356762</text:p>
          </table:table-cell>
          <table:table-cell table:formula="of:=MATCH([.A779];[.$F$2:.$F$52];-1)" office:value-type="float" office:value="45" calcext:value-type="float">
            <text:p>45</text:p>
          </table:table-cell>
          <table:table-cell table:formula="of:=1.8*[.D779]+32" office:value-type="float" office:value="118.294764217164" calcext:value-type="float">
            <text:p>118.2947642172</text:p>
          </table:table-cell>
          <table:table-cell table:formula="of:=32+MATCH(9*[.A779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79]-1" office:value-type="float" office:value="308" calcext:value-type="float">
            <text:p>308</text:p>
          </table:table-cell>
          <table:table-cell table:formula="of:=(10000*[.A780])/(1023-[.A780])" office:value-type="float" office:value="4307.69230769231" calcext:value-type="float">
            <text:p>4307.6923076923</text:p>
          </table:table-cell>
          <table:table-cell table:formula="of:=LN([.B780])" office:value-type="float" office:value="8.36815761225575" calcext:value-type="float">
            <text:p>8.3681576123</text:p>
          </table:table-cell>
          <table:table-cell table:formula="of:=1/([.$B$57]+[.$B$58]*[.C780]+[.$B$59]*[.C780]*[.C780]+[.$B$60]*[.C780]*[.C780]*[.C780])-273.5" office:value-type="float" office:value="48.0794793740879" calcext:value-type="float">
            <text:p>48.0794793741</text:p>
          </table:table-cell>
          <table:table-cell table:formula="of:=MATCH([.A780];[.$F$2:.$F$52];-1)" office:value-type="float" office:value="45" calcext:value-type="float">
            <text:p>45</text:p>
          </table:table-cell>
          <table:table-cell table:formula="of:=1.8*[.D780]+32" office:value-type="float" office:value="118.543062873358" calcext:value-type="float">
            <text:p>118.5430628734</text:p>
          </table:table-cell>
          <table:table-cell table:formula="of:=32+MATCH(9*[.A780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80]-1" office:value-type="float" office:value="307" calcext:value-type="float">
            <text:p>307</text:p>
          </table:table-cell>
          <table:table-cell table:formula="of:=(10000*[.A781])/(1023-[.A781])" office:value-type="float" office:value="4287.70949720671" calcext:value-type="float">
            <text:p>4287.7094972067</text:p>
          </table:table-cell>
          <table:table-cell table:formula="of:=LN([.B781])" office:value-type="float" office:value="8.36350795260274" calcext:value-type="float">
            <text:p>8.3635079526</text:p>
          </table:table-cell>
          <table:table-cell table:formula="of:=1/([.$B$57]+[.$B$58]*[.C781]+[.$B$59]*[.C781]*[.C781]+[.$B$60]*[.C781]*[.C781]*[.C781])-273.5" office:value-type="float" office:value="48.2177836620576" calcext:value-type="float">
            <text:p>48.2177836621</text:p>
          </table:table-cell>
          <table:table-cell table:formula="of:=MATCH([.A781];[.$F$2:.$F$52];-1)" office:value-type="float" office:value="46" calcext:value-type="float">
            <text:p>46</text:p>
          </table:table-cell>
          <table:table-cell table:formula="of:=1.8*[.D781]+32" office:value-type="float" office:value="118.792010591704" calcext:value-type="float">
            <text:p>118.7920105917</text:p>
          </table:table-cell>
          <table:table-cell table:formula="of:=32+MATCH(9*[.A781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81]-1" office:value-type="float" office:value="306" calcext:value-type="float">
            <text:p>306</text:p>
          </table:table-cell>
          <table:table-cell table:formula="of:=(10000*[.A782])/(1023-[.A782])" office:value-type="float" office:value="4267.78242677824" calcext:value-type="float">
            <text:p>4267.7824267783</text:p>
          </table:table-cell>
          <table:table-cell table:formula="of:=LN([.B782])" office:value-type="float" office:value="8.35884963332894" calcext:value-type="float">
            <text:p>8.3588496333</text:p>
          </table:table-cell>
          <table:table-cell table:formula="of:=1/([.$B$57]+[.$B$58]*[.C782]+[.$B$59]*[.C782]*[.C782]+[.$B$60]*[.C782]*[.C782]*[.C782])-273.5" office:value-type="float" office:value="48.3564514651432" calcext:value-type="float">
            <text:p>48.3564514651</text:p>
          </table:table-cell>
          <table:table-cell table:formula="of:=MATCH([.A782];[.$F$2:.$F$52];-1)" office:value-type="float" office:value="46" calcext:value-type="float">
            <text:p>46</text:p>
          </table:table-cell>
          <table:table-cell table:formula="of:=1.8*[.D782]+32" office:value-type="float" office:value="119.041612637258" calcext:value-type="float">
            <text:p>119.0416126373</text:p>
          </table:table-cell>
          <table:table-cell table:formula="of:=32+MATCH(9*[.A782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82]-1" office:value-type="float" office:value="305" calcext:value-type="float">
            <text:p>305</text:p>
          </table:table-cell>
          <table:table-cell table:formula="of:=(10000*[.A783])/(1023-[.A783])" office:value-type="float" office:value="4247.91086350975" calcext:value-type="float">
            <text:p>4247.9108635098</text:p>
          </table:table-cell>
          <table:table-cell table:formula="of:=LN([.B783])" office:value-type="float" office:value="8.35418257953537" calcext:value-type="float">
            <text:p>8.3541825795</text:p>
          </table:table-cell>
          <table:table-cell table:formula="of:=1/([.$B$57]+[.$B$58]*[.C783]+[.$B$59]*[.C783]*[.C783]+[.$B$60]*[.C783]*[.C783]*[.C783])-273.5" office:value-type="float" office:value="48.4954857373422" calcext:value-type="float">
            <text:p>48.4954857373</text:p>
          </table:table-cell>
          <table:table-cell table:formula="of:=MATCH([.A783];[.$F$2:.$F$52];-1)" office:value-type="float" office:value="46" calcext:value-type="float">
            <text:p>46</text:p>
          </table:table-cell>
          <table:table-cell table:formula="of:=1.8*[.D783]+32" office:value-type="float" office:value="119.291874327216" calcext:value-type="float">
            <text:p>119.2918743272</text:p>
          </table:table-cell>
          <table:table-cell table:formula="of:=32+MATCH(9*[.A783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83]-1" office:value-type="float" office:value="304" calcext:value-type="float">
            <text:p>304</text:p>
          </table:table-cell>
          <table:table-cell table:formula="of:=(10000*[.A784])/(1023-[.A784])" office:value-type="float" office:value="4228.09457579972" calcext:value-type="float">
            <text:p>4228.0945757997</text:p>
          </table:table-cell>
          <table:table-cell table:formula="of:=LN([.B784])" office:value-type="float" office:value="8.34950671566136" calcext:value-type="float">
            <text:p>8.3495067157</text:p>
          </table:table-cell>
          <table:table-cell table:formula="of:=1/([.$B$57]+[.$B$58]*[.C784]+[.$B$59]*[.C784]*[.C784]+[.$B$60]*[.C784]*[.C784]*[.C784])-273.5" office:value-type="float" office:value="48.6348894620248" calcext:value-type="float">
            <text:p>48.634889462</text:p>
          </table:table-cell>
          <table:table-cell table:formula="of:=MATCH([.A784];[.$F$2:.$F$52];-1)" office:value-type="float" office:value="46" calcext:value-type="float">
            <text:p>46</text:p>
          </table:table-cell>
          <table:table-cell table:formula="of:=1.8*[.D784]+32" office:value-type="float" office:value="119.542801031645" calcext:value-type="float">
            <text:p>119.5428010316</text:p>
          </table:table-cell>
          <table:table-cell table:formula="of:=32+MATCH(9*[.A784];[.$Q$2:.$Q$91];-1)"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table:formula="of:=[.A784]-1" office:value-type="float" office:value="303" calcext:value-type="float">
            <text:p>303</text:p>
          </table:table-cell>
          <table:table-cell table:formula="of:=(10000*[.A785])/(1023-[.A785])" office:value-type="float" office:value="4208.33333333333" calcext:value-type="float">
            <text:p>4208.3333333333</text:p>
          </table:table-cell>
          <table:table-cell table:formula="of:=LN([.B785])" office:value-type="float" office:value="8.34482196547545" calcext:value-type="float">
            <text:p>8.3448219655</text:p>
          </table:table-cell>
          <table:table-cell table:formula="of:=1/([.$B$57]+[.$B$58]*[.C785]+[.$B$59]*[.C785]*[.C785]+[.$B$60]*[.C785]*[.C785]*[.C785])-273.5" office:value-type="float" office:value="48.7746656523479" calcext:value-type="float">
            <text:p>48.7746656523</text:p>
          </table:table-cell>
          <table:table-cell table:formula="of:=MATCH([.A785];[.$F$2:.$F$52];-1)" office:value-type="float" office:value="46" calcext:value-type="float">
            <text:p>46</text:p>
          </table:table-cell>
          <table:table-cell table:formula="of:=1.8*[.D785]+32" office:value-type="float" office:value="119.794398174226" calcext:value-type="float">
            <text:p>119.7943981742</text:p>
          </table:table-cell>
          <table:table-cell table:formula="of:=32+MATCH(9*[.A785];[.$Q$2:.$Q$91];-1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formula="of:=[.A785]-1" office:value-type="float" office:value="302" calcext:value-type="float">
            <text:p>302</text:p>
          </table:table-cell>
          <table:table-cell table:formula="of:=(10000*[.A786])/(1023-[.A786])" office:value-type="float" office:value="4188.62690707351" calcext:value-type="float">
            <text:p>4188.6269070735</text:p>
          </table:table-cell>
          <table:table-cell table:formula="of:=LN([.B786])" office:value-type="float" office:value="8.3401282520661" calcext:value-type="float">
            <text:p>8.3401282521</text:p>
          </table:table-cell>
          <table:table-cell table:formula="of:=1/([.$B$57]+[.$B$58]*[.C786]+[.$B$59]*[.C786]*[.C786]+[.$B$60]*[.C786]*[.C786]*[.C786])-273.5" office:value-type="float" office:value="48.9148173516751" calcext:value-type="float">
            <text:p>48.9148173517</text:p>
          </table:table-cell>
          <table:table-cell table:formula="of:=MATCH([.A786];[.$F$2:.$F$52];-1)" office:value-type="float" office:value="46" calcext:value-type="float">
            <text:p>46</text:p>
          </table:table-cell>
          <table:table-cell table:formula="of:=1.8*[.D786]+32" office:value-type="float" office:value="120.046671233015" calcext:value-type="float">
            <text:p>120.046671233</text:p>
          </table:table-cell>
          <table:table-cell table:formula="of:=32+MATCH(9*[.A786];[.$Q$2:.$Q$91];-1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formula="of:=[.A786]-1" office:value-type="float" office:value="301" calcext:value-type="float">
            <text:p>301</text:p>
          </table:table-cell>
          <table:table-cell table:formula="of:=(10000*[.A787])/(1023-[.A787])" office:value-type="float" office:value="4168.97506925208" calcext:value-type="float">
            <text:p>4168.9750692521</text:p>
          </table:table-cell>
          <table:table-cell table:formula="of:=LN([.B787])" office:value-type="float" office:value="8.33542549783223" calcext:value-type="float">
            <text:p>8.3354254978</text:p>
          </table:table-cell>
          <table:table-cell table:formula="of:=1/([.$B$57]+[.$B$58]*[.C787]+[.$B$59]*[.C787]*[.C787]+[.$B$60]*[.C787]*[.C787]*[.C787])-273.5" office:value-type="float" office:value="49.0553476340057" calcext:value-type="float">
            <text:p>49.055347634</text:p>
          </table:table-cell>
          <table:table-cell table:formula="of:=MATCH([.A787];[.$F$2:.$F$52];-1)" office:value-type="float" office:value="46" calcext:value-type="float">
            <text:p>46</text:p>
          </table:table-cell>
          <table:table-cell table:formula="of:=1.8*[.D787]+32" office:value-type="float" office:value="120.29962574121" calcext:value-type="float">
            <text:p>120.2996257412</text:p>
          </table:table-cell>
          <table:table-cell table:formula="of:=32+MATCH(9*[.A787];[.$Q$2:.$Q$91];-1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formula="of:=[.A787]-1" office:value-type="float" office:value="300" calcext:value-type="float">
            <text:p>300</text:p>
          </table:table-cell>
          <table:table-cell table:formula="of:=(10000*[.A788])/(1023-[.A788])" office:value-type="float" office:value="4149.377593361" calcext:value-type="float">
            <text:p>4149.377593361</text:p>
          </table:table-cell>
          <table:table-cell table:formula="of:=LN([.B788])" office:value-type="float" office:value="8.33071362447362" calcext:value-type="float">
            <text:p>8.3307136245</text:p>
          </table:table-cell>
          <table:table-cell table:formula="of:=1/([.$B$57]+[.$B$58]*[.C788]+[.$B$59]*[.C788]*[.C788]+[.$B$60]*[.C788]*[.C788]*[.C788])-273.5" office:value-type="float" office:value="49.1962596044093" calcext:value-type="float">
            <text:p>49.1962596044</text:p>
          </table:table-cell>
          <table:table-cell table:formula="of:=MATCH([.A788];[.$F$2:.$F$52];-1)" office:value-type="float" office:value="46" calcext:value-type="float">
            <text:p>46</text:p>
          </table:table-cell>
          <table:table-cell table:formula="of:=1.8*[.D788]+32" office:value-type="float" office:value="120.553267287937" calcext:value-type="float">
            <text:p>120.5532672879</text:p>
          </table:table-cell>
          <table:table-cell table:formula="of:=32+MATCH(9*[.A788];[.$Q$2:.$Q$91];-1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formula="of:=[.A788]-1" office:value-type="float" office:value="299" calcext:value-type="float">
            <text:p>299</text:p>
          </table:table-cell>
          <table:table-cell table:formula="of:=(10000*[.A789])/(1023-[.A789])" office:value-type="float" office:value="4129.83425414365" calcext:value-type="float">
            <text:p>4129.8342541437</text:p>
          </table:table-cell>
          <table:table-cell table:formula="of:=LN([.B789])" office:value-type="float" office:value="8.32599255298115" calcext:value-type="float">
            <text:p>8.325992553</text:p>
          </table:table-cell>
          <table:table-cell table:formula="of:=1/([.$B$57]+[.$B$58]*[.C789]+[.$B$59]*[.C789]*[.C789]+[.$B$60]*[.C789]*[.C789]*[.C789])-273.5" office:value-type="float" office:value="49.3375563994688" calcext:value-type="float">
            <text:p>49.3375563995</text:p>
          </table:table-cell>
          <table:table-cell table:formula="of:=MATCH([.A789];[.$F$2:.$F$52];-1)" office:value-type="float" office:value="46" calcext:value-type="float">
            <text:p>46</text:p>
          </table:table-cell>
          <table:table-cell table:formula="of:=1.8*[.D789]+32" office:value-type="float" office:value="120.807601519044" calcext:value-type="float">
            <text:p>120.807601519</text:p>
          </table:table-cell>
          <table:table-cell table:formula="of:=32+MATCH(9*[.A789];[.$Q$2:.$Q$91];-1)"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table:formula="of:=[.A789]-1" office:value-type="float" office:value="298" calcext:value-type="float">
            <text:p>298</text:p>
          </table:table-cell>
          <table:table-cell table:formula="of:=(10000*[.A790])/(1023-[.A790])" office:value-type="float" office:value="4110.34482758621" calcext:value-type="float">
            <text:p>4110.3448275862</text:p>
          </table:table-cell>
          <table:table-cell table:formula="of:=LN([.B790])" office:value-type="float" office:value="8.32126220362691" calcext:value-type="float">
            <text:p>8.3212622036</text:p>
          </table:table-cell>
          <table:table-cell table:formula="of:=1/([.$B$57]+[.$B$58]*[.C790]+[.$B$59]*[.C790]*[.C790]+[.$B$60]*[.C790]*[.C790]*[.C790])-273.5" office:value-type="float" office:value="49.4792411877314" calcext:value-type="float">
            <text:p>49.4792411877</text:p>
          </table:table-cell>
          <table:table-cell table:formula="of:=MATCH([.A790];[.$F$2:.$F$52];-1)" office:value-type="float" office:value="46" calcext:value-type="float">
            <text:p>46</text:p>
          </table:table-cell>
          <table:table-cell table:formula="of:=1.8*[.D790]+32" office:value-type="float" office:value="121.062634137917" calcext:value-type="float">
            <text:p>121.0626341379</text:p>
          </table:table-cell>
          <table:table-cell table:formula="of:=32+MATCH(9*[.A790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0]-1" office:value-type="float" office:value="297" calcext:value-type="float">
            <text:p>297</text:p>
          </table:table-cell>
          <table:table-cell table:formula="of:=(10000*[.A791])/(1023-[.A791])" office:value-type="float" office:value="4090.90909090909" calcext:value-type="float">
            <text:p>4090.9090909091</text:p>
          </table:table-cell>
          <table:table-cell table:formula="of:=LN([.B791])" office:value-type="float" office:value="8.31652249595409" calcext:value-type="float">
            <text:p>8.316522496</text:p>
          </table:table-cell>
          <table:table-cell table:formula="of:=1/([.$B$57]+[.$B$58]*[.C791]+[.$B$59]*[.C791]*[.C791]+[.$B$60]*[.C791]*[.C791]*[.C791])-273.5" office:value-type="float" office:value="49.6213171701663" calcext:value-type="float">
            <text:p>49.6213171702</text:p>
          </table:table-cell>
          <table:table-cell table:formula="of:=MATCH([.A791];[.$F$2:.$F$52];-1)" office:value-type="float" office:value="47" calcext:value-type="float">
            <text:p>47</text:p>
          </table:table-cell>
          <table:table-cell table:formula="of:=1.8*[.D791]+32" office:value-type="float" office:value="121.318370906299" calcext:value-type="float">
            <text:p>121.3183709063</text:p>
          </table:table-cell>
          <table:table-cell table:formula="of:=32+MATCH(9*[.A791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1]-1" office:value-type="float" office:value="296" calcext:value-type="float">
            <text:p>296</text:p>
          </table:table-cell>
          <table:table-cell table:formula="of:=(10000*[.A792])/(1023-[.A792])" office:value-type="float" office:value="4071.52682255846" calcext:value-type="float">
            <text:p>4071.5268225585</text:p>
          </table:table-cell>
          <table:table-cell table:formula="of:=LN([.B792])" office:value-type="float" office:value="8.31177334876672" calcext:value-type="float">
            <text:p>8.3117733488</text:p>
          </table:table-cell>
          <table:table-cell table:formula="of:=1/([.$B$57]+[.$B$58]*[.C792]+[.$B$59]*[.C792]*[.C792]+[.$B$60]*[.C792]*[.C792]*[.C792])-273.5" office:value-type="float" office:value="49.7637875806312" calcext:value-type="float">
            <text:p>49.7637875806</text:p>
          </table:table-cell>
          <table:table-cell table:formula="of:=MATCH([.A792];[.$F$2:.$F$52];-1)" office:value-type="float" office:value="47" calcext:value-type="float">
            <text:p>47</text:p>
          </table:table-cell>
          <table:table-cell table:formula="of:=1.8*[.D792]+32" office:value-type="float" office:value="121.574817645136" calcext:value-type="float">
            <text:p>121.5748176451</text:p>
          </table:table-cell>
          <table:table-cell table:formula="of:=32+MATCH(9*[.A792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2]-1" office:value-type="float" office:value="295" calcext:value-type="float">
            <text:p>295</text:p>
          </table:table-cell>
          <table:table-cell table:formula="of:=(10000*[.A793])/(1023-[.A793])" office:value-type="float" office:value="4052.1978021978" calcext:value-type="float">
            <text:p>4052.1978021978</text:p>
          </table:table-cell>
          <table:table-cell table:formula="of:=LN([.B793])" office:value-type="float" office:value="8.30701468011932" calcext:value-type="float">
            <text:p>8.3070146801</text:p>
          </table:table-cell>
          <table:table-cell table:formula="of:=1/([.$B$57]+[.$B$58]*[.C793]+[.$B$59]*[.C793]*[.C793]+[.$B$60]*[.C793]*[.C793]*[.C793])-273.5" office:value-type="float" office:value="49.9066556863472" calcext:value-type="float">
            <text:p>49.9066556863</text:p>
          </table:table-cell>
          <table:table-cell table:formula="of:=MATCH([.A793];[.$F$2:.$F$52];-1)" office:value-type="float" office:value="47" calcext:value-type="float">
            <text:p>47</text:p>
          </table:table-cell>
          <table:table-cell table:formula="of:=1.8*[.D793]+32" office:value-type="float" office:value="121.831980235425" calcext:value-type="float">
            <text:p>121.8319802354</text:p>
          </table:table-cell>
          <table:table-cell table:formula="of:=32+MATCH(9*[.A793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3]-1" office:value-type="float" office:value="294" calcext:value-type="float">
            <text:p>294</text:p>
          </table:table-cell>
          <table:table-cell table:formula="of:=(10000*[.A794])/(1023-[.A794])" office:value-type="float" office:value="4032.92181069959" calcext:value-type="float">
            <text:p>4032.9218106996</text:p>
          </table:table-cell>
          <table:table-cell table:formula="of:=LN([.B794])" office:value-type="float" office:value="8.30224640730621" calcext:value-type="float">
            <text:p>8.3022464073</text:p>
          </table:table-cell>
          <table:table-cell table:formula="of:=1/([.$B$57]+[.$B$58]*[.C794]+[.$B$59]*[.C794]*[.C794]+[.$B$60]*[.C794]*[.C794]*[.C794])-273.5" office:value-type="float" office:value="50.049924788381" calcext:value-type="float">
            <text:p>50.0499247884</text:p>
          </table:table-cell>
          <table:table-cell table:formula="of:=MATCH([.A794];[.$F$2:.$F$52];-1)" office:value-type="float" office:value="47" calcext:value-type="float">
            <text:p>47</text:p>
          </table:table-cell>
          <table:table-cell table:formula="of:=1.8*[.D794]+32" office:value-type="float" office:value="122.089864619086" calcext:value-type="float">
            <text:p>122.0898646191</text:p>
          </table:table-cell>
          <table:table-cell table:formula="of:=32+MATCH(9*[.A794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4]-1" office:value-type="float" office:value="293" calcext:value-type="float">
            <text:p>293</text:p>
          </table:table-cell>
          <table:table-cell table:formula="of:=(10000*[.A795])/(1023-[.A795])" office:value-type="float" office:value="4013.69863013699" calcext:value-type="float">
            <text:p>4013.698630137</text:p>
          </table:table-cell>
          <table:table-cell table:formula="of:=LN([.B795])" office:value-type="float" office:value="8.29746844685081" calcext:value-type="float">
            <text:p>8.2974684469</text:p>
          </table:table-cell>
          <table:table-cell table:formula="of:=1/([.$B$57]+[.$B$58]*[.C795]+[.$B$59]*[.C795]*[.C795]+[.$B$60]*[.C795]*[.C795]*[.C795])-273.5" office:value-type="float" office:value="50.1935982221365" calcext:value-type="float">
            <text:p>50.1935982221</text:p>
          </table:table-cell>
          <table:table-cell table:formula="of:=MATCH([.A795];[.$F$2:.$F$52];-1)" office:value-type="float" office:value="47" calcext:value-type="float">
            <text:p>47</text:p>
          </table:table-cell>
          <table:table-cell table:formula="of:=1.8*[.D795]+32" office:value-type="float" office:value="122.348476799846" calcext:value-type="float">
            <text:p>122.3484767998</text:p>
          </table:table-cell>
          <table:table-cell table:formula="of:=32+MATCH(9*[.A795];[.$Q$2:.$Q$91];-1)"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table:formula="of:=[.A795]-1" office:value-type="float" office:value="292" calcext:value-type="float">
            <text:p>292</text:p>
          </table:table-cell>
          <table:table-cell table:formula="of:=(10000*[.A796])/(1023-[.A796])" office:value-type="float" office:value="3994.52804377565" calcext:value-type="float">
            <text:p>3994.5280437757</text:p>
          </table:table-cell>
          <table:table-cell table:formula="of:=LN([.B796])" office:value-type="float" office:value="8.29268071449469" calcext:value-type="float">
            <text:p>8.2926807145</text:p>
          </table:table-cell>
          <table:table-cell table:formula="of:=1/([.$B$57]+[.$B$58]*[.C796]+[.$B$59]*[.C796]*[.C796]+[.$B$60]*[.C796]*[.C796]*[.C796])-273.5" office:value-type="float" office:value="50.3376793578549" calcext:value-type="float">
            <text:p>50.3376793579</text:p>
          </table:table-cell>
          <table:table-cell table:formula="of:=MATCH([.A796];[.$F$2:.$F$52];-1)" office:value-type="float" office:value="47" calcext:value-type="float">
            <text:p>47</text:p>
          </table:table-cell>
          <table:table-cell table:formula="of:=1.8*[.D796]+32" office:value-type="float" office:value="122.607822844139" calcext:value-type="float">
            <text:p>122.6078228441</text:p>
          </table:table-cell>
          <table:table-cell table:formula="of:=32+MATCH(9*[.A796];[.$Q$2:.$Q$91];-1)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formula="of:=[.A796]-1" office:value-type="float" office:value="291" calcext:value-type="float">
            <text:p>291</text:p>
          </table:table-cell>
          <table:table-cell table:formula="of:=(10000*[.A797])/(1023-[.A797])" office:value-type="float" office:value="3975.40983606557" calcext:value-type="float">
            <text:p>3975.4098360656</text:p>
          </table:table-cell>
          <table:table-cell table:formula="of:=LN([.B797])" office:value-type="float" office:value="8.28788312518636" calcext:value-type="float">
            <text:p>8.2878831252</text:p>
          </table:table-cell>
          <table:table-cell table:formula="of:=1/([.$B$57]+[.$B$58]*[.C797]+[.$B$59]*[.C797]*[.C797]+[.$B$60]*[.C797]*[.C797]*[.C797])-273.5" office:value-type="float" office:value="50.4821716011234" calcext:value-type="float">
            <text:p>50.4821716011</text:p>
          </table:table-cell>
          <table:table-cell table:formula="of:=MATCH([.A797];[.$F$2:.$F$52];-1)" office:value-type="float" office:value="47" calcext:value-type="float">
            <text:p>47</text:p>
          </table:table-cell>
          <table:table-cell table:formula="of:=1.8*[.D797]+32" office:value-type="float" office:value="122.867908882022" calcext:value-type="float">
            <text:p>122.867908882</text:p>
          </table:table-cell>
          <table:table-cell table:formula="of:=32+MATCH(9*[.A797];[.$Q$2:.$Q$91];-1)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formula="of:=[.A797]-1" office:value-type="float" office:value="290" calcext:value-type="float">
            <text:p>290</text:p>
          </table:table-cell>
          <table:table-cell table:formula="of:=(10000*[.A798])/(1023-[.A798])" office:value-type="float" office:value="3956.34379263301" calcext:value-type="float">
            <text:p>3956.343792633</text:p>
          </table:table-cell>
          <table:table-cell table:formula="of:=LN([.B798])" office:value-type="float" office:value="8.28307559307005" calcext:value-type="float">
            <text:p>8.2830755931</text:p>
          </table:table-cell>
          <table:table-cell table:formula="of:=1/([.$B$57]+[.$B$58]*[.C798]+[.$B$59]*[.C798]*[.C798]+[.$B$60]*[.C798]*[.C798]*[.C798])-273.5" office:value-type="float" office:value="50.6270783933932" calcext:value-type="float">
            <text:p>50.6270783934</text:p>
          </table:table-cell>
          <table:table-cell table:formula="of:=MATCH([.A798];[.$F$2:.$F$52];-1)" office:value-type="float" office:value="47" calcext:value-type="float">
            <text:p>47</text:p>
          </table:table-cell>
          <table:table-cell table:formula="of:=1.8*[.D798]+32" office:value-type="float" office:value="123.128741108108" calcext:value-type="float">
            <text:p>123.1287411081</text:p>
          </table:table-cell>
          <table:table-cell table:formula="of:=32+MATCH(9*[.A798];[.$Q$2:.$Q$91];-1)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formula="of:=[.A798]-1" office:value-type="float" office:value="289" calcext:value-type="float">
            <text:p>289</text:p>
          </table:table-cell>
          <table:table-cell table:formula="of:=(10000*[.A799])/(1023-[.A799])" office:value-type="float" office:value="3937.32970027248" calcext:value-type="float">
            <text:p>3937.3297002725</text:p>
          </table:table-cell>
          <table:table-cell table:formula="of:=LN([.B799])" office:value-type="float" office:value="8.2782580314741" calcext:value-type="float">
            <text:p>8.2782580315</text:p>
          </table:table-cell>
          <table:table-cell table:formula="of:=1/([.$B$57]+[.$B$58]*[.C799]+[.$B$59]*[.C799]*[.C799]+[.$B$60]*[.C799]*[.C799]*[.C799])-273.5" office:value-type="float" office:value="50.7724032125063" calcext:value-type="float">
            <text:p>50.7724032125</text:p>
          </table:table-cell>
          <table:table-cell table:formula="of:=MATCH([.A799];[.$F$2:.$F$52];-1)" office:value-type="float" office:value="47" calcext:value-type="float">
            <text:p>47</text:p>
          </table:table-cell>
          <table:table-cell table:formula="of:=1.8*[.D799]+32" office:value-type="float" office:value="123.390325782511" calcext:value-type="float">
            <text:p>123.3903257825</text:p>
          </table:table-cell>
          <table:table-cell table:formula="of:=32+MATCH(9*[.A799];[.$Q$2:.$Q$91];-1)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formula="of:=[.A799]-1" office:value-type="float" office:value="288" calcext:value-type="float">
            <text:p>288</text:p>
          </table:table-cell>
          <table:table-cell table:formula="of:=(10000*[.A800])/(1023-[.A800])" office:value-type="float" office:value="3918.36734693878" calcext:value-type="float">
            <text:p>3918.3673469388</text:p>
          </table:table-cell>
          <table:table-cell table:formula="of:=LN([.B800])" office:value-type="float" office:value="8.27343035289929" calcext:value-type="float">
            <text:p>8.2734303529</text:p>
          </table:table-cell>
          <table:table-cell table:formula="of:=1/([.$B$57]+[.$B$58]*[.C800]+[.$B$59]*[.C800]*[.C800]+[.$B$60]*[.C800]*[.C800]*[.C800])-273.5" office:value-type="float" office:value="50.9181495732332" calcext:value-type="float">
            <text:p>50.9181495732</text:p>
          </table:table-cell>
          <table:table-cell table:formula="of:=MATCH([.A800];[.$F$2:.$F$52];-1)" office:value-type="float" office:value="47" calcext:value-type="float">
            <text:p>47</text:p>
          </table:table-cell>
          <table:table-cell table:formula="of:=1.8*[.D800]+32" office:value-type="float" office:value="123.65266923182" calcext:value-type="float">
            <text:p>123.6526692318</text:p>
          </table:table-cell>
          <table:table-cell table:formula="of:=32+MATCH(9*[.A800];[.$Q$2:.$Q$91];-1)"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table:formula="of:=[.A800]-1" office:value-type="float" office:value="287" calcext:value-type="float">
            <text:p>287</text:p>
          </table:table-cell>
          <table:table-cell table:formula="of:=(10000*[.A801])/(1023-[.A801])" office:value-type="float" office:value="3899.45652173913" calcext:value-type="float">
            <text:p>3899.4565217391</text:p>
          </table:table-cell>
          <table:table-cell table:formula="of:=LN([.B801])" office:value-type="float" office:value="8.26859246900693" calcext:value-type="float">
            <text:p>8.268592469</text:p>
          </table:table-cell>
          <table:table-cell table:formula="of:=1/([.$B$57]+[.$B$58]*[.C801]+[.$B$59]*[.C801]*[.C801]+[.$B$60]*[.C801]*[.C801]*[.C801])-273.5" office:value-type="float" office:value="51.0643210278176" calcext:value-type="float">
            <text:p>51.0643210278</text:p>
          </table:table-cell>
          <table:table-cell table:formula="of:=MATCH([.A801];[.$F$2:.$F$52];-1)" office:value-type="float" office:value="48" calcext:value-type="float">
            <text:p>48</text:p>
          </table:table-cell>
          <table:table-cell table:formula="of:=1.8*[.D801]+32" office:value-type="float" office:value="123.915777850072" calcext:value-type="float">
            <text:p>123.9157778501</text:p>
          </table:table-cell>
          <table:table-cell table:formula="of:=32+MATCH(9*[.A801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1]-1" office:value-type="float" office:value="286" calcext:value-type="float">
            <text:p>286</text:p>
          </table:table-cell>
          <table:table-cell table:formula="of:=(10000*[.A802])/(1023-[.A802])" office:value-type="float" office:value="3880.59701492537" calcext:value-type="float">
            <text:p>3880.5970149254</text:p>
          </table:table-cell>
          <table:table-cell table:formula="of:=LN([.B802])" office:value-type="float" office:value="8.2637442906067" calcext:value-type="float">
            <text:p>8.2637442906</text:p>
          </table:table-cell>
          <table:table-cell table:formula="of:=1/([.$B$57]+[.$B$58]*[.C802]+[.$B$59]*[.C802]*[.C802]+[.$B$60]*[.C802]*[.C802]*[.C802])-273.5" office:value-type="float" office:value="51.2109211665342" calcext:value-type="float">
            <text:p>51.2109211665</text:p>
          </table:table-cell>
          <table:table-cell table:formula="of:=MATCH([.A802];[.$F$2:.$F$52];-1)" office:value-type="float" office:value="48" calcext:value-type="float">
            <text:p>48</text:p>
          </table:table-cell>
          <table:table-cell table:formula="of:=1.8*[.D802]+32" office:value-type="float" office:value="124.179658099761" calcext:value-type="float">
            <text:p>124.1796580998</text:p>
          </table:table-cell>
          <table:table-cell table:formula="of:=32+MATCH(9*[.A802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2]-1" office:value-type="float" office:value="285" calcext:value-type="float">
            <text:p>285</text:p>
          </table:table-cell>
          <table:table-cell table:formula="of:=(10000*[.A803])/(1023-[.A803])" office:value-type="float" office:value="3861.78861788618" calcext:value-type="float">
            <text:p>3861.7886178862</text:p>
          </table:table-cell>
          <table:table-cell table:formula="of:=LN([.B803])" office:value-type="float" office:value="8.25888572764436" calcext:value-type="float">
            <text:p>8.2588857276</text:p>
          </table:table-cell>
          <table:table-cell table:formula="of:=1/([.$B$57]+[.$B$58]*[.C803]+[.$B$59]*[.C803]*[.C803]+[.$B$60]*[.C803]*[.C803]*[.C803])-273.5" office:value-type="float" office:value="51.3579536182537" calcext:value-type="float">
            <text:p>51.3579536183</text:p>
          </table:table-cell>
          <table:table-cell table:formula="of:=MATCH([.A803];[.$F$2:.$F$52];-1)" office:value-type="float" office:value="48" calcext:value-type="float">
            <text:p>48</text:p>
          </table:table-cell>
          <table:table-cell table:formula="of:=1.8*[.D803]+32" office:value-type="float" office:value="124.444316512857" calcext:value-type="float">
            <text:p>124.4443165129</text:p>
          </table:table-cell>
          <table:table-cell table:formula="of:=32+MATCH(9*[.A803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3]-1" office:value-type="float" office:value="284" calcext:value-type="float">
            <text:p>284</text:p>
          </table:table-cell>
          <table:table-cell table:formula="of:=(10000*[.A804])/(1023-[.A804])" office:value-type="float" office:value="3843.03112313938" calcext:value-type="float">
            <text:p>3843.0311231394</text:p>
          </table:table-cell>
          <table:table-cell table:formula="of:=LN([.B804])" office:value-type="float" office:value="8.25401668918919" calcext:value-type="float">
            <text:p>8.2540166892</text:p>
          </table:table-cell>
          <table:table-cell table:formula="of:=1/([.$B$57]+[.$B$58]*[.C804]+[.$B$59]*[.C804]*[.C804]+[.$B$60]*[.C804]*[.C804]*[.C804])-273.5" office:value-type="float" office:value="51.5054220510199" calcext:value-type="float">
            <text:p>51.505422051</text:p>
          </table:table-cell>
          <table:table-cell table:formula="of:=MATCH([.A804];[.$F$2:.$F$52];-1)" office:value-type="float" office:value="48" calcext:value-type="float">
            <text:p>48</text:p>
          </table:table-cell>
          <table:table-cell table:formula="of:=1.8*[.D804]+32" office:value-type="float" office:value="124.709759691836" calcext:value-type="float">
            <text:p>124.7097596918</text:p>
          </table:table-cell>
          <table:table-cell table:formula="of:=32+MATCH(9*[.A804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4]-1" office:value-type="float" office:value="283" calcext:value-type="float">
            <text:p>283</text:p>
          </table:table-cell>
          <table:table-cell table:formula="of:=(10000*[.A805])/(1023-[.A805])" office:value-type="float" office:value="3824.32432432432" calcext:value-type="float">
            <text:p>3824.3243243243</text:p>
          </table:table-cell>
          <table:table-cell table:formula="of:=LN([.B805])" office:value-type="float" office:value="8.24913708342121" calcext:value-type="float">
            <text:p>8.2491370834</text:p>
          </table:table-cell>
          <table:table-cell table:formula="of:=1/([.$B$57]+[.$B$58]*[.C805]+[.$B$59]*[.C805]*[.C805]+[.$B$60]*[.C805]*[.C805]*[.C805])-273.5" office:value-type="float" office:value="51.6533301726369" calcext:value-type="float">
            <text:p>51.6533301726</text:p>
          </table:table-cell>
          <table:table-cell table:formula="of:=MATCH([.A805];[.$F$2:.$F$52];-1)" office:value-type="float" office:value="48" calcext:value-type="float">
            <text:p>48</text:p>
          </table:table-cell>
          <table:table-cell table:formula="of:=1.8*[.D805]+32" office:value-type="float" office:value="124.975994310746" calcext:value-type="float">
            <text:p>124.9759943107</text:p>
          </table:table-cell>
          <table:table-cell table:formula="of:=32+MATCH(9*[.A805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5]-1" office:value-type="float" office:value="282" calcext:value-type="float">
            <text:p>282</text:p>
          </table:table-cell>
          <table:table-cell table:formula="of:=(10000*[.A806])/(1023-[.A806])" office:value-type="float" office:value="3805.66801619433" calcext:value-type="float">
            <text:p>3805.6680161943</text:p>
          </table:table-cell>
          <table:table-cell table:formula="of:=LN([.B806])" office:value-type="float" office:value="8.24424681761821" calcext:value-type="float">
            <text:p>8.2442468176</text:p>
          </table:table-cell>
          <table:table-cell table:formula="of:=1/([.$B$57]+[.$B$58]*[.C806]+[.$B$59]*[.C806]*[.C806]+[.$B$60]*[.C806]*[.C806]*[.C806])-273.5" office:value-type="float" office:value="51.8016817312665" calcext:value-type="float">
            <text:p>51.8016817313</text:p>
          </table:table-cell>
          <table:table-cell table:formula="of:=MATCH([.A806];[.$F$2:.$F$52];-1)" office:value-type="float" office:value="48" calcext:value-type="float">
            <text:p>48</text:p>
          </table:table-cell>
          <table:table-cell table:formula="of:=1.8*[.D806]+32" office:value-type="float" office:value="125.24302711628" calcext:value-type="float">
            <text:p>125.2430271163</text:p>
          </table:table-cell>
          <table:table-cell table:formula="of:=32+MATCH(9*[.A806];[.$Q$2:.$Q$91];-1)"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table:formula="of:=[.A806]-1" office:value-type="float" office:value="281" calcext:value-type="float">
            <text:p>281</text:p>
          </table:table-cell>
          <table:table-cell table:formula="of:=(10000*[.A807])/(1023-[.A807])" office:value-type="float" office:value="3787.06199460916" calcext:value-type="float">
            <text:p>3787.0619946092</text:p>
          </table:table-cell>
          <table:table-cell table:formula="of:=LN([.B807])" office:value-type="float" office:value="8.23934579814255" calcext:value-type="float">
            <text:p>8.2393457981</text:p>
          </table:table-cell>
          <table:table-cell table:formula="of:=1/([.$B$57]+[.$B$58]*[.C807]+[.$B$59]*[.C807]*[.C807]+[.$B$60]*[.C807]*[.C807]*[.C807])-273.5" office:value-type="float" office:value="51.9504805160373" calcext:value-type="float">
            <text:p>51.950480516</text:p>
          </table:table-cell>
          <table:table-cell table:formula="of:=MATCH([.A807];[.$F$2:.$F$52];-1)" office:value-type="float" office:value="48" calcext:value-type="float">
            <text:p>48</text:p>
          </table:table-cell>
          <table:table-cell table:formula="of:=1.8*[.D807]+32" office:value-type="float" office:value="125.510864928867" calcext:value-type="float">
            <text:p>125.5108649289</text:p>
          </table:table-cell>
          <table:table-cell table:formula="of:=32+MATCH(9*[.A807];[.$Q$2:.$Q$91];-1)"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table:formula="of:=[.A807]-1" office:value-type="float" office:value="280" calcext:value-type="float">
            <text:p>280</text:p>
          </table:table-cell>
          <table:table-cell table:formula="of:=(10000*[.A808])/(1023-[.A808])" office:value-type="float" office:value="3768.50605652759" calcext:value-type="float">
            <text:p>3768.5060565276</text:p>
          </table:table-cell>
          <table:table-cell table:formula="of:=LN([.B808])" office:value-type="float" office:value="8.23443393042767" calcext:value-type="float">
            <text:p>8.2344339304</text:p>
          </table:table-cell>
          <table:table-cell table:formula="of:=1/([.$B$57]+[.$B$58]*[.C808]+[.$B$59]*[.C808]*[.C808]+[.$B$60]*[.C808]*[.C808]*[.C808])-273.5" office:value-type="float" office:value="52.0997303576648" calcext:value-type="float">
            <text:p>52.0997303577</text:p>
          </table:table-cell>
          <table:table-cell table:formula="of:=MATCH([.A808];[.$F$2:.$F$52];-1)" office:value-type="float" office:value="48" calcext:value-type="float">
            <text:p>48</text:p>
          </table:table-cell>
          <table:table-cell table:formula="of:=1.8*[.D808]+32" office:value-type="float" office:value="125.779514643797" calcext:value-type="float">
            <text:p>125.7795146438</text:p>
          </table:table-cell>
          <table:table-cell table:formula="of:=32+MATCH(9*[.A808];[.$Q$2:.$Q$91];-1)"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table:formula="of:=[.A808]-1" office:value-type="float" office:value="279" calcext:value-type="float">
            <text:p>279</text:p>
          </table:table-cell>
          <table:table-cell table:formula="of:=(10000*[.A809])/(1023-[.A809])" office:value-type="float" office:value="3750" calcext:value-type="float">
            <text:p>3750</text:p>
          </table:table-cell>
          <table:table-cell table:formula="of:=LN([.B809])" office:value-type="float" office:value="8.22951111896446" calcext:value-type="float">
            <text:p>8.229511119</text:p>
          </table:table-cell>
          <table:table-cell table:formula="of:=1/([.$B$57]+[.$B$58]*[.C809]+[.$B$59]*[.C809]*[.C809]+[.$B$60]*[.C809]*[.C809]*[.C809])-273.5" office:value-type="float" office:value="52.2494351290831" calcext:value-type="float">
            <text:p>52.2494351291</text:p>
          </table:table-cell>
          <table:table-cell table:formula="of:=MATCH([.A809];[.$F$2:.$F$52];-1)" office:value-type="float" office:value="48" calcext:value-type="float">
            <text:p>48</text:p>
          </table:table-cell>
          <table:table-cell table:formula="of:=1.8*[.D809]+32" office:value-type="float" office:value="126.04898323235" calcext:value-type="float">
            <text:p>126.0489832324</text:p>
          </table:table-cell>
          <table:table-cell table:formula="of:=32+MATCH(9*[.A809];[.$Q$2:.$Q$91];-1)"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table:formula="of:=[.A809]-1" office:value-type="float" office:value="278" calcext:value-type="float">
            <text:p>278</text:p>
          </table:table-cell>
          <table:table-cell table:formula="of:=(10000*[.A810])/(1023-[.A810])" office:value-type="float" office:value="3731.54362416107" calcext:value-type="float">
            <text:p>3731.5436241611</text:p>
          </table:table-cell>
          <table:table-cell table:formula="of:=LN([.B810])" office:value-type="float" office:value="8.22457726728726" calcext:value-type="float">
            <text:p>8.2245772673</text:p>
          </table:table-cell>
          <table:table-cell table:formula="of:=1/([.$B$57]+[.$B$58]*[.C810]+[.$B$59]*[.C810]*[.C810]+[.$B$60]*[.C810]*[.C810]*[.C810])-273.5" office:value-type="float" office:value="52.3995987460876" calcext:value-type="float">
            <text:p>52.3995987461</text:p>
          </table:table-cell>
          <table:table-cell table:formula="of:=MATCH([.A810];[.$F$2:.$F$52];-1)" office:value-type="float" office:value="48" calcext:value-type="float">
            <text:p>48</text:p>
          </table:table-cell>
          <table:table-cell table:formula="of:=1.8*[.D810]+32" office:value-type="float" office:value="126.319277742958" calcext:value-type="float">
            <text:p>126.319277743</text:p>
          </table:table-cell>
          <table:table-cell table:formula="of:=32+MATCH(9*[.A810];[.$Q$2:.$Q$91];-1)"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table:formula="of:=[.A810]-1" office:value-type="float" office:value="277" calcext:value-type="float">
            <text:p>277</text:p>
          </table:table-cell>
          <table:table-cell table:formula="of:=(10000*[.A811])/(1023-[.A811])" office:value-type="float" office:value="3713.13672922252" calcext:value-type="float">
            <text:p>3713.1367292225</text:p>
          </table:table-cell>
          <table:table-cell table:formula="of:=LN([.B811])" office:value-type="float" office:value="8.21963227795976" calcext:value-type="float">
            <text:p>8.219632278</text:p>
          </table:table-cell>
          <table:table-cell table:formula="of:=1/([.$B$57]+[.$B$58]*[.C811]+[.$B$59]*[.C811]*[.C811]+[.$B$60]*[.C811]*[.C811]*[.C811])-273.5" office:value-type="float" office:value="52.5502251679913" calcext:value-type="float">
            <text:p>52.550225168</text:p>
          </table:table-cell>
          <table:table-cell table:formula="of:=MATCH([.A811];[.$F$2:.$F$52];-1)" office:value-type="float" office:value="49" calcext:value-type="float">
            <text:p>49</text:p>
          </table:table-cell>
          <table:table-cell table:formula="of:=1.8*[.D811]+32" office:value-type="float" office:value="126.590405302384" calcext:value-type="float">
            <text:p>126.5904053024</text:p>
          </table:table-cell>
          <table:table-cell table:formula="of:=32+MATCH(9*[.A811];[.$Q$2:.$Q$91];-1)"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table:formula="of:=[.A811]-1" office:value-type="float" office:value="276" calcext:value-type="float">
            <text:p>276</text:p>
          </table:table-cell>
          <table:table-cell table:formula="of:=(10000*[.A812])/(1023-[.A812])" office:value-type="float" office:value="3694.77911646586" calcext:value-type="float">
            <text:p>3694.7791164659</text:p>
          </table:table-cell>
          <table:table-cell table:formula="of:=LN([.B812])" office:value-type="float" office:value="8.21467605256052" calcext:value-type="float">
            <text:p>8.2146760526</text:p>
          </table:table-cell>
          <table:table-cell table:formula="of:=1/([.$B$57]+[.$B$58]*[.C812]+[.$B$59]*[.C812]*[.C812]+[.$B$60]*[.C812]*[.C812]*[.C812])-273.5" office:value-type="float" office:value="52.7013183982914" calcext:value-type="float">
            <text:p>52.7013183983</text:p>
          </table:table-cell>
          <table:table-cell table:formula="of:=MATCH([.A812];[.$F$2:.$F$52];-1)" office:value-type="float" office:value="49" calcext:value-type="float">
            <text:p>49</text:p>
          </table:table-cell>
          <table:table-cell table:formula="of:=1.8*[.D812]+32" office:value-type="float" office:value="126.862373116925" calcext:value-type="float">
            <text:p>126.8623731169</text:p>
          </table:table-cell>
          <table:table-cell table:formula="of:=32+MATCH(9*[.A812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2]-1" office:value-type="float" office:value="275" calcext:value-type="float">
            <text:p>275</text:p>
          </table:table-cell>
          <table:table-cell table:formula="of:=(10000*[.A813])/(1023-[.A813])" office:value-type="float" office:value="3676.47058823529" calcext:value-type="float">
            <text:p>3676.4705882353</text:p>
          </table:table-cell>
          <table:table-cell table:formula="of:=LN([.B813])" office:value-type="float" office:value="8.20970849166828" calcext:value-type="float">
            <text:p>8.2097084917</text:p>
          </table:table-cell>
          <table:table-cell table:formula="of:=1/([.$B$57]+[.$B$58]*[.C813]+[.$B$59]*[.C813]*[.C813]+[.$B$60]*[.C813]*[.C813]*[.C813])-273.5" office:value-type="float" office:value="52.8528824853504" calcext:value-type="float">
            <text:p>52.8528824854</text:p>
          </table:table-cell>
          <table:table-cell table:formula="of:=MATCH([.A813];[.$F$2:.$F$52];-1)" office:value-type="float" office:value="49" calcext:value-type="float">
            <text:p>49</text:p>
          </table:table-cell>
          <table:table-cell table:formula="of:=1.8*[.D813]+32" office:value-type="float" office:value="127.135188473631" calcext:value-type="float">
            <text:p>127.1351884736</text:p>
          </table:table-cell>
          <table:table-cell table:formula="of:=32+MATCH(9*[.A813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3]-1" office:value-type="float" office:value="274" calcext:value-type="float">
            <text:p>274</text:p>
          </table:table-cell>
          <table:table-cell table:formula="of:=(10000*[.A814])/(1023-[.A814])" office:value-type="float" office:value="3658.21094793057" calcext:value-type="float">
            <text:p>3658.2109479306</text:p>
          </table:table-cell>
          <table:table-cell table:formula="of:=LN([.B814])" office:value-type="float" office:value="8.20472949484703" calcext:value-type="float">
            <text:p>8.2047294948</text:p>
          </table:table-cell>
          <table:table-cell table:formula="of:=1/([.$B$57]+[.$B$58]*[.C814]+[.$B$59]*[.C814]*[.C814]+[.$B$60]*[.C814]*[.C814]*[.C814])-273.5" office:value-type="float" office:value="53.0049215230886" calcext:value-type="float">
            <text:p>53.0049215231</text:p>
          </table:table-cell>
          <table:table-cell table:formula="of:=MATCH([.A814];[.$F$2:.$F$52];-1)" office:value-type="float" office:value="49" calcext:value-type="float">
            <text:p>49</text:p>
          </table:table-cell>
          <table:table-cell table:formula="of:=1.8*[.D814]+32" office:value-type="float" office:value="127.408858741559" calcext:value-type="float">
            <text:p>127.4088587416</text:p>
          </table:table-cell>
          <table:table-cell table:formula="of:=32+MATCH(9*[.A814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4]-1" office:value-type="float" office:value="273" calcext:value-type="float">
            <text:p>273</text:p>
          </table:table-cell>
          <table:table-cell table:formula="of:=(10000*[.A815])/(1023-[.A815])" office:value-type="float" office:value="3640" calcext:value-type="float">
            <text:p>3640</text:p>
          </table:table-cell>
          <table:table-cell table:formula="of:=LN([.B815])" office:value-type="float" office:value="8.19973896063079" calcext:value-type="float">
            <text:p>8.1997389606</text:p>
          </table:table-cell>
          <table:table-cell table:formula="of:=1/([.$B$57]+[.$B$58]*[.C815]+[.$B$59]*[.C815]*[.C815]+[.$B$60]*[.C815]*[.C815]*[.C815])-273.5" office:value-type="float" office:value="53.1574396516901" calcext:value-type="float">
            <text:p>53.1574396517</text:p>
          </table:table-cell>
          <table:table-cell table:formula="of:=MATCH([.A815];[.$F$2:.$F$52];-1)" office:value-type="float" office:value="49" calcext:value-type="float">
            <text:p>49</text:p>
          </table:table-cell>
          <table:table-cell table:formula="of:=1.8*[.D815]+32" office:value-type="float" office:value="127.683391373042" calcext:value-type="float">
            <text:p>127.683391373</text:p>
          </table:table-cell>
          <table:table-cell table:formula="of:=32+MATCH(9*[.A815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5]-1" office:value-type="float" office:value="272" calcext:value-type="float">
            <text:p>272</text:p>
          </table:table-cell>
          <table:table-cell table:formula="of:=(10000*[.A816])/(1023-[.A816])" office:value-type="float" office:value="3621.83754993342" calcext:value-type="float">
            <text:p>3621.8375499334</text:p>
          </table:table-cell>
          <table:table-cell table:formula="of:=LN([.B816])" office:value-type="float" office:value="8.19473678650805" calcext:value-type="float">
            <text:p>8.1947367865</text:p>
          </table:table-cell>
          <table:table-cell table:formula="of:=1/([.$B$57]+[.$B$58]*[.C816]+[.$B$59]*[.C816]*[.C816]+[.$B$60]*[.C816]*[.C816]*[.C816])-273.5" office:value-type="float" office:value="53.310441058323" calcext:value-type="float">
            <text:p>53.3104410583</text:p>
          </table:table-cell>
          <table:table-cell table:formula="of:=MATCH([.A816];[.$F$2:.$F$52];-1)" office:value-type="float" office:value="49" calcext:value-type="float">
            <text:p>49</text:p>
          </table:table-cell>
          <table:table-cell table:formula="of:=1.8*[.D816]+32" office:value-type="float" office:value="127.958793904981" calcext:value-type="float">
            <text:p>127.958793905</text:p>
          </table:table-cell>
          <table:table-cell table:formula="of:=32+MATCH(9*[.A816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6]-1" office:value-type="float" office:value="271" calcext:value-type="float">
            <text:p>271</text:p>
          </table:table-cell>
          <table:table-cell table:formula="of:=(10000*[.A817])/(1023-[.A817])" office:value-type="float" office:value="3603.72340425532" calcext:value-type="float">
            <text:p>3603.7234042553</text:p>
          </table:table-cell>
          <table:table-cell table:formula="of:=LN([.B817])" office:value-type="float" office:value="8.18972286890604" calcext:value-type="float">
            <text:p>8.1897228689</text:p>
          </table:table-cell>
          <table:table-cell table:formula="of:=1/([.$B$57]+[.$B$58]*[.C817]+[.$B$59]*[.C817]*[.C817]+[.$B$60]*[.C817]*[.C817]*[.C817])-273.5" office:value-type="float" office:value="53.4639299778725" calcext:value-type="float">
            <text:p>53.4639299779</text:p>
          </table:table-cell>
          <table:table-cell table:formula="of:=MATCH([.A817];[.$F$2:.$F$52];-1)" office:value-type="float" office:value="49" calcext:value-type="float">
            <text:p>49</text:p>
          </table:table-cell>
          <table:table-cell table:formula="of:=1.8*[.D817]+32" office:value-type="float" office:value="128.23507396017" calcext:value-type="float">
            <text:p>128.2350739602</text:p>
          </table:table-cell>
          <table:table-cell table:formula="of:=32+MATCH(9*[.A817];[.$Q$2:.$Q$91];-1)"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formula="of:=[.A817]-1" office:value-type="float" office:value="270" calcext:value-type="float">
            <text:p>270</text:p>
          </table:table-cell>
          <table:table-cell table:formula="of:=(10000*[.A818])/(1023-[.A818])" office:value-type="float" office:value="3585.65737051793" calcext:value-type="float">
            <text:p>3585.6573705179</text:p>
          </table:table-cell>
          <table:table-cell table:formula="of:=LN([.B818])" office:value-type="float" office:value="8.18469710317466" calcext:value-type="float">
            <text:p>8.1846971032</text:p>
          </table:table-cell>
          <table:table-cell table:formula="of:=1/([.$B$57]+[.$B$58]*[.C818]+[.$B$59]*[.C818]*[.C818]+[.$B$60]*[.C818]*[.C818]*[.C818])-273.5" office:value-type="float" office:value="53.6179106936876" calcext:value-type="float">
            <text:p>53.6179106937</text:p>
          </table:table-cell>
          <table:table-cell table:formula="of:=MATCH([.A818];[.$F$2:.$F$52];-1)" office:value-type="float" office:value="49" calcext:value-type="float">
            <text:p>49</text:p>
          </table:table-cell>
          <table:table-cell table:formula="of:=1.8*[.D818]+32" office:value-type="float" office:value="128.512239248638" calcext:value-type="float">
            <text:p>128.5122392486</text:p>
          </table:table-cell>
          <table:table-cell table:formula="of:=32+MATCH(9*[.A818];[.$Q$2:.$Q$91];-1)"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table:formula="of:=[.A818]-1" office:value-type="float" office:value="269" calcext:value-type="float">
            <text:p>269</text:p>
          </table:table-cell>
          <table:table-cell table:formula="of:=(10000*[.A819])/(1023-[.A819])" office:value-type="float" office:value="3567.63925729443" calcext:value-type="float">
            <text:p>3567.6392572944</text:p>
          </table:table-cell>
          <table:table-cell table:formula="of:=LN([.B819])" office:value-type="float" office:value="8.17965938357007" calcext:value-type="float">
            <text:p>8.1796593836</text:p>
          </table:table-cell>
          <table:table-cell table:formula="of:=1/([.$B$57]+[.$B$58]*[.C819]+[.$B$59]*[.C819]*[.C819]+[.$B$60]*[.C819]*[.C819]*[.C819])-273.5" office:value-type="float" office:value="53.7723875383444" calcext:value-type="float">
            <text:p>53.7723875383</text:p>
          </table:table-cell>
          <table:table-cell table:formula="of:=MATCH([.A819];[.$F$2:.$F$52];-1)" office:value-type="float" office:value="49" calcext:value-type="float">
            <text:p>49</text:p>
          </table:table-cell>
          <table:table-cell table:formula="of:=1.8*[.D819]+32" office:value-type="float" office:value="128.79029756902" calcext:value-type="float">
            <text:p>128.790297569</text:p>
          </table:table-cell>
          <table:table-cell table:formula="of:=32+MATCH(9*[.A819];[.$Q$2:.$Q$91];-1)"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table:formula="of:=[.A819]-1" office:value-type="float" office:value="268" calcext:value-type="float">
            <text:p>268</text:p>
          </table:table-cell>
          <table:table-cell table:formula="of:=(10000*[.A820])/(1023-[.A820])" office:value-type="float" office:value="3549.66887417219" calcext:value-type="float">
            <text:p>3549.6688741722</text:p>
          </table:table-cell>
          <table:table-cell table:formula="of:=LN([.B820])" office:value-type="float" office:value="8.17460960323801" calcext:value-type="float">
            <text:p>8.1746096032</text:p>
          </table:table-cell>
          <table:table-cell table:formula="of:=1/([.$B$57]+[.$B$58]*[.C820]+[.$B$59]*[.C820]*[.C820]+[.$B$60]*[.C820]*[.C820]*[.C820])-273.5" office:value-type="float" office:value="53.9273648944209" calcext:value-type="float">
            <text:p>53.9273648944</text:p>
          </table:table-cell>
          <table:table-cell table:formula="of:=MATCH([.A820];[.$F$2:.$F$52];-1)" office:value-type="float" office:value="49" calcext:value-type="float">
            <text:p>49</text:p>
          </table:table-cell>
          <table:table-cell table:formula="of:=1.8*[.D820]+32" office:value-type="float" office:value="129.069256809958" calcext:value-type="float">
            <text:p>129.06925681</text:p>
          </table:table-cell>
          <table:table-cell table:formula="of:=32+MATCH(9*[.A820];[.$Q$2:.$Q$91];-1)"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table:formula="of:=[.A820]-1" office:value-type="float" office:value="267" calcext:value-type="float">
            <text:p>267</text:p>
          </table:table-cell>
          <table:table-cell table:formula="of:=(10000*[.A821])/(1023-[.A821])" office:value-type="float" office:value="3531.74603174603" calcext:value-type="float">
            <text:p>3531.746031746</text:p>
          </table:table-cell>
          <table:table-cell table:formula="of:=LN([.B821])" office:value-type="float" office:value="8.1695476541969" calcext:value-type="float">
            <text:p>8.1695476542</text:p>
          </table:table-cell>
          <table:table-cell table:formula="of:=1/([.$B$57]+[.$B$58]*[.C821]+[.$B$59]*[.C821]*[.C821]+[.$B$60]*[.C821]*[.C821]*[.C821])-273.5" office:value-type="float" office:value="54.0828471952899" calcext:value-type="float">
            <text:p>54.0828471953</text:p>
          </table:table-cell>
          <table:table-cell table:formula="of:=MATCH([.A821];[.$F$2:.$F$52];-1)" office:value-type="float" office:value="50" calcext:value-type="float">
            <text:p>50</text:p>
          </table:table-cell>
          <table:table-cell table:formula="of:=1.8*[.D821]+32" office:value-type="float" office:value="129.349124951522" calcext:value-type="float">
            <text:p>129.3491249515</text:p>
          </table:table-cell>
          <table:table-cell table:formula="of:=32+MATCH(9*[.A821];[.$Q$2:.$Q$91];-1)"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table:formula="of:=[.A821]-1" office:value-type="float" office:value="266" calcext:value-type="float">
            <text:p>266</text:p>
          </table:table-cell>
          <table:table-cell table:formula="of:=(10000*[.A822])/(1023-[.A822])" office:value-type="float" office:value="3513.87054161163" calcext:value-type="float">
            <text:p>3513.8705416116</text:p>
          </table:table-cell>
          <table:table-cell table:formula="of:=LN([.B822])" office:value-type="float" office:value="8.16447342732043" calcext:value-type="float">
            <text:p>8.1644734273</text:p>
          </table:table-cell>
          <table:table-cell table:formula="of:=1/([.$B$57]+[.$B$58]*[.C822]+[.$B$59]*[.C822]*[.C822]+[.$B$60]*[.C822]*[.C822]*[.C822])-273.5" office:value-type="float" office:value="54.2388389259253" calcext:value-type="float">
            <text:p>54.2388389259</text:p>
          </table:table-cell>
          <table:table-cell table:formula="of:=MATCH([.A822];[.$F$2:.$F$52];-1)" office:value-type="float" office:value="50" calcext:value-type="float">
            <text:p>50</text:p>
          </table:table-cell>
          <table:table-cell table:formula="of:=1.8*[.D822]+32" office:value-type="float" office:value="129.629910066666" calcext:value-type="float">
            <text:p>129.6299100667</text:p>
          </table:table-cell>
          <table:table-cell table:formula="of:=32+MATCH(9*[.A822];[.$Q$2:.$Q$91];-1)"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table:formula="of:=[.A822]-1" office:value-type="float" office:value="265" calcext:value-type="float">
            <text:p>265</text:p>
          </table:table-cell>
          <table:table-cell table:formula="of:=(10000*[.A823])/(1023-[.A823])" office:value-type="float" office:value="3496.04221635884" calcext:value-type="float">
            <text:p>3496.0422163588</text:p>
          </table:table-cell>
          <table:table-cell table:formula="of:=LN([.B823])" office:value-type="float" office:value="8.15938681232003" calcext:value-type="float">
            <text:p>8.1593868123</text:p>
          </table:table-cell>
          <table:table-cell table:formula="of:=1/([.$B$57]+[.$B$58]*[.C823]+[.$B$59]*[.C823]*[.C823]+[.$B$60]*[.C823]*[.C823]*[.C823])-273.5" office:value-type="float" office:value="54.3953446237251" calcext:value-type="float">
            <text:p>54.3953446237</text:p>
          </table:table-cell>
          <table:table-cell table:formula="of:=MATCH([.A823];[.$F$2:.$F$52];-1)" office:value-type="float" office:value="50" calcext:value-type="float">
            <text:p>50</text:p>
          </table:table-cell>
          <table:table-cell table:formula="of:=1.8*[.D823]+32" office:value-type="float" office:value="129.911620322705" calcext:value-type="float">
            <text:p>129.9116203227</text:p>
          </table:table-cell>
          <table:table-cell table:formula="of:=32+MATCH(9*[.A82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3]-1" office:value-type="float" office:value="264" calcext:value-type="float">
            <text:p>264</text:p>
          </table:table-cell>
          <table:table-cell table:formula="of:=(10000*[.A824])/(1023-[.A824])" office:value-type="float" office:value="3478.26086956522" calcext:value-type="float">
            <text:p>3478.2608695652</text:p>
          </table:table-cell>
          <table:table-cell table:formula="of:=LN([.B824])" office:value-type="float" office:value="8.15428769772687" calcext:value-type="float">
            <text:p>8.1542876977</text:p>
          </table:table-cell>
          <table:table-cell table:formula="of:=1/([.$B$57]+[.$B$58]*[.C824]+[.$B$59]*[.C824]*[.C824]+[.$B$60]*[.C824]*[.C824]*[.C824])-273.5" office:value-type="float" office:value="54.5523688793499" calcext:value-type="float">
            <text:p>54.5523688793</text:p>
          </table:table-cell>
          <table:table-cell table:formula="of:=MATCH([.A824];[.$F$2:.$F$52];-1)" office:value-type="float" office:value="50" calcext:value-type="float">
            <text:p>50</text:p>
          </table:table-cell>
          <table:table-cell table:formula="of:=1.8*[.D824]+32" office:value-type="float" office:value="130.19426398283" calcext:value-type="float">
            <text:p>130.1942639828</text:p>
          </table:table-cell>
          <table:table-cell table:formula="of:=32+MATCH(9*[.A82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4]-1" office:value-type="float" office:value="263" calcext:value-type="float">
            <text:p>263</text:p>
          </table:table-cell>
          <table:table-cell table:formula="of:=(10000*[.A825])/(1023-[.A825])" office:value-type="float" office:value="3460.52631578947" calcext:value-type="float">
            <text:p>3460.5263157895</text:p>
          </table:table-cell>
          <table:table-cell table:formula="of:=LN([.B825])" office:value-type="float" office:value="8.14917597087357" calcext:value-type="float">
            <text:p>8.1491759709</text:p>
          </table:table-cell>
          <table:table-cell table:formula="of:=1/([.$B$57]+[.$B$58]*[.C825]+[.$B$59]*[.C825]*[.C825]+[.$B$60]*[.C825]*[.C825]*[.C825])-273.5" office:value-type="float" office:value="54.7099163375789" calcext:value-type="float">
            <text:p>54.7099163376</text:p>
          </table:table-cell>
          <table:table-cell table:formula="of:=MATCH([.A825];[.$F$2:.$F$52];-1)" office:value-type="float" office:value="50" calcext:value-type="float">
            <text:p>50</text:p>
          </table:table-cell>
          <table:table-cell table:formula="of:=1.8*[.D825]+32" office:value-type="float" office:value="130.477849407642" calcext:value-type="float">
            <text:p>130.4778494076</text:p>
          </table:table-cell>
          <table:table-cell table:formula="of:=32+MATCH(9*[.A82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5]-1" office:value-type="float" office:value="262" calcext:value-type="float">
            <text:p>262</text:p>
          </table:table-cell>
          <table:table-cell table:formula="of:=(10000*[.A826])/(1023-[.A826])" office:value-type="float" office:value="3442.83837056505" calcext:value-type="float">
            <text:p>3442.8383705651</text:p>
          </table:table-cell>
          <table:table-cell table:formula="of:=LN([.B826])" office:value-type="float" office:value="8.14405151787559" calcext:value-type="float">
            <text:p>8.1440515179</text:p>
          </table:table-cell>
          <table:table-cell table:formula="of:=1/([.$B$57]+[.$B$58]*[.C826]+[.$B$59]*[.C826]*[.C826]+[.$B$60]*[.C826]*[.C826]*[.C826])-273.5" office:value-type="float" office:value="54.8679916981821" calcext:value-type="float">
            <text:p>54.8679916982</text:p>
          </table:table-cell>
          <table:table-cell table:formula="of:=MATCH([.A826];[.$F$2:.$F$52];-1)" office:value-type="float" office:value="50" calcext:value-type="float">
            <text:p>50</text:p>
          </table:table-cell>
          <table:table-cell table:formula="of:=1.8*[.D826]+32" office:value-type="float" office:value="130.762385056728" calcext:value-type="float">
            <text:p>130.7623850567</text:p>
          </table:table-cell>
          <table:table-cell table:formula="of:=32+MATCH(9*[.A82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6]-1" office:value-type="float" office:value="261" calcext:value-type="float">
            <text:p>261</text:p>
          </table:table-cell>
          <table:table-cell table:formula="of:=(10000*[.A827])/(1023-[.A827])" office:value-type="float" office:value="3425.1968503937" calcext:value-type="float">
            <text:p>3425.1968503937</text:p>
          </table:table-cell>
          <table:table-cell table:formula="of:=LN([.B827])" office:value-type="float" office:value="8.13891422361223" calcext:value-type="float">
            <text:p>8.1389142236</text:p>
          </table:table-cell>
          <table:table-cell table:formula="of:=1/([.$B$57]+[.$B$58]*[.C827]+[.$B$59]*[.C827]*[.C827]+[.$B$60]*[.C827]*[.C827]*[.C827])-273.5" office:value-type="float" office:value="55.0265997168095" calcext:value-type="float">
            <text:p>55.0265997168</text:p>
          </table:table-cell>
          <table:table-cell table:formula="of:=MATCH([.A827];[.$F$2:.$F$52];-1)" office:value-type="float" office:value="50" calcext:value-type="float">
            <text:p>50</text:p>
          </table:table-cell>
          <table:table-cell table:formula="of:=1.8*[.D827]+32" office:value-type="float" office:value="131.047879490257" calcext:value-type="float">
            <text:p>131.0478794903</text:p>
          </table:table-cell>
          <table:table-cell table:formula="of:=32+MATCH(9*[.A82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7]-1" office:value-type="float" office:value="260" calcext:value-type="float">
            <text:p>260</text:p>
          </table:table-cell>
          <table:table-cell table:formula="of:=(10000*[.A828])/(1023-[.A828])" office:value-type="float" office:value="3407.60157273919" calcext:value-type="float">
            <text:p>3407.6015727392</text:p>
          </table:table-cell>
          <table:table-cell table:formula="of:=LN([.B828])" office:value-type="float" office:value="8.13376397170725" calcext:value-type="float">
            <text:p>8.1337639717</text:p>
          </table:table-cell>
          <table:table-cell table:formula="of:=1/([.$B$57]+[.$B$58]*[.C828]+[.$B$59]*[.C828]*[.C828]+[.$B$60]*[.C828]*[.C828]*[.C828])-273.5" office:value-type="float" office:value="55.1857452058989" calcext:value-type="float">
            <text:p>55.1857452059</text:p>
          </table:table-cell>
          <table:table-cell table:formula="of:=MATCH([.A828];[.$F$2:.$F$52];-1)" office:value-type="float" office:value="50" calcext:value-type="float">
            <text:p>50</text:p>
          </table:table-cell>
          <table:table-cell table:formula="of:=1.8*[.D828]+32" office:value-type="float" office:value="131.334341370618" calcext:value-type="float">
            <text:p>131.3343413706</text:p>
          </table:table-cell>
          <table:table-cell table:formula="of:=32+MATCH(9*[.A82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8]-1" office:value-type="float" office:value="259" calcext:value-type="float">
            <text:p>259</text:p>
          </table:table-cell>
          <table:table-cell table:formula="of:=(10000*[.A829])/(1023-[.A829])" office:value-type="float" office:value="3390.05235602094" calcext:value-type="float">
            <text:p>3390.052356021</text:p>
          </table:table-cell>
          <table:table-cell table:formula="of:=LN([.B829])" office:value-type="float" office:value="8.1286006445092" calcext:value-type="float">
            <text:p>8.1286006445</text:p>
          </table:table-cell>
          <table:table-cell table:formula="of:=1/([.$B$57]+[.$B$58]*[.C829]+[.$B$59]*[.C829]*[.C829]+[.$B$60]*[.C829]*[.C829]*[.C829])-273.5" office:value-type="float" office:value="55.3454330356013" calcext:value-type="float">
            <text:p>55.3454330356</text:p>
          </table:table-cell>
          <table:table-cell table:formula="of:=MATCH([.A829];[.$F$2:.$F$52];-1)" office:value-type="float" office:value="50" calcext:value-type="float">
            <text:p>50</text:p>
          </table:table-cell>
          <table:table-cell table:formula="of:=1.8*[.D829]+32" office:value-type="float" office:value="131.621779464082" calcext:value-type="float">
            <text:p>131.6217794641</text:p>
          </table:table-cell>
          <table:table-cell table:formula="of:=32+MATCH(9*[.A82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29]-1" office:value-type="float" office:value="258" calcext:value-type="float">
            <text:p>258</text:p>
          </table:table-cell>
          <table:table-cell table:formula="of:=(10000*[.A830])/(1023-[.A830])" office:value-type="float" office:value="3372.54901960784" calcext:value-type="float">
            <text:p>3372.5490196079</text:p>
          </table:table-cell>
          <table:table-cell table:formula="of:=LN([.B830])" office:value-type="float" office:value="8.12342412307127" calcext:value-type="float">
            <text:p>8.1234241231</text:p>
          </table:table-cell>
          <table:table-cell table:formula="of:=1/([.$B$57]+[.$B$58]*[.C830]+[.$B$59]*[.C830]*[.C830]+[.$B$60]*[.C830]*[.C830]*[.C830])-273.5" office:value-type="float" office:value="55.5056681347251" calcext:value-type="float">
            <text:p>55.5056681347</text:p>
          </table:table-cell>
          <table:table-cell table:formula="of:=MATCH([.A830];[.$F$2:.$F$52];-1)" office:value-type="float" office:value="50" calcext:value-type="float">
            <text:p>50</text:p>
          </table:table-cell>
          <table:table-cell table:formula="of:=1.8*[.D830]+32" office:value-type="float" office:value="131.910202642505" calcext:value-type="float">
            <text:p>131.9102026425</text:p>
          </table:table-cell>
          <table:table-cell table:formula="of:=32+MATCH(9*[.A83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0]-1" office:value-type="float" office:value="257" calcext:value-type="float">
            <text:p>257</text:p>
          </table:table-cell>
          <table:table-cell table:formula="of:=(10000*[.A831])/(1023-[.A831])" office:value-type="float" office:value="3355.09138381201" calcext:value-type="float">
            <text:p>3355.091383812</text:p>
          </table:table-cell>
          <table:table-cell table:formula="of:=LN([.B831])" office:value-type="float" office:value="8.11823428713081" calcext:value-type="float">
            <text:p>8.1182342871</text:p>
          </table:table-cell>
          <table:table-cell table:formula="of:=1/([.$B$57]+[.$B$58]*[.C831]+[.$B$59]*[.C831]*[.C831]+[.$B$60]*[.C831]*[.C831]*[.C831])-273.5" office:value-type="float" office:value="55.6664554916993" calcext:value-type="float">
            <text:p>55.6664554917</text:p>
          </table:table-cell>
          <table:table-cell table:formula="of:=MATCH([.A831];[.$F$2:.$F$52];-1)" office:value-type="float" office:value="51" calcext:value-type="float">
            <text:p>51</text:p>
          </table:table-cell>
          <table:table-cell table:formula="of:=1.8*[.D831]+32" office:value-type="float" office:value="132.199619885059" calcext:value-type="float">
            <text:p>132.1996198851</text:p>
          </table:table-cell>
          <table:table-cell table:formula="of:=32+MATCH(9*[.A83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1]-1" office:value-type="float" office:value="256" calcext:value-type="float">
            <text:p>256</text:p>
          </table:table-cell>
          <table:table-cell table:formula="of:=(10000*[.A832])/(1023-[.A832])" office:value-type="float" office:value="3337.67926988266" calcext:value-type="float">
            <text:p>3337.6792698827</text:p>
          </table:table-cell>
          <table:table-cell table:formula="of:=LN([.B832])" office:value-type="float" office:value="8.11303101508849" calcext:value-type="float">
            <text:p>8.1130310151</text:p>
          </table:table-cell>
          <table:table-cell table:formula="of:=1/([.$B$57]+[.$B$58]*[.C832]+[.$B$59]*[.C832]*[.C832]+[.$B$60]*[.C832]*[.C832]*[.C832])-273.5" office:value-type="float" office:value="55.8278001555557" calcext:value-type="float">
            <text:p>55.8278001556</text:p>
          </table:table-cell>
          <table:table-cell table:formula="of:=MATCH([.A832];[.$F$2:.$F$52];-1)" office:value-type="float" office:value="51" calcext:value-type="float">
            <text:p>51</text:p>
          </table:table-cell>
          <table:table-cell table:formula="of:=1.8*[.D832]+32" office:value-type="float" office:value="132.49004028" calcext:value-type="float">
            <text:p>132.49004028</text:p>
          </table:table-cell>
          <table:table-cell table:formula="of:=32+MATCH(9*[.A83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2]-1" office:value-type="float" office:value="255" calcext:value-type="float">
            <text:p>255</text:p>
          </table:table-cell>
          <table:table-cell table:formula="of:=(10000*[.A833])/(1023-[.A833])" office:value-type="float" office:value="3320.3125" calcext:value-type="float">
            <text:p>3320.3125</text:p>
          </table:table-cell>
          <table:table-cell table:formula="of:=LN([.B833])" office:value-type="float" office:value="8.10781418398694" calcext:value-type="float">
            <text:p>8.107814184</text:p>
          </table:table-cell>
          <table:table-cell table:formula="of:=1/([.$B$57]+[.$B$58]*[.C833]+[.$B$59]*[.C833]*[.C833]+[.$B$60]*[.C833]*[.C833]*[.C833])-273.5" office:value-type="float" office:value="55.9897072369325" calcext:value-type="float">
            <text:p>55.9897072369</text:p>
          </table:table-cell>
          <table:table-cell table:formula="of:=MATCH([.A833];[.$F$2:.$F$52];-1)" office:value-type="float" office:value="51" calcext:value-type="float">
            <text:p>51</text:p>
          </table:table-cell>
          <table:table-cell table:formula="of:=1.8*[.D833]+32" office:value-type="float" office:value="132.781473026479" calcext:value-type="float">
            <text:p>132.7814730265</text:p>
          </table:table-cell>
          <table:table-cell table:formula="of:=32+MATCH(9*[.A83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3]-1" office:value-type="float" office:value="254" calcext:value-type="float">
            <text:p>254</text:p>
          </table:table-cell>
          <table:table-cell table:formula="of:=(10000*[.A834])/(1023-[.A834])" office:value-type="float" office:value="3302.99089726918" calcext:value-type="float">
            <text:p>3302.9908972692</text:p>
          </table:table-cell>
          <table:table-cell table:formula="of:=LN([.B834])" office:value-type="float" office:value="8.10258366948908" calcext:value-type="float">
            <text:p>8.1025836695</text:p>
          </table:table-cell>
          <table:table-cell table:formula="of:=1/([.$B$57]+[.$B$58]*[.C834]+[.$B$59]*[.C834]*[.C834]+[.$B$60]*[.C834]*[.C834]*[.C834])-273.5" office:value-type="float" office:value="56.1521819090964" calcext:value-type="float">
            <text:p>56.1521819091</text:p>
          </table:table-cell>
          <table:table-cell table:formula="of:=MATCH([.A834];[.$F$2:.$F$52];-1)" office:value-type="float" office:value="51" calcext:value-type="float">
            <text:p>51</text:p>
          </table:table-cell>
          <table:table-cell table:formula="of:=1.8*[.D834]+32" office:value-type="float" office:value="133.073927436374" calcext:value-type="float">
            <text:p>133.0739274364</text:p>
          </table:table-cell>
          <table:table-cell table:formula="of:=32+MATCH(9*[.A83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4]-1" office:value-type="float" office:value="253" calcext:value-type="float">
            <text:p>253</text:p>
          </table:table-cell>
          <table:table-cell table:formula="of:=(10000*[.A835])/(1023-[.A835])" office:value-type="float" office:value="3285.71428571429" calcext:value-type="float">
            <text:p>3285.7142857143</text:p>
          </table:table-cell>
          <table:table-cell table:formula="of:=LN([.B835])" office:value-type="float" office:value="8.09733934585597" calcext:value-type="float">
            <text:p>8.0973393459</text:p>
          </table:table-cell>
          <table:table-cell table:formula="of:=1/([.$B$57]+[.$B$58]*[.C835]+[.$B$59]*[.C835]*[.C835]+[.$B$60]*[.C835]*[.C835]*[.C835])-273.5" office:value-type="float" office:value="56.3152294089874" calcext:value-type="float">
            <text:p>56.315229409</text:p>
          </table:table-cell>
          <table:table-cell table:formula="of:=MATCH([.A835];[.$F$2:.$F$52];-1)" office:value-type="float" office:value="51" calcext:value-type="float">
            <text:p>51</text:p>
          </table:table-cell>
          <table:table-cell table:formula="of:=1.8*[.D835]+32" office:value-type="float" office:value="133.367412936177" calcext:value-type="float">
            <text:p>133.3674129362</text:p>
          </table:table-cell>
          <table:table-cell table:formula="of:=32+MATCH(9*[.A83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5]-1" office:value-type="float" office:value="252" calcext:value-type="float">
            <text:p>252</text:p>
          </table:table-cell>
          <table:table-cell table:formula="of:=(10000*[.A836])/(1023-[.A836])" office:value-type="float" office:value="3268.48249027237" calcext:value-type="float">
            <text:p>3268.4824902724</text:p>
          </table:table-cell>
          <table:table-cell table:formula="of:=LN([.B836])" office:value-type="float" office:value="8.09208108592428" calcext:value-type="float">
            <text:p>8.0920810859</text:p>
          </table:table-cell>
          <table:table-cell table:formula="of:=1/([.$B$57]+[.$B$58]*[.C836]+[.$B$59]*[.C836]*[.C836]+[.$B$60]*[.C836]*[.C836]*[.C836])-273.5" office:value-type="float" office:value="56.4788550382837" calcext:value-type="float">
            <text:p>56.4788550383</text:p>
          </table:table-cell>
          <table:table-cell table:formula="of:=MATCH([.A836];[.$F$2:.$F$52];-1)" office:value-type="float" office:value="51" calcext:value-type="float">
            <text:p>51</text:p>
          </table:table-cell>
          <table:table-cell table:formula="of:=1.8*[.D836]+32" office:value-type="float" office:value="133.661939068911" calcext:value-type="float">
            <text:p>133.6619390689</text:p>
          </table:table-cell>
          <table:table-cell table:formula="of:=32+MATCH(9*[.A83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6]-1" office:value-type="float" office:value="251" calcext:value-type="float">
            <text:p>251</text:p>
          </table:table-cell>
          <table:table-cell table:formula="of:=(10000*[.A837])/(1023-[.A837])" office:value-type="float" office:value="3251.29533678756" calcext:value-type="float">
            <text:p>3251.2953367876</text:p>
          </table:table-cell>
          <table:table-cell table:formula="of:=LN([.B837])" office:value-type="float" office:value="8.08680876108319" calcext:value-type="float">
            <text:p>8.0868087611</text:p>
          </table:table-cell>
          <table:table-cell table:formula="of:=1/([.$B$57]+[.$B$58]*[.C837]+[.$B$59]*[.C837]*[.C837]+[.$B$60]*[.C837]*[.C837]*[.C837])-273.5" office:value-type="float" office:value="56.6430641644901" calcext:value-type="float">
            <text:p>56.6430641645</text:p>
          </table:table-cell>
          <table:table-cell table:formula="of:=MATCH([.A837];[.$F$2:.$F$52];-1)" office:value-type="float" office:value="51" calcext:value-type="float">
            <text:p>51</text:p>
          </table:table-cell>
          <table:table-cell table:formula="of:=1.8*[.D837]+32" office:value-type="float" office:value="133.957515496082" calcext:value-type="float">
            <text:p>133.9575154961</text:p>
          </table:table-cell>
          <table:table-cell table:formula="of:=32+MATCH(9*[.A83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7]-1" office:value-type="float" office:value="250" calcext:value-type="float">
            <text:p>250</text:p>
          </table:table-cell>
          <table:table-cell table:formula="of:=(10000*[.A838])/(1023-[.A838])" office:value-type="float" office:value="3234.15265200517" calcext:value-type="float">
            <text:p>3234.1526520052</text:p>
          </table:table-cell>
          <table:table-cell table:formula="of:=LN([.B838])" office:value-type="float" office:value="8.08152224125101" calcext:value-type="float">
            <text:p>8.0815222413</text:p>
          </table:table-cell>
          <table:table-cell table:formula="of:=1/([.$B$57]+[.$B$58]*[.C838]+[.$B$59]*[.C838]*[.C838]+[.$B$60]*[.C838]*[.C838]*[.C838])-273.5" office:value-type="float" office:value="56.8078622220475" calcext:value-type="float">
            <text:p>56.807862222</text:p>
          </table:table-cell>
          <table:table-cell table:formula="of:=MATCH([.A838];[.$F$2:.$F$52];-1)" office:value-type="float" office:value="51" calcext:value-type="float">
            <text:p>51</text:p>
          </table:table-cell>
          <table:table-cell table:formula="of:=1.8*[.D838]+32" office:value-type="float" office:value="134.254151999685" calcext:value-type="float">
            <text:p>134.2541519997</text:p>
          </table:table-cell>
          <table:table-cell table:formula="of:=32+MATCH(9*[.A83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8]-1" office:value-type="float" office:value="249" calcext:value-type="float">
            <text:p>249</text:p>
          </table:table-cell>
          <table:table-cell table:formula="of:=(10000*[.A839])/(1023-[.A839])" office:value-type="float" office:value="3217.05426356589" calcext:value-type="float">
            <text:p>3217.0542635659</text:p>
          </table:table-cell>
          <table:table-cell table:formula="of:=LN([.B839])" office:value-type="float" office:value="8.07622139485116" calcext:value-type="float">
            <text:p>8.0762213949</text:p>
          </table:table-cell>
          <table:table-cell table:formula="of:=1/([.$B$57]+[.$B$58]*[.C839]+[.$B$59]*[.C839]*[.C839]+[.$B$60]*[.C839]*[.C839]*[.C839])-273.5" office:value-type="float" office:value="56.973254713466" calcext:value-type="float">
            <text:p>56.9732547135</text:p>
          </table:table-cell>
          <table:table-cell table:formula="of:=MATCH([.A839];[.$F$2:.$F$52];-1)" office:value-type="float" office:value="51" calcext:value-type="float">
            <text:p>51</text:p>
          </table:table-cell>
          <table:table-cell table:formula="of:=1.8*[.D839]+32" office:value-type="float" office:value="134.551858484239" calcext:value-type="float">
            <text:p>134.5518584842</text:p>
          </table:table-cell>
          <table:table-cell table:formula="of:=32+MATCH(9*[.A83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39]-1" office:value-type="float" office:value="248" calcext:value-type="float">
            <text:p>248</text:p>
          </table:table-cell>
          <table:table-cell table:formula="of:=(10000*[.A840])/(1023-[.A840])" office:value-type="float" office:value="3200" calcext:value-type="float">
            <text:p>3200</text:p>
          </table:table-cell>
          <table:table-cell table:formula="of:=LN([.B840])" office:value-type="float" office:value="8.07090608878782" calcext:value-type="float">
            <text:p>8.0709060888</text:p>
          </table:table-cell>
          <table:table-cell table:formula="of:=1/([.$B$57]+[.$B$58]*[.C840]+[.$B$59]*[.C840]*[.C840]+[.$B$60]*[.C840]*[.C840]*[.C840])-273.5" office:value-type="float" office:value="57.1392472104827" calcext:value-type="float">
            <text:p>57.1392472105</text:p>
          </table:table-cell>
          <table:table-cell table:formula="of:=MATCH([.A840];[.$F$2:.$F$52];-1)" office:value-type="float" office:value="51" calcext:value-type="float">
            <text:p>51</text:p>
          </table:table-cell>
          <table:table-cell table:formula="of:=1.8*[.D840]+32" office:value-type="float" office:value="134.850644978869" calcext:value-type="float">
            <text:p>134.8506449789</text:p>
          </table:table-cell>
          <table:table-cell table:formula="of:=32+MATCH(9*[.A84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0]-1" office:value-type="float" office:value="247" calcext:value-type="float">
            <text:p>247</text:p>
          </table:table-cell>
          <table:table-cell table:formula="of:=(10000*[.A841])/(1023-[.A841])" office:value-type="float" office:value="3182.98969072165" calcext:value-type="float">
            <text:p>3182.9896907217</text:p>
          </table:table-cell>
          <table:table-cell table:formula="of:=LN([.B841])" office:value-type="float" office:value="8.06557618842094" calcext:value-type="float">
            <text:p>8.0655761884</text:p>
          </table:table-cell>
          <table:table-cell table:formula="of:=1/([.$B$57]+[.$B$58]*[.C841]+[.$B$59]*[.C841]*[.C841]+[.$B$60]*[.C841]*[.C841]*[.C841])-273.5" office:value-type="float" office:value="57.3058453552424" calcext:value-type="float">
            <text:p>57.3058453552</text:p>
          </table:table-cell>
          <table:table-cell table:formula="of:=MATCH([.A841];[.$F$2:.$F$52];-1)" office:value-type="float" office:value="51" calcext:value-type="float">
            <text:p>51</text:p>
          </table:table-cell>
          <table:table-cell table:formula="of:=1.8*[.D841]+32" office:value-type="float" office:value="135.150521639436" calcext:value-type="float">
            <text:p>135.1505216394</text:p>
          </table:table-cell>
          <table:table-cell table:formula="of:=32+MATCH(9*[.A84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1]-1" office:value-type="float" office:value="246" calcext:value-type="float">
            <text:p>246</text:p>
          </table:table-cell>
          <table:table-cell table:formula="of:=(10000*[.A842])/(1023-[.A842])" office:value-type="float" office:value="3166.02316602317" calcext:value-type="float">
            <text:p>3166.0231660232</text:p>
          </table:table-cell>
          <table:table-cell table:formula="of:=LN([.B842])" office:value-type="float" office:value="8.0602315575409" calcext:value-type="float">
            <text:p>8.0602315575</text:p>
          </table:table-cell>
          <table:table-cell table:formula="of:=1/([.$B$57]+[.$B$58]*[.C842]+[.$B$59]*[.C842]*[.C842]+[.$B$60]*[.C842]*[.C842]*[.C842])-273.5" office:value-type="float" office:value="57.4730548615033" calcext:value-type="float">
            <text:p>57.4730548615</text:p>
          </table:table-cell>
          <table:table-cell/>
          <table:table-cell table:formula="of:=1.8*[.D842]+32" office:value-type="float" office:value="135.451498750706" calcext:value-type="float">
            <text:p>135.4514987507</text:p>
          </table:table-cell>
          <table:table-cell table:formula="of:=32+MATCH(9*[.A84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2]-1" office:value-type="float" office:value="245" calcext:value-type="float">
            <text:p>245</text:p>
          </table:table-cell>
          <table:table-cell table:formula="of:=(10000*[.A843])/(1023-[.A843])" office:value-type="float" office:value="3149.10025706941" calcext:value-type="float">
            <text:p>3149.1002570694</text:p>
          </table:table-cell>
          <table:table-cell table:formula="of:=LN([.B843])" office:value-type="float" office:value="8.05487205834252" calcext:value-type="float">
            <text:p>8.0548720583</text:p>
          </table:table-cell>
          <table:table-cell table:formula="of:=1/([.$B$57]+[.$B$58]*[.C843]+[.$B$59]*[.C843]*[.C843]+[.$B$60]*[.C843]*[.C843]*[.C843])-273.5" office:value-type="float" office:value="57.6408815158696" calcext:value-type="float">
            <text:p>57.6408815159</text:p>
          </table:table-cell>
          <table:table-cell/>
          <table:table-cell table:formula="of:=1.8*[.D843]+32" office:value-type="float" office:value="135.753586728565" calcext:value-type="float">
            <text:p>135.7535867286</text:p>
          </table:table-cell>
          <table:table-cell table:formula="of:=32+MATCH(9*[.A84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3]-1" office:value-type="float" office:value="244" calcext:value-type="float">
            <text:p>244</text:p>
          </table:table-cell>
          <table:table-cell table:formula="of:=(10000*[.A844])/(1023-[.A844])" office:value-type="float" office:value="3132.22079589217" calcext:value-type="float">
            <text:p>3132.2207958922</text:p>
          </table:table-cell>
          <table:table-cell table:formula="of:=LN([.B844])" office:value-type="float" office:value="8.04949755139864" calcext:value-type="float">
            <text:p>8.0494975514</text:p>
          </table:table-cell>
          <table:table-cell table:formula="of:=1/([.$B$57]+[.$B$58]*[.C844]+[.$B$59]*[.C844]*[.C844]+[.$B$60]*[.C844]*[.C844]*[.C844])-273.5" office:value-type="float" office:value="57.8093311790489" calcext:value-type="float">
            <text:p>57.809331179</text:p>
          </table:table-cell>
          <table:table-cell/>
          <table:table-cell table:formula="of:=1.8*[.D844]+32" office:value-type="float" office:value="136.056796122288" calcext:value-type="float">
            <text:p>136.0567961223</text:p>
          </table:table-cell>
          <table:table-cell table:formula="of:=32+MATCH(9*[.A84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4]-1" office:value-type="float" office:value="243" calcext:value-type="float">
            <text:p>243</text:p>
          </table:table-cell>
          <table:table-cell table:formula="of:=(10000*[.A845])/(1023-[.A845])" office:value-type="float" office:value="3115.38461538462" calcext:value-type="float">
            <text:p>3115.3846153846</text:p>
          </table:table-cell>
          <table:table-cell table:formula="of:=LN([.B845])" office:value-type="float" office:value="8.04410789563309" calcext:value-type="float">
            <text:p>8.0441078956</text:p>
          </table:table-cell>
          <table:table-cell table:formula="of:=1/([.$B$57]+[.$B$58]*[.C845]+[.$B$59]*[.C845]*[.C845]+[.$B$60]*[.C845]*[.C845]*[.C845])-273.5" office:value-type="float" office:value="57.978409787137" calcext:value-type="float">
            <text:p>57.9784097871</text:p>
          </table:table-cell>
          <table:table-cell/>
          <table:table-cell table:formula="of:=1.8*[.D845]+32" office:value-type="float" office:value="136.361137616847" calcext:value-type="float">
            <text:p>136.3611376168</text:p>
          </table:table-cell>
          <table:table-cell table:formula="of:=32+MATCH(9*[.A84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5]-1" office:value-type="float" office:value="242" calcext:value-type="float">
            <text:p>242</text:p>
          </table:table-cell>
          <table:table-cell table:formula="of:=(10000*[.A846])/(1023-[.A846])" office:value-type="float" office:value="3098.59154929577" calcext:value-type="float">
            <text:p>3098.5915492958</text:p>
          </table:table-cell>
          <table:table-cell table:formula="of:=LN([.B846])" office:value-type="float" office:value="8.03870294829318" calcext:value-type="float">
            <text:p>8.0387029483</text:p>
          </table:table-cell>
          <table:table-cell table:formula="of:=1/([.$B$57]+[.$B$58]*[.C846]+[.$B$59]*[.C846]*[.C846]+[.$B$60]*[.C846]*[.C846]*[.C846])-273.5" office:value-type="float" office:value="58.1481233529303" calcext:value-type="float">
            <text:p>58.1481233529</text:p>
          </table:table-cell>
          <table:table-cell/>
          <table:table-cell table:formula="of:=1.8*[.D846]+32" office:value-type="float" office:value="136.666622035274" calcext:value-type="float">
            <text:p>136.6666220353</text:p>
          </table:table-cell>
          <table:table-cell table:formula="of:=32+MATCH(9*[.A84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6]-1" office:value-type="float" office:value="241" calcext:value-type="float">
            <text:p>241</text:p>
          </table:table-cell>
          <table:table-cell table:formula="of:=(10000*[.A847])/(1023-[.A847])" office:value-type="float" office:value="3081.84143222506" calcext:value-type="float">
            <text:p>3081.8414322251</text:p>
          </table:table-cell>
          <table:table-cell table:formula="of:=LN([.B847])" office:value-type="float" office:value="8.03328256492153" calcext:value-type="float">
            <text:p>8.0332825649</text:p>
          </table:table-cell>
          <table:table-cell table:formula="of:=1/([.$B$57]+[.$B$58]*[.C847]+[.$B$59]*[.C847]*[.C847]+[.$B$60]*[.C847]*[.C847]*[.C847])-273.5" office:value-type="float" office:value="58.3184779672658" calcext:value-type="float">
            <text:p>58.3184779673</text:p>
          </table:table-cell>
          <table:table-cell/>
          <table:table-cell table:formula="of:=1.8*[.D847]+32" office:value-type="float" office:value="136.973260341079" calcext:value-type="float">
            <text:p>136.9732603411</text:p>
          </table:table-cell>
          <table:table-cell table:formula="of:=32+MATCH(9*[.A84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7]-1" office:value-type="float" office:value="240" calcext:value-type="float">
            <text:p>240</text:p>
          </table:table-cell>
          <table:table-cell table:formula="of:=(10000*[.A848])/(1023-[.A848])" office:value-type="float" office:value="3065.13409961686" calcext:value-type="float">
            <text:p>3065.1340996169</text:p>
          </table:table-cell>
          <table:table-cell table:formula="of:=LN([.B848])" office:value-type="float" office:value="8.02784659932737" calcext:value-type="float">
            <text:p>8.0278465993</text:p>
          </table:table-cell>
          <table:table-cell table:formula="of:=1/([.$B$57]+[.$B$58]*[.C848]+[.$B$59]*[.C848]*[.C848]+[.$B$60]*[.C848]*[.C848]*[.C848])-273.5" office:value-type="float" office:value="58.4894798003917" calcext:value-type="float">
            <text:p>58.4894798004</text:p>
          </table:table-cell>
          <table:table-cell/>
          <table:table-cell table:formula="of:=1.8*[.D848]+32" office:value-type="float" office:value="137.281063640705" calcext:value-type="float">
            <text:p>137.2810636407</text:p>
          </table:table-cell>
          <table:table-cell table:formula="of:=32+MATCH(9*[.A84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8]-1" office:value-type="float" office:value="239" calcext:value-type="float">
            <text:p>239</text:p>
          </table:table-cell>
          <table:table-cell table:formula="of:=(10000*[.A849])/(1023-[.A849])" office:value-type="float" office:value="3048.4693877551" calcext:value-type="float">
            <text:p>3048.4693877551</text:p>
          </table:table-cell>
          <table:table-cell table:formula="of:=LN([.B849])" office:value-type="float" office:value="8.02239490355729" calcext:value-type="float">
            <text:p>8.0223949036</text:p>
          </table:table-cell>
          <table:table-cell table:formula="of:=1/([.$B$57]+[.$B$58]*[.C849]+[.$B$59]*[.C849]*[.C849]+[.$B$60]*[.C849]*[.C849]*[.C849])-273.5" office:value-type="float" office:value="58.6611351033655" calcext:value-type="float">
            <text:p>58.6611351034</text:p>
          </table:table-cell>
          <table:table-cell/>
          <table:table-cell table:formula="of:=1.8*[.D849]+32" office:value-type="float" office:value="137.590043186058" calcext:value-type="float">
            <text:p>137.5900431861</text:p>
          </table:table-cell>
          <table:table-cell table:formula="of:=32+MATCH(9*[.A84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49]-1" office:value-type="float" office:value="238" calcext:value-type="float">
            <text:p>238</text:p>
          </table:table-cell>
          <table:table-cell table:formula="of:=(10000*[.A850])/(1023-[.A850])" office:value-type="float" office:value="3031.84713375796" calcext:value-type="float">
            <text:p>3031.847133758</text:p>
          </table:table-cell>
          <table:table-cell table:formula="of:=LN([.B850])" office:value-type="float" office:value="8.01692732786525" calcext:value-type="float">
            <text:p>8.0169273279</text:p>
          </table:table-cell>
          <table:table-cell table:formula="of:=1/([.$B$57]+[.$B$58]*[.C850]+[.$B$59]*[.C850]*[.C850]+[.$B$60]*[.C850]*[.C850]*[.C850])-273.5" office:value-type="float" office:value="58.8334502094847" calcext:value-type="float">
            <text:p>58.8334502095</text:p>
          </table:table-cell>
          <table:table-cell/>
          <table:table-cell table:formula="of:=1.8*[.D850]+32" office:value-type="float" office:value="137.900210377072" calcext:value-type="float">
            <text:p>137.9002103771</text:p>
          </table:table-cell>
          <table:table-cell table:formula="of:=32+MATCH(9*[.A85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0]-1" office:value-type="float" office:value="237" calcext:value-type="float">
            <text:p>237</text:p>
          </table:table-cell>
          <table:table-cell table:formula="of:=(10000*[.A851])/(1023-[.A851])" office:value-type="float" office:value="3015.26717557252" calcext:value-type="float">
            <text:p>3015.2671755725</text:p>
          </table:table-cell>
          <table:table-cell table:formula="of:=LN([.B851])" office:value-type="float" office:value="8.01144372068211" calcext:value-type="float">
            <text:p>8.0114437207</text:p>
          </table:table-cell>
          <table:table-cell table:formula="of:=1/([.$B$57]+[.$B$58]*[.C851]+[.$B$59]*[.C851]*[.C851]+[.$B$60]*[.C851]*[.C851]*[.C851])-273.5" office:value-type="float" office:value="59.0064315357471" calcext:value-type="float">
            <text:p>59.0064315357</text:p>
          </table:table-cell>
          <table:table-cell/>
          <table:table-cell table:formula="of:=1.8*[.D851]+32" office:value-type="float" office:value="138.211576764345" calcext:value-type="float">
            <text:p>138.2115767643</text:p>
          </table:table-cell>
          <table:table-cell table:formula="of:=32+MATCH(9*[.A85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1]-1" office:value-type="float" office:value="236" calcext:value-type="float">
            <text:p>236</text:p>
          </table:table-cell>
          <table:table-cell table:formula="of:=(10000*[.A852])/(1023-[.A852])" office:value-type="float" office:value="2998.7293519695" calcext:value-type="float">
            <text:p>2998.7293519695</text:p>
          </table:table-cell>
          <table:table-cell table:formula="of:=LN([.B852])" office:value-type="float" office:value="8.00594392858439" calcext:value-type="float">
            <text:p>8.0059439286</text:p>
          </table:table-cell>
          <table:table-cell table:formula="of:=1/([.$B$57]+[.$B$58]*[.C852]+[.$B$59]*[.C852]*[.C852]+[.$B$60]*[.C852]*[.C852]*[.C852])-273.5" office:value-type="float" office:value="59.1800855843447" calcext:value-type="float">
            <text:p>59.1800855843</text:p>
          </table:table-cell>
          <table:table-cell/>
          <table:table-cell table:formula="of:=1.8*[.D852]+32" office:value-type="float" office:value="138.524154051821" calcext:value-type="float">
            <text:p>138.5241540518</text:p>
          </table:table-cell>
          <table:table-cell table:formula="of:=32+MATCH(9*[.A85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2]-1" office:value-type="float" office:value="235" calcext:value-type="float">
            <text:p>235</text:p>
          </table:table-cell>
          <table:table-cell table:formula="of:=(10000*[.A853])/(1023-[.A853])" office:value-type="float" office:value="2982.23350253807" calcext:value-type="float">
            <text:p>2982.2335025381</text:p>
          </table:table-cell>
          <table:table-cell table:formula="of:=LN([.B853])" office:value-type="float" office:value="8.00042779626246" calcext:value-type="float">
            <text:p>8.0004277963</text:p>
          </table:table-cell>
          <table:table-cell table:formula="of:=1/([.$B$57]+[.$B$58]*[.C853]+[.$B$59]*[.C853]*[.C853]+[.$B$60]*[.C853]*[.C853]*[.C853])-273.5" office:value-type="float" office:value="59.3544189441896" calcext:value-type="float">
            <text:p>59.3544189442</text:p>
          </table:table-cell>
          <table:table-cell/>
          <table:table-cell table:formula="of:=1.8*[.D853]+32" office:value-type="float" office:value="138.837954099541" calcext:value-type="float">
            <text:p>138.8379540995</text:p>
          </table:table-cell>
          <table:table-cell table:formula="of:=32+MATCH(9*[.A85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3]-1" office:value-type="float" office:value="234" calcext:value-type="float">
            <text:p>234</text:p>
          </table:table-cell>
          <table:table-cell table:formula="of:=(10000*[.A854])/(1023-[.A854])" office:value-type="float" office:value="2965.77946768061" calcext:value-type="float">
            <text:p>2965.7794676806</text:p>
          </table:table-cell>
          <table:table-cell table:formula="of:=LN([.B854])" office:value-type="float" office:value="7.99489516648801" calcext:value-type="float">
            <text:p>7.9948951665</text:p>
          </table:table-cell>
          <table:table-cell table:formula="of:=1/([.$B$57]+[.$B$58]*[.C854]+[.$B$59]*[.C854]*[.C854]+[.$B$60]*[.C854]*[.C854]*[.C854])-273.5" office:value-type="float" office:value="59.5294382924736" calcext:value-type="float">
            <text:p>59.5294382925</text:p>
          </table:table-cell>
          <table:table-cell/>
          <table:table-cell table:formula="of:=1.8*[.D854]+32" office:value-type="float" office:value="139.152988926453" calcext:value-type="float">
            <text:p>139.1529889265</text:p>
          </table:table-cell>
          <table:table-cell table:formula="of:=32+MATCH(9*[.A85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4]-1" office:value-type="float" office:value="233" calcext:value-type="float">
            <text:p>233</text:p>
          </table:table-cell>
          <table:table-cell table:formula="of:=(10000*[.A855])/(1023-[.A855])" office:value-type="float" office:value="2949.36708860759" calcext:value-type="float">
            <text:p>2949.3670886076</text:p>
          </table:table-cell>
          <table:table-cell table:formula="of:=LN([.B855])" office:value-type="float" office:value="7.98934588008082" calcext:value-type="float">
            <text:p>7.9893458801</text:p>
          </table:table-cell>
          <table:table-cell table:formula="of:=1/([.$B$57]+[.$B$58]*[.C855]+[.$B$59]*[.C855]*[.C855]+[.$B$60]*[.C855]*[.C855]*[.C855])-273.5" office:value-type="float" office:value="59.7051503962641" calcext:value-type="float">
            <text:p>59.7051503963</text:p>
          </table:table-cell>
          <table:table-cell/>
          <table:table-cell table:formula="of:=1.8*[.D855]+32" office:value-type="float" office:value="139.469270713275" calcext:value-type="float">
            <text:p>139.4692707133</text:p>
          </table:table-cell>
          <table:table-cell table:formula="of:=32+MATCH(9*[.A85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5]-1" office:value-type="float" office:value="232" calcext:value-type="float">
            <text:p>232</text:p>
          </table:table-cell>
          <table:table-cell table:formula="of:=(10000*[.A856])/(1023-[.A856])" office:value-type="float" office:value="2932.99620733249" calcext:value-type="float">
            <text:p>2932.9962073325</text:p>
          </table:table-cell>
          <table:table-cell table:formula="of:=LN([.B856])" office:value-type="float" office:value="7.98377977587484" calcext:value-type="float">
            <text:p>7.9837797759</text:p>
          </table:table-cell>
          <table:table-cell table:formula="of:=1/([.$B$57]+[.$B$58]*[.C856]+[.$B$59]*[.C856]*[.C856]+[.$B$60]*[.C856]*[.C856]*[.C856])-273.5" office:value-type="float" office:value="59.8815621141336" calcext:value-type="float">
            <text:p>59.8815621141</text:p>
          </table:table-cell>
          <table:table-cell/>
          <table:table-cell table:formula="of:=1.8*[.D856]+32" office:value-type="float" office:value="139.786811805441" calcext:value-type="float">
            <text:p>139.7868118054</text:p>
          </table:table-cell>
          <table:table-cell table:formula="of:=32+MATCH(9*[.A85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6]-1" office:value-type="float" office:value="231" calcext:value-type="float">
            <text:p>231</text:p>
          </table:table-cell>
          <table:table-cell table:formula="of:=(10000*[.A857])/(1023-[.A857])" office:value-type="float" office:value="2916.66666666667" calcext:value-type="float">
            <text:p>2916.6666666667</text:p>
          </table:table-cell>
          <table:table-cell table:formula="of:=LN([.B857])" office:value-type="float" office:value="7.97819669068355" calcext:value-type="float">
            <text:p>7.9781966907</text:p>
          </table:table-cell>
          <table:table-cell table:formula="of:=1/([.$B$57]+[.$B$58]*[.C857]+[.$B$59]*[.C857]*[.C857]+[.$B$60]*[.C857]*[.C857]*[.C857])-273.5" office:value-type="float" office:value="60.0586803978275" calcext:value-type="float">
            <text:p>60.0586803978</text:p>
          </table:table-cell>
          <table:table-cell/>
          <table:table-cell table:formula="of:=1.8*[.D857]+32" office:value-type="float" office:value="140.105624716089" calcext:value-type="float">
            <text:p>140.1056247161</text:p>
          </table:table-cell>
          <table:table-cell table:formula="of:=32+MATCH(9*[.A85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7]-1" office:value-type="float" office:value="230" calcext:value-type="float">
            <text:p>230</text:p>
          </table:table-cell>
          <table:table-cell table:formula="of:=(10000*[.A858])/(1023-[.A858])" office:value-type="float" office:value="2900.37831021438" calcext:value-type="float">
            <text:p>2900.3783102144</text:p>
          </table:table-cell>
          <table:table-cell table:formula="of:=LN([.B858])" office:value-type="float" office:value="7.97259645926453" calcext:value-type="float">
            <text:p>7.9725964593</text:p>
          </table:table-cell>
          <table:table-cell table:formula="of:=1/([.$B$57]+[.$B$58]*[.C858]+[.$B$59]*[.C858]*[.C858]+[.$B$60]*[.C858]*[.C858]*[.C858])-273.5" office:value-type="float" office:value="60.236512293968" calcext:value-type="float">
            <text:p>60.236512294</text:p>
          </table:table-cell>
          <table:table-cell/>
          <table:table-cell table:formula="of:=1.8*[.D858]+32" office:value-type="float" office:value="140.425722129142" calcext:value-type="float">
            <text:p>140.4257221291</text:p>
          </table:table-cell>
          <table:table-cell table:formula="of:=32+MATCH(9*[.A85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8]-1" office:value-type="float" office:value="229" calcext:value-type="float">
            <text:p>229</text:p>
          </table:table-cell>
          <table:table-cell table:formula="of:=(10000*[.A859])/(1023-[.A859])" office:value-type="float" office:value="2884.13098236776" calcext:value-type="float">
            <text:p>2884.1309823678</text:p>
          </table:table-cell>
          <table:table-cell table:formula="of:=LN([.B859])" office:value-type="float" office:value="7.96697891428329" calcext:value-type="float">
            <text:p>7.9669789143</text:p>
          </table:table-cell>
          <table:table-cell table:formula="of:=1/([.$B$57]+[.$B$58]*[.C859]+[.$B$59]*[.C859]*[.C859]+[.$B$60]*[.C859]*[.C859]*[.C859])-273.5" office:value-type="float" office:value="60.4150649457988" calcext:value-type="float">
            <text:p>60.4150649458</text:p>
          </table:table-cell>
          <table:table-cell/>
          <table:table-cell table:formula="of:=1.8*[.D859]+32" office:value-type="float" office:value="140.747116902438" calcext:value-type="float">
            <text:p>140.7471169024</text:p>
          </table:table-cell>
          <table:table-cell table:formula="of:=32+MATCH(9*[.A85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59]-1" office:value-type="float" office:value="228" calcext:value-type="float">
            <text:p>228</text:p>
          </table:table-cell>
          <table:table-cell table:formula="of:=(10000*[.A860])/(1023-[.A860])" office:value-type="float" office:value="2867.92452830189" calcext:value-type="float">
            <text:p>2867.9245283019</text:p>
          </table:table-cell>
          <table:table-cell table:formula="of:=LN([.B860])" office:value-type="float" office:value="7.96134388627629" calcext:value-type="float">
            <text:p>7.9613438863</text:p>
          </table:table-cell>
          <table:table-cell table:formula="of:=1/([.$B$57]+[.$B$58]*[.C860]+[.$B$59]*[.C860]*[.C860]+[.$B$60]*[.C860]*[.C860]*[.C860])-273.5" office:value-type="float" office:value="60.5943455949673" calcext:value-type="float">
            <text:p>60.594345595</text:p>
          </table:table-cell>
          <table:table-cell/>
          <table:table-cell table:formula="of:=1.8*[.D860]+32" office:value-type="float" office:value="141.069822070941" calcext:value-type="float">
            <text:p>141.0698220709</text:p>
          </table:table-cell>
          <table:table-cell table:formula="of:=32+MATCH(9*[.A86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0]-1" office:value-type="float" office:value="227" calcext:value-type="float">
            <text:p>227</text:p>
          </table:table-cell>
          <table:table-cell table:formula="of:=(10000*[.A861])/(1023-[.A861])" office:value-type="float" office:value="2851.75879396985" calcext:value-type="float">
            <text:p>2851.7587939699</text:p>
          </table:table-cell>
          <table:table-cell table:formula="of:=LN([.B861])" office:value-type="float" office:value="7.9556912036132" calcext:value-type="float">
            <text:p>7.9556912036</text:p>
          </table:table-cell>
          <table:table-cell table:formula="of:=1/([.$B$57]+[.$B$58]*[.C861]+[.$B$59]*[.C861]*[.C861]+[.$B$60]*[.C861]*[.C861]*[.C861])-273.5" office:value-type="float" office:value="60.7743615833489" calcext:value-type="float">
            <text:p>60.7743615833</text:p>
          </table:table-cell>
          <table:table-cell/>
          <table:table-cell table:formula="of:=1.8*[.D861]+32" office:value-type="float" office:value="141.393850850028" calcext:value-type="float">
            <text:p>141.39385085</text:p>
          </table:table-cell>
          <table:table-cell table:formula="of:=32+MATCH(9*[.A86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1]-1" office:value-type="float" office:value="226" calcext:value-type="float">
            <text:p>226</text:p>
          </table:table-cell>
          <table:table-cell table:formula="of:=(10000*[.A862])/(1023-[.A862])" office:value-type="float" office:value="2835.63362609787" calcext:value-type="float">
            <text:p>2835.6336260979</text:p>
          </table:table-cell>
          <table:table-cell table:formula="of:=LN([.B862])" office:value-type="float" office:value="7.95002069245825" calcext:value-type="float">
            <text:p>7.9500206925</text:p>
          </table:table-cell>
          <table:table-cell table:formula="of:=1/([.$B$57]+[.$B$58]*[.C862]+[.$B$59]*[.C862]*[.C862]+[.$B$60]*[.C862]*[.C862]*[.C862])-273.5" office:value-type="float" office:value="60.9551203549125" calcext:value-type="float">
            <text:p>60.9551203549</text:p>
          </table:table-cell>
          <table:table-cell/>
          <table:table-cell table:formula="of:=1.8*[.D862]+32" office:value-type="float" office:value="141.719216638842" calcext:value-type="float">
            <text:p>141.7192166388</text:p>
          </table:table-cell>
          <table:table-cell table:formula="of:=32+MATCH(9*[.A86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2]-1" office:value-type="float" office:value="225" calcext:value-type="float">
            <text:p>225</text:p>
          </table:table-cell>
          <table:table-cell table:formula="of:=(10000*[.A863])/(1023-[.A863])" office:value-type="float" office:value="2819.54887218045" calcext:value-type="float">
            <text:p>2819.5488721805</text:p>
          </table:table-cell>
          <table:table-cell table:formula="of:=LN([.B863])" office:value-type="float" office:value="7.94433217673079" calcext:value-type="float">
            <text:p>7.9443321767</text:p>
          </table:table-cell>
          <table:table-cell table:formula="of:=1/([.$B$57]+[.$B$58]*[.C863]+[.$B$59]*[.C863]*[.C863]+[.$B$60]*[.C863]*[.C863]*[.C863])-273.5" office:value-type="float" office:value="61.13662945763" calcext:value-type="float">
            <text:p>61.1366294576</text:p>
          </table:table-cell>
          <table:table-cell/>
          <table:table-cell table:formula="of:=1.8*[.D863]+32" office:value-type="float" office:value="142.045933023734" calcext:value-type="float">
            <text:p>142.0459330237</text:p>
          </table:table-cell>
          <table:table-cell table:formula="of:=32+MATCH(9*[.A86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3]-1" office:value-type="float" office:value="224" calcext:value-type="float">
            <text:p>224</text:p>
          </table:table-cell>
          <table:table-cell table:formula="of:=(10000*[.A864])/(1023-[.A864])" office:value-type="float" office:value="2803.50438047559" calcext:value-type="float">
            <text:p>2803.5043804756</text:p>
          </table:table-cell>
          <table:table-cell table:formula="of:=LN([.B864])" office:value-type="float" office:value="7.93862547806495" calcext:value-type="float">
            <text:p>7.9386254781</text:p>
          </table:table-cell>
          <table:table-cell table:formula="of:=1/([.$B$57]+[.$B$58]*[.C864]+[.$B$59]*[.C864]*[.C864]+[.$B$60]*[.C864]*[.C864]*[.C864])-273.5" office:value-type="float" office:value="61.3188965454289" calcext:value-type="float">
            <text:p>61.3188965454</text:p>
          </table:table-cell>
          <table:table-cell/>
          <table:table-cell table:formula="of:=1.8*[.D864]+32" office:value-type="float" office:value="142.374013781772" calcext:value-type="float">
            <text:p>142.3740137818</text:p>
          </table:table-cell>
          <table:table-cell table:formula="of:=32+MATCH(9*[.A86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4]-1" office:value-type="float" office:value="223" calcext:value-type="float">
            <text:p>223</text:p>
          </table:table-cell>
          <table:table-cell table:formula="of:=(10000*[.A865])/(1023-[.A865])" office:value-type="float" office:value="2787.5" calcext:value-type="float">
            <text:p>2787.5</text:p>
          </table:table-cell>
          <table:table-cell table:formula="of:=LN([.B865])" office:value-type="float" office:value="7.93290041576837" calcext:value-type="float">
            <text:p>7.9329004158</text:p>
          </table:table-cell>
          <table:table-cell table:formula="of:=1/([.$B$57]+[.$B$58]*[.C865]+[.$B$59]*[.C865]*[.C865]+[.$B$60]*[.C865]*[.C865]*[.C865])-273.5" office:value-type="float" office:value="61.5019293801911" calcext:value-type="float">
            <text:p>61.5019293802</text:p>
          </table:table-cell>
          <table:table-cell/>
          <table:table-cell table:formula="of:=1.8*[.D865]+32" office:value-type="float" office:value="142.703472884344" calcext:value-type="float">
            <text:p>142.7034728843</text:p>
          </table:table-cell>
          <table:table-cell table:formula="of:=32+MATCH(9*[.A86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5]-1" office:value-type="float" office:value="222" calcext:value-type="float">
            <text:p>222</text:p>
          </table:table-cell>
          <table:table-cell table:formula="of:=(10000*[.A866])/(1023-[.A866])" office:value-type="float" office:value="2771.53558052434" calcext:value-type="float">
            <text:p>2771.5355805244</text:p>
          </table:table-cell>
          <table:table-cell table:formula="of:=LN([.B866])" office:value-type="float" office:value="7.9271568067801" calcext:value-type="float">
            <text:p>7.9271568068</text:p>
          </table:table-cell>
          <table:table-cell table:formula="of:=1/([.$B$57]+[.$B$58]*[.C866]+[.$B$59]*[.C866]*[.C866]+[.$B$60]*[.C866]*[.C866]*[.C866])-273.5" office:value-type="float" office:value="61.6857358337988" calcext:value-type="float">
            <text:p>61.6857358338</text:p>
          </table:table-cell>
          <table:table-cell/>
          <table:table-cell table:formula="of:=1.8*[.D866]+32" office:value-type="float" office:value="143.034324500838" calcext:value-type="float">
            <text:p>143.0343245008</text:p>
          </table:table-cell>
          <table:table-cell table:formula="of:=32+MATCH(9*[.A86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6]-1" office:value-type="float" office:value="221" calcext:value-type="float">
            <text:p>221</text:p>
          </table:table-cell>
          <table:table-cell table:formula="of:=(10000*[.A867])/(1023-[.A867])" office:value-type="float" office:value="2755.61097256858" calcext:value-type="float">
            <text:p>2755.6109725686</text:p>
          </table:table-cell>
          <table:table-cell table:formula="of:=LN([.B867])" office:value-type="float" office:value="7.92139446562742" calcext:value-type="float">
            <text:p>7.9213944656</text:p>
          </table:table-cell>
          <table:table-cell table:formula="of:=1/([.$B$57]+[.$B$58]*[.C867]+[.$B$59]*[.C867]*[.C867]+[.$B$60]*[.C867]*[.C867]*[.C867])-273.5" office:value-type="float" office:value="61.8703238902272" calcext:value-type="float">
            <text:p>61.8703238902</text:p>
          </table:table-cell>
          <table:table-cell/>
          <table:table-cell table:formula="of:=1.8*[.D867]+32" office:value-type="float" office:value="143.366583002409" calcext:value-type="float">
            <text:p>143.3665830024</text:p>
          </table:table-cell>
          <table:table-cell table:formula="of:=32+MATCH(9*[.A86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7]-1" office:value-type="float" office:value="220" calcext:value-type="float">
            <text:p>220</text:p>
          </table:table-cell>
          <table:table-cell table:formula="of:=(10000*[.A868])/(1023-[.A868])" office:value-type="float" office:value="2739.72602739726" calcext:value-type="float">
            <text:p>2739.7260273973</text:p>
          </table:table-cell>
          <table:table-cell table:formula="of:=LN([.B868])" office:value-type="float" office:value="7.91561320438178" calcext:value-type="float">
            <text:p>7.9156132044</text:p>
          </table:table-cell>
          <table:table-cell table:formula="of:=1/([.$B$57]+[.$B$58]*[.C868]+[.$B$59]*[.C868]*[.C868]+[.$B$60]*[.C868]*[.C868]*[.C868])-273.5" office:value-type="float" office:value="62.0557016476879" calcext:value-type="float">
            <text:p>62.0557016477</text:p>
          </table:table-cell>
          <table:table-cell/>
          <table:table-cell table:formula="of:=1.8*[.D868]+32" office:value-type="float" office:value="143.700262965838" calcext:value-type="float">
            <text:p>143.7002629658</text:p>
          </table:table-cell>
          <table:table-cell table:formula="of:=32+MATCH(9*[.A86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8]-1" office:value-type="float" office:value="219" calcext:value-type="float">
            <text:p>219</text:p>
          </table:table-cell>
          <table:table-cell table:formula="of:=(10000*[.A869])/(1023-[.A869])" office:value-type="float" office:value="2723.88059701493" calcext:value-type="float">
            <text:p>2723.8805970149</text:p>
          </table:table-cell>
          <table:table-cell table:formula="of:=LN([.B869])" office:value-type="float" office:value="7.90981283261372" calcext:value-type="float">
            <text:p>7.9098128326</text:p>
          </table:table-cell>
          <table:table-cell table:formula="of:=1/([.$B$57]+[.$B$58]*[.C869]+[.$B$59]*[.C869]*[.C869]+[.$B$60]*[.C869]*[.C869]*[.C869])-273.5" office:value-type="float" office:value="62.2418773208227" calcext:value-type="float">
            <text:p>62.2418773208</text:p>
          </table:table-cell>
          <table:table-cell/>
          <table:table-cell table:formula="of:=1.8*[.D869]+32" office:value-type="float" office:value="144.035379177481" calcext:value-type="float">
            <text:p>144.0353791775</text:p>
          </table:table-cell>
          <table:table-cell table:formula="of:=32+MATCH(9*[.A86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69]-1" office:value-type="float" office:value="218" calcext:value-type="float">
            <text:p>218</text:p>
          </table:table-cell>
          <table:table-cell table:formula="of:=(10000*[.A870])/(1023-[.A870])" office:value-type="float" office:value="2708.07453416149" calcext:value-type="float">
            <text:p>2708.0745341615</text:p>
          </table:table-cell>
          <table:table-cell table:formula="of:=LN([.B870])" office:value-type="float" office:value="7.90399315734671" calcext:value-type="float">
            <text:p>7.9039931573</text:p>
          </table:table-cell>
          <table:table-cell table:formula="of:=1/([.$B$57]+[.$B$58]*[.C870]+[.$B$59]*[.C870]*[.C870]+[.$B$60]*[.C870]*[.C870]*[.C870])-273.5" office:value-type="float" office:value="62.4288592429492" calcext:value-type="float">
            <text:p>62.4288592429</text:p>
          </table:table-cell>
          <table:table-cell/>
          <table:table-cell table:formula="of:=1.8*[.D870]+32" office:value-type="float" office:value="144.371946637309" calcext:value-type="float">
            <text:p>144.3719466373</text:p>
          </table:table-cell>
          <table:table-cell table:formula="of:=32+MATCH(9*[.A87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0]-1" office:value-type="float" office:value="217" calcext:value-type="float">
            <text:p>217</text:p>
          </table:table-cell>
          <table:table-cell table:formula="of:=(10000*[.A871])/(1023-[.A871])" office:value-type="float" office:value="2692.30769230769" calcext:value-type="float">
            <text:p>2692.3076923077</text:p>
          </table:table-cell>
          <table:table-cell table:formula="of:=LN([.B871])" office:value-type="float" office:value="7.89815398301001" calcext:value-type="float">
            <text:p>7.898153983</text:p>
          </table:table-cell>
          <table:table-cell table:formula="of:=1/([.$B$57]+[.$B$58]*[.C871]+[.$B$59]*[.C871]*[.C871]+[.$B$60]*[.C871]*[.C871]*[.C871])-273.5" office:value-type="float" office:value="62.6166558683613" calcext:value-type="float">
            <text:p>62.6166558684</text:p>
          </table:table-cell>
          <table:table-cell/>
          <table:table-cell table:formula="of:=1.8*[.D871]+32" office:value-type="float" office:value="144.70998056305" calcext:value-type="float">
            <text:p>144.7099805631</text:p>
          </table:table-cell>
          <table:table-cell table:formula="of:=32+MATCH(9*[.A87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1]-1" office:value-type="float" office:value="216" calcext:value-type="float">
            <text:p>216</text:p>
          </table:table-cell>
          <table:table-cell table:formula="of:=(10000*[.A872])/(1023-[.A872])" office:value-type="float" office:value="2676.57992565056" calcext:value-type="float">
            <text:p>2676.5799256506</text:p>
          </table:table-cell>
          <table:table-cell table:formula="of:=LN([.B872])" office:value-type="float" office:value="7.8922951113904" calcext:value-type="float">
            <text:p>7.8922951114</text:p>
          </table:table-cell>
          <table:table-cell table:formula="of:=1/([.$B$57]+[.$B$58]*[.C872]+[.$B$59]*[.C872]*[.C872]+[.$B$60]*[.C872]*[.C872]*[.C872])-273.5" office:value-type="float" office:value="62.8052757746834" calcext:value-type="float">
            <text:p>62.8052757747</text:p>
          </table:table-cell>
          <table:table-cell/>
          <table:table-cell table:formula="of:=1.8*[.D872]+32" office:value-type="float" office:value="145.04949639443" calcext:value-type="float">
            <text:p>145.0494963944</text:p>
          </table:table-cell>
          <table:table-cell table:formula="of:=32+MATCH(9*[.A87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2]-1" office:value-type="float" office:value="215" calcext:value-type="float">
            <text:p>215</text:p>
          </table:table-cell>
          <table:table-cell table:formula="of:=(10000*[.A873])/(1023-[.A873])" office:value-type="float" office:value="2660.89108910891" calcext:value-type="float">
            <text:p>2660.8910891089</text:p>
          </table:table-cell>
          <table:table-cell table:formula="of:=LN([.B873])" office:value-type="float" office:value="7.88641634158275" calcext:value-type="float">
            <text:p>7.8864163416</text:p>
          </table:table-cell>
          <table:table-cell table:formula="of:=1/([.$B$57]+[.$B$58]*[.C873]+[.$B$59]*[.C873]*[.C873]+[.$B$60]*[.C873]*[.C873]*[.C873])-273.5" office:value-type="float" office:value="62.9947276652834" calcext:value-type="float">
            <text:p>62.9947276653</text:p>
          </table:table-cell>
          <table:table-cell/>
          <table:table-cell table:formula="of:=1.8*[.D873]+32" office:value-type="float" office:value="145.39050979751" calcext:value-type="float">
            <text:p>145.3905097975</text:p>
          </table:table-cell>
          <table:table-cell table:formula="of:=32+MATCH(9*[.A87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3]-1" office:value-type="float" office:value="214" calcext:value-type="float">
            <text:p>214</text:p>
          </table:table-cell>
          <table:table-cell table:formula="of:=(10000*[.A874])/(1023-[.A874])" office:value-type="float" office:value="2645.24103831891" calcext:value-type="float">
            <text:p>2645.2410383189</text:p>
          </table:table-cell>
          <table:table-cell table:formula="of:=LN([.B874])" office:value-type="float" office:value="7.88051746993954" calcext:value-type="float">
            <text:p>7.8805174699</text:p>
          </table:table-cell>
          <table:table-cell table:formula="of:=1/([.$B$57]+[.$B$58]*[.C874]+[.$B$59]*[.C874]*[.C874]+[.$B$60]*[.C874]*[.C874]*[.C874])-273.5" office:value-type="float" office:value="63.1850203717427" calcext:value-type="float">
            <text:p>63.1850203717</text:p>
          </table:table-cell>
          <table:table-cell/>
          <table:table-cell table:formula="of:=1.8*[.D874]+32" office:value-type="float" office:value="145.733036669137" calcext:value-type="float">
            <text:p>145.7330366691</text:p>
          </table:table-cell>
          <table:table-cell table:formula="of:=32+MATCH(9*[.A87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4]-1" office:value-type="float" office:value="213" calcext:value-type="float">
            <text:p>213</text:p>
          </table:table-cell>
          <table:table-cell table:formula="of:=(10000*[.A875])/(1023-[.A875])" office:value-type="float" office:value="2629.62962962963" calcext:value-type="float">
            <text:p>2629.6296296296</text:p>
          </table:table-cell>
          <table:table-cell table:formula="of:=LN([.B875])" office:value-type="float" office:value="7.87459829001912" calcext:value-type="float">
            <text:p>7.87459829</text:p>
          </table:table-cell>
          <table:table-cell table:formula="of:=1/([.$B$57]+[.$B$58]*[.C875]+[.$B$59]*[.C875]*[.C875]+[.$B$60]*[.C875]*[.C875]*[.C875])-273.5" office:value-type="float" office:value="63.3761628563871" calcext:value-type="float">
            <text:p>63.3761628564</text:p>
          </table:table-cell>
          <table:table-cell/>
          <table:table-cell table:formula="of:=1.8*[.D875]+32" office:value-type="float" office:value="146.077093141497" calcext:value-type="float">
            <text:p>146.0770931415</text:p>
          </table:table-cell>
          <table:table-cell table:formula="of:=32+MATCH(9*[.A87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5]-1" office:value-type="float" office:value="212" calcext:value-type="float">
            <text:p>212</text:p>
          </table:table-cell>
          <table:table-cell table:formula="of:=(10000*[.A876])/(1023-[.A876])" office:value-type="float" office:value="2614.05672009864" calcext:value-type="float">
            <text:p>2614.0567200987</text:p>
          </table:table-cell>
          <table:table-cell table:formula="of:=LN([.B876])" office:value-type="float" office:value="7.86865859253278" calcext:value-type="float">
            <text:p>7.8686585925</text:p>
          </table:table-cell>
          <table:table-cell table:formula="of:=1/([.$B$57]+[.$B$58]*[.C876]+[.$B$59]*[.C876]*[.C876]+[.$B$60]*[.C876]*[.C876]*[.C876])-273.5" office:value-type="float" office:value="63.5681642148794" calcext:value-type="float">
            <text:p>63.5681642149</text:p>
          </table:table-cell>
          <table:table-cell/>
          <table:table-cell table:formula="of:=1.8*[.D876]+32" office:value-type="float" office:value="146.422695586783" calcext:value-type="float">
            <text:p>146.4226955868</text:p>
          </table:table-cell>
          <table:table-cell table:formula="of:=32+MATCH(9*[.A87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6]-1" office:value-type="float" office:value="211" calcext:value-type="float">
            <text:p>211</text:p>
          </table:table-cell>
          <table:table-cell table:formula="of:=(10000*[.A877])/(1023-[.A877])" office:value-type="float" office:value="2598.52216748768" calcext:value-type="float">
            <text:p>2598.5221674877</text:p>
          </table:table-cell>
          <table:table-cell table:formula="of:=LN([.B877])" office:value-type="float" office:value="7.86269816529057" calcext:value-type="float">
            <text:p>7.8626981653</text:p>
          </table:table-cell>
          <table:table-cell table:formula="of:=1/([.$B$57]+[.$B$58]*[.C877]+[.$B$59]*[.C877]*[.C877]+[.$B$60]*[.C877]*[.C877]*[.C877])-273.5" office:value-type="float" office:value="63.7610336788772" calcext:value-type="float">
            <text:p>63.7610336789</text:p>
          </table:table-cell>
          <table:table-cell/>
          <table:table-cell table:formula="of:=1.8*[.D877]+32" office:value-type="float" office:value="146.769860621979" calcext:value-type="float">
            <text:p>146.769860622</text:p>
          </table:table-cell>
          <table:table-cell table:formula="of:=32+MATCH(9*[.A87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7]-1" office:value-type="float" office:value="210" calcext:value-type="float">
            <text:p>210</text:p>
          </table:table-cell>
          <table:table-cell table:formula="of:=(10000*[.A878])/(1023-[.A878])" office:value-type="float" office:value="2583.0258302583" calcext:value-type="float">
            <text:p>2583.0258302583</text:p>
          </table:table-cell>
          <table:table-cell table:formula="of:=LN([.B878])" office:value-type="float" office:value="7.85671679314584" calcext:value-type="float">
            <text:p>7.8567167931</text:p>
          </table:table-cell>
          <table:table-cell table:formula="of:=1/([.$B$57]+[.$B$58]*[.C878]+[.$B$59]*[.C878]*[.C878]+[.$B$60]*[.C878]*[.C878]*[.C878])-273.5" office:value-type="float" office:value="63.9547806187543" calcext:value-type="float">
            <text:p>63.9547806188</text:p>
          </table:table-cell>
          <table:table-cell/>
          <table:table-cell table:formula="of:=1.8*[.D878]+32" office:value-type="float" office:value="147.118605113758" calcext:value-type="float">
            <text:p>147.1186051138</text:p>
          </table:table-cell>
          <table:table-cell table:formula="of:=32+MATCH(9*[.A87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8]-1" office:value-type="float" office:value="209" calcext:value-type="float">
            <text:p>209</text:p>
          </table:table-cell>
          <table:table-cell table:formula="of:=(10000*[.A879])/(1023-[.A879])" office:value-type="float" office:value="2567.56756756757" calcext:value-type="float">
            <text:p>2567.5675675676</text:p>
          </table:table-cell>
          <table:table-cell table:formula="of:=LN([.B879])" office:value-type="float" office:value="7.85071425793845" calcext:value-type="float">
            <text:p>7.8507142579</text:p>
          </table:table-cell>
          <table:table-cell table:formula="of:=1/([.$B$57]+[.$B$58]*[.C879]+[.$B$59]*[.C879]*[.C879]+[.$B$60]*[.C879]*[.C879]*[.C879])-273.5" office:value-type="float" office:value="64.1494145463911" calcext:value-type="float">
            <text:p>64.1494145464</text:p>
          </table:table-cell>
          <table:table-cell/>
          <table:table-cell table:formula="of:=1.8*[.D879]+32" office:value-type="float" office:value="147.468946183504" calcext:value-type="float">
            <text:p>147.4689461835</text:p>
          </table:table-cell>
          <table:table-cell table:formula="of:=32+MATCH(9*[.A87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79]-1" office:value-type="float" office:value="208" calcext:value-type="float">
            <text:p>208</text:p>
          </table:table-cell>
          <table:table-cell table:formula="of:=(10000*[.A880])/(1023-[.A880])" office:value-type="float" office:value="2552.1472392638" calcext:value-type="float">
            <text:p>2552.1472392638</text:p>
          </table:table-cell>
          <table:table-cell table:formula="of:=LN([.B880])" office:value-type="float" office:value="7.84469033843664" calcext:value-type="float">
            <text:p>7.8446903384</text:p>
          </table:table-cell>
          <table:table-cell table:formula="of:=1/([.$B$57]+[.$B$58]*[.C880]+[.$B$59]*[.C880]*[.C880]+[.$B$60]*[.C880]*[.C880]*[.C880])-273.5" office:value-type="float" office:value="64.3449451180352" calcext:value-type="float">
            <text:p>64.344945118</text:p>
          </table:table-cell>
          <table:table-cell/>
          <table:table-cell table:formula="of:=1.8*[.D880]+32" office:value-type="float" office:value="147.820901212463" calcext:value-type="float">
            <text:p>147.8209012125</text:p>
          </table:table-cell>
          <table:table-cell table:formula="of:=32+MATCH(9*[.A88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0]-1" office:value-type="float" office:value="207" calcext:value-type="float">
            <text:p>207</text:p>
          </table:table-cell>
          <table:table-cell table:formula="of:=(10000*[.A881])/(1023-[.A881])" office:value-type="float" office:value="2536.76470588235" calcext:value-type="float">
            <text:p>2536.7647058824</text:p>
          </table:table-cell>
          <table:table-cell table:formula="of:=LN([.B881])" office:value-type="float" office:value="7.83864481027744" calcext:value-type="float">
            <text:p>7.8386448103</text:p>
          </table:table-cell>
          <table:table-cell table:formula="of:=1/([.$B$57]+[.$B$58]*[.C881]+[.$B$59]*[.C881]*[.C881]+[.$B$60]*[.C881]*[.C881]*[.C881])-273.5" office:value-type="float" office:value="64.5413821372321" calcext:value-type="float">
            <text:p>64.5413821372</text:p>
          </table:table-cell>
          <table:table-cell/>
          <table:table-cell table:formula="of:=1.8*[.D881]+32" office:value-type="float" office:value="148.174487847018" calcext:value-type="float">
            <text:p>148.174487847</text:p>
          </table:table-cell>
          <table:table-cell table:formula="of:=32+MATCH(9*[.A88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1]-1" office:value-type="float" office:value="206" calcext:value-type="float">
            <text:p>206</text:p>
          </table:table-cell>
          <table:table-cell table:formula="of:=(10000*[.A882])/(1023-[.A882])" office:value-type="float" office:value="2521.41982864137" calcext:value-type="float">
            <text:p>2521.4198286414</text:p>
          </table:table-cell>
          <table:table-cell table:formula="of:=LN([.B882])" office:value-type="float" office:value="7.83257744590576" calcext:value-type="float">
            <text:p>7.8325774459</text:p>
          </table:table-cell>
          <table:table-cell table:formula="of:=1/([.$B$57]+[.$B$58]*[.C882]+[.$B$59]*[.C882]*[.C882]+[.$B$60]*[.C882]*[.C882]*[.C882])-273.5" office:value-type="float" office:value="64.7387355578315" calcext:value-type="float">
            <text:p>64.7387355578</text:p>
          </table:table-cell>
          <table:table-cell/>
          <table:table-cell table:formula="of:=1.8*[.D882]+32" office:value-type="float" office:value="148.529724004097" calcext:value-type="float">
            <text:p>148.5297240041</text:p>
          </table:table-cell>
          <table:table-cell table:formula="of:=32+MATCH(9*[.A88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2]-1" office:value-type="float" office:value="205" calcext:value-type="float">
            <text:p>205</text:p>
          </table:table-cell>
          <table:table-cell table:formula="of:=(10000*[.A883])/(1023-[.A883])" office:value-type="float" office:value="2506.11246943765" calcext:value-type="float">
            <text:p>2506.1124694377</text:p>
          </table:table-cell>
          <table:table-cell table:formula="of:=LN([.B883])" office:value-type="float" office:value="7.82648801451184" calcext:value-type="float">
            <text:p>7.8264880145</text:p>
          </table:table-cell>
          <table:table-cell table:formula="of:=1/([.$B$57]+[.$B$58]*[.C883]+[.$B$59]*[.C883]*[.C883]+[.$B$60]*[.C883]*[.C883]*[.C883])-273.5" office:value-type="float" office:value="64.9370154870688" calcext:value-type="float">
            <text:p>64.9370154871</text:p>
          </table:table-cell>
          <table:table-cell/>
          <table:table-cell table:formula="of:=1.8*[.D883]+32" office:value-type="float" office:value="148.886627876724" calcext:value-type="float">
            <text:p>148.8866278767</text:p>
          </table:table-cell>
          <table:table-cell table:formula="of:=32+MATCH(9*[.A88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3]-1" office:value-type="float" office:value="204" calcext:value-type="float">
            <text:p>204</text:p>
          </table:table-cell>
          <table:table-cell table:formula="of:=(10000*[.A884])/(1023-[.A884])" office:value-type="float" office:value="2490.84249084249" calcext:value-type="float">
            <text:p>2490.8424908425</text:p>
          </table:table-cell>
          <table:table-cell table:formula="of:=LN([.B884])" office:value-type="float" office:value="7.82037628196733" calcext:value-type="float">
            <text:p>7.820376282</text:p>
          </table:table-cell>
          <table:table-cell table:formula="of:=1/([.$B$57]+[.$B$58]*[.C884]+[.$B$59]*[.C884]*[.C884]+[.$B$60]*[.C884]*[.C884]*[.C884])-273.5" office:value-type="float" office:value="65.1362321887261" calcext:value-type="float">
            <text:p>65.1362321887</text:p>
          </table:table-cell>
          <table:table-cell/>
          <table:table-cell table:formula="of:=1.8*[.D884]+32" office:value-type="float" office:value="149.245217939707" calcext:value-type="float">
            <text:p>149.2452179397</text:p>
          </table:table-cell>
          <table:table-cell table:formula="of:=32+MATCH(9*[.A88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4]-1" office:value-type="float" office:value="203" calcext:value-type="float">
            <text:p>203</text:p>
          </table:table-cell>
          <table:table-cell table:formula="of:=(10000*[.A885])/(1023-[.A885])" office:value-type="float" office:value="2475.60975609756" calcext:value-type="float">
            <text:p>2475.6097560976</text:p>
          </table:table-cell>
          <table:table-cell table:formula="of:=LN([.B885])" office:value-type="float" office:value="7.81424201075967" calcext:value-type="float">
            <text:p>7.8142420108</text:p>
          </table:table-cell>
          <table:table-cell table:formula="of:=1/([.$B$57]+[.$B$58]*[.C885]+[.$B$59]*[.C885]*[.C885]+[.$B$60]*[.C885]*[.C885]*[.C885])-273.5" office:value-type="float" office:value="65.3363960863725" calcext:value-type="float">
            <text:p>65.3363960864</text:p>
          </table:table-cell>
          <table:table-cell/>
          <table:table-cell table:formula="of:=1.8*[.D885]+32" office:value-type="float" office:value="149.605512955471" calcext:value-type="float">
            <text:p>149.6055129555</text:p>
          </table:table-cell>
          <table:table-cell table:formula="of:=32+MATCH(9*[.A88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5]-1" office:value-type="float" office:value="202" calcext:value-type="float">
            <text:p>202</text:p>
          </table:table-cell>
          <table:table-cell table:formula="of:=(10000*[.A886])/(1023-[.A886])" office:value-type="float" office:value="2460.41412911084" calcext:value-type="float">
            <text:p>2460.4141291108</text:p>
          </table:table-cell>
          <table:table-cell table:formula="of:=LN([.B886])" office:value-type="float" office:value="7.80808495992496" calcext:value-type="float">
            <text:p>7.8080849599</text:p>
          </table:table-cell>
          <table:table-cell table:formula="of:=1/([.$B$57]+[.$B$58]*[.C886]+[.$B$59]*[.C886]*[.C886]+[.$B$60]*[.C886]*[.C886]*[.C886])-273.5" office:value-type="float" office:value="65.5375177666902" calcext:value-type="float">
            <text:p>65.5375177667</text:p>
          </table:table-cell>
          <table:table-cell/>
          <table:table-cell table:formula="of:=1.8*[.D886]+32" office:value-type="float" office:value="149.967531980042" calcext:value-type="float">
            <text:p>149.96753198</text:p>
          </table:table-cell>
          <table:table-cell table:formula="of:=32+MATCH(9*[.A88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6]-1" office:value-type="float" office:value="201" calcext:value-type="float">
            <text:p>201</text:p>
          </table:table-cell>
          <table:table-cell table:formula="of:=(10000*[.A887])/(1023-[.A887])" office:value-type="float" office:value="2445.25547445255" calcext:value-type="float">
            <text:p>2445.2554744526</text:p>
          </table:table-cell>
          <table:table-cell table:formula="of:=LN([.B887])" office:value-type="float" office:value="7.80190488497908" calcext:value-type="float">
            <text:p>7.801904885</text:p>
          </table:table-cell>
          <table:table-cell table:formula="of:=1/([.$B$57]+[.$B$58]*[.C887]+[.$B$59]*[.C887]*[.C887]+[.$B$60]*[.C887]*[.C887]*[.C887])-273.5" office:value-type="float" office:value="65.7396079828835" calcext:value-type="float">
            <text:p>65.7396079829</text:p>
          </table:table-cell>
          <table:table-cell/>
          <table:table-cell table:formula="of:=1.8*[.D887]+32" office:value-type="float" office:value="150.33129436919" calcext:value-type="float">
            <text:p>150.3312943692</text:p>
          </table:table-cell>
          <table:table-cell table:formula="of:=32+MATCH(9*[.A88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7]-1" office:value-type="float" office:value="200" calcext:value-type="float">
            <text:p>200</text:p>
          </table:table-cell>
          <table:table-cell table:formula="of:=(10000*[.A888])/(1023-[.A888])" office:value-type="float" office:value="2430.13365735115" calcext:value-type="float">
            <text:p>2430.1336573512</text:p>
          </table:table-cell>
          <table:table-cell table:formula="of:=LN([.B888])" office:value-type="float" office:value="7.79570153784715" calcext:value-type="float">
            <text:p>7.7957015378</text:p>
          </table:table-cell>
          <table:table-cell table:formula="of:=1/([.$B$57]+[.$B$58]*[.C888]+[.$B$59]*[.C888]*[.C888]+[.$B$60]*[.C888]*[.C888]*[.C888])-273.5" office:value-type="float" office:value="65.9426776581798" calcext:value-type="float">
            <text:p>65.9426776582</text:p>
          </table:table-cell>
          <table:table-cell/>
          <table:table-cell table:formula="of:=1.8*[.D888]+32" office:value-type="float" office:value="150.696819784724" calcext:value-type="float">
            <text:p>150.6968197847</text:p>
          </table:table-cell>
          <table:table-cell table:formula="of:=32+MATCH(9*[.A88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8]-1" office:value-type="float" office:value="199" calcext:value-type="float">
            <text:p>199</text:p>
          </table:table-cell>
          <table:table-cell table:formula="of:=(10000*[.A889])/(1023-[.A889])" office:value-type="float" office:value="2415.04854368932" calcext:value-type="float">
            <text:p>2415.0485436893</text:p>
          </table:table-cell>
          <table:table-cell table:formula="of:=LN([.B889])" office:value-type="float" office:value="7.7894746667912" calcext:value-type="float">
            <text:p>7.7894746668</text:p>
          </table:table-cell>
          <table:table-cell table:formula="of:=1/([.$B$57]+[.$B$58]*[.C889]+[.$B$59]*[.C889]*[.C889]+[.$B$60]*[.C889]*[.C889]*[.C889])-273.5" office:value-type="float" office:value="66.1467378894192" calcext:value-type="float">
            <text:p>66.1467378894</text:p>
          </table:table-cell>
          <table:table-cell/>
          <table:table-cell table:formula="of:=1.8*[.D889]+32" office:value-type="float" office:value="151.064128200955" calcext:value-type="float">
            <text:p>151.064128201</text:p>
          </table:table-cell>
          <table:table-cell table:formula="of:=32+MATCH(9*[.A88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89]-1" office:value-type="float" office:value="198" calcext:value-type="float">
            <text:p>198</text:p>
          </table:table-cell>
          <table:table-cell table:formula="of:=(10000*[.A890])/(1023-[.A890])" office:value-type="float" office:value="2400" calcext:value-type="float">
            <text:p>2400</text:p>
          </table:table-cell>
          <table:table-cell table:formula="of:=LN([.B890])" office:value-type="float" office:value="7.78322401633604" calcext:value-type="float">
            <text:p>7.7832240163</text:p>
          </table:table-cell>
          <table:table-cell table:formula="of:=1/([.$B$57]+[.$B$58]*[.C890]+[.$B$59]*[.C890]*[.C890]+[.$B$60]*[.C890]*[.C890]*[.C890])-273.5" office:value-type="float" office:value="66.3517999507402" calcext:value-type="float">
            <text:p>66.3517999507</text:p>
          </table:table-cell>
          <table:table-cell/>
          <table:table-cell table:formula="of:=1.8*[.D890]+32" office:value-type="float" office:value="151.433239911332" calcext:value-type="float">
            <text:p>151.4332399113</text:p>
          </table:table-cell>
          <table:table-cell table:formula="of:=32+MATCH(9*[.A89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0]-1" office:value-type="float" office:value="197" calcext:value-type="float">
            <text:p>197</text:p>
          </table:table-cell>
          <table:table-cell table:formula="of:=(10000*[.A891])/(1023-[.A891])" office:value-type="float" office:value="2384.98789346247" calcext:value-type="float">
            <text:p>2384.9878934625</text:p>
          </table:table-cell>
          <table:table-cell table:formula="of:=LN([.B891])" office:value-type="float" office:value="7.77694932719319" calcext:value-type="float">
            <text:p>7.7769493272</text:p>
          </table:table-cell>
          <table:table-cell table:formula="of:=1/([.$B$57]+[.$B$58]*[.C891]+[.$B$59]*[.C891]*[.C891]+[.$B$60]*[.C891]*[.C891]*[.C891])-273.5" office:value-type="float" office:value="66.5578752973618" calcext:value-type="float">
            <text:p>66.5578752974</text:p>
          </table:table-cell>
          <table:table-cell/>
          <table:table-cell table:formula="of:=1.8*[.D891]+32" office:value-type="float" office:value="151.804175535251" calcext:value-type="float">
            <text:p>151.8041755353</text:p>
          </table:table-cell>
          <table:table-cell table:formula="of:=32+MATCH(9*[.A89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1]-1" office:value-type="float" office:value="196" calcext:value-type="float">
            <text:p>196</text:p>
          </table:table-cell>
          <table:table-cell table:formula="of:=(10000*[.A892])/(1023-[.A892])" office:value-type="float" office:value="2370.01209189843" calcext:value-type="float">
            <text:p>2370.0120918984</text:p>
          </table:table-cell>
          <table:table-cell table:formula="of:=LN([.B892])" office:value-type="float" office:value="7.77065033618301" calcext:value-type="float">
            <text:p>7.7706503362</text:p>
          </table:table-cell>
          <table:table-cell table:formula="of:=1/([.$B$57]+[.$B$58]*[.C892]+[.$B$59]*[.C892]*[.C892]+[.$B$60]*[.C892]*[.C892]*[.C892])-273.5" office:value-type="float" office:value="66.764975569466" calcext:value-type="float">
            <text:p>66.7649755695</text:p>
          </table:table-cell>
          <table:table-cell/>
          <table:table-cell table:formula="of:=1.8*[.D892]+32" office:value-type="float" office:value="152.176956025039" calcext:value-type="float">
            <text:p>152.176956025</text:p>
          </table:table-cell>
          <table:table-cell table:formula="of:=32+MATCH(9*[.A89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2]-1" office:value-type="float" office:value="195" calcext:value-type="float">
            <text:p>195</text:p>
          </table:table-cell>
          <table:table-cell table:formula="of:=(10000*[.A893])/(1023-[.A893])" office:value-type="float" office:value="2355.07246376812" calcext:value-type="float">
            <text:p>2355.0724637681</text:p>
          </table:table-cell>
          <table:table-cell table:formula="of:=LN([.B893])" office:value-type="float" office:value="7.76432677615467" calcext:value-type="float">
            <text:p>7.7643267762</text:p>
          </table:table-cell>
          <table:table-cell table:formula="of:=1/([.$B$57]+[.$B$58]*[.C893]+[.$B$59]*[.C893]*[.C893]+[.$B$60]*[.C893]*[.C893]*[.C893])-273.5" office:value-type="float" office:value="66.9731125961841" calcext:value-type="float">
            <text:p>66.9731125962</text:p>
          </table:table-cell>
          <table:table-cell/>
          <table:table-cell table:formula="of:=1.8*[.D893]+32" office:value-type="float" office:value="152.551602673131" calcext:value-type="float">
            <text:p>152.5516026731</text:p>
          </table:table-cell>
          <table:table-cell table:formula="of:=32+MATCH(9*[.A89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3]-1" office:value-type="float" office:value="194" calcext:value-type="float">
            <text:p>194</text:p>
          </table:table-cell>
          <table:table-cell table:formula="of:=(10000*[.A894])/(1023-[.A894])" office:value-type="float" office:value="2340.16887816647" calcext:value-type="float">
            <text:p>2340.1688781665</text:p>
          </table:table-cell>
          <table:table-cell table:formula="of:=LN([.B894])" office:value-type="float" office:value="7.75797837590422" calcext:value-type="float">
            <text:p>7.7579783759</text:p>
          </table:table-cell>
          <table:table-cell table:formula="of:=1/([.$B$57]+[.$B$58]*[.C894]+[.$B$59]*[.C894]*[.C894]+[.$B$60]*[.C894]*[.C894]*[.C894])-273.5" office:value-type="float" office:value="67.18229839969" calcext:value-type="float">
            <text:p>67.1822983997</text:p>
          </table:table-cell>
          <table:table-cell/>
          <table:table-cell table:formula="of:=1.8*[.D894]+32" office:value-type="float" office:value="152.928137119442" calcext:value-type="float">
            <text:p>152.9281371194</text:p>
          </table:table-cell>
          <table:table-cell table:formula="of:=32+MATCH(9*[.A89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4]-1" office:value-type="float" office:value="193" calcext:value-type="float">
            <text:p>193</text:p>
          </table:table-cell>
          <table:table-cell table:formula="of:=(10000*[.A895])/(1023-[.A895])" office:value-type="float" office:value="2325.30120481928" calcext:value-type="float">
            <text:p>2325.3012048193</text:p>
          </table:table-cell>
          <table:table-cell table:formula="of:=LN([.B895])" office:value-type="float" office:value="7.75160486009043" calcext:value-type="float">
            <text:p>7.7516048601</text:p>
          </table:table-cell>
          <table:table-cell table:formula="of:=1/([.$B$57]+[.$B$58]*[.C895]+[.$B$59]*[.C895]*[.C895]+[.$B$60]*[.C895]*[.C895]*[.C895])-273.5" office:value-type="float" office:value="67.3925451994024" calcext:value-type="float">
            <text:p>67.3925451994</text:p>
          </table:table-cell>
          <table:table-cell/>
          <table:table-cell table:formula="of:=1.8*[.D895]+32" office:value-type="float" office:value="153.306581358924" calcext:value-type="float">
            <text:p>153.3065813589</text:p>
          </table:table-cell>
          <table:table-cell table:formula="of:=32+MATCH(9*[.A89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5]-1" office:value-type="float" office:value="192" calcext:value-type="float">
            <text:p>192</text:p>
          </table:table-cell>
          <table:table-cell table:formula="of:=(10000*[.A896])/(1023-[.A896])" office:value-type="float" office:value="2310.46931407942" calcext:value-type="float">
            <text:p>2310.4693140794</text:p>
          </table:table-cell>
          <table:table-cell table:formula="of:=LN([.B896])" office:value-type="float" office:value="7.74520594914852" calcext:value-type="float">
            <text:p>7.7452059491</text:p>
          </table:table-cell>
          <table:table-cell table:formula="of:=1/([.$B$57]+[.$B$58]*[.C896]+[.$B$59]*[.C896]*[.C896]+[.$B$60]*[.C896]*[.C896]*[.C896])-273.5" office:value-type="float" office:value="67.6038654163034" calcext:value-type="float">
            <text:p>67.6038654163</text:p>
          </table:table-cell>
          <table:table-cell/>
          <table:table-cell table:formula="of:=1.8*[.D896]+32" office:value-type="float" office:value="153.686957749346" calcext:value-type="float">
            <text:p>153.6869577493</text:p>
          </table:table-cell>
          <table:table-cell table:formula="of:=32+MATCH(9*[.A89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6]-1" office:value-type="float" office:value="191" calcext:value-type="float">
            <text:p>191</text:p>
          </table:table-cell>
          <table:table-cell table:formula="of:=(10000*[.A897])/(1023-[.A897])" office:value-type="float" office:value="2295.67307692308" calcext:value-type="float">
            <text:p>2295.6730769231</text:p>
          </table:table-cell>
          <table:table-cell table:formula="of:=LN([.B897])" office:value-type="float" office:value="7.7387813592016" calcext:value-type="float">
            <text:p>7.7387813592</text:p>
          </table:table-cell>
          <table:table-cell table:formula="of:=1/([.$B$57]+[.$B$58]*[.C897]+[.$B$59]*[.C897]*[.C897]+[.$B$60]*[.C897]*[.C897]*[.C897])-273.5" office:value-type="float" office:value="67.8162716773717" calcext:value-type="float">
            <text:p>67.8162716774</text:p>
          </table:table-cell>
          <table:table-cell/>
          <table:table-cell table:formula="of:=1.8*[.D897]+32" office:value-type="float" office:value="154.069289019269" calcext:value-type="float">
            <text:p>154.0692890193</text:p>
          </table:table-cell>
          <table:table-cell table:formula="of:=32+MATCH(9*[.A89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7]-1" office:value-type="float" office:value="190" calcext:value-type="float">
            <text:p>190</text:p>
          </table:table-cell>
          <table:table-cell table:formula="of:=(10000*[.A898])/(1023-[.A898])" office:value-type="float" office:value="2280.91236494598" calcext:value-type="float">
            <text:p>2280.912364946</text:p>
          </table:table-cell>
          <table:table-cell table:formula="of:=LN([.B898])" office:value-type="float" office:value="7.73233080196983" calcext:value-type="float">
            <text:p>7.732330802</text:p>
          </table:table-cell>
          <table:table-cell table:formula="of:=1/([.$B$57]+[.$B$58]*[.C898]+[.$B$59]*[.C898]*[.C898]+[.$B$60]*[.C898]*[.C898]*[.C898])-273.5" office:value-type="float" office:value="68.0297768201396" calcext:value-type="float">
            <text:p>68.0297768201</text:p>
          </table:table-cell>
          <table:table-cell/>
          <table:table-cell table:formula="of:=1.8*[.D898]+32" office:value-type="float" office:value="154.453598276251" calcext:value-type="float">
            <text:p>154.4535982763</text:p>
          </table:table-cell>
          <table:table-cell table:formula="of:=32+MATCH(9*[.A89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8]-1" office:value-type="float" office:value="189" calcext:value-type="float">
            <text:p>189</text:p>
          </table:table-cell>
          <table:table-cell table:formula="of:=(10000*[.A899])/(1023-[.A899])" office:value-type="float" office:value="2266.18705035971" calcext:value-type="float">
            <text:p>2266.1870503597</text:p>
          </table:table-cell>
          <table:table-cell table:formula="of:=LN([.B899])" office:value-type="float" office:value="7.72585398467708" calcext:value-type="float">
            <text:p>7.7258539847</text:p>
          </table:table-cell>
          <table:table-cell table:formula="of:=1/([.$B$57]+[.$B$58]*[.C899]+[.$B$59]*[.C899]*[.C899]+[.$B$60]*[.C899]*[.C899]*[.C899])-273.5" office:value-type="float" office:value="68.2443938973736" calcext:value-type="float">
            <text:p>68.2443938974</text:p>
          </table:table-cell>
          <table:table-cell/>
          <table:table-cell table:formula="of:=1.8*[.D899]+32" office:value-type="float" office:value="154.839909015272" calcext:value-type="float">
            <text:p>154.8399090153</text:p>
          </table:table-cell>
          <table:table-cell table:formula="of:=32+MATCH(9*[.A89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899]-1" office:value-type="float" office:value="188" calcext:value-type="float">
            <text:p>188</text:p>
          </table:table-cell>
          <table:table-cell table:formula="of:=(10000*[.A900])/(1023-[.A900])" office:value-type="float" office:value="2251.49700598802" calcext:value-type="float">
            <text:p>2251.497005988</text:p>
          </table:table-cell>
          <table:table-cell table:formula="of:=LN([.B900])" office:value-type="float" office:value="7.71935060995528" calcext:value-type="float">
            <text:p>7.71935061</text:p>
          </table:table-cell>
          <table:table-cell table:formula="of:=1/([.$B$57]+[.$B$58]*[.C900]+[.$B$59]*[.C900]*[.C900]+[.$B$60]*[.C900]*[.C900]*[.C900])-273.5" office:value-type="float" office:value="68.4601361818861" calcext:value-type="float">
            <text:p>68.4601361819</text:p>
          </table:table-cell>
          <table:table-cell/>
          <table:table-cell table:formula="of:=1.8*[.D900]+32" office:value-type="float" office:value="155.228245127395" calcext:value-type="float">
            <text:p>155.2282451274</text:p>
          </table:table-cell>
          <table:table-cell table:formula="of:=32+MATCH(9*[.A90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0]-1" office:value-type="float" office:value="187" calcext:value-type="float">
            <text:p>187</text:p>
          </table:table-cell>
          <table:table-cell table:formula="of:=(10000*[.A901])/(1023-[.A901])" office:value-type="float" office:value="2236.84210526316" calcext:value-type="float">
            <text:p>2236.8421052632</text:p>
          </table:table-cell>
          <table:table-cell table:formula="of:=LN([.B901])" office:value-type="float" office:value="7.71282037574607" calcext:value-type="float">
            <text:p>7.7128203757</text:p>
          </table:table-cell>
          <table:table-cell table:formula="of:=1/([.$B$57]+[.$B$58]*[.C901]+[.$B$59]*[.C901]*[.C901]+[.$B$60]*[.C901]*[.C901]*[.C901])-273.5" office:value-type="float" office:value="68.6770171714791" calcext:value-type="float">
            <text:p>68.6770171715</text:p>
          </table:table-cell>
          <table:table-cell/>
          <table:table-cell table:formula="of:=1.8*[.D901]+32" office:value-type="float" office:value="155.618630908662" calcext:value-type="float">
            <text:p>155.6186309087</text:p>
          </table:table-cell>
          <table:table-cell table:formula="of:=32+MATCH(9*[.A90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1]-1" office:value-type="float" office:value="186" calcext:value-type="float">
            <text:p>186</text:p>
          </table:table-cell>
          <table:table-cell table:formula="of:=(10000*[.A902])/(1023-[.A902])" office:value-type="float" office:value="2222.22222222222" calcext:value-type="float">
            <text:p>2222.2222222222</text:p>
          </table:table-cell>
          <table:table-cell table:formula="of:=LN([.B902])" office:value-type="float" office:value="7.70626297519991" calcext:value-type="float">
            <text:p>7.7062629752</text:p>
          </table:table-cell>
          <table:table-cell table:formula="of:=1/([.$B$57]+[.$B$58]*[.C902]+[.$B$59]*[.C902]*[.C902]+[.$B$60]*[.C902]*[.C902]*[.C902])-273.5" office:value-type="float" office:value="68.8950505940278" calcext:value-type="float">
            <text:p>68.895050594</text:p>
          </table:table-cell>
          <table:table-cell/>
          <table:table-cell table:formula="of:=1.8*[.D902]+32" office:value-type="float" office:value="156.01109106925" calcext:value-type="float">
            <text:p>156.0110910693</text:p>
          </table:table-cell>
          <table:table-cell table:formula="of:=32+MATCH(9*[.A90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2]-1" office:value-type="float" office:value="185" calcext:value-type="float">
            <text:p>185</text:p>
          </table:table-cell>
          <table:table-cell table:formula="of:=(10000*[.A903])/(1023-[.A903])" office:value-type="float" office:value="2207.63723150358" calcext:value-type="float">
            <text:p>2207.6372315036</text:p>
          </table:table-cell>
          <table:table-cell table:formula="of:=LN([.B903])" office:value-type="float" office:value="7.69967809657242" calcext:value-type="float">
            <text:p>7.6996780966</text:p>
          </table:table-cell>
          <table:table-cell table:formula="of:=1/([.$B$57]+[.$B$58]*[.C903]+[.$B$59]*[.C903]*[.C903]+[.$B$60]*[.C903]*[.C903]*[.C903])-273.5" office:value-type="float" office:value="69.1142504127059" calcext:value-type="float">
            <text:p>69.1142504127</text:p>
          </table:table-cell>
          <table:table-cell/>
          <table:table-cell table:formula="of:=1.8*[.D903]+32" office:value-type="float" office:value="156.405650742871" calcext:value-type="float">
            <text:p>156.4056507429</text:p>
          </table:table-cell>
          <table:table-cell table:formula="of:=32+MATCH(9*[.A90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3]-1" office:value-type="float" office:value="184" calcext:value-type="float">
            <text:p>184</text:p>
          </table:table-cell>
          <table:table-cell table:formula="of:=(10000*[.A904])/(1023-[.A904])" office:value-type="float" office:value="2193.08700834327" calcext:value-type="float">
            <text:p>2193.0870083433</text:p>
          </table:table-cell>
          <table:table-cell table:formula="of:=LN([.B904])" office:value-type="float" office:value="7.69306542311796" calcext:value-type="float">
            <text:p>7.6930654231</text:p>
          </table:table-cell>
          <table:table-cell table:formula="of:=1/([.$B$57]+[.$B$58]*[.C904]+[.$B$59]*[.C904]*[.C904]+[.$B$60]*[.C904]*[.C904]*[.C904])-273.5" office:value-type="float" office:value="69.3346308313595" calcext:value-type="float">
            <text:p>69.3346308314</text:p>
          </table:table-cell>
          <table:table-cell/>
          <table:table-cell table:formula="of:=1.8*[.D904]+32" office:value-type="float" office:value="156.802335496447" calcext:value-type="float">
            <text:p>156.8023354964</text:p>
          </table:table-cell>
          <table:table-cell table:formula="of:=32+MATCH(9*[.A90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4]-1" office:value-type="float" office:value="183" calcext:value-type="float">
            <text:p>183</text:p>
          </table:table-cell>
          <table:table-cell table:formula="of:=(10000*[.A905])/(1023-[.A905])" office:value-type="float" office:value="2178.57142857143" calcext:value-type="float">
            <text:p>2178.5714285714</text:p>
          </table:table-cell>
          <table:table-cell table:formula="of:=LN([.B905])" office:value-type="float" office:value="7.68642463298024" calcext:value-type="float">
            <text:p>7.686424633</text:p>
          </table:table-cell>
          <table:table-cell table:formula="of:=1/([.$B$57]+[.$B$58]*[.C905]+[.$B$59]*[.C905]*[.C905]+[.$B$60]*[.C905]*[.C905]*[.C905])-273.5" office:value-type="float" office:value="69.5562063000329" calcext:value-type="float">
            <text:p>69.5562063</text:p>
          </table:table-cell>
          <table:table-cell/>
          <table:table-cell table:formula="of:=1.8*[.D905]+32" office:value-type="float" office:value="157.201171340059" calcext:value-type="float">
            <text:p>157.2011713401</text:p>
          </table:table-cell>
          <table:table-cell table:formula="of:=32+MATCH(9*[.A90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5]-1" office:value-type="float" office:value="182" calcext:value-type="float">
            <text:p>182</text:p>
          </table:table-cell>
          <table:table-cell table:formula="of:=(10000*[.A906])/(1023-[.A906])" office:value-type="float" office:value="2164.0903686088" calcext:value-type="float">
            <text:p>2164.0903686088</text:p>
          </table:table-cell>
          <table:table-cell table:formula="of:=LN([.B906])" office:value-type="float" office:value="7.67975539908003" calcext:value-type="float">
            <text:p>7.6797553991</text:p>
          </table:table-cell>
          <table:table-cell table:formula="of:=1/([.$B$57]+[.$B$58]*[.C906]+[.$B$59]*[.C906]*[.C906]+[.$B$60]*[.C906]*[.C906]*[.C906])-273.5" office:value-type="float" office:value="69.7789915206531" calcext:value-type="float">
            <text:p>69.7789915207</text:p>
          </table:table-cell>
          <table:table-cell/>
          <table:table-cell table:formula="of:=1.8*[.D906]+32" office:value-type="float" office:value="157.602184737176" calcext:value-type="float">
            <text:p>157.6021847372</text:p>
          </table:table-cell>
          <table:table-cell table:formula="of:=32+MATCH(9*[.A90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6]-1" office:value-type="float" office:value="181" calcext:value-type="float">
            <text:p>181</text:p>
          </table:table-cell>
          <table:table-cell table:formula="of:=(10000*[.A907])/(1023-[.A907])" office:value-type="float" office:value="2149.64370546318" calcext:value-type="float">
            <text:p>2149.6437054632</text:p>
          </table:table-cell>
          <table:table-cell table:formula="of:=LN([.B907])" office:value-type="float" office:value="7.67305738899968" calcext:value-type="float">
            <text:p>7.673057389</text:p>
          </table:table-cell>
          <table:table-cell table:formula="of:=1/([.$B$57]+[.$B$58]*[.C907]+[.$B$59]*[.C907]*[.C907]+[.$B$60]*[.C907]*[.C907]*[.C907])-273.5" office:value-type="float" office:value="70.0030014528772" calcext:value-type="float">
            <text:p>70.0030014529</text:p>
          </table:table-cell>
          <table:table-cell/>
          <table:table-cell table:formula="of:=1.8*[.D907]+32" office:value-type="float" office:value="158.005402615179" calcext:value-type="float">
            <text:p>158.0054026152</text:p>
          </table:table-cell>
          <table:table-cell table:formula="of:=32+MATCH(9*[.A90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7]-1" office:value-type="float" office:value="180" calcext:value-type="float">
            <text:p>180</text:p>
          </table:table-cell>
          <table:table-cell table:formula="of:=(10000*[.A908])/(1023-[.A908])" office:value-type="float" office:value="2135.23131672598" calcext:value-type="float">
            <text:p>2135.231316726</text:p>
          </table:table-cell>
          <table:table-cell table:formula="of:=LN([.B908])" office:value-type="float" office:value="7.66633026486454" calcext:value-type="float">
            <text:p>7.6663302649</text:p>
          </table:table-cell>
          <table:table-cell table:formula="of:=1/([.$B$57]+[.$B$58]*[.C908]+[.$B$59]*[.C908]*[.C908]+[.$B$60]*[.C908]*[.C908]*[.C908])-273.5" office:value-type="float" office:value="70.2282513201089" calcext:value-type="float">
            <text:p>70.2282513201</text:p>
          </table:table-cell>
          <table:table-cell/>
          <table:table-cell table:formula="of:=1.8*[.D908]+32" office:value-type="float" office:value="158.410852376196" calcext:value-type="float">
            <text:p>158.4108523762</text:p>
          </table:table-cell>
          <table:table-cell table:formula="of:=32+MATCH(9*[.A90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8]-1" office:value-type="float" office:value="179" calcext:value-type="float">
            <text:p>179</text:p>
          </table:table-cell>
          <table:table-cell table:formula="of:=(10000*[.A909])/(1023-[.A909])" office:value-type="float" office:value="2120.85308056872" calcext:value-type="float">
            <text:p>2120.8530805687</text:p>
          </table:table-cell>
          <table:table-cell table:formula="of:=LN([.B909])" office:value-type="float" office:value="7.65957368322098" calcext:value-type="float">
            <text:p>7.6595736832</text:p>
          </table:table-cell>
          <table:table-cell table:formula="of:=1/([.$B$57]+[.$B$58]*[.C909]+[.$B$59]*[.C909]*[.C909]+[.$B$60]*[.C909]*[.C909]*[.C909])-273.5" office:value-type="float" office:value="70.4547566156897" calcext:value-type="float">
            <text:p>70.4547566157</text:p>
          </table:table-cell>
          <table:table-cell/>
          <table:table-cell table:formula="of:=1.8*[.D909]+32" office:value-type="float" office:value="158.818561908241" calcext:value-type="float">
            <text:p>158.8185619082</text:p>
          </table:table-cell>
          <table:table-cell table:formula="of:=32+MATCH(9*[.A90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09]-1" office:value-type="float" office:value="178" calcext:value-type="float">
            <text:p>178</text:p>
          </table:table-cell>
          <table:table-cell table:formula="of:=(10000*[.A910])/(1023-[.A910])" office:value-type="float" office:value="2106.50887573964" calcext:value-type="float">
            <text:p>2106.5088757397</text:p>
          </table:table-cell>
          <table:table-cell table:formula="of:=LN([.B910])" office:value-type="float" office:value="7.65278729491109" calcext:value-type="float">
            <text:p>7.6527872949</text:p>
          </table:table-cell>
          <table:table-cell table:formula="of:=1/([.$B$57]+[.$B$58]*[.C910]+[.$B$59]*[.C910]*[.C910]+[.$B$60]*[.C910]*[.C910]*[.C910])-273.5" office:value-type="float" office:value="70.6825331092712" calcext:value-type="float">
            <text:p>70.6825331093</text:p>
          </table:table-cell>
          <table:table-cell/>
          <table:table-cell table:formula="of:=1.8*[.D910]+32" office:value-type="float" office:value="159.228559596688" calcext:value-type="float">
            <text:p>159.2285595967</text:p>
          </table:table-cell>
          <table:table-cell table:formula="of:=32+MATCH(9*[.A910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0]-1" office:value-type="float" office:value="177" calcext:value-type="float">
            <text:p>177</text:p>
          </table:table-cell>
          <table:table-cell table:formula="of:=(10000*[.A911])/(1023-[.A911])" office:value-type="float" office:value="2092.19858156028" calcext:value-type="float">
            <text:p>2092.1985815603</text:p>
          </table:table-cell>
          <table:table-cell table:formula="of:=LN([.B911])" office:value-type="float" office:value="7.64597074494379" calcext:value-type="float">
            <text:p>7.6459707449</text:p>
          </table:table-cell>
          <table:table-cell table:formula="of:=1/([.$B$57]+[.$B$58]*[.C911]+[.$B$59]*[.C911]*[.C911]+[.$B$60]*[.C911]*[.C911]*[.C911])-273.5" office:value-type="float" office:value="70.9115968533749" calcext:value-type="float">
            <text:p>70.9115968534</text:p>
          </table:table-cell>
          <table:table-cell/>
          <table:table-cell table:formula="of:=1.8*[.D911]+32" office:value-type="float" office:value="159.640874336075" calcext:value-type="float">
            <text:p>159.6408743361</text:p>
          </table:table-cell>
          <table:table-cell table:formula="of:=32+MATCH(9*[.A911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1]-1" office:value-type="float" office:value="176" calcext:value-type="float">
            <text:p>176</text:p>
          </table:table-cell>
          <table:table-cell table:formula="of:=(10000*[.A912])/(1023-[.A912])" office:value-type="float" office:value="2077.92207792208" calcext:value-type="float">
            <text:p>2077.9220779221</text:p>
          </table:table-cell>
          <table:table-cell table:formula="of:=LN([.B912])" office:value-type="float" office:value="7.63912367236228" calcext:value-type="float">
            <text:p>7.6391236724</text:p>
          </table:table-cell>
          <table:table-cell table:formula="of:=1/([.$B$57]+[.$B$58]*[.C912]+[.$B$59]*[.C912]*[.C912]+[.$B$60]*[.C912]*[.C912]*[.C912])-273.5" office:value-type="float" office:value="71.1419641901451" calcext:value-type="float">
            <text:p>71.1419641901</text:p>
          </table:table-cell>
          <table:table-cell/>
          <table:table-cell table:formula="of:=1.8*[.D912]+32" office:value-type="float" office:value="160.055535542261" calcext:value-type="float">
            <text:p>160.0555355423</text:p>
          </table:table-cell>
          <table:table-cell table:formula="of:=32+MATCH(9*[.A912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2]-1" office:value-type="float" office:value="175" calcext:value-type="float">
            <text:p>175</text:p>
          </table:table-cell>
          <table:table-cell table:formula="of:=(10000*[.A913])/(1023-[.A913])" office:value-type="float" office:value="2063.67924528302" calcext:value-type="float">
            <text:p>2063.679245283</text:p>
          </table:table-cell>
          <table:table-cell table:formula="of:=LN([.B913])" office:value-type="float" office:value="7.63224571010779" calcext:value-type="float">
            <text:p>7.6322457101</text:p>
          </table:table-cell>
          <table:table-cell table:formula="of:=1/([.$B$57]+[.$B$58]*[.C913]+[.$B$59]*[.C913]*[.C913]+[.$B$60]*[.C913]*[.C913]*[.C913])-273.5" office:value-type="float" office:value="71.3736517583039" calcext:value-type="float">
            <text:p>71.3736517583</text:p>
          </table:table-cell>
          <table:table-cell/>
          <table:table-cell table:formula="of:=1.8*[.D913]+32" office:value-type="float" office:value="160.472573164947" calcext:value-type="float">
            <text:p>160.4725731649</text:p>
          </table:table-cell>
          <table:table-cell table:formula="of:=32+MATCH(9*[.A913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3]-1" office:value-type="float" office:value="174" calcext:value-type="float">
            <text:p>174</text:p>
          </table:table-cell>
          <table:table-cell table:formula="of:=(10000*[.A914])/(1023-[.A914])" office:value-type="float" office:value="2049.46996466431" calcext:value-type="float">
            <text:p>2049.4699646643</text:p>
          </table:table-cell>
          <table:table-cell table:formula="of:=LN([.B914])" office:value-type="float" office:value="7.62533648487936" calcext:value-type="float">
            <text:p>7.6253364849</text:p>
          </table:table-cell>
          <table:table-cell table:formula="of:=1/([.$B$57]+[.$B$58]*[.C914]+[.$B$59]*[.C914]*[.C914]+[.$B$60]*[.C914]*[.C914]*[.C914])-273.5" office:value-type="float" office:value="71.6066765003122" calcext:value-type="float">
            <text:p>71.6066765003</text:p>
          </table:table-cell>
          <table:table-cell/>
          <table:table-cell table:formula="of:=1.8*[.D914]+32" office:value-type="float" office:value="160.892017700562" calcext:value-type="float">
            <text:p>160.8920177006</text:p>
          </table:table-cell>
          <table:table-cell table:formula="of:=32+MATCH(9*[.A914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4]-1" office:value-type="float" office:value="173" calcext:value-type="float">
            <text:p>173</text:p>
          </table:table-cell>
          <table:table-cell table:formula="of:=(10000*[.A915])/(1023-[.A915])" office:value-type="float" office:value="2035.29411764706" calcext:value-type="float">
            <text:p>2035.2941176471</text:p>
          </table:table-cell>
          <table:table-cell table:formula="of:=LN([.B915])" office:value-type="float" office:value="7.6183956169896" calcext:value-type="float">
            <text:p>7.618395617</text:p>
          </table:table-cell>
          <table:table-cell table:formula="of:=1/([.$B$57]+[.$B$58]*[.C915]+[.$B$59]*[.C915]*[.C915]+[.$B$60]*[.C915]*[.C915]*[.C915])-273.5" office:value-type="float" office:value="71.8410556697485" calcext:value-type="float">
            <text:p>71.8410556697</text:p>
          </table:table-cell>
          <table:table-cell/>
          <table:table-cell table:formula="of:=1.8*[.D915]+32" office:value-type="float" office:value="161.313900205547" calcext:value-type="float">
            <text:p>161.3139002055</text:p>
          </table:table-cell>
          <table:table-cell table:formula="of:=32+MATCH(9*[.A915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5]-1" office:value-type="float" office:value="172" calcext:value-type="float">
            <text:p>172</text:p>
          </table:table-cell>
          <table:table-cell table:formula="of:=(10000*[.A916])/(1023-[.A916])" office:value-type="float" office:value="2021.15158636898" calcext:value-type="float">
            <text:p>2021.151586369</text:p>
          </table:table-cell>
          <table:table-cell table:formula="of:=LN([.B916])" office:value-type="float" office:value="7.61142272021626" calcext:value-type="float">
            <text:p>7.6114227202</text:p>
          </table:table-cell>
          <table:table-cell table:formula="of:=1/([.$B$57]+[.$B$58]*[.C916]+[.$B$59]*[.C916]*[.C916]+[.$B$60]*[.C916]*[.C916]*[.C916])-273.5" office:value-type="float" office:value="72.0768068389085" calcext:value-type="float">
            <text:p>72.0768068389</text:p>
          </table:table-cell>
          <table:table-cell/>
          <table:table-cell table:formula="of:=1.8*[.D916]+32" office:value-type="float" office:value="161.738252310035" calcext:value-type="float">
            <text:p>161.73825231</text:p>
          </table:table-cell>
          <table:table-cell table:formula="of:=32+MATCH(9*[.A916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6]-1" office:value-type="float" office:value="171" calcext:value-type="float">
            <text:p>171</text:p>
          </table:table-cell>
          <table:table-cell table:formula="of:=(10000*[.A917])/(1023-[.A917])" office:value-type="float" office:value="2007.04225352113" calcext:value-type="float">
            <text:p>2007.0422535211</text:p>
          </table:table-cell>
          <table:table-cell table:formula="of:=LN([.B917])" office:value-type="float" office:value="7.60441740164953" calcext:value-type="float">
            <text:p>7.6044174016</text:p>
          </table:table-cell>
          <table:table-cell table:formula="of:=1/([.$B$57]+[.$B$58]*[.C917]+[.$B$59]*[.C917]*[.C917]+[.$B$60]*[.C917]*[.C917]*[.C917])-273.5" office:value-type="float" office:value="72.3139479066376" calcext:value-type="float">
            <text:p>72.3139479066</text:p>
          </table:table-cell>
          <table:table-cell/>
          <table:table-cell table:formula="of:=1.8*[.D917]+32" office:value-type="float" office:value="162.165106231948" calcext:value-type="float">
            <text:p>162.1651062319</text:p>
          </table:table-cell>
          <table:table-cell table:formula="of:=32+MATCH(9*[.A917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7]-1" office:value-type="float" office:value="170" calcext:value-type="float">
            <text:p>170</text:p>
          </table:table-cell>
          <table:table-cell table:formula="of:=(10000*[.A918])/(1023-[.A918])" office:value-type="float" office:value="1992.96600234467" calcext:value-type="float">
            <text:p>1992.9660023447</text:p>
          </table:table-cell>
          <table:table-cell table:formula="of:=LN([.B918])" office:value-type="float" office:value="7.59737926153477" calcext:value-type="float">
            <text:p>7.5973792615</text:p>
          </table:table-cell>
          <table:table-cell table:formula="of:=1/([.$B$57]+[.$B$58]*[.C918]+[.$B$59]*[.C918]*[.C918]+[.$B$60]*[.C918]*[.C918]*[.C918])-273.5" office:value-type="float" office:value="72.5524971064024" calcext:value-type="float">
            <text:p>72.5524971064</text:p>
          </table:table-cell>
          <table:table-cell/>
          <table:table-cell table:formula="of:=1.8*[.D918]+32" office:value-type="float" office:value="162.594494791524" calcext:value-type="float">
            <text:p>162.5944947915</text:p>
          </table:table-cell>
          <table:table-cell table:formula="of:=32+MATCH(9*[.A918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8]-1" office:value-type="float" office:value="169" calcext:value-type="float">
            <text:p>169</text:p>
          </table:table-cell>
          <table:table-cell table:formula="of:=(10000*[.A919])/(1023-[.A919])" office:value-type="float" office:value="1978.92271662763" calcext:value-type="float">
            <text:p>1978.9227166276</text:p>
          </table:table-cell>
          <table:table-cell table:formula="of:=LN([.B919])" office:value-type="float" office:value="7.59030789311069" calcext:value-type="float">
            <text:p>7.5903078931</text:p>
          </table:table-cell>
          <table:table-cell table:formula="of:=1/([.$B$57]+[.$B$58]*[.C919]+[.$B$59]*[.C919]*[.C919]+[.$B$60]*[.C919]*[.C919]*[.C919])-273.5" office:value-type="float" office:value="72.7924730146111" calcext:value-type="float">
            <text:p>72.7924730146</text:p>
          </table:table-cell>
          <table:table-cell/>
          <table:table-cell table:formula="of:=1.8*[.D919]+32" office:value-type="float" office:value="163.0264514263" calcext:value-type="float">
            <text:p>163.0264514263</text:p>
          </table:table-cell>
          <table:table-cell table:formula="of:=32+MATCH(9*[.A919];[.$Q$2:.$Q$91];-1)"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table:formula="of:=[.A919]-1" office:value-type="float" office:value="168" calcext:value-type="float">
            <text:p>168</text:p>
          </table:table-cell>
          <table:table-cell table:formula="of:=(10000*[.A920])/(1023-[.A920])" office:value-type="float" office:value="1964.91228070175" calcext:value-type="float">
            <text:p>1964.9122807018</text:p>
          </table:table-cell>
          <table:table-cell table:formula="of:=LN([.B920])" office:value-type="float" office:value="7.58320288244268" calcext:value-type="float">
            <text:p>7.5832028824</text:p>
          </table:table-cell>
          <table:table-cell table:formula="of:=1/([.$B$57]+[.$B$58]*[.C920]+[.$B$59]*[.C920]*[.C920]+[.$B$60]*[.C920]*[.C920]*[.C920])-273.5" office:value-type="float" office:value="73.0338945591906" calcext:value-type="float">
            <text:p>73.0338945592</text:p>
          </table:table-cell>
          <table:table-cell/>
          <table:table-cell table:formula="of:=1.8*[.D920]+32" office:value-type="float" office:value="163.461010206543" calcext:value-type="float">
            <text:p>163.4610102065</text:p>
          </table:table-cell>
          <table:table-cell table:number-columns-repeated="12"/>
        </table:table-row>
        <table:table-row table:style-name="ro1">
          <table:table-cell table:formula="of:=[.A920]-1" office:value-type="float" office:value="167" calcext:value-type="float">
            <text:p>167</text:p>
          </table:table-cell>
          <table:table-cell table:formula="of:=(10000*[.A921])/(1023-[.A921])" office:value-type="float" office:value="1950.93457943925" calcext:value-type="float">
            <text:p>1950.9345794393</text:p>
          </table:table-cell>
          <table:table-cell table:formula="of:=LN([.B921])" office:value-type="float" office:value="7.5760638082512" calcext:value-type="float">
            <text:p>7.5760638083</text:p>
          </table:table-cell>
          <table:table-cell table:formula="of:=1/([.$B$57]+[.$B$58]*[.C921]+[.$B$59]*[.C921]*[.C921]+[.$B$60]*[.C921]*[.C921]*[.C921])-273.5" office:value-type="float" office:value="73.2767810284327" calcext:value-type="float">
            <text:p>73.2767810284</text:p>
          </table:table-cell>
          <table:table-cell/>
          <table:table-cell table:formula="of:=1.8*[.D921]+32" office:value-type="float" office:value="163.898205851179" calcext:value-type="float">
            <text:p>163.8982058512</text:p>
          </table:table-cell>
          <table:table-cell table:number-columns-repeated="12"/>
        </table:table-row>
        <table:table-row table:style-name="ro1">
          <table:table-cell table:formula="of:=[.A921]-1" office:value-type="float" office:value="166" calcext:value-type="float">
            <text:p>166</text:p>
          </table:table-cell>
          <table:table-cell table:formula="of:=(10000*[.A922])/(1023-[.A922])" office:value-type="float" office:value="1936.98949824971" calcext:value-type="float">
            <text:p>1936.9894982497</text:p>
          </table:table-cell>
          <table:table-cell table:formula="of:=LN([.B922])" office:value-type="float" office:value="7.56889024173495" calcext:value-type="float">
            <text:p>7.5688902417</text:p>
          </table:table-cell>
          <table:table-cell table:formula="of:=1/([.$B$57]+[.$B$58]*[.C922]+[.$B$59]*[.C922]*[.C922]+[.$B$60]*[.C922]*[.C922]*[.C922])-273.5" office:value-type="float" office:value="73.5211520801154" calcext:value-type="float">
            <text:p>73.5211520801</text:p>
          </table:table-cell>
          <table:table-cell/>
          <table:table-cell table:formula="of:=1.8*[.D922]+32" office:value-type="float" office:value="164.338073744208" calcext:value-type="float">
            <text:p>164.3380737442</text:p>
          </table:table-cell>
          <table:table-cell table:number-columns-repeated="12"/>
        </table:table-row>
        <table:table-row table:style-name="ro1">
          <table:table-cell table:formula="of:=[.A922]-1" office:value-type="float" office:value="165" calcext:value-type="float">
            <text:p>165</text:p>
          </table:table-cell>
          <table:table-cell table:formula="of:=(10000*[.A923])/(1023-[.A923])" office:value-type="float" office:value="1923.07692307692" calcext:value-type="float">
            <text:p>1923.0769230769</text:p>
          </table:table-cell>
          <table:table-cell table:formula="of:=LN([.B923])" office:value-type="float" office:value="7.5616817463888" calcext:value-type="float">
            <text:p>7.5616817464</text:p>
          </table:table-cell>
          <table:table-cell table:formula="of:=1/([.$B$57]+[.$B$58]*[.C923]+[.$B$59]*[.C923]*[.C923]+[.$B$60]*[.C923]*[.C923]*[.C923])-273.5" office:value-type="float" office:value="73.7670277509142" calcext:value-type="float">
            <text:p>73.7670277509</text:p>
          </table:table-cell>
          <table:table-cell/>
          <table:table-cell table:formula="of:=1.8*[.D923]+32" office:value-type="float" office:value="164.780649951646" calcext:value-type="float">
            <text:p>164.7806499516</text:p>
          </table:table-cell>
          <table:table-cell table:number-columns-repeated="12"/>
        </table:table-row>
        <table:table-row table:style-name="ro1">
          <table:table-cell table:formula="of:=[.A923]-1" office:value-type="float" office:value="164" calcext:value-type="float">
            <text:p>164</text:p>
          </table:table-cell>
          <table:table-cell table:formula="of:=(10000*[.A924])/(1023-[.A924])" office:value-type="float" office:value="1909.19674039581" calcext:value-type="float">
            <text:p>1909.1967403958</text:p>
          </table:table-cell>
          <table:table-cell table:formula="of:=LN([.B924])" office:value-type="float" office:value="7.55443787781613" calcext:value-type="float">
            <text:p>7.5544378778</text:p>
          </table:table-cell>
          <table:table-cell table:formula="of:=1/([.$B$57]+[.$B$58]*[.C924]+[.$B$59]*[.C924]*[.C924]+[.$B$60]*[.C924]*[.C924]*[.C924])-273.5" office:value-type="float" office:value="74.0144284661096" calcext:value-type="float">
            <text:p>74.0144284661</text:p>
          </table:table-cell>
          <table:table-cell/>
          <table:table-cell table:formula="of:=1.8*[.D924]+32" office:value-type="float" office:value="165.225971238997" calcext:value-type="float">
            <text:p>165.225971239</text:p>
          </table:table-cell>
          <table:table-cell table:number-columns-repeated="12"/>
        </table:table-row>
        <table:table-row table:style-name="ro1">
          <table:table-cell table:formula="of:=[.A924]-1" office:value-type="float" office:value="163" calcext:value-type="float">
            <text:p>163</text:p>
          </table:table-cell>
          <table:table-cell table:formula="of:=(10000*[.A925])/(1023-[.A925])" office:value-type="float" office:value="1895.3488372093" calcext:value-type="float">
            <text:p>1895.3488372093</text:p>
          </table:table-cell>
          <table:table-cell table:formula="of:=LN([.B925])" office:value-type="float" office:value="7.54715818353539" calcext:value-type="float">
            <text:p>7.5471581835</text:p>
          </table:table-cell>
          <table:table-cell table:formula="of:=1/([.$B$57]+[.$B$58]*[.C925]+[.$B$59]*[.C925]*[.C925]+[.$B$60]*[.C925]*[.C925]*[.C925])-273.5" office:value-type="float" office:value="74.2633750496065" calcext:value-type="float">
            <text:p>74.2633750496</text:p>
          </table:table-cell>
          <table:table-cell/>
          <table:table-cell table:formula="of:=1.8*[.D925]+32" office:value-type="float" office:value="165.674075089292" calcext:value-type="float">
            <text:p>165.6740750893</text:p>
          </table:table-cell>
          <table:table-cell table:number-columns-repeated="12"/>
        </table:table-row>
        <table:table-row table:style-name="ro1">
          <table:table-cell table:formula="of:=[.A925]-1" office:value-type="float" office:value="162" calcext:value-type="float">
            <text:p>162</text:p>
          </table:table-cell>
          <table:table-cell table:formula="of:=(10000*[.A926])/(1023-[.A926])" office:value-type="float" office:value="1881.5331010453" calcext:value-type="float">
            <text:p>1881.5331010453</text:p>
          </table:table-cell>
          <table:table-cell table:formula="of:=LN([.B926])" office:value-type="float" office:value="7.53984220278084" calcext:value-type="float">
            <text:p>7.5398422028</text:p>
          </table:table-cell>
          <table:table-cell table:formula="of:=1/([.$B$57]+[.$B$58]*[.C926]+[.$B$59]*[.C926]*[.C926]+[.$B$60]*[.C926]*[.C926]*[.C926])-273.5" office:value-type="float" office:value="74.5138887342746" calcext:value-type="float">
            <text:p>74.5138887343</text:p>
          </table:table-cell>
          <table:table-cell/>
          <table:table-cell table:formula="of:=1.8*[.D926]+32" office:value-type="float" office:value="166.124999721694" calcext:value-type="float">
            <text:p>166.1249997217</text:p>
          </table:table-cell>
          <table:table-cell table:number-columns-repeated="12"/>
        </table:table-row>
        <table:table-row table:style-name="ro1">
          <table:table-cell table:formula="of:=[.A926]-1" office:value-type="float" office:value="161" calcext:value-type="float">
            <text:p>161</text:p>
          </table:table-cell>
          <table:table-cell table:formula="of:=(10000*[.A927])/(1023-[.A927])" office:value-type="float" office:value="1867.7494199536" calcext:value-type="float">
            <text:p>1867.7494199536</text:p>
          </table:table-cell>
          <table:table-cell table:formula="of:=LN([.B927])" office:value-type="float" office:value="7.53248946629695" calcext:value-type="float">
            <text:p>7.5324894663</text:p>
          </table:table-cell>
          <table:table-cell table:formula="of:=1/([.$B$57]+[.$B$58]*[.C927]+[.$B$59]*[.C927]*[.C927]+[.$B$60]*[.C927]*[.C927]*[.C927])-273.5" office:value-type="float" office:value="74.7659911726231" calcext:value-type="float">
            <text:p>74.7659911726</text:p>
          </table:table-cell>
          <table:table-cell/>
          <table:table-cell table:formula="of:=1.8*[.D927]+32" office:value-type="float" office:value="166.578784110722" calcext:value-type="float">
            <text:p>166.5787841107</text:p>
          </table:table-cell>
          <table:table-cell table:number-columns-repeated="12"/>
        </table:table-row>
        <table:table-row table:style-name="ro1">
          <table:table-cell table:formula="of:=[.A927]-1" office:value-type="float" office:value="160" calcext:value-type="float">
            <text:p>160</text:p>
          </table:table-cell>
          <table:table-cell table:formula="of:=(10000*[.A928])/(1023-[.A928])" office:value-type="float" office:value="1853.9976825029" calcext:value-type="float">
            <text:p>1853.9976825029</text:p>
          </table:table-cell>
          <table:table-cell table:formula="of:=LN([.B928])" office:value-type="float" office:value="7.52509949612658" calcext:value-type="float">
            <text:p>7.5250994961</text:p>
          </table:table-cell>
          <table:table-cell table:formula="of:=1/([.$B$57]+[.$B$58]*[.C928]+[.$B$59]*[.C928]*[.C928]+[.$B$60]*[.C928]*[.C928]*[.C928])-273.5" office:value-type="float" office:value="75.0197044478226" calcext:value-type="float">
            <text:p>75.0197044478</text:p>
          </table:table-cell>
          <table:table-cell/>
          <table:table-cell table:formula="of:=1.8*[.D928]+32" office:value-type="float" office:value="167.035468006081" calcext:value-type="float">
            <text:p>167.0354680061</text:p>
          </table:table-cell>
          <table:table-cell table:number-columns-repeated="12"/>
        </table:table-row>
        <table:table-row table:style-name="ro1">
          <table:table-cell table:formula="of:=[.A928]-1" office:value-type="float" office:value="159" calcext:value-type="float">
            <text:p>159</text:p>
          </table:table-cell>
          <table:table-cell table:formula="of:=(10000*[.A929])/(1023-[.A929])" office:value-type="float" office:value="1840.27777777778" calcext:value-type="float">
            <text:p>1840.2777777778</text:p>
          </table:table-cell>
          <table:table-cell table:formula="of:=LN([.B929])" office:value-type="float" office:value="7.51767180539236" calcext:value-type="float">
            <text:p>7.5176718054</text:p>
          </table:table-cell>
          <table:table-cell table:formula="of:=1/([.$B$57]+[.$B$58]*[.C929]+[.$B$59]*[.C929]*[.C929]+[.$B$60]*[.C929]*[.C929]*[.C929])-273.5" office:value-type="float" office:value="75.275051085088" calcext:value-type="float">
            <text:p>75.2750510851</text:p>
          </table:table-cell>
          <table:table-cell/>
          <table:table-cell table:formula="of:=1.8*[.D929]+32" office:value-type="float" office:value="167.495091953158" calcext:value-type="float">
            <text:p>167.4950919532</text:p>
          </table:table-cell>
          <table:table-cell table:number-columns-repeated="12"/>
        </table:table-row>
        <table:table-row table:style-name="ro1">
          <table:table-cell table:formula="of:=[.A929]-1" office:value-type="float" office:value="158" calcext:value-type="float">
            <text:p>158</text:p>
          </table:table-cell>
          <table:table-cell table:formula="of:=(10000*[.A930])/(1023-[.A930])" office:value-type="float" office:value="1826.58959537572" calcext:value-type="float">
            <text:p>1826.5895953757</text:p>
          </table:table-cell>
          <table:table-cell table:formula="of:=LN([.B930])" office:value-type="float" office:value="7.51020589807127" calcext:value-type="float">
            <text:p>7.5102058981</text:p>
          </table:table-cell>
          <table:table-cell table:formula="of:=1/([.$B$57]+[.$B$58]*[.C930]+[.$B$59]*[.C930]*[.C930]+[.$B$60]*[.C930]*[.C930]*[.C930])-273.5" office:value-type="float" office:value="75.5320540634364" calcext:value-type="float">
            <text:p>75.5320540634</text:p>
          </table:table-cell>
          <table:table-cell/>
          <table:table-cell table:formula="of:=1.8*[.D930]+32" office:value-type="float" office:value="167.957697314186" calcext:value-type="float">
            <text:p>167.9576973142</text:p>
          </table:table-cell>
          <table:table-cell table:number-columns-repeated="12"/>
        </table:table-row>
        <table:table-row table:style-name="ro1">
          <table:table-cell table:formula="of:=[.A930]-1" office:value-type="float" office:value="157" calcext:value-type="float">
            <text:p>157</text:p>
          </table:table-cell>
          <table:table-cell table:formula="of:=(10000*[.A931])/(1023-[.A931])" office:value-type="float" office:value="1812.93302540416" calcext:value-type="float">
            <text:p>1812.9330254042</text:p>
          </table:table-cell>
          <table:table-cell table:formula="of:=LN([.B931])" office:value-type="float" office:value="7.50270126876206" calcext:value-type="float">
            <text:p>7.5027012688</text:p>
          </table:table-cell>
          <table:table-cell table:formula="of:=1/([.$B$57]+[.$B$58]*[.C931]+[.$B$59]*[.C931]*[.C931]+[.$B$60]*[.C931]*[.C931]*[.C931])-273.5" office:value-type="float" office:value="75.7907368278346" calcext:value-type="float">
            <text:p>75.7907368278</text:p>
          </table:table-cell>
          <table:table-cell/>
          <table:table-cell table:formula="of:=1.8*[.D931]+32" office:value-type="float" office:value="168.423326290102" calcext:value-type="float">
            <text:p>168.4233262901</text:p>
          </table:table-cell>
          <table:table-cell table:number-columns-repeated="12"/>
        </table:table-row>
        <table:table-row table:style-name="ro1">
          <table:table-cell table:formula="of:=[.A931]-1" office:value-type="float" office:value="156" calcext:value-type="float">
            <text:p>156</text:p>
          </table:table-cell>
          <table:table-cell table:formula="of:=(10000*[.A932])/(1023-[.A932])" office:value-type="float" office:value="1799.30795847751" calcext:value-type="float">
            <text:p>1799.3079584775</text:p>
          </table:table-cell>
          <table:table-cell table:formula="of:=LN([.B932])" office:value-type="float" office:value="7.49515740244518" calcext:value-type="float">
            <text:p>7.4951574024</text:p>
          </table:table-cell>
          <table:table-cell table:formula="of:=1/([.$B$57]+[.$B$58]*[.C932]+[.$B$59]*[.C932]*[.C932]+[.$B$60]*[.C932]*[.C932]*[.C932])-273.5" office:value-type="float" office:value="76.0511233017514" calcext:value-type="float">
            <text:p>76.0511233018</text:p>
          </table:table-cell>
          <table:table-cell/>
          <table:table-cell table:formula="of:=1.8*[.D932]+32" office:value-type="float" office:value="168.892021943153" calcext:value-type="float">
            <text:p>168.8920219432</text:p>
          </table:table-cell>
          <table:table-cell table:number-columns-repeated="12"/>
        </table:table-row>
        <table:table-row table:style-name="ro1">
          <table:table-cell table:formula="of:=[.A932]-1" office:value-type="float" office:value="155" calcext:value-type="float">
            <text:p>155</text:p>
          </table:table-cell>
          <table:table-cell table:formula="of:=(10000*[.A933])/(1023-[.A933])" office:value-type="float" office:value="1785.71428571429" calcext:value-type="float">
            <text:p>1785.7142857143</text:p>
          </table:table-cell>
          <table:table-cell table:formula="of:=LN([.B933])" office:value-type="float" office:value="7.48757377423508" calcext:value-type="float">
            <text:p>7.4875737742</text:p>
          </table:table-cell>
          <table:table-cell table:formula="of:=1/([.$B$57]+[.$B$58]*[.C933]+[.$B$59]*[.C933]*[.C933]+[.$B$60]*[.C933]*[.C933]*[.C933])-273.5" office:value-type="float" office:value="76.3132379001331" calcext:value-type="float">
            <text:p>76.3132379001</text:p>
          </table:table-cell>
          <table:table-cell/>
          <table:table-cell table:formula="of:=1.8*[.D933]+32" office:value-type="float" office:value="169.36382822024" calcext:value-type="float">
            <text:p>169.3638282202</text:p>
          </table:table-cell>
          <table:table-cell table:number-columns-repeated="12"/>
        </table:table-row>
        <table:table-row table:style-name="ro1">
          <table:table-cell table:formula="of:=[.A933]-1" office:value-type="float" office:value="154" calcext:value-type="float">
            <text:p>154</text:p>
          </table:table-cell>
          <table:table-cell table:formula="of:=(10000*[.A934])/(1023-[.A934])" office:value-type="float" office:value="1772.15189873418" calcext:value-type="float">
            <text:p>1772.1518987342</text:p>
          </table:table-cell>
          <table:table-cell table:formula="of:=LN([.B934])" office:value-type="float" office:value="7.47994984912442" calcext:value-type="float">
            <text:p>7.4799498491</text:p>
          </table:table-cell>
          <table:table-cell table:formula="of:=1/([.$B$57]+[.$B$58]*[.C934]+[.$B$59]*[.C934]*[.C934]+[.$B$60]*[.C934]*[.C934]*[.C934])-273.5" office:value-type="float" office:value="76.5771055428155" calcext:value-type="float">
            <text:p>76.5771055428</text:p>
          </table:table-cell>
          <table:table-cell/>
          <table:table-cell table:formula="of:=1.8*[.D934]+32" office:value-type="float" office:value="169.838789977068" calcext:value-type="float">
            <text:p>169.8387899771</text:p>
          </table:table-cell>
          <table:table-cell table:number-columns-repeated="12"/>
        </table:table-row>
        <table:table-row table:style-name="ro1">
          <table:table-cell table:formula="of:=[.A934]-1" office:value-type="float" office:value="153" calcext:value-type="float">
            <text:p>153</text:p>
          </table:table-cell>
          <table:table-cell table:formula="of:=(10000*[.A935])/(1023-[.A935])" office:value-type="float" office:value="1758.62068965517" calcext:value-type="float">
            <text:p>1758.6206896552</text:p>
          </table:table-cell>
          <table:table-cell table:formula="of:=LN([.B935])" office:value-type="float" office:value="7.47228508171999" calcext:value-type="float">
            <text:p>7.4722850817</text:p>
          </table:table-cell>
          <table:table-cell table:formula="of:=1/([.$B$57]+[.$B$58]*[.C935]+[.$B$59]*[.C935]*[.C935]+[.$B$60]*[.C935]*[.C935]*[.C935])-273.5" office:value-type="float" office:value="76.8427516683938" calcext:value-type="float">
            <text:p>76.8427516684</text:p>
          </table:table-cell>
          <table:table-cell/>
          <table:table-cell table:formula="of:=1.8*[.D935]+32" office:value-type="float" office:value="170.316953003109" calcext:value-type="float">
            <text:p>170.3169530031</text:p>
          </table:table-cell>
          <table:table-cell table:number-columns-repeated="12"/>
        </table:table-row>
        <table:table-row table:style-name="ro1">
          <table:table-cell table:formula="of:=[.A935]-1" office:value-type="float" office:value="152" calcext:value-type="float">
            <text:p>152</text:p>
          </table:table-cell>
          <table:table-cell table:formula="of:=(10000*[.A936])/(1023-[.A936])" office:value-type="float" office:value="1745.1205510907" calcext:value-type="float">
            <text:p>1745.1205510907</text:p>
          </table:table-cell>
          <table:table-cell table:formula="of:=LN([.B936])" office:value-type="float" office:value="7.46457891596996" calcext:value-type="float">
            <text:p>7.464578916</text:p>
          </table:table-cell>
          <table:table-cell table:formula="of:=1/([.$B$57]+[.$B$58]*[.C936]+[.$B$59]*[.C936]*[.C936]+[.$B$60]*[.C936]*[.C936]*[.C936])-273.5" office:value-type="float" office:value="77.1102022485663" calcext:value-type="float">
            <text:p>77.1102022486</text:p>
          </table:table-cell>
          <table:table-cell/>
          <table:table-cell table:formula="of:=1.8*[.D936]+32" office:value-type="float" office:value="170.798364047419" calcext:value-type="float">
            <text:p>170.7983640474</text:p>
          </table:table-cell>
          <table:table-cell table:number-columns-repeated="12"/>
        </table:table-row>
        <table:table-row table:style-name="ro1">
          <table:table-cell table:formula="of:=[.A936]-1" office:value-type="float" office:value="151" calcext:value-type="float">
            <text:p>151</text:p>
          </table:table-cell>
          <table:table-cell table:formula="of:=(10000*[.A937])/(1023-[.A937])" office:value-type="float" office:value="1731.65137614679" calcext:value-type="float">
            <text:p>1731.6513761468</text:p>
          </table:table-cell>
          <table:table-cell table:formula="of:=LN([.B937])" office:value-type="float" office:value="7.45683078488213" calcext:value-type="float">
            <text:p>7.4568307849</text:p>
          </table:table-cell>
          <table:table-cell table:formula="of:=1/([.$B$57]+[.$B$58]*[.C937]+[.$B$59]*[.C937]*[.C937]+[.$B$60]*[.C937]*[.C937]*[.C937])-273.5" office:value-type="float" office:value="77.3794838029742" calcext:value-type="float">
            <text:p>77.379483803</text:p>
          </table:table-cell>
          <table:table-cell/>
          <table:table-cell table:formula="of:=1.8*[.D937]+32" office:value-type="float" office:value="171.283070845354" calcext:value-type="float">
            <text:p>171.2830708454</text:p>
          </table:table-cell>
          <table:table-cell table:number-columns-repeated="12"/>
        </table:table-row>
        <table:table-row table:style-name="ro1">
          <table:table-cell table:formula="of:=[.A937]-1" office:value-type="float" office:value="150" calcext:value-type="float">
            <text:p>150</text:p>
          </table:table-cell>
          <table:table-cell table:formula="of:=(10000*[.A938])/(1023-[.A938])" office:value-type="float" office:value="1718.21305841924" calcext:value-type="float">
            <text:p>1718.2130584193</text:p>
          </table:table-cell>
          <table:table-cell table:formula="of:=LN([.B938])" office:value-type="float" office:value="7.44904011023284" calcext:value-type="float">
            <text:p>7.4490401102</text:p>
          </table:table-cell>
          <table:table-cell table:formula="of:=1/([.$B$57]+[.$B$58]*[.C938]+[.$B$59]*[.C938]*[.C938]+[.$B$60]*[.C938]*[.C938]*[.C938])-273.5" office:value-type="float" office:value="77.6506234145541" calcext:value-type="float">
            <text:p>77.6506234146</text:p>
          </table:table-cell>
          <table:table-cell/>
          <table:table-cell table:formula="of:=1.8*[.D938]+32" office:value-type="float" office:value="171.771122146197" calcext:value-type="float">
            <text:p>171.7711221462</text:p>
          </table:table-cell>
          <table:table-cell table:number-columns-repeated="12"/>
        </table:table-row>
        <table:table-row table:style-name="ro1">
          <table:table-cell table:formula="of:=[.A938]-1" office:value-type="float" office:value="149" calcext:value-type="float">
            <text:p>149</text:p>
          </table:table-cell>
          <table:table-cell table:formula="of:=(10000*[.A939])/(1023-[.A939])" office:value-type="float" office:value="1704.80549199085" calcext:value-type="float">
            <text:p>1704.8054919909</text:p>
          </table:table-cell>
          <table:table-cell table:formula="of:=LN([.B939])" office:value-type="float" office:value="7.44120630226611" calcext:value-type="float">
            <text:p>7.4412063023</text:p>
          </table:table-cell>
          <table:table-cell table:formula="of:=1/([.$B$57]+[.$B$58]*[.C939]+[.$B$59]*[.C939]*[.C939]+[.$B$60]*[.C939]*[.C939]*[.C939])-273.5" office:value-type="float" office:value="77.9236487454291" calcext:value-type="float">
            <text:p>77.9236487454</text:p>
          </table:table-cell>
          <table:table-cell/>
          <table:table-cell table:formula="of:=1.8*[.D939]+32" office:value-type="float" office:value="172.262567741772" calcext:value-type="float">
            <text:p>172.2625677418</text:p>
          </table:table-cell>
          <table:table-cell table:number-columns-repeated="12"/>
        </table:table-row>
        <table:table-row table:style-name="ro1">
          <table:table-cell table:formula="of:=[.A939]-1" office:value-type="float" office:value="148" calcext:value-type="float">
            <text:p>148</text:p>
          </table:table-cell>
          <table:table-cell table:formula="of:=(10000*[.A940])/(1023-[.A940])" office:value-type="float" office:value="1691.42857142857" calcext:value-type="float">
            <text:p>1691.4285714286</text:p>
          </table:table-cell>
          <table:table-cell table:formula="of:=LN([.B940])" office:value-type="float" office:value="7.43332875938268" calcext:value-type="float">
            <text:p>7.4333287594</text:p>
          </table:table-cell>
          <table:table-cell table:formula="of:=1/([.$B$57]+[.$B$58]*[.C940]+[.$B$59]*[.C940]*[.C940]+[.$B$60]*[.C940]*[.C940]*[.C940])-273.5" office:value-type="float" office:value="78.1985880533584" calcext:value-type="float">
            <text:p>78.1985880534</text:p>
          </table:table-cell>
          <table:table-cell/>
          <table:table-cell table:formula="of:=1.8*[.D940]+32" office:value-type="float" office:value="172.757458496045" calcext:value-type="float">
            <text:p>172.757458496</text:p>
          </table:table-cell>
          <table:table-cell table:number-columns-repeated="12"/>
        </table:table-row>
        <table:table-row table:style-name="ro1">
          <table:table-cell table:formula="of:=[.A940]-1" office:value-type="float" office:value="147" calcext:value-type="float">
            <text:p>147</text:p>
          </table:table-cell>
          <table:table-cell table:formula="of:=(10000*[.A941])/(1023-[.A941])" office:value-type="float" office:value="1678.08219178082" calcext:value-type="float">
            <text:p>1678.0821917808</text:p>
          </table:table-cell>
          <table:table-cell table:formula="of:=LN([.B941])" office:value-type="float" office:value="7.42540686781853" calcext:value-type="float">
            <text:p>7.4254068678</text:p>
          </table:table-cell>
          <table:table-cell table:formula="of:=1/([.$B$57]+[.$B$58]*[.C941]+[.$B$59]*[.C941]*[.C941]+[.$B$60]*[.C941]*[.C941]*[.C941])-273.5" office:value-type="float" office:value="78.4754702087678" calcext:value-type="float">
            <text:p>78.4754702088</text:p>
          </table:table-cell>
          <table:table-cell/>
          <table:table-cell table:formula="of:=1.8*[.D941]+32" office:value-type="float" office:value="173.255846375782" calcext:value-type="float">
            <text:p>173.2558463758</text:p>
          </table:table-cell>
          <table:table-cell table:number-columns-repeated="12"/>
        </table:table-row>
        <table:table-row table:style-name="ro1">
          <table:table-cell table:formula="of:=[.A941]-1" office:value-type="float" office:value="146" calcext:value-type="float">
            <text:p>146</text:p>
          </table:table-cell>
          <table:table-cell table:formula="of:=(10000*[.A942])/(1023-[.A942])" office:value-type="float" office:value="1664.76624857469" calcext:value-type="float">
            <text:p>1664.7662485747</text:p>
          </table:table-cell>
          <table:table-cell table:formula="of:=LN([.B942])" office:value-type="float" office:value="7.41744000131234" calcext:value-type="float">
            <text:p>7.4174400013</text:p>
          </table:table-cell>
          <table:table-cell table:formula="of:=1/([.$B$57]+[.$B$58]*[.C942]+[.$B$59]*[.C942]*[.C942]+[.$B$60]*[.C942]*[.C942]*[.C942])-273.5" office:value-type="float" office:value="78.7543247123901" calcext:value-type="float">
            <text:p>78.7543247124</text:p>
          </table:table-cell>
          <table:table-cell/>
          <table:table-cell table:formula="of:=1.8*[.D942]+32" office:value-type="float" office:value="173.757784482302" calcext:value-type="float">
            <text:p>173.7577844823</text:p>
          </table:table-cell>
          <table:table-cell table:number-columns-repeated="12"/>
        </table:table-row>
        <table:table-row table:style-name="ro1">
          <table:table-cell table:formula="of:=[.A942]-1" office:value-type="float" office:value="145" calcext:value-type="float">
            <text:p>145</text:p>
          </table:table-cell>
          <table:table-cell table:formula="of:=(10000*[.A943])/(1023-[.A943])" office:value-type="float" office:value="1651.48063781321" calcext:value-type="float">
            <text:p>1651.4806378132</text:p>
          </table:table-cell>
          <table:table-cell table:formula="of:=LN([.B943])" office:value-type="float" office:value="7.40942752076164" calcext:value-type="float">
            <text:p>7.4094275208</text:p>
          </table:table-cell>
          <table:table-cell table:formula="of:=1/([.$B$57]+[.$B$58]*[.C943]+[.$B$59]*[.C943]*[.C943]+[.$B$60]*[.C943]*[.C943]*[.C943])-273.5" office:value-type="float" office:value="79.0351817135369" calcext:value-type="float">
            <text:p>79.0351817135</text:p>
          </table:table-cell>
          <table:table-cell/>
          <table:table-cell table:formula="of:=1.8*[.D943]+32" office:value-type="float" office:value="174.263327084366" calcext:value-type="float">
            <text:p>174.2633270844</text:p>
          </table:table-cell>
          <table:table-cell table:number-columns-repeated="12"/>
        </table:table-row>
        <table:table-row table:style-name="ro1">
          <table:table-cell table:formula="of:=[.A943]-1" office:value-type="float" office:value="144" calcext:value-type="float">
            <text:p>144</text:p>
          </table:table-cell>
          <table:table-cell table:formula="of:=(10000*[.A944])/(1023-[.A944])" office:value-type="float" office:value="1638.2252559727" calcext:value-type="float">
            <text:p>1638.2252559727</text:p>
          </table:table-cell>
          <table:table-cell table:formula="of:=LN([.B944])" office:value-type="float" office:value="7.40136877386701" calcext:value-type="float">
            <text:p>7.4013687739</text:p>
          </table:table-cell>
          <table:table-cell table:formula="of:=1/([.$B$57]+[.$B$58]*[.C944]+[.$B$59]*[.C944]*[.C944]+[.$B$60]*[.C944]*[.C944]*[.C944])-273.5" office:value-type="float" office:value="79.3180720290322" calcext:value-type="float">
            <text:p>79.318072029</text:p>
          </table:table-cell>
          <table:table-cell/>
          <table:table-cell table:formula="of:=1.8*[.D944]+32" office:value-type="float" office:value="174.772529652258" calcext:value-type="float">
            <text:p>174.7725296523</text:p>
          </table:table-cell>
          <table:table-cell table:number-columns-repeated="12"/>
        </table:table-row>
        <table:table-row table:style-name="ro1">
          <table:table-cell table:formula="of:=[.A944]-1" office:value-type="float" office:value="143" calcext:value-type="float">
            <text:p>143</text:p>
          </table:table-cell>
          <table:table-cell table:formula="of:=(10000*[.A945])/(1023-[.A945])" office:value-type="float" office:value="1625" calcext:value-type="float">
            <text:p>1625</text:p>
          </table:table-cell>
          <table:table-cell table:formula="of:=LN([.B945])" office:value-type="float" office:value="7.39326309476384" calcext:value-type="float">
            <text:p>7.3932630948</text:p>
          </table:table-cell>
          <table:table-cell table:formula="of:=1/([.$B$57]+[.$B$58]*[.C945]+[.$B$59]*[.C945]*[.C945]+[.$B$60]*[.C945]*[.C945]*[.C945])-273.5" office:value-type="float" office:value="79.6030271628348" calcext:value-type="float">
            <text:p>79.6030271628</text:p>
          </table:table-cell>
          <table:table-cell/>
          <table:table-cell table:formula="of:=1.8*[.D945]+32" office:value-type="float" office:value="175.285448893103" calcext:value-type="float">
            <text:p>175.2854488931</text:p>
          </table:table-cell>
          <table:table-cell table:number-columns-repeated="12"/>
        </table:table-row>
        <table:table-row table:style-name="ro1">
          <table:table-cell table:formula="of:=[.A945]-1" office:value-type="float" office:value="142" calcext:value-type="float">
            <text:p>142</text:p>
          </table:table-cell>
          <table:table-cell table:formula="of:=(10000*[.A946])/(1023-[.A946])" office:value-type="float" office:value="1611.80476730988" calcext:value-type="float">
            <text:p>1611.8047673099</text:p>
          </table:table-cell>
          <table:table-cell table:formula="of:=LN([.B946])" office:value-type="float" office:value="7.38510980364126" calcext:value-type="float">
            <text:p>7.3851098036</text:p>
          </table:table-cell>
          <table:table-cell table:formula="of:=1/([.$B$57]+[.$B$58]*[.C946]+[.$B$59]*[.C946]*[.C946]+[.$B$60]*[.C946]*[.C946]*[.C946])-273.5" office:value-type="float" office:value="79.8900793263806" calcext:value-type="float">
            <text:p>79.8900793264</text:p>
          </table:table-cell>
          <table:table-cell/>
          <table:table-cell table:formula="of:=1.8*[.D946]+32" office:value-type="float" office:value="175.802142787485" calcext:value-type="float">
            <text:p>175.8021427875</text:p>
          </table:table-cell>
          <table:table-cell table:number-columns-repeated="12"/>
        </table:table-row>
        <table:table-row table:style-name="ro1">
          <table:table-cell table:formula="of:=[.A946]-1" office:value-type="float" office:value="141" calcext:value-type="float">
            <text:p>141</text:p>
          </table:table-cell>
          <table:table-cell table:formula="of:=(10000*[.A947])/(1023-[.A947])" office:value-type="float" office:value="1598.63945578231" calcext:value-type="float">
            <text:p>1598.6394557823</text:p>
          </table:table-cell>
          <table:table-cell table:formula="of:=LN([.B947])" office:value-type="float" office:value="7.37690820634756" calcext:value-type="float">
            <text:p>7.3769082063</text:p>
          </table:table-cell>
          <table:table-cell table:formula="of:=1/([.$B$57]+[.$B$58]*[.C947]+[.$B$59]*[.C947]*[.C947]+[.$B$60]*[.C947]*[.C947]*[.C947])-273.5" office:value-type="float" office:value="80.1792614596756" calcext:value-type="float">
            <text:p>80.1792614597</text:p>
          </table:table-cell>
          <table:table-cell/>
          <table:table-cell table:formula="of:=1.8*[.D947]+32" office:value-type="float" office:value="176.322670627416" calcext:value-type="float">
            <text:p>176.3226706274</text:p>
          </table:table-cell>
          <table:table-cell table:number-columns-repeated="12"/>
        </table:table-row>
        <table:table-row table:style-name="ro1">
          <table:table-cell table:formula="of:=[.A947]-1" office:value-type="float" office:value="140" calcext:value-type="float">
            <text:p>140</text:p>
          </table:table-cell>
          <table:table-cell table:formula="of:=(10000*[.A948])/(1023-[.A948])" office:value-type="float" office:value="1585.50396375991" calcext:value-type="float">
            <text:p>1585.5039637599</text:p>
          </table:table-cell>
          <table:table-cell table:formula="of:=LN([.B948])" office:value-type="float" office:value="7.36865759398153" calcext:value-type="float">
            <text:p>7.368657594</text:p>
          </table:table-cell>
          <table:table-cell table:formula="of:=1/([.$B$57]+[.$B$58]*[.C948]+[.$B$59]*[.C948]*[.C948]+[.$B$60]*[.C948]*[.C948]*[.C948])-273.5" office:value-type="float" office:value="80.4706072531743" calcext:value-type="float">
            <text:p>80.4706072532</text:p>
          </table:table-cell>
          <table:table-cell/>
          <table:table-cell table:formula="of:=1.8*[.D948]+32" office:value-type="float" office:value="176.847093055714" calcext:value-type="float">
            <text:p>176.8470930557</text:p>
          </table:table-cell>
          <table:table-cell table:number-columns-repeated="12"/>
        </table:table-row>
        <table:table-row table:style-name="ro1">
          <table:table-cell table:formula="of:=[.A948]-1" office:value-type="float" office:value="139" calcext:value-type="float">
            <text:p>139</text:p>
          </table:table-cell>
          <table:table-cell table:formula="of:=(10000*[.A949])/(1023-[.A949])" office:value-type="float" office:value="1572.39819004525" calcext:value-type="float">
            <text:p>1572.3981900453</text:p>
          </table:table-cell>
          <table:table-cell table:formula="of:=LN([.B949])" office:value-type="float" office:value="7.36035724246923" calcext:value-type="float">
            <text:p>7.3603572425</text:p>
          </table:table-cell>
          <table:table-cell table:formula="of:=1/([.$B$57]+[.$B$58]*[.C949]+[.$B$59]*[.C949]*[.C949]+[.$B$60]*[.C949]*[.C949]*[.C949])-273.5" office:value-type="float" office:value="80.764151170477" calcext:value-type="float">
            <text:p>80.7641511705</text:p>
          </table:table-cell>
          <table:table-cell/>
          <table:table-cell table:formula="of:=1.8*[.D949]+32" office:value-type="float" office:value="177.375472106859" calcext:value-type="float">
            <text:p>177.3754721069</text:p>
          </table:table-cell>
          <table:table-cell table:number-columns-repeated="12"/>
        </table:table-row>
        <table:table-row table:style-name="ro1">
          <table:table-cell table:formula="of:=[.A949]-1" office:value-type="float" office:value="138" calcext:value-type="float">
            <text:p>138</text:p>
          </table:table-cell>
          <table:table-cell table:formula="of:=(10000*[.A950])/(1023-[.A950])" office:value-type="float" office:value="1559.32203389831" calcext:value-type="float">
            <text:p>1559.3220338983</text:p>
          </table:table-cell>
          <table:table-cell table:formula="of:=LN([.B950])" office:value-type="float" office:value="7.35200641212546" calcext:value-type="float">
            <text:p>7.3520064121</text:p>
          </table:table-cell>
          <table:table-cell table:formula="of:=1/([.$B$57]+[.$B$58]*[.C950]+[.$B$59]*[.C950]*[.C950]+[.$B$60]*[.C950]*[.C950]*[.C950])-273.5" office:value-type="float" office:value="81.0599284718836" calcext:value-type="float">
            <text:p>81.0599284719</text:p>
          </table:table-cell>
          <table:table-cell/>
          <table:table-cell table:formula="of:=1.8*[.D950]+32" office:value-type="float" office:value="177.907871249391" calcext:value-type="float">
            <text:p>177.9078712494</text:p>
          </table:table-cell>
          <table:table-cell table:number-columns-repeated="12"/>
        </table:table-row>
        <table:table-row table:style-name="ro1">
          <table:table-cell table:formula="of:=[.A950]-1" office:value-type="float" office:value="137" calcext:value-type="float">
            <text:p>137</text:p>
          </table:table-cell>
          <table:table-cell table:formula="of:=(10000*[.A951])/(1023-[.A951])" office:value-type="float" office:value="1546.27539503386" calcext:value-type="float">
            <text:p>1546.2753950339</text:p>
          </table:table-cell>
          <table:table-cell table:formula="of:=LN([.B951])" office:value-type="float" office:value="7.34360434719923" calcext:value-type="float">
            <text:p>7.3436043472</text:p>
          </table:table-cell>
          <table:table-cell table:formula="of:=1/([.$B$57]+[.$B$58]*[.C951]+[.$B$59]*[.C951]*[.C951]+[.$B$60]*[.C951]*[.C951]*[.C951])-273.5" office:value-type="float" office:value="81.3579752388434" calcext:value-type="float">
            <text:p>81.3579752388</text:p>
          </table:table-cell>
          <table:table-cell/>
          <table:table-cell table:formula="of:=1.8*[.D951]+32" office:value-type="float" office:value="178.444355429918" calcext:value-type="float">
            <text:p>178.4443554299</text:p>
          </table:table-cell>
          <table:table-cell table:number-columns-repeated="12"/>
        </table:table-row>
        <table:table-row table:style-name="ro1">
          <table:table-cell table:formula="of:=[.A951]-1" office:value-type="float" office:value="136" calcext:value-type="float">
            <text:p>136</text:p>
          </table:table-cell>
          <table:table-cell table:formula="of:=(10000*[.A952])/(1023-[.A952])" office:value-type="float" office:value="1533.25817361894" calcext:value-type="float">
            <text:p>1533.2581736189</text:p>
          </table:table-cell>
          <table:table-cell table:formula="of:=LN([.B952])" office:value-type="float" office:value="7.33515027540266" calcext:value-type="float">
            <text:p>7.3351502754</text:p>
          </table:table-cell>
          <table:table-cell table:formula="of:=1/([.$B$57]+[.$B$58]*[.C952]+[.$B$59]*[.C952]*[.C952]+[.$B$60]*[.C952]*[.C952]*[.C952])-273.5" office:value-type="float" office:value="81.6583283993404" calcext:value-type="float">
            <text:p>81.6583283993</text:p>
          </table:table-cell>
          <table:table-cell/>
          <table:table-cell table:formula="of:=1.8*[.D952]+32" office:value-type="float" office:value="178.984991118813" calcext:value-type="float">
            <text:p>178.9849911188</text:p>
          </table:table-cell>
          <table:table-cell table:number-columns-repeated="12"/>
        </table:table-row>
        <table:table-row table:style-name="ro1">
          <table:table-cell table:formula="of:=[.A952]-1" office:value-type="float" office:value="135" calcext:value-type="float">
            <text:p>135</text:p>
          </table:table-cell>
          <table:table-cell table:formula="of:=(10000*[.A953])/(1023-[.A953])" office:value-type="float" office:value="1520.27027027027" calcext:value-type="float">
            <text:p>1520.2702702703</text:p>
          </table:table-cell>
          <table:table-cell table:formula="of:=LN([.B953])" office:value-type="float" office:value="7.32664340742244" calcext:value-type="float">
            <text:p>7.3266434074</text:p>
          </table:table-cell>
          <table:table-cell table:formula="of:=1/([.$B$57]+[.$B$58]*[.C953]+[.$B$59]*[.C953]*[.C953]+[.$B$60]*[.C953]*[.C953]*[.C953])-273.5" office:value-type="float" office:value="81.961025754258" calcext:value-type="float">
            <text:p>81.9610257543</text:p>
          </table:table-cell>
          <table:table-cell/>
          <table:table-cell table:formula="of:=1.8*[.D953]+32" office:value-type="float" office:value="179.529846357664" calcext:value-type="float">
            <text:p>179.5298463577</text:p>
          </table:table-cell>
          <table:table-cell table:number-columns-repeated="12"/>
        </table:table-row>
        <table:table-row table:style-name="ro1">
          <table:table-cell table:formula="of:=[.A953]-1" office:value-type="float" office:value="134" calcext:value-type="float">
            <text:p>134</text:p>
          </table:table-cell>
          <table:table-cell table:formula="of:=(10000*[.A954])/(1023-[.A954])" office:value-type="float" office:value="1507.31158605174" calcext:value-type="float">
            <text:p>1507.3115860518</text:p>
          </table:table-cell>
          <table:table-cell table:formula="of:=LN([.B954])" office:value-type="float" office:value="7.31808293641319" calcext:value-type="float">
            <text:p>7.3180829364</text:p>
          </table:table-cell>
          <table:table-cell table:formula="of:=1/([.$B$57]+[.$B$58]*[.C954]+[.$B$59]*[.C954]*[.C954]+[.$B$60]*[.C954]*[.C954]*[.C954])-273.5" office:value-type="float" office:value="82.2661060047691" calcext:value-type="float">
            <text:p>82.2661060048</text:p>
          </table:table-cell>
          <table:table-cell/>
          <table:table-cell table:formula="of:=1.8*[.D954]+32" office:value-type="float" office:value="180.078990808584" calcext:value-type="float">
            <text:p>180.0789908086</text:p>
          </table:table-cell>
          <table:table-cell table:number-columns-repeated="12"/>
        </table:table-row>
        <table:table-row table:style-name="ro1">
          <table:table-cell table:formula="of:=[.A954]-1" office:value-type="float" office:value="133" calcext:value-type="float">
            <text:p>133</text:p>
          </table:table-cell>
          <table:table-cell table:formula="of:=(10000*[.A955])/(1023-[.A955])" office:value-type="float" office:value="1494.38202247191" calcext:value-type="float">
            <text:p>1494.3820224719</text:p>
          </table:table-cell>
          <table:table-cell table:formula="of:=LN([.B955])" office:value-type="float" office:value="7.30946803747175" calcext:value-type="float">
            <text:p>7.3094680375</text:p>
          </table:table-cell>
          <table:table-cell table:formula="of:=1/([.$B$57]+[.$B$58]*[.C955]+[.$B$59]*[.C955]*[.C955]+[.$B$60]*[.C955]*[.C955]*[.C955])-273.5" office:value-type="float" office:value="82.5736087807976" calcext:value-type="float">
            <text:p>82.5736087808</text:p>
          </table:table-cell>
          <table:table-cell/>
          <table:table-cell table:formula="of:=1.8*[.D955]+32" office:value-type="float" office:value="180.632495805436" calcext:value-type="float">
            <text:p>180.6324958054</text:p>
          </table:table-cell>
          <table:table-cell table:number-columns-repeated="12"/>
        </table:table-row>
        <table:table-row table:style-name="ro1">
          <table:table-cell table:formula="of:=[.A955]-1" office:value-type="float" office:value="132" calcext:value-type="float">
            <text:p>132</text:p>
          </table:table-cell>
          <table:table-cell table:formula="of:=(10000*[.A956])/(1023-[.A956])" office:value-type="float" office:value="1481.48148148148" calcext:value-type="float">
            <text:p>1481.4814814815</text:p>
          </table:table-cell>
          <table:table-cell table:formula="of:=LN([.B956])" office:value-type="float" office:value="7.30079786709174" calcext:value-type="float">
            <text:p>7.3007978671</text:p>
          </table:table-cell>
          <table:table-cell table:formula="of:=1/([.$B$57]+[.$B$58]*[.C956]+[.$B$59]*[.C956]*[.C956]+[.$B$60]*[.C956]*[.C956]*[.C956])-273.5" office:value-type="float" office:value="82.8835746706039" calcext:value-type="float">
            <text:p>82.8835746706</text:p>
          </table:table-cell>
          <table:table-cell/>
          <table:table-cell table:formula="of:=1.8*[.D956]+32" office:value-type="float" office:value="181.190434407087" calcext:value-type="float">
            <text:p>181.1904344071</text:p>
          </table:table-cell>
          <table:table-cell table:number-columns-repeated="12"/>
        </table:table-row>
        <table:table-row table:style-name="ro1">
          <table:table-cell table:formula="of:=[.A956]-1" office:value-type="float" office:value="131" calcext:value-type="float">
            <text:p>131</text:p>
          </table:table-cell>
          <table:table-cell table:formula="of:=(10000*[.A957])/(1023-[.A957])" office:value-type="float" office:value="1468.60986547085" calcext:value-type="float">
            <text:p>1468.6098654709</text:p>
          </table:table-cell>
          <table:table-cell table:formula="of:=LN([.B957])" office:value-type="float" office:value="7.29207156259733" calcext:value-type="float">
            <text:p>7.2920715626</text:p>
          </table:table-cell>
          <table:table-cell table:formula="of:=1/([.$B$57]+[.$B$58]*[.C957]+[.$B$59]*[.C957]*[.C957]+[.$B$60]*[.C957]*[.C957]*[.C957])-273.5" office:value-type="float" office:value="83.1960452515461" calcext:value-type="float">
            <text:p>83.1960452515</text:p>
          </table:table-cell>
          <table:table-cell/>
          <table:table-cell table:formula="of:=1.8*[.D957]+32" office:value-type="float" office:value="181.752881452783" calcext:value-type="float">
            <text:p>181.7528814528</text:p>
          </table:table-cell>
          <table:table-cell table:number-columns-repeated="12"/>
        </table:table-row>
        <table:table-row table:style-name="ro1">
          <table:table-cell table:formula="of:=[.A957]-1" office:value-type="float" office:value="130" calcext:value-type="float">
            <text:p>130</text:p>
          </table:table-cell>
          <table:table-cell table:formula="of:=(10000*[.A958])/(1023-[.A958])" office:value-type="float" office:value="1455.76707726764" calcext:value-type="float">
            <text:p>1455.7670772676</text:p>
          </table:table-cell>
          <table:table-cell table:formula="of:=LN([.B958])" office:value-type="float" office:value="7.28328824155527" calcext:value-type="float">
            <text:p>7.2832882416</text:p>
          </table:table-cell>
          <table:table-cell table:formula="of:=1/([.$B$57]+[.$B$58]*[.C958]+[.$B$59]*[.C958]*[.C958]+[.$B$60]*[.C958]*[.C958]*[.C958])-273.5" office:value-type="float" office:value="83.5110631220745" calcext:value-type="float">
            <text:p>83.5110631221</text:p>
          </table:table-cell>
          <table:table-cell/>
          <table:table-cell table:formula="of:=1.8*[.D958]+32" office:value-type="float" office:value="182.319913619734" calcext:value-type="float">
            <text:p>182.3199136197</text:p>
          </table:table-cell>
          <table:table-cell table:number-columns-repeated="12"/>
        </table:table-row>
        <table:table-row table:style-name="ro1">
          <table:table-cell table:formula="of:=[.A958]-1" office:value-type="float" office:value="129" calcext:value-type="float">
            <text:p>129</text:p>
          </table:table-cell>
          <table:table-cell table:formula="of:=(10000*[.A959])/(1023-[.A959])" office:value-type="float" office:value="1442.95302013423" calcext:value-type="float">
            <text:p>1442.9530201342</text:p>
          </table:table-cell>
          <table:table-cell table:formula="of:=LN([.B959])" office:value-type="float" office:value="7.27444700116434" calcext:value-type="float">
            <text:p>7.2744470012</text:p>
          </table:table-cell>
          <table:table-cell table:formula="of:=1/([.$B$57]+[.$B$58]*[.C959]+[.$B$59]*[.C959]*[.C959]+[.$B$60]*[.C959]*[.C959]*[.C959])-273.5" office:value-type="float" office:value="83.828671935016" calcext:value-type="float">
            <text:p>83.828671935</text:p>
          </table:table-cell>
          <table:table-cell/>
          <table:table-cell table:formula="of:=1.8*[.D959]+32" office:value-type="float" office:value="182.891609483029" calcext:value-type="float">
            <text:p>182.891609483</text:p>
          </table:table-cell>
          <table:table-cell table:number-columns-repeated="12"/>
        </table:table-row>
        <table:table-row table:style-name="ro1">
          <table:table-cell table:formula="of:=[.A959]-1" office:value-type="float" office:value="128" calcext:value-type="float">
            <text:p>128</text:p>
          </table:table-cell>
          <table:table-cell table:formula="of:=(10000*[.A960])/(1023-[.A960])" office:value-type="float" office:value="1430.16759776536" calcext:value-type="float">
            <text:p>1430.1675977654</text:p>
          </table:table-cell>
          <table:table-cell table:formula="of:=LN([.B960])" office:value-type="float" office:value="7.26554691762094" calcext:value-type="float">
            <text:p>7.2655469176</text:p>
          </table:table-cell>
          <table:table-cell table:formula="of:=1/([.$B$57]+[.$B$58]*[.C960]+[.$B$59]*[.C960]*[.C960]+[.$B$60]*[.C960]*[.C960]*[.C960])-273.5" office:value-type="float" office:value="84.1489164322159" calcext:value-type="float">
            <text:p>84.1489164322</text:p>
          </table:table-cell>
          <table:table-cell/>
          <table:table-cell table:formula="of:=1.8*[.D960]+32" office:value-type="float" office:value="183.468049577989" calcext:value-type="float">
            <text:p>183.468049578</text:p>
          </table:table-cell>
          <table:table-cell table:number-columns-repeated="12"/>
        </table:table-row>
        <table:table-row table:style-name="ro1">
          <table:table-cell table:formula="of:=[.A960]-1" office:value-type="float" office:value="127" calcext:value-type="float">
            <text:p>127</text:p>
          </table:table-cell>
          <table:table-cell table:formula="of:=(10000*[.A961])/(1023-[.A961])" office:value-type="float" office:value="1417.41071428571" calcext:value-type="float">
            <text:p>1417.4107142857</text:p>
          </table:table-cell>
          <table:table-cell table:formula="of:=LN([.B961])" office:value-type="float" office:value="7.25658704545984" calcext:value-type="float">
            <text:p>7.2565870455</text:p>
          </table:table-cell>
          <table:table-cell table:formula="of:=1/([.$B$57]+[.$B$58]*[.C961]+[.$B$59]*[.C961]*[.C961]+[.$B$60]*[.C961]*[.C961]*[.C961])-273.5" office:value-type="float" office:value="84.4718424805975" calcext:value-type="float">
            <text:p>84.4718424806</text:p>
          </table:table-cell>
          <table:table-cell/>
          <table:table-cell table:formula="of:=1.8*[.D961]+32" office:value-type="float" office:value="184.049316465076" calcext:value-type="float">
            <text:p>184.0493164651</text:p>
          </table:table-cell>
          <table:table-cell table:number-columns-repeated="12"/>
        </table:table-row>
        <table:table-row table:style-name="ro1">
          <table:table-cell table:formula="of:=[.A961]-1" office:value-type="float" office:value="126" calcext:value-type="float">
            <text:p>126</text:p>
          </table:table-cell>
          <table:table-cell table:formula="of:=(10000*[.A962])/(1023-[.A962])" office:value-type="float" office:value="1404.68227424749" calcext:value-type="float">
            <text:p>1404.6822742475</text:p>
          </table:table-cell>
          <table:table-cell table:formula="of:=LN([.B962])" office:value-type="float" office:value="7.24756641686887" calcext:value-type="float">
            <text:p>7.2475664169</text:p>
          </table:table-cell>
          <table:table-cell table:formula="of:=1/([.$B$57]+[.$B$58]*[.C962]+[.$B$59]*[.C962]*[.C962]+[.$B$60]*[.C962]*[.C962]*[.C962])-273.5" office:value-type="float" office:value="84.7974971097151" calcext:value-type="float">
            <text:p>84.7974971097</text:p>
          </table:table-cell>
          <table:table-cell/>
          <table:table-cell table:formula="of:=1.8*[.D962]+32" office:value-type="float" office:value="184.635494797487" calcext:value-type="float">
            <text:p>184.6354947975</text:p>
          </table:table-cell>
          <table:table-cell table:number-columns-repeated="12"/>
        </table:table-row>
        <table:table-row table:style-name="ro1">
          <table:table-cell table:formula="of:=[.A962]-1" office:value-type="float" office:value="125" calcext:value-type="float">
            <text:p>125</text:p>
          </table:table-cell>
          <table:table-cell table:formula="of:=(10000*[.A963])/(1023-[.A963])" office:value-type="float" office:value="1391.98218262806" calcext:value-type="float">
            <text:p>1391.9821826281</text:p>
          </table:table-cell>
          <table:table-cell table:formula="of:=LN([.B963])" office:value-type="float" office:value="7.23848404097628" calcext:value-type="float">
            <text:p>7.238484041</text:p>
          </table:table-cell>
          <table:table-cell table:formula="of:=1/([.$B$57]+[.$B$58]*[.C963]+[.$B$59]*[.C963]*[.C963]+[.$B$60]*[.C963]*[.C963]*[.C963])-273.5" office:value-type="float" office:value="85.1259285508703" calcext:value-type="float">
            <text:p>85.1259285509</text:p>
          </table:table-cell>
          <table:table-cell/>
          <table:table-cell table:formula="of:=1.8*[.D963]+32" office:value-type="float" office:value="185.226671391566" calcext:value-type="float">
            <text:p>185.2266713916</text:p>
          </table:table-cell>
          <table:table-cell table:number-columns-repeated="12"/>
        </table:table-row>
        <table:table-row table:style-name="ro1">
          <table:table-cell table:formula="of:=[.A963]-1" office:value-type="float" office:value="124" calcext:value-type="float">
            <text:p>124</text:p>
          </table:table-cell>
          <table:table-cell table:formula="of:=(10000*[.A964])/(1023-[.A964])" office:value-type="float" office:value="1379.31034482759" calcext:value-type="float">
            <text:p>1379.3103448276</text:p>
          </table:table-cell>
          <table:table-cell table:formula="of:=LN([.B964])" office:value-type="float" office:value="7.2293389031096" calcext:value-type="float">
            <text:p>7.2293389031</text:p>
          </table:table-cell>
          <table:table-cell table:formula="of:=1/([.$B$57]+[.$B$58]*[.C964]+[.$B$59]*[.C964]*[.C964]+[.$B$60]*[.C964]*[.C964]*[.C964])-273.5" office:value-type="float" office:value="85.4571862778716" calcext:value-type="float">
            <text:p>85.4571862779</text:p>
          </table:table-cell>
          <table:table-cell/>
          <table:table-cell table:formula="of:=1.8*[.D964]+32" office:value-type="float" office:value="185.822935300169" calcext:value-type="float">
            <text:p>185.8229353002</text:p>
          </table:table-cell>
          <table:table-cell table:number-columns-repeated="12"/>
        </table:table-row>
        <table:table-row table:style-name="ro1">
          <table:table-cell table:formula="of:=[.A964]-1" office:value-type="float" office:value="123" calcext:value-type="float">
            <text:p>123</text:p>
          </table:table-cell>
          <table:table-cell table:formula="of:=(10000*[.A965])/(1023-[.A965])" office:value-type="float" office:value="1366.66666666667" calcext:value-type="float">
            <text:p>1366.6666666667</text:p>
          </table:table-cell>
          <table:table-cell table:formula="of:=LN([.B965])" office:value-type="float" office:value="7.22012996402429" calcext:value-type="float">
            <text:p>7.220129964</text:p>
          </table:table-cell>
          <table:table-cell table:formula="of:=1/([.$B$57]+[.$B$58]*[.C965]+[.$B$59]*[.C965]*[.C965]+[.$B$60]*[.C965]*[.C965]*[.C965])-273.5" office:value-type="float" office:value="85.791321049522" calcext:value-type="float">
            <text:p>85.7913210495</text:p>
          </table:table-cell>
          <table:table-cell/>
          <table:table-cell table:formula="of:=1.8*[.D965]+32" office:value-type="float" office:value="186.42437788914" calcext:value-type="float">
            <text:p>186.4243778891</text:p>
          </table:table-cell>
          <table:table-cell table:number-columns-repeated="12"/>
        </table:table-row>
        <table:table-row table:style-name="ro1">
          <table:table-cell table:formula="of:=[.A965]-1" office:value-type="float" office:value="122" calcext:value-type="float">
            <text:p>122</text:p>
          </table:table-cell>
          <table:table-cell table:formula="of:=(10000*[.A966])/(1023-[.A966])" office:value-type="float" office:value="1354.05105438402" calcext:value-type="float">
            <text:p>1354.051054384</text:p>
          </table:table-cell>
          <table:table-cell table:formula="of:=LN([.B966])" office:value-type="float" office:value="7.2108561591011" calcext:value-type="float">
            <text:p>7.2108561591</text:p>
          </table:table-cell>
          <table:table-cell table:formula="of:=1/([.$B$57]+[.$B$58]*[.C966]+[.$B$59]*[.C966]*[.C966]+[.$B$60]*[.C966]*[.C966]*[.C966])-273.5" office:value-type="float" office:value="86.1283849539187" calcext:value-type="float">
            <text:p>86.1283849539</text:p>
          </table:table-cell>
          <table:table-cell/>
          <table:table-cell table:formula="of:=1.8*[.D966]+32" office:value-type="float" office:value="187.031092917054" calcext:value-type="float">
            <text:p>187.0310929171</text:p>
          </table:table-cell>
          <table:table-cell table:number-columns-repeated="12"/>
        </table:table-row>
        <table:table-row table:style-name="ro1">
          <table:table-cell table:formula="of:=[.A966]-1" office:value-type="float" office:value="121" calcext:value-type="float">
            <text:p>121</text:p>
          </table:table-cell>
          <table:table-cell table:formula="of:=(10000*[.A967])/(1023-[.A967])" office:value-type="float" office:value="1341.46341463415" calcext:value-type="float">
            <text:p>1341.4634146342</text:p>
          </table:table-cell>
          <table:table-cell table:formula="of:=LN([.B967])" office:value-type="float" office:value="7.2015163975103" calcext:value-type="float">
            <text:p>7.2015163975</text:p>
          </table:table-cell>
          <table:table-cell table:formula="of:=1/([.$B$57]+[.$B$58]*[.C967]+[.$B$59]*[.C967]*[.C967]+[.$B$60]*[.C967]*[.C967]*[.C967])-273.5" office:value-type="float" office:value="86.4684314546619" calcext:value-type="float">
            <text:p>86.4684314547</text:p>
          </table:table-cell>
          <table:table-cell/>
          <table:table-cell table:formula="of:=1.8*[.D967]+32" office:value-type="float" office:value="187.643176618391" calcext:value-type="float">
            <text:p>187.6431766184</text:p>
          </table:table-cell>
          <table:table-cell table:number-columns-repeated="12"/>
        </table:table-row>
        <table:table-row table:style-name="ro1">
          <table:table-cell table:formula="of:=[.A967]-1" office:value-type="float" office:value="120" calcext:value-type="float">
            <text:p>120</text:p>
          </table:table-cell>
          <table:table-cell table:formula="of:=(10000*[.A968])/(1023-[.A968])" office:value-type="float" office:value="1328.90365448505" calcext:value-type="float">
            <text:p>1328.9036544851</text:p>
          </table:table-cell>
          <table:table-cell table:formula="of:=LN([.B968])" office:value-type="float" office:value="7.19210956134124" calcext:value-type="float">
            <text:p>7.1921095613</text:p>
          </table:table-cell>
          <table:table-cell table:formula="of:=1/([.$B$57]+[.$B$58]*[.C968]+[.$B$59]*[.C968]*[.C968]+[.$B$60]*[.C968]*[.C968]*[.C968])-273.5" office:value-type="float" office:value="86.8115154390684" calcext:value-type="float">
            <text:p>86.8115154391</text:p>
          </table:table-cell>
          <table:table-cell/>
          <table:table-cell table:formula="of:=1.8*[.D968]+32" office:value-type="float" office:value="188.260727790323" calcext:value-type="float">
            <text:p>188.2607277903</text:p>
          </table:table-cell>
          <table:table-cell table:number-columns-repeated="12"/>
        </table:table-row>
        <table:table-row table:style-name="ro1">
          <table:table-cell table:formula="of:=[.A968]-1" office:value-type="float" office:value="119" calcext:value-type="float">
            <text:p>119</text:p>
          </table:table-cell>
          <table:table-cell table:formula="of:=(10000*[.A969])/(1023-[.A969])" office:value-type="float" office:value="1316.37168141593" calcext:value-type="float">
            <text:p>1316.3716814159</text:p>
          </table:table-cell>
          <table:table-cell table:formula="of:=LN([.B969])" office:value-type="float" office:value="7.18263450469554" calcext:value-type="float">
            <text:p>7.1826345047</text:p>
          </table:table-cell>
          <table:table-cell table:formula="of:=1/([.$B$57]+[.$B$58]*[.C969]+[.$B$59]*[.C969]*[.C969]+[.$B$60]*[.C969]*[.C969]*[.C969])-273.5" office:value-type="float" office:value="87.1576932684974" calcext:value-type="float">
            <text:p>87.1576932685</text:p>
          </table:table-cell>
          <table:table-cell/>
          <table:table-cell table:formula="of:=1.8*[.D969]+32" office:value-type="float" office:value="188.883847883295" calcext:value-type="float">
            <text:p>188.8838478833</text:p>
          </table:table-cell>
          <table:table-cell table:number-columns-repeated="12"/>
        </table:table-row>
        <table:table-row table:style-name="ro1">
          <table:table-cell table:formula="of:=[.A969]-1" office:value-type="float" office:value="118" calcext:value-type="float">
            <text:p>118</text:p>
          </table:table-cell>
          <table:table-cell table:formula="of:=(10000*[.A970])/(1023-[.A970])" office:value-type="float" office:value="1303.86740331492" calcext:value-type="float">
            <text:p>1303.8674033149</text:p>
          </table:table-cell>
          <table:table-cell table:formula="of:=LN([.B970])" office:value-type="float" office:value="7.17309005274192" calcext:value-type="float">
            <text:p>7.1730900527</text:p>
          </table:table-cell>
          <table:table-cell table:formula="of:=1/([.$B$57]+[.$B$58]*[.C970]+[.$B$59]*[.C970]*[.C970]+[.$B$60]*[.C970]*[.C970]*[.C970])-273.5" office:value-type="float" office:value="87.5070228308976" calcext:value-type="float">
            <text:p>87.5070228309</text:p>
          </table:table-cell>
          <table:table-cell/>
          <table:table-cell table:formula="of:=1.8*[.D970]+32" office:value-type="float" office:value="189.512641095616" calcext:value-type="float">
            <text:p>189.5126410956</text:p>
          </table:table-cell>
          <table:table-cell table:number-columns-repeated="12"/>
        </table:table-row>
        <table:table-row table:style-name="ro1">
          <table:table-cell table:formula="of:=[.A970]-1" office:value-type="float" office:value="117" calcext:value-type="float">
            <text:p>117</text:p>
          </table:table-cell>
          <table:table-cell table:formula="of:=(10000*[.A971])/(1023-[.A971])" office:value-type="float" office:value="1291.39072847682" calcext:value-type="float">
            <text:p>1291.3907284768</text:p>
          </table:table-cell>
          <table:table-cell table:formula="of:=LN([.B971])" office:value-type="float" office:value="7.16347500073096" calcext:value-type="float">
            <text:p>7.1634750007</text:p>
          </table:table-cell>
          <table:table-cell table:formula="of:=1/([.$B$57]+[.$B$58]*[.C971]+[.$B$59]*[.C971]*[.C971]+[.$B$60]*[.C971]*[.C971]*[.C971])-273.5" office:value-type="float" office:value="87.8595635956942" calcext:value-type="float">
            <text:p>87.8595635957</text:p>
          </table:table-cell>
          <table:table-cell/>
          <table:table-cell table:formula="of:=1.8*[.D971]+32" office:value-type="float" office:value="190.14721447225" calcext:value-type="float">
            <text:p>190.1472144723</text:p>
          </table:table-cell>
          <table:table-cell table:number-columns-repeated="12"/>
        </table:table-row>
        <table:table-row table:style-name="ro1">
          <table:table-cell table:formula="of:=[.A971]-1" office:value-type="float" office:value="116" calcext:value-type="float">
            <text:p>116</text:p>
          </table:table-cell>
          <table:table-cell table:formula="of:=(10000*[.A972])/(1023-[.A972])" office:value-type="float" office:value="1278.94156560088" calcext:value-type="float">
            <text:p>1278.9415656009</text:p>
          </table:table-cell>
          <table:table-cell table:formula="of:=LN([.B972])" office:value-type="float" office:value="7.15378811296741" calcext:value-type="float">
            <text:p>7.153788113</text:p>
          </table:table-cell>
          <table:table-cell table:formula="of:=1/([.$B$57]+[.$B$58]*[.C972]+[.$B$59]*[.C972]*[.C972]+[.$B$60]*[.C972]*[.C972]*[.C972])-273.5" office:value-type="float" office:value="88.215376671142" calcext:value-type="float">
            <text:p>88.2153766711</text:p>
          </table:table-cell>
          <table:table-cell/>
          <table:table-cell table:formula="of:=1.8*[.D972]+32" office:value-type="float" office:value="190.787678008056" calcext:value-type="float">
            <text:p>190.7876780081</text:p>
          </table:table-cell>
          <table:table-cell table:number-columns-repeated="12"/>
        </table:table-row>
        <table:table-row table:style-name="ro1">
          <table:table-cell table:formula="of:=[.A972]-1" office:value-type="float" office:value="115" calcext:value-type="float">
            <text:p>115</text:p>
          </table:table-cell>
          <table:table-cell table:formula="of:=(10000*[.A973])/(1023-[.A973])" office:value-type="float" office:value="1266.51982378855" calcext:value-type="float">
            <text:p>1266.5198237886</text:p>
          </table:table-cell>
          <table:table-cell table:formula="of:=LN([.B973])" office:value-type="float" office:value="7.14402812173814" calcext:value-type="float">
            <text:p>7.1440281217</text:p>
          </table:table-cell>
          <table:table-cell table:formula="of:=1/([.$B$57]+[.$B$58]*[.C973]+[.$B$59]*[.C973]*[.C973]+[.$B$60]*[.C973]*[.C973]*[.C973])-273.5" office:value-type="float" office:value="88.5745248642764" calcext:value-type="float">
            <text:p>88.5745248643</text:p>
          </table:table-cell>
          <table:table-cell/>
          <table:table-cell table:formula="of:=1.8*[.D973]+32" office:value-type="float" office:value="191.434144755698" calcext:value-type="float">
            <text:p>191.4341447557</text:p>
          </table:table-cell>
          <table:table-cell table:number-columns-repeated="12"/>
        </table:table-row>
        <table:table-row table:style-name="ro1">
          <table:table-cell table:formula="of:=[.A973]-1" office:value-type="float" office:value="114" calcext:value-type="float">
            <text:p>114</text:p>
          </table:table-cell>
          <table:table-cell table:formula="of:=(10000*[.A974])/(1023-[.A974])" office:value-type="float" office:value="1254.12541254125" calcext:value-type="float">
            <text:p>1254.1254125413</text:p>
          </table:table-cell>
          <table:table-cell table:formula="of:=LN([.B974])" office:value-type="float" office:value="7.1341937261932" calcext:value-type="float">
            <text:p>7.1341937262</text:p>
          </table:table-cell>
          <table:table-cell table:formula="of:=1/([.$B$57]+[.$B$58]*[.C974]+[.$B$59]*[.C974]*[.C974]+[.$B$60]*[.C974]*[.C974]*[.C974])-273.5" office:value-type="float" office:value="88.9370727436053" calcext:value-type="float">
            <text:p>88.9370727436</text:p>
          </table:table-cell>
          <table:table-cell/>
          <table:table-cell table:formula="of:=1.8*[.D974]+32" office:value-type="float" office:value="192.086730938489" calcext:value-type="float">
            <text:p>192.0867309385</text:p>
          </table:table-cell>
          <table:table-cell table:number-columns-repeated="12"/>
        </table:table-row>
        <table:table-row table:style-name="ro1">
          <table:table-cell table:formula="of:=[.A974]-1" office:value-type="float" office:value="113" calcext:value-type="float">
            <text:p>113</text:p>
          </table:table-cell>
          <table:table-cell table:formula="of:=(10000*[.A975])/(1023-[.A975])" office:value-type="float" office:value="1241.75824175824" calcext:value-type="float">
            <text:p>1241.7582417583</text:p>
          </table:table-cell>
          <table:table-cell table:formula="of:=LN([.B975])" office:value-type="float" office:value="7.12428359117763" calcext:value-type="float">
            <text:p>7.1242835912</text:p>
          </table:table-cell>
          <table:table-cell table:formula="of:=1/([.$B$57]+[.$B$58]*[.C975]+[.$B$59]*[.C975]*[.C975]+[.$B$60]*[.C975]*[.C975]*[.C975])-273.5" office:value-type="float" office:value="89.3030867046912" calcext:value-type="float">
            <text:p>89.3030867047</text:p>
          </table:table-cell>
          <table:table-cell/>
          <table:table-cell table:formula="of:=1.8*[.D975]+32" office:value-type="float" office:value="192.745556068444" calcext:value-type="float">
            <text:p>192.7455560684</text:p>
          </table:table-cell>
          <table:table-cell table:number-columns-repeated="12"/>
        </table:table-row>
        <table:table-row table:style-name="ro1">
          <table:table-cell table:formula="of:=[.A975]-1" office:value-type="float" office:value="112" calcext:value-type="float">
            <text:p>112</text:p>
          </table:table-cell>
          <table:table-cell table:formula="of:=(10000*[.A976])/(1023-[.A976])" office:value-type="float" office:value="1229.41822173436" calcext:value-type="float">
            <text:p>1229.4182217344</text:p>
          </table:table-cell>
          <table:table-cell table:formula="of:=LN([.B976])" office:value-type="float" office:value="7.11429634601132" calcext:value-type="float">
            <text:p>7.114296346</text:p>
          </table:table-cell>
          <table:table-cell table:formula="of:=1/([.$B$57]+[.$B$58]*[.C976]+[.$B$59]*[.C976]*[.C976]+[.$B$60]*[.C976]*[.C976]*[.C976])-273.5" office:value-type="float" office:value="89.6726350387855" calcext:value-type="float">
            <text:p>89.6726350388</text:p>
          </table:table-cell>
          <table:table-cell/>
          <table:table-cell table:formula="of:=1.8*[.D976]+32" office:value-type="float" office:value="193.410743069814" calcext:value-type="float">
            <text:p>193.4107430698</text:p>
          </table:table-cell>
          <table:table-cell table:number-columns-repeated="12"/>
        </table:table-row>
        <table:table-row table:style-name="ro1">
          <table:table-cell table:formula="of:=[.A976]-1" office:value-type="float" office:value="111" calcext:value-type="float">
            <text:p>111</text:p>
          </table:table-cell>
          <table:table-cell table:formula="of:=(10000*[.A977])/(1023-[.A977])" office:value-type="float" office:value="1217.10526315789" calcext:value-type="float">
            <text:p>1217.1052631579</text:p>
          </table:table-cell>
          <table:table-cell table:formula="of:=LN([.B977])" office:value-type="float" office:value="7.10423058321419" calcext:value-type="float">
            <text:p>7.1042305832</text:p>
          </table:table-cell>
          <table:table-cell table:formula="of:=1/([.$B$57]+[.$B$58]*[.C977]+[.$B$59]*[.C977]*[.C977]+[.$B$60]*[.C977]*[.C977]*[.C977])-273.5" office:value-type="float" office:value="90.0457880046841" calcext:value-type="float">
            <text:p>90.0457880047</text:p>
          </table:table-cell>
          <table:table-cell/>
          <table:table-cell table:formula="of:=1.8*[.D977]+32" office:value-type="float" office:value="194.082418408431" calcext:value-type="float">
            <text:p>194.0824184084</text:p>
          </table:table-cell>
          <table:table-cell table:number-columns-repeated="12"/>
        </table:table-row>
        <table:table-row table:style-name="ro1">
          <table:table-cell table:formula="of:=[.A977]-1" office:value-type="float" office:value="110" calcext:value-type="float">
            <text:p>110</text:p>
          </table:table-cell>
          <table:table-cell table:formula="of:=(10000*[.A978])/(1023-[.A978])" office:value-type="float" office:value="1204.81927710843" calcext:value-type="float">
            <text:p>1204.8192771084</text:p>
          </table:table-cell>
          <table:table-cell table:formula="of:=LN([.B978])" office:value-type="float" office:value="7.09408485717363" calcext:value-type="float">
            <text:p>7.0940848572</text:p>
          </table:table-cell>
          <table:table-cell table:formula="of:=1/([.$B$57]+[.$B$58]*[.C978]+[.$B$59]*[.C978]*[.C978]+[.$B$60]*[.C978]*[.C978]*[.C978])-273.5" office:value-type="float" office:value="90.4226179039881" calcext:value-type="float">
            <text:p>90.422617904</text:p>
          </table:table-cell>
          <table:table-cell/>
          <table:table-cell table:formula="of:=1.8*[.D978]+32" office:value-type="float" office:value="194.760712227179" calcext:value-type="float">
            <text:p>194.7607122272</text:p>
          </table:table-cell>
          <table:table-cell table:number-columns-repeated="12"/>
        </table:table-row>
        <table:table-row table:style-name="ro1">
          <table:table-cell table:formula="of:=[.A978]-1" office:value-type="float" office:value="109" calcext:value-type="float">
            <text:p>109</text:p>
          </table:table-cell>
          <table:table-cell table:formula="of:=(10000*[.A979])/(1023-[.A979])" office:value-type="float" office:value="1192.5601750547" calcext:value-type="float">
            <text:p>1192.5601750547</text:p>
          </table:table-cell>
          <table:table-cell table:formula="of:=LN([.B979])" office:value-type="float" office:value="7.08385768275118" calcext:value-type="float">
            <text:p>7.0838576828</text:p>
          </table:table-cell>
          <table:table-cell table:formula="of:=1/([.$B$57]+[.$B$58]*[.C979]+[.$B$59]*[.C979]*[.C979]+[.$B$60]*[.C979]*[.C979]*[.C979])-273.5" office:value-type="float" office:value="90.8031991599614" calcext:value-type="float">
            <text:p>90.80319916</text:p>
          </table:table-cell>
          <table:table-cell/>
          <table:table-cell table:formula="of:=1.8*[.D979]+32" office:value-type="float" office:value="195.445758487931" calcext:value-type="float">
            <text:p>195.4457584879</text:p>
          </table:table-cell>
          <table:table-cell table:number-columns-repeated="12"/>
        </table:table-row>
        <table:table-row table:style-name="ro1">
          <table:table-cell table:formula="of:=[.A979]-1" office:value-type="float" office:value="108" calcext:value-type="float">
            <text:p>108</text:p>
          </table:table-cell>
          <table:table-cell table:formula="of:=(10000*[.A980])/(1023-[.A980])" office:value-type="float" office:value="1180.32786885246" calcext:value-type="float">
            <text:p>1180.3278688525</text:p>
          </table:table-cell>
          <table:table-cell table:formula="of:=LN([.B980])" office:value-type="float" office:value="7.07354753382488" calcext:value-type="float">
            <text:p>7.0735475338</text:p>
          </table:table-cell>
          <table:table-cell table:formula="of:=1/([.$B$57]+[.$B$58]*[.C980]+[.$B$59]*[.C980]*[.C980]+[.$B$60]*[.C980]*[.C980]*[.C980])-273.5" office:value-type="float" office:value="91.1876084001955" calcext:value-type="float">
            <text:p>91.1876084002</text:p>
          </table:table-cell>
          <table:table-cell/>
          <table:table-cell table:formula="of:=1.8*[.D980]+32" office:value-type="float" office:value="196.137695120352" calcext:value-type="float">
            <text:p>196.1376951204</text:p>
          </table:table-cell>
          <table:table-cell table:number-columns-repeated="12"/>
        </table:table-row>
        <table:table-row table:style-name="ro1">
          <table:table-cell table:formula="of:=[.A980]-1" office:value-type="float" office:value="107" calcext:value-type="float">
            <text:p>107</text:p>
          </table:table-cell>
          <table:table-cell table:formula="of:=(10000*[.A981])/(1023-[.A981])" office:value-type="float" office:value="1168.12227074236" calcext:value-type="float">
            <text:p>1168.1222707424</text:p>
          </table:table-cell>
          <table:table-cell table:formula="of:=LN([.B981])" office:value-type="float" office:value="7.06315284176396" calcext:value-type="float">
            <text:p>7.0631528418</text:p>
          </table:table-cell>
          <table:table-cell table:formula="of:=1/([.$B$57]+[.$B$58]*[.C981]+[.$B$59]*[.C981]*[.C981]+[.$B$60]*[.C981]*[.C981]*[.C981])-273.5" office:value-type="float" office:value="91.5759245432985" calcext:value-type="float">
            <text:p>91.5759245433</text:p>
          </table:table-cell>
          <table:table-cell/>
          <table:table-cell table:formula="of:=1.8*[.D981]+32" office:value-type="float" office:value="196.836664177937" calcext:value-type="float">
            <text:p>196.8366641779</text:p>
          </table:table-cell>
          <table:table-cell table:number-columns-repeated="12"/>
        </table:table-row>
        <table:table-row table:style-name="ro1">
          <table:table-cell table:formula="of:=[.A981]-1" office:value-type="float" office:value="106" calcext:value-type="float">
            <text:p>106</text:p>
          </table:table-cell>
          <table:table-cell table:formula="of:=(10000*[.A982])/(1023-[.A982])" office:value-type="float" office:value="1155.94329334787" calcext:value-type="float">
            <text:p>1155.9432933479</text:p>
          </table:table-cell>
          <table:table-cell table:formula="of:=LN([.B982])" office:value-type="float" office:value="7.05267199383179" calcext:value-type="float">
            <text:p>7.0526719938</text:p>
          </table:table-cell>
          <table:table-cell table:formula="of:=1/([.$B$57]+[.$B$58]*[.C982]+[.$B$59]*[.C982]*[.C982]+[.$B$60]*[.C982]*[.C982]*[.C982])-273.5" office:value-type="float" office:value="91.9682288898481" calcext:value-type="float">
            <text:p>91.9682288898</text:p>
          </table:table-cell>
          <table:table-cell/>
          <table:table-cell table:formula="of:=1.8*[.D982]+32" office:value-type="float" office:value="197.542812001727" calcext:value-type="float">
            <text:p>197.5428120017</text:p>
          </table:table-cell>
          <table:table-cell table:number-columns-repeated="12"/>
        </table:table-row>
        <table:table-row table:style-name="ro1">
          <table:table-cell table:formula="of:=[.A982]-1" office:value-type="float" office:value="105" calcext:value-type="float">
            <text:p>105</text:p>
          </table:table-cell>
          <table:table-cell table:formula="of:=(10000*[.A983])/(1023-[.A983])" office:value-type="float" office:value="1143.7908496732" calcext:value-type="float">
            <text:p>1143.7908496732</text:p>
          </table:table-cell>
          <table:table-cell table:formula="of:=LN([.B983])" office:value-type="float" office:value="7.04210333151322" calcext:value-type="float">
            <text:p>7.0421033315</text:p>
          </table:table-cell>
          <table:table-cell table:formula="of:=1/([.$B$57]+[.$B$58]*[.C983]+[.$B$59]*[.C983]*[.C983]+[.$B$60]*[.C983]*[.C983]*[.C983])-273.5" office:value-type="float" office:value="92.3646052178588" calcext:value-type="float">
            <text:p>92.3646052179</text:p>
          </table:table-cell>
          <table:table-cell/>
          <table:table-cell table:formula="of:=1.8*[.D983]+32" office:value-type="float" office:value="198.256289392146" calcext:value-type="float">
            <text:p>198.2562893921</text:p>
          </table:table-cell>
          <table:table-cell table:number-columns-repeated="12"/>
        </table:table-row>
        <table:table-row table:style-name="ro1">
          <table:table-cell table:formula="of:=[.A983]-1" office:value-type="float" office:value="104" calcext:value-type="float">
            <text:p>104</text:p>
          </table:table-cell>
          <table:table-cell table:formula="of:=(10000*[.A984])/(1023-[.A984])" office:value-type="float" office:value="1131.6648531012" calcext:value-type="float">
            <text:p>1131.6648531012</text:p>
          </table:table-cell>
          <table:table-cell table:formula="of:=LN([.B984])" office:value-type="float" office:value="7.03144514876187" calcext:value-type="float">
            <text:p>7.0314451488</text:p>
          </table:table-cell>
          <table:table-cell table:formula="of:=1/([.$B$57]+[.$B$58]*[.C984]+[.$B$59]*[.C984]*[.C984]+[.$B$60]*[.C984]*[.C984]*[.C984])-273.5" office:value-type="float" office:value="92.7651398830326" calcext:value-type="float">
            <text:p>92.765139883</text:p>
          </table:table-cell>
          <table:table-cell/>
          <table:table-cell table:formula="of:=1.8*[.D984]+32" office:value-type="float" office:value="198.977251789459" calcext:value-type="float">
            <text:p>198.9772517895</text:p>
          </table:table-cell>
          <table:table-cell table:number-columns-repeated="12"/>
        </table:table-row>
        <table:table-row table:style-name="ro1">
          <table:table-cell table:formula="of:=[.A984]-1" office:value-type="float" office:value="103" calcext:value-type="float">
            <text:p>103</text:p>
          </table:table-cell>
          <table:table-cell table:formula="of:=(10000*[.A985])/(1023-[.A985])" office:value-type="float" office:value="1119.5652173913" calcext:value-type="float">
            <text:p>1119.5652173913</text:p>
          </table:table-cell>
          <table:table-cell table:formula="of:=LN([.B985])" office:value-type="float" office:value="7.02069569016273" calcext:value-type="float">
            <text:p>7.0206956902</text:p>
          </table:table-cell>
          <table:table-cell table:formula="of:=1/([.$B$57]+[.$B$58]*[.C985]+[.$B$59]*[.C985]*[.C985]+[.$B$60]*[.C985]*[.C985]*[.C985])-273.5" office:value-type="float" office:value="93.1699219240846" calcext:value-type="float">
            <text:p>93.1699219241</text:p>
          </table:table-cell>
          <table:table-cell/>
          <table:table-cell table:formula="of:=1.8*[.D985]+32" office:value-type="float" office:value="199.705859463352" calcext:value-type="float">
            <text:p>199.7058594634</text:p>
          </table:table-cell>
          <table:table-cell table:number-columns-repeated="12"/>
        </table:table-row>
        <table:table-row table:style-name="ro1">
          <table:table-cell table:formula="of:=[.A985]-1" office:value-type="float" office:value="102" calcext:value-type="float">
            <text:p>102</text:p>
          </table:table-cell>
          <table:table-cell table:formula="of:=(10000*[.A986])/(1023-[.A986])" office:value-type="float" office:value="1107.49185667752" calcext:value-type="float">
            <text:p>1107.4918566775</text:p>
          </table:table-cell>
          <table:table-cell table:formula="of:=LN([.B986])" office:value-type="float" office:value="7.00985314900515" calcext:value-type="float">
            <text:p>7.009853149</text:p>
          </table:table-cell>
          <table:table-cell table:formula="of:=1/([.$B$57]+[.$B$58]*[.C986]+[.$B$59]*[.C986]*[.C986]+[.$B$60]*[.C986]*[.C986]*[.C986])-273.5" office:value-type="float" office:value="93.5790431734487" calcext:value-type="float">
            <text:p>93.5790431734</text:p>
          </table:table-cell>
          <table:table-cell/>
          <table:table-cell table:formula="of:=1.8*[.D986]+32" office:value-type="float" office:value="200.442277712208" calcext:value-type="float">
            <text:p>200.4422777122</text:p>
          </table:table-cell>
          <table:table-cell table:number-columns-repeated="12"/>
        </table:table-row>
        <table:table-row table:style-name="ro1">
          <table:table-cell table:formula="of:=[.A986]-1" office:value-type="float" office:value="101" calcext:value-type="float">
            <text:p>101</text:p>
          </table:table-cell>
          <table:table-cell table:formula="of:=(10000*[.A987])/(1023-[.A987])" office:value-type="float" office:value="1095.44468546638" calcext:value-type="float">
            <text:p>1095.4446854664</text:p>
          </table:table-cell>
          <table:table-cell table:formula="of:=LN([.B987])" office:value-type="float" office:value="6.99891566526085" calcext:value-type="float">
            <text:p>6.9989156653</text:p>
          </table:table-cell>
          <table:table-cell table:formula="of:=1/([.$B$57]+[.$B$58]*[.C987]+[.$B$59]*[.C987]*[.C987]+[.$B$60]*[.C987]*[.C987]*[.C987])-273.5" office:value-type="float" office:value="93.9925983736986" calcext:value-type="float">
            <text:p>93.9925983737</text:p>
          </table:table-cell>
          <table:table-cell/>
          <table:table-cell table:formula="of:=1.8*[.D987]+32" office:value-type="float" office:value="201.186677072658" calcext:value-type="float">
            <text:p>201.1866770727</text:p>
          </table:table-cell>
          <table:table-cell table:number-columns-repeated="12"/>
        </table:table-row>
        <table:table-row table:style-name="ro1">
          <table:table-cell table:formula="of:=[.A987]-1" office:value-type="float" office:value="100" calcext:value-type="float">
            <text:p>100</text:p>
          </table:table-cell>
          <table:table-cell table:formula="of:=(10000*[.A988])/(1023-[.A988])" office:value-type="float" office:value="1083.42361863489" calcext:value-type="float">
            <text:p>1083.4236186349</text:p>
          </table:table-cell>
          <table:table-cell table:formula="of:=LN([.B988])" office:value-type="float" office:value="6.98788132346142" calcext:value-type="float">
            <text:p>6.9878813235</text:p>
          </table:table-cell>
          <table:table-cell table:formula="of:=1/([.$B$57]+[.$B$58]*[.C988]+[.$B$59]*[.C988]*[.C988]+[.$B$60]*[.C988]*[.C988]*[.C988])-273.5" office:value-type="float" office:value="94.4106853000365" calcext:value-type="float">
            <text:p>94.4106853</text:p>
          </table:table-cell>
          <table:table-cell/>
          <table:table-cell table:formula="of:=1.8*[.D988]+32" office:value-type="float" office:value="201.939233540066" calcext:value-type="float">
            <text:p>201.9392335401</text:p>
          </table:table-cell>
          <table:table-cell table:number-columns-repeated="12"/>
        </table:table-row>
        <table:table-row table:style-name="ro1">
          <table:table-cell table:formula="of:=[.A988]-1" office:value-type="float" office:value="99" calcext:value-type="float">
            <text:p>99</text:p>
          </table:table-cell>
          <table:table-cell table:formula="of:=(10000*[.A989])/(1023-[.A989])" office:value-type="float" office:value="1071.42857142857" calcext:value-type="float">
            <text:p>1071.4285714286</text:p>
          </table:table-cell>
          <table:table-cell table:formula="of:=LN([.B989])" office:value-type="float" office:value="6.97674815046909" calcext:value-type="float">
            <text:p>6.9767481505</text:p>
          </table:table-cell>
          <table:table-cell table:formula="of:=1/([.$B$57]+[.$B$58]*[.C989]+[.$B$59]*[.C989]*[.C989]+[.$B$60]*[.C989]*[.C989]*[.C989])-273.5" office:value-type="float" office:value="94.8334048892307" calcext:value-type="float">
            <text:p>94.8334048892</text:p>
          </table:table-cell>
          <table:table-cell/>
          <table:table-cell table:formula="of:=1.8*[.D989]+32" office:value-type="float" office:value="202.700128800615" calcext:value-type="float">
            <text:p>202.7001288006</text:p>
          </table:table-cell>
          <table:table-cell table:number-columns-repeated="12"/>
        </table:table-row>
        <table:table-row table:style-name="ro1">
          <table:table-cell table:formula="of:=[.A989]-1" office:value-type="float" office:value="98" calcext:value-type="float">
            <text:p>98</text:p>
          </table:table-cell>
          <table:table-cell table:formula="of:=(10000*[.A990])/(1023-[.A990])" office:value-type="float" office:value="1059.45945945946" calcext:value-type="float">
            <text:p>1059.4594594595</text:p>
          </table:table-cell>
          <table:table-cell table:formula="of:=LN([.B990])" office:value-type="float" office:value="6.96551411313433" calcext:value-type="float">
            <text:p>6.9655141131</text:p>
          </table:table-cell>
          <table:table-cell table:formula="of:=1/([.$B$57]+[.$B$58]*[.C990]+[.$B$59]*[.C990]*[.C990]+[.$B$60]*[.C990]*[.C990]*[.C990])-273.5" office:value-type="float" office:value="95.2608613754132" calcext:value-type="float">
            <text:p>95.2608613754</text:p>
          </table:table-cell>
          <table:table-cell/>
          <table:table-cell table:formula="of:=1.8*[.D990]+32" office:value-type="float" office:value="203.469550475744" calcext:value-type="float">
            <text:p>203.4695504757</text:p>
          </table:table-cell>
          <table:table-cell table:number-columns-repeated="12"/>
        </table:table-row>
        <table:table-row table:style-name="ro1">
          <table:table-cell table:formula="of:=[.A990]-1" office:value-type="float" office:value="97" calcext:value-type="float">
            <text:p>97</text:p>
          </table:table-cell>
          <table:table-cell table:formula="of:=(10000*[.A991])/(1023-[.A991])" office:value-type="float" office:value="1047.5161987041" calcext:value-type="float">
            <text:p>1047.5161987041</text:p>
          </table:table-cell>
          <table:table-cell table:formula="of:=LN([.B991])" office:value-type="float" office:value="6.95417711583339" calcext:value-type="float">
            <text:p>6.9541771158</text:p>
          </table:table-cell>
          <table:table-cell table:formula="of:=1/([.$B$57]+[.$B$58]*[.C991]+[.$B$59]*[.C991]*[.C991]+[.$B$60]*[.C991]*[.C991]*[.C991])-273.5" office:value-type="float" office:value="95.6931624331735" calcext:value-type="float">
            <text:p>95.6931624332</text:p>
          </table:table-cell>
          <table:table-cell/>
          <table:table-cell table:formula="of:=1.8*[.D991]+32" office:value-type="float" office:value="204.247692379712" calcext:value-type="float">
            <text:p>204.2476923797</text:p>
          </table:table-cell>
          <table:table-cell table:number-columns-repeated="12"/>
        </table:table-row>
        <table:table-row table:style-name="ro1">
          <table:table-cell table:formula="of:=[.A991]-1" office:value-type="float" office:value="96" calcext:value-type="float">
            <text:p>96</text:p>
          </table:table-cell>
          <table:table-cell table:formula="of:=(10000*[.A992])/(1023-[.A992])" office:value-type="float" office:value="1035.59870550162" calcext:value-type="float">
            <text:p>1035.5987055016</text:p>
          </table:table-cell>
          <table:table-cell table:formula="of:=LN([.B992])" office:value-type="float" office:value="6.94273499787816" calcext:value-type="float">
            <text:p>6.9427349979</text:p>
          </table:table-cell>
          <table:table-cell table:formula="of:=1/([.$B$57]+[.$B$58]*[.C992]+[.$B$59]*[.C992]*[.C992]+[.$B$60]*[.C992]*[.C992]*[.C992])-273.5" office:value-type="float" office:value="96.1304193284255" calcext:value-type="float">
            <text:p>96.1304193284</text:p>
          </table:table-cell>
          <table:table-cell/>
          <table:table-cell table:formula="of:=1.8*[.D992]+32" office:value-type="float" office:value="205.034754791166" calcext:value-type="float">
            <text:p>205.0347547912</text:p>
          </table:table-cell>
          <table:table-cell table:number-columns-repeated="12"/>
        </table:table-row>
        <table:table-row table:style-name="ro1">
          <table:table-cell table:formula="of:=[.A992]-1" office:value-type="float" office:value="95" calcext:value-type="float">
            <text:p>95</text:p>
          </table:table-cell>
          <table:table-cell table:formula="of:=(10000*[.A993])/(1023-[.A993])" office:value-type="float" office:value="1023.70689655172" calcext:value-type="float">
            <text:p>1023.7068965517</text:p>
          </table:table-cell>
          <table:table-cell table:formula="of:=LN([.B993])" office:value-type="float" office:value="6.93118553079052" calcext:value-type="float">
            <text:p>6.9311855308</text:p>
          </table:table-cell>
          <table:table-cell table:formula="of:=1/([.$B$57]+[.$B$58]*[.C993]+[.$B$59]*[.C993]*[.C993]+[.$B$60]*[.C993]*[.C993]*[.C993])-273.5" office:value-type="float" office:value="96.57274707755" calcext:value-type="float">
            <text:p>96.5727470776</text:p>
          </table:table-cell>
          <table:table-cell/>
          <table:table-cell table:formula="of:=1.8*[.D993]+32" office:value-type="float" office:value="205.83094473959" calcext:value-type="float">
            <text:p>205.8309447396</text:p>
          </table:table-cell>
          <table:table-cell table:number-columns-repeated="12"/>
        </table:table-row>
        <table:table-row table:style-name="ro1">
          <table:table-cell table:formula="of:=[.A993]-1" office:value-type="float" office:value="94" calcext:value-type="float">
            <text:p>94</text:p>
          </table:table-cell>
          <table:table-cell table:formula="of:=(10000*[.A994])/(1023-[.A994])" office:value-type="float" office:value="1011.84068891281" calcext:value-type="float">
            <text:p>1011.8406889128</text:p>
          </table:table-cell>
          <table:table-cell table:formula="of:=LN([.B994])" office:value-type="float" office:value="6.91952641543235" calcext:value-type="float">
            <text:p>6.9195264154</text:p>
          </table:table-cell>
          <table:table-cell table:formula="of:=1/([.$B$57]+[.$B$58]*[.C994]+[.$B$59]*[.C994]*[.C994]+[.$B$60]*[.C994]*[.C994]*[.C994])-273.5" office:value-type="float" office:value="97.0202646153666" calcext:value-type="float">
            <text:p>97.0202646154</text:p>
          </table:table-cell>
          <table:table-cell/>
          <table:table-cell table:formula="of:=1.8*[.D994]+32" office:value-type="float" office:value="206.63647630766" calcext:value-type="float">
            <text:p>206.6364763077</text:p>
          </table:table-cell>
          <table:table-cell table:number-columns-repeated="12"/>
        </table:table-row>
        <table:table-row table:style-name="ro1">
          <table:table-cell table:formula="of:=[.A994]-1" office:value-type="float" office:value="93" calcext:value-type="float">
            <text:p>93</text:p>
          </table:table-cell>
          <table:table-cell table:formula="of:=(10000*[.A995])/(1023-[.A995])" office:value-type="float" office:value="1000" calcext:value-type="float">
            <text:p>1000</text:p>
          </table:table-cell>
          <table:table-cell table:formula="of:=LN([.B995])" office:value-type="float" office:value="6.90775527898214" calcext:value-type="float">
            <text:p>6.907755279</text:p>
          </table:table-cell>
          <table:table-cell table:formula="of:=1/([.$B$57]+[.$B$58]*[.C995]+[.$B$59]*[.C995]*[.C995]+[.$B$60]*[.C995]*[.C995]*[.C995])-273.5" office:value-type="float" office:value="97.4730949725206" calcext:value-type="float">
            <text:p>97.4730949725</text:p>
          </table:table-cell>
          <table:table-cell/>
          <table:table-cell table:formula="of:=1.8*[.D995]+32" office:value-type="float" office:value="207.451570950537" calcext:value-type="float">
            <text:p>207.4515709505</text:p>
          </table:table-cell>
          <table:table-cell table:number-columns-repeated="12"/>
        </table:table-row>
        <table:table-row table:style-name="ro1">
          <table:table-cell table:formula="of:=[.A995]-1" office:value-type="float" office:value="92" calcext:value-type="float">
            <text:p>92</text:p>
          </table:table-cell>
          <table:table-cell table:formula="of:=(10000*[.A996])/(1023-[.A996])" office:value-type="float" office:value="988.184747583244" calcext:value-type="float">
            <text:p>988.1847475832</text:p>
          </table:table-cell>
          <table:table-cell table:formula="of:=LN([.B996])" office:value-type="float" office:value="6.89586967174816" calcext:value-type="float">
            <text:p>6.8958696717</text:p>
          </table:table-cell>
          <table:table-cell table:formula="of:=1/([.$B$57]+[.$B$58]*[.C996]+[.$B$59]*[.C996]*[.C996]+[.$B$60]*[.C996]*[.C996]*[.C996])-273.5" office:value-type="float" office:value="97.9313654629224" calcext:value-type="float">
            <text:p>97.9313654629</text:p>
          </table:table-cell>
          <table:table-cell/>
          <table:table-cell table:formula="of:=1.8*[.D996]+32" office:value-type="float" office:value="208.27645783326" calcext:value-type="float">
            <text:p>208.2764578333</text:p>
          </table:table-cell>
          <table:table-cell table:number-columns-repeated="12"/>
        </table:table-row>
        <table:table-row table:style-name="ro1">
          <table:table-cell table:formula="of:=[.A996]-1" office:value-type="float" office:value="91" calcext:value-type="float">
            <text:p>91</text:p>
          </table:table-cell>
          <table:table-cell table:formula="of:=(10000*[.A997])/(1023-[.A997])" office:value-type="float" office:value="976.394849785408" calcext:value-type="float">
            <text:p>976.3948497854</text:p>
          </table:table-cell>
          <table:table-cell table:formula="of:=LN([.B997])" office:value-type="float" office:value="6.88386706380744" calcext:value-type="float">
            <text:p>6.8838670638</text:p>
          </table:table-cell>
          <table:table-cell table:formula="of:=1/([.$B$57]+[.$B$58]*[.C997]+[.$B$59]*[.C997]*[.C997]+[.$B$60]*[.C997]*[.C997]*[.C997])-273.5" office:value-type="float" office:value="98.3952078819264" calcext:value-type="float">
            <text:p>98.3952078819</text:p>
          </table:table-cell>
          <table:table-cell/>
          <table:table-cell table:formula="of:=1.8*[.D997]+32" office:value-type="float" office:value="209.111374187467" calcext:value-type="float">
            <text:p>209.1113741875</text:p>
          </table:table-cell>
          <table:table-cell table:number-columns-repeated="12"/>
        </table:table-row>
        <table:table-row table:style-name="ro1">
          <table:table-cell table:formula="of:=[.A997]-1" office:value-type="float" office:value="90" calcext:value-type="float">
            <text:p>90</text:p>
          </table:table-cell>
          <table:table-cell table:formula="of:=(10000*[.A998])/(1023-[.A998])" office:value-type="float" office:value="964.630225080386" calcext:value-type="float">
            <text:p>964.6302250804</text:p>
          </table:table-cell>
          <table:table-cell table:formula="of:=LN([.B998])" office:value-type="float" office:value="6.8717448414591" calcext:value-type="float">
            <text:p>6.8717448415</text:p>
          </table:table-cell>
          <table:table-cell table:formula="of:=1/([.$B$57]+[.$B$58]*[.C998]+[.$B$59]*[.C998]*[.C998]+[.$B$60]*[.C998]*[.C998]*[.C998])-273.5" office:value-type="float" office:value="98.8647587159911" calcext:value-type="float">
            <text:p>98.864758716</text:p>
          </table:table-cell>
          <table:table-cell/>
          <table:table-cell table:formula="of:=1.8*[.D998]+32" office:value-type="float" office:value="209.956565688784" calcext:value-type="float">
            <text:p>209.9565656888</text:p>
          </table:table-cell>
          <table:table-cell table:number-columns-repeated="12"/>
        </table:table-row>
        <table:table-row table:style-name="ro1">
          <table:table-cell table:formula="of:=[.A998]-1" office:value-type="float" office:value="89" calcext:value-type="float">
            <text:p>89</text:p>
          </table:table-cell>
          <table:table-cell table:formula="of:=(10000*[.A999])/(1023-[.A999])" office:value-type="float" office:value="952.890792291221" calcext:value-type="float">
            <text:p>952.8907922912</text:p>
          </table:table-cell>
          <table:table-cell table:formula="of:=LN([.B999])" office:value-type="float" office:value="6.85950030347948" calcext:value-type="float">
            <text:p>6.8595003035</text:p>
          </table:table-cell>
          <table:table-cell table:formula="of:=1/([.$B$57]+[.$B$58]*[.C999]+[.$B$59]*[.C999]*[.C999]+[.$B$60]*[.C999]*[.C999]*[.C999])-273.5" office:value-type="float" office:value="99.3401593646219" calcext:value-type="float">
            <text:p>99.3401593646</text:p>
          </table:table-cell>
          <table:table-cell/>
          <table:table-cell table:formula="of:=1.8*[.D999]+32" office:value-type="float" office:value="210.812286856319" calcext:value-type="float">
            <text:p>210.8122868563</text:p>
          </table:table-cell>
          <table:table-cell table:number-columns-repeated="12"/>
        </table:table-row>
        <table:table-row table:style-name="ro1">
          <table:table-cell table:formula="of:=[.A999]-1" office:value-type="float" office:value="88" calcext:value-type="float">
            <text:p>88</text:p>
          </table:table-cell>
          <table:table-cell table:formula="of:=(10000*[.A1000])/(1023-[.A1000])" office:value-type="float" office:value="941.176470588235" calcext:value-type="float">
            <text:p>941.1764705882</text:p>
          </table:table-cell>
          <table:table-cell table:formula="of:=LN([.B1000])" office:value-type="float" office:value="6.8471306571657" calcext:value-type="float">
            <text:p>6.8471306572</text:p>
          </table:table-cell>
          <table:table-cell table:formula="of:=1/([.$B$57]+[.$B$58]*[.C1000]+[.$B$59]*[.C1000]*[.C1000]+[.$B$60]*[.C1000]*[.C1000]*[.C1000])-273.5" office:value-type="float" office:value="99.8215563754642" calcext:value-type="float">
            <text:p>99.8215563755</text:p>
          </table:table-cell>
          <table:table-cell/>
          <table:table-cell table:formula="of:=1.8*[.D1000]+32" office:value-type="float" office:value="211.678801475836" calcext:value-type="float">
            <text:p>211.6788014758</text:p>
          </table:table-cell>
          <table:table-cell table:number-columns-repeated="12"/>
        </table:table-row>
        <table:table-row table:style-name="ro1">
          <table:table-cell table:formula="of:=[.A1000]-1" office:value-type="float" office:value="87" calcext:value-type="float">
            <text:p>87</text:p>
          </table:table-cell>
          <table:table-cell table:formula="of:=(10000*[.A1001])/(1023-[.A1001])" office:value-type="float" office:value="929.487179487179" calcext:value-type="float">
            <text:p>929.4871794872</text:p>
          </table:table-cell>
          <table:table-cell table:formula="of:=LN([.B1001])" office:value-type="float" office:value="6.83463301415317" calcext:value-type="float">
            <text:p>6.8346330142</text:p>
          </table:table-cell>
          <table:table-cell table:formula="of:=1/([.$B$57]+[.$B$58]*[.C1001]+[.$B$59]*[.C1001]*[.C1001]+[.$B$60]*[.C1001]*[.C1001]*[.C1001])-273.5" office:value-type="float" office:value="100.309101693487" calcext:value-type="float">
            <text:p>100.3091016935</text:p>
          </table:table-cell>
          <table:table-cell/>
          <table:table-cell table:formula="of:=1.8*[.D1001]+32" office:value-type="float" office:value="212.556383048277" calcext:value-type="float">
            <text:p>212.5563830483</text:p>
          </table:table-cell>
          <table:table-cell table:number-columns-repeated="12"/>
        </table:table-row>
        <table:table-row table:style-name="ro1">
          <table:table-cell table:formula="of:=[.A1001]-1" office:value-type="float" office:value="86" calcext:value-type="float">
            <text:p>86</text:p>
          </table:table-cell>
          <table:table-cell table:formula="of:=(10000*[.A1002])/(1023-[.A1002])" office:value-type="float" office:value="917.822838847385" calcext:value-type="float">
            <text:p>917.8228388474</text:p>
          </table:table-cell>
          <table:table-cell table:formula="of:=LN([.B1002])" office:value-type="float" office:value="6.82200438599127" calcext:value-type="float">
            <text:p>6.822004386</text:p>
          </table:table-cell>
          <table:table-cell table:formula="of:=1/([.$B$57]+[.$B$58]*[.C1002]+[.$B$59]*[.C1002]*[.C1002]+[.$B$60]*[.C1002]*[.C1002]*[.C1002])-273.5" office:value-type="float" office:value="100.802952925276" calcext:value-type="float">
            <text:p>100.8029529253</text:p>
          </table:table-cell>
          <table:table-cell/>
          <table:table-cell table:formula="of:=1.8*[.D1002]+32" office:value-type="float" office:value="213.445315265497" calcext:value-type="float">
            <text:p>213.4453152655</text:p>
          </table:table-cell>
          <table:table-cell table:number-columns-repeated="12"/>
        </table:table-row>
        <table:table-row table:style-name="ro1">
          <table:table-cell table:formula="of:=[.A1002]-1" office:value-type="float" office:value="85" calcext:value-type="float">
            <text:p>85</text:p>
          </table:table-cell>
          <table:table-cell table:formula="of:=(10000*[.A1003])/(1023-[.A1003])" office:value-type="float" office:value="906.183368869936" calcext:value-type="float">
            <text:p>906.1833688699</text:p>
          </table:table-cell>
          <table:table-cell table:formula="of:=LN([.B1003])" office:value-type="float" office:value="6.80924167946028" calcext:value-type="float">
            <text:p>6.8092416795</text:p>
          </table:table-cell>
          <table:table-cell table:formula="of:=1/([.$B$57]+[.$B$58]*[.C1003]+[.$B$59]*[.C1003]*[.C1003]+[.$B$60]*[.C1003]*[.C1003]*[.C1003])-273.5" office:value-type="float" office:value="101.303273619539" calcext:value-type="float">
            <text:p>101.3032736195</text:p>
          </table:table-cell>
          <table:table-cell/>
          <table:table-cell table:formula="of:=1.8*[.D1003]+32" office:value-type="float" office:value="214.34589251517" calcext:value-type="float">
            <text:p>214.3458925152</text:p>
          </table:table-cell>
          <table:table-cell table:number-columns-repeated="12"/>
        </table:table-row>
        <table:table-row table:style-name="ro1">
          <table:table-cell table:formula="of:=[.A1003]-1" office:value-type="float" office:value="84" calcext:value-type="float">
            <text:p>84</text:p>
          </table:table-cell>
          <table:table-cell table:formula="of:=(10000*[.A1004])/(1023-[.A1004])" office:value-type="float" office:value="894.568690095847" calcext:value-type="float">
            <text:p>894.5686900958</text:p>
          </table:table-cell>
          <table:table-cell table:formula="of:=LN([.B1004])" office:value-type="float" office:value="6.79634169161123" calcext:value-type="float">
            <text:p>6.7963416916</text:p>
          </table:table-cell>
          <table:table-cell table:formula="of:=1/([.$B$57]+[.$B$58]*[.C1004]+[.$B$59]*[.C1004]*[.C1004]+[.$B$60]*[.C1004]*[.C1004]*[.C1004])-273.5" office:value-type="float" office:value="101.810233565025" calcext:value-type="float">
            <text:p>101.810233565</text:p>
          </table:table-cell>
          <table:table-cell/>
          <table:table-cell table:formula="of:=1.8*[.D1004]+32" office:value-type="float" office:value="215.258420417045" calcext:value-type="float">
            <text:p>215.258420417</text:p>
          </table:table-cell>
          <table:table-cell table:number-columns-repeated="12"/>
        </table:table-row>
        <table:table-row table:style-name="ro1">
          <table:table-cell table:formula="of:=[.A1004]-1" office:value-type="float" office:value="83" calcext:value-type="float">
            <text:p>83</text:p>
          </table:table-cell>
          <table:table-cell table:formula="of:=(10000*[.A1005])/(1023-[.A1005])" office:value-type="float" office:value="882.978723404255" calcext:value-type="float">
            <text:p>882.9787234043</text:p>
          </table:table-cell>
          <table:table-cell table:formula="of:=LN([.B1005])" office:value-type="float" office:value="6.78330110450873" calcext:value-type="float">
            <text:p>6.7833011045</text:p>
          </table:table-cell>
          <table:table-cell table:formula="of:=1/([.$B$57]+[.$B$58]*[.C1005]+[.$B$59]*[.C1005]*[.C1005]+[.$B$60]*[.C1005]*[.C1005]*[.C1005])-273.5" office:value-type="float" office:value="102.324009107164" calcext:value-type="float">
            <text:p>102.3240091072</text:p>
          </table:table-cell>
          <table:table-cell/>
          <table:table-cell table:formula="of:=1.8*[.D1005]+32" office:value-type="float" office:value="216.183216392895" calcext:value-type="float">
            <text:p>216.1832163929</text:p>
          </table:table-cell>
          <table:table-cell table:number-columns-repeated="12"/>
        </table:table-row>
        <table:table-row table:style-name="ro1">
          <table:table-cell table:formula="of:=[.A1005]-1" office:value-type="float" office:value="82" calcext:value-type="float">
            <text:p>82</text:p>
          </table:table-cell>
          <table:table-cell table:formula="of:=(10000*[.A1006])/(1023-[.A1006])" office:value-type="float" office:value="871.413390010627" calcext:value-type="float">
            <text:p>871.4133900106</text:p>
          </table:table-cell>
          <table:table-cell table:formula="of:=LN([.B1006])" office:value-type="float" office:value="6.77011647965506" calcext:value-type="float">
            <text:p>6.7701164797</text:p>
          </table:table-cell>
          <table:table-cell table:formula="of:=1/([.$B$57]+[.$B$58]*[.C1006]+[.$B$59]*[.C1006]*[.C1006]+[.$B$60]*[.C1006]*[.C1006]*[.C1006])-273.5" office:value-type="float" office:value="102.844783484841" calcext:value-type="float">
            <text:p>102.8447834848</text:p>
          </table:table-cell>
          <table:table-cell/>
          <table:table-cell table:formula="of:=1.8*[.D1006]+32" office:value-type="float" office:value="217.120610272714" calcext:value-type="float">
            <text:p>217.1206102727</text:p>
          </table:table-cell>
          <table:table-cell table:number-columns-repeated="12"/>
        </table:table-row>
        <table:table-row table:style-name="ro1">
          <table:table-cell table:formula="of:=[.A1006]-1" office:value-type="float" office:value="81" calcext:value-type="float">
            <text:p>81</text:p>
          </table:table-cell>
          <table:table-cell table:formula="of:=(10000*[.A1007])/(1023-[.A1007])" office:value-type="float" office:value="859.872611464968" calcext:value-type="float">
            <text:p>859.872611465</text:p>
          </table:table-cell>
          <table:table-cell table:formula="of:=LN([.B1007])" office:value-type="float" office:value="6.75678425207226" calcext:value-type="float">
            <text:p>6.7567842521</text:p>
          </table:table-cell>
          <table:table-cell table:formula="of:=1/([.$B$57]+[.$B$58]*[.C1007]+[.$B$59]*[.C1007]*[.C1007]+[.$B$60]*[.C1007]*[.C1007]*[.C1007])-273.5" office:value-type="float" office:value="103.372747188854" calcext:value-type="float">
            <text:p>103.3727471889</text:p>
          </table:table-cell>
          <table:table-cell/>
          <table:table-cell table:formula="of:=1.8*[.D1007]+32" office:value-type="float" office:value="218.070944939937" calcext:value-type="float">
            <text:p>218.0709449399</text:p>
          </table:table-cell>
          <table:table-cell table:number-columns-repeated="12"/>
        </table:table-row>
        <table:table-row table:style-name="ro1">
          <table:table-cell table:formula="of:=[.A1007]-1" office:value-type="float" office:value="80" calcext:value-type="float">
            <text:p>80</text:p>
          </table:table-cell>
          <table:table-cell table:formula="of:=(10000*[.A1008])/(1023-[.A1008])" office:value-type="float" office:value="848.356309650053" calcext:value-type="float">
            <text:p>848.3563096501</text:p>
          </table:table-cell>
          <table:table-cell table:formula="of:=LN([.B1008])" office:value-type="float" office:value="6.74330072401661" calcext:value-type="float">
            <text:p>6.743300724</text:p>
          </table:table-cell>
          <table:table-cell table:formula="of:=1/([.$B$57]+[.$B$58]*[.C1008]+[.$B$59]*[.C1008]*[.C1008]+[.$B$60]*[.C1008]*[.C1008]*[.C1008])-273.5" office:value-type="float" office:value="103.90809834374" calcext:value-type="float">
            <text:p>103.9080983437</text:p>
          </table:table-cell>
          <table:table-cell/>
          <table:table-cell table:formula="of:=1.8*[.D1008]+32" office:value-type="float" office:value="219.034577018733" calcext:value-type="float">
            <text:p>219.0345770187</text:p>
          </table:table-cell>
          <table:table-cell table:number-columns-repeated="12"/>
        </table:table-row>
        <table:table-row table:style-name="ro1">
          <table:table-cell table:formula="of:=[.A1008]-1" office:value-type="float" office:value="79" calcext:value-type="float">
            <text:p>79</text:p>
          </table:table-cell>
          <table:table-cell table:formula="of:=(10000*[.A1009])/(1023-[.A1009])" office:value-type="float" office:value="836.864406779661" calcext:value-type="float">
            <text:p>836.8644067797</text:p>
          </table:table-cell>
          <table:table-cell table:formula="of:=LN([.B1009])" office:value-type="float" office:value="6.7296620582977" calcext:value-type="float">
            <text:p>6.7296620583</text:p>
          </table:table-cell>
          <table:table-cell table:formula="of:=1/([.$B$57]+[.$B$58]*[.C1009]+[.$B$59]*[.C1009]*[.C1009]+[.$B$60]*[.C1009]*[.C1009]*[.C1009])-273.5" office:value-type="float" office:value="104.451043114808" calcext:value-type="float">
            <text:p>104.4510431148</text:p>
          </table:table-cell>
          <table:table-cell/>
          <table:table-cell table:formula="of:=1.8*[.D1009]+32" office:value-type="float" office:value="220.011877606655" calcext:value-type="float">
            <text:p>220.0118776067</text:p>
          </table:table-cell>
          <table:table-cell table:number-columns-repeated="12"/>
        </table:table-row>
        <table:table-row table:style-name="ro1">
          <table:table-cell table:formula="of:=[.A1009]-1" office:value-type="float" office:value="78" calcext:value-type="float">
            <text:p>78</text:p>
          </table:table-cell>
          <table:table-cell table:formula="of:=(10000*[.A1010])/(1023-[.A1010])" office:value-type="float" office:value="825.396825396826" calcext:value-type="float">
            <text:p>825.3968253968</text:p>
          </table:table-cell>
          <table:table-cell table:formula="of:=LN([.B1010])" office:value-type="float" office:value="6.71586427117203" calcext:value-type="float">
            <text:p>6.7158642712</text:p>
          </table:table-cell>
          <table:table-cell table:formula="of:=1/([.$B$57]+[.$B$58]*[.C1010]+[.$B$59]*[.C1010]*[.C1010]+[.$B$60]*[.C1010]*[.C1010]*[.C1010])-273.5" office:value-type="float" office:value="105.001796142386" calcext:value-type="float">
            <text:p>105.0017961424</text:p>
          </table:table-cell>
          <table:table-cell/>
          <table:table-cell table:formula="of:=1.8*[.D1010]+32" office:value-type="float" office:value="221.003233056294" calcext:value-type="float">
            <text:p>221.0032330563</text:p>
          </table:table-cell>
          <table:table-cell table:number-columns-repeated="12"/>
        </table:table-row>
        <table:table-row table:style-name="ro1">
          <table:table-cell table:formula="of:=[.A1010]-1" office:value-type="float" office:value="77" calcext:value-type="float">
            <text:p>77</text:p>
          </table:table-cell>
          <table:table-cell table:formula="of:=(10000*[.A1011])/(1023-[.A1011])" office:value-type="float" office:value="813.953488372093" calcext:value-type="float">
            <text:p>813.9534883721</text:p>
          </table:table-cell>
          <table:table-cell table:formula="of:=LN([.B1011])" office:value-type="float" office:value="6.70190322477799" calcext:value-type="float">
            <text:p>6.7019032248</text:p>
          </table:table-cell>
          <table:table-cell table:formula="of:=1/([.$B$57]+[.$B$58]*[.C1011]+[.$B$59]*[.C1011]*[.C1011]+[.$B$60]*[.C1011]*[.C1011]*[.C1011])-273.5" office:value-type="float" office:value="105.560581005483" calcext:value-type="float">
            <text:p>105.5605810055</text:p>
          </table:table-cell>
          <table:table-cell/>
          <table:table-cell table:formula="of:=1.8*[.D1011]+32" office:value-type="float" office:value="222.00904580987" calcext:value-type="float">
            <text:p>222.0090458099</text:p>
          </table:table-cell>
          <table:table-cell table:number-columns-repeated="12"/>
        </table:table-row>
        <table:table-row table:style-name="ro1">
          <table:table-cell table:formula="of:=[.A1011]-1" office:value-type="float" office:value="76" calcext:value-type="float">
            <text:p>76</text:p>
          </table:table-cell>
          <table:table-cell table:formula="of:=(10000*[.A1012])/(1023-[.A1012])" office:value-type="float" office:value="802.534318901795" calcext:value-type="float">
            <text:p>802.5343189018</text:p>
          </table:table-cell>
          <table:table-cell table:formula="of:=LN([.B1012])" office:value-type="float" office:value="6.68777461907644" calcext:value-type="float">
            <text:p>6.6877746191</text:p>
          </table:table-cell>
          <table:table-cell table:formula="of:=1/([.$B$57]+[.$B$58]*[.C1012]+[.$B$59]*[.C1012]*[.C1012]+[.$B$60]*[.C1012]*[.C1012]*[.C1012])-273.5" office:value-type="float" office:value="106.127630717276" calcext:value-type="float">
            <text:p>106.1276307173</text:p>
          </table:table-cell>
          <table:table-cell/>
          <table:table-cell table:formula="of:=1.8*[.D1012]+32" office:value-type="float" office:value="223.029735291097" calcext:value-type="float">
            <text:p>223.0297352911</text:p>
          </table:table-cell>
          <table:table-cell table:number-columns-repeated="12"/>
        </table:table-row>
        <table:table-row table:style-name="ro1">
          <table:table-cell table:formula="of:=[.A1012]-1" office:value-type="float" office:value="75" calcext:value-type="float">
            <text:p>75</text:p>
          </table:table-cell>
          <table:table-cell table:formula="of:=(10000*[.A1013])/(1023-[.A1013])" office:value-type="float" office:value="791.139240506329" calcext:value-type="float">
            <text:p>791.1392405063</text:p>
          </table:table-cell>
          <table:table-cell table:formula="of:=LN([.B1013])" office:value-type="float" office:value="6.67347398325747" calcext:value-type="float">
            <text:p>6.6734739833</text:p>
          </table:table-cell>
          <table:table-cell table:formula="of:=1/([.$B$57]+[.$B$58]*[.C1013]+[.$B$59]*[.C1013]*[.C1013]+[.$B$60]*[.C1013]*[.C1013]*[.C1013])-273.5" office:value-type="float" office:value="106.703188255043" calcext:value-type="float">
            <text:p>106.703188255</text:p>
          </table:table-cell>
          <table:table-cell/>
          <table:table-cell table:formula="of:=1.8*[.D1013]+32" office:value-type="float" office:value="224.065738859077" calcext:value-type="float">
            <text:p>224.0657388591</text:p>
          </table:table-cell>
          <table:table-cell table:number-columns-repeated="12"/>
        </table:table-row>
        <table:table-row table:style-name="ro1">
          <table:table-cell table:formula="of:=[.A1013]-1" office:value-type="float" office:value="74" calcext:value-type="float">
            <text:p>74</text:p>
          </table:table-cell>
          <table:table-cell table:formula="of:=(10000*[.A1014])/(1023-[.A1014])" office:value-type="float" office:value="779.768177028451" calcext:value-type="float">
            <text:p>779.7681770285</text:p>
          </table:table-cell>
          <table:table-cell table:formula="of:=LN([.B1014])" office:value-type="float" office:value="6.65899666657043" calcext:value-type="float">
            <text:p>6.6589966666</text:p>
          </table:table-cell>
          <table:table-cell table:formula="of:=1/([.$B$57]+[.$B$58]*[.C1014]+[.$B$59]*[.C1014]*[.C1014]+[.$B$60]*[.C1014]*[.C1014]*[.C1014])-273.5" office:value-type="float" office:value="107.287507127458" calcext:value-type="float">
            <text:p>107.2875071275</text:p>
          </table:table-cell>
          <table:table-cell/>
          <table:table-cell table:formula="of:=1.8*[.D1014]+32" office:value-type="float" office:value="225.117512829424" calcext:value-type="float">
            <text:p>225.1175128294</text:p>
          </table:table-cell>
          <table:table-cell table:number-columns-repeated="12"/>
        </table:table-row>
        <table:table-row table:style-name="ro1">
          <table:table-cell table:formula="of:=[.A1014]-1" office:value-type="float" office:value="73" calcext:value-type="float">
            <text:p>73</text:p>
          </table:table-cell>
          <table:table-cell table:formula="of:=(10000*[.A1015])/(1023-[.A1015])" office:value-type="float" office:value="768.421052631579" calcext:value-type="float">
            <text:p>768.4210526316</text:p>
          </table:table-cell>
          <table:table-cell table:formula="of:=LN([.B1015])" office:value-type="float" office:value="6.64433782852999" calcext:value-type="float">
            <text:p>6.6443378285</text:p>
          </table:table-cell>
          <table:table-cell table:formula="of:=1/([.$B$57]+[.$B$58]*[.C1015]+[.$B$59]*[.C1015]*[.C1015]+[.$B$60]*[.C1015]*[.C1015]*[.C1015])-273.5" office:value-type="float" office:value="107.880851982421" calcext:value-type="float">
            <text:p>107.8808519824</text:p>
          </table:table-cell>
          <table:table-cell/>
          <table:table-cell table:formula="of:=1.8*[.D1015]+32" office:value-type="float" office:value="226.185533568357" calcext:value-type="float">
            <text:p>226.1855335684</text:p>
          </table:table-cell>
          <table:table-cell table:number-columns-repeated="12"/>
        </table:table-row>
        <table:table-row table:style-name="ro1">
          <table:table-cell table:formula="of:=[.A1015]-1" office:value-type="float" office:value="72" calcext:value-type="float">
            <text:p>72</text:p>
          </table:table-cell>
          <table:table-cell table:formula="of:=(10000*[.A1016])/(1023-[.A1016])" office:value-type="float" office:value="757.097791798107" calcext:value-type="float">
            <text:p>757.0977917981</text:p>
          </table:table-cell>
          <table:table-cell table:formula="of:=LN([.B1016])" office:value-type="float" office:value="6.62949242844685" calcext:value-type="float">
            <text:p>6.6294924284</text:p>
          </table:table-cell>
          <table:table-cell table:formula="of:=1/([.$B$57]+[.$B$58]*[.C1016]+[.$B$59]*[.C1016]*[.C1016]+[.$B$60]*[.C1016]*[.C1016]*[.C1016])-273.5" office:value-type="float" office:value="108.483499258913" calcext:value-type="float">
            <text:p>108.4834992589</text:p>
          </table:table-cell>
          <table:table-cell/>
          <table:table-cell table:formula="of:=1.8*[.D1016]+32" office:value-type="float" office:value="227.270298666044" calcext:value-type="float">
            <text:p>227.270298666</text:p>
          </table:table-cell>
          <table:table-cell table:number-columns-repeated="12"/>
        </table:table-row>
        <table:table-row table:style-name="ro1">
          <table:table-cell table:formula="of:=[.A1016]-1" office:value-type="float" office:value="71" calcext:value-type="float">
            <text:p>71</text:p>
          </table:table-cell>
          <table:table-cell table:formula="of:=(10000*[.A1017])/(1023-[.A1017])" office:value-type="float" office:value="745.798319327731" calcext:value-type="float">
            <text:p>745.7983193277</text:p>
          </table:table-cell>
          <table:table-cell table:formula="of:=LN([.B1017])" office:value-type="float" office:value="6.61445521422613" calcext:value-type="float">
            <text:p>6.6144552142</text:p>
          </table:table-cell>
          <table:table-cell table:formula="of:=1/([.$B$57]+[.$B$58]*[.C1017]+[.$B$59]*[.C1017]*[.C1017]+[.$B$60]*[.C1017]*[.C1017]*[.C1017])-273.5" office:value-type="float" office:value="109.095737886756" calcext:value-type="float">
            <text:p>109.0957378868</text:p>
          </table:table-cell>
          <table:table-cell/>
          <table:table-cell table:formula="of:=1.8*[.D1017]+32" office:value-type="float" office:value="228.37232819616" calcext:value-type="float">
            <text:p>228.3723281962</text:p>
          </table:table-cell>
          <table:table-cell table:number-columns-repeated="12"/>
        </table:table-row>
        <table:table-row table:style-name="ro1">
          <table:table-cell table:formula="of:=[.A1017]-1" office:value-type="float" office:value="70" calcext:value-type="float">
            <text:p>70</text:p>
          </table:table-cell>
          <table:table-cell table:formula="of:=(10000*[.A1018])/(1023-[.A1018])" office:value-type="float" office:value="734.522560335782" calcext:value-type="float">
            <text:p>734.5225603358</text:p>
          </table:table-cell>
          <table:table-cell table:formula="of:=LN([.B1018])" office:value-type="float" office:value="6.59922071037134" calcext:value-type="float">
            <text:p>6.5992207104</text:p>
          </table:table-cell>
          <table:table-cell table:formula="of:=1/([.$B$57]+[.$B$58]*[.C1018]+[.$B$59]*[.C1018]*[.C1018]+[.$B$60]*[.C1018]*[.C1018]*[.C1018])-273.5" office:value-type="float" office:value="109.717870038502" calcext:value-type="float">
            <text:p>109.7178700385</text:p>
          </table:table-cell>
          <table:table-cell/>
          <table:table-cell table:formula="of:=1.8*[.D1018]+32" office:value-type="float" office:value="229.492166069304" calcext:value-type="float">
            <text:p>229.4921660693</text:p>
          </table:table-cell>
          <table:table-cell table:number-columns-repeated="12"/>
        </table:table-row>
        <table:table-row table:style-name="ro1">
          <table:table-cell table:formula="of:=[.A1018]-1" office:value-type="float" office:value="69" calcext:value-type="float">
            <text:p>69</text:p>
          </table:table-cell>
          <table:table-cell table:formula="of:=(10000*[.A1019])/(1023-[.A1019])" office:value-type="float" office:value="723.270440251572" calcext:value-type="float">
            <text:p>723.2704402516</text:p>
          </table:table-cell>
          <table:table-cell table:formula="of:=LN([.B1019])" office:value-type="float" office:value="6.58378320512516" calcext:value-type="float">
            <text:p>6.5837832051</text:p>
          </table:table-cell>
          <table:table-cell table:formula="of:=1/([.$B$57]+[.$B$58]*[.C1019]+[.$B$59]*[.C1019]*[.C1019]+[.$B$60]*[.C1019]*[.C1019]*[.C1019])-273.5" office:value-type="float" office:value="110.350211938181" calcext:value-type="float">
            <text:p>110.3502119382</text:p>
          </table:table-cell>
          <table:table-cell/>
          <table:table-cell table:formula="of:=1.8*[.D1019]+32" office:value-type="float" office:value="230.630381488726" calcext:value-type="float">
            <text:p>230.6303814887</text:p>
          </table:table-cell>
          <table:table-cell table:number-columns-repeated="12"/>
        </table:table-row>
        <table:table-row table:style-name="ro1">
          <table:table-cell table:formula="of:=[.A1019]-1" office:value-type="float" office:value="68" calcext:value-type="float">
            <text:p>68</text:p>
          </table:table-cell>
          <table:table-cell table:formula="of:=(10000*[.A1020])/(1023-[.A1020])" office:value-type="float" office:value="712.041884816754" calcext:value-type="float">
            <text:p>712.0418848168</text:p>
          </table:table-cell>
          <table:table-cell table:formula="of:=LN([.B1020])" office:value-type="float" office:value="6.56813673667156" calcext:value-type="float">
            <text:p>6.5681367367</text:p>
          </table:table-cell>
          <table:table-cell table:formula="of:=1/([.$B$57]+[.$B$58]*[.C1020]+[.$B$59]*[.C1020]*[.C1020]+[.$B$60]*[.C1020]*[.C1020]*[.C1020])-273.5" office:value-type="float" office:value="110.993094732078" calcext:value-type="float">
            <text:p>110.9930947321</text:p>
          </table:table-cell>
          <table:table-cell/>
          <table:table-cell table:formula="of:=1.8*[.D1020]+32" office:value-type="float" office:value="231.78757051774" calcext:value-type="float">
            <text:p>231.7875705177</text:p>
          </table:table-cell>
          <table:table-cell table:number-columns-repeated="12"/>
        </table:table-row>
        <table:table-row table:style-name="ro1">
          <table:table-cell table:formula="of:=[.A1020]-1" office:value-type="float" office:value="67" calcext:value-type="float">
            <text:p>67</text:p>
          </table:table-cell>
          <table:table-cell table:formula="of:=(10000*[.A1021])/(1023-[.A1021])" office:value-type="float" office:value="700.836820083682" calcext:value-type="float">
            <text:p>700.8368200837</text:p>
          </table:table-cell>
          <table:table-cell table:formula="of:=LN([.B1021])" office:value-type="float" office:value="6.55227507831575" calcext:value-type="float">
            <text:p>6.5522750783</text:p>
          </table:table-cell>
          <table:table-cell table:formula="of:=1/([.$B$57]+[.$B$58]*[.C1021]+[.$B$59]*[.C1021]*[.C1021]+[.$B$60]*[.C1021]*[.C1021]*[.C1021])-273.5" office:value-type="float" office:value="111.646865427316" calcext:value-type="float">
            <text:p>111.6468654273</text:p>
          </table:table-cell>
          <table:table-cell/>
          <table:table-cell table:formula="of:=1.8*[.D1021]+32" office:value-type="float" office:value="232.964357769168" calcext:value-type="float">
            <text:p>232.9643577692</text:p>
          </table:table-cell>
          <table:table-cell table:number-columns-repeated="12"/>
        </table:table-row>
        <table:table-row table:style-name="ro1">
          <table:table-cell table:formula="of:=[.A1021]-1" office:value-type="float" office:value="66" calcext:value-type="float">
            <text:p>66</text:p>
          </table:table-cell>
          <table:table-cell table:formula="of:=(10000*[.A1022])/(1023-[.A1022])" office:value-type="float" office:value="689.655172413793" calcext:value-type="float">
            <text:p>689.6551724138</text:p>
          </table:table-cell>
          <table:table-cell table:formula="of:=LN([.B1022])" office:value-type="float" office:value="6.53619172254965" calcext:value-type="float">
            <text:p>6.5361917225</text:p>
          </table:table-cell>
          <table:table-cell table:formula="of:=1/([.$B$57]+[.$B$58]*[.C1022]+[.$B$59]*[.C1022]*[.C1022]+[.$B$60]*[.C1022]*[.C1022]*[.C1022])-273.5" office:value-type="float" office:value="112.311887904624" calcext:value-type="float">
            <text:p>112.3118879046</text:p>
          </table:table-cell>
          <table:table-cell/>
          <table:table-cell table:formula="of:=1.8*[.D1022]+32" office:value-type="float" office:value="234.161398228324" calcext:value-type="float">
            <text:p>234.1613982283</text:p>
          </table:table-cell>
          <table:table-cell table:number-columns-repeated="12"/>
        </table:table-row>
        <table:table-row table:style-name="ro1">
          <table:table-cell table:formula="of:=[.A1022]-1" office:value-type="float" office:value="65" calcext:value-type="float">
            <text:p>65</text:p>
          </table:table-cell>
          <table:table-cell table:formula="of:=(10000*[.A1023])/(1023-[.A1023])" office:value-type="float" office:value="678.496868475992" calcext:value-type="float">
            <text:p>678.496868476</text:p>
          </table:table-cell>
          <table:table-cell table:formula="of:=LN([.B1023])" office:value-type="float" office:value="6.51987986390096" calcext:value-type="float">
            <text:p>6.5198798639</text:p>
          </table:table-cell>
          <table:table-cell table:formula="of:=1/([.$B$57]+[.$B$58]*[.C1023]+[.$B$59]*[.C1023]*[.C1023]+[.$B$60]*[.C1023]*[.C1023]*[.C1023])-273.5" office:value-type="float" office:value="112.98854401239" calcext:value-type="float">
            <text:p>112.9885440124</text:p>
          </table:table-cell>
          <table:table-cell/>
          <table:table-cell table:formula="of:=1.8*[.D1023]+32" office:value-type="float" office:value="235.379379222302" calcext:value-type="float">
            <text:p>235.3793792223</text:p>
          </table:table-cell>
          <table:table-cell table:number-columns-repeated="12"/>
        </table:table-row>
        <table:table-row table:style-name="ro1">
          <table:table-cell table:formula="of:=[.A1023]-1" office:value-type="float" office:value="64" calcext:value-type="float">
            <text:p>64</text:p>
          </table:table-cell>
          <table:table-cell table:formula="of:=(10000*[.A1024])/(1023-[.A1024])" office:value-type="float" office:value="667.361835245047" calcext:value-type="float">
            <text:p>667.361835245</text:p>
          </table:table-cell>
          <table:table-cell table:formula="of:=LN([.B1024])" office:value-type="float" office:value="6.50333238045242" calcext:value-type="float">
            <text:p>6.5033323805</text:p>
          </table:table-cell>
          <table:table-cell table:formula="of:=1/([.$B$57]+[.$B$58]*[.C1024]+[.$B$59]*[.C1024]*[.C1024]+[.$B$60]*[.C1024]*[.C1024]*[.C1024])-273.5" office:value-type="float" office:value="113.677234749887" calcext:value-type="float">
            <text:p>113.6772347499</text:p>
          </table:table-cell>
          <table:table-cell/>
          <table:table-cell table:formula="of:=1.8*[.D1024]+32" office:value-type="float" office:value="236.619022549797" calcext:value-type="float">
            <text:p>236.6190225498</text:p>
          </table:table-cell>
          <table:table-cell table:number-columns-repeated="12"/>
        </table:table-row>
        <table:table-row table:style-name="ro1">
          <table:table-cell table:formula="of:=[.A1024]-1" office:value-type="float" office:value="63" calcext:value-type="float">
            <text:p>63</text:p>
          </table:table-cell>
          <table:table-cell table:formula="of:=(10000*[.A1025])/(1023-[.A1025])" office:value-type="float" office:value="656.25" calcext:value-type="float">
            <text:p>656.25</text:p>
          </table:table-cell>
          <table:table-cell table:formula="of:=LN([.B1025])" office:value-type="float" office:value="6.48654181390583" calcext:value-type="float">
            <text:p>6.4865418139</text:p>
          </table:table-cell>
          <table:table-cell table:formula="of:=1/([.$B$57]+[.$B$58]*[.C1025]+[.$B$59]*[.C1025]*[.C1025]+[.$B$60]*[.C1025]*[.C1025]*[.C1025])-273.5" office:value-type="float" office:value="114.378381548492" calcext:value-type="float">
            <text:p>114.3783815485</text:p>
          </table:table-cell>
          <table:table-cell/>
          <table:table-cell table:formula="of:=1.8*[.D1025]+32" office:value-type="float" office:value="237.881086787285" calcext:value-type="float">
            <text:p>237.8810867873</text:p>
          </table:table-cell>
          <table:table-cell table:number-columns-repeated="12"/>
        </table:table-row>
        <table:table-row table:style-name="ro1">
          <table:table-cell table:formula="of:=[.A1025]-1" office:value-type="float" office:value="62" calcext:value-type="float">
            <text:p>62</text:p>
          </table:table-cell>
          <table:table-cell table:formula="of:=(10000*[.A1026])/(1023-[.A1026])" office:value-type="float" office:value="645.161290322581" calcext:value-type="float">
            <text:p>645.1612903226</text:p>
          </table:table-cell>
          <table:table-cell table:formula="of:=LN([.B1026])" office:value-type="float" office:value="6.46950034805098" calcext:value-type="float">
            <text:p>6.4695003481</text:p>
          </table:table-cell>
          <table:table-cell table:formula="of:=1/([.$B$57]+[.$B$58]*[.C1026]+[.$B$59]*[.C1026]*[.C1026]+[.$B$60]*[.C1026]*[.C1026]*[.C1026])-273.5" office:value-type="float" office:value="115.092427660703" calcext:value-type="float">
            <text:p>115.0924276607</text:p>
          </table:table-cell>
          <table:table-cell/>
          <table:table-cell table:formula="of:=1.8*[.D1026]+32" office:value-type="float" office:value="239.166369789265" calcext:value-type="float">
            <text:p>239.1663697893</text:p>
          </table:table-cell>
          <table:table-cell table:number-columns-repeated="12"/>
        </table:table-row>
        <table:table-row table:style-name="ro1">
          <table:table-cell table:formula="of:=[.A1026]-1" office:value-type="float" office:value="61" calcext:value-type="float">
            <text:p>61</text:p>
          </table:table-cell>
          <table:table-cell table:formula="of:=(10000*[.A1027])/(1023-[.A1027])" office:value-type="float" office:value="634.095634095634" calcext:value-type="float">
            <text:p>634.0956340956</text:p>
          </table:table-cell>
          <table:table-cell table:formula="of:=LN([.B1027])" office:value-type="float" office:value="6.45219978548379" calcext:value-type="float">
            <text:p>6.4521997855</text:p>
          </table:table-cell>
          <table:table-cell table:formula="of:=1/([.$B$57]+[.$B$58]*[.C1027]+[.$B$59]*[.C1027]*[.C1027]+[.$B$60]*[.C1027]*[.C1027]*[.C1027])-273.5" office:value-type="float" office:value="115.819839667965" calcext:value-type="float">
            <text:p>115.819839668</text:p>
          </table:table-cell>
          <table:table-cell/>
          <table:table-cell table:formula="of:=1.8*[.D1027]+32" office:value-type="float" office:value="240.475711402337" calcext:value-type="float">
            <text:p>240.4757114023</text:p>
          </table:table-cell>
          <table:table-cell table:number-columns-repeated="12"/>
        </table:table-row>
        <table:table-row table:style-name="ro1">
          <table:table-cell table:formula="of:=[.A1027]-1" office:value-type="float" office:value="60" calcext:value-type="float">
            <text:p>60</text:p>
          </table:table-cell>
          <table:table-cell table:formula="of:=(10000*[.A1028])/(1023-[.A1028])" office:value-type="float" office:value="623.052959501558" calcext:value-type="float">
            <text:p>623.0529595016</text:p>
          </table:table-cell>
          <table:table-cell table:formula="of:=LN([.B1028])" office:value-type="float" office:value="6.43463152240016" calcext:value-type="float">
            <text:p>6.4346315224</text:p>
          </table:table-cell>
          <table:table-cell table:formula="of:=1/([.$B$57]+[.$B$58]*[.C1028]+[.$B$59]*[.C1028]*[.C1028]+[.$B$60]*[.C1028]*[.C1028]*[.C1028])-273.5" office:value-type="float" office:value="116.561109119594" calcext:value-type="float">
            <text:p>116.5611091196</text:p>
          </table:table-cell>
          <table:table-cell/>
          <table:table-cell table:formula="of:=1.8*[.D1028]+32" office:value-type="float" office:value="241.80999641527" calcext:value-type="float">
            <text:p>241.8099964153</text:p>
          </table:table-cell>
          <table:table-cell table:number-columns-repeated="12"/>
        </table:table-row>
        <table:table-row table:style-name="ro1">
          <table:table-cell table:formula="of:=[.A1028]-1" office:value-type="float" office:value="59" calcext:value-type="float">
            <text:p>59</text:p>
          </table:table-cell>
          <table:table-cell table:formula="of:=(10000*[.A1029])/(1023-[.A1029])" office:value-type="float" office:value="612.033195020747" calcext:value-type="float">
            <text:p>612.0331950207</text:p>
          </table:table-cell>
          <table:table-cell table:formula="of:=LN([.B1029])" office:value-type="float" office:value="6.41678652127136" calcext:value-type="float">
            <text:p>6.4167865213</text:p>
          </table:table-cell>
          <table:table-cell table:formula="of:=1/([.$B$57]+[.$B$58]*[.C1029]+[.$B$59]*[.C1029]*[.C1029]+[.$B$60]*[.C1029]*[.C1029]*[.C1029])-273.5" office:value-type="float" office:value="117.31675431664" calcext:value-type="float">
            <text:p>117.3167543166</text:p>
          </table:table-cell>
          <table:table-cell/>
          <table:table-cell table:formula="of:=1.8*[.D1029]+32" office:value-type="float" office:value="243.170157769953" calcext:value-type="float">
            <text:p>243.17015777</text:p>
          </table:table-cell>
          <table:table-cell table:number-columns-repeated="12"/>
        </table:table-row>
        <table:table-row table:style-name="ro1">
          <table:table-cell table:formula="of:=[.A1029]-1" office:value-type="float" office:value="58" calcext:value-type="float">
            <text:p>58</text:p>
          </table:table-cell>
          <table:table-cell table:formula="of:=(10000*[.A1030])/(1023-[.A1030])" office:value-type="float" office:value="601.036269430052" calcext:value-type="float">
            <text:p>601.0362694301</text:p>
          </table:table-cell>
          <table:table-cell table:formula="of:=LN([.B1030])" office:value-type="float" office:value="6.39865528118362" calcext:value-type="float">
            <text:p>6.3986552812</text:p>
          </table:table-cell>
          <table:table-cell table:formula="of:=1/([.$B$57]+[.$B$58]*[.C1030]+[.$B$59]*[.C1030]*[.C1030]+[.$B$60]*[.C1030]*[.C1030]*[.C1030])-273.5" office:value-type="float" office:value="118.087322256203" calcext:value-type="float">
            <text:p>118.0873222562</text:p>
          </table:table-cell>
          <table:table-cell/>
          <table:table-cell table:formula="of:=1.8*[.D1030]+32" office:value-type="float" office:value="244.557180061166" calcext:value-type="float">
            <text:p>244.5571800612</text:p>
          </table:table-cell>
          <table:table-cell table:number-columns-repeated="12"/>
        </table:table-row>
        <table:table-row table:style-name="ro1">
          <table:table-cell table:formula="of:=[.A1030]-1" office:value-type="float" office:value="57" calcext:value-type="float">
            <text:p>57</text:p>
          </table:table-cell>
          <table:table-cell table:formula="of:=(10000*[.A1031])/(1023-[.A1031])" office:value-type="float" office:value="590.062111801242" calcext:value-type="float">
            <text:p>590.0621118012</text:p>
          </table:table-cell>
          <table:table-cell table:formula="of:=LN([.B1031])" office:value-type="float" office:value="6.38022780559822" calcext:value-type="float">
            <text:p>6.3802278056</text:p>
          </table:table-cell>
          <table:table-cell table:formula="of:=1/([.$B$57]+[.$B$58]*[.C1031]+[.$B$59]*[.C1031]*[.C1031]+[.$B$60]*[.C1031]*[.C1031]*[.C1031])-273.5" office:value-type="float" office:value="118.873390753725" calcext:value-type="float">
            <text:p>118.8733907537</text:p>
          </table:table-cell>
          <table:table-cell/>
          <table:table-cell table:formula="of:=1.8*[.D1031]+32" office:value-type="float" office:value="245.972103356704" calcext:value-type="float">
            <text:p>245.9721033567</text:p>
          </table:table-cell>
          <table:table-cell table:number-columns-repeated="12"/>
        </table:table-row>
        <table:table-row table:style-name="ro1">
          <table:table-cell table:formula="of:=[.A1031]-1" office:value-type="float" office:value="56" calcext:value-type="float">
            <text:p>56</text:p>
          </table:table-cell>
          <table:table-cell table:formula="of:=(10000*[.A1032])/(1023-[.A1032])" office:value-type="float" office:value="579.110651499483" calcext:value-type="float">
            <text:p>579.1106514995</text:p>
          </table:table-cell>
          <table:table-cell table:formula="of:=LN([.B1032])" office:value-type="float" office:value="6.36149356725804" calcext:value-type="float">
            <text:p>6.3614935673</text:p>
          </table:table-cell>
          <table:table-cell table:formula="of:=1/([.$B$57]+[.$B$58]*[.C1032]+[.$B$59]*[.C1032]*[.C1032]+[.$B$60]*[.C1032]*[.C1032]*[.C1032])-273.5" office:value-type="float" office:value="119.675570763006" calcext:value-type="float">
            <text:p>119.675570763</text:p>
          </table:table-cell>
          <table:table-cell/>
          <table:table-cell table:formula="of:=1.8*[.D1032]+32" office:value-type="float" office:value="247.416027373411" calcext:value-type="float">
            <text:p>247.4160273734</text:p>
          </table:table-cell>
          <table:table-cell table:number-columns-repeated="12"/>
        </table:table-row>
        <table:table-row table:style-name="ro1">
          <table:table-cell table:formula="of:=[.A1032]-1" office:value-type="float" office:value="55" calcext:value-type="float">
            <text:p>55</text:p>
          </table:table-cell>
          <table:table-cell table:formula="of:=(10000*[.A1033])/(1023-[.A1033])" office:value-type="float" office:value="568.181818181818" calcext:value-type="float">
            <text:p>568.1818181818</text:p>
          </table:table-cell>
          <table:table-cell table:formula="of:=LN([.B1033])" office:value-type="float" office:value="6.34244146993208" calcext:value-type="float">
            <text:p>6.3424414699</text:p>
          </table:table-cell>
          <table:table-cell table:formula="of:=1/([.$B$57]+[.$B$58]*[.C1033]+[.$B$59]*[.C1033]*[.C1033]+[.$B$60]*[.C1033]*[.C1033]*[.C1033])-273.5" office:value-type="float" office:value="120.49450891631" calcext:value-type="float">
            <text:p>120.4945089163</text:p>
          </table:table-cell>
          <table:table-cell/>
          <table:table-cell table:formula="of:=1.8*[.D1033]+32" office:value-type="float" office:value="248.890116049359" calcext:value-type="float">
            <text:p>248.8901160494</text:p>
          </table:table-cell>
          <table:table-cell table:number-columns-repeated="12"/>
        </table:table-row>
        <table:table-row table:style-name="ro1">
          <table:table-cell table:formula="of:=[.A1033]-1" office:value-type="float" office:value="54" calcext:value-type="float">
            <text:p>54</text:p>
          </table:table-cell>
          <table:table-cell table:formula="of:=(10000*[.A1034])/(1023-[.A1034])" office:value-type="float" office:value="557.275541795666" calcext:value-type="float">
            <text:p>557.2755417957</text:p>
          </table:table-cell>
          <table:table-cell table:formula="of:=LN([.B1034])" office:value-type="float" office:value="6.32305980664969" calcext:value-type="float">
            <text:p>6.3230598066</text:p>
          </table:table-cell>
          <table:table-cell table:formula="of:=1/([.$B$57]+[.$B$58]*[.C1034]+[.$B$59]*[.C1034]*[.C1034]+[.$B$60]*[.C1034]*[.C1034]*[.C1034])-273.5" office:value-type="float" office:value="121.330890309883" calcext:value-type="float">
            <text:p>121.3308903099</text:p>
          </table:table-cell>
          <table:table-cell/>
          <table:table-cell table:formula="of:=1.8*[.D1034]+32" office:value-type="float" office:value="250.39560255779" calcext:value-type="float">
            <text:p>250.3956025578</text:p>
          </table:table-cell>
          <table:table-cell table:number-columns-repeated="12"/>
        </table:table-row>
        <table:table-row table:style-name="ro1">
          <table:table-cell table:formula="of:=[.A1034]-1" office:value-type="float" office:value="53" calcext:value-type="float">
            <text:p>53</text:p>
          </table:table-cell>
          <table:table-cell table:formula="of:=(10000*[.A1035])/(1023-[.A1035])" office:value-type="float" office:value="546.39175257732" calcext:value-type="float">
            <text:p>546.3917525773</text:p>
          </table:table-cell>
          <table:table-cell table:formula="of:=LN([.B1035])" office:value-type="float" office:value="6.30333621403088" calcext:value-type="float">
            <text:p>6.303336214</text:p>
          </table:table-cell>
          <table:table-cell table:formula="of:=1/([.$B$57]+[.$B$58]*[.C1035]+[.$B$59]*[.C1035]*[.C1035]+[.$B$60]*[.C1035]*[.C1035]*[.C1035])-273.5" office:value-type="float" office:value="122.185441563694" calcext:value-type="float">
            <text:p>122.1854415637</text:p>
          </table:table-cell>
          <table:table-cell/>
          <table:table-cell table:formula="of:=1.8*[.D1035]+32" office:value-type="float" office:value="251.93379481465" calcext:value-type="float">
            <text:p>251.9337948147</text:p>
          </table:table-cell>
          <table:table-cell table:number-columns-repeated="12"/>
        </table:table-row>
        <table:table-row table:style-name="ro1">
          <table:table-cell table:formula="of:=[.A1035]-1" office:value-type="float" office:value="52" calcext:value-type="float">
            <text:p>52</text:p>
          </table:table-cell>
          <table:table-cell table:formula="of:=(10000*[.A1036])/(1023-[.A1036])" office:value-type="float" office:value="535.530381050463" calcext:value-type="float">
            <text:p>535.5303810505</text:p>
          </table:table-cell>
          <table:table-cell table:formula="of:=LN([.B1036])" office:value-type="float" office:value="6.28325762226629" calcext:value-type="float">
            <text:p>6.2832576223</text:p>
          </table:table-cell>
          <table:table-cell table:formula="of:=1/([.$B$57]+[.$B$58]*[.C1036]+[.$B$59]*[.C1036]*[.C1036]+[.$B$60]*[.C1036]*[.C1036]*[.C1036])-273.5" office:value-type="float" office:value="123.058934188179" calcext:value-type="float">
            <text:p>123.0589341882</text:p>
          </table:table-cell>
          <table:table-cell/>
          <table:table-cell table:formula="of:=1.8*[.D1036]+32" office:value-type="float" office:value="253.506081538721" calcext:value-type="float">
            <text:p>253.5060815387</text:p>
          </table:table-cell>
          <table:table-cell table:number-columns-repeated="12"/>
        </table:table-row>
        <table:table-row table:style-name="ro1">
          <table:table-cell table:formula="of:=[.A1036]-1" office:value-type="float" office:value="51" calcext:value-type="float">
            <text:p>51</text:p>
          </table:table-cell>
          <table:table-cell table:formula="of:=(10000*[.A1037])/(1023-[.A1037])" office:value-type="float" office:value="524.691358024691" calcext:value-type="float">
            <text:p>524.6913580247</text:p>
          </table:table-cell>
          <table:table-cell table:formula="of:=LN([.B1037])" office:value-type="float" office:value="6.26281020024007" calcext:value-type="float">
            <text:p>6.2628102002</text:p>
          </table:table-cell>
          <table:table-cell table:formula="of:=1/([.$B$57]+[.$B$58]*[.C1037]+[.$B$59]*[.C1037]*[.C1037]+[.$B$60]*[.C1037]*[.C1037]*[.C1037])-273.5" office:value-type="float" office:value="123.952188295408" calcext:value-type="float">
            <text:p>123.9521882954</text:p>
          </table:table-cell>
          <table:table-cell/>
          <table:table-cell table:formula="of:=1.8*[.D1037]+32" office:value-type="float" office:value="255.113938931734" calcext:value-type="float">
            <text:p>255.1139389317</text:p>
          </table:table-cell>
          <table:table-cell table:number-columns-repeated="12"/>
        </table:table-row>
        <table:table-row table:style-name="ro1">
          <table:table-cell table:formula="of:=[.A1037]-1" office:value-type="float" office:value="50" calcext:value-type="float">
            <text:p>50</text:p>
          </table:table-cell>
          <table:table-cell table:formula="of:=(10000*[.A1038])/(1023-[.A1038])" office:value-type="float" office:value="513.874614594039" calcext:value-type="float">
            <text:p>513.874614594</text:p>
          </table:table-cell>
          <table:table-cell table:formula="of:=LN([.B1038])" office:value-type="float" office:value="6.24197929521832" calcext:value-type="float">
            <text:p>6.2419792952</text:p>
          </table:table-cell>
          <table:table-cell table:formula="of:=1/([.$B$57]+[.$B$58]*[.C1038]+[.$B$59]*[.C1038]*[.C1038]+[.$B$60]*[.C1038]*[.C1038]*[.C1038])-273.5" office:value-type="float" office:value="124.866076697522" calcext:value-type="float">
            <text:p>124.8660766975</text:p>
          </table:table-cell>
          <table:table-cell/>
          <table:table-cell table:formula="of:=1.8*[.D1038]+32" office:value-type="float" office:value="256.758938055539" calcext:value-type="float">
            <text:p>256.7589380555</text:p>
          </table:table-cell>
          <table:table-cell table:number-columns-repeated="12"/>
        </table:table-row>
        <table:table-row table:style-name="ro1">
          <table:table-cell table:formula="of:=[.A1038]-1" office:value-type="float" office:value="49" calcext:value-type="float">
            <text:p>49</text:p>
          </table:table-cell>
          <table:table-cell table:formula="of:=(10000*[.A1039])/(1023-[.A1039])" office:value-type="float" office:value="503.080082135524" calcext:value-type="float">
            <text:p>503.0800821355</text:p>
          </table:table-cell>
          <table:table-cell table:formula="of:=LN([.B1039])" office:value-type="float" office:value="6.22074936644427" calcext:value-type="float">
            <text:p>6.2207493664</text:p>
          </table:table-cell>
          <table:table-cell table:formula="of:=1/([.$B$57]+[.$B$58]*[.C1039]+[.$B$59]*[.C1039]*[.C1039]+[.$B$60]*[.C1039]*[.C1039]*[.C1039])-273.5" office:value-type="float" office:value="125.801529441553" calcext:value-type="float">
            <text:p>125.8015294416</text:p>
          </table:table-cell>
          <table:table-cell/>
          <table:table-cell table:formula="of:=1.8*[.D1039]+32" office:value-type="float" office:value="258.442752994796" calcext:value-type="float">
            <text:p>258.4427529948</text:p>
          </table:table-cell>
          <table:table-cell table:number-columns-repeated="12"/>
        </table:table-row>
        <table:table-row table:style-name="ro1">
          <table:table-cell table:formula="of:=[.A1039]-1" office:value-type="float" office:value="48" calcext:value-type="float">
            <text:p>48</text:p>
          </table:table-cell>
          <table:table-cell table:formula="of:=(10000*[.A1040])/(1023-[.A1040])" office:value-type="float" office:value="492.307692307692" calcext:value-type="float">
            <text:p>492.3076923077</text:p>
          </table:table-cell>
          <table:table-cell table:formula="of:=LN([.B1040])" office:value-type="float" office:value="6.19910391188623" calcext:value-type="float">
            <text:p>6.1991039119</text:p>
          </table:table-cell>
          <table:table-cell table:formula="of:=1/([.$B$57]+[.$B$58]*[.C1040]+[.$B$59]*[.C1040]*[.C1040]+[.$B$60]*[.C1040]*[.C1040]*[.C1040])-273.5" office:value-type="float" office:value="126.759538837176" calcext:value-type="float">
            <text:p>126.7595388372</text:p>
          </table:table-cell>
          <table:table-cell/>
          <table:table-cell table:formula="of:=1.8*[.D1040]+32" office:value-type="float" office:value="260.167169906916" calcext:value-type="float">
            <text:p>260.1671699069</text:p>
          </table:table-cell>
          <table:table-cell table:number-columns-repeated="12"/>
        </table:table-row>
        <table:table-row table:style-name="ro1">
          <table:table-cell table:formula="of:=[.A1040]-1" office:value-type="float" office:value="47" calcext:value-type="float">
            <text:p>47</text:p>
          </table:table-cell>
          <table:table-cell table:formula="of:=(10000*[.A1041])/(1023-[.A1041])" office:value-type="float" office:value="481.55737704918" calcext:value-type="float">
            <text:p>481.5573770492</text:p>
          </table:table-cell>
          <table:table-cell table:formula="of:=LN([.B1041])" office:value-type="float" office:value="6.17702538727315" calcext:value-type="float">
            <text:p>6.1770253873</text:p>
          </table:table-cell>
          <table:table-cell table:formula="of:=1/([.$B$57]+[.$B$58]*[.C1041]+[.$B$59]*[.C1041]*[.C1041]+[.$B$60]*[.C1041]*[.C1041]*[.C1041])-273.5" office:value-type="float" office:value="127.741165042566" calcext:value-type="float">
            <text:p>127.7411650426</text:p>
          </table:table-cell>
          <table:table-cell/>
          <table:table-cell table:formula="of:=1.8*[.D1041]+32" office:value-type="float" office:value="261.934097076619" calcext:value-type="float">
            <text:p>261.9340970766</text:p>
          </table:table-cell>
          <table:table-cell table:number-columns-repeated="12"/>
        </table:table-row>
        <table:table-row table:style-name="ro1">
          <table:table-cell table:formula="of:=[.A1041]-1" office:value-type="float" office:value="46" calcext:value-type="float">
            <text:p>46</text:p>
          </table:table-cell>
          <table:table-cell table:formula="of:=(10000*[.A1042])/(1023-[.A1042])" office:value-type="float" office:value="470.829068577277" calcext:value-type="float">
            <text:p>470.8290685773</text:p>
          </table:table-cell>
          <table:table-cell table:formula="of:=LN([.B1042])" office:value-type="float" office:value="6.15449511642249" calcext:value-type="float">
            <text:p>6.1544951164</text:p>
          </table:table-cell>
          <table:table-cell table:formula="of:=1/([.$B$57]+[.$B$58]*[.C1042]+[.$B$59]*[.C1042]*[.C1042]+[.$B$60]*[.C1042]*[.C1042]*[.C1042])-273.5" office:value-type="float" office:value="128.747542283819" calcext:value-type="float">
            <text:p>128.7475422838</text:p>
          </table:table-cell>
          <table:table-cell/>
          <table:table-cell table:formula="of:=1.8*[.D1042]+32" office:value-type="float" office:value="263.745576110874" calcext:value-type="float">
            <text:p>263.7455761109</text:p>
          </table:table-cell>
          <table:table-cell table:number-columns-repeated="12"/>
        </table:table-row>
        <table:table-row table:style-name="ro1">
          <table:table-cell table:formula="of:=[.A1042]-1" office:value-type="float" office:value="45" calcext:value-type="float">
            <text:p>45</text:p>
          </table:table-cell>
          <table:table-cell table:formula="of:=(10000*[.A1043])/(1023-[.A1043])" office:value-type="float" office:value="460.122699386503" calcext:value-type="float">
            <text:p>460.1226993865</text:p>
          </table:table-cell>
          <table:table-cell table:formula="of:=LN([.B1043])" office:value-type="float" office:value="6.13149319171169" calcext:value-type="float">
            <text:p>6.1314931917</text:p>
          </table:table-cell>
          <table:table-cell table:formula="of:=1/([.$B$57]+[.$B$58]*[.C1043]+[.$B$59]*[.C1043]*[.C1043]+[.$B$60]*[.C1043]*[.C1043]*[.C1043])-273.5" office:value-type="float" office:value="129.779885795429" calcext:value-type="float">
            <text:p>129.7798857954</text:p>
          </table:table-cell>
          <table:table-cell/>
          <table:table-cell table:formula="of:=1.8*[.D1043]+32" office:value-type="float" office:value="265.603794431773" calcext:value-type="float">
            <text:p>265.6037944318</text:p>
          </table:table-cell>
          <table:table-cell table:number-columns-repeated="12"/>
        </table:table-row>
        <table:table-row table:style-name="ro1">
          <table:table-cell table:formula="of:=[.A1043]-1" office:value-type="float" office:value="44" calcext:value-type="float">
            <text:p>44</text:p>
          </table:table-cell>
          <table:table-cell table:formula="of:=(10000*[.A1044])/(1023-[.A1044])" office:value-type="float" office:value="449.438202247191" calcext:value-type="float">
            <text:p>449.4382022472</text:p>
          </table:table-cell>
          <table:table-cell table:formula="of:=LN([.B1044])" office:value-type="float" office:value="6.10799836336393" calcext:value-type="float">
            <text:p>6.1079983634</text:p>
          </table:table-cell>
          <table:table-cell table:formula="of:=1/([.$B$57]+[.$B$58]*[.C1044]+[.$B$59]*[.C1044]*[.C1044]+[.$B$60]*[.C1044]*[.C1044]*[.C1044])-273.5" office:value-type="float" office:value="130.839499583722" calcext:value-type="float">
            <text:p>130.8394995837</text:p>
          </table:table-cell>
          <table:table-cell/>
          <table:table-cell table:formula="of:=1.8*[.D1044]+32" office:value-type="float" office:value="267.5110992507" calcext:value-type="float">
            <text:p>267.5110992507</text:p>
          </table:table-cell>
          <table:table-cell table:number-columns-repeated="12"/>
        </table:table-row>
        <table:table-row table:style-name="ro1">
          <table:table-cell table:formula="of:=[.A1044]-1" office:value-type="float" office:value="43" calcext:value-type="float">
            <text:p>43</text:p>
          </table:table-cell>
          <table:table-cell table:formula="of:=(10000*[.A1045])/(1023-[.A1045])" office:value-type="float" office:value="438.775510204082" calcext:value-type="float">
            <text:p>438.7755102041</text:p>
          </table:table-cell>
          <table:table-cell table:formula="of:=LN([.B1045])" office:value-type="float" office:value="6.08398791600513" calcext:value-type="float">
            <text:p>6.083987916</text:p>
          </table:table-cell>
          <table:table-cell table:formula="of:=1/([.$B$57]+[.$B$58]*[.C1045]+[.$B$59]*[.C1045]*[.C1045]+[.$B$60]*[.C1045]*[.C1045]*[.C1045])-273.5" office:value-type="float" office:value="131.927785132185" calcext:value-type="float">
            <text:p>131.9277851322</text:p>
          </table:table-cell>
          <table:table-cell/>
          <table:table-cell table:formula="of:=1.8*[.D1045]+32" office:value-type="float" office:value="269.470013237933" calcext:value-type="float">
            <text:p>269.4700132379</text:p>
          </table:table-cell>
          <table:table-cell table:number-columns-repeated="12"/>
        </table:table-row>
        <table:table-row table:style-name="ro1">
          <table:table-cell table:formula="of:=[.A1045]-1" office:value-type="float" office:value="42" calcext:value-type="float">
            <text:p>42</text:p>
          </table:table-cell>
          <table:table-cell table:formula="of:=(10000*[.A1046])/(1023-[.A1046])" office:value-type="float" office:value="428.134556574924" calcext:value-type="float">
            <text:p>428.1345565749</text:p>
          </table:table-cell>
          <table:table-cell table:formula="of:=LN([.B1046])" office:value-type="float" office:value="6.05943753069419" calcext:value-type="float">
            <text:p>6.0594375307</text:p>
          </table:table-cell>
          <table:table-cell table:formula="of:=1/([.$B$57]+[.$B$58]*[.C1046]+[.$B$59]*[.C1046]*[.C1046]+[.$B$60]*[.C1046]*[.C1046]*[.C1046])-273.5" office:value-type="float" office:value="133.046251188113" calcext:value-type="float">
            <text:p>133.0462511881</text:p>
          </table:table-cell>
          <table:table-cell/>
          <table:table-cell table:formula="of:=1.8*[.D1046]+32" office:value-type="float" office:value="271.483252138603" calcext:value-type="float">
            <text:p>271.4832521386</text:p>
          </table:table-cell>
          <table:table-cell table:number-columns-repeated="12"/>
        </table:table-row>
        <table:table-row table:style-name="ro1">
          <table:table-cell table:formula="of:=[.A1046]-1" office:value-type="float" office:value="41" calcext:value-type="float">
            <text:p>41</text:p>
          </table:table-cell>
          <table:table-cell table:formula="of:=(10000*[.A1047])/(1023-[.A1047])" office:value-type="float" office:value="417.515274949084" calcext:value-type="float">
            <text:p>417.5152749491</text:p>
          </table:table-cell>
          <table:table-cell table:formula="of:=LN([.B1047])" office:value-type="float" office:value="6.03432113032603" calcext:value-type="float">
            <text:p>6.0343211303</text:p>
          </table:table-cell>
          <table:table-cell table:formula="of:=1/([.$B$57]+[.$B$58]*[.C1047]+[.$B$59]*[.C1047]*[.C1047]+[.$B$60]*[.C1047]*[.C1047]*[.C1047])-273.5" office:value-type="float" office:value="134.196524794479" calcext:value-type="float">
            <text:p>134.1965247945</text:p>
          </table:table-cell>
          <table:table-cell/>
          <table:table-cell table:formula="of:=1.8*[.D1047]+32" office:value-type="float" office:value="273.553744630063" calcext:value-type="float">
            <text:p>273.5537446301</text:p>
          </table:table-cell>
          <table:table-cell table:number-columns-repeated="12"/>
        </table:table-row>
        <table:table-row table:style-name="ro1">
          <table:table-cell table:formula="of:=[.A1047]-1" office:value-type="float" office:value="40" calcext:value-type="float">
            <text:p>40</text:p>
          </table:table-cell>
          <table:table-cell table:formula="of:=(10000*[.A1048])/(1023-[.A1048])" office:value-type="float" office:value="406.917599186165" calcext:value-type="float">
            <text:p>406.9175991862</text:p>
          </table:table-cell>
          <table:table-cell table:formula="of:=LN([.B1048])" office:value-type="float" office:value="6.00861070594295" calcext:value-type="float">
            <text:p>6.0086107059</text:p>
          </table:table-cell>
          <table:table-cell table:formula="of:=1/([.$B$57]+[.$B$58]*[.C1048]+[.$B$59]*[.C1048]*[.C1048]+[.$B$60]*[.C1048]*[.C1048]*[.C1048])-273.5" office:value-type="float" office:value="135.380363760527" calcext:value-type="float">
            <text:p>135.3803637605</text:p>
          </table:table-cell>
          <table:table-cell/>
          <table:table-cell table:formula="of:=1.8*[.D1048]+32" office:value-type="float" office:value="275.684654768948" calcext:value-type="float">
            <text:p>275.6846547689</text:p>
          </table:table-cell>
          <table:table-cell table:number-columns-repeated="12"/>
        </table:table-row>
        <table:table-row table:style-name="ro1">
          <table:table-cell table:formula="of:=[.A1048]-1" office:value-type="float" office:value="39" calcext:value-type="float">
            <text:p>39</text:p>
          </table:table-cell>
          <table:table-cell table:formula="of:=(10000*[.A1049])/(1023-[.A1049])" office:value-type="float" office:value="396.341463414634" calcext:value-type="float">
            <text:p>396.3414634146</text:p>
          </table:table-cell>
          <table:table-cell table:formula="of:=LN([.B1049])" office:value-type="float" office:value="5.98227612105358" calcext:value-type="float">
            <text:p>5.9822761211</text:p>
          </table:table-cell>
          <table:table-cell table:formula="of:=1/([.$B$57]+[.$B$58]*[.C1049]+[.$B$59]*[.C1049]*[.C1049]+[.$B$60]*[.C1049]*[.C1049]*[.C1049])-273.5" office:value-type="float" office:value="136.59967080033" calcext:value-type="float">
            <text:p>136.5996708003</text:p>
          </table:table-cell>
          <table:table-cell/>
          <table:table-cell table:formula="of:=1.8*[.D1049]+32" office:value-type="float" office:value="277.879407440595" calcext:value-type="float">
            <text:p>277.8794074406</text:p>
          </table:table-cell>
          <table:table-cell table:number-columns-repeated="12"/>
        </table:table-row>
        <table:table-row table:style-name="ro1">
          <table:table-cell table:formula="of:=[.A1049]-1" office:value-type="float" office:value="38" calcext:value-type="float">
            <text:p>38</text:p>
          </table:table-cell>
          <table:table-cell table:formula="of:=(10000*[.A1050])/(1023-[.A1050])" office:value-type="float" office:value="385.786802030457" calcext:value-type="float">
            <text:p>385.7868020305</text:p>
          </table:table-cell>
          <table:table-cell table:formula="of:=LN([.B1050])" office:value-type="float" office:value="5.95528489053048" calcext:value-type="float">
            <text:p>5.9552848905</text:p>
          </table:table-cell>
          <table:table-cell table:formula="of:=1/([.$B$57]+[.$B$58]*[.C1050]+[.$B$59]*[.C1050]*[.C1050]+[.$B$60]*[.C1050]*[.C1050]*[.C1050])-273.5" office:value-type="float" office:value="137.856509612125" calcext:value-type="float">
            <text:p>137.8565096121</text:p>
          </table:table-cell>
          <table:table-cell/>
          <table:table-cell table:formula="of:=1.8*[.D1050]+32" office:value-type="float" office:value="280.141717301824" calcext:value-type="float">
            <text:p>280.1417173018</text:p>
          </table:table-cell>
          <table:table-cell table:number-columns-repeated="12"/>
        </table:table-row>
        <table:table-row table:style-name="ro1">
          <table:table-cell table:formula="of:=[.A1050]-1" office:value-type="float" office:value="37" calcext:value-type="float">
            <text:p>37</text:p>
          </table:table-cell>
          <table:table-cell table:formula="of:=(10000*[.A1051])/(1023-[.A1051])" office:value-type="float" office:value="375.25354969574" calcext:value-type="float">
            <text:p>375.2535496957</text:p>
          </table:table-cell>
          <table:table-cell table:formula="of:=LN([.B1051])" office:value-type="float" office:value="5.92760193001777" calcext:value-type="float">
            <text:p>5.92760193</text:p>
          </table:table-cell>
          <table:table-cell table:formula="of:=1/([.$B$57]+[.$B$58]*[.C1051]+[.$B$59]*[.C1051]*[.C1051]+[.$B$60]*[.C1051]*[.C1051]*[.C1051])-273.5" office:value-type="float" office:value="139.153123224319" calcext:value-type="float">
            <text:p>139.1531232243</text:p>
          </table:table-cell>
          <table:table-cell/>
          <table:table-cell table:formula="of:=1.8*[.D1051]+32" office:value-type="float" office:value="282.475621803774" calcext:value-type="float">
            <text:p>282.4756218038</text:p>
          </table:table-cell>
          <table:table-cell table:number-columns-repeated="12"/>
        </table:table-row>
        <table:table-row table:style-name="ro1">
          <table:table-cell table:formula="of:=[.A1051]-1" office:value-type="float" office:value="36" calcext:value-type="float">
            <text:p>36</text:p>
          </table:table-cell>
          <table:table-cell table:formula="of:=(10000*[.A1052])/(1023-[.A1052])" office:value-type="float" office:value="364.741641337386" calcext:value-type="float">
            <text:p>364.7416413374</text:p>
          </table:table-cell>
          <table:table-cell table:formula="of:=LN([.B1052])" office:value-type="float" office:value="5.89918927099881" calcext:value-type="float">
            <text:p>5.899189271</text:p>
          </table:table-cell>
          <table:table-cell table:formula="of:=1/([.$B$57]+[.$B$58]*[.C1052]+[.$B$59]*[.C1052]*[.C1052]+[.$B$60]*[.C1052]*[.C1052]*[.C1052])-273.5" office:value-type="float" office:value="140.491954999442" calcext:value-type="float">
            <text:p>140.4919549994</text:p>
          </table:table-cell>
          <table:table-cell/>
          <table:table-cell table:formula="of:=1.8*[.D1052]+32" office:value-type="float" office:value="284.885518998995" calcext:value-type="float">
            <text:p>284.885518999</text:p>
          </table:table-cell>
          <table:table-cell table:number-columns-repeated="12"/>
        </table:table-row>
        <table:table-row table:style-name="ro1">
          <table:table-cell table:formula="of:=[.A1052]-1" office:value-type="float" office:value="35" calcext:value-type="float">
            <text:p>35</text:p>
          </table:table-cell>
          <table:table-cell table:formula="of:=(10000*[.A1053])/(1023-[.A1053])" office:value-type="float" office:value="354.251012145749" calcext:value-type="float">
            <text:p>354.2510121457</text:p>
          </table:table-cell>
          <table:table-cell table:formula="of:=LN([.B1053])" office:value-type="float" office:value="5.87000573571773" calcext:value-type="float">
            <text:p>5.8700057357</text:p>
          </table:table-cell>
          <table:table-cell table:formula="of:=1/([.$B$57]+[.$B$58]*[.C1053]+[.$B$59]*[.C1053]*[.C1053]+[.$B$60]*[.C1053]*[.C1053]*[.C1053])-273.5" office:value-type="float" office:value="141.87567276781" calcext:value-type="float">
            <text:p>141.8756727678</text:p>
          </table:table-cell>
          <table:table-cell/>
          <table:table-cell table:formula="of:=1.8*[.D1053]+32" office:value-type="float" office:value="287.376210982058" calcext:value-type="float">
            <text:p>287.3762109821</text:p>
          </table:table-cell>
          <table:table-cell table:number-columns-repeated="12"/>
        </table:table-row>
        <table:table-row table:style-name="ro1">
          <table:table-cell table:formula="of:=[.A1053]-1" office:value-type="float" office:value="34" calcext:value-type="float">
            <text:p>34</text:p>
          </table:table-cell>
          <table:table-cell table:formula="of:=(10000*[.A1054])/(1023-[.A1054])" office:value-type="float" office:value="343.781597573306" calcext:value-type="float">
            <text:p>343.7815975733</text:p>
          </table:table-cell>
          <table:table-cell table:formula="of:=LN([.B1054])" office:value-type="float" office:value="5.84000656496963" calcext:value-type="float">
            <text:p>5.840006565</text:p>
          </table:table-cell>
          <table:table-cell table:formula="of:=1/([.$B$57]+[.$B$58]*[.C1054]+[.$B$59]*[.C1054]*[.C1054]+[.$B$60]*[.C1054]*[.C1054]*[.C1054])-273.5" office:value-type="float" office:value="143.307196662798" calcext:value-type="float">
            <text:p>143.3071966628</text:p>
          </table:table-cell>
          <table:table-cell/>
          <table:table-cell table:formula="of:=1.8*[.D1054]+32" office:value-type="float" office:value="289.952953993037" calcext:value-type="float">
            <text:p>289.952953993</text:p>
          </table:table-cell>
          <table:table-cell table:number-columns-repeated="12"/>
        </table:table-row>
        <table:table-row table:style-name="ro1">
          <table:table-cell table:formula="of:=[.A1054]-1" office:value-type="float" office:value="33" calcext:value-type="float">
            <text:p>33</text:p>
          </table:table-cell>
          <table:table-cell table:formula="of:=(10000*[.A1055])/(1023-[.A1055])" office:value-type="float" office:value="333.333333333333" calcext:value-type="float">
            <text:p>333.3333333333</text:p>
          </table:table-cell>
          <table:table-cell table:formula="of:=LN([.B1055])" office:value-type="float" office:value="5.80914299031403" calcext:value-type="float">
            <text:p>5.8091429903</text:p>
          </table:table-cell>
          <table:table-cell table:formula="of:=1/([.$B$57]+[.$B$58]*[.C1055]+[.$B$59]*[.C1055]*[.C1055]+[.$B$60]*[.C1055]*[.C1055]*[.C1055])-273.5" office:value-type="float" office:value="144.789731354453" calcext:value-type="float">
            <text:p>144.7897313545</text:p>
          </table:table-cell>
          <table:table-cell/>
          <table:table-cell table:formula="of:=1.8*[.D1055]+32" office:value-type="float" office:value="292.621516438015" calcext:value-type="float">
            <text:p>292.621516438</text:p>
          </table:table-cell>
          <table:table-cell table:number-columns-repeated="12"/>
        </table:table-row>
        <table:table-row table:style-name="ro1">
          <table:table-cell table:formula="of:=[.A1055]-1" office:value-type="float" office:value="32" calcext:value-type="float">
            <text:p>32</text:p>
          </table:table-cell>
          <table:table-cell table:formula="of:=(10000*[.A1056])/(1023-[.A1056])" office:value-type="float" office:value="322.906155398587" calcext:value-type="float">
            <text:p>322.9061553986</text:p>
          </table:table-cell>
          <table:table-cell table:formula="of:=LN([.B1056])" office:value-type="float" office:value="5.77736174044592" calcext:value-type="float">
            <text:p>5.7773617404</text:p>
          </table:table-cell>
          <table:table-cell table:formula="of:=1/([.$B$57]+[.$B$58]*[.C1056]+[.$B$59]*[.C1056]*[.C1056]+[.$B$60]*[.C1056]*[.C1056]*[.C1056])-273.5" office:value-type="float" office:value="146.32680353515" calcext:value-type="float">
            <text:p>146.3268035352</text:p>
          </table:table-cell>
          <table:table-cell/>
          <table:table-cell table:formula="of:=1.8*[.D1056]+32" office:value-type="float" office:value="295.388246363271" calcext:value-type="float">
            <text:p>295.3882463633</text:p>
          </table:table-cell>
          <table:table-cell table:number-columns-repeated="12"/>
        </table:table-row>
        <table:table-row table:style-name="ro1">
          <table:table-cell table:formula="of:=[.A1056]-1" office:value-type="float" office:value="31" calcext:value-type="float">
            <text:p>31</text:p>
          </table:table-cell>
          <table:table-cell table:formula="of:=(10000*[.A1057])/(1023-[.A1057])" office:value-type="float" office:value="312.5" calcext:value-type="float">
            <text:p>312.5</text:p>
          </table:table-cell>
          <table:table-cell table:formula="of:=LN([.B1057])" office:value-type="float" office:value="5.74460446917646" calcext:value-type="float">
            <text:p>5.7446044692</text:p>
          </table:table-cell>
          <table:table-cell table:formula="of:=1/([.$B$57]+[.$B$58]*[.C1057]+[.$B$59]*[.C1057]*[.C1057]+[.$B$60]*[.C1057]*[.C1057]*[.C1057])-273.5" office:value-type="float" office:value="147.922305709446" calcext:value-type="float">
            <text:p>147.9223057094</text:p>
          </table:table-cell>
          <table:table-cell/>
          <table:table-cell table:formula="of:=1.8*[.D1057]+32" office:value-type="float" office:value="298.260150277003" calcext:value-type="float">
            <text:p>298.260150277</text:p>
          </table:table-cell>
          <table:table-cell table:number-columns-repeated="12"/>
        </table:table-row>
        <table:table-row table:style-name="ro1">
          <table:table-cell table:formula="of:=[.A1057]-1" office:value-type="float" office:value="30" calcext:value-type="float">
            <text:p>30</text:p>
          </table:table-cell>
          <table:table-cell table:formula="of:=(10000*[.A1058])/(1023-[.A1058])" office:value-type="float" office:value="302.114803625378" calcext:value-type="float">
            <text:p>302.1148036254</text:p>
          </table:table-cell>
          <table:table-cell table:formula="of:=LN([.B1058])" office:value-type="float" office:value="5.71080708959317" calcext:value-type="float">
            <text:p>5.7108070896</text:p>
          </table:table-cell>
          <table:table-cell table:formula="of:=1/([.$B$57]+[.$B$58]*[.C1058]+[.$B$59]*[.C1058]*[.C1058]+[.$B$60]*[.C1058]*[.C1058]*[.C1058])-273.5" office:value-type="float" office:value="149.580547592933" calcext:value-type="float">
            <text:p>149.5805475929</text:p>
          </table:table-cell>
          <table:table-cell/>
          <table:table-cell table:formula="of:=1.8*[.D1058]+32" office:value-type="float" office:value="301.244985667279" calcext:value-type="float">
            <text:p>301.2449856673</text:p>
          </table:table-cell>
          <table:table-cell table:number-columns-repeated="12"/>
        </table:table-row>
        <table:table-row table:style-name="ro1">
          <table:table-cell table:formula="of:=[.A1058]-1" office:value-type="float" office:value="29" calcext:value-type="float">
            <text:p>29</text:p>
          </table:table-cell>
          <table:table-cell table:formula="of:=(10000*[.A1059])/(1023-[.A1059])" office:value-type="float" office:value="291.750503018109" calcext:value-type="float">
            <text:p>291.7505030181</text:p>
          </table:table-cell>
          <table:table-cell table:formula="of:=LN([.B1059])" office:value-type="float" office:value="5.67589899530608" calcext:value-type="float">
            <text:p>5.6758989953</text:p>
          </table:table-cell>
          <table:table-cell table:formula="of:=1/([.$B$57]+[.$B$58]*[.C1059]+[.$B$59]*[.C1059]*[.C1059]+[.$B$60]*[.C1059]*[.C1059]*[.C1059])-273.5" office:value-type="float" office:value="151.306316749084" calcext:value-type="float">
            <text:p>151.3063167491</text:p>
          </table:table-cell>
          <table:table-cell/>
          <table:table-cell table:formula="of:=1.8*[.D1059]+32" office:value-type="float" office:value="304.35137014835" calcext:value-type="float">
            <text:p>304.3513701484</text:p>
          </table:table-cell>
          <table:table-cell table:number-columns-repeated="12"/>
        </table:table-row>
        <table:table-row table:style-name="ro1">
          <table:table-cell table:formula="of:=[.A1059]-1" office:value-type="float" office:value="28" calcext:value-type="float">
            <text:p>28</text:p>
          </table:table-cell>
          <table:table-cell table:formula="of:=(10000*[.A1060])/(1023-[.A1060])" office:value-type="float" office:value="281.407035175879" calcext:value-type="float">
            <text:p>281.4070351759</text:p>
          </table:table-cell>
          <table:table-cell table:formula="of:=LN([.B1060])" office:value-type="float" office:value="5.63980214499279" calcext:value-type="float">
            <text:p>5.639802145</text:p>
          </table:table-cell>
          <table:table-cell table:formula="of:=1/([.$B$57]+[.$B$58]*[.C1060]+[.$B$59]*[.C1060]*[.C1060]+[.$B$60]*[.C1060]*[.C1060]*[.C1060])-273.5" office:value-type="float" office:value="153.104950512051" calcext:value-type="float">
            <text:p>153.1049505121</text:p>
          </table:table-cell>
          <table:table-cell/>
          <table:table-cell table:formula="of:=1.8*[.D1060]+32" office:value-type="float" office:value="307.588910921692" calcext:value-type="float">
            <text:p>307.5889109217</text:p>
          </table:table-cell>
          <table:table-cell table:number-columns-repeated="12"/>
        </table:table-row>
        <table:table-row table:style-name="ro1">
          <table:table-cell table:formula="of:=[.A1060]-1" office:value-type="float" office:value="27" calcext:value-type="float">
            <text:p>27</text:p>
          </table:table-cell>
          <table:table-cell table:formula="of:=(10000*[.A1061])/(1023-[.A1061])" office:value-type="float" office:value="271.084337349398" calcext:value-type="float">
            <text:p>271.0843373494</text:p>
          </table:table-cell>
          <table:table-cell table:formula="of:=LN([.B1061])" office:value-type="float" office:value="5.60242998039591" calcext:value-type="float">
            <text:p>5.6024299804</text:p>
          </table:table-cell>
          <table:table-cell table:formula="of:=1/([.$B$57]+[.$B$58]*[.C1061]+[.$B$59]*[.C1061]*[.C1061]+[.$B$60]*[.C1061]*[.C1061]*[.C1061])-273.5" office:value-type="float" office:value="154.982421789628" calcext:value-type="float">
            <text:p>154.9824217896</text:p>
          </table:table-cell>
          <table:table-cell/>
          <table:table-cell table:formula="of:=1.8*[.D1061]+32" office:value-type="float" office:value="310.96835922133" calcext:value-type="float">
            <text:p>310.9683592213</text:p>
          </table:table-cell>
          <table:table-cell table:number-columns-repeated="12"/>
        </table:table-row>
        <table:table-row table:style-name="ro1">
          <table:table-cell table:formula="of:=[.A1061]-1" office:value-type="float" office:value="26" calcext:value-type="float">
            <text:p>26</text:p>
          </table:table-cell>
          <table:table-cell table:formula="of:=(10000*[.A1062])/(1023-[.A1062])" office:value-type="float" office:value="260.782347041123" calcext:value-type="float">
            <text:p>260.7823470411</text:p>
          </table:table-cell>
          <table:table-cell table:formula="of:=LN([.B1062])" office:value-type="float" office:value="5.56368614003583" calcext:value-type="float">
            <text:p>5.56368614</text:p>
          </table:table-cell>
          <table:table-cell table:formula="of:=1/([.$B$57]+[.$B$58]*[.C1062]+[.$B$59]*[.C1062]*[.C1062]+[.$B$60]*[.C1062]*[.C1062]*[.C1062])-273.5" office:value-type="float" office:value="156.94544205888" calcext:value-type="float">
            <text:p>156.9454420589</text:p>
          </table:table-cell>
          <table:table-cell/>
          <table:table-cell table:formula="of:=1.8*[.D1062]+32" office:value-type="float" office:value="314.501795705984" calcext:value-type="float">
            <text:p>314.501795706</text:p>
          </table:table-cell>
          <table:table-cell table:number-columns-repeated="12"/>
        </table:table-row>
        <table:table-row table:style-name="ro1">
          <table:table-cell table:formula="of:=[.A1062]-1" office:value-type="float" office:value="25" calcext:value-type="float">
            <text:p>25</text:p>
          </table:table-cell>
          <table:table-cell table:formula="of:=(10000*[.A1063])/(1023-[.A1063])" office:value-type="float" office:value="250.501002004008" calcext:value-type="float">
            <text:p>250.501002004</text:p>
          </table:table-cell>
          <table:table-cell table:formula="of:=LN([.B1063])" office:value-type="float" office:value="5.52346292053292" calcext:value-type="float">
            <text:p>5.5234629205</text:p>
          </table:table-cell>
          <table:table-cell table:formula="of:=1/([.$B$57]+[.$B$58]*[.C1063]+[.$B$59]*[.C1063]*[.C1063]+[.$B$60]*[.C1063]*[.C1063]*[.C1063])-273.5" office:value-type="float" office:value="159.001585820672" calcext:value-type="float">
            <text:p>159.0015858207</text:p>
          </table:table-cell>
          <table:table-cell/>
          <table:table-cell table:formula="of:=1.8*[.D1063]+32" office:value-type="float" office:value="318.20285447721" calcext:value-type="float">
            <text:p>318.2028544772</text:p>
          </table:table-cell>
          <table:table-cell table:number-columns-repeated="12"/>
        </table:table-row>
        <table:table-row table:style-name="ro1">
          <table:table-cell table:formula="of:=[.A1063]-1" office:value-type="float" office:value="24" calcext:value-type="float">
            <text:p>24</text:p>
          </table:table-cell>
          <table:table-cell table:formula="of:=(10000*[.A1064])/(1023-[.A1064])" office:value-type="float" office:value="240.24024024024" calcext:value-type="float">
            <text:p>240.2402402402</text:p>
          </table:table-cell>
          <table:table-cell table:formula="of:=LN([.B1064])" office:value-type="float" office:value="5.48163942367558" calcext:value-type="float">
            <text:p>5.4816394237</text:p>
          </table:table-cell>
          <table:table-cell table:formula="of:=1/([.$B$57]+[.$B$58]*[.C1064]+[.$B$59]*[.C1064]*[.C1064]+[.$B$60]*[.C1064]*[.C1064]*[.C1064])-273.5" office:value-type="float" office:value="161.159442058399" calcext:value-type="float">
            <text:p>161.1594420584</text:p>
          </table:table-cell>
          <table:table-cell/>
          <table:table-cell table:formula="of:=1.8*[.D1064]+32" office:value-type="float" office:value="322.086995705118" calcext:value-type="float">
            <text:p>322.0869957051</text:p>
          </table:table-cell>
          <table:table-cell table:number-columns-repeated="12"/>
        </table:table-row>
        <table:table-row table:style-name="ro1">
          <table:table-cell table:formula="of:=[.A1064]-1" office:value-type="float" office:value="23" calcext:value-type="float">
            <text:p>23</text:p>
          </table:table-cell>
          <table:table-cell table:formula="of:=(10000*[.A1065])/(1023-[.A1065])" office:value-type="float" office:value="230" calcext:value-type="float">
            <text:p>230</text:p>
          </table:table-cell>
          <table:table-cell table:formula="of:=LN([.B1065])" office:value-type="float" office:value="5.4380793089232" calcext:value-type="float">
            <text:p>5.4380793089</text:p>
          </table:table-cell>
          <table:table-cell table:formula="of:=1/([.$B$57]+[.$B$58]*[.C1065]+[.$B$59]*[.C1065]*[.C1065]+[.$B$60]*[.C1065]*[.C1065]*[.C1065])-273.5" office:value-type="float" office:value="163.42879998058" calcext:value-type="float">
            <text:p>163.4287999806</text:p>
          </table:table-cell>
          <table:table-cell/>
          <table:table-cell table:formula="of:=1.8*[.D1065]+32" office:value-type="float" office:value="326.171839965045" calcext:value-type="float">
            <text:p>326.171839965</text:p>
          </table:table-cell>
          <table:table-cell table:number-columns-repeated="12"/>
        </table:table-row>
        <table:table-row table:style-name="ro1">
          <table:table-cell table:formula="of:=[.A1065]-1" office:value-type="float" office:value="22" calcext:value-type="float">
            <text:p>22</text:p>
          </table:table-cell>
          <table:table-cell table:formula="of:=(10000*[.A1066])/(1023-[.A1066])" office:value-type="float" office:value="219.78021978022" calcext:value-type="float">
            <text:p>219.7802197802</text:p>
          </table:table-cell>
          <table:table-cell table:formula="of:=LN([.B1066])" office:value-type="float" office:value="5.39262804601928" calcext:value-type="float">
            <text:p>5.392628046</text:p>
          </table:table-cell>
          <table:table-cell table:formula="of:=1/([.$B$57]+[.$B$58]*[.C1066]+[.$B$59]*[.C1066]*[.C1066]+[.$B$60]*[.C1066]*[.C1066]*[.C1066])-273.5" office:value-type="float" office:value="165.820878706473" calcext:value-type="float">
            <text:p>165.8208787065</text:p>
          </table:table-cell>
          <table:table-cell/>
          <table:table-cell table:formula="of:=1.8*[.D1066]+32" office:value-type="float" office:value="330.477581671652" calcext:value-type="float">
            <text:p>330.4775816717</text:p>
          </table:table-cell>
          <table:table-cell table:number-columns-repeated="12"/>
        </table:table-row>
        <table:table-row table:style-name="ro1">
          <table:table-cell table:formula="of:=[.A1066]-1" office:value-type="float" office:value="21" calcext:value-type="float">
            <text:p>21</text:p>
          </table:table-cell>
          <table:table-cell table:formula="of:=(10000*[.A1067])/(1023-[.A1067])" office:value-type="float" office:value="209.580838323353" calcext:value-type="float">
            <text:p>209.5808383234</text:p>
          </table:table-cell>
          <table:table-cell table:formula="of:=LN([.B1067])" office:value-type="float" office:value="5.3451095280548" calcext:value-type="float">
            <text:p>5.3451095281</text:p>
          </table:table-cell>
          <table:table-cell table:formula="of:=1/([.$B$57]+[.$B$58]*[.C1067]+[.$B$59]*[.C1067]*[.C1067]+[.$B$60]*[.C1067]*[.C1067]*[.C1067])-273.5" office:value-type="float" office:value="168.348613860224" calcext:value-type="float">
            <text:p>168.3486138602</text:p>
          </table:table-cell>
          <table:table-cell/>
          <table:table-cell table:formula="of:=1.8*[.D1067]+32" office:value-type="float" office:value="335.027504948402" calcext:value-type="float">
            <text:p>335.0275049484</text:p>
          </table:table-cell>
          <table:table-cell table:number-columns-repeated="12"/>
        </table:table-row>
        <table:table-row table:style-name="ro1">
          <table:table-cell table:formula="of:=[.A1067]-1" office:value-type="float" office:value="20" calcext:value-type="float">
            <text:p>20</text:p>
          </table:table-cell>
          <table:table-cell table:formula="of:=(10000*[.A1068])/(1023-[.A1068])" office:value-type="float" office:value="199.401794616152" calcext:value-type="float">
            <text:p>199.4017946162</text:p>
          </table:table-cell>
          <table:table-cell table:formula="of:=LN([.B1068])" office:value-type="float" office:value="5.29532185756824" calcext:value-type="float">
            <text:p>5.2953218576</text:p>
          </table:table-cell>
          <table:table-cell table:formula="of:=1/([.$B$57]+[.$B$58]*[.C1068]+[.$B$59]*[.C1068]*[.C1068]+[.$B$60]*[.C1068]*[.C1068]*[.C1068])-273.5" office:value-type="float" office:value="171.027018697219" calcext:value-type="float">
            <text:p>171.0270186972</text:p>
          </table:table-cell>
          <table:table-cell/>
          <table:table-cell table:formula="of:=1.8*[.D1068]+32" office:value-type="float" office:value="339.848633654994" calcext:value-type="float">
            <text:p>339.848633655</text:p>
          </table:table-cell>
          <table:table-cell table:number-columns-repeated="12"/>
        </table:table-row>
        <table:table-row table:style-name="ro1">
          <table:table-cell table:formula="of:=[.A1068]-1" office:value-type="float" office:value="19" calcext:value-type="float">
            <text:p>19</text:p>
          </table:table-cell>
          <table:table-cell table:formula="of:=(10000*[.A1069])/(1023-[.A1069])" office:value-type="float" office:value="189.243027888446" calcext:value-type="float">
            <text:p>189.2430278884</text:p>
          </table:table-cell>
          <table:table-cell table:formula="of:=LN([.B1069])" office:value-type="float" office:value="5.24303205089095" calcext:value-type="float">
            <text:p>5.2430320509</text:p>
          </table:table-cell>
          <table:table-cell table:formula="of:=1/([.$B$57]+[.$B$58]*[.C1069]+[.$B$59]*[.C1069]*[.C1069]+[.$B$60]*[.C1069]*[.C1069]*[.C1069])-273.5" office:value-type="float" office:value="173.873644048105" calcext:value-type="float">
            <text:p>173.8736440481</text:p>
          </table:table-cell>
          <table:table-cell/>
          <table:table-cell table:formula="of:=1.8*[.D1069]+32" office:value-type="float" office:value="344.972559286589" calcext:value-type="float">
            <text:p>344.9725592866</text:p>
          </table:table-cell>
          <table:table-cell table:number-columns-repeated="12"/>
        </table:table-row>
        <table:table-row table:style-name="ro1">
          <table:table-cell table:formula="of:=[.A1069]-1" office:value-type="float" office:value="18" calcext:value-type="float">
            <text:p>18</text:p>
          </table:table-cell>
          <table:table-cell table:formula="of:=(10000*[.A1070])/(1023-[.A1070])" office:value-type="float" office:value="179.10447761194" calcext:value-type="float">
            <text:p>179.1044776119</text:p>
          </table:table-cell>
          <table:table-cell table:formula="of:=LN([.B1070])" office:value-type="float" office:value="5.18796930937917" calcext:value-type="float">
            <text:p>5.1879693094</text:p>
          </table:table-cell>
          <table:table-cell table:formula="of:=1/([.$B$57]+[.$B$58]*[.C1070]+[.$B$59]*[.C1070]*[.C1070]+[.$B$60]*[.C1070]*[.C1070]*[.C1070])-273.5" office:value-type="float" office:value="176.909171050833" calcext:value-type="float">
            <text:p>176.9091710508</text:p>
          </table:table-cell>
          <table:table-cell/>
          <table:table-cell table:formula="of:=1.8*[.D1070]+32" office:value-type="float" office:value="350.436507891499" calcext:value-type="float">
            <text:p>350.4365078915</text:p>
          </table:table-cell>
          <table:table-cell table:number-columns-repeated="12"/>
        </table:table-row>
        <table:table-row table:style-name="ro1">
          <table:table-cell table:formula="of:=[.A1070]-1" office:value-type="float" office:value="17" calcext:value-type="float">
            <text:p>17</text:p>
          </table:table-cell>
          <table:table-cell table:formula="of:=(10000*[.A1071])/(1023-[.A1071])" office:value-type="float" office:value="168.986083499006" calcext:value-type="float">
            <text:p>168.986083499</text:p>
          </table:table-cell>
          <table:table-cell table:formula="of:=LN([.B1071])" office:value-type="float" office:value="5.12981636537271" calcext:value-type="float">
            <text:p>5.1298163654</text:p>
          </table:table-cell>
          <table:table-cell table:formula="of:=1/([.$B$57]+[.$B$58]*[.C1071]+[.$B$59]*[.C1071]*[.C1071]+[.$B$60]*[.C1071]*[.C1071]*[.C1071])-273.5" office:value-type="float" office:value="180.15818497666" calcext:value-type="float">
            <text:p>180.1581849767</text:p>
          </table:table-cell>
          <table:table-cell/>
          <table:table-cell table:formula="of:=1.8*[.D1071]+32" office:value-type="float" office:value="356.284732957988" calcext:value-type="float">
            <text:p>356.284732958</text:p>
          </table:table-cell>
          <table:table-cell table:number-columns-repeated="12"/>
        </table:table-row>
        <table:table-row table:style-name="ro1">
          <table:table-cell table:formula="of:=[.A1071]-1" office:value-type="float" office:value="16" calcext:value-type="float">
            <text:p>16</text:p>
          </table:table-cell>
          <table:table-cell table:formula="of:=(10000*[.A1072])/(1023-[.A1072])" office:value-type="float" office:value="158.88778550149" calcext:value-type="float">
            <text:p>158.8877855015</text:p>
          </table:table-cell>
          <table:table-cell table:formula="of:=LN([.B1072])" office:value-type="float" office:value="5.0681982014974" calcext:value-type="float">
            <text:p>5.0681982015</text:p>
          </table:table-cell>
          <table:table-cell table:formula="of:=1/([.$B$57]+[.$B$58]*[.C1072]+[.$B$59]*[.C1072]*[.C1072]+[.$B$60]*[.C1072]*[.C1072]*[.C1072])-273.5" office:value-type="float" office:value="183.650200100654" calcext:value-type="float">
            <text:p>183.6502001007</text:p>
          </table:table-cell>
          <table:table-cell/>
          <table:table-cell table:formula="of:=1.8*[.D1072]+32" office:value-type="float" office:value="362.570360181176" calcext:value-type="float">
            <text:p>362.5703601812</text:p>
          </table:table-cell>
          <table:table-cell table:number-columns-repeated="12"/>
        </table:table-row>
        <table:table-row table:style-name="ro1">
          <table:table-cell table:formula="of:=[.A1072]-1" office:value-type="float" office:value="15" calcext:value-type="float">
            <text:p>15</text:p>
          </table:table-cell>
          <table:table-cell table:formula="of:=(10000*[.A1073])/(1023-[.A1073])" office:value-type="float" office:value="148.809523809524" calcext:value-type="float">
            <text:p>148.8095238095</text:p>
          </table:table-cell>
          <table:table-cell table:formula="of:=LN([.B1073])" office:value-type="float" office:value="5.00266712444708" calcext:value-type="float">
            <text:p>5.0026671244</text:p>
          </table:table-cell>
          <table:table-cell table:formula="of:=1/([.$B$57]+[.$B$58]*[.C1073]+[.$B$59]*[.C1073]*[.C1073]+[.$B$60]*[.C1073]*[.C1073]*[.C1073])-273.5" office:value-type="float" office:value="187.421038973953" calcext:value-type="float">
            <text:p>187.421038974</text:p>
          </table:table-cell>
          <table:table-cell/>
          <table:table-cell table:formula="of:=1.8*[.D1073]+32" office:value-type="float" office:value="369.357870153116" calcext:value-type="float">
            <text:p>369.3578701531</text:p>
          </table:table-cell>
          <table:table-cell table:number-columns-repeated="12"/>
        </table:table-row>
        <table:table-row table:style-name="ro1">
          <table:table-cell table:formula="of:=[.A1073]-1" office:value-type="float" office:value="14" calcext:value-type="float">
            <text:p>14</text:p>
          </table:table-cell>
          <table:table-cell table:formula="of:=(10000*[.A1074])/(1023-[.A1074])" office:value-type="float" office:value="138.751238850347" calcext:value-type="float">
            <text:p>138.7512388503</text:p>
          </table:table-cell>
          <table:table-cell table:formula="of:=LN([.B1074])" office:value-type="float" office:value="4.93268268123783" calcext:value-type="float">
            <text:p>4.9326826812</text:p>
          </table:table-cell>
          <table:table-cell table:formula="of:=1/([.$B$57]+[.$B$58]*[.C1074]+[.$B$59]*[.C1074]*[.C1074]+[.$B$60]*[.C1074]*[.C1074]*[.C1074])-273.5" office:value-type="float" office:value="191.514722294606" calcext:value-type="float">
            <text:p>191.5147222946</text:p>
          </table:table-cell>
          <table:table-cell/>
          <table:table-cell table:formula="of:=1.8*[.D1074]+32" office:value-type="float" office:value="376.726500130291" calcext:value-type="float">
            <text:p>376.7265001303</text:p>
          </table:table-cell>
          <table:table-cell table:number-columns-repeated="12"/>
        </table:table-row>
        <table:table-row table:style-name="ro1">
          <table:table-cell table:formula="of:=[.A1074]-1" office:value-type="float" office:value="13" calcext:value-type="float">
            <text:p>13</text:p>
          </table:table-cell>
          <table:table-cell table:formula="of:=(10000*[.A1075])/(1023-[.A1075])" office:value-type="float" office:value="128.712871287129" calcext:value-type="float">
            <text:p>128.7128712871</text:p>
          </table:table-cell>
          <table:table-cell table:formula="of:=LN([.B1075])" office:value-type="float" office:value="4.85758411960241" calcext:value-type="float">
            <text:p>4.8575841196</text:p>
          </table:table-cell>
          <table:table-cell table:formula="of:=1/([.$B$57]+[.$B$58]*[.C1075]+[.$B$59]*[.C1075]*[.C1075]+[.$B$60]*[.C1075]*[.C1075]*[.C1075])-273.5" office:value-type="float" office:value="195.986111480097" calcext:value-type="float">
            <text:p>195.9861114801</text:p>
          </table:table-cell>
          <table:table-cell/>
          <table:table-cell table:formula="of:=1.8*[.D1075]+32" office:value-type="float" office:value="384.775000664174" calcext:value-type="float">
            <text:p>384.7750006642</text:p>
          </table:table-cell>
          <table:table-cell table:number-columns-repeated="12"/>
        </table:table-row>
        <table:table-row table:style-name="ro1">
          <table:table-cell table:formula="of:=[.A1075]-1" office:value-type="float" office:value="12" calcext:value-type="float">
            <text:p>12</text:p>
          </table:table-cell>
          <table:table-cell table:formula="of:=(10000*[.A1076])/(1023-[.A1076])" office:value-type="float" office:value="118.694362017804" calcext:value-type="float">
            <text:p>118.6943620178</text:p>
          </table:table-cell>
          <table:table-cell table:formula="of:=LN([.B1076])" office:value-type="float" office:value="4.77655180274371" calcext:value-type="float">
            <text:p>4.7765518027</text:p>
          </table:table-cell>
          <table:table-cell table:formula="of:=1/([.$B$57]+[.$B$58]*[.C1076]+[.$B$59]*[.C1076]*[.C1076]+[.$B$60]*[.C1076]*[.C1076]*[.C1076])-273.5" office:value-type="float" office:value="200.904690119248" calcext:value-type="float">
            <text:p>200.9046901192</text:p>
          </table:table-cell>
          <table:table-cell/>
          <table:table-cell table:formula="of:=1.8*[.D1076]+32" office:value-type="float" office:value="393.628442214646" calcext:value-type="float">
            <text:p>393.6284422146</text:p>
          </table:table-cell>
          <table:table-cell table:number-columns-repeated="12"/>
        </table:table-row>
        <table:table-row table:style-name="ro1">
          <table:table-cell table:formula="of:=[.A1076]-1" office:value-type="float" office:value="11" calcext:value-type="float">
            <text:p>11</text:p>
          </table:table-cell>
          <table:table-cell table:formula="of:=(10000*[.A1077])/(1023-[.A1077])" office:value-type="float" office:value="108.695652173913" calcext:value-type="float">
            <text:p>108.6956521739</text:p>
          </table:table-cell>
          <table:table-cell table:formula="of:=LN([.B1077])" office:value-type="float" office:value="4.68855179492714" calcext:value-type="float">
            <text:p>4.6885517949</text:p>
          </table:table-cell>
          <table:table-cell table:formula="of:=1/([.$B$57]+[.$B$58]*[.C1077]+[.$B$59]*[.C1077]*[.C1077]+[.$B$60]*[.C1077]*[.C1077]*[.C1077])-273.5" office:value-type="float" office:value="206.360120824825" calcext:value-type="float">
            <text:p>206.3601208248</text:p>
          </table:table-cell>
          <table:table-cell/>
          <table:table-cell table:formula="of:=1.8*[.D1077]+32" office:value-type="float" office:value="403.448217484686" calcext:value-type="float">
            <text:p>403.4482174847</text:p>
          </table:table-cell>
          <table:table-cell table:number-columns-repeated="12"/>
        </table:table-row>
        <table:table-row table:style-name="ro1">
          <table:table-cell table:formula="of:=[.A1077]-1" office:value-type="float" office:value="10" calcext:value-type="float">
            <text:p>10</text:p>
          </table:table-cell>
          <table:table-cell table:formula="of:=(10000*[.A1078])/(1023-[.A1078])" office:value-type="float" office:value="98.7166831194472" calcext:value-type="float">
            <text:p>98.7166831194</text:p>
          </table:table-cell>
          <table:table-cell table:formula="of:=LN([.B1078])" office:value-type="float" office:value="4.59225396072155" calcext:value-type="float">
            <text:p>4.5922539607</text:p>
          </table:table-cell>
          <table:table-cell table:formula="of:=1/([.$B$57]+[.$B$58]*[.C1078]+[.$B$59]*[.C1078]*[.C1078]+[.$B$60]*[.C1078]*[.C1078]*[.C1078])-273.5" office:value-type="float" office:value="212.470667117554" calcext:value-type="float">
            <text:p>212.4706671176</text:p>
          </table:table-cell>
          <table:table-cell/>
          <table:table-cell table:formula="of:=1.8*[.D1078]+32" office:value-type="float" office:value="414.447200811597" calcext:value-type="float">
            <text:p>414.4472008116</text:p>
          </table:table-cell>
          <table:table-cell table:number-columns-repeated="12"/>
        </table:table-row>
        <table:table-row table:style-name="ro1">
          <table:table-cell table:formula="of:=[.A1078]-1" office:value-type="float" office:value="9" calcext:value-type="float">
            <text:p>9</text:p>
          </table:table-cell>
          <table:table-cell table:formula="of:=(10000*[.A1079])/(1023-[.A1079])" office:value-type="float" office:value="88.7573964497041" calcext:value-type="float">
            <text:p>88.7573964497</text:p>
          </table:table-cell>
          <table:table-cell table:formula="of:=LN([.B1079])" office:value-type="float" office:value="4.48590676516127" calcext:value-type="float">
            <text:p>4.4859067652</text:p>
          </table:table-cell>
          <table:table-cell table:formula="of:=1/([.$B$57]+[.$B$58]*[.C1079]+[.$B$59]*[.C1079]*[.C1079]+[.$B$60]*[.C1079]*[.C1079]*[.C1079])-273.5" office:value-type="float" office:value="219.396429994655" calcext:value-type="float">
            <text:p>219.3964299947</text:p>
          </table:table-cell>
          <table:table-cell/>
          <table:table-cell table:formula="of:=1.8*[.D1079]+32" office:value-type="float" office:value="426.91357399038" calcext:value-type="float">
            <text:p>426.9135739904</text:p>
          </table:table-cell>
          <table:table-cell table:number-columns-repeated="12"/>
        </table:table-row>
        <table:table-row table:style-name="ro1">
          <table:table-cell table:formula="of:=[.A1079]-1" office:value-type="float" office:value="8" calcext:value-type="float">
            <text:p>8</text:p>
          </table:table-cell>
          <table:table-cell table:formula="of:=(10000*[.A1080])/(1023-[.A1080])" office:value-type="float" office:value="78.8177339901478" calcext:value-type="float">
            <text:p>78.8177339901</text:p>
          </table:table-cell>
          <table:table-cell table:formula="of:=LN([.B1080])" office:value-type="float" office:value="4.36713802218013" calcext:value-type="float">
            <text:p>4.3671380222</text:p>
          </table:table-cell>
          <table:table-cell table:formula="of:=1/([.$B$57]+[.$B$58]*[.C1080]+[.$B$59]*[.C1080]*[.C1080]+[.$B$60]*[.C1080]*[.C1080]*[.C1080])-273.5" office:value-type="float" office:value="227.361075470764" calcext:value-type="float">
            <text:p>227.3610754708</text:p>
          </table:table-cell>
          <table:table-cell/>
          <table:table-cell table:formula="of:=1.8*[.D1080]+32" office:value-type="float" office:value="441.249935847376" calcext:value-type="float">
            <text:p>441.2499358474</text:p>
          </table:table-cell>
          <table:table-cell table:number-columns-repeated="12"/>
        </table:table-row>
        <table:table-row table:style-name="ro1">
          <table:table-cell table:formula="of:=[.A1080]-1" office:value-type="float" office:value="7" calcext:value-type="float">
            <text:p>7</text:p>
          </table:table-cell>
          <table:table-cell table:formula="of:=(10000*[.A1081])/(1023-[.A1081])" office:value-type="float" office:value="68.8976377952756" calcext:value-type="float">
            <text:p>68.8976377953</text:p>
          </table:table-cell>
          <table:table-cell table:formula="of:=LN([.B1081])" office:value-type="float" office:value="4.23262189289307" calcext:value-type="float">
            <text:p>4.2326218929</text:p>
          </table:table-cell>
          <table:table-cell table:formula="of:=1/([.$B$57]+[.$B$58]*[.C1081]+[.$B$59]*[.C1081]*[.C1081]+[.$B$60]*[.C1081]*[.C1081]*[.C1081])-273.5" office:value-type="float" office:value="236.689437847275" calcext:value-type="float">
            <text:p>236.6894378473</text:p>
          </table:table-cell>
          <table:table-cell/>
          <table:table-cell table:formula="of:=1.8*[.D1081]+32" office:value-type="float" office:value="458.040988125095" calcext:value-type="float">
            <text:p>458.0409881251</text:p>
          </table:table-cell>
          <table:table-cell table:number-columns-repeated="12"/>
        </table:table-row>
        <table:table-row table:style-name="ro1">
          <table:table-cell table:formula="of:=[.A1081]-1" office:value-type="float" office:value="6" calcext:value-type="float">
            <text:p>6</text:p>
          </table:table-cell>
          <table:table-cell table:formula="of:=(10000*[.A1082])/(1023-[.A1082])" office:value-type="float" office:value="58.9970501474926" calcext:value-type="float">
            <text:p>58.9970501475</text:p>
          </table:table-cell>
          <table:table-cell table:formula="of:=LN([.B1082])" office:value-type="float" office:value="4.07748744515568" calcext:value-type="float">
            <text:p>4.0774874452</text:p>
          </table:table-cell>
          <table:table-cell table:formula="of:=1/([.$B$57]+[.$B$58]*[.C1082]+[.$B$59]*[.C1082]*[.C1082]+[.$B$60]*[.C1082]*[.C1082]*[.C1082])-273.5" office:value-type="float" office:value="247.877036476828" calcext:value-type="float">
            <text:p>247.8770364768</text:p>
          </table:table-cell>
          <table:table-cell/>
          <table:table-cell table:formula="of:=1.8*[.D1082]+32" office:value-type="float" office:value="478.17866565829" calcext:value-type="float">
            <text:p>478.1786656583</text:p>
          </table:table-cell>
          <table:table-cell table:number-columns-repeated="12"/>
        </table:table-row>
        <table:table-row table:style-name="ro1">
          <table:table-cell table:formula="of:=[.A1082]-1" office:value-type="float" office:value="5" calcext:value-type="float">
            <text:p>5</text:p>
          </table:table-cell>
          <table:table-cell table:formula="of:=(10000*[.A1083])/(1023-[.A1083])" office:value-type="float" office:value="49.1159135559921" calcext:value-type="float">
            <text:p>49.115913556</text:p>
          </table:table-cell>
          <table:table-cell table:formula="of:=LN([.B1083])" office:value-type="float" office:value="3.89418308729982" calcext:value-type="float">
            <text:p>3.8941830873</text:p>
          </table:table-cell>
          <table:table-cell table:formula="of:=1/([.$B$57]+[.$B$58]*[.C1083]+[.$B$59]*[.C1083]*[.C1083]+[.$B$60]*[.C1083]*[.C1083]*[.C1083])-273.5" office:value-type="float" office:value="261.729960057177" calcext:value-type="float">
            <text:p>261.7299600572</text:p>
          </table:table-cell>
          <table:table-cell/>
          <table:table-cell table:formula="of:=1.8*[.D1083]+32" office:value-type="float" office:value="503.113928102918" calcext:value-type="float">
            <text:p>503.1139281029</text:p>
          </table:table-cell>
          <table:table-cell table:number-columns-repeated="12"/>
        </table:table-row>
        <table:table-row table:style-name="ro1">
          <table:table-cell table:formula="of:=[.A1083]-1" office:value-type="float" office:value="4" calcext:value-type="float">
            <text:p>4</text:p>
          </table:table-cell>
          <table:table-cell table:formula="of:=(10000*[.A1084])/(1023-[.A1084])" office:value-type="float" office:value="39.2541707556428" calcext:value-type="float">
            <text:p>39.2541707556</text:p>
          </table:table-cell>
          <table:table-cell table:formula="of:=LN([.B1084])" office:value-type="float" office:value="3.67005769987335" calcext:value-type="float">
            <text:p>3.6700576999</text:p>
          </table:table-cell>
          <table:table-cell table:formula="of:=1/([.$B$57]+[.$B$58]*[.C1084]+[.$B$59]*[.C1084]*[.C1084]+[.$B$60]*[.C1084]*[.C1084]*[.C1084])-273.5" office:value-type="float" office:value="279.680181273786" calcext:value-type="float">
            <text:p>279.6801812738</text:p>
          </table:table-cell>
          <table:table-cell/>
          <table:table-cell table:formula="of:=1.8*[.D1084]+32" office:value-type="float" office:value="535.424326292815" calcext:value-type="float">
            <text:p>535.4243262928</text:p>
          </table:table-cell>
          <table:table-cell table:number-columns-repeated="12"/>
        </table:table-row>
        <table:table-row table:style-name="ro1">
          <table:table-cell table:formula="of:=[.A1084]-1" office:value-type="float" office:value="3" calcext:value-type="float">
            <text:p>3</text:p>
          </table:table-cell>
          <table:table-cell table:formula="of:=(10000*[.A1085])/(1023-[.A1085])" office:value-type="float" office:value="29.4117647058823" calcext:value-type="float">
            <text:p>29.4117647059</text:p>
          </table:table-cell>
          <table:table-cell table:formula="of:=LN([.B1085])" office:value-type="float" office:value="3.38139475436598" calcext:value-type="float">
            <text:p>3.3813947544</text:p>
          </table:table-cell>
          <table:table-cell table:formula="of:=1/([.$B$57]+[.$B$58]*[.C1085]+[.$B$59]*[.C1085]*[.C1085]+[.$B$60]*[.C1085]*[.C1085]*[.C1085])-273.5" office:value-type="float" office:value="304.620757857176" calcext:value-type="float">
            <text:p>304.6207578572</text:p>
          </table:table-cell>
          <table:table-cell/>
          <table:table-cell table:formula="of:=1.8*[.D1085]+32" office:value-type="float" office:value="580.317364142917" calcext:value-type="float">
            <text:p>580.3173641429</text:p>
          </table:table-cell>
          <table:table-cell table:number-columns-repeated="12"/>
        </table:table-row>
        <table:table-row table:style-name="ro1">
          <table:table-cell table:formula="of:=[.A1085]-1" office:value-type="float" office:value="2" calcext:value-type="float">
            <text:p>2</text:p>
          </table:table-cell>
          <table:table-cell table:formula="of:=(10000*[.A1086])/(1023-[.A1086])" office:value-type="float" office:value="19.588638589618" calcext:value-type="float">
            <text:p>19.5886385896</text:p>
          </table:table-cell>
          <table:table-cell table:formula="of:=LN([.B1086])" office:value-type="float" office:value="2.97494973437146" calcext:value-type="float">
            <text:p>2.9749497344</text:p>
          </table:table-cell>
          <table:table-cell table:formula="of:=1/([.$B$57]+[.$B$58]*[.C1086]+[.$B$59]*[.C1086]*[.C1086]+[.$B$60]*[.C1086]*[.C1086]*[.C1086])-273.5" office:value-type="float" office:value="343.754294228243" calcext:value-type="float">
            <text:p>343.7542942282</text:p>
          </table:table-cell>
          <table:table-cell/>
          <table:table-cell table:formula="of:=1.8*[.D1086]+32" office:value-type="float" office:value="650.757729610837" calcext:value-type="float">
            <text:p>650.7577296108</text:p>
          </table:table-cell>
          <table:table-cell table:number-columns-repeated="12"/>
        </table:table-row>
        <table:table-row table:style-name="ro1">
          <table:table-cell table:formula="of:=[.A1086]-1" office:value-type="float" office:value="1" calcext:value-type="float">
            <text:p>1</text:p>
          </table:table-cell>
          <table:table-cell table:formula="of:=(10000*[.A1087])/(1023-[.A1087])" office:value-type="float" office:value="9.78473581213307" calcext:value-type="float">
            <text:p>9.7847358121</text:p>
          </table:table-cell>
          <table:table-cell table:formula="of:=LN([.B1087])" office:value-type="float" office:value="2.28082360121253" calcext:value-type="float">
            <text:p>2.2808236012</text:p>
          </table:table-cell>
          <table:table-cell table:formula="of:=1/([.$B$57]+[.$B$58]*[.C1087]+[.$B$59]*[.C1087]*[.C1087]+[.$B$60]*[.C1087]*[.C1087]*[.C1087])-273.5" office:value-type="float" office:value="424.33447677666" calcext:value-type="float">
            <text:p>424.3344767767</text:p>
          </table:table-cell>
          <table:table-cell/>
          <table:table-cell table:formula="of:=1.8*[.D1087]+32" office:value-type="float" office:value="795.802058197989" calcext:value-type="float">
            <text:p>795.802058198</text:p>
          </table:table-cell>
          <table:table-cell table:number-columns-repeated="12"/>
        </table:table-row>
        <table:table-row table:style-name="ro1">
          <table:table-cell table:formula="of:=[.A1087]-1" office:value-type="float" office:value="0" calcext:value-type="float">
            <text:p>0</text:p>
          </table:table-cell>
          <table:table-cell table:formula="of:=(10000*[.A1088])/(1023-[.A1088])"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5:33:36.34189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4:04:34.634270998</meta:creation-date>
    <meta:editing-duration>PT1H1M35S</meta:editing-duration>
    <meta:editing-cycles>4</meta:editing-cycles>
    <meta:generator>LibreOffice/5.1.6.2$Linux_X86_64 LibreOffice_project/10m0$Build-2</meta:generator>
    <dc:date>2017-07-06T16:36:23.534194512</dc:date>
    <dc:creator>jmichel </dc:creator>
    <meta:document-statistic meta:table-count="1" meta:cell-count="77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1cm" svg:height="13.309cm" xlink:href=".." xlink:type="simple" chart:class="chart:line" chart:style-name="ch1">
        <chart:legend chart:legend-position="end" svg:x="18.589cm" svg:y="6.355cm" style:legend-expansion="high" chart:style-name="ch2"/>
        <chart:plot-area chart:style-name="ch3" table:cell-range-address="Sheet1.A66:Sheet1.A1087 Sheet1.D66:Sheet1.D1087" chart:data-source-has-labels="column" svg:x="0.428cm" svg:y="0.266cm" svg:width="17.733cm" svg:height="12.777cm">
          <chartooo:coordinate-region svg:x="1.34cm" svg:y="0.466cm" svg:width="16.821cm" svg:height="12.378cm"/>
          <chart:axis chart:dimension="x" chart:name="primary-x" chart:style-name="ch4" chartooo:axis-type="auto">
            <chartooo:date-scale/>
            <chart:categories table:cell-range-address="Sheet1.A66:Sheet1.A10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6:Sheet1.D1087" chart:class="chart:line">
            <chart:data-point chart:repeated="10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22">
                <text:p>1022</text:p>
                <draw:g>
                  <svg:desc>Sheet1.A66:Sheet1.A1087</svg:desc>
                </draw:g>
              </table:table-cell>
              <table:table-cell office:value-type="float" office:value="-94.9915923296215">
                <text:p>-94.9915923296215</text:p>
                <draw:g>
                  <svg:desc>Sheet1.D66:Sheet1.D1087</svg:desc>
                </draw:g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-86.6778208510476">
                <text:p>-86.677820851047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-81.5478500039992">
                <text:p>-81.5478500039992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-77.7784321999151">
                <text:p>-77.7784321999151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-74.7760074536775">
                <text:p>-74.7760074536775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-72.2693398933282">
                <text:p>-72.2693398933282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-70.1108645654443">
                <text:p>-70.1108645654443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-68.2110625375227">
                <text:p>-68.2110625375227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-66.5113917946889">
                <text:p>-66.5113917946889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-64.9713970093223">
                <text:p>-64.9713970093223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-63.5619132599179">
                <text:p>-63.5619132599179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-62.261198114155">
                <text:p>-62.26119811415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-61.052594899184">
                <text:p>-61.052594899184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-59.92305157375">
                <text:p>-59.92305157375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-58.8621440839697">
                <text:p>-58.862144083969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-57.861410689285">
                <text:p>-57.861410689285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-56.9138852792615">
                <text:p>-56.9138852792615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-56.0137621582122">
                <text:p>-56.0137621582122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-55.1561501188089">
                <text:p>-55.1561501188089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-54.3368886384926">
                <text:p>-54.3368886384926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-53.5524082263452">
                <text:p>-53.552408226345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-52.7996227455389">
                <text:p>-52.79962274553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52.0758452880987">
                <text:p>-52.075845288098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-51.3787216631644">
                <text:p>-51.378721663164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-50.7061772396864">
                <text:p>-50.7061772396864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-50.0563740416423">
                <text:p>-50.056374041642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-49.4276758046531">
                <text:p>-49.4276758046531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-48.8186192798662">
                <text:p>-48.818619279866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-48.2278904874365">
                <text:p>-48.2278904874365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-47.6543049264773">
                <text:p>-47.6543049264773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-47.0967909737605">
                <text:p>-47.096790973760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-46.5543758721282">
                <text:p>-46.554375872128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-46.0261738371398">
                <text:p>-46.0261738371398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-45.5113759078661">
                <text:p>-45.5113759078661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-45.0092412427676">
                <text:p>-45.009241242767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-44.5190896198728">
                <text:p>-44.5190896198728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-44.0402949461118">
                <text:p>-44.040294946111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-43.572279616654">
                <text:p>-43.57227961665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-43.1145095936897">
                <text:p>-43.114509593689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-42.6664900969565">
                <text:p>-42.666490096956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-42.2277618167014">
                <text:p>-42.227761816701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-41.7978975746493">
                <text:p>-41.797897574649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-41.37649937066">
                <text:p>-41.3764993706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-40.963195762659">
                <text:p>-40.963195762659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-40.5576395355722">
                <text:p>-40.557639535572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-40.1595056217215">
                <text:p>-40.159505621721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-39.7684892407169">
                <text:p>-39.7684892407169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-39.3843042315356">
                <text:p>-39.3843042315356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-39.0066815533698">
                <text:p>-39.006681553369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-38.6353679350931">
                <text:p>-38.6353679350931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-38.2701246559561">
                <text:p>-38.2701246559561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-37.9107264424537">
                <text:p>-37.910726442453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-37.5569604682883">
                <text:p>-37.5569604682883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-37.2086254460447">
                <text:p>-37.2086254460447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-36.8655308006323">
                <text:p>-36.8655308006323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-36.5274959157911">
                <text:p>-36.527495915791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-36.1943494460229">
                <text:p>-36.194349446022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-35.8659286872228">
                <text:p>-35.865928687222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-35.5420790000869">
                <text:p>-35.542079000086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-35.2226532810532">
                <text:p>-35.222653281053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-34.907511476137">
                <text:p>-34.907511476137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-34.5965201335399">
                <text:p>-34.59652013353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-34.2895519913677">
                <text:p>-34.289551991367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-33.9864855971933">
                <text:p>-33.986485597193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-33.687204956545">
                <text:p>-33.68720495654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-33.3915992077164">
                <text:p>-33.391599207716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-33.0995623205569">
                <text:p>-33.099562320556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-32.8109928171453">
                <text:p>-32.8109928171453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-32.5257935124611">
                <text:p>-32.525793512461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-32.2438712733534">
                <text:p>-32.243871273353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-31.9651367942737">
                <text:p>-31.965136794273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-31.6895043883906">
                <text:p>-31.689504388390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-31.4168917928302">
                <text:p>-31.416891792830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-31.147219986911">
                <text:p>-31.147219986911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-30.8804130223401">
                <text:p>-30.8804130223401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-30.6163978644371">
                <text:p>-30.6163978644371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-30.3551042435342">
                <text:p>-30.355104243534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-30.096464515777">
                <text:p>-30.096464515777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-29.8404135326184">
                <text:p>-29.8404135326184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-29.586888518362">
                <text:p>-29.58688851836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-29.3358289551607">
                <text:p>-29.3358289551607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-29.0871764749361">
                <text:p>-29.087176474936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-28.8408747577176">
                <text:p>-28.8408747577176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-28.5968694359509">
                <text:p>-28.5968694359509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-28.3551080043582">
                <text:p>-28.355108004358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-28.1155397349661">
                <text:p>-28.115539734966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-27.8781155969487">
                <text:p>-27.878115596948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-27.6427881809615">
                <text:p>-27.642788180961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-27.4095116276658">
                <text:p>-27.4095116276658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-27.1782415601685">
                <text:p>-27.1782415601685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-26.9489350201197">
                <text:p>-26.948935020119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-26.7215504072348">
                <text:p>-26.721550407234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-26.4960474220202">
                <text:p>-26.496047422020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-26.2723870115021">
                <text:p>-26.272387011502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-26.0505313177693">
                <text:p>-26.050531317769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-25.8304436291581">
                <text:p>-25.8304436291581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-25.6120883339146">
                <text:p>-25.6120883339146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-25.3954308761882">
                <text:p>-25.395430876188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-25.1804377142135">
                <text:p>-25.180437714213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-24.967076280552">
                <text:p>-24.967076280552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-24.755314944273">
                <text:p>-24.755314944273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-24.5451229749603">
                <text:p>-24.545122974960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-24.3364705084402">
                <text:p>-24.336470508440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-24.1293285141311">
                <text:p>-24.1293285141311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-23.9236687639255">
                <text:p>-23.923668763925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-23.7194638025168">
                <text:p>-23.7194638025168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-23.5166869190913">
                <text:p>-23.516686919091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-23.3153121203112">
                <text:p>-23.315312120311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-23.1153141045172">
                <text:p>-23.115314104517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-22.9166682370859">
                <text:p>-22.916668237085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-22.7193505268793">
                <text:p>-22.7193505268793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-22.5233376037304">
                <text:p>-22.523337603730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-22.3286066969085">
                <text:p>-22.3286066969085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-22.1351356145144">
                <text:p>-22.1351356145144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-21.9429027237576">
                <text:p>-21.942902723757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-21.7518869320695">
                <text:p>-21.751886932069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-21.5620676690119">
                <text:p>-21.5620676690119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-21.3734248689391">
                <text:p>-21.3734248689391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-21.1859389543771">
                <text:p>-21.1859389543771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-20.9995908200844">
                <text:p>-20.999590820084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-20.8143618177609">
                <text:p>-20.814361817760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-20.6302337413727">
                <text:p>-20.63023374137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0.4471888130648">
                <text:p>-20.4471888130648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-20.2652096696321">
                <text:p>-20.2652096696321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-20.0842793495227">
                <text:p>-20.084279349522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-19.9043812803488">
                <text:p>-19.904381280348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-19.7254992668812">
                <text:p>-19.725499266881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-19.5476174795047">
                <text:p>-19.5476174795047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-19.3707204431144">
                <text:p>-19.3707204431144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-19.1947930264315">
                <text:p>-19.194793026431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-19.0198204317196">
                <text:p>-19.0198204317196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-18.8457881848858">
                <text:p>-18.845788184885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-18.6726821259456">
                <text:p>-18.6726821259456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-18.5004883998393">
                <text:p>-18.500488399839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-18.3291934475825">
                <text:p>-18.329193447582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-18.1587839977356">
                <text:p>-18.158783997735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-17.9892470581806">
                <text:p>-17.98924705818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-17.8205699081904">
                <text:p>-17.820569908190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-17.6527400907782">
                <text:p>-17.652740090778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-17.4857454053159">
                <text:p>-17.4857454053159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-17.3195739004098">
                <text:p>-17.3195739004098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-17.1542138670228">
                <text:p>-17.154213867022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-16.9896538318332">
                <text:p>-16.989653831833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-16.8258825508195">
                <text:p>-16.825882550819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-16.6628890030636">
                <text:p>-16.662889003063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-16.500662384762">
                <text:p>-16.500662384762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-16.3391921034368">
                <text:p>-16.339192103436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-16.1784677723401">
                <text:p>-16.1784677723401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-16.0184792050418">
                <text:p>-16.0184792050418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-15.8592164101947">
                <text:p>-15.8592164101947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-15.7006695864715">
                <text:p>-15.7006695864715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-15.5428291176627">
                <text:p>-15.54282911766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-15.385685567935">
                <text:p>-15.385685567935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-15.229229677238">
                <text:p>-15.22922967723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-15.073452356859">
                <text:p>-15.073452356859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-14.9183446851162">
                <text:p>-14.918344685116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-14.7638979031868">
                <text:p>-14.763897903186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-14.6101034110657">
                <text:p>-14.610103411065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-14.4569527636478">
                <text:p>-14.4569527636478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-14.3044376669317">
                <text:p>-14.3044376669317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-14.1525499743385">
                <text:p>-14.152549974338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-14.0012816831418">
                <text:p>-14.00128168314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-13.8506249310068">
                <text:p>-13.850624931006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-13.7005719926311">
                <text:p>-13.7005719926311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-13.551115276487">
                <text:p>-13.551115276487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-13.4022473216591">
                <text:p>-13.4022473216591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-13.2539607947756">
                <text:p>-13.2539607947756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-13.1062484870287">
                <text:p>-13.1062484870287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-12.9591033112823">
                <text:p>-12.9591033112823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-12.812518299262">
                <text:p>-12.81251829926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-12.6664865988271">
                <text:p>-12.6664865988271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-12.5210014713198">
                <text:p>-12.52100147131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-12.3760562889892">
                <text:p>-12.376056288989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-12.2316445324889">
                <text:p>-12.2316445324889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-12.0877597884438">
                <text:p>-12.087759788443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-11.9443957470858">
                <text:p>-11.944395747085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-11.8015461999539">
                <text:p>-11.8015461999539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-11.6592050376585">
                <text:p>-11.6592050376585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-11.5173662477069">
                <text:p>-11.5173662477069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-11.3760239123874">
                <text:p>-11.376023912387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-11.2351722067119">
                <text:p>-11.235172206711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-11.0948053964128">
                <text:p>-11.094805396412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-10.9549178359942">
                <text:p>-10.954917835994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-10.8155039668351">
                <text:p>-10.815503966835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-10.6765583153426">
                <text:p>-10.6765583153426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-10.538075491154">
                <text:p>-10.538075491154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-10.4000501853858">
                <text:p>-10.400050185385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-10.2624771689287">
                <text:p>-10.2624771689287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-10.1253512907865">
                <text:p>-10.125351290786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-9.98866747645832">
                <text:p>-9.9886674764583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-9.85242072636163">
                <text:p>-9.8524207263616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-9.71660611429644">
                <text:p>-9.7166061142964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-9.58121878594761">
                <text:p>-9.58121878594761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-9.44625395742554">
                <text:p>-9.4462539574255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-9.31170691384358">
                <text:p>-9.3117069138435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-9.17757300793062">
                <text:p>-9.1775730079306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-9.04384765867832">
                <text:p>-9.0438476586783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-8.91052635002234">
                <text:p>-8.91052635002234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-8.7776046295549">
                <text:p>-8.777604629554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-8.64507810727037">
                <text:p>-8.64507810727037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-8.51294245433979">
                <text:p>-8.5129424543397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-8.38119340191662">
                <text:p>-8.3811934019166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-8.24982673997039">
                <text:p>-8.24982673997039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-8.11883831614836">
                <text:p>-8.11883831614836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-7.98822403466477">
                <text:p>-7.98822403466477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-7.85797985521651">
                <text:p>-7.85797985521651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-7.72810179192379">
                <text:p>-7.72810179192379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-7.59858591229659">
                <text:p>-7.5985859122965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-7.46942833622467">
                <text:p>-7.46942833622467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-7.34062523499125">
                <text:p>-7.34062523499125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-7.21217283031007">
                <text:p>-7.2121728303100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-7.08406739338381">
                <text:p>-7.0840673933838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-6.95630524398484">
                <text:p>-6.95630524398484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-6.82888274955667">
                <text:p>-6.82888274955667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-6.70179632433604">
                <text:p>-6.7017963243360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-6.57504242849444">
                <text:p>-6.5750424284944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-6.44861756729949">
                <text:p>-6.4486175672994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-6.32251829029491">
                <text:p>-6.3225182902949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-6.19674119049887">
                <text:p>-6.1967411904988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-6.07128290361987">
                <text:p>-6.07128290361987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-5.94614010729043">
                <text:p>-5.9461401072904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-5.82130952031707">
                <text:p>-5.821309520317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5.6967879019474">
                <text:p>-5.6967879019474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-5.57257205115252">
                <text:p>-5.57257205115252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-5.4486588059255">
                <text:p>-5.448658805925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-5.32504504259475">
                <text:p>-5.3250450425947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-5.20172767515214">
                <text:p>-5.2017276751521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-5.07870365459593">
                <text:p>-5.0787036545959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-4.95596996828687">
                <text:p>-4.95596996828687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-4.83352363931886">
                <text:p>-4.83352363931886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-4.71136172590246">
                <text:p>-4.7113617259024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-4.58948132076108">
                <text:p>-4.5894813207610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-4.46787955054054">
                <text:p>-4.4678795505405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-4.34655357523025">
                <text:p>-4.3465535752302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-4.22550058759686">
                <text:p>-4.22550058759686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-4.10471781262913">
                <text:p>-4.1047178126291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-3.98420250699508">
                <text:p>-3.9842025069950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-3.86395195850878">
                <text:p>-3.8639519585087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-3.74396348560987">
                <text:p>-3.7439634856098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-3.62423443685191">
                <text:p>-3.62423443685191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-3.50476219040223">
                <text:p>-3.50476219040223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-3.38554415355145">
                <text:p>-3.3855441535514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-3.26657776223249">
                <text:p>-3.2665777622324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-3.14786048054975">
                <text:p>-3.14786048054975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-3.0293898003174">
                <text:p>-3.0293898003174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-2.91116324060664">
                <text:p>-2.9111632406066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-2.79317834730193">
                <text:p>-2.7931783473019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-2.67543269266633">
                <text:p>-2.67543269266633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-2.55792387491448">
                <text:p>-2.55792387491448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-2.44064951779484">
                <text:p>-2.4406495177948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-2.32360727017914">
                <text:p>-2.3236072701791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-2.20679480566054">
                <text:p>-2.2067948056605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-2.09020982215878">
                <text:p>-2.0902098221587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-1.9738500415333">
                <text:p>-1.9738500415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-1.85771320920361">
                <text:p>-1.85771320920361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-1.74179709377694">
                <text:p>-1.7417970937769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-1.62609948668251">
                <text:p>-1.62609948668251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-1.51061820181332">
                <text:p>-1.5106182018133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-1.39535107517412">
                <text:p>-1.3953510751741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-1.28029596453615">
                <text:p>-1.28029596453615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-1.165450749098">
                <text:p>-1.165450749098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-1.05081332915353">
                <text:p>-1.0508133291535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-0.936381625764682">
                <text:p>-0.93638162576468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-0.822153580441352">
                <text:p>-0.82215358044135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-0.708127154826286">
                <text:p>-0.708127154826286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-0.594300330386716">
                <text:p>-0.59430033038671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-0.480671108110244">
                <text:p>-0.48067110811024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-0.367237508207324">
                <text:p>-0.36723750820732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-0.25399756981858">
                <text:p>-0.2539975698185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-0.140949350727169">
                <text:p>-0.14094935072716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-0.0280909270769598">
                <text:p>-0.0280909270769598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845796069051517">
                <text:p>0.084579606905151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97064139181521">
                <text:p>0.197064139181521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309364540171373">
                <text:p>0.30936454017137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421482663013592">
                <text:p>0.42148266301359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533420343825128">
                <text:p>0.533420343825128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45179401955204">
                <text:p>0.64517940195520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756761640234288">
                <text:p>0.75676164023428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868168845219543">
                <text:p>0.86816884521954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979402787436072">
                <text:p>0.97940278743607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.09046522161339">
                <text:p>1.09046522161339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.20135788691846">
                <text:p>1.2013578869184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3120825071847">
                <text:p>1.312082507184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.4226407911371">
                <text:p>1.4226407911371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.53303443261336">
                <text:p>1.53303443261336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.64326511078161">
                <text:p>1.6432651107816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.7533344903544">
                <text:p>1.753334490354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.86324422179911">
                <text:p>1.86324422179911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.97299594154498">
                <text:p>1.9729959415449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.08259127218656">
                <text:p>2.0825912721865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.19203182268427">
                <text:p>2.1920318226842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.30131918856108">
                <text:p>2.3013191885610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41045495209642">
                <text:p>2.4104549520964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.51944068251692">
                <text:p>2.5194406825169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2.62827793618385">
                <text:p>2.62827793618385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.73696825677797">
                <text:p>2.73696825677797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.8455131754809">
                <text:p>2.8455131754809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2.95391421115409">
                <text:p>2.9539142111540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3.06217287051487">
                <text:p>3.0621728705148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3.17029064830922">
                <text:p>3.1702906483092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3.27826902748285">
                <text:p>3.278269027482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3.38610947934836">
                <text:p>3.386109479348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49381346375094">
                <text:p>3.4938134637509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3.60138242923085">
                <text:p>3.6013824292308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3.70881781318337">
                <text:p>3.7088178131833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3.81612104201685">
                <text:p>3.81612104201685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3.92329353130788">
                <text:p>3.9232935313078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4.03033668595384">
                <text:p>4.030336685953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4.13725190032403">
                <text:p>4.137251900324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4.2440405584079">
                <text:p>4.244040558407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4.35070403396082">
                <text:p>4.3507040339608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4.4572436906484">
                <text:p>4.457243690648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.563660882188">
                <text:p>4.563660882188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4.66995695248875">
                <text:p>4.66995695248875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4.77613323578885">
                <text:p>4.77613323578885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4.8821910567915">
                <text:p>4.882191056791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4.9881317307981">
                <text:p>4.988131730798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5.09395656384044">
                <text:p>5.0939565638404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5.19966685281031">
                <text:p>5.1996668528103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5.30526388558735">
                <text:p>5.305263885587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5.41074894116503">
                <text:p>5.41074894116503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5.51612328977529">
                <text:p>5.516123289775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62138819301083">
                <text:p>5.62138819301083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5.72654490394592">
                <text:p>5.7265449039459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5.8315946672555">
                <text:p>5.8315946672555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5.93653871933276">
                <text:p>5.93653871933276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6.0413782884047">
                <text:p>6.041378288404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6.14611459464658">
                <text:p>6.1461145946465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6.2507488502942">
                <text:p>6.250748850294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6.35528225975531">
                <text:p>6.35528225975531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6.45971601971888">
                <text:p>6.4597160197188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6.56405131926357">
                <text:p>6.5640513192635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.66828933996391">
                <text:p>6.6682893399639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6.77243125599546">
                <text:p>6.7724312559954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6.8764782342389">
                <text:p>6.8764782342389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6.98043143438235">
                <text:p>6.9804314343823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7.08429200902208">
                <text:p>7.08429200902208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7.18806110376244">
                <text:p>7.1880611037624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7.29173985731433">
                <text:p>7.29173985731433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7.39532940159211">
                <text:p>7.39532940159211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7.4988308618095">
                <text:p>7.4988308618095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7.60224535657403">
                <text:p>7.6022453565740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.70557399798093">
                <text:p>7.70557399798093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7.80881789170479">
                <text:p>7.8088178917047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7.91197813709067">
                <text:p>7.91197813709067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8.01505582724434">
                <text:p>8.0150558272443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8.11805204912059">
                <text:p>8.1180520491205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8.2209678836112">
                <text:p>8.220967883611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8.32380440563122">
                <text:p>8.3238044056312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8.42656268420461">
                <text:p>8.4265626842046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8.52924378254875">
                <text:p>8.5292437825487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8.63184875815767">
                <text:p>8.6318487581576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8.73437866288458">
                <text:p>8.73437866288458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8.83683454302314">
                <text:p>8.83683454302314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8.93921743938802">
                <text:p>8.9392174393880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9.04152838739429">
                <text:p>9.04152838739429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9.1437684171359">
                <text:p>9.1437684171359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9.24593855346359">
                <text:p>9.2459385534635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9.34803981606098">
                <text:p>9.3480398160609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9.45007321952113">
                <text:p>9.4500732195211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9.55203977342086">
                <text:p>9.5520397734208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9.65394048239506">
                <text:p>9.6539404823950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.75577634621004">
                <text:p>9.75577634621004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9.85754835983556">
                <text:p>9.8575483598355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9.95925751351717">
                <text:p>9.95925751351717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0.0609047928458">
                <text:p>10.060904792845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0.1624911788291">
                <text:p>10.162491178829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0.2640176479597">
                <text:p>10.2640176479597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0.3654851722839">
                <text:p>10.365485172283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0.46689471947">
                <text:p>10.46689471947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0.5682472528745">
                <text:p>10.568247252874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0.6695437316086">
                <text:p>10.669543731608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7707851106044">
                <text:p>10.7707851106044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0.8719723406788">
                <text:p>10.871972340678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0.9731063685986">
                <text:p>10.973106368598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1.0741881371434">
                <text:p>11.074188137143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1.1752185851691">
                <text:p>11.175218585169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1.2761986476695">
                <text:p>11.276198647669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1.3771292558386">
                <text:p>11.377129255838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1.478011337131">
                <text:p>11.47801133713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1.5788458153227">
                <text:p>11.578845815322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1.6796336105709">
                <text:p>11.67963361057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.7803756394729">
                <text:p>11.780375639472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1.881072815125">
                <text:p>11.88107281512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1.9817260471806">
                <text:p>11.981726047180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2.0823362419075">
                <text:p>12.082336241907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2.1829043022453">
                <text:p>12.1829043022453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2.2834311278614">
                <text:p>12.283431127861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2.3839176152071">
                <text:p>12.383917615207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2.4843646575731">
                <text:p>12.4843646575731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2.5847731451443">
                <text:p>12.584773145144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2.6851439650541">
                <text:p>12.685143965054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2.7854780014389">
                <text:p>12.785478001438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2.8857761354908">
                <text:p>12.885776135490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2.9860392455109">
                <text:p>12.9860392455109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3.0862682069621">
                <text:p>13.0862682069621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3.1864638925206">
                <text:p>13.186463892520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3.2866271721281">
                <text:p>13.286627172128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3.3867589130426">
                <text:p>13.386758913042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3.4868599798896">
                <text:p>13.4868599798896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3.5869312347119">
                <text:p>13.586931234711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3.6869735370202">
                <text:p>13.686973537020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.786987743842">
                <text:p>13.78698774384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3.8869747097714">
                <text:p>13.886974709771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3.9869352870176">
                <text:p>13.986935287017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4.0868703254529">
                <text:p>14.086870325452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4.1867806726614">
                <text:p>14.186780672661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4.2866671739866">
                <text:p>14.286667173986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4.3865306725783">
                <text:p>14.3865306725783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4.4863720094398">
                <text:p>14.486372009439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4.5861920234747">
                <text:p>14.586192023474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4.6859915515331">
                <text:p>14.685991551533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4.7857714284575">
                <text:p>14.785771428457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4.8855324871282">
                <text:p>14.885532487128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4.9852755585096">
                <text:p>14.985275558509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.0850014716942">
                <text:p>15.085001471694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.1847110539478">
                <text:p>15.1847110539478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.2844051307542">
                <text:p>15.284405130754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.384084525859">
                <text:p>15.384084525859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.4837500613134">
                <text:p>15.483750061313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.5834025575183">
                <text:p>15.583402557518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.6830428332675">
                <text:p>15.68304283326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.7826717057905">
                <text:p>15.782671705790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5.8822899907955">
                <text:p>15.882289990795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5.9818985025124">
                <text:p>15.981898502512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6.0814980537346">
                <text:p>16.081498053734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6.1810894558613">
                <text:p>16.1810894558613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6.2806735189396">
                <text:p>16.280673518939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6.3802510517061">
                <text:p>16.380251051706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6.479822861628">
                <text:p>16.47982286162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6.5793897549449">
                <text:p>16.5793897549449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6.6789525367095">
                <text:p>16.678952536709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6.7785120108283">
                <text:p>16.778512010828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6.8780689801025">
                <text:p>16.878068980102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6.9776242462688">
                <text:p>16.977624246268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7.0771786100387">
                <text:p>17.077178610038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7.1767328711394">
                <text:p>17.176732871139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7.2762878283534">
                <text:p>17.276287828353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7.3758442795585">
                <text:p>17.375844279558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7.4754030217667">
                <text:p>17.475403021766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7.5749648511647">
                <text:p>17.574964851164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7.6745305631521">
                <text:p>17.67453056315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7.7741009523811">
                <text:p>17.774100952381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7.8736768127955">
                <text:p>17.873676812795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7.9732589376693">
                <text:p>17.9732589376693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8.0728481196454">
                <text:p>18.072848119645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8.1724451507746">
                <text:p>18.172445150774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8.2720508225534">
                <text:p>18.272050822553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8.3716659259629">
                <text:p>18.371665925962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8.4712912515066">
                <text:p>18.4712912515066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8.570927589249">
                <text:p>18.57092758924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8.670575728853">
                <text:p>18.67057572885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8.7702364596184">
                <text:p>18.770236459618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8.8699105705192">
                <text:p>18.869910570519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8.9695988502418">
                <text:p>18.9695988502418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9.0693020872224">
                <text:p>19.069302087222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9.169021069684">
                <text:p>19.16902106968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9.2687565856755">
                <text:p>19.268756585675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9.3685094231071">
                <text:p>19.3685094231071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9.4682803697891">
                <text:p>19.468280369789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9.5680702134686">
                <text:p>19.568070213468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9.6678797418666">
                <text:p>19.667879741866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.7677097427155">
                <text:p>19.767709742715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9.8675610037964">
                <text:p>19.867561003796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9.9674343129753">
                <text:p>19.9674343129753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20.0673304582411">
                <text:p>20.067330458241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0.1672502277421">
                <text:p>20.167250227742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0.267194409823">
                <text:p>20.26719440982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0.3671637930619">
                <text:p>20.367163793061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20.4671591663074">
                <text:p>20.467159166307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0.567181318715">
                <text:p>20.567181318715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0.6672310397846">
                <text:p>20.667231039784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.7673091193969">
                <text:p>20.767309119396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0.8674163478506">
                <text:p>20.867416347850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0.9675535158989">
                <text:p>20.967553515898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1.0677214147867">
                <text:p>21.0677214147867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1.1679208362874">
                <text:p>21.167920836287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1.2681525727396">
                <text:p>21.268152572739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1.3684174170842">
                <text:p>21.368417417084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1.4687161629016">
                <text:p>21.468716162901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1.5690496044477">
                <text:p>21.569049604447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1.6694185366922">
                <text:p>21.669418536692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.7698237553544">
                <text:p>21.769823755354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1.870266056941">
                <text:p>21.87026605694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1.9707462387827">
                <text:p>21.9707462387827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2.0712650990724">
                <text:p>22.071265099072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2.1718234369004">
                <text:p>22.171823436900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2.2724220522938">
                <text:p>22.272422052293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2.3730617462523">
                <text:p>22.3730617462523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2.4737433207865">
                <text:p>22.473743320786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2.5744675789545">
                <text:p>22.574467578954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2.6752353249002">
                <text:p>22.675235324900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2.7760473638904">
                <text:p>22.776047363890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2.8769045023525">
                <text:p>22.876904502352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2.9778075479124">
                <text:p>22.977807547912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3.0787573094323">
                <text:p>23.0787573094323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3.1797545970487">
                <text:p>23.179754597048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3.2808002222099">
                <text:p>23.280800222209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3.381894997715">
                <text:p>23.38189499771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3.4830397377517">
                <text:p>23.4830397377517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3.5842352579343">
                <text:p>23.5842352579343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3.6854823753427">
                <text:p>23.68548237534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3.7867819085609">
                <text:p>23.7867819085609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3.8881346777155">
                <text:p>23.8881346777155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3.9895415045146">
                <text:p>23.989541504514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4.091003212287">
                <text:p>24.091003212287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4.1925206260208">
                <text:p>24.192520626020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4.2940945724034">
                <text:p>24.294094572403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4.3957258798603">
                <text:p>24.395725879860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4.4974153785948">
                <text:p>24.49741537859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4.5991639006278">
                <text:p>24.599163900627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4.7009722798378">
                <text:p>24.70097227983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4.8028413520005">
                <text:p>24.802841352000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4.9047719548295">
                <text:p>24.9047719548295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5.0067649280165">
                <text:p>25.006764928016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5.1088211132716">
                <text:p>25.108821113271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5.2109413543648">
                <text:p>25.210941354364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5.3131264971659">
                <text:p>25.313126497165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5.4153773896866">
                <text:p>25.415377389686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5.5176948821211">
                <text:p>25.517694882121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5.6200798268885">
                <text:p>25.620079826888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5.7225330786734">
                <text:p>25.7225330786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.8250554944691">
                <text:p>25.825055494469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5.9276479336189">
                <text:p>25.9276479336189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6.0303112578587">
                <text:p>26.030311257858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6.1330463313603">
                <text:p>26.133046331360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6.2358540207733">
                <text:p>26.235854020773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6.338735195269">
                <text:p>26.33873519526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6.4416907265831">
                <text:p>26.441690726583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6.5447214890601">
                <text:p>26.544721489060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6.6478283596966">
                <text:p>26.647828359696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6.7510122181858">
                <text:p>26.751012218185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6.8542739469615">
                <text:p>26.854273946961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6.9576144312434">
                <text:p>26.957614431243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7.0610345590811">
                <text:p>27.061034559081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7.1645352214009">
                <text:p>27.164535221400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7.2681173120496">
                <text:p>27.268117312049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7.3717817278417">
                <text:p>27.371781727841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7.4755293686046">
                <text:p>27.475529368604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7.5793611372258">
                <text:p>27.579361137225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7.6832779396994">
                <text:p>27.683277939699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7.7872806851729">
                <text:p>27.78728068517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7.8913702859949">
                <text:p>27.891370285994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27.995547657763">
                <text:p>27.995547657763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8.0998137193716">
                <text:p>28.099813719371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8.2041693930605">
                <text:p>28.204169393060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28.3086156044634">
                <text:p>28.308615604463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8.4131532826578">
                <text:p>28.413153282657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8.5177833602136">
                <text:p>28.517783360213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28.6225067732434">
                <text:p>28.6225067732434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8.7273244614531">
                <text:p>28.727324461453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8.8322373681918">
                <text:p>28.832237368191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8.9372464405037">
                <text:p>28.937246440503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9.0423526291787">
                <text:p>29.0423526291787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9.1475568888048">
                <text:p>29.1475568888048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9.2528601778203">
                <text:p>29.252860177820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29.3582634585663">
                <text:p>29.358263458566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9.46376769734">
                <text:p>29.4637676973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29.5693738644479">
                <text:p>29.569373864447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9.6750829342604">
                <text:p>29.675082934260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29.7808958852655">
                <text:p>29.780895885265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29.8868137001245">
                <text:p>29.886813700124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9.9928373657266">
                <text:p>29.992837365726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30.0989678732452">
                <text:p>30.098967873245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30.205206218194">
                <text:p>30.20520621819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30.3115534004839">
                <text:p>30.311553400483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30.4180104244804">
                <text:p>30.418010424480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30.5245782990612">
                <text:p>30.524578299061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30.6312580376748">
                <text:p>30.631258037674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30.7380506583989">
                <text:p>30.738050658398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30.8449571840002">
                <text:p>30.844957184000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30.9519786419942">
                <text:p>30.95197864199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1.0591160647057">
                <text:p>31.0591160647057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31.1663704893294">
                <text:p>31.16637048932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31.2737429579925">
                <text:p>31.273742957992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31.3812345178155">
                <text:p>31.381234517815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31.4888462209762">
                <text:p>31.488846220976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31.5965791247723">
                <text:p>31.596579124772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31.7044342916857">
                <text:p>31.704434291685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31.812412789447">
                <text:p>31.81241278944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31.9205156911007">
                <text:p>31.920515691100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32.0287440750704">
                <text:p>32.02874407507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2.137099025227">
                <text:p>32.13709902522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32.2455816309536">
                <text:p>32.245581630953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32.3541929872151">
                <text:p>32.354192987215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32.4629341946256">
                <text:p>32.462934194625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32.5718063595182">
                <text:p>32.571806359518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32.6808105940146">
                <text:p>32.680810594014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32.7899480160954">
                <text:p>32.789948016095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32.899219749672">
                <text:p>32.89921974967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33.0086269246581">
                <text:p>33.008626924658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33.1181706770429">
                <text:p>33.118170677042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.2278521489642">
                <text:p>33.227852148964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33.337672488783">
                <text:p>33.33767248878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33.4476328511585">
                <text:p>33.447632851158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33.5577343971239">
                <text:p>33.557734397123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33.6679782941633">
                <text:p>33.667978294163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33.7783657162889">
                <text:p>33.77836571628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33.8888978441196">
                <text:p>33.888897844119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33.9995758649599">
                <text:p>33.999575864959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34.1104009728801">
                <text:p>34.110400972880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4.2213743687975">
                <text:p>34.22137436879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4.3324972605575">
                <text:p>34.332497260557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34.4437708630172">
                <text:p>34.443770863017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34.5551963981279">
                <text:p>34.555196398127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34.6667750950207">
                <text:p>34.666775095020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34.7785081900914">
                <text:p>34.778508190091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34.8903969270872">
                <text:p>34.890396927087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35.0024425571938">
                <text:p>35.002442557193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35.1146463391242">
                <text:p>35.114646339124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35.2270095392081">
                <text:p>35.227009539208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35.339533431482">
                <text:p>35.3395334314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5.4522192977808">
                <text:p>35.452219297780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35.5650684278307">
                <text:p>35.565068427830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35.6780821193424">
                <text:p>35.678082119342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35.7912616781061">
                <text:p>35.791261678106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35.9046084180869">
                <text:p>35.904608418086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36.0181236615225">
                <text:p>36.018123661522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36.1318087390201">
                <text:p>36.131808739020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36.2456649896571">
                <text:p>36.245664989657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6.3596937610803">
                <text:p>36.3596937610803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6.4738964096081">
                <text:p>36.47389640960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.5882743003335">
                <text:p>36.588274300333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6.7028288072277">
                <text:p>36.702828807227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6.817561313246">
                <text:p>36.81756131324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6.9324732104337">
                <text:p>36.932473210433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7.047565900035">
                <text:p>37.0475659000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7.1628407926016">
                <text:p>37.162840792601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7.2782993081032">
                <text:p>37.278299308103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7.3939428760399">
                <text:p>37.393942876039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7.5097729355558">
                <text:p>37.509772935555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7.6257909355525">
                <text:p>37.62579093555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7.7419983348071">
                <text:p>37.741998334807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7.8583966020884">
                <text:p>37.858396602088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7.9749872162767">
                <text:p>37.974987216276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38.0917716664845">
                <text:p>38.091771666484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38.2087514521784">
                <text:p>38.208751452178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.325928083303">
                <text:p>38.32592808330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.4433030804066">
                <text:p>38.44330308040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8.5608779747674">
                <text:p>38.560877974767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38.6786543085226">
                <text:p>38.678654308522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.7966336347987">
                <text:p>38.79663363479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.9148175178429">
                <text:p>38.914817517842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9.0332075331578">
                <text:p>39.033207533157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9.1518052676354">
                <text:p>39.151805267635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9.2706123196955">
                <text:p>39.2706123196955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9.3896302994244">
                <text:p>39.389630299424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9.5088608287151">
                <text:p>39.508860828715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9.6283055414109">
                <text:p>39.628305541410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39.7479660834496">
                <text:p>39.747966083449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9.8678441130102">
                <text:p>39.867844113010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9.987941300661">
                <text:p>39.9879413006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0.1082593295109">
                <text:p>40.108259329510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0.228799895361">
                <text:p>40.22879989536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0.3495647068602">
                <text:p>40.349564706860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0.4705554856615">
                <text:p>40.4705554856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40.5917739665807">
                <text:p>40.591773966580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0.7132218977576">
                <text:p>40.713221897757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0.8349010408197">
                <text:p>40.834901040819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40.9568131710472">
                <text:p>40.956813171047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41.078960077541">
                <text:p>41.07896007754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41.2013435633932">
                <text:p>41.20134356339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1.3239654458589">
                <text:p>41.323965445858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1.4468275565322">
                <text:p>41.446827556532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1.5699317415228">
                <text:p>41.569931741522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1.6932798616364">
                <text:p>41.693279861636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1.8168737925569">
                <text:p>41.816873792556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1.9407154250318">
                <text:p>41.940715425031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2.0648066650596">
                <text:p>42.064806665059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2.1891494340806">
                <text:p>42.189149434080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2.3137456691695">
                <text:p>42.313745669169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2.438597323232">
                <text:p>42.4385973232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2.5637063652033">
                <text:p>42.563706365203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2.689074780249">
                <text:p>42.68907478024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2.8147045699711">
                <text:p>42.814704569971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2.9405977526147">
                <text:p>42.940597752614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3.0667563632787">
                <text:p>43.066756363278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3.1931824541295">
                <text:p>43.193182454129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3.3198780946182">
                <text:p>43.319878094618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3.4468453717004">
                <text:p>43.446845371700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3.5740863900596">
                <text:p>43.574086390059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3.7016032723341">
                <text:p>43.701603272334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3.8293981593468">
                <text:p>43.829398159346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3.9574732103389">
                <text:p>43.95747321033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4.0858306032071">
                <text:p>44.08583060320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4.2144725347437">
                <text:p>44.214472534743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4.343401220882">
                <text:p>44.34340122088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4.4726188969427">
                <text:p>44.47261889694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4.6021278178876">
                <text:p>44.602127817887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4.7319302585738">
                <text:p>44.731930258573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4.8620285140137">
                <text:p>44.862028514013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4.9924248996391">
                <text:p>44.992424899639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5.1231217515681">
                <text:p>45.123121751568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5.2541214268779">
                <text:p>45.254121426877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5.3854263038799">
                <text:p>45.38542630387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5.5170387824009">
                <text:p>45.517038782400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5.6489612840673">
                <text:p>45.64896128406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5.7811962525951">
                <text:p>45.781196252595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5.913746154083">
                <text:p>45.91374615408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6.0466134773115">
                <text:p>46.046613477311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6.1798007340461">
                <text:p>46.179800734046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6.3133104593451">
                <text:p>46.31331045934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6.447145211873">
                <text:p>46.44714521187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6.5813075742187">
                <text:p>46.581307574218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6.7158001532184">
                <text:p>46.715800153218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6.8506255802843">
                <text:p>46.850625580284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6.9857865117381">
                <text:p>46.985786511738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7.1212856291509">
                <text:p>47.121285629150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7.2571256396874">
                <text:p>47.257125639687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7.3933092764565">
                <text:p>47.393309276456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7.5298392988676">
                <text:p>47.529839298867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7.6667184929929">
                <text:p>47.66671849299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7.8039496719351">
                <text:p>47.803949671935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7.9415356762023">
                <text:p>47.941535676202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8.0794793740879">
                <text:p>48.079479374087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8.2177836620576">
                <text:p>48.217783662057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8.3564514651432">
                <text:p>48.356451465143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8.4954857373422">
                <text:p>48.495485737342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8.6348894620248">
                <text:p>48.63488946202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8.7746656523479">
                <text:p>48.774665652347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8.9148173516751">
                <text:p>48.914817351675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9.0553476340057">
                <text:p>49.05534763400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9.1962596044093">
                <text:p>49.196259604409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9.3375563994688">
                <text:p>49.33755639946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9.4792411877314">
                <text:p>49.479241187731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9.6213171701663">
                <text:p>49.621317170166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9.7637875806312">
                <text:p>49.763787580631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9.9066556863472">
                <text:p>49.906655686347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50.049924788381">
                <text:p>50.04992478838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50.1935982221365">
                <text:p>50.193598222136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50.3376793578549">
                <text:p>50.337679357854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0.4821716011234">
                <text:p>50.48217160112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0.6270783933932">
                <text:p>50.627078393393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50.7724032125063">
                <text:p>50.772403212506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0.9181495732332">
                <text:p>50.918149573233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1.0643210278176">
                <text:p>51.06432102781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1.2109211665342">
                <text:p>51.21092116653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1.3579536182537">
                <text:p>51.357953618253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1.5054220510199">
                <text:p>51.50542205101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51.6533301726369">
                <text:p>51.653330172636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1.8016817312665">
                <text:p>51.801681731266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1.9504805160373">
                <text:p>51.95048051603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.0997303576648">
                <text:p>52.099730357664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52.2494351290831">
                <text:p>52.249435129083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2.3995987460876">
                <text:p>52.399598746087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2.5502251679913">
                <text:p>52.550225167991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52.7013183982914">
                <text:p>52.701318398291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2.8528824853504">
                <text:p>52.852882485350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53.0049215230886">
                <text:p>53.004921523088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3.1574396516901">
                <text:p>53.15743965169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3.310441058323">
                <text:p>53.31044105832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53.4639299778725">
                <text:p>53.46392997787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3.6179106936876">
                <text:p>53.617910693687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53.7723875383444">
                <text:p>53.772387538344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53.9273648944209">
                <text:p>53.927364894420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54.0828471952899">
                <text:p>54.08284719528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4.2388389259253">
                <text:p>54.238838925925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4.3953446237251">
                <text:p>54.395344623725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4.5523688793499">
                <text:p>54.55236887934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4.7099163375789">
                <text:p>54.709916337578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54.8679916981821">
                <text:p>54.867991698182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5.0265997168095">
                <text:p>55.02659971680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5.1857452058989">
                <text:p>55.185745205898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55.3454330356013">
                <text:p>55.345433035601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55.5056681347251">
                <text:p>55.505668134725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5.6664554916993">
                <text:p>55.66645549169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.8278001555557">
                <text:p>55.827800155555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5.9897072369325">
                <text:p>55.989707236932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6.1521819090964">
                <text:p>56.152181909096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6.3152294089874">
                <text:p>56.315229408987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6.4788550382837">
                <text:p>56.478855038283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56.6430641644901">
                <text:p>56.64306416449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6.8078622220475">
                <text:p>56.807862222047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6.973254713466">
                <text:p>56.97325471346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7.1392472104827">
                <text:p>57.139247210482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57.3058453552424">
                <text:p>57.305845355242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57.4730548615033">
                <text:p>57.473054861503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57.6408815158696">
                <text:p>57.64088151586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57.8093311790489">
                <text:p>57.809331179048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57.978409787137">
                <text:p>57.97840978713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58.1481233529303">
                <text:p>58.148123352930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8.3184779672658">
                <text:p>58.31847796726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8.4894798003917">
                <text:p>58.489479800391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.6611351033655">
                <text:p>58.661135103365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8.8334502094847">
                <text:p>58.833450209484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0064315357471">
                <text:p>59.006431535747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800855843447">
                <text:p>59.180085584344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.3544189441896">
                <text:p>59.354418944189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9.5294382924736">
                <text:p>59.529438292473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9.7051503962641">
                <text:p>59.705150396264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9.8815621141336">
                <text:p>59.881562114133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0.0586803978275">
                <text:p>60.05868039782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0.236512293968">
                <text:p>60.23651229396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60.4150649457988">
                <text:p>60.415064945798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0.5943455949673">
                <text:p>60.594345594967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60.7743615833489">
                <text:p>60.774361583348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0.9551203549125">
                <text:p>60.95512035491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61.13662945763">
                <text:p>61.1366294576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1.3188965454289">
                <text:p>61.318896545428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61.5019293801911">
                <text:p>61.501929380191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1.6857358337988">
                <text:p>61.685735833798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61.8703238902272">
                <text:p>61.87032389022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2.0557016476879">
                <text:p>62.055701647687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62.2418773208227">
                <text:p>62.241877320822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2.4288592429492">
                <text:p>62.428859242949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2.6166558683613">
                <text:p>62.616655868361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62.8052757746834">
                <text:p>62.80527577468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2.9947276652834">
                <text:p>62.99472766528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3.1850203717427">
                <text:p>63.185020371742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3.3761628563871">
                <text:p>63.376162856387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3.5681642148794">
                <text:p>63.568164214879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63.7610336788772">
                <text:p>63.76103367887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3.9547806187543">
                <text:p>63.954780618754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64.1494145463911">
                <text:p>64.149414546391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4.3449451180352">
                <text:p>64.344945118035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4.5413821372321">
                <text:p>64.541382137232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4.7387355578315">
                <text:p>64.738735557831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4.9370154870688">
                <text:p>64.937015487068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5.1362321887261">
                <text:p>65.136232188726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5.3363960863725">
                <text:p>65.33639608637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5.5375177666902">
                <text:p>65.537517766690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5.7396079828835">
                <text:p>65.73960798288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.9426776581798">
                <text:p>65.942677658179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6.1467378894192">
                <text:p>66.146737889419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6.3517999507402">
                <text:p>66.351799950740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6.5578752973618">
                <text:p>66.557875297361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6.764975569466">
                <text:p>66.764975569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6.9731125961841">
                <text:p>66.973112596184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7.18229839969">
                <text:p>67.1822983996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7.3925451994024">
                <text:p>67.392545199402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7.6038654163034">
                <text:p>67.60386541630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7.8162716773717">
                <text:p>67.81627167737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8.0297768201396">
                <text:p>68.029776820139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8.2443938973736">
                <text:p>68.244393897373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8.4601361818861">
                <text:p>68.460136181886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8.6770171714791">
                <text:p>68.677017171479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68.8950505940278">
                <text:p>68.895050594027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9.1142504127059">
                <text:p>69.11425041270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69.3346308313595">
                <text:p>69.334630831359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9.5562063000329">
                <text:p>69.55620630003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9.7789915206531">
                <text:p>69.77899152065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0.0030014528772">
                <text:p>70.00300145287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0.2282513201089">
                <text:p>70.228251320108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0.4547566156897">
                <text:p>70.454756615689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0.6825331092712">
                <text:p>70.682533109271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0.9115968533749">
                <text:p>70.911596853374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1.1419641901451">
                <text:p>71.141964190145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1.3736517583039">
                <text:p>71.373651758303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71.6066765003122">
                <text:p>71.606676500312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1.8410556697485">
                <text:p>71.841055669748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2.0768068389085">
                <text:p>72.076806838908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2.3139479066376">
                <text:p>72.31394790663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.5524971064024">
                <text:p>72.55249710640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2.7924730146111">
                <text:p>72.79247301461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3.0338945591906">
                <text:p>73.03389455919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3.2767810284327">
                <text:p>73.276781028432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3.5211520801154">
                <text:p>73.52115208011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3.7670277509142">
                <text:p>73.767027750914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4.0144284661096">
                <text:p>74.014428466109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4.2633750496065">
                <text:p>74.263375049606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4.5138887342746">
                <text:p>74.513888734274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4.7659911726231">
                <text:p>74.76599117262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.0197044478226">
                <text:p>75.01970444782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5.275051085088">
                <text:p>75.2750510850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5.5320540634364">
                <text:p>75.53205406343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5.7907368278346">
                <text:p>75.790736827834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6.0511233017514">
                <text:p>76.051123301751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6.3132379001331">
                <text:p>76.313237900133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6.5771055428155">
                <text:p>76.57710554281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6.8427516683938">
                <text:p>76.84275166839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77.1102022485663">
                <text:p>77.110202248566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7.3794838029742">
                <text:p>77.37948380297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.6506234145541">
                <text:p>77.650623414554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7.9236487454291">
                <text:p>77.923648745429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8.1985880533584">
                <text:p>78.198588053358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8.4754702087678">
                <text:p>78.475470208767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8.7543247123901">
                <text:p>78.75432471239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9.0351817135369">
                <text:p>79.035181713536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9.3180720290322">
                <text:p>79.31807202903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9.6030271628348">
                <text:p>79.60302716283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9.8900793263806">
                <text:p>79.890079326380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0.1792614596756">
                <text:p>80.17926145967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0.4706072531743">
                <text:p>80.470607253174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0.764151170477">
                <text:p>80.76415117047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1.0599284718836">
                <text:p>81.059928471883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1.3579752388434">
                <text:p>81.357975238843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1.6583283993404">
                <text:p>81.658328399340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1.961025754258">
                <text:p>81.9610257542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2.2661060047691">
                <text:p>82.266106004769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2.5736087807976">
                <text:p>82.573608780797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2.8835746706039">
                <text:p>82.88357467060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3.1960452515461">
                <text:p>83.19604525154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3.5110631220745">
                <text:p>83.511063122074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3.828671935016">
                <text:p>83.8286719350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.1489164322159">
                <text:p>84.14891643221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4.4718424805975">
                <text:p>84.471842480597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4.7974971097151">
                <text:p>84.797497109715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5.1259285508703">
                <text:p>85.125928550870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5.4571862778716">
                <text:p>85.45718627787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5.791321049522">
                <text:p>85.79132104952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6.1283849539187">
                <text:p>86.12838495391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6.4684314546619">
                <text:p>86.46843145466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6.8115154390684">
                <text:p>86.811515439068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7.1576932684974">
                <text:p>87.157693268497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7.5070228308976">
                <text:p>87.507022830897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7.8595635956942">
                <text:p>87.859563595694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8.215376671142">
                <text:p>88.21537667114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8.5745248642764">
                <text:p>88.574524864276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.9370727436053">
                <text:p>88.937072743605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9.3030867046912">
                <text:p>89.30308670469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9.6726350387855">
                <text:p>89.672635038785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0.0457880046841">
                <text:p>90.045788004684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0.4226179039881">
                <text:p>90.422617903988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0.8031991599614">
                <text:p>90.803199159961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1.1876084001955">
                <text:p>91.18760840019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1.5759245432985">
                <text:p>91.57592454329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1.9682288898481">
                <text:p>91.96822888984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92.3646052178588">
                <text:p>92.364605217858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2.7651398830326">
                <text:p>92.7651398830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3.1699219240846">
                <text:p>93.16992192408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3.5790431734487">
                <text:p>93.57904317344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93.9925983736986">
                <text:p>93.99259837369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4.4106853000365">
                <text:p>94.41068530003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4.8334048892307">
                <text:p>94.833404889230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5.2608613754132">
                <text:p>95.26086137541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5.6931624331735">
                <text:p>95.69316243317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.1304193284255">
                <text:p>96.13041932842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6.57274707755">
                <text:p>96.5727470775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7.0202646153666">
                <text:p>97.020264615366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7.4730949725206">
                <text:p>97.47309497252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7.9313654629224">
                <text:p>97.93136546292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8.3952078819264">
                <text:p>98.39520788192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.8647587159911">
                <text:p>98.86475871599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9.3401593646219">
                <text:p>99.34015936462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9.8215563754642">
                <text:p>99.82155637546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0.309101693487">
                <text:p>100.30910169348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0.802952925276">
                <text:p>100.8029529252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1.303273619539">
                <text:p>101.30327361953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1.810233565025">
                <text:p>101.8102335650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2.324009107164">
                <text:p>102.3240091071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2.844783484841">
                <text:p>102.844783484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3.372747188854">
                <text:p>103.3727471888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.90809834374">
                <text:p>103.908098343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4.451043114808">
                <text:p>104.4510431148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5.001796142386">
                <text:p>105.0017961423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5.560581005483">
                <text:p>105.5605810054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6.127630717276">
                <text:p>106.12763071727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6.703188255043">
                <text:p>106.7031882550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7.287507127458">
                <text:p>107.2875071274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7.880851982421">
                <text:p>107.8808519824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8.483499258913">
                <text:p>108.4834992589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9.095737886756">
                <text:p>109.0957378867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.717870038502">
                <text:p>109.7178700385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0.350211938181">
                <text:p>110.35021193818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0.993094732078">
                <text:p>110.9930947320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1.646865427316">
                <text:p>111.6468654273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2.311887904624">
                <text:p>112.3118879046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2.98854401239">
                <text:p>112.988544012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3.677234749887">
                <text:p>113.6772347498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4.378381548492">
                <text:p>114.3783815484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5.092427660703">
                <text:p>115.09242766070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5.819839667965">
                <text:p>115.8198396679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6.561109119594">
                <text:p>116.5611091195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7.31675431664">
                <text:p>117.316754316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.087322256203">
                <text:p>118.0873222562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8.873390753725">
                <text:p>118.8733907537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9.675570763006">
                <text:p>119.6755707630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0.49450891631">
                <text:p>120.494508916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1.330890309883">
                <text:p>121.3308903098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2.185441563694">
                <text:p>122.1854415636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3.058934188179">
                <text:p>123.0589341881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3.952188295408">
                <text:p>123.9521882954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4.866076697522">
                <text:p>124.8660766975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5.801529441553">
                <text:p>125.80152944155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6.759538837176">
                <text:p>126.7595388371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7.741165042566">
                <text:p>127.7411650425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8.747542283819">
                <text:p>128.7475422838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.779885795429">
                <text:p>129.7798857954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0.839499583722">
                <text:p>130.8394995837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31.927785132185">
                <text:p>131.92778513218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3.046251188113">
                <text:p>133.0462511881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4.196524794479">
                <text:p>134.1965247944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5.380363760527">
                <text:p>135.3803637605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6.59967080033">
                <text:p>136.599670800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7.856509612125">
                <text:p>137.8565096121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.153123224319">
                <text:p>139.1531232243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.491954999442">
                <text:p>140.4919549994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1.87567276781">
                <text:p>141.875672767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3.307196662798">
                <text:p>143.30719666279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4.789731354453">
                <text:p>144.7897313544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6.32680353515">
                <text:p>146.326803535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.922305709446">
                <text:p>147.922305709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9.580547592933">
                <text:p>149.580547592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1.306316749084">
                <text:p>151.3063167490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3.104950512051">
                <text:p>153.1049505120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4.982421789628">
                <text:p>154.9824217896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6.94544205888">
                <text:p>156.945442058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9.001585820672">
                <text:p>159.001585820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1.159442058399">
                <text:p>161.1594420583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3.42879998058">
                <text:p>163.428799980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5.820878706473">
                <text:p>165.8208787064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8.348613860224">
                <text:p>168.3486138602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1.027018697219">
                <text:p>171.0270186972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3.873644048105">
                <text:p>173.8736440481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6.909171050833">
                <text:p>176.9091710508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0.15818497666">
                <text:p>180.158184976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3.650200100654">
                <text:p>183.6502001006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.421038973953">
                <text:p>187.4210389739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1.514722294606">
                <text:p>191.5147222946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5.986111480097">
                <text:p>195.9861114800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0.904690119248">
                <text:p>200.9046901192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6.360120824825">
                <text:p>206.360120824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2.470667117554">
                <text:p>212.4706671175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9.396429994655">
                <text:p>219.3964299946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7.361075470764">
                <text:p>227.3610754707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6.689437847275">
                <text:p>236.689437847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7.877036476828">
                <text:p>247.8770364768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1.729960057177">
                <text:p>261.7299600571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9.680181273786">
                <text:p>279.6801812737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4.620757857176">
                <text:p>304.6207578571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3.754294228243">
                <text:p>343.7542942282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4.33447677666">
                <text:p>424.33447677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39cm" svg:height="19.365cm" xlink:href=".." xlink:type="simple" chart:class="chart:line" chart:column-mapping="1 0" chart:style-name="ch1">
        <chart:legend chart:legend-position="end" svg:x="29.487cm" svg:y="9.134cm" style:legend-expansion="high" chart:style-name="ch2"/>
        <chart:plot-area chart:style-name="ch3" table:cell-range-address="Sheet1.A331:Sheet1.A840 Sheet1.D331:Sheet1.E840" chart:data-source-has-labels="column" svg:x="0.233cm" svg:y="0.49cm" svg:width="28.193cm" svg:height="18.588cm">
          <chartooo:coordinate-region svg:x="0.96cm" svg:y="0.689cm" svg:width="27.466cm" svg:height="18.19cm"/>
          <chart:axis chart:dimension="x" chart:name="primary-x" chart:style-name="ch4" chartooo:axis-type="auto">
            <chartooo:date-scale/>
            <chart:categories table:cell-range-address="Sheet1.A331:Sheet1.A8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31:Sheet1.E840" chart:class="chart:line">
            <chart:data-point chart:repeated="510"/>
          </chart:series>
          <chart:series chart:style-name="ch7" chart:values-cell-range-address="Sheet1.D331:Sheet1.D840" chart:class="chart:line">
            <chart:data-point chart:repeated="5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757">
                <text:p>757</text:p>
                <draw:g>
                  <svg:desc>Sheet1.A331:Sheet1.A840</svg:desc>
                </draw:g>
              </table:table-cell>
              <table:table-cell office:value-type="float" office:value="1">
                <text:p>1</text:p>
                <draw:g>
                  <svg:desc>Sheet1.E331:Sheet1.E840</svg:desc>
                </draw:g>
              </table:table-cell>
              <table:table-cell office:value-type="float" office:value="-0.594300330386716">
                <text:p>-0.594300330386716</text:p>
                <draw:g>
                  <svg:desc>Sheet1.D331:Sheet1.D840</svg:desc>
                </draw:g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">
                <text:p>1</text:p>
              </table:table-cell>
              <table:table-cell office:value-type="float" office:value="-0.480671108110244">
                <text:p>-0.48067110811024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">
                <text:p>1</text:p>
              </table:table-cell>
              <table:table-cell office:value-type="float" office:value="-0.367237508207324">
                <text:p>-0.36723750820732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">
                <text:p>1</text:p>
              </table:table-cell>
              <table:table-cell office:value-type="float" office:value="-0.25399756981858">
                <text:p>-0.2539975698185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-0.140949350727169">
                <text:p>-0.14094935072716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">
                <text:p>1</text:p>
              </table:table-cell>
              <table:table-cell office:value-type="float" office:value="-0.0280909270769598">
                <text:p>-0.0280909270769598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0.0845796069051517">
                <text:p>0.084579606905151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0.197064139181521">
                <text:p>0.197064139181521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0.309364540171373">
                <text:p>0.30936454017137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  <table:table-cell office:value-type="float" office:value="0.421482663013592">
                <text:p>0.42148266301359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0.533420343825128">
                <text:p>0.533420343825128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0.645179401955204">
                <text:p>0.64517940195520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0.756761640234288">
                <text:p>0.75676164023428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0.868168845219543">
                <text:p>0.86816884521954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0.979402787436072">
                <text:p>0.97940278743607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1.09046522161339">
                <text:p>1.09046522161339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1.20135788691846">
                <text:p>1.2013578869184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1.3120825071847">
                <text:p>1.312082507184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1.4226407911371">
                <text:p>1.4226407911371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1.53303443261336">
                <text:p>1.53303443261336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1.64326511078161">
                <text:p>1.6432651107816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.7533344903544">
                <text:p>1.753334490354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1.86324422179911">
                <text:p>1.86324422179911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1.97299594154498">
                <text:p>1.9729959415449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.08259127218656">
                <text:p>2.0825912721865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.19203182268427">
                <text:p>2.1920318226842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.30131918856108">
                <text:p>2.3013191885610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.41045495209642">
                <text:p>2.4104549520964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.51944068251692">
                <text:p>2.5194406825169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.62827793618385">
                <text:p>2.62827793618385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4">
                <text:p>4</text:p>
              </table:table-cell>
              <table:table-cell office:value-type="float" office:value="2.73696825677797">
                <text:p>2.73696825677797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4">
                <text:p>4</text:p>
              </table:table-cell>
              <table:table-cell office:value-type="float" office:value="2.8455131754809">
                <text:p>2.8455131754809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4">
                <text:p>4</text:p>
              </table:table-cell>
              <table:table-cell office:value-type="float" office:value="2.95391421115409">
                <text:p>2.9539142111540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4">
                <text:p>4</text:p>
              </table:table-cell>
              <table:table-cell office:value-type="float" office:value="3.06217287051487">
                <text:p>3.0621728705148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4">
                <text:p>4</text:p>
              </table:table-cell>
              <table:table-cell office:value-type="float" office:value="3.17029064830922">
                <text:p>3.1702906483092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4">
                <text:p>4</text:p>
              </table:table-cell>
              <table:table-cell office:value-type="float" office:value="3.27826902748285">
                <text:p>3.278269027482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4">
                <text:p>4</text:p>
              </table:table-cell>
              <table:table-cell office:value-type="float" office:value="3.38610947934836">
                <text:p>3.386109479348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">
                <text:p>4</text:p>
              </table:table-cell>
              <table:table-cell office:value-type="float" office:value="3.49381346375094">
                <text:p>3.4938134637509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4">
                <text:p>4</text:p>
              </table:table-cell>
              <table:table-cell office:value-type="float" office:value="3.60138242923085">
                <text:p>3.6013824292308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4">
                <text:p>4</text:p>
              </table:table-cell>
              <table:table-cell office:value-type="float" office:value="3.70881781318337">
                <text:p>3.7088178131833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3.81612104201685">
                <text:p>3.81612104201685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5">
                <text:p>5</text:p>
              </table:table-cell>
              <table:table-cell office:value-type="float" office:value="3.92329353130788">
                <text:p>3.9232935313078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5">
                <text:p>5</text:p>
              </table:table-cell>
              <table:table-cell office:value-type="float" office:value="4.03033668595384">
                <text:p>4.030336685953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5">
                <text:p>5</text:p>
              </table:table-cell>
              <table:table-cell office:value-type="float" office:value="4.13725190032403">
                <text:p>4.137251900324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5">
                <text:p>5</text:p>
              </table:table-cell>
              <table:table-cell office:value-type="float" office:value="4.2440405584079">
                <text:p>4.244040558407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5">
                <text:p>5</text:p>
              </table:table-cell>
              <table:table-cell office:value-type="float" office:value="4.35070403396082">
                <text:p>4.3507040339608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5">
                <text:p>5</text:p>
              </table:table-cell>
              <table:table-cell office:value-type="float" office:value="4.4572436906484">
                <text:p>4.457243690648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">
                <text:p>5</text:p>
              </table:table-cell>
              <table:table-cell office:value-type="float" office:value="4.563660882188">
                <text:p>4.563660882188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5">
                <text:p>5</text:p>
              </table:table-cell>
              <table:table-cell office:value-type="float" office:value="4.66995695248875">
                <text:p>4.66995695248875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5">
                <text:p>5</text:p>
              </table:table-cell>
              <table:table-cell office:value-type="float" office:value="4.77613323578885">
                <text:p>4.77613323578885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6">
                <text:p>6</text:p>
              </table:table-cell>
              <table:table-cell office:value-type="float" office:value="4.8821910567915">
                <text:p>4.882191056791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6">
                <text:p>6</text:p>
              </table:table-cell>
              <table:table-cell office:value-type="float" office:value="4.9881317307981">
                <text:p>4.988131730798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6">
                <text:p>6</text:p>
              </table:table-cell>
              <table:table-cell office:value-type="float" office:value="5.09395656384044">
                <text:p>5.0939565638404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6">
                <text:p>6</text:p>
              </table:table-cell>
              <table:table-cell office:value-type="float" office:value="5.19966685281031">
                <text:p>5.1996668528103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6">
                <text:p>6</text:p>
              </table:table-cell>
              <table:table-cell office:value-type="float" office:value="5.30526388558735">
                <text:p>5.305263885587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6">
                <text:p>6</text:p>
              </table:table-cell>
              <table:table-cell office:value-type="float" office:value="5.41074894116503">
                <text:p>5.41074894116503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6">
                <text:p>6</text:p>
              </table:table-cell>
              <table:table-cell office:value-type="float" office:value="5.51612328977529">
                <text:p>5.516123289775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">
                <text:p>6</text:p>
              </table:table-cell>
              <table:table-cell office:value-type="float" office:value="5.62138819301083">
                <text:p>5.62138819301083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6">
                <text:p>6</text:p>
              </table:table-cell>
              <table:table-cell office:value-type="float" office:value="5.72654490394592">
                <text:p>5.7265449039459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6">
                <text:p>6</text:p>
              </table:table-cell>
              <table:table-cell office:value-type="float" office:value="5.8315946672555">
                <text:p>5.8315946672555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7">
                <text:p>7</text:p>
              </table:table-cell>
              <table:table-cell office:value-type="float" office:value="5.93653871933276">
                <text:p>5.93653871933276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7">
                <text:p>7</text:p>
              </table:table-cell>
              <table:table-cell office:value-type="float" office:value="6.0413782884047">
                <text:p>6.041378288404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7">
                <text:p>7</text:p>
              </table:table-cell>
              <table:table-cell office:value-type="float" office:value="6.14611459464658">
                <text:p>6.1461145946465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7">
                <text:p>7</text:p>
              </table:table-cell>
              <table:table-cell office:value-type="float" office:value="6.2507488502942">
                <text:p>6.250748850294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7">
                <text:p>7</text:p>
              </table:table-cell>
              <table:table-cell office:value-type="float" office:value="6.35528225975531">
                <text:p>6.35528225975531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7">
                <text:p>7</text:p>
              </table:table-cell>
              <table:table-cell office:value-type="float" office:value="6.45971601971888">
                <text:p>6.4597160197188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6.56405131926357">
                <text:p>6.5640513192635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7">
                <text:p>7</text:p>
              </table:table-cell>
              <table:table-cell office:value-type="float" office:value="6.66828933996391">
                <text:p>6.6682893399639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7">
                <text:p>7</text:p>
              </table:table-cell>
              <table:table-cell office:value-type="float" office:value="6.77243125599546">
                <text:p>6.7724312559954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7">
                <text:p>7</text:p>
              </table:table-cell>
              <table:table-cell office:value-type="float" office:value="6.8764782342389">
                <text:p>6.8764782342389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">
                <text:p>8</text:p>
              </table:table-cell>
              <table:table-cell office:value-type="float" office:value="6.98043143438235">
                <text:p>6.9804314343823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8">
                <text:p>8</text:p>
              </table:table-cell>
              <table:table-cell office:value-type="float" office:value="7.08429200902208">
                <text:p>7.08429200902208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">
                <text:p>8</text:p>
              </table:table-cell>
              <table:table-cell office:value-type="float" office:value="7.18806110376244">
                <text:p>7.1880611037624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7.29173985731433">
                <text:p>7.29173985731433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7.39532940159211">
                <text:p>7.39532940159211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8">
                <text:p>8</text:p>
              </table:table-cell>
              <table:table-cell office:value-type="float" office:value="7.4988308618095">
                <text:p>7.4988308618095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7.60224535657403">
                <text:p>7.6022453565740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7.70557399798093">
                <text:p>7.70557399798093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8">
                <text:p>8</text:p>
              </table:table-cell>
              <table:table-cell office:value-type="float" office:value="7.80881789170479">
                <text:p>7.8088178917047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8">
                <text:p>8</text:p>
              </table:table-cell>
              <table:table-cell office:value-type="float" office:value="7.91197813709067">
                <text:p>7.91197813709067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9">
                <text:p>9</text:p>
              </table:table-cell>
              <table:table-cell office:value-type="float" office:value="8.01505582724434">
                <text:p>8.0150558272443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9">
                <text:p>9</text:p>
              </table:table-cell>
              <table:table-cell office:value-type="float" office:value="8.11805204912059">
                <text:p>8.1180520491205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  <table:table-cell office:value-type="float" office:value="8.2209678836112">
                <text:p>8.220967883611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8.32380440563122">
                <text:p>8.3238044056312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9">
                <text:p>9</text:p>
              </table:table-cell>
              <table:table-cell office:value-type="float" office:value="8.42656268420461">
                <text:p>8.4265626842046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9">
                <text:p>9</text:p>
              </table:table-cell>
              <table:table-cell office:value-type="float" office:value="8.52924378254875">
                <text:p>8.5292437825487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9">
                <text:p>9</text:p>
              </table:table-cell>
              <table:table-cell office:value-type="float" office:value="8.63184875815767">
                <text:p>8.6318487581576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">
                <text:p>9</text:p>
              </table:table-cell>
              <table:table-cell office:value-type="float" office:value="8.73437866288458">
                <text:p>8.73437866288458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9">
                <text:p>9</text:p>
              </table:table-cell>
              <table:table-cell office:value-type="float" office:value="8.83683454302314">
                <text:p>8.83683454302314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9">
                <text:p>9</text:p>
              </table:table-cell>
              <table:table-cell office:value-type="float" office:value="8.93921743938802">
                <text:p>8.9392174393880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0">
                <text:p>10</text:p>
              </table:table-cell>
              <table:table-cell office:value-type="float" office:value="9.04152838739429">
                <text:p>9.04152838739429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  <table:table-cell office:value-type="float" office:value="9.1437684171359">
                <text:p>9.1437684171359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0">
                <text:p>10</text:p>
              </table:table-cell>
              <table:table-cell office:value-type="float" office:value="9.24593855346359">
                <text:p>9.2459385534635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0">
                <text:p>10</text:p>
              </table:table-cell>
              <table:table-cell office:value-type="float" office:value="9.34803981606098">
                <text:p>9.3480398160609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0">
                <text:p>10</text:p>
              </table:table-cell>
              <table:table-cell office:value-type="float" office:value="9.45007321952113">
                <text:p>9.4500732195211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0">
                <text:p>10</text:p>
              </table:table-cell>
              <table:table-cell office:value-type="float" office:value="9.55203977342086">
                <text:p>9.5520397734208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0">
                <text:p>10</text:p>
              </table:table-cell>
              <table:table-cell office:value-type="float" office:value="9.65394048239506">
                <text:p>9.6539404823950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">
                <text:p>10</text:p>
              </table:table-cell>
              <table:table-cell office:value-type="float" office:value="9.75577634621004">
                <text:p>9.75577634621004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0">
                <text:p>10</text:p>
              </table:table-cell>
              <table:table-cell office:value-type="float" office:value="9.85754835983556">
                <text:p>9.8575483598355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0">
                <text:p>10</text:p>
              </table:table-cell>
              <table:table-cell office:value-type="float" office:value="9.95925751351717">
                <text:p>9.95925751351717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1">
                <text:p>11</text:p>
              </table:table-cell>
              <table:table-cell office:value-type="float" office:value="10.0609047928458">
                <text:p>10.060904792845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1">
                <text:p>11</text:p>
              </table:table-cell>
              <table:table-cell office:value-type="float" office:value="10.1624911788291">
                <text:p>10.162491178829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1">
                <text:p>11</text:p>
              </table:table-cell>
              <table:table-cell office:value-type="float" office:value="10.2640176479597">
                <text:p>10.2640176479597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1">
                <text:p>11</text:p>
              </table:table-cell>
              <table:table-cell office:value-type="float" office:value="10.3654851722839">
                <text:p>10.365485172283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1">
                <text:p>11</text:p>
              </table:table-cell>
              <table:table-cell office:value-type="float" office:value="10.46689471947">
                <text:p>10.46689471947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1">
                <text:p>11</text:p>
              </table:table-cell>
              <table:table-cell office:value-type="float" office:value="10.5682472528745">
                <text:p>10.568247252874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1">
                <text:p>11</text:p>
              </table:table-cell>
              <table:table-cell office:value-type="float" office:value="10.6695437316086">
                <text:p>10.669543731608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1">
                <text:p>11</text:p>
              </table:table-cell>
              <table:table-cell office:value-type="float" office:value="10.7707851106044">
                <text:p>10.7707851106044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1">
                <text:p>11</text:p>
              </table:table-cell>
              <table:table-cell office:value-type="float" office:value="10.8719723406788">
                <text:p>10.871972340678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1">
                <text:p>11</text:p>
              </table:table-cell>
              <table:table-cell office:value-type="float" office:value="10.9731063685986">
                <text:p>10.973106368598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  <table:table-cell office:value-type="float" office:value="11.0741881371434">
                <text:p>11.074188137143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2">
                <text:p>12</text:p>
              </table:table-cell>
              <table:table-cell office:value-type="float" office:value="11.1752185851691">
                <text:p>11.175218585169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2">
                <text:p>12</text:p>
              </table:table-cell>
              <table:table-cell office:value-type="float" office:value="11.2761986476695">
                <text:p>11.276198647669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2">
                <text:p>12</text:p>
              </table:table-cell>
              <table:table-cell office:value-type="float" office:value="11.3771292558386">
                <text:p>11.377129255838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2">
                <text:p>12</text:p>
              </table:table-cell>
              <table:table-cell office:value-type="float" office:value="11.478011337131">
                <text:p>11.47801133713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2">
                <text:p>12</text:p>
              </table:table-cell>
              <table:table-cell office:value-type="float" office:value="11.5788458153227">
                <text:p>11.578845815322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2">
                <text:p>12</text:p>
              </table:table-cell>
              <table:table-cell office:value-type="float" office:value="11.6796336105709">
                <text:p>11.67963361057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11.7803756394729">
                <text:p>11.780375639472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2">
                <text:p>12</text:p>
              </table:table-cell>
              <table:table-cell office:value-type="float" office:value="11.881072815125">
                <text:p>11.88107281512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2">
                <text:p>12</text:p>
              </table:table-cell>
              <table:table-cell office:value-type="float" office:value="11.9817260471806">
                <text:p>11.981726047180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3">
                <text:p>13</text:p>
              </table:table-cell>
              <table:table-cell office:value-type="float" office:value="12.0823362419075">
                <text:p>12.082336241907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3">
                <text:p>13</text:p>
              </table:table-cell>
              <table:table-cell office:value-type="float" office:value="12.1829043022453">
                <text:p>12.1829043022453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3">
                <text:p>13</text:p>
              </table:table-cell>
              <table:table-cell office:value-type="float" office:value="12.2834311278614">
                <text:p>12.283431127861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3">
                <text:p>13</text:p>
              </table:table-cell>
              <table:table-cell office:value-type="float" office:value="12.3839176152071">
                <text:p>12.383917615207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3">
                <text:p>13</text:p>
              </table:table-cell>
              <table:table-cell office:value-type="float" office:value="12.4843646575731">
                <text:p>12.4843646575731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3">
                <text:p>13</text:p>
              </table:table-cell>
              <table:table-cell office:value-type="float" office:value="12.5847731451443">
                <text:p>12.584773145144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3">
                <text:p>13</text:p>
              </table:table-cell>
              <table:table-cell office:value-type="float" office:value="12.6851439650541">
                <text:p>12.685143965054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">
                <text:p>13</text:p>
              </table:table-cell>
              <table:table-cell office:value-type="float" office:value="12.7854780014389">
                <text:p>12.785478001438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3">
                <text:p>13</text:p>
              </table:table-cell>
              <table:table-cell office:value-type="float" office:value="12.8857761354908">
                <text:p>12.885776135490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3">
                <text:p>13</text:p>
              </table:table-cell>
              <table:table-cell office:value-type="float" office:value="12.9860392455109">
                <text:p>12.9860392455109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4">
                <text:p>14</text:p>
              </table:table-cell>
              <table:table-cell office:value-type="float" office:value="13.0862682069621">
                <text:p>13.0862682069621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4">
                <text:p>14</text:p>
              </table:table-cell>
              <table:table-cell office:value-type="float" office:value="13.1864638925206">
                <text:p>13.186463892520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4">
                <text:p>14</text:p>
              </table:table-cell>
              <table:table-cell office:value-type="float" office:value="13.2866271721281">
                <text:p>13.286627172128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4">
                <text:p>14</text:p>
              </table:table-cell>
              <table:table-cell office:value-type="float" office:value="13.3867589130426">
                <text:p>13.386758913042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4">
                <text:p>14</text:p>
              </table:table-cell>
              <table:table-cell office:value-type="float" office:value="13.4868599798896">
                <text:p>13.4868599798896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4">
                <text:p>14</text:p>
              </table:table-cell>
              <table:table-cell office:value-type="float" office:value="13.5869312347119">
                <text:p>13.586931234711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4">
                <text:p>14</text:p>
              </table:table-cell>
              <table:table-cell office:value-type="float" office:value="13.6869735370202">
                <text:p>13.686973537020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4">
                <text:p>14</text:p>
              </table:table-cell>
              <table:table-cell office:value-type="float" office:value="13.786987743842">
                <text:p>13.78698774384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4">
                <text:p>14</text:p>
              </table:table-cell>
              <table:table-cell office:value-type="float" office:value="13.8869747097714">
                <text:p>13.886974709771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4">
                <text:p>14</text:p>
              </table:table-cell>
              <table:table-cell office:value-type="float" office:value="13.9869352870176">
                <text:p>13.986935287017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">
                <text:p>15</text:p>
              </table:table-cell>
              <table:table-cell office:value-type="float" office:value="14.0868703254529">
                <text:p>14.086870325452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">
                <text:p>15</text:p>
              </table:table-cell>
              <table:table-cell office:value-type="float" office:value="14.1867806726614">
                <text:p>14.186780672661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">
                <text:p>15</text:p>
              </table:table-cell>
              <table:table-cell office:value-type="float" office:value="14.2866671739866">
                <text:p>14.286667173986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">
                <text:p>15</text:p>
              </table:table-cell>
              <table:table-cell office:value-type="float" office:value="14.3865306725783">
                <text:p>14.3865306725783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">
                <text:p>15</text:p>
              </table:table-cell>
              <table:table-cell office:value-type="float" office:value="14.4863720094398">
                <text:p>14.486372009439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">
                <text:p>15</text:p>
              </table:table-cell>
              <table:table-cell office:value-type="float" office:value="14.5861920234747">
                <text:p>14.586192023474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">
                <text:p>15</text:p>
              </table:table-cell>
              <table:table-cell office:value-type="float" office:value="14.6859915515331">
                <text:p>14.685991551533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">
                <text:p>15</text:p>
              </table:table-cell>
              <table:table-cell office:value-type="float" office:value="14.7857714284575">
                <text:p>14.785771428457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">
                <text:p>15</text:p>
              </table:table-cell>
              <table:table-cell office:value-type="float" office:value="14.8855324871282">
                <text:p>14.885532487128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">
                <text:p>15</text:p>
              </table:table-cell>
              <table:table-cell office:value-type="float" office:value="14.9852755585096">
                <text:p>14.985275558509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6">
                <text:p>16</text:p>
              </table:table-cell>
              <table:table-cell office:value-type="float" office:value="15.0850014716942">
                <text:p>15.085001471694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6">
                <text:p>16</text:p>
              </table:table-cell>
              <table:table-cell office:value-type="float" office:value="15.1847110539478">
                <text:p>15.1847110539478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6">
                <text:p>16</text:p>
              </table:table-cell>
              <table:table-cell office:value-type="float" office:value="15.2844051307542">
                <text:p>15.284405130754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  <table:table-cell office:value-type="float" office:value="15.384084525859">
                <text:p>15.384084525859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6">
                <text:p>16</text:p>
              </table:table-cell>
              <table:table-cell office:value-type="float" office:value="15.4837500613134">
                <text:p>15.483750061313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6">
                <text:p>16</text:p>
              </table:table-cell>
              <table:table-cell office:value-type="float" office:value="15.5834025575183">
                <text:p>15.583402557518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6">
                <text:p>16</text:p>
              </table:table-cell>
              <table:table-cell office:value-type="float" office:value="15.6830428332675">
                <text:p>15.68304283326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15.7826717057905">
                <text:p>15.782671705790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6">
                <text:p>16</text:p>
              </table:table-cell>
              <table:table-cell office:value-type="float" office:value="15.8822899907955">
                <text:p>15.882289990795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6">
                <text:p>16</text:p>
              </table:table-cell>
              <table:table-cell office:value-type="float" office:value="15.9818985025124">
                <text:p>15.981898502512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7">
                <text:p>17</text:p>
              </table:table-cell>
              <table:table-cell office:value-type="float" office:value="16.0814980537346">
                <text:p>16.081498053734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7">
                <text:p>17</text:p>
              </table:table-cell>
              <table:table-cell office:value-type="float" office:value="16.1810894558613">
                <text:p>16.1810894558613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7">
                <text:p>17</text:p>
              </table:table-cell>
              <table:table-cell office:value-type="float" office:value="16.2806735189396">
                <text:p>16.280673518939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7">
                <text:p>17</text:p>
              </table:table-cell>
              <table:table-cell office:value-type="float" office:value="16.3802510517061">
                <text:p>16.380251051706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7">
                <text:p>17</text:p>
              </table:table-cell>
              <table:table-cell office:value-type="float" office:value="16.479822861628">
                <text:p>16.47982286162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7">
                <text:p>17</text:p>
              </table:table-cell>
              <table:table-cell office:value-type="float" office:value="16.5793897549449">
                <text:p>16.5793897549449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7">
                <text:p>17</text:p>
              </table:table-cell>
              <table:table-cell office:value-type="float" office:value="16.6789525367095">
                <text:p>16.678952536709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7">
                <text:p>17</text:p>
              </table:table-cell>
              <table:table-cell office:value-type="float" office:value="16.7785120108283">
                <text:p>16.778512010828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7">
                <text:p>17</text:p>
              </table:table-cell>
              <table:table-cell office:value-type="float" office:value="16.8780689801025">
                <text:p>16.878068980102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7">
                <text:p>17</text:p>
              </table:table-cell>
              <table:table-cell office:value-type="float" office:value="16.9776242462688">
                <text:p>16.977624246268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8">
                <text:p>18</text:p>
              </table:table-cell>
              <table:table-cell office:value-type="float" office:value="17.0771786100387">
                <text:p>17.077178610038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8">
                <text:p>18</text:p>
              </table:table-cell>
              <table:table-cell office:value-type="float" office:value="17.1767328711394">
                <text:p>17.176732871139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8">
                <text:p>18</text:p>
              </table:table-cell>
              <table:table-cell office:value-type="float" office:value="17.2762878283534">
                <text:p>17.276287828353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8">
                <text:p>18</text:p>
              </table:table-cell>
              <table:table-cell office:value-type="float" office:value="17.3758442795585">
                <text:p>17.375844279558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8">
                <text:p>18</text:p>
              </table:table-cell>
              <table:table-cell office:value-type="float" office:value="17.4754030217667">
                <text:p>17.475403021766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8">
                <text:p>18</text:p>
              </table:table-cell>
              <table:table-cell office:value-type="float" office:value="17.5749648511647">
                <text:p>17.574964851164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8">
                <text:p>18</text:p>
              </table:table-cell>
              <table:table-cell office:value-type="float" office:value="17.6745305631521">
                <text:p>17.67453056315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">
                <text:p>18</text:p>
              </table:table-cell>
              <table:table-cell office:value-type="float" office:value="17.7741009523811">
                <text:p>17.774100952381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8">
                <text:p>18</text:p>
              </table:table-cell>
              <table:table-cell office:value-type="float" office:value="17.8736768127955">
                <text:p>17.873676812795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8">
                <text:p>18</text:p>
              </table:table-cell>
              <table:table-cell office:value-type="float" office:value="17.9732589376693">
                <text:p>17.9732589376693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9">
                <text:p>19</text:p>
              </table:table-cell>
              <table:table-cell office:value-type="float" office:value="18.0728481196454">
                <text:p>18.072848119645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9">
                <text:p>19</text:p>
              </table:table-cell>
              <table:table-cell office:value-type="float" office:value="18.1724451507746">
                <text:p>18.172445150774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9">
                <text:p>19</text:p>
              </table:table-cell>
              <table:table-cell office:value-type="float" office:value="18.2720508225534">
                <text:p>18.272050822553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9">
                <text:p>19</text:p>
              </table:table-cell>
              <table:table-cell office:value-type="float" office:value="18.3716659259629">
                <text:p>18.371665925962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9">
                <text:p>19</text:p>
              </table:table-cell>
              <table:table-cell office:value-type="float" office:value="18.4712912515066">
                <text:p>18.4712912515066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9">
                <text:p>19</text:p>
              </table:table-cell>
              <table:table-cell office:value-type="float" office:value="18.570927589249">
                <text:p>18.57092758924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9">
                <text:p>19</text:p>
              </table:table-cell>
              <table:table-cell office:value-type="float" office:value="18.670575728853">
                <text:p>18.67057572885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9">
                <text:p>19</text:p>
              </table:table-cell>
              <table:table-cell office:value-type="float" office:value="18.7702364596184">
                <text:p>18.770236459618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9">
                <text:p>19</text:p>
              </table:table-cell>
              <table:table-cell office:value-type="float" office:value="18.8699105705192">
                <text:p>18.869910570519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9">
                <text:p>19</text:p>
              </table:table-cell>
              <table:table-cell office:value-type="float" office:value="18.9695988502418">
                <text:p>18.9695988502418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0">
                <text:p>20</text:p>
              </table:table-cell>
              <table:table-cell office:value-type="float" office:value="19.0693020872224">
                <text:p>19.069302087222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0">
                <text:p>20</text:p>
              </table:table-cell>
              <table:table-cell office:value-type="float" office:value="19.169021069684">
                <text:p>19.16902106968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0">
                <text:p>20</text:p>
              </table:table-cell>
              <table:table-cell office:value-type="float" office:value="19.2687565856755">
                <text:p>19.268756585675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0">
                <text:p>20</text:p>
              </table:table-cell>
              <table:table-cell office:value-type="float" office:value="19.3685094231071">
                <text:p>19.3685094231071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0">
                <text:p>20</text:p>
              </table:table-cell>
              <table:table-cell office:value-type="float" office:value="19.4682803697891">
                <text:p>19.468280369789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20">
                <text:p>20</text:p>
              </table:table-cell>
              <table:table-cell office:value-type="float" office:value="19.5680702134686">
                <text:p>19.568070213468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19.6678797418666">
                <text:p>19.667879741866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0">
                <text:p>20</text:p>
              </table:table-cell>
              <table:table-cell office:value-type="float" office:value="19.7677097427155">
                <text:p>19.767709742715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20">
                <text:p>20</text:p>
              </table:table-cell>
              <table:table-cell office:value-type="float" office:value="19.8675610037964">
                <text:p>19.867561003796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20">
                <text:p>20</text:p>
              </table:table-cell>
              <table:table-cell office:value-type="float" office:value="19.9674343129753">
                <text:p>19.9674343129753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21">
                <text:p>21</text:p>
              </table:table-cell>
              <table:table-cell office:value-type="float" office:value="20.0673304582411">
                <text:p>20.067330458241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1">
                <text:p>21</text:p>
              </table:table-cell>
              <table:table-cell office:value-type="float" office:value="20.1672502277421">
                <text:p>20.167250227742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1">
                <text:p>21</text:p>
              </table:table-cell>
              <table:table-cell office:value-type="float" office:value="20.267194409823">
                <text:p>20.26719440982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1">
                <text:p>21</text:p>
              </table:table-cell>
              <table:table-cell office:value-type="float" office:value="20.3671637930619">
                <text:p>20.367163793061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21">
                <text:p>21</text:p>
              </table:table-cell>
              <table:table-cell office:value-type="float" office:value="20.4671591663074">
                <text:p>20.467159166307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1">
                <text:p>21</text:p>
              </table:table-cell>
              <table:table-cell office:value-type="float" office:value="20.567181318715">
                <text:p>20.567181318715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1">
                <text:p>21</text:p>
              </table:table-cell>
              <table:table-cell office:value-type="float" office:value="20.6672310397846">
                <text:p>20.667231039784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">
                <text:p>21</text:p>
              </table:table-cell>
              <table:table-cell office:value-type="float" office:value="20.7673091193969">
                <text:p>20.767309119396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1">
                <text:p>21</text:p>
              </table:table-cell>
              <table:table-cell office:value-type="float" office:value="20.8674163478506">
                <text:p>20.867416347850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1">
                <text:p>21</text:p>
              </table:table-cell>
              <table:table-cell office:value-type="float" office:value="20.9675535158989">
                <text:p>20.967553515898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2">
                <text:p>22</text:p>
              </table:table-cell>
              <table:table-cell office:value-type="float" office:value="21.0677214147867">
                <text:p>21.0677214147867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2">
                <text:p>22</text:p>
              </table:table-cell>
              <table:table-cell office:value-type="float" office:value="21.1679208362874">
                <text:p>21.167920836287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2">
                <text:p>22</text:p>
              </table:table-cell>
              <table:table-cell office:value-type="float" office:value="21.2681525727396">
                <text:p>21.268152572739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2">
                <text:p>22</text:p>
              </table:table-cell>
              <table:table-cell office:value-type="float" office:value="21.3684174170842">
                <text:p>21.368417417084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2">
                <text:p>22</text:p>
              </table:table-cell>
              <table:table-cell office:value-type="float" office:value="21.4687161629016">
                <text:p>21.468716162901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2">
                <text:p>22</text:p>
              </table:table-cell>
              <table:table-cell office:value-type="float" office:value="21.5690496044477">
                <text:p>21.569049604447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2">
                <text:p>22</text:p>
              </table:table-cell>
              <table:table-cell office:value-type="float" office:value="21.6694185366922">
                <text:p>21.669418536692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2">
                <text:p>22</text:p>
              </table:table-cell>
              <table:table-cell office:value-type="float" office:value="21.7698237553544">
                <text:p>21.769823755354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2">
                <text:p>22</text:p>
              </table:table-cell>
              <table:table-cell office:value-type="float" office:value="21.870266056941">
                <text:p>21.87026605694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2">
                <text:p>22</text:p>
              </table:table-cell>
              <table:table-cell office:value-type="float" office:value="21.9707462387827">
                <text:p>21.9707462387827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3">
                <text:p>23</text:p>
              </table:table-cell>
              <table:table-cell office:value-type="float" office:value="22.0712650990724">
                <text:p>22.071265099072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3">
                <text:p>23</text:p>
              </table:table-cell>
              <table:table-cell office:value-type="float" office:value="22.1718234369004">
                <text:p>22.171823436900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3">
                <text:p>23</text:p>
              </table:table-cell>
              <table:table-cell office:value-type="float" office:value="22.2724220522938">
                <text:p>22.272422052293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3">
                <text:p>23</text:p>
              </table:table-cell>
              <table:table-cell office:value-type="float" office:value="22.3730617462523">
                <text:p>22.3730617462523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3">
                <text:p>23</text:p>
              </table:table-cell>
              <table:table-cell office:value-type="float" office:value="22.4737433207865">
                <text:p>22.473743320786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3">
                <text:p>23</text:p>
              </table:table-cell>
              <table:table-cell office:value-type="float" office:value="22.5744675789545">
                <text:p>22.574467578954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3">
                <text:p>23</text:p>
              </table:table-cell>
              <table:table-cell office:value-type="float" office:value="22.6752353249002">
                <text:p>22.675235324900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3">
                <text:p>23</text:p>
              </table:table-cell>
              <table:table-cell office:value-type="float" office:value="22.7760473638904">
                <text:p>22.776047363890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3">
                <text:p>23</text:p>
              </table:table-cell>
              <table:table-cell office:value-type="float" office:value="22.8769045023525">
                <text:p>22.876904502352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3">
                <text:p>23</text:p>
              </table:table-cell>
              <table:table-cell office:value-type="float" office:value="22.9778075479124">
                <text:p>22.977807547912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4">
                <text:p>24</text:p>
              </table:table-cell>
              <table:table-cell office:value-type="float" office:value="23.0787573094323">
                <text:p>23.0787573094323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4">
                <text:p>24</text:p>
              </table:table-cell>
              <table:table-cell office:value-type="float" office:value="23.1797545970487">
                <text:p>23.179754597048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4">
                <text:p>24</text:p>
              </table:table-cell>
              <table:table-cell office:value-type="float" office:value="23.2808002222099">
                <text:p>23.280800222209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4">
                <text:p>24</text:p>
              </table:table-cell>
              <table:table-cell office:value-type="float" office:value="23.381894997715">
                <text:p>23.38189499771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4">
                <text:p>24</text:p>
              </table:table-cell>
              <table:table-cell office:value-type="float" office:value="23.4830397377517">
                <text:p>23.4830397377517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4">
                <text:p>24</text:p>
              </table:table-cell>
              <table:table-cell office:value-type="float" office:value="23.5842352579343">
                <text:p>23.5842352579343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4">
                <text:p>24</text:p>
              </table:table-cell>
              <table:table-cell office:value-type="float" office:value="23.6854823753427">
                <text:p>23.68548237534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4">
                <text:p>24</text:p>
              </table:table-cell>
              <table:table-cell office:value-type="float" office:value="23.7867819085609">
                <text:p>23.7867819085609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4">
                <text:p>24</text:p>
              </table:table-cell>
              <table:table-cell office:value-type="float" office:value="23.8881346777155">
                <text:p>23.8881346777155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4">
                <text:p>24</text:p>
              </table:table-cell>
              <table:table-cell office:value-type="float" office:value="23.9895415045146">
                <text:p>23.989541504514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5">
                <text:p>25</text:p>
              </table:table-cell>
              <table:table-cell office:value-type="float" office:value="24.091003212287">
                <text:p>24.091003212287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5">
                <text:p>25</text:p>
              </table:table-cell>
              <table:table-cell office:value-type="float" office:value="24.1925206260208">
                <text:p>24.192520626020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5">
                <text:p>25</text:p>
              </table:table-cell>
              <table:table-cell office:value-type="float" office:value="24.2940945724034">
                <text:p>24.294094572403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5">
                <text:p>25</text:p>
              </table:table-cell>
              <table:table-cell office:value-type="float" office:value="24.3957258798603">
                <text:p>24.395725879860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5">
                <text:p>25</text:p>
              </table:table-cell>
              <table:table-cell office:value-type="float" office:value="24.4974153785948">
                <text:p>24.49741537859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">
                <text:p>25</text:p>
              </table:table-cell>
              <table:table-cell office:value-type="float" office:value="24.5991639006278">
                <text:p>24.599163900627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5">
                <text:p>25</text:p>
              </table:table-cell>
              <table:table-cell office:value-type="float" office:value="24.7009722798378">
                <text:p>24.70097227983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5">
                <text:p>25</text:p>
              </table:table-cell>
              <table:table-cell office:value-type="float" office:value="24.8028413520005">
                <text:p>24.802841352000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5">
                <text:p>25</text:p>
              </table:table-cell>
              <table:table-cell office:value-type="float" office:value="24.9047719548295">
                <text:p>24.9047719548295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5">
                <text:p>25</text:p>
              </table:table-cell>
              <table:table-cell office:value-type="float" office:value="25.0067649280165">
                <text:p>25.006764928016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6">
                <text:p>26</text:p>
              </table:table-cell>
              <table:table-cell office:value-type="float" office:value="25.1088211132716">
                <text:p>25.108821113271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6">
                <text:p>26</text:p>
              </table:table-cell>
              <table:table-cell office:value-type="float" office:value="25.2109413543648">
                <text:p>25.210941354364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6">
                <text:p>26</text:p>
              </table:table-cell>
              <table:table-cell office:value-type="float" office:value="25.3131264971659">
                <text:p>25.313126497165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6">
                <text:p>26</text:p>
              </table:table-cell>
              <table:table-cell office:value-type="float" office:value="25.4153773896866">
                <text:p>25.415377389686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6">
                <text:p>26</text:p>
              </table:table-cell>
              <table:table-cell office:value-type="float" office:value="25.5176948821211">
                <text:p>25.517694882121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6">
                <text:p>26</text:p>
              </table:table-cell>
              <table:table-cell office:value-type="float" office:value="25.6200798268885">
                <text:p>25.620079826888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6">
                <text:p>26</text:p>
              </table:table-cell>
              <table:table-cell office:value-type="float" office:value="25.7225330786734">
                <text:p>25.7225330786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">
                <text:p>26</text:p>
              </table:table-cell>
              <table:table-cell office:value-type="float" office:value="25.8250554944691">
                <text:p>25.825055494469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6">
                <text:p>26</text:p>
              </table:table-cell>
              <table:table-cell office:value-type="float" office:value="25.9276479336189">
                <text:p>25.9276479336189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6">
                <text:p>26</text:p>
              </table:table-cell>
              <table:table-cell office:value-type="float" office:value="26.0303112578587">
                <text:p>26.030311257858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7">
                <text:p>27</text:p>
              </table:table-cell>
              <table:table-cell office:value-type="float" office:value="26.1330463313603">
                <text:p>26.133046331360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7">
                <text:p>27</text:p>
              </table:table-cell>
              <table:table-cell office:value-type="float" office:value="26.2358540207733">
                <text:p>26.235854020773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7">
                <text:p>27</text:p>
              </table:table-cell>
              <table:table-cell office:value-type="float" office:value="26.338735195269">
                <text:p>26.33873519526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7">
                <text:p>27</text:p>
              </table:table-cell>
              <table:table-cell office:value-type="float" office:value="26.4416907265831">
                <text:p>26.441690726583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26.5447214890601">
                <text:p>26.544721489060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7">
                <text:p>27</text:p>
              </table:table-cell>
              <table:table-cell office:value-type="float" office:value="26.6478283596966">
                <text:p>26.647828359696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7">
                <text:p>27</text:p>
              </table:table-cell>
              <table:table-cell office:value-type="float" office:value="26.7510122181858">
                <text:p>26.751012218185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7">
                <text:p>27</text:p>
              </table:table-cell>
              <table:table-cell office:value-type="float" office:value="26.8542739469615">
                <text:p>26.854273946961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7">
                <text:p>27</text:p>
              </table:table-cell>
              <table:table-cell office:value-type="float" office:value="26.9576144312434">
                <text:p>26.957614431243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7">
                <text:p>27</text:p>
              </table:table-cell>
              <table:table-cell office:value-type="float" office:value="27.0610345590811">
                <text:p>27.061034559081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8">
                <text:p>28</text:p>
              </table:table-cell>
              <table:table-cell office:value-type="float" office:value="27.1645352214009">
                <text:p>27.164535221400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8">
                <text:p>28</text:p>
              </table:table-cell>
              <table:table-cell office:value-type="float" office:value="27.2681173120496">
                <text:p>27.268117312049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8">
                <text:p>28</text:p>
              </table:table-cell>
              <table:table-cell office:value-type="float" office:value="27.3717817278417">
                <text:p>27.371781727841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">
                <text:p>28</text:p>
              </table:table-cell>
              <table:table-cell office:value-type="float" office:value="27.4755293686046">
                <text:p>27.475529368604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8">
                <text:p>28</text:p>
              </table:table-cell>
              <table:table-cell office:value-type="float" office:value="27.5793611372258">
                <text:p>27.579361137225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8">
                <text:p>28</text:p>
              </table:table-cell>
              <table:table-cell office:value-type="float" office:value="27.6832779396994">
                <text:p>27.683277939699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8">
                <text:p>28</text:p>
              </table:table-cell>
              <table:table-cell office:value-type="float" office:value="27.7872806851729">
                <text:p>27.78728068517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8">
                <text:p>28</text:p>
              </table:table-cell>
              <table:table-cell office:value-type="float" office:value="27.8913702859949">
                <text:p>27.891370285994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28">
                <text:p>28</text:p>
              </table:table-cell>
              <table:table-cell office:value-type="float" office:value="27.995547657763">
                <text:p>27.995547657763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8">
                <text:p>28</text:p>
              </table:table-cell>
              <table:table-cell office:value-type="float" office:value="28.0998137193716">
                <text:p>28.099813719371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9">
                <text:p>29</text:p>
              </table:table-cell>
              <table:table-cell office:value-type="float" office:value="28.2041693930605">
                <text:p>28.204169393060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29">
                <text:p>29</text:p>
              </table:table-cell>
              <table:table-cell office:value-type="float" office:value="28.3086156044634">
                <text:p>28.308615604463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9">
                <text:p>29</text:p>
              </table:table-cell>
              <table:table-cell office:value-type="float" office:value="28.4131532826578">
                <text:p>28.413153282657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9">
                <text:p>29</text:p>
              </table:table-cell>
              <table:table-cell office:value-type="float" office:value="28.5177833602136">
                <text:p>28.517783360213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29">
                <text:p>29</text:p>
              </table:table-cell>
              <table:table-cell office:value-type="float" office:value="28.6225067732434">
                <text:p>28.6225067732434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9">
                <text:p>29</text:p>
              </table:table-cell>
              <table:table-cell office:value-type="float" office:value="28.7273244614531">
                <text:p>28.727324461453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9">
                <text:p>29</text:p>
              </table:table-cell>
              <table:table-cell office:value-type="float" office:value="28.8322373681918">
                <text:p>28.832237368191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">
                <text:p>29</text:p>
              </table:table-cell>
              <table:table-cell office:value-type="float" office:value="28.9372464405037">
                <text:p>28.937246440503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9">
                <text:p>29</text:p>
              </table:table-cell>
              <table:table-cell office:value-type="float" office:value="29.0423526291787">
                <text:p>29.0423526291787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9">
                <text:p>29</text:p>
              </table:table-cell>
              <table:table-cell office:value-type="float" office:value="29.1475568888048">
                <text:p>29.1475568888048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29.2528601778203">
                <text:p>29.252860177820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30">
                <text:p>30</text:p>
              </table:table-cell>
              <table:table-cell office:value-type="float" office:value="29.3582634585663">
                <text:p>29.358263458566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30">
                <text:p>30</text:p>
              </table:table-cell>
              <table:table-cell office:value-type="float" office:value="29.46376769734">
                <text:p>29.4637676973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30">
                <text:p>30</text:p>
              </table:table-cell>
              <table:table-cell office:value-type="float" office:value="29.5693738644479">
                <text:p>29.569373864447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9.6750829342604">
                <text:p>29.675082934260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30">
                <text:p>30</text:p>
              </table:table-cell>
              <table:table-cell office:value-type="float" office:value="29.7808958852655">
                <text:p>29.780895885265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30">
                <text:p>30</text:p>
              </table:table-cell>
              <table:table-cell office:value-type="float" office:value="29.8868137001245">
                <text:p>29.886813700124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0">
                <text:p>30</text:p>
              </table:table-cell>
              <table:table-cell office:value-type="float" office:value="29.9928373657266">
                <text:p>29.992837365726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30">
                <text:p>30</text:p>
              </table:table-cell>
              <table:table-cell office:value-type="float" office:value="30.0989678732452">
                <text:p>30.098967873245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30">
                <text:p>30</text:p>
              </table:table-cell>
              <table:table-cell office:value-type="float" office:value="30.205206218194">
                <text:p>30.20520621819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31">
                <text:p>31</text:p>
              </table:table-cell>
              <table:table-cell office:value-type="float" office:value="30.3115534004839">
                <text:p>30.311553400483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31">
                <text:p>31</text:p>
              </table:table-cell>
              <table:table-cell office:value-type="float" office:value="30.4180104244804">
                <text:p>30.418010424480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31">
                <text:p>31</text:p>
              </table:table-cell>
              <table:table-cell office:value-type="float" office:value="30.5245782990612">
                <text:p>30.524578299061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31">
                <text:p>31</text:p>
              </table:table-cell>
              <table:table-cell office:value-type="float" office:value="30.6312580376748">
                <text:p>30.631258037674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31">
                <text:p>31</text:p>
              </table:table-cell>
              <table:table-cell office:value-type="float" office:value="30.7380506583989">
                <text:p>30.738050658398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31">
                <text:p>31</text:p>
              </table:table-cell>
              <table:table-cell office:value-type="float" office:value="30.8449571840002">
                <text:p>30.844957184000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31">
                <text:p>31</text:p>
              </table:table-cell>
              <table:table-cell office:value-type="float" office:value="30.9519786419942">
                <text:p>30.95197864199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  <table:table-cell office:value-type="float" office:value="31.0591160647057">
                <text:p>31.0591160647057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31">
                <text:p>31</text:p>
              </table:table-cell>
              <table:table-cell office:value-type="float" office:value="31.1663704893294">
                <text:p>31.16637048932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31">
                <text:p>31</text:p>
              </table:table-cell>
              <table:table-cell office:value-type="float" office:value="31.2737429579925">
                <text:p>31.273742957992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32">
                <text:p>32</text:p>
              </table:table-cell>
              <table:table-cell office:value-type="float" office:value="31.3812345178155">
                <text:p>31.381234517815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32">
                <text:p>32</text:p>
              </table:table-cell>
              <table:table-cell office:value-type="float" office:value="31.4888462209762">
                <text:p>31.488846220976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32">
                <text:p>32</text:p>
              </table:table-cell>
              <table:table-cell office:value-type="float" office:value="31.5965791247723">
                <text:p>31.596579124772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32">
                <text:p>32</text:p>
              </table:table-cell>
              <table:table-cell office:value-type="float" office:value="31.7044342916857">
                <text:p>31.704434291685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32">
                <text:p>32</text:p>
              </table:table-cell>
              <table:table-cell office:value-type="float" office:value="31.812412789447">
                <text:p>31.81241278944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32">
                <text:p>32</text:p>
              </table:table-cell>
              <table:table-cell office:value-type="float" office:value="31.9205156911007">
                <text:p>31.920515691100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32">
                <text:p>32</text:p>
              </table:table-cell>
              <table:table-cell office:value-type="float" office:value="32.0287440750704">
                <text:p>32.02874407507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2">
                <text:p>32</text:p>
              </table:table-cell>
              <table:table-cell office:value-type="float" office:value="32.137099025227">
                <text:p>32.13709902522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32">
                <text:p>32</text:p>
              </table:table-cell>
              <table:table-cell office:value-type="float" office:value="32.2455816309536">
                <text:p>32.245581630953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32">
                <text:p>32</text:p>
              </table:table-cell>
              <table:table-cell office:value-type="float" office:value="32.3541929872151">
                <text:p>32.354192987215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33">
                <text:p>33</text:p>
              </table:table-cell>
              <table:table-cell office:value-type="float" office:value="32.4629341946256">
                <text:p>32.462934194625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33">
                <text:p>33</text:p>
              </table:table-cell>
              <table:table-cell office:value-type="float" office:value="32.5718063595182">
                <text:p>32.571806359518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33">
                <text:p>33</text:p>
              </table:table-cell>
              <table:table-cell office:value-type="float" office:value="32.6808105940146">
                <text:p>32.680810594014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33">
                <text:p>33</text:p>
              </table:table-cell>
              <table:table-cell office:value-type="float" office:value="32.7899480160954">
                <text:p>32.789948016095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33">
                <text:p>33</text:p>
              </table:table-cell>
              <table:table-cell office:value-type="float" office:value="32.899219749672">
                <text:p>32.89921974967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33">
                <text:p>33</text:p>
              </table:table-cell>
              <table:table-cell office:value-type="float" office:value="33.0086269246581">
                <text:p>33.008626924658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33">
                <text:p>33</text:p>
              </table:table-cell>
              <table:table-cell office:value-type="float" office:value="33.1181706770429">
                <text:p>33.118170677042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">
                <text:p>33</text:p>
              </table:table-cell>
              <table:table-cell office:value-type="float" office:value="33.2278521489642">
                <text:p>33.227852148964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33">
                <text:p>33</text:p>
              </table:table-cell>
              <table:table-cell office:value-type="float" office:value="33.337672488783">
                <text:p>33.33767248878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33">
                <text:p>33</text:p>
              </table:table-cell>
              <table:table-cell office:value-type="float" office:value="33.4476328511585">
                <text:p>33.447632851158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34">
                <text:p>34</text:p>
              </table:table-cell>
              <table:table-cell office:value-type="float" office:value="33.5577343971239">
                <text:p>33.557734397123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34">
                <text:p>34</text:p>
              </table:table-cell>
              <table:table-cell office:value-type="float" office:value="33.6679782941633">
                <text:p>33.667978294163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34">
                <text:p>34</text:p>
              </table:table-cell>
              <table:table-cell office:value-type="float" office:value="33.7783657162889">
                <text:p>33.77836571628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34">
                <text:p>34</text:p>
              </table:table-cell>
              <table:table-cell office:value-type="float" office:value="33.8888978441196">
                <text:p>33.888897844119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34">
                <text:p>34</text:p>
              </table:table-cell>
              <table:table-cell office:value-type="float" office:value="33.9995758649599">
                <text:p>33.999575864959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34">
                <text:p>34</text:p>
              </table:table-cell>
              <table:table-cell office:value-type="float" office:value="34.1104009728801">
                <text:p>34.110400972880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4">
                <text:p>34</text:p>
              </table:table-cell>
              <table:table-cell office:value-type="float" office:value="34.2213743687975">
                <text:p>34.22137436879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4">
                <text:p>34</text:p>
              </table:table-cell>
              <table:table-cell office:value-type="float" office:value="34.3324972605575">
                <text:p>34.332497260557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34.4437708630172">
                <text:p>34.443770863017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34">
                <text:p>34</text:p>
              </table:table-cell>
              <table:table-cell office:value-type="float" office:value="34.5551963981279">
                <text:p>34.555196398127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35">
                <text:p>35</text:p>
              </table:table-cell>
              <table:table-cell office:value-type="float" office:value="34.6667750950207">
                <text:p>34.666775095020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35">
                <text:p>35</text:p>
              </table:table-cell>
              <table:table-cell office:value-type="float" office:value="34.7785081900914">
                <text:p>34.778508190091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35">
                <text:p>35</text:p>
              </table:table-cell>
              <table:table-cell office:value-type="float" office:value="34.8903969270872">
                <text:p>34.890396927087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35">
                <text:p>35</text:p>
              </table:table-cell>
              <table:table-cell office:value-type="float" office:value="35.0024425571938">
                <text:p>35.002442557193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35">
                <text:p>35</text:p>
              </table:table-cell>
              <table:table-cell office:value-type="float" office:value="35.1146463391242">
                <text:p>35.114646339124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35">
                <text:p>35</text:p>
              </table:table-cell>
              <table:table-cell office:value-type="float" office:value="35.2270095392081">
                <text:p>35.227009539208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35">
                <text:p>35</text:p>
              </table:table-cell>
              <table:table-cell office:value-type="float" office:value="35.339533431482">
                <text:p>35.3395334314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5">
                <text:p>35</text:p>
              </table:table-cell>
              <table:table-cell office:value-type="float" office:value="35.4522192977808">
                <text:p>35.452219297780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35">
                <text:p>35</text:p>
              </table:table-cell>
              <table:table-cell office:value-type="float" office:value="35.5650684278307">
                <text:p>35.565068427830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35">
                <text:p>35</text:p>
              </table:table-cell>
              <table:table-cell office:value-type="float" office:value="35.6780821193424">
                <text:p>35.678082119342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36">
                <text:p>36</text:p>
              </table:table-cell>
              <table:table-cell office:value-type="float" office:value="35.7912616781061">
                <text:p>35.791261678106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36">
                <text:p>36</text:p>
              </table:table-cell>
              <table:table-cell office:value-type="float" office:value="35.9046084180869">
                <text:p>35.904608418086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36">
                <text:p>36</text:p>
              </table:table-cell>
              <table:table-cell office:value-type="float" office:value="36.0181236615225">
                <text:p>36.018123661522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36">
                <text:p>36</text:p>
              </table:table-cell>
              <table:table-cell office:value-type="float" office:value="36.1318087390201">
                <text:p>36.131808739020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36">
                <text:p>36</text:p>
              </table:table-cell>
              <table:table-cell office:value-type="float" office:value="36.2456649896571">
                <text:p>36.245664989657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6">
                <text:p>36</text:p>
              </table:table-cell>
              <table:table-cell office:value-type="float" office:value="36.3596937610803">
                <text:p>36.3596937610803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6">
                <text:p>36</text:p>
              </table:table-cell>
              <table:table-cell office:value-type="float" office:value="36.4738964096081">
                <text:p>36.47389640960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">
                <text:p>36</text:p>
              </table:table-cell>
              <table:table-cell office:value-type="float" office:value="36.5882743003335">
                <text:p>36.588274300333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6">
                <text:p>36</text:p>
              </table:table-cell>
              <table:table-cell office:value-type="float" office:value="36.7028288072277">
                <text:p>36.702828807227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36">
                <text:p>36</text:p>
              </table:table-cell>
              <table:table-cell office:value-type="float" office:value="36.817561313246">
                <text:p>36.81756131324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37">
                <text:p>37</text:p>
              </table:table-cell>
              <table:table-cell office:value-type="float" office:value="36.9324732104337">
                <text:p>36.932473210433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7">
                <text:p>37</text:p>
              </table:table-cell>
              <table:table-cell office:value-type="float" office:value="37.047565900035">
                <text:p>37.0475659000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7">
                <text:p>37</text:p>
              </table:table-cell>
              <table:table-cell office:value-type="float" office:value="37.1628407926016">
                <text:p>37.162840792601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7">
                <text:p>37</text:p>
              </table:table-cell>
              <table:table-cell office:value-type="float" office:value="37.2782993081032">
                <text:p>37.278299308103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37.3939428760399">
                <text:p>37.393942876039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7">
                <text:p>37</text:p>
              </table:table-cell>
              <table:table-cell office:value-type="float" office:value="37.5097729355558">
                <text:p>37.509772935555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37">
                <text:p>37</text:p>
              </table:table-cell>
              <table:table-cell office:value-type="float" office:value="37.6257909355525">
                <text:p>37.62579093555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7">
                <text:p>37</text:p>
              </table:table-cell>
              <table:table-cell office:value-type="float" office:value="37.7419983348071">
                <text:p>37.741998334807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7">
                <text:p>37</text:p>
              </table:table-cell>
              <table:table-cell office:value-type="float" office:value="37.8583966020884">
                <text:p>37.858396602088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7">
                <text:p>37</text:p>
              </table:table-cell>
              <table:table-cell office:value-type="float" office:value="37.9749872162767">
                <text:p>37.974987216276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38.0917716664845">
                <text:p>38.091771666484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38">
                <text:p>38</text:p>
              </table:table-cell>
              <table:table-cell office:value-type="float" office:value="38.2087514521784">
                <text:p>38.208751452178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38.325928083303">
                <text:p>38.32592808330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">
                <text:p>38</text:p>
              </table:table-cell>
              <table:table-cell office:value-type="float" office:value="38.4433030804066">
                <text:p>38.44330308040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8">
                <text:p>38</text:p>
              </table:table-cell>
              <table:table-cell office:value-type="float" office:value="38.5608779747674">
                <text:p>38.560877974767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38">
                <text:p>38</text:p>
              </table:table-cell>
              <table:table-cell office:value-type="float" office:value="38.6786543085226">
                <text:p>38.678654308522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38.7966336347987">
                <text:p>38.79663363479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">
                <text:p>38</text:p>
              </table:table-cell>
              <table:table-cell office:value-type="float" office:value="38.9148175178429">
                <text:p>38.914817517842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38">
                <text:p>38</text:p>
              </table:table-cell>
              <table:table-cell office:value-type="float" office:value="39.0332075331578">
                <text:p>39.033207533157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38">
                <text:p>38</text:p>
              </table:table-cell>
              <table:table-cell office:value-type="float" office:value="39.1518052676354">
                <text:p>39.151805267635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9">
                <text:p>39</text:p>
              </table:table-cell>
              <table:table-cell office:value-type="float" office:value="39.2706123196955">
                <text:p>39.2706123196955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9">
                <text:p>39</text:p>
              </table:table-cell>
              <table:table-cell office:value-type="float" office:value="39.3896302994244">
                <text:p>39.389630299424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9">
                <text:p>39</text:p>
              </table:table-cell>
              <table:table-cell office:value-type="float" office:value="39.5088608287151">
                <text:p>39.508860828715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9">
                <text:p>39</text:p>
              </table:table-cell>
              <table:table-cell office:value-type="float" office:value="39.6283055414109">
                <text:p>39.628305541410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39">
                <text:p>39</text:p>
              </table:table-cell>
              <table:table-cell office:value-type="float" office:value="39.7479660834496">
                <text:p>39.747966083449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9">
                <text:p>39</text:p>
              </table:table-cell>
              <table:table-cell office:value-type="float" office:value="39.8678441130102">
                <text:p>39.867844113010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9">
                <text:p>39</text:p>
              </table:table-cell>
              <table:table-cell office:value-type="float" office:value="39.987941300661">
                <text:p>39.9879413006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9">
                <text:p>39</text:p>
              </table:table-cell>
              <table:table-cell office:value-type="float" office:value="40.1082593295109">
                <text:p>40.108259329510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9">
                <text:p>39</text:p>
              </table:table-cell>
              <table:table-cell office:value-type="float" office:value="40.228799895361">
                <text:p>40.22879989536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9">
                <text:p>39</text:p>
              </table:table-cell>
              <table:table-cell office:value-type="float" office:value="40.3495647068602">
                <text:p>40.349564706860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40.4705554856615">
                <text:p>40.4705554856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40">
                <text:p>40</text:p>
              </table:table-cell>
              <table:table-cell office:value-type="float" office:value="40.5917739665807">
                <text:p>40.591773966580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0">
                <text:p>40</text:p>
              </table:table-cell>
              <table:table-cell office:value-type="float" office:value="40.7132218977576">
                <text:p>40.713221897757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0">
                <text:p>40</text:p>
              </table:table-cell>
              <table:table-cell office:value-type="float" office:value="40.8349010408197">
                <text:p>40.834901040819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40.9568131710472">
                <text:p>40.956813171047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40">
                <text:p>40</text:p>
              </table:table-cell>
              <table:table-cell office:value-type="float" office:value="41.078960077541">
                <text:p>41.07896007754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40">
                <text:p>40</text:p>
              </table:table-cell>
              <table:table-cell office:value-type="float" office:value="41.2013435633932">
                <text:p>41.20134356339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41.3239654458589">
                <text:p>41.323965445858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0">
                <text:p>40</text:p>
              </table:table-cell>
              <table:table-cell office:value-type="float" office:value="41.4468275565322">
                <text:p>41.446827556532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0">
                <text:p>40</text:p>
              </table:table-cell>
              <table:table-cell office:value-type="float" office:value="41.5699317415228">
                <text:p>41.569931741522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1">
                <text:p>41</text:p>
              </table:table-cell>
              <table:table-cell office:value-type="float" office:value="41.6932798616364">
                <text:p>41.693279861636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1">
                <text:p>41</text:p>
              </table:table-cell>
              <table:table-cell office:value-type="float" office:value="41.8168737925569">
                <text:p>41.816873792556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1">
                <text:p>41</text:p>
              </table:table-cell>
              <table:table-cell office:value-type="float" office:value="41.9407154250318">
                <text:p>41.940715425031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1">
                <text:p>41</text:p>
              </table:table-cell>
              <table:table-cell office:value-type="float" office:value="42.0648066650596">
                <text:p>42.064806665059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1">
                <text:p>41</text:p>
              </table:table-cell>
              <table:table-cell office:value-type="float" office:value="42.1891494340806">
                <text:p>42.189149434080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1">
                <text:p>41</text:p>
              </table:table-cell>
              <table:table-cell office:value-type="float" office:value="42.3137456691695">
                <text:p>42.313745669169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1">
                <text:p>41</text:p>
              </table:table-cell>
              <table:table-cell office:value-type="float" office:value="42.438597323232">
                <text:p>42.4385973232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1">
                <text:p>41</text:p>
              </table:table-cell>
              <table:table-cell office:value-type="float" office:value="42.5637063652033">
                <text:p>42.563706365203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1">
                <text:p>41</text:p>
              </table:table-cell>
              <table:table-cell office:value-type="float" office:value="42.689074780249">
                <text:p>42.68907478024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1">
                <text:p>41</text:p>
              </table:table-cell>
              <table:table-cell office:value-type="float" office:value="42.8147045699711">
                <text:p>42.814704569971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2">
                <text:p>42</text:p>
              </table:table-cell>
              <table:table-cell office:value-type="float" office:value="42.9405977526147">
                <text:p>42.940597752614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2">
                <text:p>42</text:p>
              </table:table-cell>
              <table:table-cell office:value-type="float" office:value="43.0667563632787">
                <text:p>43.066756363278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2">
                <text:p>42</text:p>
              </table:table-cell>
              <table:table-cell office:value-type="float" office:value="43.1931824541295">
                <text:p>43.193182454129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2">
                <text:p>42</text:p>
              </table:table-cell>
              <table:table-cell office:value-type="float" office:value="43.3198780946182">
                <text:p>43.319878094618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2">
                <text:p>42</text:p>
              </table:table-cell>
              <table:table-cell office:value-type="float" office:value="43.4468453717004">
                <text:p>43.446845371700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2">
                <text:p>42</text:p>
              </table:table-cell>
              <table:table-cell office:value-type="float" office:value="43.5740863900596">
                <text:p>43.574086390059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2">
                <text:p>42</text:p>
              </table:table-cell>
              <table:table-cell office:value-type="float" office:value="43.7016032723341">
                <text:p>43.701603272334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  <table:table-cell office:value-type="float" office:value="43.8293981593468">
                <text:p>43.829398159346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2">
                <text:p>42</text:p>
              </table:table-cell>
              <table:table-cell office:value-type="float" office:value="43.9574732103389">
                <text:p>43.95747321033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2">
                <text:p>42</text:p>
              </table:table-cell>
              <table:table-cell office:value-type="float" office:value="44.0858306032071">
                <text:p>44.08583060320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3">
                <text:p>43</text:p>
              </table:table-cell>
              <table:table-cell office:value-type="float" office:value="44.2144725347437">
                <text:p>44.214472534743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3">
                <text:p>43</text:p>
              </table:table-cell>
              <table:table-cell office:value-type="float" office:value="44.343401220882">
                <text:p>44.34340122088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3">
                <text:p>43</text:p>
              </table:table-cell>
              <table:table-cell office:value-type="float" office:value="44.4726188969427">
                <text:p>44.47261889694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3">
                <text:p>43</text:p>
              </table:table-cell>
              <table:table-cell office:value-type="float" office:value="44.6021278178876">
                <text:p>44.602127817887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3">
                <text:p>43</text:p>
              </table:table-cell>
              <table:table-cell office:value-type="float" office:value="44.7319302585738">
                <text:p>44.731930258573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3">
                <text:p>43</text:p>
              </table:table-cell>
              <table:table-cell office:value-type="float" office:value="44.8620285140137">
                <text:p>44.862028514013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3">
                <text:p>43</text:p>
              </table:table-cell>
              <table:table-cell office:value-type="float" office:value="44.9924248996391">
                <text:p>44.992424899639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3">
                <text:p>43</text:p>
              </table:table-cell>
              <table:table-cell office:value-type="float" office:value="45.1231217515681">
                <text:p>45.123121751568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3">
                <text:p>43</text:p>
              </table:table-cell>
              <table:table-cell office:value-type="float" office:value="45.2541214268779">
                <text:p>45.254121426877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3">
                <text:p>43</text:p>
              </table:table-cell>
              <table:table-cell office:value-type="float" office:value="45.3854263038799">
                <text:p>45.38542630387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4">
                <text:p>44</text:p>
              </table:table-cell>
              <table:table-cell office:value-type="float" office:value="45.5170387824009">
                <text:p>45.517038782400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4">
                <text:p>44</text:p>
              </table:table-cell>
              <table:table-cell office:value-type="float" office:value="45.6489612840673">
                <text:p>45.64896128406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4">
                <text:p>44</text:p>
              </table:table-cell>
              <table:table-cell office:value-type="float" office:value="45.7811962525951">
                <text:p>45.781196252595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4">
                <text:p>44</text:p>
              </table:table-cell>
              <table:table-cell office:value-type="float" office:value="45.913746154083">
                <text:p>45.91374615408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4">
                <text:p>44</text:p>
              </table:table-cell>
              <table:table-cell office:value-type="float" office:value="46.0466134773115">
                <text:p>46.046613477311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4">
                <text:p>44</text:p>
              </table:table-cell>
              <table:table-cell office:value-type="float" office:value="46.1798007340461">
                <text:p>46.179800734046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46.3133104593451">
                <text:p>46.31331045934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4">
                <text:p>44</text:p>
              </table:table-cell>
              <table:table-cell office:value-type="float" office:value="46.447145211873">
                <text:p>46.44714521187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4">
                <text:p>44</text:p>
              </table:table-cell>
              <table:table-cell office:value-type="float" office:value="46.5813075742187">
                <text:p>46.581307574218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4">
                <text:p>44</text:p>
              </table:table-cell>
              <table:table-cell office:value-type="float" office:value="46.7158001532184">
                <text:p>46.715800153218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5">
                <text:p>45</text:p>
              </table:table-cell>
              <table:table-cell office:value-type="float" office:value="46.8506255802843">
                <text:p>46.850625580284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5">
                <text:p>45</text:p>
              </table:table-cell>
              <table:table-cell office:value-type="float" office:value="46.9857865117381">
                <text:p>46.985786511738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5">
                <text:p>45</text:p>
              </table:table-cell>
              <table:table-cell office:value-type="float" office:value="47.1212856291509">
                <text:p>47.121285629150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5">
                <text:p>45</text:p>
              </table:table-cell>
              <table:table-cell office:value-type="float" office:value="47.2571256396874">
                <text:p>47.257125639687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5">
                <text:p>45</text:p>
              </table:table-cell>
              <table:table-cell office:value-type="float" office:value="47.3933092764565">
                <text:p>47.393309276456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5">
                <text:p>45</text:p>
              </table:table-cell>
              <table:table-cell office:value-type="float" office:value="47.5298392988676">
                <text:p>47.529839298867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5">
                <text:p>45</text:p>
              </table:table-cell>
              <table:table-cell office:value-type="float" office:value="47.6667184929929">
                <text:p>47.66671849299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5">
                <text:p>45</text:p>
              </table:table-cell>
              <table:table-cell office:value-type="float" office:value="47.8039496719351">
                <text:p>47.803949671935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5">
                <text:p>45</text:p>
              </table:table-cell>
              <table:table-cell office:value-type="float" office:value="47.9415356762023">
                <text:p>47.941535676202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48.0794793740879">
                <text:p>48.079479374087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6">
                <text:p>46</text:p>
              </table:table-cell>
              <table:table-cell office:value-type="float" office:value="48.2177836620576">
                <text:p>48.217783662057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6">
                <text:p>46</text:p>
              </table:table-cell>
              <table:table-cell office:value-type="float" office:value="48.3564514651432">
                <text:p>48.356451465143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6">
                <text:p>46</text:p>
              </table:table-cell>
              <table:table-cell office:value-type="float" office:value="48.4954857373422">
                <text:p>48.495485737342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6">
                <text:p>46</text:p>
              </table:table-cell>
              <table:table-cell office:value-type="float" office:value="48.6348894620248">
                <text:p>48.63488946202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6">
                <text:p>46</text:p>
              </table:table-cell>
              <table:table-cell office:value-type="float" office:value="48.7746656523479">
                <text:p>48.774665652347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6">
                <text:p>46</text:p>
              </table:table-cell>
              <table:table-cell office:value-type="float" office:value="48.9148173516751">
                <text:p>48.914817351675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6">
                <text:p>46</text:p>
              </table:table-cell>
              <table:table-cell office:value-type="float" office:value="49.0553476340057">
                <text:p>49.05534763400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6">
                <text:p>46</text:p>
              </table:table-cell>
              <table:table-cell office:value-type="float" office:value="49.1962596044093">
                <text:p>49.196259604409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6">
                <text:p>46</text:p>
              </table:table-cell>
              <table:table-cell office:value-type="float" office:value="49.3375563994688">
                <text:p>49.33755639946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6">
                <text:p>46</text:p>
              </table:table-cell>
              <table:table-cell office:value-type="float" office:value="49.4792411877314">
                <text:p>49.479241187731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7">
                <text:p>47</text:p>
              </table:table-cell>
              <table:table-cell office:value-type="float" office:value="49.6213171701663">
                <text:p>49.621317170166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7">
                <text:p>47</text:p>
              </table:table-cell>
              <table:table-cell office:value-type="float" office:value="49.7637875806312">
                <text:p>49.763787580631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7">
                <text:p>47</text:p>
              </table:table-cell>
              <table:table-cell office:value-type="float" office:value="49.9066556863472">
                <text:p>49.906655686347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7">
                <text:p>47</text:p>
              </table:table-cell>
              <table:table-cell office:value-type="float" office:value="50.049924788381">
                <text:p>50.04992478838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7">
                <text:p>47</text:p>
              </table:table-cell>
              <table:table-cell office:value-type="float" office:value="50.1935982221365">
                <text:p>50.193598222136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">
                <text:p>47</text:p>
              </table:table-cell>
              <table:table-cell office:value-type="float" office:value="50.3376793578549">
                <text:p>50.337679357854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7">
                <text:p>47</text:p>
              </table:table-cell>
              <table:table-cell office:value-type="float" office:value="50.4821716011234">
                <text:p>50.48217160112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">
                <text:p>47</text:p>
              </table:table-cell>
              <table:table-cell office:value-type="float" office:value="50.6270783933932">
                <text:p>50.627078393393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7">
                <text:p>47</text:p>
              </table:table-cell>
              <table:table-cell office:value-type="float" office:value="50.7724032125063">
                <text:p>50.772403212506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7">
                <text:p>47</text:p>
              </table:table-cell>
              <table:table-cell office:value-type="float" office:value="50.9181495732332">
                <text:p>50.918149573233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8">
                <text:p>48</text:p>
              </table:table-cell>
              <table:table-cell office:value-type="float" office:value="51.0643210278176">
                <text:p>51.06432102781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51.2109211665342">
                <text:p>51.21092116653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8">
                <text:p>48</text:p>
              </table:table-cell>
              <table:table-cell office:value-type="float" office:value="51.3579536182537">
                <text:p>51.357953618253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8">
                <text:p>48</text:p>
              </table:table-cell>
              <table:table-cell office:value-type="float" office:value="51.5054220510199">
                <text:p>51.50542205101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8">
                <text:p>48</text:p>
              </table:table-cell>
              <table:table-cell office:value-type="float" office:value="51.6533301726369">
                <text:p>51.653330172636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48">
                <text:p>48</text:p>
              </table:table-cell>
              <table:table-cell office:value-type="float" office:value="51.8016817312665">
                <text:p>51.801681731266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48">
                <text:p>48</text:p>
              </table:table-cell>
              <table:table-cell office:value-type="float" office:value="51.9504805160373">
                <text:p>51.95048051603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52.0997303576648">
                <text:p>52.099730357664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48">
                <text:p>48</text:p>
              </table:table-cell>
              <table:table-cell office:value-type="float" office:value="52.2494351290831">
                <text:p>52.249435129083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8">
                <text:p>48</text:p>
              </table:table-cell>
              <table:table-cell office:value-type="float" office:value="52.3995987460876">
                <text:p>52.399598746087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9">
                <text:p>49</text:p>
              </table:table-cell>
              <table:table-cell office:value-type="float" office:value="52.5502251679913">
                <text:p>52.550225167991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49">
                <text:p>49</text:p>
              </table:table-cell>
              <table:table-cell office:value-type="float" office:value="52.7013183982914">
                <text:p>52.701318398291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9">
                <text:p>49</text:p>
              </table:table-cell>
              <table:table-cell office:value-type="float" office:value="52.8528824853504">
                <text:p>52.852882485350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49">
                <text:p>49</text:p>
              </table:table-cell>
              <table:table-cell office:value-type="float" office:value="53.0049215230886">
                <text:p>53.004921523088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9">
                <text:p>49</text:p>
              </table:table-cell>
              <table:table-cell office:value-type="float" office:value="53.1574396516901">
                <text:p>53.15743965169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9">
                <text:p>49</text:p>
              </table:table-cell>
              <table:table-cell office:value-type="float" office:value="53.310441058323">
                <text:p>53.31044105832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9">
                <text:p>49</text:p>
              </table:table-cell>
              <table:table-cell office:value-type="float" office:value="53.4639299778725">
                <text:p>53.46392997787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9">
                <text:p>49</text:p>
              </table:table-cell>
              <table:table-cell office:value-type="float" office:value="53.6179106936876">
                <text:p>53.617910693687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49">
                <text:p>49</text:p>
              </table:table-cell>
              <table:table-cell office:value-type="float" office:value="53.7723875383444">
                <text:p>53.772387538344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49">
                <text:p>49</text:p>
              </table:table-cell>
              <table:table-cell office:value-type="float" office:value="53.9273648944209">
                <text:p>53.927364894420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50">
                <text:p>50</text:p>
              </table:table-cell>
              <table:table-cell office:value-type="float" office:value="54.0828471952899">
                <text:p>54.08284719528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0">
                <text:p>50</text:p>
              </table:table-cell>
              <table:table-cell office:value-type="float" office:value="54.2388389259253">
                <text:p>54.238838925925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54.3953446237251">
                <text:p>54.395344623725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0">
                <text:p>50</text:p>
              </table:table-cell>
              <table:table-cell office:value-type="float" office:value="54.5523688793499">
                <text:p>54.55236887934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0">
                <text:p>50</text:p>
              </table:table-cell>
              <table:table-cell office:value-type="float" office:value="54.7099163375789">
                <text:p>54.709916337578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50">
                <text:p>50</text:p>
              </table:table-cell>
              <table:table-cell office:value-type="float" office:value="54.8679916981821">
                <text:p>54.867991698182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0">
                <text:p>50</text:p>
              </table:table-cell>
              <table:table-cell office:value-type="float" office:value="55.0265997168095">
                <text:p>55.02659971680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0">
                <text:p>50</text:p>
              </table:table-cell>
              <table:table-cell office:value-type="float" office:value="55.1857452058989">
                <text:p>55.185745205898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50">
                <text:p>50</text:p>
              </table:table-cell>
              <table:table-cell office:value-type="float" office:value="55.3454330356013">
                <text:p>55.345433035601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50">
                <text:p>50</text:p>
              </table:table-cell>
              <table:table-cell office:value-type="float" office:value="55.5056681347251">
                <text:p>55.505668134725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1">
                <text:p>51</text:p>
              </table:table-cell>
              <table:table-cell office:value-type="float" office:value="55.6664554916993">
                <text:p>55.66645549169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1">
                <text:p>51</text:p>
              </table:table-cell>
              <table:table-cell office:value-type="float" office:value="55.8278001555557">
                <text:p>55.827800155555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55.9897072369325">
                <text:p>55.989707236932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1">
                <text:p>51</text:p>
              </table:table-cell>
              <table:table-cell office:value-type="float" office:value="56.1521819090964">
                <text:p>56.152181909096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1">
                <text:p>51</text:p>
              </table:table-cell>
              <table:table-cell office:value-type="float" office:value="56.3152294089874">
                <text:p>56.315229408987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1">
                <text:p>51</text:p>
              </table:table-cell>
              <table:table-cell office:value-type="float" office:value="56.4788550382837">
                <text:p>56.478855038283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51">
                <text:p>51</text:p>
              </table:table-cell>
              <table:table-cell office:value-type="float" office:value="56.6430641644901">
                <text:p>56.64306416449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56.8078622220475">
                <text:p>56.807862222047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  <table:table-cell office:value-type="float" office:value="56.973254713466">
                <text:p>56.97325471346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57.1392472104827">
                <text:p>57.1392472104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39cm" svg:height="19.365cm" xlink:href=".." xlink:type="simple" chart:class="chart:line" chart:column-mapping="1 0" chart:style-name="ch1">
        <chart:legend chart:legend-position="end" svg:x="29.46cm" svg:y="9.134cm" style:legend-expansion="high" chart:style-name="ch2"/>
        <chart:plot-area chart:style-name="ch3" table:cell-range-address="Sheet1.A331:Sheet1.A840 Sheet1.F331:Sheet1.G840" chart:data-source-has-labels="column" svg:x="0.153cm" svg:y="0.49cm" svg:width="28.273cm" svg:height="19.313cm">
          <chartooo:coordinate-region svg:x="0.96cm" svg:y="0.689cm" svg:width="27.466cm" svg:height="18.19cm"/>
          <chart:axis chart:dimension="x" chart:name="primary-x" chart:style-name="ch4" chartooo:axis-type="auto">
            <chartooo:date-scale/>
            <chart:categories table:cell-range-address="Sheet1.A331:Sheet1.A8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31:Sheet1.G840" chart:class="chart:line">
            <chart:data-point chart:repeated="510"/>
          </chart:series>
          <chart:series chart:style-name="ch7" chart:values-cell-range-address="Sheet1.F331:Sheet1.F840" chart:class="chart:line">
            <chart:data-point chart:repeated="5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57">
                <text:p>757</text:p>
                <draw:g>
                  <svg:desc>Sheet1.A331:Sheet1.A840</svg:desc>
                </draw:g>
              </table:table-cell>
              <table:table-cell office:value-type="float" office:value="33">
                <text:p>33</text:p>
                <draw:g>
                  <svg:desc>Sheet1.G331:Sheet1.G840</svg:desc>
                </draw:g>
              </table:table-cell>
              <table:table-cell office:value-type="float" office:value="30.9302594053039">
                <text:p>30.9302594053039</text:p>
                <draw:g>
                  <svg:desc>Sheet1.F331:Sheet1.F840</svg:desc>
                </draw:g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33">
                <text:p>33</text:p>
              </table:table-cell>
              <table:table-cell office:value-type="float" office:value="31.1347920054016">
                <text:p>31.134792005401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33">
                <text:p>33</text:p>
              </table:table-cell>
              <table:table-cell office:value-type="float" office:value="31.3389724852268">
                <text:p>31.338972485226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33">
                <text:p>33</text:p>
              </table:table-cell>
              <table:table-cell office:value-type="float" office:value="31.5428043743266">
                <text:p>31.542804374326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34">
                <text:p>34</text:p>
              </table:table-cell>
              <table:table-cell office:value-type="float" office:value="31.7462911686911">
                <text:p>31.7462911686911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34">
                <text:p>34</text:p>
              </table:table-cell>
              <table:table-cell office:value-type="float" office:value="31.9494363312615">
                <text:p>31.949436331261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34">
                <text:p>34</text:p>
              </table:table-cell>
              <table:table-cell office:value-type="float" office:value="32.1522432924293">
                <text:p>32.152243292429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">
                <text:p>34</text:p>
              </table:table-cell>
              <table:table-cell office:value-type="float" office:value="32.3547154505267">
                <text:p>32.354715450526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34">
                <text:p>34</text:p>
              </table:table-cell>
              <table:table-cell office:value-type="float" office:value="32.5568561723085">
                <text:p>32.556856172308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35">
                <text:p>35</text:p>
              </table:table-cell>
              <table:table-cell office:value-type="float" office:value="32.7586687934245">
                <text:p>32.7586687934245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35">
                <text:p>35</text:p>
              </table:table-cell>
              <table:table-cell office:value-type="float" office:value="32.9601566188852">
                <text:p>32.960156618885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35">
                <text:p>35</text:p>
              </table:table-cell>
              <table:table-cell office:value-type="float" office:value="33.1613229235194">
                <text:p>33.161322923519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35">
                <text:p>35</text:p>
              </table:table-cell>
              <table:table-cell office:value-type="float" office:value="33.3621709524217">
                <text:p>33.362170952421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35">
                <text:p>35</text:p>
              </table:table-cell>
              <table:table-cell office:value-type="float" office:value="33.5627039213952">
                <text:p>33.562703921395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35">
                <text:p>35</text:p>
              </table:table-cell>
              <table:table-cell office:value-type="float" office:value="33.7629250173849">
                <text:p>33.7629250173849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36">
                <text:p>36</text:p>
              </table:table-cell>
              <table:table-cell office:value-type="float" office:value="33.9628373989041">
                <text:p>33.962837398904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36">
                <text:p>36</text:p>
              </table:table-cell>
              <table:table-cell office:value-type="float" office:value="34.1624441964532">
                <text:p>34.162444196453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6">
                <text:p>36</text:p>
              </table:table-cell>
              <table:table-cell office:value-type="float" office:value="34.3617485129325">
                <text:p>34.361748512932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36">
                <text:p>36</text:p>
              </table:table-cell>
              <table:table-cell office:value-type="float" office:value="34.5607534240468">
                <text:p>34.56075342404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36">
                <text:p>36</text:p>
              </table:table-cell>
              <table:table-cell office:value-type="float" office:value="34.7594619787041">
                <text:p>34.7594619787041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37">
                <text:p>37</text:p>
              </table:table-cell>
              <table:table-cell office:value-type="float" office:value="34.9578771994069">
                <text:p>34.957877199406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37">
                <text:p>37</text:p>
              </table:table-cell>
              <table:table-cell office:value-type="float" office:value="35.1560020826379">
                <text:p>35.1560020826379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37">
                <text:p>37</text:p>
              </table:table-cell>
              <table:table-cell office:value-type="float" office:value="35.3538395992384">
                <text:p>35.353839599238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37">
                <text:p>37</text:p>
              </table:table-cell>
              <table:table-cell office:value-type="float" office:value="35.551392694781">
                <text:p>35.55139269478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37">
                <text:p>37</text:p>
              </table:table-cell>
              <table:table-cell office:value-type="float" office:value="35.7486642899358">
                <text:p>35.748664289935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37">
                <text:p>37</text:p>
              </table:table-cell>
              <table:table-cell office:value-type="float" office:value="35.9456572808317">
                <text:p>35.945657280831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38">
                <text:p>38</text:p>
              </table:table-cell>
              <table:table-cell office:value-type="float" office:value="36.1423745394099">
                <text:p>36.14237453940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8">
                <text:p>38</text:p>
              </table:table-cell>
              <table:table-cell office:value-type="float" office:value="36.3388189137736">
                <text:p>36.338818913773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8">
                <text:p>38</text:p>
              </table:table-cell>
              <table:table-cell office:value-type="float" office:value="36.5349932285304">
                <text:p>36.534993228530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38">
                <text:p>38</text:p>
              </table:table-cell>
              <table:table-cell office:value-type="float" office:value="36.7309002851309">
                <text:p>36.7309002851309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38">
                <text:p>38</text:p>
              </table:table-cell>
              <table:table-cell office:value-type="float" office:value="36.9265428622003">
                <text:p>36.9265428622003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39">
                <text:p>39</text:p>
              </table:table-cell>
              <table:table-cell office:value-type="float" office:value="37.1219237158656">
                <text:p>37.121923715865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39">
                <text:p>39</text:p>
              </table:table-cell>
              <table:table-cell office:value-type="float" office:value="37.3170455800774">
                <text:p>37.317045580077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39">
                <text:p>39</text:p>
              </table:table-cell>
              <table:table-cell office:value-type="float" office:value="37.5119111669268">
                <text:p>37.511911166926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39">
                <text:p>39</text:p>
              </table:table-cell>
              <table:table-cell office:value-type="float" office:value="37.7065231669566">
                <text:p>37.706523166956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39">
                <text:p>39</text:p>
              </table:table-cell>
              <table:table-cell office:value-type="float" office:value="37.9008842494691">
                <text:p>37.9008842494691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39">
                <text:p>39</text:p>
              </table:table-cell>
              <table:table-cell office:value-type="float" office:value="38.0949970628271">
                <text:p>38.094997062827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0">
                <text:p>40</text:p>
              </table:table-cell>
              <table:table-cell office:value-type="float" office:value="38.2888642347517">
                <text:p>38.288864234751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40">
                <text:p>40</text:p>
              </table:table-cell>
              <table:table-cell office:value-type="float" office:value="38.4824883726155">
                <text:p>38.482488372615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40">
                <text:p>40</text:p>
              </table:table-cell>
              <table:table-cell office:value-type="float" office:value="38.6758720637301">
                <text:p>38.6758720637301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40">
                <text:p>40</text:p>
              </table:table-cell>
              <table:table-cell office:value-type="float" office:value="38.8690178756303">
                <text:p>38.8690178756303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40">
                <text:p>40</text:p>
              </table:table-cell>
              <table:table-cell office:value-type="float" office:value="39.0619283563542">
                <text:p>39.061928356354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39.2546060347169">
                <text:p>39.2546060347169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41">
                <text:p>41</text:p>
              </table:table-cell>
              <table:table-cell office:value-type="float" office:value="39.4470534205833">
                <text:p>39.447053420583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41">
                <text:p>41</text:p>
              </table:table-cell>
              <table:table-cell office:value-type="float" office:value="39.6392730051342">
                <text:p>39.639273005134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41">
                <text:p>41</text:p>
              </table:table-cell>
              <table:table-cell office:value-type="float" office:value="39.8312672611295">
                <text:p>39.831267261129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41">
                <text:p>41</text:p>
              </table:table-cell>
              <table:table-cell office:value-type="float" office:value="40.0230386431671">
                <text:p>40.023038643167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1">
                <text:p>41</text:p>
              </table:table-cell>
              <table:table-cell office:value-type="float" office:value="40.2145895879384">
                <text:p>40.214589587938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42">
                <text:p>42</text:p>
              </table:table-cell>
              <table:table-cell office:value-type="float" office:value="40.4059225144797">
                <text:p>40.405922514479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42">
                <text:p>42</text:p>
              </table:table-cell>
              <table:table-cell office:value-type="float" office:value="40.5970398244199">
                <text:p>40.597039824419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42">
                <text:p>42</text:p>
              </table:table-cell>
              <table:table-cell office:value-type="float" office:value="40.7879439022247">
                <text:p>40.787943902224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42">
                <text:p>42</text:p>
              </table:table-cell>
              <table:table-cell office:value-type="float" office:value="40.9786371154366">
                <text:p>40.978637115436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42">
                <text:p>42</text:p>
              </table:table-cell>
              <table:table-cell office:value-type="float" office:value="41.1691218149128">
                <text:p>41.169121814912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2">
                <text:p>42</text:p>
              </table:table-cell>
              <table:table-cell office:value-type="float" office:value="41.3594003350586">
                <text:p>41.3594003350586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43">
                <text:p>43</text:p>
              </table:table-cell>
              <table:table-cell office:value-type="float" office:value="41.5494749940572">
                <text:p>41.549474994057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43">
                <text:p>43</text:p>
              </table:table-cell>
              <table:table-cell office:value-type="float" office:value="41.739348094097">
                <text:p>41.73934809409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3">
                <text:p>43</text:p>
              </table:table-cell>
              <table:table-cell office:value-type="float" office:value="41.9290219215955">
                <text:p>41.929021921595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">
                <text:p>43</text:p>
              </table:table-cell>
              <table:table-cell office:value-type="float" office:value="42.1184987474195">
                <text:p>42.118498747419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43">
                <text:p>43</text:p>
              </table:table-cell>
              <table:table-cell office:value-type="float" office:value="42.3077808271027">
                <text:p>42.3077808271027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44">
                <text:p>44</text:p>
              </table:table-cell>
              <table:table-cell office:value-type="float" office:value="42.4968704010599">
                <text:p>42.4968704010599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44">
                <text:p>44</text:p>
              </table:table-cell>
              <table:table-cell office:value-type="float" office:value="42.685769694799">
                <text:p>42.685769694799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44">
                <text:p>44</text:p>
              </table:table-cell>
              <table:table-cell office:value-type="float" office:value="42.8744809191285">
                <text:p>42.874480919128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44">
                <text:p>44</text:p>
              </table:table-cell>
              <table:table-cell office:value-type="float" office:value="43.0630062703638">
                <text:p>43.063006270363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44">
                <text:p>44</text:p>
              </table:table-cell>
              <table:table-cell office:value-type="float" office:value="43.2513479305296">
                <text:p>43.251347930529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44">
                <text:p>44</text:p>
              </table:table-cell>
              <table:table-cell office:value-type="float" office:value="43.4395080675596">
                <text:p>43.439508067559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43.627488835494">
                <text:p>43.62748883549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45">
                <text:p>45</text:p>
              </table:table-cell>
              <table:table-cell office:value-type="float" office:value="43.8152923746744">
                <text:p>43.815292374674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5">
                <text:p>45</text:p>
              </table:table-cell>
              <table:table-cell office:value-type="float" office:value="44.002920811935">
                <text:p>44.00292081193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45">
                <text:p>45</text:p>
              </table:table-cell>
              <table:table-cell office:value-type="float" office:value="44.1903762607918">
                <text:p>44.190376260791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45">
                <text:p>45</text:p>
              </table:table-cell>
              <table:table-cell office:value-type="float" office:value="44.37766082163">
                <text:p>44.37766082163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46">
                <text:p>46</text:p>
              </table:table-cell>
              <table:table-cell office:value-type="float" office:value="44.5647765818882">
                <text:p>44.564776581888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46">
                <text:p>46</text:p>
              </table:table-cell>
              <table:table-cell office:value-type="float" office:value="44.7517256162397">
                <text:p>44.751725616239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46">
                <text:p>46</text:p>
              </table:table-cell>
              <table:table-cell office:value-type="float" office:value="44.9385099867724">
                <text:p>44.938509986772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46">
                <text:p>46</text:p>
              </table:table-cell>
              <table:table-cell office:value-type="float" office:value="45.1251317431658">
                <text:p>45.125131743165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46">
                <text:p>46</text:p>
              </table:table-cell>
              <table:table-cell office:value-type="float" office:value="45.3115929228658">
                <text:p>45.3115929228658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46">
                <text:p>46</text:p>
              </table:table-cell>
              <table:table-cell office:value-type="float" office:value="45.4978955512571">
                <text:p>45.4978955512571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47">
                <text:p>47</text:p>
              </table:table-cell>
              <table:table-cell office:value-type="float" office:value="45.6840416418333">
                <text:p>45.684041641833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7">
                <text:p>47</text:p>
              </table:table-cell>
              <table:table-cell office:value-type="float" office:value="45.8700331963657">
                <text:p>45.870033196365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47">
                <text:p>47</text:p>
              </table:table-cell>
              <table:table-cell office:value-type="float" office:value="46.0558722050686">
                <text:p>46.055872205068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47">
                <text:p>47</text:p>
              </table:table-cell>
              <table:table-cell office:value-type="float" office:value="46.2415606467632">
                <text:p>46.241560646763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47">
                <text:p>47</text:p>
              </table:table-cell>
              <table:table-cell office:value-type="float" office:value="46.4271004890398">
                <text:p>46.427100489039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8">
                <text:p>48</text:p>
              </table:table-cell>
              <table:table-cell office:value-type="float" office:value="46.6124936884171">
                <text:p>46.6124936884171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48">
                <text:p>48</text:p>
              </table:table-cell>
              <table:table-cell office:value-type="float" office:value="46.7977421905002">
                <text:p>46.797742190500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48">
                <text:p>48</text:p>
              </table:table-cell>
              <table:table-cell office:value-type="float" office:value="46.9828479301362">
                <text:p>46.982847930136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48">
                <text:p>48</text:p>
              </table:table-cell>
              <table:table-cell office:value-type="float" office:value="47.1678128315683">
                <text:p>47.1678128315683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48">
                <text:p>48</text:p>
              </table:table-cell>
              <table:table-cell office:value-type="float" office:value="47.3526388085877">
                <text:p>47.352638808587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48">
                <text:p>48</text:p>
              </table:table-cell>
              <table:table-cell office:value-type="float" office:value="47.5373277646838">
                <text:p>47.537327764683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9">
                <text:p>49</text:p>
              </table:table-cell>
              <table:table-cell office:value-type="float" office:value="47.7218815931922">
                <text:p>47.721881593192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49">
                <text:p>49</text:p>
              </table:table-cell>
              <table:table-cell office:value-type="float" office:value="47.9063021774417">
                <text:p>47.906302177441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49">
                <text:p>49</text:p>
              </table:table-cell>
              <table:table-cell office:value-type="float" office:value="48.0905913908984">
                <text:p>48.0905913908984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49">
                <text:p>49</text:p>
              </table:table-cell>
              <table:table-cell office:value-type="float" office:value="48.2747510973097">
                <text:p>48.2747510973097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49">
                <text:p>49</text:p>
              </table:table-cell>
              <table:table-cell office:value-type="float" office:value="48.4587831508446">
                <text:p>48.4587831508446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50">
                <text:p>50</text:p>
              </table:table-cell>
              <table:table-cell office:value-type="float" office:value="48.6426893962345">
                <text:p>48.642689396234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50">
                <text:p>50</text:p>
              </table:table-cell>
              <table:table-cell office:value-type="float" office:value="48.8264716689098">
                <text:p>48.826471668909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50">
                <text:p>50</text:p>
              </table:table-cell>
              <table:table-cell office:value-type="float" office:value="49.010131795138">
                <text:p>49.010131795138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50">
                <text:p>50</text:p>
              </table:table-cell>
              <table:table-cell office:value-type="float" office:value="49.1936715921575">
                <text:p>49.193671592157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50">
                <text:p>50</text:p>
              </table:table-cell>
              <table:table-cell office:value-type="float" office:value="49.3770928683111">
                <text:p>49.377092868311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0">
                <text:p>50</text:p>
              </table:table-cell>
              <table:table-cell office:value-type="float" office:value="49.5603974231781">
                <text:p>49.5603974231781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51">
                <text:p>51</text:p>
              </table:table-cell>
              <table:table-cell office:value-type="float" office:value="49.743587047704">
                <text:p>49.74358704770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51">
                <text:p>51</text:p>
              </table:table-cell>
              <table:table-cell office:value-type="float" office:value="49.9266635243309">
                <text:p>49.926663524330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51">
                <text:p>51</text:p>
              </table:table-cell>
              <table:table-cell office:value-type="float" office:value="50.1096286271225">
                <text:p>50.109628627122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51">
                <text:p>51</text:p>
              </table:table-cell>
              <table:table-cell office:value-type="float" office:value="50.2924841218924">
                <text:p>50.2924841218924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51">
                <text:p>51</text:p>
              </table:table-cell>
              <table:table-cell office:value-type="float" office:value="50.4752317663274">
                <text:p>50.475231766327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51">
                <text:p>51</text:p>
              </table:table-cell>
              <table:table-cell office:value-type="float" office:value="50.657873310111">
                <text:p>50.657873310111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52">
                <text:p>52</text:p>
              </table:table-cell>
              <table:table-cell office:value-type="float" office:value="50.840410495046">
                <text:p>50.840410495046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52">
                <text:p>52</text:p>
              </table:table-cell>
              <table:table-cell office:value-type="float" office:value="51.0228450551741">
                <text:p>51.0228450551741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52">
                <text:p>52</text:p>
              </table:table-cell>
              <table:table-cell office:value-type="float" office:value="51.2051787168955">
                <text:p>51.205178716895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2">
                <text:p>52</text:p>
              </table:table-cell>
              <table:table-cell office:value-type="float" office:value="51.3874131990879">
                <text:p>51.3874131990879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52">
                <text:p>52</text:p>
              </table:table-cell>
              <table:table-cell office:value-type="float" office:value="51.5695502132219">
                <text:p>51.569550213221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53">
                <text:p>53</text:p>
              </table:table-cell>
              <table:table-cell office:value-type="float" office:value="51.7515914634774">
                <text:p>51.7515914634774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53">
                <text:p>53</text:p>
              </table:table-cell>
              <table:table-cell office:value-type="float" office:value="51.9335386468582">
                <text:p>51.933538646858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53">
                <text:p>53</text:p>
              </table:table-cell>
              <table:table-cell office:value-type="float" office:value="52.1153934533044">
                <text:p>52.115393453304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53">
                <text:p>53</text:p>
              </table:table-cell>
              <table:table-cell office:value-type="float" office:value="52.2971575658051">
                <text:p>52.2971575658051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53">
                <text:p>53</text:p>
              </table:table-cell>
              <table:table-cell office:value-type="float" office:value="52.4788326605094">
                <text:p>52.478832660509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53">
                <text:p>53</text:p>
              </table:table-cell>
              <table:table-cell office:value-type="float" office:value="52.6604204068357">
                <text:p>52.660420406835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54">
                <text:p>54</text:p>
              </table:table-cell>
              <table:table-cell office:value-type="float" office:value="52.8419224675809">
                <text:p>52.841922467580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54">
                <text:p>54</text:p>
              </table:table-cell>
              <table:table-cell office:value-type="float" office:value="53.0233404990276">
                <text:p>53.023340499027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4">
                <text:p>54</text:p>
              </table:table-cell>
              <table:table-cell office:value-type="float" office:value="53.2046761510512">
                <text:p>53.2046761510512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54">
                <text:p>54</text:p>
              </table:table-cell>
              <table:table-cell office:value-type="float" office:value="53.385931067225">
                <text:p>53.38593106722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54">
                <text:p>54</text:p>
              </table:table-cell>
              <table:table-cell office:value-type="float" office:value="53.5671068849251">
                <text:p>53.5671068849251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55">
                <text:p>55</text:p>
              </table:table-cell>
              <table:table-cell office:value-type="float" office:value="53.7482052354335">
                <text:p>53.748205235433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55">
                <text:p>55</text:p>
              </table:table-cell>
              <table:table-cell office:value-type="float" office:value="53.9292277440416">
                <text:p>53.929227744041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55">
                <text:p>55</text:p>
              </table:table-cell>
              <table:table-cell office:value-type="float" office:value="54.1101760301506">
                <text:p>54.110176030150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55">
                <text:p>55</text:p>
              </table:table-cell>
              <table:table-cell office:value-type="float" office:value="54.2910517073727">
                <text:p>54.2910517073727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55">
                <text:p>55</text:p>
              </table:table-cell>
              <table:table-cell office:value-type="float" office:value="54.4718563836315">
                <text:p>54.471856383631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5">
                <text:p>55</text:p>
              </table:table-cell>
              <table:table-cell office:value-type="float" office:value="54.6525916612597">
                <text:p>54.6525916612597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56">
                <text:p>56</text:p>
              </table:table-cell>
              <table:table-cell office:value-type="float" office:value="54.8332591370974">
                <text:p>54.833259137097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6">
                <text:p>56</text:p>
              </table:table-cell>
              <table:table-cell office:value-type="float" office:value="55.0138604025901">
                <text:p>55.0138604025901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56">
                <text:p>56</text:p>
              </table:table-cell>
              <table:table-cell office:value-type="float" office:value="55.1943970438834">
                <text:p>55.19439704388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56">
                <text:p>56</text:p>
              </table:table-cell>
              <table:table-cell office:value-type="float" office:value="55.3748706419197">
                <text:p>55.374870641919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56">
                <text:p>56</text:p>
              </table:table-cell>
              <table:table-cell office:value-type="float" office:value="55.5552827725318">
                <text:p>55.555282772531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57">
                <text:p>57</text:p>
              </table:table-cell>
              <table:table-cell office:value-type="float" office:value="55.735635006537">
                <text:p>55.73563500653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57">
                <text:p>57</text:p>
              </table:table-cell>
              <table:table-cell office:value-type="float" office:value="55.9159289098305">
                <text:p>55.9159289098305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57">
                <text:p>57</text:p>
              </table:table-cell>
              <table:table-cell office:value-type="float" office:value="56.0961660434766">
                <text:p>56.096166043476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57">
                <text:p>57</text:p>
              </table:table-cell>
              <table:table-cell office:value-type="float" office:value="56.2763479638012">
                <text:p>56.276347963801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57">
                <text:p>57</text:p>
              </table:table-cell>
              <table:table-cell office:value-type="float" office:value="56.4564762224815">
                <text:p>56.456476222481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57">
                <text:p>57</text:p>
              </table:table-cell>
              <table:table-cell office:value-type="float" office:value="56.6365523666363">
                <text:p>56.636552366636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8">
                <text:p>58</text:p>
              </table:table-cell>
              <table:table-cell office:value-type="float" office:value="56.8165779389156">
                <text:p>56.816577938915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58">
                <text:p>58</text:p>
              </table:table-cell>
              <table:table-cell office:value-type="float" office:value="56.9965544775886">
                <text:p>56.9965544775886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58">
                <text:p>58</text:p>
              </table:table-cell>
              <table:table-cell office:value-type="float" office:value="57.1764835166316">
                <text:p>57.176483516631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58">
                <text:p>58</text:p>
              </table:table-cell>
              <table:table-cell office:value-type="float" office:value="57.3563665858152">
                <text:p>57.356366585815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58">
                <text:p>58</text:p>
              </table:table-cell>
              <table:table-cell office:value-type="float" office:value="57.5362052107906">
                <text:p>57.5362052107906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59">
                <text:p>59</text:p>
              </table:table-cell>
              <table:table-cell office:value-type="float" office:value="57.7160009131759">
                <text:p>57.716000913175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59">
                <text:p>59</text:p>
              </table:table-cell>
              <table:table-cell office:value-type="float" office:value="57.895755210641">
                <text:p>57.895755210641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58.0754696169917">
                <text:p>58.0754696169917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59">
                <text:p>59</text:p>
              </table:table-cell>
              <table:table-cell office:value-type="float" office:value="58.2551456422545">
                <text:p>58.2551456422545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9">
                <text:p>59</text:p>
              </table:table-cell>
              <table:table-cell office:value-type="float" office:value="58.4347847927596">
                <text:p>58.434784792759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9">
                <text:p>59</text:p>
              </table:table-cell>
              <table:table-cell office:value-type="float" office:value="58.6143885712234">
                <text:p>58.6143885712234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60">
                <text:p>60</text:p>
              </table:table-cell>
              <table:table-cell office:value-type="float" office:value="58.7939584768308">
                <text:p>58.793958476830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60">
                <text:p>60</text:p>
              </table:table-cell>
              <table:table-cell office:value-type="float" office:value="58.9734960053173">
                <text:p>58.9734960053173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60">
                <text:p>60</text:p>
              </table:table-cell>
              <table:table-cell office:value-type="float" office:value="59.1530026490495">
                <text:p>59.153002649049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60">
                <text:p>60</text:p>
              </table:table-cell>
              <table:table-cell office:value-type="float" office:value="59.3324798971061">
                <text:p>59.3324798971061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60">
                <text:p>60</text:p>
              </table:table-cell>
              <table:table-cell office:value-type="float" office:value="59.5119292353576">
                <text:p>59.511929235357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60">
                <text:p>60</text:p>
              </table:table-cell>
              <table:table-cell office:value-type="float" office:value="59.6913521465461">
                <text:p>59.6913521465461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61">
                <text:p>61</text:p>
              </table:table-cell>
              <table:table-cell office:value-type="float" office:value="59.8707501103641">
                <text:p>59.8707501103641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60.0501246035329">
                <text:p>60.050124603532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1">
                <text:p>61</text:p>
              </table:table-cell>
              <table:table-cell office:value-type="float" office:value="60.2294770998815">
                <text:p>60.22947709988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1">
                <text:p>61</text:p>
              </table:table-cell>
              <table:table-cell office:value-type="float" office:value="60.4088090704228">
                <text:p>60.408809070422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61">
                <text:p>61</text:p>
              </table:table-cell>
              <table:table-cell office:value-type="float" office:value="60.5881219834319">
                <text:p>60.588121983431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62">
                <text:p>62</text:p>
              </table:table-cell>
              <table:table-cell office:value-type="float" office:value="60.7674173045224">
                <text:p>60.767417304522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62">
                <text:p>62</text:p>
              </table:table-cell>
              <table:table-cell office:value-type="float" office:value="60.9466964967223">
                <text:p>60.9466964967223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62">
                <text:p>62</text:p>
              </table:table-cell>
              <table:table-cell office:value-type="float" office:value="61.1259610205503">
                <text:p>61.1259610205503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62">
                <text:p>62</text:p>
              </table:table-cell>
              <table:table-cell office:value-type="float" office:value="61.3052123340914">
                <text:p>61.305212334091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62">
                <text:p>62</text:p>
              </table:table-cell>
              <table:table-cell office:value-type="float" office:value="61.4844518930709">
                <text:p>61.484451893070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62">
                <text:p>62</text:p>
              </table:table-cell>
              <table:table-cell office:value-type="float" office:value="61.6636811509304">
                <text:p>61.663681150930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63">
                <text:p>63</text:p>
              </table:table-cell>
              <table:table-cell office:value-type="float" office:value="61.8429015589008">
                <text:p>61.842901558900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63">
                <text:p>63</text:p>
              </table:table-cell>
              <table:table-cell office:value-type="float" office:value="62.022114566077">
                <text:p>62.02211456607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3">
                <text:p>63</text:p>
              </table:table-cell>
              <table:table-cell office:value-type="float" office:value="62.2013216194909">
                <text:p>62.2013216194909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63">
                <text:p>63</text:p>
              </table:table-cell>
              <table:table-cell office:value-type="float" office:value="62.3805241641845">
                <text:p>62.380524164184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63">
                <text:p>63</text:p>
              </table:table-cell>
              <table:table-cell office:value-type="float" office:value="62.5597236432838">
                <text:p>62.559723643283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64">
                <text:p>64</text:p>
              </table:table-cell>
              <table:table-cell office:value-type="float" office:value="62.7389214980696">
                <text:p>62.738921498069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64">
                <text:p>64</text:p>
              </table:table-cell>
              <table:table-cell office:value-type="float" office:value="62.9181191680509">
                <text:p>62.918119168050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64">
                <text:p>64</text:p>
              </table:table-cell>
              <table:table-cell office:value-type="float" office:value="63.0973180910362">
                <text:p>63.097318091036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64">
                <text:p>64</text:p>
              </table:table-cell>
              <table:table-cell office:value-type="float" office:value="63.2765197032052">
                <text:p>63.276519703205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64">
                <text:p>64</text:p>
              </table:table-cell>
              <table:table-cell office:value-type="float" office:value="63.4557254391801">
                <text:p>63.4557254391801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64">
                <text:p>64</text:p>
              </table:table-cell>
              <table:table-cell office:value-type="float" office:value="63.6349367320965">
                <text:p>63.634936732096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65">
                <text:p>65</text:p>
              </table:table-cell>
              <table:table-cell office:value-type="float" office:value="63.8141550136737">
                <text:p>63.814155013673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5">
                <text:p>65</text:p>
              </table:table-cell>
              <table:table-cell office:value-type="float" office:value="63.993381714286">
                <text:p>63.993381714286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65">
                <text:p>65</text:p>
              </table:table-cell>
              <table:table-cell office:value-type="float" office:value="64.1726182630319">
                <text:p>64.1726182630319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65">
                <text:p>65</text:p>
              </table:table-cell>
              <table:table-cell office:value-type="float" office:value="64.3518660878048">
                <text:p>64.351866087804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65">
                <text:p>65</text:p>
              </table:table-cell>
              <table:table-cell office:value-type="float" office:value="64.5311266153618">
                <text:p>64.531126615361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66">
                <text:p>66</text:p>
              </table:table-cell>
              <table:table-cell office:value-type="float" office:value="64.7104012713943">
                <text:p>64.710401271394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66">
                <text:p>66</text:p>
              </table:table-cell>
              <table:table-cell office:value-type="float" office:value="64.8896914805961">
                <text:p>64.8896914805961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66">
                <text:p>66</text:p>
              </table:table-cell>
              <table:table-cell office:value-type="float" office:value="65.0689986667332">
                <text:p>65.068998666733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66">
                <text:p>66</text:p>
              </table:table-cell>
              <table:table-cell office:value-type="float" office:value="65.2483242527119">
                <text:p>65.248324252711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66">
                <text:p>66</text:p>
              </table:table-cell>
              <table:table-cell office:value-type="float" office:value="65.4276696606482">
                <text:p>65.427669660648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66">
                <text:p>66</text:p>
              </table:table-cell>
              <table:table-cell office:value-type="float" office:value="65.6070363119354">
                <text:p>65.607036311935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7">
                <text:p>67</text:p>
              </table:table-cell>
              <table:table-cell office:value-type="float" office:value="65.7864256273131">
                <text:p>65.786425627313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67">
                <text:p>67</text:p>
              </table:table-cell>
              <table:table-cell office:value-type="float" office:value="65.9658390269346">
                <text:p>65.965839026934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67">
                <text:p>67</text:p>
              </table:table-cell>
              <table:table-cell office:value-type="float" office:value="66.1452779304353">
                <text:p>66.145277930435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67">
                <text:p>67</text:p>
              </table:table-cell>
              <table:table-cell office:value-type="float" office:value="66.3247437570003">
                <text:p>66.324743757000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67">
                <text:p>67</text:p>
              </table:table-cell>
              <table:table-cell office:value-type="float" office:value="66.5042379254313">
                <text:p>66.504237925431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68">
                <text:p>68</text:p>
              </table:table-cell>
              <table:table-cell office:value-type="float" office:value="66.6837618542159">
                <text:p>66.683761854215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68">
                <text:p>68</text:p>
              </table:table-cell>
              <table:table-cell office:value-type="float" office:value="66.8633169615927">
                <text:p>66.8633169615927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68">
                <text:p>68</text:p>
              </table:table-cell>
              <table:table-cell office:value-type="float" office:value="67.0429046656204">
                <text:p>67.042904665620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68">
                <text:p>68</text:p>
              </table:table-cell>
              <table:table-cell office:value-type="float" office:value="67.2225263842434">
                <text:p>67.2225263842434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68">
                <text:p>68</text:p>
              </table:table-cell>
              <table:table-cell office:value-type="float" office:value="67.4021835353598">
                <text:p>67.402183535359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8">
                <text:p>68</text:p>
              </table:table-cell>
              <table:table-cell office:value-type="float" office:value="67.5818775368879">
                <text:p>67.5818775368879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69">
                <text:p>69</text:p>
              </table:table-cell>
              <table:table-cell office:value-type="float" office:value="67.7616098068335">
                <text:p>67.7616098068335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69">
                <text:p>69</text:p>
              </table:table-cell>
              <table:table-cell office:value-type="float" office:value="67.9413817633556">
                <text:p>67.9413817633556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69">
                <text:p>69</text:p>
              </table:table-cell>
              <table:table-cell office:value-type="float" office:value="68.121194824834">
                <text:p>68.12119482483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68.3010504099358">
                <text:p>68.3010504099358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69">
                <text:p>69</text:p>
              </table:table-cell>
              <table:table-cell office:value-type="float" office:value="68.4809499376814">
                <text:p>68.480949937681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69">
                <text:p>69</text:p>
              </table:table-cell>
              <table:table-cell office:value-type="float" office:value="68.6608948275115">
                <text:p>68.660894827511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68.8408864993533">
                <text:p>68.840886499353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70">
                <text:p>70</text:p>
              </table:table-cell>
              <table:table-cell office:value-type="float" office:value="69.0209263736871">
                <text:p>69.020926373687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70">
                <text:p>70</text:p>
              </table:table-cell>
              <table:table-cell office:value-type="float" office:value="69.2010158716123">
                <text:p>69.201015871612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0">
                <text:p>70</text:p>
              </table:table-cell>
              <table:table-cell office:value-type="float" office:value="69.3811564149145">
                <text:p>69.381156414914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70">
                <text:p>70</text:p>
              </table:table-cell>
              <table:table-cell office:value-type="float" office:value="69.561349426131">
                <text:p>69.561349426131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71">
                <text:p>71</text:p>
              </table:table-cell>
              <table:table-cell office:value-type="float" office:value="69.741596328618">
                <text:p>69.74159632861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71">
                <text:p>71</text:p>
              </table:table-cell>
              <table:table-cell office:value-type="float" office:value="69.921898546616">
                <text:p>69.921898546616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71">
                <text:p>71</text:p>
              </table:table-cell>
              <table:table-cell office:value-type="float" office:value="70.1022575053172">
                <text:p>70.102257505317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71">
                <text:p>71</text:p>
              </table:table-cell>
              <table:table-cell office:value-type="float" office:value="70.2826746309312">
                <text:p>70.282674630931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71">
                <text:p>71</text:p>
              </table:table-cell>
              <table:table-cell office:value-type="float" office:value="70.4631513507515">
                <text:p>70.463151350751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71">
                <text:p>71</text:p>
              </table:table-cell>
              <table:table-cell office:value-type="float" office:value="70.6436890932228">
                <text:p>70.643689093222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72">
                <text:p>72</text:p>
              </table:table-cell>
              <table:table-cell office:value-type="float" office:value="70.8242892880059">
                <text:p>70.8242892880059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2">
                <text:p>72</text:p>
              </table:table-cell>
              <table:table-cell office:value-type="float" office:value="71.004953366046">
                <text:p>71.00495336604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2">
                <text:p>72</text:p>
              </table:table-cell>
              <table:table-cell office:value-type="float" office:value="71.1856827596379">
                <text:p>71.185682759637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72">
                <text:p>72</text:p>
              </table:table-cell>
              <table:table-cell office:value-type="float" office:value="71.3664789024938">
                <text:p>71.366478902493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72">
                <text:p>72</text:p>
              </table:table-cell>
              <table:table-cell office:value-type="float" office:value="71.5473432298089">
                <text:p>71.547343229808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73">
                <text:p>73</text:p>
              </table:table-cell>
              <table:table-cell office:value-type="float" office:value="71.7282771783303">
                <text:p>71.728277178330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73">
                <text:p>73</text:p>
              </table:table-cell>
              <table:table-cell office:value-type="float" office:value="71.9092821864207">
                <text:p>71.909282186420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73">
                <text:p>73</text:p>
              </table:table-cell>
              <table:table-cell office:value-type="float" office:value="72.0903596941288">
                <text:p>72.090359694128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73">
                <text:p>73</text:p>
              </table:table-cell>
              <table:table-cell office:value-type="float" office:value="72.2715111432541">
                <text:p>72.271511143254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73">
                <text:p>73</text:p>
              </table:table-cell>
              <table:table-cell office:value-type="float" office:value="72.4527379774156">
                <text:p>72.4527379774156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73">
                <text:p>73</text:p>
              </table:table-cell>
              <table:table-cell office:value-type="float" office:value="72.634041642118">
                <text:p>72.634041642118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74">
                <text:p>74</text:p>
              </table:table-cell>
              <table:table-cell office:value-type="float" office:value="72.8154235848204">
                <text:p>72.815423584820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4">
                <text:p>74</text:p>
              </table:table-cell>
              <table:table-cell office:value-type="float" office:value="72.9968852550027">
                <text:p>72.996885255002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74">
                <text:p>74</text:p>
              </table:table-cell>
              <table:table-cell office:value-type="float" office:value="73.1784281042345">
                <text:p>73.178428104234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74">
                <text:p>74</text:p>
              </table:table-cell>
              <table:table-cell office:value-type="float" office:value="73.3600535862423">
                <text:p>73.360053586242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74">
                <text:p>74</text:p>
              </table:table-cell>
              <table:table-cell office:value-type="float" office:value="73.5417631569782">
                <text:p>73.541763156978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75">
                <text:p>75</text:p>
              </table:table-cell>
              <table:table-cell office:value-type="float" office:value="73.7235582746876">
                <text:p>73.7235582746876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75">
                <text:p>75</text:p>
              </table:table-cell>
              <table:table-cell office:value-type="float" office:value="73.9054403999778">
                <text:p>73.9054403999778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75">
                <text:p>75</text:p>
              </table:table-cell>
              <table:table-cell office:value-type="float" office:value="74.0874109958871">
                <text:p>74.087410995887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75">
                <text:p>75</text:p>
              </table:table-cell>
              <table:table-cell office:value-type="float" office:value="74.269471527953">
                <text:p>74.26947152795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75">
                <text:p>75</text:p>
              </table:table-cell>
              <table:table-cell office:value-type="float" office:value="74.4516234642817">
                <text:p>74.451623464281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75">
                <text:p>75</text:p>
              </table:table-cell>
              <table:table-cell office:value-type="float" office:value="74.6338682756169">
                <text:p>74.633868275616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6">
                <text:p>76</text:p>
              </table:table-cell>
              <table:table-cell office:value-type="float" office:value="74.8162074354096">
                <text:p>74.816207435409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76">
                <text:p>76</text:p>
              </table:table-cell>
              <table:table-cell office:value-type="float" office:value="74.9986424198879">
                <text:p>74.998642419887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76">
                <text:p>76</text:p>
              </table:table-cell>
              <table:table-cell office:value-type="float" office:value="75.1811747081263">
                <text:p>75.181174708126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76">
                <text:p>76</text:p>
              </table:table-cell>
              <table:table-cell office:value-type="float" office:value="75.3638057821166">
                <text:p>75.363805782116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76">
                <text:p>76</text:p>
              </table:table-cell>
              <table:table-cell office:value-type="float" office:value="75.5465371268375">
                <text:p>75.546537126837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75.7293702303262">
                <text:p>75.729370230326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77">
                <text:p>77</text:p>
              </table:table-cell>
              <table:table-cell office:value-type="float" office:value="75.9123065837485">
                <text:p>75.912306583748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77">
                <text:p>77</text:p>
              </table:table-cell>
              <table:table-cell office:value-type="float" office:value="76.0953476814707">
                <text:p>76.095347681470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7">
                <text:p>77</text:p>
              </table:table-cell>
              <table:table-cell office:value-type="float" office:value="76.2784950211301">
                <text:p>76.2784950211301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77">
                <text:p>77</text:p>
              </table:table-cell>
              <table:table-cell office:value-type="float" office:value="76.461750103708">
                <text:p>76.46175010370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7">
                <text:p>77</text:p>
              </table:table-cell>
              <table:table-cell office:value-type="float" office:value="76.6451144336009">
                <text:p>76.645114433600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78">
                <text:p>78</text:p>
              </table:table-cell>
              <table:table-cell office:value-type="float" office:value="76.8285895186932">
                <text:p>76.828589518693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78">
                <text:p>78</text:p>
              </table:table-cell>
              <table:table-cell office:value-type="float" office:value="77.0121768704297">
                <text:p>77.0121768704297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78">
                <text:p>78</text:p>
              </table:table-cell>
              <table:table-cell office:value-type="float" office:value="77.1958780038889">
                <text:p>77.1958780038889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78">
                <text:p>78</text:p>
              </table:table-cell>
              <table:table-cell office:value-type="float" office:value="77.3796944378566">
                <text:p>77.37969443785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78">
                <text:p>78</text:p>
              </table:table-cell>
              <table:table-cell office:value-type="float" office:value="77.5636276948986">
                <text:p>77.5636276948986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78">
                <text:p>78</text:p>
              </table:table-cell>
              <table:table-cell office:value-type="float" office:value="77.7476793014358">
                <text:p>77.747679301435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79">
                <text:p>79</text:p>
              </table:table-cell>
              <table:table-cell office:value-type="float" office:value="77.931850787818">
                <text:p>77.93185078781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79">
                <text:p>79</text:p>
              </table:table-cell>
              <table:table-cell office:value-type="float" office:value="78.1161436883992">
                <text:p>78.116143688399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79">
                <text:p>79</text:p>
              </table:table-cell>
              <table:table-cell office:value-type="float" office:value="78.3005595416122">
                <text:p>78.3005595416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9">
                <text:p>79</text:p>
              </table:table-cell>
              <table:table-cell office:value-type="float" office:value="78.4850998900444">
                <text:p>78.485099890044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79">
                <text:p>79</text:p>
              </table:table-cell>
              <table:table-cell office:value-type="float" office:value="78.669766280514">
                <text:p>78.66976628051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80">
                <text:p>80</text:p>
              </table:table-cell>
              <table:table-cell office:value-type="float" office:value="78.8545602641457">
                <text:p>78.854560264145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80">
                <text:p>80</text:p>
              </table:table-cell>
              <table:table-cell office:value-type="float" office:value="79.0394833964486">
                <text:p>79.0394833964486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80">
                <text:p>80</text:p>
              </table:table-cell>
              <table:table-cell office:value-type="float" office:value="79.224537237392">
                <text:p>79.22453723739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80">
                <text:p>80</text:p>
              </table:table-cell>
              <table:table-cell office:value-type="float" office:value="79.4097233514841">
                <text:p>79.4097233514841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80">
                <text:p>80</text:p>
              </table:table-cell>
              <table:table-cell office:value-type="float" office:value="79.5950433078496">
                <text:p>79.595043307849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80">
                <text:p>80</text:p>
              </table:table-cell>
              <table:table-cell office:value-type="float" office:value="79.7804986803081">
                <text:p>79.780498680308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81">
                <text:p>81</text:p>
              </table:table-cell>
              <table:table-cell office:value-type="float" office:value="79.9660910474539">
                <text:p>79.966091047453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1">
                <text:p>81</text:p>
              </table:table-cell>
              <table:table-cell office:value-type="float" office:value="80.1518219927345">
                <text:p>80.151821992734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1">
                <text:p>81</text:p>
              </table:table-cell>
              <table:table-cell office:value-type="float" office:value="80.3376931045308">
                <text:p>80.337693104530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81">
                <text:p>81</text:p>
              </table:table-cell>
              <table:table-cell office:value-type="float" office:value="80.5237059762381">
                <text:p>80.523705976238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81">
                <text:p>81</text:p>
              </table:table-cell>
              <table:table-cell office:value-type="float" office:value="80.709862206346">
                <text:p>80.70986220634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82">
                <text:p>82</text:p>
              </table:table-cell>
              <table:table-cell office:value-type="float" office:value="80.8961633985217">
                <text:p>80.8961633985217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82">
                <text:p>82</text:p>
              </table:table-cell>
              <table:table-cell office:value-type="float" office:value="81.0826111616892">
                <text:p>81.082611161689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82">
                <text:p>82</text:p>
              </table:table-cell>
              <table:table-cell office:value-type="float" office:value="81.2692071101151">
                <text:p>81.2692071101151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82">
                <text:p>82</text:p>
              </table:table-cell>
              <table:table-cell office:value-type="float" office:value="81.4559528634883">
                <text:p>81.455952863488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82">
                <text:p>82</text:p>
              </table:table-cell>
              <table:table-cell office:value-type="float" office:value="81.6428500470065">
                <text:p>81.642850047006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2">
                <text:p>82</text:p>
              </table:table-cell>
              <table:table-cell office:value-type="float" office:value="81.8299002914589">
                <text:p>81.829900291458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83">
                <text:p>83</text:p>
              </table:table-cell>
              <table:table-cell office:value-type="float" office:value="82.0171052333112">
                <text:p>82.017105233311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3">
                <text:p>83</text:p>
              </table:table-cell>
              <table:table-cell office:value-type="float" office:value="82.2044665147909">
                <text:p>82.204466514790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83">
                <text:p>83</text:p>
              </table:table-cell>
              <table:table-cell office:value-type="float" office:value="82.3919857839735">
                <text:p>82.391985783973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83">
                <text:p>83</text:p>
              </table:table-cell>
              <table:table-cell office:value-type="float" office:value="82.5796646948688">
                <text:p>82.579664694868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83">
                <text:p>83</text:p>
              </table:table-cell>
              <table:table-cell office:value-type="float" office:value="82.7675049075089">
                <text:p>82.767504907508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84">
                <text:p>84</text:p>
              </table:table-cell>
              <table:table-cell office:value-type="float" office:value="82.9555080880341">
                <text:p>82.955508088034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84">
                <text:p>84</text:p>
              </table:table-cell>
              <table:table-cell office:value-type="float" office:value="83.1436759087841">
                <text:p>83.143675908784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84">
                <text:p>84</text:p>
              </table:table-cell>
              <table:table-cell office:value-type="float" office:value="83.3320100483844">
                <text:p>83.332010048384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84">
                <text:p>84</text:p>
              </table:table-cell>
              <table:table-cell office:value-type="float" office:value="83.5205121918381">
                <text:p>83.520512191838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84">
                <text:p>84</text:p>
              </table:table-cell>
              <table:table-cell office:value-type="float" office:value="83.7091840306155">
                <text:p>83.709184030615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84">
                <text:p>84</text:p>
              </table:table-cell>
              <table:table-cell office:value-type="float" office:value="83.8980272627453">
                <text:p>83.898027262745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5">
                <text:p>85</text:p>
              </table:table-cell>
              <table:table-cell office:value-type="float" office:value="84.0870435929067">
                <text:p>84.087043592906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85">
                <text:p>85</text:p>
              </table:table-cell>
              <table:table-cell office:value-type="float" office:value="84.2762347325216">
                <text:p>84.276234732521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85">
                <text:p>85</text:p>
              </table:table-cell>
              <table:table-cell office:value-type="float" office:value="84.4656023998486">
                <text:p>84.465602399848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5">
                <text:p>85</text:p>
              </table:table-cell>
              <table:table-cell office:value-type="float" office:value="84.6551483200766">
                <text:p>84.655148320076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85">
                <text:p>85</text:p>
              </table:table-cell>
              <table:table-cell office:value-type="float" office:value="84.8448742254193">
                <text:p>84.844874225419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6">
                <text:p>86</text:p>
              </table:table-cell>
              <table:table-cell office:value-type="float" office:value="85.0347818552119">
                <text:p>85.034781855211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86">
                <text:p>86</text:p>
              </table:table-cell>
              <table:table-cell office:value-type="float" office:value="85.2248729560063">
                <text:p>85.224872956006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86">
                <text:p>86</text:p>
              </table:table-cell>
              <table:table-cell office:value-type="float" office:value="85.4151492816687">
                <text:p>85.415149281668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86">
                <text:p>86</text:p>
              </table:table-cell>
              <table:table-cell office:value-type="float" office:value="85.6056125934779">
                <text:p>85.6056125934779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6">
                <text:p>86</text:p>
              </table:table-cell>
              <table:table-cell office:value-type="float" office:value="85.7962646602242">
                <text:p>85.796264660224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6">
                <text:p>86</text:p>
              </table:table-cell>
              <table:table-cell office:value-type="float" office:value="85.987107258308">
                <text:p>85.98710725830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87">
                <text:p>87</text:p>
              </table:table-cell>
              <table:table-cell office:value-type="float" office:value="86.1781421718413">
                <text:p>86.1781421718413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87">
                <text:p>87</text:p>
              </table:table-cell>
              <table:table-cell office:value-type="float" office:value="86.3693711927492">
                <text:p>86.369371192749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7">
                <text:p>87</text:p>
              </table:table-cell>
              <table:table-cell office:value-type="float" office:value="86.560796120871">
                <text:p>86.56079612087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87">
                <text:p>87</text:p>
              </table:table-cell>
              <table:table-cell office:value-type="float" office:value="86.7524187640647">
                <text:p>86.752418764064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7">
                <text:p>87</text:p>
              </table:table-cell>
              <table:table-cell office:value-type="float" office:value="86.9442409383102">
                <text:p>86.944240938310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87">
                <text:p>87</text:p>
              </table:table-cell>
              <table:table-cell office:value-type="float" office:value="87.1362644678147">
                <text:p>87.136264467814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88">
                <text:p>88</text:p>
              </table:table-cell>
              <table:table-cell office:value-type="float" office:value="87.328491185118">
                <text:p>87.328491185118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88">
                <text:p>88</text:p>
              </table:table-cell>
              <table:table-cell office:value-type="float" office:value="87.5209229312004">
                <text:p>87.520922931200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88">
                <text:p>88</text:p>
              </table:table-cell>
              <table:table-cell office:value-type="float" office:value="87.7135615555896">
                <text:p>87.713561555589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8">
                <text:p>88</text:p>
              </table:table-cell>
              <table:table-cell office:value-type="float" office:value="87.9064089164702">
                <text:p>87.906408916470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8">
                <text:p>88</text:p>
              </table:table-cell>
              <table:table-cell office:value-type="float" office:value="88.099466880793">
                <text:p>88.09946688079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89">
                <text:p>89</text:p>
              </table:table-cell>
              <table:table-cell office:value-type="float" office:value="88.2927373243864">
                <text:p>88.292737324386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9">
                <text:p>89</text:p>
              </table:table-cell>
              <table:table-cell office:value-type="float" office:value="88.4862221320678">
                <text:p>88.486222132067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89">
                <text:p>89</text:p>
              </table:table-cell>
              <table:table-cell office:value-type="float" office:value="88.6799231977572">
                <text:p>88.679923197757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88.8738424245901">
                <text:p>88.873842424590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9">
                <text:p>89</text:p>
              </table:table-cell>
              <table:table-cell office:value-type="float" office:value="89.0679817250343">
                <text:p>89.0679817250343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89">
                <text:p>89</text:p>
              </table:table-cell>
              <table:table-cell office:value-type="float" office:value="89.2623430210046">
                <text:p>89.2623430210046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89.4569282439812">
                <text:p>89.456928243981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89.6517393351268">
                <text:p>89.651739335126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89.8467782454086">
                <text:p>89.846778245408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90.0420469357165">
                <text:p>90.042046935716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90.2375473769871">
                <text:p>90.237547376987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91">
                <text:p>91</text:p>
              </table:table-cell>
              <table:table-cell office:value-type="float" office:value="90.4332815503262">
                <text:p>90.433281550326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91">
                <text:p>91</text:p>
              </table:table-cell>
              <table:table-cell office:value-type="float" office:value="90.6292514471327">
                <text:p>90.629251447132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91">
                <text:p>91</text:p>
              </table:table-cell>
              <table:table-cell office:value-type="float" office:value="90.8254590692263">
                <text:p>90.825459069226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91">
                <text:p>91</text:p>
              </table:table-cell>
              <table:table-cell office:value-type="float" office:value="91.0219064289718">
                <text:p>91.021906428971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91">
                <text:p>91</text:p>
              </table:table-cell>
              <table:table-cell office:value-type="float" office:value="91.2185955494096">
                <text:p>91.218595549409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91">
                <text:p>91</text:p>
              </table:table-cell>
              <table:table-cell office:value-type="float" office:value="91.4155284643846">
                <text:p>91.415528464384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92">
                <text:p>92</text:p>
              </table:table-cell>
              <table:table-cell office:value-type="float" office:value="91.6127072186772">
                <text:p>91.612707218677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2">
                <text:p>92</text:p>
              </table:table-cell>
              <table:table-cell office:value-type="float" office:value="91.8101338681356">
                <text:p>91.810133868135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92">
                <text:p>92</text:p>
              </table:table-cell>
              <table:table-cell office:value-type="float" office:value="92.0078104798094">
                <text:p>92.007810479809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92.2057391320853">
                <text:p>92.205739132085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92">
                <text:p>92</text:p>
              </table:table-cell>
              <table:table-cell office:value-type="float" office:value="92.403921914823">
                <text:p>92.40392191482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93">
                <text:p>93</text:p>
              </table:table-cell>
              <table:table-cell office:value-type="float" office:value="92.602360929494">
                <text:p>92.60236092949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93">
                <text:p>93</text:p>
              </table:table-cell>
              <table:table-cell office:value-type="float" office:value="92.8010582893201">
                <text:p>92.801058289320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93">
                <text:p>93</text:p>
              </table:table-cell>
              <table:table-cell office:value-type="float" office:value="93.0000161194153">
                <text:p>93.000016119415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93">
                <text:p>93</text:p>
              </table:table-cell>
              <table:table-cell office:value-type="float" office:value="93.1992365569278">
                <text:p>93.199236556927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93">
                <text:p>93</text:p>
              </table:table-cell>
              <table:table-cell office:value-type="float" office:value="93.3987217511842">
                <text:p>93.398721751184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93">
                <text:p>93</text:p>
              </table:table-cell>
              <table:table-cell office:value-type="float" office:value="93.5984738638354">
                <text:p>93.598473863835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4">
                <text:p>94</text:p>
              </table:table-cell>
              <table:table-cell office:value-type="float" office:value="93.7984950690036">
                <text:p>93.798495069003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94">
                <text:p>94</text:p>
              </table:table-cell>
              <table:table-cell office:value-type="float" office:value="93.9987875534309">
                <text:p>93.998787553430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94">
                <text:p>94</text:p>
              </table:table-cell>
              <table:table-cell office:value-type="float" office:value="94.1993535166302">
                <text:p>94.199353516630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94">
                <text:p>94</text:p>
              </table:table-cell>
              <table:table-cell office:value-type="float" office:value="94.4001951710372">
                <text:p>94.400195171037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94">
                <text:p>94</text:p>
              </table:table-cell>
              <table:table-cell office:value-type="float" office:value="94.6013147421646">
                <text:p>94.601314742164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5">
                <text:p>95</text:p>
              </table:table-cell>
              <table:table-cell office:value-type="float" office:value="94.8027144687569">
                <text:p>94.802714468756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95">
                <text:p>95</text:p>
              </table:table-cell>
              <table:table-cell office:value-type="float" office:value="95.0043966029488">
                <text:p>95.004396602948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95">
                <text:p>95</text:p>
              </table:table-cell>
              <table:table-cell office:value-type="float" office:value="95.2063634104237">
                <text:p>95.206363410423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95">
                <text:p>95</text:p>
              </table:table-cell>
              <table:table-cell office:value-type="float" office:value="95.4086171705746">
                <text:p>95.408617170574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95">
                <text:p>95</text:p>
              </table:table-cell>
              <table:table-cell office:value-type="float" office:value="95.6111601766676">
                <text:p>95.61116017666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5">
                <text:p>95</text:p>
              </table:table-cell>
              <table:table-cell office:value-type="float" office:value="95.8139947360055">
                <text:p>95.813994736005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6">
                <text:p>96</text:p>
              </table:table-cell>
              <table:table-cell office:value-type="float" office:value="96.0171231700953">
                <text:p>96.017123170095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96">
                <text:p>96</text:p>
              </table:table-cell>
              <table:table-cell office:value-type="float" office:value="96.2205478148164">
                <text:p>96.220547814816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96">
                <text:p>96</text:p>
              </table:table-cell>
              <table:table-cell office:value-type="float" office:value="96.4242710205911">
                <text:p>96.424271020591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96">
                <text:p>96</text:p>
              </table:table-cell>
              <table:table-cell office:value-type="float" office:value="96.6282951525565">
                <text:p>96.628295152556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96">
                <text:p>96</text:p>
              </table:table-cell>
              <table:table-cell office:value-type="float" office:value="96.8326225907404">
                <text:p>96.8326225907404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96">
                <text:p>96</text:p>
              </table:table-cell>
              <table:table-cell office:value-type="float" office:value="97.0372557302362">
                <text:p>97.037255730236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97">
                <text:p>97</text:p>
              </table:table-cell>
              <table:table-cell office:value-type="float" office:value="97.2421969813828">
                <text:p>97.242196981382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97">
                <text:p>97</text:p>
              </table:table-cell>
              <table:table-cell office:value-type="float" office:value="97.4474487699445">
                <text:p>97.447448769944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7">
                <text:p>97</text:p>
              </table:table-cell>
              <table:table-cell office:value-type="float" office:value="97.6530135372946">
                <text:p>97.65301353729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7">
                <text:p>97</text:p>
              </table:table-cell>
              <table:table-cell office:value-type="float" office:value="97.8588937406002">
                <text:p>97.858893740600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7">
                <text:p>97</text:p>
              </table:table-cell>
              <table:table-cell office:value-type="float" office:value="98.0650918530099">
                <text:p>98.065091853009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8">
                <text:p>98</text:p>
              </table:table-cell>
              <table:table-cell office:value-type="float" office:value="98.2716103638427">
                <text:p>98.271610363842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8">
                <text:p>98</text:p>
              </table:table-cell>
              <table:table-cell office:value-type="float" office:value="98.4784517787807">
                <text:p>98.478451778780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8">
                <text:p>98</text:p>
              </table:table-cell>
              <table:table-cell office:value-type="float" office:value="98.685618620063">
                <text:p>98.68561862006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">
                <text:p>98</text:p>
              </table:table-cell>
              <table:table-cell office:value-type="float" office:value="98.8931134266828">
                <text:p>98.893113426682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">
                <text:p>98</text:p>
              </table:table-cell>
              <table:table-cell office:value-type="float" office:value="99.1009387545858">
                <text:p>99.100938754585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">
                <text:p>98</text:p>
              </table:table-cell>
              <table:table-cell office:value-type="float" office:value="99.3090971768719">
                <text:p>99.309097176871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99.5175912840004">
                <text:p>99.51759128400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9">
                <text:p>99</text:p>
              </table:table-cell>
              <table:table-cell office:value-type="float" office:value="99.7264236839945">
                <text:p>99.726423683994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9">
                <text:p>99</text:p>
              </table:table-cell>
              <table:table-cell office:value-type="float" office:value="99.9355970026528">
                <text:p>99.935597002652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9">
                <text:p>99</text:p>
              </table:table-cell>
              <table:table-cell office:value-type="float" office:value="100.145113883759">
                <text:p>100.14511388375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9">
                <text:p>99</text:p>
              </table:table-cell>
              <table:table-cell office:value-type="float" office:value="100.354976989298">
                <text:p>100.35497698929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0">
                <text:p>100</text:p>
              </table:table-cell>
              <table:table-cell office:value-type="float" office:value="100.565188999672">
                <text:p>100.56518899967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0">
                <text:p>100</text:p>
              </table:table-cell>
              <table:table-cell office:value-type="float" office:value="100.775752613921">
                <text:p>100.77575261392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0">
                <text:p>100</text:p>
              </table:table-cell>
              <table:table-cell office:value-type="float" office:value="100.986670549945">
                <text:p>100.98667054994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0">
                <text:p>100</text:p>
              </table:table-cell>
              <table:table-cell office:value-type="float" office:value="101.197945544732">
                <text:p>101.19794554473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  <table:table-cell office:value-type="float" office:value="101.409580354581">
                <text:p>101.40958035458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">
                <text:p>100</text:p>
              </table:table-cell>
              <table:table-cell office:value-type="float" office:value="101.621577755341">
                <text:p>101.62157775534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01">
                <text:p>101</text:p>
              </table:table-cell>
              <table:table-cell office:value-type="float" office:value="101.833940542638">
                <text:p>101.83394054263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">
                <text:p>101</text:p>
              </table:table-cell>
              <table:table-cell office:value-type="float" office:value="102.046671532117">
                <text:p>102.04667153211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01">
                <text:p>101</text:p>
              </table:table-cell>
              <table:table-cell office:value-type="float" office:value="102.259773559684">
                <text:p>102.25977355968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01">
                <text:p>101</text:p>
              </table:table-cell>
              <table:table-cell office:value-type="float" office:value="102.473249481744">
                <text:p>102.47324948174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01">
                <text:p>101</text:p>
              </table:table-cell>
              <table:table-cell office:value-type="float" office:value="102.687102175452">
                <text:p>102.68710217545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02">
                <text:p>102</text:p>
              </table:table-cell>
              <table:table-cell office:value-type="float" office:value="102.901334538964">
                <text:p>102.9013345389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02">
                <text:p>102</text:p>
              </table:table-cell>
              <table:table-cell office:value-type="float" office:value="103.115949491687">
                <text:p>103.11594949168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02">
                <text:p>102</text:p>
              </table:table-cell>
              <table:table-cell office:value-type="float" office:value="103.33094997454">
                <text:p>103.3309499745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02">
                <text:p>102</text:p>
              </table:table-cell>
              <table:table-cell office:value-type="float" office:value="103.546338950209">
                <text:p>103.54633895020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02">
                <text:p>102</text:p>
              </table:table-cell>
              <table:table-cell office:value-type="float" office:value="103.762119403418">
                <text:p>103.76211940341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02">
                <text:p>102</text:p>
              </table:table-cell>
              <table:table-cell office:value-type="float" office:value="103.97829434119">
                <text:p>103.978294341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3">
                <text:p>103</text:p>
              </table:table-cell>
              <table:table-cell office:value-type="float" office:value="104.19486679312">
                <text:p>104.1948667931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03">
                <text:p>103</text:p>
              </table:table-cell>
              <table:table-cell office:value-type="float" office:value="104.41183981165">
                <text:p>104.4118398116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03">
                <text:p>103</text:p>
              </table:table-cell>
              <table:table-cell office:value-type="float" office:value="104.629216472348">
                <text:p>104.629216472348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03">
                <text:p>103</text:p>
              </table:table-cell>
              <table:table-cell office:value-type="float" office:value="104.846999874191">
                <text:p>104.84699987419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03">
                <text:p>103</text:p>
              </table:table-cell>
              <table:table-cell office:value-type="float" office:value="105.065193139845">
                <text:p>105.06519313984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04">
                <text:p>104</text:p>
              </table:table-cell>
              <table:table-cell office:value-type="float" office:value="105.283799415964">
                <text:p>105.28379941596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04">
                <text:p>104</text:p>
              </table:table-cell>
              <table:table-cell office:value-type="float" office:value="105.502821873475">
                <text:p>105.50282187347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4">
                <text:p>104</text:p>
              </table:table-cell>
              <table:table-cell office:value-type="float" office:value="105.722263707885">
                <text:p>105.72226370788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04">
                <text:p>104</text:p>
              </table:table-cell>
              <table:table-cell office:value-type="float" office:value="105.942128139574">
                <text:p>105.94212813957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04">
                <text:p>104</text:p>
              </table:table-cell>
              <table:table-cell office:value-type="float" office:value="106.162418414108">
                <text:p>106.1624184141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4">
                <text:p>104</text:p>
              </table:table-cell>
              <table:table-cell office:value-type="float" office:value="106.383137802546">
                <text:p>106.38313780254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05">
                <text:p>105</text:p>
              </table:table-cell>
              <table:table-cell office:value-type="float" office:value="106.604289601758">
                <text:p>106.60428960175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05">
                <text:p>105</text:p>
              </table:table-cell>
              <table:table-cell office:value-type="float" office:value="106.825877134741">
                <text:p>106.82587713474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05">
                <text:p>105</text:p>
              </table:table-cell>
              <table:table-cell office:value-type="float" office:value="107.047903750945">
                <text:p>107.04790375094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05">
                <text:p>105</text:p>
              </table:table-cell>
              <table:table-cell office:value-type="float" office:value="107.270372826602">
                <text:p>107.27037282660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05">
                <text:p>105</text:p>
              </table:table-cell>
              <table:table-cell office:value-type="float" office:value="107.493287765057">
                <text:p>107.49328776505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05">
                <text:p>105</text:p>
              </table:table-cell>
              <table:table-cell office:value-type="float" office:value="107.716651997107">
                <text:p>107.71665199710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06">
                <text:p>106</text:p>
              </table:table-cell>
              <table:table-cell office:value-type="float" office:value="107.940468981345">
                <text:p>107.94046898134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6">
                <text:p>106</text:p>
              </table:table-cell>
              <table:table-cell office:value-type="float" office:value="108.164742204505">
                <text:p>108.16474220450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06">
                <text:p>106</text:p>
              </table:table-cell>
              <table:table-cell office:value-type="float" office:value="108.389475181818">
                <text:p>108.3894751818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6">
                <text:p>106</text:p>
              </table:table-cell>
              <table:table-cell office:value-type="float" office:value="108.614671457366">
                <text:p>108.61467145736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06">
                <text:p>106</text:p>
              </table:table-cell>
              <table:table-cell office:value-type="float" office:value="108.840334604448">
                <text:p>108.84033460444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07">
                <text:p>107</text:p>
              </table:table-cell>
              <table:table-cell office:value-type="float" office:value="109.066468225948">
                <text:p>109.066468225948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07">
                <text:p>107</text:p>
              </table:table-cell>
              <table:table-cell office:value-type="float" office:value="109.293075954706">
                <text:p>109.29307595470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7">
                <text:p>107</text:p>
              </table:table-cell>
              <table:table-cell office:value-type="float" office:value="109.520161453902">
                <text:p>109.52016145390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07">
                <text:p>107</text:p>
              </table:table-cell>
              <table:table-cell office:value-type="float" office:value="109.747728417433">
                <text:p>109.74772841743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07">
                <text:p>107</text:p>
              </table:table-cell>
              <table:table-cell office:value-type="float" office:value="109.975780570313">
                <text:p>109.97578057031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7">
                <text:p>107</text:p>
              </table:table-cell>
              <table:table-cell office:value-type="float" office:value="110.204321669061">
                <text:p>110.20432166906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08">
                <text:p>108</text:p>
              </table:table-cell>
              <table:table-cell office:value-type="float" office:value="110.433355502107">
                <text:p>110.43335550210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8">
                <text:p>108</text:p>
              </table:table-cell>
              <table:table-cell office:value-type="float" office:value="110.662885890201">
                <text:p>110.662885890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8">
                <text:p>108</text:p>
              </table:table-cell>
              <table:table-cell office:value-type="float" office:value="110.892916686824">
                <text:p>110.89291668682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08">
                <text:p>108</text:p>
              </table:table-cell>
              <table:table-cell office:value-type="float" office:value="111.12345177861">
                <text:p>111.1234517786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08">
                <text:p>108</text:p>
              </table:table-cell>
              <table:table-cell office:value-type="float" office:value="111.354495085773">
                <text:p>111.35449508577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9">
                <text:p>109</text:p>
              </table:table-cell>
              <table:table-cell office:value-type="float" office:value="111.586050562539">
                <text:p>111.58605056253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09">
                <text:p>109</text:p>
              </table:table-cell>
              <table:table-cell office:value-type="float" office:value="111.818122197588">
                <text:p>111.81812219758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9">
                <text:p>109</text:p>
              </table:table-cell>
              <table:table-cell office:value-type="float" office:value="112.050714014497">
                <text:p>112.05071401449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09">
                <text:p>109</text:p>
              </table:table-cell>
              <table:table-cell office:value-type="float" office:value="112.283830072198">
                <text:p>112.28383007219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9">
                <text:p>109</text:p>
              </table:table-cell>
              <table:table-cell office:value-type="float" office:value="112.517474465433">
                <text:p>112.5174744654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9">
                <text:p>109</text:p>
              </table:table-cell>
              <table:table-cell office:value-type="float" office:value="112.751651325225">
                <text:p>112.75165132522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0">
                <text:p>110</text:p>
              </table:table-cell>
              <table:table-cell office:value-type="float" office:value="112.98636481935">
                <text:p>112.986364819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  <table:table-cell office:value-type="float" office:value="113.221619152823">
                <text:p>113.22161915282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0">
                <text:p>110</text:p>
              </table:table-cell>
              <table:table-cell office:value-type="float" office:value="113.45741856838">
                <text:p>113.4574185683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0">
                <text:p>110</text:p>
              </table:table-cell>
              <table:table-cell office:value-type="float" office:value="113.693767346984">
                <text:p>113.69376734698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0">
                <text:p>110</text:p>
              </table:table-cell>
              <table:table-cell office:value-type="float" office:value="113.930669808322">
                <text:p>113.93066980832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1">
                <text:p>111</text:p>
              </table:table-cell>
              <table:table-cell office:value-type="float" office:value="114.168130311321">
                <text:p>114.16813031132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1">
                <text:p>111</text:p>
              </table:table-cell>
              <table:table-cell office:value-type="float" office:value="114.406153254671">
                <text:p>114.40615325467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1">
                <text:p>111</text:p>
              </table:table-cell>
              <table:table-cell office:value-type="float" office:value="114.644743077349">
                <text:p>114.64474307734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1">
                <text:p>111</text:p>
              </table:table-cell>
              <table:table-cell office:value-type="float" office:value="114.883904259161">
                <text:p>114.88390425916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1">
                <text:p>111</text:p>
              </table:table-cell>
              <table:table-cell office:value-type="float" office:value="115.123641321283">
                <text:p>115.12364132128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1">
                <text:p>111</text:p>
              </table:table-cell>
              <table:table-cell office:value-type="float" office:value="115.363958826821">
                <text:p>115.3639588268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2">
                <text:p>112</text:p>
              </table:table-cell>
              <table:table-cell office:value-type="float" office:value="115.604861381371">
                <text:p>115.60486138137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2">
                <text:p>112</text:p>
              </table:table-cell>
              <table:table-cell office:value-type="float" office:value="115.846353633594">
                <text:p>115.84635363359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2">
                <text:p>112</text:p>
              </table:table-cell>
              <table:table-cell office:value-type="float" office:value="116.088440275793">
                <text:p>116.088440275793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2">
                <text:p>112</text:p>
              </table:table-cell>
              <table:table-cell office:value-type="float" office:value="116.331126044512">
                <text:p>116.33112604451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116.574415721129">
                <text:p>116.57441572112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3">
                <text:p>113</text:p>
              </table:table-cell>
              <table:table-cell office:value-type="float" office:value="116.818314132472">
                <text:p>116.81831413247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3">
                <text:p>113</text:p>
              </table:table-cell>
              <table:table-cell office:value-type="float" office:value="117.062826151437">
                <text:p>117.0628261514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  <table:table-cell office:value-type="float" office:value="117.307956697622">
                <text:p>117.30795669762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3">
                <text:p>113</text:p>
              </table:table-cell>
              <table:table-cell office:value-type="float" office:value="117.553710737962">
                <text:p>117.55371073796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3">
                <text:p>113</text:p>
              </table:table-cell>
              <table:table-cell office:value-type="float" office:value="117.800093287387">
                <text:p>117.80009328738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3">
                <text:p>113</text:p>
              </table:table-cell>
              <table:table-cell office:value-type="float" office:value="118.047109409483">
                <text:p>118.04710940948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4">
                <text:p>114</text:p>
              </table:table-cell>
              <table:table-cell office:value-type="float" office:value="118.294764217164">
                <text:p>118.29476421716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4">
                <text:p>114</text:p>
              </table:table-cell>
              <table:table-cell office:value-type="float" office:value="118.543062873358">
                <text:p>118.54306287335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4">
                <text:p>114</text:p>
              </table:table-cell>
              <table:table-cell office:value-type="float" office:value="118.792010591704">
                <text:p>118.79201059170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4">
                <text:p>114</text:p>
              </table:table-cell>
              <table:table-cell office:value-type="float" office:value="119.041612637258">
                <text:p>119.04161263725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4">
                <text:p>114</text:p>
              </table:table-cell>
              <table:table-cell office:value-type="float" office:value="119.291874327216">
                <text:p>119.29187432721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4">
                <text:p>114</text:p>
              </table:table-cell>
              <table:table-cell office:value-type="float" office:value="119.542801031645">
                <text:p>119.54280103164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5">
                <text:p>115</text:p>
              </table:table-cell>
              <table:table-cell office:value-type="float" office:value="119.794398174226">
                <text:p>119.79439817422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5">
                <text:p>115</text:p>
              </table:table-cell>
              <table:table-cell office:value-type="float" office:value="120.046671233015">
                <text:p>120.04667123301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5">
                <text:p>115</text:p>
              </table:table-cell>
              <table:table-cell office:value-type="float" office:value="120.29962574121">
                <text:p>120.299625741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5">
                <text:p>115</text:p>
              </table:table-cell>
              <table:table-cell office:value-type="float" office:value="120.553267287937">
                <text:p>120.55326728793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5">
                <text:p>115</text:p>
              </table:table-cell>
              <table:table-cell office:value-type="float" office:value="120.807601519044">
                <text:p>120.80760151904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6">
                <text:p>116</text:p>
              </table:table-cell>
              <table:table-cell office:value-type="float" office:value="121.062634137917">
                <text:p>121.06263413791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121.318370906299">
                <text:p>121.3183709062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6">
                <text:p>116</text:p>
              </table:table-cell>
              <table:table-cell office:value-type="float" office:value="121.574817645136">
                <text:p>121.57481764513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6">
                <text:p>116</text:p>
              </table:table-cell>
              <table:table-cell office:value-type="float" office:value="121.831980235425">
                <text:p>121.83198023542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22.089864619086">
                <text:p>122.08986461908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6">
                <text:p>116</text:p>
              </table:table-cell>
              <table:table-cell office:value-type="float" office:value="122.348476799846">
                <text:p>122.34847679984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7">
                <text:p>117</text:p>
              </table:table-cell>
              <table:table-cell office:value-type="float" office:value="122.607822844139">
                <text:p>122.60782284413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7">
                <text:p>117</text:p>
              </table:table-cell>
              <table:table-cell office:value-type="float" office:value="122.867908882022">
                <text:p>122.8679088820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7">
                <text:p>117</text:p>
              </table:table-cell>
              <table:table-cell office:value-type="float" office:value="123.128741108108">
                <text:p>123.12874110810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17">
                <text:p>117</text:p>
              </table:table-cell>
              <table:table-cell office:value-type="float" office:value="123.390325782511">
                <text:p>123.39032578251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17">
                <text:p>117</text:p>
              </table:table-cell>
              <table:table-cell office:value-type="float" office:value="123.65266923182">
                <text:p>123.6526692318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18">
                <text:p>118</text:p>
              </table:table-cell>
              <table:table-cell office:value-type="float" office:value="123.915777850072">
                <text:p>123.91577785007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18">
                <text:p>118</text:p>
              </table:table-cell>
              <table:table-cell office:value-type="float" office:value="124.179658099761">
                <text:p>124.17965809976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8">
                <text:p>118</text:p>
              </table:table-cell>
              <table:table-cell office:value-type="float" office:value="124.444316512857">
                <text:p>124.44431651285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8">
                <text:p>118</text:p>
              </table:table-cell>
              <table:table-cell office:value-type="float" office:value="124.709759691836">
                <text:p>124.70975969183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8">
                <text:p>118</text:p>
              </table:table-cell>
              <table:table-cell office:value-type="float" office:value="124.975994310746">
                <text:p>124.9759943107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8">
                <text:p>118</text:p>
              </table:table-cell>
              <table:table-cell office:value-type="float" office:value="125.24302711628">
                <text:p>125.2430271162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9">
                <text:p>119</text:p>
              </table:table-cell>
              <table:table-cell office:value-type="float" office:value="125.510864928867">
                <text:p>125.5108649288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9">
                <text:p>119</text:p>
              </table:table-cell>
              <table:table-cell office:value-type="float" office:value="125.779514643797">
                <text:p>125.77951464379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9">
                <text:p>119</text:p>
              </table:table-cell>
              <table:table-cell office:value-type="float" office:value="126.04898323235">
                <text:p>126.0489832323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9">
                <text:p>119</text:p>
              </table:table-cell>
              <table:table-cell office:value-type="float" office:value="126.319277742958">
                <text:p>126.31927774295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9">
                <text:p>119</text:p>
              </table:table-cell>
              <table:table-cell office:value-type="float" office:value="126.590405302384">
                <text:p>126.5904053023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20">
                <text:p>120</text:p>
              </table:table-cell>
              <table:table-cell office:value-type="float" office:value="126.862373116925">
                <text:p>126.86237311692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0">
                <text:p>120</text:p>
              </table:table-cell>
              <table:table-cell office:value-type="float" office:value="127.135188473631">
                <text:p>127.13518847363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20">
                <text:p>120</text:p>
              </table:table-cell>
              <table:table-cell office:value-type="float" office:value="127.408858741559">
                <text:p>127.40885874155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20">
                <text:p>120</text:p>
              </table:table-cell>
              <table:table-cell office:value-type="float" office:value="127.683391373042">
                <text:p>127.68339137304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20">
                <text:p>120</text:p>
              </table:table-cell>
              <table:table-cell office:value-type="float" office:value="127.958793904981">
                <text:p>127.95879390498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20">
                <text:p>120</text:p>
              </table:table-cell>
              <table:table-cell office:value-type="float" office:value="128.23507396017">
                <text:p>128.235073960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1">
                <text:p>121</text:p>
              </table:table-cell>
              <table:table-cell office:value-type="float" office:value="128.512239248638">
                <text:p>128.5122392486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21">
                <text:p>121</text:p>
              </table:table-cell>
              <table:table-cell office:value-type="float" office:value="128.79029756902">
                <text:p>128.7902975690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1">
                <text:p>121</text:p>
              </table:table-cell>
              <table:table-cell office:value-type="float" office:value="129.069256809958">
                <text:p>129.06925680995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21">
                <text:p>121</text:p>
              </table:table-cell>
              <table:table-cell office:value-type="float" office:value="129.349124951522">
                <text:p>129.34912495152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21">
                <text:p>121</text:p>
              </table:table-cell>
              <table:table-cell office:value-type="float" office:value="129.629910066666">
                <text:p>129.62991006666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22">
                <text:p>122</text:p>
              </table:table-cell>
              <table:table-cell office:value-type="float" office:value="129.911620322705">
                <text:p>129.9116203227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22">
                <text:p>122</text:p>
              </table:table-cell>
              <table:table-cell office:value-type="float" office:value="130.19426398283">
                <text:p>130.1942639828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22">
                <text:p>122</text:p>
              </table:table-cell>
              <table:table-cell office:value-type="float" office:value="130.477849407642">
                <text:p>130.47784940764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130.762385056728">
                <text:p>130.76238505672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22">
                <text:p>122</text:p>
              </table:table-cell>
              <table:table-cell office:value-type="float" office:value="131.047879490257">
                <text:p>131.04787949025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2">
                <text:p>122</text:p>
              </table:table-cell>
              <table:table-cell office:value-type="float" office:value="131.334341370618">
                <text:p>131.33434137061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22">
                <text:p>122</text:p>
              </table:table-cell>
              <table:table-cell office:value-type="float" office:value="131.621779464082">
                <text:p>131.62177946408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22">
                <text:p>122</text:p>
              </table:table-cell>
              <table:table-cell office:value-type="float" office:value="131.910202642505">
                <text:p>131.9102026425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22">
                <text:p>122</text:p>
              </table:table-cell>
              <table:table-cell office:value-type="float" office:value="132.199619885059">
                <text:p>132.19961988505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2">
                <text:p>122</text:p>
              </table:table-cell>
              <table:table-cell office:value-type="float" office:value="132.49004028">
                <text:p>132.4900402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22">
                <text:p>122</text:p>
              </table:table-cell>
              <table:table-cell office:value-type="float" office:value="132.781473026479">
                <text:p>132.78147302647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133.073927436374">
                <text:p>133.07392743637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22">
                <text:p>122</text:p>
              </table:table-cell>
              <table:table-cell office:value-type="float" office:value="133.367412936177">
                <text:p>133.36741293617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22">
                <text:p>122</text:p>
              </table:table-cell>
              <table:table-cell office:value-type="float" office:value="133.661939068911">
                <text:p>133.66193906891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22">
                <text:p>122</text:p>
              </table:table-cell>
              <table:table-cell office:value-type="float" office:value="133.957515496082">
                <text:p>133.9575154960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134.254151999685">
                <text:p>134.25415199968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22">
                <text:p>122</text:p>
              </table:table-cell>
              <table:table-cell office:value-type="float" office:value="134.551858484239">
                <text:p>134.55185848423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22">
                <text:p>122</text:p>
              </table:table-cell>
              <table:table-cell office:value-type="float" office:value="134.850644978869">
                <text:p>134.8506449788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